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style:style>
    <style:style style:name="T55" style:parent-style-name="Domyślnaczcionkaakapitu" style:family="text">
      <style:text-properties style:text-underline-type="single" style:text-underline-style="solid" style:text-underline-width="auto" style:text-underline-mode="continuous"/>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text-underline-type="single" style:text-underline-style="solid" style:text-underline-width="auto" style:text-underline-mode="continuous"/>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style:style>
    <style:style style:name="T73" style:parent-style-name="Domyślnaczcionkaakapitu" style:family="text">
      <style:text-properties fo:background-color="#80FFFF" style:text-underline-type="single" style:text-underline-style="solid" style:text-underline-width="auto" style:text-underline-mode="continuous"/>
    </style:style>
    <style:style style:name="T74" style:parent-style-name="Domyślnaczcionkaakapitu" style:family="text">
      <style:text-properties style:text-underline-type="single" style:text-underline-style="solid" style:text-underline-width="auto" style:text-underline-mode="continuous"/>
    </style:style>
    <style:style style:name="T75" style:parent-style-name="Domyślnaczcionkaakapitu" style:family="text">
      <style:text-properties fo:background-color="#80FFFF" style:text-underline-type="single" style:text-underline-style="solid" style:text-underline-width="auto" style:text-underline-mode="continuous"/>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style:text-underline-type="single" style:text-underline-style="solid" style:text-underline-width="auto" style:text-underline-mode="continuous"/>
    </style:style>
    <style:style style:name="T79" style:parent-style-name="Domyślnaczcionkaakapitu" style:family="text">
      <style:text-properties fo:background-color="#80FFFF" style:text-underline-type="single" style:text-underline-style="solid" style:text-underline-width="auto" style:text-underline-mode="continuous"/>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style:text-underline-type="single" style:text-underline-style="solid" style:text-underline-width="auto" style:text-underline-mode="continuous"/>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style:style>
    <style:style style:name="T191" style:parent-style-name="Domyślnaczcionkaakapitu" style:family="text">
      <style:text-properties fo:background-color="#80FFFF" style:text-underline-type="single" style:text-underline-style="solid" style:text-underline-width="auto" style:text-underline-mode="continuous"/>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fo:background-color="#80FFFF" style:text-underline-type="single" style:text-underline-style="solid" style:text-underline-width="auto" style:text-underline-mode="continuous"/>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style:style>
    <style:style style:name="T203" style:parent-style-name="Domyślnaczcionkaakapitu" style:family="text">
      <style:text-properties style:text-underline-type="single" style:text-underline-style="solid" style:text-underline-width="auto" style:text-underline-mode="continuous"/>
    </style:style>
    <style:style style:name="T204" style:parent-style-name="Domyślnaczcionkaakapitu" style:family="text">
      <style:text-properties fo:background-color="#80FFFF" style:text-underline-type="single" style:text-underline-style="solid" style:text-underline-width="auto" style:text-underline-mode="continuous"/>
    </style:style>
    <style:style style:name="T205" style:parent-style-name="Domyślnaczcionkaakapitu" style:family="text">
      <style:text-properties style:text-underline-type="single" style:text-underline-style="solid" style:text-underline-width="auto" style:text-underline-mode="continuous"/>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style:style>
    <style:style style:name="T241" style:parent-style-name="Domyślnaczcionkaakapitu" style:family="text">
      <style:text-properties style:text-underline-type="single" style:text-underline-style="solid" style:text-underline-width="auto" style:text-underline-mode="continuous"/>
    </style:style>
    <style:style style:name="T242" style:parent-style-name="Domyślnaczcionkaakapitu" style:family="text">
      <style:text-properties fo:background-color="#80FFFF" style:text-underline-type="single" style:text-underline-style="solid" style:text-underline-width="auto" style:text-underline-mode="continuous"/>
    </style:style>
    <style:style style:name="T243" style:parent-style-name="Domyślnaczcionkaakapitu" style:family="text">
      <style:text-properties style:text-underline-type="single" style:text-underline-style="solid" style:text-underline-width="auto" style:text-underline-mode="continuous"/>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style:style>
    <style:style style:name="T247" style:parent-style-name="Domyślnaczcionkaakapitu" style:family="text">
      <style:text-properties style:text-underline-type="single" style:text-underline-style="solid" style:text-underline-width="auto" style:text-underline-mode="continuous"/>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fo:background-color="#80FFFF"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T253" style:parent-style-name="Domyślnaczcionkaakapitu" style:family="text">
      <style:text-properties fo:background-color="#80FFFF" style:text-underline-type="single" style:text-underline-style="solid" style:text-underline-width="auto" style:text-underline-mode="continuous"/>
    </style:style>
    <style:style style:name="T254" style:parent-style-name="Domyślnaczcionkaakapitu" style:family="text">
      <style:text-properties style:text-underline-type="single" style:text-underline-style="solid" style:text-underline-width="auto" style:text-underline-mode="continuous"/>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style:style>
    <style:style style:name="T265" style:parent-style-name="Domyślnaczcionkaakapitu" style:family="text">
      <style:text-properties style:text-underline-type="single" style:text-underline-style="solid" style:text-underline-width="auto" style:text-underline-mode="continuous"/>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T276" style:parent-style-name="Domyślnaczcionkaakapitu" style:family="text">
      <style:text-properties style:text-underline-type="single" style:text-underline-style="solid" style:text-underline-width="auto" style:text-underline-mode="continuous"/>
    </style:style>
    <style:style style:name="T277" style:parent-style-name="Domyślnaczcionkaakapitu" style:family="text">
      <style:text-properties fo:background-color="#80FFFF" style:text-underline-type="single" style:text-underline-style="solid" style:text-underline-width="auto" style:text-underline-mode="continuous"/>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P280" style:parent-style-name="Normalny" style:family="paragraph">
      <style:paragraph-properties fo:text-align="justify" fo:line-height="150%"/>
    </style:style>
    <style:style style:name="T281" style:parent-style-name="Domyślnaczcionkaakapitu" style:family="text">
      <style:text-properties style:text-underline-type="single" style:text-underline-style="solid" style:text-underline-width="auto" style:text-underline-mode="continuous"/>
    </style:style>
    <style:style style:name="T282" style:parent-style-name="Domyślnaczcionkaakapitu" style:family="text">
      <style:text-properties fo:background-color="#80FFFF" style:text-underline-type="single" style:text-underline-style="solid" style:text-underline-width="auto" style:text-underline-mode="continuous"/>
    </style:style>
    <style:style style:name="T283" style:parent-style-name="Domyślnaczcionkaakapitu" style:family="text">
      <style:text-properties style:text-underline-type="single" style:text-underline-style="solid" style:text-underline-width="auto" style:text-underline-mode="continuous"/>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style:style>
    <style:style style:name="P287" style:parent-style-name="Normalny" style:family="paragraph">
      <style:paragraph-properties fo:text-align="justify" fo:line-height="150%"/>
    </style:style>
    <style:style style:name="T288" style:parent-style-name="Domyślnaczcionkaakapitu" style:family="text">
      <style:text-properties style:text-underline-type="single" style:text-underline-style="solid" style:text-underline-width="auto" style:text-underline-mode="continuous"/>
    </style:style>
    <style:style style:name="P289" style:parent-style-name="Normalny" style:family="paragraph">
      <style:paragraph-properties fo:text-align="justify" fo:line-height="150%" fo:text-indent="0.2479in"/>
    </style:style>
    <style:style style:name="P290" style:parent-style-name="Normalny" style:family="paragraph">
      <style:paragraph-properties fo:text-align="justify" fo:line-height="150%"/>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T301" style:parent-style-name="Domyślnaczcionkaakapitu" style:family="text">
      <style:text-properties fo:background-color="#80FFFF" style:text-underline-type="single" style:text-underline-style="solid" style:text-underline-width="auto" style:text-underline-mode="continuous"/>
    </style:style>
    <style:style style:name="T302" style:parent-style-name="Domyślnaczcionkaakapitu" style:family="text">
      <style:text-properties style:text-underline-type="single" style:text-underline-style="solid" style:text-underline-width="auto" style:text-underline-mode="continuous"/>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style:style>
    <style:style style:name="T314" style:parent-style-name="Domyślnaczcionkaakapitu" style:family="text">
      <style:text-properties style:text-underline-type="single" style:text-underline-style="solid" style:text-underline-width="auto" style:text-underline-mode="continuous"/>
    </style:style>
    <style:style style:name="T315" style:parent-style-name="Domyślnaczcionkaakapitu" style:family="text">
      <style:text-properties fo:background-color="#80FFFF" style:text-underline-type="single" style:text-underline-style="solid" style:text-underline-width="auto" style:text-underline-mode="continuous"/>
    </style:style>
    <style:style style:name="T316" style:parent-style-name="Domyślnaczcionkaakapitu" style:family="text">
      <style:text-properties style:text-underline-type="single" style:text-underline-style="solid" style:text-underline-width="auto" style:text-underline-mode="continuous"/>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T325" style:parent-style-name="Domyślnaczcionkaakapitu" style:family="text">
      <style:text-properties fo:background-color="#80FFFF" style:text-underline-type="single" style:text-underline-style="solid" style:text-underline-width="auto" style:text-underline-mode="continuous"/>
    </style:style>
    <style:style style:name="T326" style:parent-style-name="Domyślnaczcionkaakapitu" style:family="text">
      <style:text-properties style:text-underline-type="single" style:text-underline-style="solid" style:text-underline-width="auto" style:text-underline-mode="continuous"/>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style:style>
    <style:style style:name="T386" style:parent-style-name="Domyślnaczcionkaakapitu" style:family="text">
      <style:text-properties style:text-underline-type="single" style:text-underline-style="solid" style:text-underline-width="auto" style:text-underline-mode="continuous"/>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479in"/>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style:style>
    <style:style style:name="T406" style:parent-style-name="Domyślnaczcionkaakapitu" style:family="text">
      <style:text-properties style:text-underline-type="single" style:text-underline-style="solid" style:text-underline-width="auto" style:text-underline-mode="continuous"/>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style:style>
    <style:style style:name="T417" style:parent-style-name="Domyślnaczcionkaakapitu" style:family="text">
      <style:text-properties style:text-underline-type="single" style:text-underline-style="solid" style:text-underline-width="auto" style:text-underline-mode="continuous"/>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P425" style:parent-style-name="Normalny" style:family="paragraph">
      <style:paragraph-properties fo:text-align="justify" fo:line-height="150%" fo:text-indent="0.2479in"/>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style:text-position="super 66.6%"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T456" style:parent-style-name="Domyślnaczcionkaakapitu" style:family="text">
      <style:text-properties fo:background-color="#80FFFF" style:text-underline-type="single" style:text-underline-style="solid" style:text-underline-width="auto" style:text-underline-mode="continuous"/>
    </style:style>
    <style:style style:name="T457" style:parent-style-name="Domyślnaczcionkaakapitu" style:family="text">
      <style:text-properties style:text-underline-type="single" style:text-underline-style="solid" style:text-underline-width="auto" style:text-underline-mode="continuous"/>
    </style:style>
    <style:style style:name="T458" style:parent-style-name="Domyślnaczcionkaakapitu" style:family="text">
      <style:text-properties fo:background-color="#80FFFF" style:text-underline-type="single" style:text-underline-style="solid" style:text-underline-width="auto" style:text-underline-mode="continuous"/>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P461" style:parent-style-name="Normalny" style:family="paragraph">
      <style:paragraph-properties fo:text-align="justify" fo:line-height="150%"/>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style:style>
    <style:style style:name="T482" style:parent-style-name="Domyślnaczcionkaakapitu" style:family="text">
      <style:text-properties style:text-underline-type="single" style:text-underline-style="solid" style:text-underline-width="auto" style:text-underline-mode="continuous"/>
    </style:style>
    <style:style style:name="T483" style:parent-style-name="Domyślnaczcionkaakapitu" style:family="text">
      <style:text-properties fo:background-color="#80FFFF" style:text-underline-type="single" style:text-underline-style="solid" style:text-underline-width="auto" style:text-underline-mode="continuous"/>
    </style:style>
    <style:style style:name="T484" style:parent-style-name="Domyślnaczcionkaakapitu" style:family="text">
      <style:text-properties style:text-underline-type="single" style:text-underline-style="solid" style:text-underline-width="auto" style:text-underline-mode="continuous"/>
    </style:style>
    <style:style style:name="T485" style:parent-style-name="Domyślnaczcionkaakapitu" style:family="text">
      <style:text-properties fo:background-color="#80FFFF" style:text-underline-type="single" style:text-underline-style="solid" style:text-underline-width="auto" style:text-underline-mode="continuous"/>
    </style:style>
    <style:style style:name="T486" style:parent-style-name="Domyślnaczcionkaakapitu" style:family="text">
      <style:text-properties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style:style>
    <style:style style:name="T491" style:parent-style-name="Domyślnaczcionkaakapitu" style:family="text">
      <style:text-properties style:text-underline-type="single" style:text-underline-style="solid" style:text-underline-width="auto" style:text-underline-mode="continuous"/>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T510" style:parent-style-name="Domyślnaczcionkaakapitu" style:family="text">
      <style:text-properties fo:background-color="#80FFFF" style:text-underline-type="single" style:text-underline-style="solid" style:text-underline-width="auto" style:text-underline-mode="continuous"/>
    </style:style>
    <style:style style:name="T511" style:parent-style-name="Domyślnaczcionkaakapitu" style:family="text">
      <style:text-properties style:text-underline-type="single" style:text-underline-style="solid" style:text-underline-width="auto" style:text-underline-mode="continuous"/>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tab-stops>
          <style:tab-stop style:type="left" style:position="3.0222in"/>
          <style:tab-stop style:type="left" style:position="3.7152in"/>
        </style:tab-stops>
      </style:paragraph-properties>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fo:text-indent="0.2479in"/>
    </style:style>
    <style:style style:name="P624" style:parent-style-name="Normalny" style:family="paragraph">
      <style:paragraph-properties fo:text-align="justify" fo:line-height="150%"/>
    </style:style>
    <style:style style:name="T625" style:parent-style-name="Domyślnaczcionkaakapitu" style:family="text">
      <style:text-properties style:text-underline-type="single" style:text-underline-style="solid" style:text-underline-width="auto" style:text-underline-mode="continuous"/>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T661" style:parent-style-name="Domyślnaczcionkaakapitu" style:family="text">
      <style:text-properties style:text-underline-type="single" style:text-underline-style="solid" style:text-underline-width="auto" style:text-underline-mode="continuous"/>
    </style:style>
    <style:style style:name="T662" style:parent-style-name="Domyślnaczcionkaakapitu" style:family="text">
      <style:text-properties fo:background-color="#80FFFF" style:text-underline-type="single" style:text-underline-style="solid" style:text-underline-width="auto" style:text-underline-mode="continuous"/>
    </style:style>
    <style:style style:name="T663" style:parent-style-name="Domyślnaczcionkaakapitu" style:family="text">
      <style:text-properties style:text-underline-type="single" style:text-underline-style="solid" style:text-underline-width="auto" style:text-underline-mode="continuous"/>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style:style>
    <style:style style:name="T686" style:parent-style-name="Domyślnaczcionkaakapitu" style:family="text">
      <style:text-properties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style:style>
    <style:style style:name="T692" style:parent-style-name="Domyślnaczcionkaakapitu" style:family="text">
      <style:text-properties style:text-underline-type="single" style:text-underline-style="solid" style:text-underline-width="auto" style:text-underline-mode="continuous"/>
    </style:style>
    <style:style style:name="T693" style:parent-style-name="Domyślnaczcionkaakapitu" style:family="text">
      <style:text-properties fo:background-color="#80FFFF" style:text-underline-type="single" style:text-underline-style="solid" style:text-underline-width="auto" style:text-underline-mode="continuous"/>
    </style:style>
    <style:style style:name="T694" style:parent-style-name="Domyślnaczcionkaakapitu" style:family="text">
      <style:text-properties style:text-underline-type="single" style:text-underline-style="solid" style:text-underline-width="auto" style:text-underline-mode="continuous"/>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style:style>
    <style:style style:name="T734" style:parent-style-name="Domyślnaczcionkaakapitu" style:family="text">
      <style:text-properties style:text-underline-type="single" style:text-underline-style="solid" style:text-underline-width="auto" style:text-underline-mode="continuous"/>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style:style>
    <style:style style:name="T738" style:parent-style-name="Domyślnaczcionkaakapitu" style:family="text">
      <style:text-properties fo:background-color="#80FFFF" style:text-underline-type="single" style:text-underline-style="solid" style:text-underline-width="auto" style:text-underline-mode="continuous"/>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T741" style:parent-style-name="Domyślnaczcionkaakapitu" style:family="text">
      <style:text-properties style:text-underline-type="single" style:text-underline-style="solid" style:text-underline-width="auto" style:text-underline-mode="continuous"/>
    </style:style>
    <style:style style:name="P742" style:parent-style-name="Normalny" style:family="paragraph">
      <style:paragraph-properties fo:text-align="justify" fo:line-height="150%" fo:text-indent="0.2479in"/>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style:style>
    <style:style style:name="T779" style:parent-style-name="Domyślnaczcionkaakapitu" style:family="text">
      <style:text-properties style:text-underline-type="single" style:text-underline-style="solid" style:text-underline-width="auto" style:text-underline-mode="continuous"/>
    </style:style>
    <style:style style:name="T780" style:parent-style-name="Domyślnaczcionkaakapitu" style:family="text">
      <style:text-properties fo:background-color="#80FFFF" style:text-underline-type="single" style:text-underline-style="solid" style:text-underline-width="auto" style:text-underline-mode="continuous"/>
    </style:style>
    <style:style style:name="T781" style:parent-style-name="Domyślnaczcionkaakapitu" style:family="text">
      <style:text-properties style:text-underline-type="single" style:text-underline-style="solid" style:text-underline-width="auto" style:text-underline-mode="continuous"/>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P799" style:parent-style-name="Normalny" style:family="paragraph">
      <style:paragraph-properties fo:text-align="justify" fo:line-height="150%" fo:text-indent="0.2479in"/>
    </style:style>
    <style:style style:name="P800" style:parent-style-name="Normalny" style:family="paragraph">
      <style:paragraph-properties fo:text-align="justify" fo:line-height="150%"/>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P810" style:parent-style-name="Normalny" style:family="paragraph">
      <style:paragraph-properties fo:text-align="justify" fo:line-height="150%" fo:text-indent="0.2479in"/>
    </style:style>
    <style:style style:name="P811" style:parent-style-name="Normalny" style:family="paragraph">
      <style:paragraph-properties fo:text-align="justify" fo:line-height="150%"/>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style:style>
    <style:style style:name="T846" style:parent-style-name="Domyślnaczcionkaakapitu" style:family="text">
      <style:text-properties style:text-underline-type="single" style:text-underline-style="solid" style:text-underline-width="auto" style:text-underline-mode="continuous"/>
    </style:style>
    <style:style style:name="T847" style:parent-style-name="Domyślnaczcionkaakapitu" style:family="text">
      <style:text-properties fo:background-color="#80FFFF" style:text-underline-type="single" style:text-underline-style="solid" style:text-underline-width="auto" style:text-underline-mode="continuous"/>
    </style:style>
    <style:style style:name="T848" style:parent-style-name="Domyślnaczcionkaakapitu" style:family="text">
      <style:text-properties style:text-underline-type="single" style:text-underline-style="solid" style:text-underline-width="auto" style:text-underline-mode="continuous"/>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style:style>
    <style:style style:name="T894" style:parent-style-name="Domyślnaczcionkaakapitu" style:family="text">
      <style:text-properties style:text-underline-type="single" style:text-underline-style="solid" style:text-underline-width="auto" style:text-underline-mode="continuous"/>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T899" style:parent-style-name="Domyślnaczcionkaakapitu" style:family="text">
      <style:text-properties style:text-underline-type="single" style:text-underline-style="solid" style:text-underline-width="auto" style:text-underline-mode="continuous"/>
    </style:style>
    <style:style style:name="T900" style:parent-style-name="Domyślnaczcionkaakapitu" style:family="text">
      <style:text-properties fo:background-color="#80FFFF" style:text-underline-type="single" style:text-underline-style="solid" style:text-underline-width="auto" style:text-underline-mode="continuous"/>
    </style:style>
    <style:style style:name="T901" style:parent-style-name="Domyślnaczcionkaakapitu" style:family="text">
      <style:text-properties style:text-underline-type="single" style:text-underline-style="solid" style:text-underline-width="auto" style:text-underline-mode="continuous"/>
    </style:style>
    <style:style style:name="T902" style:parent-style-name="Domyślnaczcionkaakapitu" style:family="text">
      <style:text-properties fo:background-color="#80FFFF"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style:style>
    <style:style style:name="T942" style:parent-style-name="Domyślnaczcionkaakapitu" style:family="text">
      <style:text-properties style:text-underline-type="single" style:text-underline-style="solid" style:text-underline-width="auto" style:text-underline-mode="continuous"/>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479in"/>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text-underline-type="single" style:text-underline-style="solid" style:text-underline-width="auto" style:text-underline-mode="continuous"/>
    </style:style>
    <style:style style:name="T1060" style:parent-style-name="Domyślnaczcionkaakapitu" style:family="text">
      <style:text-properties style:text-underline-type="single" style:text-underline-style="solid" style:text-underline-width="auto" style:text-underline-mode="continuous"/>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style:style>
    <style:style style:name="T1064" style:parent-style-name="Domyślnaczcionkaakapitu" style:family="text">
      <style:text-properties style:text-underline-type="single" style:text-underline-style="solid" style:text-underline-width="auto" style:text-underline-mode="continuous"/>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T1066" style:parent-style-name="Domyślnaczcionkaakapitu" style:family="text">
      <style:text-properties style:text-underline-type="single" style:text-underline-style="solid" style:text-underline-width="auto" style:text-underline-mode="continuous"/>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P1083" style:parent-style-name="Normalny" style:family="paragraph">
      <style:paragraph-properties fo:text-align="justify" fo:line-height="150%"/>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P1087" style:parent-style-name="Normalny" style:family="paragraph">
      <style:paragraph-properties fo:text-align="justify" fo:line-height="150%"/>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style:style>
    <style:style style:name="T1116" style:parent-style-name="Domyślnaczcionkaakapitu" style:family="text">
      <style:text-properties style:text-underline-type="single" style:text-underline-style="solid" style:text-underline-width="auto" style:text-underline-mode="continuous"/>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479in"/>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P1143" style:parent-style-name="Normalny" style:family="paragraph">
      <style:paragraph-properties fo:text-align="justify" fo:line-height="150%" fo:text-indent="0.2479in"/>
      <style:text-properties fo:background-color="#80FFFF"/>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style:style>
    <style:style style:name="T1152" style:parent-style-name="Domyślnaczcionkaakapitu" style:family="text">
      <style:text-properties style:text-underline-type="single" style:text-underline-style="solid" style:text-underline-width="auto" style:text-underline-mode="continuous"/>
    </style:style>
    <style:style style:name="T1153" style:parent-style-name="Domyślnaczcionkaakapitu" style:family="text">
      <style:text-properties fo:background-color="#80FFFF" style:text-underline-type="single" style:text-underline-style="solid" style:text-underline-width="auto" style:text-underline-mode="continuous"/>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T1244" style:parent-style-name="Domyślnaczcionkaakapitu" style:family="text">
      <style:text-properties style:text-underline-type="single" style:text-underline-style="solid" style:text-underline-width="auto" style:text-underline-mode="continuous"/>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style:style>
    <style:style style:name="T1250" style:parent-style-name="Domyślnaczcionkaakapitu" style:family="text">
      <style:text-properties fo:background-color="#80FFFF" style:text-underline-type="single" style:text-underline-style="solid" style:text-underline-width="auto" style:text-underline-mode="continuous"/>
    </style:style>
    <style:style style:name="T1251" style:parent-style-name="Domyślnaczcionkaakapitu" style:family="text">
      <style:text-properties style:text-underline-type="single" style:text-underline-style="solid" style:text-underline-width="auto" style:text-underline-mode="continuous"/>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T1268" style:parent-style-name="Domyślnaczcionkaakapitu" style:family="text">
      <style:text-properties style:text-underline-type="single" style:text-underline-style="solid" style:text-underline-width="auto" style:text-underline-mode="continuous"/>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P1271" style:parent-style-name="Normalny" style:family="paragraph">
      <style:paragraph-properties fo:text-align="justify" fo:line-height="150%"/>
    </style:style>
    <style:style style:name="T1272" style:parent-style-name="Domyślnaczcionkaakapitu" style:family="text">
      <style:text-properties fo:background-color="#80FFFF" style:text-underline-type="single" style:text-underline-style="solid" style:text-underline-width="auto" style:text-underline-mode="continuous"/>
    </style:style>
    <style:style style:name="T1273" style:parent-style-name="Domyślnaczcionkaakapitu" style:family="text">
      <style:text-properties style:text-underline-type="single" style:text-underline-style="solid" style:text-underline-width="auto" style:text-underline-mode="continuous"/>
    </style:style>
    <style:style style:name="T1274" style:parent-style-name="Domyślnaczcionkaakapitu" style:family="text">
      <style:text-properties fo:background-color="#80FFFF" style:text-underline-type="single" style:text-underline-style="solid" style:text-underline-width="auto" style:text-underline-mode="continuous"/>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text-underline-type="single" style:text-underline-style="solid" style:text-underline-width="auto" style:text-underline-mode="continuous"/>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P1314" style:parent-style-name="Normalny" style:family="paragraph">
      <style:paragraph-properties fo:text-align="justify" fo:line-height="150%">
        <style:tab-stops>
          <style:tab-stop style:type="left" style:position="3.8319in"/>
        </style:tab-stops>
      </style:paragraph-propertie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tab-stops>
          <style:tab-stop style:type="left" style:position="3.8319in"/>
        </style:tab-stops>
      </style:paragraph-properties>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style:tab-stops>
          <style:tab-stop style:type="left" style:position="3.8319in"/>
        </style:tab-stops>
      </style:paragraph-properties>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tab-stops>
          <style:tab-stop style:type="left" style:position="3.8319in"/>
        </style:tab-stops>
      </style:paragraph-properties>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tab-stops>
          <style:tab-stop style:type="right" style:leader-style="dotted" style:leader-text="." style:position="4.3298in"/>
          <style:tab-stop style:type="left" style:position="4.4416in"/>
        </style:tab-stops>
      </style:paragraph-properties>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style:style>
    <style:style style:name="T1357" style:parent-style-name="Domyślnaczcionkaakapitu" style:family="text">
      <style:text-properties style:text-underline-type="single" style:text-underline-style="solid" style:text-underline-width="auto" style:text-underline-mode="continuous"/>
    </style:style>
    <style:style style:name="T1358" style:parent-style-name="Domyślnaczcionkaakapitu" style:family="text">
      <style:text-properties fo:background-color="#80FFFF" style:text-underline-type="single" style:text-underline-style="solid" style:text-underline-width="auto" style:text-underline-mode="continuous"/>
    </style:style>
    <style:style style:name="T1359" style:parent-style-name="Domyślnaczcionkaakapitu" style:family="text">
      <style:text-properties style:text-underline-type="single" style:text-underline-style="solid" style:text-underline-width="auto" style:text-underline-mode="continuous"/>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text-underline-type="single" style:text-underline-style="solid" style:text-underline-width="auto" style:text-underline-mode="continuous"/>
    </style:style>
    <style:style style:name="T1379" style:parent-style-name="Domyślnaczcionkaakapitu" style:family="text">
      <style:text-properties style:text-underline-type="single" style:text-underline-style="solid" style:text-underline-width="auto" style:text-underline-mode="continuous"/>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text-underline-type="single" style:text-underline-style="solid" style:text-underline-width="auto" style:text-underline-mode="continuous"/>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style:style>
    <style:style style:name="T1399" style:parent-style-name="Domyślnaczcionkaakapitu" style:family="text">
      <style:text-properties fo:background-color="#80FFFF" style:text-underline-type="single" style:text-underline-style="solid" style:text-underline-width="auto" style:text-underline-mode="continuous"/>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style:style>
    <style:style style:name="T1463" style:parent-style-name="Domyślnaczcionkaakapitu" style:family="text">
      <style:text-properties fo:background-color="#80FFFF" style:text-underline-type="single" style:text-underline-style="solid" style:text-underline-width="auto" style:text-underline-mode="continuous"/>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text-underline-type="single" style:text-underline-style="solid" style:text-underline-width="auto" style:text-underline-mode="continuous"/>
    </style:style>
    <style:style style:name="T1466" style:parent-style-name="Domyślnaczcionkaakapitu" style:family="text">
      <style:text-properties style:text-underline-type="single" style:text-underline-style="solid" style:text-underline-width="auto" style:text-underline-mode="continuous"/>
    </style:style>
    <style:style style:name="T1467" style:parent-style-name="Domyślnaczcionkaakapitu" style:family="text">
      <style:text-properties fo:background-color="#80FFFF" style:text-underline-type="single" style:text-underline-style="solid" style:text-underline-width="auto" style:text-underline-mode="continuous"/>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style:tab-stops>
          <style:tab-stop style:type="left" style:position="2.8736in"/>
        </style:tab-stops>
      </style:paragraph-propertie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tab-stops>
          <style:tab-stop style:type="left" style:position="2.8736in"/>
        </style:tab-stops>
      </style:paragraph-properties>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style:tab-stops>
          <style:tab-stop style:type="left" style:leader-style="solid" style:leader-text="_" style:position="2.409in"/>
          <style:tab-stop style:type="left" style:position="2.8736in"/>
        </style:tab-stops>
      </style:paragraph-properties>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tab-stops>
          <style:tab-stop style:type="left" style:leader-style="solid" style:leader-text="_" style:position="2.409in"/>
          <style:tab-stop style:type="left" style:position="2.8736in"/>
        </style:tab-stops>
      </style:paragraph-properties>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tab-stops>
          <style:tab-stop style:type="left" style:position="1.4402in"/>
          <style:tab-stop style:type="left" style:position="5.0784in"/>
        </style:tab-stops>
      </style:paragraph-properties>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P1563" style:parent-style-name="Normalny" style:family="paragraph">
      <style:paragraph-properties fo:text-align="justify" fo:line-height="150%" fo:text-indent="0.2479in"/>
    </style:style>
    <style:style style:name="P1564" style:parent-style-name="Normalny" style:family="paragraph">
      <style:paragraph-properties fo:text-align="justify" fo:line-height="150%"/>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T1568" style:parent-style-name="Domyślnaczcionkaakapitu" style:family="text">
      <style:text-properties fo:background-color="#80FFFF" style:text-underline-type="single" style:text-underline-style="solid" style:text-underline-width="auto" style:text-underline-mode="continuous"/>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T1603" style:parent-style-name="Domyślnaczcionkaakapitu" style:family="text">
      <style:text-properties style:text-underline-type="single" style:text-underline-style="solid" style:text-underline-width="auto" style:text-underline-mode="continuous"/>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style:style>
    <style:style style:name="T1614" style:parent-style-name="Domyślnaczcionkaakapitu" style:family="text">
      <style:text-properties style:text-underline-type="single" style:text-underline-style="solid" style:text-underline-width="auto" style:text-underline-mode="continuous"/>
    </style:style>
    <style:style style:name="T1615" style:parent-style-name="Domyślnaczcionkaakapitu" style:family="text">
      <style:text-properties fo:background-color="#80FFFF" style:text-underline-type="single" style:text-underline-style="solid" style:text-underline-width="auto" style:text-underline-mode="continuous"/>
    </style:style>
    <style:style style:name="T1616" style:parent-style-name="Domyślnaczcionkaakapitu" style:family="text">
      <style:text-properties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style:style>
    <style:style style:name="T1625" style:parent-style-name="Domyślnaczcionkaakapitu" style:family="text">
      <style:text-properties style:text-underline-type="single" style:text-underline-style="solid" style:text-underline-width="auto" style:text-underline-mode="continuous"/>
    </style:style>
    <style:style style:name="P1626" style:parent-style-name="Normalny" style:family="paragraph">
      <style:paragraph-properties fo:text-align="justify" fo:line-height="150%" fo:text-indent="0.2479in"/>
    </style:style>
    <style:style style:name="P1627" style:parent-style-name="Normalny" style:family="paragraph">
      <style:paragraph-properties fo:text-align="justify" fo:line-height="150%"/>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style:style>
    <style:style style:name="T1682" style:parent-style-name="Domyślnaczcionkaakapitu" style:family="text">
      <style:text-properties style:text-underline-type="single" style:text-underline-style="solid" style:text-underline-width="auto" style:text-underline-mode="continuous"/>
    </style:style>
    <style:style style:name="P1683" style:parent-style-name="Normalny" style:family="paragraph">
      <style:paragraph-properties fo:text-align="justify" fo:line-height="150%" fo:text-indent="0.2479in"/>
    </style:style>
    <style:style style:name="P1684" style:parent-style-name="Normalny" style:family="paragraph">
      <style:paragraph-properties fo:text-align="justify" fo:line-height="150%"/>
    </style:style>
    <style:style style:name="T1685" style:parent-style-name="Domyślnaczcionkaakapitu" style:family="text">
      <style:text-properties style:text-underline-type="single" style:text-underline-style="solid" style:text-underline-width="auto" style:text-underline-mode="continuous"/>
    </style:style>
    <style:style style:name="T1686" style:parent-style-name="Domyślnaczcionkaakapitu" style:family="text">
      <style:text-properties fo:background-color="#80FFFF" style:text-underline-type="single" style:text-underline-style="solid" style:text-underline-width="auto" style:text-underline-mode="continuous"/>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fo:background-color="#80FFFF"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style:style>
    <style:style style:name="T1703" style:parent-style-name="Domyślnaczcionkaakapitu" style:family="text">
      <style:text-properties fo:background-color="#80FFFF"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479in"/>
    </style:style>
    <style:style style:name="P1708" style:parent-style-name="Normalny" style:family="paragraph">
      <style:paragraph-properties fo:text-align="justify" fo:line-height="150%"/>
    </style:style>
    <style:style style:name="T1709" style:parent-style-name="Domyślnaczcionkaakapitu" style:family="text">
      <style:text-properties style:text-underline-type="single" style:text-underline-style="solid" style:text-underline-width="auto" style:text-underline-mode="continuous"/>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style:style>
    <style:style style:name="T1758" style:parent-style-name="Domyślnaczcionkaakapitu" style:family="text">
      <style:text-properties style:text-underline-type="single" style:text-underline-style="solid" style:text-underline-width="auto" style:text-underline-mode="continuous"/>
    </style:style>
    <style:style style:name="T1759" style:parent-style-name="Domyślnaczcionkaakapitu" style:family="text">
      <style:text-properties fo:background-color="#80FFFF" style:text-underline-type="single" style:text-underline-style="solid" style:text-underline-width="auto" style:text-underline-mode="continuous"/>
    </style:style>
    <style:style style:name="T1760" style:parent-style-name="Domyślnaczcionkaakapitu" style:family="text">
      <style:text-properties style:text-underline-type="single" style:text-underline-style="solid" style:text-underline-width="auto" style:text-underline-mode="continuous"/>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style:style>
    <style:style style:name="T1771" style:parent-style-name="Domyślnaczcionkaakapitu" style:family="text">
      <style:text-properties fo:background-color="#80FFFF" style:text-underline-type="single" style:text-underline-style="solid" style:text-underline-width="auto" style:text-underline-mode="continuous"/>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style:text-underline-type="single" style:text-underline-style="solid" style:text-underline-width="auto" style:text-underline-mode="continuous"/>
    </style:style>
    <style:style style:name="P1777" style:parent-style-name="Normalny" style:family="paragraph">
      <style:paragraph-properties fo:text-align="justify" fo:line-height="150%" fo:text-indent="0.2479in"/>
    </style:style>
    <style:style style:name="P1778" style:parent-style-name="Normalny" style:family="paragraph">
      <style:paragraph-properties fo:text-align="justify" fo:line-height="150%"/>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style:style>
    <style:style style:name="T1788" style:parent-style-name="Domyślnaczcionkaakapitu" style:family="text">
      <style:text-properties style:text-underline-type="single" style:text-underline-style="solid" style:text-underline-width="auto" style:text-underline-mode="continuous"/>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fo:background-color="#80FFFF" style:text-underline-type="single" style:text-underline-style="solid" style:text-underline-width="auto" style:text-underline-mode="continuous"/>
    </style:style>
    <style:style style:name="T1802" style:parent-style-name="Domyślnaczcionkaakapitu" style:family="text">
      <style:text-properties style:text-underline-type="single" style:text-underline-style="solid" style:text-underline-width="auto" style:text-underline-mode="continuous"/>
    </style:style>
    <style:style style:name="T1803" style:parent-style-name="Domyślnaczcionkaakapitu" style:family="text">
      <style:text-properties fo:background-color="#80FFFF" style:text-underline-type="single" style:text-underline-style="solid" style:text-underline-width="auto" style:text-underline-mode="continuou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T1814" style:parent-style-name="Domyślnaczcionkaakapitu" style:family="text">
      <style:text-properties style:text-underline-type="single" style:text-underline-style="solid" style:text-underline-width="auto" style:text-underline-mode="continuous"/>
    </style:style>
    <style:style style:name="T1815" style:parent-style-name="Domyślnaczcionkaakapitu" style:family="text">
      <style:text-properties fo:background-color="#80FFFF" style:text-underline-type="single" style:text-underline-style="solid" style:text-underline-width="auto" style:text-underline-mode="continuous"/>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style:style>
    <style:style style:name="T1829" style:parent-style-name="Domyślnaczcionkaakapitu" style:family="text">
      <style:text-properties style:text-underline-type="single" style:text-underline-style="solid" style:text-underline-width="auto" style:text-underline-mode="continuous"/>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479in"/>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text-underline-type="single" style:text-underline-style="solid" style:text-underline-width="auto" style:text-underline-mode="continuous"/>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P1971" style:parent-style-name="Normalny" style:family="paragraph">
      <style:paragraph-properties fo:text-align="justify" fo:line-height="150%"/>
    </style:style>
    <style:style style:name="T1972" style:parent-style-name="Domyślnaczcionkaakapitu" style:family="text">
      <style:text-properties style:text-underline-type="single" style:text-underline-style="solid" style:text-underline-width="auto" style:text-underline-mode="continuous"/>
    </style:style>
    <style:style style:name="T1973" style:parent-style-name="Domyślnaczcionkaakapitu" style:family="text">
      <style:text-properties fo:background-color="#80FFFF" style:text-underline-type="single" style:text-underline-style="solid" style:text-underline-width="auto" style:text-underline-mode="continuous"/>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style:style>
    <style:style style:name="T1981" style:parent-style-name="Domyślnaczcionkaakapitu" style:family="text">
      <style:text-properties style:text-underline-type="single" style:text-underline-style="solid" style:text-underline-width="auto" style:text-underline-mode="continuous"/>
    </style:style>
    <style:style style:name="T1982" style:parent-style-name="Domyślnaczcionkaakapitu" style:family="text">
      <style:text-properties fo:background-color="#80FFFF" style:text-underline-type="single" style:text-underline-style="solid" style:text-underline-width="auto" style:text-underline-mode="continuous"/>
    </style:style>
    <style:style style:name="T1983" style:parent-style-name="Domyślnaczcionkaakapitu" style:family="text">
      <style:text-properties style:text-underline-type="single" style:text-underline-style="solid" style:text-underline-width="auto" style:text-underline-mode="continuous"/>
    </style:style>
    <style:style style:name="T1984" style:parent-style-name="Domyślnaczcionkaakapitu" style:family="text">
      <style:text-properties fo:background-color="#80FFFF" style:text-underline-type="single" style:text-underline-style="solid" style:text-underline-width="auto" style:text-underline-mode="continuous"/>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P1988" style:parent-style-name="Normalny" style:family="paragraph">
      <style:paragraph-properties fo:text-align="justify" fo:line-height="150%"/>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style:style>
    <style:style style:name="T2047" style:parent-style-name="Domyślnaczcionkaakapitu" style:family="text">
      <style:text-properties fo:background-color="#80FFFF" style:text-underline-type="single" style:text-underline-style="solid" style:text-underline-width="auto" style:text-underline-mode="continuous"/>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text-underline-type="single" style:text-underline-style="solid" style:text-underline-width="auto" style:text-underline-mode="continuous"/>
    </style:style>
    <style:style style:name="T2052" style:parent-style-name="Domyślnaczcionkaakapitu" style:family="text">
      <style:text-properties style:text-underline-type="single" style:text-underline-style="solid" style:text-underline-width="auto" style:text-underline-mode="continuous"/>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P2094" style:parent-style-name="Normalny" style:family="paragraph">
      <style:paragraph-properties fo:text-align="justify" fo:line-height="150%"/>
    </style:style>
    <style:style style:name="P2095" style:parent-style-name="Normalny" style:family="paragraph">
      <style:paragraph-properties fo:text-align="justify" fo:line-height="150%"/>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style:style>
    <style:style style:name="P2098" style:parent-style-name="Normalny" style:family="paragraph">
      <style:paragraph-properties fo:text-align="justify" fo:line-height="150%"/>
    </style:style>
    <style:style style:name="P2099" style:parent-style-name="Normalny" style:family="paragraph">
      <style:paragraph-properties fo:text-align="justify" fo:line-height="150%"/>
    </style:style>
    <style:style style:name="P2100" style:parent-style-name="Normalny" style:family="paragraph">
      <style:paragraph-properties fo:text-align="justify" fo:line-height="150%"/>
    </style:style>
    <style:style style:name="T2101" style:parent-style-name="Domyślnaczcionkaakapitu" style:family="text">
      <style:text-properties fo:background-color="#80FFFF"/>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style:tab-stops>
          <style:tab-stop style:type="left" style:position="2.7375in"/>
        </style:tab-stops>
      </style:paragraph-properties>
    </style:style>
    <style:style style:name="T2133" style:parent-style-name="Domyślnaczcionkaakapitu" style:family="text">
      <style:text-properties style:text-underline-type="single" style:text-underline-style="solid" style:text-underline-width="auto" style:text-underline-mode="continuous"/>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479in">
        <style:tab-stops>
          <style:tab-stop style:type="left" style:position="2.7375in"/>
        </style:tab-stops>
      </style:paragraph-properties>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style:tab-stops>
          <style:tab-stop style:type="left" style:position="2.7375in"/>
        </style:tab-stops>
      </style:paragraph-properties>
    </style:style>
    <style:style style:name="P2138" style:parent-style-name="Normalny" style:family="paragraph">
      <style:paragraph-properties fo:text-align="justify" fo:line-height="150%"/>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style:style>
    <style:style style:name="T2153" style:parent-style-name="Domyślnaczcionkaakapitu" style:family="text">
      <style:text-properties style:text-underline-type="single" style:text-underline-style="solid" style:text-underline-width="auto" style:text-underline-mode="continuous"/>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T2160" style:parent-style-name="Domyślnaczcionkaakapitu" style:family="text">
      <style:text-properties style:text-underline-type="single" style:text-underline-style="solid" style:text-underline-width="auto" style:text-underline-mode="continuous"/>
    </style:style>
    <style:style style:name="T2161" style:parent-style-name="Domyślnaczcionkaakapitu" style:family="text">
      <style:text-properties fo:background-color="#80FFFF" style:text-underline-type="single" style:text-underline-style="solid" style:text-underline-width="auto" style:text-underline-mode="continuous"/>
    </style:style>
    <style:style style:name="T2162" style:parent-style-name="Domyślnaczcionkaakapitu" style:family="text">
      <style:text-properties style:text-underline-type="single" style:text-underline-style="solid" style:text-underline-width="auto" style:text-underline-mode="continuous"/>
    </style:style>
    <style:style style:name="T2163" style:parent-style-name="Domyślnaczcionkaakapitu" style:family="text">
      <style:text-properties fo:background-color="#80FFFF"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style:style>
    <style:style style:name="T2173" style:parent-style-name="Domyślnaczcionkaakapitu" style:family="text">
      <style:text-properties style:text-underline-type="single" style:text-underline-style="solid" style:text-underline-width="auto" style:text-underline-mode="continuous"/>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style:text-underline-type="single" style:text-underline-style="solid" style:text-underline-width="auto" style:text-underline-mode="continuous"/>
    </style:style>
    <style:style style:name="T2182" style:parent-style-name="Domyślnaczcionkaakapitu" style:family="text">
      <style:text-properties fo:background-color="#80FFFF" style:text-underline-type="single" style:text-underline-style="solid" style:text-underline-width="auto" style:text-underline-mode="continuous"/>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style:style>
    <style:style style:name="T2197" style:parent-style-name="Domyślnaczcionkaakapitu" style:family="text">
      <style:text-properties style:text-underline-type="single" style:text-underline-style="solid" style:text-underline-width="auto" style:text-underline-mode="continuous"/>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P2205" style:parent-style-name="Normalny" style:family="paragraph">
      <style:paragraph-properties fo:text-align="justify" fo:line-height="150%" fo:text-indent="0.2479in"/>
    </style:style>
    <style:style style:name="P2206" style:parent-style-name="Normalny" style:family="paragraph">
      <style:paragraph-properties fo:text-align="justify" fo:line-height="150%"/>
    </style:style>
    <style:style style:name="T2207" style:parent-style-name="Domyślnaczcionkaakapitu" style:family="text">
      <style:text-properties style:text-underline-type="single" style:text-underline-style="solid" style:text-underline-width="auto" style:text-underline-mode="continuous"/>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style:style>
    <style:style style:name="T2214" style:parent-style-name="Domyślnaczcionkaakapitu" style:family="text">
      <style:text-properties style:text-underline-type="single" style:text-underline-style="solid" style:text-underline-width="auto" style:text-underline-mode="continuous"/>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style:style>
    <style:style style:name="T2221" style:parent-style-name="Domyślnaczcionkaakapitu" style:family="text">
      <style:text-properties style:text-underline-type="single" style:text-underline-style="solid" style:text-underline-width="auto" style:text-underline-mode="continuous"/>
    </style:style>
    <style:style style:name="T2222" style:parent-style-name="Domyślnaczcionkaakapitu" style:family="text">
      <style:text-properties fo:background-color="#80FFFF" style:text-underline-type="single" style:text-underline-style="solid" style:text-underline-width="auto" style:text-underline-mode="continuous"/>
    </style:style>
    <style:style style:name="T2223" style:parent-style-name="Domyślnaczcionkaakapitu" style:family="text">
      <style:text-properties style:text-underline-type="single" style:text-underline-style="solid" style:text-underline-width="auto" style:text-underline-mode="continuous"/>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style:tab-stops>
          <style:tab-stop style:type="left" style:position="2.5125in"/>
        </style:tab-stops>
      </style:paragraph-properties>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T2237" style:parent-style-name="Domyślnaczcionkaakapitu" style:family="text">
      <style:text-properties style:text-underline-type="single" style:text-underline-style="solid" style:text-underline-width="auto" style:text-underline-mode="continuous"/>
    </style:style>
    <style:style style:name="P2238" style:parent-style-name="Normalny" style:family="paragraph">
      <style:paragraph-properties fo:text-align="justify" fo:line-height="150%" fo:text-indent="0.2479in">
        <style:tab-stops>
          <style:tab-stop style:type="left" style:position="2.5125in"/>
        </style:tab-stops>
      </style:paragraph-properties>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style:tab-stops>
          <style:tab-stop style:type="left" style:position="2.5125in"/>
        </style:tab-stops>
      </style:paragraph-properties>
    </style:style>
    <style:style style:name="T2242" style:parent-style-name="Domyślnaczcionkaakapitu" style:family="text">
      <style:text-properties style:text-underline-type="single" style:text-underline-style="solid" style:text-underline-width="auto" style:text-underline-mode="continuous"/>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tab-stops>
          <style:tab-stop style:type="left" style:position="2.5125in"/>
        </style:tab-stops>
      </style:paragraph-properties>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style:style>
    <style:style style:name="T2253" style:parent-style-name="Domyślnaczcionkaakapitu" style:family="text">
      <style:text-properties style:text-underline-type="single" style:text-underline-style="solid" style:text-underline-width="auto" style:text-underline-mode="continuous"/>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479in"/>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P2301" style:parent-style-name="Normalny" style:family="paragraph">
      <style:paragraph-properties fo:text-align="justify" fo:line-height="150%"/>
    </style:style>
    <style:style style:name="T2302" style:parent-style-name="Domyślnaczcionkaakapitu" style:family="text">
      <style:text-properties style:text-underline-type="single" style:text-underline-style="solid" style:text-underline-width="auto" style:text-underline-mode="continuous"/>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style:style>
    <style:style style:name="T2321" style:parent-style-name="Domyślnaczcionkaakapitu" style:family="text">
      <style:text-properties style:text-underline-type="single" style:text-underline-style="solid" style:text-underline-width="auto" style:text-underline-mode="continuous"/>
    </style:style>
    <style:style style:name="T2322" style:parent-style-name="Domyślnaczcionkaakapitu" style:family="text">
      <style:text-properties fo:background-color="#80FFFF" style:text-underline-type="single" style:text-underline-style="solid" style:text-underline-width="auto" style:text-underline-mode="continuous"/>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P2327" style:parent-style-name="Normalny" style:family="paragraph">
      <style:paragraph-properties fo:text-align="justify" fo:line-height="150%" fo:text-indent="0.2479in"/>
    </style:style>
    <style:style style:name="P2328" style:parent-style-name="Normalny" style:family="paragraph">
      <style:paragraph-properties fo:text-align="justify" fo:line-height="150%"/>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style:text-underline-type="single" style:text-underline-style="solid" style:text-underline-width="auto" style:text-underline-mode="continuous"/>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T2358" style:parent-style-name="Domyślnaczcionkaakapitu" style:family="text">
      <style:text-properties style:text-underline-type="single" style:text-underline-style="solid" style:text-underline-width="auto" style:text-underline-mode="continuous"/>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text-underline-type="single" style:text-underline-style="solid" style:text-underline-width="auto" style:text-underline-mode="continuous"/>
    </style:style>
    <style:style style:name="T2385" style:parent-style-name="Domyślnaczcionkaakapitu" style:family="text">
      <style:text-properties style:text-underline-type="single" style:text-underline-style="solid" style:text-underline-width="auto" style:text-underline-mode="continuous"/>
    </style:style>
    <style:style style:name="T2386" style:parent-style-name="Domyślnaczcionkaakapitu" style:family="text">
      <style:text-properties fo:background-color="#80FFFF" style:text-underline-type="single" style:text-underline-style="solid" style:text-underline-width="auto" style:text-underline-mode="continuous"/>
    </style:style>
    <style:style style:name="P2387" style:parent-style-name="Normalny" style:family="paragraph">
      <style:paragraph-properties fo:text-align="justify" fo:line-height="150%" fo:text-indent="0.2479in"/>
    </style:style>
    <style:style style:name="P2388" style:parent-style-name="Normalny" style:family="paragraph">
      <style:paragraph-properties fo:text-align="justify" fo:line-height="150%"/>
    </style:style>
    <style:style style:name="T2389" style:parent-style-name="Domyślnaczcionkaakapitu" style:family="text">
      <style:text-properties style:text-underline-type="single" style:text-underline-style="solid" style:text-underline-width="auto" style:text-underline-mode="continuous"/>
    </style:style>
    <style:style style:name="T2390" style:parent-style-name="Domyślnaczcionkaakapitu" style:family="text">
      <style:text-properties fo:background-color="#80FFFF" style:text-underline-type="single" style:text-underline-style="solid" style:text-underline-width="auto" style:text-underline-mode="continuous"/>
    </style:style>
    <style:style style:name="T2391" style:parent-style-name="Domyślnaczcionkaakapitu" style:family="text">
      <style:text-properties style:text-underline-type="single" style:text-underline-style="solid" style:text-underline-width="auto" style:text-underline-mode="continuous"/>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style:style>
    <style:style style:name="T2403" style:parent-style-name="Domyślnaczcionkaakapitu" style:family="text">
      <style:text-properties style:text-underline-type="single" style:text-underline-style="solid" style:text-underline-width="auto" style:text-underline-mode="continuous"/>
    </style:style>
    <style:style style:name="T2404" style:parent-style-name="Domyślnaczcionkaakapitu" style:family="text">
      <style:text-properties fo:background-color="#80FFFF" style:text-underline-type="single" style:text-underline-style="solid" style:text-underline-width="auto" style:text-underline-mode="continuous"/>
    </style:style>
    <style:style style:name="T2405" style:parent-style-name="Domyślnaczcionkaakapitu" style:family="text">
      <style:text-properties style:text-underline-type="single" style:text-underline-style="solid" style:text-underline-width="auto" style:text-underline-mode="continuous"/>
    </style:style>
    <style:style style:name="T2406" style:parent-style-name="Domyślnaczcionkaakapitu" style:family="text">
      <style:text-properties fo:background-color="#80FFFF" style:text-underline-type="single" style:text-underline-style="solid" style:text-underline-width="auto" style:text-underline-mode="continuous"/>
    </style:style>
    <style:style style:name="T2407" style:parent-style-name="Domyślnaczcionkaakapitu" style:family="text">
      <style:text-properties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style:tab-stops>
          <style:tab-stop style:type="left" style:position="3.3375in"/>
        </style:tab-stops>
      </style:paragraph-propertie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tab-stops>
          <style:tab-stop style:type="left" style:position="3.3375in"/>
        </style:tab-stops>
      </style:paragraph-properties>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T2449" style:parent-style-name="Domyślnaczcionkaakapitu" style:family="text">
      <style:text-properties style:text-underline-type="single" style:text-underline-style="solid" style:text-underline-width="auto" style:text-underline-mode="continuous"/>
    </style:style>
    <style:style style:name="P2450" style:parent-style-name="Normalny" style:family="paragraph">
      <style:paragraph-properties fo:text-align="justify" fo:line-height="150%" fo:text-indent="0.2479in"/>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T2453" style:parent-style-name="Domyślnaczcionkaakapitu" style:family="text">
      <style:text-properties fo:background-color="#80FFFF" style:text-underline-type="single" style:text-underline-style="solid" style:text-underline-width="auto" style:text-underline-mode="continuous"/>
    </style:style>
    <style:style style:name="T2454" style:parent-style-name="Domyślnaczcionkaakapitu" style:family="text">
      <style:text-properties style:text-underline-type="single" style:text-underline-style="solid" style:text-underline-width="auto" style:text-underline-mode="continuous"/>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T2488" style:parent-style-name="Domyślnaczcionkaakapitu" style:family="text">
      <style:text-properties style:text-underline-type="single" style:text-underline-style="solid" style:text-underline-width="auto" style:text-underline-mode="continuous"/>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T2499" style:parent-style-name="Domyślnaczcionkaakapitu" style:family="text">
      <style:text-properties style:text-underline-type="single" style:text-underline-style="solid" style:text-underline-width="auto" style:text-underline-mode="continuous"/>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P2508" style:parent-style-name="Normalny" style:family="paragraph">
      <style:paragraph-properties fo:text-align="justify" fo:line-height="150%" fo:text-indent="0.2479in"/>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style:style>
    <style:style style:name="T2521" style:parent-style-name="Domyślnaczcionkaakapitu" style:family="text">
      <style:text-properties style:text-underline-type="single" style:text-underline-style="solid" style:text-underline-width="auto" style:text-underline-mode="continuous"/>
    </style:style>
    <style:style style:name="P2522" style:parent-style-name="Normalny" style:family="paragraph">
      <style:paragraph-properties fo:text-align="justify" fo:line-height="150%" fo:text-indent="0.2479in"/>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P2527" style:parent-style-name="Normalny" style:family="paragraph">
      <style:paragraph-properties fo:text-align="justify" fo:line-height="150%" fo:text-indent="0.2479in"/>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style:style>
    <style:style style:name="T2530" style:parent-style-name="Domyślnaczcionkaakapitu" style:family="text">
      <style:text-properties style:text-underline-type="single" style:text-underline-style="solid" style:text-underline-width="auto" style:text-underline-mode="continuous"/>
    </style:style>
    <style:style style:name="P2531" style:parent-style-name="Normalny" style:family="paragraph">
      <style:paragraph-properties fo:text-align="justify" fo:line-height="150%" fo:text-indent="0.2479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style:style>
    <style:style style:name="T2599" style:parent-style-name="Domyślnaczcionkaakapitu" style:family="text">
      <style:text-properties style:text-underline-type="single" style:text-underline-style="solid" style:text-underline-width="auto" style:text-underline-mode="continuous"/>
    </style:style>
    <style:style style:name="T2600" style:parent-style-name="Domyślnaczcionkaakapitu" style:family="text">
      <style:text-properties fo:background-color="#80FFFF" style:text-underline-type="single" style:text-underline-style="solid" style:text-underline-width="auto" style:text-underline-mode="continuous"/>
    </style:style>
    <style:style style:name="T2601" style:parent-style-name="Domyślnaczcionkaakapitu" style:family="text">
      <style:text-properties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479in"/>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fo:text-indent="0.2479in"/>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style>
    <style:style style:name="P2652" style:parent-style-name="Normalny" style:family="paragraph">
      <style:paragraph-properties fo:text-align="justify" fo:line-height="150%" fo:text-indent="0.2479in"/>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fo:text-indent="0.2479in"/>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style:tab-stops>
          <style:tab-stop style:type="left" style:position="2.7805in"/>
        </style:tab-stops>
      </style:paragraph-properties>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style>
    <style:style style:name="P2671" style:parent-style-name="Normalny" style:family="paragraph">
      <style:paragraph-properties fo:text-align="justify" fo:line-height="150%" fo:text-indent="0.2479in">
        <style:tab-stops>
          <style:tab-stop style:type="left" style:position="2.7805in"/>
        </style:tab-stops>
      </style:paragraph-properties>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479in"/>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P2689" style:parent-style-name="Normalny" style:family="paragraph">
      <style:paragraph-properties fo:text-align="justify" fo:line-height="150%"/>
    </style:style>
    <style:style style:name="P2690" style:parent-style-name="Normalny" style:family="paragraph">
      <style:paragraph-properties fo:text-align="justify" fo:line-height="150%" fo:text-indent="0.2479in"/>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style:style>
    <style:style style:name="T2704" style:parent-style-name="Domyślnaczcionkaakapitu" style:family="text">
      <style:text-properties style:text-underline-type="single" style:text-underline-style="solid" style:text-underline-width="auto" style:text-underline-mode="continuous"/>
    </style:style>
    <style:style style:name="T2705" style:parent-style-name="Domyślnaczcionkaakapitu" style:family="text">
      <style:text-properties fo:background-color="#80FFFF" style:text-underline-type="single" style:text-underline-style="solid" style:text-underline-width="auto" style:text-underline-mode="continuous"/>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479in"/>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style:text-underline-type="single" style:text-underline-style="solid" style:text-underline-width="auto" style:text-underline-mode="continuous"/>
    </style:style>
    <style:style style:name="T2716" style:parent-style-name="Domyślnaczcionkaakapitu" style:family="text">
      <style:text-properties fo:background-color="#80FFFF" style:text-underline-type="single" style:text-underline-style="solid" style:text-underline-width="auto" style:text-underline-mode="continuous"/>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style:style>
    <style:style style:name="T2732" style:parent-style-name="Domyślnaczcionkaakapitu" style:family="text">
      <style:text-properties style:text-underline-type="single" style:text-underline-style="solid" style:text-underline-width="auto" style:text-underline-mode="continuous"/>
    </style:style>
    <style:style style:name="P2733" style:parent-style-name="Normalny" style:family="paragraph">
      <style:paragraph-properties fo:text-align="justify" fo:line-height="150%" fo:text-indent="0.2479in"/>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style:style>
    <style:style style:name="T2736" style:parent-style-name="Domyślnaczcionkaakapitu" style:family="text">
      <style:text-properties style:text-underline-type="single" style:text-underline-style="solid" style:text-underline-width="auto" style:text-underline-mode="continuous"/>
    </style:style>
    <style:style style:name="T2737" style:parent-style-name="Domyślnaczcionkaakapitu" style:family="text">
      <style:text-properties fo:background-color="#80FFFF" style:text-underline-type="single" style:text-underline-style="solid" style:text-underline-width="auto" style:text-underline-mode="continuous"/>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P2757" style:parent-style-name="Normalny" style:family="paragraph">
      <style:paragraph-properties fo:text-align="justify" fo:line-height="150%"/>
    </style:style>
    <style:style style:name="T2758" style:parent-style-name="Domyślnaczcionkaakapitu" style:family="text">
      <style:text-properties fo:background-color="#80FFFF" style:text-underline-type="single" style:text-underline-style="solid" style:text-underline-width="auto" style:text-underline-mode="continuous"/>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text-underline-type="single" style:text-underline-style="solid" style:text-underline-width="auto" style:text-underline-mode="continuous"/>
    </style:style>
    <style:style style:name="T2761" style:parent-style-name="Domyślnaczcionkaakapitu" style:family="text">
      <style:text-properties style:text-underline-type="single" style:text-underline-style="solid" style:text-underline-width="auto" style:text-underline-mode="continuous"/>
    </style:style>
    <style:style style:name="T2762" style:parent-style-name="Domyślnaczcionkaakapitu" style:family="text">
      <style:text-properties fo:background-color="#80FFFF" style:text-underline-type="single" style:text-underline-style="solid" style:text-underline-width="auto" style:text-underline-mode="continuous"/>
    </style:style>
    <style:style style:name="T2763" style:parent-style-name="Domyślnaczcionkaakapitu" style:family="text">
      <style:text-properties style:text-underline-type="single" style:text-underline-style="solid" style:text-underline-width="auto" style:text-underline-mode="continuous"/>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fo:text-indent="0.2479in"/>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T2770" style:parent-style-name="Domyślnaczcionkaakapitu" style:family="text">
      <style:text-properties style:text-underline-type="single" style:text-underline-style="solid" style:text-underline-width="auto" style:text-underline-mode="continuous"/>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479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T2781" style:parent-style-name="Domyślnaczcionkaakapitu" style:family="text">
      <style:text-properties fo:background-color="#80FFFF"/>
    </style:style>
    <style:style style:name="P2782" style:parent-style-name="Normalny" style:family="paragraph">
      <style:paragraph-properties fo:text-align="justify" fo:line-height="150%" fo:text-indent="0.2479in"/>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style:style>
    <style:style style:name="P2786" style:parent-style-name="Normalny" style:family="paragraph">
      <style:paragraph-properties fo:text-align="justify" fo:line-height="150%" fo:text-indent="0.2479in"/>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P2792" style:parent-style-name="Normalny" style:family="paragraph">
      <style:paragraph-properties fo:text-align="justify" fo:line-height="150%" fo:text-indent="0.2479in">
        <style:tab-stops>
          <style:tab-stop style:type="left" style:leader-style="dash" style:leader-text="-" style:position="1.8465in"/>
          <style:tab-stop style:type="left" style:leader-style="dash" style:leader-text="-" style:position="2in"/>
          <style:tab-stop style:type="left" style:leader-style="dash" style:leader-text="-" style:position="2.5069in"/>
        </style:tab-stops>
      </style:paragraph-properties>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style:style>
    <style:style style:name="T2812" style:parent-style-name="Domyślnaczcionkaakapitu" style:family="text">
      <style:text-properties fo:background-color="#80FFFF" style:text-underline-type="single" style:text-underline-style="solid" style:text-underline-width="auto" style:text-underline-mode="continuous"/>
    </style:style>
    <style:style style:name="T2813" style:parent-style-name="Domyślnaczcionkaakapitu" style:family="text">
      <style:text-properties style:text-underline-type="single" style:text-underline-style="solid" style:text-underline-width="auto" style:text-underline-mode="continuous"/>
    </style:style>
    <style:style style:name="T2814" style:parent-style-name="Domyślnaczcionkaakapitu" style:family="text">
      <style:text-properties fo:background-color="#80FFFF" style:text-underline-type="single" style:text-underline-style="solid" style:text-underline-width="auto" style:text-underline-mode="continuous"/>
    </style:style>
    <style:style style:name="T2815" style:parent-style-name="Domyślnaczcionkaakapitu" style:family="text">
      <style:text-properties style:text-underline-type="single" style:text-underline-style="solid" style:text-underline-width="auto" style:text-underline-mode="continuous"/>
    </style:style>
    <style:style style:name="T2816" style:parent-style-name="Domyślnaczcionkaakapitu" style:family="text">
      <style:text-properties fo:background-color="#80FFFF" style:text-underline-type="single" style:text-underline-style="solid" style:text-underline-width="auto" style:text-underline-mode="continuous"/>
    </style:style>
    <style:style style:name="T2817" style:parent-style-name="Domyślnaczcionkaakapitu" style:family="text">
      <style:text-properties style:text-underline-type="single" style:text-underline-style="solid" style:text-underline-width="auto" style:text-underline-mode="continuous"/>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style:style>
    <style:style style:name="T2822" style:parent-style-name="Domyślnaczcionkaakapitu" style:family="text">
      <style:text-properties style:text-underline-type="single" style:text-underline-style="solid" style:text-underline-width="auto" style:text-underline-mode="continuous"/>
    </style:style>
    <style:style style:name="P2823" style:parent-style-name="Normalny" style:family="paragraph">
      <style:paragraph-properties fo:text-align="justify" fo:line-height="150%" fo:text-indent="0.2479in"/>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T2832" style:parent-style-name="Domyślnaczcionkaakapitu" style:family="text">
      <style:text-properties style:text-underline-type="single" style:text-underline-style="solid" style:text-underline-width="auto" style:text-underline-mode="continuous"/>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479in"/>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P2842" style:parent-style-name="Normalny" style:family="paragraph">
      <style:paragraph-properties fo:text-align="justify" fo:line-height="150%" fo:text-indent="0.2479in">
        <style:tab-stops>
          <style:tab-stop style:type="left" style:position="2.6256in"/>
        </style:tab-stops>
      </style:paragraph-properties>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style>
    <style:style style:name="P2862" style:parent-style-name="Normalny" style:family="paragraph">
      <style:paragraph-properties fo:text-align="justify" fo:line-height="150%" fo:text-indent="0.2479in"/>
    </style:style>
    <style:style style:name="T2863" style:parent-style-name="Domyślnaczcionkaakapitu" style:family="text">
      <style:text-properties fo:background-color="#80FFFF"/>
    </style:style>
    <style:style style:name="P2864" style:parent-style-name="Normalny" style:family="paragraph">
      <style:paragraph-properties fo:text-align="justify" fo:line-height="150%">
        <style:tab-stops>
          <style:tab-stop style:type="left" style:position="3.7694in"/>
        </style:tab-stops>
      </style:paragraph-properties>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T2868" style:parent-style-name="Domyślnaczcionkaakapitu" style:family="text">
      <style:text-properties fo:background-color="#80FFFF" style:text-underline-type="single" style:text-underline-style="solid" style:text-underline-width="auto" style:text-underline-mode="continuous"/>
    </style:style>
    <style:style style:name="T2869" style:parent-style-name="Domyślnaczcionkaakapitu" style:family="text">
      <style:text-properties style:text-underline-type="single" style:text-underline-style="solid" style:text-underline-width="auto" style:text-underline-mode="continuous"/>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tab-stops>
          <style:tab-stop style:type="left" style:position="3.7694in"/>
        </style:tab-stops>
      </style:paragraph-properties>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style:tab-stops>
          <style:tab-stop style:type="left" style:leader-style="solid" style:leader-text="_" style:position="3.0243in"/>
        </style:tab-stops>
      </style:paragraph-properties>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tab-stops>
          <style:tab-stop style:type="left" style:leader-style="solid" style:leader-text="_" style:position="3.0243in"/>
        </style:tab-stops>
      </style:paragraph-properties>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tab-stops>
          <style:tab-stop style:type="left" style:leader-style="solid" style:leader-text="_" style:position="3.0243in"/>
        </style:tab-stops>
      </style:paragraph-properties>
    </style:style>
    <style:style style:name="T2882" style:parent-style-name="Domyślnaczcionkaakapitu" style:family="text">
      <style:text-properties style:text-underline-type="single" style:text-underline-style="solid" style:text-underline-width="auto" style:text-underline-mode="continuous"/>
    </style:style>
    <style:style style:name="P2883" style:parent-style-name="Normalny" style:family="paragraph">
      <style:paragraph-properties fo:text-align="justify" fo:line-height="150%" fo:text-indent="0.2479in">
        <style:tab-stops>
          <style:tab-stop style:type="left" style:leader-style="solid" style:leader-text="_" style:position="3.0243in"/>
        </style:tab-stops>
      </style:paragraph-properties>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tab-stops>
          <style:tab-stop style:type="left" style:leader-style="solid" style:leader-text="_" style:position="1.4902in"/>
        </style:tab-stops>
      </style:paragraph-properties>
    </style:style>
    <style:style style:name="T2888" style:parent-style-name="Domyślnaczcionkaakapitu" style:family="text">
      <style:text-properties style:text-underline-type="single" style:text-underline-style="solid" style:text-underline-width="auto" style:text-underline-mode="continuous"/>
    </style:style>
    <style:style style:name="T2889" style:parent-style-name="Domyślnaczcionkaakapitu" style:family="text">
      <style:text-properties fo:background-color="#80FFFF" style:text-underline-type="single" style:text-underline-style="solid" style:text-underline-width="auto" style:text-underline-mode="continuous"/>
    </style:style>
    <style:style style:name="T2890" style:parent-style-name="Domyślnaczcionkaakapitu" style:family="text">
      <style:text-properties style:text-underline-type="single" style:text-underline-style="solid" style:text-underline-width="auto" style:text-underline-mode="continuous"/>
    </style:style>
    <style:style style:name="P2891" style:parent-style-name="Normalny" style:family="paragraph">
      <style:paragraph-properties fo:text-align="justify" fo:line-height="150%" fo:text-indent="0.2479in">
        <style:tab-stops>
          <style:tab-stop style:type="left" style:leader-style="solid" style:leader-text="_" style:position="1.4902in"/>
        </style:tab-stops>
      </style:paragraph-properties>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style:style>
    <style:style style:name="T2897" style:parent-style-name="Domyślnaczcionkaakapitu" style:family="text">
      <style:text-properties style:text-underline-type="single" style:text-underline-style="solid" style:text-underline-width="auto" style:text-underline-mode="continuous"/>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style:text-underline-type="single" style:text-underline-style="solid" style:text-underline-width="auto" style:text-underline-mode="continuous"/>
    </style:style>
    <style:style style:name="T2902" style:parent-style-name="Domyślnaczcionkaakapitu" style:family="text">
      <style:text-properties fo:background-color="#80FFFF" style:text-underline-type="single" style:text-underline-style="solid" style:text-underline-width="auto" style:text-underline-mode="continuous"/>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fo:text-indent="0.2479in"/>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P2907" style:parent-style-name="Normalny" style:family="paragraph">
      <style:paragraph-properties fo:text-align="justify" fo:line-height="150%"/>
    </style:style>
    <style:style style:name="T2908" style:parent-style-name="Domyślnaczcionkaakapitu" style:family="text">
      <style:text-properties style:text-underline-type="single" style:text-underline-style="solid" style:text-underline-width="auto" style:text-underline-mode="continuous"/>
    </style:style>
    <style:style style:name="T2909" style:parent-style-name="Domyślnaczcionkaakapitu" style:family="text">
      <style:text-properties fo:background-color="#80FFFF" style:text-underline-type="single" style:text-underline-style="solid" style:text-underline-width="auto" style:text-underline-mode="continuous"/>
    </style:style>
    <style:style style:name="T2910" style:parent-style-name="Domyślnaczcionkaakapitu" style:family="text">
      <style:text-properties style:text-underline-type="single" style:text-underline-style="solid" style:text-underline-width="auto" style:text-underline-mode="continuous"/>
    </style:style>
    <style:style style:name="T2911" style:parent-style-name="Domyślnaczcionkaakapitu" style:family="text">
      <style:text-properties fo:background-color="#80FFFF" style:text-underline-type="single" style:text-underline-style="solid" style:text-underline-width="auto" style:text-underline-mode="continuous"/>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style:style>
    <style:style style:name="T2919" style:parent-style-name="Domyślnaczcionkaakapitu" style:family="text">
      <style:text-properties style:text-underline-type="single" style:text-underline-style="solid" style:text-underline-width="auto" style:text-underline-mode="continuous"/>
    </style:style>
    <style:style style:name="T2920" style:parent-style-name="Domyślnaczcionkaakapitu" style:family="text">
      <style:text-properties fo:background-color="#80FFFF" style:text-underline-type="single" style:text-underline-style="solid" style:text-underline-width="auto" style:text-underline-mode="continuous"/>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479in"/>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479in"/>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P2937" style:parent-style-name="Normalny" style:family="paragraph">
      <style:paragraph-properties fo:text-align="justify" fo:line-height="150%">
        <style:tab-stops>
          <style:tab-stop style:type="left" style:position="1.7284in"/>
        </style:tab-stops>
      </style:paragraph-propertie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P2944" style:parent-style-name="Normalny" style:family="paragraph">
      <style:paragraph-properties fo:text-align="justify" fo:line-height="150%" fo:text-indent="0.2479in">
        <style:tab-stops>
          <style:tab-stop style:type="left" style:position="1.7284in"/>
        </style:tab-stops>
      </style:paragraph-properties>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P2959" style:parent-style-name="Normalny" style:family="paragraph">
      <style:paragraph-properties fo:text-align="justify" fo:line-height="150%" fo:text-indent="0.2479in"/>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479in"/>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fo:text-indent="0.2479in"/>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976" style:parent-style-name="Normalny" style:family="paragraph">
      <style:paragraph-properties fo:text-align="justify" fo:line-height="150%" fo:text-indent="0.2479in"/>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style:style>
    <style:style style:name="T2983" style:parent-style-name="Domyślnaczcionkaakapitu" style:family="text">
      <style:text-properties style:text-underline-type="single" style:text-underline-style="solid" style:text-underline-width="auto" style:text-underline-mode="continuous"/>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style>
    <style:style style:name="P2989" style:parent-style-name="Normalny" style:family="paragraph">
      <style:paragraph-properties fo:text-align="justify" fo:line-height="150%" fo:text-indent="0.2479in"/>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style:style>
    <style:style style:name="T2993" style:parent-style-name="Domyślnaczcionkaakapitu" style:family="text">
      <style:text-properties style:text-underline-type="single" style:text-underline-style="solid" style:text-underline-width="auto" style:text-underline-mode="continuous"/>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style:style>
    <style:style style:name="T3014" style:parent-style-name="Domyślnaczcionkaakapitu" style:family="text">
      <style:text-properties style:text-underline-type="single" style:text-underline-style="solid" style:text-underline-width="auto" style:text-underline-mode="continuous"/>
    </style:style>
    <style:style style:name="T3015" style:parent-style-name="Domyślnaczcionkaakapitu" style:family="text">
      <style:text-properties fo:background-color="#80FFFF" style:text-underline-type="single" style:text-underline-style="solid" style:text-underline-width="auto" style:text-underline-mode="continuous"/>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T3018" style:parent-style-name="Domyślnaczcionkaakapitu" style:family="text">
      <style:text-properties style:text-underline-type="single" style:text-underline-style="solid" style:text-underline-width="auto" style:text-underline-mode="continuous"/>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text-underline-type="single" style:text-underline-style="solid" style:text-underline-width="auto" style:text-underline-mode="continuous"/>
    </style:style>
    <style:style style:name="T3025" style:parent-style-name="Domyślnaczcionkaakapitu" style:family="text">
      <style:text-properties style:text-underline-type="single" style:text-underline-style="solid" style:text-underline-width="auto" style:text-underline-mode="continuous"/>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P3036" style:parent-style-name="Normalny" style:family="paragraph">
      <style:paragraph-properties fo:text-align="justify" fo:line-height="150%" fo:text-indent="0.2479in"/>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P3041" style:parent-style-name="Normalny" style:family="paragraph">
      <style:paragraph-properties fo:text-align="justify" fo:line-height="150%"/>
    </style:style>
    <style:style style:name="T3042" style:parent-style-name="Domyślnaczcionkaakapitu" style:family="text">
      <style:text-properties style:text-underline-type="single" style:text-underline-style="solid" style:text-underline-width="auto" style:text-underline-mode="continuous"/>
    </style:style>
    <style:style style:name="T3043" style:parent-style-name="Domyślnaczcionkaakapitu" style:family="text">
      <style:text-properties fo:background-color="#80FFFF" style:text-underline-type="single" style:text-underline-style="solid" style:text-underline-width="auto" style:text-underline-mode="continuous"/>
    </style:style>
    <style:style style:name="T3044" style:parent-style-name="Domyślnaczcionkaakapitu" style:family="text">
      <style:text-properties style:text-underline-type="single" style:text-underline-style="solid" style:text-underline-width="auto" style:text-underline-mode="continuous"/>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fo:text-indent="0.2479in"/>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style:style>
    <style:style style:name="T3054" style:parent-style-name="Domyślnaczcionkaakapitu" style:family="text">
      <style:text-properties style:text-underline-type="single" style:text-underline-style="solid" style:text-underline-width="auto" style:text-underline-mode="continuous"/>
    </style:style>
    <style:style style:name="T3055" style:parent-style-name="Domyślnaczcionkaakapitu" style:family="text">
      <style:text-properties fo:background-color="#80FFFF" style:text-underline-type="single" style:text-underline-style="solid" style:text-underline-width="auto" style:text-underline-mode="continuous"/>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text-underline-type="single" style:text-underline-style="solid" style:text-underline-width="auto" style:text-underline-mode="continuous"/>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text-underline-type="single" style:text-underline-style="solid" style:text-underline-width="auto" style:text-underline-mode="continuous"/>
    </style:style>
    <style:style style:name="T3067" style:parent-style-name="Domyślnaczcionkaakapitu" style:family="text">
      <style:text-properties style:text-underline-type="single" style:text-underline-style="solid" style:text-underline-width="auto" style:text-underline-mode="continuous"/>
    </style:style>
    <style:style style:name="T3068" style:parent-style-name="Domyślnaczcionkaakapitu" style:family="text">
      <style:text-properties fo:background-color="#80FFFF" style:text-underline-type="single" style:text-underline-style="solid" style:text-underline-width="auto" style:text-underline-mode="continuous"/>
    </style:style>
    <style:style style:name="T3069" style:parent-style-name="Domyślnaczcionkaakapitu" style:family="text">
      <style:text-properties style:text-underline-type="single" style:text-underline-style="solid" style:text-underline-width="auto" style:text-underline-mode="continuous"/>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style:style>
    <style:style style:name="T3075" style:parent-style-name="Domyślnaczcionkaakapitu" style:family="text">
      <style:text-properties style:text-underline-type="single" style:text-underline-style="solid" style:text-underline-width="auto" style:text-underline-mode="continuous"/>
    </style:style>
    <style:style style:name="T3076" style:parent-style-name="Domyślnaczcionkaakapitu" style:family="text">
      <style:text-properties fo:background-color="#80FFFF" style:text-underline-type="single" style:text-underline-style="solid" style:text-underline-width="auto" style:text-underline-mode="continuous"/>
    </style:style>
    <style:style style:name="T3077" style:parent-style-name="Domyślnaczcionkaakapitu" style:family="text">
      <style:text-properties style:text-underline-type="single" style:text-underline-style="solid" style:text-underline-width="auto" style:text-underline-mode="continuous"/>
    </style:style>
    <style:style style:name="T3078" style:parent-style-name="Domyślnaczcionkaakapitu" style:family="text">
      <style:text-properties fo:background-color="#80FFFF"/>
    </style:style>
    <style:style style:name="P3079" style:parent-style-name="Normalny" style:family="paragraph">
      <style:paragraph-properties fo:text-align="justify" fo:line-height="150%" fo:text-indent="0.2479in"/>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P3092" style:parent-style-name="Normalny" style:family="paragraph">
      <style:paragraph-properties fo:text-align="justify" fo:line-height="150%"/>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style:style>
    <style:style style:name="T3095" style:parent-style-name="Domyślnaczcionkaakapitu" style:family="text">
      <style:text-properties style:text-underline-type="single" style:text-underline-style="solid" style:text-underline-width="auto" style:text-underline-mode="continuous"/>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fo:text-indent="0.2479in"/>
      <style:text-properties fo:background-color="#80FFFF"/>
    </style:style>
    <style:style style:name="P3098" style:parent-style-name="Normalny" style:family="paragraph">
      <style:paragraph-properties fo:text-align="justify" fo:line-height="150%"/>
    </style:style>
    <style:style style:name="T3099" style:parent-style-name="Domyślnaczcionkaakapitu" style:family="text">
      <style:text-properties fo:background-color="#80FFFF" style:text-underline-type="single" style:text-underline-style="solid" style:text-underline-width="auto" style:text-underline-mode="continuous"/>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fo:text-indent="0.2479in"/>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style:style>
    <style:style style:name="T3123" style:parent-style-name="Domyślnaczcionkaakapitu" style:family="text">
      <style:text-properties style:text-underline-type="single" style:text-underline-style="solid" style:text-underline-width="auto" style:text-underline-mode="continuous"/>
    </style:style>
    <style:style style:name="T3124" style:parent-style-name="Domyślnaczcionkaakapitu" style:family="text">
      <style:text-properties fo:background-color="#80FFFF" style:text-underline-type="single" style:text-underline-style="solid" style:text-underline-width="auto" style:text-underline-mode="continuous"/>
    </style:style>
    <style:style style:name="T3125" style:parent-style-name="Domyślnaczcionkaakapitu" style:family="text">
      <style:text-properties style:text-underline-type="single" style:text-underline-style="solid" style:text-underline-width="auto" style:text-underline-mode="continuous"/>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style>
    <style:style style:name="P3135" style:parent-style-name="Normalny" style:family="paragraph">
      <style:paragraph-properties fo:text-align="justify" fo:line-height="150%" fo:text-indent="0.2479in"/>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P3169" style:parent-style-name="Normalny" style:family="paragraph">
      <style:paragraph-properties fo:text-align="justify" fo:line-height="150%" fo:text-indent="0.2479in"/>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style:tab-stops>
          <style:tab-stop style:type="left" style:position="2.3937in"/>
        </style:tab-stops>
      </style:paragraph-properties>
    </style:style>
    <style:style style:name="T3179" style:parent-style-name="Domyślnaczcionkaakapitu" style:family="text">
      <style:text-properties style:text-underline-type="single" style:text-underline-style="solid" style:text-underline-width="auto" style:text-underline-mode="continuous"/>
    </style:style>
    <style:style style:name="T3180" style:parent-style-name="Domyślnaczcionkaakapitu" style:family="text">
      <style:text-properties fo:background-color="#80FFFF" style:text-underline-type="single" style:text-underline-style="solid" style:text-underline-width="auto" style:text-underline-mode="continuous"/>
    </style:style>
    <style:style style:name="T3181" style:parent-style-name="Domyślnaczcionkaakapitu" style:family="text">
      <style:text-properties style:text-underline-type="single" style:text-underline-style="solid" style:text-underline-width="auto" style:text-underline-mode="continuous"/>
    </style:style>
    <style:style style:name="P3182" style:parent-style-name="Normalny" style:family="paragraph">
      <style:paragraph-properties fo:text-align="justify" fo:line-height="150%" fo:text-indent="0.2479in">
        <style:tab-stops>
          <style:tab-stop style:type="left" style:position="2.3937in"/>
        </style:tab-stops>
      </style:paragraph-properties>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style:tab-stops>
          <style:tab-stop style:type="left" style:position="2.3937in"/>
        </style:tab-stops>
      </style:paragraph-properties>
      <style:text-properties style:text-underline-type="single" style:text-underline-style="solid" style:text-underline-width="auto" style:text-underline-mode="continuous"/>
    </style:style>
    <style:style style:name="P3185" style:parent-style-name="Normalny" style:family="paragraph">
      <style:paragraph-properties fo:text-align="justify" fo:line-height="150%" fo:text-indent="0.2479in">
        <style:tab-stops>
          <style:tab-stop style:type="left" style:position="2.3937in"/>
        </style:tab-stops>
      </style:paragraph-properties>
    </style:style>
    <style:style style:name="T3186" style:parent-style-name="Domyślnaczcionkaakapitu" style:family="text">
      <style:text-properties fo:background-color="#80FFFF"/>
    </style:style>
    <style:style style:name="P3187" style:parent-style-name="Normalny" style:family="paragraph">
      <style:paragraph-properties fo:text-align="justify" fo:line-height="150%">
        <style:tab-stops>
          <style:tab-stop style:type="left" style:position="2.3937in"/>
        </style:tab-stops>
      </style:paragraph-properties>
    </style:style>
    <style:style style:name="T3188" style:parent-style-name="Domyślnaczcionkaakapitu" style:family="text">
      <style:text-properties style:text-underline-type="single" style:text-underline-style="solid" style:text-underline-width="auto" style:text-underline-mode="continuous"/>
    </style:style>
    <style:style style:name="T3189" style:parent-style-name="Domyślnaczcionkaakapitu" style:family="text">
      <style:text-properties fo:background-color="#80FFFF" style:text-underline-type="single" style:text-underline-style="solid" style:text-underline-width="auto" style:text-underline-mode="continuous"/>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479in">
        <style:tab-stops>
          <style:tab-stop style:type="left" style:position="2.3937in"/>
        </style:tab-stops>
      </style:paragraph-properties>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P3195" style:parent-style-name="Normalny" style:family="paragraph">
      <style:paragraph-properties fo:text-align="justify" fo:line-height="150%"/>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T3197" style:parent-style-name="Domyślnaczcionkaakapitu" style:family="text">
      <style:text-properties style:text-underline-type="single" style:text-underline-style="solid" style:text-underline-width="auto" style:text-underline-mode="continuous"/>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style:style>
    <style:style style:name="T3214" style:parent-style-name="Domyślnaczcionkaakapitu" style:family="text">
      <style:text-properties style:text-underline-type="single" style:text-underline-style="solid" style:text-underline-width="auto" style:text-underline-mode="continuous"/>
    </style:style>
    <style:style style:name="T3215" style:parent-style-name="Domyślnaczcionkaakapitu" style:family="text">
      <style:text-properties fo:background-color="#80FFFF" style:text-underline-type="single" style:text-underline-style="solid" style:text-underline-width="auto" style:text-underline-mode="continuous"/>
    </style:style>
    <style:style style:name="T3216" style:parent-style-name="Domyślnaczcionkaakapitu" style:family="text">
      <style:text-properties style:text-underline-type="single" style:text-underline-style="solid" style:text-underline-width="auto" style:text-underline-mode="continuous"/>
    </style:style>
    <style:style style:name="T3217" style:parent-style-name="Domyślnaczcionkaakapitu" style:family="text">
      <style:text-properties fo:background-color="#80FFFF" style:text-underline-type="single" style:text-underline-style="solid" style:text-underline-width="auto" style:text-underline-mode="continuous"/>
    </style:style>
    <style:style style:name="T3218" style:parent-style-name="Domyślnaczcionkaakapitu" style:family="text">
      <style:text-properties style:text-underline-type="single" style:text-underline-style="solid" style:text-underline-width="auto" style:text-underline-mode="continuous"/>
    </style:style>
    <style:style style:name="T3219" style:parent-style-name="Domyślnaczcionkaakapitu" style:family="text">
      <style:text-properties fo:background-color="#80FFFF" style:text-underline-type="single" style:text-underline-style="solid" style:text-underline-width="auto" style:text-underline-mode="continuous"/>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fo:text-indent="0.2479in"/>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style:style>
    <style:style style:name="T3230" style:parent-style-name="Domyślnaczcionkaakapitu" style:family="text">
      <style:text-properties style:text-underline-type="single" style:text-underline-style="solid" style:text-underline-width="auto" style:text-underline-mode="continuous"/>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fo:text-indent="0.2479in"/>
    </style:style>
    <style:style style:name="P3233" style:parent-style-name="Normalny" style:family="paragraph">
      <style:paragraph-properties fo:text-align="justify" fo:line-height="150%"/>
    </style:style>
    <style:style style:name="T3234" style:parent-style-name="Domyślnaczcionkaakapitu" style:family="text">
      <style:text-properties style:text-underline-type="single" style:text-underline-style="solid" style:text-underline-width="auto" style:text-underline-mode="continuous"/>
    </style:style>
    <style:style style:name="T3235" style:parent-style-name="Domyślnaczcionkaakapitu" style:family="text">
      <style:text-properties fo:background-color="#80FFFF" style:text-underline-type="single" style:text-underline-style="solid" style:text-underline-width="auto" style:text-underline-mode="continuous"/>
    </style:style>
    <style:style style:name="T3236" style:parent-style-name="Domyślnaczcionkaakapitu" style:family="text">
      <style:text-properties style:text-underline-type="single" style:text-underline-style="solid" style:text-underline-width="auto" style:text-underline-mode="continuous"/>
    </style:style>
    <style:style style:name="T3237" style:parent-style-name="Domyślnaczcionkaakapitu" style:family="text">
      <style:text-properties fo:background-color="#80FFFF"/>
    </style:style>
    <style:style style:name="P3238" style:parent-style-name="Normalny" style:family="paragraph">
      <style:paragraph-properties fo:text-align="justify" fo:line-height="150%" fo:text-indent="0.2479in"/>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style:style>
    <style:style style:name="T3242" style:parent-style-name="Domyślnaczcionkaakapitu" style:family="text">
      <style:text-properties style:text-underline-type="single" style:text-underline-style="solid" style:text-underline-width="auto" style:text-underline-mode="continuous"/>
    </style:style>
    <style:style style:name="P3243" style:parent-style-name="Normalny" style:family="paragraph">
      <style:paragraph-properties fo:text-align="justify" fo:line-height="150%" fo:text-indent="0.2479in"/>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P3250" style:parent-style-name="Normalny" style:family="paragraph">
      <style:paragraph-properties fo:text-align="justify" fo:line-height="150%"/>
    </style:style>
    <style:style style:name="T3251" style:parent-style-name="Domyślnaczcionkaakapitu" style:family="text">
      <style:text-properties style:text-underline-type="single" style:text-underline-style="solid" style:text-underline-width="auto" style:text-underline-mode="continuous"/>
    </style:style>
    <style:style style:name="T3252" style:parent-style-name="Domyślnaczcionkaakapitu" style:family="text">
      <style:text-properties fo:background-color="#80FFFF" style:text-underline-type="single" style:text-underline-style="solid" style:text-underline-width="auto" style:text-underline-mode="continuous"/>
    </style:style>
    <style:style style:name="T3253" style:parent-style-name="Domyślnaczcionkaakapitu" style:family="text">
      <style:text-properties style:text-underline-type="single" style:text-underline-style="solid" style:text-underline-width="auto" style:text-underline-mode="continuous"/>
    </style:style>
    <style:style style:name="T3254" style:parent-style-name="Domyślnaczcionkaakapitu" style:family="text">
      <style:text-properties fo:background-color="#80FFFF"/>
    </style:style>
    <style:style style:name="P3255" style:parent-style-name="Normalny" style:family="paragraph">
      <style:paragraph-properties fo:text-align="justify" fo:line-height="150%" fo:text-indent="0.2479in"/>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style:tab-stops>
          <style:tab-stop style:type="left" style:position="2.4006in"/>
        </style:tab-stops>
      </style:paragraph-properties>
    </style:style>
    <style:style style:name="T3259" style:parent-style-name="Domyślnaczcionkaakapitu" style:family="text">
      <style:text-properties style:text-underline-type="single" style:text-underline-style="solid" style:text-underline-width="auto" style:text-underline-mode="continuous"/>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tab-stops>
          <style:tab-stop style:type="left" style:position="2.4006in"/>
        </style:tab-stops>
      </style:paragraph-properties>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479in"/>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fo:text-indent="0.2479in"/>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fo:text-indent="0.2479in"/>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fo:text-indent="0.2479in"/>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fo:text-indent="0.2479in"/>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P3309" style:parent-style-name="Normalny" style:family="paragraph">
      <style:paragraph-properties fo:text-align="justify" fo:line-height="150%" fo:text-indent="0.2479in"/>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P3316" style:parent-style-name="Normalny" style:family="paragraph">
      <style:paragraph-properties fo:text-align="justify" fo:line-height="150%"/>
    </style:style>
    <style:style style:name="T3317" style:parent-style-name="Domyślnaczcionkaakapitu" style:family="text">
      <style:text-properties fo:background-color="#80FFFF"/>
    </style:style>
    <style:style style:name="P3318" style:parent-style-name="Normalny" style:family="paragraph">
      <style:paragraph-properties fo:text-align="justify" fo:line-height="150%"/>
    </style:style>
    <style:style style:name="T3319" style:parent-style-name="Domyślnaczcionkaakapitu" style:family="text">
      <style:text-properties style:text-underline-type="single" style:text-underline-style="solid" style:text-underline-width="auto" style:text-underline-mode="continuous"/>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fo:text-indent="0.2479in"/>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P3335" style:parent-style-name="Normalny" style:family="paragraph">
      <style:paragraph-properties fo:text-align="justify" fo:line-height="150%"/>
    </style:style>
    <style:style style:name="T3336" style:parent-style-name="Domyślnaczcionkaakapitu" style:family="text">
      <style:text-properties style:text-underline-type="single" style:text-underline-style="solid" style:text-underline-width="auto" style:text-underline-mode="continuous"/>
    </style:style>
    <style:style style:name="T3337" style:parent-style-name="Domyślnaczcionkaakapitu" style:family="text">
      <style:text-properties fo:background-color="#80FFFF" style:text-underline-type="single" style:text-underline-style="solid" style:text-underline-width="auto" style:text-underline-mode="continuous"/>
    </style:style>
    <style:style style:name="T3338" style:parent-style-name="Domyślnaczcionkaakapitu" style:family="text">
      <style:text-properties style:text-underline-type="single" style:text-underline-style="solid" style:text-underline-width="auto" style:text-underline-mode="continuous"/>
    </style:style>
    <style:style style:name="T3339" style:parent-style-name="Domyślnaczcionkaakapitu" style:family="text">
      <style:text-properties fo:background-color="#80FFFF" style:text-underline-type="single" style:text-underline-style="solid" style:text-underline-width="auto" style:text-underline-mode="continuous"/>
    </style:style>
    <style:style style:name="T3340" style:parent-style-name="Domyślnaczcionkaakapitu" style:family="text">
      <style:text-properties style:text-underline-type="single" style:text-underline-style="solid" style:text-underline-width="auto" style:text-underline-mode="continuous"/>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fo:text-indent="0.2479in"/>
    </style:style>
    <style:style style:name="P3343" style:parent-style-name="Normalny" style:family="paragraph">
      <style:paragraph-properties fo:text-align="justify" fo:line-height="150%"/>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P3349" style:parent-style-name="Normalny" style:family="paragraph">
      <style:paragraph-properties fo:text-align="justify" fo:line-height="150%"/>
    </style:style>
    <style:style style:name="T3350" style:parent-style-name="Domyślnaczcionkaakapitu" style:family="text">
      <style:text-properties fo:background-color="#80FFFF" style:text-underline-type="single" style:text-underline-style="solid" style:text-underline-width="auto" style:text-underline-mode="continuous"/>
    </style:style>
    <style:style style:name="T3351" style:parent-style-name="Domyślnaczcionkaakapitu" style:family="text">
      <style:text-properties style:text-underline-type="single" style:text-underline-style="solid" style:text-underline-width="auto" style:text-underline-mode="continuous"/>
    </style:style>
    <style:style style:name="T3352" style:parent-style-name="Domyślnaczcionkaakapitu" style:family="text">
      <style:text-properties fo:background-color="#80FFFF" style:text-underline-type="single" style:text-underline-style="solid" style:text-underline-width="auto" style:text-underline-mode="continuous"/>
    </style:style>
    <style:style style:name="T3353" style:parent-style-name="Domyślnaczcionkaakapitu" style:family="text">
      <style:text-properties style:text-underline-type="single" style:text-underline-style="solid" style:text-underline-width="auto" style:text-underline-mode="continuous"/>
    </style:style>
    <style:style style:name="T3354" style:parent-style-name="Domyślnaczcionkaakapitu" style:family="text">
      <style:text-properties fo:background-color="#80FFFF" style:text-underline-type="single" style:text-underline-style="solid" style:text-underline-width="auto" style:text-underline-mode="continuous"/>
    </style:style>
    <style:style style:name="T3355" style:parent-style-name="Domyślnaczcionkaakapitu" style:family="text">
      <style:text-properties style:text-underline-type="single" style:text-underline-style="solid" style:text-underline-width="auto" style:text-underline-mode="continuous"/>
    </style:style>
    <style:style style:name="P3356" style:parent-style-name="Normalny" style:family="paragraph">
      <style:paragraph-properties fo:text-align="justify" fo:line-height="150%" fo:text-indent="0.2479in"/>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fo:text-indent="0.2479in"/>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style:text-position="super 66.6%"/>
    </style:style>
    <style:style style:name="T3364" style:parent-style-name="Domyślnaczcionkaakapitu" style:family="text">
      <style:text-properties style:text-position="super 66.6%"/>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fo:text-indent="0.2479in"/>
    </style:style>
    <style:style style:name="P3368" style:parent-style-name="Normalny" style:family="paragraph">
      <style:paragraph-properties fo:text-align="justify" fo:line-height="150%"/>
    </style:style>
    <style:style style:name="T3369" style:parent-style-name="Domyślnaczcionkaakapitu" style:family="text">
      <style:text-properties style:text-underline-type="single" style:text-underline-style="solid" style:text-underline-width="auto" style:text-underline-mode="continuous"/>
    </style:style>
    <style:style style:name="T3370" style:parent-style-name="Domyślnaczcionkaakapitu" style:family="text">
      <style:text-properties fo:background-color="#80FFFF" style:text-underline-type="single" style:text-underline-style="solid" style:text-underline-width="auto" style:text-underline-mode="continuous"/>
    </style:style>
    <style:style style:name="T3371" style:parent-style-name="Domyślnaczcionkaakapitu" style:family="text">
      <style:text-properties style:text-underline-type="single" style:text-underline-style="solid" style:text-underline-width="auto" style:text-underline-mode="continuous"/>
    </style:style>
    <style:style style:name="T3372" style:parent-style-name="Domyślnaczcionkaakapitu" style:family="text">
      <style:text-properties fo:background-color="#80FFFF"/>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style:style>
    <style:style style:name="T3377" style:parent-style-name="Domyślnaczcionkaakapitu" style:family="text">
      <style:text-properties style:text-underline-type="single" style:text-underline-style="solid" style:text-underline-width="auto" style:text-underline-mode="continuous"/>
    </style:style>
    <style:style style:name="T3378" style:parent-style-name="Domyślnaczcionkaakapitu" style:family="text">
      <style:text-properties fo:background-color="#80FFFF" style:text-underline-type="single" style:text-underline-style="solid" style:text-underline-width="auto" style:text-underline-mode="continuous"/>
    </style:style>
    <style:style style:name="T3379" style:parent-style-name="Domyślnaczcionkaakapitu" style:family="text">
      <style:text-properties style:text-underline-type="single" style:text-underline-style="solid" style:text-underline-width="auto" style:text-underline-mode="continuous"/>
    </style:style>
    <style:style style:name="T3380" style:parent-style-name="Domyślnaczcionkaakapitu" style:family="text">
      <style:text-properties fo:background-color="#80FFFF"/>
    </style:style>
    <style:style style:name="P3381" style:parent-style-name="Normalny" style:family="paragraph">
      <style:paragraph-properties fo:text-align="justify" fo:line-height="150%" fo:text-indent="0.2479in"/>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P3387" style:parent-style-name="Normalny" style:family="paragraph">
      <style:paragraph-properties fo:text-align="justify" fo:line-height="150%" fo:text-indent="0.2479in"/>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P3391" style:parent-style-name="Normalny" style:family="paragraph">
      <style:paragraph-properties fo:text-align="justify" fo:line-height="150%" fo:text-indent="0.2479in"/>
    </style:style>
    <style:style style:name="T3392" style:parent-style-name="Domyślnaczcionkaakapitu" style:family="text">
      <style:text-properties fo:background-color="#80FFFF"/>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style:tab-stops>
          <style:tab-stop style:type="left" style:position="2.5062in"/>
        </style:tab-stops>
      </style:paragraph-properties>
    </style:style>
    <style:style style:name="T3396" style:parent-style-name="Domyślnaczcionkaakapitu" style:family="text">
      <style:text-properties style:text-underline-type="single" style:text-underline-style="solid" style:text-underline-width="auto" style:text-underline-mode="continuous"/>
    </style:style>
    <style:style style:name="P3397" style:parent-style-name="Normalny" style:family="paragraph">
      <style:paragraph-properties fo:text-align="justify" fo:line-height="150%" fo:text-indent="0.2479in">
        <style:tab-stops>
          <style:tab-stop style:type="left" style:position="2.5062in"/>
        </style:tab-stops>
      </style:paragraph-properties>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479in">
        <style:tab-stops>
          <style:tab-stop style:type="left" style:position="2.5062in"/>
        </style:tab-stops>
      </style:paragraph-properties>
    </style:style>
    <style:style style:name="P3400" style:parent-style-name="Normalny" style:family="paragraph">
      <style:paragraph-properties fo:text-align="justify" fo:line-height="150%"/>
    </style:style>
    <style:style style:name="T3401" style:parent-style-name="Domyślnaczcionkaakapitu" style:family="text">
      <style:text-properties style:text-underline-type="single" style:text-underline-style="solid" style:text-underline-width="auto" style:text-underline-mode="continuous"/>
    </style:style>
    <style:style style:name="P3402" style:parent-style-name="Normalny" style:family="paragraph">
      <style:paragraph-properties fo:text-align="justify" fo:line-height="150%" fo:text-indent="0.2479in"/>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P3417" style:parent-style-name="Normalny" style:family="paragraph">
      <style:paragraph-properties fo:text-align="justify" fo:line-height="150%"/>
    </style:style>
    <style:style style:name="T3418" style:parent-style-name="Domyślnaczcionkaakapitu" style:family="text">
      <style:text-properties style:text-underline-type="single" style:text-underline-style="solid" style:text-underline-width="auto" style:text-underline-mode="continuous"/>
    </style:style>
    <style:style style:name="P3419" style:parent-style-name="Normalny" style:family="paragraph">
      <style:paragraph-properties fo:text-align="justify" fo:line-height="150%" fo:text-indent="0.2479in"/>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style:style>
    <style:style style:name="T3423" style:parent-style-name="Domyślnaczcionkaakapitu" style:family="text">
      <style:text-properties style:text-underline-type="single" style:text-underline-style="solid" style:text-underline-width="auto" style:text-underline-mode="continuous"/>
    </style:style>
    <style:style style:name="P3424" style:parent-style-name="Normalny" style:family="paragraph">
      <style:paragraph-properties fo:text-align="justify" fo:line-height="150%" fo:text-indent="0.2479in"/>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P3428" style:parent-style-name="Normalny" style:family="paragraph">
      <style:paragraph-properties fo:text-align="justify" fo:line-height="150%" fo:text-indent="0.2479in"/>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P3449" style:parent-style-name="Normalny" style:family="paragraph">
      <style:paragraph-properties fo:text-align="justify" fo:line-height="150%" fo:text-indent="0.2479in"/>
    </style:style>
    <style:style style:name="P3450" style:parent-style-name="Normalny" style:family="paragraph">
      <style:paragraph-properties fo:text-align="justify" fo:line-height="150%"/>
    </style:style>
    <style:style style:name="T3451" style:parent-style-name="Domyślnaczcionkaakapitu" style:family="text">
      <style:text-properties style:text-underline-type="single" style:text-underline-style="solid" style:text-underline-width="auto" style:text-underline-mode="continuous"/>
    </style:style>
    <style:style style:name="T3452" style:parent-style-name="Domyślnaczcionkaakapitu" style:family="text">
      <style:text-properties fo:background-color="#80FFFF" style:text-underline-type="single" style:text-underline-style="solid" style:text-underline-width="auto" style:text-underline-mode="continuous"/>
    </style:style>
    <style:style style:name="T3453" style:parent-style-name="Domyślnaczcionkaakapitu" style:family="text">
      <style:text-properties style:text-underline-type="single" style:text-underline-style="solid" style:text-underline-width="auto" style:text-underline-mode="continuous"/>
    </style:style>
    <style:style style:name="T3454" style:parent-style-name="Domyślnaczcionkaakapitu" style:family="text">
      <style:text-properties fo:background-color="#80FFFF" style:text-underline-type="single" style:text-underline-style="solid" style:text-underline-width="auto" style:text-underline-mode="continuous"/>
    </style:style>
    <style:style style:name="T3455" style:parent-style-name="Domyślnaczcionkaakapitu" style:family="text">
      <style:text-properties style:text-underline-type="single" style:text-underline-style="solid" style:text-underline-width="auto" style:text-underline-mode="continuous"/>
    </style:style>
    <style:style style:name="P3456" style:parent-style-name="Normalny" style:family="paragraph">
      <style:paragraph-properties fo:text-align="justify" fo:line-height="150%" fo:text-indent="0.2479in"/>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P3459" style:parent-style-name="Normalny" style:family="paragraph">
      <style:paragraph-properties fo:text-align="justify" fo:line-height="150%"/>
    </style:style>
    <style:style style:name="T3460" style:parent-style-name="Domyślnaczcionkaakapitu" style:family="text">
      <style:text-properties style:text-underline-type="single" style:text-underline-style="solid" style:text-underline-width="auto" style:text-underline-mode="continuous"/>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style:text-underline-type="single" style:text-underline-style="solid" style:text-underline-width="auto" style:text-underline-mode="continuous"/>
    </style:style>
    <style:style style:name="P3463" style:parent-style-name="Normalny" style:family="paragraph">
      <style:paragraph-properties fo:text-align="justify" fo:line-height="150%" fo:text-indent="0.2479in"/>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P3470" style:parent-style-name="Normalny" style:family="paragraph">
      <style:paragraph-properties fo:text-align="justify" fo:line-height="150%"/>
    </style:style>
    <style:style style:name="T3471" style:parent-style-name="Domyślnaczcionkaakapitu" style:family="text">
      <style:text-properties style:text-underline-type="single" style:text-underline-style="solid" style:text-underline-width="auto" style:text-underline-mode="continuous"/>
    </style:style>
    <style:style style:name="P3472" style:parent-style-name="Normalny" style:family="paragraph">
      <style:paragraph-properties fo:text-align="justify" fo:line-height="150%" fo:text-indent="0.2479in"/>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fo:text-indent="0.2479in"/>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P3483" style:parent-style-name="Normalny" style:family="paragraph">
      <style:paragraph-properties fo:text-align="justify" fo:line-height="150%"/>
    </style:style>
    <style:style style:name="T3484" style:parent-style-name="Domyślnaczcionkaakapitu" style:family="text">
      <style:text-properties style:text-underline-type="single" style:text-underline-style="solid" style:text-underline-width="auto" style:text-underline-mode="continuous"/>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P3487" style:parent-style-name="Normalny" style:family="paragraph">
      <style:paragraph-properties fo:text-align="justify" fo:line-height="150%" fo:text-indent="0.2479in"/>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style:style>
    <style:style style:name="T3510" style:parent-style-name="Domyślnaczcionkaakapitu" style:family="text">
      <style:text-properties style:text-underline-type="single" style:text-underline-style="solid" style:text-underline-width="auto" style:text-underline-mode="continuous"/>
    </style:style>
    <style:style style:name="T3511" style:parent-style-name="Domyślnaczcionkaakapitu" style:family="text">
      <style:text-properties fo:background-color="#80FFFF" style:text-underline-type="single" style:text-underline-style="solid" style:text-underline-width="auto" style:text-underline-mode="continuous"/>
    </style:style>
    <style:style style:name="T3512" style:parent-style-name="Domyślnaczcionkaakapitu" style:family="text">
      <style:text-properties style:text-underline-type="single" style:text-underline-style="solid" style:text-underline-width="auto" style:text-underline-mode="continuous"/>
    </style:style>
    <style:style style:name="T3513" style:parent-style-name="Domyślnaczcionkaakapitu" style:family="text">
      <style:text-properties fo:background-color="#80FFFF" style:text-underline-type="single" style:text-underline-style="solid" style:text-underline-width="auto" style:text-underline-mode="continuous"/>
    </style:style>
    <style:style style:name="T3514" style:parent-style-name="Domyślnaczcionkaakapitu" style:family="text">
      <style:text-properties style:text-underline-type="single" style:text-underline-style="solid" style:text-underline-width="auto" style:text-underline-mode="continuous"/>
    </style:style>
    <style:style style:name="P3515" style:parent-style-name="Normalny" style:family="paragraph">
      <style:paragraph-properties fo:text-align="justify" fo:line-height="150%" fo:text-indent="0.2479in"/>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style:style>
    <style:style style:name="T3524" style:parent-style-name="Domyślnaczcionkaakapitu" style:family="text">
      <style:text-properties style:text-underline-type="single" style:text-underline-style="solid" style:text-underline-width="auto" style:text-underline-mode="continuous"/>
    </style:style>
    <style:style style:name="T3525" style:parent-style-name="Domyślnaczcionkaakapitu" style:family="text">
      <style:text-properties fo:background-color="#80FFFF" style:text-underline-type="single" style:text-underline-style="solid" style:text-underline-width="auto" style:text-underline-mode="continuous"/>
    </style:style>
    <style:style style:name="T3526" style:parent-style-name="Domyślnaczcionkaakapitu" style:family="text">
      <style:text-properties style:text-underline-type="single" style:text-underline-style="solid" style:text-underline-width="auto" style:text-underline-mode="continuous"/>
    </style:style>
    <style:style style:name="T3527" style:parent-style-name="Domyślnaczcionkaakapitu" style:family="text">
      <style:text-properties fo:background-color="#80FFFF" style:text-underline-type="single" style:text-underline-style="solid" style:text-underline-width="auto" style:text-underline-mode="continuous"/>
    </style:style>
    <style:style style:name="P3528" style:parent-style-name="Normalny" style:family="paragraph">
      <style:paragraph-properties fo:text-align="justify" fo:line-height="150%" fo:text-indent="0.2479in"/>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style:style>
    <style:style style:name="T3537" style:parent-style-name="Domyślnaczcionkaakapitu" style:family="text">
      <style:text-properties style:text-underline-type="single" style:text-underline-style="solid" style:text-underline-width="auto" style:text-underline-mode="continuous"/>
    </style:style>
    <style:style style:name="P3538" style:parent-style-name="Normalny" style:family="paragraph">
      <style:paragraph-properties fo:text-align="justify" fo:line-height="150%" fo:text-indent="0.2479in"/>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479in"/>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style:style>
    <style:style style:name="T3550" style:parent-style-name="Domyślnaczcionkaakapitu" style:family="text">
      <style:text-properties fo:background-color="#80FFFF" style:text-underline-type="single" style:text-underline-style="solid" style:text-underline-width="auto" style:text-underline-mode="continuous"/>
    </style:style>
    <style:style style:name="T3551" style:parent-style-name="Domyślnaczcionkaakapitu" style:family="text">
      <style:text-properties style:text-underline-type="single" style:text-underline-style="solid" style:text-underline-width="auto" style:text-underline-mode="continuous"/>
    </style:style>
    <style:style style:name="P3552" style:parent-style-name="Normalny" style:family="paragraph">
      <style:paragraph-properties fo:text-align="justify" fo:line-height="150%" fo:text-indent="0.2479in"/>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479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P3564" style:parent-style-name="Normalny" style:family="paragraph">
      <style:paragraph-properties fo:text-align="justify" fo:line-height="150%" fo:text-indent="0.2479in"/>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P3569" style:parent-style-name="Normalny" style:family="paragraph">
      <style:paragraph-properties fo:text-align="justify" fo:line-height="150%" fo:text-indent="0.2479in"/>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fo:text-indent="0.2479in"/>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P3601" style:parent-style-name="Normalny" style:family="paragraph">
      <style:paragraph-properties fo:text-align="justify" fo:line-height="150%"/>
    </style:style>
    <style:style style:name="T3602" style:parent-style-name="Domyślnaczcionkaakapitu" style:family="text">
      <style:text-properties fo:background-color="#80FFFF"/>
    </style:style>
    <style:style style:name="P3603" style:parent-style-name="Normalny" style:family="paragraph">
      <style:paragraph-properties fo:text-align="justify" fo:line-height="150%" fo:text-indent="0.2479in"/>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P3609" style:parent-style-name="Normalny" style:family="paragraph">
      <style:paragraph-properties fo:text-align="justify" fo:line-height="150%" fo:text-indent="0.2479in"/>
    </style:style>
    <style:style style:name="T3610" style:parent-style-name="Domyślnaczcionkaakapitu" style:family="text">
      <style:text-properties fo:background-color="#80FFFF"/>
    </style:style>
    <style:style style:name="P3611" style:parent-style-name="Normalny" style:family="paragraph">
      <style:paragraph-properties fo:text-align="justify" fo:line-height="150%"/>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P3616" style:parent-style-name="Normalny" style:family="paragraph">
      <style:paragraph-properties fo:text-align="justify" fo:line-height="150%" fo:text-indent="0.2479in"/>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fo:text-indent="0.2479in"/>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479in"/>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P3627" style:parent-style-name="Normalny" style:family="paragraph">
      <style:paragraph-properties fo:text-align="justify" fo:line-height="150%"/>
    </style:style>
    <style:style style:name="T3628" style:parent-style-name="Domyślnaczcionkaakapitu" style:family="text">
      <style:text-properties style:text-underline-type="single" style:text-underline-style="solid" style:text-underline-width="auto" style:text-underline-mode="continuous"/>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T3630" style:parent-style-name="Domyślnaczcionkaakapitu" style:family="text">
      <style:text-properties style:text-underline-type="single" style:text-underline-style="solid" style:text-underline-width="auto" style:text-underline-mode="continuous"/>
    </style:style>
    <style:style style:name="T3631" style:parent-style-name="Domyślnaczcionkaakapitu" style:family="text">
      <style:text-properties fo:background-color="#80FFFF" style:text-underline-type="single" style:text-underline-style="solid" style:text-underline-width="auto" style:text-underline-mode="continuous"/>
    </style:style>
    <style:style style:name="T3632" style:parent-style-name="Domyślnaczcionkaakapitu" style:family="text">
      <style:text-properties style:text-underline-type="single" style:text-underline-style="solid" style:text-underline-width="auto" style:text-underline-mode="continuous"/>
    </style:style>
    <style:style style:name="P3633" style:parent-style-name="Normalny" style:family="paragraph">
      <style:paragraph-properties fo:text-align="justify" fo:line-height="150%" fo:text-indent="0.2479in"/>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style:style>
    <style:style style:name="T3636" style:parent-style-name="Domyślnaczcionkaakapitu" style:family="text">
      <style:text-properties style:text-underline-type="single" style:text-underline-style="solid" style:text-underline-width="auto" style:text-underline-mode="continuous"/>
    </style:style>
    <style:style style:name="T3637" style:parent-style-name="Domyślnaczcionkaakapitu" style:family="text">
      <style:text-properties fo:background-color="#80FFFF" style:text-underline-type="single" style:text-underline-style="solid" style:text-underline-width="auto" style:text-underline-mode="continuous"/>
    </style:style>
    <style:style style:name="T3638" style:parent-style-name="Domyślnaczcionkaakapitu" style:family="text">
      <style:text-properties style:text-underline-type="single" style:text-underline-style="solid" style:text-underline-width="auto" style:text-underline-mode="continuous"/>
    </style:style>
    <style:style style:name="T3639" style:parent-style-name="Domyślnaczcionkaakapitu" style:family="text">
      <style:text-properties fo:background-color="#80FFFF" style:text-underline-type="single" style:text-underline-style="solid" style:text-underline-width="auto" style:text-underline-mode="continuous"/>
    </style:style>
    <style:style style:name="T3640" style:parent-style-name="Domyślnaczcionkaakapitu" style:family="text">
      <style:text-properties style:text-underline-type="single" style:text-underline-style="solid" style:text-underline-width="auto" style:text-underline-mode="continuous"/>
    </style:style>
    <style:style style:name="P3641" style:parent-style-name="Normalny" style:family="paragraph">
      <style:paragraph-properties fo:text-align="justify" fo:line-height="150%" fo:text-indent="0.2479in"/>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P3669" style:parent-style-name="Normalny" style:family="paragraph">
      <style:paragraph-properties fo:text-align="justify" fo:line-height="150%" fo:text-indent="0.2479in"/>
    </style:style>
    <style:style style:name="P3670" style:parent-style-name="Normalny" style:family="paragraph">
      <style:paragraph-properties fo:text-align="justify" fo:line-height="150%"/>
    </style:style>
    <style:style style:name="T3671" style:parent-style-name="Domyślnaczcionkaakapitu" style:family="text">
      <style:text-properties style:text-underline-type="single" style:text-underline-style="solid" style:text-underline-width="auto" style:text-underline-mode="continuous"/>
    </style:style>
    <style:style style:name="P3672" style:parent-style-name="Normalny" style:family="paragraph">
      <style:paragraph-properties fo:text-align="justify" fo:line-height="150%" fo:text-indent="0.2479in"/>
    </style:style>
    <style:style style:name="T3673" style:parent-style-name="Domyślnaczcionkaakapitu" style:family="text">
      <style:text-properties fo:background-color="#80FFFF"/>
    </style:style>
    <style:style style:name="P3674" style:parent-style-name="Normalny" style:family="paragraph">
      <style:paragraph-properties fo:text-align="justify" fo:line-height="150%">
        <style:tab-stops>
          <style:tab-stop style:type="left" style:position="1.243in"/>
        </style:tab-stops>
      </style:paragraph-properties>
    </style:style>
    <style:style style:name="T3675" style:parent-style-name="Domyślnaczcionkaakapitu" style:family="text">
      <style:text-properties style:text-underline-type="single" style:text-underline-style="solid" style:text-underline-width="auto" style:text-underline-mode="continuous"/>
    </style:style>
    <style:style style:name="T3676" style:parent-style-name="Domyślnaczcionkaakapitu" style:family="text">
      <style:text-properties fo:background-color="#80FFFF" style:text-underline-type="single" style:text-underline-style="solid" style:text-underline-width="auto" style:text-underline-mode="continuous"/>
    </style:style>
    <style:style style:name="T3677" style:parent-style-name="Domyślnaczcionkaakapitu" style:family="text">
      <style:text-properties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479in">
        <style:tab-stops>
          <style:tab-stop style:type="left" style:position="1.243in"/>
        </style:tab-stops>
      </style:paragraph-properties>
    </style:style>
    <style:style style:name="T3679" style:parent-style-name="Domyślnaczcionkaakapitu" style:family="text">
      <style:text-properties fo:background-color="#80FFFF"/>
    </style:style>
    <style:style style:name="P3680" style:parent-style-name="Normalny" style:family="paragraph">
      <style:paragraph-properties fo:text-align="justify" fo:line-height="150%" fo:text-indent="0.2479in"/>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P3690" style:parent-style-name="Normalny" style:family="paragraph">
      <style:paragraph-properties fo:text-align="justify" fo:line-height="150%" fo:text-indent="0.2479in"/>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P3698" style:parent-style-name="Normalny" style:family="paragraph">
      <style:paragraph-properties fo:text-align="justify" fo:line-height="150%" fo:text-indent="0.2479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P3710" style:parent-style-name="Normalny" style:family="paragraph">
      <style:paragraph-properties fo:text-align="justify" fo:line-height="150%" fo:text-indent="0.2479in"/>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P3713" style:parent-style-name="Normalny" style:family="paragraph">
      <style:paragraph-properties fo:text-align="justify" fo:line-height="150%"/>
    </style:style>
    <style:style style:name="T3714" style:parent-style-name="Domyślnaczcionkaakapitu" style:family="text">
      <style:text-properties style:text-underline-type="single" style:text-underline-style="solid" style:text-underline-width="auto" style:text-underline-mode="continuous"/>
    </style:style>
    <style:style style:name="P3715" style:parent-style-name="Normalny" style:family="paragraph">
      <style:paragraph-properties fo:text-align="justify" fo:line-height="150%" fo:text-indent="0.2479in"/>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P3719" style:parent-style-name="Normalny" style:family="paragraph">
      <style:paragraph-properties fo:text-align="justify" fo:line-height="150%">
        <style:tab-stops>
          <style:tab-stop style:type="left" style:position="5.2618in"/>
        </style:tab-stops>
      </style:paragraph-properties>
    </style:style>
    <style:style style:name="T3720" style:parent-style-name="Domyślnaczcionkaakapitu" style:family="text">
      <style:text-properties style:text-underline-type="single" style:text-underline-style="solid" style:text-underline-width="auto" style:text-underline-mode="continuous"/>
    </style:style>
    <style:style style:name="T3721" style:parent-style-name="Domyślnaczcionkaakapitu" style:family="text">
      <style:text-properties fo:background-color="#80FFFF" style:text-underline-type="single" style:text-underline-style="solid" style:text-underline-width="auto" style:text-underline-mode="continuous"/>
    </style:style>
    <style:style style:name="T3722" style:parent-style-name="Domyślnaczcionkaakapitu" style:family="text">
      <style:text-properties style:text-underline-type="single" style:text-underline-style="solid" style:text-underline-width="auto" style:text-underline-mode="continuous"/>
    </style:style>
    <style:style style:name="T3723" style:parent-style-name="Domyślnaczcionkaakapitu" style:family="text">
      <style:text-properties fo:background-color="#80FFFF" style:text-underline-type="single" style:text-underline-style="solid" style:text-underline-width="auto" style:text-underline-mode="continuous"/>
    </style:style>
    <style:style style:name="T3724" style:parent-style-name="Domyślnaczcionkaakapitu" style:family="text">
      <style:text-properties style:text-underline-type="single" style:text-underline-style="solid" style:text-underline-width="auto" style:text-underline-mode="continuous"/>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T3726" style:parent-style-name="Domyślnaczcionkaakapitu" style:family="text">
      <style:text-properties style:text-underline-type="single" style:text-underline-style="solid" style:text-underline-width="auto" style:text-underline-mode="continuous"/>
    </style:style>
    <style:style style:name="T3727" style:parent-style-name="Domyślnaczcionkaakapitu" style:family="text">
      <style:text-properties fo:background-color="#80FFFF" style:text-underline-type="single" style:text-underline-style="solid" style:text-underline-width="auto" style:text-underline-mode="continuous"/>
    </style:style>
    <style:style style:name="P3728" style:parent-style-name="Normalny" style:family="paragraph">
      <style:paragraph-properties fo:text-align="justify" fo:line-height="150%" fo:text-indent="0.2479in">
        <style:tab-stops>
          <style:tab-stop style:type="left" style:position="5.2618in"/>
        </style:tab-stops>
      </style:paragraph-properties>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P3791" style:parent-style-name="Normalny" style:family="paragraph">
      <style:paragraph-properties fo:text-align="justify" fo:line-height="150%" fo:text-indent="0.2479in"/>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P3805" style:parent-style-name="Normalny" style:family="paragraph">
      <style:paragraph-properties fo:text-align="justify" fo:line-height="150%" fo:text-indent="0.2479in"/>
    </style:style>
    <style:style style:name="P3806" style:parent-style-name="Normalny" style:family="paragraph">
      <style:paragraph-properties fo:text-align="justify" fo:line-height="150%"/>
    </style:style>
    <style:style style:name="T3807" style:parent-style-name="Domyślnaczcionkaakapitu" style:family="text">
      <style:text-properties style:text-underline-type="single" style:text-underline-style="solid" style:text-underline-width="auto" style:text-underline-mode="continuous"/>
    </style:style>
    <style:style style:name="T3808" style:parent-style-name="Domyślnaczcionkaakapitu" style:family="text">
      <style:text-properties fo:background-color="#80FFFF" style:text-underline-type="single" style:text-underline-style="solid" style:text-underline-width="auto" style:text-underline-mode="continuous"/>
    </style:style>
    <style:style style:name="T3809" style:parent-style-name="Domyślnaczcionkaakapitu" style:family="text">
      <style:text-properties style:text-underline-type="single" style:text-underline-style="solid" style:text-underline-width="auto" style:text-underline-mode="continuous"/>
    </style:style>
    <style:style style:name="P3810" style:parent-style-name="Normalny" style:family="paragraph">
      <style:paragraph-properties fo:text-align="justify" fo:line-height="150%" fo:text-indent="0.2479in"/>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style:style>
    <style:style style:name="T3813" style:parent-style-name="Domyślnaczcionkaakapitu" style:family="text">
      <style:text-properties style:text-underline-type="single" style:text-underline-style="solid" style:text-underline-width="auto" style:text-underline-mode="continuous"/>
    </style:style>
    <style:style style:name="P3814" style:parent-style-name="Normalny" style:family="paragraph">
      <style:paragraph-properties fo:text-align="justify" fo:line-height="150%" fo:text-indent="0.2479in"/>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P3824" style:parent-style-name="Normalny" style:family="paragraph">
      <style:paragraph-properties fo:text-align="justify" fo:line-height="150%"/>
    </style:style>
    <style:style style:name="T3825" style:parent-style-name="Domyślnaczcionkaakapitu" style:family="text">
      <style:text-properties style:text-underline-type="single" style:text-underline-style="solid" style:text-underline-width="auto" style:text-underline-mode="continuous"/>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T3831" style:parent-style-name="Domyślnaczcionkaakapitu" style:family="text">
      <style:text-properties fo:background-color="#80FFFF"/>
    </style:style>
    <style:style style:name="P3832" style:parent-style-name="Normalny" style:family="paragraph">
      <style:paragraph-properties fo:text-align="justify" fo:line-height="150%" fo:text-indent="0.2479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P3838" style:parent-style-name="Normalny" style:family="paragraph">
      <style:paragraph-properties fo:text-align="justify" fo:line-height="150%"/>
    </style:style>
    <style:style style:name="T3839" style:parent-style-name="Domyślnaczcionkaakapitu" style:family="text">
      <style:text-properties style:text-underline-type="single" style:text-underline-style="solid" style:text-underline-width="auto" style:text-underline-mode="continuous"/>
    </style:style>
    <style:style style:name="T3840" style:parent-style-name="Domyślnaczcionkaakapitu" style:family="text">
      <style:text-properties fo:background-color="#80FFFF" style:text-underline-type="single" style:text-underline-style="solid" style:text-underline-width="auto" style:text-underline-mode="continuous"/>
    </style:style>
    <style:style style:name="T3841" style:parent-style-name="Domyślnaczcionkaakapitu" style:family="text">
      <style:text-properties style:text-underline-type="single" style:text-underline-style="solid" style:text-underline-width="auto" style:text-underline-mode="continuous"/>
    </style:style>
    <style:style style:name="T3842" style:parent-style-name="Domyślnaczcionkaakapitu" style:family="text">
      <style:text-properties fo:background-color="#80FFFF" style:text-underline-type="single" style:text-underline-style="solid" style:text-underline-width="auto" style:text-underline-mode="continuous"/>
    </style:style>
    <style:style style:name="T3843" style:parent-style-name="Domyślnaczcionkaakapitu" style:family="text">
      <style:text-properties style:text-underline-type="single" style:text-underline-style="solid" style:text-underline-width="auto" style:text-underline-mode="continuous"/>
    </style:style>
    <style:style style:name="P3844" style:parent-style-name="Normalny" style:family="paragraph">
      <style:paragraph-properties fo:text-align="justify" fo:line-height="150%" fo:text-indent="0.2479in"/>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P3853" style:parent-style-name="Normalny" style:family="paragraph">
      <style:paragraph-properties fo:text-align="justify" fo:line-height="150%" fo:text-indent="0.2479in"/>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P3864" style:parent-style-name="Normalny" style:family="paragraph">
      <style:paragraph-properties fo:text-align="justify" fo:line-height="150%"/>
    </style:style>
    <style:style style:name="T3865" style:parent-style-name="Domyślnaczcionkaakapitu" style:family="text">
      <style:text-properties style:text-underline-type="single" style:text-underline-style="solid" style:text-underline-width="auto" style:text-underline-mode="continuous"/>
    </style:style>
    <style:style style:name="T3866" style:parent-style-name="Domyślnaczcionkaakapitu" style:family="text">
      <style:text-properties fo:background-color="#80FFFF"/>
    </style:style>
    <style:style style:name="P3867" style:parent-style-name="Normalny" style:family="paragraph">
      <style:paragraph-properties fo:text-align="justify" fo:line-height="150%" fo:text-indent="0.2479in"/>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P3871" style:parent-style-name="Normalny" style:family="paragraph">
      <style:paragraph-properties fo:text-align="justify" fo:line-height="150%"/>
    </style:style>
    <style:style style:name="T3872" style:parent-style-name="Domyślnaczcionkaakapitu" style:family="text">
      <style:text-properties fo:background-color="#80FFFF" style:text-underline-type="single" style:text-underline-style="solid" style:text-underline-width="auto" style:text-underline-mode="continuous"/>
    </style:style>
    <style:style style:name="T3873" style:parent-style-name="Domyślnaczcionkaakapitu" style:family="text">
      <style:text-properties style:text-underline-type="single" style:text-underline-style="solid" style:text-underline-width="auto" style:text-underline-mode="continuous"/>
    </style:style>
    <style:style style:name="T3874" style:parent-style-name="Domyślnaczcionkaakapitu" style:family="text">
      <style:text-properties fo:background-color="#80FFFF" style:text-underline-type="single" style:text-underline-style="solid" style:text-underline-width="auto" style:text-underline-mode="continuous"/>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fo:text-indent="0.2479in"/>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P3899" style:parent-style-name="Normalny" style:family="paragraph">
      <style:paragraph-properties fo:text-align="justify" fo:line-height="150%" fo:text-indent="0.2479in"/>
    </style:style>
    <style:style style:name="P3900" style:parent-style-name="Normalny" style:family="paragraph">
      <style:paragraph-properties fo:text-align="justify" fo:line-height="150%"/>
    </style:style>
    <style:style style:name="T3901" style:parent-style-name="Domyślnaczcionkaakapitu" style:family="text">
      <style:text-properties style:text-underline-type="single" style:text-underline-style="solid" style:text-underline-width="auto" style:text-underline-mode="continuous"/>
    </style:style>
    <style:style style:name="T3902" style:parent-style-name="Domyślnaczcionkaakapitu" style:family="text">
      <style:text-properties fo:background-color="#80FFFF"/>
    </style:style>
    <style:style style:name="P3903" style:parent-style-name="Normalny" style:family="paragraph">
      <style:paragraph-properties fo:text-align="justify" fo:line-height="150%" fo:text-indent="0.2479in"/>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P3906" style:parent-style-name="Normalny" style:family="paragraph">
      <style:paragraph-properties fo:text-align="justify" fo:line-height="150%"/>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fo:background-color="#80FFFF" style:text-underline-type="single" style:text-underline-style="solid" style:text-underline-width="auto" style:text-underline-mode="continuous"/>
    </style:style>
    <style:style style:name="T3909" style:parent-style-name="Domyślnaczcionkaakapitu" style:family="text">
      <style:text-properties style:text-underline-type="single" style:text-underline-style="solid" style:text-underline-width="auto" style:text-underline-mode="continuous"/>
    </style:style>
    <style:style style:name="P3910" style:parent-style-name="Normalny" style:family="paragraph">
      <style:paragraph-properties fo:text-align="justify" fo:line-height="150%" fo:text-indent="0.2479in"/>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fo:text-indent="0.2479in"/>
    </style:style>
    <style:style style:name="T3934" style:parent-style-name="Domyślnaczcionkaakapitu" style:family="text">
      <style:text-properties fo:background-color="#80FFFF"/>
    </style:style>
    <style:style style:name="P3935" style:parent-style-name="Normalny" style:family="paragraph">
      <style:paragraph-properties fo:text-align="justify" fo:line-height="150%">
        <style:tab-stops>
          <style:tab-stop style:type="left" style:position="2.8951in"/>
        </style:tab-stops>
      </style:paragraph-properties>
    </style:style>
    <style:style style:name="T3936" style:parent-style-name="Domyślnaczcionkaakapitu" style:family="text">
      <style:text-properties style:text-underline-type="single" style:text-underline-style="solid" style:text-underline-width="auto" style:text-underline-mode="continuous"/>
    </style:style>
    <style:style style:name="P3937" style:parent-style-name="Normalny" style:family="paragraph">
      <style:paragraph-properties fo:text-align="justify" fo:line-height="150%" fo:text-indent="0.2479in">
        <style:tab-stops>
          <style:tab-stop style:type="left" style:position="2.8951in"/>
        </style:tab-stops>
      </style:paragraph-properties>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P3944" style:parent-style-name="Normalny" style:family="paragraph">
      <style:paragraph-properties fo:text-align="justify" fo:line-height="150%"/>
    </style:style>
    <style:style style:name="T3945" style:parent-style-name="Domyślnaczcionkaakapitu" style:family="text">
      <style:text-properties style:text-underline-type="single" style:text-underline-style="solid" style:text-underline-width="auto" style:text-underline-mode="continuous"/>
    </style:style>
    <style:style style:name="P3946" style:parent-style-name="Normalny" style:family="paragraph">
      <style:paragraph-properties fo:text-align="justify" fo:line-height="150%" fo:text-indent="0.2479in"/>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P3952" style:parent-style-name="Normalny" style:family="paragraph">
      <style:paragraph-properties fo:text-align="justify" fo:line-height="150%" fo:text-indent="0.2479in"/>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P3962" style:parent-style-name="Normalny" style:family="paragraph">
      <style:paragraph-properties fo:text-align="justify" fo:line-height="150%" fo:text-indent="0.2479in"/>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P3997" style:parent-style-name="Normalny" style:family="paragraph">
      <style:paragraph-properties fo:text-align="justify" fo:line-height="150%" fo:text-indent="0.2479in"/>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P4001" style:parent-style-name="Normalny" style:family="paragraph">
      <style:paragraph-properties fo:text-align="justify" fo:line-height="150%" fo:text-indent="0.2479in"/>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479in"/>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P4032" style:parent-style-name="Normalny" style:family="paragraph">
      <style:paragraph-properties fo:text-align="justify" fo:line-height="150%" fo:text-indent="0.2479in"/>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P4049" style:parent-style-name="Normalny" style:family="paragraph">
      <style:paragraph-properties fo:text-align="justify" fo:line-height="150%" fo:text-indent="0.2479in"/>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P4052" style:parent-style-name="Normalny" style:family="paragraph">
      <style:paragraph-properties fo:text-align="justify" fo:line-height="150%" fo:text-indent="0.2479in"/>
    </style:style>
    <style:style style:name="P4053" style:parent-style-name="Normalny" style:family="paragraph">
      <style:paragraph-properties fo:text-align="justify" fo:line-height="150%"/>
    </style:style>
    <style:style style:name="T4054" style:parent-style-name="Domyślnaczcionkaakapitu" style:family="text">
      <style:text-properties style:text-underline-type="single" style:text-underline-style="solid" style:text-underline-width="auto" style:text-underline-mode="continuous"/>
    </style:style>
    <style:style style:name="P4055" style:parent-style-name="Normalny" style:family="paragraph">
      <style:paragraph-properties fo:text-align="justify" fo:line-height="150%" fo:text-indent="0.2479in"/>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P4066" style:parent-style-name="Normalny" style:family="paragraph">
      <style:paragraph-properties fo:text-align="justify" fo:line-height="150%"/>
    </style:style>
    <style:style style:name="T4067" style:parent-style-name="Domyślnaczcionkaakapitu" style:family="text">
      <style:text-properties style:text-underline-type="single" style:text-underline-style="solid" style:text-underline-width="auto" style:text-underline-mode="continuous"/>
    </style:style>
    <style:style style:name="T4068" style:parent-style-name="Domyślnaczcionkaakapitu" style:family="text">
      <style:text-properties fo:background-color="#80FFFF" style:text-underline-type="single" style:text-underline-style="solid" style:text-underline-width="auto" style:text-underline-mode="continuous"/>
    </style:style>
    <style:style style:name="T4069" style:parent-style-name="Domyślnaczcionkaakapitu" style:family="text">
      <style:text-properties style:text-underline-type="single" style:text-underline-style="solid" style:text-underline-width="auto" style:text-underline-mode="continuous"/>
    </style:style>
    <style:style style:name="P4070" style:parent-style-name="Normalny" style:family="paragraph">
      <style:paragraph-properties fo:text-align="justify" fo:line-height="150%" fo:text-indent="0.2479in"/>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P4084" style:parent-style-name="Normalny" style:family="paragraph">
      <style:paragraph-properties fo:text-align="justify" fo:line-height="150%"/>
    </style:style>
    <style:style style:name="T4085" style:parent-style-name="Domyślnaczcionkaakapitu" style:family="text">
      <style:text-properties style:text-underline-type="single" style:text-underline-style="solid" style:text-underline-width="auto" style:text-underline-mode="continuous"/>
    </style:style>
    <style:style style:name="T4086" style:parent-style-name="Domyślnaczcionkaakapitu" style:family="text">
      <style:text-properties fo:background-color="#80FFFF" style:text-underline-type="single" style:text-underline-style="solid" style:text-underline-width="auto" style:text-underline-mode="continuous"/>
    </style:style>
    <style:style style:name="T4087" style:parent-style-name="Domyślnaczcionkaakapitu" style:family="text">
      <style:text-properties style:text-underline-type="single" style:text-underline-style="solid" style:text-underline-width="auto" style:text-underline-mode="continuous"/>
    </style:style>
    <style:style style:name="T4088" style:parent-style-name="Domyślnaczcionkaakapitu" style:family="text">
      <style:text-properties fo:background-color="#80FFFF" style:text-underline-type="single" style:text-underline-style="solid" style:text-underline-width="auto" style:text-underline-mode="continuous"/>
    </style:style>
    <style:style style:name="T4089" style:parent-style-name="Domyślnaczcionkaakapitu" style:family="text">
      <style:text-properties style:text-underline-type="single" style:text-underline-style="solid" style:text-underline-width="auto" style:text-underline-mode="continuous"/>
    </style:style>
    <style:style style:name="T4090" style:parent-style-name="Domyślnaczcionkaakapitu" style:family="text">
      <style:text-properties fo:background-color="#80FFFF" style:text-underline-type="single" style:text-underline-style="solid" style:text-underline-width="auto" style:text-underline-mode="continuous"/>
    </style:style>
    <style:style style:name="T4091" style:parent-style-name="Domyślnaczcionkaakapitu" style:family="text">
      <style:text-properties style:text-underline-type="single" style:text-underline-style="solid" style:text-underline-width="auto" style:text-underline-mode="continuous"/>
    </style:style>
    <style:style style:name="T4092" style:parent-style-name="Domyślnaczcionkaakapitu" style:family="text">
      <style:text-properties fo:background-color="#80FFFF" style:text-underline-type="single" style:text-underline-style="solid" style:text-underline-width="auto" style:text-underline-mode="continuous"/>
    </style:style>
    <style:style style:name="T4093" style:parent-style-name="Domyślnaczcionkaakapitu" style:family="text">
      <style:text-properties style:text-underline-type="single" style:text-underline-style="solid" style:text-underline-width="auto" style:text-underline-mode="continuous"/>
    </style:style>
    <style:style style:name="T4094" style:parent-style-name="Domyślnaczcionkaakapitu" style:family="text">
      <style:text-properties fo:background-color="#80FFFF" style:text-underline-type="single" style:text-underline-style="solid" style:text-underline-width="auto" style:text-underline-mode="continuous"/>
    </style:style>
    <style:style style:name="T4095" style:parent-style-name="Domyślnaczcionkaakapitu" style:family="text">
      <style:text-properties style:text-underline-type="single" style:text-underline-style="solid" style:text-underline-width="auto" style:text-underline-mode="continuous"/>
    </style:style>
    <style:style style:name="P4096" style:parent-style-name="Normalny" style:family="paragraph">
      <style:paragraph-properties fo:text-align="justify" fo:line-height="150%" fo:text-indent="0.2479in"/>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P4099" style:parent-style-name="Normalny" style:family="paragraph">
      <style:paragraph-properties fo:text-align="justify" fo:line-height="150%"/>
    </style:style>
    <style:style style:name="T4100" style:parent-style-name="Domyślnaczcionkaakapitu" style:family="text">
      <style:text-properties style:text-underline-type="single" style:text-underline-style="solid" style:text-underline-width="auto" style:text-underline-mode="continuous"/>
    </style:style>
    <style:style style:name="P4101" style:parent-style-name="Normalny" style:family="paragraph">
      <style:paragraph-properties fo:text-align="justify" fo:line-height="150%" fo:text-indent="0.2479in"/>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P4118" style:parent-style-name="Normalny" style:family="paragraph">
      <style:paragraph-properties fo:text-align="justify" fo:line-height="150%" fo:text-indent="0.2479in"/>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P4122" style:parent-style-name="Normalny" style:family="paragraph">
      <style:paragraph-properties fo:text-align="justify" fo:line-height="150%"/>
    </style:style>
    <style:style style:name="T4123" style:parent-style-name="Domyślnaczcionkaakapitu" style:family="text">
      <style:text-properties style:text-underline-type="single" style:text-underline-style="solid" style:text-underline-width="auto" style:text-underline-mode="continuous"/>
    </style:style>
    <style:style style:name="T4124" style:parent-style-name="Domyślnaczcionkaakapitu" style:family="text">
      <style:text-properties fo:background-color="#80FFFF" style:text-underline-type="single" style:text-underline-style="solid" style:text-underline-width="auto" style:text-underline-mode="continuous"/>
    </style:style>
    <style:style style:name="T4125" style:parent-style-name="Domyślnaczcionkaakapitu" style:family="text">
      <style:text-properties style:text-underline-type="single" style:text-underline-style="solid" style:text-underline-width="auto" style:text-underline-mode="continuous"/>
    </style:style>
    <style:style style:name="P4126" style:parent-style-name="Normalny" style:family="paragraph">
      <style:paragraph-properties fo:text-align="justify" fo:line-height="150%" fo:text-indent="0.2479in"/>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P4129" style:parent-style-name="Normalny" style:family="paragraph">
      <style:paragraph-properties fo:text-align="justify" fo:line-height="150%"/>
    </style:style>
    <style:style style:name="T4130" style:parent-style-name="Domyślnaczcionkaakapitu" style:family="text">
      <style:text-properties style:text-underline-type="single" style:text-underline-style="solid" style:text-underline-width="auto" style:text-underline-mode="continuous"/>
    </style:style>
    <style:style style:name="P4131" style:parent-style-name="Normalny" style:family="paragraph">
      <style:paragraph-properties fo:text-align="justify" fo:line-height="150%" fo:text-indent="0.2479in"/>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P4158" style:parent-style-name="Normalny" style:family="paragraph">
      <style:paragraph-properties fo:text-align="justify" fo:line-height="150%" fo:text-indent="0.2479in"/>
    </style:style>
    <style:style style:name="T4159" style:parent-style-name="Domyślnaczcionkaakapitu" style:family="text">
      <style:text-properties fo:background-color="#80FFFF"/>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P4168" style:parent-style-name="Normalny" style:family="paragraph">
      <style:paragraph-properties fo:text-align="justify" fo:line-height="150%" fo:text-indent="0.2479in"/>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P4189" style:parent-style-name="Normalny" style:family="paragraph">
      <style:paragraph-properties fo:text-align="justify" fo:line-height="150%" fo:text-indent="0.2479in"/>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P4195" style:parent-style-name="Normalny" style:family="paragraph">
      <style:paragraph-properties fo:text-align="justify" fo:line-height="150%">
        <style:tab-stops>
          <style:tab-stop style:type="left" style:position="2.627in"/>
        </style:tab-stops>
      </style:paragraph-properties>
    </style:style>
    <style:style style:name="T4196" style:parent-style-name="Domyślnaczcionkaakapitu" style:family="text">
      <style:text-properties style:text-underline-type="single" style:text-underline-style="solid" style:text-underline-width="auto" style:text-underline-mode="continuous"/>
    </style:style>
    <style:style style:name="T4197" style:parent-style-name="Domyślnaczcionkaakapitu" style:family="text">
      <style:text-properties fo:background-color="#80FFFF" style:text-underline-type="single" style:text-underline-style="solid" style:text-underline-width="auto" style:text-underline-mode="continuous"/>
    </style:style>
    <style:style style:name="T4198" style:parent-style-name="Domyślnaczcionkaakapitu" style:family="text">
      <style:text-properties style:text-underline-type="single" style:text-underline-style="solid" style:text-underline-width="auto" style:text-underline-mode="continuous"/>
    </style:style>
    <style:style style:name="P4199" style:parent-style-name="Normalny" style:family="paragraph">
      <style:paragraph-properties fo:text-align="justify" fo:line-height="150%" fo:text-indent="0.2479in">
        <style:tab-stops>
          <style:tab-stop style:type="left" style:position="2.627in"/>
        </style:tab-stops>
      </style:paragraph-properties>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P4205" style:parent-style-name="Normalny" style:family="paragraph">
      <style:paragraph-properties fo:text-align="justify" fo:line-height="150%"/>
    </style:style>
    <style:style style:name="T4206" style:parent-style-name="Domyślnaczcionkaakapitu" style:family="text">
      <style:text-properties style:text-underline-type="single" style:text-underline-style="solid" style:text-underline-width="auto" style:text-underline-mode="continuous"/>
    </style:style>
    <style:style style:name="P4207" style:parent-style-name="Normalny" style:family="paragraph">
      <style:paragraph-properties fo:text-align="justify" fo:line-height="150%" fo:text-indent="0.2479in"/>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P4212" style:parent-style-name="Normalny" style:family="paragraph">
      <style:paragraph-properties fo:text-align="justify" fo:line-height="150%" fo:text-indent="0.2479in"/>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P4215" style:parent-style-name="Normalny" style:family="paragraph">
      <style:paragraph-properties fo:text-align="justify" fo:line-height="150%"/>
    </style:style>
    <style:style style:name="T4216" style:parent-style-name="Domyślnaczcionkaakapitu" style:family="text">
      <style:text-properties style:text-underline-type="single" style:text-underline-style="solid" style:text-underline-width="auto" style:text-underline-mode="continuous"/>
    </style:style>
    <style:style style:name="T4217" style:parent-style-name="Domyślnaczcionkaakapitu" style:family="text">
      <style:text-properties fo:background-color="#80FFFF" style:text-underline-type="single" style:text-underline-style="solid" style:text-underline-width="auto" style:text-underline-mode="continuous"/>
    </style:style>
    <style:style style:name="T4218" style:parent-style-name="Domyślnaczcionkaakapitu" style:family="text">
      <style:text-properties style:text-underline-type="single" style:text-underline-style="solid" style:text-underline-width="auto" style:text-underline-mode="continuous"/>
    </style:style>
    <style:style style:name="P4219" style:parent-style-name="Normalny" style:family="paragraph">
      <style:paragraph-properties fo:text-align="justify" fo:line-height="150%" fo:text-indent="0.2479in"/>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P4226" style:parent-style-name="Normalny" style:family="paragraph">
      <style:paragraph-properties fo:text-align="justify" fo:line-height="150%" fo:text-indent="0.2479in"/>
    </style:style>
    <style:style style:name="T4227" style:parent-style-name="Domyślnaczcionkaakapitu" style:family="text">
      <style:text-properties fo:background-color="#80FFFF"/>
    </style:style>
    <style:style style:name="P4228" style:parent-style-name="Normalny" style:family="paragraph">
      <style:paragraph-properties fo:text-align="justify" fo:line-height="150%" fo:text-indent="0.2479in"/>
    </style:style>
    <style:style style:name="T4229" style:parent-style-name="Domyślnaczcionkaakapitu" style:family="text">
      <style:text-properties fo:background-color="#80FFFF"/>
    </style:style>
    <style:style style:name="P4230" style:parent-style-name="Normalny" style:family="paragraph">
      <style:paragraph-properties fo:text-align="justify" fo:line-height="150%" fo:text-indent="0.2479in"/>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P4236" style:parent-style-name="Normalny" style:family="paragraph">
      <style:paragraph-properties fo:text-align="justify" fo:line-height="150%" fo:text-indent="0.2479in"/>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P4241" style:parent-style-name="Normalny" style:family="paragraph">
      <style:paragraph-properties fo:text-align="justify" fo:line-height="150%"/>
    </style:style>
    <style:style style:name="T4242" style:parent-style-name="Domyślnaczcionkaakapitu" style:family="text">
      <style:text-properties style:text-underline-type="single" style:text-underline-style="solid" style:text-underline-width="auto" style:text-underline-mode="continuous"/>
    </style:style>
    <style:style style:name="T4243" style:parent-style-name="Domyślnaczcionkaakapitu" style:family="text">
      <style:text-properties fo:background-color="#80FFFF" style:text-underline-type="single" style:text-underline-style="solid" style:text-underline-width="auto" style:text-underline-mode="continuous"/>
    </style:style>
    <style:style style:name="T4244" style:parent-style-name="Domyślnaczcionkaakapitu" style:family="text">
      <style:text-properties style:text-underline-type="single" style:text-underline-style="solid" style:text-underline-width="auto" style:text-underline-mode="continuous"/>
    </style:style>
    <style:style style:name="P4245" style:parent-style-name="Normalny" style:family="paragraph">
      <style:paragraph-properties fo:text-align="justify" fo:line-height="150%" fo:text-indent="0.2479in"/>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P4250" style:parent-style-name="Normalny" style:family="paragraph">
      <style:paragraph-properties fo:text-align="justify" fo:line-height="150%"/>
    </style:style>
    <style:style style:name="T4251" style:parent-style-name="Domyślnaczcionkaakapitu" style:family="text">
      <style:text-properties style:text-underline-type="single" style:text-underline-style="solid" style:text-underline-width="auto" style:text-underline-mode="continuous"/>
    </style:style>
    <style:style style:name="T4252" style:parent-style-name="Domyślnaczcionkaakapitu" style:family="text">
      <style:text-properties fo:background-color="#80FFFF" style:text-underline-type="single" style:text-underline-style="solid" style:text-underline-width="auto" style:text-underline-mode="continuous"/>
    </style:style>
    <style:style style:name="T4253" style:parent-style-name="Domyślnaczcionkaakapitu" style:family="text">
      <style:text-properties style:text-underline-type="single" style:text-underline-style="solid" style:text-underline-width="auto" style:text-underline-mode="continuous"/>
    </style:style>
    <style:style style:name="T4254" style:parent-style-name="Domyślnaczcionkaakapitu" style:family="text">
      <style:text-properties fo:background-color="#80FFFF" style:text-underline-type="single" style:text-underline-style="solid" style:text-underline-width="auto" style:text-underline-mode="continuous"/>
    </style:style>
    <style:style style:name="T4255" style:parent-style-name="Domyślnaczcionkaakapitu" style:family="text">
      <style:text-properties style:text-underline-type="single" style:text-underline-style="solid" style:text-underline-width="auto" style:text-underline-mode="continuous"/>
    </style:style>
    <style:style style:name="T4256" style:parent-style-name="Domyślnaczcionkaakapitu" style:family="text">
      <style:text-properties fo:background-color="#80FFFF"/>
    </style:style>
    <style:style style:name="P4257" style:parent-style-name="Normalny" style:family="paragraph">
      <style:paragraph-properties fo:text-align="justify" fo:line-height="150%" fo:text-indent="0.2479in"/>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style:style>
    <style:style style:name="T4262" style:parent-style-name="Domyślnaczcionkaakapitu" style:family="text">
      <style:text-properties style:text-underline-type="single" style:text-underline-style="solid" style:text-underline-width="auto" style:text-underline-mode="continuous"/>
    </style:style>
    <style:style style:name="P4263" style:parent-style-name="Normalny" style:family="paragraph">
      <style:paragraph-properties fo:text-align="justify" fo:line-height="150%" fo:text-indent="0.2479in"/>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style:style>
    <style:style style:name="T4266" style:parent-style-name="Domyślnaczcionkaakapitu" style:family="text">
      <style:text-properties fo:background-color="#80FFFF" style:text-underline-type="single" style:text-underline-style="solid" style:text-underline-width="auto" style:text-underline-mode="continuous"/>
    </style:style>
    <style:style style:name="T4267" style:parent-style-name="Domyślnaczcionkaakapitu" style:family="text">
      <style:text-properties style:text-underline-type="single" style:text-underline-style="solid" style:text-underline-width="auto" style:text-underline-mode="continuous"/>
    </style:style>
    <style:style style:name="P4268" style:parent-style-name="Normalny" style:family="paragraph">
      <style:paragraph-properties fo:text-align="justify" fo:line-height="150%" fo:text-indent="0.2479in"/>
    </style:style>
    <style:style style:name="P4269" style:parent-style-name="Normalny" style:family="paragraph">
      <style:paragraph-properties fo:text-align="justify" fo:line-height="150%"/>
    </style:style>
    <style:style style:name="T4270" style:parent-style-name="Domyślnaczcionkaakapitu" style:family="text">
      <style:text-properties style:text-underline-type="single" style:text-underline-style="solid" style:text-underline-width="auto" style:text-underline-mode="continuous"/>
    </style:style>
    <style:style style:name="T4271" style:parent-style-name="Domyślnaczcionkaakapitu" style:family="text">
      <style:text-properties fo:background-color="#80FFFF" style:text-underline-type="single" style:text-underline-style="solid" style:text-underline-width="auto" style:text-underline-mode="continuous"/>
    </style:style>
    <style:style style:name="T4272" style:parent-style-name="Domyślnaczcionkaakapitu" style:family="text">
      <style:text-properties style:text-underline-type="single" style:text-underline-style="solid" style:text-underline-width="auto" style:text-underline-mode="continuous"/>
    </style:style>
    <style:style style:name="P4273" style:parent-style-name="Normalny" style:family="paragraph">
      <style:paragraph-properties fo:text-align="justify" fo:line-height="150%" fo:text-indent="0.2479in"/>
    </style:style>
    <style:style style:name="T4274" style:parent-style-name="Domyślnaczcionkaakapitu" style:family="text">
      <style:text-properties fo:background-color="#80FFFF"/>
    </style:style>
    <style:style style:name="P4275" style:parent-style-name="Normalny" style:family="paragraph">
      <style:paragraph-properties fo:text-align="justify" fo:line-height="150%"/>
    </style:style>
    <style:style style:name="T4276" style:parent-style-name="Domyślnaczcionkaakapitu" style:family="text">
      <style:text-properties style:text-underline-type="single" style:text-underline-style="solid" style:text-underline-width="auto" style:text-underline-mode="continuous"/>
    </style:style>
    <style:style style:name="P4277" style:parent-style-name="Normalny" style:family="paragraph">
      <style:paragraph-properties fo:text-align="justify" fo:line-height="150%" fo:text-indent="0.2479in"/>
    </style:style>
    <style:style style:name="T4278" style:parent-style-name="Domyślnaczcionkaakapitu" style:family="text">
      <style:text-properties fo:background-color="#80FFFF"/>
    </style:style>
    <style:style style:name="P4279" style:parent-style-name="Normalny" style:family="paragraph">
      <style:paragraph-properties fo:text-align="justify" fo:line-height="150%"/>
    </style:style>
    <style:style style:name="P4280" style:parent-style-name="Normalny" style:family="paragraph">
      <style:paragraph-properties fo:text-align="justify" fo:line-height="150%"/>
    </style:style>
    <style:style style:name="T4281" style:parent-style-name="Domyślnaczcionkaakapitu" style:family="text">
      <style:text-properties fo:background-color="#80FFFF"/>
    </style:style>
    <style:style style:name="P4282" style:parent-style-name="Normalny" style:family="paragraph">
      <style:paragraph-properties fo:text-align="justify" fo:line-height="150%"/>
    </style:style>
    <style:style style:name="P4283" style:parent-style-name="Normalny" style:family="paragraph">
      <style:paragraph-properties fo:text-align="justify" fo:line-height="150%"/>
    </style:style>
    <style:style style:name="P4284" style:parent-style-name="Normalny" style:family="paragraph">
      <style:paragraph-properties fo:text-align="justify" fo:line-height="150%"/>
    </style:style>
    <style:style style:name="P4285" style:parent-style-name="Normalny" style:family="paragraph">
      <style:paragraph-properties fo:text-align="justify" fo:line-height="150%"/>
    </style:style>
    <style:style style:name="T4286" style:parent-style-name="Domyślnaczcionkaakapitu" style:family="text">
      <style:text-properties fo:background-color="#80FFFF"/>
    </style:style>
    <style:style style:name="T4287" style:parent-style-name="Domyślnaczcionkaakapitu" style:family="text">
      <style:text-properties style:text-underline-type="single" style:text-underline-style="solid" style:text-underline-width="auto" style:text-underline-mode="continuous"/>
    </style:style>
    <style:style style:name="T4288" style:parent-style-name="Domyślnaczcionkaakapitu" style:family="text">
      <style:text-properties style:text-underline-type="single" style:text-underline-style="solid" style:text-underline-width="auto" style:text-underline-mode="continuous"/>
    </style:style>
    <style:style style:name="T4289" style:parent-style-name="Domyślnaczcionkaakapitu" style:family="text">
      <style:text-properties fo:background-color="#80FFFF" style:text-underline-type="single" style:text-underline-style="solid" style:text-underline-width="auto" style:text-underline-mode="continuous"/>
    </style:style>
    <style:style style:name="T4290" style:parent-style-name="Domyślnaczcionkaakapitu" style:family="text">
      <style:text-properties style:text-underline-type="single" style:text-underline-style="solid" style:text-underline-width="auto" style:text-underline-mode="continuous"/>
    </style:style>
    <style:style style:name="P4291" style:parent-style-name="Normalny" style:family="paragraph">
      <style:paragraph-properties fo:text-align="justify" fo:line-height="150%"/>
    </style:style>
    <style:style style:name="T4292" style:parent-style-name="Domyślnaczcionkaakapitu" style:family="text">
      <style:text-properties style:text-underline-type="single" style:text-underline-style="solid" style:text-underline-width="auto" style:text-underline-mode="continuous"/>
    </style:style>
    <style:style style:name="T4293" style:parent-style-name="Domyślnaczcionkaakapitu" style:family="text">
      <style:text-properties fo:background-color="#80FFFF" style:text-underline-type="single" style:text-underline-style="solid" style:text-underline-width="auto" style:text-underline-mode="continuous"/>
    </style:style>
    <style:style style:name="T4294" style:parent-style-name="Domyślnaczcionkaakapitu" style:family="text">
      <style:text-properties style:text-underline-type="single" style:text-underline-style="solid" style:text-underline-width="auto" style:text-underline-mode="continuous"/>
    </style:style>
    <style:style style:name="T4295" style:parent-style-name="Domyślnaczcionkaakapitu" style:family="text">
      <style:text-properties fo:background-color="#80FFFF" style:text-underline-type="single" style:text-underline-style="solid" style:text-underline-width="auto" style:text-underline-mode="continuous"/>
    </style:style>
    <style:style style:name="T4296" style:parent-style-name="Domyślnaczcionkaakapitu" style:family="text">
      <style:text-properties fo:background-color="#80FFFF"/>
    </style:style>
    <style:style style:name="P4297" style:parent-style-name="Normalny" style:family="paragraph">
      <style:paragraph-properties fo:text-align="justify" fo:line-height="150%" fo:text-indent="0.2479in"/>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P4306" style:parent-style-name="Normalny" style:family="paragraph">
      <style:paragraph-properties fo:text-align="justify" fo:line-height="150%" fo:text-indent="0.2479in"/>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P4317" style:parent-style-name="Normalny" style:family="paragraph">
      <style:paragraph-properties fo:text-align="justify" fo:line-height="150%" fo:text-indent="0.2479in"/>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P4324" style:parent-style-name="Normalny" style:family="paragraph">
      <style:paragraph-properties fo:text-align="justify" fo:line-height="150%"/>
    </style:style>
    <style:style style:name="T4325" style:parent-style-name="Domyślnaczcionkaakapitu" style:family="text">
      <style:text-properties fo:background-color="#80FFFF"/>
    </style:style>
    <style:style style:name="P4326" style:parent-style-name="Normalny" style:family="paragraph">
      <style:paragraph-properties fo:text-align="justify" fo:line-height="150%" fo:text-indent="0.2479in"/>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P4340" style:parent-style-name="Normalny" style:family="paragraph">
      <style:paragraph-properties fo:text-align="justify" fo:line-height="150%" fo:text-indent="0.2479in"/>
    </style:style>
    <style:style style:name="P4341" style:parent-style-name="Normalny" style:family="paragraph">
      <style:paragraph-properties fo:text-align="justify" fo:line-height="150%" fo:text-indent="0.2479in"/>
    </style:style>
    <style:style style:name="T4342" style:parent-style-name="Domyślnaczcionkaakapitu" style:family="text">
      <style:text-properties fo:background-color="#80FFFF"/>
    </style:style>
    <style:style style:name="P4343" style:parent-style-name="Normalny" style:family="paragraph">
      <style:paragraph-properties fo:text-align="justify" fo:line-height="150%"/>
    </style:style>
    <style:style style:name="T4344" style:parent-style-name="Domyślnaczcionkaakapitu" style:family="text">
      <style:text-properties style:text-underline-type="single" style:text-underline-style="solid" style:text-underline-width="auto" style:text-underline-mode="continuous"/>
    </style:style>
    <style:style style:name="P4345" style:parent-style-name="Normalny" style:family="paragraph">
      <style:paragraph-properties fo:text-align="justify" fo:line-height="150%" fo:text-indent="0.2479in"/>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P4350" style:parent-style-name="Normalny" style:family="paragraph">
      <style:paragraph-properties fo:text-align="justify" fo:line-height="150%" fo:text-indent="0.2479in"/>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P4364" style:parent-style-name="Normalny" style:family="paragraph">
      <style:paragraph-properties fo:text-align="justify" fo:line-height="150%" fo:text-indent="0.2479in"/>
    </style:style>
    <style:style style:name="T4365" style:parent-style-name="Domyślnaczcionkaakapitu" style:family="text">
      <style:text-properties fo:background-color="#80FFFF"/>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P4371" style:parent-style-name="Normalny" style:family="paragraph">
      <style:paragraph-properties fo:text-align="justify" fo:line-height="150%" fo:text-indent="0.2479in"/>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P4375" style:parent-style-name="Normalny" style:family="paragraph">
      <style:paragraph-properties fo:text-align="justify" fo:line-height="150%"/>
    </style:style>
    <style:style style:name="T4376" style:parent-style-name="Domyślnaczcionkaakapitu" style:family="text">
      <style:text-properties style:text-underline-type="single" style:text-underline-style="solid" style:text-underline-width="auto" style:text-underline-mode="continuous"/>
    </style:style>
    <style:style style:name="P4377" style:parent-style-name="Normalny" style:family="paragraph">
      <style:paragraph-properties fo:text-align="justify" fo:line-height="150%" fo:text-indent="0.2479in"/>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P4383" style:parent-style-name="Normalny" style:family="paragraph">
      <style:paragraph-properties fo:text-align="justify" fo:line-height="150%" fo:text-indent="0.2479in"/>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T4395" style:parent-style-name="Domyślnaczcionkaakapitu" style:family="text">
      <style:text-properties fo:background-color="#80FFFF"/>
    </style:style>
    <style:style style:name="P4396" style:parent-style-name="Normalny" style:family="paragraph">
      <style:paragraph-properties fo:text-align="justify" fo:line-height="150%"/>
    </style:style>
    <style:style style:name="T4397" style:parent-style-name="Domyślnaczcionkaakapitu" style:family="text">
      <style:text-properties fo:background-color="#80FFFF" style:text-underline-type="single" style:text-underline-style="solid" style:text-underline-width="auto" style:text-underline-mode="continuous"/>
    </style:style>
    <style:style style:name="T4398" style:parent-style-name="Domyślnaczcionkaakapitu" style:family="text">
      <style:text-properties style:text-underline-type="single" style:text-underline-style="solid" style:text-underline-width="auto" style:text-underline-mode="continuous"/>
    </style:style>
    <style:style style:name="P4399" style:parent-style-name="Normalny" style:family="paragraph">
      <style:paragraph-properties fo:text-align="justify" fo:line-height="150%" fo:text-indent="0.2479in"/>
    </style:style>
    <style:style style:name="P4400" style:parent-style-name="Normalny" style:family="paragraph">
      <style:paragraph-properties fo:text-align="justify" fo:line-height="150%" fo:text-indent="0.2479in"/>
    </style:style>
    <style:style style:name="T4401" style:parent-style-name="Domyślnaczcionkaakapitu" style:family="text">
      <style:text-properties fo:background-color="#80FFFF"/>
    </style:style>
    <style:style style:name="T4402" style:parent-style-name="Domyślnaczcionkaakapitu" style:family="text">
      <style:text-properties fo:background-color="#80FFFF"/>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P4412" style:parent-style-name="Normalny" style:family="paragraph">
      <style:paragraph-properties fo:text-align="justify" fo:line-height="150%" fo:text-indent="0.2479in"/>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P4415" style:parent-style-name="Normalny" style:family="paragraph">
      <style:paragraph-properties fo:text-align="justify" fo:line-height="150%" fo:text-indent="0.2479in"/>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P4418" style:parent-style-name="Normalny" style:family="paragraph">
      <style:paragraph-properties fo:text-align="justify" fo:line-height="150%" fo:text-indent="0.2479in"/>
    </style:style>
    <style:style style:name="T4419" style:parent-style-name="Domyślnaczcionkaakapitu" style:family="text">
      <style:text-properties fo:background-color="#80FFFF"/>
    </style:style>
    <style:style style:name="P4420" style:parent-style-name="Normalny" style:family="paragraph">
      <style:paragraph-properties fo:text-align="justify" fo:line-height="150%" fo:text-indent="0.2479in"/>
    </style:style>
    <style:style style:name="P4421" style:parent-style-name="Normalny" style:family="paragraph">
      <style:paragraph-properties fo:text-align="justify" fo:line-height="150%"/>
    </style:style>
    <style:style style:name="T4422" style:parent-style-name="Domyślnaczcionkaakapitu" style:family="text">
      <style:text-properties style:text-underline-type="single" style:text-underline-style="solid" style:text-underline-width="auto" style:text-underline-mode="continuous"/>
    </style:style>
    <style:style style:name="P4423" style:parent-style-name="Normalny" style:family="paragraph">
      <style:paragraph-properties fo:text-align="justify" fo:line-height="150%" fo:text-indent="0.2479in"/>
    </style:style>
    <style:style style:name="P4424" style:parent-style-name="Normalny" style:family="paragraph">
      <style:paragraph-properties fo:text-align="justify" fo:line-height="150%"/>
    </style:style>
    <style:style style:name="T4425" style:parent-style-name="Domyślnaczcionkaakapitu" style:family="text">
      <style:text-properties style:text-underline-type="single" style:text-underline-style="solid" style:text-underline-width="auto" style:text-underline-mode="continuous"/>
    </style:style>
    <style:style style:name="P4426" style:parent-style-name="Normalny" style:family="paragraph">
      <style:paragraph-properties fo:text-align="justify" fo:line-height="150%" fo:text-indent="0.2479in"/>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P4444" style:parent-style-name="Normalny" style:family="paragraph">
      <style:paragraph-properties fo:text-align="justify" fo:line-height="150%" fo:text-indent="0.2479in"/>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P4452" style:parent-style-name="Normalny" style:family="paragraph">
      <style:paragraph-properties fo:text-align="justify" fo:line-height="150%" fo:text-indent="0.2479in"/>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P4456" style:parent-style-name="Normalny" style:family="paragraph">
      <style:paragraph-properties fo:text-align="justify" fo:line-height="150%" fo:text-indent="0.2479in"/>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P4462" style:parent-style-name="Normalny" style:family="paragraph">
      <style:paragraph-properties fo:text-align="justify" fo:line-height="150%" fo:text-indent="0.2479in"/>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P4465" style:parent-style-name="Normalny" style:family="paragraph">
      <style:paragraph-properties fo:text-align="justify" fo:line-height="150%" fo:text-indent="0.2479in"/>
    </style:style>
    <style:style style:name="P4466" style:parent-style-name="Normalny" style:family="paragraph">
      <style:paragraph-properties fo:text-align="justify" fo:line-height="150%"/>
    </style:style>
    <style:style style:name="T4467" style:parent-style-name="Domyślnaczcionkaakapitu" style:family="text">
      <style:text-properties style:text-underline-type="single" style:text-underline-style="solid" style:text-underline-width="auto" style:text-underline-mode="continuous"/>
    </style:style>
    <style:style style:name="P4468" style:parent-style-name="Normalny" style:family="paragraph">
      <style:paragraph-properties fo:text-align="justify" fo:line-height="150%" fo:text-indent="0.2479in"/>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P4471" style:parent-style-name="Normalny" style:family="paragraph">
      <style:paragraph-properties fo:text-align="justify" fo:line-height="150%"/>
    </style:style>
    <style:style style:name="T4472" style:parent-style-name="Domyślnaczcionkaakapitu" style:family="text">
      <style:text-properties style:text-underline-type="single" style:text-underline-style="solid" style:text-underline-width="auto" style:text-underline-mode="continuous"/>
    </style:style>
    <style:style style:name="P4473" style:parent-style-name="Normalny" style:family="paragraph">
      <style:paragraph-properties fo:text-align="justify" fo:line-height="150%" fo:text-indent="0.2479in"/>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P4483" style:parent-style-name="Normalny" style:family="paragraph">
      <style:paragraph-properties fo:text-align="justify" fo:line-height="150%" fo:text-indent="0.2479in"/>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P4486" style:parent-style-name="Normalny" style:family="paragraph">
      <style:paragraph-properties fo:text-align="justify" fo:line-height="150%" fo:text-indent="0.2479in"/>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P4493" style:parent-style-name="Normalny" style:family="paragraph">
      <style:paragraph-properties fo:text-align="justify" fo:line-height="150%" fo:text-indent="0.2479in"/>
    </style:style>
    <style:style style:name="T4494" style:parent-style-name="Domyślnaczcionkaakapitu" style:family="text">
      <style:text-properties fo:background-color="#80FFFF"/>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P4501" style:parent-style-name="Normalny" style:family="paragraph">
      <style:paragraph-properties fo:text-align="justify" fo:line-height="150%" fo:text-indent="0.2479in"/>
    </style:style>
    <style:style style:name="P4502" style:parent-style-name="Normalny" style:family="paragraph">
      <style:paragraph-properties fo:text-align="justify" fo:line-height="150%"/>
    </style:style>
    <style:style style:name="T4503" style:parent-style-name="Domyślnaczcionkaakapitu" style:family="text">
      <style:text-properties style:text-underline-type="single" style:text-underline-style="solid" style:text-underline-width="auto" style:text-underline-mode="continuous"/>
    </style:style>
    <style:style style:name="P4504" style:parent-style-name="Normalny" style:family="paragraph">
      <style:paragraph-properties fo:text-align="justify" fo:line-height="150%" fo:text-indent="0.2479in"/>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P4509" style:parent-style-name="Normalny" style:family="paragraph">
      <style:paragraph-properties fo:text-align="justify" fo:line-height="150%"/>
    </style:style>
    <style:style style:name="T4510" style:parent-style-name="Domyślnaczcionkaakapitu" style:family="text">
      <style:text-properties style:text-underline-type="single" style:text-underline-style="solid" style:text-underline-width="auto" style:text-underline-mode="continuous"/>
    </style:style>
    <style:style style:name="T4511" style:parent-style-name="Domyślnaczcionkaakapitu" style:family="text">
      <style:text-properties fo:background-color="#80FFFF" style:text-underline-type="single" style:text-underline-style="solid" style:text-underline-width="auto" style:text-underline-mode="continuous"/>
    </style:style>
    <style:style style:name="T4512" style:parent-style-name="Domyślnaczcionkaakapitu" style:family="text">
      <style:text-properties style:text-underline-type="single" style:text-underline-style="solid" style:text-underline-width="auto" style:text-underline-mode="continuous"/>
    </style:style>
    <style:style style:name="T4513" style:parent-style-name="Domyślnaczcionkaakapitu" style:family="text">
      <style:text-properties fo:background-color="#80FFFF" style:text-underline-type="single" style:text-underline-style="solid" style:text-underline-width="auto" style:text-underline-mode="continuous"/>
    </style:style>
    <style:style style:name="P4514" style:parent-style-name="Normalny" style:family="paragraph">
      <style:paragraph-properties fo:text-align="justify" fo:line-height="150%" fo:text-indent="0.2479in"/>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P4529" style:parent-style-name="Normalny" style:family="paragraph">
      <style:paragraph-properties fo:text-align="justify" fo:line-height="150%" fo:text-indent="0.2479in"/>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P4540" style:parent-style-name="Normalny" style:family="paragraph">
      <style:paragraph-properties fo:text-align="justify" fo:line-height="150%" fo:text-indent="0.2479in"/>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P4544" style:parent-style-name="Normalny" style:family="paragraph">
      <style:paragraph-properties fo:text-align="justify" fo:line-height="150%">
        <style:tab-stops>
          <style:tab-stop style:type="left" style:position="1.9618in"/>
        </style:tab-stops>
      </style:paragraph-properties>
    </style:style>
    <style:style style:name="T4545" style:parent-style-name="Domyślnaczcionkaakapitu" style:family="text">
      <style:text-properties style:text-underline-type="single" style:text-underline-style="solid" style:text-underline-width="auto" style:text-underline-mode="continuous"/>
    </style:style>
    <style:style style:name="P4546" style:parent-style-name="Normalny" style:family="paragraph">
      <style:paragraph-properties fo:text-align="justify" fo:line-height="150%" fo:text-indent="0.2479in">
        <style:tab-stops>
          <style:tab-stop style:type="left" style:position="1.9618in"/>
        </style:tab-stops>
      </style:paragraph-properties>
    </style:style>
    <style:style style:name="T4547" style:parent-style-name="Domyślnaczcionkaakapitu" style:family="text">
      <style:text-properties fo:background-color="#80FFFF"/>
    </style:style>
    <style:style style:name="T4548" style:parent-style-name="Domyślnaczcionkaakapitu" style:family="text">
      <style:text-properties fo:background-color="#80FFFF"/>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P4562" style:parent-style-name="Normalny" style:family="paragraph">
      <style:paragraph-properties fo:text-align="justify" fo:line-height="150%" fo:text-indent="0.2479in"/>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P4572" style:parent-style-name="Normalny" style:family="paragraph">
      <style:paragraph-properties fo:text-align="justify" fo:line-height="150%"/>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P4575" style:parent-style-name="Normalny" style:family="paragraph">
      <style:paragraph-properties fo:text-align="justify" fo:line-height="150%" fo:text-indent="0.2479in"/>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P4582" style:parent-style-name="Normalny" style:family="paragraph">
      <style:paragraph-properties fo:text-align="justify" fo:line-height="150%" fo:text-indent="0.2479in"/>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P4589" style:parent-style-name="Normalny" style:family="paragraph">
      <style:paragraph-properties fo:text-align="justify" fo:line-height="150%" fo:text-indent="0.2479in"/>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P4594" style:parent-style-name="Normalny" style:family="paragraph">
      <style:paragraph-properties fo:text-align="justify" fo:line-height="150%" fo:text-indent="0.2479in"/>
    </style:style>
    <style:style style:name="P4595" style:parent-style-name="Normalny" style:family="paragraph">
      <style:paragraph-properties fo:text-align="justify" fo:line-height="150%"/>
    </style:style>
    <style:style style:name="T4596" style:parent-style-name="Domyślnaczcionkaakapitu" style:family="text">
      <style:text-properties style:text-underline-type="single" style:text-underline-style="solid" style:text-underline-width="auto" style:text-underline-mode="continuous"/>
    </style:style>
    <style:style style:name="T4597" style:parent-style-name="Domyślnaczcionkaakapitu" style:family="text">
      <style:text-properties fo:background-color="#80FFFF" style:text-underline-type="single" style:text-underline-style="solid" style:text-underline-width="auto" style:text-underline-mode="continuous"/>
    </style:style>
    <style:style style:name="T4598" style:parent-style-name="Domyślnaczcionkaakapitu" style:family="text">
      <style:text-properties style:text-underline-type="single" style:text-underline-style="solid" style:text-underline-width="auto" style:text-underline-mode="continuous"/>
    </style:style>
    <style:style style:name="P4599" style:parent-style-name="Normalny" style:family="paragraph">
      <style:paragraph-properties fo:text-align="justify" fo:line-height="150%" fo:text-indent="0.2479in"/>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P4602" style:parent-style-name="Normalny" style:family="paragraph">
      <style:paragraph-properties fo:text-align="justify" fo:line-height="150%"/>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P4606" style:parent-style-name="Normalny" style:family="paragraph">
      <style:paragraph-properties fo:text-align="justify" fo:line-height="150%"/>
    </style:style>
    <style:style style:name="T4607" style:parent-style-name="Domyślnaczcionkaakapitu" style:family="text">
      <style:text-properties style:text-underline-type="single" style:text-underline-style="solid" style:text-underline-width="auto" style:text-underline-mode="continuous"/>
    </style:style>
    <style:style style:name="T4608" style:parent-style-name="Domyślnaczcionkaakapitu" style:family="text">
      <style:text-properties fo:background-color="#80FFFF" style:text-underline-type="single" style:text-underline-style="solid" style:text-underline-width="auto" style:text-underline-mode="continuous"/>
    </style:style>
    <style:style style:name="T4609" style:parent-style-name="Domyślnaczcionkaakapitu" style:family="text">
      <style:text-properties style:text-underline-type="single" style:text-underline-style="solid" style:text-underline-width="auto" style:text-underline-mode="continuous"/>
    </style:style>
    <style:style style:name="P4610" style:parent-style-name="Normalny" style:family="paragraph">
      <style:paragraph-properties fo:text-align="justify" fo:line-height="150%" fo:text-indent="0.2479in"/>
    </style:style>
    <style:style style:name="T4611" style:parent-style-name="Domyślnaczcionkaakapitu" style:family="text">
      <style:text-properties fo:background-color="#80FFFF"/>
    </style:style>
    <style:style style:name="P4612" style:parent-style-name="Normalny" style:family="paragraph">
      <style:paragraph-properties fo:text-align="justify" fo:line-height="150%"/>
    </style:style>
    <style:style style:name="T4613" style:parent-style-name="Domyślnaczcionkaakapitu" style:family="text">
      <style:text-properties fo:background-color="#80FFFF"/>
    </style:style>
    <style:style style:name="P4614" style:parent-style-name="Normalny" style:family="paragraph">
      <style:paragraph-properties fo:text-align="justify" fo:line-height="150%">
        <style:tab-stops>
          <style:tab-stop style:type="left" style:position="2.793in"/>
        </style:tab-stops>
      </style:paragraph-properties>
    </style:style>
    <style:style style:name="T4615" style:parent-style-name="Domyślnaczcionkaakapitu" style:family="text">
      <style:text-properties style:text-underline-type="single" style:text-underline-style="solid" style:text-underline-width="auto" style:text-underline-mode="continuous"/>
    </style:style>
    <style:style style:name="T4616" style:parent-style-name="Domyślnaczcionkaakapitu" style:family="text">
      <style:text-properties fo:background-color="#80FFFF" style:text-underline-type="single" style:text-underline-style="solid" style:text-underline-width="auto" style:text-underline-mode="continuous"/>
    </style:style>
    <style:style style:name="T4617" style:parent-style-name="Domyślnaczcionkaakapitu" style:family="text">
      <style:text-properties style:text-underline-type="single" style:text-underline-style="solid" style:text-underline-width="auto" style:text-underline-mode="continuous"/>
    </style:style>
    <style:style style:name="T4618" style:parent-style-name="Domyślnaczcionkaakapitu" style:family="text">
      <style:text-properties fo:background-color="#80FFFF" style:text-underline-type="single" style:text-underline-style="solid" style:text-underline-width="auto" style:text-underline-mode="continuous"/>
    </style:style>
    <style:style style:name="T4619" style:parent-style-name="Domyślnaczcionkaakapitu" style:family="text">
      <style:text-properties style:text-underline-type="single" style:text-underline-style="solid" style:text-underline-width="auto" style:text-underline-mode="continuous"/>
    </style:style>
    <style:style style:name="T4620" style:parent-style-name="Domyślnaczcionkaakapitu" style:family="text">
      <style:text-properties fo:background-color="#80FFFF"/>
    </style:style>
    <style:style style:name="P4621" style:parent-style-name="Normalny" style:family="paragraph">
      <style:paragraph-properties fo:text-align="justify" fo:line-height="150%" fo:text-indent="0.2479in">
        <style:tab-stops>
          <style:tab-stop style:type="left" style:position="2.793in"/>
        </style:tab-stops>
      </style:paragraph-properties>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T4629" style:parent-style-name="Domyślnaczcionkaakapitu" style:family="text">
      <style:text-properties fo:background-color="#80FFFF"/>
    </style:style>
    <style:style style:name="T4630" style:parent-style-name="Domyślnaczcionkaakapitu" style:family="text">
      <style:text-properties fo:background-color="#80FFFF"/>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P4634" style:parent-style-name="Normalny" style:family="paragraph">
      <style:paragraph-properties fo:text-align="justify" fo:line-height="150%" fo:text-indent="0.2479in"/>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T4637" style:parent-style-name="Domyślnaczcionkaakapitu" style:family="text">
      <style:text-properties fo:background-color="#80FFFF"/>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P4643" style:parent-style-name="Normalny" style:family="paragraph">
      <style:paragraph-properties fo:text-align="justify" fo:line-height="150%"/>
    </style:style>
    <style:style style:name="T4644" style:parent-style-name="Domyślnaczcionkaakapitu" style:family="text">
      <style:text-properties style:text-underline-type="single" style:text-underline-style="solid" style:text-underline-width="auto" style:text-underline-mode="continuous"/>
    </style:style>
    <style:style style:name="T4645" style:parent-style-name="Domyślnaczcionkaakapitu" style:family="text">
      <style:text-properties fo:background-color="#80FFFF" style:text-underline-type="single" style:text-underline-style="solid" style:text-underline-width="auto" style:text-underline-mode="continuous"/>
    </style:style>
    <style:style style:name="T4646" style:parent-style-name="Domyślnaczcionkaakapitu" style:family="text">
      <style:text-properties style:text-underline-type="single" style:text-underline-style="solid" style:text-underline-width="auto" style:text-underline-mode="continuous"/>
    </style:style>
    <style:style style:name="T4647" style:parent-style-name="Domyślnaczcionkaakapitu" style:family="text">
      <style:text-properties fo:background-color="#80FFFF" style:text-underline-type="single" style:text-underline-style="solid" style:text-underline-width="auto" style:text-underline-mode="continuous"/>
    </style:style>
    <style:style style:name="T4648" style:parent-style-name="Domyślnaczcionkaakapitu" style:family="text">
      <style:text-properties style:text-underline-type="single" style:text-underline-style="solid" style:text-underline-width="auto" style:text-underline-mode="continuous"/>
    </style:style>
    <style:style style:name="T4649" style:parent-style-name="Domyślnaczcionkaakapitu" style:family="text">
      <style:text-properties fo:background-color="#80FFFF" style:text-underline-type="single" style:text-underline-style="solid" style:text-underline-width="auto" style:text-underline-mode="continuous"/>
    </style:style>
    <style:style style:name="P4650" style:parent-style-name="Normalny" style:family="paragraph">
      <style:paragraph-properties fo:text-align="justify" fo:line-height="150%" fo:text-indent="0.2479in"/>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T4666" style:parent-style-name="Domyślnaczcionkaakapitu" style:family="text">
      <style:text-properties fo:background-color="#80FFFF"/>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T4669" style:parent-style-name="Domyślnaczcionkaakapitu" style:family="text">
      <style:text-properties fo:background-color="#80FFFF"/>
    </style:style>
    <style:style style:name="T4670" style:parent-style-name="Domyślnaczcionkaakapitu" style:family="text">
      <style:text-properties fo:background-color="#80FFFF"/>
    </style:style>
    <style:style style:name="T4671" style:parent-style-name="Domyślnaczcionkaakapitu" style:family="text">
      <style:text-properties fo:background-color="#80FFFF"/>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T4680" style:parent-style-name="Domyślnaczcionkaakapitu" style:family="text">
      <style:text-properties fo:background-color="#80FFFF"/>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P4684" style:parent-style-name="Normalny" style:family="paragraph">
      <style:paragraph-properties fo:text-align="justify" fo:line-height="150%" fo:text-indent="0.2479in"/>
    </style:style>
    <style:style style:name="P4685" style:parent-style-name="Normalny" style:family="paragraph">
      <style:paragraph-properties fo:text-align="justify" fo:line-height="150%"/>
    </style:style>
    <style:style style:name="T4686" style:parent-style-name="Domyślnaczcionkaakapitu" style:family="text">
      <style:text-properties style:text-underline-type="single" style:text-underline-style="solid" style:text-underline-width="auto" style:text-underline-mode="continuous"/>
    </style:style>
    <style:style style:name="P4687" style:parent-style-name="Normalny" style:family="paragraph">
      <style:paragraph-properties fo:text-align="justify" fo:line-height="150%" fo:text-indent="0.2479in"/>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T4691" style:parent-style-name="Domyślnaczcionkaakapitu" style:family="text">
      <style:text-properties fo:background-color="#80FFFF"/>
    </style:style>
    <style:style style:name="T4692" style:parent-style-name="Domyślnaczcionkaakapitu" style:family="text">
      <style:text-properties fo:background-color="#80FFFF"/>
    </style:style>
    <style:style style:name="T4693" style:parent-style-name="Domyślnaczcionkaakapitu" style:family="text">
      <style:text-properties fo:background-color="#80FFFF"/>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T4717" style:parent-style-name="Domyślnaczcionkaakapitu" style:family="text">
      <style:text-properties fo:background-color="#80FFFF"/>
    </style:style>
    <style:style style:name="T4718" style:parent-style-name="Domyślnaczcionkaakapitu" style:family="text">
      <style:text-properties fo:background-color="#80FFFF"/>
    </style:style>
    <style:style style:name="P4719" style:parent-style-name="Normalny" style:family="paragraph">
      <style:paragraph-properties fo:text-align="justify" fo:line-height="150%" fo:text-indent="0.2479in"/>
    </style:style>
    <style:style style:name="T4720" style:parent-style-name="Domyślnaczcionkaakapitu" style:family="text">
      <style:text-properties fo:background-color="#80FFFF"/>
    </style:style>
    <style:style style:name="P4721" style:parent-style-name="Normalny" style:family="paragraph">
      <style:paragraph-properties fo:text-align="justify" fo:line-height="150%"/>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P4725" style:parent-style-name="Normalny" style:family="paragraph">
      <style:paragraph-properties fo:text-align="justify" fo:line-height="150%"/>
    </style:style>
    <style:style style:name="T4726" style:parent-style-name="Domyślnaczcionkaakapitu" style:family="text">
      <style:text-properties style:text-underline-type="single" style:text-underline-style="solid" style:text-underline-width="auto" style:text-underline-mode="continuous"/>
    </style:style>
    <style:style style:name="T4727" style:parent-style-name="Domyślnaczcionkaakapitu" style:family="text">
      <style:text-properties fo:background-color="#80FFFF" style:text-underline-type="single" style:text-underline-style="solid" style:text-underline-width="auto" style:text-underline-mode="continuous"/>
    </style:style>
    <style:style style:name="T4728" style:parent-style-name="Domyślnaczcionkaakapitu" style:family="text">
      <style:text-properties style:text-underline-type="single" style:text-underline-style="solid" style:text-underline-width="auto" style:text-underline-mode="continuous"/>
    </style:style>
    <style:style style:name="T4729" style:parent-style-name="Domyślnaczcionkaakapitu" style:family="text">
      <style:text-properties fo:background-color="#80FFFF" style:text-underline-type="single" style:text-underline-style="solid" style:text-underline-width="auto" style:text-underline-mode="continuous"/>
    </style:style>
    <style:style style:name="T4730" style:parent-style-name="Domyślnaczcionkaakapitu" style:family="text">
      <style:text-properties style:text-underline-type="single" style:text-underline-style="solid" style:text-underline-width="auto" style:text-underline-mode="continuous"/>
    </style:style>
    <style:style style:name="P4731" style:parent-style-name="Normalny" style:family="paragraph">
      <style:paragraph-properties fo:text-align="justify" fo:line-height="150%" fo:text-indent="0.2479in">
        <style:tab-stops>
          <style:tab-stop style:type="left" style:position="2.8388in"/>
        </style:tab-stops>
      </style:paragraph-properties>
      <style:text-properties fo:background-color="#80FFFF"/>
    </style:style>
    <style:style style:name="P4732" style:parent-style-name="Normalny" style:family="paragraph">
      <style:paragraph-properties fo:text-align="justify" fo:line-height="150%"/>
    </style:style>
    <style:style style:name="T4733" style:parent-style-name="Domyślnaczcionkaakapitu" style:family="text">
      <style:text-properties style:text-underline-type="single" style:text-underline-style="solid" style:text-underline-width="auto" style:text-underline-mode="continuous"/>
    </style:style>
    <style:style style:name="P4734" style:parent-style-name="Normalny" style:family="paragraph">
      <style:paragraph-properties fo:text-align="justify" fo:line-height="150%" fo:text-indent="0.2479in"/>
    </style:style>
    <style:style style:name="T4735" style:parent-style-name="Domyślnaczcionkaakapitu" style:family="text">
      <style:text-properties fo:background-color="#80FFFF"/>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T4740" style:parent-style-name="Domyślnaczcionkaakapitu" style:family="text">
      <style:text-properties fo:background-color="#80FFFF"/>
    </style:style>
    <style:style style:name="T4741" style:parent-style-name="Domyślnaczcionkaakapitu" style:family="text">
      <style:text-properties fo:background-color="#80FFFF"/>
    </style:style>
    <style:style style:name="T4742" style:parent-style-name="Domyślnaczcionkaakapitu" style:family="text">
      <style:text-properties fo:background-color="#80FFFF"/>
    </style:style>
    <style:style style:name="P4743" style:parent-style-name="Normalny" style:family="paragraph">
      <style:paragraph-properties fo:text-align="justify" fo:line-height="150%">
        <style:tab-stops>
          <style:tab-stop style:type="left" style:position="2.8388in"/>
        </style:tab-stops>
      </style:paragraph-properties>
    </style:style>
    <style:style style:name="T4744" style:parent-style-name="Domyślnaczcionkaakapitu" style:family="text">
      <style:text-properties style:text-underline-type="single" style:text-underline-style="solid" style:text-underline-width="auto" style:text-underline-mode="continuous"/>
    </style:style>
    <style:style style:name="T4745" style:parent-style-name="Domyślnaczcionkaakapitu" style:family="text">
      <style:text-properties fo:background-color="#80FFFF" style:text-underline-type="single" style:text-underline-style="solid" style:text-underline-width="auto" style:text-underline-mode="continuous"/>
    </style:style>
    <style:style style:name="T4746" style:parent-style-name="Domyślnaczcionkaakapitu" style:family="text">
      <style:text-properties style:text-underline-type="single" style:text-underline-style="solid" style:text-underline-width="auto" style:text-underline-mode="continuous"/>
    </style:style>
    <style:style style:name="P4747" style:parent-style-name="Normalny" style:family="paragraph">
      <style:paragraph-properties fo:text-align="justify" fo:line-height="150%" fo:text-indent="0.2479in">
        <style:tab-stops>
          <style:tab-stop style:type="left" style:position="2.8388in"/>
        </style:tab-stops>
      </style:paragraph-properties>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P4751" style:parent-style-name="Normalny" style:family="paragraph">
      <style:paragraph-properties fo:text-align="justify" fo:line-height="150%"/>
    </style:style>
    <style:style style:name="T4752" style:parent-style-name="Domyślnaczcionkaakapitu" style:family="text">
      <style:text-properties style:text-underline-type="single" style:text-underline-style="solid" style:text-underline-width="auto" style:text-underline-mode="continuous"/>
    </style:style>
    <style:style style:name="P4753" style:parent-style-name="Normalny" style:family="paragraph">
      <style:paragraph-properties fo:text-align="justify" fo:line-height="150%" fo:text-indent="0.2479in"/>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P4758" style:parent-style-name="Normalny" style:family="paragraph">
      <style:paragraph-properties fo:text-align="justify" fo:line-height="150%"/>
    </style:style>
    <style:style style:name="T4759" style:parent-style-name="Domyślnaczcionkaakapitu" style:family="text">
      <style:text-properties style:text-underline-type="single" style:text-underline-style="solid" style:text-underline-width="auto" style:text-underline-mode="continuous"/>
    </style:style>
    <style:style style:name="P4760" style:parent-style-name="Normalny" style:family="paragraph">
      <style:paragraph-properties fo:text-align="justify" fo:line-height="150%" fo:text-indent="0.2479in"/>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P4763" style:parent-style-name="Normalny" style:family="paragraph">
      <style:paragraph-properties fo:text-align="justify" fo:line-height="150%"/>
    </style:style>
    <style:style style:name="T4764" style:parent-style-name="Domyślnaczcionkaakapitu" style:family="text">
      <style:text-properties style:text-underline-type="single" style:text-underline-style="solid" style:text-underline-width="auto" style:text-underline-mode="continuous"/>
    </style:style>
    <style:style style:name="T4765" style:parent-style-name="Domyślnaczcionkaakapitu" style:family="text">
      <style:text-properties fo:background-color="#80FFFF" style:text-underline-type="single" style:text-underline-style="solid" style:text-underline-width="auto" style:text-underline-mode="continuous"/>
    </style:style>
    <style:style style:name="T4766" style:parent-style-name="Domyślnaczcionkaakapitu" style:family="text">
      <style:text-properties style:text-underline-type="single" style:text-underline-style="solid" style:text-underline-width="auto" style:text-underline-mode="continuous"/>
    </style:style>
    <style:style style:name="P4767" style:parent-style-name="Normalny" style:family="paragraph">
      <style:paragraph-properties fo:text-align="justify" fo:line-height="150%" fo:text-indent="0.2479in"/>
    </style:style>
    <style:style style:name="T4768" style:parent-style-name="Domyślnaczcionkaakapitu" style:family="text">
      <style:text-properties fo:background-color="#80FFFF"/>
    </style:style>
    <style:style style:name="T4769" style:parent-style-name="Domyślnaczcionkaakapitu" style:family="text">
      <style:text-properties fo:background-color="#80FFFF"/>
    </style:style>
    <style:style style:name="T4770" style:parent-style-name="Domyślnaczcionkaakapitu" style:family="text">
      <style:text-properties fo:background-color="#80FFFF"/>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P4779" style:parent-style-name="Normalny" style:family="paragraph">
      <style:paragraph-properties fo:text-align="justify" fo:line-height="150%"/>
    </style:style>
    <style:style style:name="T4780" style:parent-style-name="Domyślnaczcionkaakapitu" style:family="text">
      <style:text-properties style:text-underline-type="single" style:text-underline-style="solid" style:text-underline-width="auto" style:text-underline-mode="continuous"/>
    </style:style>
    <style:style style:name="P4781" style:parent-style-name="Normalny" style:family="paragraph">
      <style:paragraph-properties fo:text-align="justify" fo:line-height="150%" fo:text-indent="0.2479in"/>
    </style:style>
    <style:style style:name="T4782" style:parent-style-name="Domyślnaczcionkaakapitu" style:family="text">
      <style:text-properties fo:background-color="#80FFFF"/>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P4789" style:parent-style-name="Normalny" style:family="paragraph">
      <style:paragraph-properties fo:text-align="justify" fo:line-height="150%" fo:text-indent="0.2479in"/>
    </style:style>
    <style:style style:name="T4790" style:parent-style-name="Domyślnaczcionkaakapitu" style:family="text">
      <style:text-properties fo:background-color="#80FFFF"/>
    </style:style>
    <style:style style:name="T4791" style:parent-style-name="Domyślnaczcionkaakapitu" style:family="text">
      <style:text-properties fo:background-color="#80FFFF"/>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T4801" style:parent-style-name="Domyślnaczcionkaakapitu" style:family="text">
      <style:text-properties fo:background-color="#80FFFF"/>
    </style:style>
    <style:style style:name="T4802" style:parent-style-name="Domyślnaczcionkaakapitu" style:family="text">
      <style:text-properties fo:background-color="#80FFFF"/>
    </style:style>
    <style:style style:name="T4803" style:parent-style-name="Domyślnaczcionkaakapitu" style:family="text">
      <style:text-properties fo:background-color="#80FFFF"/>
    </style:style>
    <style:style style:name="P4804" style:parent-style-name="Normalny" style:family="paragraph">
      <style:paragraph-properties fo:text-align="justify" fo:line-height="150%" fo:text-indent="0.2479in"/>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P4808" style:parent-style-name="Normalny" style:family="paragraph">
      <style:paragraph-properties fo:text-align="justify" fo:line-height="150%"/>
    </style:style>
    <style:style style:name="T4809" style:parent-style-name="Domyślnaczcionkaakapitu" style:family="text">
      <style:text-properties style:text-underline-type="single" style:text-underline-style="solid" style:text-underline-width="auto" style:text-underline-mode="continuous"/>
    </style:style>
    <style:style style:name="T4810" style:parent-style-name="Domyślnaczcionkaakapitu" style:family="text">
      <style:text-properties fo:background-color="#80FFFF" style:text-underline-type="single" style:text-underline-style="solid" style:text-underline-width="auto" style:text-underline-mode="continuous"/>
    </style:style>
    <style:style style:name="T4811" style:parent-style-name="Domyślnaczcionkaakapitu" style:family="text">
      <style:text-properties style:text-underline-type="single" style:text-underline-style="solid" style:text-underline-width="auto" style:text-underline-mode="continuous"/>
    </style:style>
    <style:style style:name="T4812" style:parent-style-name="Domyślnaczcionkaakapitu" style:family="text">
      <style:text-properties fo:background-color="#80FFFF" style:text-underline-type="single" style:text-underline-style="solid" style:text-underline-width="auto" style:text-underline-mode="continuous"/>
    </style:style>
    <style:style style:name="T4813" style:parent-style-name="Domyślnaczcionkaakapitu" style:family="text">
      <style:text-properties style:text-underline-type="single" style:text-underline-style="solid" style:text-underline-width="auto" style:text-underline-mode="continuous"/>
    </style:style>
    <style:style style:name="P4814" style:parent-style-name="Normalny" style:family="paragraph">
      <style:paragraph-properties fo:text-align="justify" fo:line-height="150%" fo:text-indent="0.2479in"/>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P4818" style:parent-style-name="Normalny" style:family="paragraph">
      <style:paragraph-properties fo:text-align="justify" fo:line-height="150%"/>
    </style:style>
    <style:style style:name="T4819" style:parent-style-name="Domyślnaczcionkaakapitu" style:family="text">
      <style:text-properties style:text-underline-type="single" style:text-underline-style="solid" style:text-underline-width="auto" style:text-underline-mode="continuous"/>
    </style:style>
    <style:style style:name="P4820" style:parent-style-name="Normalny" style:family="paragraph">
      <style:paragraph-properties fo:text-align="justify" fo:line-height="150%" fo:text-indent="0.2479in"/>
    </style:style>
    <style:style style:name="T4821" style:parent-style-name="Domyślnaczcionkaakapitu" style:family="text">
      <style:text-properties fo:background-color="#80FFFF"/>
    </style:style>
    <style:style style:name="P4822" style:parent-style-name="Normalny" style:family="paragraph">
      <style:paragraph-properties fo:text-align="justify" fo:line-height="150%"/>
    </style:style>
    <style:style style:name="T4823" style:parent-style-name="Domyślnaczcionkaakapitu" style:family="text">
      <style:text-properties style:text-underline-type="single" style:text-underline-style="solid" style:text-underline-width="auto" style:text-underline-mode="continuous"/>
    </style:style>
    <style:style style:name="T4824" style:parent-style-name="Domyślnaczcionkaakapitu" style:family="text">
      <style:text-properties fo:background-color="#80FFFF" style:text-underline-type="single" style:text-underline-style="solid" style:text-underline-width="auto" style:text-underline-mode="continuous"/>
    </style:style>
    <style:style style:name="T4825" style:parent-style-name="Domyślnaczcionkaakapitu" style:family="text">
      <style:text-properties style:text-underline-type="single" style:text-underline-style="solid" style:text-underline-width="auto" style:text-underline-mode="continuous"/>
    </style:style>
    <style:style style:name="P4826" style:parent-style-name="Normalny" style:family="paragraph">
      <style:paragraph-properties fo:text-align="justify" fo:line-height="150%" fo:text-indent="0.2479in"/>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T4829" style:parent-style-name="Domyślnaczcionkaakapitu" style:family="text">
      <style:text-properties fo:background-color="#80FFFF"/>
    </style:style>
    <style:style style:name="T4830" style:parent-style-name="Domyślnaczcionkaakapitu" style:family="text">
      <style:text-properties fo:background-color="#80FFFF"/>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P4833" style:parent-style-name="Normalny" style:family="paragraph">
      <style:paragraph-properties fo:text-align="justify" fo:line-height="150%" fo:text-indent="0.2479in"/>
    </style:style>
    <style:style style:name="T4834" style:parent-style-name="Domyślnaczcionkaakapitu" style:family="text">
      <style:text-properties fo:background-color="#80FFFF"/>
    </style:style>
    <style:style style:name="P4835" style:parent-style-name="Normalny" style:family="paragraph">
      <style:paragraph-properties fo:text-align="justify" fo:line-height="150%"/>
    </style:style>
    <style:style style:name="T4836" style:parent-style-name="Domyślnaczcionkaakapitu" style:family="text">
      <style:text-properties style:text-underline-type="single" style:text-underline-style="solid" style:text-underline-width="auto" style:text-underline-mode="continuous"/>
    </style:style>
    <style:style style:name="P4837" style:parent-style-name="Normalny" style:family="paragraph">
      <style:paragraph-properties fo:text-align="justify" fo:line-height="150%" fo:text-indent="0.2479in"/>
    </style:style>
    <style:style style:name="P4838" style:parent-style-name="Normalny" style:family="paragraph">
      <style:paragraph-properties fo:text-align="justify" fo:line-height="150%"/>
    </style:style>
    <style:style style:name="T4839" style:parent-style-name="Domyślnaczcionkaakapitu" style:family="text">
      <style:text-properties fo:background-color="#80FFFF"/>
    </style:style>
    <style:style style:name="P4840" style:parent-style-name="Normalny" style:family="paragraph">
      <style:paragraph-properties fo:text-align="justify" fo:line-height="150%"/>
    </style:style>
    <style:style style:name="T4841" style:parent-style-name="Domyślnaczcionkaakapitu" style:family="text">
      <style:text-properties style:text-underline-type="single" style:text-underline-style="solid" style:text-underline-width="auto" style:text-underline-mode="continuous"/>
    </style:style>
    <style:style style:name="P4842" style:parent-style-name="Normalny" style:family="paragraph">
      <style:paragraph-properties fo:text-align="justify" fo:line-height="150%" fo:text-indent="0.2479in"/>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T4849" style:parent-style-name="Domyślnaczcionkaakapitu" style:family="text">
      <style:text-properties fo:background-color="#80FFFF"/>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P4858" style:parent-style-name="Normalny" style:family="paragraph">
      <style:paragraph-properties fo:text-align="justify" fo:line-height="150%"/>
    </style:style>
    <style:style style:name="T4859" style:parent-style-name="Domyślnaczcionkaakapitu" style:family="text">
      <style:text-properties style:text-underline-type="single" style:text-underline-style="solid" style:text-underline-width="auto" style:text-underline-mode="continuous"/>
    </style:style>
    <style:style style:name="T4860" style:parent-style-name="Domyślnaczcionkaakapitu" style:family="text">
      <style:text-properties fo:background-color="#80FFFF" style:text-underline-type="single" style:text-underline-style="solid" style:text-underline-width="auto" style:text-underline-mode="continuous"/>
    </style:style>
    <style:style style:name="T4861" style:parent-style-name="Domyślnaczcionkaakapitu" style:family="text">
      <style:text-properties style:text-underline-type="single" style:text-underline-style="solid" style:text-underline-width="auto" style:text-underline-mode="continuous"/>
    </style:style>
    <style:style style:name="T4862" style:parent-style-name="Domyślnaczcionkaakapitu" style:family="text">
      <style:text-properties fo:background-color="#80FFFF" style:text-underline-type="single" style:text-underline-style="solid" style:text-underline-width="auto" style:text-underline-mode="continuous"/>
    </style:style>
    <style:style style:name="T4863" style:parent-style-name="Domyślnaczcionkaakapitu" style:family="text">
      <style:text-properties style:text-underline-type="single" style:text-underline-style="solid" style:text-underline-width="auto" style:text-underline-mode="continuous"/>
    </style:style>
    <style:style style:name="P4864" style:parent-style-name="Normalny" style:family="paragraph">
      <style:paragraph-properties fo:text-align="justify" fo:line-height="150%" fo:text-indent="0.2479in"/>
    </style:style>
    <style:style style:name="T4865" style:parent-style-name="Domyślnaczcionkaakapitu" style:family="text">
      <style:text-properties fo:background-color="#80FFFF"/>
    </style:style>
    <style:style style:name="P4866" style:parent-style-name="Normalny" style:family="paragraph">
      <style:paragraph-properties fo:text-align="justify" fo:line-height="150%"/>
    </style:style>
    <style:style style:name="T4867" style:parent-style-name="Domyślnaczcionkaakapitu" style:family="text">
      <style:text-properties style:text-underline-type="single" style:text-underline-style="solid" style:text-underline-width="auto" style:text-underline-mode="continuous"/>
    </style:style>
    <style:style style:name="P4868" style:parent-style-name="Normalny" style:family="paragraph">
      <style:paragraph-properties fo:text-align="justify" fo:line-height="150%" fo:text-indent="0.2479in"/>
    </style:style>
    <style:style style:name="T4869" style:parent-style-name="Domyślnaczcionkaakapitu" style:family="text">
      <style:text-properties fo:background-color="#80FFFF"/>
    </style:style>
    <style:style style:name="T4870" style:parent-style-name="Domyślnaczcionkaakapitu" style:family="text">
      <style:text-properties fo:background-color="#80FFFF"/>
    </style:style>
    <style:style style:name="T4871" style:parent-style-name="Domyślnaczcionkaakapitu" style:family="text">
      <style:text-properties fo:background-color="#80FFFF"/>
    </style:style>
    <style:style style:name="T4872" style:parent-style-name="Domyślnaczcionkaakapitu" style:family="text">
      <style:text-properties fo:background-color="#80FFFF"/>
    </style:style>
    <style:style style:name="T4873" style:parent-style-name="Domyślnaczcionkaakapitu" style:family="text">
      <style:text-properties fo:background-color="#80FFFF"/>
    </style:style>
    <style:style style:name="T4874" style:parent-style-name="Domyślnaczcionkaakapitu" style:family="text">
      <style:text-properties fo:background-color="#80FFFF"/>
    </style:style>
    <style:style style:name="P4875" style:parent-style-name="Normalny" style:family="paragraph">
      <style:paragraph-properties fo:text-align="justify" fo:line-height="150%" fo:text-indent="0.2479in"/>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T4880" style:parent-style-name="Domyślnaczcionkaakapitu" style:family="text">
      <style:text-properties fo:background-color="#80FFFF"/>
    </style:style>
    <style:style style:name="P4881" style:parent-style-name="Normalny" style:family="paragraph">
      <style:paragraph-properties fo:text-align="justify" fo:line-height="150%"/>
    </style:style>
    <style:style style:name="T4882" style:parent-style-name="Domyślnaczcionkaakapitu" style:family="text">
      <style:text-properties style:text-underline-type="single" style:text-underline-style="solid" style:text-underline-width="auto" style:text-underline-mode="continuous"/>
    </style:style>
    <style:style style:name="T4883" style:parent-style-name="Domyślnaczcionkaakapitu" style:family="text">
      <style:text-properties fo:background-color="#80FFFF" style:text-underline-type="single" style:text-underline-style="solid" style:text-underline-width="auto" style:text-underline-mode="continuous"/>
    </style:style>
    <style:style style:name="T4884" style:parent-style-name="Domyślnaczcionkaakapitu" style:family="text">
      <style:text-properties style:text-underline-type="single" style:text-underline-style="solid" style:text-underline-width="auto" style:text-underline-mode="continuous"/>
    </style:style>
    <style:style style:name="T4885" style:parent-style-name="Domyślnaczcionkaakapitu" style:family="text">
      <style:text-properties fo:background-color="#80FFFF" style:text-underline-type="single" style:text-underline-style="solid" style:text-underline-width="auto" style:text-underline-mode="continuous"/>
    </style:style>
    <style:style style:name="T4886" style:parent-style-name="Domyślnaczcionkaakapitu" style:family="text">
      <style:text-properties style:text-underline-type="single" style:text-underline-style="solid" style:text-underline-width="auto" style:text-underline-mode="continuous"/>
    </style:style>
    <style:style style:name="P4887" style:parent-style-name="Normalny" style:family="paragraph">
      <style:paragraph-properties fo:text-align="justify" fo:line-height="150%" fo:text-indent="0.2479in"/>
    </style:style>
    <style:style style:name="T4888" style:parent-style-name="Domyślnaczcionkaakapitu" style:family="text">
      <style:text-properties fo:background-color="#80FFFF"/>
    </style:style>
    <style:style style:name="P4889" style:parent-style-name="Normalny" style:family="paragraph">
      <style:paragraph-properties fo:text-align="justify" fo:line-height="150%"/>
    </style:style>
    <style:style style:name="T4890" style:parent-style-name="Domyślnaczcionkaakapitu" style:family="text">
      <style:text-properties style:text-underline-type="single" style:text-underline-style="solid" style:text-underline-width="auto" style:text-underline-mode="continuous"/>
    </style:style>
    <style:style style:name="T4891" style:parent-style-name="Domyślnaczcionkaakapitu" style:family="text">
      <style:text-properties fo:background-color="#80FFFF" style:text-underline-type="single" style:text-underline-style="solid" style:text-underline-width="auto" style:text-underline-mode="continuous"/>
    </style:style>
    <style:style style:name="T4892" style:parent-style-name="Domyślnaczcionkaakapitu" style:family="text">
      <style:text-properties style:text-underline-type="single" style:text-underline-style="solid" style:text-underline-width="auto" style:text-underline-mode="continuous"/>
    </style:style>
    <style:style style:name="P4893" style:parent-style-name="Normalny" style:family="paragraph">
      <style:paragraph-properties fo:text-align="justify" fo:line-height="150%" fo:text-indent="0.2479in"/>
    </style:style>
    <style:style style:name="T4894" style:parent-style-name="Domyślnaczcionkaakapitu" style:family="text">
      <style:text-properties fo:background-color="#80FFFF"/>
    </style:style>
    <style:style style:name="T4895" style:parent-style-name="Domyślnaczcionkaakapitu" style:family="text">
      <style:text-properties fo:background-color="#80FFFF"/>
    </style:style>
    <style:style style:name="T4896" style:parent-style-name="Domyślnaczcionkaakapitu" style:family="text">
      <style:text-properties fo:background-color="#80FFFF"/>
    </style:style>
    <style:style style:name="T4897" style:parent-style-name="Domyślnaczcionkaakapitu" style:family="text">
      <style:text-properties fo:background-color="#80FFFF"/>
    </style:style>
    <style:style style:name="T4898" style:parent-style-name="Domyślnaczcionkaakapitu" style:family="text">
      <style:text-properties fo:background-color="#80FFFF"/>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T4902" style:parent-style-name="Domyślnaczcionkaakapitu" style:family="text">
      <style:text-properties fo:background-color="#80FFFF"/>
    </style:style>
    <style:style style:name="T4903" style:parent-style-name="Domyślnaczcionkaakapitu" style:family="text">
      <style:text-properties fo:background-color="#80FFFF"/>
    </style:style>
    <style:style style:name="T4904" style:parent-style-name="Domyślnaczcionkaakapitu" style:family="text">
      <style:text-properties fo:background-color="#80FFFF"/>
    </style:style>
    <style:style style:name="T4905" style:parent-style-name="Domyślnaczcionkaakapitu" style:family="text">
      <style:text-properties fo:background-color="#80FFFF"/>
    </style:style>
    <style:style style:name="T4906" style:parent-style-name="Domyślnaczcionkaakapitu" style:family="text">
      <style:text-properties fo:background-color="#80FFFF"/>
    </style:style>
    <style:style style:name="T4907" style:parent-style-name="Domyślnaczcionkaakapitu" style:family="text">
      <style:text-properties fo:background-color="#80FFFF"/>
    </style:style>
    <style:style style:name="T4908" style:parent-style-name="Domyślnaczcionkaakapitu" style:family="text">
      <style:text-properties fo:background-color="#80FFFF"/>
    </style:style>
    <style:style style:name="T4909" style:parent-style-name="Domyślnaczcionkaakapitu" style:family="text">
      <style:text-properties fo:background-color="#80FFFF"/>
    </style:style>
    <style:style style:name="T4910" style:parent-style-name="Domyślnaczcionkaakapitu" style:family="text">
      <style:text-properties fo:background-color="#80FFFF"/>
    </style:style>
    <style:style style:name="T4911" style:parent-style-name="Domyślnaczcionkaakapitu" style:family="text">
      <style:text-properties fo:background-color="#80FFFF"/>
    </style:style>
    <style:style style:name="T4912" style:parent-style-name="Domyślnaczcionkaakapitu" style:family="text">
      <style:text-properties fo:background-color="#80FFFF"/>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P4915" style:parent-style-name="Normalny" style:family="paragraph">
      <style:paragraph-properties fo:text-align="justify" fo:line-height="150%" fo:text-indent="0.2479in"/>
    </style:style>
    <style:style style:name="T4916" style:parent-style-name="Domyślnaczcionkaakapitu" style:family="text">
      <style:text-properties fo:background-color="#80FFFF"/>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T4923" style:parent-style-name="Domyślnaczcionkaakapitu" style:family="text">
      <style:text-properties fo:background-color="#80FFFF"/>
    </style:style>
    <style:style style:name="T4924" style:parent-style-name="Domyślnaczcionkaakapitu" style:family="text">
      <style:text-properties fo:background-color="#80FFFF"/>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T4932" style:parent-style-name="Domyślnaczcionkaakapitu" style:family="text">
      <style:text-properties fo:background-color="#80FFFF"/>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T4939" style:parent-style-name="Domyślnaczcionkaakapitu" style:family="text">
      <style:text-properties fo:background-color="#80FFFF"/>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P4944" style:parent-style-name="Normalny" style:family="paragraph">
      <style:paragraph-properties fo:text-align="justify" fo:line-height="150%" fo:text-indent="0.2479in"/>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T4954" style:parent-style-name="Domyślnaczcionkaakapitu" style:family="text">
      <style:text-properties fo:background-color="#80FFFF"/>
    </style:style>
    <style:style style:name="T4955" style:parent-style-name="Domyślnaczcionkaakapitu" style:family="text">
      <style:text-properties fo:background-color="#80FFFF"/>
    </style:style>
    <style:style style:name="P4956" style:parent-style-name="Normalny" style:family="paragraph">
      <style:paragraph-properties fo:text-align="justify" fo:line-height="150%"/>
    </style:style>
    <style:style style:name="T4957" style:parent-style-name="Domyślnaczcionkaakapitu" style:family="text">
      <style:text-properties fo:background-color="#80FFFF"/>
    </style:style>
    <style:style style:name="P4958" style:parent-style-name="Normalny" style:family="paragraph">
      <style:paragraph-properties fo:text-align="justify" fo:line-height="150%" fo:text-indent="0.2479in"/>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T4982" style:parent-style-name="Domyślnaczcionkaakapitu" style:family="text">
      <style:text-properties fo:background-color="#80FFFF"/>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T4985" style:parent-style-name="Domyślnaczcionkaakapitu" style:family="text">
      <style:text-properties fo:background-color="#80FFFF"/>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T4988" style:parent-style-name="Domyślnaczcionkaakapitu" style:family="text">
      <style:text-properties fo:background-color="#80FFFF"/>
    </style:style>
    <style:style style:name="T4989" style:parent-style-name="Domyślnaczcionkaakapitu" style:family="text">
      <style:text-properties fo:background-color="#80FFFF"/>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T4996" style:parent-style-name="Domyślnaczcionkaakapitu" style:family="text">
      <style:text-properties fo:background-color="#80FFFF"/>
    </style:style>
    <style:style style:name="T4997" style:parent-style-name="Domyślnaczcionkaakapitu" style:family="text">
      <style:text-properties fo:background-color="#80FFFF"/>
    </style:style>
    <style:style style:name="P4998" style:parent-style-name="Normalny" style:family="paragraph">
      <style:paragraph-properties fo:text-align="justify" fo:line-height="150%" fo:text-indent="0.2479in"/>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P5001" style:parent-style-name="Normalny" style:family="paragraph">
      <style:paragraph-properties fo:text-align="justify" fo:line-height="150%"/>
    </style:style>
    <style:style style:name="T5002" style:parent-style-name="Domyślnaczcionkaakapitu" style:family="text">
      <style:text-properties style:text-underline-type="single" style:text-underline-style="solid" style:text-underline-width="auto" style:text-underline-mode="continuous"/>
    </style:style>
    <style:style style:name="T5003" style:parent-style-name="Domyślnaczcionkaakapitu" style:family="text">
      <style:text-properties fo:background-color="#80FFFF" style:text-underline-type="single" style:text-underline-style="solid" style:text-underline-width="auto" style:text-underline-mode="continuous"/>
    </style:style>
    <style:style style:name="T5004" style:parent-style-name="Domyślnaczcionkaakapitu" style:family="text">
      <style:text-properties style:text-underline-type="single" style:text-underline-style="solid" style:text-underline-width="auto" style:text-underline-mode="continuous"/>
    </style:style>
    <style:style style:name="P5005" style:parent-style-name="Normalny" style:family="paragraph">
      <style:paragraph-properties fo:text-align="justify" fo:line-height="150%" fo:text-indent="0.2479in"/>
    </style:style>
    <style:style style:name="T5006" style:parent-style-name="Domyślnaczcionkaakapitu" style:family="text">
      <style:text-properties fo:background-color="#80FFFF"/>
    </style:style>
    <style:style style:name="T5007" style:parent-style-name="Domyślnaczcionkaakapitu" style:family="text">
      <style:text-properties fo:background-color="#80FFFF"/>
    </style:style>
    <style:style style:name="T5008" style:parent-style-name="Domyślnaczcionkaakapitu" style:family="text">
      <style:text-properties fo:background-color="#80FFFF"/>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T5015" style:parent-style-name="Domyślnaczcionkaakapitu" style:family="text">
      <style:text-properties fo:background-color="#80FFFF"/>
    </style:style>
    <style:style style:name="T5016" style:parent-style-name="Domyślnaczcionkaakapitu" style:family="text">
      <style:text-properties fo:background-color="#80FFFF"/>
    </style:style>
    <style:style style:name="T5017" style:parent-style-name="Domyślnaczcionkaakapitu" style:family="text">
      <style:text-properties fo:background-color="#80FFFF"/>
    </style:style>
    <style:style style:name="T5018" style:parent-style-name="Domyślnaczcionkaakapitu" style:family="text">
      <style:text-properties fo:background-color="#80FFFF"/>
    </style:style>
    <style:style style:name="T5019" style:parent-style-name="Domyślnaczcionkaakapitu" style:family="text">
      <style:text-properties fo:background-color="#80FFFF"/>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T5022" style:parent-style-name="Domyślnaczcionkaakapitu" style:family="text">
      <style:text-properties fo:background-color="#80FFFF"/>
    </style:style>
    <style:style style:name="T5023" style:parent-style-name="Domyślnaczcionkaakapitu" style:family="text">
      <style:text-properties fo:background-color="#80FFFF"/>
    </style:style>
    <style:style style:name="T5024" style:parent-style-name="Domyślnaczcionkaakapitu" style:family="text">
      <style:text-properties fo:background-color="#80FFFF"/>
    </style:style>
    <style:style style:name="T5025" style:parent-style-name="Domyślnaczcionkaakapitu" style:family="text">
      <style:text-properties fo:background-color="#80FFFF"/>
    </style:style>
    <style:style style:name="T5026" style:parent-style-name="Domyślnaczcionkaakapitu" style:family="text">
      <style:text-properties fo:background-color="#80FFFF"/>
    </style:style>
    <style:style style:name="T5027" style:parent-style-name="Domyślnaczcionkaakapitu" style:family="text">
      <style:text-properties fo:background-color="#80FFFF"/>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P5038" style:parent-style-name="Normalny" style:family="paragraph">
      <style:paragraph-properties fo:text-align="justify" fo:line-height="150%" fo:text-indent="0.2479in"/>
    </style:style>
    <style:style style:name="T5039" style:parent-style-name="Domyślnaczcionkaakapitu" style:family="text">
      <style:text-properties fo:background-color="#80FFFF"/>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T5044" style:parent-style-name="Domyślnaczcionkaakapitu" style:family="text">
      <style:text-properties fo:background-color="#80FFFF"/>
    </style:style>
    <style:style style:name="T5045" style:parent-style-name="Domyślnaczcionkaakapitu" style:family="text">
      <style:text-properties fo:background-color="#80FFFF"/>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P5048" style:parent-style-name="Normalny" style:family="paragraph">
      <style:paragraph-properties fo:text-align="justify" fo:line-height="150%"/>
    </style:style>
    <style:style style:name="T5049" style:parent-style-name="Domyślnaczcionkaakapitu" style:family="text">
      <style:text-properties style:text-underline-type="single" style:text-underline-style="solid" style:text-underline-width="auto" style:text-underline-mode="continuous"/>
    </style:style>
    <style:style style:name="T5050" style:parent-style-name="Domyślnaczcionkaakapitu" style:family="text">
      <style:text-properties fo:background-color="#80FFFF" style:text-underline-type="single" style:text-underline-style="solid" style:text-underline-width="auto" style:text-underline-mode="continuous"/>
    </style:style>
    <style:style style:name="T5051" style:parent-style-name="Domyślnaczcionkaakapitu" style:family="text">
      <style:text-properties style:text-underline-type="single" style:text-underline-style="solid" style:text-underline-width="auto" style:text-underline-mode="continuous"/>
    </style:style>
    <style:style style:name="P5052" style:parent-style-name="Normalny" style:family="paragraph">
      <style:paragraph-properties fo:text-align="justify" fo:line-height="150%" fo:text-indent="0.2479in"/>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P5059" style:parent-style-name="Normalny" style:family="paragraph">
      <style:paragraph-properties fo:text-align="justify" fo:line-height="150%"/>
    </style:style>
    <style:style style:name="T5060" style:parent-style-name="Domyślnaczcionkaakapitu" style:family="text">
      <style:text-properties fo:background-color="#80FFFF"/>
    </style:style>
    <style:style style:name="P5061" style:parent-style-name="Normalny" style:family="paragraph">
      <style:paragraph-properties fo:text-align="justify" fo:line-height="150%"/>
    </style:style>
    <style:style style:name="T5062" style:parent-style-name="Domyślnaczcionkaakapitu" style:family="text">
      <style:text-properties style:text-underline-type="single" style:text-underline-style="solid" style:text-underline-width="auto" style:text-underline-mode="continuous"/>
    </style:style>
    <style:style style:name="P5063" style:parent-style-name="Normalny" style:family="paragraph">
      <style:paragraph-properties fo:text-align="justify" fo:line-height="150%" fo:text-indent="0.2479in"/>
    </style:style>
    <style:style style:name="T5064" style:parent-style-name="Domyślnaczcionkaakapitu" style:family="text">
      <style:text-properties fo:background-color="#80FFFF"/>
    </style:style>
    <style:style style:name="T5065" style:parent-style-name="Domyślnaczcionkaakapitu" style:family="text">
      <style:text-properties fo:background-color="#80FFFF"/>
    </style:style>
    <style:style style:name="P5066" style:parent-style-name="Normalny" style:family="paragraph">
      <style:paragraph-properties fo:text-align="justify" fo:line-height="150%"/>
    </style:style>
    <style:style style:name="T5067" style:parent-style-name="Domyślnaczcionkaakapitu" style:family="text">
      <style:text-properties style:text-underline-type="single" style:text-underline-style="solid" style:text-underline-width="auto" style:text-underline-mode="continuous"/>
    </style:style>
    <style:style style:name="P5068" style:parent-style-name="Normalny" style:family="paragraph">
      <style:paragraph-properties fo:text-align="justify" fo:line-height="150%" fo:text-indent="0.2479in"/>
    </style:style>
    <style:style style:name="T5069" style:parent-style-name="Domyślnaczcionkaakapitu" style:family="text">
      <style:text-properties fo:background-color="#80FFFF"/>
    </style:style>
    <style:style style:name="T5070" style:parent-style-name="Domyślnaczcionkaakapitu" style:family="text">
      <style:text-properties fo:background-color="#80FFFF"/>
    </style:style>
    <style:style style:name="T5071" style:parent-style-name="Domyślnaczcionkaakapitu" style:family="text">
      <style:text-properties fo:background-color="#80FFFF"/>
    </style:style>
    <style:style style:name="T5072" style:parent-style-name="Domyślnaczcionkaakapitu" style:family="text">
      <style:text-properties fo:background-color="#80FFFF"/>
    </style:style>
    <style:style style:name="T5073" style:parent-style-name="Domyślnaczcionkaakapitu" style:family="text">
      <style:text-properties fo:background-color="#80FFFF"/>
    </style:style>
    <style:style style:name="P5074" style:parent-style-name="Normalny" style:family="paragraph">
      <style:paragraph-properties fo:text-align="justify" fo:line-height="150%"/>
    </style:style>
    <style:style style:name="T5075" style:parent-style-name="Domyślnaczcionkaakapitu" style:family="text">
      <style:text-properties fo:background-color="#80FFFF" style:text-underline-type="single" style:text-underline-style="solid" style:text-underline-width="auto" style:text-underline-mode="continuous"/>
    </style:style>
    <style:style style:name="T5076" style:parent-style-name="Domyślnaczcionkaakapitu" style:family="text">
      <style:text-properties style:text-underline-type="single" style:text-underline-style="solid" style:text-underline-width="auto" style:text-underline-mode="continuous"/>
    </style:style>
    <style:style style:name="T5077" style:parent-style-name="Domyślnaczcionkaakapitu" style:family="text">
      <style:text-properties fo:background-color="#80FFFF" style:text-underline-type="single" style:text-underline-style="solid" style:text-underline-width="auto" style:text-underline-mode="continuous"/>
    </style:style>
    <style:style style:name="T5078" style:parent-style-name="Domyślnaczcionkaakapitu" style:family="text">
      <style:text-properties style:text-underline-type="single" style:text-underline-style="solid" style:text-underline-width="auto" style:text-underline-mode="continuous"/>
    </style:style>
    <style:style style:name="T5079" style:parent-style-name="Domyślnaczcionkaakapitu" style:family="text">
      <style:text-properties fo:background-color="#80FFFF" style:text-underline-type="single" style:text-underline-style="solid" style:text-underline-width="auto" style:text-underline-mode="continuous"/>
    </style:style>
    <style:style style:name="T5080" style:parent-style-name="Domyślnaczcionkaakapitu" style:family="text">
      <style:text-properties style:text-underline-type="single" style:text-underline-style="solid" style:text-underline-width="auto" style:text-underline-mode="continuous"/>
    </style:style>
    <style:style style:name="T5081" style:parent-style-name="Domyślnaczcionkaakapitu" style:family="text">
      <style:text-properties fo:background-color="#80FFFF" style:text-underline-type="single" style:text-underline-style="solid" style:text-underline-width="auto" style:text-underline-mode="continuous"/>
    </style:style>
    <style:style style:name="T5082" style:parent-style-name="Domyślnaczcionkaakapitu" style:family="text">
      <style:text-properties fo:background-color="#80FFFF"/>
    </style:style>
    <style:style style:name="P5083" style:parent-style-name="Normalny" style:family="paragraph">
      <style:paragraph-properties fo:text-align="justify" fo:line-height="150%" fo:text-indent="0.2479in"/>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P5087" style:parent-style-name="Normalny" style:family="paragraph">
      <style:paragraph-properties fo:text-align="justify" fo:line-height="150%" fo:text-indent="0.2479in"/>
    </style:style>
    <style:style style:name="T5088" style:parent-style-name="Domyślnaczcionkaakapitu" style:family="text">
      <style:text-properties fo:background-color="#80FFFF"/>
    </style:style>
    <style:style style:name="P5089" style:parent-style-name="Normalny" style:family="paragraph">
      <style:paragraph-properties fo:text-align="justify" fo:line-height="150%"/>
    </style:style>
    <style:style style:name="T5090" style:parent-style-name="Domyślnaczcionkaakapitu" style:family="text">
      <style:text-properties fo:background-color="#80FFFF"/>
    </style:style>
    <style:style style:name="P5091" style:parent-style-name="Normalny" style:family="paragraph">
      <style:paragraph-properties fo:text-align="justify" fo:line-height="150%" fo:text-indent="0.2479in"/>
    </style:style>
    <style:style style:name="T5092" style:parent-style-name="Domyślnaczcionkaakapitu" style:family="text">
      <style:text-properties fo:background-color="#80FFFF"/>
    </style:style>
    <style:style style:name="T5093" style:parent-style-name="Domyślnaczcionkaakapitu" style:family="text">
      <style:text-properties fo:background-color="#80FFFF"/>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P5097" style:parent-style-name="Normalny" style:family="paragraph">
      <style:paragraph-properties fo:text-align="justify" fo:line-height="150%"/>
    </style:style>
    <style:style style:name="T5098" style:parent-style-name="Domyślnaczcionkaakapitu" style:family="text">
      <style:text-properties fo:background-color="#80FFFF"/>
    </style:style>
    <style:style style:name="T5099" style:parent-style-name="Domyślnaczcionkaakapitu" style:family="text">
      <style:text-properties fo:background-color="#80FFFF"/>
    </style:style>
    <style:style style:name="P5100" style:parent-style-name="Normalny" style:family="paragraph">
      <style:paragraph-properties fo:text-align="justify" fo:line-height="150%" fo:text-indent="0.2479in"/>
    </style:style>
    <style:style style:name="T5101" style:parent-style-name="Domyślnaczcionkaakapitu" style:family="text">
      <style:text-properties fo:background-color="#80FFFF"/>
    </style:style>
    <style:style style:name="P5102" style:parent-style-name="Normalny" style:family="paragraph">
      <style:paragraph-properties fo:text-align="justify" fo:line-height="150%"/>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P5105" style:parent-style-name="Normalny" style:family="paragraph">
      <style:paragraph-properties fo:text-align="justify" fo:line-height="150%" fo:text-indent="0.2479in"/>
    </style:style>
    <style:style style:name="P5106" style:parent-style-name="Normalny" style:family="paragraph">
      <style:paragraph-properties fo:text-align="justify" fo:line-height="150%"/>
    </style:style>
    <style:style style:name="T5107" style:parent-style-name="Domyślnaczcionkaakapitu" style:family="text">
      <style:text-properties style:text-underline-type="single" style:text-underline-style="solid" style:text-underline-width="auto" style:text-underline-mode="continuous"/>
    </style:style>
    <style:style style:name="P5108" style:parent-style-name="Normalny" style:family="paragraph">
      <style:paragraph-properties fo:text-align="justify" fo:line-height="150%" fo:text-indent="0.2479in">
        <style:tab-stops>
          <style:tab-stop style:type="left" style:leader-style="dotted" style:leader-text="." style:position="1.2736in"/>
          <style:tab-stop style:type="left" style:position="1.725in"/>
          <style:tab-stop style:type="left" style:leader-style="dotted" style:leader-text="." style:position="2.5902in"/>
        </style:tab-stops>
      </style:paragraph-properties>
    </style:style>
    <style:style style:name="T5109" style:parent-style-name="Domyślnaczcionkaakapitu" style:family="text">
      <style:text-properties fo:background-color="#80FFFF"/>
    </style:style>
    <style:style style:name="T5110" style:parent-style-name="Domyślnaczcionkaakapitu" style:family="text">
      <style:text-properties fo:background-color="#80FFFF"/>
    </style:style>
    <style:style style:name="P5111" style:parent-style-name="Normalny" style:family="paragraph">
      <style:paragraph-properties fo:text-align="justify" fo:line-height="150%" fo:text-indent="0.2479in"/>
    </style:style>
    <style:style style:name="T5112" style:parent-style-name="Domyślnaczcionkaakapitu" style:family="text">
      <style:text-properties fo:background-color="#80FFFF"/>
    </style:style>
    <style:style style:name="T5113" style:parent-style-name="Domyślnaczcionkaakapitu" style:family="text">
      <style:text-properties fo:background-color="#80FFFF"/>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T5116" style:parent-style-name="Domyślnaczcionkaakapitu" style:family="text">
      <style:text-properties fo:background-color="#80FFFF"/>
    </style:style>
    <style:style style:name="T5117" style:parent-style-name="Domyślnaczcionkaakapitu" style:family="text">
      <style:text-properties fo:background-color="#80FFFF"/>
    </style:style>
    <style:style style:name="T5118" style:parent-style-name="Domyślnaczcionkaakapitu" style:family="text">
      <style:text-properties fo:background-color="#80FFFF"/>
    </style:style>
    <style:style style:name="T5119" style:parent-style-name="Domyślnaczcionkaakapitu" style:family="text">
      <style:text-properties fo:background-color="#80FFFF"/>
    </style:style>
    <style:style style:name="T5120" style:parent-style-name="Domyślnaczcionkaakapitu" style:family="text">
      <style:text-properties fo:background-color="#80FFFF"/>
    </style:style>
    <style:style style:name="T5121" style:parent-style-name="Domyślnaczcionkaakapitu" style:family="text">
      <style:text-properties fo:background-color="#80FFFF"/>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T5131" style:parent-style-name="Domyślnaczcionkaakapitu" style:family="text">
      <style:text-properties fo:background-color="#80FFFF"/>
    </style:style>
    <style:style style:name="T5132" style:parent-style-name="Domyślnaczcionkaakapitu" style:family="text">
      <style:text-properties fo:background-color="#80FFFF"/>
    </style:style>
    <style:style style:name="T5133" style:parent-style-name="Domyślnaczcionkaakapitu" style:family="text">
      <style:text-properties fo:background-color="#80FFFF"/>
    </style:style>
    <style:style style:name="P5134" style:parent-style-name="Normalny" style:family="paragraph">
      <style:paragraph-properties fo:text-align="justify" fo:line-height="150%" fo:text-indent="0.2479in"/>
    </style:style>
    <style:style style:name="T5135" style:parent-style-name="Domyślnaczcionkaakapitu" style:family="text">
      <style:text-properties fo:background-color="#80FFFF"/>
    </style:style>
    <style:style style:name="T5136" style:parent-style-name="Domyślnaczcionkaakapitu" style:family="text">
      <style:text-properties fo:background-color="#80FFFF"/>
    </style:style>
    <style:style style:name="P5137" style:parent-style-name="Normalny" style:family="paragraph">
      <style:paragraph-properties fo:text-align="justify" fo:line-height="150%"/>
    </style:style>
    <style:style style:name="T5138" style:parent-style-name="Domyślnaczcionkaakapitu" style:family="text">
      <style:text-properties style:text-underline-type="single" style:text-underline-style="solid" style:text-underline-width="auto" style:text-underline-mode="continuous"/>
    </style:style>
    <style:style style:name="P5139" style:parent-style-name="Normalny" style:family="paragraph">
      <style:paragraph-properties fo:text-align="justify" fo:line-height="150%" fo:text-indent="0.2479in"/>
    </style:style>
    <style:style style:name="P5140" style:parent-style-name="Normalny" style:family="paragraph">
      <style:paragraph-properties fo:text-align="justify" fo:line-height="150%"/>
    </style:style>
    <style:style style:name="T5141" style:parent-style-name="Domyślnaczcionkaakapitu" style:family="text">
      <style:text-properties style:text-underline-type="single" style:text-underline-style="solid" style:text-underline-width="auto" style:text-underline-mode="continuous"/>
    </style:style>
    <style:style style:name="P5142" style:parent-style-name="Normalny" style:family="paragraph">
      <style:paragraph-properties fo:text-align="justify" fo:line-height="150%" fo:text-indent="0.2479in"/>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T5145" style:parent-style-name="Domyślnaczcionkaakapitu" style:family="text">
      <style:text-properties fo:background-color="#80FFFF"/>
    </style:style>
    <style:style style:name="T5146" style:parent-style-name="Domyślnaczcionkaakapitu" style:family="text">
      <style:text-properties fo:background-color="#80FFFF"/>
    </style:style>
    <style:style style:name="T5147" style:parent-style-name="Domyślnaczcionkaakapitu" style:family="text">
      <style:text-properties fo:background-color="#80FFFF"/>
    </style:style>
    <style:style style:name="P5148" style:parent-style-name="Normalny" style:family="paragraph">
      <style:paragraph-properties fo:text-align="justify" fo:line-height="150%"/>
    </style:style>
    <style:style style:name="T5149" style:parent-style-name="Domyślnaczcionkaakapitu" style:family="text">
      <style:text-properties fo:background-color="#80FFFF"/>
    </style:style>
    <style:style style:name="P5150" style:parent-style-name="Normalny" style:family="paragraph">
      <style:paragraph-properties fo:text-align="justify" fo:line-height="150%" fo:text-indent="0.2479in"/>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T5158" style:parent-style-name="Domyślnaczcionkaakapitu" style:family="text">
      <style:text-properties fo:background-color="#80FFFF"/>
    </style:style>
    <style:style style:name="T5159" style:parent-style-name="Domyślnaczcionkaakapitu" style:family="text">
      <style:text-properties fo:background-color="#80FFFF"/>
    </style:style>
    <style:style style:name="T5160" style:parent-style-name="Domyślnaczcionkaakapitu" style:family="text">
      <style:text-properties fo:background-color="#80FFFF"/>
    </style:style>
    <style:style style:name="P5161" style:parent-style-name="Normalny" style:family="paragraph">
      <style:paragraph-properties fo:text-align="justify" fo:line-height="150%"/>
    </style:style>
    <style:style style:name="T5162" style:parent-style-name="Domyślnaczcionkaakapitu" style:family="text">
      <style:text-properties style:text-underline-type="single" style:text-underline-style="solid" style:text-underline-width="auto" style:text-underline-mode="continuous"/>
    </style:style>
    <style:style style:name="P5163" style:parent-style-name="Normalny" style:family="paragraph">
      <style:paragraph-properties fo:text-align="justify" fo:line-height="150%" fo:text-indent="0.2479in"/>
    </style:style>
    <style:style style:name="T5164" style:parent-style-name="Domyślnaczcionkaakapitu" style:family="text">
      <style:text-properties fo:background-color="#80FFFF"/>
    </style:style>
    <style:style style:name="T5165" style:parent-style-name="Domyślnaczcionkaakapitu" style:family="text">
      <style:text-properties fo:background-color="#80FFFF"/>
    </style:style>
    <style:style style:name="T5166" style:parent-style-name="Domyślnaczcionkaakapitu" style:family="text">
      <style:text-properties fo:background-color="#80FFFF"/>
    </style:style>
    <style:style style:name="P5167" style:parent-style-name="Normalny" style:family="paragraph">
      <style:paragraph-properties fo:text-align="justify" fo:line-height="150%">
        <style:tab-stops>
          <style:tab-stop style:type="left" style:leader-style="dash" style:leader-text="-" style:position="1.5333in"/>
          <style:tab-stop style:type="left" style:position="1.925in"/>
          <style:tab-stop style:type="left" style:leader-style="solid" style:leader-text="_" style:position="2.4097in"/>
        </style:tab-stops>
      </style:paragraph-properties>
    </style:style>
    <style:style style:name="T5168" style:parent-style-name="Domyślnaczcionkaakapitu" style:family="text">
      <style:text-properties style:text-underline-type="single" style:text-underline-style="solid" style:text-underline-width="auto" style:text-underline-mode="continuous"/>
    </style:style>
    <style:style style:name="P5169" style:parent-style-name="Normalny" style:family="paragraph">
      <style:paragraph-properties fo:text-align="justify" fo:line-height="150%" fo:text-indent="0.2479in">
        <style:tab-stops>
          <style:tab-stop style:type="left" style:leader-style="dash" style:leader-text="-" style:position="1.5333in"/>
          <style:tab-stop style:type="left" style:position="1.925in"/>
          <style:tab-stop style:type="left" style:leader-style="solid" style:leader-text="_" style:position="2.4097in"/>
        </style:tab-stops>
      </style:paragraph-properties>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T5172" style:parent-style-name="Domyślnaczcionkaakapitu" style:family="text">
      <style:text-properties fo:background-color="#80FFFF"/>
    </style:style>
    <style:style style:name="T5173" style:parent-style-name="Domyślnaczcionkaakapitu" style:family="text">
      <style:text-properties fo:background-color="#80FFFF"/>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P5178" style:parent-style-name="Normalny" style:family="paragraph">
      <style:paragraph-properties fo:text-align="justify" fo:line-height="150%"/>
    </style:style>
    <style:style style:name="T5179" style:parent-style-name="Domyślnaczcionkaakapitu" style:family="text">
      <style:text-properties style:text-underline-type="single" style:text-underline-style="solid" style:text-underline-width="auto" style:text-underline-mode="continuous"/>
    </style:style>
    <style:style style:name="P5180" style:parent-style-name="Normalny" style:family="paragraph">
      <style:paragraph-properties fo:text-align="justify" fo:line-height="150%" fo:text-indent="0.2479in"/>
    </style:style>
    <style:style style:name="P5181" style:parent-style-name="Normalny" style:family="paragraph">
      <style:paragraph-properties fo:text-align="justify" fo:line-height="150%"/>
    </style:style>
    <style:style style:name="T5182" style:parent-style-name="Domyślnaczcionkaakapitu" style:family="text">
      <style:text-properties style:text-underline-type="single" style:text-underline-style="solid" style:text-underline-width="auto" style:text-underline-mode="continuous"/>
    </style:style>
    <style:style style:name="P5183" style:parent-style-name="Normalny" style:family="paragraph">
      <style:paragraph-properties fo:text-align="justify" fo:line-height="150%" fo:text-indent="0.2479in"/>
    </style:style>
    <style:style style:name="P5184" style:parent-style-name="Normalny" style:family="paragraph">
      <style:paragraph-properties fo:text-align="justify" fo:line-height="150%">
        <style:tab-stops>
          <style:tab-stop style:type="left" style:position="1.5333in"/>
        </style:tab-stops>
      </style:paragraph-properties>
    </style:style>
    <style:style style:name="T5185" style:parent-style-name="Domyślnaczcionkaakapitu" style:family="text">
      <style:text-properties style:text-underline-type="single" style:text-underline-style="solid" style:text-underline-width="auto" style:text-underline-mode="continuous"/>
    </style:style>
    <style:style style:name="T5186" style:parent-style-name="Domyślnaczcionkaakapitu" style:family="text">
      <style:text-properties fo:background-color="#80FFFF" style:text-underline-type="single" style:text-underline-style="solid" style:text-underline-width="auto" style:text-underline-mode="continuous"/>
    </style:style>
    <style:style style:name="T5187" style:parent-style-name="Domyślnaczcionkaakapitu" style:family="text">
      <style:text-properties style:text-underline-type="single" style:text-underline-style="solid" style:text-underline-width="auto" style:text-underline-mode="continuous"/>
    </style:style>
    <style:style style:name="P5188" style:parent-style-name="Normalny" style:family="paragraph">
      <style:paragraph-properties fo:text-align="justify" fo:line-height="150%" fo:text-indent="0.2479in">
        <style:tab-stops>
          <style:tab-stop style:type="left" style:position="1.5333in"/>
        </style:tab-stops>
      </style:paragraph-properties>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P5193" style:parent-style-name="Normalny" style:family="paragraph">
      <style:paragraph-properties fo:text-align="justify" fo:line-height="150%" fo:text-indent="0.2479in"/>
    </style:style>
    <style:style style:name="T5194" style:parent-style-name="Domyślnaczcionkaakapitu" style:family="text">
      <style:text-properties fo:background-color="#80FFFF"/>
    </style:style>
    <style:style style:name="T5195" style:parent-style-name="Domyślnaczcionkaakapitu" style:family="text">
      <style:text-properties fo:background-color="#80FFFF"/>
    </style:style>
    <style:style style:name="T5196" style:parent-style-name="Domyślnaczcionkaakapitu" style:family="text">
      <style:text-properties fo:background-color="#80FFFF"/>
    </style:style>
    <style:style style:name="T5197" style:parent-style-name="Domyślnaczcionkaakapitu" style:family="text">
      <style:text-properties fo:background-color="#80FFFF"/>
    </style:style>
    <style:style style:name="T5198" style:parent-style-name="Domyślnaczcionkaakapitu" style:family="text">
      <style:text-properties fo:background-color="#80FFFF"/>
    </style:style>
    <style:style style:name="T5199" style:parent-style-name="Domyślnaczcionkaakapitu" style:family="text">
      <style:text-properties fo:background-color="#80FFFF"/>
    </style:style>
    <style:style style:name="T5200" style:parent-style-name="Domyślnaczcionkaakapitu" style:family="text">
      <style:text-properties fo:background-color="#80FFFF"/>
    </style:style>
    <style:style style:name="P5201" style:parent-style-name="Normalny" style:family="paragraph">
      <style:paragraph-properties fo:text-align="justify" fo:line-height="150%" fo:text-indent="0.2479in"/>
    </style:style>
    <style:style style:name="P5202" style:parent-style-name="Normalny" style:family="paragraph">
      <style:paragraph-properties fo:text-align="justify" fo:line-height="150%"/>
    </style:style>
    <style:style style:name="T5203" style:parent-style-name="Domyślnaczcionkaakapitu" style:family="text">
      <style:text-properties fo:background-color="#80FFFF"/>
    </style:style>
    <style:style style:name="P5204" style:parent-style-name="Normalny" style:family="paragraph">
      <style:paragraph-properties fo:text-align="justify" fo:line-height="150%"/>
    </style:style>
    <style:style style:name="T5205" style:parent-style-name="Domyślnaczcionkaakapitu" style:family="text">
      <style:text-properties style:text-underline-type="single" style:text-underline-style="solid" style:text-underline-width="auto" style:text-underline-mode="continuous"/>
    </style:style>
    <style:style style:name="P5206" style:parent-style-name="Normalny" style:family="paragraph">
      <style:paragraph-properties fo:text-align="justify" fo:line-height="150%" fo:text-indent="0.2479in"/>
    </style:style>
    <style:style style:name="T5207" style:parent-style-name="Domyślnaczcionkaakapitu" style:family="text">
      <style:text-properties fo:background-color="#80FFFF"/>
    </style:style>
    <style:style style:name="P5208" style:parent-style-name="Normalny" style:family="paragraph">
      <style:paragraph-properties fo:text-align="justify" fo:line-height="150%">
        <style:tab-stops>
          <style:tab-stop style:type="left" style:position="1.4618in"/>
        </style:tab-stops>
      </style:paragraph-properties>
    </style:style>
    <style:style style:name="T5209" style:parent-style-name="Domyślnaczcionkaakapitu" style:family="text">
      <style:text-properties style:text-underline-type="single" style:text-underline-style="solid" style:text-underline-width="auto" style:text-underline-mode="continuous"/>
    </style:style>
    <style:style style:name="P5210" style:parent-style-name="Normalny" style:family="paragraph">
      <style:paragraph-properties fo:text-align="justify" fo:line-height="150%" fo:text-indent="0.2479in">
        <style:tab-stops>
          <style:tab-stop style:type="left" style:position="1.4618in"/>
        </style:tab-stops>
      </style:paragraph-properties>
    </style:style>
    <style:style style:name="T5211" style:parent-style-name="Domyślnaczcionkaakapitu" style:family="text">
      <style:text-properties fo:background-color="#80FFFF"/>
    </style:style>
    <style:style style:name="T5212" style:parent-style-name="Domyślnaczcionkaakapitu" style:family="text">
      <style:text-properties fo:background-color="#80FFFF"/>
    </style:style>
    <style:style style:name="T5213" style:parent-style-name="Domyślnaczcionkaakapitu" style:family="text">
      <style:text-properties fo:background-color="#80FFFF"/>
    </style:style>
    <style:style style:name="T5214" style:parent-style-name="Domyślnaczcionkaakapitu" style:family="text">
      <style:text-properties fo:background-color="#80FFFF"/>
    </style:style>
    <style:style style:name="T5215" style:parent-style-name="Domyślnaczcionkaakapitu" style:family="text">
      <style:text-properties fo:background-color="#80FFFF"/>
    </style:style>
    <style:style style:name="T5216" style:parent-style-name="Domyślnaczcionkaakapitu" style:family="text">
      <style:text-properties fo:background-color="#80FFFF"/>
    </style:style>
    <style:style style:name="P5217" style:parent-style-name="Normalny" style:family="paragraph">
      <style:paragraph-properties fo:text-align="justify" fo:line-height="150%"/>
    </style:style>
    <style:style style:name="T5218" style:parent-style-name="Domyślnaczcionkaakapitu" style:family="text">
      <style:text-properties style:text-underline-type="single" style:text-underline-style="solid" style:text-underline-width="auto" style:text-underline-mode="continuous"/>
    </style:style>
    <style:style style:name="P5219" style:parent-style-name="Normalny" style:family="paragraph">
      <style:paragraph-properties fo:text-align="justify" fo:line-height="150%" fo:text-indent="0.2479in"/>
    </style:style>
    <style:style style:name="T5220" style:parent-style-name="Domyślnaczcionkaakapitu" style:family="text">
      <style:text-properties fo:background-color="#80FFFF"/>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P5229" style:parent-style-name="Normalny" style:family="paragraph">
      <style:paragraph-properties fo:text-align="justify" fo:line-height="150%"/>
    </style:style>
    <style:style style:name="T5230" style:parent-style-name="Domyślnaczcionkaakapitu" style:family="text">
      <style:text-properties style:text-underline-type="single" style:text-underline-style="solid" style:text-underline-width="auto" style:text-underline-mode="continuous"/>
    </style:style>
    <style:style style:name="T5231" style:parent-style-name="Domyślnaczcionkaakapitu" style:family="text">
      <style:text-properties fo:background-color="#80FFFF" style:text-underline-type="single" style:text-underline-style="solid" style:text-underline-width="auto" style:text-underline-mode="continuous"/>
    </style:style>
    <style:style style:name="T5232" style:parent-style-name="Domyślnaczcionkaakapitu" style:family="text">
      <style:text-properties style:text-underline-type="single" style:text-underline-style="solid" style:text-underline-width="auto" style:text-underline-mode="continuous"/>
    </style:style>
    <style:style style:name="T5233" style:parent-style-name="Domyślnaczcionkaakapitu" style:family="text">
      <style:text-properties fo:background-color="#80FFFF" style:text-underline-type="single" style:text-underline-style="solid" style:text-underline-width="auto" style:text-underline-mode="continuous"/>
    </style:style>
    <style:style style:name="T5234" style:parent-style-name="Domyślnaczcionkaakapitu" style:family="text">
      <style:text-properties style:text-underline-type="single" style:text-underline-style="solid" style:text-underline-width="auto" style:text-underline-mode="continuous"/>
    </style:style>
    <style:style style:name="T5235" style:parent-style-name="Domyślnaczcionkaakapitu" style:family="text">
      <style:text-properties fo:background-color="#80FFFF" style:text-underline-type="single" style:text-underline-style="solid" style:text-underline-width="auto" style:text-underline-mode="continuous"/>
    </style:style>
    <style:style style:name="T5236" style:parent-style-name="Domyślnaczcionkaakapitu" style:family="text">
      <style:text-properties fo:background-color="#80FFFF"/>
    </style:style>
    <style:style style:name="P5237" style:parent-style-name="Normalny" style:family="paragraph">
      <style:paragraph-properties fo:text-align="justify" fo:line-height="150%" fo:text-indent="0.2479in"/>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P5240" style:parent-style-name="Normalny" style:family="paragraph">
      <style:paragraph-properties fo:text-align="justify" fo:line-height="150%"/>
    </style:style>
    <style:style style:name="T5241" style:parent-style-name="Domyślnaczcionkaakapitu" style:family="text">
      <style:text-properties style:text-underline-type="single" style:text-underline-style="solid" style:text-underline-width="auto" style:text-underline-mode="continuous"/>
    </style:style>
    <style:style style:name="T5242" style:parent-style-name="Domyślnaczcionkaakapitu" style:family="text">
      <style:text-properties fo:background-color="#80FFFF" style:text-underline-type="single" style:text-underline-style="solid" style:text-underline-width="auto" style:text-underline-mode="continuous"/>
    </style:style>
    <style:style style:name="T5243" style:parent-style-name="Domyślnaczcionkaakapitu" style:family="text">
      <style:text-properties style:text-underline-type="single" style:text-underline-style="solid" style:text-underline-width="auto" style:text-underline-mode="continuous"/>
    </style:style>
    <style:style style:name="T5244" style:parent-style-name="Domyślnaczcionkaakapitu" style:family="text">
      <style:text-properties fo:background-color="#80FFFF" style:text-underline-type="single" style:text-underline-style="solid" style:text-underline-width="auto" style:text-underline-mode="continuous"/>
    </style:style>
    <style:style style:name="T5245" style:parent-style-name="Domyślnaczcionkaakapitu" style:family="text">
      <style:text-properties style:text-underline-type="single" style:text-underline-style="solid" style:text-underline-width="auto" style:text-underline-mode="continuous"/>
    </style:style>
    <style:style style:name="P5246" style:parent-style-name="Normalny" style:family="paragraph">
      <style:paragraph-properties fo:text-align="justify" fo:line-height="150%" fo:text-indent="0.2479in"/>
    </style:style>
    <style:style style:name="T5247" style:parent-style-name="Domyślnaczcionkaakapitu" style:family="text">
      <style:text-properties fo:background-color="#80FFFF"/>
    </style:style>
    <style:style style:name="T5248" style:parent-style-name="Domyślnaczcionkaakapitu" style:family="text">
      <style:text-properties fo:background-color="#80FFFF"/>
    </style:style>
    <style:style style:name="T5249" style:parent-style-name="Domyślnaczcionkaakapitu" style:family="text">
      <style:text-properties fo:background-color="#80FFFF"/>
    </style:style>
    <style:style style:name="T5250" style:parent-style-name="Domyślnaczcionkaakapitu" style:family="text">
      <style:text-properties fo:background-color="#80FFFF"/>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T5257" style:parent-style-name="Domyślnaczcionkaakapitu" style:family="text">
      <style:text-properties fo:background-color="#80FFFF"/>
    </style:style>
    <style:style style:name="T5258" style:parent-style-name="Domyślnaczcionkaakapitu" style:family="text">
      <style:text-properties fo:background-color="#80FFFF"/>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P5262" style:parent-style-name="Normalny" style:family="paragraph">
      <style:paragraph-properties fo:text-align="justify" fo:line-height="150%" fo:text-indent="0.2479in"/>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P5265" style:parent-style-name="Normalny" style:family="paragraph">
      <style:paragraph-properties fo:text-align="justify" fo:line-height="150%"/>
    </style:style>
    <style:style style:name="T5266" style:parent-style-name="Domyślnaczcionkaakapitu" style:family="text">
      <style:text-properties style:text-underline-type="single" style:text-underline-style="solid" style:text-underline-width="auto" style:text-underline-mode="continuous"/>
    </style:style>
    <style:style style:name="T5267" style:parent-style-name="Domyślnaczcionkaakapitu" style:family="text">
      <style:text-properties fo:background-color="#80FFFF" style:text-underline-type="single" style:text-underline-style="solid" style:text-underline-width="auto" style:text-underline-mode="continuous"/>
    </style:style>
    <style:style style:name="T5268" style:parent-style-name="Domyślnaczcionkaakapitu" style:family="text">
      <style:text-properties style:text-underline-type="single" style:text-underline-style="solid" style:text-underline-width="auto" style:text-underline-mode="continuous"/>
    </style:style>
    <style:style style:name="T5269" style:parent-style-name="Domyślnaczcionkaakapitu" style:family="text">
      <style:text-properties fo:background-color="#80FFFF" style:text-underline-type="single" style:text-underline-style="solid" style:text-underline-width="auto" style:text-underline-mode="continuous"/>
    </style:style>
    <style:style style:name="T5270" style:parent-style-name="Domyślnaczcionkaakapitu" style:family="text">
      <style:text-properties style:text-underline-type="single" style:text-underline-style="solid" style:text-underline-width="auto" style:text-underline-mode="continuous"/>
    </style:style>
    <style:style style:name="P5271" style:parent-style-name="Normalny" style:family="paragraph">
      <style:paragraph-properties fo:text-align="justify" fo:line-height="150%" fo:text-indent="0.2479in"/>
    </style:style>
    <style:style style:name="T5272" style:parent-style-name="Domyślnaczcionkaakapitu" style:family="text">
      <style:text-properties fo:background-color="#80FFFF"/>
    </style:style>
    <style:style style:name="T5273" style:parent-style-name="Domyślnaczcionkaakapitu" style:family="text">
      <style:text-properties fo:background-color="#80FFFF"/>
    </style:style>
    <style:style style:name="T5274" style:parent-style-name="Domyślnaczcionkaakapitu" style:family="text">
      <style:text-properties fo:background-color="#80FFFF"/>
    </style:style>
    <style:style style:name="P5275" style:parent-style-name="Normalny" style:family="paragraph">
      <style:paragraph-properties fo:text-align="justify" fo:line-height="150%"/>
    </style:style>
    <style:style style:name="T5276" style:parent-style-name="Domyślnaczcionkaakapitu" style:family="text">
      <style:text-properties style:text-underline-type="single" style:text-underline-style="solid" style:text-underline-width="auto" style:text-underline-mode="continuous"/>
    </style:style>
    <style:style style:name="T5277" style:parent-style-name="Domyślnaczcionkaakapitu" style:family="text">
      <style:text-properties fo:background-color="#80FFFF" style:text-underline-type="single" style:text-underline-style="solid" style:text-underline-width="auto" style:text-underline-mode="continuous"/>
    </style:style>
    <style:style style:name="T5278" style:parent-style-name="Domyślnaczcionkaakapitu" style:family="text">
      <style:text-properties style:text-underline-type="single" style:text-underline-style="solid" style:text-underline-width="auto" style:text-underline-mode="continuous"/>
    </style:style>
    <style:style style:name="P5279" style:parent-style-name="Normalny" style:family="paragraph">
      <style:paragraph-properties fo:text-align="justify" fo:line-height="150%" fo:text-indent="0.2479in"/>
    </style:style>
    <style:style style:name="T5280" style:parent-style-name="Domyślnaczcionkaakapitu" style:family="text">
      <style:text-properties fo:background-color="#80FFFF"/>
    </style:style>
    <style:style style:name="T5281" style:parent-style-name="Domyślnaczcionkaakapitu" style:family="text">
      <style:text-properties fo:background-color="#80FFFF"/>
    </style:style>
    <style:style style:name="T5282" style:parent-style-name="Domyślnaczcionkaakapitu" style:family="text">
      <style:text-properties fo:background-color="#80FFFF"/>
    </style:style>
    <style:style style:name="T5283" style:parent-style-name="Domyślnaczcionkaakapitu" style:family="text">
      <style:text-properties fo:background-color="#80FFFF"/>
    </style:style>
    <style:style style:name="P5284" style:parent-style-name="Normalny" style:family="paragraph">
      <style:paragraph-properties fo:text-align="justify" fo:line-height="150%"/>
    </style:style>
    <style:style style:name="T5285" style:parent-style-name="Domyślnaczcionkaakapitu" style:family="text">
      <style:text-properties style:text-underline-type="single" style:text-underline-style="solid" style:text-underline-width="auto" style:text-underline-mode="continuous"/>
    </style:style>
    <style:style style:name="P5286" style:parent-style-name="Normalny" style:family="paragraph">
      <style:paragraph-properties fo:text-align="justify" fo:line-height="150%" fo:text-indent="0.2479in"/>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T5294" style:parent-style-name="Domyślnaczcionkaakapitu" style:family="text">
      <style:text-properties fo:background-color="#80FFFF"/>
    </style:style>
    <style:style style:name="T5295" style:parent-style-name="Domyślnaczcionkaakapitu" style:family="text">
      <style:text-properties fo:background-color="#80FFFF"/>
    </style:style>
    <style:style style:name="T5296" style:parent-style-name="Domyślnaczcionkaakapitu" style:family="text">
      <style:text-properties fo:background-color="#80FFFF"/>
    </style:style>
    <style:style style:name="T5297" style:parent-style-name="Domyślnaczcionkaakapitu" style:family="text">
      <style:text-properties fo:background-color="#80FFFF"/>
    </style:style>
    <style:style style:name="T5298" style:parent-style-name="Domyślnaczcionkaakapitu" style:family="text">
      <style:text-properties fo:background-color="#80FFFF"/>
    </style:style>
    <style:style style:name="P5299" style:parent-style-name="Normalny" style:family="paragraph">
      <style:paragraph-properties fo:text-align="justify" fo:line-height="150%" fo:text-indent="0.2479in"/>
    </style:style>
    <style:style style:name="T5300" style:parent-style-name="Domyślnaczcionkaakapitu" style:family="text">
      <style:text-properties fo:background-color="#80FFFF"/>
    </style:style>
    <style:style style:name="T5301" style:parent-style-name="Domyślnaczcionkaakapitu" style:family="text">
      <style:text-properties fo:background-color="#80FFFF"/>
    </style:style>
    <style:style style:name="T5302" style:parent-style-name="Domyślnaczcionkaakapitu" style:family="text">
      <style:text-properties fo:background-color="#80FFFF"/>
    </style:style>
    <style:style style:name="T5303" style:parent-style-name="Domyślnaczcionkaakapitu" style:family="text">
      <style:text-properties fo:background-color="#80FFFF"/>
    </style:style>
    <style:style style:name="T5304" style:parent-style-name="Domyślnaczcionkaakapitu" style:family="text">
      <style:text-properties fo:background-color="#80FFFF"/>
    </style:style>
    <style:style style:name="T5305" style:parent-style-name="Domyślnaczcionkaakapitu" style:family="text">
      <style:text-properties fo:background-color="#80FFFF"/>
    </style:style>
    <style:style style:name="T5306" style:parent-style-name="Domyślnaczcionkaakapitu" style:family="text">
      <style:text-properties fo:background-color="#80FFFF"/>
    </style:style>
    <style:style style:name="P5307" style:parent-style-name="Normalny" style:family="paragraph">
      <style:paragraph-properties fo:text-align="justify" fo:line-height="150%"/>
    </style:style>
    <style:style style:name="T5308" style:parent-style-name="Domyślnaczcionkaakapitu" style:family="text">
      <style:text-properties fo:background-color="#80FFFF"/>
    </style:style>
    <style:style style:name="T5309" style:parent-style-name="Domyślnaczcionkaakapitu" style:family="text">
      <style:text-properties fo:background-color="#80FFFF"/>
    </style:style>
    <style:style style:name="P5310" style:parent-style-name="Normalny" style:family="paragraph">
      <style:paragraph-properties fo:text-align="justify" fo:line-height="150%" fo:text-indent="0.2479in"/>
    </style:style>
    <style:style style:name="P5311" style:parent-style-name="Normalny" style:family="paragraph">
      <style:paragraph-properties fo:text-align="justify" fo:line-height="150%" fo:text-indent="0.2479in"/>
    </style:style>
    <style:style style:name="T5312" style:parent-style-name="Domyślnaczcionkaakapitu" style:family="text">
      <style:text-properties fo:background-color="#80FFFF"/>
    </style:style>
    <style:style style:name="T5313" style:parent-style-name="Domyślnaczcionkaakapitu" style:family="text">
      <style:text-properties fo:background-color="#80FFFF"/>
    </style:style>
    <style:style style:name="T5314" style:parent-style-name="Domyślnaczcionkaakapitu" style:family="text">
      <style:text-properties fo:background-color="#80FFFF"/>
    </style:style>
    <style:style style:name="P5315" style:parent-style-name="Normalny" style:family="paragraph">
      <style:paragraph-properties fo:text-align="justify" fo:line-height="150%"/>
    </style:style>
    <style:style style:name="T5316" style:parent-style-name="Domyślnaczcionkaakapitu" style:family="text">
      <style:text-properties style:text-underline-type="single" style:text-underline-style="solid" style:text-underline-width="auto" style:text-underline-mode="continuous"/>
    </style:style>
    <style:style style:name="T5317" style:parent-style-name="Domyślnaczcionkaakapitu" style:family="text">
      <style:text-properties fo:background-color="#80FFFF"/>
    </style:style>
    <style:style style:name="P5318" style:parent-style-name="Normalny" style:family="paragraph">
      <style:paragraph-properties fo:text-align="justify" fo:line-height="150%" fo:text-indent="0.2479in"/>
    </style:style>
    <style:style style:name="P5319" style:parent-style-name="Normalny" style:family="paragraph">
      <style:paragraph-properties fo:text-align="justify" fo:line-height="150%"/>
    </style:style>
    <style:style style:name="T5320" style:parent-style-name="Domyślnaczcionkaakapitu" style:family="text">
      <style:text-properties style:text-underline-type="single" style:text-underline-style="solid" style:text-underline-width="auto" style:text-underline-mode="continuous"/>
    </style:style>
    <style:style style:name="P5321" style:parent-style-name="Normalny" style:family="paragraph">
      <style:paragraph-properties fo:text-align="justify" fo:line-height="150%" fo:text-indent="0.2479in"/>
    </style:style>
    <style:style style:name="P5322" style:parent-style-name="Normalny" style:family="paragraph">
      <style:paragraph-properties fo:text-align="justify" fo:line-height="150%"/>
    </style:style>
    <style:style style:name="T5323" style:parent-style-name="Domyślnaczcionkaakapitu" style:family="text">
      <style:text-properties style:text-underline-type="single" style:text-underline-style="solid" style:text-underline-width="auto" style:text-underline-mode="continuous"/>
    </style:style>
    <style:style style:name="T5324" style:parent-style-name="Domyślnaczcionkaakapitu" style:family="text">
      <style:text-properties fo:background-color="#80FFFF" style:text-underline-type="single" style:text-underline-style="solid" style:text-underline-width="auto" style:text-underline-mode="continuous"/>
    </style:style>
    <style:style style:name="T5325" style:parent-style-name="Domyślnaczcionkaakapitu" style:family="text">
      <style:text-properties style:text-underline-type="single" style:text-underline-style="solid" style:text-underline-width="auto" style:text-underline-mode="continuous"/>
    </style:style>
    <style:style style:name="P5326" style:parent-style-name="Normalny" style:family="paragraph">
      <style:paragraph-properties fo:text-align="justify" fo:line-height="150%" fo:text-indent="0.2479in"/>
    </style:style>
    <style:style style:name="T5327" style:parent-style-name="Domyślnaczcionkaakapitu" style:family="text">
      <style:text-properties fo:background-color="#80FFFF"/>
    </style:style>
    <style:style style:name="T5328" style:parent-style-name="Domyślnaczcionkaakapitu" style:family="text">
      <style:text-properties fo:background-color="#80FFFF"/>
    </style:style>
    <style:style style:name="T5329" style:parent-style-name="Domyślnaczcionkaakapitu" style:family="text">
      <style:text-properties fo:background-color="#80FFFF"/>
    </style:style>
    <style:style style:name="P5330" style:parent-style-name="Normalny" style:family="paragraph">
      <style:paragraph-properties fo:text-align="justify" fo:line-height="150%" fo:text-indent="0.2479in"/>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T5333" style:parent-style-name="Domyślnaczcionkaakapitu" style:family="text">
      <style:text-properties fo:background-color="#80FFFF"/>
    </style:style>
    <style:style style:name="T5334" style:parent-style-name="Domyślnaczcionkaakapitu" style:family="text">
      <style:text-properties fo:background-color="#80FFFF"/>
    </style:style>
    <style:style style:name="T5335" style:parent-style-name="Domyślnaczcionkaakapitu" style:family="text">
      <style:text-properties fo:background-color="#80FFFF"/>
    </style:style>
    <style:style style:name="T5336" style:parent-style-name="Domyślnaczcionkaakapitu" style:family="text">
      <style:text-properties fo:background-color="#80FFFF"/>
    </style:style>
    <style:style style:name="P5337" style:parent-style-name="Normalny" style:family="paragraph">
      <style:paragraph-properties fo:text-align="justify" fo:line-height="150%" fo:text-indent="0.2479in"/>
    </style:style>
    <style:style style:name="T5338" style:parent-style-name="Domyślnaczcionkaakapitu" style:family="text">
      <style:text-properties fo:background-color="#80FFFF"/>
    </style:style>
    <style:style style:name="T5339" style:parent-style-name="Domyślnaczcionkaakapitu" style:family="text">
      <style:text-properties fo:background-color="#80FFFF"/>
    </style:style>
    <style:style style:name="T5340" style:parent-style-name="Domyślnaczcionkaakapitu" style:family="text">
      <style:text-properties fo:background-color="#80FFFF"/>
    </style:style>
    <style:style style:name="P5341" style:parent-style-name="Normalny" style:family="paragraph">
      <style:paragraph-properties fo:text-align="justify" fo:line-height="150%">
        <style:tab-stops>
          <style:tab-stop style:type="left" style:position="2.6902in"/>
        </style:tab-stops>
      </style:paragraph-properties>
    </style:style>
    <style:style style:name="T5342" style:parent-style-name="Domyślnaczcionkaakapitu" style:family="text">
      <style:text-properties style:text-underline-type="single" style:text-underline-style="solid" style:text-underline-width="auto" style:text-underline-mode="continuous"/>
    </style:style>
    <style:style style:name="T5343" style:parent-style-name="Domyślnaczcionkaakapitu" style:family="text">
      <style:text-properties fo:background-color="#80FFFF" style:text-underline-type="single" style:text-underline-style="solid" style:text-underline-width="auto" style:text-underline-mode="continuous"/>
    </style:style>
    <style:style style:name="T5344" style:parent-style-name="Domyślnaczcionkaakapitu" style:family="text">
      <style:text-properties style:text-underline-type="single" style:text-underline-style="solid" style:text-underline-width="auto" style:text-underline-mode="continuous"/>
    </style:style>
    <style:style style:name="T5345" style:parent-style-name="Domyślnaczcionkaakapitu" style:family="text">
      <style:text-properties fo:background-color="#80FFFF" style:text-underline-type="single" style:text-underline-style="solid" style:text-underline-width="auto" style:text-underline-mode="continuous"/>
    </style:style>
    <style:style style:name="T5346" style:parent-style-name="Domyślnaczcionkaakapitu" style:family="text">
      <style:text-properties style:text-underline-type="single" style:text-underline-style="solid" style:text-underline-width="auto" style:text-underline-mode="continuous"/>
    </style:style>
    <style:style style:name="P5347" style:parent-style-name="Normalny" style:family="paragraph">
      <style:paragraph-properties fo:text-align="justify" fo:line-height="150%" fo:text-indent="0.2479in">
        <style:tab-stops>
          <style:tab-stop style:type="left" style:position="2.6902in"/>
        </style:tab-stops>
      </style:paragraph-properties>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P5353" style:parent-style-name="Normalny" style:family="paragraph">
      <style:paragraph-properties fo:text-align="justify" fo:line-height="150%" fo:text-indent="0.2479in"/>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T5357" style:parent-style-name="Domyślnaczcionkaakapitu" style:family="text">
      <style:text-properties fo:background-color="#80FFFF"/>
    </style:style>
    <style:style style:name="P5358" style:parent-style-name="Normalny" style:family="paragraph">
      <style:paragraph-properties fo:text-align="justify" fo:line-height="150%" fo:text-indent="0.2479in"/>
    </style:style>
    <style:style style:name="T5359" style:parent-style-name="Domyślnaczcionkaakapitu" style:family="text">
      <style:text-properties fo:background-color="#80FFFF"/>
    </style:style>
    <style:style style:name="P5360" style:parent-style-name="Normalny" style:family="paragraph">
      <style:paragraph-properties fo:text-align="justify" fo:line-height="150%"/>
    </style:style>
    <style:style style:name="T5361" style:parent-style-name="Domyślnaczcionkaakapitu" style:family="text">
      <style:text-properties style:text-underline-type="single" style:text-underline-style="solid" style:text-underline-width="auto" style:text-underline-mode="continuous"/>
    </style:style>
    <style:style style:name="P5362" style:parent-style-name="Normalny" style:family="paragraph">
      <style:paragraph-properties fo:text-align="justify" fo:line-height="150%" fo:text-indent="0.2479in"/>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T5365" style:parent-style-name="Domyślnaczcionkaakapitu" style:family="text">
      <style:text-properties fo:background-color="#80FFFF"/>
    </style:style>
    <style:style style:name="T5366" style:parent-style-name="Domyślnaczcionkaakapitu" style:family="text">
      <style:text-properties fo:background-color="#80FFFF"/>
    </style:style>
    <style:style style:name="T5367" style:parent-style-name="Domyślnaczcionkaakapitu" style:family="text">
      <style:text-properties fo:background-color="#80FFFF"/>
    </style:style>
    <style:style style:name="T5368" style:parent-style-name="Domyślnaczcionkaakapitu" style:family="text">
      <style:text-properties fo:background-color="#80FFFF"/>
    </style:style>
    <style:style style:name="T5369" style:parent-style-name="Domyślnaczcionkaakapitu" style:family="text">
      <style:text-properties fo:background-color="#80FFFF"/>
    </style:style>
    <style:style style:name="P5370" style:parent-style-name="Normalny" style:family="paragraph">
      <style:paragraph-properties fo:text-align="justify" fo:line-height="150%"/>
    </style:style>
    <style:style style:name="T5371" style:parent-style-name="Domyślnaczcionkaakapitu" style:family="text">
      <style:text-properties style:text-underline-type="single" style:text-underline-style="solid" style:text-underline-width="auto" style:text-underline-mode="continuous"/>
    </style:style>
    <style:style style:name="P5372" style:parent-style-name="Normalny" style:family="paragraph">
      <style:paragraph-properties fo:text-align="justify" fo:line-height="150%" fo:text-indent="0.2479in"/>
    </style:style>
    <style:style style:name="T5373" style:parent-style-name="Domyślnaczcionkaakapitu" style:family="text">
      <style:text-properties fo:background-color="#80FFFF"/>
    </style:style>
    <style:style style:name="P5374" style:parent-style-name="Normalny" style:family="paragraph">
      <style:paragraph-properties fo:text-align="justify" fo:line-height="150%" fo:text-indent="0.2479in"/>
    </style:style>
    <style:style style:name="T5375" style:parent-style-name="Domyślnaczcionkaakapitu" style:family="text">
      <style:text-properties fo:background-color="#80FFFF"/>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T5384" style:parent-style-name="Domyślnaczcionkaakapitu" style:family="text">
      <style:text-properties fo:background-color="#80FFFF"/>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T5387" style:parent-style-name="Domyślnaczcionkaakapitu" style:family="text">
      <style:text-properties fo:background-color="#80FFFF"/>
    </style:style>
    <style:style style:name="T5388" style:parent-style-name="Domyślnaczcionkaakapitu" style:family="text">
      <style:text-properties fo:background-color="#80FFFF"/>
    </style:style>
    <style:style style:name="T5389" style:parent-style-name="Domyślnaczcionkaakapitu" style:family="text">
      <style:text-properties fo:background-color="#80FFFF"/>
    </style:style>
    <style:style style:name="T5390" style:parent-style-name="Domyślnaczcionkaakapitu" style:family="text">
      <style:text-properties fo:background-color="#80FFFF"/>
    </style:style>
    <style:style style:name="T5391" style:parent-style-name="Domyślnaczcionkaakapitu" style:family="text">
      <style:text-properties fo:background-color="#80FFFF"/>
    </style:style>
    <style:style style:name="T5392" style:parent-style-name="Domyślnaczcionkaakapitu" style:family="text">
      <style:text-properties fo:background-color="#80FFFF"/>
    </style:style>
    <style:style style:name="T5393" style:parent-style-name="Domyślnaczcionkaakapitu" style:family="text">
      <style:text-properties fo:background-color="#80FFFF"/>
    </style:style>
    <style:style style:name="T5394" style:parent-style-name="Domyślnaczcionkaakapitu" style:family="text">
      <style:text-properties fo:background-color="#80FFFF"/>
    </style:style>
    <style:style style:name="T5395" style:parent-style-name="Domyślnaczcionkaakapitu" style:family="text">
      <style:text-properties fo:background-color="#80FFFF"/>
    </style:style>
    <style:style style:name="T5396" style:parent-style-name="Domyślnaczcionkaakapitu" style:family="text">
      <style:text-properties fo:background-color="#80FFFF"/>
    </style:style>
    <style:style style:name="T5397" style:parent-style-name="Domyślnaczcionkaakapitu" style:family="text">
      <style:text-properties fo:background-color="#80FFFF"/>
    </style:style>
    <style:style style:name="T5398" style:parent-style-name="Domyślnaczcionkaakapitu" style:family="text">
      <style:text-properties fo:background-color="#80FFFF"/>
    </style:style>
    <style:style style:name="T5399" style:parent-style-name="Domyślnaczcionkaakapitu" style:family="text">
      <style:text-properties fo:background-color="#80FFFF"/>
    </style:style>
    <style:style style:name="T5400" style:parent-style-name="Domyślnaczcionkaakapitu" style:family="text">
      <style:text-properties fo:background-color="#80FFFF"/>
    </style:style>
    <style:style style:name="P5401" style:parent-style-name="Normalny" style:family="paragraph">
      <style:paragraph-properties fo:text-align="justify" fo:line-height="150%" fo:text-indent="0.2479in"/>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P5405" style:parent-style-name="Normalny" style:family="paragraph">
      <style:paragraph-properties fo:text-align="justify" fo:line-height="150%"/>
    </style:style>
    <style:style style:name="T5406" style:parent-style-name="Domyślnaczcionkaakapitu" style:family="text">
      <style:text-properties fo:background-color="#80FFFF" style:text-underline-type="single" style:text-underline-style="solid" style:text-underline-width="auto" style:text-underline-mode="continuous"/>
    </style:style>
    <style:style style:name="T5407" style:parent-style-name="Domyślnaczcionkaakapitu" style:family="text">
      <style:text-properties style:text-underline-type="single" style:text-underline-style="solid" style:text-underline-width="auto" style:text-underline-mode="continuous"/>
    </style:style>
    <style:style style:name="P5408" style:parent-style-name="Normalny" style:family="paragraph">
      <style:paragraph-properties fo:text-align="justify" fo:line-height="150%" fo:text-indent="0.2479in"/>
    </style:style>
    <style:style style:name="P5409" style:parent-style-name="Normalny" style:family="paragraph">
      <style:paragraph-properties fo:text-align="justify" fo:line-height="150%"/>
    </style:style>
    <style:style style:name="T5410" style:parent-style-name="Domyślnaczcionkaakapitu" style:family="text">
      <style:text-properties style:text-underline-type="single" style:text-underline-style="solid" style:text-underline-width="auto" style:text-underline-mode="continuous"/>
    </style:style>
    <style:style style:name="P5411" style:parent-style-name="Normalny" style:family="paragraph">
      <style:paragraph-properties fo:text-align="justify" fo:line-height="150%" fo:text-indent="0.2479in"/>
    </style:style>
    <style:style style:name="P5412" style:parent-style-name="Normalny" style:family="paragraph">
      <style:paragraph-properties fo:text-align="justify" fo:line-height="150%"/>
    </style:style>
    <style:style style:name="T5413" style:parent-style-name="Domyślnaczcionkaakapitu" style:family="text">
      <style:text-properties style:text-underline-type="single" style:text-underline-style="solid" style:text-underline-width="auto" style:text-underline-mode="continuous"/>
    </style:style>
    <style:style style:name="T5414" style:parent-style-name="Domyślnaczcionkaakapitu" style:family="text">
      <style:text-properties fo:background-color="#80FFFF" style:text-underline-type="single" style:text-underline-style="solid" style:text-underline-width="auto" style:text-underline-mode="continuous"/>
    </style:style>
    <style:style style:name="T5415" style:parent-style-name="Domyślnaczcionkaakapitu" style:family="text">
      <style:text-properties style:text-underline-type="single" style:text-underline-style="solid" style:text-underline-width="auto" style:text-underline-mode="continuous"/>
    </style:style>
    <style:style style:name="T5416" style:parent-style-name="Domyślnaczcionkaakapitu" style:family="text">
      <style:text-properties fo:background-color="#80FFFF" style:text-underline-type="single" style:text-underline-style="solid" style:text-underline-width="auto" style:text-underline-mode="continuous"/>
    </style:style>
    <style:style style:name="T5417" style:parent-style-name="Domyślnaczcionkaakapitu" style:family="text">
      <style:text-properties style:text-underline-type="single" style:text-underline-style="solid" style:text-underline-width="auto" style:text-underline-mode="continuous"/>
    </style:style>
    <style:style style:name="P5418" style:parent-style-name="Normalny" style:family="paragraph">
      <style:paragraph-properties fo:text-align="justify" fo:line-height="150%" fo:text-indent="0.2479in"/>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T5422" style:parent-style-name="Domyślnaczcionkaakapitu" style:family="text">
      <style:text-properties fo:background-color="#80FFFF"/>
    </style:style>
    <style:style style:name="T5423" style:parent-style-name="Domyślnaczcionkaakapitu" style:family="text">
      <style:text-properties fo:background-color="#80FFFF"/>
    </style:style>
    <style:style style:name="T5424" style:parent-style-name="Domyślnaczcionkaakapitu" style:family="text">
      <style:text-properties fo:background-color="#80FFFF"/>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P5427" style:parent-style-name="Normalny" style:family="paragraph">
      <style:paragraph-properties fo:text-align="justify" fo:line-height="150%"/>
    </style:style>
    <style:style style:name="P5428" style:parent-style-name="Normalny" style:family="paragraph">
      <style:paragraph-properties fo:text-align="justify" fo:line-height="150%"/>
    </style:style>
    <style:style style:name="T5429" style:parent-style-name="Domyślnaczcionkaakapitu" style:family="text">
      <style:text-properties style:text-underline-type="single" style:text-underline-style="solid" style:text-underline-width="auto" style:text-underline-mode="continuous"/>
    </style:style>
    <style:style style:name="P5430" style:parent-style-name="Normalny" style:family="paragraph">
      <style:paragraph-properties fo:text-align="justify" fo:line-height="150%" fo:text-indent="0.2479in"/>
    </style:style>
    <style:style style:name="T5431" style:parent-style-name="Domyślnaczcionkaakapitu" style:family="text">
      <style:text-properties fo:background-color="#80FFFF"/>
    </style:style>
    <style:style style:name="P5432" style:parent-style-name="Normalny" style:family="paragraph">
      <style:paragraph-properties fo:text-align="justify" fo:line-height="150%"/>
    </style:style>
    <style:style style:name="T5433" style:parent-style-name="Domyślnaczcionkaakapitu" style:family="text">
      <style:text-properties style:text-underline-type="single" style:text-underline-style="solid" style:text-underline-width="auto" style:text-underline-mode="continuous"/>
    </style:style>
    <style:style style:name="P5434" style:parent-style-name="Normalny" style:family="paragraph">
      <style:paragraph-properties fo:text-align="justify" fo:line-height="150%" fo:text-indent="0.2479in"/>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P5437" style:parent-style-name="Normalny" style:family="paragraph">
      <style:paragraph-properties fo:text-align="justify" fo:line-height="150%" fo:text-indent="0.2479in"/>
    </style:style>
    <style:style style:name="T5438" style:parent-style-name="Domyślnaczcionkaakapitu" style:family="text">
      <style:text-properties fo:background-color="#80FFFF"/>
    </style:style>
    <style:style style:name="T5439" style:parent-style-name="Domyślnaczcionkaakapitu" style:family="text">
      <style:text-properties fo:background-color="#80FFFF"/>
    </style:style>
    <style:style style:name="T5440" style:parent-style-name="Domyślnaczcionkaakapitu" style:family="text">
      <style:text-properties fo:background-color="#80FFFF"/>
    </style:style>
    <style:style style:name="T5441" style:parent-style-name="Domyślnaczcionkaakapitu" style:family="text">
      <style:text-properties fo:background-color="#80FFFF"/>
    </style:style>
    <style:style style:name="P5442" style:parent-style-name="Normalny" style:family="paragraph">
      <style:paragraph-properties fo:text-align="justify" fo:line-height="150%"/>
    </style:style>
    <style:style style:name="T5443" style:parent-style-name="Domyślnaczcionkaakapitu" style:family="text">
      <style:text-properties style:text-underline-type="single" style:text-underline-style="solid" style:text-underline-width="auto" style:text-underline-mode="continuous"/>
    </style:style>
    <style:style style:name="T5444" style:parent-style-name="Domyślnaczcionkaakapitu" style:family="text">
      <style:text-properties fo:background-color="#80FFFF" style:text-underline-type="single" style:text-underline-style="solid" style:text-underline-width="auto" style:text-underline-mode="continuous"/>
    </style:style>
    <style:style style:name="T5445" style:parent-style-name="Domyślnaczcionkaakapitu" style:family="text">
      <style:text-properties style:text-underline-type="single" style:text-underline-style="solid" style:text-underline-width="auto" style:text-underline-mode="continuous"/>
    </style:style>
    <style:style style:name="P5446" style:parent-style-name="Normalny" style:family="paragraph">
      <style:paragraph-properties fo:text-align="justify" fo:line-height="150%" fo:text-indent="0.2479in"/>
    </style:style>
    <style:style style:name="T5447" style:parent-style-name="Domyślnaczcionkaakapitu" style:family="text">
      <style:text-properties fo:background-color="#80FFFF"/>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P5450" style:parent-style-name="Normalny" style:family="paragraph">
      <style:paragraph-properties fo:text-align="justify" fo:line-height="150%"/>
    </style:style>
    <style:style style:name="T5451" style:parent-style-name="Domyślnaczcionkaakapitu" style:family="text">
      <style:text-properties style:text-underline-type="single" style:text-underline-style="solid" style:text-underline-width="auto" style:text-underline-mode="continuous"/>
    </style:style>
    <style:style style:name="P5452" style:parent-style-name="Normalny" style:family="paragraph">
      <style:paragraph-properties fo:text-align="justify" fo:line-height="150%" fo:text-indent="0.2479in"/>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T5455" style:parent-style-name="Domyślnaczcionkaakapitu" style:family="text">
      <style:text-properties fo:background-color="#80FFFF"/>
    </style:style>
    <style:style style:name="T5456" style:parent-style-name="Domyślnaczcionkaakapitu" style:family="text">
      <style:text-properties fo:background-color="#80FFFF"/>
    </style:style>
    <style:style style:name="P5457" style:parent-style-name="Normalny" style:family="paragraph">
      <style:paragraph-properties fo:text-align="justify" fo:line-height="150%" fo:text-indent="0.2479in"/>
    </style:style>
    <style:style style:name="T5458" style:parent-style-name="Domyślnaczcionkaakapitu" style:family="text">
      <style:text-properties fo:background-color="#80FFFF"/>
    </style:style>
    <style:style style:name="P5459" style:parent-style-name="Normalny" style:family="paragraph">
      <style:paragraph-properties fo:text-align="justify" fo:line-height="150%" fo:text-indent="0.2479in"/>
    </style:style>
    <style:style style:name="T5460" style:parent-style-name="Domyślnaczcionkaakapitu" style:family="text">
      <style:text-properties fo:background-color="#80FFFF"/>
    </style:style>
    <style:style style:name="P5461" style:parent-style-name="Normalny" style:family="paragraph">
      <style:paragraph-properties fo:text-align="justify" fo:line-height="150%"/>
    </style:style>
    <style:style style:name="T5462" style:parent-style-name="Domyślnaczcionkaakapitu" style:family="text">
      <style:text-properties style:text-underline-type="single" style:text-underline-style="solid" style:text-underline-width="auto" style:text-underline-mode="continuous"/>
    </style:style>
    <style:style style:name="P5463" style:parent-style-name="Normalny" style:family="paragraph">
      <style:paragraph-properties fo:text-align="justify" fo:line-height="150%" fo:text-indent="0.2479in"/>
    </style:style>
    <style:style style:name="T5464" style:parent-style-name="Domyślnaczcionkaakapitu" style:family="text">
      <style:text-properties fo:background-color="#80FFFF"/>
    </style:style>
    <style:style style:name="T5465" style:parent-style-name="Domyślnaczcionkaakapitu" style:family="text">
      <style:text-properties fo:background-color="#80FFFF"/>
    </style:style>
    <style:style style:name="T5466" style:parent-style-name="Domyślnaczcionkaakapitu" style:family="text">
      <style:text-properties fo:background-color="#80FFFF"/>
    </style:style>
    <style:style style:name="T5467" style:parent-style-name="Domyślnaczcionkaakapitu" style:family="text">
      <style:text-properties fo:background-color="#80FFFF"/>
    </style:style>
    <style:style style:name="P5468" style:parent-style-name="Normalny" style:family="paragraph">
      <style:paragraph-properties fo:text-align="justify" fo:line-height="150%" fo:text-indent="0.2479in"/>
    </style:style>
    <style:style style:name="T5469" style:parent-style-name="Domyślnaczcionkaakapitu" style:family="text">
      <style:text-properties fo:background-color="#80FFFF"/>
    </style:style>
    <style:style style:name="P5470" style:parent-style-name="Normalny" style:family="paragraph">
      <style:paragraph-properties fo:text-align="justify" fo:line-height="150%"/>
    </style:style>
    <style:style style:name="T5471" style:parent-style-name="Domyślnaczcionkaakapitu" style:family="text">
      <style:text-properties style:text-underline-type="single" style:text-underline-style="solid" style:text-underline-width="auto" style:text-underline-mode="continuous"/>
    </style:style>
    <style:style style:name="P5472" style:parent-style-name="Normalny" style:family="paragraph">
      <style:paragraph-properties fo:text-align="justify" fo:line-height="150%" fo:text-indent="0.2479in"/>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P5476" style:parent-style-name="Normalny" style:family="paragraph">
      <style:paragraph-properties fo:text-align="justify" fo:line-height="150%"/>
    </style:style>
    <style:style style:name="T5477" style:parent-style-name="Domyślnaczcionkaakapitu" style:family="text">
      <style:text-properties style:text-underline-type="single" style:text-underline-style="solid" style:text-underline-width="auto" style:text-underline-mode="continuous"/>
    </style:style>
    <style:style style:name="P5478" style:parent-style-name="Normalny" style:family="paragraph">
      <style:paragraph-properties fo:text-align="justify" fo:line-height="150%" fo:text-indent="0.2479in"/>
    </style:style>
    <style:style style:name="T5479" style:parent-style-name="Domyślnaczcionkaakapitu" style:family="text">
      <style:text-properties fo:background-color="#80FFFF"/>
    </style:style>
    <style:style style:name="P5480" style:parent-style-name="Normalny" style:family="paragraph">
      <style:paragraph-properties fo:text-align="justify" fo:line-height="150%"/>
    </style:style>
    <style:style style:name="T5481" style:parent-style-name="Domyślnaczcionkaakapitu" style:family="text">
      <style:text-properties style:text-underline-type="single" style:text-underline-style="solid" style:text-underline-width="auto" style:text-underline-mode="continuous"/>
    </style:style>
    <style:style style:name="T5482" style:parent-style-name="Domyślnaczcionkaakapitu" style:family="text">
      <style:text-properties fo:background-color="#80FFFF" style:text-underline-type="single" style:text-underline-style="solid" style:text-underline-width="auto" style:text-underline-mode="continuous"/>
    </style:style>
    <style:style style:name="T5483" style:parent-style-name="Domyślnaczcionkaakapitu" style:family="text">
      <style:text-properties style:text-underline-type="single" style:text-underline-style="solid" style:text-underline-width="auto" style:text-underline-mode="continuous"/>
    </style:style>
    <style:style style:name="T5484" style:parent-style-name="Domyślnaczcionkaakapitu" style:family="text">
      <style:text-properties fo:background-color="#80FFFF" style:text-underline-type="single" style:text-underline-style="solid" style:text-underline-width="auto" style:text-underline-mode="continuous"/>
    </style:style>
    <style:style style:name="T5485" style:parent-style-name="Domyślnaczcionkaakapitu" style:family="text">
      <style:text-properties style:text-underline-type="single" style:text-underline-style="solid" style:text-underline-width="auto" style:text-underline-mode="continuous"/>
    </style:style>
    <style:style style:name="P5486" style:parent-style-name="Normalny" style:family="paragraph">
      <style:paragraph-properties fo:text-align="justify" fo:line-height="150%" fo:text-indent="0.2479in"/>
    </style:style>
    <style:style style:name="P5487" style:parent-style-name="Normalny" style:family="paragraph">
      <style:paragraph-properties fo:text-align="justify" fo:line-height="150%"/>
    </style:style>
    <style:style style:name="T5488" style:parent-style-name="Domyślnaczcionkaakapitu" style:family="text">
      <style:text-properties style:text-underline-type="single" style:text-underline-style="solid" style:text-underline-width="auto" style:text-underline-mode="continuous"/>
    </style:style>
    <style:style style:name="T5489" style:parent-style-name="Domyślnaczcionkaakapitu" style:family="text">
      <style:text-properties fo:background-color="#80FFFF" style:text-underline-type="single" style:text-underline-style="solid" style:text-underline-width="auto" style:text-underline-mode="continuous"/>
    </style:style>
    <style:style style:name="T5490" style:parent-style-name="Domyślnaczcionkaakapitu" style:family="text">
      <style:text-properties style:text-underline-type="single" style:text-underline-style="solid" style:text-underline-width="auto" style:text-underline-mode="continuous"/>
    </style:style>
    <style:style style:name="P5491" style:parent-style-name="Normalny" style:family="paragraph">
      <style:paragraph-properties fo:text-align="justify" fo:line-height="150%" fo:text-indent="0.2479in"/>
    </style:style>
    <style:style style:name="P5492" style:parent-style-name="Normalny" style:family="paragraph">
      <style:paragraph-properties fo:text-align="justify" fo:line-height="150%"/>
    </style:style>
    <style:style style:name="T5493" style:parent-style-name="Domyślnaczcionkaakapitu" style:family="text">
      <style:text-properties style:text-underline-type="single" style:text-underline-style="solid" style:text-underline-width="auto" style:text-underline-mode="continuous"/>
    </style:style>
    <style:style style:name="T5494" style:parent-style-name="Domyślnaczcionkaakapitu" style:family="text">
      <style:text-properties fo:background-color="#80FFFF" style:text-underline-type="single" style:text-underline-style="solid" style:text-underline-width="auto" style:text-underline-mode="continuous"/>
    </style:style>
    <style:style style:name="T5495" style:parent-style-name="Domyślnaczcionkaakapitu" style:family="text">
      <style:text-properties style:text-underline-type="single" style:text-underline-style="solid" style:text-underline-width="auto" style:text-underline-mode="continuous"/>
    </style:style>
    <style:style style:name="T5496" style:parent-style-name="Domyślnaczcionkaakapitu" style:family="text">
      <style:text-properties fo:background-color="#80FFFF" style:text-underline-type="single" style:text-underline-style="solid" style:text-underline-width="auto" style:text-underline-mode="continuous"/>
    </style:style>
    <style:style style:name="T5497" style:parent-style-name="Domyślnaczcionkaakapitu" style:family="text">
      <style:text-properties style:text-underline-type="single" style:text-underline-style="solid" style:text-underline-width="auto" style:text-underline-mode="continuous"/>
    </style:style>
    <style:style style:name="P5498" style:parent-style-name="Normalny" style:family="paragraph">
      <style:paragraph-properties fo:text-align="justify" fo:line-height="150%" fo:text-indent="0.2479in"/>
    </style:style>
    <style:style style:name="T5499" style:parent-style-name="Domyślnaczcionkaakapitu" style:family="text">
      <style:text-properties fo:background-color="#80FFFF"/>
    </style:style>
    <style:style style:name="T5500" style:parent-style-name="Domyślnaczcionkaakapitu" style:family="text">
      <style:text-properties fo:background-color="#80FFFF"/>
    </style:style>
    <style:style style:name="P5501" style:parent-style-name="Normalny" style:family="paragraph">
      <style:paragraph-properties fo:text-align="justify" fo:line-height="150%"/>
    </style:style>
    <style:style style:name="T5502" style:parent-style-name="Domyślnaczcionkaakapitu" style:family="text">
      <style:text-properties fo:background-color="#80FFFF" style:text-underline-type="single" style:text-underline-style="solid" style:text-underline-width="auto" style:text-underline-mode="continuous"/>
    </style:style>
    <style:style style:name="T5503" style:parent-style-name="Domyślnaczcionkaakapitu" style:family="text">
      <style:text-properties style:text-underline-type="single" style:text-underline-style="solid" style:text-underline-width="auto" style:text-underline-mode="continuous"/>
    </style:style>
    <style:style style:name="T5504" style:parent-style-name="Domyślnaczcionkaakapitu" style:family="text">
      <style:text-properties fo:background-color="#80FFFF" style:text-underline-type="single" style:text-underline-style="solid" style:text-underline-width="auto" style:text-underline-mode="continuous"/>
    </style:style>
    <style:style style:name="T5505" style:parent-style-name="Domyślnaczcionkaakapitu" style:family="text">
      <style:text-properties style:text-underline-type="single" style:text-underline-style="solid" style:text-underline-width="auto" style:text-underline-mode="continuous"/>
    </style:style>
    <style:style style:name="T5506" style:parent-style-name="Domyślnaczcionkaakapitu" style:family="text">
      <style:text-properties fo:background-color="#80FFFF" style:text-underline-type="single" style:text-underline-style="solid" style:text-underline-width="auto" style:text-underline-mode="continuous"/>
    </style:style>
    <style:style style:name="T5507" style:parent-style-name="Domyślnaczcionkaakapitu" style:family="text">
      <style:text-properties fo:background-color="#80FFFF"/>
    </style:style>
    <style:style style:name="P5508" style:parent-style-name="Normalny" style:family="paragraph">
      <style:paragraph-properties fo:text-align="justify" fo:line-height="150%" fo:text-indent="0.2479in"/>
    </style:style>
    <style:style style:name="T5509" style:parent-style-name="Domyślnaczcionkaakapitu" style:family="text">
      <style:text-properties fo:background-color="#80FFFF"/>
    </style:style>
    <style:style style:name="P5510" style:parent-style-name="Normalny" style:family="paragraph">
      <style:paragraph-properties fo:text-align="justify" fo:line-height="150%"/>
    </style:style>
    <style:style style:name="T5511" style:parent-style-name="Domyślnaczcionkaakapitu" style:family="text">
      <style:text-properties style:text-underline-type="single" style:text-underline-style="solid" style:text-underline-width="auto" style:text-underline-mode="continuous"/>
    </style:style>
    <style:style style:name="T5512" style:parent-style-name="Domyślnaczcionkaakapitu" style:family="text">
      <style:text-properties fo:background-color="#80FFFF" style:text-underline-type="single" style:text-underline-style="solid" style:text-underline-width="auto" style:text-underline-mode="continuous"/>
    </style:style>
    <style:style style:name="T5513" style:parent-style-name="Domyślnaczcionkaakapitu" style:family="text">
      <style:text-properties style:text-underline-type="single" style:text-underline-style="solid" style:text-underline-width="auto" style:text-underline-mode="continuous"/>
    </style:style>
    <style:style style:name="P5514" style:parent-style-name="Normalny" style:family="paragraph">
      <style:paragraph-properties fo:text-align="justify" fo:line-height="150%" fo:text-indent="0.2479in"/>
    </style:style>
    <style:style style:name="P5515" style:parent-style-name="Normalny" style:family="paragraph">
      <style:paragraph-properties fo:text-align="justify" fo:line-height="150%"/>
    </style:style>
    <style:style style:name="T5516" style:parent-style-name="Domyślnaczcionkaakapitu" style:family="text">
      <style:text-properties style:text-underline-type="single" style:text-underline-style="solid" style:text-underline-width="auto" style:text-underline-mode="continuous"/>
    </style:style>
    <style:style style:name="P5517" style:parent-style-name="Normalny" style:family="paragraph">
      <style:paragraph-properties fo:text-align="justify" fo:line-height="150%" fo:text-indent="0.2479in"/>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P5520" style:parent-style-name="Normalny" style:family="paragraph">
      <style:paragraph-properties fo:text-align="justify" fo:line-height="150%"/>
    </style:style>
    <style:style style:name="T5521" style:parent-style-name="Domyślnaczcionkaakapitu" style:family="text">
      <style:text-properties style:text-underline-type="single" style:text-underline-style="solid" style:text-underline-width="auto" style:text-underline-mode="continuous"/>
    </style:style>
    <style:style style:name="T5522" style:parent-style-name="Domyślnaczcionkaakapitu" style:family="text">
      <style:text-properties fo:background-color="#80FFFF" style:text-underline-type="single" style:text-underline-style="solid" style:text-underline-width="auto" style:text-underline-mode="continuous"/>
    </style:style>
    <style:style style:name="T5523" style:parent-style-name="Domyślnaczcionkaakapitu" style:family="text">
      <style:text-properties style:text-underline-type="single" style:text-underline-style="solid" style:text-underline-width="auto" style:text-underline-mode="continuous"/>
    </style:style>
    <style:style style:name="T5524" style:parent-style-name="Domyślnaczcionkaakapitu" style:family="text">
      <style:text-properties fo:background-color="#80FFFF"/>
    </style:style>
    <style:style style:name="P5525" style:parent-style-name="Normalny" style:family="paragraph">
      <style:paragraph-properties fo:text-align="justify" fo:line-height="150%" fo:text-indent="0.2479in"/>
    </style:style>
    <style:style style:name="T5526" style:parent-style-name="Domyślnaczcionkaakapitu" style:family="text">
      <style:text-properties fo:background-color="#80FFFF"/>
    </style:style>
    <style:style style:name="T5527" style:parent-style-name="Domyślnaczcionkaakapitu" style:family="text">
      <style:text-properties fo:background-color="#80FFFF"/>
    </style:style>
    <style:style style:name="T5528" style:parent-style-name="Domyślnaczcionkaakapitu" style:family="text">
      <style:text-properties fo:background-color="#80FFFF"/>
    </style:style>
    <style:style style:name="T5529" style:parent-style-name="Domyślnaczcionkaakapitu" style:family="text">
      <style:text-properties fo:background-color="#80FFFF"/>
    </style:style>
    <style:style style:name="T5530" style:parent-style-name="Domyślnaczcionkaakapitu" style:family="text">
      <style:text-properties fo:background-color="#80FFFF"/>
    </style:style>
    <style:style style:name="T5531" style:parent-style-name="Domyślnaczcionkaakapitu" style:family="text">
      <style:text-properties fo:background-color="#80FFFF"/>
    </style:style>
    <style:style style:name="T5532" style:parent-style-name="Domyślnaczcionkaakapitu" style:family="text">
      <style:text-properties fo:background-color="#80FFFF"/>
    </style:style>
    <style:style style:name="P5533" style:parent-style-name="Normalny" style:family="paragraph">
      <style:paragraph-properties fo:text-align="justify" fo:line-height="150%"/>
    </style:style>
    <style:style style:name="T5534" style:parent-style-name="Domyślnaczcionkaakapitu" style:family="text">
      <style:text-properties style:text-underline-type="single" style:text-underline-style="solid" style:text-underline-width="auto" style:text-underline-mode="continuous"/>
    </style:style>
    <style:style style:name="P5535" style:parent-style-name="Normalny" style:family="paragraph">
      <style:paragraph-properties fo:text-align="justify" fo:line-height="150%" fo:text-indent="0.2479in"/>
    </style:style>
    <style:style style:name="T5536" style:parent-style-name="Domyślnaczcionkaakapitu" style:family="text">
      <style:text-properties fo:background-color="#80FFFF"/>
    </style:style>
    <style:style style:name="T5537" style:parent-style-name="Domyślnaczcionkaakapitu" style:family="text">
      <style:text-properties fo:background-color="#80FFFF"/>
    </style:style>
    <style:style style:name="T5538" style:parent-style-name="Domyślnaczcionkaakapitu" style:family="text">
      <style:text-properties fo:background-color="#80FFFF"/>
    </style:style>
    <style:style style:name="T5539" style:parent-style-name="Domyślnaczcionkaakapitu" style:family="text">
      <style:text-properties fo:background-color="#80FFFF"/>
    </style:style>
    <style:style style:name="T5540" style:parent-style-name="Domyślnaczcionkaakapitu" style:family="text">
      <style:text-properties fo:background-color="#80FFFF"/>
    </style:style>
    <style:style style:name="T5541" style:parent-style-name="Domyślnaczcionkaakapitu" style:family="text">
      <style:text-properties fo:background-color="#80FFFF"/>
    </style:style>
    <style:style style:name="T5542" style:parent-style-name="Domyślnaczcionkaakapitu" style:family="text">
      <style:text-properties fo:background-color="#80FFFF"/>
    </style:style>
    <style:style style:name="P5543" style:parent-style-name="Normalny" style:family="paragraph">
      <style:paragraph-properties fo:text-align="justify" fo:line-height="150%" fo:text-indent="0.2479in"/>
    </style:style>
    <style:style style:name="T5544" style:parent-style-name="Domyślnaczcionkaakapitu" style:family="text">
      <style:text-properties fo:background-color="#80FFFF"/>
    </style:style>
    <style:style style:name="P5545" style:parent-style-name="Normalny" style:family="paragraph">
      <style:paragraph-properties fo:text-align="justify" fo:line-height="150%"/>
    </style:style>
    <style:style style:name="T5546" style:parent-style-name="Domyślnaczcionkaakapitu" style:family="text">
      <style:text-properties fo:background-color="#80FFFF"/>
    </style:style>
    <style:style style:name="P5547" style:parent-style-name="Normalny" style:family="paragraph">
      <style:paragraph-properties fo:text-align="justify" fo:line-height="150%" fo:text-indent="0.2479in"/>
    </style:style>
    <style:style style:name="P5548" style:parent-style-name="Normalny" style:family="paragraph">
      <style:paragraph-properties fo:text-align="justify" fo:line-height="150%"/>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P5551" style:parent-style-name="Normalny" style:family="paragraph">
      <style:paragraph-properties fo:text-align="justify" fo:line-height="150%" fo:text-indent="0.2479in"/>
    </style:style>
    <style:style style:name="T5552" style:parent-style-name="Domyślnaczcionkaakapitu" style:family="text">
      <style:text-properties fo:background-color="#80FFFF"/>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P5558" style:parent-style-name="Normalny" style:family="paragraph">
      <style:paragraph-properties fo:text-align="justify" fo:line-height="150%" fo:text-indent="0.2479in"/>
    </style:style>
    <style:style style:name="T5559" style:parent-style-name="Domyślnaczcionkaakapitu" style:family="text">
      <style:text-properties fo:background-color="#80FFFF"/>
    </style:style>
    <style:style style:name="T5560" style:parent-style-name="Domyślnaczcionkaakapitu" style:family="text">
      <style:text-properties fo:background-color="#80FFFF"/>
    </style:style>
    <style:style style:name="T5561" style:parent-style-name="Domyślnaczcionkaakapitu" style:family="text">
      <style:text-properties fo:background-color="#80FFFF"/>
    </style:style>
    <style:style style:name="T5562" style:parent-style-name="Domyślnaczcionkaakapitu" style:family="text">
      <style:text-properties fo:background-color="#80FFFF"/>
    </style:style>
    <style:style style:name="T5563" style:parent-style-name="Domyślnaczcionkaakapitu" style:family="text">
      <style:text-properties fo:background-color="#80FFFF"/>
    </style:style>
    <style:style style:name="T5564" style:parent-style-name="Domyślnaczcionkaakapitu" style:family="text">
      <style:text-properties fo:background-color="#80FFFF"/>
    </style:style>
    <style:style style:name="T5565" style:parent-style-name="Domyślnaczcionkaakapitu" style:family="text">
      <style:text-properties fo:background-color="#80FFFF"/>
    </style:style>
    <style:style style:name="T5566" style:parent-style-name="Domyślnaczcionkaakapitu" style:family="text">
      <style:text-properties fo:background-color="#80FFFF"/>
    </style:style>
    <style:style style:name="T5567" style:parent-style-name="Domyślnaczcionkaakapitu" style:family="text">
      <style:text-properties fo:background-color="#80FFFF"/>
    </style:style>
    <style:style style:name="T5568" style:parent-style-name="Domyślnaczcionkaakapitu" style:family="text">
      <style:text-properties fo:background-color="#80FFFF"/>
    </style:style>
    <style:style style:name="T5569" style:parent-style-name="Domyślnaczcionkaakapitu" style:family="text">
      <style:text-properties fo:background-color="#80FFFF"/>
    </style:style>
    <style:style style:name="T5570" style:parent-style-name="Domyślnaczcionkaakapitu" style:family="text">
      <style:text-properties fo:background-color="#80FFFF"/>
    </style:style>
    <style:style style:name="T5571" style:parent-style-name="Domyślnaczcionkaakapitu" style:family="text">
      <style:text-properties fo:background-color="#80FFFF"/>
    </style:style>
    <style:style style:name="T5572" style:parent-style-name="Domyślnaczcionkaakapitu" style:family="text">
      <style:text-properties fo:background-color="#80FFFF"/>
    </style:style>
    <style:style style:name="T5573" style:parent-style-name="Domyślnaczcionkaakapitu" style:family="text">
      <style:text-properties fo:background-color="#80FFFF"/>
    </style:style>
    <style:style style:name="T5574" style:parent-style-name="Domyślnaczcionkaakapitu" style:family="text">
      <style:text-properties fo:background-color="#80FFFF"/>
    </style:style>
    <style:style style:name="T5575" style:parent-style-name="Domyślnaczcionkaakapitu" style:family="text">
      <style:text-properties fo:background-color="#80FFFF"/>
    </style:style>
    <style:style style:name="T5576" style:parent-style-name="Domyślnaczcionkaakapitu" style:family="text">
      <style:text-properties fo:background-color="#80FFFF"/>
    </style:style>
    <style:style style:name="T5577" style:parent-style-name="Domyślnaczcionkaakapitu" style:family="text">
      <style:text-properties fo:background-color="#80FFFF"/>
    </style:style>
    <style:style style:name="T5578" style:parent-style-name="Domyślnaczcionkaakapitu" style:family="text">
      <style:text-properties fo:background-color="#80FFFF"/>
    </style:style>
    <style:style style:name="T5579" style:parent-style-name="Domyślnaczcionkaakapitu" style:family="text">
      <style:text-properties fo:background-color="#80FFFF"/>
    </style:style>
    <style:style style:name="T5580" style:parent-style-name="Domyślnaczcionkaakapitu" style:family="text">
      <style:text-properties fo:background-color="#80FFFF"/>
    </style:style>
    <style:style style:name="T5581" style:parent-style-name="Domyślnaczcionkaakapitu" style:family="text">
      <style:text-properties fo:background-color="#80FFFF"/>
    </style:style>
    <style:style style:name="P5582" style:parent-style-name="Normalny" style:family="paragraph">
      <style:paragraph-properties fo:text-align="justify" fo:line-height="150%" fo:text-indent="0.2479in"/>
    </style:style>
    <style:style style:name="T5583" style:parent-style-name="Domyślnaczcionkaakapitu" style:family="text">
      <style:text-properties fo:background-color="#80FFFF"/>
    </style:style>
    <style:style style:name="T5584" style:parent-style-name="Domyślnaczcionkaakapitu" style:family="text">
      <style:text-properties fo:background-color="#80FFFF"/>
    </style:style>
    <style:style style:name="T5585" style:parent-style-name="Domyślnaczcionkaakapitu" style:family="text">
      <style:text-properties fo:background-color="#80FFFF"/>
    </style:style>
    <style:style style:name="T5586" style:parent-style-name="Domyślnaczcionkaakapitu" style:family="text">
      <style:text-properties fo:background-color="#80FFFF"/>
    </style:style>
    <style:style style:name="T5587" style:parent-style-name="Domyślnaczcionkaakapitu" style:family="text">
      <style:text-properties fo:background-color="#80FFFF"/>
    </style:style>
    <style:style style:name="T5588" style:parent-style-name="Domyślnaczcionkaakapitu" style:family="text">
      <style:text-properties fo:background-color="#80FFFF"/>
    </style:style>
    <style:style style:name="T5589" style:parent-style-name="Domyślnaczcionkaakapitu" style:family="text">
      <style:text-properties fo:background-color="#80FFFF"/>
    </style:style>
    <style:style style:name="T5590" style:parent-style-name="Domyślnaczcionkaakapitu" style:family="text">
      <style:text-properties fo:background-color="#80FFFF"/>
    </style:style>
    <style:style style:name="P5591" style:parent-style-name="Normalny" style:family="paragraph">
      <style:paragraph-properties fo:text-align="justify" fo:line-height="150%" fo:text-indent="0.2479in"/>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P5595" style:parent-style-name="Normalny" style:family="paragraph">
      <style:paragraph-properties fo:text-align="justify" fo:line-height="150%"/>
    </style:style>
    <style:style style:name="T5596" style:parent-style-name="Domyślnaczcionkaakapitu" style:family="text">
      <style:text-properties style:text-underline-type="single" style:text-underline-style="solid" style:text-underline-width="auto" style:text-underline-mode="continuous"/>
    </style:style>
    <style:style style:name="P5597" style:parent-style-name="Normalny" style:family="paragraph">
      <style:paragraph-properties fo:text-align="justify" fo:line-height="150%" fo:text-indent="0.2479in"/>
    </style:style>
    <style:style style:name="T5598" style:parent-style-name="Domyślnaczcionkaakapitu" style:family="text">
      <style:text-properties fo:background-color="#80FFFF"/>
    </style:style>
    <style:style style:name="T5599" style:parent-style-name="Domyślnaczcionkaakapitu" style:family="text">
      <style:text-properties fo:background-color="#80FFFF"/>
    </style:style>
    <style:style style:name="P5600" style:parent-style-name="Normalny" style:family="paragraph">
      <style:paragraph-properties fo:text-align="justify" fo:line-height="150%" fo:text-indent="0.2479in"/>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P5603" style:parent-style-name="Normalny" style:family="paragraph">
      <style:paragraph-properties fo:text-align="justify" fo:line-height="150%" fo:text-indent="0.2479in"/>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T5607" style:parent-style-name="Domyślnaczcionkaakapitu" style:family="text">
      <style:text-properties fo:background-color="#80FFFF"/>
    </style:style>
    <style:style style:name="P5608" style:parent-style-name="Normalny" style:family="paragraph">
      <style:paragraph-properties fo:text-align="justify" fo:line-height="150%" fo:text-indent="0.2479in"/>
    </style:style>
    <style:style style:name="T5609" style:parent-style-name="Domyślnaczcionkaakapitu" style:family="text">
      <style:text-properties fo:background-color="#80FFFF"/>
    </style:style>
    <style:style style:name="P5610" style:parent-style-name="Normalny" style:family="paragraph">
      <style:paragraph-properties fo:text-align="justify" fo:line-height="150%"/>
    </style:style>
    <style:style style:name="T5611" style:parent-style-name="Domyślnaczcionkaakapitu" style:family="text">
      <style:text-properties style:text-underline-type="single" style:text-underline-style="solid" style:text-underline-width="auto" style:text-underline-mode="continuous"/>
    </style:style>
    <style:style style:name="T5612" style:parent-style-name="Domyślnaczcionkaakapitu" style:family="text">
      <style:text-properties fo:background-color="#80FFFF" style:text-underline-type="single" style:text-underline-style="solid" style:text-underline-width="auto" style:text-underline-mode="continuous"/>
    </style:style>
    <style:style style:name="T5613" style:parent-style-name="Domyślnaczcionkaakapitu" style:family="text">
      <style:text-properties style:text-underline-type="single" style:text-underline-style="solid" style:text-underline-width="auto" style:text-underline-mode="continuous"/>
    </style:style>
    <style:style style:name="P5614" style:parent-style-name="Normalny" style:family="paragraph">
      <style:paragraph-properties fo:text-align="justify" fo:line-height="150%" fo:text-indent="0.2479in"/>
    </style:style>
    <style:style style:name="T5615" style:parent-style-name="Domyślnaczcionkaakapitu" style:family="text">
      <style:text-properties fo:background-color="#80FFFF"/>
    </style:style>
    <style:style style:name="T5616" style:parent-style-name="Domyślnaczcionkaakapitu" style:family="text">
      <style:text-properties fo:background-color="#80FFFF"/>
    </style:style>
    <style:style style:name="T5617" style:parent-style-name="Domyślnaczcionkaakapitu" style:family="text">
      <style:text-properties fo:background-color="#80FFFF"/>
    </style:style>
    <style:style style:name="T5618" style:parent-style-name="Domyślnaczcionkaakapitu" style:family="text">
      <style:text-properties fo:background-color="#80FFFF"/>
    </style:style>
    <style:style style:name="T5619" style:parent-style-name="Domyślnaczcionkaakapitu" style:family="text">
      <style:text-properties fo:background-color="#80FFFF"/>
    </style:style>
    <style:style style:name="T5620" style:parent-style-name="Domyślnaczcionkaakapitu" style:family="text">
      <style:text-properties fo:background-color="#80FFFF"/>
    </style:style>
    <style:style style:name="T5621" style:parent-style-name="Domyślnaczcionkaakapitu" style:family="text">
      <style:text-properties fo:background-color="#80FFFF"/>
    </style:style>
    <style:style style:name="T5622" style:parent-style-name="Domyślnaczcionkaakapitu" style:family="text">
      <style:text-properties fo:background-color="#80FFFF"/>
    </style:style>
    <style:style style:name="T5623" style:parent-style-name="Domyślnaczcionkaakapitu" style:family="text">
      <style:text-properties fo:background-color="#80FFFF"/>
    </style:style>
    <style:style style:name="T5624" style:parent-style-name="Domyślnaczcionkaakapitu" style:family="text">
      <style:text-properties fo:background-color="#80FFFF"/>
    </style:style>
    <style:style style:name="T5625" style:parent-style-name="Domyślnaczcionkaakapitu" style:family="text">
      <style:text-properties fo:background-color="#80FFFF"/>
    </style:style>
    <style:style style:name="P5626" style:parent-style-name="Normalny" style:family="paragraph">
      <style:paragraph-properties fo:text-align="justify" fo:line-height="150%" fo:text-indent="0.2479in"/>
    </style:style>
    <style:style style:name="T5627" style:parent-style-name="Domyślnaczcionkaakapitu" style:family="text">
      <style:text-properties fo:background-color="#80FFFF"/>
    </style:style>
    <style:style style:name="T5628" style:parent-style-name="Domyślnaczcionkaakapitu" style:family="text">
      <style:text-properties fo:background-color="#80FFFF"/>
    </style:style>
    <style:style style:name="T5629" style:parent-style-name="Domyślnaczcionkaakapitu" style:family="text">
      <style:text-properties fo:background-color="#80FFFF"/>
    </style:style>
    <style:style style:name="T5630" style:parent-style-name="Domyślnaczcionkaakapitu" style:family="text">
      <style:text-properties fo:background-color="#80FFFF"/>
    </style:style>
    <style:style style:name="T5631" style:parent-style-name="Domyślnaczcionkaakapitu" style:family="text">
      <style:text-properties fo:background-color="#80FFFF"/>
    </style:style>
    <style:style style:name="T5632" style:parent-style-name="Domyślnaczcionkaakapitu" style:family="text">
      <style:text-properties fo:background-color="#80FFFF"/>
    </style:style>
    <style:style style:name="T5633" style:parent-style-name="Domyślnaczcionkaakapitu" style:family="text">
      <style:text-properties fo:background-color="#80FFFF"/>
    </style:style>
    <style:style style:name="T5634" style:parent-style-name="Domyślnaczcionkaakapitu" style:family="text">
      <style:text-properties fo:background-color="#80FFFF"/>
    </style:style>
    <style:style style:name="P5635" style:parent-style-name="Normalny" style:family="paragraph">
      <style:paragraph-properties fo:text-align="justify" fo:line-height="150%" fo:text-indent="0.2479in"/>
    </style:style>
    <style:style style:name="T5636" style:parent-style-name="Domyślnaczcionkaakapitu" style:family="text">
      <style:text-properties fo:background-color="#80FFFF"/>
    </style:style>
    <style:style style:name="P5637" style:parent-style-name="Normalny" style:family="paragraph">
      <style:paragraph-properties fo:text-align="justify" fo:line-height="150%"/>
    </style:style>
    <style:style style:name="T5638" style:parent-style-name="Domyślnaczcionkaakapitu" style:family="text">
      <style:text-properties style:text-underline-type="single" style:text-underline-style="solid" style:text-underline-width="auto" style:text-underline-mode="continuous"/>
    </style:style>
    <style:style style:name="T5639" style:parent-style-name="Domyślnaczcionkaakapitu" style:family="text">
      <style:text-properties fo:background-color="#80FFFF" style:text-underline-type="single" style:text-underline-style="solid" style:text-underline-width="auto" style:text-underline-mode="continuous"/>
    </style:style>
    <style:style style:name="P5640" style:parent-style-name="Normalny" style:family="paragraph">
      <style:paragraph-properties fo:text-align="justify" fo:line-height="150%" fo:text-indent="0.2479in"/>
    </style:style>
    <style:style style:name="T5641" style:parent-style-name="Domyślnaczcionkaakapitu" style:family="text">
      <style:text-properties fo:background-color="#80FFFF"/>
    </style:style>
    <style:style style:name="T5642" style:parent-style-name="Domyślnaczcionkaakapitu" style:family="text">
      <style:text-properties fo:background-color="#80FFFF"/>
    </style:style>
    <style:style style:name="T5643" style:parent-style-name="Domyślnaczcionkaakapitu" style:family="text">
      <style:text-properties fo:background-color="#80FFFF"/>
    </style:style>
    <style:style style:name="T5644" style:parent-style-name="Domyślnaczcionkaakapitu" style:family="text">
      <style:text-properties fo:background-color="#80FFFF"/>
    </style:style>
    <style:style style:name="T5645" style:parent-style-name="Domyślnaczcionkaakapitu" style:family="text">
      <style:text-properties fo:background-color="#80FFFF"/>
    </style:style>
    <style:style style:name="T5646" style:parent-style-name="Domyślnaczcionkaakapitu" style:family="text">
      <style:text-properties fo:background-color="#80FFFF"/>
    </style:style>
    <style:style style:name="T5647" style:parent-style-name="Domyślnaczcionkaakapitu" style:family="text">
      <style:text-properties fo:background-color="#80FFFF"/>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T5651" style:parent-style-name="Domyślnaczcionkaakapitu" style:family="text">
      <style:text-properties fo:background-color="#80FFFF"/>
    </style:style>
    <style:style style:name="T5652" style:parent-style-name="Domyślnaczcionkaakapitu" style:family="text">
      <style:text-properties fo:background-color="#80FFFF"/>
    </style:style>
    <style:style style:name="T5653" style:parent-style-name="Domyślnaczcionkaakapitu" style:family="text">
      <style:text-properties fo:background-color="#80FFFF"/>
    </style:style>
    <style:style style:name="T5654" style:parent-style-name="Domyślnaczcionkaakapitu" style:family="text">
      <style:text-properties fo:background-color="#80FFFF"/>
    </style:style>
    <style:style style:name="T5655" style:parent-style-name="Domyślnaczcionkaakapitu" style:family="text">
      <style:text-properties fo:background-color="#80FFFF"/>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P5658" style:parent-style-name="Normalny" style:family="paragraph">
      <style:paragraph-properties fo:text-align="justify" fo:line-height="150%" fo:text-indent="0.2479in"/>
    </style:style>
    <style:style style:name="T5659" style:parent-style-name="Domyślnaczcionkaakapitu" style:family="text">
      <style:text-properties fo:background-color="#80FFFF"/>
    </style:style>
    <style:style style:name="T5660" style:parent-style-name="Domyślnaczcionkaakapitu" style:family="text">
      <style:text-properties fo:background-color="#80FFFF"/>
    </style:style>
    <style:style style:name="T5661" style:parent-style-name="Domyślnaczcionkaakapitu" style:family="text">
      <style:text-properties fo:background-color="#80FFFF"/>
    </style:style>
    <style:style style:name="T5662" style:parent-style-name="Domyślnaczcionkaakapitu" style:family="text">
      <style:text-properties fo:background-color="#80FFFF"/>
    </style:style>
    <style:style style:name="T5663" style:parent-style-name="Domyślnaczcionkaakapitu" style:family="text">
      <style:text-properties fo:background-color="#80FFFF"/>
    </style:style>
    <style:style style:name="T5664" style:parent-style-name="Domyślnaczcionkaakapitu" style:family="text">
      <style:text-properties fo:background-color="#80FFFF"/>
    </style:style>
    <style:style style:name="T5665" style:parent-style-name="Domyślnaczcionkaakapitu" style:family="text">
      <style:text-properties fo:background-color="#80FFFF"/>
    </style:style>
    <style:style style:name="T5666" style:parent-style-name="Domyślnaczcionkaakapitu" style:family="text">
      <style:text-properties fo:background-color="#80FFFF"/>
    </style:style>
    <style:style style:name="T5667" style:parent-style-name="Domyślnaczcionkaakapitu" style:family="text">
      <style:text-properties fo:background-color="#80FFFF"/>
    </style:style>
    <style:style style:name="P5668" style:parent-style-name="Normalny" style:family="paragraph">
      <style:paragraph-properties fo:text-align="justify" fo:line-height="150%" fo:text-indent="0.2479in"/>
    </style:style>
    <style:style style:name="T5669" style:parent-style-name="Domyślnaczcionkaakapitu" style:family="text">
      <style:text-properties fo:background-color="#80FFFF"/>
    </style:style>
    <style:style style:name="P5670" style:parent-style-name="Normalny" style:family="paragraph">
      <style:paragraph-properties fo:text-align="justify" fo:line-height="150%" fo:text-indent="0.2479in"/>
    </style:style>
    <style:style style:name="T5671" style:parent-style-name="Domyślnaczcionkaakapitu" style:family="text">
      <style:text-properties fo:background-color="#80FFFF"/>
    </style:style>
    <style:style style:name="T5672" style:parent-style-name="Domyślnaczcionkaakapitu" style:family="text">
      <style:text-properties fo:background-color="#80FFFF"/>
    </style:style>
    <style:style style:name="T5673" style:parent-style-name="Domyślnaczcionkaakapitu" style:family="text">
      <style:text-properties fo:background-color="#80FFFF"/>
    </style:style>
    <style:style style:name="P5674" style:parent-style-name="Normalny" style:family="paragraph">
      <style:paragraph-properties fo:text-align="justify" fo:line-height="150%" fo:text-indent="0.2479in"/>
    </style:style>
    <style:style style:name="P5675" style:parent-style-name="Normalny" style:family="paragraph">
      <style:paragraph-properties fo:text-align="justify" fo:line-height="150%"/>
    </style:style>
    <style:style style:name="T5676" style:parent-style-name="Domyślnaczcionkaakapitu" style:family="text">
      <style:text-properties style:text-underline-type="single" style:text-underline-style="solid" style:text-underline-width="auto" style:text-underline-mode="continuous"/>
    </style:style>
    <style:style style:name="T5677" style:parent-style-name="Domyślnaczcionkaakapitu" style:family="text">
      <style:text-properties fo:background-color="#80FFFF" style:text-underline-type="single" style:text-underline-style="solid" style:text-underline-width="auto" style:text-underline-mode="continuous"/>
    </style:style>
    <style:style style:name="T5678" style:parent-style-name="Domyślnaczcionkaakapitu" style:family="text">
      <style:text-properties style:text-underline-type="single" style:text-underline-style="solid" style:text-underline-width="auto" style:text-underline-mode="continuous"/>
    </style:style>
    <style:style style:name="T5679" style:parent-style-name="Domyślnaczcionkaakapitu" style:family="text">
      <style:text-properties fo:background-color="#80FFFF" style:text-underline-type="single" style:text-underline-style="solid" style:text-underline-width="auto" style:text-underline-mode="continuous"/>
    </style:style>
    <style:style style:name="T5680" style:parent-style-name="Domyślnaczcionkaakapitu" style:family="text">
      <style:text-properties style:text-underline-type="single" style:text-underline-style="solid" style:text-underline-width="auto" style:text-underline-mode="continuous"/>
    </style:style>
    <style:style style:name="P5681" style:parent-style-name="Normalny" style:family="paragraph">
      <style:paragraph-properties fo:text-align="justify" fo:line-height="150%" fo:text-indent="0.2479in"/>
    </style:style>
    <style:style style:name="P5682" style:parent-style-name="Normalny" style:family="paragraph">
      <style:paragraph-properties fo:text-align="justify" fo:line-height="150%"/>
    </style:style>
    <style:style style:name="T5683" style:parent-style-name="Domyślnaczcionkaakapitu" style:family="text">
      <style:text-properties style:text-underline-type="single" style:text-underline-style="solid" style:text-underline-width="auto" style:text-underline-mode="continuous"/>
    </style:style>
    <style:style style:name="T5684" style:parent-style-name="Domyślnaczcionkaakapitu" style:family="text">
      <style:text-properties style:text-underline-type="single" style:text-underline-style="solid" style:text-underline-width="auto" style:text-underline-mode="continuous"/>
    </style:style>
    <style:style style:name="T5685" style:parent-style-name="Domyślnaczcionkaakapitu" style:family="text">
      <style:text-properties style:text-underline-type="single" style:text-underline-style="solid" style:text-underline-width="auto" style:text-underline-mode="continuous"/>
    </style:style>
    <style:style style:name="P5686" style:parent-style-name="Normalny" style:family="paragraph">
      <style:paragraph-properties fo:text-align="justify" fo:line-height="150%" fo:text-indent="0.2479in"/>
    </style:style>
    <style:style style:name="T5687" style:parent-style-name="Domyślnaczcionkaakapitu" style:family="text">
      <style:text-properties fo:background-color="#80FFFF"/>
    </style:style>
    <style:style style:name="T5688" style:parent-style-name="Domyślnaczcionkaakapitu" style:family="text">
      <style:text-properties fo:background-color="#80FFFF"/>
    </style:style>
    <style:style style:name="T5689" style:parent-style-name="Domyślnaczcionkaakapitu" style:family="text">
      <style:text-properties fo:background-color="#80FFFF"/>
    </style:style>
    <style:style style:name="T5690" style:parent-style-name="Domyślnaczcionkaakapitu" style:family="text">
      <style:text-properties fo:background-color="#80FFFF"/>
    </style:style>
    <style:style style:name="T5691" style:parent-style-name="Domyślnaczcionkaakapitu" style:family="text">
      <style:text-properties fo:background-color="#80FFFF"/>
    </style:style>
    <style:style style:name="T5692" style:parent-style-name="Domyślnaczcionkaakapitu" style:family="text">
      <style:text-properties fo:background-color="#80FFFF"/>
    </style:style>
    <style:style style:name="T5693" style:parent-style-name="Domyślnaczcionkaakapitu" style:family="text">
      <style:text-properties fo:background-color="#80FFFF"/>
    </style:style>
    <style:style style:name="T5694" style:parent-style-name="Domyślnaczcionkaakapitu" style:family="text">
      <style:text-properties fo:background-color="#80FFFF"/>
    </style:style>
    <style:style style:name="T5695" style:parent-style-name="Domyślnaczcionkaakapitu" style:family="text">
      <style:text-properties fo:background-color="#80FFFF"/>
    </style:style>
    <style:style style:name="T5696" style:parent-style-name="Domyślnaczcionkaakapitu" style:family="text">
      <style:text-properties fo:background-color="#80FFFF"/>
    </style:style>
    <style:style style:name="T5697" style:parent-style-name="Domyślnaczcionkaakapitu" style:family="text">
      <style:text-properties fo:background-color="#80FFFF"/>
    </style:style>
    <style:style style:name="T5698" style:parent-style-name="Domyślnaczcionkaakapitu" style:family="text">
      <style:text-properties fo:background-color="#80FFFF"/>
    </style:style>
    <style:style style:name="P5699" style:parent-style-name="Normalny" style:family="paragraph">
      <style:paragraph-properties fo:text-align="justify" fo:line-height="150%" fo:text-indent="0.2479in"/>
    </style:style>
    <style:style style:name="T5700" style:parent-style-name="Domyślnaczcionkaakapitu" style:family="text">
      <style:text-properties fo:background-color="#80FFFF"/>
    </style:style>
    <style:style style:name="P5701" style:parent-style-name="Normalny" style:family="paragraph">
      <style:paragraph-properties fo:text-align="justify" fo:line-height="150%"/>
    </style:style>
    <style:style style:name="T5702" style:parent-style-name="Domyślnaczcionkaakapitu" style:family="text">
      <style:text-properties fo:background-color="#80FFFF"/>
    </style:style>
    <style:style style:name="P5703" style:parent-style-name="Normalny" style:family="paragraph">
      <style:paragraph-properties fo:text-align="justify" fo:line-height="150%" fo:text-indent="0.2479in"/>
    </style:style>
    <style:style style:name="T5704" style:parent-style-name="Domyślnaczcionkaakapitu" style:family="text">
      <style:text-properties fo:background-color="#80FFFF"/>
    </style:style>
    <style:style style:name="T5705" style:parent-style-name="Domyślnaczcionkaakapitu" style:family="text">
      <style:text-properties fo:background-color="#80FFFF"/>
    </style:style>
    <style:style style:name="T5706" style:parent-style-name="Domyślnaczcionkaakapitu" style:family="text">
      <style:text-properties fo:background-color="#80FFFF"/>
    </style:style>
    <style:style style:name="T5707" style:parent-style-name="Domyślnaczcionkaakapitu" style:family="text">
      <style:text-properties fo:background-color="#80FFFF"/>
    </style:style>
    <style:style style:name="T5708" style:parent-style-name="Domyślnaczcionkaakapitu" style:family="text">
      <style:text-properties fo:background-color="#80FFFF"/>
    </style:style>
    <style:style style:name="T5709" style:parent-style-name="Domyślnaczcionkaakapitu" style:family="text">
      <style:text-properties fo:background-color="#80FFFF"/>
    </style:style>
    <style:style style:name="T5710" style:parent-style-name="Domyślnaczcionkaakapitu" style:family="text">
      <style:text-properties fo:background-color="#80FFFF"/>
    </style:style>
    <style:style style:name="T5711" style:parent-style-name="Domyślnaczcionkaakapitu" style:family="text">
      <style:text-properties fo:background-color="#80FFFF"/>
    </style:style>
    <style:style style:name="T5712" style:parent-style-name="Domyślnaczcionkaakapitu" style:family="text">
      <style:text-properties fo:background-color="#80FFFF"/>
    </style:style>
    <style:style style:name="T5713" style:parent-style-name="Domyślnaczcionkaakapitu" style:family="text">
      <style:text-properties fo:background-color="#80FFFF"/>
    </style:style>
    <style:style style:name="P5714" style:parent-style-name="Normalny" style:family="paragraph">
      <style:paragraph-properties fo:text-align="justify" fo:line-height="150%"/>
    </style:style>
    <style:style style:name="T5715" style:parent-style-name="Domyślnaczcionkaakapitu" style:family="text">
      <style:text-properties style:text-underline-type="single" style:text-underline-style="solid" style:text-underline-width="auto" style:text-underline-mode="continuous"/>
    </style:style>
    <style:style style:name="T5716" style:parent-style-name="Domyślnaczcionkaakapitu" style:family="text">
      <style:text-properties fo:background-color="#80FFFF" style:text-underline-type="single" style:text-underline-style="solid" style:text-underline-width="auto" style:text-underline-mode="continuous"/>
    </style:style>
    <style:style style:name="T5717" style:parent-style-name="Domyślnaczcionkaakapitu" style:family="text">
      <style:text-properties style:text-underline-type="single" style:text-underline-style="solid" style:text-underline-width="auto" style:text-underline-mode="continuous"/>
    </style:style>
    <style:style style:name="P5718" style:parent-style-name="Normalny" style:family="paragraph">
      <style:paragraph-properties fo:text-align="justify" fo:line-height="150%" fo:text-indent="0.2479in"/>
    </style:style>
    <style:style style:name="P5719" style:parent-style-name="Normalny" style:family="paragraph">
      <style:paragraph-properties fo:text-align="justify" fo:line-height="150%"/>
    </style:style>
    <style:style style:name="T5720" style:parent-style-name="Domyślnaczcionkaakapitu" style:family="text">
      <style:text-properties style:text-underline-type="single" style:text-underline-style="solid" style:text-underline-width="auto" style:text-underline-mode="continuous"/>
    </style:style>
    <style:style style:name="T5721" style:parent-style-name="Domyślnaczcionkaakapitu" style:family="text">
      <style:text-properties fo:background-color="#80FFFF" style:text-underline-type="single" style:text-underline-style="solid" style:text-underline-width="auto" style:text-underline-mode="continuous"/>
    </style:style>
    <style:style style:name="T5722" style:parent-style-name="Domyślnaczcionkaakapitu" style:family="text">
      <style:text-properties style:text-underline-type="single" style:text-underline-style="solid" style:text-underline-width="auto" style:text-underline-mode="continuous"/>
    </style:style>
    <style:style style:name="T5723" style:parent-style-name="Domyślnaczcionkaakapitu" style:family="text">
      <style:text-properties fo:background-color="#80FFFF" style:text-underline-type="single" style:text-underline-style="solid" style:text-underline-width="auto" style:text-underline-mode="continuous"/>
    </style:style>
    <style:style style:name="T5724" style:parent-style-name="Domyślnaczcionkaakapitu" style:family="text">
      <style:text-properties style:text-underline-type="single" style:text-underline-style="solid" style:text-underline-width="auto" style:text-underline-mode="continuous"/>
    </style:style>
    <style:style style:name="P5725" style:parent-style-name="Normalny" style:family="paragraph">
      <style:paragraph-properties fo:text-align="justify" fo:line-height="150%" fo:text-indent="0.2479in"/>
    </style:style>
    <style:style style:name="T5726" style:parent-style-name="Domyślnaczcionkaakapitu" style:family="text">
      <style:text-properties fo:background-color="#80FFFF"/>
    </style:style>
    <style:style style:name="T5727" style:parent-style-name="Domyślnaczcionkaakapitu" style:family="text">
      <style:text-properties fo:background-color="#80FFFF"/>
    </style:style>
    <style:style style:name="T5728" style:parent-style-name="Domyślnaczcionkaakapitu" style:family="text">
      <style:text-properties fo:background-color="#80FFFF"/>
    </style:style>
    <style:style style:name="P5729" style:parent-style-name="Normalny" style:family="paragraph">
      <style:paragraph-properties fo:text-align="justify" fo:line-height="150%"/>
    </style:style>
    <style:style style:name="T5730" style:parent-style-name="Domyślnaczcionkaakapitu" style:family="text">
      <style:text-properties style:text-underline-type="single" style:text-underline-style="solid" style:text-underline-width="auto" style:text-underline-mode="continuous"/>
    </style:style>
    <style:style style:name="T5731" style:parent-style-name="Domyślnaczcionkaakapitu" style:family="text">
      <style:text-properties fo:background-color="#80FFFF" style:text-underline-type="single" style:text-underline-style="solid" style:text-underline-width="auto" style:text-underline-mode="continuous"/>
    </style:style>
    <style:style style:name="T5732" style:parent-style-name="Domyślnaczcionkaakapitu" style:family="text">
      <style:text-properties style:text-underline-type="single" style:text-underline-style="solid" style:text-underline-width="auto" style:text-underline-mode="continuous"/>
    </style:style>
    <style:style style:name="T5733" style:parent-style-name="Domyślnaczcionkaakapitu" style:family="text">
      <style:text-properties fo:background-color="#80FFFF" style:text-underline-type="single" style:text-underline-style="solid" style:text-underline-width="auto" style:text-underline-mode="continuous"/>
    </style:style>
    <style:style style:name="T5734" style:parent-style-name="Domyślnaczcionkaakapitu" style:family="text">
      <style:text-properties style:text-underline-type="single" style:text-underline-style="solid" style:text-underline-width="auto" style:text-underline-mode="continuous"/>
    </style:style>
    <style:style style:name="P5735" style:parent-style-name="Normalny" style:family="paragraph">
      <style:paragraph-properties fo:text-align="justify" fo:line-height="150%" fo:text-indent="0.2479in"/>
    </style:style>
    <style:style style:name="T5736" style:parent-style-name="Domyślnaczcionkaakapitu" style:family="text">
      <style:text-properties fo:background-color="#80FFFF"/>
    </style:style>
    <style:style style:name="T5737" style:parent-style-name="Domyślnaczcionkaakapitu" style:family="text">
      <style:text-properties fo:background-color="#80FFFF"/>
    </style:style>
    <style:style style:name="T5738" style:parent-style-name="Domyślnaczcionkaakapitu" style:family="text">
      <style:text-properties fo:background-color="#80FFFF"/>
    </style:style>
    <style:style style:name="T5739" style:parent-style-name="Domyślnaczcionkaakapitu" style:family="text">
      <style:text-properties fo:background-color="#80FFFF"/>
    </style:style>
    <style:style style:name="P5740" style:parent-style-name="Normalny" style:family="paragraph">
      <style:paragraph-properties fo:text-align="justify" fo:line-height="150%"/>
    </style:style>
    <style:style style:name="T5741" style:parent-style-name="Domyślnaczcionkaakapitu" style:family="text">
      <style:text-properties style:text-underline-type="single" style:text-underline-style="solid" style:text-underline-width="auto" style:text-underline-mode="continuous"/>
    </style:style>
    <style:style style:name="T5742" style:parent-style-name="Domyślnaczcionkaakapitu" style:family="text">
      <style:text-properties fo:background-color="#80FFFF" style:text-underline-type="single" style:text-underline-style="solid" style:text-underline-width="auto" style:text-underline-mode="continuous"/>
    </style:style>
    <style:style style:name="T5743" style:parent-style-name="Domyślnaczcionkaakapitu" style:family="text">
      <style:text-properties style:text-underline-type="single" style:text-underline-style="solid" style:text-underline-width="auto" style:text-underline-mode="continuous"/>
    </style:style>
    <style:style style:name="T5744" style:parent-style-name="Domyślnaczcionkaakapitu" style:family="text">
      <style:text-properties fo:background-color="#80FFFF" style:text-underline-type="single" style:text-underline-style="solid" style:text-underline-width="auto" style:text-underline-mode="continuous"/>
    </style:style>
    <style:style style:name="T5745" style:parent-style-name="Domyślnaczcionkaakapitu" style:family="text">
      <style:text-properties style:text-underline-type="single" style:text-underline-style="solid" style:text-underline-width="auto" style:text-underline-mode="continuous"/>
    </style:style>
    <style:style style:name="P5746" style:parent-style-name="Normalny" style:family="paragraph">
      <style:paragraph-properties fo:text-align="justify" fo:line-height="150%" fo:text-indent="0.2479in"/>
    </style:style>
    <style:style style:name="T5747" style:parent-style-name="Domyślnaczcionkaakapitu" style:family="text">
      <style:text-properties fo:background-color="#80FFFF"/>
    </style:style>
    <style:style style:name="T5748" style:parent-style-name="Domyślnaczcionkaakapitu" style:family="text">
      <style:text-properties fo:background-color="#80FFFF"/>
    </style:style>
    <style:style style:name="T5749" style:parent-style-name="Domyślnaczcionkaakapitu" style:family="text">
      <style:text-properties fo:background-color="#80FFFF"/>
    </style:style>
    <style:style style:name="T5750" style:parent-style-name="Domyślnaczcionkaakapitu" style:family="text">
      <style:text-properties fo:background-color="#80FFFF"/>
    </style:style>
    <style:style style:name="T5751" style:parent-style-name="Domyślnaczcionkaakapitu" style:family="text">
      <style:text-properties fo:background-color="#80FFFF"/>
    </style:style>
    <style:style style:name="T5752" style:parent-style-name="Domyślnaczcionkaakapitu" style:family="text">
      <style:text-properties fo:background-color="#80FFFF"/>
    </style:style>
    <style:style style:name="T5753" style:parent-style-name="Domyślnaczcionkaakapitu" style:family="text">
      <style:text-properties fo:background-color="#80FFFF"/>
    </style:style>
    <style:style style:name="T5754" style:parent-style-name="Domyślnaczcionkaakapitu" style:family="text">
      <style:text-properties fo:background-color="#80FFFF"/>
    </style:style>
    <style:style style:name="T5755" style:parent-style-name="Domyślnaczcionkaakapitu" style:family="text">
      <style:text-properties fo:background-color="#80FFFF"/>
    </style:style>
    <style:style style:name="P5756" style:parent-style-name="Normalny" style:family="paragraph">
      <style:paragraph-properties fo:text-align="justify" fo:line-height="150%"/>
    </style:style>
    <style:style style:name="P5757" style:parent-style-name="Normalny" style:family="paragraph">
      <style:paragraph-properties fo:text-align="justify" fo:line-height="150%"/>
    </style:style>
    <style:style style:name="T5758" style:parent-style-name="Domyślnaczcionkaakapitu" style:family="text">
      <style:text-properties style:text-underline-type="single" style:text-underline-style="solid" style:text-underline-width="auto" style:text-underline-mode="continuous"/>
    </style:style>
    <style:style style:name="P5759" style:parent-style-name="Normalny" style:family="paragraph">
      <style:paragraph-properties fo:text-align="justify" fo:line-height="150%" fo:text-indent="0.2479in"/>
    </style:style>
    <style:style style:name="P5760" style:parent-style-name="Normalny" style:family="paragraph">
      <style:paragraph-properties fo:text-align="justify" fo:line-height="150%"/>
    </style:style>
    <style:style style:name="T5761" style:parent-style-name="Domyślnaczcionkaakapitu" style:family="text">
      <style:text-properties style:text-underline-type="single" style:text-underline-style="solid" style:text-underline-width="auto" style:text-underline-mode="continuous"/>
    </style:style>
    <style:style style:name="P5762" style:parent-style-name="Normalny" style:family="paragraph">
      <style:paragraph-properties fo:text-align="justify" fo:line-height="150%" fo:text-indent="0.2479in"/>
    </style:style>
    <style:style style:name="T5763" style:parent-style-name="Domyślnaczcionkaakapitu" style:family="text">
      <style:text-properties fo:background-color="#80FFFF"/>
    </style:style>
    <style:style style:name="T5764" style:parent-style-name="Domyślnaczcionkaakapitu" style:family="text">
      <style:text-properties fo:background-color="#80FFFF"/>
    </style:style>
    <style:style style:name="T5765" style:parent-style-name="Domyślnaczcionkaakapitu" style:family="text">
      <style:text-properties fo:background-color="#80FFFF"/>
    </style:style>
    <style:style style:name="T5766" style:parent-style-name="Domyślnaczcionkaakapitu" style:family="text">
      <style:text-properties fo:background-color="#80FFFF"/>
    </style:style>
    <style:style style:name="T5767" style:parent-style-name="Domyślnaczcionkaakapitu" style:family="text">
      <style:text-properties fo:background-color="#80FFFF"/>
    </style:style>
    <style:style style:name="P5768" style:parent-style-name="Normalny" style:family="paragraph">
      <style:paragraph-properties fo:text-align="justify" fo:line-height="150%"/>
    </style:style>
    <style:style style:name="P5769" style:parent-style-name="Normalny" style:family="paragraph">
      <style:paragraph-properties fo:text-align="justify" fo:line-height="150%">
        <style:tab-stops>
          <style:tab-stop style:type="left" style:position="1.5402in"/>
        </style:tab-stops>
      </style:paragraph-properties>
    </style:style>
    <style:style style:name="T5770" style:parent-style-name="Domyślnaczcionkaakapitu" style:family="text">
      <style:text-properties style:text-underline-type="single" style:text-underline-style="solid" style:text-underline-width="auto" style:text-underline-mode="continuous"/>
    </style:style>
    <style:style style:name="T5771" style:parent-style-name="Domyślnaczcionkaakapitu" style:family="text">
      <style:text-properties fo:background-color="#80FFFF" style:text-underline-type="single" style:text-underline-style="solid" style:text-underline-width="auto" style:text-underline-mode="continuous"/>
    </style:style>
    <style:style style:name="T5772" style:parent-style-name="Domyślnaczcionkaakapitu" style:family="text">
      <style:text-properties style:text-underline-type="single" style:text-underline-style="solid" style:text-underline-width="auto" style:text-underline-mode="continuous"/>
    </style:style>
    <style:style style:name="P5773" style:parent-style-name="Normalny" style:family="paragraph">
      <style:paragraph-properties fo:text-align="justify" fo:line-height="150%" fo:text-indent="0.2479in">
        <style:tab-stops>
          <style:tab-stop style:type="left" style:position="1.5402in"/>
        </style:tab-stops>
      </style:paragraph-properties>
    </style:style>
    <style:style style:name="T5774" style:parent-style-name="Domyślnaczcionkaakapitu" style:family="text">
      <style:text-properties fo:background-color="#80FFFF"/>
    </style:style>
    <style:style style:name="T5775" style:parent-style-name="Domyślnaczcionkaakapitu" style:family="text">
      <style:text-properties fo:background-color="#80FFFF"/>
    </style:style>
    <style:style style:name="T5776" style:parent-style-name="Domyślnaczcionkaakapitu" style:family="text">
      <style:text-properties fo:background-color="#80FFFF"/>
    </style:style>
    <style:style style:name="P5777" style:parent-style-name="Normalny" style:family="paragraph">
      <style:paragraph-properties fo:text-align="justify" fo:line-height="150%"/>
    </style:style>
    <style:style style:name="T5778" style:parent-style-name="Domyślnaczcionkaakapitu" style:family="text">
      <style:text-properties style:text-underline-type="single" style:text-underline-style="solid" style:text-underline-width="auto" style:text-underline-mode="continuous"/>
    </style:style>
    <style:style style:name="P5779" style:parent-style-name="Normalny" style:family="paragraph">
      <style:paragraph-properties fo:text-align="justify" fo:line-height="150%" fo:text-indent="0.2479in"/>
    </style:style>
    <style:style style:name="T5780" style:parent-style-name="Domyślnaczcionkaakapitu" style:family="text">
      <style:text-properties fo:background-color="#80FFFF"/>
    </style:style>
    <style:style style:name="P5781" style:parent-style-name="Normalny" style:family="paragraph">
      <style:paragraph-properties fo:text-align="justify" fo:line-height="150%"/>
    </style:style>
    <style:style style:name="T5782" style:parent-style-name="Domyślnaczcionkaakapitu" style:family="text">
      <style:text-properties style:text-underline-type="single" style:text-underline-style="solid" style:text-underline-width="auto" style:text-underline-mode="continuous"/>
    </style:style>
    <style:style style:name="P5783" style:parent-style-name="Normalny" style:family="paragraph">
      <style:paragraph-properties fo:text-align="justify" fo:line-height="150%" fo:text-indent="0.2479in"/>
    </style:style>
    <style:style style:name="T5784" style:parent-style-name="Domyślnaczcionkaakapitu" style:family="text">
      <style:text-properties fo:background-color="#80FFFF"/>
    </style:style>
    <style:style style:name="T5785" style:parent-style-name="Domyślnaczcionkaakapitu" style:family="text">
      <style:text-properties fo:background-color="#80FFFF"/>
    </style:style>
    <style:style style:name="T5786" style:parent-style-name="Domyślnaczcionkaakapitu" style:family="text">
      <style:text-properties fo:background-color="#80FFFF"/>
    </style:style>
    <style:style style:name="T5787" style:parent-style-name="Domyślnaczcionkaakapitu" style:family="text">
      <style:text-properties fo:background-color="#80FFFF"/>
    </style:style>
    <style:style style:name="P5788" style:parent-style-name="Normalny" style:family="paragraph">
      <style:paragraph-properties fo:text-align="justify" fo:line-height="150%"/>
    </style:style>
    <style:style style:name="T5789" style:parent-style-name="Domyślnaczcionkaakapitu" style:family="text">
      <style:text-properties style:text-underline-type="single" style:text-underline-style="solid" style:text-underline-width="auto" style:text-underline-mode="continuous"/>
    </style:style>
    <style:style style:name="P5790" style:parent-style-name="Normalny" style:family="paragraph">
      <style:paragraph-properties fo:text-align="justify" fo:line-height="150%" fo:text-indent="0.2479in"/>
    </style:style>
    <style:style style:name="T5791" style:parent-style-name="Domyślnaczcionkaakapitu" style:family="text">
      <style:text-properties fo:background-color="#80FFFF"/>
    </style:style>
    <style:style style:name="T5792" style:parent-style-name="Domyślnaczcionkaakapitu" style:family="text">
      <style:text-properties fo:background-color="#80FFFF"/>
    </style:style>
    <style:style style:name="T5793" style:parent-style-name="Domyślnaczcionkaakapitu" style:family="text">
      <style:text-properties fo:background-color="#80FFFF"/>
    </style:style>
    <style:style style:name="T5794" style:parent-style-name="Domyślnaczcionkaakapitu" style:family="text">
      <style:text-properties fo:background-color="#80FFFF"/>
    </style:style>
    <style:style style:name="T5795" style:parent-style-name="Domyślnaczcionkaakapitu" style:family="text">
      <style:text-properties fo:background-color="#80FFFF"/>
    </style:style>
    <style:style style:name="P5796" style:parent-style-name="Normalny" style:family="paragraph">
      <style:paragraph-properties fo:text-align="justify" fo:line-height="150%"/>
    </style:style>
    <style:style style:name="P5797" style:parent-style-name="Normalny" style:family="paragraph">
      <style:paragraph-properties fo:text-align="justify" fo:line-height="150%"/>
    </style:style>
    <style:style style:name="T5798" style:parent-style-name="Domyślnaczcionkaakapitu" style:family="text">
      <style:text-properties style:text-underline-type="single" style:text-underline-style="solid" style:text-underline-width="auto" style:text-underline-mode="continuous"/>
    </style:style>
    <style:style style:name="P5799" style:parent-style-name="Normalny" style:family="paragraph">
      <style:paragraph-properties fo:text-align="justify" fo:line-height="150%" fo:text-indent="0.2479in"/>
    </style:style>
    <style:style style:name="T5800" style:parent-style-name="Domyślnaczcionkaakapitu" style:family="text">
      <style:text-properties fo:background-color="#80FFFF"/>
    </style:style>
    <style:style style:name="P5801" style:parent-style-name="Normalny" style:family="paragraph">
      <style:paragraph-properties fo:text-align="justify" fo:line-height="150%"/>
    </style:style>
    <style:style style:name="T5802" style:parent-style-name="Domyślnaczcionkaakapitu" style:family="text">
      <style:text-properties fo:background-color="#80FFFF"/>
    </style:style>
    <style:style style:name="P5803" style:parent-style-name="Normalny" style:family="paragraph">
      <style:paragraph-properties fo:text-align="justify" fo:line-height="150%" fo:text-indent="0.2479in"/>
    </style:style>
    <style:style style:name="T5804" style:parent-style-name="Domyślnaczcionkaakapitu" style:family="text">
      <style:text-properties fo:background-color="#80FFFF"/>
    </style:style>
    <style:style style:name="T5805" style:parent-style-name="Domyślnaczcionkaakapitu" style:family="text">
      <style:text-properties fo:background-color="#80FFFF"/>
    </style:style>
    <style:style style:name="T5806" style:parent-style-name="Domyślnaczcionkaakapitu" style:family="text">
      <style:text-properties fo:background-color="#80FFFF"/>
    </style:style>
    <style:style style:name="T5807" style:parent-style-name="Domyślnaczcionkaakapitu" style:family="text">
      <style:text-properties fo:background-color="#80FFFF"/>
    </style:style>
    <style:style style:name="P5808" style:parent-style-name="Normalny" style:family="paragraph">
      <style:paragraph-properties fo:text-align="justify" fo:line-height="150%" fo:text-indent="0.2479in"/>
    </style:style>
    <style:style style:name="T5809" style:parent-style-name="Domyślnaczcionkaakapitu" style:family="text">
      <style:text-properties fo:background-color="#80FFFF"/>
    </style:style>
    <style:style style:name="T5810" style:parent-style-name="Domyślnaczcionkaakapitu" style:family="text">
      <style:text-properties fo:background-color="#80FFFF"/>
    </style:style>
    <style:style style:name="T5811" style:parent-style-name="Domyślnaczcionkaakapitu" style:family="text">
      <style:text-properties fo:background-color="#80FFFF"/>
    </style:style>
    <style:style style:name="P5812" style:parent-style-name="Normalny" style:family="paragraph">
      <style:paragraph-properties fo:text-align="justify" fo:line-height="150%" fo:text-indent="0.2479in"/>
    </style:style>
    <style:style style:name="T5813" style:parent-style-name="Domyślnaczcionkaakapitu" style:family="text">
      <style:text-properties fo:background-color="#80FFFF"/>
    </style:style>
    <style:style style:name="P5814" style:parent-style-name="Normalny" style:family="paragraph">
      <style:paragraph-properties fo:text-align="justify" fo:line-height="150%" fo:text-indent="0.2479in"/>
    </style:style>
    <style:style style:name="P5815" style:parent-style-name="Normalny" style:family="paragraph">
      <style:paragraph-properties fo:text-align="justify" fo:line-height="150%" fo:text-indent="0.2479in"/>
    </style:style>
    <style:style style:name="T5816" style:parent-style-name="Domyślnaczcionkaakapitu" style:family="text">
      <style:text-properties fo:background-color="#80FFFF"/>
    </style:style>
    <style:style style:name="T5817" style:parent-style-name="Domyślnaczcionkaakapitu" style:family="text">
      <style:text-properties fo:background-color="#80FFFF"/>
    </style:style>
    <style:style style:name="P5818" style:parent-style-name="Normalny" style:family="paragraph">
      <style:paragraph-properties fo:text-align="justify" fo:line-height="150%" fo:text-indent="0.2479in"/>
    </style:style>
    <style:style style:name="T5819" style:parent-style-name="Domyślnaczcionkaakapitu" style:family="text">
      <style:text-properties fo:background-color="#80FFFF"/>
    </style:style>
    <style:style style:name="T5820" style:parent-style-name="Domyślnaczcionkaakapitu" style:family="text">
      <style:text-properties fo:background-color="#80FFFF"/>
    </style:style>
    <style:style style:name="T5821" style:parent-style-name="Domyślnaczcionkaakapitu" style:family="text">
      <style:text-properties fo:background-color="#80FFFF"/>
    </style:style>
    <style:style style:name="T5822" style:parent-style-name="Domyślnaczcionkaakapitu" style:family="text">
      <style:text-properties fo:background-color="#80FFFF"/>
    </style:style>
    <style:style style:name="T5823" style:parent-style-name="Domyślnaczcionkaakapitu" style:family="text">
      <style:text-properties fo:background-color="#80FFFF"/>
    </style:style>
    <style:style style:name="P5824" style:parent-style-name="Normalny" style:family="paragraph">
      <style:paragraph-properties fo:text-align="justify" fo:line-height="150%" fo:text-indent="0.2479in"/>
    </style:style>
    <style:style style:name="T5825" style:parent-style-name="Domyślnaczcionkaakapitu" style:family="text">
      <style:text-properties fo:background-color="#80FFFF"/>
    </style:style>
    <style:style style:name="T5826" style:parent-style-name="Domyślnaczcionkaakapitu" style:family="text">
      <style:text-properties fo:background-color="#80FFFF"/>
    </style:style>
    <style:style style:name="T5827" style:parent-style-name="Domyślnaczcionkaakapitu" style:family="text">
      <style:text-properties fo:background-color="#80FFFF"/>
    </style:style>
    <style:style style:name="T5828" style:parent-style-name="Domyślnaczcionkaakapitu" style:family="text">
      <style:text-properties fo:background-color="#80FFFF"/>
    </style:style>
    <style:style style:name="P5829" style:parent-style-name="Normalny" style:family="paragraph">
      <style:paragraph-properties fo:text-align="justify" fo:line-height="150%" fo:text-indent="0.2479in"/>
    </style:style>
    <style:style style:name="T5830" style:parent-style-name="Domyślnaczcionkaakapitu" style:family="text">
      <style:text-properties fo:background-color="#80FFFF"/>
    </style:style>
    <style:style style:name="P5831" style:parent-style-name="Normalny" style:family="paragraph">
      <style:paragraph-properties fo:text-align="justify" fo:line-height="150%"/>
    </style:style>
    <style:style style:name="P5832" style:parent-style-name="Normalny" style:family="paragraph">
      <style:paragraph-properties fo:text-align="justify" fo:line-height="150%" fo:text-indent="0.2479in"/>
    </style:style>
    <style:style style:name="T5833" style:parent-style-name="Domyślnaczcionkaakapitu" style:family="text">
      <style:text-properties fo:background-color="#80FFFF"/>
    </style:style>
    <style:style style:name="P5834" style:parent-style-name="Normalny" style:family="paragraph">
      <style:paragraph-properties fo:text-align="justify" fo:line-height="150%"/>
    </style:style>
    <style:style style:name="T5835" style:parent-style-name="Domyślnaczcionkaakapitu" style:family="text">
      <style:text-properties style:text-underline-type="single" style:text-underline-style="solid" style:text-underline-width="auto" style:text-underline-mode="continuous"/>
    </style:style>
    <style:style style:name="T5836" style:parent-style-name="Domyślnaczcionkaakapitu" style:family="text">
      <style:text-properties fo:background-color="#80FFFF" style:text-underline-type="single" style:text-underline-style="solid" style:text-underline-width="auto" style:text-underline-mode="continuous"/>
    </style:style>
    <style:style style:name="T5837" style:parent-style-name="Domyślnaczcionkaakapitu" style:family="text">
      <style:text-properties style:text-underline-type="single" style:text-underline-style="solid" style:text-underline-width="auto" style:text-underline-mode="continuous"/>
    </style:style>
    <style:style style:name="P5838" style:parent-style-name="Normalny" style:family="paragraph">
      <style:paragraph-properties fo:text-align="justify" fo:line-height="150%" fo:text-indent="0.2479in"/>
    </style:style>
    <style:style style:name="T5839" style:parent-style-name="Domyślnaczcionkaakapitu" style:family="text">
      <style:text-properties fo:background-color="#80FFFF"/>
    </style:style>
    <style:style style:name="T5840" style:parent-style-name="Domyślnaczcionkaakapitu" style:family="text">
      <style:text-properties fo:background-color="#80FFFF"/>
    </style:style>
    <style:style style:name="T5841" style:parent-style-name="Domyślnaczcionkaakapitu" style:family="text">
      <style:text-properties fo:background-color="#80FFFF"/>
    </style:style>
    <style:style style:name="T5842" style:parent-style-name="Domyślnaczcionkaakapitu" style:family="text">
      <style:text-properties fo:background-color="#80FFFF"/>
    </style:style>
    <style:style style:name="T5843" style:parent-style-name="Domyślnaczcionkaakapitu" style:family="text">
      <style:text-properties fo:background-color="#80FFFF"/>
    </style:style>
    <style:style style:name="T5844" style:parent-style-name="Domyślnaczcionkaakapitu" style:family="text">
      <style:text-properties fo:background-color="#80FFFF"/>
    </style:style>
    <style:style style:name="T5845" style:parent-style-name="Domyślnaczcionkaakapitu" style:family="text">
      <style:text-properties fo:background-color="#80FFFF"/>
    </style:style>
    <style:style style:name="T5846" style:parent-style-name="Domyślnaczcionkaakapitu" style:family="text">
      <style:text-properties fo:background-color="#80FFFF"/>
    </style:style>
    <style:style style:name="P5847" style:parent-style-name="Normalny" style:family="paragraph">
      <style:paragraph-properties fo:text-align="justify" fo:line-height="150%" fo:text-indent="0.2479in"/>
    </style:style>
    <style:style style:name="T5848" style:parent-style-name="Domyślnaczcionkaakapitu" style:family="text">
      <style:text-properties fo:background-color="#80FFFF"/>
    </style:style>
    <style:style style:name="T5849" style:parent-style-name="Domyślnaczcionkaakapitu" style:family="text">
      <style:text-properties fo:background-color="#80FFFF"/>
    </style:style>
    <style:style style:name="T5850" style:parent-style-name="Domyślnaczcionkaakapitu" style:family="text">
      <style:text-properties fo:background-color="#80FFFF"/>
    </style:style>
    <style:style style:name="P5851" style:parent-style-name="Normalny" style:family="paragraph">
      <style:paragraph-properties fo:text-align="justify" fo:line-height="150%" fo:text-indent="0.2479in"/>
    </style:style>
    <style:style style:name="T5852" style:parent-style-name="Domyślnaczcionkaakapitu" style:family="text">
      <style:text-properties fo:background-color="#80FFFF"/>
    </style:style>
    <style:style style:name="T5853" style:parent-style-name="Domyślnaczcionkaakapitu" style:family="text">
      <style:text-properties fo:background-color="#80FFFF"/>
    </style:style>
    <style:style style:name="P5854" style:parent-style-name="Normalny" style:family="paragraph">
      <style:paragraph-properties fo:text-align="justify" fo:line-height="150%"/>
    </style:style>
    <style:style style:name="P5855" style:parent-style-name="Normalny" style:family="paragraph">
      <style:paragraph-properties fo:text-align="justify" fo:line-height="150%"/>
    </style:style>
    <style:style style:name="T5856" style:parent-style-name="Domyślnaczcionkaakapitu" style:family="text">
      <style:text-properties style:text-underline-type="single" style:text-underline-style="solid" style:text-underline-width="auto" style:text-underline-mode="continuous"/>
    </style:style>
    <style:style style:name="P5857" style:parent-style-name="Normalny" style:family="paragraph">
      <style:paragraph-properties fo:text-align="justify" fo:line-height="150%" fo:text-indent="0.2479in"/>
    </style:style>
    <style:style style:name="T5858" style:parent-style-name="Domyślnaczcionkaakapitu" style:family="text">
      <style:text-properties fo:background-color="#80FFFF"/>
    </style:style>
    <style:style style:name="T5859" style:parent-style-name="Domyślnaczcionkaakapitu" style:family="text">
      <style:text-properties fo:background-color="#80FFFF"/>
    </style:style>
    <style:style style:name="T5860" style:parent-style-name="Domyślnaczcionkaakapitu" style:family="text">
      <style:text-properties fo:background-color="#80FFFF"/>
    </style:style>
    <style:style style:name="T5861" style:parent-style-name="Domyślnaczcionkaakapitu" style:family="text">
      <style:text-properties fo:background-color="#80FFFF"/>
    </style:style>
    <style:style style:name="T5862" style:parent-style-name="Domyślnaczcionkaakapitu" style:family="text">
      <style:text-properties fo:background-color="#80FFFF"/>
    </style:style>
    <style:style style:name="T5863" style:parent-style-name="Domyślnaczcionkaakapitu" style:family="text">
      <style:text-properties fo:background-color="#80FFFF"/>
    </style:style>
    <style:style style:name="T5864" style:parent-style-name="Domyślnaczcionkaakapitu" style:family="text">
      <style:text-properties fo:background-color="#80FFFF"/>
    </style:style>
    <style:style style:name="P5865" style:parent-style-name="Normalny" style:family="paragraph">
      <style:paragraph-properties fo:text-align="justify" fo:line-height="150%" fo:text-indent="0.2479in"/>
    </style:style>
    <style:style style:name="T5866" style:parent-style-name="Domyślnaczcionkaakapitu" style:family="text">
      <style:text-properties fo:background-color="#80FFFF"/>
    </style:style>
    <style:style style:name="P5867" style:parent-style-name="Normalny" style:family="paragraph">
      <style:paragraph-properties fo:text-align="justify" fo:line-height="150%" fo:text-indent="0.2479in"/>
    </style:style>
    <style:style style:name="T5868" style:parent-style-name="Domyślnaczcionkaakapitu" style:family="text">
      <style:text-properties fo:background-color="#80FFFF"/>
    </style:style>
    <style:style style:name="T5869" style:parent-style-name="Domyślnaczcionkaakapitu" style:family="text">
      <style:text-properties fo:background-color="#80FFFF"/>
    </style:style>
    <style:style style:name="T5870" style:parent-style-name="Domyślnaczcionkaakapitu" style:family="text">
      <style:text-properties fo:background-color="#80FFFF"/>
    </style:style>
    <style:style style:name="T5871" style:parent-style-name="Domyślnaczcionkaakapitu" style:family="text">
      <style:text-properties fo:background-color="#80FFFF"/>
    </style:style>
    <style:style style:name="T5872" style:parent-style-name="Domyślnaczcionkaakapitu" style:family="text">
      <style:text-properties fo:background-color="#80FFFF"/>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T5876" style:parent-style-name="Domyślnaczcionkaakapitu" style:family="text">
      <style:text-properties fo:background-color="#80FFFF"/>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T5879" style:parent-style-name="Domyślnaczcionkaakapitu" style:family="text">
      <style:text-properties fo:background-color="#80FFFF"/>
    </style:style>
    <style:style style:name="T5880" style:parent-style-name="Domyślnaczcionkaakapitu" style:family="text">
      <style:text-properties fo:background-color="#80FFFF"/>
    </style:style>
    <style:style style:name="T5881" style:parent-style-name="Domyślnaczcionkaakapitu" style:family="text">
      <style:text-properties fo:background-color="#80FFFF"/>
    </style:style>
    <style:style style:name="T5882" style:parent-style-name="Domyślnaczcionkaakapitu" style:family="text">
      <style:text-properties fo:background-color="#80FFFF"/>
    </style:style>
    <style:style style:name="T5883" style:parent-style-name="Domyślnaczcionkaakapitu" style:family="text">
      <style:text-properties fo:background-color="#80FFFF"/>
    </style:style>
    <style:style style:name="T5884" style:parent-style-name="Domyślnaczcionkaakapitu" style:family="text">
      <style:text-properties fo:background-color="#80FFFF"/>
    </style:style>
    <style:style style:name="P5885" style:parent-style-name="Normalny" style:family="paragraph">
      <style:paragraph-properties fo:text-align="justify" fo:line-height="150%"/>
    </style:style>
    <style:style style:name="T5886" style:parent-style-name="Domyślnaczcionkaakapitu" style:family="text">
      <style:text-properties style:text-underline-type="single" style:text-underline-style="solid" style:text-underline-width="auto" style:text-underline-mode="continuous"/>
    </style:style>
    <style:style style:name="T5887" style:parent-style-name="Domyślnaczcionkaakapitu" style:family="text">
      <style:text-properties fo:background-color="#80FFFF" style:text-underline-type="single" style:text-underline-style="solid" style:text-underline-width="auto" style:text-underline-mode="continuous"/>
    </style:style>
    <style:style style:name="T5888" style:parent-style-name="Domyślnaczcionkaakapitu" style:family="text">
      <style:text-properties style:text-underline-type="single" style:text-underline-style="solid" style:text-underline-width="auto" style:text-underline-mode="continuous"/>
    </style:style>
    <style:style style:name="T5889" style:parent-style-name="Domyślnaczcionkaakapitu" style:family="text">
      <style:text-properties fo:background-color="#80FFFF" style:text-underline-type="single" style:text-underline-style="solid" style:text-underline-width="auto" style:text-underline-mode="continuous"/>
    </style:style>
    <style:style style:name="T5890" style:parent-style-name="Domyślnaczcionkaakapitu" style:family="text">
      <style:text-properties style:text-underline-type="single" style:text-underline-style="solid" style:text-underline-width="auto" style:text-underline-mode="continuous"/>
    </style:style>
    <style:style style:name="P5891" style:parent-style-name="Normalny" style:family="paragraph">
      <style:paragraph-properties fo:text-align="justify" fo:line-height="150%" fo:text-indent="0.2479in"/>
    </style:style>
    <style:style style:name="T5892" style:parent-style-name="Domyślnaczcionkaakapitu" style:family="text">
      <style:text-properties fo:background-color="#80FFFF"/>
    </style:style>
    <style:style style:name="T5893" style:parent-style-name="Domyślnaczcionkaakapitu" style:family="text">
      <style:text-properties fo:background-color="#80FFFF"/>
    </style:style>
    <style:style style:name="T5894" style:parent-style-name="Domyślnaczcionkaakapitu" style:family="text">
      <style:text-properties fo:background-color="#80FFFF"/>
    </style:style>
    <style:style style:name="T5895" style:parent-style-name="Domyślnaczcionkaakapitu" style:family="text">
      <style:text-properties fo:background-color="#80FFFF"/>
    </style:style>
    <style:style style:name="P5896" style:parent-style-name="Normalny" style:family="paragraph">
      <style:paragraph-properties fo:text-align="justify" fo:line-height="150%"/>
    </style:style>
    <style:style style:name="T5897" style:parent-style-name="Domyślnaczcionkaakapitu" style:family="text">
      <style:text-properties style:text-underline-type="single" style:text-underline-style="solid" style:text-underline-width="auto" style:text-underline-mode="continuous"/>
    </style:style>
    <style:style style:name="P5898" style:parent-style-name="Normalny" style:family="paragraph">
      <style:paragraph-properties fo:text-align="justify" fo:line-height="150%" fo:text-indent="0.2479in"/>
    </style:style>
    <style:style style:name="T5899" style:parent-style-name="Domyślnaczcionkaakapitu" style:family="text">
      <style:text-properties fo:background-color="#80FFFF"/>
    </style:style>
    <style:style style:name="P5900" style:parent-style-name="Normalny" style:family="paragraph">
      <style:paragraph-properties fo:text-align="justify" fo:line-height="150%"/>
    </style:style>
    <style:style style:name="P5901" style:parent-style-name="Normalny" style:family="paragraph">
      <style:paragraph-properties fo:text-align="justify" fo:line-height="150%" fo:text-indent="0.2479in">
        <style:tab-stops>
          <style:tab-stop style:type="left" style:position="2.8013in"/>
        </style:tab-stops>
      </style:paragraph-properties>
    </style:style>
    <style:style style:name="T5902" style:parent-style-name="Domyślnaczcionkaakapitu" style:family="text">
      <style:text-properties fo:background-color="#80FFFF"/>
    </style:style>
    <style:style style:name="T5903" style:parent-style-name="Domyślnaczcionkaakapitu" style:family="text">
      <style:text-properties fo:background-color="#80FFFF"/>
    </style:style>
    <style:style style:name="T5904" style:parent-style-name="Domyślnaczcionkaakapitu" style:family="text">
      <style:text-properties fo:background-color="#80FFFF"/>
    </style:style>
    <style:style style:name="T5905" style:parent-style-name="Domyślnaczcionkaakapitu" style:family="text">
      <style:text-properties fo:background-color="#80FFFF"/>
    </style:style>
    <style:style style:name="P5906" style:parent-style-name="Normalny" style:family="paragraph">
      <style:paragraph-properties fo:text-align="justify" fo:line-height="150%" fo:text-indent="0.2479in"/>
    </style:style>
    <style:style style:name="P5907" style:parent-style-name="Normalny" style:family="paragraph">
      <style:paragraph-properties fo:text-align="justify" fo:line-height="150%"/>
    </style:style>
    <style:style style:name="T5908" style:parent-style-name="Domyślnaczcionkaakapitu" style:family="text">
      <style:text-properties style:text-underline-type="single" style:text-underline-style="solid" style:text-underline-width="auto" style:text-underline-mode="continuous"/>
    </style:style>
    <style:style style:name="P5909" style:parent-style-name="Normalny" style:family="paragraph">
      <style:paragraph-properties fo:text-align="justify" fo:line-height="150%" fo:text-indent="0.2479in"/>
    </style:style>
    <style:style style:name="T5910" style:parent-style-name="Domyślnaczcionkaakapitu" style:family="text">
      <style:text-properties fo:background-color="#80FFFF"/>
    </style:style>
    <style:style style:name="T5911" style:parent-style-name="Domyślnaczcionkaakapitu" style:family="text">
      <style:text-properties fo:background-color="#80FFFF"/>
    </style:style>
    <style:style style:name="T5912" style:parent-style-name="Domyślnaczcionkaakapitu" style:family="text">
      <style:text-properties fo:background-color="#80FFFF"/>
    </style:style>
    <style:style style:name="P5913" style:parent-style-name="Normalny" style:family="paragraph">
      <style:paragraph-properties fo:text-align="justify" fo:line-height="150%"/>
    </style:style>
    <style:style style:name="T5914" style:parent-style-name="Domyślnaczcionkaakapitu" style:family="text">
      <style:text-properties style:text-underline-type="single" style:text-underline-style="solid" style:text-underline-width="auto" style:text-underline-mode="continuous"/>
    </style:style>
    <style:style style:name="T5915" style:parent-style-name="Domyślnaczcionkaakapitu" style:family="text">
      <style:text-properties fo:background-color="#80FFFF" style:text-underline-type="single" style:text-underline-style="solid" style:text-underline-width="auto" style:text-underline-mode="continuous"/>
    </style:style>
    <style:style style:name="T5916" style:parent-style-name="Domyślnaczcionkaakapitu" style:family="text">
      <style:text-properties style:text-underline-type="single" style:text-underline-style="solid" style:text-underline-width="auto" style:text-underline-mode="continuous"/>
    </style:style>
    <style:style style:name="P5917" style:parent-style-name="Normalny" style:family="paragraph">
      <style:paragraph-properties fo:text-align="justify" fo:line-height="150%" fo:text-indent="0.2479in"/>
    </style:style>
    <style:style style:name="P5918" style:parent-style-name="Normalny" style:family="paragraph">
      <style:paragraph-properties fo:text-align="justify" fo:line-height="150%"/>
    </style:style>
    <style:style style:name="T5919" style:parent-style-name="Domyślnaczcionkaakapitu" style:family="text">
      <style:text-properties style:text-underline-type="single" style:text-underline-style="solid" style:text-underline-width="auto" style:text-underline-mode="continuous"/>
    </style:style>
    <style:style style:name="T5920" style:parent-style-name="Domyślnaczcionkaakapitu" style:family="text">
      <style:text-properties fo:background-color="#80FFFF" style:text-underline-type="single" style:text-underline-style="solid" style:text-underline-width="auto" style:text-underline-mode="continuous"/>
    </style:style>
    <style:style style:name="T5921" style:parent-style-name="Domyślnaczcionkaakapitu" style:family="text">
      <style:text-properties style:text-underline-type="single" style:text-underline-style="solid" style:text-underline-width="auto" style:text-underline-mode="continuous"/>
    </style:style>
    <style:style style:name="T5922" style:parent-style-name="Domyślnaczcionkaakapitu" style:family="text">
      <style:text-properties fo:background-color="#80FFFF" style:text-underline-type="single" style:text-underline-style="solid" style:text-underline-width="auto" style:text-underline-mode="continuous"/>
    </style:style>
    <style:style style:name="T5923" style:parent-style-name="Domyślnaczcionkaakapitu" style:family="text">
      <style:text-properties style:text-underline-type="single" style:text-underline-style="solid" style:text-underline-width="auto" style:text-underline-mode="continuous"/>
    </style:style>
    <style:style style:name="P5924" style:parent-style-name="Normalny" style:family="paragraph">
      <style:paragraph-properties fo:text-align="justify" fo:line-height="150%" fo:text-indent="0.2479in"/>
    </style:style>
    <style:style style:name="P5925" style:parent-style-name="Normalny" style:family="paragraph">
      <style:paragraph-properties fo:text-align="justify" fo:line-height="150%"/>
    </style:style>
    <style:style style:name="T5926" style:parent-style-name="Domyślnaczcionkaakapitu" style:family="text">
      <style:text-properties style:text-underline-type="single" style:text-underline-style="solid" style:text-underline-width="auto" style:text-underline-mode="continuous"/>
    </style:style>
    <style:style style:name="T5927" style:parent-style-name="Domyślnaczcionkaakapitu" style:family="text">
      <style:text-properties fo:background-color="#80FFFF" style:text-underline-type="single" style:text-underline-style="solid" style:text-underline-width="auto" style:text-underline-mode="continuous"/>
    </style:style>
    <style:style style:name="T5928" style:parent-style-name="Domyślnaczcionkaakapitu" style:family="text">
      <style:text-properties style:text-underline-type="single" style:text-underline-style="solid" style:text-underline-width="auto" style:text-underline-mode="continuous"/>
    </style:style>
    <style:style style:name="P5929" style:parent-style-name="Normalny" style:family="paragraph">
      <style:paragraph-properties fo:text-align="justify" fo:line-height="150%" fo:text-indent="0.2479in"/>
    </style:style>
    <style:style style:name="T5930" style:parent-style-name="Domyślnaczcionkaakapitu" style:family="text">
      <style:text-properties fo:background-color="#80FFFF"/>
    </style:style>
    <style:style style:name="T5931" style:parent-style-name="Domyślnaczcionkaakapitu" style:family="text">
      <style:text-properties fo:background-color="#80FFFF"/>
    </style:style>
    <style:style style:name="T5932" style:parent-style-name="Domyślnaczcionkaakapitu" style:family="text">
      <style:text-properties fo:background-color="#80FFFF"/>
    </style:style>
    <style:style style:name="T5933" style:parent-style-name="Domyślnaczcionkaakapitu" style:family="text">
      <style:text-properties fo:background-color="#80FFFF"/>
    </style:style>
    <style:style style:name="T5934" style:parent-style-name="Domyślnaczcionkaakapitu" style:family="text">
      <style:text-properties fo:background-color="#80FFFF"/>
    </style:style>
    <style:style style:name="T5935" style:parent-style-name="Domyślnaczcionkaakapitu" style:family="text">
      <style:text-properties fo:background-color="#80FFFF"/>
    </style:style>
    <style:style style:name="P5936" style:parent-style-name="Normalny" style:family="paragraph">
      <style:paragraph-properties fo:text-align="justify" fo:line-height="150%"/>
    </style:style>
    <style:style style:name="T5937" style:parent-style-name="Domyślnaczcionkaakapitu" style:family="text">
      <style:text-properties style:text-underline-type="single" style:text-underline-style="solid" style:text-underline-width="auto" style:text-underline-mode="continuous"/>
    </style:style>
    <style:style style:name="P5938" style:parent-style-name="Normalny" style:family="paragraph">
      <style:paragraph-properties fo:text-align="justify" fo:line-height="150%" fo:text-indent="0.2479in">
        <style:tab-stops>
          <style:tab-stop style:type="left" style:leader-style="dash" style:leader-text="-" style:position="1.6916in"/>
          <style:tab-stop style:type="left" style:leader-style="dash" style:leader-text="-" style:position="1.759in"/>
          <style:tab-stop style:type="left" style:leader-style="dash" style:leader-text="-" style:position="2.0687in"/>
          <style:tab-stop style:type="left" style:leader-style="dash" style:leader-text="-" style:position="2.1388in"/>
        </style:tab-stops>
      </style:paragraph-properties>
    </style:style>
    <style:style style:name="T5939" style:parent-style-name="Domyślnaczcionkaakapitu" style:family="text">
      <style:text-properties fo:background-color="#80FFFF"/>
    </style:style>
    <style:style style:name="T5940" style:parent-style-name="Domyślnaczcionkaakapitu" style:family="text">
      <style:text-properties fo:background-color="#80FFFF"/>
    </style:style>
    <style:style style:name="T5941" style:parent-style-name="Domyślnaczcionkaakapitu" style:family="text">
      <style:text-properties fo:background-color="#80FFFF"/>
    </style:style>
    <style:style style:name="T5942" style:parent-style-name="Domyślnaczcionkaakapitu" style:family="text">
      <style:text-properties fo:background-color="#80FFFF"/>
    </style:style>
    <style:style style:name="P5943" style:parent-style-name="Normalny" style:family="paragraph">
      <style:paragraph-properties fo:text-align="justify" fo:line-height="150%" fo:text-indent="0.2479in"/>
    </style:style>
    <style:style style:name="T5944" style:parent-style-name="Domyślnaczcionkaakapitu" style:family="text">
      <style:text-properties fo:background-color="#80FFFF"/>
    </style:style>
    <style:style style:name="T5945" style:parent-style-name="Domyślnaczcionkaakapitu" style:family="text">
      <style:text-properties fo:background-color="#80FFFF"/>
    </style:style>
    <style:style style:name="T5946" style:parent-style-name="Domyślnaczcionkaakapitu" style:family="text">
      <style:text-properties fo:background-color="#80FFFF"/>
    </style:style>
    <style:style style:name="T5947" style:parent-style-name="Domyślnaczcionkaakapitu" style:family="text">
      <style:text-properties fo:background-color="#80FFFF"/>
    </style:style>
    <style:style style:name="T5948" style:parent-style-name="Domyślnaczcionkaakapitu" style:family="text">
      <style:text-properties fo:background-color="#80FFFF"/>
    </style:style>
    <style:style style:name="T5949" style:parent-style-name="Domyślnaczcionkaakapitu" style:family="text">
      <style:text-properties fo:background-color="#80FFFF"/>
    </style:style>
    <style:style style:name="T5950" style:parent-style-name="Domyślnaczcionkaakapitu" style:family="text">
      <style:text-properties fo:background-color="#80FFFF"/>
    </style:style>
    <style:style style:name="P5951" style:parent-style-name="Normalny" style:family="paragraph">
      <style:paragraph-properties fo:text-align="justify" fo:line-height="150%"/>
    </style:style>
    <style:style style:name="T5952" style:parent-style-name="Domyślnaczcionkaakapitu" style:family="text">
      <style:text-properties style:text-underline-type="single" style:text-underline-style="solid" style:text-underline-width="auto" style:text-underline-mode="continuous"/>
    </style:style>
    <style:style style:name="T5953" style:parent-style-name="Domyślnaczcionkaakapitu" style:family="text">
      <style:text-properties fo:background-color="#80FFFF" style:text-underline-type="single" style:text-underline-style="solid" style:text-underline-width="auto" style:text-underline-mode="continuous"/>
    </style:style>
    <style:style style:name="T5954" style:parent-style-name="Domyślnaczcionkaakapitu" style:family="text">
      <style:text-properties style:text-underline-type="single" style:text-underline-style="solid" style:text-underline-width="auto" style:text-underline-mode="continuous"/>
    </style:style>
    <style:style style:name="T5955" style:parent-style-name="Domyślnaczcionkaakapitu" style:family="text">
      <style:text-properties fo:background-color="#80FFFF"/>
    </style:style>
    <style:style style:name="P5956" style:parent-style-name="Normalny" style:family="paragraph">
      <style:paragraph-properties fo:text-align="justify" fo:line-height="150%" fo:text-indent="0.2479in"/>
    </style:style>
    <style:style style:name="P5957" style:parent-style-name="Normalny" style:family="paragraph">
      <style:paragraph-properties fo:text-align="justify" fo:line-height="150%" fo:text-indent="0.2479in"/>
    </style:style>
    <style:style style:name="T5958" style:parent-style-name="Domyślnaczcionkaakapitu" style:family="text">
      <style:text-properties fo:background-color="#80FFFF"/>
    </style:style>
    <style:style style:name="P5959" style:parent-style-name="Normalny" style:family="paragraph">
      <style:paragraph-properties fo:text-align="justify" fo:line-height="150%"/>
    </style:style>
    <style:style style:name="T5960" style:parent-style-name="Domyślnaczcionkaakapitu" style:family="text">
      <style:text-properties style:text-underline-type="single" style:text-underline-style="solid" style:text-underline-width="auto" style:text-underline-mode="continuous"/>
    </style:style>
    <style:style style:name="P5961" style:parent-style-name="Normalny" style:family="paragraph">
      <style:paragraph-properties fo:text-align="justify" fo:line-height="150%" fo:text-indent="0.2479in"/>
    </style:style>
    <style:style style:name="T5962" style:parent-style-name="Domyślnaczcionkaakapitu" style:family="text">
      <style:text-properties fo:background-color="#80FFFF"/>
    </style:style>
    <style:style style:name="T5963" style:parent-style-name="Domyślnaczcionkaakapitu" style:family="text">
      <style:text-properties fo:background-color="#80FFFF"/>
    </style:style>
    <style:style style:name="T5964" style:parent-style-name="Domyślnaczcionkaakapitu" style:family="text">
      <style:text-properties fo:background-color="#80FFFF"/>
    </style:style>
    <style:style style:name="P5965" style:parent-style-name="Normalny" style:family="paragraph">
      <style:paragraph-properties fo:text-align="justify" fo:line-height="150%"/>
    </style:style>
    <style:style style:name="T5966" style:parent-style-name="Domyślnaczcionkaakapitu" style:family="text">
      <style:text-properties style:text-underline-type="single" style:text-underline-style="solid" style:text-underline-width="auto" style:text-underline-mode="continuous"/>
    </style:style>
    <style:style style:name="P5967" style:parent-style-name="Normalny" style:family="paragraph">
      <style:paragraph-properties fo:text-align="justify" fo:line-height="150%" fo:text-indent="0.2479in"/>
    </style:style>
    <style:style style:name="P5968" style:parent-style-name="Normalny" style:family="paragraph">
      <style:paragraph-properties fo:text-align="justify" fo:line-height="150%">
        <style:tab-stops>
          <style:tab-stop style:type="left" style:position="2.8666in"/>
        </style:tab-stops>
      </style:paragraph-properties>
    </style:style>
    <style:style style:name="T5969" style:parent-style-name="Domyślnaczcionkaakapitu" style:family="text">
      <style:text-properties style:text-underline-type="single" style:text-underline-style="solid" style:text-underline-width="auto" style:text-underline-mode="continuous"/>
    </style:style>
    <style:style style:name="P5970" style:parent-style-name="Normalny" style:family="paragraph">
      <style:paragraph-properties fo:text-align="justify" fo:line-height="150%" fo:text-indent="0.2479in">
        <style:tab-stops>
          <style:tab-stop style:type="left" style:position="2.8666in"/>
        </style:tab-stops>
      </style:paragraph-properties>
    </style:style>
    <style:style style:name="T5971" style:parent-style-name="Domyślnaczcionkaakapitu" style:family="text">
      <style:text-properties fo:background-color="#80FFFF"/>
    </style:style>
    <style:style style:name="T5972" style:parent-style-name="Domyślnaczcionkaakapitu" style:family="text">
      <style:text-properties fo:background-color="#80FFFF"/>
    </style:style>
    <style:style style:name="P5973" style:parent-style-name="Normalny" style:family="paragraph">
      <style:paragraph-properties fo:text-align="justify" fo:line-height="150%">
        <style:tab-stops>
          <style:tab-stop style:type="left" style:position="2.8666in"/>
        </style:tab-stops>
      </style:paragraph-properties>
    </style:style>
    <style:style style:name="T5974" style:parent-style-name="Domyślnaczcionkaakapitu" style:family="text">
      <style:text-properties style:text-underline-type="single" style:text-underline-style="solid" style:text-underline-width="auto" style:text-underline-mode="continuous"/>
    </style:style>
    <style:style style:name="P5975" style:parent-style-name="Normalny" style:family="paragraph">
      <style:paragraph-properties fo:text-align="justify" fo:line-height="150%" fo:text-indent="0.2479in"/>
    </style:style>
    <style:style style:name="T5976" style:parent-style-name="Domyślnaczcionkaakapitu" style:family="text">
      <style:text-properties fo:background-color="#80FFFF"/>
    </style:style>
    <style:style style:name="P5977" style:parent-style-name="Normalny" style:family="paragraph">
      <style:paragraph-properties fo:text-align="justify" fo:line-height="150%"/>
    </style:style>
    <style:style style:name="T5978" style:parent-style-name="Domyślnaczcionkaakapitu" style:family="text">
      <style:text-properties style:text-underline-type="single" style:text-underline-style="solid" style:text-underline-width="auto" style:text-underline-mode="continuous"/>
    </style:style>
    <style:style style:name="P5979" style:parent-style-name="Normalny" style:family="paragraph">
      <style:paragraph-properties fo:text-align="justify" fo:line-height="150%" fo:text-indent="0.2479in"/>
    </style:style>
    <style:style style:name="T5980" style:parent-style-name="Domyślnaczcionkaakapitu" style:family="text">
      <style:text-properties fo:background-color="#80FFFF"/>
    </style:style>
    <style:style style:name="T5981" style:parent-style-name="Domyślnaczcionkaakapitu" style:family="text">
      <style:text-properties fo:background-color="#80FFFF"/>
    </style:style>
    <style:style style:name="P5982" style:parent-style-name="Normalny" style:family="paragraph">
      <style:paragraph-properties fo:text-align="justify" fo:line-height="150%"/>
    </style:style>
    <style:style style:name="T5983" style:parent-style-name="Domyślnaczcionkaakapitu" style:family="text">
      <style:text-properties style:text-underline-type="single" style:text-underline-style="solid" style:text-underline-width="auto" style:text-underline-mode="continuous"/>
    </style:style>
    <style:style style:name="P5984" style:parent-style-name="Normalny" style:family="paragraph">
      <style:paragraph-properties fo:text-align="justify" fo:line-height="150%" fo:text-indent="0.2479in"/>
    </style:style>
    <style:style style:name="T5985" style:parent-style-name="Domyślnaczcionkaakapitu" style:family="text">
      <style:text-properties fo:background-color="#80FFFF"/>
    </style:style>
    <style:style style:name="T5986" style:parent-style-name="Domyślnaczcionkaakapitu" style:family="text">
      <style:text-properties fo:background-color="#80FFFF"/>
    </style:style>
    <style:style style:name="T5987" style:parent-style-name="Domyślnaczcionkaakapitu" style:family="text">
      <style:text-properties fo:background-color="#80FFFF"/>
    </style:style>
    <style:style style:name="T5988" style:parent-style-name="Domyślnaczcionkaakapitu" style:family="text">
      <style:text-properties fo:background-color="#80FFFF"/>
    </style:style>
    <style:style style:name="T5989" style:parent-style-name="Domyślnaczcionkaakapitu" style:family="text">
      <style:text-properties fo:background-color="#80FFFF"/>
    </style:style>
    <style:style style:name="T5990" style:parent-style-name="Domyślnaczcionkaakapitu" style:family="text">
      <style:text-properties fo:background-color="#80FFFF"/>
    </style:style>
    <style:style style:name="P5991" style:parent-style-name="Normalny" style:family="paragraph">
      <style:paragraph-properties fo:text-align="justify" fo:line-height="150%" fo:text-indent="0.2479in"/>
    </style:style>
    <style:style style:name="P5992" style:parent-style-name="Normalny" style:family="paragraph">
      <style:paragraph-properties fo:text-align="justify" fo:line-height="150%" fo:text-indent="0.2479in"/>
    </style:style>
    <style:style style:name="P5993" style:parent-style-name="Normalny" style:family="paragraph">
      <style:paragraph-properties fo:text-align="justify" fo:line-height="150%"/>
    </style:style>
    <style:style style:name="T5994" style:parent-style-name="Domyślnaczcionkaakapitu" style:family="text">
      <style:text-properties style:text-underline-type="single" style:text-underline-style="solid" style:text-underline-width="auto" style:text-underline-mode="continuous"/>
    </style:style>
    <style:style style:name="T5995" style:parent-style-name="Domyślnaczcionkaakapitu" style:family="text">
      <style:text-properties fo:background-color="#80FFFF" style:text-underline-type="single" style:text-underline-style="solid" style:text-underline-width="auto" style:text-underline-mode="continuous"/>
    </style:style>
    <style:style style:name="T5996" style:parent-style-name="Domyślnaczcionkaakapitu" style:family="text">
      <style:text-properties style:text-underline-type="single" style:text-underline-style="solid" style:text-underline-width="auto" style:text-underline-mode="continuous"/>
    </style:style>
    <style:style style:name="T5997" style:parent-style-name="Domyślnaczcionkaakapitu" style:family="text">
      <style:text-properties fo:background-color="#80FFFF" style:text-underline-type="single" style:text-underline-style="solid" style:text-underline-width="auto" style:text-underline-mode="continuous"/>
    </style:style>
    <style:style style:name="T5998" style:parent-style-name="Domyślnaczcionkaakapitu" style:family="text">
      <style:text-properties style:text-underline-type="single" style:text-underline-style="solid" style:text-underline-width="auto" style:text-underline-mode="continuous"/>
    </style:style>
    <style:style style:name="P5999" style:parent-style-name="Normalny" style:family="paragraph">
      <style:paragraph-properties fo:text-align="justify" fo:line-height="150%" fo:text-indent="0.2479in"/>
    </style:style>
    <style:style style:name="P6000" style:parent-style-name="Normalny" style:family="paragraph">
      <style:paragraph-properties fo:text-align="justify" fo:line-height="150%"/>
    </style:style>
    <style:style style:name="T6001" style:parent-style-name="Domyślnaczcionkaakapitu" style:family="text">
      <style:text-properties style:text-underline-type="single" style:text-underline-style="solid" style:text-underline-width="auto" style:text-underline-mode="continuous"/>
    </style:style>
    <style:style style:name="T6002" style:parent-style-name="Domyślnaczcionkaakapitu" style:family="text">
      <style:text-properties fo:background-color="#80FFFF" style:text-underline-type="single" style:text-underline-style="solid" style:text-underline-width="auto" style:text-underline-mode="continuous"/>
    </style:style>
    <style:style style:name="T6003" style:parent-style-name="Domyślnaczcionkaakapitu" style:family="text">
      <style:text-properties style:text-underline-type="single" style:text-underline-style="solid" style:text-underline-width="auto" style:text-underline-mode="continuous"/>
    </style:style>
    <style:style style:name="T6004" style:parent-style-name="Domyślnaczcionkaakapitu" style:family="text">
      <style:text-properties fo:background-color="#80FFFF" style:text-underline-type="single" style:text-underline-style="solid" style:text-underline-width="auto" style:text-underline-mode="continuous"/>
    </style:style>
    <style:style style:name="T6005" style:parent-style-name="Domyślnaczcionkaakapitu" style:family="text">
      <style:text-properties fo:background-color="#80FFFF"/>
    </style:style>
    <style:style style:name="P6006" style:parent-style-name="Normalny" style:family="paragraph">
      <style:paragraph-properties fo:text-align="justify" fo:line-height="150%" fo:text-indent="0.2479in"/>
    </style:style>
    <style:style style:name="T6007" style:parent-style-name="Domyślnaczcionkaakapitu" style:family="text">
      <style:text-properties fo:background-color="#80FFFF"/>
    </style:style>
    <style:style style:name="T6008" style:parent-style-name="Domyślnaczcionkaakapitu" style:family="text">
      <style:text-properties fo:background-color="#80FFFF"/>
    </style:style>
    <style:style style:name="P6009" style:parent-style-name="Normalny" style:family="paragraph">
      <style:paragraph-properties fo:text-align="justify" fo:line-height="150%"/>
    </style:style>
    <style:style style:name="T6010" style:parent-style-name="Domyślnaczcionkaakapitu" style:family="text">
      <style:text-properties style:text-underline-type="single" style:text-underline-style="solid" style:text-underline-width="auto" style:text-underline-mode="continuous"/>
    </style:style>
    <style:style style:name="T6011" style:parent-style-name="Domyślnaczcionkaakapitu" style:family="text">
      <style:text-properties fo:background-color="#80FFFF" style:text-underline-type="single" style:text-underline-style="solid" style:text-underline-width="auto" style:text-underline-mode="continuous"/>
    </style:style>
    <style:style style:name="T6012" style:parent-style-name="Domyślnaczcionkaakapitu" style:family="text">
      <style:text-properties style:text-underline-type="single" style:text-underline-style="solid" style:text-underline-width="auto" style:text-underline-mode="continuous"/>
    </style:style>
    <style:style style:name="P6013" style:parent-style-name="Normalny" style:family="paragraph">
      <style:paragraph-properties fo:text-align="justify" fo:line-height="150%" fo:text-indent="0.2479in"/>
    </style:style>
    <style:style style:name="T6014" style:parent-style-name="Domyślnaczcionkaakapitu" style:family="text">
      <style:text-properties fo:background-color="#80FFFF"/>
    </style:style>
    <style:style style:name="T6015" style:parent-style-name="Domyślnaczcionkaakapitu" style:family="text">
      <style:text-properties fo:background-color="#80FFFF"/>
    </style:style>
    <style:style style:name="T6016" style:parent-style-name="Domyślnaczcionkaakapitu" style:family="text">
      <style:text-properties fo:background-color="#80FFFF"/>
    </style:style>
    <style:style style:name="T6017" style:parent-style-name="Domyślnaczcionkaakapitu" style:family="text">
      <style:text-properties fo:background-color="#80FFFF"/>
    </style:style>
    <style:style style:name="T6018" style:parent-style-name="Domyślnaczcionkaakapitu" style:family="text">
      <style:text-properties fo:background-color="#80FFFF"/>
    </style:style>
    <style:style style:name="T6019" style:parent-style-name="Domyślnaczcionkaakapitu" style:family="text">
      <style:text-properties fo:background-color="#80FFFF"/>
    </style:style>
    <style:style style:name="T6020" style:parent-style-name="Domyślnaczcionkaakapitu" style:family="text">
      <style:text-properties fo:background-color="#80FFFF"/>
    </style:style>
    <style:style style:name="T6021" style:parent-style-name="Domyślnaczcionkaakapitu" style:family="text">
      <style:text-properties fo:background-color="#80FFFF"/>
    </style:style>
    <style:style style:name="T6022" style:parent-style-name="Domyślnaczcionkaakapitu" style:family="text">
      <style:text-properties fo:background-color="#80FFFF"/>
    </style:style>
    <style:style style:name="T6023" style:parent-style-name="Domyślnaczcionkaakapitu" style:family="text">
      <style:text-properties fo:background-color="#80FFFF"/>
    </style:style>
    <style:style style:name="T6024" style:parent-style-name="Domyślnaczcionkaakapitu" style:family="text">
      <style:text-properties fo:background-color="#80FFFF"/>
    </style:style>
    <style:style style:name="T6025" style:parent-style-name="Domyślnaczcionkaakapitu" style:family="text">
      <style:text-properties fo:background-color="#80FFFF"/>
    </style:style>
    <style:style style:name="P6026" style:parent-style-name="Normalny" style:family="paragraph">
      <style:paragraph-properties fo:text-align="justify" fo:line-height="150%"/>
    </style:style>
    <style:style style:name="T6027" style:parent-style-name="Domyślnaczcionkaakapitu" style:family="text">
      <style:text-properties style:text-underline-type="single" style:text-underline-style="solid" style:text-underline-width="auto" style:text-underline-mode="continuous"/>
    </style:style>
    <style:style style:name="T6028" style:parent-style-name="Domyślnaczcionkaakapitu" style:family="text">
      <style:text-properties fo:background-color="#80FFFF" style:text-underline-type="single" style:text-underline-style="solid" style:text-underline-width="auto" style:text-underline-mode="continuous"/>
    </style:style>
    <style:style style:name="T6029" style:parent-style-name="Domyślnaczcionkaakapitu" style:family="text">
      <style:text-properties style:text-underline-type="single" style:text-underline-style="solid" style:text-underline-width="auto" style:text-underline-mode="continuous"/>
    </style:style>
    <style:style style:name="T6030" style:parent-style-name="Domyślnaczcionkaakapitu" style:family="text">
      <style:text-properties fo:background-color="#80FFFF" style:text-underline-type="single" style:text-underline-style="solid" style:text-underline-width="auto" style:text-underline-mode="continuous"/>
    </style:style>
    <style:style style:name="T6031" style:parent-style-name="Domyślnaczcionkaakapitu" style:family="text">
      <style:text-properties fo:background-color="#80FFFF"/>
    </style:style>
    <style:style style:name="P6032" style:parent-style-name="Normalny" style:family="paragraph">
      <style:paragraph-properties fo:text-align="justify" fo:line-height="150%" fo:text-indent="0.2479in"/>
    </style:style>
    <style:style style:name="T6033" style:parent-style-name="Domyślnaczcionkaakapitu" style:family="text">
      <style:text-properties fo:background-color="#80FFFF"/>
    </style:style>
    <style:style style:name="T6034" style:parent-style-name="Domyślnaczcionkaakapitu" style:family="text">
      <style:text-properties fo:background-color="#80FFFF"/>
    </style:style>
    <style:style style:name="T6035" style:parent-style-name="Domyślnaczcionkaakapitu" style:family="text">
      <style:text-properties fo:background-color="#80FFFF"/>
    </style:style>
    <style:style style:name="P6036" style:parent-style-name="Normalny" style:family="paragraph">
      <style:paragraph-properties fo:text-align="justify" fo:line-height="150%"/>
    </style:style>
    <style:style style:name="T6037" style:parent-style-name="Domyślnaczcionkaakapitu" style:family="text">
      <style:text-properties style:text-underline-type="single" style:text-underline-style="solid" style:text-underline-width="auto" style:text-underline-mode="continuous"/>
    </style:style>
    <style:style style:name="P6038" style:parent-style-name="Normalny" style:family="paragraph">
      <style:paragraph-properties fo:text-align="justify" fo:line-height="150%" fo:text-indent="0.2479in"/>
    </style:style>
    <style:style style:name="P6039" style:parent-style-name="Normalny" style:family="paragraph">
      <style:paragraph-properties fo:text-align="justify" fo:line-height="150%"/>
    </style:style>
    <style:style style:name="T6040" style:parent-style-name="Domyślnaczcionkaakapitu" style:family="text">
      <style:text-properties style:text-underline-type="single" style:text-underline-style="solid" style:text-underline-width="auto" style:text-underline-mode="continuous"/>
    </style:style>
    <style:style style:name="T6041" style:parent-style-name="Domyślnaczcionkaakapitu" style:family="text">
      <style:text-properties fo:background-color="#80FFFF" style:text-underline-type="single" style:text-underline-style="solid" style:text-underline-width="auto" style:text-underline-mode="continuous"/>
    </style:style>
    <style:style style:name="T6042" style:parent-style-name="Domyślnaczcionkaakapitu" style:family="text">
      <style:text-properties style:text-underline-type="single" style:text-underline-style="solid" style:text-underline-width="auto" style:text-underline-mode="continuous"/>
    </style:style>
    <style:style style:name="T6043" style:parent-style-name="Domyślnaczcionkaakapitu" style:family="text">
      <style:text-properties fo:background-color="#80FFFF" style:text-underline-type="single" style:text-underline-style="solid" style:text-underline-width="auto" style:text-underline-mode="continuous"/>
    </style:style>
    <style:style style:name="T6044" style:parent-style-name="Domyślnaczcionkaakapitu" style:family="text">
      <style:text-properties style:text-underline-type="single" style:text-underline-style="solid" style:text-underline-width="auto" style:text-underline-mode="continuous"/>
    </style:style>
    <style:style style:name="T6045" style:parent-style-name="Domyślnaczcionkaakapitu" style:family="text">
      <style:text-properties fo:background-color="#80FFFF" style:text-underline-type="single" style:text-underline-style="solid" style:text-underline-width="auto" style:text-underline-mode="continuous"/>
    </style:style>
    <style:style style:name="T6046" style:parent-style-name="Domyślnaczcionkaakapitu" style:family="text">
      <style:text-properties style:text-underline-type="single" style:text-underline-style="solid" style:text-underline-width="auto" style:text-underline-mode="continuous"/>
    </style:style>
    <style:style style:name="P6047" style:parent-style-name="Normalny" style:family="paragraph">
      <style:paragraph-properties fo:text-align="justify" fo:line-height="150%" fo:text-indent="0.2479in"/>
    </style:style>
    <style:style style:name="T6048" style:parent-style-name="Domyślnaczcionkaakapitu" style:family="text">
      <style:text-properties fo:background-color="#80FFFF"/>
    </style:style>
    <style:style style:name="P6049" style:parent-style-name="Normalny" style:family="paragraph">
      <style:paragraph-properties fo:text-align="justify" fo:line-height="150%" fo:text-indent="0.2479in"/>
    </style:style>
    <style:style style:name="T6050" style:parent-style-name="Domyślnaczcionkaakapitu" style:family="text">
      <style:text-properties fo:background-color="#80FFFF"/>
    </style:style>
    <style:style style:name="T6051" style:parent-style-name="Domyślnaczcionkaakapitu" style:family="text">
      <style:text-properties fo:background-color="#80FFFF"/>
    </style:style>
    <style:style style:name="T6052" style:parent-style-name="Domyślnaczcionkaakapitu" style:family="text">
      <style:text-properties fo:background-color="#80FFFF"/>
    </style:style>
    <style:style style:name="P6053" style:parent-style-name="Normalny" style:family="paragraph">
      <style:paragraph-properties fo:text-align="justify" fo:line-height="150%"/>
    </style:style>
    <style:style style:name="T6054" style:parent-style-name="Domyślnaczcionkaakapitu" style:family="text">
      <style:text-properties style:text-underline-type="single" style:text-underline-style="solid" style:text-underline-width="auto" style:text-underline-mode="continuous"/>
    </style:style>
    <style:style style:name="T6055" style:parent-style-name="Domyślnaczcionkaakapitu" style:family="text">
      <style:text-properties fo:background-color="#80FFFF" style:text-underline-type="single" style:text-underline-style="solid" style:text-underline-width="auto" style:text-underline-mode="continuous"/>
    </style:style>
    <style:style style:name="T6056" style:parent-style-name="Domyślnaczcionkaakapitu" style:family="text">
      <style:text-properties style:text-underline-type="single" style:text-underline-style="solid" style:text-underline-width="auto" style:text-underline-mode="continuous"/>
    </style:style>
    <style:style style:name="T6057" style:parent-style-name="Domyślnaczcionkaakapitu" style:family="text">
      <style:text-properties style:text-underline-type="single" style:text-underline-style="solid" style:text-underline-width="auto" style:text-underline-mode="continuous"/>
    </style:style>
    <style:style style:name="T6058" style:parent-style-name="Domyślnaczcionkaakapitu" style:family="text">
      <style:text-properties fo:background-color="#80FFFF" style:text-underline-type="single" style:text-underline-style="solid" style:text-underline-width="auto" style:text-underline-mode="continuous"/>
    </style:style>
    <style:style style:name="T6059" style:parent-style-name="Domyślnaczcionkaakapitu" style:family="text">
      <style:text-properties fo:background-color="#80FFFF" style:text-underline-type="single" style:text-underline-style="solid" style:text-underline-width="auto" style:text-underline-mode="continuous"/>
    </style:style>
    <style:style style:name="T6060" style:parent-style-name="Domyślnaczcionkaakapitu" style:family="text">
      <style:text-properties fo:background-color="#80FFFF" style:text-underline-type="single" style:text-underline-style="solid" style:text-underline-width="auto" style:text-underline-mode="continuous"/>
    </style:style>
    <style:style style:name="T6061" style:parent-style-name="Domyślnaczcionkaakapitu" style:family="text">
      <style:text-properties style:text-underline-type="single" style:text-underline-style="solid" style:text-underline-width="auto" style:text-underline-mode="continuous"/>
    </style:style>
    <style:style style:name="T6062" style:parent-style-name="Domyślnaczcionkaakapitu" style:family="text">
      <style:text-properties fo:background-color="#80FFFF"/>
    </style:style>
    <style:style style:name="P6063" style:parent-style-name="Normalny" style:family="paragraph">
      <style:paragraph-properties fo:text-align="justify" fo:line-height="150%" fo:text-indent="0.2479in"/>
    </style:style>
    <style:style style:name="T6064" style:parent-style-name="Domyślnaczcionkaakapitu" style:family="text">
      <style:text-properties fo:background-color="#80FFFF"/>
    </style:style>
    <style:style style:name="T6065" style:parent-style-name="Domyślnaczcionkaakapitu" style:family="text">
      <style:text-properties fo:background-color="#80FFFF"/>
    </style:style>
    <style:style style:name="T6066" style:parent-style-name="Domyślnaczcionkaakapitu" style:family="text">
      <style:text-properties fo:background-color="#80FFFF"/>
    </style:style>
    <style:style style:name="T6067" style:parent-style-name="Domyślnaczcionkaakapitu" style:family="text">
      <style:text-properties fo:background-color="#80FFFF"/>
    </style:style>
    <style:style style:name="T6068" style:parent-style-name="Domyślnaczcionkaakapitu" style:family="text">
      <style:text-properties fo:background-color="#80FFFF"/>
    </style:style>
    <style:style style:name="T6069" style:parent-style-name="Domyślnaczcionkaakapitu" style:family="text">
      <style:text-properties fo:background-color="#80FFFF"/>
    </style:style>
    <style:style style:name="T6070" style:parent-style-name="Domyślnaczcionkaakapitu" style:family="text">
      <style:text-properties fo:background-color="#80FFFF"/>
    </style:style>
    <style:style style:name="T6071" style:parent-style-name="Domyślnaczcionkaakapitu" style:family="text">
      <style:text-properties fo:background-color="#80FFFF"/>
    </style:style>
    <style:style style:name="T6072" style:parent-style-name="Domyślnaczcionkaakapitu" style:family="text">
      <style:text-properties fo:background-color="#80FFFF"/>
    </style:style>
    <style:style style:name="T6073" style:parent-style-name="Domyślnaczcionkaakapitu" style:family="text">
      <style:text-properties fo:background-color="#80FFFF"/>
    </style:style>
    <style:style style:name="T6074" style:parent-style-name="Domyślnaczcionkaakapitu" style:family="text">
      <style:text-properties fo:background-color="#80FFFF"/>
    </style:style>
    <style:style style:name="T6075" style:parent-style-name="Domyślnaczcionkaakapitu" style:family="text">
      <style:text-properties fo:background-color="#80FFFF"/>
    </style:style>
    <style:style style:name="T6076" style:parent-style-name="Domyślnaczcionkaakapitu" style:family="text">
      <style:text-properties fo:background-color="#80FFFF"/>
    </style:style>
    <style:style style:name="T6077" style:parent-style-name="Domyślnaczcionkaakapitu" style:family="text">
      <style:text-properties fo:background-color="#80FFFF"/>
    </style:style>
    <style:style style:name="T6078" style:parent-style-name="Domyślnaczcionkaakapitu" style:family="text">
      <style:text-properties fo:background-color="#80FFFF"/>
    </style:style>
    <style:style style:name="P6079" style:parent-style-name="Normalny" style:family="paragraph">
      <style:paragraph-properties fo:text-align="justify" fo:line-height="150%" fo:text-indent="0.2479in"/>
    </style:style>
    <style:style style:name="T6080" style:parent-style-name="Domyślnaczcionkaakapitu" style:family="text">
      <style:text-properties fo:background-color="#80FFFF"/>
    </style:style>
    <style:style style:name="T6081" style:parent-style-name="Domyślnaczcionkaakapitu" style:family="text">
      <style:text-properties fo:background-color="#80FFFF"/>
    </style:style>
    <style:style style:name="T6082" style:parent-style-name="Domyślnaczcionkaakapitu" style:family="text">
      <style:text-properties fo:background-color="#80FFFF"/>
    </style:style>
    <style:style style:name="T6083" style:parent-style-name="Domyślnaczcionkaakapitu" style:family="text">
      <style:text-properties fo:background-color="#80FFFF"/>
    </style:style>
    <style:style style:name="T6084" style:parent-style-name="Domyślnaczcionkaakapitu" style:family="text">
      <style:text-properties fo:background-color="#80FFFF"/>
    </style:style>
    <style:style style:name="T6085" style:parent-style-name="Domyślnaczcionkaakapitu" style:family="text">
      <style:text-properties fo:background-color="#80FFFF"/>
    </style:style>
    <style:style style:name="T6086" style:parent-style-name="Domyślnaczcionkaakapitu" style:family="text">
      <style:text-properties fo:background-color="#80FFFF"/>
    </style:style>
    <style:style style:name="P6087" style:parent-style-name="Normalny" style:family="paragraph">
      <style:paragraph-properties fo:text-align="justify" fo:line-height="150%"/>
    </style:style>
    <style:style style:name="T6088" style:parent-style-name="Domyślnaczcionkaakapitu" style:family="text">
      <style:text-properties fo:background-color="#80FFFF"/>
    </style:style>
    <style:style style:name="P6089" style:parent-style-name="Normalny" style:family="paragraph">
      <style:paragraph-properties fo:text-align="justify" fo:line-height="150%"/>
    </style:style>
    <style:style style:name="T6090" style:parent-style-name="Domyślnaczcionkaakapitu" style:family="text">
      <style:text-properties style:text-underline-type="single" style:text-underline-style="solid" style:text-underline-width="auto" style:text-underline-mode="continuous"/>
    </style:style>
    <style:style style:name="T6091" style:parent-style-name="Domyślnaczcionkaakapitu" style:family="text">
      <style:text-properties fo:background-color="#80FFFF" style:text-underline-type="single" style:text-underline-style="solid" style:text-underline-width="auto" style:text-underline-mode="continuous"/>
    </style:style>
    <style:style style:name="T6092" style:parent-style-name="Domyślnaczcionkaakapitu" style:family="text">
      <style:text-properties style:text-underline-type="single" style:text-underline-style="solid" style:text-underline-width="auto" style:text-underline-mode="continuous"/>
    </style:style>
    <style:style style:name="T6093" style:parent-style-name="Domyślnaczcionkaakapitu" style:family="text">
      <style:text-properties fo:background-color="#80FFFF" style:text-underline-type="single" style:text-underline-style="solid" style:text-underline-width="auto" style:text-underline-mode="continuous"/>
    </style:style>
    <style:style style:name="T6094" style:parent-style-name="Domyślnaczcionkaakapitu" style:family="text">
      <style:text-properties style:text-underline-type="single" style:text-underline-style="solid" style:text-underline-width="auto" style:text-underline-mode="continuous"/>
    </style:style>
    <style:style style:name="P6095" style:parent-style-name="Normalny" style:family="paragraph">
      <style:paragraph-properties fo:text-align="justify" fo:line-height="150%" fo:text-indent="0.2479in"/>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T6098" style:parent-style-name="Domyślnaczcionkaakapitu" style:family="text">
      <style:text-properties fo:background-color="#80FFFF"/>
    </style:style>
    <style:style style:name="P6099" style:parent-style-name="Normalny" style:family="paragraph">
      <style:paragraph-properties fo:text-align="justify" fo:line-height="150%"/>
    </style:style>
    <style:style style:name="T6100" style:parent-style-name="Domyślnaczcionkaakapitu" style:family="text">
      <style:text-properties style:text-underline-type="single" style:text-underline-style="solid" style:text-underline-width="auto" style:text-underline-mode="continuous"/>
    </style:style>
    <style:style style:name="T6101" style:parent-style-name="Domyślnaczcionkaakapitu" style:family="text">
      <style:text-properties fo:background-color="#80FFFF" style:text-underline-type="single" style:text-underline-style="solid" style:text-underline-width="auto" style:text-underline-mode="continuous"/>
    </style:style>
    <style:style style:name="T6102" style:parent-style-name="Domyślnaczcionkaakapitu" style:family="text">
      <style:text-properties style:text-underline-type="single" style:text-underline-style="solid" style:text-underline-width="auto" style:text-underline-mode="continuous"/>
    </style:style>
    <style:style style:name="T6103" style:parent-style-name="Domyślnaczcionkaakapitu" style:family="text">
      <style:text-properties fo:background-color="#80FFFF" style:text-underline-type="single" style:text-underline-style="solid" style:text-underline-width="auto" style:text-underline-mode="continuous"/>
    </style:style>
    <style:style style:name="T6104" style:parent-style-name="Domyślnaczcionkaakapitu" style:family="text">
      <style:text-properties fo:background-color="#80FFFF"/>
    </style:style>
    <style:style style:name="P6105" style:parent-style-name="Normalny" style:family="paragraph">
      <style:paragraph-properties fo:text-align="justify" fo:line-height="150%" fo:text-indent="0.2479in"/>
    </style:style>
    <style:style style:name="P6106" style:parent-style-name="Normalny" style:family="paragraph">
      <style:paragraph-properties fo:text-align="justify" fo:line-height="150%"/>
    </style:style>
    <style:style style:name="P6107" style:parent-style-name="Normalny" style:family="paragraph">
      <style:paragraph-properties fo:text-align="justify" fo:line-height="150%"/>
    </style:style>
    <style:style style:name="T6108" style:parent-style-name="Domyślnaczcionkaakapitu" style:family="text">
      <style:text-properties style:text-underline-type="single" style:text-underline-style="solid" style:text-underline-width="auto" style:text-underline-mode="continuous"/>
    </style:style>
    <style:style style:name="P6109" style:parent-style-name="Normalny" style:family="paragraph">
      <style:paragraph-properties fo:text-align="justify" fo:line-height="150%" fo:text-indent="0.2479in"/>
    </style:style>
    <style:style style:name="P6110" style:parent-style-name="Normalny" style:family="paragraph">
      <style:paragraph-properties fo:text-align="justify" fo:line-height="150%">
        <style:tab-stops>
          <style:tab-stop style:type="left" style:position="2.9395in"/>
        </style:tab-stops>
      </style:paragraph-properties>
    </style:style>
    <style:style style:name="T6111" style:parent-style-name="Domyślnaczcionkaakapitu" style:family="text">
      <style:text-properties style:text-underline-type="single" style:text-underline-style="solid" style:text-underline-width="auto" style:text-underline-mode="continuous"/>
    </style:style>
    <style:style style:name="P6112" style:parent-style-name="Normalny" style:family="paragraph">
      <style:paragraph-properties fo:text-align="justify" fo:line-height="150%" fo:text-indent="0.2479in">
        <style:tab-stops>
          <style:tab-stop style:type="left" style:position="2.9395in"/>
        </style:tab-stops>
      </style:paragraph-properties>
    </style:style>
    <style:style style:name="T6113" style:parent-style-name="Domyślnaczcionkaakapitu" style:family="text">
      <style:text-properties fo:background-color="#80FFFF"/>
    </style:style>
    <style:style style:name="T6114" style:parent-style-name="Domyślnaczcionkaakapitu" style:family="text">
      <style:text-properties fo:background-color="#80FFFF"/>
    </style:style>
    <style:style style:name="T6115" style:parent-style-name="Domyślnaczcionkaakapitu" style:family="text">
      <style:text-properties fo:background-color="#80FFFF"/>
    </style:style>
    <style:style style:name="T6116" style:parent-style-name="Domyślnaczcionkaakapitu" style:family="text">
      <style:text-properties fo:background-color="#80FFFF"/>
    </style:style>
    <style:style style:name="P6117" style:parent-style-name="Normalny" style:family="paragraph">
      <style:paragraph-properties fo:text-align="justify" fo:line-height="150%" fo:text-indent="0.2479in"/>
    </style:style>
    <style:style style:name="T6118" style:parent-style-name="Domyślnaczcionkaakapitu" style:family="text">
      <style:text-properties fo:background-color="#80FFFF"/>
    </style:style>
    <style:style style:name="P6119" style:parent-style-name="Normalny" style:family="paragraph">
      <style:paragraph-properties fo:text-align="justify" fo:line-height="150%" fo:text-indent="0.2479in"/>
    </style:style>
    <style:style style:name="T6120" style:parent-style-name="Domyślnaczcionkaakapitu" style:family="text">
      <style:text-properties fo:background-color="#80FFFF"/>
    </style:style>
    <style:style style:name="T6121" style:parent-style-name="Domyślnaczcionkaakapitu" style:family="text">
      <style:text-properties fo:background-color="#80FFFF"/>
    </style:style>
    <style:style style:name="P6122" style:parent-style-name="Normalny" style:family="paragraph">
      <style:paragraph-properties fo:text-align="justify" fo:line-height="150%" fo:text-indent="0.2479in"/>
    </style:style>
    <style:style style:name="T6123" style:parent-style-name="Domyślnaczcionkaakapitu" style:family="text">
      <style:text-properties fo:background-color="#80FFFF"/>
    </style:style>
    <style:style style:name="T6124" style:parent-style-name="Domyślnaczcionkaakapitu" style:family="text">
      <style:text-properties fo:background-color="#80FFFF"/>
    </style:style>
    <style:style style:name="T6125" style:parent-style-name="Domyślnaczcionkaakapitu" style:family="text">
      <style:text-properties fo:background-color="#80FFFF"/>
    </style:style>
    <style:style style:name="T6126" style:parent-style-name="Domyślnaczcionkaakapitu" style:family="text">
      <style:text-properties fo:background-color="#80FFFF"/>
    </style:style>
    <style:style style:name="T6127" style:parent-style-name="Domyślnaczcionkaakapitu" style:family="text">
      <style:text-properties fo:background-color="#80FFFF"/>
    </style:style>
    <style:style style:name="T6128" style:parent-style-name="Domyślnaczcionkaakapitu" style:family="text">
      <style:text-properties fo:background-color="#80FFFF"/>
    </style:style>
    <style:style style:name="T6129" style:parent-style-name="Domyślnaczcionkaakapitu" style:family="text">
      <style:text-properties fo:background-color="#80FFFF"/>
    </style:style>
    <style:style style:name="T6130" style:parent-style-name="Domyślnaczcionkaakapitu" style:family="text">
      <style:text-properties fo:background-color="#80FFFF"/>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T6133" style:parent-style-name="Domyślnaczcionkaakapitu" style:family="text">
      <style:text-properties fo:background-color="#80FFFF"/>
    </style:style>
    <style:style style:name="T6134" style:parent-style-name="Domyślnaczcionkaakapitu" style:family="text">
      <style:text-properties fo:background-color="#80FFFF"/>
    </style:style>
    <style:style style:name="T6135" style:parent-style-name="Domyślnaczcionkaakapitu" style:family="text">
      <style:text-properties fo:background-color="#80FFFF"/>
    </style:style>
    <style:style style:name="T6136" style:parent-style-name="Domyślnaczcionkaakapitu" style:family="text">
      <style:text-properties fo:background-color="#80FFFF"/>
    </style:style>
    <style:style style:name="T6137" style:parent-style-name="Domyślnaczcionkaakapitu" style:family="text">
      <style:text-properties fo:background-color="#80FFFF"/>
    </style:style>
    <style:style style:name="T6138" style:parent-style-name="Domyślnaczcionkaakapitu" style:family="text">
      <style:text-properties fo:background-color="#80FFFF"/>
    </style:style>
    <style:style style:name="T6139" style:parent-style-name="Domyślnaczcionkaakapitu" style:family="text">
      <style:text-properties fo:background-color="#80FFFF"/>
    </style:style>
    <style:style style:name="T6140" style:parent-style-name="Domyślnaczcionkaakapitu" style:family="text">
      <style:text-properties fo:background-color="#80FFFF"/>
    </style:style>
    <style:style style:name="P6141" style:parent-style-name="Normalny" style:family="paragraph">
      <style:paragraph-properties fo:text-align="justify" fo:line-height="150%" fo:text-indent="0.2479in"/>
    </style:style>
    <style:style style:name="T6142" style:parent-style-name="Domyślnaczcionkaakapitu" style:family="text">
      <style:text-properties fo:background-color="#80FFFF"/>
    </style:style>
    <style:style style:name="T6143" style:parent-style-name="Domyślnaczcionkaakapitu" style:family="text">
      <style:text-properties fo:background-color="#80FFFF"/>
    </style:style>
    <style:style style:name="T6144" style:parent-style-name="Domyślnaczcionkaakapitu" style:family="text">
      <style:text-properties fo:background-color="#80FFFF"/>
    </style:style>
    <style:style style:name="P6145" style:parent-style-name="Normalny" style:family="paragraph">
      <style:paragraph-properties fo:text-align="justify" fo:line-height="150%" fo:text-indent="0.2479in"/>
    </style:style>
    <style:style style:name="T6146" style:parent-style-name="Domyślnaczcionkaakapitu" style:family="text">
      <style:text-properties fo:background-color="#80FFFF"/>
    </style:style>
    <style:style style:name="P6147" style:parent-style-name="Normalny" style:family="paragraph">
      <style:paragraph-properties fo:text-align="justify" fo:line-height="150%"/>
    </style:style>
    <style:style style:name="T6148" style:parent-style-name="Domyślnaczcionkaakapitu" style:family="text">
      <style:text-properties style:text-underline-type="single" style:text-underline-style="solid" style:text-underline-width="auto" style:text-underline-mode="continuous"/>
    </style:style>
    <style:style style:name="T6149" style:parent-style-name="Domyślnaczcionkaakapitu" style:family="text">
      <style:text-properties fo:background-color="#80FFFF"/>
    </style:style>
    <style:style style:name="P6150" style:parent-style-name="Normalny" style:family="paragraph">
      <style:paragraph-properties fo:text-align="justify" fo:line-height="150%" fo:text-indent="0.2479in"/>
    </style:style>
    <style:style style:name="P6151" style:parent-style-name="Normalny" style:family="paragraph">
      <style:paragraph-properties fo:text-align="justify" fo:line-height="150%" fo:text-indent="0.2479in"/>
    </style:style>
    <style:style style:name="T6152" style:parent-style-name="Domyślnaczcionkaakapitu" style:family="text">
      <style:text-properties fo:background-color="#80FFFF"/>
    </style:style>
    <style:style style:name="T6153" style:parent-style-name="Domyślnaczcionkaakapitu" style:family="text">
      <style:text-properties fo:background-color="#80FFFF"/>
    </style:style>
    <style:style style:name="T6154" style:parent-style-name="Domyślnaczcionkaakapitu" style:family="text">
      <style:text-properties fo:background-color="#80FFFF"/>
    </style:style>
    <style:style style:name="T6155" style:parent-style-name="Domyślnaczcionkaakapitu" style:family="text">
      <style:text-properties fo:background-color="#80FFFF"/>
    </style:style>
    <style:style style:name="T6156" style:parent-style-name="Domyślnaczcionkaakapitu" style:family="text">
      <style:text-properties fo:background-color="#80FFFF"/>
    </style:style>
    <style:style style:name="T6157" style:parent-style-name="Domyślnaczcionkaakapitu" style:family="text">
      <style:text-properties fo:background-color="#80FFFF"/>
    </style:style>
    <style:style style:name="P6158" style:parent-style-name="Normalny" style:family="paragraph">
      <style:paragraph-properties fo:text-align="justify" fo:line-height="150%" fo:text-indent="0.2479in"/>
    </style:style>
    <style:style style:name="T6159" style:parent-style-name="Domyślnaczcionkaakapitu" style:family="text">
      <style:text-properties fo:background-color="#80FFFF"/>
    </style:style>
    <style:style style:name="T6160" style:parent-style-name="Domyślnaczcionkaakapitu" style:family="text">
      <style:text-properties fo:background-color="#80FFFF"/>
    </style:style>
    <style:style style:name="T6161" style:parent-style-name="Domyślnaczcionkaakapitu" style:family="text">
      <style:text-properties fo:background-color="#80FFFF"/>
    </style:style>
    <style:style style:name="T6162" style:parent-style-name="Domyślnaczcionkaakapitu" style:family="text">
      <style:text-properties fo:background-color="#80FFFF"/>
    </style:style>
    <style:style style:name="P6163" style:parent-style-name="Normalny" style:family="paragraph">
      <style:paragraph-properties fo:text-align="justify" fo:line-height="150%"/>
    </style:style>
    <style:style style:name="T6164" style:parent-style-name="Domyślnaczcionkaakapitu" style:family="text">
      <style:text-properties style:text-underline-type="single" style:text-underline-style="solid" style:text-underline-width="auto" style:text-underline-mode="continuous"/>
    </style:style>
    <style:style style:name="P6165" style:parent-style-name="Normalny" style:family="paragraph">
      <style:paragraph-properties fo:text-align="justify" fo:line-height="150%" fo:text-indent="0.2479in"/>
    </style:style>
    <style:style style:name="T6166" style:parent-style-name="Domyślnaczcionkaakapitu" style:family="text">
      <style:text-properties fo:background-color="#80FFFF"/>
    </style:style>
    <style:style style:name="P6167" style:parent-style-name="Normalny" style:family="paragraph">
      <style:paragraph-properties fo:text-align="justify" fo:line-height="150%" fo:text-indent="0.2479in"/>
    </style:style>
    <style:style style:name="T6168" style:parent-style-name="Domyślnaczcionkaakapitu" style:family="text">
      <style:text-properties fo:background-color="#80FFFF"/>
    </style:style>
    <style:style style:name="P6169" style:parent-style-name="Normalny" style:family="paragraph">
      <style:paragraph-properties fo:text-align="justify" fo:line-height="150%"/>
    </style:style>
    <style:style style:name="T6170" style:parent-style-name="Domyślnaczcionkaakapitu" style:family="text">
      <style:text-properties style:text-underline-type="single" style:text-underline-style="solid" style:text-underline-width="auto" style:text-underline-mode="continuous"/>
    </style:style>
    <style:style style:name="P6171" style:parent-style-name="Normalny" style:family="paragraph">
      <style:paragraph-properties fo:text-align="justify" fo:line-height="150%" fo:text-indent="0.2479in"/>
    </style:style>
    <style:style style:name="P6172" style:parent-style-name="Normalny" style:family="paragraph">
      <style:paragraph-properties fo:text-align="justify" fo:line-height="150%"/>
    </style:style>
    <style:style style:name="T6173" style:parent-style-name="Domyślnaczcionkaakapitu" style:family="text">
      <style:text-properties style:text-underline-type="single" style:text-underline-style="solid" style:text-underline-width="auto" style:text-underline-mode="continuous"/>
    </style:style>
    <style:style style:name="T6174" style:parent-style-name="Domyślnaczcionkaakapitu" style:family="text">
      <style:text-properties fo:background-color="#80FFFF" style:text-underline-type="single" style:text-underline-style="solid" style:text-underline-width="auto" style:text-underline-mode="continuous"/>
    </style:style>
    <style:style style:name="T6175" style:parent-style-name="Domyślnaczcionkaakapitu" style:family="text">
      <style:text-properties style:text-underline-type="single" style:text-underline-style="solid" style:text-underline-width="auto" style:text-underline-mode="continuous"/>
    </style:style>
    <style:style style:name="P6176" style:parent-style-name="Normalny" style:family="paragraph">
      <style:paragraph-properties fo:text-align="justify" fo:line-height="150%" fo:text-indent="0.2479in"/>
    </style:style>
    <style:style style:name="T6177" style:parent-style-name="Domyślnaczcionkaakapitu" style:family="text">
      <style:text-properties fo:background-color="#80FFFF"/>
    </style:style>
    <style:style style:name="T6178" style:parent-style-name="Domyślnaczcionkaakapitu" style:family="text">
      <style:text-properties fo:background-color="#80FFFF"/>
    </style:style>
    <style:style style:name="T6179" style:parent-style-name="Domyślnaczcionkaakapitu" style:family="text">
      <style:text-properties fo:background-color="#80FFFF"/>
    </style:style>
    <style:style style:name="P6180" style:parent-style-name="Normalny" style:family="paragraph">
      <style:paragraph-properties fo:text-align="justify" fo:line-height="150%" fo:text-indent="0.2479in"/>
    </style:style>
    <style:style style:name="T6181" style:parent-style-name="Domyślnaczcionkaakapitu" style:family="text">
      <style:text-properties fo:background-color="#80FFFF"/>
    </style:style>
    <style:style style:name="T6182" style:parent-style-name="Domyślnaczcionkaakapitu" style:family="text">
      <style:text-properties fo:background-color="#80FFFF"/>
    </style:style>
    <style:style style:name="T6183" style:parent-style-name="Domyślnaczcionkaakapitu" style:family="text">
      <style:text-properties fo:background-color="#80FFFF"/>
    </style:style>
    <style:style style:name="T6184" style:parent-style-name="Domyślnaczcionkaakapitu" style:family="text">
      <style:text-properties fo:background-color="#80FFFF"/>
    </style:style>
    <style:style style:name="T6185" style:parent-style-name="Domyślnaczcionkaakapitu" style:family="text">
      <style:text-properties fo:background-color="#80FFFF"/>
    </style:style>
    <style:style style:name="T6186" style:parent-style-name="Domyślnaczcionkaakapitu" style:family="text">
      <style:text-properties fo:background-color="#80FFFF"/>
    </style:style>
    <style:style style:name="T6187" style:parent-style-name="Domyślnaczcionkaakapitu" style:family="text">
      <style:text-properties fo:background-color="#80FFFF"/>
    </style:style>
    <style:style style:name="P6188" style:parent-style-name="Normalny" style:family="paragraph">
      <style:paragraph-properties fo:text-align="justify" fo:line-height="150%"/>
    </style:style>
    <style:style style:name="T6189" style:parent-style-name="Domyślnaczcionkaakapitu" style:family="text">
      <style:text-properties style:text-underline-type="single" style:text-underline-style="solid" style:text-underline-width="auto" style:text-underline-mode="continuous"/>
    </style:style>
    <style:style style:name="P6190" style:parent-style-name="Normalny" style:family="paragraph">
      <style:paragraph-properties fo:text-align="justify" fo:line-height="150%" fo:text-indent="0.2479in"/>
    </style:style>
    <style:style style:name="T6191" style:parent-style-name="Domyślnaczcionkaakapitu" style:family="text">
      <style:text-properties fo:background-color="#80FFFF"/>
    </style:style>
    <style:style style:name="T6192" style:parent-style-name="Domyślnaczcionkaakapitu" style:family="text">
      <style:text-properties fo:background-color="#80FFFF"/>
    </style:style>
    <style:style style:name="T6193" style:parent-style-name="Domyślnaczcionkaakapitu" style:family="text">
      <style:text-properties fo:background-color="#80FFFF"/>
    </style:style>
    <style:style style:name="T6194" style:parent-style-name="Domyślnaczcionkaakapitu" style:family="text">
      <style:text-properties fo:background-color="#80FFFF"/>
    </style:style>
    <style:style style:name="T6195" style:parent-style-name="Domyślnaczcionkaakapitu" style:family="text">
      <style:text-properties fo:background-color="#80FFFF"/>
    </style:style>
    <style:style style:name="T6196" style:parent-style-name="Domyślnaczcionkaakapitu" style:family="text">
      <style:text-properties fo:background-color="#80FFFF"/>
    </style:style>
    <style:style style:name="P6197" style:parent-style-name="Normalny" style:family="paragraph">
      <style:paragraph-properties fo:text-align="justify" fo:line-height="150%"/>
    </style:style>
    <style:style style:name="T6198" style:parent-style-name="Domyślnaczcionkaakapitu" style:family="text">
      <style:text-properties fo:background-color="#80FFFF" style:text-underline-type="single" style:text-underline-style="solid" style:text-underline-width="auto" style:text-underline-mode="continuous"/>
    </style:style>
    <style:style style:name="T6199" style:parent-style-name="Domyślnaczcionkaakapitu" style:family="text">
      <style:text-properties style:text-underline-type="single" style:text-underline-style="solid" style:text-underline-width="auto" style:text-underline-mode="continuous"/>
    </style:style>
    <style:style style:name="T6200" style:parent-style-name="Domyślnaczcionkaakapitu" style:family="text">
      <style:text-properties fo:background-color="#80FFFF" style:text-underline-type="single" style:text-underline-style="solid" style:text-underline-width="auto" style:text-underline-mode="continuous"/>
    </style:style>
    <style:style style:name="T6201" style:parent-style-name="Domyślnaczcionkaakapitu" style:family="text">
      <style:text-properties style:text-underline-type="single" style:text-underline-style="solid" style:text-underline-width="auto" style:text-underline-mode="continuous"/>
    </style:style>
    <style:style style:name="T6202" style:parent-style-name="Domyślnaczcionkaakapitu" style:family="text">
      <style:text-properties fo:background-color="#80FFFF" style:text-underline-type="single" style:text-underline-style="solid" style:text-underline-width="auto" style:text-underline-mode="continuous"/>
    </style:style>
    <style:style style:name="T6203" style:parent-style-name="Domyślnaczcionkaakapitu" style:family="text">
      <style:text-properties style:text-underline-type="single" style:text-underline-style="solid" style:text-underline-width="auto" style:text-underline-mode="continuous"/>
    </style:style>
    <style:style style:name="T6204" style:parent-style-name="Domyślnaczcionkaakapitu" style:family="text">
      <style:text-properties fo:background-color="#80FFFF" style:text-underline-type="single" style:text-underline-style="solid" style:text-underline-width="auto" style:text-underline-mode="continuous"/>
    </style:style>
    <style:style style:name="T6205" style:parent-style-name="Domyślnaczcionkaakapitu" style:family="text">
      <style:text-properties style:text-underline-type="single" style:text-underline-style="solid" style:text-underline-width="auto" style:text-underline-mode="continuous"/>
    </style:style>
    <style:style style:name="T6206" style:parent-style-name="Domyślnaczcionkaakapitu" style:family="text">
      <style:text-properties fo:background-color="#80FFFF" style:text-underline-type="single" style:text-underline-style="solid" style:text-underline-width="auto" style:text-underline-mode="continuous"/>
    </style:style>
    <style:style style:name="P6207" style:parent-style-name="Normalny" style:family="paragraph">
      <style:paragraph-properties fo:text-align="justify" fo:line-height="150%" fo:text-indent="0.2479in"/>
    </style:style>
    <style:style style:name="T6208" style:parent-style-name="Domyślnaczcionkaakapitu" style:family="text">
      <style:text-properties fo:background-color="#80FFFF"/>
    </style:style>
    <style:style style:name="T6209" style:parent-style-name="Domyślnaczcionkaakapitu" style:family="text">
      <style:text-properties fo:background-color="#80FFFF"/>
    </style:style>
    <style:style style:name="P6210" style:parent-style-name="Normalny" style:family="paragraph">
      <style:paragraph-properties fo:text-align="justify" fo:line-height="150%"/>
    </style:style>
    <style:style style:name="T6211" style:parent-style-name="Domyślnaczcionkaakapitu" style:family="text">
      <style:text-properties style:text-underline-type="single" style:text-underline-style="solid" style:text-underline-width="auto" style:text-underline-mode="continuous"/>
    </style:style>
    <style:style style:name="P6212" style:parent-style-name="Normalny" style:family="paragraph">
      <style:paragraph-properties fo:text-align="justify" fo:line-height="150%" fo:text-indent="0.2479in"/>
    </style:style>
    <style:style style:name="P6213" style:parent-style-name="Normalny" style:family="paragraph">
      <style:paragraph-properties fo:text-align="justify" fo:line-height="150%"/>
    </style:style>
    <style:style style:name="T6214" style:parent-style-name="Domyślnaczcionkaakapitu" style:family="text">
      <style:text-properties style:text-underline-type="single" style:text-underline-style="solid" style:text-underline-width="auto" style:text-underline-mode="continuous"/>
    </style:style>
    <style:style style:name="T6215" style:parent-style-name="Domyślnaczcionkaakapitu" style:family="text">
      <style:text-properties fo:background-color="#80FFFF" style:text-underline-type="single" style:text-underline-style="solid" style:text-underline-width="auto" style:text-underline-mode="continuous"/>
    </style:style>
    <style:style style:name="T6216" style:parent-style-name="Domyślnaczcionkaakapitu" style:family="text">
      <style:text-properties style:text-underline-type="single" style:text-underline-style="solid" style:text-underline-width="auto" style:text-underline-mode="continuous"/>
    </style:style>
    <style:style style:name="T6217" style:parent-style-name="Domyślnaczcionkaakapitu" style:family="text">
      <style:text-properties fo:background-color="#80FFFF" style:text-underline-type="single" style:text-underline-style="solid" style:text-underline-width="auto" style:text-underline-mode="continuous"/>
    </style:style>
    <style:style style:name="T6218" style:parent-style-name="Domyślnaczcionkaakapitu" style:family="text">
      <style:text-properties style:text-underline-type="single" style:text-underline-style="solid" style:text-underline-width="auto" style:text-underline-mode="continuous"/>
    </style:style>
    <style:style style:name="T6219" style:parent-style-name="Domyślnaczcionkaakapitu" style:family="text">
      <style:text-properties fo:background-color="#80FFFF" style:text-underline-type="single" style:text-underline-style="solid" style:text-underline-width="auto" style:text-underline-mode="continuous"/>
    </style:style>
    <style:style style:name="P6220" style:parent-style-name="Normalny" style:family="paragraph">
      <style:paragraph-properties fo:text-align="justify" fo:line-height="150%" fo:text-indent="0.2479in"/>
    </style:style>
    <style:style style:name="T6221" style:parent-style-name="Domyślnaczcionkaakapitu" style:family="text">
      <style:text-properties fo:background-color="#80FFFF"/>
    </style:style>
    <style:style style:name="P6222" style:parent-style-name="Normalny" style:family="paragraph">
      <style:paragraph-properties fo:text-align="justify" fo:line-height="150%"/>
    </style:style>
    <style:style style:name="T6223" style:parent-style-name="Domyślnaczcionkaakapitu" style:family="text">
      <style:text-properties style:text-underline-type="single" style:text-underline-style="solid" style:text-underline-width="auto" style:text-underline-mode="continuous"/>
    </style:style>
    <style:style style:name="T6224" style:parent-style-name="Domyślnaczcionkaakapitu" style:family="text">
      <style:text-properties fo:background-color="#80FFFF" style:text-underline-type="single" style:text-underline-style="solid" style:text-underline-width="auto" style:text-underline-mode="continuous"/>
    </style:style>
    <style:style style:name="T6225" style:parent-style-name="Domyślnaczcionkaakapitu" style:family="text">
      <style:text-properties style:text-underline-type="single" style:text-underline-style="solid" style:text-underline-width="auto" style:text-underline-mode="continuous"/>
    </style:style>
    <style:style style:name="P6226" style:parent-style-name="Normalny" style:family="paragraph">
      <style:paragraph-properties fo:text-align="justify" fo:line-height="150%" fo:text-indent="0.2479in"/>
    </style:style>
    <style:style style:name="T6227" style:parent-style-name="Domyślnaczcionkaakapitu" style:family="text">
      <style:text-properties fo:background-color="#80FFFF"/>
    </style:style>
    <style:style style:name="P6228" style:parent-style-name="Normalny" style:family="paragraph">
      <style:paragraph-properties fo:text-align="justify" fo:line-height="150%">
        <style:tab-stops>
          <style:tab-stop style:type="left" style:position="2.693in"/>
        </style:tab-stops>
      </style:paragraph-properties>
    </style:style>
    <style:style style:name="T6229" style:parent-style-name="Domyślnaczcionkaakapitu" style:family="text">
      <style:text-properties style:text-underline-type="single" style:text-underline-style="solid" style:text-underline-width="auto" style:text-underline-mode="continuous"/>
    </style:style>
    <style:style style:name="T6230" style:parent-style-name="Domyślnaczcionkaakapitu" style:family="text">
      <style:text-properties fo:background-color="#80FFFF" style:text-underline-type="single" style:text-underline-style="solid" style:text-underline-width="auto" style:text-underline-mode="continuous"/>
    </style:style>
    <style:style style:name="T6231" style:parent-style-name="Domyślnaczcionkaakapitu" style:family="text">
      <style:text-properties style:text-underline-type="single" style:text-underline-style="solid" style:text-underline-width="auto" style:text-underline-mode="continuous"/>
    </style:style>
    <style:style style:name="P6232" style:parent-style-name="Normalny" style:family="paragraph">
      <style:paragraph-properties fo:text-align="justify" fo:line-height="150%" fo:text-indent="0.2479in">
        <style:tab-stops>
          <style:tab-stop style:type="left" style:position="2.693in"/>
        </style:tab-stops>
      </style:paragraph-properties>
    </style:style>
    <style:style style:name="T6233" style:parent-style-name="Domyślnaczcionkaakapitu" style:family="text">
      <style:text-properties fo:background-color="#80FFFF"/>
    </style:style>
    <style:style style:name="T6234" style:parent-style-name="Domyślnaczcionkaakapitu" style:family="text">
      <style:text-properties fo:background-color="#80FFFF"/>
    </style:style>
    <style:style style:name="T6235" style:parent-style-name="Domyślnaczcionkaakapitu" style:family="text">
      <style:text-properties fo:background-color="#80FFFF"/>
    </style:style>
    <style:style style:name="P6236" style:parent-style-name="Normalny" style:family="paragraph">
      <style:paragraph-properties fo:text-align="justify" fo:line-height="150%"/>
    </style:style>
    <style:style style:name="T6237" style:parent-style-name="Domyślnaczcionkaakapitu" style:family="text">
      <style:text-properties style:text-underline-type="single" style:text-underline-style="solid" style:text-underline-width="auto" style:text-underline-mode="continuous"/>
    </style:style>
    <style:style style:name="P6238" style:parent-style-name="Normalny" style:family="paragraph">
      <style:paragraph-properties fo:text-align="justify" fo:line-height="150%" fo:text-indent="0.2479in"/>
    </style:style>
    <style:style style:name="T6239" style:parent-style-name="Domyślnaczcionkaakapitu" style:family="text">
      <style:text-properties fo:background-color="#80FFFF"/>
    </style:style>
    <style:style style:name="T6240" style:parent-style-name="Domyślnaczcionkaakapitu" style:family="text">
      <style:text-properties fo:background-color="#80FFFF"/>
    </style:style>
    <style:style style:name="T6241" style:parent-style-name="Domyślnaczcionkaakapitu" style:family="text">
      <style:text-properties fo:background-color="#80FFFF"/>
    </style:style>
    <style:style style:name="T6242" style:parent-style-name="Domyślnaczcionkaakapitu" style:family="text">
      <style:text-properties fo:background-color="#80FFFF"/>
    </style:style>
    <style:style style:name="P6243" style:parent-style-name="Normalny" style:family="paragraph">
      <style:paragraph-properties fo:text-align="justify" fo:line-height="150%"/>
    </style:style>
    <style:style style:name="T6244" style:parent-style-name="Domyślnaczcionkaakapitu" style:family="text">
      <style:text-properties style:text-underline-type="single" style:text-underline-style="solid" style:text-underline-width="auto" style:text-underline-mode="continuous"/>
    </style:style>
    <style:style style:name="P6245" style:parent-style-name="Normalny" style:family="paragraph">
      <style:paragraph-properties fo:text-align="justify" fo:line-height="150%" fo:text-indent="0.2479in"/>
    </style:style>
    <style:style style:name="T6246" style:parent-style-name="Domyślnaczcionkaakapitu" style:family="text">
      <style:text-properties fo:background-color="#80FFFF"/>
    </style:style>
    <style:style style:name="T6247" style:parent-style-name="Domyślnaczcionkaakapitu" style:family="text">
      <style:text-properties fo:background-color="#80FFFF"/>
    </style:style>
    <style:style style:name="T6248" style:parent-style-name="Domyślnaczcionkaakapitu" style:family="text">
      <style:text-properties fo:background-color="#80FFFF"/>
    </style:style>
    <style:style style:name="T6249" style:parent-style-name="Domyślnaczcionkaakapitu" style:family="text">
      <style:text-properties fo:background-color="#80FFFF"/>
    </style:style>
    <style:style style:name="P6250" style:parent-style-name="Normalny" style:family="paragraph">
      <style:paragraph-properties fo:text-align="justify" fo:line-height="150%" fo:text-indent="0.2479in"/>
    </style:style>
    <style:style style:name="P6251" style:parent-style-name="Normalny" style:family="paragraph">
      <style:paragraph-properties fo:text-align="justify" fo:line-height="150%"/>
    </style:style>
    <style:style style:name="T6252" style:parent-style-name="Domyślnaczcionkaakapitu" style:family="text">
      <style:text-properties style:text-underline-type="single" style:text-underline-style="solid" style:text-underline-width="auto" style:text-underline-mode="continuous"/>
    </style:style>
    <style:style style:name="P6253" style:parent-style-name="Normalny" style:family="paragraph">
      <style:paragraph-properties fo:text-align="justify" fo:line-height="150%" fo:text-indent="0.2479in"/>
    </style:style>
    <style:style style:name="T6254" style:parent-style-name="Domyślnaczcionkaakapitu" style:family="text">
      <style:text-properties fo:background-color="#80FFFF"/>
    </style:style>
    <style:style style:name="T6255" style:parent-style-name="Domyślnaczcionkaakapitu" style:family="text">
      <style:text-properties fo:background-color="#80FFFF"/>
    </style:style>
    <style:style style:name="T6256" style:parent-style-name="Domyślnaczcionkaakapitu" style:family="text">
      <style:text-properties fo:background-color="#80FFFF"/>
    </style:style>
    <style:style style:name="T6257" style:parent-style-name="Domyślnaczcionkaakapitu" style:family="text">
      <style:text-properties fo:background-color="#80FFFF"/>
    </style:style>
    <style:style style:name="T6258" style:parent-style-name="Domyślnaczcionkaakapitu" style:family="text">
      <style:text-properties fo:background-color="#80FFFF"/>
    </style:style>
    <style:style style:name="T6259" style:parent-style-name="Domyślnaczcionkaakapitu" style:family="text">
      <style:text-properties fo:background-color="#80FFFF"/>
    </style:style>
    <style:style style:name="T6260" style:parent-style-name="Domyślnaczcionkaakapitu" style:family="text">
      <style:text-properties fo:background-color="#80FFFF"/>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T6263" style:parent-style-name="Domyślnaczcionkaakapitu" style:family="text">
      <style:text-properties fo:background-color="#80FFFF"/>
    </style:style>
    <style:style style:name="P6264" style:parent-style-name="Normalny" style:family="paragraph">
      <style:paragraph-properties fo:text-align="justify" fo:line-height="150%"/>
    </style:style>
    <style:style style:name="P6265" style:parent-style-name="Normalny" style:family="paragraph">
      <style:paragraph-properties fo:text-align="justify" fo:line-height="150%" fo:text-indent="0.2479in"/>
      <style:text-properties fo:background-color="#80FFFF"/>
    </style:style>
    <style:style style:name="P6266" style:parent-style-name="Normalny" style:family="paragraph">
      <style:paragraph-properties fo:text-align="justify" fo:line-height="150%">
        <style:tab-stops>
          <style:tab-stop style:type="left" style:position="1.7083in"/>
        </style:tab-stops>
      </style:paragraph-properties>
    </style:style>
    <style:style style:name="T6267" style:parent-style-name="Domyślnaczcionkaakapitu" style:family="text">
      <style:text-properties style:text-underline-type="single" style:text-underline-style="solid" style:text-underline-width="auto" style:text-underline-mode="continuous"/>
    </style:style>
    <style:style style:name="P6268" style:parent-style-name="Normalny" style:family="paragraph">
      <style:paragraph-properties fo:text-align="justify" fo:line-height="150%" fo:text-indent="0.2479in">
        <style:tab-stops>
          <style:tab-stop style:type="left" style:position="1.7083in"/>
        </style:tab-stops>
      </style:paragraph-properties>
    </style:style>
    <style:style style:name="T6269" style:parent-style-name="Domyślnaczcionkaakapitu" style:family="text">
      <style:text-properties fo:background-color="#80FFFF"/>
    </style:style>
    <style:style style:name="T6270" style:parent-style-name="Domyślnaczcionkaakapitu" style:family="text">
      <style:text-properties fo:background-color="#80FFFF"/>
    </style:style>
    <style:style style:name="T6271" style:parent-style-name="Domyślnaczcionkaakapitu" style:family="text">
      <style:text-properties fo:background-color="#80FFFF"/>
    </style:style>
    <style:style style:name="T6272" style:parent-style-name="Domyślnaczcionkaakapitu" style:family="text">
      <style:text-properties fo:background-color="#80FFFF"/>
    </style:style>
    <style:style style:name="T6273" style:parent-style-name="Domyślnaczcionkaakapitu" style:family="text">
      <style:text-properties fo:background-color="#80FFFF"/>
    </style:style>
    <style:style style:name="T6274" style:parent-style-name="Domyślnaczcionkaakapitu" style:family="text">
      <style:text-properties fo:background-color="#80FFFF"/>
    </style:style>
    <style:style style:name="P6275" style:parent-style-name="Normalny" style:family="paragraph">
      <style:paragraph-properties fo:text-align="justify" fo:line-height="150%"/>
    </style:style>
    <style:style style:name="T6276" style:parent-style-name="Domyślnaczcionkaakapitu" style:family="text">
      <style:text-properties style:text-underline-type="single" style:text-underline-style="solid" style:text-underline-width="auto" style:text-underline-mode="continuous"/>
    </style:style>
    <style:style style:name="T6277" style:parent-style-name="Domyślnaczcionkaakapitu" style:family="text">
      <style:text-properties fo:background-color="#80FFFF" style:text-underline-type="single" style:text-underline-style="solid" style:text-underline-width="auto" style:text-underline-mode="continuous"/>
    </style:style>
    <style:style style:name="T6278" style:parent-style-name="Domyślnaczcionkaakapitu" style:family="text">
      <style:text-properties style:text-underline-type="single" style:text-underline-style="solid" style:text-underline-width="auto" style:text-underline-mode="continuous"/>
    </style:style>
    <style:style style:name="P6279" style:parent-style-name="Normalny" style:family="paragraph">
      <style:paragraph-properties fo:text-align="justify" fo:line-height="150%" fo:text-indent="0.2479in"/>
    </style:style>
    <style:style style:name="T6280" style:parent-style-name="Domyślnaczcionkaakapitu" style:family="text">
      <style:text-properties fo:background-color="#80FFFF"/>
    </style:style>
    <style:style style:name="P6281" style:parent-style-name="Normalny" style:family="paragraph">
      <style:paragraph-properties fo:text-align="justify" fo:line-height="150%" fo:text-indent="0.2479in"/>
    </style:style>
    <style:style style:name="P6282" style:parent-style-name="Normalny" style:family="paragraph">
      <style:paragraph-properties fo:text-align="justify" fo:line-height="150%" fo:text-indent="0.2479in"/>
    </style:style>
    <style:style style:name="T6283" style:parent-style-name="Domyślnaczcionkaakapitu" style:family="text">
      <style:text-properties fo:background-color="#80FFFF"/>
    </style:style>
    <style:style style:name="T6284" style:parent-style-name="Domyślnaczcionkaakapitu" style:family="text">
      <style:text-properties fo:background-color="#80FFFF"/>
    </style:style>
    <style:style style:name="P6285" style:parent-style-name="Normalny" style:family="paragraph">
      <style:paragraph-properties fo:text-align="justify" fo:line-height="150%"/>
    </style:style>
    <style:style style:name="T6286" style:parent-style-name="Domyślnaczcionkaakapitu" style:family="text">
      <style:text-properties style:text-underline-type="single" style:text-underline-style="solid" style:text-underline-width="auto" style:text-underline-mode="continuous"/>
    </style:style>
    <style:style style:name="T6287" style:parent-style-name="Domyślnaczcionkaakapitu" style:family="text">
      <style:text-properties fo:background-color="#80FFFF" style:text-underline-type="single" style:text-underline-style="solid" style:text-underline-width="auto" style:text-underline-mode="continuous"/>
    </style:style>
    <style:style style:name="T6288" style:parent-style-name="Domyślnaczcionkaakapitu" style:family="text">
      <style:text-properties style:text-underline-type="single" style:text-underline-style="solid" style:text-underline-width="auto" style:text-underline-mode="continuous"/>
    </style:style>
    <style:style style:name="P6289" style:parent-style-name="Normalny" style:family="paragraph">
      <style:paragraph-properties fo:text-align="justify" fo:line-height="150%" fo:text-indent="0.2479in"/>
    </style:style>
    <style:style style:name="T6290" style:parent-style-name="Domyślnaczcionkaakapitu" style:family="text">
      <style:text-properties fo:background-color="#80FFFF"/>
    </style:style>
    <style:style style:name="T6291" style:parent-style-name="Domyślnaczcionkaakapitu" style:family="text">
      <style:text-properties fo:background-color="#80FFFF"/>
    </style:style>
    <style:style style:name="P6292" style:parent-style-name="Normalny" style:family="paragraph">
      <style:paragraph-properties fo:text-align="justify" fo:line-height="150%"/>
    </style:style>
    <style:style style:name="T6293" style:parent-style-name="Domyślnaczcionkaakapitu" style:family="text">
      <style:text-properties fo:background-color="#80FFFF"/>
    </style:style>
    <style:style style:name="P6294" style:parent-style-name="Normalny" style:family="paragraph">
      <style:paragraph-properties fo:text-align="justify" fo:line-height="150%" fo:text-indent="0.2479in">
        <style:tab-stops>
          <style:tab-stop style:type="left" style:position="3.0194in"/>
        </style:tab-stops>
      </style:paragraph-properties>
    </style:style>
    <style:style style:name="T6295" style:parent-style-name="Domyślnaczcionkaakapitu" style:family="text">
      <style:text-properties fo:background-color="#80FFFF"/>
    </style:style>
    <style:style style:name="P6296" style:parent-style-name="Normalny" style:family="paragraph">
      <style:paragraph-properties fo:text-align="justify" fo:line-height="150%">
        <style:tab-stops>
          <style:tab-stop style:type="left" style:position="3.0194in"/>
        </style:tab-stops>
      </style:paragraph-properties>
    </style:style>
    <style:style style:name="T6297" style:parent-style-name="Domyślnaczcionkaakapitu" style:family="text">
      <style:text-properties style:text-underline-type="single" style:text-underline-style="solid" style:text-underline-width="auto" style:text-underline-mode="continuous"/>
    </style:style>
    <style:style style:name="P6298" style:parent-style-name="Normalny" style:family="paragraph">
      <style:paragraph-properties fo:text-align="justify" fo:line-height="150%" fo:text-indent="0.2479in"/>
    </style:style>
    <style:style style:name="P6299" style:parent-style-name="Normalny" style:family="paragraph">
      <style:paragraph-properties fo:text-align="justify" fo:line-height="150%"/>
    </style:style>
    <style:style style:name="T6300" style:parent-style-name="Domyślnaczcionkaakapitu" style:family="text">
      <style:text-properties style:text-underline-type="single" style:text-underline-style="solid" style:text-underline-width="auto" style:text-underline-mode="continuous"/>
    </style:style>
    <style:style style:name="T6301" style:parent-style-name="Domyślnaczcionkaakapitu" style:family="text">
      <style:text-properties fo:background-color="#80FFFF" style:text-underline-type="single" style:text-underline-style="solid" style:text-underline-width="auto" style:text-underline-mode="continuous"/>
    </style:style>
    <style:style style:name="T6302" style:parent-style-name="Domyślnaczcionkaakapitu" style:family="text">
      <style:text-properties style:text-underline-type="single" style:text-underline-style="solid" style:text-underline-width="auto" style:text-underline-mode="continuous"/>
    </style:style>
    <style:style style:name="T6303" style:parent-style-name="Domyślnaczcionkaakapitu" style:family="text">
      <style:text-properties fo:background-color="#80FFFF" style:text-underline-type="single" style:text-underline-style="solid" style:text-underline-width="auto" style:text-underline-mode="continuous"/>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P6307" style:parent-style-name="Normalny" style:family="paragraph">
      <style:paragraph-properties fo:text-align="justify" fo:line-height="150%" fo:text-indent="0.2479in"/>
    </style:style>
    <style:style style:name="T6308" style:parent-style-name="Domyślnaczcionkaakapitu" style:family="text">
      <style:text-properties fo:background-color="#80FFFF"/>
    </style:style>
    <style:style style:name="P6309" style:parent-style-name="Normalny" style:family="paragraph">
      <style:paragraph-properties fo:text-align="justify" fo:line-height="150%"/>
    </style:style>
    <style:style style:name="T6310" style:parent-style-name="Domyślnaczcionkaakapitu" style:family="text">
      <style:text-properties style:text-underline-type="single" style:text-underline-style="solid" style:text-underline-width="auto" style:text-underline-mode="continuous"/>
    </style:style>
    <style:style style:name="P6311" style:parent-style-name="Normalny" style:family="paragraph">
      <style:paragraph-properties fo:text-align="justify" fo:line-height="150%" fo:text-indent="0.2479in"/>
    </style:style>
    <style:style style:name="T6312" style:parent-style-name="Domyślnaczcionkaakapitu" style:family="text">
      <style:text-properties fo:background-color="#80FFFF"/>
    </style:style>
    <style:style style:name="T6313" style:parent-style-name="Domyślnaczcionkaakapitu" style:family="text">
      <style:text-properties fo:background-color="#80FFFF"/>
    </style:style>
    <style:style style:name="T6314" style:parent-style-name="Domyślnaczcionkaakapitu" style:family="text">
      <style:text-properties fo:background-color="#80FFFF"/>
    </style:style>
    <style:style style:name="P6315" style:parent-style-name="Normalny" style:family="paragraph">
      <style:paragraph-properties fo:text-align="justify" fo:line-height="150%"/>
    </style:style>
    <style:style style:name="T6316" style:parent-style-name="Domyślnaczcionkaakapitu" style:family="text">
      <style:text-properties style:text-underline-type="single" style:text-underline-style="solid" style:text-underline-width="auto" style:text-underline-mode="continuous"/>
    </style:style>
    <style:style style:name="T6317" style:parent-style-name="Domyślnaczcionkaakapitu" style:family="text">
      <style:text-properties fo:background-color="#80FFFF" style:text-underline-type="single" style:text-underline-style="solid" style:text-underline-width="auto" style:text-underline-mode="continuous"/>
    </style:style>
    <style:style style:name="T6318" style:parent-style-name="Domyślnaczcionkaakapitu" style:family="text">
      <style:text-properties style:text-underline-type="single" style:text-underline-style="solid" style:text-underline-width="auto" style:text-underline-mode="continuous"/>
    </style:style>
    <style:style style:name="T6319" style:parent-style-name="Domyślnaczcionkaakapitu" style:family="text">
      <style:text-properties fo:background-color="#80FFFF" style:text-underline-type="single" style:text-underline-style="solid" style:text-underline-width="auto" style:text-underline-mode="continuous"/>
    </style:style>
    <style:style style:name="P6320" style:parent-style-name="Normalny" style:family="paragraph">
      <style:paragraph-properties fo:text-align="justify" fo:line-height="150%" fo:text-indent="0.2479in"/>
    </style:style>
    <style:style style:name="T6321" style:parent-style-name="Domyślnaczcionkaakapitu" style:family="text">
      <style:text-properties fo:background-color="#80FFFF"/>
    </style:style>
    <style:style style:name="T6322" style:parent-style-name="Domyślnaczcionkaakapitu" style:family="text">
      <style:text-properties fo:background-color="#80FFFF"/>
    </style:style>
    <style:style style:name="T6323" style:parent-style-name="Domyślnaczcionkaakapitu" style:family="text">
      <style:text-properties fo:background-color="#80FFFF"/>
    </style:style>
    <style:style style:name="T6324" style:parent-style-name="Domyślnaczcionkaakapitu" style:family="text">
      <style:text-properties fo:background-color="#80FFFF"/>
    </style:style>
    <style:style style:name="T6325" style:parent-style-name="Domyślnaczcionkaakapitu" style:family="text">
      <style:text-properties fo:background-color="#80FFFF"/>
    </style:style>
    <style:style style:name="P6326" style:parent-style-name="Normalny" style:family="paragraph">
      <style:paragraph-properties fo:text-align="justify" fo:line-height="150%"/>
    </style:style>
    <style:style style:name="T6327" style:parent-style-name="Domyślnaczcionkaakapitu" style:family="text">
      <style:text-properties style:text-underline-type="single" style:text-underline-style="solid" style:text-underline-width="auto" style:text-underline-mode="continuous"/>
    </style:style>
    <style:style style:name="P6328" style:parent-style-name="Normalny" style:family="paragraph">
      <style:paragraph-properties fo:text-align="justify" fo:line-height="150%" fo:text-indent="0.2479in"/>
    </style:style>
    <style:style style:name="T6329" style:parent-style-name="Domyślnaczcionkaakapitu" style:family="text">
      <style:text-properties fo:background-color="#80FFFF"/>
    </style:style>
    <style:style style:name="T6330" style:parent-style-name="Domyślnaczcionkaakapitu" style:family="text">
      <style:text-properties fo:background-color="#80FFFF"/>
    </style:style>
    <style:style style:name="T6331" style:parent-style-name="Domyślnaczcionkaakapitu" style:family="text">
      <style:text-properties fo:background-color="#80FFFF"/>
    </style:style>
    <style:style style:name="T6332" style:parent-style-name="Domyślnaczcionkaakapitu" style:family="text">
      <style:text-properties fo:background-color="#80FFFF"/>
    </style:style>
    <style:style style:name="P6333" style:parent-style-name="Normalny" style:family="paragraph">
      <style:paragraph-properties fo:text-align="justify" fo:line-height="150%" fo:text-indent="0.2479in"/>
    </style:style>
    <style:style style:name="T6334" style:parent-style-name="Domyślnaczcionkaakapitu" style:family="text">
      <style:text-properties fo:background-color="#80FFFF"/>
    </style:style>
    <style:style style:name="T6335" style:parent-style-name="Domyślnaczcionkaakapitu" style:family="text">
      <style:text-properties fo:background-color="#80FFFF"/>
    </style:style>
    <style:style style:name="T6336" style:parent-style-name="Domyślnaczcionkaakapitu" style:family="text">
      <style:text-properties fo:background-color="#80FFFF"/>
    </style:style>
    <style:style style:name="P6337" style:parent-style-name="Normalny" style:family="paragraph">
      <style:paragraph-properties fo:text-align="justify" fo:line-height="150%" fo:text-indent="0.2479in"/>
    </style:style>
    <style:style style:name="T6338" style:parent-style-name="Domyślnaczcionkaakapitu" style:family="text">
      <style:text-properties fo:background-color="#80FFFF"/>
    </style:style>
    <style:style style:name="P6339" style:parent-style-name="Normalny" style:family="paragraph">
      <style:paragraph-properties fo:text-align="justify" fo:line-height="150%" fo:text-indent="0.2479in"/>
    </style:style>
    <style:style style:name="T6340" style:parent-style-name="Domyślnaczcionkaakapitu" style:family="text">
      <style:text-properties fo:background-color="#80FFFF"/>
    </style:style>
    <style:style style:name="T6341" style:parent-style-name="Domyślnaczcionkaakapitu" style:family="text">
      <style:text-properties fo:background-color="#80FFFF"/>
    </style:style>
    <style:style style:name="T6342" style:parent-style-name="Domyślnaczcionkaakapitu" style:family="text">
      <style:text-properties fo:background-color="#80FFFF"/>
    </style:style>
    <style:style style:name="T6343" style:parent-style-name="Domyślnaczcionkaakapitu" style:family="text">
      <style:text-properties fo:background-color="#80FFFF"/>
    </style:style>
    <style:style style:name="T6344" style:parent-style-name="Domyślnaczcionkaakapitu" style:family="text">
      <style:text-properties fo:background-color="#80FFFF"/>
    </style:style>
    <style:style style:name="T6345" style:parent-style-name="Domyślnaczcionkaakapitu" style:family="text">
      <style:text-properties fo:background-color="#80FFFF"/>
    </style:style>
    <style:style style:name="P6346" style:parent-style-name="Normalny" style:family="paragraph">
      <style:paragraph-properties fo:text-align="justify" fo:line-height="150%" fo:text-indent="0.2479in"/>
    </style:style>
    <style:style style:name="T6347" style:parent-style-name="Domyślnaczcionkaakapitu" style:family="text">
      <style:text-properties fo:background-color="#80FFFF"/>
    </style:style>
    <style:style style:name="T6348" style:parent-style-name="Domyślnaczcionkaakapitu" style:family="text">
      <style:text-properties fo:background-color="#80FFFF"/>
    </style:style>
    <style:style style:name="T6349" style:parent-style-name="Domyślnaczcionkaakapitu" style:family="text">
      <style:text-properties fo:background-color="#80FFFF"/>
    </style:style>
    <style:style style:name="T6350" style:parent-style-name="Domyślnaczcionkaakapitu" style:family="text">
      <style:text-properties fo:background-color="#80FFFF"/>
    </style:style>
    <style:style style:name="T6351" style:parent-style-name="Domyślnaczcionkaakapitu" style:family="text">
      <style:text-properties fo:background-color="#80FFFF"/>
    </style:style>
    <style:style style:name="T6352" style:parent-style-name="Domyślnaczcionkaakapitu" style:family="text">
      <style:text-properties fo:background-color="#80FFFF"/>
    </style:style>
    <style:style style:name="T6353" style:parent-style-name="Domyślnaczcionkaakapitu" style:family="text">
      <style:text-properties fo:background-color="#80FFFF"/>
    </style:style>
    <style:style style:name="T6354" style:parent-style-name="Domyślnaczcionkaakapitu" style:family="text">
      <style:text-properties fo:background-color="#80FFFF"/>
    </style:style>
    <style:style style:name="T6355" style:parent-style-name="Domyślnaczcionkaakapitu" style:family="text">
      <style:text-properties fo:background-color="#80FFFF"/>
    </style:style>
    <style:style style:name="T6356" style:parent-style-name="Domyślnaczcionkaakapitu" style:family="text">
      <style:text-properties fo:background-color="#80FFFF"/>
    </style:style>
    <style:style style:name="T6357" style:parent-style-name="Domyślnaczcionkaakapitu" style:family="text">
      <style:text-properties fo:background-color="#80FFFF"/>
    </style:style>
    <style:style style:name="T6358" style:parent-style-name="Domyślnaczcionkaakapitu" style:family="text">
      <style:text-properties fo:background-color="#80FFFF"/>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T6365" style:parent-style-name="Domyślnaczcionkaakapitu" style:family="text">
      <style:text-properties fo:background-color="#80FFFF"/>
    </style:style>
    <style:style style:name="T6366" style:parent-style-name="Domyślnaczcionkaakapitu" style:family="text">
      <style:text-properties fo:background-color="#80FFFF"/>
    </style:style>
    <style:style style:name="P6367" style:parent-style-name="Normalny" style:family="paragraph">
      <style:paragraph-properties fo:text-align="justify" fo:line-height="150%"/>
    </style:style>
    <style:style style:name="T6368" style:parent-style-name="Domyślnaczcionkaakapitu" style:family="text">
      <style:text-properties style:text-underline-type="single" style:text-underline-style="solid" style:text-underline-width="auto" style:text-underline-mode="continuous"/>
    </style:style>
    <style:style style:name="T6369" style:parent-style-name="Domyślnaczcionkaakapitu" style:family="text">
      <style:text-properties fo:background-color="#80FFFF" style:text-underline-type="single" style:text-underline-style="solid" style:text-underline-width="auto" style:text-underline-mode="continuous"/>
    </style:style>
    <style:style style:name="T6370" style:parent-style-name="Domyślnaczcionkaakapitu" style:family="text">
      <style:text-properties style:text-underline-type="single" style:text-underline-style="solid" style:text-underline-width="auto" style:text-underline-mode="continuous"/>
    </style:style>
    <style:style style:name="T6371" style:parent-style-name="Domyślnaczcionkaakapitu" style:family="text">
      <style:text-properties fo:background-color="#80FFFF" style:text-underline-type="single" style:text-underline-style="solid" style:text-underline-width="auto" style:text-underline-mode="continuous"/>
    </style:style>
    <style:style style:name="T6372" style:parent-style-name="Domyślnaczcionkaakapitu" style:family="text">
      <style:text-properties style:text-underline-type="single" style:text-underline-style="solid" style:text-underline-width="auto" style:text-underline-mode="continuous"/>
    </style:style>
    <style:style style:name="P6373" style:parent-style-name="Normalny" style:family="paragraph">
      <style:paragraph-properties fo:text-align="justify" fo:line-height="150%" fo:text-indent="0.2479in"/>
    </style:style>
    <style:style style:name="T6374" style:parent-style-name="Domyślnaczcionkaakapitu" style:family="text">
      <style:text-properties fo:background-color="#80FFFF"/>
    </style:style>
    <style:style style:name="T6375" style:parent-style-name="Domyślnaczcionkaakapitu" style:family="text">
      <style:text-properties fo:background-color="#80FFFF"/>
    </style:style>
    <style:style style:name="P6376" style:parent-style-name="Normalny" style:family="paragraph">
      <style:paragraph-properties fo:text-align="justify" fo:line-height="150%"/>
    </style:style>
    <style:style style:name="T6377" style:parent-style-name="Domyślnaczcionkaakapitu" style:family="text">
      <style:text-properties style:text-underline-type="single" style:text-underline-style="solid" style:text-underline-width="auto" style:text-underline-mode="continuous"/>
    </style:style>
    <style:style style:name="P6378" style:parent-style-name="Normalny" style:family="paragraph">
      <style:paragraph-properties fo:text-align="justify" fo:line-height="150%" fo:text-indent="0.2479in"/>
    </style:style>
    <style:style style:name="T6379" style:parent-style-name="Domyślnaczcionkaakapitu" style:family="text">
      <style:text-properties fo:background-color="#80FFFF"/>
    </style:style>
    <style:style style:name="P6380" style:parent-style-name="Normalny" style:family="paragraph">
      <style:paragraph-properties fo:text-align="justify" fo:line-height="150%" fo:text-indent="0.2479in"/>
    </style:style>
    <style:style style:name="T6381" style:parent-style-name="Domyślnaczcionkaakapitu" style:family="text">
      <style:text-properties fo:background-color="#80FFFF"/>
    </style:style>
    <style:style style:name="T6382" style:parent-style-name="Domyślnaczcionkaakapitu" style:family="text">
      <style:text-properties fo:background-color="#80FFFF"/>
    </style:style>
    <style:style style:name="T6383" style:parent-style-name="Domyślnaczcionkaakapitu" style:family="text">
      <style:text-properties fo:background-color="#80FFFF"/>
    </style:style>
    <style:style style:name="T6384" style:parent-style-name="Domyślnaczcionkaakapitu" style:family="text">
      <style:text-properties fo:background-color="#80FFFF"/>
    </style:style>
    <style:style style:name="T6385" style:parent-style-name="Domyślnaczcionkaakapitu" style:family="text">
      <style:text-properties fo:background-color="#80FFFF"/>
    </style:style>
    <style:style style:name="P6386" style:parent-style-name="Normalny" style:family="paragraph">
      <style:paragraph-properties fo:text-align="justify" fo:line-height="150%">
        <style:tab-stops>
          <style:tab-stop style:type="left" style:position="1.7881in"/>
        </style:tab-stops>
      </style:paragraph-properties>
    </style:style>
    <style:style style:name="T6387" style:parent-style-name="Domyślnaczcionkaakapitu" style:family="text">
      <style:text-properties style:text-underline-type="single" style:text-underline-style="solid" style:text-underline-width="auto" style:text-underline-mode="continuous"/>
    </style:style>
    <style:style style:name="T6388" style:parent-style-name="Domyślnaczcionkaakapitu" style:family="text">
      <style:text-properties fo:background-color="#80FFFF" style:text-underline-type="single" style:text-underline-style="solid" style:text-underline-width="auto" style:text-underline-mode="continuous"/>
    </style:style>
    <style:style style:name="T6389" style:parent-style-name="Domyślnaczcionkaakapitu" style:family="text">
      <style:text-properties style:text-underline-type="single" style:text-underline-style="solid" style:text-underline-width="auto" style:text-underline-mode="continuous"/>
    </style:style>
    <style:style style:name="P6390" style:parent-style-name="Normalny" style:family="paragraph">
      <style:paragraph-properties fo:text-align="justify" fo:line-height="150%" fo:text-indent="0.2479in">
        <style:tab-stops>
          <style:tab-stop style:type="left" style:position="1.7881in"/>
        </style:tab-stops>
      </style:paragraph-properties>
    </style:style>
    <style:style style:name="P6391" style:parent-style-name="Normalny" style:family="paragraph">
      <style:paragraph-properties fo:text-align="justify" fo:line-height="150%">
        <style:tab-stops>
          <style:tab-stop style:type="left" style:position="1.7881in"/>
        </style:tab-stops>
      </style:paragraph-properties>
    </style:style>
    <style:style style:name="T6392" style:parent-style-name="Domyślnaczcionkaakapitu" style:family="text">
      <style:text-properties style:text-underline-type="single" style:text-underline-style="solid" style:text-underline-width="auto" style:text-underline-mode="continuous"/>
    </style:style>
    <style:style style:name="P6393" style:parent-style-name="Normalny" style:family="paragraph">
      <style:paragraph-properties fo:text-align="justify" fo:line-height="150%" fo:text-indent="0.2479in"/>
    </style:style>
    <style:style style:name="T6394" style:parent-style-name="Domyślnaczcionkaakapitu" style:family="text">
      <style:text-properties fo:background-color="#80FFFF"/>
    </style:style>
    <style:style style:name="T6395" style:parent-style-name="Domyślnaczcionkaakapitu" style:family="text">
      <style:text-properties fo:background-color="#80FFFF"/>
    </style:style>
    <style:style style:name="T6396" style:parent-style-name="Domyślnaczcionkaakapitu" style:family="text">
      <style:text-properties fo:background-color="#80FFFF"/>
    </style:style>
    <style:style style:name="T6397" style:parent-style-name="Domyślnaczcionkaakapitu" style:family="text">
      <style:text-properties fo:background-color="#80FFFF"/>
    </style:style>
    <style:style style:name="T6398" style:parent-style-name="Domyślnaczcionkaakapitu" style:family="text">
      <style:text-properties fo:background-color="#80FFFF"/>
    </style:style>
    <style:style style:name="P6399" style:parent-style-name="Normalny" style:family="paragraph">
      <style:paragraph-properties fo:text-align="justify" fo:line-height="150%" fo:text-indent="0.2479in"/>
    </style:style>
    <style:style style:name="T6400" style:parent-style-name="Domyślnaczcionkaakapitu" style:family="text">
      <style:text-properties fo:background-color="#80FFFF"/>
    </style:style>
    <style:style style:name="T6401" style:parent-style-name="Domyślnaczcionkaakapitu" style:family="text">
      <style:text-properties fo:background-color="#80FFFF"/>
    </style:style>
    <style:style style:name="T6402" style:parent-style-name="Domyślnaczcionkaakapitu" style:family="text">
      <style:text-properties fo:background-color="#80FFFF"/>
    </style:style>
    <style:style style:name="T6403" style:parent-style-name="Domyślnaczcionkaakapitu" style:family="text">
      <style:text-properties fo:background-color="#80FFFF"/>
    </style:style>
    <style:style style:name="T6404" style:parent-style-name="Domyślnaczcionkaakapitu" style:family="text">
      <style:text-properties fo:background-color="#80FFFF"/>
    </style:style>
    <style:style style:name="T6405" style:parent-style-name="Domyślnaczcionkaakapitu" style:family="text">
      <style:text-properties fo:background-color="#80FFFF"/>
    </style:style>
    <style:style style:name="T6406" style:parent-style-name="Domyślnaczcionkaakapitu" style:family="text">
      <style:text-properties fo:background-color="#80FFFF"/>
    </style:style>
    <style:style style:name="T6407" style:parent-style-name="Domyślnaczcionkaakapitu" style:family="text">
      <style:text-properties fo:background-color="#80FFFF"/>
    </style:style>
    <style:style style:name="T6408" style:parent-style-name="Domyślnaczcionkaakapitu" style:family="text">
      <style:text-properties fo:background-color="#80FFFF"/>
    </style:style>
    <style:style style:name="P6409" style:parent-style-name="Normalny" style:family="paragraph">
      <style:paragraph-properties fo:text-align="justify" fo:line-height="150%"/>
    </style:style>
    <style:style style:name="T6410" style:parent-style-name="Domyślnaczcionkaakapitu" style:family="text">
      <style:text-properties style:text-underline-type="single" style:text-underline-style="solid" style:text-underline-width="auto" style:text-underline-mode="continuous"/>
    </style:style>
    <style:style style:name="P6411" style:parent-style-name="Normalny" style:family="paragraph">
      <style:paragraph-properties fo:text-align="justify" fo:line-height="150%" fo:text-indent="0.2479in"/>
    </style:style>
    <style:style style:name="T6412" style:parent-style-name="Domyślnaczcionkaakapitu" style:family="text">
      <style:text-properties fo:background-color="#80FFFF"/>
    </style:style>
    <style:style style:name="P6413" style:parent-style-name="Normalny" style:family="paragraph">
      <style:paragraph-properties fo:text-align="justify" fo:line-height="150%"/>
    </style:style>
    <style:style style:name="T6414" style:parent-style-name="Domyślnaczcionkaakapitu" style:family="text">
      <style:text-properties style:text-underline-type="single" style:text-underline-style="solid" style:text-underline-width="auto" style:text-underline-mode="continuous"/>
    </style:style>
    <style:style style:name="P6415" style:parent-style-name="Normalny" style:family="paragraph">
      <style:paragraph-properties fo:text-align="justify" fo:line-height="150%" fo:text-indent="0.2479in">
        <style:tab-stops>
          <style:tab-stop style:type="left" style:position="1.4951in"/>
          <style:tab-stop style:type="left" style:position="1.818in"/>
          <style:tab-stop style:type="left" style:position="2.1819in"/>
        </style:tab-stops>
      </style:paragraph-properties>
    </style:style>
    <style:style style:name="T6416" style:parent-style-name="Domyślnaczcionkaakapitu" style:family="text">
      <style:text-properties fo:background-color="#80FFFF"/>
    </style:style>
    <style:style style:name="T6417" style:parent-style-name="Domyślnaczcionkaakapitu" style:family="text">
      <style:text-properties fo:background-color="#80FFFF"/>
    </style:style>
    <style:style style:name="T6418" style:parent-style-name="Domyślnaczcionkaakapitu" style:family="text">
      <style:text-properties fo:background-color="#80FFFF"/>
    </style:style>
    <style:style style:name="T6419" style:parent-style-name="Domyślnaczcionkaakapitu" style:family="text">
      <style:text-properties fo:background-color="#80FFFF"/>
    </style:style>
    <style:style style:name="T6420" style:parent-style-name="Domyślnaczcionkaakapitu" style:family="text">
      <style:text-properties fo:background-color="#80FFFF"/>
    </style:style>
    <style:style style:name="T6421" style:parent-style-name="Domyślnaczcionkaakapitu" style:family="text">
      <style:text-properties fo:background-color="#80FFFF"/>
    </style:style>
    <style:style style:name="T6422" style:parent-style-name="Domyślnaczcionkaakapitu" style:family="text">
      <style:text-properties fo:background-color="#80FFFF"/>
    </style:style>
    <style:style style:name="P6423" style:parent-style-name="Normalny" style:family="paragraph">
      <style:paragraph-properties fo:text-align="justify" fo:line-height="150%" fo:text-indent="0.2479in"/>
    </style:style>
    <style:style style:name="T6424" style:parent-style-name="Domyślnaczcionkaakapitu" style:family="text">
      <style:text-properties fo:background-color="#80FFFF"/>
    </style:style>
    <style:style style:name="T6425" style:parent-style-name="Domyślnaczcionkaakapitu" style:family="text">
      <style:text-properties fo:background-color="#80FFFF"/>
    </style:style>
    <style:style style:name="T6426" style:parent-style-name="Domyślnaczcionkaakapitu" style:family="text">
      <style:text-properties fo:background-color="#80FFFF"/>
    </style:style>
    <style:style style:name="T6427" style:parent-style-name="Domyślnaczcionkaakapitu" style:family="text">
      <style:text-properties fo:background-color="#80FFFF"/>
    </style:style>
    <style:style style:name="T6428" style:parent-style-name="Domyślnaczcionkaakapitu" style:family="text">
      <style:text-properties fo:background-color="#80FFFF"/>
    </style:style>
    <style:style style:name="T6429" style:parent-style-name="Domyślnaczcionkaakapitu" style:family="text">
      <style:text-properties fo:background-color="#80FFFF"/>
    </style:style>
    <style:style style:name="T6430" style:parent-style-name="Domyślnaczcionkaakapitu" style:family="text">
      <style:text-properties fo:background-color="#80FFFF"/>
    </style:style>
    <style:style style:name="T6431" style:parent-style-name="Domyślnaczcionkaakapitu" style:family="text">
      <style:text-properties fo:background-color="#80FFFF"/>
    </style:style>
    <style:style style:name="P6432" style:parent-style-name="Normalny" style:family="paragraph">
      <style:paragraph-properties fo:text-align="justify" fo:line-height="150%">
        <style:tab-stops>
          <style:tab-stop style:type="left" style:position="1.4298in"/>
          <style:tab-stop style:type="left" style:leader-style="dash" style:leader-text="-" style:position="1.4972in"/>
          <style:tab-stop style:type="left" style:leader-style="dash" style:leader-text="-" style:position="1.809in"/>
        </style:tab-stops>
      </style:paragraph-properties>
    </style:style>
    <style:style style:name="T6433" style:parent-style-name="Domyślnaczcionkaakapitu" style:family="text">
      <style:text-properties style:text-underline-type="single" style:text-underline-style="solid" style:text-underline-width="auto" style:text-underline-mode="continuous"/>
    </style:style>
    <style:style style:name="P6434" style:parent-style-name="Normalny" style:family="paragraph">
      <style:paragraph-properties fo:text-align="justify" fo:line-height="150%" fo:text-indent="0.2479in">
        <style:tab-stops>
          <style:tab-stop style:type="left" style:position="1.4298in"/>
          <style:tab-stop style:type="left" style:leader-style="dash" style:leader-text="-" style:position="1.4972in"/>
          <style:tab-stop style:type="left" style:leader-style="dash" style:leader-text="-" style:position="1.809in"/>
        </style:tab-stops>
      </style:paragraph-properties>
    </style:style>
    <style:style style:name="T6435" style:parent-style-name="Domyślnaczcionkaakapitu" style:family="text">
      <style:text-properties fo:background-color="#80FFFF"/>
    </style:style>
    <style:style style:name="T6436" style:parent-style-name="Domyślnaczcionkaakapitu" style:family="text">
      <style:text-properties fo:background-color="#80FFFF"/>
    </style:style>
    <style:style style:name="T6437" style:parent-style-name="Domyślnaczcionkaakapitu" style:family="text">
      <style:text-properties fo:background-color="#80FFFF"/>
    </style:style>
    <style:style style:name="T6438" style:parent-style-name="Domyślnaczcionkaakapitu" style:family="text">
      <style:text-properties fo:background-color="#80FFFF"/>
    </style:style>
    <style:style style:name="T6439" style:parent-style-name="Domyślnaczcionkaakapitu" style:family="text">
      <style:text-properties fo:background-color="#80FFFF"/>
    </style:style>
    <style:style style:name="T6440" style:parent-style-name="Domyślnaczcionkaakapitu" style:family="text">
      <style:text-properties fo:background-color="#80FFFF"/>
    </style:style>
    <style:style style:name="T6441" style:parent-style-name="Domyślnaczcionkaakapitu" style:family="text">
      <style:text-properties fo:background-color="#80FFFF"/>
    </style:style>
    <style:style style:name="P6442" style:parent-style-name="Normalny" style:family="paragraph">
      <style:paragraph-properties fo:text-align="justify" fo:line-height="150%" fo:text-indent="0.2479in"/>
    </style:style>
    <style:style style:name="T6443" style:parent-style-name="Domyślnaczcionkaakapitu" style:family="text">
      <style:text-properties fo:background-color="#80FFFF"/>
    </style:style>
    <style:style style:name="T6444" style:parent-style-name="Domyślnaczcionkaakapitu" style:family="text">
      <style:text-properties fo:background-color="#80FFFF"/>
    </style:style>
    <style:style style:name="T6445" style:parent-style-name="Domyślnaczcionkaakapitu" style:family="text">
      <style:text-properties fo:background-color="#80FFFF"/>
    </style:style>
    <style:style style:name="T6446" style:parent-style-name="Domyślnaczcionkaakapitu" style:family="text">
      <style:text-properties fo:background-color="#80FFFF"/>
    </style:style>
    <style:style style:name="T6447" style:parent-style-name="Domyślnaczcionkaakapitu" style:family="text">
      <style:text-properties fo:background-color="#80FFFF"/>
    </style:style>
    <style:style style:name="T6448" style:parent-style-name="Domyślnaczcionkaakapitu" style:family="text">
      <style:text-properties fo:background-color="#80FFFF"/>
    </style:style>
    <style:style style:name="T6449" style:parent-style-name="Domyślnaczcionkaakapitu" style:family="text">
      <style:text-properties fo:background-color="#80FFFF"/>
    </style:style>
    <style:style style:name="T6450" style:parent-style-name="Domyślnaczcionkaakapitu" style:family="text">
      <style:text-properties fo:background-color="#80FFFF"/>
    </style:style>
    <style:style style:name="P6451" style:parent-style-name="Normalny" style:family="paragraph">
      <style:paragraph-properties fo:text-align="justify" fo:line-height="150%" fo:text-indent="0.2479in"/>
    </style:style>
    <style:style style:name="T6452" style:parent-style-name="Domyślnaczcionkaakapitu" style:family="text">
      <style:text-properties fo:background-color="#80FFFF"/>
    </style:style>
    <style:style style:name="P6453" style:parent-style-name="Normalny" style:family="paragraph">
      <style:paragraph-properties fo:text-align="justify" fo:line-height="150%"/>
    </style:style>
    <style:style style:name="T6454" style:parent-style-name="Domyślnaczcionkaakapitu" style:family="text">
      <style:text-properties style:text-underline-type="single" style:text-underline-style="solid" style:text-underline-width="auto" style:text-underline-mode="continuous"/>
    </style:style>
    <style:style style:name="P6455" style:parent-style-name="Normalny" style:family="paragraph">
      <style:paragraph-properties fo:text-align="justify" fo:line-height="150%" fo:text-indent="0.2479in"/>
    </style:style>
    <style:style style:name="T6456" style:parent-style-name="Domyślnaczcionkaakapitu" style:family="text">
      <style:text-properties fo:background-color="#80FFFF"/>
    </style:style>
    <style:style style:name="T6457" style:parent-style-name="Domyślnaczcionkaakapitu" style:family="text">
      <style:text-properties fo:background-color="#80FFFF"/>
    </style:style>
    <style:style style:name="T6458" style:parent-style-name="Domyślnaczcionkaakapitu" style:family="text">
      <style:text-properties fo:background-color="#80FFFF"/>
    </style:style>
    <style:style style:name="T6459" style:parent-style-name="Domyślnaczcionkaakapitu" style:family="text">
      <style:text-properties fo:background-color="#80FFFF"/>
    </style:style>
    <style:style style:name="T6460" style:parent-style-name="Domyślnaczcionkaakapitu" style:family="text">
      <style:text-properties fo:background-color="#80FFFF"/>
    </style:style>
    <style:style style:name="T6461" style:parent-style-name="Domyślnaczcionkaakapitu" style:family="text">
      <style:text-properties fo:background-color="#80FFFF"/>
    </style:style>
    <style:style style:name="T6462" style:parent-style-name="Domyślnaczcionkaakapitu" style:family="text">
      <style:text-properties fo:background-color="#80FFFF"/>
    </style:style>
    <style:style style:name="P6463" style:parent-style-name="Normalny" style:family="paragraph">
      <style:paragraph-properties fo:text-align="justify" fo:line-height="150%"/>
    </style:style>
    <style:style style:name="T6464" style:parent-style-name="Domyślnaczcionkaakapitu" style:family="text">
      <style:text-properties fo:background-color="#80FFFF"/>
    </style:style>
    <style:style style:name="T6465" style:parent-style-name="Domyślnaczcionkaakapitu" style:family="text">
      <style:text-properties fo:background-color="#80FFFF"/>
    </style:style>
    <style:style style:name="P6466" style:parent-style-name="Normalny" style:family="paragraph">
      <style:paragraph-properties fo:text-align="justify" fo:line-height="150%" fo:text-indent="0.2479in"/>
    </style:style>
    <style:style style:name="T6467" style:parent-style-name="Domyślnaczcionkaakapitu" style:family="text">
      <style:text-properties fo:background-color="#80FFFF"/>
    </style:style>
    <style:style style:name="T6468" style:parent-style-name="Domyślnaczcionkaakapitu" style:family="text">
      <style:text-properties fo:background-color="#80FFFF"/>
    </style:style>
    <style:style style:name="P6469" style:parent-style-name="Normalny" style:family="paragraph">
      <style:paragraph-properties fo:text-align="justify" fo:line-height="150%"/>
    </style:style>
    <style:style style:name="T6470" style:parent-style-name="Domyślnaczcionkaakapitu" style:family="text">
      <style:text-properties fo:background-color="#80FFFF"/>
    </style:style>
    <style:style style:name="T6471" style:parent-style-name="Domyślnaczcionkaakapitu" style:family="text">
      <style:text-properties fo:background-color="#80FFFF"/>
    </style:style>
    <style:style style:name="T6472" style:parent-style-name="Domyślnaczcionkaakapitu" style:family="text">
      <style:text-properties fo:background-color="#80FFFF"/>
    </style:style>
    <style:style style:name="P6473" style:parent-style-name="Normalny" style:family="paragraph">
      <style:paragraph-properties fo:text-align="justify" fo:line-height="150%" fo:text-indent="0.2479in"/>
    </style:style>
    <style:style style:name="T6474" style:parent-style-name="Domyślnaczcionkaakapitu" style:family="text">
      <style:text-properties fo:background-color="#80FFFF"/>
    </style:style>
    <style:style style:name="T6475" style:parent-style-name="Domyślnaczcionkaakapitu" style:family="text">
      <style:text-properties fo:background-color="#80FFFF"/>
    </style:style>
    <style:style style:name="T6476" style:parent-style-name="Domyślnaczcionkaakapitu" style:family="text">
      <style:text-properties fo:background-color="#80FFFF"/>
    </style:style>
    <style:style style:name="T6477" style:parent-style-name="Domyślnaczcionkaakapitu" style:family="text">
      <style:text-properties fo:background-color="#80FFFF"/>
    </style:style>
    <style:style style:name="T6478" style:parent-style-name="Domyślnaczcionkaakapitu" style:family="text">
      <style:text-properties fo:background-color="#80FFFF"/>
    </style:style>
    <style:style style:name="T6479" style:parent-style-name="Domyślnaczcionkaakapitu" style:family="text">
      <style:text-properties fo:background-color="#80FFFF"/>
    </style:style>
    <style:style style:name="T6480" style:parent-style-name="Domyślnaczcionkaakapitu" style:family="text">
      <style:text-properties fo:background-color="#80FFFF"/>
    </style:style>
    <style:style style:name="P6481" style:parent-style-name="Normalny" style:family="paragraph">
      <style:paragraph-properties fo:text-align="justify" fo:line-height="150%"/>
    </style:style>
    <style:style style:name="T6482" style:parent-style-name="Domyślnaczcionkaakapitu" style:family="text">
      <style:text-properties fo:background-color="#80FFFF"/>
    </style:style>
    <style:style style:name="T6483" style:parent-style-name="Domyślnaczcionkaakapitu" style:family="text">
      <style:text-properties fo:background-color="#80FFFF"/>
    </style:style>
    <style:style style:name="P6484" style:parent-style-name="Normalny" style:family="paragraph">
      <style:paragraph-properties fo:text-align="justify" fo:line-height="150%" fo:text-indent="0.2479in"/>
    </style:style>
    <style:style style:name="T6485" style:parent-style-name="Domyślnaczcionkaakapitu" style:family="text">
      <style:text-properties fo:background-color="#80FFFF"/>
    </style:style>
    <style:style style:name="T6486" style:parent-style-name="Domyślnaczcionkaakapitu" style:family="text">
      <style:text-properties fo:background-color="#80FFFF"/>
    </style:style>
    <style:style style:name="T6487" style:parent-style-name="Domyślnaczcionkaakapitu" style:family="text">
      <style:text-properties fo:background-color="#80FFFF"/>
    </style:style>
    <style:style style:name="T6488" style:parent-style-name="Domyślnaczcionkaakapitu" style:family="text">
      <style:text-properties fo:background-color="#80FFFF"/>
    </style:style>
    <style:style style:name="P6489" style:parent-style-name="Normalny" style:family="paragraph">
      <style:paragraph-properties fo:text-align="justify" fo:line-height="150%">
        <style:tab-stops>
          <style:tab-stop style:type="left" style:position="1.3069in"/>
        </style:tab-stops>
      </style:paragraph-properties>
    </style:style>
    <style:style style:name="T6490" style:parent-style-name="Domyślnaczcionkaakapitu" style:family="text">
      <style:text-properties fo:background-color="#80FFFF" style:text-underline-type="single" style:text-underline-style="solid" style:text-underline-width="auto" style:text-underline-mode="continuous"/>
    </style:style>
    <style:style style:name="T6491" style:parent-style-name="Domyślnaczcionkaakapitu" style:family="text">
      <style:text-properties style:text-underline-type="single" style:text-underline-style="solid" style:text-underline-width="auto" style:text-underline-mode="continuous"/>
    </style:style>
    <style:style style:name="T6492" style:parent-style-name="Domyślnaczcionkaakapitu" style:family="text">
      <style:text-properties fo:background-color="#80FFFF" style:text-underline-type="single" style:text-underline-style="solid" style:text-underline-width="auto" style:text-underline-mode="continuous"/>
    </style:style>
    <style:style style:name="T6493" style:parent-style-name="Domyślnaczcionkaakapitu" style:family="text">
      <style:text-properties fo:background-color="#80FFFF"/>
    </style:style>
    <style:style style:name="P6494" style:parent-style-name="Normalny" style:family="paragraph">
      <style:paragraph-properties fo:text-align="justify" fo:line-height="150%" fo:text-indent="0.2479in">
        <style:tab-stops>
          <style:tab-stop style:type="left" style:position="1.3069in"/>
        </style:tab-stops>
      </style:paragraph-properties>
    </style:style>
    <style:style style:name="T6495" style:parent-style-name="Domyślnaczcionkaakapitu" style:family="text">
      <style:text-properties fo:background-color="#80FFFF"/>
    </style:style>
    <style:style style:name="T6496" style:parent-style-name="Domyślnaczcionkaakapitu" style:family="text">
      <style:text-properties fo:background-color="#80FFFF"/>
    </style:style>
    <style:style style:name="P6497" style:parent-style-name="Normalny" style:family="paragraph">
      <style:paragraph-properties fo:text-align="justify" fo:line-height="150%"/>
    </style:style>
    <style:style style:name="T6498" style:parent-style-name="Domyślnaczcionkaakapitu" style:family="text">
      <style:text-properties style:text-underline-type="single" style:text-underline-style="solid" style:text-underline-width="auto" style:text-underline-mode="continuous"/>
    </style:style>
    <style:style style:name="T6499" style:parent-style-name="Domyślnaczcionkaakapitu" style:family="text">
      <style:text-properties fo:background-color="#80FFFF" style:text-underline-type="single" style:text-underline-style="solid" style:text-underline-width="auto" style:text-underline-mode="continuous"/>
    </style:style>
    <style:style style:name="T6500" style:parent-style-name="Domyślnaczcionkaakapitu" style:family="text">
      <style:text-properties style:text-underline-type="single" style:text-underline-style="solid" style:text-underline-width="auto" style:text-underline-mode="continuous"/>
    </style:style>
    <style:style style:name="P6501" style:parent-style-name="Normalny" style:family="paragraph">
      <style:paragraph-properties fo:text-align="justify" fo:line-height="150%" fo:text-indent="0.2479in"/>
    </style:style>
    <style:style style:name="T6502" style:parent-style-name="Domyślnaczcionkaakapitu" style:family="text">
      <style:text-properties fo:background-color="#80FFFF"/>
    </style:style>
    <style:style style:name="P6503" style:parent-style-name="Normalny" style:family="paragraph">
      <style:paragraph-properties fo:text-align="justify" fo:line-height="150%"/>
    </style:style>
    <style:style style:name="T6504" style:parent-style-name="Domyślnaczcionkaakapitu" style:family="text">
      <style:text-properties fo:background-color="#80FFFF"/>
    </style:style>
    <style:style style:name="P6505" style:parent-style-name="Normalny" style:family="paragraph">
      <style:paragraph-properties fo:text-align="justify" fo:line-height="150%" fo:text-indent="0.2479in">
        <style:tab-stops>
          <style:tab-stop style:type="left" style:position="2.9284in"/>
        </style:tab-stops>
      </style:paragraph-properties>
    </style:style>
    <style:style style:name="P6506" style:parent-style-name="Normalny" style:family="paragraph">
      <style:paragraph-properties fo:text-align="justify" fo:line-height="150%"/>
    </style:style>
    <style:style style:name="T6507" style:parent-style-name="Domyślnaczcionkaakapitu" style:family="text">
      <style:text-properties fo:background-color="#80FFFF"/>
    </style:style>
    <style:style style:name="P6508" style:parent-style-name="Normalny" style:family="paragraph">
      <style:paragraph-properties fo:text-align="justify" fo:line-height="150%"/>
    </style:style>
    <style:style style:name="T6509" style:parent-style-name="Domyślnaczcionkaakapitu" style:family="text">
      <style:text-properties style:text-underline-type="single" style:text-underline-style="solid" style:text-underline-width="auto" style:text-underline-mode="continuous"/>
    </style:style>
    <style:style style:name="P6510" style:parent-style-name="Normalny" style:family="paragraph">
      <style:paragraph-properties fo:text-align="justify" fo:line-height="150%" fo:text-indent="0.2479in"/>
    </style:style>
    <style:style style:name="P6511" style:parent-style-name="Normalny" style:family="paragraph">
      <style:paragraph-properties fo:text-align="justify" fo:line-height="150%">
        <style:tab-stops>
          <style:tab-stop style:type="left" style:position="1.3069in"/>
        </style:tab-stops>
      </style:paragraph-properties>
    </style:style>
    <style:style style:name="T6512" style:parent-style-name="Domyślnaczcionkaakapitu" style:family="text">
      <style:text-properties style:text-underline-type="single" style:text-underline-style="solid" style:text-underline-width="auto" style:text-underline-mode="continuous"/>
    </style:style>
    <style:style style:name="P6513" style:parent-style-name="Normalny" style:family="paragraph">
      <style:paragraph-properties fo:text-align="justify" fo:line-height="150%" fo:text-indent="0.2479in">
        <style:tab-stops>
          <style:tab-stop style:type="left" style:position="1.3069in"/>
        </style:tab-stops>
      </style:paragraph-properties>
    </style:style>
    <style:style style:name="T6514" style:parent-style-name="Domyślnaczcionkaakapitu" style:family="text">
      <style:text-properties fo:background-color="#80FFFF"/>
    </style:style>
    <style:style style:name="P6515" style:parent-style-name="Normalny" style:family="paragraph">
      <style:paragraph-properties fo:text-align="justify" fo:line-height="150%"/>
    </style:style>
    <style:style style:name="T6516" style:parent-style-name="Domyślnaczcionkaakapitu" style:family="text">
      <style:text-properties style:text-underline-type="single" style:text-underline-style="solid" style:text-underline-width="auto" style:text-underline-mode="continuous"/>
    </style:style>
    <style:style style:name="P6517" style:parent-style-name="Normalny" style:family="paragraph">
      <style:paragraph-properties fo:text-align="justify" fo:line-height="150%" fo:text-indent="0.2479in"/>
    </style:style>
    <style:style style:name="T6518" style:parent-style-name="Domyślnaczcionkaakapitu" style:family="text">
      <style:text-properties fo:background-color="#80FFFF"/>
    </style:style>
    <style:style style:name="T6519" style:parent-style-name="Domyślnaczcionkaakapitu" style:family="text">
      <style:text-properties fo:background-color="#80FFFF"/>
    </style:style>
    <style:style style:name="T6520" style:parent-style-name="Domyślnaczcionkaakapitu" style:family="text">
      <style:text-properties fo:background-color="#80FFFF"/>
    </style:style>
    <style:style style:name="P6521" style:parent-style-name="Normalny" style:family="paragraph">
      <style:paragraph-properties fo:text-align="justify" fo:line-height="150%"/>
    </style:style>
    <style:style style:name="T6522" style:parent-style-name="Domyślnaczcionkaakapitu" style:family="text">
      <style:text-properties fo:background-color="#80FFFF" style:text-underline-type="single" style:text-underline-style="solid" style:text-underline-width="auto" style:text-underline-mode="continuous"/>
    </style:style>
    <style:style style:name="T6523" style:parent-style-name="Domyślnaczcionkaakapitu" style:family="text">
      <style:text-properties style:text-underline-type="single" style:text-underline-style="solid" style:text-underline-width="auto" style:text-underline-mode="continuous"/>
    </style:style>
    <style:style style:name="T6524" style:parent-style-name="Domyślnaczcionkaakapitu" style:family="text">
      <style:text-properties fo:background-color="#80FFFF" style:text-underline-type="single" style:text-underline-style="solid" style:text-underline-width="auto" style:text-underline-mode="continuous"/>
    </style:style>
    <style:style style:name="T6525" style:parent-style-name="Domyślnaczcionkaakapitu" style:family="text">
      <style:text-properties style:text-underline-type="single" style:text-underline-style="solid" style:text-underline-width="auto" style:text-underline-mode="continuous"/>
    </style:style>
    <style:style style:name="T6526" style:parent-style-name="Domyślnaczcionkaakapitu" style:family="text">
      <style:text-properties fo:background-color="#80FFFF" style:text-underline-type="single" style:text-underline-style="solid" style:text-underline-width="auto" style:text-underline-mode="continuous"/>
    </style:style>
    <style:style style:name="T6527" style:parent-style-name="Domyślnaczcionkaakapitu" style:family="text">
      <style:text-properties style:text-underline-type="single" style:text-underline-style="solid" style:text-underline-width="auto" style:text-underline-mode="continuous"/>
    </style:style>
    <style:style style:name="P6528" style:parent-style-name="Normalny" style:family="paragraph">
      <style:paragraph-properties fo:text-align="justify" fo:line-height="150%" fo:text-indent="0.2479in"/>
    </style:style>
    <style:style style:name="T6529" style:parent-style-name="Domyślnaczcionkaakapitu" style:family="text">
      <style:text-properties fo:background-color="#80FFFF"/>
    </style:style>
    <style:style style:name="P6530" style:parent-style-name="Normalny" style:family="paragraph">
      <style:paragraph-properties fo:text-align="justify" fo:line-height="150%"/>
    </style:style>
    <style:style style:name="T6531" style:parent-style-name="Domyślnaczcionkaakapitu" style:family="text">
      <style:text-properties fo:background-color="#80FFFF"/>
    </style:style>
    <style:style style:name="P6532" style:parent-style-name="Normalny" style:family="paragraph">
      <style:paragraph-properties fo:text-align="justify" fo:line-height="150%"/>
    </style:style>
    <style:style style:name="T6533" style:parent-style-name="Domyślnaczcionkaakapitu" style:family="text">
      <style:text-properties style:text-underline-type="single" style:text-underline-style="solid" style:text-underline-width="auto" style:text-underline-mode="continuous"/>
    </style:style>
    <style:style style:name="P6534" style:parent-style-name="Normalny" style:family="paragraph">
      <style:paragraph-properties fo:text-align="justify" fo:line-height="150%" fo:text-indent="0.2479in"/>
    </style:style>
    <style:style style:name="T6535" style:parent-style-name="Domyślnaczcionkaakapitu" style:family="text">
      <style:text-properties fo:background-color="#80FFFF"/>
    </style:style>
    <style:style style:name="P6536" style:parent-style-name="Normalny" style:family="paragraph">
      <style:paragraph-properties fo:text-align="justify" fo:line-height="150%"/>
    </style:style>
    <style:style style:name="T6537" style:parent-style-name="Domyślnaczcionkaakapitu" style:family="text">
      <style:text-properties fo:background-color="#80FFFF"/>
    </style:style>
    <style:style style:name="P6538" style:parent-style-name="Normalny" style:family="paragraph">
      <style:paragraph-properties fo:text-align="justify" fo:line-height="150%"/>
    </style:style>
    <style:style style:name="T6539" style:parent-style-name="Domyślnaczcionkaakapitu" style:family="text">
      <style:text-properties style:text-underline-type="single" style:text-underline-style="solid" style:text-underline-width="auto" style:text-underline-mode="continuous"/>
    </style:style>
    <style:style style:name="P6540" style:parent-style-name="Normalny" style:family="paragraph">
      <style:paragraph-properties fo:text-align="justify" fo:line-height="150%" fo:text-indent="0.2479in"/>
    </style:style>
    <style:style style:name="T6541" style:parent-style-name="Domyślnaczcionkaakapitu" style:family="text">
      <style:text-properties fo:background-color="#80FFFF"/>
    </style:style>
    <style:style style:name="P6542" style:parent-style-name="Normalny" style:family="paragraph">
      <style:paragraph-properties fo:text-align="justify" fo:line-height="150%"/>
    </style:style>
    <style:style style:name="T6543" style:parent-style-name="Domyślnaczcionkaakapitu" style:family="text">
      <style:text-properties style:text-underline-type="single" style:text-underline-style="solid" style:text-underline-width="auto" style:text-underline-mode="continuous"/>
    </style:style>
    <style:style style:name="T6544" style:parent-style-name="Domyślnaczcionkaakapitu" style:family="text">
      <style:text-properties fo:background-color="#80FFFF" style:text-underline-type="single" style:text-underline-style="solid" style:text-underline-width="auto" style:text-underline-mode="continuous"/>
    </style:style>
    <style:style style:name="T6545" style:parent-style-name="Domyślnaczcionkaakapitu" style:family="text">
      <style:text-properties style:text-underline-type="single" style:text-underline-style="solid" style:text-underline-width="auto" style:text-underline-mode="continuous"/>
    </style:style>
    <style:style style:name="T6546" style:parent-style-name="Domyślnaczcionkaakapitu" style:family="text">
      <style:text-properties fo:background-color="#80FFFF" style:text-underline-type="single" style:text-underline-style="solid" style:text-underline-width="auto" style:text-underline-mode="continuous"/>
    </style:style>
    <style:style style:name="T6547" style:parent-style-name="Domyślnaczcionkaakapitu" style:family="text">
      <style:text-properties style:text-underline-type="single" style:text-underline-style="solid" style:text-underline-width="auto" style:text-underline-mode="continuous"/>
    </style:style>
    <style:style style:name="P6548" style:parent-style-name="Normalny" style:family="paragraph">
      <style:paragraph-properties fo:text-align="justify" fo:line-height="150%" fo:text-indent="0.2479in"/>
    </style:style>
    <style:style style:name="T6549" style:parent-style-name="Domyślnaczcionkaakapitu" style:family="text">
      <style:text-properties fo:background-color="#80FFFF"/>
    </style:style>
    <style:style style:name="T6550" style:parent-style-name="Domyślnaczcionkaakapitu" style:family="text">
      <style:text-properties fo:background-color="#80FFFF"/>
    </style:style>
    <style:style style:name="T6551" style:parent-style-name="Domyślnaczcionkaakapitu" style:family="text">
      <style:text-properties fo:background-color="#80FFFF"/>
    </style:style>
    <style:style style:name="T6552" style:parent-style-name="Domyślnaczcionkaakapitu" style:family="text">
      <style:text-properties fo:background-color="#80FFFF"/>
    </style:style>
    <style:style style:name="T6553" style:parent-style-name="Domyślnaczcionkaakapitu" style:family="text">
      <style:text-properties fo:background-color="#80FFFF"/>
    </style:style>
    <style:style style:name="T6554" style:parent-style-name="Domyślnaczcionkaakapitu" style:family="text">
      <style:text-properties fo:background-color="#80FFFF"/>
    </style:style>
    <style:style style:name="T6555" style:parent-style-name="Domyślnaczcionkaakapitu" style:family="text">
      <style:text-properties fo:background-color="#80FFFF"/>
    </style:style>
    <style:style style:name="T6556" style:parent-style-name="Domyślnaczcionkaakapitu" style:family="text">
      <style:text-properties fo:background-color="#80FFFF"/>
    </style:style>
    <style:style style:name="T6557" style:parent-style-name="Domyślnaczcionkaakapitu" style:family="text">
      <style:text-properties fo:background-color="#80FFFF"/>
    </style:style>
    <style:style style:name="T6558" style:parent-style-name="Domyślnaczcionkaakapitu" style:family="text">
      <style:text-properties fo:background-color="#80FFFF"/>
    </style:style>
    <style:style style:name="T6559" style:parent-style-name="Domyślnaczcionkaakapitu" style:family="text">
      <style:text-properties fo:background-color="#80FFFF"/>
    </style:style>
    <style:style style:name="T6560" style:parent-style-name="Domyślnaczcionkaakapitu" style:family="text">
      <style:text-properties fo:background-color="#80FFFF"/>
    </style:style>
    <style:style style:name="T6561" style:parent-style-name="Domyślnaczcionkaakapitu" style:family="text">
      <style:text-properties fo:background-color="#80FFFF"/>
    </style:style>
    <style:style style:name="T6562" style:parent-style-name="Domyślnaczcionkaakapitu" style:family="text">
      <style:text-properties fo:background-color="#80FFFF"/>
    </style:style>
    <style:style style:name="T6563" style:parent-style-name="Domyślnaczcionkaakapitu" style:family="text">
      <style:text-properties fo:background-color="#80FFFF"/>
    </style:style>
    <style:style style:name="T6564" style:parent-style-name="Domyślnaczcionkaakapitu" style:family="text">
      <style:text-properties fo:background-color="#80FFFF"/>
    </style:style>
    <style:style style:name="T6565" style:parent-style-name="Domyślnaczcionkaakapitu" style:family="text">
      <style:text-properties fo:background-color="#80FFFF"/>
    </style:style>
    <style:style style:name="P6566" style:parent-style-name="Normalny" style:family="paragraph">
      <style:paragraph-properties fo:text-align="justify" fo:line-height="150%"/>
    </style:style>
    <style:style style:name="T6567" style:parent-style-name="Domyślnaczcionkaakapitu" style:family="text">
      <style:text-properties style:text-underline-type="single" style:text-underline-style="solid" style:text-underline-width="auto" style:text-underline-mode="continuous"/>
    </style:style>
    <style:style style:name="P6568" style:parent-style-name="Normalny" style:family="paragraph">
      <style:paragraph-properties fo:text-align="justify" fo:line-height="150%" fo:text-indent="0.2479in"/>
    </style:style>
    <style:style style:name="T6569" style:parent-style-name="Domyślnaczcionkaakapitu" style:family="text">
      <style:text-properties fo:background-color="#80FFFF"/>
    </style:style>
    <style:style style:name="T6570" style:parent-style-name="Domyślnaczcionkaakapitu" style:family="text">
      <style:text-properties fo:background-color="#80FFFF"/>
    </style:style>
    <style:style style:name="P6571" style:parent-style-name="Normalny" style:family="paragraph">
      <style:paragraph-properties fo:text-align="justify" fo:line-height="150%">
        <style:tab-stops>
          <style:tab-stop style:type="left" style:position="3.7597in"/>
        </style:tab-stops>
      </style:paragraph-properties>
    </style:style>
    <style:style style:name="T6572" style:parent-style-name="Domyślnaczcionkaakapitu" style:family="text">
      <style:text-properties style:text-underline-type="single" style:text-underline-style="solid" style:text-underline-width="auto" style:text-underline-mode="continuous"/>
    </style:style>
    <style:style style:name="P6573" style:parent-style-name="Normalny" style:family="paragraph">
      <style:paragraph-properties fo:text-align="justify" fo:line-height="150%" fo:text-indent="0.2479in">
        <style:tab-stops>
          <style:tab-stop style:type="left" style:position="2.5652in"/>
        </style:tab-stops>
      </style:paragraph-properties>
    </style:style>
    <style:style style:name="T6574" style:parent-style-name="Domyślnaczcionkaakapitu" style:family="text">
      <style:text-properties fo:background-color="#80FFFF"/>
    </style:style>
    <style:style style:name="T6575" style:parent-style-name="Domyślnaczcionkaakapitu" style:family="text">
      <style:text-properties fo:background-color="#80FFFF"/>
    </style:style>
    <style:style style:name="T6576" style:parent-style-name="Domyślnaczcionkaakapitu" style:family="text">
      <style:text-properties fo:background-color="#80FFFF"/>
    </style:style>
    <style:style style:name="T6577" style:parent-style-name="Domyślnaczcionkaakapitu" style:family="text">
      <style:text-properties fo:background-color="#80FFFF"/>
    </style:style>
    <style:style style:name="P6578" style:parent-style-name="Normalny" style:family="paragraph">
      <style:paragraph-properties fo:text-align="justify" fo:line-height="150%" fo:text-indent="0.2479in"/>
    </style:style>
    <style:style style:name="T6579" style:parent-style-name="Domyślnaczcionkaakapitu" style:family="text">
      <style:text-properties fo:background-color="#80FFFF"/>
    </style:style>
    <style:style style:name="P6580" style:parent-style-name="Normalny" style:family="paragraph">
      <style:paragraph-properties fo:text-align="justify" fo:line-height="150%"/>
    </style:style>
    <style:style style:name="T6581" style:parent-style-name="Domyślnaczcionkaakapitu" style:family="text">
      <style:text-properties fo:background-color="#80FFFF"/>
    </style:style>
    <style:style style:name="P6582" style:parent-style-name="Normalny" style:family="paragraph">
      <style:paragraph-properties fo:text-align="justify" fo:line-height="150%"/>
    </style:style>
    <style:style style:name="T6583" style:parent-style-name="Domyślnaczcionkaakapitu" style:family="text">
      <style:text-properties style:text-underline-type="single" style:text-underline-style="solid" style:text-underline-width="auto" style:text-underline-mode="continuous"/>
    </style:style>
    <style:style style:name="P6584" style:parent-style-name="Normalny" style:family="paragraph">
      <style:paragraph-properties fo:text-align="justify" fo:line-height="150%" fo:text-indent="0.2479in"/>
    </style:style>
    <style:style style:name="T6585" style:parent-style-name="Domyślnaczcionkaakapitu" style:family="text">
      <style:text-properties fo:background-color="#80FFFF"/>
    </style:style>
    <style:style style:name="T6586" style:parent-style-name="Domyślnaczcionkaakapitu" style:family="text">
      <style:text-properties fo:background-color="#80FFFF"/>
    </style:style>
    <style:style style:name="T6587" style:parent-style-name="Domyślnaczcionkaakapitu" style:family="text">
      <style:text-properties fo:background-color="#80FFFF"/>
    </style:style>
    <style:style style:name="P6588" style:parent-style-name="Normalny" style:family="paragraph">
      <style:paragraph-properties fo:text-align="justify" fo:line-height="150%"/>
    </style:style>
    <style:style style:name="T6589" style:parent-style-name="Domyślnaczcionkaakapitu" style:family="text">
      <style:text-properties style:text-underline-type="single" style:text-underline-style="solid" style:text-underline-width="auto" style:text-underline-mode="continuous"/>
    </style:style>
    <style:style style:name="P6590" style:parent-style-name="Normalny" style:family="paragraph">
      <style:paragraph-properties fo:text-align="justify" fo:line-height="150%" fo:text-indent="0.2479in"/>
    </style:style>
    <style:style style:name="T6591" style:parent-style-name="Domyślnaczcionkaakapitu" style:family="text">
      <style:text-properties fo:background-color="#80FFFF"/>
    </style:style>
    <style:style style:name="T6592" style:parent-style-name="Domyślnaczcionkaakapitu" style:family="text">
      <style:text-properties fo:background-color="#80FFFF"/>
    </style:style>
    <style:style style:name="T6593" style:parent-style-name="Domyślnaczcionkaakapitu" style:family="text">
      <style:text-properties fo:background-color="#80FFFF"/>
    </style:style>
    <style:style style:name="T6594" style:parent-style-name="Domyślnaczcionkaakapitu" style:family="text">
      <style:text-properties fo:background-color="#80FFFF"/>
    </style:style>
    <style:style style:name="T6595" style:parent-style-name="Domyślnaczcionkaakapitu" style:family="text">
      <style:text-properties fo:background-color="#80FFFF"/>
    </style:style>
    <style:style style:name="T6596" style:parent-style-name="Domyślnaczcionkaakapitu" style:family="text">
      <style:text-properties fo:background-color="#80FFFF"/>
    </style:style>
    <style:style style:name="P6597" style:parent-style-name="Normalny" style:family="paragraph">
      <style:paragraph-properties fo:text-align="justify" fo:line-height="150%"/>
    </style:style>
    <style:style style:name="T6598" style:parent-style-name="Domyślnaczcionkaakapitu" style:family="text">
      <style:text-properties fo:background-color="#80FFFF" style:text-underline-type="single" style:text-underline-style="solid" style:text-underline-width="auto" style:text-underline-mode="continuous"/>
    </style:style>
    <style:style style:name="T6599" style:parent-style-name="Domyślnaczcionkaakapitu" style:family="text">
      <style:text-properties style:text-underline-type="single" style:text-underline-style="solid" style:text-underline-width="auto" style:text-underline-mode="continuous"/>
    </style:style>
    <style:style style:name="T6600" style:parent-style-name="Domyślnaczcionkaakapitu" style:family="text">
      <style:text-properties fo:background-color="#80FFFF" style:text-underline-type="single" style:text-underline-style="solid" style:text-underline-width="auto" style:text-underline-mode="continuous"/>
    </style:style>
    <style:style style:name="T6601" style:parent-style-name="Domyślnaczcionkaakapitu" style:family="text">
      <style:text-properties style:text-underline-type="single" style:text-underline-style="solid" style:text-underline-width="auto" style:text-underline-mode="continuous"/>
    </style:style>
    <style:style style:name="T6602" style:parent-style-name="Domyślnaczcionkaakapitu" style:family="text">
      <style:text-properties fo:background-color="#80FFFF" style:text-underline-type="single" style:text-underline-style="solid" style:text-underline-width="auto" style:text-underline-mode="continuous"/>
    </style:style>
    <style:style style:name="T6603" style:parent-style-name="Domyślnaczcionkaakapitu" style:family="text">
      <style:text-properties style:text-underline-type="single" style:text-underline-style="solid" style:text-underline-width="auto" style:text-underline-mode="continuous"/>
    </style:style>
    <style:style style:name="T6604" style:parent-style-name="Domyślnaczcionkaakapitu" style:family="text">
      <style:text-properties fo:background-color="#80FFFF" style:text-underline-type="single" style:text-underline-style="solid" style:text-underline-width="auto" style:text-underline-mode="continuous"/>
    </style:style>
    <style:style style:name="P6605" style:parent-style-name="Normalny" style:family="paragraph">
      <style:paragraph-properties fo:text-align="justify" fo:line-height="150%" fo:text-indent="0.2479in"/>
    </style:style>
    <style:style style:name="T6606" style:parent-style-name="Domyślnaczcionkaakapitu" style:family="text">
      <style:text-properties fo:background-color="#80FFFF"/>
    </style:style>
    <style:style style:name="T6607" style:parent-style-name="Domyślnaczcionkaakapitu" style:family="text">
      <style:text-properties fo:background-color="#80FFFF"/>
    </style:style>
    <style:style style:name="T6608" style:parent-style-name="Domyślnaczcionkaakapitu" style:family="text">
      <style:text-properties fo:background-color="#80FFFF"/>
    </style:style>
    <style:style style:name="T6609" style:parent-style-name="Domyślnaczcionkaakapitu" style:family="text">
      <style:text-properties fo:background-color="#80FFFF"/>
    </style:style>
    <style:style style:name="P6610" style:parent-style-name="Normalny" style:family="paragraph">
      <style:paragraph-properties fo:text-align="justify" fo:line-height="150%">
        <style:tab-stops>
          <style:tab-stop style:type="left" style:leader-style="dash" style:leader-text="-" style:position="2.0402in"/>
        </style:tab-stops>
      </style:paragraph-properties>
    </style:style>
    <style:style style:name="T6611" style:parent-style-name="Domyślnaczcionkaakapitu" style:family="text">
      <style:text-properties style:text-underline-type="single" style:text-underline-style="solid" style:text-underline-width="auto" style:text-underline-mode="continuous"/>
    </style:style>
    <style:style style:name="P6612" style:parent-style-name="Normalny" style:family="paragraph">
      <style:paragraph-properties fo:text-align="justify" fo:line-height="150%" fo:text-indent="0.2479in">
        <style:tab-stops>
          <style:tab-stop style:type="left" style:leader-style="dash" style:leader-text="-" style:position="2.0402in"/>
        </style:tab-stops>
      </style:paragraph-properties>
    </style:style>
    <style:style style:name="T6613" style:parent-style-name="Domyślnaczcionkaakapitu" style:family="text">
      <style:text-properties fo:background-color="#80FFFF"/>
    </style:style>
    <style:style style:name="P6614" style:parent-style-name="Normalny" style:family="paragraph">
      <style:paragraph-properties fo:text-align="justify" fo:line-height="150%"/>
    </style:style>
    <style:style style:name="T6615" style:parent-style-name="Domyślnaczcionkaakapitu" style:family="text">
      <style:text-properties fo:background-color="#80FFFF"/>
    </style:style>
    <style:style style:name="P6616" style:parent-style-name="Normalny" style:family="paragraph">
      <style:paragraph-properties fo:text-align="justify" fo:line-height="150%"/>
    </style:style>
    <style:style style:name="T6617" style:parent-style-name="Domyślnaczcionkaakapitu" style:family="text">
      <style:text-properties style:text-underline-type="single" style:text-underline-style="solid" style:text-underline-width="auto" style:text-underline-mode="continuous"/>
    </style:style>
    <style:style style:name="P6618" style:parent-style-name="Normalny" style:family="paragraph">
      <style:paragraph-properties fo:text-align="justify" fo:line-height="150%" fo:text-indent="0.2479in"/>
    </style:style>
    <style:style style:name="T6619" style:parent-style-name="Domyślnaczcionkaakapitu" style:family="text">
      <style:text-properties fo:background-color="#80FFFF"/>
    </style:style>
    <style:style style:name="P6620" style:parent-style-name="Normalny" style:family="paragraph">
      <style:paragraph-properties fo:text-align="justify" fo:line-height="150%" fo:text-indent="0.2479in"/>
    </style:style>
    <style:style style:name="T6621" style:parent-style-name="Domyślnaczcionkaakapitu" style:family="text">
      <style:text-properties fo:background-color="#80FFFF"/>
    </style:style>
    <style:style style:name="P6622" style:parent-style-name="Normalny" style:family="paragraph">
      <style:paragraph-properties fo:text-align="justify" fo:line-height="150%"/>
    </style:style>
    <style:style style:name="T6623" style:parent-style-name="Domyślnaczcionkaakapitu" style:family="text">
      <style:text-properties fo:background-color="#80FFFF"/>
    </style:style>
    <style:style style:name="P6624" style:parent-style-name="Normalny" style:family="paragraph">
      <style:paragraph-properties fo:text-align="justify" fo:line-height="150%" fo:text-indent="0.2479in"/>
    </style:style>
    <style:style style:name="T6625" style:parent-style-name="Domyślnaczcionkaakapitu" style:family="text">
      <style:text-properties fo:background-color="#80FFFF"/>
    </style:style>
    <style:style style:name="P6626" style:parent-style-name="Normalny" style:family="paragraph">
      <style:paragraph-properties fo:text-align="justify" fo:line-height="150%"/>
    </style:style>
    <style:style style:name="T6627" style:parent-style-name="Domyślnaczcionkaakapitu" style:family="text">
      <style:text-properties style:text-underline-type="single" style:text-underline-style="solid" style:text-underline-width="auto" style:text-underline-mode="continuous"/>
    </style:style>
    <style:style style:name="P6628" style:parent-style-name="Normalny" style:family="paragraph">
      <style:paragraph-properties fo:text-align="justify" fo:line-height="150%" fo:text-indent="0.2479in"/>
    </style:style>
    <style:style style:name="T6629" style:parent-style-name="Domyślnaczcionkaakapitu" style:family="text">
      <style:text-properties fo:background-color="#80FFFF"/>
    </style:style>
    <style:style style:name="T6630" style:parent-style-name="Domyślnaczcionkaakapitu" style:family="text">
      <style:text-properties fo:background-color="#80FFFF"/>
    </style:style>
    <style:style style:name="T6631" style:parent-style-name="Domyślnaczcionkaakapitu" style:family="text">
      <style:text-properties fo:background-color="#80FFFF"/>
    </style:style>
    <style:style style:name="T6632" style:parent-style-name="Domyślnaczcionkaakapitu" style:family="text">
      <style:text-properties fo:background-color="#80FFFF"/>
    </style:style>
    <style:style style:name="T6633" style:parent-style-name="Domyślnaczcionkaakapitu" style:family="text">
      <style:text-properties fo:background-color="#80FFFF"/>
    </style:style>
    <style:style style:name="T6634" style:parent-style-name="Domyślnaczcionkaakapitu" style:family="text">
      <style:text-properties fo:background-color="#80FFFF"/>
    </style:style>
    <style:style style:name="T6635" style:parent-style-name="Domyślnaczcionkaakapitu" style:family="text">
      <style:text-properties fo:background-color="#80FFFF"/>
    </style:style>
    <style:style style:name="P6636" style:parent-style-name="Normalny" style:family="paragraph">
      <style:paragraph-properties fo:text-align="justify" fo:line-height="150%"/>
    </style:style>
    <style:style style:name="T6637" style:parent-style-name="Domyślnaczcionkaakapitu" style:family="text">
      <style:text-properties style:text-underline-type="single" style:text-underline-style="solid" style:text-underline-width="auto" style:text-underline-mode="continuous"/>
    </style:style>
    <style:style style:name="T6638" style:parent-style-name="Domyślnaczcionkaakapitu" style:family="text">
      <style:text-properties fo:background-color="#80FFFF" style:text-underline-type="single" style:text-underline-style="solid" style:text-underline-width="auto" style:text-underline-mode="continuous"/>
    </style:style>
    <style:style style:name="T6639" style:parent-style-name="Domyślnaczcionkaakapitu" style:family="text">
      <style:text-properties style:text-underline-type="single" style:text-underline-style="solid" style:text-underline-width="auto" style:text-underline-mode="continuous"/>
    </style:style>
    <style:style style:name="T6640" style:parent-style-name="Domyślnaczcionkaakapitu" style:family="text">
      <style:text-properties fo:background-color="#80FFFF" style:text-underline-type="single" style:text-underline-style="solid" style:text-underline-width="auto" style:text-underline-mode="continuous"/>
    </style:style>
    <style:style style:name="T6641" style:parent-style-name="Domyślnaczcionkaakapitu" style:family="text">
      <style:text-properties style:text-underline-type="single" style:text-underline-style="solid" style:text-underline-width="auto" style:text-underline-mode="continuous"/>
    </style:style>
    <style:style style:name="P6642" style:parent-style-name="Normalny" style:family="paragraph">
      <style:paragraph-properties fo:text-align="justify" fo:line-height="150%" fo:text-indent="0.2479in"/>
    </style:style>
    <style:style style:name="T6643" style:parent-style-name="Domyślnaczcionkaakapitu" style:family="text">
      <style:text-properties fo:background-color="#80FFFF"/>
    </style:style>
    <style:style style:name="T6644" style:parent-style-name="Domyślnaczcionkaakapitu" style:family="text">
      <style:text-properties fo:background-color="#80FFFF"/>
    </style:style>
    <style:style style:name="T6645" style:parent-style-name="Domyślnaczcionkaakapitu" style:family="text">
      <style:text-properties fo:background-color="#80FFFF"/>
    </style:style>
    <style:style style:name="P6646" style:parent-style-name="Normalny" style:family="paragraph">
      <style:paragraph-properties fo:text-align="justify" fo:line-height="150%" fo:text-indent="0.2479in"/>
    </style:style>
    <style:style style:name="T6647" style:parent-style-name="Domyślnaczcionkaakapitu" style:family="text">
      <style:text-properties fo:background-color="#80FFFF"/>
    </style:style>
    <style:style style:name="P6648" style:parent-style-name="Normalny" style:family="paragraph">
      <style:paragraph-properties fo:text-align="justify" fo:line-height="150%" fo:text-indent="0.2479in"/>
    </style:style>
    <style:style style:name="T6649" style:parent-style-name="Domyślnaczcionkaakapitu" style:family="text">
      <style:text-properties fo:background-color="#80FFFF"/>
    </style:style>
    <style:style style:name="T6650" style:parent-style-name="Domyślnaczcionkaakapitu" style:family="text">
      <style:text-properties fo:background-color="#80FFFF"/>
    </style:style>
    <style:style style:name="T6651" style:parent-style-name="Domyślnaczcionkaakapitu" style:family="text">
      <style:text-properties fo:background-color="#80FFFF"/>
    </style:style>
    <style:style style:name="T6652" style:parent-style-name="Domyślnaczcionkaakapitu" style:family="text">
      <style:text-properties fo:background-color="#80FFFF"/>
    </style:style>
    <style:style style:name="T6653" style:parent-style-name="Domyślnaczcionkaakapitu" style:family="text">
      <style:text-properties fo:background-color="#80FFFF"/>
    </style:style>
    <style:style style:name="T6654" style:parent-style-name="Domyślnaczcionkaakapitu" style:family="text">
      <style:text-properties fo:background-color="#80FFFF"/>
    </style:style>
    <style:style style:name="T6655" style:parent-style-name="Domyślnaczcionkaakapitu" style:family="text">
      <style:text-properties fo:background-color="#80FFFF"/>
    </style:style>
    <style:style style:name="T6656" style:parent-style-name="Domyślnaczcionkaakapitu" style:family="text">
      <style:text-properties fo:background-color="#80FFFF"/>
    </style:style>
    <style:style style:name="T6657" style:parent-style-name="Domyślnaczcionkaakapitu" style:family="text">
      <style:text-properties fo:background-color="#80FFFF"/>
    </style:style>
    <style:style style:name="T6658" style:parent-style-name="Domyślnaczcionkaakapitu" style:family="text">
      <style:text-properties fo:background-color="#80FFFF"/>
    </style:style>
    <style:style style:name="T6659" style:parent-style-name="Domyślnaczcionkaakapitu" style:family="text">
      <style:text-properties fo:background-color="#80FFFF"/>
    </style:style>
    <style:style style:name="T6660" style:parent-style-name="Domyślnaczcionkaakapitu" style:family="text">
      <style:text-properties fo:background-color="#80FFFF"/>
    </style:style>
    <style:style style:name="T6661" style:parent-style-name="Domyślnaczcionkaakapitu" style:family="text">
      <style:text-properties fo:background-color="#80FFFF"/>
    </style:style>
    <style:style style:name="T6662" style:parent-style-name="Domyślnaczcionkaakapitu" style:family="text">
      <style:text-properties fo:background-color="#80FFFF"/>
    </style:style>
    <style:style style:name="T6663" style:parent-style-name="Domyślnaczcionkaakapitu" style:family="text">
      <style:text-properties fo:background-color="#80FFFF"/>
    </style:style>
    <style:style style:name="T6664" style:parent-style-name="Domyślnaczcionkaakapitu" style:family="text">
      <style:text-properties fo:background-color="#80FFFF"/>
    </style:style>
    <style:style style:name="T6665" style:parent-style-name="Domyślnaczcionkaakapitu" style:family="text">
      <style:text-properties fo:background-color="#80FFFF"/>
    </style:style>
    <style:style style:name="T6666" style:parent-style-name="Domyślnaczcionkaakapitu" style:family="text">
      <style:text-properties fo:background-color="#80FFFF"/>
    </style:style>
    <style:style style:name="P6667" style:parent-style-name="Normalny" style:family="paragraph">
      <style:paragraph-properties fo:text-align="justify" fo:line-height="150%" fo:text-indent="0.2479in"/>
    </style:style>
    <style:style style:name="T6668" style:parent-style-name="Domyślnaczcionkaakapitu" style:family="text">
      <style:text-properties fo:background-color="#80FFFF"/>
    </style:style>
    <style:style style:name="T6669" style:parent-style-name="Domyślnaczcionkaakapitu" style:family="text">
      <style:text-properties fo:background-color="#80FFFF"/>
    </style:style>
    <style:style style:name="T6670" style:parent-style-name="Domyślnaczcionkaakapitu" style:family="text">
      <style:text-properties fo:background-color="#80FFFF"/>
    </style:style>
    <style:style style:name="T6671" style:parent-style-name="Domyślnaczcionkaakapitu" style:family="text">
      <style:text-properties fo:background-color="#80FFFF"/>
    </style:style>
    <style:style style:name="T6672" style:parent-style-name="Domyślnaczcionkaakapitu" style:family="text">
      <style:text-properties fo:background-color="#80FFFF"/>
    </style:style>
    <style:style style:name="T6673" style:parent-style-name="Domyślnaczcionkaakapitu" style:family="text">
      <style:text-properties fo:background-color="#80FFFF"/>
    </style:style>
    <style:style style:name="T6674" style:parent-style-name="Domyślnaczcionkaakapitu" style:family="text">
      <style:text-properties fo:background-color="#80FFFF"/>
    </style:style>
    <style:style style:name="T6675" style:parent-style-name="Domyślnaczcionkaakapitu" style:family="text">
      <style:text-properties fo:background-color="#80FFFF"/>
    </style:style>
    <style:style style:name="T6676" style:parent-style-name="Domyślnaczcionkaakapitu" style:family="text">
      <style:text-properties fo:background-color="#80FFFF"/>
    </style:style>
    <style:style style:name="T6677" style:parent-style-name="Domyślnaczcionkaakapitu" style:family="text">
      <style:text-properties fo:background-color="#80FFFF"/>
    </style:style>
    <style:style style:name="T6678" style:parent-style-name="Domyślnaczcionkaakapitu" style:family="text">
      <style:text-properties fo:background-color="#80FFFF"/>
    </style:style>
    <style:style style:name="P6679" style:parent-style-name="Normalny" style:family="paragraph">
      <style:paragraph-properties fo:text-align="justify" fo:line-height="150%" fo:text-indent="0.2479in"/>
    </style:style>
    <style:style style:name="T6680" style:parent-style-name="Domyślnaczcionkaakapitu" style:family="text">
      <style:text-properties fo:background-color="#80FFFF"/>
    </style:style>
    <style:style style:name="P6681" style:parent-style-name="Normalny" style:family="paragraph">
      <style:paragraph-properties fo:text-align="justify" fo:line-height="150%" fo:text-indent="0.2479in"/>
    </style:style>
    <style:style style:name="T6682" style:parent-style-name="Domyślnaczcionkaakapitu" style:family="text">
      <style:text-properties fo:background-color="#80FFFF"/>
    </style:style>
    <style:style style:name="T6683" style:parent-style-name="Domyślnaczcionkaakapitu" style:family="text">
      <style:text-properties fo:background-color="#80FFFF"/>
    </style:style>
    <style:style style:name="T6684" style:parent-style-name="Domyślnaczcionkaakapitu" style:family="text">
      <style:text-properties fo:background-color="#80FFFF"/>
    </style:style>
    <style:style style:name="T6685" style:parent-style-name="Domyślnaczcionkaakapitu" style:family="text">
      <style:text-properties fo:background-color="#80FFFF"/>
    </style:style>
    <style:style style:name="T6686" style:parent-style-name="Domyślnaczcionkaakapitu" style:family="text">
      <style:text-properties fo:background-color="#80FFFF"/>
    </style:style>
    <style:style style:name="T6687" style:parent-style-name="Domyślnaczcionkaakapitu" style:family="text">
      <style:text-properties fo:background-color="#80FFFF"/>
    </style:style>
    <style:style style:name="T6688" style:parent-style-name="Domyślnaczcionkaakapitu" style:family="text">
      <style:text-properties fo:background-color="#80FFFF"/>
    </style:style>
    <style:style style:name="P6689" style:parent-style-name="Normalny" style:family="paragraph">
      <style:paragraph-properties fo:text-align="justify" fo:line-height="150%" fo:text-indent="0.2479in"/>
    </style:style>
    <style:style style:name="P6690" style:parent-style-name="Normalny" style:family="paragraph">
      <style:paragraph-properties fo:text-align="justify" fo:line-height="150%"/>
    </style:style>
    <style:style style:name="T6691" style:parent-style-name="Domyślnaczcionkaakapitu" style:family="text">
      <style:text-properties style:text-underline-type="single" style:text-underline-style="solid" style:text-underline-width="auto" style:text-underline-mode="continuous"/>
    </style:style>
    <style:style style:name="T6692" style:parent-style-name="Domyślnaczcionkaakapitu" style:family="text">
      <style:text-properties fo:background-color="#80FFFF" style:text-underline-type="single" style:text-underline-style="solid" style:text-underline-width="auto" style:text-underline-mode="continuous"/>
    </style:style>
    <style:style style:name="T6693" style:parent-style-name="Domyślnaczcionkaakapitu" style:family="text">
      <style:text-properties style:text-underline-type="single" style:text-underline-style="solid" style:text-underline-width="auto" style:text-underline-mode="continuous"/>
    </style:style>
    <style:style style:name="P6694" style:parent-style-name="Normalny" style:family="paragraph">
      <style:paragraph-properties fo:text-align="justify" fo:line-height="150%" fo:text-indent="0.2479in"/>
    </style:style>
    <style:style style:name="T6695" style:parent-style-name="Domyślnaczcionkaakapitu" style:family="text">
      <style:text-properties fo:background-color="#80FFFF"/>
    </style:style>
    <style:style style:name="T6696" style:parent-style-name="Domyślnaczcionkaakapitu" style:family="text">
      <style:text-properties fo:background-color="#80FFFF"/>
    </style:style>
    <style:style style:name="T6697" style:parent-style-name="Domyślnaczcionkaakapitu" style:family="text">
      <style:text-properties fo:background-color="#80FFFF"/>
    </style:style>
    <style:style style:name="T6698" style:parent-style-name="Domyślnaczcionkaakapitu" style:family="text">
      <style:text-properties fo:background-color="#80FFFF"/>
    </style:style>
    <style:style style:name="T6699" style:parent-style-name="Domyślnaczcionkaakapitu" style:family="text">
      <style:text-properties fo:background-color="#80FFFF"/>
    </style:style>
    <style:style style:name="T6700" style:parent-style-name="Domyślnaczcionkaakapitu" style:family="text">
      <style:text-properties fo:background-color="#80FFFF"/>
    </style:style>
    <style:style style:name="T6701" style:parent-style-name="Domyślnaczcionkaakapitu" style:family="text">
      <style:text-properties fo:background-color="#80FFFF"/>
    </style:style>
    <style:style style:name="P6702" style:parent-style-name="Normalny" style:family="paragraph">
      <style:paragraph-properties fo:text-align="justify" fo:line-height="150%" fo:text-indent="0.2479in"/>
    </style:style>
    <style:style style:name="T6703" style:parent-style-name="Domyślnaczcionkaakapitu" style:family="text">
      <style:text-properties fo:background-color="#80FFFF"/>
    </style:style>
    <style:style style:name="T6704" style:parent-style-name="Domyślnaczcionkaakapitu" style:family="text">
      <style:text-properties fo:background-color="#80FFFF"/>
    </style:style>
    <style:style style:name="T6705" style:parent-style-name="Domyślnaczcionkaakapitu" style:family="text">
      <style:text-properties fo:background-color="#80FFFF"/>
    </style:style>
    <style:style style:name="T6706" style:parent-style-name="Domyślnaczcionkaakapitu" style:family="text">
      <style:text-properties fo:background-color="#80FFFF"/>
    </style:style>
    <style:style style:name="T6707" style:parent-style-name="Domyślnaczcionkaakapitu" style:family="text">
      <style:text-properties fo:background-color="#80FFFF"/>
    </style:style>
    <style:style style:name="T6708" style:parent-style-name="Domyślnaczcionkaakapitu" style:family="text">
      <style:text-properties fo:background-color="#80FFFF"/>
    </style:style>
    <style:style style:name="T6709" style:parent-style-name="Domyślnaczcionkaakapitu" style:family="text">
      <style:text-properties fo:background-color="#80FFFF"/>
    </style:style>
    <style:style style:name="T6710" style:parent-style-name="Domyślnaczcionkaakapitu" style:family="text">
      <style:text-properties fo:background-color="#80FFFF"/>
    </style:style>
    <style:style style:name="T6711" style:parent-style-name="Domyślnaczcionkaakapitu" style:family="text">
      <style:text-properties fo:background-color="#80FFFF"/>
    </style:style>
    <style:style style:name="T6712" style:parent-style-name="Domyślnaczcionkaakapitu" style:family="text">
      <style:text-properties fo:background-color="#80FFFF"/>
    </style:style>
    <style:style style:name="T6713" style:parent-style-name="Domyślnaczcionkaakapitu" style:family="text">
      <style:text-properties fo:background-color="#80FFFF"/>
    </style:style>
    <style:style style:name="T6714" style:parent-style-name="Domyślnaczcionkaakapitu" style:family="text">
      <style:text-properties fo:background-color="#80FFFF"/>
    </style:style>
    <style:style style:name="T6715" style:parent-style-name="Domyślnaczcionkaakapitu" style:family="text">
      <style:text-properties fo:background-color="#80FFFF"/>
    </style:style>
    <style:style style:name="T6716" style:parent-style-name="Domyślnaczcionkaakapitu" style:family="text">
      <style:text-properties fo:background-color="#80FFFF"/>
    </style:style>
    <style:style style:name="P6717" style:parent-style-name="Normalny" style:family="paragraph">
      <style:paragraph-properties fo:text-align="justify" fo:line-height="150%" fo:text-indent="0.2479in"/>
    </style:style>
    <style:style style:name="T6718" style:parent-style-name="Domyślnaczcionkaakapitu" style:family="text">
      <style:text-properties fo:background-color="#80FFFF"/>
    </style:style>
    <style:style style:name="P6719" style:parent-style-name="Normalny" style:family="paragraph">
      <style:paragraph-properties fo:text-align="justify" fo:line-height="150%"/>
    </style:style>
    <style:style style:name="T6720" style:parent-style-name="Domyślnaczcionkaakapitu" style:family="text">
      <style:text-properties style:text-underline-type="single" style:text-underline-style="solid" style:text-underline-width="auto" style:text-underline-mode="continuous"/>
    </style:style>
    <style:style style:name="P6721" style:parent-style-name="Normalny" style:family="paragraph">
      <style:paragraph-properties fo:text-align="justify" fo:line-height="150%" fo:text-indent="0.2479in"/>
    </style:style>
    <style:style style:name="T6722" style:parent-style-name="Domyślnaczcionkaakapitu" style:family="text">
      <style:text-properties fo:background-color="#80FFFF"/>
    </style:style>
    <style:style style:name="T6723" style:parent-style-name="Domyślnaczcionkaakapitu" style:family="text">
      <style:text-properties fo:background-color="#80FFFF"/>
    </style:style>
    <style:style style:name="T6724" style:parent-style-name="Domyślnaczcionkaakapitu" style:family="text">
      <style:text-properties fo:background-color="#80FFFF"/>
    </style:style>
    <style:style style:name="P6725" style:parent-style-name="Normalny" style:family="paragraph">
      <style:paragraph-properties fo:text-align="justify" fo:line-height="150%"/>
    </style:style>
    <style:style style:name="T6726" style:parent-style-name="Domyślnaczcionkaakapitu" style:family="text">
      <style:text-properties style:text-underline-type="single" style:text-underline-style="solid" style:text-underline-width="auto" style:text-underline-mode="continuous"/>
    </style:style>
    <style:style style:name="T6727" style:parent-style-name="Domyślnaczcionkaakapitu" style:family="text">
      <style:text-properties fo:background-color="#80FFFF" style:text-underline-type="single" style:text-underline-style="solid" style:text-underline-width="auto" style:text-underline-mode="continuous"/>
    </style:style>
    <style:style style:name="T6728" style:parent-style-name="Domyślnaczcionkaakapitu" style:family="text">
      <style:text-properties style:text-underline-type="single" style:text-underline-style="solid" style:text-underline-width="auto" style:text-underline-mode="continuous"/>
    </style:style>
    <style:style style:name="P6729" style:parent-style-name="Normalny" style:family="paragraph">
      <style:paragraph-properties fo:text-align="justify" fo:line-height="150%" fo:text-indent="0.2479in"/>
    </style:style>
    <style:style style:name="T6730" style:parent-style-name="Domyślnaczcionkaakapitu" style:family="text">
      <style:text-properties fo:background-color="#80FFFF"/>
    </style:style>
    <style:style style:name="T6731" style:parent-style-name="Domyślnaczcionkaakapitu" style:family="text">
      <style:text-properties fo:background-color="#80FFFF"/>
    </style:style>
    <style:style style:name="T6732" style:parent-style-name="Domyślnaczcionkaakapitu" style:family="text">
      <style:text-properties fo:background-color="#80FFFF"/>
    </style:style>
    <style:style style:name="T6733" style:parent-style-name="Domyślnaczcionkaakapitu" style:family="text">
      <style:text-properties fo:background-color="#80FFFF"/>
    </style:style>
    <style:style style:name="T6734" style:parent-style-name="Domyślnaczcionkaakapitu" style:family="text">
      <style:text-properties fo:background-color="#80FFFF"/>
    </style:style>
    <style:style style:name="T6735" style:parent-style-name="Domyślnaczcionkaakapitu" style:family="text">
      <style:text-properties fo:background-color="#80FFFF"/>
    </style:style>
    <style:style style:name="T6736" style:parent-style-name="Domyślnaczcionkaakapitu" style:family="text">
      <style:text-properties fo:background-color="#80FFFF"/>
    </style:style>
    <style:style style:name="T6737" style:parent-style-name="Domyślnaczcionkaakapitu" style:family="text">
      <style:text-properties fo:background-color="#80FFFF"/>
    </style:style>
    <style:style style:name="T6738" style:parent-style-name="Domyślnaczcionkaakapitu" style:family="text">
      <style:text-properties fo:background-color="#80FFFF"/>
    </style:style>
    <style:style style:name="T6739" style:parent-style-name="Domyślnaczcionkaakapitu" style:family="text">
      <style:text-properties fo:background-color="#80FFFF"/>
    </style:style>
    <style:style style:name="T6740" style:parent-style-name="Domyślnaczcionkaakapitu" style:family="text">
      <style:text-properties fo:background-color="#80FFFF"/>
    </style:style>
    <style:style style:name="T6741" style:parent-style-name="Domyślnaczcionkaakapitu" style:family="text">
      <style:text-properties fo:background-color="#80FFFF"/>
    </style:style>
    <style:style style:name="T6742" style:parent-style-name="Domyślnaczcionkaakapitu" style:family="text">
      <style:text-properties fo:background-color="#80FFFF"/>
    </style:style>
    <style:style style:name="P6743" style:parent-style-name="Normalny" style:family="paragraph">
      <style:paragraph-properties fo:text-align="justify" fo:line-height="150%" fo:text-indent="0.2479in"/>
    </style:style>
    <style:style style:name="P6744" style:parent-style-name="Normalny" style:family="paragraph">
      <style:paragraph-properties fo:text-align="justify" fo:line-height="150%"/>
    </style:style>
    <style:style style:name="T6745" style:parent-style-name="Domyślnaczcionkaakapitu" style:family="text">
      <style:text-properties style:text-underline-type="single" style:text-underline-style="solid" style:text-underline-width="auto" style:text-underline-mode="continuous"/>
    </style:style>
    <style:style style:name="P6746" style:parent-style-name="Normalny" style:family="paragraph">
      <style:paragraph-properties fo:text-align="justify" fo:line-height="150%" fo:text-indent="0.2479in"/>
    </style:style>
    <style:style style:name="T6747" style:parent-style-name="Domyślnaczcionkaakapitu" style:family="text">
      <style:text-properties fo:background-color="#80FFFF"/>
    </style:style>
    <style:style style:name="T6748" style:parent-style-name="Domyślnaczcionkaakapitu" style:family="text">
      <style:text-properties fo:background-color="#80FFFF"/>
    </style:style>
    <style:style style:name="T6749" style:parent-style-name="Domyślnaczcionkaakapitu" style:family="text">
      <style:text-properties fo:background-color="#80FFFF"/>
    </style:style>
    <style:style style:name="P6750" style:parent-style-name="Normalny" style:family="paragraph">
      <style:paragraph-properties fo:text-align="justify" fo:line-height="150%" fo:text-indent="0.2479in"/>
    </style:style>
    <style:style style:name="T6751" style:parent-style-name="Domyślnaczcionkaakapitu" style:family="text">
      <style:text-properties fo:background-color="#80FFFF"/>
    </style:style>
    <style:style style:name="T6752" style:parent-style-name="Domyślnaczcionkaakapitu" style:family="text">
      <style:text-properties fo:background-color="#80FFFF"/>
    </style:style>
    <style:style style:name="T6753" style:parent-style-name="Domyślnaczcionkaakapitu" style:family="text">
      <style:text-properties fo:background-color="#80FFFF"/>
    </style:style>
    <style:style style:name="T6754" style:parent-style-name="Domyślnaczcionkaakapitu" style:family="text">
      <style:text-properties fo:background-color="#80FFFF"/>
    </style:style>
    <style:style style:name="T6755" style:parent-style-name="Domyślnaczcionkaakapitu" style:family="text">
      <style:text-properties fo:background-color="#80FFFF"/>
    </style:style>
    <style:style style:name="T6756" style:parent-style-name="Domyślnaczcionkaakapitu" style:family="text">
      <style:text-properties fo:background-color="#80FFFF"/>
    </style:style>
    <style:style style:name="T6757" style:parent-style-name="Domyślnaczcionkaakapitu" style:family="text">
      <style:text-properties fo:background-color="#80FFFF"/>
    </style:style>
    <style:style style:name="T6758" style:parent-style-name="Domyślnaczcionkaakapitu" style:family="text">
      <style:text-properties fo:background-color="#80FFFF"/>
    </style:style>
    <style:style style:name="T6759" style:parent-style-name="Domyślnaczcionkaakapitu" style:family="text">
      <style:text-properties fo:background-color="#80FFFF"/>
    </style:style>
    <style:style style:name="P6760" style:parent-style-name="Normalny" style:family="paragraph">
      <style:paragraph-properties fo:text-align="justify" fo:line-height="150%" fo:text-indent="0.2479in"/>
    </style:style>
    <style:style style:name="T6761" style:parent-style-name="Domyślnaczcionkaakapitu" style:family="text">
      <style:text-properties fo:background-color="#80FFFF"/>
    </style:style>
    <style:style style:name="T6762" style:parent-style-name="Domyślnaczcionkaakapitu" style:family="text">
      <style:text-properties fo:background-color="#80FFFF"/>
    </style:style>
    <style:style style:name="T6763" style:parent-style-name="Domyślnaczcionkaakapitu" style:family="text">
      <style:text-properties fo:background-color="#80FFFF"/>
    </style:style>
    <style:style style:name="P6764" style:parent-style-name="Normalny" style:family="paragraph">
      <style:paragraph-properties fo:text-align="justify" fo:line-height="150%" fo:text-indent="0.2479in"/>
    </style:style>
    <style:style style:name="T6765" style:parent-style-name="Domyślnaczcionkaakapitu" style:family="text">
      <style:text-properties fo:background-color="#80FFFF"/>
    </style:style>
    <style:style style:name="T6766" style:parent-style-name="Domyślnaczcionkaakapitu" style:family="text">
      <style:text-properties fo:background-color="#80FFFF"/>
    </style:style>
    <style:style style:name="T6767" style:parent-style-name="Domyślnaczcionkaakapitu" style:family="text">
      <style:text-properties fo:background-color="#80FFFF"/>
    </style:style>
    <style:style style:name="T6768" style:parent-style-name="Domyślnaczcionkaakapitu" style:family="text">
      <style:text-properties fo:background-color="#80FFFF"/>
    </style:style>
    <style:style style:name="T6769" style:parent-style-name="Domyślnaczcionkaakapitu" style:family="text">
      <style:text-properties fo:background-color="#80FFFF"/>
    </style:style>
    <style:style style:name="T6770" style:parent-style-name="Domyślnaczcionkaakapitu" style:family="text">
      <style:text-properties fo:background-color="#80FFFF"/>
    </style:style>
    <style:style style:name="T6771" style:parent-style-name="Domyślnaczcionkaakapitu" style:family="text">
      <style:text-properties fo:background-color="#80FFFF"/>
    </style:style>
    <style:style style:name="T6772" style:parent-style-name="Domyślnaczcionkaakapitu" style:family="text">
      <style:text-properties fo:background-color="#80FFFF"/>
    </style:style>
    <style:style style:name="T6773" style:parent-style-name="Domyślnaczcionkaakapitu" style:family="text">
      <style:text-properties fo:background-color="#80FFFF"/>
    </style:style>
    <style:style style:name="T6774" style:parent-style-name="Domyślnaczcionkaakapitu" style:family="text">
      <style:text-properties fo:background-color="#80FFFF"/>
    </style:style>
    <style:style style:name="T6775" style:parent-style-name="Domyślnaczcionkaakapitu" style:family="text">
      <style:text-properties fo:background-color="#80FFFF"/>
    </style:style>
    <style:style style:name="P6776" style:parent-style-name="Normalny" style:family="paragraph">
      <style:paragraph-properties fo:text-align="justify" fo:line-height="150%" fo:text-indent="0.2479in"/>
    </style:style>
    <style:style style:name="T6777" style:parent-style-name="Domyślnaczcionkaakapitu" style:family="text">
      <style:text-properties fo:background-color="#80FFFF"/>
    </style:style>
    <style:style style:name="T6778" style:parent-style-name="Domyślnaczcionkaakapitu" style:family="text">
      <style:text-properties fo:background-color="#80FFFF"/>
    </style:style>
    <style:style style:name="T6779" style:parent-style-name="Domyślnaczcionkaakapitu" style:family="text">
      <style:text-properties fo:background-color="#80FFFF"/>
    </style:style>
    <style:style style:name="T6780" style:parent-style-name="Domyślnaczcionkaakapitu" style:family="text">
      <style:text-properties fo:background-color="#80FFFF"/>
    </style:style>
    <style:style style:name="P6781" style:parent-style-name="Normalny" style:family="paragraph">
      <style:paragraph-properties fo:text-align="justify" fo:line-height="150%" fo:text-indent="0.2479in"/>
    </style:style>
    <style:style style:name="T6782" style:parent-style-name="Domyślnaczcionkaakapitu" style:family="text">
      <style:text-properties fo:background-color="#80FFFF"/>
    </style:style>
    <style:style style:name="T6783" style:parent-style-name="Domyślnaczcionkaakapitu" style:family="text">
      <style:text-properties fo:background-color="#80FFFF"/>
    </style:style>
    <style:style style:name="T6784" style:parent-style-name="Domyślnaczcionkaakapitu" style:family="text">
      <style:text-properties fo:background-color="#80FFFF"/>
    </style:style>
    <style:style style:name="T6785" style:parent-style-name="Domyślnaczcionkaakapitu" style:family="text">
      <style:text-properties fo:background-color="#80FFFF"/>
    </style:style>
    <style:style style:name="P6786" style:parent-style-name="Normalny" style:family="paragraph">
      <style:paragraph-properties fo:text-align="justify" fo:line-height="150%"/>
    </style:style>
    <style:style style:name="T6787" style:parent-style-name="Domyślnaczcionkaakapitu" style:family="text">
      <style:text-properties style:text-underline-type="single" style:text-underline-style="solid" style:text-underline-width="auto" style:text-underline-mode="continuous"/>
    </style:style>
    <style:style style:name="P6788" style:parent-style-name="Normalny" style:family="paragraph">
      <style:paragraph-properties fo:text-align="justify" fo:line-height="150%" fo:text-indent="0.2479in"/>
    </style:style>
    <style:style style:name="T6789" style:parent-style-name="Domyślnaczcionkaakapitu" style:family="text">
      <style:text-properties fo:background-color="#80FFFF"/>
    </style:style>
    <style:style style:name="T6790" style:parent-style-name="Domyślnaczcionkaakapitu" style:family="text">
      <style:text-properties fo:background-color="#80FFFF"/>
    </style:style>
    <style:style style:name="T6791" style:parent-style-name="Domyślnaczcionkaakapitu" style:family="text">
      <style:text-properties fo:background-color="#80FFFF"/>
    </style:style>
    <style:style style:name="T6792" style:parent-style-name="Domyślnaczcionkaakapitu" style:family="text">
      <style:text-properties fo:background-color="#80FFFF"/>
    </style:style>
    <style:style style:name="T6793" style:parent-style-name="Domyślnaczcionkaakapitu" style:family="text">
      <style:text-properties fo:background-color="#80FFFF"/>
    </style:style>
    <style:style style:name="T6794" style:parent-style-name="Domyślnaczcionkaakapitu" style:family="text">
      <style:text-properties fo:background-color="#80FFFF"/>
    </style:style>
    <style:style style:name="T6795" style:parent-style-name="Domyślnaczcionkaakapitu" style:family="text">
      <style:text-properties fo:background-color="#80FFFF"/>
    </style:style>
    <style:style style:name="T6796" style:parent-style-name="Domyślnaczcionkaakapitu" style:family="text">
      <style:text-properties fo:background-color="#80FFFF"/>
    </style:style>
    <style:style style:name="P6797" style:parent-style-name="Normalny" style:family="paragraph">
      <style:paragraph-properties fo:text-align="justify" fo:line-height="150%" fo:text-indent="0.2479in"/>
    </style:style>
    <style:style style:name="T6798" style:parent-style-name="Domyślnaczcionkaakapitu" style:family="text">
      <style:text-properties fo:background-color="#80FFFF"/>
    </style:style>
    <style:style style:name="T6799" style:parent-style-name="Domyślnaczcionkaakapitu" style:family="text">
      <style:text-properties fo:background-color="#80FFFF"/>
    </style:style>
    <style:style style:name="T6800" style:parent-style-name="Domyślnaczcionkaakapitu" style:family="text">
      <style:text-properties fo:background-color="#80FFFF"/>
    </style:style>
    <style:style style:name="T6801" style:parent-style-name="Domyślnaczcionkaakapitu" style:family="text">
      <style:text-properties fo:background-color="#80FFFF"/>
    </style:style>
    <style:style style:name="T6802" style:parent-style-name="Domyślnaczcionkaakapitu" style:family="text">
      <style:text-properties fo:background-color="#80FFFF"/>
    </style:style>
    <style:style style:name="T6803" style:parent-style-name="Domyślnaczcionkaakapitu" style:family="text">
      <style:text-properties fo:background-color="#80FFFF"/>
    </style:style>
    <style:style style:name="T6804" style:parent-style-name="Domyślnaczcionkaakapitu" style:family="text">
      <style:text-properties fo:background-color="#80FFFF"/>
    </style:style>
    <style:style style:name="T6805" style:parent-style-name="Domyślnaczcionkaakapitu" style:family="text">
      <style:text-properties fo:background-color="#80FFFF"/>
    </style:style>
    <style:style style:name="T6806" style:parent-style-name="Domyślnaczcionkaakapitu" style:family="text">
      <style:text-properties fo:background-color="#80FFFF"/>
    </style:style>
    <style:style style:name="P6807" style:parent-style-name="Normalny" style:family="paragraph">
      <style:paragraph-properties fo:text-align="justify" fo:line-height="150%"/>
    </style:style>
    <style:style style:name="T6808" style:parent-style-name="Domyślnaczcionkaakapitu" style:family="text">
      <style:text-properties fo:background-color="#80FFFF" style:text-underline-type="single" style:text-underline-style="solid" style:text-underline-width="auto" style:text-underline-mode="continuous"/>
    </style:style>
    <style:style style:name="T6809" style:parent-style-name="Domyślnaczcionkaakapitu" style:family="text">
      <style:text-properties style:text-underline-type="single" style:text-underline-style="solid" style:text-underline-width="auto" style:text-underline-mode="continuous"/>
    </style:style>
    <style:style style:name="T6810" style:parent-style-name="Domyślnaczcionkaakapitu" style:family="text">
      <style:text-properties fo:background-color="#80FFFF" style:text-underline-type="single" style:text-underline-style="solid" style:text-underline-width="auto" style:text-underline-mode="continuous"/>
    </style:style>
    <style:style style:name="T6811" style:parent-style-name="Domyślnaczcionkaakapitu" style:family="text">
      <style:text-properties style:text-underline-type="single" style:text-underline-style="solid" style:text-underline-width="auto" style:text-underline-mode="continuous"/>
    </style:style>
    <style:style style:name="P6812" style:parent-style-name="Normalny" style:family="paragraph">
      <style:paragraph-properties fo:text-align="justify" fo:line-height="150%" fo:text-indent="0.2479in"/>
    </style:style>
    <style:style style:name="T6813" style:parent-style-name="Domyślnaczcionkaakapitu" style:family="text">
      <style:text-properties fo:background-color="#80FFFF"/>
    </style:style>
    <style:style style:name="T6814" style:parent-style-name="Domyślnaczcionkaakapitu" style:family="text">
      <style:text-properties fo:background-color="#80FFFF"/>
    </style:style>
    <style:style style:name="T6815" style:parent-style-name="Domyślnaczcionkaakapitu" style:family="text">
      <style:text-properties fo:background-color="#80FFFF"/>
    </style:style>
    <style:style style:name="P6816" style:parent-style-name="Normalny" style:family="paragraph">
      <style:paragraph-properties fo:text-align="justify" fo:line-height="150%" fo:text-indent="0.2479in"/>
    </style:style>
    <style:style style:name="T6817" style:parent-style-name="Domyślnaczcionkaakapitu" style:family="text">
      <style:text-properties fo:background-color="#80FFFF"/>
    </style:style>
    <style:style style:name="P6818" style:parent-style-name="Normalny" style:family="paragraph">
      <style:paragraph-properties fo:text-align="justify" fo:line-height="150%" fo:text-indent="0.2479in"/>
    </style:style>
    <style:style style:name="P6819" style:parent-style-name="Normalny" style:family="paragraph">
      <style:paragraph-properties fo:text-align="justify" fo:line-height="150%"/>
    </style:style>
    <style:style style:name="T6820" style:parent-style-name="Domyślnaczcionkaakapitu" style:family="text">
      <style:text-properties style:text-underline-type="single" style:text-underline-style="solid" style:text-underline-width="auto" style:text-underline-mode="continuous"/>
    </style:style>
    <style:style style:name="T6821" style:parent-style-name="Domyślnaczcionkaakapitu" style:family="text">
      <style:text-properties fo:background-color="#80FFFF" style:text-underline-type="single" style:text-underline-style="solid" style:text-underline-width="auto" style:text-underline-mode="continuous"/>
    </style:style>
    <style:style style:name="T6822" style:parent-style-name="Domyślnaczcionkaakapitu" style:family="text">
      <style:text-properties style:text-underline-type="single" style:text-underline-style="solid" style:text-underline-width="auto" style:text-underline-mode="continuous"/>
    </style:style>
    <style:style style:name="T6823" style:parent-style-name="Domyślnaczcionkaakapitu" style:family="text">
      <style:text-properties fo:background-color="#80FFFF" style:text-underline-type="single" style:text-underline-style="solid" style:text-underline-width="auto" style:text-underline-mode="continuous"/>
    </style:style>
    <style:style style:name="T6824" style:parent-style-name="Domyślnaczcionkaakapitu" style:family="text">
      <style:text-properties style:text-underline-type="single" style:text-underline-style="solid" style:text-underline-width="auto" style:text-underline-mode="continuous"/>
    </style:style>
    <style:style style:name="P6825" style:parent-style-name="Normalny" style:family="paragraph">
      <style:paragraph-properties fo:text-align="justify" fo:line-height="150%" fo:text-indent="0.2479in"/>
    </style:style>
    <style:style style:name="T6826" style:parent-style-name="Domyślnaczcionkaakapitu" style:family="text">
      <style:text-properties fo:background-color="#80FFFF"/>
    </style:style>
    <style:style style:name="T6827" style:parent-style-name="Domyślnaczcionkaakapitu" style:family="text">
      <style:text-properties fo:background-color="#80FFFF"/>
    </style:style>
    <style:style style:name="T6828" style:parent-style-name="Domyślnaczcionkaakapitu" style:family="text">
      <style:text-properties fo:background-color="#80FFFF"/>
    </style:style>
    <style:style style:name="T6829" style:parent-style-name="Domyślnaczcionkaakapitu" style:family="text">
      <style:text-properties fo:background-color="#80FFFF"/>
    </style:style>
    <style:style style:name="T6830" style:parent-style-name="Domyślnaczcionkaakapitu" style:family="text">
      <style:text-properties fo:background-color="#80FFFF"/>
    </style:style>
    <style:style style:name="P6831" style:parent-style-name="Normalny" style:family="paragraph">
      <style:paragraph-properties fo:text-align="justify" fo:line-height="150%">
        <style:tab-stops>
          <style:tab-stop style:type="left" style:position="1.9805in"/>
        </style:tab-stops>
      </style:paragraph-properties>
    </style:style>
    <style:style style:name="T6832" style:parent-style-name="Domyślnaczcionkaakapitu" style:family="text">
      <style:text-properties style:text-underline-type="single" style:text-underline-style="solid" style:text-underline-width="auto" style:text-underline-mode="continuous"/>
    </style:style>
    <style:style style:name="P6833" style:parent-style-name="Normalny" style:family="paragraph">
      <style:paragraph-properties fo:text-align="justify" fo:line-height="150%" fo:text-indent="0.2479in">
        <style:tab-stops>
          <style:tab-stop style:type="left" style:position="1.9805in"/>
        </style:tab-stops>
      </style:paragraph-properties>
    </style:style>
    <style:style style:name="T6834" style:parent-style-name="Domyślnaczcionkaakapitu" style:family="text">
      <style:text-properties fo:background-color="#80FFFF"/>
    </style:style>
    <style:style style:name="T6835" style:parent-style-name="Domyślnaczcionkaakapitu" style:family="text">
      <style:text-properties fo:background-color="#80FFFF"/>
    </style:style>
    <style:style style:name="T6836" style:parent-style-name="Domyślnaczcionkaakapitu" style:family="text">
      <style:text-properties fo:background-color="#80FFFF"/>
    </style:style>
    <style:style style:name="T6837" style:parent-style-name="Domyślnaczcionkaakapitu" style:family="text">
      <style:text-properties fo:background-color="#80FFFF"/>
    </style:style>
    <style:style style:name="T6838" style:parent-style-name="Domyślnaczcionkaakapitu" style:family="text">
      <style:text-properties fo:background-color="#80FFFF"/>
    </style:style>
    <style:style style:name="T6839" style:parent-style-name="Domyślnaczcionkaakapitu" style:family="text">
      <style:text-properties fo:background-color="#80FFFF"/>
    </style:style>
    <style:style style:name="P6840" style:parent-style-name="Normalny" style:family="paragraph">
      <style:paragraph-properties fo:text-align="justify" fo:line-height="150%"/>
    </style:style>
    <style:style style:name="T6841" style:parent-style-name="Domyślnaczcionkaakapitu" style:family="text">
      <style:text-properties style:text-underline-type="single" style:text-underline-style="solid" style:text-underline-width="auto" style:text-underline-mode="continuous"/>
    </style:style>
    <style:style style:name="T6842" style:parent-style-name="Domyślnaczcionkaakapitu" style:family="text">
      <style:text-properties fo:background-color="#80FFFF" style:text-underline-type="single" style:text-underline-style="solid" style:text-underline-width="auto" style:text-underline-mode="continuous"/>
    </style:style>
    <style:style style:name="T6843" style:parent-style-name="Domyślnaczcionkaakapitu" style:family="text">
      <style:text-properties style:text-underline-type="single" style:text-underline-style="solid" style:text-underline-width="auto" style:text-underline-mode="continuous"/>
    </style:style>
    <style:style style:name="T6844" style:parent-style-name="Domyślnaczcionkaakapitu" style:family="text">
      <style:text-properties fo:background-color="#80FFFF" style:text-underline-type="single" style:text-underline-style="solid" style:text-underline-width="auto" style:text-underline-mode="continuous"/>
    </style:style>
    <style:style style:name="T6845" style:parent-style-name="Domyślnaczcionkaakapitu" style:family="text">
      <style:text-properties style:text-underline-type="single" style:text-underline-style="solid" style:text-underline-width="auto" style:text-underline-mode="continuous"/>
    </style:style>
    <style:style style:name="P6846" style:parent-style-name="Normalny" style:family="paragraph">
      <style:paragraph-properties fo:text-align="justify" fo:line-height="150%" fo:text-indent="0.2479in"/>
    </style:style>
    <style:style style:name="T6847" style:parent-style-name="Domyślnaczcionkaakapitu" style:family="text">
      <style:text-properties fo:background-color="#80FFFF"/>
    </style:style>
    <style:style style:name="T6848" style:parent-style-name="Domyślnaczcionkaakapitu" style:family="text">
      <style:text-properties fo:background-color="#80FFFF"/>
    </style:style>
    <style:style style:name="T6849" style:parent-style-name="Domyślnaczcionkaakapitu" style:family="text">
      <style:text-properties fo:background-color="#80FFFF"/>
    </style:style>
    <style:style style:name="T6850" style:parent-style-name="Domyślnaczcionkaakapitu" style:family="text">
      <style:text-properties fo:background-color="#80FFFF"/>
    </style:style>
    <style:style style:name="T6851" style:parent-style-name="Domyślnaczcionkaakapitu" style:family="text">
      <style:text-properties fo:background-color="#80FFFF"/>
    </style:style>
    <style:style style:name="T6852" style:parent-style-name="Domyślnaczcionkaakapitu" style:family="text">
      <style:text-properties fo:background-color="#80FFFF"/>
    </style:style>
    <style:style style:name="T6853" style:parent-style-name="Domyślnaczcionkaakapitu" style:family="text">
      <style:text-properties fo:background-color="#80FFFF"/>
    </style:style>
    <style:style style:name="T6854" style:parent-style-name="Domyślnaczcionkaakapitu" style:family="text">
      <style:text-properties fo:background-color="#80FFFF"/>
    </style:style>
    <style:style style:name="P6855" style:parent-style-name="Normalny" style:family="paragraph">
      <style:paragraph-properties fo:text-align="justify" fo:line-height="150%"/>
    </style:style>
    <style:style style:name="T6856" style:parent-style-name="Domyślnaczcionkaakapitu" style:family="text">
      <style:text-properties style:text-underline-type="single" style:text-underline-style="solid" style:text-underline-width="auto" style:text-underline-mode="continuous"/>
    </style:style>
    <style:style style:name="T6857" style:parent-style-name="Domyślnaczcionkaakapitu" style:family="text">
      <style:text-properties fo:background-color="#80FFFF"/>
    </style:style>
    <style:style style:name="P6858" style:parent-style-name="Normalny" style:family="paragraph">
      <style:paragraph-properties fo:text-align="justify" fo:line-height="150%" fo:text-indent="0.2479in"/>
    </style:style>
    <style:style style:name="T6859" style:parent-style-name="Domyślnaczcionkaakapitu" style:family="text">
      <style:text-properties fo:background-color="#80FFFF"/>
    </style:style>
    <style:style style:name="T6860" style:parent-style-name="Domyślnaczcionkaakapitu" style:family="text">
      <style:text-properties fo:background-color="#80FFFF"/>
    </style:style>
    <style:style style:name="P6861" style:parent-style-name="Normalny" style:family="paragraph">
      <style:paragraph-properties fo:text-align="justify" fo:line-height="150%"/>
    </style:style>
    <style:style style:name="T6862" style:parent-style-name="Domyślnaczcionkaakapitu" style:family="text">
      <style:text-properties style:text-underline-type="single" style:text-underline-style="solid" style:text-underline-width="auto" style:text-underline-mode="continuous"/>
    </style:style>
    <style:style style:name="T6863" style:parent-style-name="Domyślnaczcionkaakapitu" style:family="text">
      <style:text-properties fo:background-color="#80FFFF" style:text-underline-type="single" style:text-underline-style="solid" style:text-underline-width="auto" style:text-underline-mode="continuous"/>
    </style:style>
    <style:style style:name="T6864" style:parent-style-name="Domyślnaczcionkaakapitu" style:family="text">
      <style:text-properties style:text-underline-type="single" style:text-underline-style="solid" style:text-underline-width="auto" style:text-underline-mode="continuous"/>
    </style:style>
    <style:style style:name="T6865" style:parent-style-name="Domyślnaczcionkaakapitu" style:family="text">
      <style:text-properties fo:background-color="#80FFFF" style:text-underline-type="single" style:text-underline-style="solid" style:text-underline-width="auto" style:text-underline-mode="continuous"/>
    </style:style>
    <style:style style:name="T6866" style:parent-style-name="Domyślnaczcionkaakapitu" style:family="text">
      <style:text-properties style:text-underline-type="single" style:text-underline-style="solid" style:text-underline-width="auto" style:text-underline-mode="continuous"/>
    </style:style>
    <style:style style:name="P6867" style:parent-style-name="Normalny" style:family="paragraph">
      <style:paragraph-properties fo:text-align="justify" fo:line-height="150%" fo:text-indent="0.2479in"/>
    </style:style>
    <style:style style:name="T6868" style:parent-style-name="Domyślnaczcionkaakapitu" style:family="text">
      <style:text-properties fo:background-color="#80FFFF"/>
    </style:style>
    <style:style style:name="T6869" style:parent-style-name="Domyślnaczcionkaakapitu" style:family="text">
      <style:text-properties fo:background-color="#80FFFF"/>
    </style:style>
    <style:style style:name="T6870" style:parent-style-name="Domyślnaczcionkaakapitu" style:family="text">
      <style:text-properties fo:background-color="#80FFFF"/>
    </style:style>
    <style:style style:name="P6871" style:parent-style-name="Normalny" style:family="paragraph">
      <style:paragraph-properties fo:text-align="justify" fo:line-height="150%"/>
    </style:style>
    <style:style style:name="T6872" style:parent-style-name="Domyślnaczcionkaakapitu" style:family="text">
      <style:text-properties style:text-underline-type="single" style:text-underline-style="solid" style:text-underline-width="auto" style:text-underline-mode="continuous"/>
    </style:style>
    <style:style style:name="P6873" style:parent-style-name="Normalny" style:family="paragraph">
      <style:paragraph-properties fo:text-align="justify" fo:line-height="150%" fo:text-indent="0.2479in"/>
    </style:style>
    <style:style style:name="T6874" style:parent-style-name="Domyślnaczcionkaakapitu" style:family="text">
      <style:text-properties fo:background-color="#80FFFF"/>
    </style:style>
    <style:style style:name="T6875" style:parent-style-name="Domyślnaczcionkaakapitu" style:family="text">
      <style:text-properties fo:background-color="#80FFFF"/>
    </style:style>
    <style:style style:name="T6876" style:parent-style-name="Domyślnaczcionkaakapitu" style:family="text">
      <style:text-properties fo:background-color="#80FFFF"/>
    </style:style>
    <style:style style:name="P6877" style:parent-style-name="Normalny" style:family="paragraph">
      <style:paragraph-properties fo:text-align="justify" fo:line-height="150%"/>
    </style:style>
    <style:style style:name="T6878" style:parent-style-name="Domyślnaczcionkaakapitu" style:family="text">
      <style:text-properties style:text-underline-type="single" style:text-underline-style="solid" style:text-underline-width="auto" style:text-underline-mode="continuous"/>
    </style:style>
    <style:style style:name="T6879" style:parent-style-name="Domyślnaczcionkaakapitu" style:family="text">
      <style:text-properties fo:background-color="#80FFFF" style:text-underline-type="single" style:text-underline-style="solid" style:text-underline-width="auto" style:text-underline-mode="continuous"/>
    </style:style>
    <style:style style:name="T6880" style:parent-style-name="Domyślnaczcionkaakapitu" style:family="text">
      <style:text-properties style:text-underline-type="single" style:text-underline-style="solid" style:text-underline-width="auto" style:text-underline-mode="continuous"/>
    </style:style>
    <style:style style:name="P6881" style:parent-style-name="Normalny" style:family="paragraph">
      <style:paragraph-properties fo:text-align="justify" fo:line-height="150%" fo:text-indent="0.2479in"/>
    </style:style>
    <style:style style:name="T6882" style:parent-style-name="Domyślnaczcionkaakapitu" style:family="text">
      <style:text-properties fo:background-color="#80FFFF"/>
    </style:style>
    <style:style style:name="T6883" style:parent-style-name="Domyślnaczcionkaakapitu" style:family="text">
      <style:text-properties fo:background-color="#80FFFF"/>
    </style:style>
    <style:style style:name="P6884" style:parent-style-name="Normalny" style:family="paragraph">
      <style:paragraph-properties fo:text-align="justify" fo:line-height="150%"/>
    </style:style>
    <style:style style:name="T6885" style:parent-style-name="Domyślnaczcionkaakapitu" style:family="text">
      <style:text-properties fo:background-color="#80FFFF"/>
    </style:style>
    <style:style style:name="P6886" style:parent-style-name="Normalny" style:family="paragraph">
      <style:paragraph-properties fo:text-align="justify" fo:line-height="150%" fo:text-indent="0.2479in"/>
    </style:style>
    <style:style style:name="T6887" style:parent-style-name="Domyślnaczcionkaakapitu" style:family="text">
      <style:text-properties fo:background-color="#80FFFF"/>
    </style:style>
    <style:style style:name="T6888" style:parent-style-name="Domyślnaczcionkaakapitu" style:family="text">
      <style:text-properties fo:background-color="#80FFFF"/>
    </style:style>
    <style:style style:name="T6889" style:parent-style-name="Domyślnaczcionkaakapitu" style:family="text">
      <style:text-properties fo:background-color="#80FFFF"/>
    </style:style>
    <style:style style:name="T6890" style:parent-style-name="Domyślnaczcionkaakapitu" style:family="text">
      <style:text-properties fo:background-color="#80FFFF"/>
    </style:style>
    <style:style style:name="T6891" style:parent-style-name="Domyślnaczcionkaakapitu" style:family="text">
      <style:text-properties fo:background-color="#80FFFF"/>
    </style:style>
    <style:style style:name="T6892" style:parent-style-name="Domyślnaczcionkaakapitu" style:family="text">
      <style:text-properties fo:background-color="#80FFFF"/>
    </style:style>
    <style:style style:name="T6893" style:parent-style-name="Domyślnaczcionkaakapitu" style:family="text">
      <style:text-properties fo:background-color="#80FFFF"/>
    </style:style>
    <style:style style:name="T6894" style:parent-style-name="Domyślnaczcionkaakapitu" style:family="text">
      <style:text-properties fo:background-color="#80FFFF"/>
    </style:style>
    <style:style style:name="T6895" style:parent-style-name="Domyślnaczcionkaakapitu" style:family="text">
      <style:text-properties fo:background-color="#80FFFF"/>
    </style:style>
    <style:style style:name="T6896" style:parent-style-name="Domyślnaczcionkaakapitu" style:family="text">
      <style:text-properties fo:background-color="#80FFFF"/>
    </style:style>
    <style:style style:name="T6897" style:parent-style-name="Domyślnaczcionkaakapitu" style:family="text">
      <style:text-properties fo:background-color="#80FFFF"/>
    </style:style>
    <style:style style:name="T6898" style:parent-style-name="Domyślnaczcionkaakapitu" style:family="text">
      <style:text-properties fo:background-color="#80FFFF"/>
    </style:style>
    <style:style style:name="T6899" style:parent-style-name="Domyślnaczcionkaakapitu" style:family="text">
      <style:text-properties fo:background-color="#80FFFF"/>
    </style:style>
    <style:style style:name="T6900" style:parent-style-name="Domyślnaczcionkaakapitu" style:family="text">
      <style:text-properties fo:background-color="#80FFFF"/>
    </style:style>
    <style:style style:name="T6901" style:parent-style-name="Domyślnaczcionkaakapitu" style:family="text">
      <style:text-properties fo:background-color="#80FFFF"/>
    </style:style>
    <style:style style:name="P6902" style:parent-style-name="Normalny" style:family="paragraph">
      <style:paragraph-properties fo:text-align="justify" fo:line-height="150%">
        <style:tab-stops>
          <style:tab-stop style:type="left" style:position="3.0173in"/>
        </style:tab-stops>
      </style:paragraph-properties>
    </style:style>
    <style:style style:name="T6903" style:parent-style-name="Domyślnaczcionkaakapitu" style:family="text">
      <style:text-properties style:text-underline-type="single" style:text-underline-style="solid" style:text-underline-width="auto" style:text-underline-mode="continuous"/>
    </style:style>
    <style:style style:name="T6904" style:parent-style-name="Domyślnaczcionkaakapitu" style:family="text">
      <style:text-properties fo:background-color="#80FFFF" style:text-underline-type="single" style:text-underline-style="solid" style:text-underline-width="auto" style:text-underline-mode="continuous"/>
    </style:style>
    <style:style style:name="T6905" style:parent-style-name="Domyślnaczcionkaakapitu" style:family="text">
      <style:text-properties style:text-underline-type="single" style:text-underline-style="solid" style:text-underline-width="auto" style:text-underline-mode="continuous"/>
    </style:style>
    <style:style style:name="T6906" style:parent-style-name="Domyślnaczcionkaakapitu" style:family="text">
      <style:text-properties fo:background-color="#80FFFF" style:text-underline-type="single" style:text-underline-style="solid" style:text-underline-width="auto" style:text-underline-mode="continuous"/>
    </style:style>
    <style:style style:name="T6907" style:parent-style-name="Domyślnaczcionkaakapitu" style:family="text">
      <style:text-properties style:text-underline-type="single" style:text-underline-style="solid" style:text-underline-width="auto" style:text-underline-mode="continuous"/>
    </style:style>
    <style:style style:name="T6908" style:parent-style-name="Domyślnaczcionkaakapitu" style:family="text">
      <style:text-properties fo:background-color="#80FFFF"/>
    </style:style>
    <style:style style:name="P6909" style:parent-style-name="Normalny" style:family="paragraph">
      <style:paragraph-properties fo:text-align="justify" fo:line-height="150%" fo:text-indent="0.2479in">
        <style:tab-stops>
          <style:tab-stop style:type="left" style:position="3.0173in"/>
        </style:tab-stops>
      </style:paragraph-properties>
    </style:style>
    <style:style style:name="P6910" style:parent-style-name="Normalny" style:family="paragraph">
      <style:paragraph-properties fo:text-align="justify" fo:line-height="150%"/>
    </style:style>
    <style:style style:name="T6911" style:parent-style-name="Domyślnaczcionkaakapitu" style:family="text">
      <style:text-properties style:text-underline-type="single" style:text-underline-style="solid" style:text-underline-width="auto" style:text-underline-mode="continuous"/>
    </style:style>
    <style:style style:name="T6912" style:parent-style-name="Domyślnaczcionkaakapitu" style:family="text">
      <style:text-properties fo:background-color="#80FFFF" style:text-underline-type="single" style:text-underline-style="solid" style:text-underline-width="auto" style:text-underline-mode="continuous"/>
    </style:style>
    <style:style style:name="T6913" style:parent-style-name="Domyślnaczcionkaakapitu" style:family="text">
      <style:text-properties style:text-underline-type="single" style:text-underline-style="solid" style:text-underline-width="auto" style:text-underline-mode="continuous"/>
    </style:style>
    <style:style style:name="T6914" style:parent-style-name="Domyślnaczcionkaakapitu" style:family="text">
      <style:text-properties fo:background-color="#80FFFF" style:text-underline-type="single" style:text-underline-style="solid" style:text-underline-width="auto" style:text-underline-mode="continuous"/>
    </style:style>
    <style:style style:name="T6915" style:parent-style-name="Domyślnaczcionkaakapitu" style:family="text">
      <style:text-properties style:text-underline-type="single" style:text-underline-style="solid" style:text-underline-width="auto" style:text-underline-mode="continuous"/>
    </style:style>
    <style:style style:name="P6916" style:parent-style-name="Normalny" style:family="paragraph">
      <style:paragraph-properties fo:text-align="justify" fo:line-height="150%" fo:text-indent="0.2479in"/>
    </style:style>
    <style:style style:name="T6917" style:parent-style-name="Domyślnaczcionkaakapitu" style:family="text">
      <style:text-properties fo:background-color="#80FFFF"/>
    </style:style>
    <style:style style:name="T6918" style:parent-style-name="Domyślnaczcionkaakapitu" style:family="text">
      <style:text-properties fo:background-color="#80FFFF"/>
    </style:style>
    <style:style style:name="T6919" style:parent-style-name="Domyślnaczcionkaakapitu" style:family="text">
      <style:text-properties fo:background-color="#80FFFF"/>
    </style:style>
    <style:style style:name="T6920" style:parent-style-name="Domyślnaczcionkaakapitu" style:family="text">
      <style:text-properties fo:background-color="#80FFFF"/>
    </style:style>
    <style:style style:name="T6921" style:parent-style-name="Domyślnaczcionkaakapitu" style:family="text">
      <style:text-properties fo:background-color="#80FFFF"/>
    </style:style>
    <style:style style:name="T6922" style:parent-style-name="Domyślnaczcionkaakapitu" style:family="text">
      <style:text-properties fo:background-color="#80FFFF"/>
    </style:style>
    <style:style style:name="T6923" style:parent-style-name="Domyślnaczcionkaakapitu" style:family="text">
      <style:text-properties fo:background-color="#80FFFF"/>
    </style:style>
    <style:style style:name="T6924" style:parent-style-name="Domyślnaczcionkaakapitu" style:family="text">
      <style:text-properties fo:background-color="#80FFFF"/>
    </style:style>
    <style:style style:name="T6925" style:parent-style-name="Domyślnaczcionkaakapitu" style:family="text">
      <style:text-properties fo:background-color="#80FFFF"/>
    </style:style>
    <style:style style:name="T6926" style:parent-style-name="Domyślnaczcionkaakapitu" style:family="text">
      <style:text-properties fo:background-color="#80FFFF"/>
    </style:style>
    <style:style style:name="T6927" style:parent-style-name="Domyślnaczcionkaakapitu" style:family="text">
      <style:text-properties fo:background-color="#80FFFF"/>
    </style:style>
    <style:style style:name="T6928" style:parent-style-name="Domyślnaczcionkaakapitu" style:family="text">
      <style:text-properties fo:background-color="#80FFFF"/>
    </style:style>
    <style:style style:name="T6929" style:parent-style-name="Domyślnaczcionkaakapitu" style:family="text">
      <style:text-properties fo:background-color="#80FFFF"/>
    </style:style>
    <style:style style:name="T6930" style:parent-style-name="Domyślnaczcionkaakapitu" style:family="text">
      <style:text-properties fo:background-color="#80FFFF"/>
    </style:style>
    <style:style style:name="T6931" style:parent-style-name="Domyślnaczcionkaakapitu" style:family="text">
      <style:text-properties fo:background-color="#80FFFF"/>
    </style:style>
    <style:style style:name="T6932" style:parent-style-name="Domyślnaczcionkaakapitu" style:family="text">
      <style:text-properties fo:background-color="#80FFFF"/>
    </style:style>
    <style:style style:name="T6933" style:parent-style-name="Domyślnaczcionkaakapitu" style:family="text">
      <style:text-properties fo:background-color="#80FFFF"/>
    </style:style>
    <style:style style:name="T6934" style:parent-style-name="Domyślnaczcionkaakapitu" style:family="text">
      <style:text-properties fo:background-color="#80FFFF"/>
    </style:style>
    <style:style style:name="T6935" style:parent-style-name="Domyślnaczcionkaakapitu" style:family="text">
      <style:text-properties fo:background-color="#80FFFF"/>
    </style:style>
    <style:style style:name="T6936" style:parent-style-name="Domyślnaczcionkaakapitu" style:family="text">
      <style:text-properties fo:background-color="#80FFFF"/>
    </style:style>
    <style:style style:name="T6937" style:parent-style-name="Domyślnaczcionkaakapitu" style:family="text">
      <style:text-properties fo:background-color="#80FFFF"/>
    </style:style>
    <style:style style:name="T6938" style:parent-style-name="Domyślnaczcionkaakapitu" style:family="text">
      <style:text-properties fo:background-color="#80FFFF"/>
    </style:style>
    <style:style style:name="T6939" style:parent-style-name="Domyślnaczcionkaakapitu" style:family="text">
      <style:text-properties fo:background-color="#80FFFF"/>
    </style:style>
    <style:style style:name="T6940" style:parent-style-name="Domyślnaczcionkaakapitu" style:family="text">
      <style:text-properties fo:background-color="#80FFFF"/>
    </style:style>
    <style:style style:name="T6941" style:parent-style-name="Domyślnaczcionkaakapitu" style:family="text">
      <style:text-properties fo:background-color="#80FFFF"/>
    </style:style>
    <style:style style:name="T6942" style:parent-style-name="Domyślnaczcionkaakapitu" style:family="text">
      <style:text-properties fo:background-color="#80FFFF"/>
    </style:style>
    <style:style style:name="T6943" style:parent-style-name="Domyślnaczcionkaakapitu" style:family="text">
      <style:text-properties fo:background-color="#80FFFF"/>
    </style:style>
    <style:style style:name="P6944" style:parent-style-name="Normalny" style:family="paragraph">
      <style:paragraph-properties fo:text-align="justify" fo:line-height="150%" fo:text-indent="0.2479in"/>
    </style:style>
    <style:style style:name="T6945" style:parent-style-name="Domyślnaczcionkaakapitu" style:family="text">
      <style:text-properties fo:background-color="#80FFFF"/>
    </style:style>
    <style:style style:name="T6946" style:parent-style-name="Domyślnaczcionkaakapitu" style:family="text">
      <style:text-properties fo:background-color="#80FFFF"/>
    </style:style>
    <style:style style:name="T6947" style:parent-style-name="Domyślnaczcionkaakapitu" style:family="text">
      <style:text-properties fo:background-color="#80FFFF"/>
    </style:style>
    <style:style style:name="T6948" style:parent-style-name="Domyślnaczcionkaakapitu" style:family="text">
      <style:text-properties fo:background-color="#80FFFF"/>
    </style:style>
    <style:style style:name="P6949" style:parent-style-name="Normalny" style:family="paragraph">
      <style:paragraph-properties fo:text-align="justify" fo:line-height="150%" fo:text-indent="0.2479in"/>
    </style:style>
    <style:style style:name="T6950" style:parent-style-name="Domyślnaczcionkaakapitu" style:family="text">
      <style:text-properties fo:background-color="#80FFFF"/>
    </style:style>
    <style:style style:name="T6951" style:parent-style-name="Domyślnaczcionkaakapitu" style:family="text">
      <style:text-properties fo:background-color="#80FFFF"/>
    </style:style>
    <style:style style:name="P6952" style:parent-style-name="Normalny" style:family="paragraph">
      <style:paragraph-properties fo:text-align="justify" fo:line-height="150%"/>
    </style:style>
    <style:style style:name="T6953" style:parent-style-name="Domyślnaczcionkaakapitu" style:family="text">
      <style:text-properties style:text-underline-type="single" style:text-underline-style="solid" style:text-underline-width="auto" style:text-underline-mode="continuous"/>
    </style:style>
    <style:style style:name="P6954" style:parent-style-name="Normalny" style:family="paragraph">
      <style:paragraph-properties fo:text-align="justify" fo:line-height="150%" fo:text-indent="0.2479in"/>
    </style:style>
    <style:style style:name="T6955" style:parent-style-name="Domyślnaczcionkaakapitu" style:family="text">
      <style:text-properties fo:background-color="#80FFFF"/>
    </style:style>
    <style:style style:name="T6956" style:parent-style-name="Domyślnaczcionkaakapitu" style:family="text">
      <style:text-properties fo:background-color="#80FFFF"/>
    </style:style>
    <style:style style:name="T6957" style:parent-style-name="Domyślnaczcionkaakapitu" style:family="text">
      <style:text-properties fo:background-color="#80FFFF"/>
    </style:style>
    <style:style style:name="P6958" style:parent-style-name="Normalny" style:family="paragraph">
      <style:paragraph-properties fo:text-align="justify" fo:line-height="150%">
        <style:tab-stops>
          <style:tab-stop style:type="left" style:position="6.0715in"/>
        </style:tab-stops>
      </style:paragraph-properties>
    </style:style>
    <style:style style:name="T6959" style:parent-style-name="Domyślnaczcionkaakapitu" style:family="text">
      <style:text-properties style:text-underline-type="single" style:text-underline-style="solid" style:text-underline-width="auto" style:text-underline-mode="continuous"/>
    </style:style>
    <style:style style:name="P6960" style:parent-style-name="Normalny" style:family="paragraph">
      <style:paragraph-properties fo:text-align="justify" fo:line-height="150%" fo:text-indent="0.2479in">
        <style:tab-stops>
          <style:tab-stop style:type="left" style:position="6.0715in"/>
        </style:tab-stops>
      </style:paragraph-properties>
    </style:style>
    <style:style style:name="P6961" style:parent-style-name="Normalny" style:family="paragraph">
      <style:paragraph-properties fo:text-align="justify" fo:line-height="150%"/>
    </style:style>
    <style:style style:name="T6962" style:parent-style-name="Domyślnaczcionkaakapitu" style:family="text">
      <style:text-properties style:text-underline-type="single" style:text-underline-style="solid" style:text-underline-width="auto" style:text-underline-mode="continuous"/>
    </style:style>
    <style:style style:name="P6963" style:parent-style-name="Normalny" style:family="paragraph">
      <style:paragraph-properties fo:text-align="justify" fo:line-height="150%" fo:text-indent="0.2479in"/>
    </style:style>
    <style:style style:name="P6964" style:parent-style-name="Normalny" style:family="paragraph">
      <style:paragraph-properties fo:text-align="justify" fo:line-height="150%"/>
    </style:style>
    <style:style style:name="T6965" style:parent-style-name="Domyślnaczcionkaakapitu" style:family="text">
      <style:text-properties style:text-underline-type="single" style:text-underline-style="solid" style:text-underline-width="auto" style:text-underline-mode="continuous"/>
    </style:style>
    <style:style style:name="P6966" style:parent-style-name="Normalny" style:family="paragraph">
      <style:paragraph-properties fo:text-align="justify" fo:line-height="150%" fo:text-indent="0.2479in"/>
    </style:style>
    <style:style style:name="T6967" style:parent-style-name="Domyślnaczcionkaakapitu" style:family="text">
      <style:text-properties fo:background-color="#80FFFF"/>
    </style:style>
    <style:style style:name="T6968" style:parent-style-name="Domyślnaczcionkaakapitu" style:family="text">
      <style:text-properties fo:background-color="#80FFFF"/>
    </style:style>
    <style:style style:name="P6969" style:parent-style-name="Normalny" style:family="paragraph">
      <style:paragraph-properties fo:text-align="justify" fo:line-height="150%"/>
    </style:style>
    <style:style style:name="T6970" style:parent-style-name="Domyślnaczcionkaakapitu" style:family="text">
      <style:text-properties fo:background-color="#80FFFF"/>
    </style:style>
    <style:style style:name="T6971" style:parent-style-name="Domyślnaczcionkaakapitu" style:family="text">
      <style:text-properties fo:background-color="#80FFFF"/>
    </style:style>
    <style:style style:name="P6972" style:parent-style-name="Normalny" style:family="paragraph">
      <style:paragraph-properties fo:text-align="justify" fo:line-height="150%" fo:text-indent="0.2479in"/>
    </style:style>
    <style:style style:name="T6973" style:parent-style-name="Domyślnaczcionkaakapitu" style:family="text">
      <style:text-properties fo:background-color="#80FFFF"/>
    </style:style>
    <style:style style:name="T6974" style:parent-style-name="Domyślnaczcionkaakapitu" style:family="text">
      <style:text-properties fo:background-color="#80FFFF"/>
    </style:style>
    <style:style style:name="P6975" style:parent-style-name="Normalny" style:family="paragraph">
      <style:paragraph-properties fo:text-align="justify" fo:line-height="150%"/>
    </style:style>
    <style:style style:name="T6976" style:parent-style-name="Domyślnaczcionkaakapitu" style:family="text">
      <style:text-properties style:text-underline-type="single" style:text-underline-style="solid" style:text-underline-width="auto" style:text-underline-mode="continuous"/>
    </style:style>
    <style:style style:name="T6977" style:parent-style-name="Domyślnaczcionkaakapitu" style:family="text">
      <style:text-properties fo:background-color="#80FFFF" style:text-underline-type="single" style:text-underline-style="solid" style:text-underline-width="auto" style:text-underline-mode="continuous"/>
    </style:style>
    <style:style style:name="T6978" style:parent-style-name="Domyślnaczcionkaakapitu" style:family="text">
      <style:text-properties style:text-underline-type="single" style:text-underline-style="solid" style:text-underline-width="auto" style:text-underline-mode="continuous"/>
    </style:style>
    <style:style style:name="P6979" style:parent-style-name="Normalny" style:family="paragraph">
      <style:paragraph-properties fo:text-align="justify" fo:line-height="150%" fo:text-indent="0.2479in"/>
    </style:style>
    <style:style style:name="T6980" style:parent-style-name="Domyślnaczcionkaakapitu" style:family="text">
      <style:text-properties fo:background-color="#80FFFF"/>
    </style:style>
    <style:style style:name="T6981" style:parent-style-name="Domyślnaczcionkaakapitu" style:family="text">
      <style:text-properties fo:background-color="#80FFFF"/>
    </style:style>
    <style:style style:name="T6982" style:parent-style-name="Domyślnaczcionkaakapitu" style:family="text">
      <style:text-properties fo:background-color="#80FFFF"/>
    </style:style>
    <style:style style:name="P6983" style:parent-style-name="Normalny" style:family="paragraph">
      <style:paragraph-properties fo:text-align="justify" fo:line-height="150%"/>
    </style:style>
    <style:style style:name="T6984" style:parent-style-name="Domyślnaczcionkaakapitu" style:family="text">
      <style:text-properties style:text-underline-type="single" style:text-underline-style="solid" style:text-underline-width="auto" style:text-underline-mode="continuous"/>
    </style:style>
    <style:style style:name="T6985" style:parent-style-name="Domyślnaczcionkaakapitu" style:family="text">
      <style:text-properties fo:background-color="#80FFFF" style:text-underline-type="single" style:text-underline-style="solid" style:text-underline-width="auto" style:text-underline-mode="continuous"/>
    </style:style>
    <style:style style:name="T6986" style:parent-style-name="Domyślnaczcionkaakapitu" style:family="text">
      <style:text-properties style:text-underline-type="single" style:text-underline-style="solid" style:text-underline-width="auto" style:text-underline-mode="continuous"/>
    </style:style>
    <style:style style:name="T6987" style:parent-style-name="Domyślnaczcionkaakapitu" style:family="text">
      <style:text-properties fo:background-color="#80FFFF" style:text-underline-type="single" style:text-underline-style="solid" style:text-underline-width="auto" style:text-underline-mode="continuous"/>
    </style:style>
    <style:style style:name="P6988" style:parent-style-name="Normalny" style:family="paragraph">
      <style:paragraph-properties fo:text-align="justify" fo:line-height="150%" fo:text-indent="0.2479in"/>
    </style:style>
    <style:style style:name="T6989" style:parent-style-name="Domyślnaczcionkaakapitu" style:family="text">
      <style:text-properties fo:background-color="#80FFFF"/>
    </style:style>
    <style:style style:name="T6990" style:parent-style-name="Domyślnaczcionkaakapitu" style:family="text">
      <style:text-properties fo:background-color="#80FFFF"/>
    </style:style>
    <style:style style:name="T6991" style:parent-style-name="Domyślnaczcionkaakapitu" style:family="text">
      <style:text-properties fo:background-color="#80FFFF"/>
    </style:style>
    <style:style style:name="T6992" style:parent-style-name="Domyślnaczcionkaakapitu" style:family="text">
      <style:text-properties fo:background-color="#80FFFF"/>
    </style:style>
    <style:style style:name="T6993" style:parent-style-name="Domyślnaczcionkaakapitu" style:family="text">
      <style:text-properties fo:background-color="#80FFFF"/>
    </style:style>
    <style:style style:name="T6994" style:parent-style-name="Domyślnaczcionkaakapitu" style:family="text">
      <style:text-properties fo:background-color="#80FFFF"/>
    </style:style>
    <style:style style:name="T6995" style:parent-style-name="Domyślnaczcionkaakapitu" style:family="text">
      <style:text-properties fo:background-color="#80FFFF"/>
    </style:style>
    <style:style style:name="T6996" style:parent-style-name="Domyślnaczcionkaakapitu" style:family="text">
      <style:text-properties fo:background-color="#80FFFF"/>
    </style:style>
    <style:style style:name="T6997" style:parent-style-name="Domyślnaczcionkaakapitu" style:family="text">
      <style:text-properties fo:background-color="#80FFFF"/>
    </style:style>
    <style:style style:name="P6998" style:parent-style-name="Normalny" style:family="paragraph">
      <style:paragraph-properties fo:text-align="justify" fo:line-height="150%"/>
    </style:style>
    <style:style style:name="T6999" style:parent-style-name="Domyślnaczcionkaakapitu" style:family="text">
      <style:text-properties style:text-underline-type="single" style:text-underline-style="solid" style:text-underline-width="auto" style:text-underline-mode="continuous"/>
    </style:style>
    <style:style style:name="T7000" style:parent-style-name="Domyślnaczcionkaakapitu" style:family="text">
      <style:text-properties fo:background-color="#80FFFF" style:text-underline-type="single" style:text-underline-style="solid" style:text-underline-width="auto" style:text-underline-mode="continuous"/>
    </style:style>
    <style:style style:name="T7001" style:parent-style-name="Domyślnaczcionkaakapitu" style:family="text">
      <style:text-properties style:text-underline-type="single" style:text-underline-style="solid" style:text-underline-width="auto" style:text-underline-mode="continuous"/>
    </style:style>
    <style:style style:name="T7002" style:parent-style-name="Domyślnaczcionkaakapitu" style:family="text">
      <style:text-properties fo:background-color="#80FFFF" style:text-underline-type="single" style:text-underline-style="solid" style:text-underline-width="auto" style:text-underline-mode="continuous"/>
    </style:style>
    <style:style style:name="T7003" style:parent-style-name="Domyślnaczcionkaakapitu" style:family="text">
      <style:text-properties style:text-underline-type="single" style:text-underline-style="solid" style:text-underline-width="auto" style:text-underline-mode="continuous"/>
    </style:style>
    <style:style style:name="T7004" style:parent-style-name="Domyślnaczcionkaakapitu" style:family="text">
      <style:text-properties fo:background-color="#80FFFF" style:text-underline-type="single" style:text-underline-style="solid" style:text-underline-width="auto" style:text-underline-mode="continuous"/>
    </style:style>
    <style:style style:name="P7005" style:parent-style-name="Normalny" style:family="paragraph">
      <style:paragraph-properties fo:text-align="justify" fo:line-height="150%" fo:text-indent="0.2479in"/>
    </style:style>
    <style:style style:name="T7006" style:parent-style-name="Domyślnaczcionkaakapitu" style:family="text">
      <style:text-properties fo:background-color="#80FFFF"/>
    </style:style>
    <style:style style:name="T7007" style:parent-style-name="Domyślnaczcionkaakapitu" style:family="text">
      <style:text-properties fo:background-color="#80FFFF"/>
    </style:style>
    <style:style style:name="T7008" style:parent-style-name="Domyślnaczcionkaakapitu" style:family="text">
      <style:text-properties fo:background-color="#80FFFF"/>
    </style:style>
    <style:style style:name="T7009" style:parent-style-name="Domyślnaczcionkaakapitu" style:family="text">
      <style:text-properties fo:background-color="#80FFFF"/>
    </style:style>
    <style:style style:name="T7010" style:parent-style-name="Domyślnaczcionkaakapitu" style:family="text">
      <style:text-properties fo:background-color="#80FFFF"/>
    </style:style>
    <style:style style:name="P7011" style:parent-style-name="Normalny" style:family="paragraph">
      <style:paragraph-properties fo:text-align="justify" fo:line-height="150%"/>
    </style:style>
    <style:style style:name="T7012" style:parent-style-name="Domyślnaczcionkaakapitu" style:family="text">
      <style:text-properties style:text-underline-type="single" style:text-underline-style="solid" style:text-underline-width="auto" style:text-underline-mode="continuous"/>
    </style:style>
    <style:style style:name="T7013" style:parent-style-name="Domyślnaczcionkaakapitu" style:family="text">
      <style:text-properties fo:background-color="#80FFFF" style:text-underline-type="single" style:text-underline-style="solid" style:text-underline-width="auto" style:text-underline-mode="continuous"/>
    </style:style>
    <style:style style:name="T7014" style:parent-style-name="Domyślnaczcionkaakapitu" style:family="text">
      <style:text-properties style:text-underline-type="single" style:text-underline-style="solid" style:text-underline-width="auto" style:text-underline-mode="continuous"/>
    </style:style>
    <style:style style:name="P7015" style:parent-style-name="Normalny" style:family="paragraph">
      <style:paragraph-properties fo:text-align="justify" fo:line-height="150%" fo:text-indent="0.2479in"/>
    </style:style>
    <style:style style:name="T7016" style:parent-style-name="Domyślnaczcionkaakapitu" style:family="text">
      <style:text-properties fo:background-color="#80FFFF"/>
    </style:style>
    <style:style style:name="T7017" style:parent-style-name="Domyślnaczcionkaakapitu" style:family="text">
      <style:text-properties fo:background-color="#80FFFF"/>
    </style:style>
    <style:style style:name="P7018" style:parent-style-name="Normalny" style:family="paragraph">
      <style:paragraph-properties fo:text-align="justify" fo:line-height="150%" fo:text-indent="0.2479in"/>
    </style:style>
    <style:style style:name="P7019" style:parent-style-name="Normalny" style:family="paragraph">
      <style:paragraph-properties fo:text-align="justify" fo:line-height="150%" fo:text-indent="0.2479in"/>
    </style:style>
    <style:style style:name="T7020" style:parent-style-name="Domyślnaczcionkaakapitu" style:family="text">
      <style:text-properties fo:background-color="#80FFFF"/>
    </style:style>
    <style:style style:name="T7021" style:parent-style-name="Domyślnaczcionkaakapitu" style:family="text">
      <style:text-properties fo:background-color="#80FFFF"/>
    </style:style>
    <style:style style:name="T7022" style:parent-style-name="Domyślnaczcionkaakapitu" style:family="text">
      <style:text-properties fo:background-color="#80FFFF"/>
    </style:style>
    <style:style style:name="T7023" style:parent-style-name="Domyślnaczcionkaakapitu" style:family="text">
      <style:text-properties fo:background-color="#80FFFF"/>
    </style:style>
    <style:style style:name="P7024" style:parent-style-name="Normalny" style:family="paragraph">
      <style:paragraph-properties fo:text-align="justify" fo:line-height="150%" fo:text-indent="0.2479in"/>
    </style:style>
    <style:style style:name="T7025" style:parent-style-name="Domyślnaczcionkaakapitu" style:family="text">
      <style:text-properties fo:background-color="#80FFFF"/>
    </style:style>
    <style:style style:name="T7026" style:parent-style-name="Domyślnaczcionkaakapitu" style:family="text">
      <style:text-properties fo:background-color="#80FFFF"/>
    </style:style>
    <style:style style:name="T7027" style:parent-style-name="Domyślnaczcionkaakapitu" style:family="text">
      <style:text-properties fo:background-color="#80FFFF"/>
    </style:style>
    <style:style style:name="T7028" style:parent-style-name="Domyślnaczcionkaakapitu" style:family="text">
      <style:text-properties fo:background-color="#80FFFF"/>
    </style:style>
    <style:style style:name="T7029" style:parent-style-name="Domyślnaczcionkaakapitu" style:family="text">
      <style:text-properties fo:background-color="#80FFFF"/>
    </style:style>
    <style:style style:name="T7030" style:parent-style-name="Domyślnaczcionkaakapitu" style:family="text">
      <style:text-properties fo:background-color="#80FFFF"/>
    </style:style>
    <style:style style:name="T7031" style:parent-style-name="Domyślnaczcionkaakapitu" style:family="text">
      <style:text-properties fo:background-color="#80FFFF"/>
    </style:style>
    <style:style style:name="T7032" style:parent-style-name="Domyślnaczcionkaakapitu" style:family="text">
      <style:text-properties fo:background-color="#80FFFF"/>
    </style:style>
    <style:style style:name="T7033" style:parent-style-name="Domyślnaczcionkaakapitu" style:family="text">
      <style:text-properties fo:background-color="#80FFFF"/>
    </style:style>
    <style:style style:name="T7034" style:parent-style-name="Domyślnaczcionkaakapitu" style:family="text">
      <style:text-properties fo:background-color="#80FFFF"/>
    </style:style>
    <style:style style:name="T7035" style:parent-style-name="Domyślnaczcionkaakapitu" style:family="text">
      <style:text-properties fo:background-color="#80FFFF"/>
    </style:style>
    <style:style style:name="T7036" style:parent-style-name="Domyślnaczcionkaakapitu" style:family="text">
      <style:text-properties fo:background-color="#80FFFF"/>
    </style:style>
    <style:style style:name="T7037" style:parent-style-name="Domyślnaczcionkaakapitu" style:family="text">
      <style:text-properties fo:background-color="#80FFFF"/>
    </style:style>
    <style:style style:name="P7038" style:parent-style-name="Normalny" style:family="paragraph">
      <style:paragraph-properties fo:text-align="justify" fo:line-height="150%" fo:text-indent="0.2479in"/>
    </style:style>
    <style:style style:name="T7039" style:parent-style-name="Domyślnaczcionkaakapitu" style:family="text">
      <style:text-properties fo:background-color="#80FFFF"/>
    </style:style>
    <style:style style:name="T7040" style:parent-style-name="Domyślnaczcionkaakapitu" style:family="text">
      <style:text-properties fo:background-color="#80FFFF"/>
    </style:style>
    <style:style style:name="T7041" style:parent-style-name="Domyślnaczcionkaakapitu" style:family="text">
      <style:text-properties fo:background-color="#80FFFF"/>
    </style:style>
    <style:style style:name="T7042" style:parent-style-name="Domyślnaczcionkaakapitu" style:family="text">
      <style:text-properties fo:background-color="#80FFFF"/>
    </style:style>
    <style:style style:name="T7043" style:parent-style-name="Domyślnaczcionkaakapitu" style:family="text">
      <style:text-properties fo:background-color="#80FFFF"/>
    </style:style>
    <style:style style:name="P7044" style:parent-style-name="Normalny" style:family="paragraph">
      <style:paragraph-properties fo:text-align="justify" fo:line-height="150%" fo:text-indent="0.2479in"/>
    </style:style>
    <style:style style:name="T7045" style:parent-style-name="Domyślnaczcionkaakapitu" style:family="text">
      <style:text-properties fo:background-color="#80FFFF"/>
    </style:style>
    <style:style style:name="T7046" style:parent-style-name="Domyślnaczcionkaakapitu" style:family="text">
      <style:text-properties fo:background-color="#80FFFF"/>
    </style:style>
    <style:style style:name="T7047" style:parent-style-name="Domyślnaczcionkaakapitu" style:family="text">
      <style:text-properties fo:background-color="#80FFFF"/>
    </style:style>
    <style:style style:name="T7048" style:parent-style-name="Domyślnaczcionkaakapitu" style:family="text">
      <style:text-properties fo:background-color="#80FFFF"/>
    </style:style>
    <style:style style:name="T7049" style:parent-style-name="Domyślnaczcionkaakapitu" style:family="text">
      <style:text-properties fo:background-color="#80FFFF"/>
    </style:style>
    <style:style style:name="T7050" style:parent-style-name="Domyślnaczcionkaakapitu" style:family="text">
      <style:text-properties fo:background-color="#80FFFF"/>
    </style:style>
    <style:style style:name="T7051" style:parent-style-name="Domyślnaczcionkaakapitu" style:family="text">
      <style:text-properties fo:background-color="#80FFFF"/>
    </style:style>
    <style:style style:name="T7052" style:parent-style-name="Domyślnaczcionkaakapitu" style:family="text">
      <style:text-properties fo:background-color="#80FFFF"/>
    </style:style>
    <style:style style:name="T7053" style:parent-style-name="Domyślnaczcionkaakapitu" style:family="text">
      <style:text-properties fo:background-color="#80FFFF"/>
    </style:style>
    <style:style style:name="T7054" style:parent-style-name="Domyślnaczcionkaakapitu" style:family="text">
      <style:text-properties fo:background-color="#80FFFF"/>
    </style:style>
    <style:style style:name="T7055" style:parent-style-name="Domyślnaczcionkaakapitu" style:family="text">
      <style:text-properties fo:background-color="#80FFFF"/>
    </style:style>
    <style:style style:name="P7056" style:parent-style-name="Normalny" style:family="paragraph">
      <style:paragraph-properties fo:text-align="justify" fo:line-height="150%"/>
    </style:style>
    <style:style style:name="T7057" style:parent-style-name="Domyślnaczcionkaakapitu" style:family="text">
      <style:text-properties style:text-underline-type="single" style:text-underline-style="solid" style:text-underline-width="auto" style:text-underline-mode="continuous"/>
    </style:style>
    <style:style style:name="P7058" style:parent-style-name="Normalny" style:family="paragraph">
      <style:paragraph-properties fo:text-align="justify" fo:line-height="150%" fo:text-indent="0.2479in"/>
    </style:style>
    <style:style style:name="T7059" style:parent-style-name="Domyślnaczcionkaakapitu" style:family="text">
      <style:text-properties fo:background-color="#80FFFF"/>
    </style:style>
    <style:style style:name="T7060" style:parent-style-name="Domyślnaczcionkaakapitu" style:family="text">
      <style:text-properties fo:background-color="#80FFFF"/>
    </style:style>
    <style:style style:name="T7061" style:parent-style-name="Domyślnaczcionkaakapitu" style:family="text">
      <style:text-properties fo:background-color="#80FFFF"/>
    </style:style>
    <style:style style:name="T7062" style:parent-style-name="Domyślnaczcionkaakapitu" style:family="text">
      <style:text-properties fo:background-color="#80FFFF"/>
    </style:style>
    <style:style style:name="T7063" style:parent-style-name="Domyślnaczcionkaakapitu" style:family="text">
      <style:text-properties fo:background-color="#80FFFF"/>
    </style:style>
    <style:style style:name="T7064" style:parent-style-name="Domyślnaczcionkaakapitu" style:family="text">
      <style:text-properties fo:background-color="#80FFFF"/>
    </style:style>
    <style:style style:name="T7065" style:parent-style-name="Domyślnaczcionkaakapitu" style:family="text">
      <style:text-properties fo:background-color="#80FFFF"/>
    </style:style>
    <style:style style:name="T7066" style:parent-style-name="Domyślnaczcionkaakapitu" style:family="text">
      <style:text-properties fo:background-color="#80FFFF"/>
    </style:style>
    <style:style style:name="T7067" style:parent-style-name="Domyślnaczcionkaakapitu" style:family="text">
      <style:text-properties fo:background-color="#80FFFF"/>
    </style:style>
    <style:style style:name="T7068" style:parent-style-name="Domyślnaczcionkaakapitu" style:family="text">
      <style:text-properties fo:background-color="#80FFFF"/>
    </style:style>
    <style:style style:name="P7069" style:parent-style-name="Normalny" style:family="paragraph">
      <style:paragraph-properties fo:text-align="justify" fo:line-height="150%" fo:text-indent="0.2479in"/>
    </style:style>
    <style:style style:name="T7070" style:parent-style-name="Domyślnaczcionkaakapitu" style:family="text">
      <style:text-properties fo:background-color="#80FFFF"/>
    </style:style>
    <style:style style:name="T7071" style:parent-style-name="Domyślnaczcionkaakapitu" style:family="text">
      <style:text-properties fo:background-color="#80FFFF"/>
    </style:style>
    <style:style style:name="T7072" style:parent-style-name="Domyślnaczcionkaakapitu" style:family="text">
      <style:text-properties fo:background-color="#80FFFF"/>
    </style:style>
    <style:style style:name="T7073" style:parent-style-name="Domyślnaczcionkaakapitu" style:family="text">
      <style:text-properties fo:background-color="#80FFFF"/>
    </style:style>
    <style:style style:name="T7074" style:parent-style-name="Domyślnaczcionkaakapitu" style:family="text">
      <style:text-properties fo:background-color="#80FFFF"/>
    </style:style>
    <style:style style:name="T7075" style:parent-style-name="Domyślnaczcionkaakapitu" style:family="text">
      <style:text-properties fo:background-color="#80FFFF"/>
    </style:style>
    <style:style style:name="P7076" style:parent-style-name="Normalny" style:family="paragraph">
      <style:paragraph-properties fo:text-align="justify" fo:line-height="150%" fo:text-indent="0.2479in"/>
    </style:style>
    <style:style style:name="T7077" style:parent-style-name="Domyślnaczcionkaakapitu" style:family="text">
      <style:text-properties fo:background-color="#80FFFF"/>
    </style:style>
    <style:style style:name="T7078" style:parent-style-name="Domyślnaczcionkaakapitu" style:family="text">
      <style:text-properties fo:background-color="#80FFFF"/>
    </style:style>
    <style:style style:name="T7079" style:parent-style-name="Domyślnaczcionkaakapitu" style:family="text">
      <style:text-properties fo:background-color="#80FFFF"/>
    </style:style>
    <style:style style:name="T7080" style:parent-style-name="Domyślnaczcionkaakapitu" style:family="text">
      <style:text-properties fo:background-color="#80FFFF"/>
    </style:style>
    <style:style style:name="T7081" style:parent-style-name="Domyślnaczcionkaakapitu" style:family="text">
      <style:text-properties fo:background-color="#80FFFF"/>
    </style:style>
    <style:style style:name="T7082" style:parent-style-name="Domyślnaczcionkaakapitu" style:family="text">
      <style:text-properties fo:background-color="#80FFFF"/>
    </style:style>
    <style:style style:name="T7083" style:parent-style-name="Domyślnaczcionkaakapitu" style:family="text">
      <style:text-properties fo:background-color="#80FFFF"/>
    </style:style>
    <style:style style:name="T7084" style:parent-style-name="Domyślnaczcionkaakapitu" style:family="text">
      <style:text-properties fo:background-color="#80FFFF"/>
    </style:style>
    <style:style style:name="T7085" style:parent-style-name="Domyślnaczcionkaakapitu" style:family="text">
      <style:text-properties fo:background-color="#80FFFF"/>
    </style:style>
    <style:style style:name="T7086" style:parent-style-name="Domyślnaczcionkaakapitu" style:family="text">
      <style:text-properties fo:background-color="#80FFFF"/>
    </style:style>
    <style:style style:name="T7087" style:parent-style-name="Domyślnaczcionkaakapitu" style:family="text">
      <style:text-properties fo:background-color="#80FFFF"/>
    </style:style>
    <style:style style:name="T7088" style:parent-style-name="Domyślnaczcionkaakapitu" style:family="text">
      <style:text-properties fo:background-color="#80FFFF"/>
    </style:style>
    <style:style style:name="P7089" style:parent-style-name="Normalny" style:family="paragraph">
      <style:paragraph-properties fo:text-align="justify" fo:line-height="150%" fo:text-indent="0.2479in"/>
    </style:style>
    <style:style style:name="T7090" style:parent-style-name="Domyślnaczcionkaakapitu" style:family="text">
      <style:text-properties fo:background-color="#80FFFF"/>
    </style:style>
    <style:style style:name="T7091" style:parent-style-name="Domyślnaczcionkaakapitu" style:family="text">
      <style:text-properties fo:background-color="#80FFFF"/>
    </style:style>
    <style:style style:name="T7092" style:parent-style-name="Domyślnaczcionkaakapitu" style:family="text">
      <style:text-properties fo:background-color="#80FFFF"/>
    </style:style>
    <style:style style:name="T7093" style:parent-style-name="Domyślnaczcionkaakapitu" style:family="text">
      <style:text-properties fo:background-color="#80FFFF"/>
    </style:style>
    <style:style style:name="T7094" style:parent-style-name="Domyślnaczcionkaakapitu" style:family="text">
      <style:text-properties fo:background-color="#80FFFF"/>
    </style:style>
    <style:style style:name="P7095" style:parent-style-name="Normalny" style:family="paragraph">
      <style:paragraph-properties fo:text-align="justify" fo:line-height="150%"/>
    </style:style>
    <style:style style:name="T7096" style:parent-style-name="Domyślnaczcionkaakapitu" style:family="text">
      <style:text-properties fo:background-color="#80FFFF"/>
    </style:style>
    <style:style style:name="T7097" style:parent-style-name="Domyślnaczcionkaakapitu" style:family="text">
      <style:text-properties fo:background-color="#80FFFF"/>
    </style:style>
    <style:style style:name="T7098" style:parent-style-name="Domyślnaczcionkaakapitu" style:family="text">
      <style:text-properties fo:background-color="#80FFFF"/>
    </style:style>
    <style:style style:name="T7099" style:parent-style-name="Domyślnaczcionkaakapitu" style:family="text">
      <style:text-properties fo:background-color="#80FFFF"/>
    </style:style>
    <style:style style:name="T7100" style:parent-style-name="Domyślnaczcionkaakapitu" style:family="text">
      <style:text-properties fo:background-color="#80FFFF"/>
    </style:style>
    <style:style style:name="T7101" style:parent-style-name="Domyślnaczcionkaakapitu" style:family="text">
      <style:text-properties fo:background-color="#80FFFF"/>
    </style:style>
    <style:style style:name="P7102" style:parent-style-name="Normalny" style:family="paragraph">
      <style:paragraph-properties fo:text-align="justify" fo:line-height="150%" fo:text-indent="0.2479in"/>
    </style:style>
    <style:style style:name="T7103" style:parent-style-name="Domyślnaczcionkaakapitu" style:family="text">
      <style:text-properties fo:background-color="#80FFFF"/>
    </style:style>
    <style:style style:name="T7104" style:parent-style-name="Domyślnaczcionkaakapitu" style:family="text">
      <style:text-properties fo:background-color="#80FFFF"/>
    </style:style>
    <style:style style:name="T7105" style:parent-style-name="Domyślnaczcionkaakapitu" style:family="text">
      <style:text-properties fo:background-color="#80FFFF"/>
    </style:style>
    <style:style style:name="T7106" style:parent-style-name="Domyślnaczcionkaakapitu" style:family="text">
      <style:text-properties fo:background-color="#80FFFF"/>
    </style:style>
    <style:style style:name="T7107" style:parent-style-name="Domyślnaczcionkaakapitu" style:family="text">
      <style:text-properties fo:background-color="#80FFFF"/>
    </style:style>
    <style:style style:name="T7108" style:parent-style-name="Domyślnaczcionkaakapitu" style:family="text">
      <style:text-properties fo:background-color="#80FFFF"/>
    </style:style>
    <style:style style:name="T7109" style:parent-style-name="Domyślnaczcionkaakapitu" style:family="text">
      <style:text-properties fo:background-color="#80FFFF"/>
    </style:style>
    <style:style style:name="T7110" style:parent-style-name="Domyślnaczcionkaakapitu" style:family="text">
      <style:text-properties fo:background-color="#80FFFF"/>
    </style:style>
    <style:style style:name="T7111" style:parent-style-name="Domyślnaczcionkaakapitu" style:family="text">
      <style:text-properties fo:background-color="#80FFFF"/>
    </style:style>
    <style:style style:name="T7112" style:parent-style-name="Domyślnaczcionkaakapitu" style:family="text">
      <style:text-properties fo:background-color="#80FFFF"/>
    </style:style>
    <style:style style:name="P7113" style:parent-style-name="Normalny" style:family="paragraph">
      <style:paragraph-properties fo:text-align="justify" fo:line-height="150%"/>
    </style:style>
    <style:style style:name="T7114" style:parent-style-name="Domyślnaczcionkaakapitu" style:family="text">
      <style:text-properties style:text-underline-type="single" style:text-underline-style="solid" style:text-underline-width="auto" style:text-underline-mode="continuous"/>
    </style:style>
    <style:style style:name="P7115" style:parent-style-name="Normalny" style:family="paragraph">
      <style:paragraph-properties fo:text-align="justify" fo:line-height="150%" fo:text-indent="0.2479in"/>
    </style:style>
    <style:style style:name="P7116" style:parent-style-name="Normalny" style:family="paragraph">
      <style:paragraph-properties fo:text-align="justify" fo:line-height="150%" fo:text-indent="0.2479in"/>
    </style:style>
    <style:style style:name="T7117" style:parent-style-name="Domyślnaczcionkaakapitu" style:family="text">
      <style:text-properties fo:background-color="#80FFFF"/>
    </style:style>
    <style:style style:name="T7118" style:parent-style-name="Domyślnaczcionkaakapitu" style:family="text">
      <style:text-properties fo:background-color="#80FFFF"/>
    </style:style>
    <style:style style:name="T7119" style:parent-style-name="Domyślnaczcionkaakapitu" style:family="text">
      <style:text-properties fo:background-color="#80FFFF"/>
    </style:style>
    <style:style style:name="T7120" style:parent-style-name="Domyślnaczcionkaakapitu" style:family="text">
      <style:text-properties fo:background-color="#80FFFF"/>
    </style:style>
    <style:style style:name="P7121" style:parent-style-name="Normalny" style:family="paragraph">
      <style:paragraph-properties fo:text-align="justify" fo:line-height="150%" fo:text-indent="0.2479in"/>
    </style:style>
    <style:style style:name="T7122" style:parent-style-name="Domyślnaczcionkaakapitu" style:family="text">
      <style:text-properties fo:background-color="#80FFFF"/>
    </style:style>
    <style:style style:name="T7123" style:parent-style-name="Domyślnaczcionkaakapitu" style:family="text">
      <style:text-properties fo:background-color="#80FFFF"/>
    </style:style>
    <style:style style:name="T7124" style:parent-style-name="Domyślnaczcionkaakapitu" style:family="text">
      <style:text-properties fo:background-color="#80FFFF"/>
    </style:style>
    <style:style style:name="T7125" style:parent-style-name="Domyślnaczcionkaakapitu" style:family="text">
      <style:text-properties fo:background-color="#80FFFF"/>
    </style:style>
    <style:style style:name="T7126" style:parent-style-name="Domyślnaczcionkaakapitu" style:family="text">
      <style:text-properties fo:background-color="#80FFFF"/>
    </style:style>
    <style:style style:name="T7127" style:parent-style-name="Domyślnaczcionkaakapitu" style:family="text">
      <style:text-properties fo:background-color="#80FFFF"/>
    </style:style>
    <style:style style:name="T7128" style:parent-style-name="Domyślnaczcionkaakapitu" style:family="text">
      <style:text-properties fo:background-color="#80FFFF"/>
    </style:style>
    <style:style style:name="T7129" style:parent-style-name="Domyślnaczcionkaakapitu" style:family="text">
      <style:text-properties fo:background-color="#80FFFF"/>
    </style:style>
    <style:style style:name="P7130" style:parent-style-name="Normalny" style:family="paragraph">
      <style:paragraph-properties fo:text-align="justify" fo:line-height="150%" fo:text-indent="0.2479in"/>
    </style:style>
    <style:style style:name="T7131" style:parent-style-name="Domyślnaczcionkaakapitu" style:family="text">
      <style:text-properties fo:background-color="#80FFFF"/>
    </style:style>
    <style:style style:name="T7132" style:parent-style-name="Domyślnaczcionkaakapitu" style:family="text">
      <style:text-properties fo:background-color="#80FFFF"/>
    </style:style>
    <style:style style:name="T7133" style:parent-style-name="Domyślnaczcionkaakapitu" style:family="text">
      <style:text-properties fo:background-color="#80FFFF"/>
    </style:style>
    <style:style style:name="T7134" style:parent-style-name="Domyślnaczcionkaakapitu" style:family="text">
      <style:text-properties fo:background-color="#80FFFF"/>
    </style:style>
    <style:style style:name="T7135" style:parent-style-name="Domyślnaczcionkaakapitu" style:family="text">
      <style:text-properties fo:background-color="#80FFFF"/>
    </style:style>
    <style:style style:name="P7136" style:parent-style-name="Normalny" style:family="paragraph">
      <style:paragraph-properties fo:text-align="justify" fo:line-height="150%" fo:text-indent="0.2479in"/>
    </style:style>
    <style:style style:name="T7137" style:parent-style-name="Domyślnaczcionkaakapitu" style:family="text">
      <style:text-properties fo:background-color="#80FFFF"/>
    </style:style>
    <style:style style:name="T7138" style:parent-style-name="Domyślnaczcionkaakapitu" style:family="text">
      <style:text-properties fo:background-color="#80FFFF"/>
    </style:style>
    <style:style style:name="T7139" style:parent-style-name="Domyślnaczcionkaakapitu" style:family="text">
      <style:text-properties fo:background-color="#80FFFF"/>
    </style:style>
    <style:style style:name="T7140" style:parent-style-name="Domyślnaczcionkaakapitu" style:family="text">
      <style:text-properties fo:background-color="#80FFFF"/>
    </style:style>
    <style:style style:name="T7141" style:parent-style-name="Domyślnaczcionkaakapitu" style:family="text">
      <style:text-properties fo:background-color="#80FFFF"/>
    </style:style>
    <style:style style:name="P7142" style:parent-style-name="Normalny" style:family="paragraph">
      <style:paragraph-properties fo:text-align="justify" fo:line-height="150%" fo:text-indent="0.2479in"/>
    </style:style>
    <style:style style:name="T7143" style:parent-style-name="Domyślnaczcionkaakapitu" style:family="text">
      <style:text-properties fo:background-color="#80FFFF"/>
    </style:style>
    <style:style style:name="T7144" style:parent-style-name="Domyślnaczcionkaakapitu" style:family="text">
      <style:text-properties fo:background-color="#80FFFF"/>
    </style:style>
    <style:style style:name="T7145" style:parent-style-name="Domyślnaczcionkaakapitu" style:family="text">
      <style:text-properties fo:background-color="#80FFFF"/>
    </style:style>
    <style:style style:name="T7146" style:parent-style-name="Domyślnaczcionkaakapitu" style:family="text">
      <style:text-properties fo:background-color="#80FFFF"/>
    </style:style>
    <style:style style:name="T7147" style:parent-style-name="Domyślnaczcionkaakapitu" style:family="text">
      <style:text-properties fo:background-color="#80FFFF"/>
    </style:style>
    <style:style style:name="T7148" style:parent-style-name="Domyślnaczcionkaakapitu" style:family="text">
      <style:text-properties fo:background-color="#80FFFF"/>
    </style:style>
    <style:style style:name="T7149" style:parent-style-name="Domyślnaczcionkaakapitu" style:family="text">
      <style:text-properties fo:background-color="#80FFFF"/>
    </style:style>
    <style:style style:name="P7150" style:parent-style-name="Normalny" style:family="paragraph">
      <style:paragraph-properties fo:text-align="justify" fo:line-height="150%"/>
    </style:style>
    <style:style style:name="T7151" style:parent-style-name="Domyślnaczcionkaakapitu" style:family="text">
      <style:text-properties style:text-underline-type="single" style:text-underline-style="solid" style:text-underline-width="auto" style:text-underline-mode="continuous"/>
    </style:style>
    <style:style style:name="T7152" style:parent-style-name="Domyślnaczcionkaakapitu" style:family="text">
      <style:text-properties fo:background-color="#80FFFF" style:text-underline-type="single" style:text-underline-style="solid" style:text-underline-width="auto" style:text-underline-mode="continuous"/>
    </style:style>
    <style:style style:name="P7153" style:parent-style-name="Normalny" style:family="paragraph">
      <style:paragraph-properties fo:text-align="justify" fo:line-height="150%" fo:text-indent="0.2479in"/>
    </style:style>
    <style:style style:name="T7154" style:parent-style-name="Domyślnaczcionkaakapitu" style:family="text">
      <style:text-properties fo:background-color="#80FFFF"/>
    </style:style>
    <style:style style:name="T7155" style:parent-style-name="Domyślnaczcionkaakapitu" style:family="text">
      <style:text-properties fo:background-color="#80FFFF"/>
    </style:style>
    <style:style style:name="T7156" style:parent-style-name="Domyślnaczcionkaakapitu" style:family="text">
      <style:text-properties fo:background-color="#80FFFF"/>
    </style:style>
    <style:style style:name="T7157" style:parent-style-name="Domyślnaczcionkaakapitu" style:family="text">
      <style:text-properties fo:background-color="#80FFFF"/>
    </style:style>
    <style:style style:name="T7158" style:parent-style-name="Domyślnaczcionkaakapitu" style:family="text">
      <style:text-properties fo:background-color="#80FFFF"/>
    </style:style>
    <style:style style:name="P7159" style:parent-style-name="Normalny" style:family="paragraph">
      <style:paragraph-properties fo:text-align="justify" fo:line-height="150%"/>
    </style:style>
    <style:style style:name="T7160" style:parent-style-name="Domyślnaczcionkaakapitu" style:family="text">
      <style:text-properties style:text-underline-type="single" style:text-underline-style="solid" style:text-underline-width="auto" style:text-underline-mode="continuous"/>
    </style:style>
    <style:style style:name="T7161" style:parent-style-name="Domyślnaczcionkaakapitu" style:family="text">
      <style:text-properties fo:background-color="#80FFFF" style:text-underline-type="single" style:text-underline-style="solid" style:text-underline-width="auto" style:text-underline-mode="continuous"/>
    </style:style>
    <style:style style:name="T7162" style:parent-style-name="Domyślnaczcionkaakapitu" style:family="text">
      <style:text-properties style:text-underline-type="single" style:text-underline-style="solid" style:text-underline-width="auto" style:text-underline-mode="continuous"/>
    </style:style>
    <style:style style:name="P7163" style:parent-style-name="Normalny" style:family="paragraph">
      <style:paragraph-properties fo:text-align="justify" fo:line-height="150%" fo:text-indent="0.2479in"/>
    </style:style>
    <style:style style:name="T7164" style:parent-style-name="Domyślnaczcionkaakapitu" style:family="text">
      <style:text-properties fo:background-color="#80FFFF"/>
    </style:style>
    <style:style style:name="T7165" style:parent-style-name="Domyślnaczcionkaakapitu" style:family="text">
      <style:text-properties fo:background-color="#80FFFF"/>
    </style:style>
    <style:style style:name="T7166" style:parent-style-name="Domyślnaczcionkaakapitu" style:family="text">
      <style:text-properties fo:background-color="#80FFFF"/>
    </style:style>
    <style:style style:name="T7167" style:parent-style-name="Domyślnaczcionkaakapitu" style:family="text">
      <style:text-properties fo:background-color="#80FFFF"/>
    </style:style>
    <style:style style:name="T7168" style:parent-style-name="Domyślnaczcionkaakapitu" style:family="text">
      <style:text-properties fo:background-color="#80FFFF"/>
    </style:style>
    <style:style style:name="P7169" style:parent-style-name="Normalny" style:family="paragraph">
      <style:paragraph-properties fo:text-align="justify" fo:line-height="150%" fo:text-indent="0.2479in"/>
    </style:style>
    <style:style style:name="T7170" style:parent-style-name="Domyślnaczcionkaakapitu" style:family="text">
      <style:text-properties fo:background-color="#80FFFF"/>
    </style:style>
    <style:style style:name="T7171" style:parent-style-name="Domyślnaczcionkaakapitu" style:family="text">
      <style:text-properties fo:background-color="#80FFFF"/>
    </style:style>
    <style:style style:name="T7172" style:parent-style-name="Domyślnaczcionkaakapitu" style:family="text">
      <style:text-properties fo:background-color="#80FFFF"/>
    </style:style>
    <style:style style:name="T7173" style:parent-style-name="Domyślnaczcionkaakapitu" style:family="text">
      <style:text-properties fo:background-color="#80FFFF"/>
    </style:style>
    <style:style style:name="T7174" style:parent-style-name="Domyślnaczcionkaakapitu" style:family="text">
      <style:text-properties fo:background-color="#80FFFF"/>
    </style:style>
    <style:style style:name="T7175" style:parent-style-name="Domyślnaczcionkaakapitu" style:family="text">
      <style:text-properties fo:background-color="#80FFFF"/>
    </style:style>
    <style:style style:name="T7176" style:parent-style-name="Domyślnaczcionkaakapitu" style:family="text">
      <style:text-properties fo:background-color="#80FFFF"/>
    </style:style>
    <style:style style:name="T7177" style:parent-style-name="Domyślnaczcionkaakapitu" style:family="text">
      <style:text-properties fo:background-color="#80FFFF"/>
    </style:style>
    <style:style style:name="T7178" style:parent-style-name="Domyślnaczcionkaakapitu" style:family="text">
      <style:text-properties fo:background-color="#80FFFF"/>
    </style:style>
    <style:style style:name="T7179" style:parent-style-name="Domyślnaczcionkaakapitu" style:family="text">
      <style:text-properties fo:background-color="#80FFFF"/>
    </style:style>
    <style:style style:name="T7180" style:parent-style-name="Domyślnaczcionkaakapitu" style:family="text">
      <style:text-properties fo:background-color="#80FFFF"/>
    </style:style>
    <style:style style:name="T7181" style:parent-style-name="Domyślnaczcionkaakapitu" style:family="text">
      <style:text-properties fo:background-color="#80FFFF"/>
    </style:style>
    <style:style style:name="T7182" style:parent-style-name="Domyślnaczcionkaakapitu" style:family="text">
      <style:text-properties fo:background-color="#80FFFF"/>
    </style:style>
    <style:style style:name="P7183" style:parent-style-name="Normalny" style:family="paragraph">
      <style:paragraph-properties fo:text-align="justify" fo:line-height="150%"/>
    </style:style>
    <style:style style:name="T7184" style:parent-style-name="Domyślnaczcionkaakapitu" style:family="text">
      <style:text-properties fo:background-color="#80FFFF"/>
    </style:style>
    <style:style style:name="P7185" style:parent-style-name="Normalny" style:family="paragraph">
      <style:paragraph-properties fo:text-align="justify" fo:line-height="150%" fo:text-indent="0.2479in"/>
    </style:style>
    <style:style style:name="T7186" style:parent-style-name="Domyślnaczcionkaakapitu" style:family="text">
      <style:text-properties fo:background-color="#80FFFF"/>
    </style:style>
    <style:style style:name="T7187" style:parent-style-name="Domyślnaczcionkaakapitu" style:family="text">
      <style:text-properties fo:background-color="#80FFFF"/>
    </style:style>
    <style:style style:name="T7188" style:parent-style-name="Domyślnaczcionkaakapitu" style:family="text">
      <style:text-properties fo:background-color="#80FFFF"/>
    </style:style>
    <style:style style:name="P7189" style:parent-style-name="Normalny" style:family="paragraph">
      <style:paragraph-properties fo:text-align="justify" fo:line-height="150%"/>
    </style:style>
    <style:style style:name="T7190" style:parent-style-name="Domyślnaczcionkaakapitu" style:family="text">
      <style:text-properties fo:background-color="#80FFFF"/>
    </style:style>
    <style:style style:name="T7191" style:parent-style-name="Domyślnaczcionkaakapitu" style:family="text">
      <style:text-properties fo:background-color="#80FFFF"/>
    </style:style>
    <style:style style:name="P7192" style:parent-style-name="Normalny" style:family="paragraph">
      <style:paragraph-properties fo:text-align="justify" fo:line-height="150%"/>
    </style:style>
    <style:style style:name="T7193" style:parent-style-name="Domyślnaczcionkaakapitu" style:family="text">
      <style:text-properties style:text-underline-type="single" style:text-underline-style="solid" style:text-underline-width="auto" style:text-underline-mode="continuous"/>
    </style:style>
    <style:style style:name="P7194" style:parent-style-name="Normalny" style:family="paragraph">
      <style:paragraph-properties fo:text-align="justify" fo:line-height="150%" fo:text-indent="0.2479in">
        <style:tab-stops>
          <style:tab-stop style:type="left" style:leader-style="dash" style:leader-text="-" style:position="1.7423in"/>
          <style:tab-stop style:type="left" style:leader-style="dash" style:leader-text="-" style:position="1.7986in"/>
          <style:tab-stop style:type="left" style:leader-style="dash" style:leader-text="-" style:position="2.4166in"/>
        </style:tab-stops>
      </style:paragraph-properties>
    </style:style>
    <style:style style:name="T7195" style:parent-style-name="Domyślnaczcionkaakapitu" style:family="text">
      <style:text-properties fo:background-color="#80FFFF"/>
    </style:style>
    <style:style style:name="P7196" style:parent-style-name="Normalny" style:family="paragraph">
      <style:paragraph-properties fo:text-align="justify" fo:line-height="150%"/>
    </style:style>
    <style:style style:name="T7197" style:parent-style-name="Domyślnaczcionkaakapitu" style:family="text">
      <style:text-properties style:text-underline-type="single" style:text-underline-style="solid" style:text-underline-width="auto" style:text-underline-mode="continuous"/>
    </style:style>
    <style:style style:name="T7198" style:parent-style-name="Domyślnaczcionkaakapitu" style:family="text">
      <style:text-properties fo:background-color="#80FFFF" style:text-underline-type="single" style:text-underline-style="solid" style:text-underline-width="auto" style:text-underline-mode="continuous"/>
    </style:style>
    <style:style style:name="T7199" style:parent-style-name="Domyślnaczcionkaakapitu" style:family="text">
      <style:text-properties style:text-underline-type="single" style:text-underline-style="solid" style:text-underline-width="auto" style:text-underline-mode="continuous"/>
    </style:style>
    <style:style style:name="T7200" style:parent-style-name="Domyślnaczcionkaakapitu" style:family="text">
      <style:text-properties fo:background-color="#80FFFF" style:text-underline-type="single" style:text-underline-style="solid" style:text-underline-width="auto" style:text-underline-mode="continuous"/>
    </style:style>
    <style:style style:name="T7201" style:parent-style-name="Domyślnaczcionkaakapitu" style:family="text">
      <style:text-properties fo:background-color="#80FFFF"/>
    </style:style>
    <style:style style:name="P7202" style:parent-style-name="Normalny" style:family="paragraph">
      <style:paragraph-properties fo:text-align="justify" fo:line-height="150%" fo:text-indent="0.2479in"/>
    </style:style>
    <style:style style:name="T7203" style:parent-style-name="Domyślnaczcionkaakapitu" style:family="text">
      <style:text-properties fo:background-color="#80FFFF"/>
    </style:style>
    <style:style style:name="T7204" style:parent-style-name="Domyślnaczcionkaakapitu" style:family="text">
      <style:text-properties fo:background-color="#80FFFF"/>
    </style:style>
    <style:style style:name="P7205" style:parent-style-name="Normalny" style:family="paragraph">
      <style:paragraph-properties fo:text-align="justify" fo:line-height="150%"/>
    </style:style>
    <style:style style:name="T7206" style:parent-style-name="Domyślnaczcionkaakapitu" style:family="text">
      <style:text-properties fo:background-color="#80FFFF"/>
    </style:style>
    <style:style style:name="P7207" style:parent-style-name="Normalny" style:family="paragraph">
      <style:paragraph-properties fo:text-align="justify" fo:line-height="150%" fo:text-indent="0.2479in"/>
    </style:style>
    <style:style style:name="T7208" style:parent-style-name="Domyślnaczcionkaakapitu" style:family="text">
      <style:text-properties fo:background-color="#80FFFF"/>
    </style:style>
    <style:style style:name="T7209" style:parent-style-name="Domyślnaczcionkaakapitu" style:family="text">
      <style:text-properties fo:background-color="#80FFFF"/>
    </style:style>
    <style:style style:name="T7210" style:parent-style-name="Domyślnaczcionkaakapitu" style:family="text">
      <style:text-properties fo:background-color="#80FFFF"/>
    </style:style>
    <style:style style:name="P7211" style:parent-style-name="Normalny" style:family="paragraph">
      <style:paragraph-properties fo:text-align="justify" fo:line-height="150%"/>
    </style:style>
    <style:style style:name="T7212" style:parent-style-name="Domyślnaczcionkaakapitu" style:family="text">
      <style:text-properties style:text-underline-type="single" style:text-underline-style="solid" style:text-underline-width="auto" style:text-underline-mode="continuous"/>
    </style:style>
    <style:style style:name="P7213" style:parent-style-name="Normalny" style:family="paragraph">
      <style:paragraph-properties fo:text-align="justify" fo:line-height="150%" fo:text-indent="0.2479in"/>
    </style:style>
    <style:style style:name="T7214" style:parent-style-name="Domyślnaczcionkaakapitu" style:family="text">
      <style:text-properties fo:background-color="#80FFFF"/>
    </style:style>
    <style:style style:name="T7215" style:parent-style-name="Domyślnaczcionkaakapitu" style:family="text">
      <style:text-properties fo:background-color="#80FFFF"/>
    </style:style>
    <style:style style:name="T7216" style:parent-style-name="Domyślnaczcionkaakapitu" style:family="text">
      <style:text-properties fo:background-color="#80FFFF"/>
    </style:style>
    <style:style style:name="T7217" style:parent-style-name="Domyślnaczcionkaakapitu" style:family="text">
      <style:text-properties fo:background-color="#80FFFF"/>
    </style:style>
    <style:style style:name="P7218" style:parent-style-name="Normalny" style:family="paragraph">
      <style:paragraph-properties fo:text-align="justify" fo:line-height="150%" fo:text-indent="0.2479in"/>
    </style:style>
    <style:style style:name="T7219" style:parent-style-name="Domyślnaczcionkaakapitu" style:family="text">
      <style:text-properties fo:background-color="#80FFFF"/>
    </style:style>
    <style:style style:name="T7220" style:parent-style-name="Domyślnaczcionkaakapitu" style:family="text">
      <style:text-properties fo:background-color="#80FFFF"/>
    </style:style>
    <style:style style:name="T7221" style:parent-style-name="Domyślnaczcionkaakapitu" style:family="text">
      <style:text-properties fo:background-color="#80FFFF"/>
    </style:style>
    <style:style style:name="T7222" style:parent-style-name="Domyślnaczcionkaakapitu" style:family="text">
      <style:text-properties fo:background-color="#80FFFF"/>
    </style:style>
    <style:style style:name="T7223" style:parent-style-name="Domyślnaczcionkaakapitu" style:family="text">
      <style:text-properties fo:background-color="#80FFFF"/>
    </style:style>
    <style:style style:name="T7224" style:parent-style-name="Domyślnaczcionkaakapitu" style:family="text">
      <style:text-properties fo:background-color="#80FFFF"/>
    </style:style>
    <style:style style:name="T7225" style:parent-style-name="Domyślnaczcionkaakapitu" style:family="text">
      <style:text-properties fo:background-color="#80FFFF"/>
    </style:style>
    <style:style style:name="T7226" style:parent-style-name="Domyślnaczcionkaakapitu" style:family="text">
      <style:text-properties fo:background-color="#80FFFF"/>
    </style:style>
    <style:style style:name="T7227" style:parent-style-name="Domyślnaczcionkaakapitu" style:family="text">
      <style:text-properties fo:background-color="#80FFFF"/>
    </style:style>
    <style:style style:name="P7228" style:parent-style-name="Normalny" style:family="paragraph">
      <style:paragraph-properties fo:text-align="justify" fo:line-height="150%"/>
    </style:style>
    <style:style style:name="T7229" style:parent-style-name="Domyślnaczcionkaakapitu" style:family="text">
      <style:text-properties style:text-underline-type="single" style:text-underline-style="solid" style:text-underline-width="auto" style:text-underline-mode="continuous"/>
    </style:style>
    <style:style style:name="P7230" style:parent-style-name="Normalny" style:family="paragraph">
      <style:paragraph-properties fo:text-align="justify" fo:line-height="150%" fo:text-indent="0.2479in"/>
    </style:style>
    <style:style style:name="T7231" style:parent-style-name="Domyślnaczcionkaakapitu" style:family="text">
      <style:text-properties fo:background-color="#80FFFF"/>
    </style:style>
    <style:style style:name="T7232" style:parent-style-name="Domyślnaczcionkaakapitu" style:family="text">
      <style:text-properties fo:background-color="#80FFFF"/>
    </style:style>
    <style:style style:name="T7233" style:parent-style-name="Domyślnaczcionkaakapitu" style:family="text">
      <style:text-properties fo:background-color="#80FFFF"/>
    </style:style>
    <style:style style:name="T7234" style:parent-style-name="Domyślnaczcionkaakapitu" style:family="text">
      <style:text-properties fo:background-color="#80FFFF"/>
    </style:style>
    <style:style style:name="P7235" style:parent-style-name="Normalny" style:family="paragraph">
      <style:paragraph-properties fo:text-align="justify" fo:line-height="150%"/>
    </style:style>
    <style:style style:name="T7236" style:parent-style-name="Domyślnaczcionkaakapitu" style:family="text">
      <style:text-properties fo:background-color="#80FFFF" style:text-underline-type="single" style:text-underline-style="solid" style:text-underline-width="auto" style:text-underline-mode="continuous"/>
    </style:style>
    <style:style style:name="T7237" style:parent-style-name="Domyślnaczcionkaakapitu" style:family="text">
      <style:text-properties style:text-underline-type="single" style:text-underline-style="solid" style:text-underline-width="auto" style:text-underline-mode="continuous"/>
    </style:style>
    <style:style style:name="T7238" style:parent-style-name="Domyślnaczcionkaakapitu" style:family="text">
      <style:text-properties fo:background-color="#80FFFF" style:text-underline-type="single" style:text-underline-style="solid" style:text-underline-width="auto" style:text-underline-mode="continuous"/>
    </style:style>
    <style:style style:name="T7239" style:parent-style-name="Domyślnaczcionkaakapitu" style:family="text">
      <style:text-properties style:text-underline-type="single" style:text-underline-style="solid" style:text-underline-width="auto" style:text-underline-mode="continuous"/>
    </style:style>
    <style:style style:name="T7240" style:parent-style-name="Domyślnaczcionkaakapitu" style:family="text">
      <style:text-properties fo:background-color="#80FFFF" style:text-underline-type="single" style:text-underline-style="solid" style:text-underline-width="auto" style:text-underline-mode="continuous"/>
    </style:style>
    <style:style style:name="T7241" style:parent-style-name="Domyślnaczcionkaakapitu" style:family="text">
      <style:text-properties style:text-underline-type="single" style:text-underline-style="solid" style:text-underline-width="auto" style:text-underline-mode="continuous"/>
    </style:style>
    <style:style style:name="T7242" style:parent-style-name="Domyślnaczcionkaakapitu" style:family="text">
      <style:text-properties fo:background-color="#80FFFF" style:text-underline-type="single" style:text-underline-style="solid" style:text-underline-width="auto" style:text-underline-mode="continuous"/>
    </style:style>
    <style:style style:name="P7243" style:parent-style-name="Normalny" style:family="paragraph">
      <style:paragraph-properties fo:text-align="justify" fo:line-height="150%" fo:text-indent="0.2479in"/>
    </style:style>
    <style:style style:name="T7244" style:parent-style-name="Domyślnaczcionkaakapitu" style:family="text">
      <style:text-properties fo:background-color="#80FFFF"/>
    </style:style>
    <style:style style:name="P7245" style:parent-style-name="Normalny" style:family="paragraph">
      <style:paragraph-properties fo:text-align="justify" fo:line-height="150%" fo:text-indent="0.2479in"/>
    </style:style>
    <style:style style:name="T7246" style:parent-style-name="Domyślnaczcionkaakapitu" style:family="text">
      <style:text-properties fo:background-color="#80FFFF"/>
    </style:style>
    <style:style style:name="T7247" style:parent-style-name="Domyślnaczcionkaakapitu" style:family="text">
      <style:text-properties fo:background-color="#80FFFF"/>
    </style:style>
    <style:style style:name="T7248" style:parent-style-name="Domyślnaczcionkaakapitu" style:family="text">
      <style:text-properties fo:background-color="#80FFFF"/>
    </style:style>
    <style:style style:name="P7249" style:parent-style-name="Normalny" style:family="paragraph">
      <style:paragraph-properties fo:text-align="justify" fo:line-height="150%"/>
    </style:style>
    <style:style style:name="T7250" style:parent-style-name="Domyślnaczcionkaakapitu" style:family="text">
      <style:text-properties style:text-underline-type="single" style:text-underline-style="solid" style:text-underline-width="auto" style:text-underline-mode="continuous"/>
    </style:style>
    <style:style style:name="T7251" style:parent-style-name="Domyślnaczcionkaakapitu" style:family="text">
      <style:text-properties fo:background-color="#80FFFF" style:text-underline-type="single" style:text-underline-style="solid" style:text-underline-width="auto" style:text-underline-mode="continuous"/>
    </style:style>
    <style:style style:name="T7252" style:parent-style-name="Domyślnaczcionkaakapitu" style:family="text">
      <style:text-properties style:text-underline-type="single" style:text-underline-style="solid" style:text-underline-width="auto" style:text-underline-mode="continuous"/>
    </style:style>
    <style:style style:name="T7253" style:parent-style-name="Domyślnaczcionkaakapitu" style:family="text">
      <style:text-properties fo:background-color="#80FFFF" style:text-underline-type="single" style:text-underline-style="solid" style:text-underline-width="auto" style:text-underline-mode="continuous"/>
    </style:style>
    <style:style style:name="T7254" style:parent-style-name="Domyślnaczcionkaakapitu" style:family="text">
      <style:text-properties style:text-underline-type="single" style:text-underline-style="solid" style:text-underline-width="auto" style:text-underline-mode="continuous"/>
    </style:style>
    <style:style style:name="P7255" style:parent-style-name="Normalny" style:family="paragraph">
      <style:paragraph-properties fo:text-align="justify" fo:line-height="150%" fo:text-indent="0.2479in"/>
    </style:style>
    <style:style style:name="T7256" style:parent-style-name="Domyślnaczcionkaakapitu" style:family="text">
      <style:text-properties fo:background-color="#80FFFF"/>
    </style:style>
    <style:style style:name="T7257" style:parent-style-name="Domyślnaczcionkaakapitu" style:family="text">
      <style:text-properties fo:background-color="#80FFFF"/>
    </style:style>
    <style:style style:name="T7258" style:parent-style-name="Domyślnaczcionkaakapitu" style:family="text">
      <style:text-properties fo:background-color="#80FFFF"/>
    </style:style>
    <style:style style:name="T7259" style:parent-style-name="Domyślnaczcionkaakapitu" style:family="text">
      <style:text-properties fo:background-color="#80FFFF"/>
    </style:style>
    <style:style style:name="T7260" style:parent-style-name="Domyślnaczcionkaakapitu" style:family="text">
      <style:text-properties fo:background-color="#80FFFF"/>
    </style:style>
    <style:style style:name="T7261" style:parent-style-name="Domyślnaczcionkaakapitu" style:family="text">
      <style:text-properties fo:background-color="#80FFFF"/>
    </style:style>
    <style:style style:name="T7262" style:parent-style-name="Domyślnaczcionkaakapitu" style:family="text">
      <style:text-properties fo:background-color="#80FFFF"/>
    </style:style>
    <style:style style:name="T7263" style:parent-style-name="Domyślnaczcionkaakapitu" style:family="text">
      <style:text-properties fo:background-color="#80FFFF"/>
    </style:style>
    <style:style style:name="T7264" style:parent-style-name="Domyślnaczcionkaakapitu" style:family="text">
      <style:text-properties fo:background-color="#80FFFF"/>
    </style:style>
    <style:style style:name="T7265" style:parent-style-name="Domyślnaczcionkaakapitu" style:family="text">
      <style:text-properties fo:background-color="#80FFFF"/>
    </style:style>
    <style:style style:name="T7266" style:parent-style-name="Domyślnaczcionkaakapitu" style:family="text">
      <style:text-properties fo:background-color="#80FFFF"/>
    </style:style>
    <style:style style:name="P7267" style:parent-style-name="Normalny" style:family="paragraph">
      <style:paragraph-properties fo:text-align="justify" fo:line-height="150%">
        <style:tab-stops>
          <style:tab-stop style:type="left" style:position="3.7819in"/>
        </style:tab-stops>
      </style:paragraph-properties>
    </style:style>
    <style:style style:name="T7268" style:parent-style-name="Domyślnaczcionkaakapitu" style:family="text">
      <style:text-properties style:text-underline-type="single" style:text-underline-style="solid" style:text-underline-width="auto" style:text-underline-mode="continuous"/>
    </style:style>
    <style:style style:name="P7269" style:parent-style-name="Normalny" style:family="paragraph">
      <style:paragraph-properties fo:text-align="justify" fo:line-height="150%" fo:text-indent="0.2479in">
        <style:tab-stops>
          <style:tab-stop style:type="left" style:position="3.7819in"/>
        </style:tab-stops>
      </style:paragraph-properties>
    </style:style>
    <style:style style:name="T7270" style:parent-style-name="Domyślnaczcionkaakapitu" style:family="text">
      <style:text-properties fo:background-color="#80FFFF"/>
    </style:style>
    <style:style style:name="T7271" style:parent-style-name="Domyślnaczcionkaakapitu" style:family="text">
      <style:text-properties fo:background-color="#80FFFF"/>
    </style:style>
    <style:style style:name="T7272" style:parent-style-name="Domyślnaczcionkaakapitu" style:family="text">
      <style:text-properties fo:background-color="#80FFFF"/>
    </style:style>
    <style:style style:name="T7273" style:parent-style-name="Domyślnaczcionkaakapitu" style:family="text">
      <style:text-properties fo:background-color="#80FFFF"/>
    </style:style>
    <style:style style:name="T7274" style:parent-style-name="Domyślnaczcionkaakapitu" style:family="text">
      <style:text-properties fo:background-color="#80FFFF"/>
    </style:style>
    <style:style style:name="P7275" style:parent-style-name="Normalny" style:family="paragraph">
      <style:paragraph-properties fo:text-align="justify" fo:line-height="150%"/>
    </style:style>
    <style:style style:name="T7276" style:parent-style-name="Domyślnaczcionkaakapitu" style:family="text">
      <style:text-properties style:text-underline-type="single" style:text-underline-style="solid" style:text-underline-width="auto" style:text-underline-mode="continuous"/>
    </style:style>
    <style:style style:name="T7277" style:parent-style-name="Domyślnaczcionkaakapitu" style:family="text">
      <style:text-properties fo:background-color="#80FFFF" style:text-underline-type="single" style:text-underline-style="solid" style:text-underline-width="auto" style:text-underline-mode="continuous"/>
    </style:style>
    <style:style style:name="T7278" style:parent-style-name="Domyślnaczcionkaakapitu" style:family="text">
      <style:text-properties style:text-underline-type="single" style:text-underline-style="solid" style:text-underline-width="auto" style:text-underline-mode="continuous"/>
    </style:style>
    <style:style style:name="P7279" style:parent-style-name="Normalny" style:family="paragraph">
      <style:paragraph-properties fo:text-align="justify" fo:line-height="150%" fo:text-indent="0.2479in"/>
    </style:style>
    <style:style style:name="T7280" style:parent-style-name="Domyślnaczcionkaakapitu" style:family="text">
      <style:text-properties fo:background-color="#80FFFF"/>
    </style:style>
    <style:style style:name="T7281" style:parent-style-name="Domyślnaczcionkaakapitu" style:family="text">
      <style:text-properties fo:background-color="#80FFFF"/>
    </style:style>
    <style:style style:name="P7282" style:parent-style-name="Normalny" style:family="paragraph">
      <style:paragraph-properties fo:text-align="justify" fo:line-height="150%" fo:text-indent="0.2479in"/>
    </style:style>
    <style:style style:name="T7283" style:parent-style-name="Domyślnaczcionkaakapitu" style:family="text">
      <style:text-properties fo:background-color="#80FFFF"/>
    </style:style>
    <style:style style:name="P7284" style:parent-style-name="Normalny" style:family="paragraph">
      <style:paragraph-properties fo:text-align="justify" fo:line-height="150%"/>
    </style:style>
    <style:style style:name="P7285" style:parent-style-name="Normalny" style:family="paragraph">
      <style:paragraph-properties fo:text-align="justify" fo:line-height="150%"/>
    </style:style>
    <style:style style:name="T7286" style:parent-style-name="Domyślnaczcionkaakapitu" style:family="text">
      <style:text-properties fo:background-color="#80FFFF"/>
    </style:style>
    <style:style style:name="P7287" style:parent-style-name="Normalny" style:family="paragraph">
      <style:paragraph-properties fo:text-align="justify" fo:line-height="150%"/>
    </style:style>
    <style:style style:name="P7288" style:parent-style-name="Normalny" style:family="paragraph">
      <style:paragraph-properties fo:text-align="justify" fo:line-height="150%"/>
    </style:style>
    <style:style style:name="T7289" style:parent-style-name="Domyślnaczcionkaakapitu" style:family="text">
      <style:text-properties fo:background-color="#80FFFF"/>
    </style:style>
    <style:style style:name="P7290" style:parent-style-name="Normalny" style:family="paragraph">
      <style:paragraph-properties fo:text-align="justify" fo:line-height="150%"/>
    </style:style>
    <style:style style:name="P7291" style:parent-style-name="Normalny" style:family="paragraph">
      <style:paragraph-properties fo:text-align="justify" fo:line-height="150%"/>
    </style:style>
    <style:style style:name="T7292" style:parent-style-name="Domyślnaczcionkaakapitu" style:family="text">
      <style:text-properties style:text-underline-type="single" style:text-underline-style="solid" style:text-underline-width="auto" style:text-underline-mode="continuous"/>
    </style:style>
    <style:style style:name="T7293" style:parent-style-name="Domyślnaczcionkaakapitu" style:family="text">
      <style:text-properties fo:background-color="#80FFFF" style:text-underline-type="single" style:text-underline-style="solid" style:text-underline-width="auto" style:text-underline-mode="continuous"/>
    </style:style>
    <style:style style:name="T7294" style:parent-style-name="Domyślnaczcionkaakapitu" style:family="text">
      <style:text-properties style:text-underline-type="single" style:text-underline-style="solid" style:text-underline-width="auto" style:text-underline-mode="continuous"/>
    </style:style>
    <style:style style:name="T7295" style:parent-style-name="Domyślnaczcionkaakapitu" style:family="text">
      <style:text-properties fo:background-color="#80FFFF" style:text-underline-type="single" style:text-underline-style="solid" style:text-underline-width="auto" style:text-underline-mode="continuous"/>
    </style:style>
    <style:style style:name="P7296" style:parent-style-name="Normalny" style:family="paragraph">
      <style:paragraph-properties fo:text-align="justify" fo:line-height="150%" fo:text-indent="0.2479in"/>
    </style:style>
    <style:style style:name="T7297" style:parent-style-name="Domyślnaczcionkaakapitu" style:family="text">
      <style:text-properties fo:background-color="#80FFFF"/>
    </style:style>
    <style:style style:name="T7298" style:parent-style-name="Domyślnaczcionkaakapitu" style:family="text">
      <style:text-properties fo:background-color="#80FFFF"/>
    </style:style>
    <style:style style:name="T7299" style:parent-style-name="Domyślnaczcionkaakapitu" style:family="text">
      <style:text-properties fo:background-color="#80FFFF"/>
    </style:style>
    <style:style style:name="P7300" style:parent-style-name="Normalny" style:family="paragraph">
      <style:paragraph-properties fo:text-align="justify" fo:line-height="150%" fo:text-indent="0.2479in"/>
    </style:style>
    <style:style style:name="T7301" style:parent-style-name="Domyślnaczcionkaakapitu" style:family="text">
      <style:text-properties fo:background-color="#80FFFF"/>
    </style:style>
    <style:style style:name="T7302" style:parent-style-name="Domyślnaczcionkaakapitu" style:family="text">
      <style:text-properties fo:background-color="#80FFFF"/>
    </style:style>
    <style:style style:name="T7303" style:parent-style-name="Domyślnaczcionkaakapitu" style:family="text">
      <style:text-properties fo:background-color="#80FFFF"/>
    </style:style>
    <style:style style:name="P7304" style:parent-style-name="Normalny" style:family="paragraph">
      <style:paragraph-properties fo:text-align="justify" fo:line-height="150%" fo:text-indent="0.2479in"/>
    </style:style>
    <style:style style:name="T7305" style:parent-style-name="Domyślnaczcionkaakapitu" style:family="text">
      <style:text-properties fo:background-color="#80FFFF"/>
    </style:style>
    <style:style style:name="P7306" style:parent-style-name="Normalny" style:family="paragraph">
      <style:paragraph-properties fo:text-align="justify" fo:line-height="150%" fo:text-indent="0.2479in"/>
    </style:style>
    <style:style style:name="T7307" style:parent-style-name="Domyślnaczcionkaakapitu" style:family="text">
      <style:text-properties fo:background-color="#80FFFF"/>
    </style:style>
    <style:style style:name="T7308" style:parent-style-name="Domyślnaczcionkaakapitu" style:family="text">
      <style:text-properties fo:background-color="#80FFFF"/>
    </style:style>
    <style:style style:name="P7309" style:parent-style-name="Normalny" style:family="paragraph">
      <style:paragraph-properties fo:text-align="justify" fo:line-height="150%" fo:text-indent="0.2479in"/>
    </style:style>
    <style:style style:name="P7310" style:parent-style-name="Normalny" style:family="paragraph">
      <style:paragraph-properties fo:text-align="justify" fo:line-height="150%"/>
    </style:style>
    <style:style style:name="T7311" style:parent-style-name="Domyślnaczcionkaakapitu" style:family="text">
      <style:text-properties fo:background-color="#80FFFF"/>
    </style:style>
    <style:style style:name="P7312" style:parent-style-name="Normalny" style:family="paragraph">
      <style:paragraph-properties fo:text-align="justify" fo:line-height="150%" fo:text-indent="0.2479in"/>
    </style:style>
    <style:style style:name="T7313" style:parent-style-name="Domyślnaczcionkaakapitu" style:family="text">
      <style:text-properties fo:background-color="#80FFFF"/>
    </style:style>
    <style:style style:name="T7314" style:parent-style-name="Domyślnaczcionkaakapitu" style:family="text">
      <style:text-properties fo:background-color="#80FFFF"/>
    </style:style>
    <style:style style:name="P7315" style:parent-style-name="Normalny" style:family="paragraph">
      <style:paragraph-properties fo:text-align="justify" fo:line-height="150%"/>
    </style:style>
    <style:style style:name="T7316" style:parent-style-name="Domyślnaczcionkaakapitu" style:family="text">
      <style:text-properties style:text-underline-type="single" style:text-underline-style="solid" style:text-underline-width="auto" style:text-underline-mode="continuous"/>
    </style:style>
    <style:style style:name="T7317" style:parent-style-name="Domyślnaczcionkaakapitu" style:family="text">
      <style:text-properties fo:background-color="#80FFFF" style:text-underline-type="single" style:text-underline-style="solid" style:text-underline-width="auto" style:text-underline-mode="continuous"/>
    </style:style>
    <style:style style:name="T7318" style:parent-style-name="Domyślnaczcionkaakapitu" style:family="text">
      <style:text-properties style:text-underline-type="single" style:text-underline-style="solid" style:text-underline-width="auto" style:text-underline-mode="continuous"/>
    </style:style>
    <style:style style:name="P7319" style:parent-style-name="Normalny" style:family="paragraph">
      <style:paragraph-properties fo:text-align="justify" fo:line-height="150%" fo:text-indent="0.2479in"/>
    </style:style>
    <style:style style:name="T7320" style:parent-style-name="Domyślnaczcionkaakapitu" style:family="text">
      <style:text-properties fo:background-color="#80FFFF"/>
    </style:style>
    <style:style style:name="T7321" style:parent-style-name="Domyślnaczcionkaakapitu" style:family="text">
      <style:text-properties fo:background-color="#80FFFF"/>
    </style:style>
    <style:style style:name="T7322" style:parent-style-name="Domyślnaczcionkaakapitu" style:family="text">
      <style:text-properties fo:background-color="#80FFFF"/>
    </style:style>
    <style:style style:name="P7323" style:parent-style-name="Normalny" style:family="paragraph">
      <style:paragraph-properties fo:text-align="justify" fo:line-height="150%"/>
    </style:style>
    <style:style style:name="T7324" style:parent-style-name="Domyślnaczcionkaakapitu" style:family="text">
      <style:text-properties style:text-underline-type="single" style:text-underline-style="solid" style:text-underline-width="auto" style:text-underline-mode="continuous"/>
    </style:style>
    <style:style style:name="T7325" style:parent-style-name="Domyślnaczcionkaakapitu" style:family="text">
      <style:text-properties fo:background-color="#80FFFF" style:text-underline-type="single" style:text-underline-style="solid" style:text-underline-width="auto" style:text-underline-mode="continuous"/>
    </style:style>
    <style:style style:name="T7326" style:parent-style-name="Domyślnaczcionkaakapitu" style:family="text">
      <style:text-properties style:text-underline-type="single" style:text-underline-style="solid" style:text-underline-width="auto" style:text-underline-mode="continuous"/>
    </style:style>
    <style:style style:name="T7327" style:parent-style-name="Domyślnaczcionkaakapitu" style:family="text">
      <style:text-properties fo:background-color="#80FFFF" style:text-underline-type="single" style:text-underline-style="solid" style:text-underline-width="auto" style:text-underline-mode="continuous"/>
    </style:style>
    <style:style style:name="T7328" style:parent-style-name="Domyślnaczcionkaakapitu" style:family="text">
      <style:text-properties style:text-underline-type="single" style:text-underline-style="solid" style:text-underline-width="auto" style:text-underline-mode="continuous"/>
    </style:style>
    <style:style style:name="P7329" style:parent-style-name="Normalny" style:family="paragraph">
      <style:paragraph-properties fo:text-align="justify" fo:line-height="150%" fo:text-indent="0.2479in"/>
    </style:style>
    <style:style style:name="P7330" style:parent-style-name="Normalny" style:family="paragraph">
      <style:paragraph-properties fo:text-align="justify" fo:line-height="150%"/>
    </style:style>
    <style:style style:name="T7331" style:parent-style-name="Domyślnaczcionkaakapitu" style:family="text">
      <style:text-properties style:text-underline-type="single" style:text-underline-style="solid" style:text-underline-width="auto" style:text-underline-mode="continuous"/>
    </style:style>
    <style:style style:name="P7332" style:parent-style-name="Normalny" style:family="paragraph">
      <style:paragraph-properties fo:text-align="justify" fo:line-height="150%" fo:text-indent="0.2479in"/>
    </style:style>
    <style:style style:name="T7333" style:parent-style-name="Domyślnaczcionkaakapitu" style:family="text">
      <style:text-properties fo:background-color="#80FFFF"/>
    </style:style>
    <style:style style:name="P7334" style:parent-style-name="Normalny" style:family="paragraph">
      <style:paragraph-properties fo:text-align="justify" fo:line-height="150%"/>
    </style:style>
    <style:style style:name="T7335" style:parent-style-name="Domyślnaczcionkaakapitu" style:family="text">
      <style:text-properties fo:background-color="#80FFFF"/>
    </style:style>
    <style:style style:name="T7336" style:parent-style-name="Domyślnaczcionkaakapitu" style:family="text">
      <style:text-properties fo:background-color="#80FFFF"/>
    </style:style>
    <style:style style:name="T7337" style:parent-style-name="Domyślnaczcionkaakapitu" style:family="text">
      <style:text-properties fo:background-color="#80FFFF"/>
    </style:style>
    <style:style style:name="T7338" style:parent-style-name="Domyślnaczcionkaakapitu" style:family="text">
      <style:text-properties fo:background-color="#80FFFF"/>
    </style:style>
    <style:style style:name="P7339" style:parent-style-name="Normalny" style:family="paragraph">
      <style:paragraph-properties fo:text-align="justify" fo:line-height="150%" fo:text-indent="0.2479in"/>
    </style:style>
    <style:style style:name="T7340" style:parent-style-name="Domyślnaczcionkaakapitu" style:family="text">
      <style:text-properties fo:background-color="#80FFFF"/>
    </style:style>
    <style:style style:name="T7341" style:parent-style-name="Domyślnaczcionkaakapitu" style:family="text">
      <style:text-properties fo:background-color="#80FFFF"/>
    </style:style>
    <style:style style:name="T7342" style:parent-style-name="Domyślnaczcionkaakapitu" style:family="text">
      <style:text-properties fo:background-color="#80FFFF"/>
    </style:style>
    <style:style style:name="T7343" style:parent-style-name="Domyślnaczcionkaakapitu" style:family="text">
      <style:text-properties fo:background-color="#80FFFF"/>
    </style:style>
    <style:style style:name="T7344" style:parent-style-name="Domyślnaczcionkaakapitu" style:family="text">
      <style:text-properties fo:background-color="#80FFFF"/>
    </style:style>
    <style:style style:name="T7345" style:parent-style-name="Domyślnaczcionkaakapitu" style:family="text">
      <style:text-properties fo:background-color="#80FFFF"/>
    </style:style>
    <style:style style:name="T7346" style:parent-style-name="Domyślnaczcionkaakapitu" style:family="text">
      <style:text-properties fo:background-color="#80FFFF"/>
    </style:style>
    <style:style style:name="T7347" style:parent-style-name="Domyślnaczcionkaakapitu" style:family="text">
      <style:text-properties fo:background-color="#80FFFF"/>
    </style:style>
    <style:style style:name="T7348" style:parent-style-name="Domyślnaczcionkaakapitu" style:family="text">
      <style:text-properties fo:background-color="#80FFFF"/>
    </style:style>
    <style:style style:name="T7349" style:parent-style-name="Domyślnaczcionkaakapitu" style:family="text">
      <style:text-properties fo:background-color="#80FFFF"/>
    </style:style>
    <style:style style:name="P7350" style:parent-style-name="Normalny" style:family="paragraph">
      <style:paragraph-properties fo:text-align="justify" fo:line-height="150%" fo:text-indent="0.2479in"/>
    </style:style>
    <style:style style:name="T7351" style:parent-style-name="Domyślnaczcionkaakapitu" style:family="text">
      <style:text-properties fo:background-color="#80FFFF"/>
    </style:style>
    <style:style style:name="T7352" style:parent-style-name="Domyślnaczcionkaakapitu" style:family="text">
      <style:text-properties fo:background-color="#80FFFF"/>
    </style:style>
    <style:style style:name="T7353" style:parent-style-name="Domyślnaczcionkaakapitu" style:family="text">
      <style:text-properties fo:background-color="#80FFFF"/>
    </style:style>
    <style:style style:name="T7354" style:parent-style-name="Domyślnaczcionkaakapitu" style:family="text">
      <style:text-properties fo:background-color="#80FFFF"/>
    </style:style>
    <style:style style:name="P7355" style:parent-style-name="Normalny" style:family="paragraph">
      <style:paragraph-properties fo:text-align="justify" fo:line-height="150%" fo:text-indent="0.2479in"/>
    </style:style>
    <style:style style:name="T7356" style:parent-style-name="Domyślnaczcionkaakapitu" style:family="text">
      <style:text-properties fo:background-color="#80FFFF"/>
    </style:style>
    <style:style style:name="T7357" style:parent-style-name="Domyślnaczcionkaakapitu" style:family="text">
      <style:text-properties fo:background-color="#80FFFF"/>
    </style:style>
    <style:style style:name="T7358" style:parent-style-name="Domyślnaczcionkaakapitu" style:family="text">
      <style:text-properties fo:background-color="#80FFFF"/>
    </style:style>
    <style:style style:name="T7359" style:parent-style-name="Domyślnaczcionkaakapitu" style:family="text">
      <style:text-properties fo:background-color="#80FFFF"/>
    </style:style>
    <style:style style:name="T7360" style:parent-style-name="Domyślnaczcionkaakapitu" style:family="text">
      <style:text-properties fo:background-color="#80FFFF"/>
    </style:style>
    <style:style style:name="P7361" style:parent-style-name="Normalny" style:family="paragraph">
      <style:paragraph-properties fo:text-align="justify" fo:line-height="150%"/>
    </style:style>
    <style:style style:name="T7362" style:parent-style-name="Domyślnaczcionkaakapitu" style:family="text">
      <style:text-properties fo:background-color="#80FFFF"/>
    </style:style>
    <style:style style:name="P7363" style:parent-style-name="Normalny" style:family="paragraph">
      <style:paragraph-properties fo:text-align="justify" fo:line-height="150%" fo:text-indent="0.2479in"/>
    </style:style>
    <style:style style:name="T7364" style:parent-style-name="Domyślnaczcionkaakapitu" style:family="text">
      <style:text-properties fo:background-color="#80FFFF"/>
    </style:style>
    <style:style style:name="T7365" style:parent-style-name="Domyślnaczcionkaakapitu" style:family="text">
      <style:text-properties fo:background-color="#80FFFF"/>
    </style:style>
    <style:style style:name="T7366" style:parent-style-name="Domyślnaczcionkaakapitu" style:family="text">
      <style:text-properties fo:background-color="#80FFFF"/>
    </style:style>
    <style:style style:name="P7367" style:parent-style-name="Normalny" style:family="paragraph">
      <style:paragraph-properties fo:text-align="justify" fo:line-height="150%" fo:text-indent="0.2479in"/>
    </style:style>
    <style:style style:name="T7368" style:parent-style-name="Domyślnaczcionkaakapitu" style:family="text">
      <style:text-properties fo:background-color="#80FFFF"/>
    </style:style>
    <style:style style:name="P7369" style:parent-style-name="Normalny" style:family="paragraph">
      <style:paragraph-properties fo:text-align="justify" fo:line-height="150%"/>
    </style:style>
    <style:style style:name="T7370" style:parent-style-name="Domyślnaczcionkaakapitu" style:family="text">
      <style:text-properties style:text-underline-type="single" style:text-underline-style="solid" style:text-underline-width="auto" style:text-underline-mode="continuous"/>
    </style:style>
    <style:style style:name="T7371" style:parent-style-name="Domyślnaczcionkaakapitu" style:family="text">
      <style:text-properties fo:background-color="#80FFFF" style:text-underline-type="single" style:text-underline-style="solid" style:text-underline-width="auto" style:text-underline-mode="continuous"/>
    </style:style>
    <style:style style:name="T7372" style:parent-style-name="Domyślnaczcionkaakapitu" style:family="text">
      <style:text-properties style:text-underline-type="single" style:text-underline-style="solid" style:text-underline-width="auto" style:text-underline-mode="continuous"/>
    </style:style>
    <style:style style:name="P7373" style:parent-style-name="Normalny" style:family="paragraph">
      <style:paragraph-properties fo:text-align="justify" fo:line-height="150%" fo:text-indent="0.2479in"/>
    </style:style>
    <style:style style:name="T7374" style:parent-style-name="Domyślnaczcionkaakapitu" style:family="text">
      <style:text-properties fo:background-color="#80FFFF"/>
    </style:style>
    <style:style style:name="T7375" style:parent-style-name="Domyślnaczcionkaakapitu" style:family="text">
      <style:text-properties fo:background-color="#80FFFF"/>
    </style:style>
    <style:style style:name="T7376" style:parent-style-name="Domyślnaczcionkaakapitu" style:family="text">
      <style:text-properties fo:background-color="#80FFFF"/>
    </style:style>
    <style:style style:name="P7377" style:parent-style-name="Normalny" style:family="paragraph">
      <style:paragraph-properties fo:text-align="justify" fo:line-height="150%" fo:text-indent="0.2479in"/>
    </style:style>
    <style:style style:name="P7378" style:parent-style-name="Normalny" style:family="paragraph">
      <style:paragraph-properties fo:text-align="justify" fo:line-height="150%"/>
    </style:style>
    <style:style style:name="T7379" style:parent-style-name="Domyślnaczcionkaakapitu" style:family="text">
      <style:text-properties style:text-underline-type="single" style:text-underline-style="solid" style:text-underline-width="auto" style:text-underline-mode="continuous"/>
    </style:style>
    <style:style style:name="P7380" style:parent-style-name="Normalny" style:family="paragraph">
      <style:paragraph-properties fo:text-align="justify" fo:line-height="150%" fo:text-indent="0.2479in"/>
    </style:style>
    <style:style style:name="P7381" style:parent-style-name="Normalny" style:family="paragraph">
      <style:paragraph-properties fo:text-align="justify" fo:line-height="150%"/>
    </style:style>
    <style:style style:name="T7382" style:parent-style-name="Domyślnaczcionkaakapitu" style:family="text">
      <style:text-properties style:text-underline-type="single" style:text-underline-style="solid" style:text-underline-width="auto" style:text-underline-mode="continuous"/>
    </style:style>
    <style:style style:name="T7383" style:parent-style-name="Domyślnaczcionkaakapitu" style:family="text">
      <style:text-properties fo:background-color="#80FFFF" style:text-underline-type="single" style:text-underline-style="solid" style:text-underline-width="auto" style:text-underline-mode="continuous"/>
    </style:style>
    <style:style style:name="T7384" style:parent-style-name="Domyślnaczcionkaakapitu" style:family="text">
      <style:text-properties style:text-underline-type="single" style:text-underline-style="solid" style:text-underline-width="auto" style:text-underline-mode="continuous"/>
    </style:style>
    <style:style style:name="P7385" style:parent-style-name="Normalny" style:family="paragraph">
      <style:paragraph-properties fo:text-align="justify" fo:line-height="150%" fo:text-indent="0.2479in"/>
    </style:style>
    <style:style style:name="T7386" style:parent-style-name="Domyślnaczcionkaakapitu" style:family="text">
      <style:text-properties fo:background-color="#80FFFF"/>
    </style:style>
    <style:style style:name="T7387" style:parent-style-name="Domyślnaczcionkaakapitu" style:family="text">
      <style:text-properties fo:background-color="#80FFFF"/>
    </style:style>
    <style:style style:name="T7388" style:parent-style-name="Domyślnaczcionkaakapitu" style:family="text">
      <style:text-properties fo:background-color="#80FFFF"/>
    </style:style>
    <style:style style:name="T7389" style:parent-style-name="Domyślnaczcionkaakapitu" style:family="text">
      <style:text-properties fo:background-color="#80FFFF"/>
    </style:style>
    <style:style style:name="T7390" style:parent-style-name="Domyślnaczcionkaakapitu" style:family="text">
      <style:text-properties fo:background-color="#80FFFF"/>
    </style:style>
    <style:style style:name="T7391" style:parent-style-name="Domyślnaczcionkaakapitu" style:family="text">
      <style:text-properties fo:background-color="#80FFFF"/>
    </style:style>
    <style:style style:name="P7392" style:parent-style-name="Normalny" style:family="paragraph">
      <style:paragraph-properties fo:text-align="justify" fo:line-height="150%" fo:text-indent="0.2479in"/>
    </style:style>
    <style:style style:name="T7393" style:parent-style-name="Domyślnaczcionkaakapitu" style:family="text">
      <style:text-properties fo:background-color="#80FFFF"/>
    </style:style>
    <style:style style:name="T7394" style:parent-style-name="Domyślnaczcionkaakapitu" style:family="text">
      <style:text-properties fo:background-color="#80FFFF"/>
    </style:style>
    <style:style style:name="P7395" style:parent-style-name="Normalny" style:family="paragraph">
      <style:paragraph-properties fo:text-align="justify" fo:line-height="150%" fo:text-indent="0.2479in"/>
    </style:style>
    <style:style style:name="T7396" style:parent-style-name="Domyślnaczcionkaakapitu" style:family="text">
      <style:text-properties fo:background-color="#80FFFF"/>
    </style:style>
    <style:style style:name="T7397" style:parent-style-name="Domyślnaczcionkaakapitu" style:family="text">
      <style:text-properties fo:background-color="#80FFFF"/>
    </style:style>
    <style:style style:name="T7398" style:parent-style-name="Domyślnaczcionkaakapitu" style:family="text">
      <style:text-properties fo:background-color="#80FFFF"/>
    </style:style>
    <style:style style:name="T7399" style:parent-style-name="Domyślnaczcionkaakapitu" style:family="text">
      <style:text-properties fo:background-color="#80FFFF"/>
    </style:style>
    <style:style style:name="T7400" style:parent-style-name="Domyślnaczcionkaakapitu" style:family="text">
      <style:text-properties fo:background-color="#80FFFF"/>
    </style:style>
    <style:style style:name="P7401" style:parent-style-name="Normalny" style:family="paragraph">
      <style:paragraph-properties fo:text-align="justify" fo:line-height="150%" fo:text-indent="0.2479in"/>
    </style:style>
    <style:style style:name="T7402" style:parent-style-name="Domyślnaczcionkaakapitu" style:family="text">
      <style:text-properties fo:background-color="#80FFFF"/>
    </style:style>
    <style:style style:name="T7403" style:parent-style-name="Domyślnaczcionkaakapitu" style:family="text">
      <style:text-properties fo:background-color="#80FFFF"/>
    </style:style>
    <style:style style:name="T7404" style:parent-style-name="Domyślnaczcionkaakapitu" style:family="text">
      <style:text-properties fo:background-color="#80FFFF"/>
    </style:style>
    <style:style style:name="T7405" style:parent-style-name="Domyślnaczcionkaakapitu" style:family="text">
      <style:text-properties fo:background-color="#80FFFF"/>
    </style:style>
    <style:style style:name="P7406" style:parent-style-name="Normalny" style:family="paragraph">
      <style:paragraph-properties fo:text-align="justify" fo:line-height="150%" fo:text-indent="0.2479in"/>
    </style:style>
    <style:style style:name="T7407" style:parent-style-name="Domyślnaczcionkaakapitu" style:family="text">
      <style:text-properties fo:background-color="#80FFFF"/>
    </style:style>
    <style:style style:name="P7408" style:parent-style-name="Normalny" style:family="paragraph">
      <style:paragraph-properties fo:text-align="justify" fo:line-height="150%"/>
    </style:style>
    <style:style style:name="T7409" style:parent-style-name="Domyślnaczcionkaakapitu" style:family="text">
      <style:text-properties style:text-underline-type="single" style:text-underline-style="solid" style:text-underline-width="auto" style:text-underline-mode="continuous"/>
    </style:style>
    <style:style style:name="P7410" style:parent-style-name="Normalny" style:family="paragraph">
      <style:paragraph-properties fo:text-align="justify" fo:line-height="150%" fo:text-indent="0.2479in"/>
    </style:style>
    <style:style style:name="T7411" style:parent-style-name="Domyślnaczcionkaakapitu" style:family="text">
      <style:text-properties fo:background-color="#80FFFF"/>
    </style:style>
    <style:style style:name="T7412" style:parent-style-name="Domyślnaczcionkaakapitu" style:family="text">
      <style:text-properties fo:background-color="#80FFFF"/>
    </style:style>
    <style:style style:name="P7413" style:parent-style-name="Normalny" style:family="paragraph">
      <style:paragraph-properties fo:text-align="justify" fo:line-height="150%"/>
    </style:style>
    <style:style style:name="T7414" style:parent-style-name="Domyślnaczcionkaakapitu" style:family="text">
      <style:text-properties style:text-underline-type="single" style:text-underline-style="solid" style:text-underline-width="auto" style:text-underline-mode="continuous"/>
    </style:style>
    <style:style style:name="T7415" style:parent-style-name="Domyślnaczcionkaakapitu" style:family="text">
      <style:text-properties fo:background-color="#80FFFF" style:text-underline-type="single" style:text-underline-style="solid" style:text-underline-width="auto" style:text-underline-mode="continuous"/>
    </style:style>
    <style:style style:name="T7416" style:parent-style-name="Domyślnaczcionkaakapitu" style:family="text">
      <style:text-properties style:text-underline-type="single" style:text-underline-style="solid" style:text-underline-width="auto" style:text-underline-mode="continuous"/>
    </style:style>
    <style:style style:name="T7417" style:parent-style-name="Domyślnaczcionkaakapitu" style:family="text">
      <style:text-properties fo:background-color="#80FFFF" style:text-underline-type="single" style:text-underline-style="solid" style:text-underline-width="auto" style:text-underline-mode="continuous"/>
    </style:style>
    <style:style style:name="T7418" style:parent-style-name="Domyślnaczcionkaakapitu" style:family="text">
      <style:text-properties style:text-underline-type="single" style:text-underline-style="solid" style:text-underline-width="auto" style:text-underline-mode="continuous"/>
    </style:style>
    <style:style style:name="T7419" style:parent-style-name="Domyślnaczcionkaakapitu" style:family="text">
      <style:text-properties fo:background-color="#80FFFF" style:text-underline-type="single" style:text-underline-style="solid" style:text-underline-width="auto" style:text-underline-mode="continuous"/>
    </style:style>
    <style:style style:name="T7420" style:parent-style-name="Domyślnaczcionkaakapitu" style:family="text">
      <style:text-properties style:text-underline-type="single" style:text-underline-style="solid" style:text-underline-width="auto" style:text-underline-mode="continuous"/>
    </style:style>
    <style:style style:name="T7421" style:parent-style-name="Domyślnaczcionkaakapitu" style:family="text">
      <style:text-properties fo:background-color="#80FFFF" style:text-underline-type="single" style:text-underline-style="solid" style:text-underline-width="auto" style:text-underline-mode="continuous"/>
    </style:style>
    <style:style style:name="T7422" style:parent-style-name="Domyślnaczcionkaakapitu" style:family="text">
      <style:text-properties fo:background-color="#80FFFF"/>
    </style:style>
    <style:style style:name="P7423" style:parent-style-name="Normalny" style:family="paragraph">
      <style:paragraph-properties fo:text-align="justify" fo:line-height="150%" fo:text-indent="0.2479in"/>
    </style:style>
    <style:style style:name="T7424" style:parent-style-name="Domyślnaczcionkaakapitu" style:family="text">
      <style:text-properties fo:background-color="#80FFFF"/>
    </style:style>
    <style:style style:name="T7425" style:parent-style-name="Domyślnaczcionkaakapitu" style:family="text">
      <style:text-properties fo:background-color="#80FFFF"/>
    </style:style>
    <style:style style:name="T7426" style:parent-style-name="Domyślnaczcionkaakapitu" style:family="text">
      <style:text-properties fo:background-color="#80FFFF"/>
    </style:style>
    <style:style style:name="T7427" style:parent-style-name="Domyślnaczcionkaakapitu" style:family="text">
      <style:text-properties fo:background-color="#80FFFF"/>
    </style:style>
    <style:style style:name="T7428" style:parent-style-name="Domyślnaczcionkaakapitu" style:family="text">
      <style:text-properties fo:background-color="#80FFFF"/>
    </style:style>
    <style:style style:name="T7429" style:parent-style-name="Domyślnaczcionkaakapitu" style:family="text">
      <style:text-properties fo:background-color="#80FFFF"/>
    </style:style>
    <style:style style:name="T7430" style:parent-style-name="Domyślnaczcionkaakapitu" style:family="text">
      <style:text-properties fo:background-color="#80FFFF"/>
    </style:style>
    <style:style style:name="T7431" style:parent-style-name="Domyślnaczcionkaakapitu" style:family="text">
      <style:text-properties fo:background-color="#80FFFF"/>
    </style:style>
    <style:style style:name="T7432" style:parent-style-name="Domyślnaczcionkaakapitu" style:family="text">
      <style:text-properties fo:background-color="#80FFFF"/>
    </style:style>
    <style:style style:name="T7433" style:parent-style-name="Domyślnaczcionkaakapitu" style:family="text">
      <style:text-properties fo:background-color="#80FFFF"/>
    </style:style>
    <style:style style:name="T7434" style:parent-style-name="Domyślnaczcionkaakapitu" style:family="text">
      <style:text-properties fo:background-color="#80FFFF"/>
    </style:style>
    <style:style style:name="T7435" style:parent-style-name="Domyślnaczcionkaakapitu" style:family="text">
      <style:text-properties fo:background-color="#80FFFF"/>
    </style:style>
    <style:style style:name="T7436" style:parent-style-name="Domyślnaczcionkaakapitu" style:family="text">
      <style:text-properties fo:background-color="#80FFFF"/>
    </style:style>
    <style:style style:name="T7437" style:parent-style-name="Domyślnaczcionkaakapitu" style:family="text">
      <style:text-properties fo:background-color="#80FFFF"/>
    </style:style>
    <style:style style:name="T7438" style:parent-style-name="Domyślnaczcionkaakapitu" style:family="text">
      <style:text-properties fo:background-color="#80FFFF"/>
    </style:style>
    <style:style style:name="P7439" style:parent-style-name="Normalny" style:family="paragraph">
      <style:paragraph-properties fo:text-align="justify" fo:line-height="150%" fo:text-indent="0.2479in"/>
    </style:style>
    <style:style style:name="T7440" style:parent-style-name="Domyślnaczcionkaakapitu" style:family="text">
      <style:text-properties fo:background-color="#80FFFF"/>
    </style:style>
    <style:style style:name="T7441" style:parent-style-name="Domyślnaczcionkaakapitu" style:family="text">
      <style:text-properties fo:background-color="#80FFFF"/>
    </style:style>
    <style:style style:name="T7442" style:parent-style-name="Domyślnaczcionkaakapitu" style:family="text">
      <style:text-properties fo:background-color="#80FFFF"/>
    </style:style>
    <style:style style:name="T7443" style:parent-style-name="Domyślnaczcionkaakapitu" style:family="text">
      <style:text-properties fo:background-color="#80FFFF"/>
    </style:style>
    <style:style style:name="T7444" style:parent-style-name="Domyślnaczcionkaakapitu" style:family="text">
      <style:text-properties fo:background-color="#80FFFF"/>
    </style:style>
    <style:style style:name="T7445" style:parent-style-name="Domyślnaczcionkaakapitu" style:family="text">
      <style:text-properties fo:background-color="#80FFFF"/>
    </style:style>
    <style:style style:name="T7446" style:parent-style-name="Domyślnaczcionkaakapitu" style:family="text">
      <style:text-properties fo:background-color="#80FFFF"/>
    </style:style>
    <style:style style:name="T7447" style:parent-style-name="Domyślnaczcionkaakapitu" style:family="text">
      <style:text-properties fo:background-color="#80FFFF"/>
    </style:style>
    <style:style style:name="T7448" style:parent-style-name="Domyślnaczcionkaakapitu" style:family="text">
      <style:text-properties fo:background-color="#80FFFF"/>
    </style:style>
    <style:style style:name="T7449" style:parent-style-name="Domyślnaczcionkaakapitu" style:family="text">
      <style:text-properties fo:background-color="#80FFFF"/>
    </style:style>
    <style:style style:name="T7450" style:parent-style-name="Domyślnaczcionkaakapitu" style:family="text">
      <style:text-properties fo:background-color="#80FFFF"/>
    </style:style>
    <style:style style:name="T7451" style:parent-style-name="Domyślnaczcionkaakapitu" style:family="text">
      <style:text-properties fo:background-color="#80FFFF"/>
    </style:style>
    <style:style style:name="P7452" style:parent-style-name="Normalny" style:family="paragraph">
      <style:paragraph-properties fo:text-align="justify" fo:line-height="150%" fo:text-indent="0.2479in"/>
    </style:style>
    <style:style style:name="T7453" style:parent-style-name="Domyślnaczcionkaakapitu" style:family="text">
      <style:text-properties fo:background-color="#80FFFF"/>
    </style:style>
    <style:style style:name="T7454" style:parent-style-name="Domyślnaczcionkaakapitu" style:family="text">
      <style:text-properties fo:background-color="#80FFFF"/>
    </style:style>
    <style:style style:name="P7455" style:parent-style-name="Normalny" style:family="paragraph">
      <style:paragraph-properties fo:text-align="justify" fo:line-height="150%" fo:text-indent="0.2479in"/>
    </style:style>
    <style:style style:name="T7456" style:parent-style-name="Domyślnaczcionkaakapitu" style:family="text">
      <style:text-properties fo:background-color="#80FFFF"/>
    </style:style>
    <style:style style:name="T7457" style:parent-style-name="Domyślnaczcionkaakapitu" style:family="text">
      <style:text-properties fo:background-color="#80FFFF"/>
    </style:style>
    <style:style style:name="P7458" style:parent-style-name="Normalny" style:family="paragraph">
      <style:paragraph-properties fo:text-align="justify" fo:line-height="150%" fo:text-indent="0.2479in"/>
    </style:style>
    <style:style style:name="T7459" style:parent-style-name="Domyślnaczcionkaakapitu" style:family="text">
      <style:text-properties fo:background-color="#80FFFF"/>
    </style:style>
    <style:style style:name="T7460" style:parent-style-name="Domyślnaczcionkaakapitu" style:family="text">
      <style:text-properties fo:background-color="#80FFFF"/>
    </style:style>
    <style:style style:name="T7461" style:parent-style-name="Domyślnaczcionkaakapitu" style:family="text">
      <style:text-properties fo:background-color="#80FFFF"/>
    </style:style>
    <style:style style:name="T7462" style:parent-style-name="Domyślnaczcionkaakapitu" style:family="text">
      <style:text-properties fo:background-color="#80FFFF"/>
    </style:style>
    <style:style style:name="P7463" style:parent-style-name="Normalny" style:family="paragraph">
      <style:paragraph-properties fo:text-align="justify" fo:line-height="150%" fo:text-indent="0.2479in"/>
    </style:style>
    <style:style style:name="T7464" style:parent-style-name="Domyślnaczcionkaakapitu" style:family="text">
      <style:text-properties fo:background-color="#80FFFF"/>
    </style:style>
    <style:style style:name="T7465" style:parent-style-name="Domyślnaczcionkaakapitu" style:family="text">
      <style:text-properties fo:background-color="#80FFFF"/>
    </style:style>
    <style:style style:name="T7466" style:parent-style-name="Domyślnaczcionkaakapitu" style:family="text">
      <style:text-properties fo:background-color="#80FFFF"/>
    </style:style>
    <style:style style:name="P7467" style:parent-style-name="Normalny" style:family="paragraph">
      <style:paragraph-properties fo:text-align="justify" fo:line-height="150%"/>
    </style:style>
    <style:style style:name="T7468" style:parent-style-name="Domyślnaczcionkaakapitu" style:family="text">
      <style:text-properties style:text-underline-type="single" style:text-underline-style="solid" style:text-underline-width="auto" style:text-underline-mode="continuous"/>
    </style:style>
    <style:style style:name="P7469" style:parent-style-name="Normalny" style:family="paragraph">
      <style:paragraph-properties fo:text-align="justify" fo:line-height="150%" fo:text-indent="0.2479in"/>
    </style:style>
    <style:style style:name="T7470" style:parent-style-name="Domyślnaczcionkaakapitu" style:family="text">
      <style:text-properties fo:background-color="#80FFFF"/>
    </style:style>
    <style:style style:name="P7471" style:parent-style-name="Normalny" style:family="paragraph">
      <style:paragraph-properties fo:text-align="justify" fo:line-height="150%">
        <style:tab-stops>
          <style:tab-stop style:type="left" style:position="1.2513in"/>
        </style:tab-stops>
      </style:paragraph-properties>
    </style:style>
    <style:style style:name="T7472" style:parent-style-name="Domyślnaczcionkaakapitu" style:family="text">
      <style:text-properties style:text-underline-type="single" style:text-underline-style="solid" style:text-underline-width="auto" style:text-underline-mode="continuous"/>
    </style:style>
    <style:style style:name="T7473" style:parent-style-name="Domyślnaczcionkaakapitu" style:family="text">
      <style:text-properties fo:background-color="#80FFFF" style:text-underline-type="single" style:text-underline-style="solid" style:text-underline-width="auto" style:text-underline-mode="continuous"/>
    </style:style>
    <style:style style:name="T7474" style:parent-style-name="Domyślnaczcionkaakapitu" style:family="text">
      <style:text-properties style:text-underline-type="single" style:text-underline-style="solid" style:text-underline-width="auto" style:text-underline-mode="continuous"/>
    </style:style>
    <style:style style:name="T7475" style:parent-style-name="Domyślnaczcionkaakapitu" style:family="text">
      <style:text-properties fo:background-color="#80FFFF" style:text-underline-type="single" style:text-underline-style="solid" style:text-underline-width="auto" style:text-underline-mode="continuous"/>
    </style:style>
    <style:style style:name="T7476" style:parent-style-name="Domyślnaczcionkaakapitu" style:family="text">
      <style:text-properties style:text-underline-type="single" style:text-underline-style="solid" style:text-underline-width="auto" style:text-underline-mode="continuous"/>
    </style:style>
    <style:style style:name="T7477" style:parent-style-name="Domyślnaczcionkaakapitu" style:family="text">
      <style:text-properties fo:background-color="#80FFFF" style:text-underline-type="single" style:text-underline-style="solid" style:text-underline-width="auto" style:text-underline-mode="continuous"/>
    </style:style>
    <style:style style:name="T7478" style:parent-style-name="Domyślnaczcionkaakapitu" style:family="text">
      <style:text-properties style:text-underline-type="single" style:text-underline-style="solid" style:text-underline-width="auto" style:text-underline-mode="continuous"/>
    </style:style>
    <style:style style:name="T7479" style:parent-style-name="Domyślnaczcionkaakapitu" style:family="text">
      <style:text-properties fo:background-color="#80FFFF" style:text-underline-type="single" style:text-underline-style="solid" style:text-underline-width="auto" style:text-underline-mode="continuous"/>
    </style:style>
    <style:style style:name="T7480" style:parent-style-name="Domyślnaczcionkaakapitu" style:family="text">
      <style:text-properties fo:background-color="#80FFFF"/>
    </style:style>
    <style:style style:name="P7481" style:parent-style-name="Normalny" style:family="paragraph">
      <style:paragraph-properties fo:text-align="justify" fo:line-height="150%" fo:text-indent="0.2479in">
        <style:tab-stops>
          <style:tab-stop style:type="left" style:position="1.2513in"/>
        </style:tab-stops>
      </style:paragraph-properties>
    </style:style>
    <style:style style:name="T7482" style:parent-style-name="Domyślnaczcionkaakapitu" style:family="text">
      <style:text-properties fo:background-color="#80FFFF"/>
    </style:style>
    <style:style style:name="T7483" style:parent-style-name="Domyślnaczcionkaakapitu" style:family="text">
      <style:text-properties fo:background-color="#80FFFF"/>
    </style:style>
    <style:style style:name="T7484" style:parent-style-name="Domyślnaczcionkaakapitu" style:family="text">
      <style:text-properties fo:background-color="#80FFFF"/>
    </style:style>
    <style:style style:name="T7485" style:parent-style-name="Domyślnaczcionkaakapitu" style:family="text">
      <style:text-properties fo:background-color="#80FFFF"/>
    </style:style>
    <style:style style:name="T7486" style:parent-style-name="Domyślnaczcionkaakapitu" style:family="text">
      <style:text-properties fo:background-color="#80FFFF"/>
    </style:style>
    <style:style style:name="T7487" style:parent-style-name="Domyślnaczcionkaakapitu" style:family="text">
      <style:text-properties fo:background-color="#80FFFF"/>
    </style:style>
    <style:style style:name="T7488" style:parent-style-name="Domyślnaczcionkaakapitu" style:family="text">
      <style:text-properties fo:background-color="#80FFFF"/>
    </style:style>
    <style:style style:name="T7489" style:parent-style-name="Domyślnaczcionkaakapitu" style:family="text">
      <style:text-properties fo:background-color="#80FFFF"/>
    </style:style>
    <style:style style:name="T7490" style:parent-style-name="Domyślnaczcionkaakapitu" style:family="text">
      <style:text-properties fo:background-color="#80FFFF"/>
    </style:style>
    <style:style style:name="T7491" style:parent-style-name="Domyślnaczcionkaakapitu" style:family="text">
      <style:text-properties fo:background-color="#80FFFF"/>
    </style:style>
    <style:style style:name="T7492" style:parent-style-name="Domyślnaczcionkaakapitu" style:family="text">
      <style:text-properties fo:background-color="#80FFFF"/>
    </style:style>
    <style:style style:name="T7493" style:parent-style-name="Domyślnaczcionkaakapitu" style:family="text">
      <style:text-properties fo:background-color="#80FFFF"/>
    </style:style>
    <style:style style:name="T7494" style:parent-style-name="Domyślnaczcionkaakapitu" style:family="text">
      <style:text-properties fo:background-color="#80FFFF"/>
    </style:style>
    <style:style style:name="T7495" style:parent-style-name="Domyślnaczcionkaakapitu" style:family="text">
      <style:text-properties fo:background-color="#80FFFF"/>
    </style:style>
    <style:style style:name="T7496" style:parent-style-name="Domyślnaczcionkaakapitu" style:family="text">
      <style:text-properties fo:background-color="#80FFFF"/>
    </style:style>
    <style:style style:name="T7497" style:parent-style-name="Domyślnaczcionkaakapitu" style:family="text">
      <style:text-properties fo:background-color="#80FFFF"/>
    </style:style>
    <style:style style:name="T7498" style:parent-style-name="Domyślnaczcionkaakapitu" style:family="text">
      <style:text-properties fo:background-color="#80FFFF"/>
    </style:style>
    <style:style style:name="T7499" style:parent-style-name="Domyślnaczcionkaakapitu" style:family="text">
      <style:text-properties fo:background-color="#80FFFF"/>
    </style:style>
    <style:style style:name="T7500" style:parent-style-name="Domyślnaczcionkaakapitu" style:family="text">
      <style:text-properties fo:background-color="#80FFFF"/>
    </style:style>
    <style:style style:name="T7501" style:parent-style-name="Domyślnaczcionkaakapitu" style:family="text">
      <style:text-properties fo:background-color="#80FFFF"/>
    </style:style>
    <style:style style:name="T7502" style:parent-style-name="Domyślnaczcionkaakapitu" style:family="text">
      <style:text-properties fo:background-color="#80FFFF"/>
    </style:style>
    <style:style style:name="T7503" style:parent-style-name="Domyślnaczcionkaakapitu" style:family="text">
      <style:text-properties fo:background-color="#80FFFF"/>
    </style:style>
    <style:style style:name="T7504" style:parent-style-name="Domyślnaczcionkaakapitu" style:family="text">
      <style:text-properties fo:background-color="#80FFFF"/>
    </style:style>
    <style:style style:name="T7505" style:parent-style-name="Domyślnaczcionkaakapitu" style:family="text">
      <style:text-properties fo:background-color="#80FFFF"/>
    </style:style>
    <style:style style:name="P7506" style:parent-style-name="Normalny" style:family="paragraph">
      <style:paragraph-properties fo:text-align="justify" fo:line-height="150%">
        <style:tab-stops>
          <style:tab-stop style:type="left" style:position="1.2513in"/>
        </style:tab-stops>
      </style:paragraph-properties>
    </style:style>
    <style:style style:name="T7507" style:parent-style-name="Domyślnaczcionkaakapitu" style:family="text">
      <style:text-properties style:text-underline-type="single" style:text-underline-style="solid" style:text-underline-width="auto" style:text-underline-mode="continuous"/>
    </style:style>
    <style:style style:name="T7508" style:parent-style-name="Domyślnaczcionkaakapitu" style:family="text">
      <style:text-properties fo:background-color="#80FFFF" style:text-underline-type="single" style:text-underline-style="solid" style:text-underline-width="auto" style:text-underline-mode="continuous"/>
    </style:style>
    <style:style style:name="T7509" style:parent-style-name="Domyślnaczcionkaakapitu" style:family="text">
      <style:text-properties style:text-underline-type="single" style:text-underline-style="solid" style:text-underline-width="auto" style:text-underline-mode="continuous"/>
    </style:style>
    <style:style style:name="P7510" style:parent-style-name="Normalny" style:family="paragraph">
      <style:paragraph-properties fo:text-align="justify" fo:line-height="150%" fo:text-indent="0.2479in">
        <style:tab-stops>
          <style:tab-stop style:type="left" style:position="1.2513in"/>
        </style:tab-stops>
      </style:paragraph-properties>
    </style:style>
    <style:style style:name="T7511" style:parent-style-name="Domyślnaczcionkaakapitu" style:family="text">
      <style:text-properties fo:background-color="#80FFFF"/>
    </style:style>
    <style:style style:name="P7512" style:parent-style-name="Normalny" style:family="paragraph">
      <style:paragraph-properties fo:text-align="justify" fo:line-height="150%"/>
    </style:style>
    <style:style style:name="T7513" style:parent-style-name="Domyślnaczcionkaakapitu" style:family="text">
      <style:text-properties style:text-underline-type="single" style:text-underline-style="solid" style:text-underline-width="auto" style:text-underline-mode="continuous"/>
    </style:style>
    <style:style style:name="P7514" style:parent-style-name="Normalny" style:family="paragraph">
      <style:paragraph-properties fo:text-align="justify" fo:line-height="150%" fo:text-indent="0.2479in"/>
    </style:style>
    <style:style style:name="T7515" style:parent-style-name="Domyślnaczcionkaakapitu" style:family="text">
      <style:text-properties fo:background-color="#80FFFF"/>
    </style:style>
    <style:style style:name="T7516" style:parent-style-name="Domyślnaczcionkaakapitu" style:family="text">
      <style:text-properties fo:background-color="#80FFFF"/>
    </style:style>
    <style:style style:name="T7517" style:parent-style-name="Domyślnaczcionkaakapitu" style:family="text">
      <style:text-properties fo:background-color="#80FFFF"/>
    </style:style>
    <style:style style:name="P7518" style:parent-style-name="Normalny" style:family="paragraph">
      <style:paragraph-properties fo:text-align="justify" fo:line-height="150%"/>
    </style:style>
    <style:style style:name="T7519" style:parent-style-name="Domyślnaczcionkaakapitu" style:family="text">
      <style:text-properties style:text-underline-type="single" style:text-underline-style="solid" style:text-underline-width="auto" style:text-underline-mode="continuous"/>
    </style:style>
    <style:style style:name="P7520" style:parent-style-name="Normalny" style:family="paragraph">
      <style:paragraph-properties fo:text-align="justify" fo:line-height="150%" fo:text-indent="0.2479in"/>
    </style:style>
    <style:style style:name="T7521" style:parent-style-name="Domyślnaczcionkaakapitu" style:family="text">
      <style:text-properties fo:background-color="#80FFFF"/>
    </style:style>
    <style:style style:name="T7522" style:parent-style-name="Domyślnaczcionkaakapitu" style:family="text">
      <style:text-properties fo:background-color="#80FFFF"/>
    </style:style>
    <style:style style:name="T7523" style:parent-style-name="Domyślnaczcionkaakapitu" style:family="text">
      <style:text-properties fo:background-color="#80FFFF"/>
    </style:style>
    <style:style style:name="T7524" style:parent-style-name="Domyślnaczcionkaakapitu" style:family="text">
      <style:text-properties fo:background-color="#80FFFF"/>
    </style:style>
    <style:style style:name="T7525" style:parent-style-name="Domyślnaczcionkaakapitu" style:family="text">
      <style:text-properties fo:background-color="#80FFFF"/>
    </style:style>
    <style:style style:name="T7526" style:parent-style-name="Domyślnaczcionkaakapitu" style:family="text">
      <style:text-properties fo:background-color="#80FFFF"/>
    </style:style>
    <style:style style:name="P7527" style:parent-style-name="Normalny" style:family="paragraph">
      <style:paragraph-properties fo:text-align="justify" fo:line-height="150%"/>
    </style:style>
    <style:style style:name="T7528" style:parent-style-name="Domyślnaczcionkaakapitu" style:family="text">
      <style:text-properties style:text-underline-type="single" style:text-underline-style="solid" style:text-underline-width="auto" style:text-underline-mode="continuous"/>
    </style:style>
    <style:style style:name="T7529" style:parent-style-name="Domyślnaczcionkaakapitu" style:family="text">
      <style:text-properties fo:background-color="#80FFFF" style:text-underline-type="single" style:text-underline-style="solid" style:text-underline-width="auto" style:text-underline-mode="continuous"/>
    </style:style>
    <style:style style:name="T7530" style:parent-style-name="Domyślnaczcionkaakapitu" style:family="text">
      <style:text-properties style:text-underline-type="single" style:text-underline-style="solid" style:text-underline-width="auto" style:text-underline-mode="continuous"/>
    </style:style>
    <style:style style:name="P7531" style:parent-style-name="Normalny" style:family="paragraph">
      <style:paragraph-properties fo:text-align="justify" fo:line-height="150%" fo:text-indent="0.2479in"/>
    </style:style>
    <style:style style:name="T7532" style:parent-style-name="Domyślnaczcionkaakapitu" style:family="text">
      <style:text-properties fo:background-color="#80FFFF"/>
    </style:style>
    <style:style style:name="T7533" style:parent-style-name="Domyślnaczcionkaakapitu" style:family="text">
      <style:text-properties fo:background-color="#80FFFF"/>
    </style:style>
    <style:style style:name="T7534" style:parent-style-name="Domyślnaczcionkaakapitu" style:family="text">
      <style:text-properties fo:background-color="#80FFFF"/>
    </style:style>
    <style:style style:name="P7535" style:parent-style-name="Normalny" style:family="paragraph">
      <style:paragraph-properties fo:text-align="justify" fo:line-height="150%"/>
    </style:style>
    <style:style style:name="T7536" style:parent-style-name="Domyślnaczcionkaakapitu" style:family="text">
      <style:text-properties style:text-underline-type="single" style:text-underline-style="solid" style:text-underline-width="auto" style:text-underline-mode="continuous"/>
    </style:style>
    <style:style style:name="P7537" style:parent-style-name="Normalny" style:family="paragraph">
      <style:paragraph-properties fo:text-align="justify" fo:line-height="150%" fo:text-indent="0.2479in"/>
    </style:style>
    <style:style style:name="T7538" style:parent-style-name="Domyślnaczcionkaakapitu" style:family="text">
      <style:text-properties fo:background-color="#80FFFF"/>
    </style:style>
    <style:style style:name="P7539" style:parent-style-name="Normalny" style:family="paragraph">
      <style:paragraph-properties fo:text-align="justify" fo:line-height="150%"/>
    </style:style>
    <style:style style:name="T7540" style:parent-style-name="Domyślnaczcionkaakapitu" style:family="text">
      <style:text-properties style:text-underline-type="single" style:text-underline-style="solid" style:text-underline-width="auto" style:text-underline-mode="continuous"/>
    </style:style>
    <style:style style:name="T7541" style:parent-style-name="Domyślnaczcionkaakapitu" style:family="text">
      <style:text-properties fo:background-color="#80FFFF" style:text-underline-type="single" style:text-underline-style="solid" style:text-underline-width="auto" style:text-underline-mode="continuous"/>
    </style:style>
    <style:style style:name="T7542" style:parent-style-name="Domyślnaczcionkaakapitu" style:family="text">
      <style:text-properties style:text-underline-type="single" style:text-underline-style="solid" style:text-underline-width="auto" style:text-underline-mode="continuous"/>
    </style:style>
    <style:style style:name="P7543" style:parent-style-name="Normalny" style:family="paragraph">
      <style:paragraph-properties fo:text-align="justify" fo:line-height="150%" fo:text-indent="0.2479in"/>
    </style:style>
    <style:style style:name="T7544" style:parent-style-name="Domyślnaczcionkaakapitu" style:family="text">
      <style:text-properties fo:background-color="#80FFFF"/>
    </style:style>
    <style:style style:name="T7545" style:parent-style-name="Domyślnaczcionkaakapitu" style:family="text">
      <style:text-properties fo:background-color="#80FFFF"/>
    </style:style>
    <style:style style:name="T7546" style:parent-style-name="Domyślnaczcionkaakapitu" style:family="text">
      <style:text-properties fo:background-color="#80FFFF"/>
    </style:style>
    <style:style style:name="T7547" style:parent-style-name="Domyślnaczcionkaakapitu" style:family="text">
      <style:text-properties fo:background-color="#80FFFF"/>
    </style:style>
    <style:style style:name="T7548" style:parent-style-name="Domyślnaczcionkaakapitu" style:family="text">
      <style:text-properties fo:background-color="#80FFFF"/>
    </style:style>
    <style:style style:name="T7549" style:parent-style-name="Domyślnaczcionkaakapitu" style:family="text">
      <style:text-properties fo:background-color="#80FFFF"/>
    </style:style>
    <style:style style:name="T7550" style:parent-style-name="Domyślnaczcionkaakapitu" style:family="text">
      <style:text-properties fo:background-color="#80FFFF"/>
    </style:style>
    <style:style style:name="T7551" style:parent-style-name="Domyślnaczcionkaakapitu" style:family="text">
      <style:text-properties fo:background-color="#80FFFF"/>
    </style:style>
    <style:style style:name="T7552" style:parent-style-name="Domyślnaczcionkaakapitu" style:family="text">
      <style:text-properties fo:background-color="#80FFFF"/>
    </style:style>
    <style:style style:name="T7553" style:parent-style-name="Domyślnaczcionkaakapitu" style:family="text">
      <style:text-properties fo:background-color="#80FFFF"/>
    </style:style>
    <style:style style:name="T7554" style:parent-style-name="Domyślnaczcionkaakapitu" style:family="text">
      <style:text-properties fo:background-color="#80FFFF"/>
    </style:style>
    <style:style style:name="T7555" style:parent-style-name="Domyślnaczcionkaakapitu" style:family="text">
      <style:text-properties fo:background-color="#80FFFF"/>
    </style:style>
    <style:style style:name="P7556" style:parent-style-name="Normalny" style:family="paragraph">
      <style:paragraph-properties fo:text-align="justify" fo:line-height="150%" fo:text-indent="0.2479in"/>
    </style:style>
    <style:style style:name="T7557" style:parent-style-name="Domyślnaczcionkaakapitu" style:family="text">
      <style:text-properties fo:background-color="#80FFFF"/>
    </style:style>
    <style:style style:name="P7558" style:parent-style-name="Normalny" style:family="paragraph">
      <style:paragraph-properties fo:text-align="justify" fo:line-height="150%"/>
    </style:style>
    <style:style style:name="T7559" style:parent-style-name="Domyślnaczcionkaakapitu" style:family="text">
      <style:text-properties style:text-underline-type="single" style:text-underline-style="solid" style:text-underline-width="auto" style:text-underline-mode="continuous"/>
    </style:style>
    <style:style style:name="T7560" style:parent-style-name="Domyślnaczcionkaakapitu" style:family="text">
      <style:text-properties fo:background-color="#80FFFF" style:text-underline-type="single" style:text-underline-style="solid" style:text-underline-width="auto" style:text-underline-mode="continuous"/>
    </style:style>
    <style:style style:name="T7561" style:parent-style-name="Domyślnaczcionkaakapitu" style:family="text">
      <style:text-properties style:text-underline-type="single" style:text-underline-style="solid" style:text-underline-width="auto" style:text-underline-mode="continuous"/>
    </style:style>
    <style:style style:name="T7562" style:parent-style-name="Domyślnaczcionkaakapitu" style:family="text">
      <style:text-properties fo:background-color="#80FFFF" style:text-underline-type="single" style:text-underline-style="solid" style:text-underline-width="auto" style:text-underline-mode="continuous"/>
    </style:style>
    <style:style style:name="T7563" style:parent-style-name="Domyślnaczcionkaakapitu" style:family="text">
      <style:text-properties style:text-underline-type="single" style:text-underline-style="solid" style:text-underline-width="auto" style:text-underline-mode="continuous"/>
    </style:style>
    <style:style style:name="T7564" style:parent-style-name="Domyślnaczcionkaakapitu" style:family="text">
      <style:text-properties fo:background-color="#80FFFF" style:text-underline-type="single" style:text-underline-style="solid" style:text-underline-width="auto" style:text-underline-mode="continuous"/>
    </style:style>
    <style:style style:name="P7565" style:parent-style-name="Normalny" style:family="paragraph">
      <style:paragraph-properties fo:text-align="justify" fo:line-height="150%" fo:text-indent="0.2479in"/>
    </style:style>
    <style:style style:name="T7566" style:parent-style-name="Domyślnaczcionkaakapitu" style:family="text">
      <style:text-properties fo:background-color="#80FFFF"/>
    </style:style>
    <style:style style:name="T7567" style:parent-style-name="Domyślnaczcionkaakapitu" style:family="text">
      <style:text-properties fo:background-color="#80FFFF"/>
    </style:style>
    <style:style style:name="T7568" style:parent-style-name="Domyślnaczcionkaakapitu" style:family="text">
      <style:text-properties fo:background-color="#80FFFF"/>
    </style:style>
    <style:style style:name="T7569" style:parent-style-name="Domyślnaczcionkaakapitu" style:family="text">
      <style:text-properties fo:background-color="#80FFFF"/>
    </style:style>
    <style:style style:name="P7570" style:parent-style-name="Normalny" style:family="paragraph">
      <style:paragraph-properties fo:text-align="justify" fo:line-height="150%"/>
    </style:style>
    <style:style style:name="T7571" style:parent-style-name="Domyślnaczcionkaakapitu" style:family="text">
      <style:text-properties fo:background-color="#80FFFF" style:text-underline-type="single" style:text-underline-style="solid" style:text-underline-width="auto" style:text-underline-mode="continuous"/>
    </style:style>
    <style:style style:name="T7572" style:parent-style-name="Domyślnaczcionkaakapitu" style:family="text">
      <style:text-properties style:text-underline-type="single" style:text-underline-style="solid" style:text-underline-width="auto" style:text-underline-mode="continuous"/>
    </style:style>
    <style:style style:name="T7573" style:parent-style-name="Domyślnaczcionkaakapitu" style:family="text">
      <style:text-properties fo:background-color="#80FFFF" style:text-underline-type="single" style:text-underline-style="solid" style:text-underline-width="auto" style:text-underline-mode="continuous"/>
    </style:style>
    <style:style style:name="T7574" style:parent-style-name="Domyślnaczcionkaakapitu" style:family="text">
      <style:text-properties fo:background-color="#80FFFF"/>
    </style:style>
    <style:style style:name="P7575" style:parent-style-name="Normalny" style:family="paragraph">
      <style:paragraph-properties fo:text-align="justify" fo:line-height="150%" fo:text-indent="0.2479in"/>
    </style:style>
    <style:style style:name="T7576" style:parent-style-name="Domyślnaczcionkaakapitu" style:family="text">
      <style:text-properties fo:background-color="#80FFFF"/>
    </style:style>
    <style:style style:name="T7577" style:parent-style-name="Domyślnaczcionkaakapitu" style:family="text">
      <style:text-properties fo:background-color="#80FFFF"/>
    </style:style>
    <style:style style:name="T7578" style:parent-style-name="Domyślnaczcionkaakapitu" style:family="text">
      <style:text-properties fo:background-color="#80FFFF"/>
    </style:style>
    <style:style style:name="T7579" style:parent-style-name="Domyślnaczcionkaakapitu" style:family="text">
      <style:text-properties fo:background-color="#80FFFF"/>
    </style:style>
    <style:style style:name="T7580" style:parent-style-name="Domyślnaczcionkaakapitu" style:family="text">
      <style:text-properties fo:background-color="#80FFFF"/>
    </style:style>
    <style:style style:name="T7581" style:parent-style-name="Domyślnaczcionkaakapitu" style:family="text">
      <style:text-properties fo:background-color="#80FFFF"/>
    </style:style>
    <style:style style:name="T7582" style:parent-style-name="Domyślnaczcionkaakapitu" style:family="text">
      <style:text-properties fo:background-color="#80FFFF"/>
    </style:style>
    <style:style style:name="T7583" style:parent-style-name="Domyślnaczcionkaakapitu" style:family="text">
      <style:text-properties fo:background-color="#80FFFF"/>
    </style:style>
    <style:style style:name="T7584" style:parent-style-name="Domyślnaczcionkaakapitu" style:family="text">
      <style:text-properties fo:background-color="#80FFFF"/>
    </style:style>
    <style:style style:name="T7585" style:parent-style-name="Domyślnaczcionkaakapitu" style:family="text">
      <style:text-properties fo:background-color="#80FFFF"/>
    </style:style>
    <style:style style:name="T7586" style:parent-style-name="Domyślnaczcionkaakapitu" style:family="text">
      <style:text-properties fo:background-color="#80FFFF"/>
    </style:style>
    <style:style style:name="T7587" style:parent-style-name="Domyślnaczcionkaakapitu" style:family="text">
      <style:text-properties fo:background-color="#80FFFF"/>
    </style:style>
    <style:style style:name="T7588" style:parent-style-name="Domyślnaczcionkaakapitu" style:family="text">
      <style:text-properties fo:background-color="#80FFFF"/>
    </style:style>
    <style:style style:name="T7589" style:parent-style-name="Domyślnaczcionkaakapitu" style:family="text">
      <style:text-properties fo:background-color="#80FFFF"/>
    </style:style>
    <style:style style:name="P7590" style:parent-style-name="Normalny" style:family="paragraph">
      <style:paragraph-properties fo:text-align="justify" fo:line-height="150%" fo:text-indent="0.2479in"/>
    </style:style>
    <style:style style:name="P7591" style:parent-style-name="Normalny" style:family="paragraph">
      <style:paragraph-properties fo:text-align="justify" fo:line-height="150%"/>
    </style:style>
    <style:style style:name="T7592" style:parent-style-name="Domyślnaczcionkaakapitu" style:family="text">
      <style:text-properties style:text-underline-type="single" style:text-underline-style="solid" style:text-underline-width="auto" style:text-underline-mode="continuous"/>
    </style:style>
    <style:style style:name="P7593" style:parent-style-name="Normalny" style:family="paragraph">
      <style:paragraph-properties fo:text-align="justify" fo:line-height="150%" fo:text-indent="0.2479in"/>
    </style:style>
    <style:style style:name="T7594" style:parent-style-name="Domyślnaczcionkaakapitu" style:family="text">
      <style:text-properties fo:background-color="#80FFFF"/>
    </style:style>
    <style:style style:name="T7595" style:parent-style-name="Domyślnaczcionkaakapitu" style:family="text">
      <style:text-properties fo:background-color="#80FFFF"/>
    </style:style>
    <style:style style:name="T7596" style:parent-style-name="Domyślnaczcionkaakapitu" style:family="text">
      <style:text-properties fo:background-color="#80FFFF"/>
    </style:style>
    <style:style style:name="T7597" style:parent-style-name="Domyślnaczcionkaakapitu" style:family="text">
      <style:text-properties fo:background-color="#80FFFF"/>
    </style:style>
    <style:style style:name="T7598" style:parent-style-name="Domyślnaczcionkaakapitu" style:family="text">
      <style:text-properties fo:background-color="#80FFFF"/>
    </style:style>
    <style:style style:name="T7599" style:parent-style-name="Domyślnaczcionkaakapitu" style:family="text">
      <style:text-properties fo:background-color="#80FFFF"/>
    </style:style>
    <style:style style:name="P7600" style:parent-style-name="Normalny" style:family="paragraph">
      <style:paragraph-properties fo:text-align="justify" fo:line-height="150%"/>
    </style:style>
    <style:style style:name="T7601" style:parent-style-name="Domyślnaczcionkaakapitu" style:family="text">
      <style:text-properties style:text-underline-type="single" style:text-underline-style="solid" style:text-underline-width="auto" style:text-underline-mode="continuous"/>
    </style:style>
    <style:style style:name="T7602" style:parent-style-name="Domyślnaczcionkaakapitu" style:family="text">
      <style:text-properties fo:background-color="#80FFFF" style:text-underline-type="single" style:text-underline-style="solid" style:text-underline-width="auto" style:text-underline-mode="continuous"/>
    </style:style>
    <style:style style:name="T7603" style:parent-style-name="Domyślnaczcionkaakapitu" style:family="text">
      <style:text-properties style:text-underline-type="single" style:text-underline-style="solid" style:text-underline-width="auto" style:text-underline-mode="continuous"/>
    </style:style>
    <style:style style:name="P7604" style:parent-style-name="Normalny" style:family="paragraph">
      <style:paragraph-properties fo:text-align="justify" fo:line-height="150%" fo:text-indent="0.2479in"/>
    </style:style>
    <style:style style:name="T7605" style:parent-style-name="Domyślnaczcionkaakapitu" style:family="text">
      <style:text-properties fo:background-color="#80FFFF"/>
    </style:style>
    <style:style style:name="T7606" style:parent-style-name="Domyślnaczcionkaakapitu" style:family="text">
      <style:text-properties fo:background-color="#80FFFF"/>
    </style:style>
    <style:style style:name="P7607" style:parent-style-name="Normalny" style:family="paragraph">
      <style:paragraph-properties fo:text-align="justify" fo:line-height="150%" fo:text-indent="0.2479in"/>
    </style:style>
    <style:style style:name="T7608" style:parent-style-name="Domyślnaczcionkaakapitu" style:family="text">
      <style:text-properties fo:background-color="#80FFFF"/>
    </style:style>
    <style:style style:name="T7609" style:parent-style-name="Domyślnaczcionkaakapitu" style:family="text">
      <style:text-properties fo:background-color="#80FFFF"/>
    </style:style>
    <style:style style:name="P7610" style:parent-style-name="Normalny" style:family="paragraph">
      <style:paragraph-properties fo:text-align="justify" fo:line-height="150%" fo:text-indent="0.2479in"/>
    </style:style>
    <style:style style:name="T7611" style:parent-style-name="Domyślnaczcionkaakapitu" style:family="text">
      <style:text-properties fo:background-color="#80FFFF"/>
    </style:style>
    <style:style style:name="T7612" style:parent-style-name="Domyślnaczcionkaakapitu" style:family="text">
      <style:text-properties fo:background-color="#80FFFF"/>
    </style:style>
    <style:style style:name="T7613" style:parent-style-name="Domyślnaczcionkaakapitu" style:family="text">
      <style:text-properties fo:background-color="#80FFFF"/>
    </style:style>
    <style:style style:name="T7614" style:parent-style-name="Domyślnaczcionkaakapitu" style:family="text">
      <style:text-properties fo:background-color="#80FFFF"/>
    </style:style>
    <style:style style:name="T7615" style:parent-style-name="Domyślnaczcionkaakapitu" style:family="text">
      <style:text-properties fo:background-color="#80FFFF"/>
    </style:style>
    <style:style style:name="T7616" style:parent-style-name="Domyślnaczcionkaakapitu" style:family="text">
      <style:text-properties fo:background-color="#80FFFF"/>
    </style:style>
    <style:style style:name="T7617" style:parent-style-name="Domyślnaczcionkaakapitu" style:family="text">
      <style:text-properties fo:background-color="#80FFFF"/>
    </style:style>
    <style:style style:name="T7618" style:parent-style-name="Domyślnaczcionkaakapitu" style:family="text">
      <style:text-properties fo:background-color="#80FFFF"/>
    </style:style>
    <style:style style:name="T7619" style:parent-style-name="Domyślnaczcionkaakapitu" style:family="text">
      <style:text-properties fo:background-color="#80FFFF"/>
    </style:style>
    <style:style style:name="P7620" style:parent-style-name="Normalny" style:family="paragraph">
      <style:paragraph-properties fo:text-align="justify" fo:line-height="150%" fo:text-indent="0.2479in"/>
    </style:style>
    <style:style style:name="T7621" style:parent-style-name="Domyślnaczcionkaakapitu" style:family="text">
      <style:text-properties fo:background-color="#80FFFF"/>
    </style:style>
    <style:style style:name="T7622" style:parent-style-name="Domyślnaczcionkaakapitu" style:family="text">
      <style:text-properties fo:background-color="#80FFFF"/>
    </style:style>
    <style:style style:name="T7623" style:parent-style-name="Domyślnaczcionkaakapitu" style:family="text">
      <style:text-properties fo:background-color="#80FFFF"/>
    </style:style>
    <style:style style:name="T7624" style:parent-style-name="Domyślnaczcionkaakapitu" style:family="text">
      <style:text-properties fo:background-color="#80FFFF"/>
    </style:style>
    <style:style style:name="T7625" style:parent-style-name="Domyślnaczcionkaakapitu" style:family="text">
      <style:text-properties fo:background-color="#80FFFF"/>
    </style:style>
    <style:style style:name="T7626" style:parent-style-name="Domyślnaczcionkaakapitu" style:family="text">
      <style:text-properties fo:background-color="#80FFFF"/>
    </style:style>
    <style:style style:name="T7627" style:parent-style-name="Domyślnaczcionkaakapitu" style:family="text">
      <style:text-properties fo:background-color="#80FFFF"/>
    </style:style>
    <style:style style:name="T7628" style:parent-style-name="Domyślnaczcionkaakapitu" style:family="text">
      <style:text-properties fo:background-color="#80FFFF"/>
    </style:style>
    <style:style style:name="T7629" style:parent-style-name="Domyślnaczcionkaakapitu" style:family="text">
      <style:text-properties fo:background-color="#80FFFF"/>
    </style:style>
    <style:style style:name="T7630" style:parent-style-name="Domyślnaczcionkaakapitu" style:family="text">
      <style:text-properties fo:background-color="#80FFFF"/>
    </style:style>
    <style:style style:name="T7631" style:parent-style-name="Domyślnaczcionkaakapitu" style:family="text">
      <style:text-properties fo:background-color="#80FFFF"/>
    </style:style>
    <style:style style:name="T7632" style:parent-style-name="Domyślnaczcionkaakapitu" style:family="text">
      <style:text-properties fo:background-color="#80FFFF"/>
    </style:style>
    <style:style style:name="T7633" style:parent-style-name="Domyślnaczcionkaakapitu" style:family="text">
      <style:text-properties fo:background-color="#80FFFF"/>
    </style:style>
    <style:style style:name="T7634" style:parent-style-name="Domyślnaczcionkaakapitu" style:family="text">
      <style:text-properties fo:background-color="#80FFFF"/>
    </style:style>
    <style:style style:name="T7635" style:parent-style-name="Domyślnaczcionkaakapitu" style:family="text">
      <style:text-properties fo:background-color="#80FFFF"/>
    </style:style>
    <style:style style:name="T7636" style:parent-style-name="Domyślnaczcionkaakapitu" style:family="text">
      <style:text-properties fo:background-color="#80FFFF"/>
    </style:style>
    <style:style style:name="T7637" style:parent-style-name="Domyślnaczcionkaakapitu" style:family="text">
      <style:text-properties fo:background-color="#80FFFF"/>
    </style:style>
    <style:style style:name="T7638" style:parent-style-name="Domyślnaczcionkaakapitu" style:family="text">
      <style:text-properties fo:background-color="#80FFFF"/>
    </style:style>
    <style:style style:name="T7639" style:parent-style-name="Domyślnaczcionkaakapitu" style:family="text">
      <style:text-properties fo:background-color="#80FFFF"/>
    </style:style>
    <style:style style:name="T7640" style:parent-style-name="Domyślnaczcionkaakapitu" style:family="text">
      <style:text-properties fo:background-color="#80FFFF"/>
    </style:style>
    <style:style style:name="T7641" style:parent-style-name="Domyślnaczcionkaakapitu" style:family="text">
      <style:text-properties fo:background-color="#80FFFF"/>
    </style:style>
    <style:style style:name="T7642" style:parent-style-name="Domyślnaczcionkaakapitu" style:family="text">
      <style:text-properties fo:background-color="#80FFFF"/>
    </style:style>
    <style:style style:name="T7643" style:parent-style-name="Domyślnaczcionkaakapitu" style:family="text">
      <style:text-properties fo:background-color="#80FFFF"/>
    </style:style>
    <style:style style:name="T7644" style:parent-style-name="Domyślnaczcionkaakapitu" style:family="text">
      <style:text-properties fo:background-color="#80FFFF"/>
    </style:style>
    <style:style style:name="T7645" style:parent-style-name="Domyślnaczcionkaakapitu" style:family="text">
      <style:text-properties fo:background-color="#80FFFF"/>
    </style:style>
    <style:style style:name="P7646" style:parent-style-name="Normalny" style:family="paragraph">
      <style:paragraph-properties fo:text-align="justify" fo:line-height="150%" fo:text-indent="0.2479in"/>
    </style:style>
    <style:style style:name="T7647" style:parent-style-name="Domyślnaczcionkaakapitu" style:family="text">
      <style:text-properties fo:background-color="#80FFFF"/>
    </style:style>
    <style:style style:name="T7648" style:parent-style-name="Domyślnaczcionkaakapitu" style:family="text">
      <style:text-properties fo:background-color="#80FFFF"/>
    </style:style>
    <style:style style:name="T7649" style:parent-style-name="Domyślnaczcionkaakapitu" style:family="text">
      <style:text-properties fo:background-color="#80FFFF"/>
    </style:style>
    <style:style style:name="T7650" style:parent-style-name="Domyślnaczcionkaakapitu" style:family="text">
      <style:text-properties fo:background-color="#80FFFF"/>
    </style:style>
    <style:style style:name="T7651" style:parent-style-name="Domyślnaczcionkaakapitu" style:family="text">
      <style:text-properties fo:background-color="#80FFFF"/>
    </style:style>
    <style:style style:name="T7652" style:parent-style-name="Domyślnaczcionkaakapitu" style:family="text">
      <style:text-properties fo:background-color="#80FFFF"/>
    </style:style>
    <style:style style:name="T7653" style:parent-style-name="Domyślnaczcionkaakapitu" style:family="text">
      <style:text-properties fo:background-color="#80FFFF"/>
    </style:style>
    <style:style style:name="P7654" style:parent-style-name="Normalny" style:family="paragraph">
      <style:paragraph-properties fo:text-align="justify" fo:line-height="150%" fo:text-indent="0.2479in"/>
    </style:style>
    <style:style style:name="T7655" style:parent-style-name="Domyślnaczcionkaakapitu" style:family="text">
      <style:text-properties fo:background-color="#80FFFF"/>
    </style:style>
    <style:style style:name="T7656" style:parent-style-name="Domyślnaczcionkaakapitu" style:family="text">
      <style:text-properties fo:background-color="#80FFFF"/>
    </style:style>
    <style:style style:name="T7657" style:parent-style-name="Domyślnaczcionkaakapitu" style:family="text">
      <style:text-properties fo:background-color="#80FFFF"/>
    </style:style>
    <style:style style:name="T7658" style:parent-style-name="Domyślnaczcionkaakapitu" style:family="text">
      <style:text-properties fo:background-color="#80FFFF"/>
    </style:style>
    <style:style style:name="T7659" style:parent-style-name="Domyślnaczcionkaakapitu" style:family="text">
      <style:text-properties fo:background-color="#80FFFF"/>
    </style:style>
    <style:style style:name="T7660" style:parent-style-name="Domyślnaczcionkaakapitu" style:family="text">
      <style:text-properties fo:background-color="#80FFFF"/>
    </style:style>
    <style:style style:name="T7661" style:parent-style-name="Domyślnaczcionkaakapitu" style:family="text">
      <style:text-properties fo:background-color="#80FFFF"/>
    </style:style>
    <style:style style:name="T7662" style:parent-style-name="Domyślnaczcionkaakapitu" style:family="text">
      <style:text-properties fo:background-color="#80FFFF"/>
    </style:style>
    <style:style style:name="T7663" style:parent-style-name="Domyślnaczcionkaakapitu" style:family="text">
      <style:text-properties fo:background-color="#80FFFF"/>
    </style:style>
    <style:style style:name="T7664" style:parent-style-name="Domyślnaczcionkaakapitu" style:family="text">
      <style:text-properties fo:background-color="#80FFFF"/>
    </style:style>
    <style:style style:name="T7665" style:parent-style-name="Domyślnaczcionkaakapitu" style:family="text">
      <style:text-properties fo:background-color="#80FFFF"/>
    </style:style>
    <style:style style:name="P7666" style:parent-style-name="Normalny" style:family="paragraph">
      <style:paragraph-properties fo:text-align="justify" fo:line-height="150%"/>
    </style:style>
    <style:style style:name="T7667" style:parent-style-name="Domyślnaczcionkaakapitu" style:family="text">
      <style:text-properties fo:background-color="#80FFFF"/>
    </style:style>
    <style:style style:name="T7668" style:parent-style-name="Domyślnaczcionkaakapitu" style:family="text">
      <style:text-properties fo:background-color="#80FFFF"/>
    </style:style>
    <style:style style:name="T7669" style:parent-style-name="Domyślnaczcionkaakapitu" style:family="text">
      <style:text-properties fo:background-color="#80FFFF"/>
    </style:style>
    <style:style style:name="P7670" style:parent-style-name="Normalny" style:family="paragraph">
      <style:paragraph-properties fo:text-align="justify" fo:line-height="150%"/>
    </style:style>
    <style:style style:name="T7671" style:parent-style-name="Domyślnaczcionkaakapitu" style:family="text">
      <style:text-properties style:text-underline-type="single" style:text-underline-style="solid" style:text-underline-width="auto" style:text-underline-mode="continuous"/>
    </style:style>
    <style:style style:name="P7672" style:parent-style-name="Normalny" style:family="paragraph">
      <style:paragraph-properties fo:text-align="justify" fo:line-height="150%" fo:text-indent="0.2479in"/>
    </style:style>
    <style:style style:name="P7673" style:parent-style-name="Normalny" style:family="paragraph">
      <style:paragraph-properties fo:text-align="justify" fo:line-height="150%"/>
    </style:style>
    <style:style style:name="T7674" style:parent-style-name="Domyślnaczcionkaakapitu" style:family="text">
      <style:text-properties style:text-underline-type="single" style:text-underline-style="solid" style:text-underline-width="auto" style:text-underline-mode="continuous"/>
    </style:style>
    <style:style style:name="P7675" style:parent-style-name="Normalny" style:family="paragraph">
      <style:paragraph-properties fo:text-align="justify" fo:line-height="150%" fo:text-indent="0.2479in">
        <style:tab-stops>
          <style:tab-stop style:type="left" style:leader-style="dash" style:leader-text="-" style:position="1.9319in"/>
          <style:tab-stop style:type="left" style:leader-style="dash" style:leader-text="-" style:position="2.0805in"/>
          <style:tab-stop style:type="left" style:leader-style="dash" style:leader-text="-" style:position="2.818in"/>
        </style:tab-stops>
      </style:paragraph-properties>
    </style:style>
    <style:style style:name="T7676" style:parent-style-name="Domyślnaczcionkaakapitu" style:family="text">
      <style:text-properties fo:background-color="#80FFFF"/>
    </style:style>
    <style:style style:name="T7677" style:parent-style-name="Domyślnaczcionkaakapitu" style:family="text">
      <style:text-properties fo:background-color="#80FFFF"/>
    </style:style>
    <style:style style:name="T7678" style:parent-style-name="Domyślnaczcionkaakapitu" style:family="text">
      <style:text-properties fo:background-color="#80FFFF"/>
    </style:style>
    <style:style style:name="T7679" style:parent-style-name="Domyślnaczcionkaakapitu" style:family="text">
      <style:text-properties fo:background-color="#80FFFF"/>
    </style:style>
    <style:style style:name="T7680" style:parent-style-name="Domyślnaczcionkaakapitu" style:family="text">
      <style:text-properties fo:background-color="#80FFFF"/>
    </style:style>
    <style:style style:name="T7681" style:parent-style-name="Domyślnaczcionkaakapitu" style:family="text">
      <style:text-properties fo:background-color="#80FFFF"/>
    </style:style>
    <style:style style:name="T7682" style:parent-style-name="Domyślnaczcionkaakapitu" style:family="text">
      <style:text-properties fo:background-color="#80FFFF"/>
    </style:style>
    <style:style style:name="T7683" style:parent-style-name="Domyślnaczcionkaakapitu" style:family="text">
      <style:text-properties fo:background-color="#80FFFF"/>
    </style:style>
    <style:style style:name="P7684" style:parent-style-name="Normalny" style:family="paragraph">
      <style:paragraph-properties fo:text-align="justify" fo:line-height="150%" fo:text-indent="0.2479in"/>
    </style:style>
    <style:style style:name="T7685" style:parent-style-name="Domyślnaczcionkaakapitu" style:family="text">
      <style:text-properties fo:background-color="#80FFFF"/>
    </style:style>
    <style:style style:name="T7686" style:parent-style-name="Domyślnaczcionkaakapitu" style:family="text">
      <style:text-properties fo:background-color="#80FFFF"/>
    </style:style>
    <style:style style:name="T7687" style:parent-style-name="Domyślnaczcionkaakapitu" style:family="text">
      <style:text-properties fo:background-color="#80FFFF"/>
    </style:style>
    <style:style style:name="P7688" style:parent-style-name="Normalny" style:family="paragraph">
      <style:paragraph-properties fo:text-align="justify" fo:line-height="150%"/>
    </style:style>
    <style:style style:name="T7689" style:parent-style-name="Domyślnaczcionkaakapitu" style:family="text">
      <style:text-properties style:text-underline-type="single" style:text-underline-style="solid" style:text-underline-width="auto" style:text-underline-mode="continuous"/>
    </style:style>
    <style:style style:name="P7690" style:parent-style-name="Normalny" style:family="paragraph">
      <style:paragraph-properties fo:text-align="justify" fo:line-height="150%" fo:text-indent="0.2479in"/>
    </style:style>
    <style:style style:name="T7691" style:parent-style-name="Domyślnaczcionkaakapitu" style:family="text">
      <style:text-properties fo:background-color="#80FFFF"/>
    </style:style>
    <style:style style:name="P7692" style:parent-style-name="Normalny" style:family="paragraph">
      <style:paragraph-properties fo:text-align="justify" fo:line-height="150%"/>
    </style:style>
    <style:style style:name="T7693" style:parent-style-name="Domyślnaczcionkaakapitu" style:family="text">
      <style:text-properties fo:background-color="#80FFFF"/>
    </style:style>
    <style:style style:name="P7694" style:parent-style-name="Normalny" style:family="paragraph">
      <style:paragraph-properties fo:text-align="justify" fo:line-height="150%" fo:text-indent="0.2479in"/>
    </style:style>
    <style:style style:name="P7695" style:parent-style-name="Normalny" style:family="paragraph">
      <style:paragraph-properties fo:text-align="justify" fo:line-height="150%"/>
    </style:style>
    <style:style style:name="T7696" style:parent-style-name="Domyślnaczcionkaakapitu" style:family="text">
      <style:text-properties style:text-underline-type="single" style:text-underline-style="solid" style:text-underline-width="auto" style:text-underline-mode="continuous"/>
    </style:style>
    <style:style style:name="P7697" style:parent-style-name="Normalny" style:family="paragraph">
      <style:paragraph-properties fo:text-align="justify" fo:line-height="150%" fo:text-indent="0.2479in">
        <style:tab-stops>
          <style:tab-stop style:type="left" style:position="3.1402in"/>
        </style:tab-stops>
      </style:paragraph-properties>
    </style:style>
    <style:style style:name="T7698" style:parent-style-name="Domyślnaczcionkaakapitu" style:family="text">
      <style:text-properties fo:background-color="#80FFFF"/>
    </style:style>
    <style:style style:name="T7699" style:parent-style-name="Domyślnaczcionkaakapitu" style:family="text">
      <style:text-properties fo:background-color="#80FFFF"/>
    </style:style>
    <style:style style:name="T7700" style:parent-style-name="Domyślnaczcionkaakapitu" style:family="text">
      <style:text-properties fo:background-color="#80FFFF"/>
    </style:style>
    <style:style style:name="P7701" style:parent-style-name="Normalny" style:family="paragraph">
      <style:paragraph-properties fo:text-align="justify" fo:line-height="150%">
        <style:tab-stops>
          <style:tab-stop style:type="left" style:position="3.1402in"/>
        </style:tab-stops>
      </style:paragraph-properties>
    </style:style>
    <style:style style:name="T7702" style:parent-style-name="Domyślnaczcionkaakapitu" style:family="text">
      <style:text-properties style:text-underline-type="single" style:text-underline-style="solid" style:text-underline-width="auto" style:text-underline-mode="continuous"/>
    </style:style>
    <style:style style:name="P7703" style:parent-style-name="Normalny" style:family="paragraph">
      <style:paragraph-properties fo:text-align="justify" fo:line-height="150%" fo:text-indent="0.2479in">
        <style:tab-stops>
          <style:tab-stop style:type="left" style:position="3.1402in"/>
        </style:tab-stops>
      </style:paragraph-properties>
    </style:style>
    <style:style style:name="P7704" style:parent-style-name="Normalny" style:family="paragraph">
      <style:paragraph-properties fo:text-align="justify" fo:line-height="150%"/>
    </style:style>
    <style:style style:name="T7705" style:parent-style-name="Domyślnaczcionkaakapitu" style:family="text">
      <style:text-properties style:text-underline-type="single" style:text-underline-style="solid" style:text-underline-width="auto" style:text-underline-mode="continuous"/>
    </style:style>
    <style:style style:name="P7706" style:parent-style-name="Normalny" style:family="paragraph">
      <style:paragraph-properties fo:text-align="justify" fo:line-height="150%" fo:text-indent="0.2479in"/>
    </style:style>
    <style:style style:name="T7707" style:parent-style-name="Domyślnaczcionkaakapitu" style:family="text">
      <style:text-properties fo:background-color="#80FFFF"/>
    </style:style>
    <style:style style:name="T7708" style:parent-style-name="Domyślnaczcionkaakapitu" style:family="text">
      <style:text-properties fo:background-color="#80FFFF"/>
    </style:style>
    <style:style style:name="T7709" style:parent-style-name="Domyślnaczcionkaakapitu" style:family="text">
      <style:text-properties fo:background-color="#80FFFF"/>
    </style:style>
    <style:style style:name="T7710" style:parent-style-name="Domyślnaczcionkaakapitu" style:family="text">
      <style:text-properties fo:background-color="#80FFFF"/>
    </style:style>
    <style:style style:name="T7711" style:parent-style-name="Domyślnaczcionkaakapitu" style:family="text">
      <style:text-properties fo:background-color="#80FFFF"/>
    </style:style>
    <style:style style:name="T7712" style:parent-style-name="Domyślnaczcionkaakapitu" style:family="text">
      <style:text-properties fo:background-color="#80FFFF"/>
    </style:style>
    <style:style style:name="T7713" style:parent-style-name="Domyślnaczcionkaakapitu" style:family="text">
      <style:text-properties fo:background-color="#80FFFF"/>
    </style:style>
    <style:style style:name="T7714" style:parent-style-name="Domyślnaczcionkaakapitu" style:family="text">
      <style:text-properties fo:background-color="#80FFFF"/>
    </style:style>
    <style:style style:name="T7715" style:parent-style-name="Domyślnaczcionkaakapitu" style:family="text">
      <style:text-properties fo:background-color="#80FFFF"/>
    </style:style>
    <style:style style:name="T7716" style:parent-style-name="Domyślnaczcionkaakapitu" style:family="text">
      <style:text-properties fo:background-color="#80FFFF"/>
    </style:style>
    <style:style style:name="T7717" style:parent-style-name="Domyślnaczcionkaakapitu" style:family="text">
      <style:text-properties fo:background-color="#80FFFF"/>
    </style:style>
    <style:style style:name="T7718" style:parent-style-name="Domyślnaczcionkaakapitu" style:family="text">
      <style:text-properties fo:background-color="#80FFFF"/>
    </style:style>
    <style:style style:name="T7719" style:parent-style-name="Domyślnaczcionkaakapitu" style:family="text">
      <style:text-properties fo:background-color="#80FFFF"/>
    </style:style>
    <style:style style:name="P7720" style:parent-style-name="Normalny" style:family="paragraph">
      <style:paragraph-properties fo:text-align="justify" fo:line-height="150%">
        <style:tab-stops>
          <style:tab-stop style:type="left" style:position="3.0145in"/>
        </style:tab-stops>
      </style:paragraph-properties>
    </style:style>
    <style:style style:name="T7721" style:parent-style-name="Domyślnaczcionkaakapitu" style:family="text">
      <style:text-properties fo:background-color="#80FFFF" style:text-underline-type="single" style:text-underline-style="solid" style:text-underline-width="auto" style:text-underline-mode="continuous"/>
    </style:style>
    <style:style style:name="T7722" style:parent-style-name="Domyślnaczcionkaakapitu" style:family="text">
      <style:text-properties style:text-underline-type="single" style:text-underline-style="solid" style:text-underline-width="auto" style:text-underline-mode="continuous"/>
    </style:style>
    <style:style style:name="T7723" style:parent-style-name="Domyślnaczcionkaakapitu" style:family="text">
      <style:text-properties fo:background-color="#80FFFF" style:text-underline-type="single" style:text-underline-style="solid" style:text-underline-width="auto" style:text-underline-mode="continuous"/>
    </style:style>
    <style:style style:name="T7724" style:parent-style-name="Domyślnaczcionkaakapitu" style:family="text">
      <style:text-properties style:text-underline-type="single" style:text-underline-style="solid" style:text-underline-width="auto" style:text-underline-mode="continuous"/>
    </style:style>
    <style:style style:name="T7725" style:parent-style-name="Domyślnaczcionkaakapitu" style:family="text">
      <style:text-properties fo:background-color="#80FFFF" style:text-underline-type="single" style:text-underline-style="solid" style:text-underline-width="auto" style:text-underline-mode="continuous"/>
    </style:style>
    <style:style style:name="T7726" style:parent-style-name="Domyślnaczcionkaakapitu" style:family="text">
      <style:text-properties style:text-underline-type="single" style:text-underline-style="solid" style:text-underline-width="auto" style:text-underline-mode="continuous"/>
    </style:style>
    <style:style style:name="T7727" style:parent-style-name="Domyślnaczcionkaakapitu" style:family="text">
      <style:text-properties fo:background-color="#80FFFF" style:text-underline-type="single" style:text-underline-style="solid" style:text-underline-width="auto" style:text-underline-mode="continuous"/>
    </style:style>
    <style:style style:name="P7728" style:parent-style-name="Normalny" style:family="paragraph">
      <style:paragraph-properties fo:text-align="justify" fo:line-height="150%" fo:text-indent="0.2479in">
        <style:tab-stops>
          <style:tab-stop style:type="left" style:position="3.0145in"/>
        </style:tab-stops>
      </style:paragraph-properties>
    </style:style>
    <style:style style:name="T7729" style:parent-style-name="Domyślnaczcionkaakapitu" style:family="text">
      <style:text-properties fo:background-color="#80FFFF"/>
    </style:style>
    <style:style style:name="T7730" style:parent-style-name="Domyślnaczcionkaakapitu" style:family="text">
      <style:text-properties fo:background-color="#80FFFF"/>
    </style:style>
    <style:style style:name="T7731" style:parent-style-name="Domyślnaczcionkaakapitu" style:family="text">
      <style:text-properties fo:background-color="#80FFFF"/>
    </style:style>
    <style:style style:name="T7732" style:parent-style-name="Domyślnaczcionkaakapitu" style:family="text">
      <style:text-properties fo:background-color="#80FFFF"/>
    </style:style>
    <style:style style:name="T7733" style:parent-style-name="Domyślnaczcionkaakapitu" style:family="text">
      <style:text-properties fo:background-color="#80FFFF"/>
    </style:style>
    <style:style style:name="T7734" style:parent-style-name="Domyślnaczcionkaakapitu" style:family="text">
      <style:text-properties fo:background-color="#80FFFF"/>
    </style:style>
    <style:style style:name="P7735" style:parent-style-name="Normalny" style:family="paragraph">
      <style:paragraph-properties fo:text-align="justify" fo:line-height="150%"/>
    </style:style>
    <style:style style:name="T7736" style:parent-style-name="Domyślnaczcionkaakapitu" style:family="text">
      <style:text-properties style:text-underline-type="single" style:text-underline-style="solid" style:text-underline-width="auto" style:text-underline-mode="continuous"/>
    </style:style>
    <style:style style:name="P7737" style:parent-style-name="Normalny" style:family="paragraph">
      <style:paragraph-properties fo:text-align="justify" fo:line-height="150%" fo:text-indent="0.2479in"/>
    </style:style>
    <style:style style:name="T7738" style:parent-style-name="Domyślnaczcionkaakapitu" style:family="text">
      <style:text-properties fo:background-color="#80FFFF"/>
    </style:style>
    <style:style style:name="T7739" style:parent-style-name="Domyślnaczcionkaakapitu" style:family="text">
      <style:text-properties fo:background-color="#80FFFF"/>
    </style:style>
    <style:style style:name="T7740" style:parent-style-name="Domyślnaczcionkaakapitu" style:family="text">
      <style:text-properties fo:background-color="#80FFFF"/>
    </style:style>
    <style:style style:name="T7741" style:parent-style-name="Domyślnaczcionkaakapitu" style:family="text">
      <style:text-properties fo:background-color="#80FFFF"/>
    </style:style>
    <style:style style:name="T7742" style:parent-style-name="Domyślnaczcionkaakapitu" style:family="text">
      <style:text-properties fo:background-color="#80FFFF"/>
    </style:style>
    <style:style style:name="T7743" style:parent-style-name="Domyślnaczcionkaakapitu" style:family="text">
      <style:text-properties fo:background-color="#80FFFF"/>
    </style:style>
    <style:style style:name="T7744" style:parent-style-name="Domyślnaczcionkaakapitu" style:family="text">
      <style:text-properties fo:background-color="#80FFFF"/>
    </style:style>
    <style:style style:name="T7745" style:parent-style-name="Domyślnaczcionkaakapitu" style:family="text">
      <style:text-properties fo:background-color="#80FFFF"/>
    </style:style>
    <style:style style:name="P7746" style:parent-style-name="Normalny" style:family="paragraph">
      <style:paragraph-properties fo:text-align="justify" fo:line-height="150%"/>
    </style:style>
    <style:style style:name="T7747" style:parent-style-name="Domyślnaczcionkaakapitu" style:family="text">
      <style:text-properties style:text-underline-type="single" style:text-underline-style="solid" style:text-underline-width="auto" style:text-underline-mode="continuous"/>
    </style:style>
    <style:style style:name="T7748" style:parent-style-name="Domyślnaczcionkaakapitu" style:family="text">
      <style:text-properties fo:background-color="#80FFFF" style:text-underline-type="single" style:text-underline-style="solid" style:text-underline-width="auto" style:text-underline-mode="continuous"/>
    </style:style>
    <style:style style:name="T7749" style:parent-style-name="Domyślnaczcionkaakapitu" style:family="text">
      <style:text-properties style:text-underline-type="single" style:text-underline-style="solid" style:text-underline-width="auto" style:text-underline-mode="continuous"/>
    </style:style>
    <style:style style:name="T7750" style:parent-style-name="Domyślnaczcionkaakapitu" style:family="text">
      <style:text-properties fo:background-color="#80FFFF" style:text-underline-type="single" style:text-underline-style="solid" style:text-underline-width="auto" style:text-underline-mode="continuous"/>
    </style:style>
    <style:style style:name="T7751" style:parent-style-name="Domyślnaczcionkaakapitu" style:family="text">
      <style:text-properties style:text-underline-type="single" style:text-underline-style="solid" style:text-underline-width="auto" style:text-underline-mode="continuous"/>
    </style:style>
    <style:style style:name="P7752" style:parent-style-name="Normalny" style:family="paragraph">
      <style:paragraph-properties fo:text-align="justify" fo:line-height="150%" fo:text-indent="0.2479in"/>
    </style:style>
    <style:style style:name="T7753" style:parent-style-name="Domyślnaczcionkaakapitu" style:family="text">
      <style:text-properties fo:background-color="#80FFFF"/>
    </style:style>
    <style:style style:name="T7754" style:parent-style-name="Domyślnaczcionkaakapitu" style:family="text">
      <style:text-properties fo:background-color="#80FFFF"/>
    </style:style>
    <style:style style:name="T7755" style:parent-style-name="Domyślnaczcionkaakapitu" style:family="text">
      <style:text-properties fo:background-color="#80FFFF"/>
    </style:style>
    <style:style style:name="P7756" style:parent-style-name="Normalny" style:family="paragraph">
      <style:paragraph-properties fo:text-align="justify" fo:line-height="150%"/>
    </style:style>
    <style:style style:name="T7757" style:parent-style-name="Domyślnaczcionkaakapitu" style:family="text">
      <style:text-properties style:text-underline-type="single" style:text-underline-style="solid" style:text-underline-width="auto" style:text-underline-mode="continuous"/>
    </style:style>
    <style:style style:name="P7758" style:parent-style-name="Normalny" style:family="paragraph">
      <style:paragraph-properties fo:text-align="justify" fo:line-height="150%" fo:text-indent="0.2479in"/>
    </style:style>
    <style:style style:name="T7759" style:parent-style-name="Domyślnaczcionkaakapitu" style:family="text">
      <style:text-properties fo:background-color="#80FFFF"/>
    </style:style>
    <style:style style:name="T7760" style:parent-style-name="Domyślnaczcionkaakapitu" style:family="text">
      <style:text-properties fo:background-color="#80FFFF"/>
    </style:style>
    <style:style style:name="P7761" style:parent-style-name="Normalny" style:family="paragraph">
      <style:paragraph-properties fo:text-align="justify" fo:line-height="150%"/>
    </style:style>
    <style:style style:name="T7762" style:parent-style-name="Domyślnaczcionkaakapitu" style:family="text">
      <style:text-properties style:text-underline-type="single" style:text-underline-style="solid" style:text-underline-width="auto" style:text-underline-mode="continuous"/>
    </style:style>
    <style:style style:name="T7763" style:parent-style-name="Domyślnaczcionkaakapitu" style:family="text">
      <style:text-properties fo:background-color="#80FFFF" style:text-underline-type="single" style:text-underline-style="solid" style:text-underline-width="auto" style:text-underline-mode="continuous"/>
    </style:style>
    <style:style style:name="T7764" style:parent-style-name="Domyślnaczcionkaakapitu" style:family="text">
      <style:text-properties style:text-underline-type="single" style:text-underline-style="solid" style:text-underline-width="auto" style:text-underline-mode="continuous"/>
    </style:style>
    <style:style style:name="T7765" style:parent-style-name="Domyślnaczcionkaakapitu" style:family="text">
      <style:text-properties fo:background-color="#80FFFF" style:text-underline-type="single" style:text-underline-style="solid" style:text-underline-width="auto" style:text-underline-mode="continuous"/>
    </style:style>
    <style:style style:name="T7766" style:parent-style-name="Domyślnaczcionkaakapitu" style:family="text">
      <style:text-properties style:text-underline-type="single" style:text-underline-style="solid" style:text-underline-width="auto" style:text-underline-mode="continuous"/>
    </style:style>
    <style:style style:name="T7767" style:parent-style-name="Domyślnaczcionkaakapitu" style:family="text">
      <style:text-properties fo:background-color="#80FFFF" style:text-underline-type="single" style:text-underline-style="solid" style:text-underline-width="auto" style:text-underline-mode="continuous"/>
    </style:style>
    <style:style style:name="P7768" style:parent-style-name="Normalny" style:family="paragraph">
      <style:paragraph-properties fo:text-align="justify" fo:line-height="150%" fo:text-indent="0.2479in"/>
    </style:style>
    <style:style style:name="T7769" style:parent-style-name="Domyślnaczcionkaakapitu" style:family="text">
      <style:text-properties fo:background-color="#80FFFF"/>
    </style:style>
    <style:style style:name="T7770" style:parent-style-name="Domyślnaczcionkaakapitu" style:family="text">
      <style:text-properties fo:background-color="#80FFFF"/>
    </style:style>
    <style:style style:name="T7771" style:parent-style-name="Domyślnaczcionkaakapitu" style:family="text">
      <style:text-properties fo:background-color="#80FFFF"/>
    </style:style>
    <style:style style:name="T7772" style:parent-style-name="Domyślnaczcionkaakapitu" style:family="text">
      <style:text-properties fo:background-color="#80FFFF"/>
    </style:style>
    <style:style style:name="P7773" style:parent-style-name="Normalny" style:family="paragraph">
      <style:paragraph-properties fo:text-align="justify" fo:line-height="150%"/>
    </style:style>
    <style:style style:name="T7774" style:parent-style-name="Domyślnaczcionkaakapitu" style:family="text">
      <style:text-properties style:text-underline-type="single" style:text-underline-style="solid" style:text-underline-width="auto" style:text-underline-mode="continuous"/>
    </style:style>
    <style:style style:name="P7775" style:parent-style-name="Normalny" style:family="paragraph">
      <style:paragraph-properties fo:text-align="justify" fo:line-height="150%" fo:text-indent="0.2479in"/>
    </style:style>
    <style:style style:name="P7776" style:parent-style-name="Normalny" style:family="paragraph">
      <style:paragraph-properties fo:text-align="justify" fo:line-height="150%" fo:text-indent="0.2479in"/>
    </style:style>
    <style:style style:name="T7777" style:parent-style-name="Domyślnaczcionkaakapitu" style:family="text">
      <style:text-properties fo:background-color="#80FFFF"/>
    </style:style>
    <style:style style:name="T7778" style:parent-style-name="Domyślnaczcionkaakapitu" style:family="text">
      <style:text-properties fo:background-color="#80FFFF"/>
    </style:style>
    <style:style style:name="T7779" style:parent-style-name="Domyślnaczcionkaakapitu" style:family="text">
      <style:text-properties fo:background-color="#80FFFF"/>
    </style:style>
    <style:style style:name="T7780" style:parent-style-name="Domyślnaczcionkaakapitu" style:family="text">
      <style:text-properties fo:background-color="#80FFFF"/>
    </style:style>
    <style:style style:name="T7781" style:parent-style-name="Domyślnaczcionkaakapitu" style:family="text">
      <style:text-properties fo:background-color="#80FFFF"/>
    </style:style>
    <style:style style:name="T7782" style:parent-style-name="Domyślnaczcionkaakapitu" style:family="text">
      <style:text-properties fo:background-color="#80FFFF"/>
    </style:style>
    <style:style style:name="T7783" style:parent-style-name="Domyślnaczcionkaakapitu" style:family="text">
      <style:text-properties fo:background-color="#80FFFF"/>
    </style:style>
    <style:style style:name="T7784" style:parent-style-name="Domyślnaczcionkaakapitu" style:family="text">
      <style:text-properties fo:background-color="#80FFFF"/>
    </style:style>
    <style:style style:name="T7785" style:parent-style-name="Domyślnaczcionkaakapitu" style:family="text">
      <style:text-properties fo:background-color="#80FFFF"/>
    </style:style>
    <style:style style:name="T7786" style:parent-style-name="Domyślnaczcionkaakapitu" style:family="text">
      <style:text-properties fo:background-color="#80FFFF"/>
    </style:style>
    <style:style style:name="T7787" style:parent-style-name="Domyślnaczcionkaakapitu" style:family="text">
      <style:text-properties fo:background-color="#80FFFF"/>
    </style:style>
    <style:style style:name="T7788" style:parent-style-name="Domyślnaczcionkaakapitu" style:family="text">
      <style:text-properties fo:background-color="#80FFFF"/>
    </style:style>
    <style:style style:name="T7789" style:parent-style-name="Domyślnaczcionkaakapitu" style:family="text">
      <style:text-properties fo:background-color="#80FFFF"/>
    </style:style>
    <style:style style:name="P7790" style:parent-style-name="Normalny" style:family="paragraph">
      <style:paragraph-properties fo:text-align="justify" fo:line-height="150%"/>
    </style:style>
    <style:style style:name="T7791" style:parent-style-name="Domyślnaczcionkaakapitu" style:family="text">
      <style:text-properties style:text-underline-type="single" style:text-underline-style="solid" style:text-underline-width="auto" style:text-underline-mode="continuous"/>
    </style:style>
    <style:style style:name="T7792" style:parent-style-name="Domyślnaczcionkaakapitu" style:family="text">
      <style:text-properties fo:background-color="#80FFFF" style:text-underline-type="single" style:text-underline-style="solid" style:text-underline-width="auto" style:text-underline-mode="continuous"/>
    </style:style>
    <style:style style:name="T7793" style:parent-style-name="Domyślnaczcionkaakapitu" style:family="text">
      <style:text-properties style:text-underline-type="single" style:text-underline-style="solid" style:text-underline-width="auto" style:text-underline-mode="continuous"/>
    </style:style>
    <style:style style:name="P7794" style:parent-style-name="Normalny" style:family="paragraph">
      <style:paragraph-properties fo:text-align="justify" fo:line-height="150%" fo:text-indent="0.2479in"/>
    </style:style>
    <style:style style:name="T7795" style:parent-style-name="Domyślnaczcionkaakapitu" style:family="text">
      <style:text-properties fo:background-color="#80FFFF"/>
    </style:style>
    <style:style style:name="T7796" style:parent-style-name="Domyślnaczcionkaakapitu" style:family="text">
      <style:text-properties fo:background-color="#80FFFF"/>
    </style:style>
    <style:style style:name="T7797" style:parent-style-name="Domyślnaczcionkaakapitu" style:family="text">
      <style:text-properties fo:background-color="#80FFFF"/>
    </style:style>
    <style:style style:name="T7798" style:parent-style-name="Domyślnaczcionkaakapitu" style:family="text">
      <style:text-properties fo:background-color="#80FFFF"/>
    </style:style>
    <style:style style:name="T7799" style:parent-style-name="Domyślnaczcionkaakapitu" style:family="text">
      <style:text-properties fo:background-color="#80FFFF"/>
    </style:style>
    <style:style style:name="T7800" style:parent-style-name="Domyślnaczcionkaakapitu" style:family="text">
      <style:text-properties fo:background-color="#80FFFF"/>
    </style:style>
    <style:style style:name="P7801" style:parent-style-name="Normalny" style:family="paragraph">
      <style:paragraph-properties fo:text-align="justify" fo:line-height="150%"/>
    </style:style>
    <style:style style:name="T7802" style:parent-style-name="Domyślnaczcionkaakapitu" style:family="text">
      <style:text-properties style:text-underline-type="single" style:text-underline-style="solid" style:text-underline-width="auto" style:text-underline-mode="continuous"/>
    </style:style>
    <style:style style:name="T7803" style:parent-style-name="Domyślnaczcionkaakapitu" style:family="text">
      <style:text-properties fo:background-color="#80FFFF" style:text-underline-type="single" style:text-underline-style="solid" style:text-underline-width="auto" style:text-underline-mode="continuous"/>
    </style:style>
    <style:style style:name="T7804" style:parent-style-name="Domyślnaczcionkaakapitu" style:family="text">
      <style:text-properties style:text-underline-type="single" style:text-underline-style="solid" style:text-underline-width="auto" style:text-underline-mode="continuous"/>
    </style:style>
    <style:style style:name="T7805" style:parent-style-name="Domyślnaczcionkaakapitu" style:family="text">
      <style:text-properties fo:background-color="#80FFFF" style:text-underline-type="single" style:text-underline-style="solid" style:text-underline-width="auto" style:text-underline-mode="continuous"/>
    </style:style>
    <style:style style:name="T7806" style:parent-style-name="Domyślnaczcionkaakapitu" style:family="text">
      <style:text-properties style:text-underline-type="single" style:text-underline-style="solid" style:text-underline-width="auto" style:text-underline-mode="continuous"/>
    </style:style>
    <style:style style:name="T7807" style:parent-style-name="Domyślnaczcionkaakapitu" style:family="text">
      <style:text-properties fo:background-color="#80FFFF" style:text-underline-type="single" style:text-underline-style="solid" style:text-underline-width="auto" style:text-underline-mode="continuous"/>
    </style:style>
    <style:style style:name="T7808" style:parent-style-name="Domyślnaczcionkaakapitu" style:family="text">
      <style:text-properties style:text-underline-type="single" style:text-underline-style="solid" style:text-underline-width="auto" style:text-underline-mode="continuous"/>
    </style:style>
    <style:style style:name="P7809" style:parent-style-name="Normalny" style:family="paragraph">
      <style:paragraph-properties fo:text-align="justify" fo:line-height="150%" fo:text-indent="0.2479in"/>
    </style:style>
    <style:style style:name="T7810" style:parent-style-name="Domyślnaczcionkaakapitu" style:family="text">
      <style:text-properties fo:background-color="#80FFFF"/>
    </style:style>
    <style:style style:name="T7811" style:parent-style-name="Domyślnaczcionkaakapitu" style:family="text">
      <style:text-properties fo:background-color="#80FFFF"/>
    </style:style>
    <style:style style:name="T7812" style:parent-style-name="Domyślnaczcionkaakapitu" style:family="text">
      <style:text-properties fo:background-color="#80FFFF"/>
    </style:style>
    <style:style style:name="T7813" style:parent-style-name="Domyślnaczcionkaakapitu" style:family="text">
      <style:text-properties fo:background-color="#80FFFF"/>
    </style:style>
    <style:style style:name="T7814" style:parent-style-name="Domyślnaczcionkaakapitu" style:family="text">
      <style:text-properties fo:background-color="#80FFFF"/>
    </style:style>
    <style:style style:name="T7815" style:parent-style-name="Domyślnaczcionkaakapitu" style:family="text">
      <style:text-properties fo:background-color="#80FFFF"/>
    </style:style>
    <style:style style:name="T7816" style:parent-style-name="Domyślnaczcionkaakapitu" style:family="text">
      <style:text-properties fo:background-color="#80FFFF"/>
    </style:style>
    <style:style style:name="T7817" style:parent-style-name="Domyślnaczcionkaakapitu" style:family="text">
      <style:text-properties fo:background-color="#80FFFF"/>
    </style:style>
    <style:style style:name="T7818" style:parent-style-name="Domyślnaczcionkaakapitu" style:family="text">
      <style:text-properties fo:background-color="#80FFFF"/>
    </style:style>
    <style:style style:name="T7819" style:parent-style-name="Domyślnaczcionkaakapitu" style:family="text">
      <style:text-properties fo:background-color="#80FFFF"/>
    </style:style>
    <style:style style:name="P7820" style:parent-style-name="Normalny" style:family="paragraph">
      <style:paragraph-properties fo:text-align="justify" fo:line-height="150%" fo:text-indent="0.2479in"/>
    </style:style>
    <style:style style:name="T7821" style:parent-style-name="Domyślnaczcionkaakapitu" style:family="text">
      <style:text-properties fo:background-color="#80FFFF"/>
    </style:style>
    <style:style style:name="T7822" style:parent-style-name="Domyślnaczcionkaakapitu" style:family="text">
      <style:text-properties fo:background-color="#80FFFF"/>
    </style:style>
    <style:style style:name="P7823" style:parent-style-name="Normalny" style:family="paragraph">
      <style:paragraph-properties fo:text-align="justify" fo:line-height="150%"/>
    </style:style>
    <style:style style:name="T7824" style:parent-style-name="Domyślnaczcionkaakapitu" style:family="text">
      <style:text-properties style:text-underline-type="single" style:text-underline-style="solid" style:text-underline-width="auto" style:text-underline-mode="continuous"/>
    </style:style>
    <style:style style:name="T7825" style:parent-style-name="Domyślnaczcionkaakapitu" style:family="text">
      <style:text-properties fo:background-color="#80FFFF" style:text-underline-type="single" style:text-underline-style="solid" style:text-underline-width="auto" style:text-underline-mode="continuous"/>
    </style:style>
    <style:style style:name="T7826" style:parent-style-name="Domyślnaczcionkaakapitu" style:family="text">
      <style:text-properties style:text-underline-type="single" style:text-underline-style="solid" style:text-underline-width="auto" style:text-underline-mode="continuous"/>
    </style:style>
    <style:style style:name="P7827" style:parent-style-name="Normalny" style:family="paragraph">
      <style:paragraph-properties fo:text-align="justify" fo:line-height="150%" fo:text-indent="0.2479in"/>
    </style:style>
    <style:style style:name="T7828" style:parent-style-name="Domyślnaczcionkaakapitu" style:family="text">
      <style:text-properties fo:background-color="#80FFFF"/>
    </style:style>
    <style:style style:name="T7829" style:parent-style-name="Domyślnaczcionkaakapitu" style:family="text">
      <style:text-properties fo:background-color="#80FFFF"/>
    </style:style>
    <style:style style:name="T7830" style:parent-style-name="Domyślnaczcionkaakapitu" style:family="text">
      <style:text-properties fo:background-color="#80FFFF"/>
    </style:style>
    <style:style style:name="T7831" style:parent-style-name="Domyślnaczcionkaakapitu" style:family="text">
      <style:text-properties fo:background-color="#80FFFF"/>
    </style:style>
    <style:style style:name="T7832" style:parent-style-name="Domyślnaczcionkaakapitu" style:family="text">
      <style:text-properties fo:background-color="#80FFFF"/>
    </style:style>
    <style:style style:name="T7833" style:parent-style-name="Domyślnaczcionkaakapitu" style:family="text">
      <style:text-properties fo:background-color="#80FFFF"/>
    </style:style>
    <style:style style:name="T7834" style:parent-style-name="Domyślnaczcionkaakapitu" style:family="text">
      <style:text-properties fo:background-color="#80FFFF"/>
    </style:style>
    <style:style style:name="P7835" style:parent-style-name="Normalny" style:family="paragraph">
      <style:paragraph-properties fo:text-align="justify" fo:line-height="150%"/>
    </style:style>
    <style:style style:name="T7836" style:parent-style-name="Domyślnaczcionkaakapitu" style:family="text">
      <style:text-properties style:text-underline-type="single" style:text-underline-style="solid" style:text-underline-width="auto" style:text-underline-mode="continuous"/>
    </style:style>
    <style:style style:name="T7837" style:parent-style-name="Domyślnaczcionkaakapitu" style:family="text">
      <style:text-properties fo:background-color="#80FFFF" style:text-underline-type="single" style:text-underline-style="solid" style:text-underline-width="auto" style:text-underline-mode="continuous"/>
    </style:style>
    <style:style style:name="T7838" style:parent-style-name="Domyślnaczcionkaakapitu" style:family="text">
      <style:text-properties style:text-underline-type="single" style:text-underline-style="solid" style:text-underline-width="auto" style:text-underline-mode="continuous"/>
    </style:style>
    <style:style style:name="T7839" style:parent-style-name="Domyślnaczcionkaakapitu" style:family="text">
      <style:text-properties fo:background-color="#80FFFF" style:text-underline-type="single" style:text-underline-style="solid" style:text-underline-width="auto" style:text-underline-mode="continuous"/>
    </style:style>
    <style:style style:name="T7840" style:parent-style-name="Domyślnaczcionkaakapitu" style:family="text">
      <style:text-properties style:text-underline-type="single" style:text-underline-style="solid" style:text-underline-width="auto" style:text-underline-mode="continuous"/>
    </style:style>
    <style:style style:name="P7841" style:parent-style-name="Normalny" style:family="paragraph">
      <style:paragraph-properties fo:text-align="justify" fo:line-height="150%" fo:text-indent="0.2479in"/>
    </style:style>
    <style:style style:name="T7842" style:parent-style-name="Domyślnaczcionkaakapitu" style:family="text">
      <style:text-properties fo:background-color="#80FFFF"/>
    </style:style>
    <style:style style:name="T7843" style:parent-style-name="Domyślnaczcionkaakapitu" style:family="text">
      <style:text-properties fo:background-color="#80FFFF"/>
    </style:style>
    <style:style style:name="T7844" style:parent-style-name="Domyślnaczcionkaakapitu" style:family="text">
      <style:text-properties fo:background-color="#80FFFF"/>
    </style:style>
    <style:style style:name="T7845" style:parent-style-name="Domyślnaczcionkaakapitu" style:family="text">
      <style:text-properties fo:background-color="#80FFFF"/>
    </style:style>
    <style:style style:name="T7846" style:parent-style-name="Domyślnaczcionkaakapitu" style:family="text">
      <style:text-properties fo:background-color="#80FFFF"/>
    </style:style>
    <style:style style:name="T7847" style:parent-style-name="Domyślnaczcionkaakapitu" style:family="text">
      <style:text-properties fo:background-color="#80FFFF"/>
    </style:style>
    <style:style style:name="T7848" style:parent-style-name="Domyślnaczcionkaakapitu" style:family="text">
      <style:text-properties fo:background-color="#80FFFF"/>
    </style:style>
    <style:style style:name="T7849" style:parent-style-name="Domyślnaczcionkaakapitu" style:family="text">
      <style:text-properties fo:background-color="#80FFFF"/>
    </style:style>
    <style:style style:name="T7850" style:parent-style-name="Domyślnaczcionkaakapitu" style:family="text">
      <style:text-properties fo:background-color="#80FFFF"/>
    </style:style>
    <style:style style:name="T7851" style:parent-style-name="Domyślnaczcionkaakapitu" style:family="text">
      <style:text-properties fo:background-color="#80FFFF"/>
    </style:style>
    <style:style style:name="T7852" style:parent-style-name="Domyślnaczcionkaakapitu" style:family="text">
      <style:text-properties fo:background-color="#80FFFF"/>
    </style:style>
    <style:style style:name="T7853" style:parent-style-name="Domyślnaczcionkaakapitu" style:family="text">
      <style:text-properties fo:background-color="#80FFFF"/>
    </style:style>
    <style:style style:name="T7854" style:parent-style-name="Domyślnaczcionkaakapitu" style:family="text">
      <style:text-properties fo:background-color="#80FFFF"/>
    </style:style>
    <style:style style:name="T7855" style:parent-style-name="Domyślnaczcionkaakapitu" style:family="text">
      <style:text-properties fo:background-color="#80FFFF"/>
    </style:style>
    <style:style style:name="T7856" style:parent-style-name="Domyślnaczcionkaakapitu" style:family="text">
      <style:text-properties fo:background-color="#80FFFF"/>
    </style:style>
    <style:style style:name="T7857" style:parent-style-name="Domyślnaczcionkaakapitu" style:family="text">
      <style:text-properties fo:background-color="#80FFFF"/>
    </style:style>
    <style:style style:name="P7858" style:parent-style-name="Normalny" style:family="paragraph">
      <style:paragraph-properties fo:text-align="justify" fo:line-height="150%" fo:text-indent="0.2479in"/>
    </style:style>
    <style:style style:name="T7859" style:parent-style-name="Domyślnaczcionkaakapitu" style:family="text">
      <style:text-properties fo:background-color="#80FFFF"/>
    </style:style>
    <style:style style:name="P7860" style:parent-style-name="Normalny" style:family="paragraph">
      <style:paragraph-properties fo:text-align="justify" fo:line-height="150%"/>
    </style:style>
    <style:style style:name="T7861" style:parent-style-name="Domyślnaczcionkaakapitu" style:family="text">
      <style:text-properties style:text-underline-type="single" style:text-underline-style="solid" style:text-underline-width="auto" style:text-underline-mode="continuous"/>
    </style:style>
    <style:style style:name="T7862" style:parent-style-name="Domyślnaczcionkaakapitu" style:family="text">
      <style:text-properties fo:background-color="#80FFFF" style:text-underline-type="single" style:text-underline-style="solid" style:text-underline-width="auto" style:text-underline-mode="continuous"/>
    </style:style>
    <style:style style:name="T7863" style:parent-style-name="Domyślnaczcionkaakapitu" style:family="text">
      <style:text-properties style:text-underline-type="single" style:text-underline-style="solid" style:text-underline-width="auto" style:text-underline-mode="continuous"/>
    </style:style>
    <style:style style:name="P7864" style:parent-style-name="Normalny" style:family="paragraph">
      <style:paragraph-properties fo:text-align="justify" fo:line-height="150%" fo:text-indent="0.2479in"/>
    </style:style>
    <style:style style:name="T7865" style:parent-style-name="Domyślnaczcionkaakapitu" style:family="text">
      <style:text-properties fo:background-color="#80FFFF"/>
    </style:style>
    <style:style style:name="P7866" style:parent-style-name="Normalny" style:family="paragraph">
      <style:paragraph-properties fo:text-align="justify" fo:line-height="150%"/>
    </style:style>
    <style:style style:name="T7867" style:parent-style-name="Domyślnaczcionkaakapitu" style:family="text">
      <style:text-properties style:text-underline-type="single" style:text-underline-style="solid" style:text-underline-width="auto" style:text-underline-mode="continuous"/>
    </style:style>
    <style:style style:name="T7868" style:parent-style-name="Domyślnaczcionkaakapitu" style:family="text">
      <style:text-properties fo:background-color="#80FFFF" style:text-underline-type="single" style:text-underline-style="solid" style:text-underline-width="auto" style:text-underline-mode="continuous"/>
    </style:style>
    <style:style style:name="T7869" style:parent-style-name="Domyślnaczcionkaakapitu" style:family="text">
      <style:text-properties style:text-underline-type="single" style:text-underline-style="solid" style:text-underline-width="auto" style:text-underline-mode="continuous"/>
    </style:style>
    <style:style style:name="T7870" style:parent-style-name="Domyślnaczcionkaakapitu" style:family="text">
      <style:text-properties fo:background-color="#80FFFF" style:text-underline-type="single" style:text-underline-style="solid" style:text-underline-width="auto" style:text-underline-mode="continuous"/>
    </style:style>
    <style:style style:name="P7871" style:parent-style-name="Normalny" style:family="paragraph">
      <style:paragraph-properties fo:text-align="justify" fo:line-height="150%" fo:text-indent="0.2479in"/>
    </style:style>
    <style:style style:name="T7872" style:parent-style-name="Domyślnaczcionkaakapitu" style:family="text">
      <style:text-properties fo:background-color="#80FFFF"/>
    </style:style>
    <style:style style:name="T7873" style:parent-style-name="Domyślnaczcionkaakapitu" style:family="text">
      <style:text-properties fo:background-color="#80FFFF"/>
    </style:style>
    <style:style style:name="T7874" style:parent-style-name="Domyślnaczcionkaakapitu" style:family="text">
      <style:text-properties fo:background-color="#80FFFF"/>
    </style:style>
    <style:style style:name="T7875" style:parent-style-name="Domyślnaczcionkaakapitu" style:family="text">
      <style:text-properties fo:background-color="#80FFFF"/>
    </style:style>
    <style:style style:name="T7876" style:parent-style-name="Domyślnaczcionkaakapitu" style:family="text">
      <style:text-properties fo:background-color="#80FFFF"/>
    </style:style>
    <style:style style:name="T7877" style:parent-style-name="Domyślnaczcionkaakapitu" style:family="text">
      <style:text-properties fo:background-color="#80FFFF"/>
    </style:style>
    <style:style style:name="T7878" style:parent-style-name="Domyślnaczcionkaakapitu" style:family="text">
      <style:text-properties fo:background-color="#80FFFF"/>
    </style:style>
    <style:style style:name="T7879" style:parent-style-name="Domyślnaczcionkaakapitu" style:family="text">
      <style:text-properties fo:background-color="#80FFFF"/>
    </style:style>
    <style:style style:name="T7880" style:parent-style-name="Domyślnaczcionkaakapitu" style:family="text">
      <style:text-properties fo:background-color="#80FFFF"/>
    </style:style>
    <style:style style:name="P7881" style:parent-style-name="Normalny" style:family="paragraph">
      <style:paragraph-properties fo:text-align="justify" fo:line-height="150%" fo:text-indent="0.2479in"/>
    </style:style>
    <style:style style:name="T7882" style:parent-style-name="Domyślnaczcionkaakapitu" style:family="text">
      <style:text-properties fo:background-color="#80FFFF"/>
    </style:style>
    <style:style style:name="P7883" style:parent-style-name="Normalny" style:family="paragraph">
      <style:paragraph-properties fo:text-align="justify" fo:line-height="150%"/>
    </style:style>
    <style:style style:name="T7884" style:parent-style-name="Domyślnaczcionkaakapitu" style:family="text">
      <style:text-properties style:text-underline-type="single" style:text-underline-style="solid" style:text-underline-width="auto" style:text-underline-mode="continuous"/>
    </style:style>
    <style:style style:name="P7885" style:parent-style-name="Normalny" style:family="paragraph">
      <style:paragraph-properties fo:text-align="justify" fo:line-height="150%" fo:text-indent="0.2479in"/>
    </style:style>
    <style:style style:name="T7886" style:parent-style-name="Domyślnaczcionkaakapitu" style:family="text">
      <style:text-properties fo:background-color="#80FFFF"/>
    </style:style>
    <style:style style:name="P7887" style:parent-style-name="Normalny" style:family="paragraph">
      <style:paragraph-properties fo:text-align="justify" fo:line-height="150%"/>
    </style:style>
    <style:style style:name="T7888" style:parent-style-name="Domyślnaczcionkaakapitu" style:family="text">
      <style:text-properties style:text-underline-type="single" style:text-underline-style="solid" style:text-underline-width="auto" style:text-underline-mode="continuous"/>
    </style:style>
    <style:style style:name="P7889" style:parent-style-name="Normalny" style:family="paragraph">
      <style:paragraph-properties fo:text-align="justify" fo:line-height="150%" fo:text-indent="0.2479in"/>
    </style:style>
    <style:style style:name="T7890" style:parent-style-name="Domyślnaczcionkaakapitu" style:family="text">
      <style:text-properties fo:background-color="#80FFFF"/>
    </style:style>
    <style:style style:name="T7891" style:parent-style-name="Domyślnaczcionkaakapitu" style:family="text">
      <style:text-properties fo:background-color="#80FFFF"/>
    </style:style>
    <style:style style:name="T7892" style:parent-style-name="Domyślnaczcionkaakapitu" style:family="text">
      <style:text-properties fo:background-color="#80FFFF"/>
    </style:style>
    <style:style style:name="T7893" style:parent-style-name="Domyślnaczcionkaakapitu" style:family="text">
      <style:text-properties fo:background-color="#80FFFF"/>
    </style:style>
    <style:style style:name="T7894" style:parent-style-name="Domyślnaczcionkaakapitu" style:family="text">
      <style:text-properties fo:background-color="#80FFFF"/>
    </style:style>
    <style:style style:name="T7895" style:parent-style-name="Domyślnaczcionkaakapitu" style:family="text">
      <style:text-properties fo:background-color="#80FFFF"/>
    </style:style>
    <style:style style:name="T7896" style:parent-style-name="Domyślnaczcionkaakapitu" style:family="text">
      <style:text-properties fo:background-color="#80FFFF"/>
    </style:style>
    <style:style style:name="T7897" style:parent-style-name="Domyślnaczcionkaakapitu" style:family="text">
      <style:text-properties fo:background-color="#80FFFF"/>
    </style:style>
    <style:style style:name="P7898" style:parent-style-name="Normalny" style:family="paragraph">
      <style:paragraph-properties fo:text-align="justify" fo:line-height="150%" fo:text-indent="0.2479in"/>
    </style:style>
    <style:style style:name="T7899" style:parent-style-name="Domyślnaczcionkaakapitu" style:family="text">
      <style:text-properties fo:background-color="#80FFFF"/>
    </style:style>
    <style:style style:name="T7900" style:parent-style-name="Domyślnaczcionkaakapitu" style:family="text">
      <style:text-properties fo:background-color="#80FFFF"/>
    </style:style>
    <style:style style:name="T7901" style:parent-style-name="Domyślnaczcionkaakapitu" style:family="text">
      <style:text-properties fo:background-color="#80FFFF"/>
    </style:style>
    <style:style style:name="T7902" style:parent-style-name="Domyślnaczcionkaakapitu" style:family="text">
      <style:text-properties fo:background-color="#80FFFF"/>
    </style:style>
    <style:style style:name="T7903" style:parent-style-name="Domyślnaczcionkaakapitu" style:family="text">
      <style:text-properties fo:background-color="#80FFFF"/>
    </style:style>
    <style:style style:name="T7904" style:parent-style-name="Domyślnaczcionkaakapitu" style:family="text">
      <style:text-properties fo:background-color="#80FFFF"/>
    </style:style>
    <style:style style:name="T7905" style:parent-style-name="Domyślnaczcionkaakapitu" style:family="text">
      <style:text-properties fo:background-color="#80FFFF"/>
    </style:style>
    <style:style style:name="T7906" style:parent-style-name="Domyślnaczcionkaakapitu" style:family="text">
      <style:text-properties fo:background-color="#80FFFF"/>
    </style:style>
    <style:style style:name="T7907" style:parent-style-name="Domyślnaczcionkaakapitu" style:family="text">
      <style:text-properties fo:background-color="#80FFFF"/>
    </style:style>
    <style:style style:name="T7908" style:parent-style-name="Domyślnaczcionkaakapitu" style:family="text">
      <style:text-properties fo:background-color="#80FFFF"/>
    </style:style>
    <style:style style:name="T7909" style:parent-style-name="Domyślnaczcionkaakapitu" style:family="text">
      <style:text-properties fo:background-color="#80FFFF"/>
    </style:style>
    <style:style style:name="T7910" style:parent-style-name="Domyślnaczcionkaakapitu" style:family="text">
      <style:text-properties fo:background-color="#80FFFF"/>
    </style:style>
    <style:style style:name="T7911" style:parent-style-name="Domyślnaczcionkaakapitu" style:family="text">
      <style:text-properties fo:background-color="#80FFFF"/>
    </style:style>
    <style:style style:name="T7912" style:parent-style-name="Domyślnaczcionkaakapitu" style:family="text">
      <style:text-properties fo:background-color="#80FFFF"/>
    </style:style>
    <style:style style:name="T7913" style:parent-style-name="Domyślnaczcionkaakapitu" style:family="text">
      <style:text-properties fo:background-color="#80FFFF"/>
    </style:style>
    <style:style style:name="T7914" style:parent-style-name="Domyślnaczcionkaakapitu" style:family="text">
      <style:text-properties fo:background-color="#80FFFF"/>
    </style:style>
    <style:style style:name="T7915" style:parent-style-name="Domyślnaczcionkaakapitu" style:family="text">
      <style:text-properties fo:background-color="#80FFFF"/>
    </style:style>
    <style:style style:name="T7916" style:parent-style-name="Domyślnaczcionkaakapitu" style:family="text">
      <style:text-properties fo:background-color="#80FFFF"/>
    </style:style>
    <style:style style:name="T7917" style:parent-style-name="Domyślnaczcionkaakapitu" style:family="text">
      <style:text-properties fo:background-color="#80FFFF"/>
    </style:style>
    <style:style style:name="T7918" style:parent-style-name="Domyślnaczcionkaakapitu" style:family="text">
      <style:text-properties fo:background-color="#80FFFF"/>
    </style:style>
    <style:style style:name="T7919" style:parent-style-name="Domyślnaczcionkaakapitu" style:family="text">
      <style:text-properties fo:background-color="#80FFFF"/>
    </style:style>
    <style:style style:name="T7920" style:parent-style-name="Domyślnaczcionkaakapitu" style:family="text">
      <style:text-properties fo:background-color="#80FFFF"/>
    </style:style>
    <style:style style:name="T7921" style:parent-style-name="Domyślnaczcionkaakapitu" style:family="text">
      <style:text-properties fo:background-color="#80FFFF"/>
    </style:style>
    <style:style style:name="T7922" style:parent-style-name="Domyślnaczcionkaakapitu" style:family="text">
      <style:text-properties fo:background-color="#80FFFF"/>
    </style:style>
    <style:style style:name="T7923" style:parent-style-name="Domyślnaczcionkaakapitu" style:family="text">
      <style:text-properties fo:background-color="#80FFFF"/>
    </style:style>
    <style:style style:name="T7924" style:parent-style-name="Domyślnaczcionkaakapitu" style:family="text">
      <style:text-properties fo:font-style="italic" style:font-style-asian="italic" style:font-style-complex="italic" fo:background-color="#80FFFF"/>
    </style:style>
    <style:style style:name="T7925" style:parent-style-name="Domyślnaczcionkaakapitu" style:family="text">
      <style:text-properties fo:background-color="#80FFFF"/>
    </style:style>
    <style:style style:name="T7926" style:parent-style-name="Domyślnaczcionkaakapitu" style:family="text">
      <style:text-properties fo:background-color="#80FFFF"/>
    </style:style>
    <style:style style:name="T7927" style:parent-style-name="Domyślnaczcionkaakapitu" style:family="text">
      <style:text-properties fo:background-color="#80FFFF"/>
    </style:style>
    <style:style style:name="T7928" style:parent-style-name="Domyślnaczcionkaakapitu" style:family="text">
      <style:text-properties fo:background-color="#80FFFF"/>
    </style:style>
    <style:style style:name="P7929" style:parent-style-name="Normalny" style:family="paragraph">
      <style:paragraph-properties fo:text-align="justify" fo:line-height="150%" fo:text-indent="0.2479in"/>
    </style:style>
    <style:style style:name="T7930" style:parent-style-name="Domyślnaczcionkaakapitu" style:family="text">
      <style:text-properties fo:background-color="#80FFFF"/>
    </style:style>
    <style:style style:name="T7931" style:parent-style-name="Domyślnaczcionkaakapitu" style:family="text">
      <style:text-properties fo:background-color="#80FFFF"/>
    </style:style>
    <style:style style:name="P7932" style:parent-style-name="Normalny" style:family="paragraph">
      <style:paragraph-properties fo:text-align="justify" fo:line-height="150%" fo:text-indent="0.2479in"/>
    </style:style>
    <style:style style:name="T7933" style:parent-style-name="Domyślnaczcionkaakapitu" style:family="text">
      <style:text-properties fo:background-color="#80FFFF"/>
    </style:style>
    <style:style style:name="P7934" style:parent-style-name="Normalny" style:family="paragraph">
      <style:paragraph-properties fo:text-align="justify" fo:line-height="150%"/>
    </style:style>
    <style:style style:name="T7935" style:parent-style-name="Domyślnaczcionkaakapitu" style:family="text">
      <style:text-properties fo:background-color="#80FFFF"/>
    </style:style>
    <style:style style:name="T7936" style:parent-style-name="Domyślnaczcionkaakapitu" style:family="text">
      <style:text-properties fo:background-color="#80FFFF"/>
    </style:style>
    <style:style style:name="P7937" style:parent-style-name="Normalny" style:family="paragraph">
      <style:paragraph-properties fo:text-align="justify" fo:line-height="150%"/>
    </style:style>
    <style:style style:name="T7938" style:parent-style-name="Domyślnaczcionkaakapitu" style:family="text">
      <style:text-properties style:text-underline-type="single" style:text-underline-style="solid" style:text-underline-width="auto" style:text-underline-mode="continuous"/>
    </style:style>
    <style:style style:name="P7939" style:parent-style-name="Normalny" style:family="paragraph">
      <style:paragraph-properties fo:text-align="justify" fo:line-height="150%" fo:text-indent="0.2479in"/>
    </style:style>
    <style:style style:name="P7940" style:parent-style-name="Normalny" style:family="paragraph">
      <style:paragraph-properties fo:text-align="justify" fo:line-height="150%"/>
    </style:style>
    <style:style style:name="T7941" style:parent-style-name="Domyślnaczcionkaakapitu" style:family="text">
      <style:text-properties style:text-underline-type="single" style:text-underline-style="solid" style:text-underline-width="auto" style:text-underline-mode="continuous"/>
    </style:style>
    <style:style style:name="P7942" style:parent-style-name="Normalny" style:family="paragraph">
      <style:paragraph-properties fo:text-align="justify" fo:line-height="150%" fo:text-indent="0.2479in"/>
    </style:style>
    <style:style style:name="T7943" style:parent-style-name="Domyślnaczcionkaakapitu" style:family="text">
      <style:text-properties fo:background-color="#80FFFF"/>
    </style:style>
    <style:style style:name="T7944" style:parent-style-name="Domyślnaczcionkaakapitu" style:family="text">
      <style:text-properties fo:background-color="#80FFFF"/>
    </style:style>
    <style:style style:name="T7945" style:parent-style-name="Domyślnaczcionkaakapitu" style:family="text">
      <style:text-properties fo:background-color="#80FFFF"/>
    </style:style>
    <style:style style:name="T7946" style:parent-style-name="Domyślnaczcionkaakapitu" style:family="text">
      <style:text-properties fo:background-color="#80FFFF"/>
    </style:style>
    <style:style style:name="P7947" style:parent-style-name="Normalny" style:family="paragraph">
      <style:paragraph-properties fo:text-align="justify" fo:line-height="150%" fo:text-indent="0.2479in"/>
    </style:style>
    <style:style style:name="P7948" style:parent-style-name="Normalny" style:family="paragraph">
      <style:paragraph-properties fo:text-align="justify" fo:line-height="150%"/>
    </style:style>
    <style:style style:name="T7949" style:parent-style-name="Domyślnaczcionkaakapitu" style:family="text">
      <style:text-properties style:text-underline-type="single" style:text-underline-style="solid" style:text-underline-width="auto" style:text-underline-mode="continuous"/>
    </style:style>
    <style:style style:name="P7950" style:parent-style-name="Normalny" style:family="paragraph">
      <style:paragraph-properties fo:text-align="justify" fo:line-height="150%" fo:text-indent="0.2479in"/>
    </style:style>
    <style:style style:name="T7951" style:parent-style-name="Domyślnaczcionkaakapitu" style:family="text">
      <style:text-properties fo:background-color="#80FFFF"/>
    </style:style>
    <style:style style:name="T7952" style:parent-style-name="Domyślnaczcionkaakapitu" style:family="text">
      <style:text-properties fo:background-color="#80FFFF"/>
    </style:style>
    <style:style style:name="T7953" style:parent-style-name="Domyślnaczcionkaakapitu" style:family="text">
      <style:text-properties fo:background-color="#80FFFF"/>
    </style:style>
    <style:style style:name="T7954" style:parent-style-name="Domyślnaczcionkaakapitu" style:family="text">
      <style:text-properties fo:background-color="#80FFFF"/>
    </style:style>
    <style:style style:name="T7955" style:parent-style-name="Domyślnaczcionkaakapitu" style:family="text">
      <style:text-properties fo:background-color="#80FFFF"/>
    </style:style>
    <style:style style:name="T7956" style:parent-style-name="Domyślnaczcionkaakapitu" style:family="text">
      <style:text-properties fo:background-color="#80FFFF"/>
    </style:style>
    <style:style style:name="T7957" style:parent-style-name="Domyślnaczcionkaakapitu" style:family="text">
      <style:text-properties fo:background-color="#80FFFF"/>
    </style:style>
    <style:style style:name="T7958" style:parent-style-name="Domyślnaczcionkaakapitu" style:family="text">
      <style:text-properties fo:background-color="#80FFFF"/>
    </style:style>
    <style:style style:name="P7959" style:parent-style-name="Normalny" style:family="paragraph">
      <style:paragraph-properties fo:text-align="justify" fo:line-height="150%"/>
    </style:style>
    <style:style style:name="T7960" style:parent-style-name="Domyślnaczcionkaakapitu" style:family="text">
      <style:text-properties fo:background-color="#80FFFF" style:text-underline-type="single" style:text-underline-style="solid" style:text-underline-width="auto" style:text-underline-mode="continuous"/>
    </style:style>
    <style:style style:name="T7961" style:parent-style-name="Domyślnaczcionkaakapitu" style:family="text">
      <style:text-properties style:text-underline-type="single" style:text-underline-style="solid" style:text-underline-width="auto" style:text-underline-mode="continuous"/>
    </style:style>
    <style:style style:name="P7962" style:parent-style-name="Normalny" style:family="paragraph">
      <style:paragraph-properties fo:text-align="justify" fo:line-height="150%" fo:text-indent="0.2479in"/>
    </style:style>
    <style:style style:name="T7963" style:parent-style-name="Domyślnaczcionkaakapitu" style:family="text">
      <style:text-properties fo:background-color="#80FFFF"/>
    </style:style>
    <style:style style:name="T7964" style:parent-style-name="Domyślnaczcionkaakapitu" style:family="text">
      <style:text-properties fo:background-color="#80FFFF"/>
    </style:style>
    <style:style style:name="T7965" style:parent-style-name="Domyślnaczcionkaakapitu" style:family="text">
      <style:text-properties fo:background-color="#80FFFF"/>
    </style:style>
    <style:style style:name="T7966" style:parent-style-name="Domyślnaczcionkaakapitu" style:family="text">
      <style:text-properties fo:background-color="#80FFFF"/>
    </style:style>
    <style:style style:name="T7967" style:parent-style-name="Domyślnaczcionkaakapitu" style:family="text">
      <style:text-properties fo:background-color="#80FFFF"/>
    </style:style>
    <style:style style:name="P7968" style:parent-style-name="Normalny" style:family="paragraph">
      <style:paragraph-properties fo:text-align="justify" fo:line-height="150%"/>
    </style:style>
    <style:style style:name="T7969" style:parent-style-name="Domyślnaczcionkaakapitu" style:family="text">
      <style:text-properties style:text-underline-type="single" style:text-underline-style="solid" style:text-underline-width="auto" style:text-underline-mode="continuous"/>
    </style:style>
    <style:style style:name="T7970" style:parent-style-name="Domyślnaczcionkaakapitu" style:family="text">
      <style:text-properties fo:background-color="#80FFFF" style:text-underline-type="single" style:text-underline-style="solid" style:text-underline-width="auto" style:text-underline-mode="continuous"/>
    </style:style>
    <style:style style:name="T7971" style:parent-style-name="Domyślnaczcionkaakapitu" style:family="text">
      <style:text-properties style:text-underline-type="single" style:text-underline-style="solid" style:text-underline-width="auto" style:text-underline-mode="continuous"/>
    </style:style>
    <style:style style:name="T7972" style:parent-style-name="Domyślnaczcionkaakapitu" style:family="text">
      <style:text-properties fo:background-color="#80FFFF" style:text-underline-type="single" style:text-underline-style="solid" style:text-underline-width="auto" style:text-underline-mode="continuous"/>
    </style:style>
    <style:style style:name="T7973" style:parent-style-name="Domyślnaczcionkaakapitu" style:family="text">
      <style:text-properties style:text-underline-type="single" style:text-underline-style="solid" style:text-underline-width="auto" style:text-underline-mode="continuous"/>
    </style:style>
    <style:style style:name="P7974" style:parent-style-name="Normalny" style:family="paragraph">
      <style:paragraph-properties fo:text-align="justify" fo:line-height="150%" fo:text-indent="0.2479in"/>
    </style:style>
    <style:style style:name="T7975" style:parent-style-name="Domyślnaczcionkaakapitu" style:family="text">
      <style:text-properties fo:background-color="#80FFFF"/>
    </style:style>
    <style:style style:name="T7976" style:parent-style-name="Domyślnaczcionkaakapitu" style:family="text">
      <style:text-properties fo:background-color="#80FFFF"/>
    </style:style>
    <style:style style:name="T7977" style:parent-style-name="Domyślnaczcionkaakapitu" style:family="text">
      <style:text-properties fo:background-color="#80FFFF"/>
    </style:style>
    <style:style style:name="P7978" style:parent-style-name="Normalny" style:family="paragraph">
      <style:paragraph-properties fo:text-align="justify" fo:line-height="150%"/>
    </style:style>
    <style:style style:name="T7979" style:parent-style-name="Domyślnaczcionkaakapitu" style:family="text">
      <style:text-properties style:text-underline-type="single" style:text-underline-style="solid" style:text-underline-width="auto" style:text-underline-mode="continuous"/>
    </style:style>
    <style:style style:name="T7980" style:parent-style-name="Domyślnaczcionkaakapitu" style:family="text">
      <style:text-properties fo:background-color="#80FFFF" style:text-underline-type="single" style:text-underline-style="solid" style:text-underline-width="auto" style:text-underline-mode="continuous"/>
    </style:style>
    <style:style style:name="T7981" style:parent-style-name="Domyślnaczcionkaakapitu" style:family="text">
      <style:text-properties style:text-underline-type="single" style:text-underline-style="solid" style:text-underline-width="auto" style:text-underline-mode="continuous"/>
    </style:style>
    <style:style style:name="T7982" style:parent-style-name="Domyślnaczcionkaakapitu" style:family="text">
      <style:text-properties fo:background-color="#80FFFF" style:text-underline-type="single" style:text-underline-style="solid" style:text-underline-width="auto" style:text-underline-mode="continuous"/>
    </style:style>
    <style:style style:name="T7983" style:parent-style-name="Domyślnaczcionkaakapitu" style:family="text">
      <style:text-properties style:text-underline-type="single" style:text-underline-style="solid" style:text-underline-width="auto" style:text-underline-mode="continuous"/>
    </style:style>
    <style:style style:name="P7984" style:parent-style-name="Normalny" style:family="paragraph">
      <style:paragraph-properties fo:text-align="justify" fo:line-height="150%" fo:text-indent="0.2479in"/>
    </style:style>
    <style:style style:name="P7985" style:parent-style-name="Normalny" style:family="paragraph">
      <style:paragraph-properties fo:text-align="justify" fo:line-height="150%"/>
    </style:style>
    <style:style style:name="T7986" style:parent-style-name="Domyślnaczcionkaakapitu" style:family="text">
      <style:text-properties style:text-underline-type="single" style:text-underline-style="solid" style:text-underline-width="auto" style:text-underline-mode="continuous"/>
    </style:style>
    <style:style style:name="T7987" style:parent-style-name="Domyślnaczcionkaakapitu" style:family="text">
      <style:text-properties fo:background-color="#80FFFF" style:text-underline-type="single" style:text-underline-style="solid" style:text-underline-width="auto" style:text-underline-mode="continuous"/>
    </style:style>
    <style:style style:name="T7988" style:parent-style-name="Domyślnaczcionkaakapitu" style:family="text">
      <style:text-properties style:text-underline-type="single" style:text-underline-style="solid" style:text-underline-width="auto" style:text-underline-mode="continuous"/>
    </style:style>
    <style:style style:name="P7989" style:parent-style-name="Normalny" style:family="paragraph">
      <style:paragraph-properties fo:text-align="justify" fo:line-height="150%" fo:text-indent="0.2479in"/>
    </style:style>
    <style:style style:name="T7990" style:parent-style-name="Domyślnaczcionkaakapitu" style:family="text">
      <style:text-properties fo:background-color="#80FFFF"/>
    </style:style>
    <style:style style:name="T7991" style:parent-style-name="Domyślnaczcionkaakapitu" style:family="text">
      <style:text-properties fo:background-color="#80FFFF"/>
    </style:style>
    <style:style style:name="T7992" style:parent-style-name="Domyślnaczcionkaakapitu" style:family="text">
      <style:text-properties fo:background-color="#80FFFF"/>
    </style:style>
    <style:style style:name="T7993" style:parent-style-name="Domyślnaczcionkaakapitu" style:family="text">
      <style:text-properties fo:background-color="#80FFFF"/>
    </style:style>
    <style:style style:name="P7994" style:parent-style-name="Normalny" style:family="paragraph">
      <style:paragraph-properties fo:text-align="justify" fo:line-height="150%"/>
    </style:style>
    <style:style style:name="T7995" style:parent-style-name="Domyślnaczcionkaakapitu" style:family="text">
      <style:text-properties style:text-underline-type="single" style:text-underline-style="solid" style:text-underline-width="auto" style:text-underline-mode="continuous"/>
    </style:style>
    <style:style style:name="T7996" style:parent-style-name="Domyślnaczcionkaakapitu" style:family="text">
      <style:text-properties fo:background-color="#80FFFF" style:text-underline-type="single" style:text-underline-style="solid" style:text-underline-width="auto" style:text-underline-mode="continuous"/>
    </style:style>
    <style:style style:name="T7997" style:parent-style-name="Domyślnaczcionkaakapitu" style:family="text">
      <style:text-properties fo:background-color="#80FFFF"/>
    </style:style>
    <style:style style:name="P7998" style:parent-style-name="Normalny" style:family="paragraph">
      <style:paragraph-properties fo:text-align="justify" fo:line-height="150%" fo:text-indent="0.2479in"/>
    </style:style>
    <style:style style:name="T7999" style:parent-style-name="Domyślnaczcionkaakapitu" style:family="text">
      <style:text-properties fo:background-color="#80FFFF"/>
    </style:style>
    <style:style style:name="P8000" style:parent-style-name="Normalny" style:family="paragraph">
      <style:paragraph-properties fo:text-align="justify" fo:line-height="150%">
        <style:tab-stops>
          <style:tab-stop style:type="left" style:position="2.9395in"/>
        </style:tab-stops>
      </style:paragraph-properties>
    </style:style>
    <style:style style:name="T8001" style:parent-style-name="Domyślnaczcionkaakapitu" style:family="text">
      <style:text-properties style:text-underline-type="single" style:text-underline-style="solid" style:text-underline-width="auto" style:text-underline-mode="continuous"/>
    </style:style>
    <style:style style:name="P8002" style:parent-style-name="Normalny" style:family="paragraph">
      <style:paragraph-properties fo:text-align="justify" fo:line-height="150%" fo:text-indent="0.2479in">
        <style:tab-stops>
          <style:tab-stop style:type="left" style:position="2.9395in"/>
        </style:tab-stops>
      </style:paragraph-properties>
    </style:style>
    <style:style style:name="T8003" style:parent-style-name="Domyślnaczcionkaakapitu" style:family="text">
      <style:text-properties fo:background-color="#80FFFF"/>
    </style:style>
    <style:style style:name="T8004" style:parent-style-name="Domyślnaczcionkaakapitu" style:family="text">
      <style:text-properties fo:background-color="#80FFFF"/>
    </style:style>
    <style:style style:name="T8005" style:parent-style-name="Domyślnaczcionkaakapitu" style:family="text">
      <style:text-properties fo:background-color="#80FFFF"/>
    </style:style>
    <style:style style:name="T8006" style:parent-style-name="Domyślnaczcionkaakapitu" style:family="text">
      <style:text-properties fo:background-color="#80FFFF"/>
    </style:style>
    <style:style style:name="P8007" style:parent-style-name="Normalny" style:family="paragraph">
      <style:paragraph-properties fo:text-align="justify" fo:line-height="150%"/>
    </style:style>
    <style:style style:name="T8008" style:parent-style-name="Domyślnaczcionkaakapitu" style:family="text">
      <style:text-properties style:text-underline-type="single" style:text-underline-style="solid" style:text-underline-width="auto" style:text-underline-mode="continuous"/>
    </style:style>
    <style:style style:name="T8009" style:parent-style-name="Domyślnaczcionkaakapitu" style:family="text">
      <style:text-properties fo:background-color="#80FFFF" style:text-underline-type="single" style:text-underline-style="solid" style:text-underline-width="auto" style:text-underline-mode="continuous"/>
    </style:style>
    <style:style style:name="T8010" style:parent-style-name="Domyślnaczcionkaakapitu" style:family="text">
      <style:text-properties style:text-underline-type="single" style:text-underline-style="solid" style:text-underline-width="auto" style:text-underline-mode="continuous"/>
    </style:style>
    <style:style style:name="P8011" style:parent-style-name="Normalny" style:family="paragraph">
      <style:paragraph-properties fo:text-align="justify" fo:line-height="150%" fo:text-indent="0.2479in"/>
    </style:style>
    <style:style style:name="T8012" style:parent-style-name="Domyślnaczcionkaakapitu" style:family="text">
      <style:text-properties fo:background-color="#80FFFF"/>
    </style:style>
    <style:style style:name="T8013" style:parent-style-name="Domyślnaczcionkaakapitu" style:family="text">
      <style:text-properties fo:background-color="#80FFFF"/>
    </style:style>
    <style:style style:name="T8014" style:parent-style-name="Domyślnaczcionkaakapitu" style:family="text">
      <style:text-properties fo:background-color="#80FFFF"/>
    </style:style>
    <style:style style:name="T8015" style:parent-style-name="Domyślnaczcionkaakapitu" style:family="text">
      <style:text-properties fo:background-color="#80FFFF"/>
    </style:style>
    <style:style style:name="T8016" style:parent-style-name="Domyślnaczcionkaakapitu" style:family="text">
      <style:text-properties fo:background-color="#80FFFF"/>
    </style:style>
    <style:style style:name="T8017" style:parent-style-name="Domyślnaczcionkaakapitu" style:family="text">
      <style:text-properties fo:background-color="#80FFFF"/>
    </style:style>
    <style:style style:name="T8018" style:parent-style-name="Domyślnaczcionkaakapitu" style:family="text">
      <style:text-properties fo:background-color="#80FFFF"/>
    </style:style>
    <style:style style:name="P8019" style:parent-style-name="Normalny" style:family="paragraph">
      <style:paragraph-properties fo:text-align="justify" fo:line-height="150%"/>
    </style:style>
    <style:style style:name="T8020" style:parent-style-name="Domyślnaczcionkaakapitu" style:family="text">
      <style:text-properties style:text-underline-type="single" style:text-underline-style="solid" style:text-underline-width="auto" style:text-underline-mode="continuous"/>
    </style:style>
    <style:style style:name="T8021" style:parent-style-name="Domyślnaczcionkaakapitu" style:family="text">
      <style:text-properties fo:background-color="#80FFFF" style:text-underline-type="single" style:text-underline-style="solid" style:text-underline-width="auto" style:text-underline-mode="continuous"/>
    </style:style>
    <style:style style:name="T8022" style:parent-style-name="Domyślnaczcionkaakapitu" style:family="text">
      <style:text-properties style:text-underline-type="single" style:text-underline-style="solid" style:text-underline-width="auto" style:text-underline-mode="continuous"/>
    </style:style>
    <style:style style:name="T8023" style:parent-style-name="Domyślnaczcionkaakapitu" style:family="text">
      <style:text-properties fo:background-color="#80FFFF" style:text-underline-type="single" style:text-underline-style="solid" style:text-underline-width="auto" style:text-underline-mode="continuous"/>
    </style:style>
    <style:style style:name="T8024" style:parent-style-name="Domyślnaczcionkaakapitu" style:family="text">
      <style:text-properties style:text-underline-type="single" style:text-underline-style="solid" style:text-underline-width="auto" style:text-underline-mode="continuous"/>
    </style:style>
    <style:style style:name="T8025" style:parent-style-name="Domyślnaczcionkaakapitu" style:family="text">
      <style:text-properties fo:background-color="#80FFFF" style:text-underline-type="single" style:text-underline-style="solid" style:text-underline-width="auto" style:text-underline-mode="continuous"/>
    </style:style>
    <style:style style:name="T8026" style:parent-style-name="Domyślnaczcionkaakapitu" style:family="text">
      <style:text-properties fo:background-color="#80FFFF"/>
    </style:style>
    <style:style style:name="P8027" style:parent-style-name="Normalny" style:family="paragraph">
      <style:paragraph-properties fo:text-align="justify" fo:line-height="150%" fo:text-indent="0.2479in"/>
    </style:style>
    <style:style style:name="T8028" style:parent-style-name="Domyślnaczcionkaakapitu" style:family="text">
      <style:text-properties fo:background-color="#80FFFF"/>
    </style:style>
    <style:style style:name="T8029" style:parent-style-name="Domyślnaczcionkaakapitu" style:family="text">
      <style:text-properties fo:background-color="#80FFFF"/>
    </style:style>
    <style:style style:name="P8030" style:parent-style-name="Normalny" style:family="paragraph">
      <style:paragraph-properties fo:text-align="justify" fo:line-height="150%"/>
    </style:style>
    <style:style style:name="T8031" style:parent-style-name="Domyślnaczcionkaakapitu" style:family="text">
      <style:text-properties style:text-underline-type="single" style:text-underline-style="solid" style:text-underline-width="auto" style:text-underline-mode="continuous"/>
    </style:style>
    <style:style style:name="T8032" style:parent-style-name="Domyślnaczcionkaakapitu" style:family="text">
      <style:text-properties fo:background-color="#80FFFF" style:text-underline-type="single" style:text-underline-style="solid" style:text-underline-width="auto" style:text-underline-mode="continuous"/>
    </style:style>
    <style:style style:name="T8033" style:parent-style-name="Domyślnaczcionkaakapitu" style:family="text">
      <style:text-properties style:text-underline-type="single" style:text-underline-style="solid" style:text-underline-width="auto" style:text-underline-mode="continuous"/>
    </style:style>
    <style:style style:name="T8034" style:parent-style-name="Domyślnaczcionkaakapitu" style:family="text">
      <style:text-properties fo:background-color="#80FFFF" style:text-underline-type="single" style:text-underline-style="solid" style:text-underline-width="auto" style:text-underline-mode="continuous"/>
    </style:style>
    <style:style style:name="T8035" style:parent-style-name="Domyślnaczcionkaakapitu" style:family="text">
      <style:text-properties style:text-underline-type="single" style:text-underline-style="solid" style:text-underline-width="auto" style:text-underline-mode="continuous"/>
    </style:style>
    <style:style style:name="P8036" style:parent-style-name="Normalny" style:family="paragraph">
      <style:paragraph-properties fo:text-align="justify" fo:line-height="150%" fo:text-indent="0.2479in"/>
    </style:style>
    <style:style style:name="T8037" style:parent-style-name="Domyślnaczcionkaakapitu" style:family="text">
      <style:text-properties fo:background-color="#80FFFF"/>
    </style:style>
    <style:style style:name="T8038" style:parent-style-name="Domyślnaczcionkaakapitu" style:family="text">
      <style:text-properties fo:background-color="#80FFFF"/>
    </style:style>
    <style:style style:name="T8039" style:parent-style-name="Domyślnaczcionkaakapitu" style:family="text">
      <style:text-properties fo:background-color="#80FFFF"/>
    </style:style>
    <style:style style:name="T8040" style:parent-style-name="Domyślnaczcionkaakapitu" style:family="text">
      <style:text-properties fo:background-color="#80FFFF"/>
    </style:style>
    <style:style style:name="T8041" style:parent-style-name="Domyślnaczcionkaakapitu" style:family="text">
      <style:text-properties fo:background-color="#80FFFF"/>
    </style:style>
    <style:style style:name="T8042" style:parent-style-name="Domyślnaczcionkaakapitu" style:family="text">
      <style:text-properties fo:background-color="#80FFFF"/>
    </style:style>
    <style:style style:name="T8043" style:parent-style-name="Domyślnaczcionkaakapitu" style:family="text">
      <style:text-properties fo:background-color="#80FFFF"/>
    </style:style>
    <style:style style:name="P8044" style:parent-style-name="Normalny" style:family="paragraph">
      <style:paragraph-properties fo:text-align="justify" fo:line-height="150%">
        <style:tab-stops>
          <style:tab-stop style:type="left" style:position="2.6486in"/>
        </style:tab-stops>
      </style:paragraph-properties>
    </style:style>
    <style:style style:name="T8045" style:parent-style-name="Domyślnaczcionkaakapitu" style:family="text">
      <style:text-properties style:text-underline-type="single" style:text-underline-style="solid" style:text-underline-width="auto" style:text-underline-mode="continuous"/>
    </style:style>
    <style:style style:name="P8046" style:parent-style-name="Normalny" style:family="paragraph">
      <style:paragraph-properties fo:text-align="justify" fo:line-height="150%" fo:text-indent="0.2479in">
        <style:tab-stops>
          <style:tab-stop style:type="left" style:position="2.6486in"/>
        </style:tab-stops>
      </style:paragraph-properties>
    </style:style>
    <style:style style:name="T8047" style:parent-style-name="Domyślnaczcionkaakapitu" style:family="text">
      <style:text-properties fo:background-color="#80FFFF"/>
    </style:style>
    <style:style style:name="T8048" style:parent-style-name="Domyślnaczcionkaakapitu" style:family="text">
      <style:text-properties fo:background-color="#80FFFF"/>
    </style:style>
    <style:style style:name="T8049" style:parent-style-name="Domyślnaczcionkaakapitu" style:family="text">
      <style:text-properties fo:background-color="#80FFFF"/>
    </style:style>
    <style:style style:name="T8050" style:parent-style-name="Domyślnaczcionkaakapitu" style:family="text">
      <style:text-properties fo:background-color="#80FFFF"/>
    </style:style>
    <style:style style:name="T8051" style:parent-style-name="Domyślnaczcionkaakapitu" style:family="text">
      <style:text-properties fo:background-color="#80FFFF"/>
    </style:style>
    <style:style style:name="T8052" style:parent-style-name="Domyślnaczcionkaakapitu" style:family="text">
      <style:text-properties fo:background-color="#80FFFF"/>
    </style:style>
    <style:style style:name="T8053" style:parent-style-name="Domyślnaczcionkaakapitu" style:family="text">
      <style:text-properties fo:background-color="#80FFFF"/>
    </style:style>
    <style:style style:name="T8054" style:parent-style-name="Domyślnaczcionkaakapitu" style:family="text">
      <style:text-properties fo:background-color="#80FFFF"/>
    </style:style>
    <style:style style:name="T8055" style:parent-style-name="Domyślnaczcionkaakapitu" style:family="text">
      <style:text-properties fo:background-color="#80FFFF"/>
    </style:style>
    <style:style style:name="T8056" style:parent-style-name="Domyślnaczcionkaakapitu" style:family="text">
      <style:text-properties fo:background-color="#80FFFF"/>
    </style:style>
    <style:style style:name="T8057" style:parent-style-name="Domyślnaczcionkaakapitu" style:family="text">
      <style:text-properties fo:background-color="#80FFFF"/>
    </style:style>
    <style:style style:name="T8058" style:parent-style-name="Domyślnaczcionkaakapitu" style:family="text">
      <style:text-properties fo:background-color="#80FFFF"/>
    </style:style>
    <style:style style:name="T8059" style:parent-style-name="Domyślnaczcionkaakapitu" style:family="text">
      <style:text-properties fo:background-color="#80FFFF"/>
    </style:style>
    <style:style style:name="T8060" style:parent-style-name="Domyślnaczcionkaakapitu" style:family="text">
      <style:text-properties fo:background-color="#80FFFF"/>
    </style:style>
    <style:style style:name="P8061" style:parent-style-name="Normalny" style:family="paragraph">
      <style:paragraph-properties fo:text-align="justify" fo:line-height="150%"/>
    </style:style>
    <style:style style:name="T8062" style:parent-style-name="Domyślnaczcionkaakapitu" style:family="text">
      <style:text-properties style:text-underline-type="single" style:text-underline-style="solid" style:text-underline-width="auto" style:text-underline-mode="continuous"/>
    </style:style>
    <style:style style:name="T8063" style:parent-style-name="Domyślnaczcionkaakapitu" style:family="text">
      <style:text-properties fo:background-color="#80FFFF" style:text-underline-type="single" style:text-underline-style="solid" style:text-underline-width="auto" style:text-underline-mode="continuous"/>
    </style:style>
    <style:style style:name="T8064" style:parent-style-name="Domyślnaczcionkaakapitu" style:family="text">
      <style:text-properties style:text-underline-type="single" style:text-underline-style="solid" style:text-underline-width="auto" style:text-underline-mode="continuous"/>
    </style:style>
    <style:style style:name="P8065" style:parent-style-name="Normalny" style:family="paragraph">
      <style:paragraph-properties fo:text-align="justify" fo:line-height="150%" fo:text-indent="0.2479in"/>
    </style:style>
    <style:style style:name="T8066" style:parent-style-name="Domyślnaczcionkaakapitu" style:family="text">
      <style:text-properties fo:background-color="#80FFFF"/>
    </style:style>
    <style:style style:name="T8067" style:parent-style-name="Domyślnaczcionkaakapitu" style:family="text">
      <style:text-properties fo:background-color="#80FFFF"/>
    </style:style>
    <style:style style:name="T8068" style:parent-style-name="Domyślnaczcionkaakapitu" style:family="text">
      <style:text-properties fo:background-color="#80FFFF"/>
    </style:style>
    <style:style style:name="T8069" style:parent-style-name="Domyślnaczcionkaakapitu" style:family="text">
      <style:text-properties fo:background-color="#80FFFF"/>
    </style:style>
    <style:style style:name="T8070" style:parent-style-name="Domyślnaczcionkaakapitu" style:family="text">
      <style:text-properties fo:background-color="#80FFFF"/>
    </style:style>
    <style:style style:name="T8071" style:parent-style-name="Domyślnaczcionkaakapitu" style:family="text">
      <style:text-properties fo:background-color="#80FFFF"/>
    </style:style>
    <style:style style:name="T8072" style:parent-style-name="Domyślnaczcionkaakapitu" style:family="text">
      <style:text-properties fo:background-color="#80FFFF"/>
    </style:style>
    <style:style style:name="T8073" style:parent-style-name="Domyślnaczcionkaakapitu" style:family="text">
      <style:text-properties fo:background-color="#80FFFF"/>
    </style:style>
    <style:style style:name="T8074" style:parent-style-name="Domyślnaczcionkaakapitu" style:family="text">
      <style:text-properties fo:background-color="#80FFFF"/>
    </style:style>
    <style:style style:name="P8075" style:parent-style-name="Normalny" style:family="paragraph">
      <style:paragraph-properties fo:text-align="justify" fo:line-height="150%" fo:text-indent="0.2479in"/>
    </style:style>
    <style:style style:name="P8076" style:parent-style-name="Normalny" style:family="paragraph">
      <style:paragraph-properties fo:text-align="justify" fo:line-height="150%"/>
    </style:style>
    <style:style style:name="T8077" style:parent-style-name="Domyślnaczcionkaakapitu" style:family="text">
      <style:text-properties style:text-underline-type="single" style:text-underline-style="solid" style:text-underline-width="auto" style:text-underline-mode="continuous"/>
    </style:style>
    <style:style style:name="T8078" style:parent-style-name="Domyślnaczcionkaakapitu" style:family="text">
      <style:text-properties fo:background-color="#80FFFF" style:text-underline-type="single" style:text-underline-style="solid" style:text-underline-width="auto" style:text-underline-mode="continuous"/>
    </style:style>
    <style:style style:name="T8079" style:parent-style-name="Domyślnaczcionkaakapitu" style:family="text">
      <style:text-properties style:text-underline-type="single" style:text-underline-style="solid" style:text-underline-width="auto" style:text-underline-mode="continuous"/>
    </style:style>
    <style:style style:name="T8080" style:parent-style-name="Domyślnaczcionkaakapitu" style:family="text">
      <style:text-properties fo:background-color="#80FFFF" style:text-underline-type="single" style:text-underline-style="solid" style:text-underline-width="auto" style:text-underline-mode="continuous"/>
    </style:style>
    <style:style style:name="T8081" style:parent-style-name="Domyślnaczcionkaakapitu" style:family="text">
      <style:text-properties style:text-underline-type="single" style:text-underline-style="solid" style:text-underline-width="auto" style:text-underline-mode="continuous"/>
    </style:style>
    <style:style style:name="P8082" style:parent-style-name="Normalny" style:family="paragraph">
      <style:paragraph-properties fo:text-align="justify" fo:line-height="150%" fo:text-indent="0.2479in"/>
    </style:style>
    <style:style style:name="P8083" style:parent-style-name="Normalny" style:family="paragraph">
      <style:paragraph-properties fo:text-align="justify" fo:line-height="150%"/>
    </style:style>
    <style:style style:name="T8084" style:parent-style-name="Domyślnaczcionkaakapitu" style:family="text">
      <style:text-properties style:text-underline-type="single" style:text-underline-style="solid" style:text-underline-width="auto" style:text-underline-mode="continuous"/>
    </style:style>
    <style:style style:name="T8085" style:parent-style-name="Domyślnaczcionkaakapitu" style:family="text">
      <style:text-properties fo:background-color="#80FFFF" style:text-underline-type="single" style:text-underline-style="solid" style:text-underline-width="auto" style:text-underline-mode="continuous"/>
    </style:style>
    <style:style style:name="T8086" style:parent-style-name="Domyślnaczcionkaakapitu" style:family="text">
      <style:text-properties style:text-underline-type="single" style:text-underline-style="solid" style:text-underline-width="auto" style:text-underline-mode="continuous"/>
    </style:style>
    <style:style style:name="P8087" style:parent-style-name="Normalny" style:family="paragraph">
      <style:paragraph-properties fo:text-align="justify" fo:line-height="150%" fo:text-indent="0.2479in"/>
    </style:style>
    <style:style style:name="T8088" style:parent-style-name="Domyślnaczcionkaakapitu" style:family="text">
      <style:text-properties fo:background-color="#80FFFF"/>
    </style:style>
    <style:style style:name="T8089" style:parent-style-name="Domyślnaczcionkaakapitu" style:family="text">
      <style:text-properties fo:background-color="#80FFFF"/>
    </style:style>
    <style:style style:name="T8090" style:parent-style-name="Domyślnaczcionkaakapitu" style:family="text">
      <style:text-properties fo:background-color="#80FFFF"/>
    </style:style>
    <style:style style:name="T8091" style:parent-style-name="Domyślnaczcionkaakapitu" style:family="text">
      <style:text-properties fo:background-color="#80FFFF"/>
    </style:style>
    <style:style style:name="T8092" style:parent-style-name="Domyślnaczcionkaakapitu" style:family="text">
      <style:text-properties fo:background-color="#80FFFF"/>
    </style:style>
    <style:style style:name="T8093" style:parent-style-name="Domyślnaczcionkaakapitu" style:family="text">
      <style:text-properties fo:background-color="#80FFFF"/>
    </style:style>
    <style:style style:name="T8094" style:parent-style-name="Domyślnaczcionkaakapitu" style:family="text">
      <style:text-properties fo:background-color="#80FFFF"/>
    </style:style>
    <style:style style:name="T8095" style:parent-style-name="Domyślnaczcionkaakapitu" style:family="text">
      <style:text-properties fo:background-color="#80FFFF"/>
    </style:style>
    <style:style style:name="T8096" style:parent-style-name="Domyślnaczcionkaakapitu" style:family="text">
      <style:text-properties fo:background-color="#80FFFF"/>
    </style:style>
    <style:style style:name="T8097" style:parent-style-name="Domyślnaczcionkaakapitu" style:family="text">
      <style:text-properties fo:background-color="#80FFFF"/>
    </style:style>
    <style:style style:name="T8098" style:parent-style-name="Domyślnaczcionkaakapitu" style:family="text">
      <style:text-properties fo:background-color="#80FFFF"/>
    </style:style>
    <style:style style:name="T8099" style:parent-style-name="Domyślnaczcionkaakapitu" style:family="text">
      <style:text-properties fo:background-color="#80FFFF"/>
    </style:style>
    <style:style style:name="T8100" style:parent-style-name="Domyślnaczcionkaakapitu" style:family="text">
      <style:text-properties fo:background-color="#80FFFF"/>
    </style:style>
    <style:style style:name="T8101" style:parent-style-name="Domyślnaczcionkaakapitu" style:family="text">
      <style:text-properties fo:background-color="#80FFFF"/>
    </style:style>
    <style:style style:name="T8102" style:parent-style-name="Domyślnaczcionkaakapitu" style:family="text">
      <style:text-properties fo:background-color="#80FFFF"/>
    </style:style>
    <style:style style:name="T8103" style:parent-style-name="Domyślnaczcionkaakapitu" style:family="text">
      <style:text-properties fo:background-color="#80FFFF"/>
    </style:style>
    <style:style style:name="T8104" style:parent-style-name="Domyślnaczcionkaakapitu" style:family="text">
      <style:text-properties fo:background-color="#80FFFF"/>
    </style:style>
    <style:style style:name="T8105" style:parent-style-name="Domyślnaczcionkaakapitu" style:family="text">
      <style:text-properties fo:background-color="#80FFFF"/>
    </style:style>
    <style:style style:name="T8106" style:parent-style-name="Domyślnaczcionkaakapitu" style:family="text">
      <style:text-properties fo:background-color="#80FFFF"/>
    </style:style>
    <style:style style:name="T8107" style:parent-style-name="Domyślnaczcionkaakapitu" style:family="text">
      <style:text-properties fo:background-color="#80FFFF"/>
    </style:style>
    <style:style style:name="P8108" style:parent-style-name="Normalny" style:family="paragraph">
      <style:paragraph-properties fo:text-align="justify" fo:line-height="150%"/>
    </style:style>
    <style:style style:name="T8109" style:parent-style-name="Domyślnaczcionkaakapitu" style:family="text">
      <style:text-properties style:text-underline-type="single" style:text-underline-style="solid" style:text-underline-width="auto" style:text-underline-mode="continuous"/>
    </style:style>
    <style:style style:name="P8110" style:parent-style-name="Normalny" style:family="paragraph">
      <style:paragraph-properties fo:text-align="justify" fo:line-height="150%" fo:text-indent="0.2479in"/>
    </style:style>
    <style:style style:name="T8111" style:parent-style-name="Domyślnaczcionkaakapitu" style:family="text">
      <style:text-properties fo:background-color="#80FFFF"/>
    </style:style>
    <style:style style:name="T8112" style:parent-style-name="Domyślnaczcionkaakapitu" style:family="text">
      <style:text-properties fo:background-color="#80FFFF"/>
    </style:style>
    <style:style style:name="T8113" style:parent-style-name="Domyślnaczcionkaakapitu" style:family="text">
      <style:text-properties fo:background-color="#80FFFF"/>
    </style:style>
    <style:style style:name="T8114" style:parent-style-name="Domyślnaczcionkaakapitu" style:family="text">
      <style:text-properties fo:background-color="#80FFFF"/>
    </style:style>
    <style:style style:name="P8115" style:parent-style-name="Normalny" style:family="paragraph">
      <style:paragraph-properties fo:text-align="justify" fo:line-height="150%"/>
    </style:style>
    <style:style style:name="T8116" style:parent-style-name="Domyślnaczcionkaakapitu" style:family="text">
      <style:text-properties style:text-underline-type="single" style:text-underline-style="solid" style:text-underline-width="auto" style:text-underline-mode="continuous"/>
    </style:style>
    <style:style style:name="P8117" style:parent-style-name="Normalny" style:family="paragraph">
      <style:paragraph-properties fo:text-align="justify" fo:line-height="150%" fo:text-indent="0.2479in">
        <style:tab-stops>
          <style:tab-stop style:type="left" style:position="2.9888in"/>
        </style:tab-stops>
      </style:paragraph-properties>
    </style:style>
    <style:style style:name="T8118" style:parent-style-name="Domyślnaczcionkaakapitu" style:family="text">
      <style:text-properties fo:background-color="#80FFFF"/>
    </style:style>
    <style:style style:name="T8119" style:parent-style-name="Domyślnaczcionkaakapitu" style:family="text">
      <style:text-properties fo:background-color="#80FFFF"/>
    </style:style>
    <style:style style:name="T8120" style:parent-style-name="Domyślnaczcionkaakapitu" style:family="text">
      <style:text-properties fo:background-color="#80FFFF"/>
    </style:style>
    <style:style style:name="T8121" style:parent-style-name="Domyślnaczcionkaakapitu" style:family="text">
      <style:text-properties fo:background-color="#80FFFF"/>
    </style:style>
    <style:style style:name="T8122" style:parent-style-name="Domyślnaczcionkaakapitu" style:family="text">
      <style:text-properties fo:background-color="#80FFFF"/>
    </style:style>
    <style:style style:name="T8123" style:parent-style-name="Domyślnaczcionkaakapitu" style:family="text">
      <style:text-properties fo:background-color="#80FFFF"/>
    </style:style>
    <style:style style:name="T8124" style:parent-style-name="Domyślnaczcionkaakapitu" style:family="text">
      <style:text-properties fo:background-color="#80FFFF"/>
    </style:style>
    <style:style style:name="T8125" style:parent-style-name="Domyślnaczcionkaakapitu" style:family="text">
      <style:text-properties fo:background-color="#80FFFF"/>
    </style:style>
    <style:style style:name="T8126" style:parent-style-name="Domyślnaczcionkaakapitu" style:family="text">
      <style:text-properties fo:background-color="#80FFFF"/>
    </style:style>
    <style:style style:name="T8127" style:parent-style-name="Domyślnaczcionkaakapitu" style:family="text">
      <style:text-properties fo:background-color="#80FFFF"/>
    </style:style>
    <style:style style:name="T8128" style:parent-style-name="Domyślnaczcionkaakapitu" style:family="text">
      <style:text-properties fo:background-color="#80FFFF"/>
    </style:style>
    <style:style style:name="T8129" style:parent-style-name="Domyślnaczcionkaakapitu" style:family="text">
      <style:text-properties fo:background-color="#80FFFF"/>
    </style:style>
    <style:style style:name="T8130" style:parent-style-name="Domyślnaczcionkaakapitu" style:family="text">
      <style:text-properties fo:background-color="#80FFFF"/>
    </style:style>
    <style:style style:name="T8131" style:parent-style-name="Domyślnaczcionkaakapitu" style:family="text">
      <style:text-properties fo:background-color="#80FFFF"/>
    </style:style>
    <style:style style:name="T8132" style:parent-style-name="Domyślnaczcionkaakapitu" style:family="text">
      <style:text-properties fo:background-color="#80FFFF"/>
    </style:style>
    <style:style style:name="T8133" style:parent-style-name="Domyślnaczcionkaakapitu" style:family="text">
      <style:text-properties fo:background-color="#80FFFF"/>
    </style:style>
    <style:style style:name="T8134" style:parent-style-name="Domyślnaczcionkaakapitu" style:family="text">
      <style:text-properties fo:background-color="#80FFFF"/>
    </style:style>
    <style:style style:name="T8135" style:parent-style-name="Domyślnaczcionkaakapitu" style:family="text">
      <style:text-properties fo:background-color="#80FFFF"/>
    </style:style>
    <style:style style:name="T8136" style:parent-style-name="Domyślnaczcionkaakapitu" style:family="text">
      <style:text-properties fo:background-color="#80FFFF"/>
    </style:style>
    <style:style style:name="T8137" style:parent-style-name="Domyślnaczcionkaakapitu" style:family="text">
      <style:text-properties fo:background-color="#80FFFF"/>
    </style:style>
    <style:style style:name="T8138" style:parent-style-name="Domyślnaczcionkaakapitu" style:family="text">
      <style:text-properties fo:background-color="#80FFFF"/>
    </style:style>
    <style:style style:name="T8139" style:parent-style-name="Domyślnaczcionkaakapitu" style:family="text">
      <style:text-properties fo:background-color="#80FFFF"/>
    </style:style>
    <style:style style:name="T8140" style:parent-style-name="Domyślnaczcionkaakapitu" style:family="text">
      <style:text-properties fo:background-color="#80FFFF"/>
    </style:style>
    <style:style style:name="T8141" style:parent-style-name="Domyślnaczcionkaakapitu" style:family="text">
      <style:text-properties fo:background-color="#80FFFF"/>
    </style:style>
    <style:style style:name="T8142" style:parent-style-name="Domyślnaczcionkaakapitu" style:family="text">
      <style:text-properties fo:background-color="#80FFFF"/>
    </style:style>
    <style:style style:name="T8143" style:parent-style-name="Domyślnaczcionkaakapitu" style:family="text">
      <style:text-properties fo:background-color="#80FFFF"/>
    </style:style>
    <style:style style:name="T8144" style:parent-style-name="Domyślnaczcionkaakapitu" style:family="text">
      <style:text-properties fo:background-color="#80FFFF"/>
    </style:style>
    <style:style style:name="T8145" style:parent-style-name="Domyślnaczcionkaakapitu" style:family="text">
      <style:text-properties fo:background-color="#80FFFF"/>
    </style:style>
    <style:style style:name="T8146" style:parent-style-name="Domyślnaczcionkaakapitu" style:family="text">
      <style:text-properties fo:background-color="#80FFFF"/>
    </style:style>
    <style:style style:name="T8147" style:parent-style-name="Domyślnaczcionkaakapitu" style:family="text">
      <style:text-properties fo:background-color="#80FFFF"/>
    </style:style>
    <style:style style:name="T8148" style:parent-style-name="Domyślnaczcionkaakapitu" style:family="text">
      <style:text-properties fo:background-color="#80FFFF"/>
    </style:style>
    <style:style style:name="T8149" style:parent-style-name="Domyślnaczcionkaakapitu" style:family="text">
      <style:text-properties fo:background-color="#80FFFF"/>
    </style:style>
    <style:style style:name="T8150" style:parent-style-name="Domyślnaczcionkaakapitu" style:family="text">
      <style:text-properties fo:background-color="#80FFFF"/>
    </style:style>
    <style:style style:name="T8151" style:parent-style-name="Domyślnaczcionkaakapitu" style:family="text">
      <style:text-properties fo:background-color="#80FFFF"/>
    </style:style>
    <style:style style:name="T8152" style:parent-style-name="Domyślnaczcionkaakapitu" style:family="text">
      <style:text-properties fo:background-color="#80FFFF"/>
    </style:style>
    <style:style style:name="T8153" style:parent-style-name="Domyślnaczcionkaakapitu" style:family="text">
      <style:text-properties fo:background-color="#80FFFF"/>
    </style:style>
    <style:style style:name="T8154" style:parent-style-name="Domyślnaczcionkaakapitu" style:family="text">
      <style:text-properties fo:background-color="#80FFFF"/>
    </style:style>
    <style:style style:name="T8155" style:parent-style-name="Domyślnaczcionkaakapitu" style:family="text">
      <style:text-properties fo:background-color="#80FFFF"/>
    </style:style>
    <style:style style:name="T8156" style:parent-style-name="Domyślnaczcionkaakapitu" style:family="text">
      <style:text-properties fo:background-color="#80FFFF"/>
    </style:style>
    <style:style style:name="T8157" style:parent-style-name="Domyślnaczcionkaakapitu" style:family="text">
      <style:text-properties fo:background-color="#80FFFF"/>
    </style:style>
    <style:style style:name="T8158" style:parent-style-name="Domyślnaczcionkaakapitu" style:family="text">
      <style:text-properties fo:background-color="#80FFFF"/>
    </style:style>
    <style:style style:name="T8159" style:parent-style-name="Domyślnaczcionkaakapitu" style:family="text">
      <style:text-properties fo:background-color="#80FFFF"/>
    </style:style>
    <style:style style:name="T8160" style:parent-style-name="Domyślnaczcionkaakapitu" style:family="text">
      <style:text-properties fo:background-color="#80FFFF"/>
    </style:style>
    <style:style style:name="T8161" style:parent-style-name="Domyślnaczcionkaakapitu" style:family="text">
      <style:text-properties fo:background-color="#80FFFF"/>
    </style:style>
    <style:style style:name="P8162" style:parent-style-name="Normalny" style:family="paragraph">
      <style:paragraph-properties fo:text-align="justify" fo:line-height="150%" fo:text-indent="0.2479in">
        <style:tab-stops>
          <style:tab-stop style:type="left" style:position="2.9888in"/>
        </style:tab-stops>
      </style:paragraph-properties>
    </style:style>
    <style:style style:name="T8163" style:parent-style-name="Domyślnaczcionkaakapitu" style:family="text">
      <style:text-properties fo:background-color="#80FFFF"/>
    </style:style>
    <style:style style:name="T8164" style:parent-style-name="Domyślnaczcionkaakapitu" style:family="text">
      <style:text-properties fo:background-color="#80FFFF"/>
    </style:style>
    <style:style style:name="T8165" style:parent-style-name="Domyślnaczcionkaakapitu" style:family="text">
      <style:text-properties fo:background-color="#80FFFF"/>
    </style:style>
    <style:style style:name="T8166" style:parent-style-name="Domyślnaczcionkaakapitu" style:family="text">
      <style:text-properties fo:background-color="#80FFFF"/>
    </style:style>
    <style:style style:name="T8167" style:parent-style-name="Domyślnaczcionkaakapitu" style:family="text">
      <style:text-properties fo:background-color="#80FFFF"/>
    </style:style>
    <style:style style:name="P8168" style:parent-style-name="Normalny" style:family="paragraph">
      <style:paragraph-properties fo:text-align="justify" fo:line-height="150%">
        <style:tab-stops>
          <style:tab-stop style:type="left" style:position="2.9888in"/>
        </style:tab-stops>
      </style:paragraph-properties>
    </style:style>
    <style:style style:name="T8169" style:parent-style-name="Domyślnaczcionkaakapitu" style:family="text">
      <style:text-properties style:text-underline-type="single" style:text-underline-style="solid" style:text-underline-width="auto" style:text-underline-mode="continuous"/>
    </style:style>
    <style:style style:name="P8170" style:parent-style-name="Normalny" style:family="paragraph">
      <style:paragraph-properties fo:text-align="justify" fo:line-height="150%" fo:text-indent="0.2479in">
        <style:tab-stops>
          <style:tab-stop style:type="left" style:position="2.9888in"/>
        </style:tab-stops>
      </style:paragraph-properties>
    </style:style>
    <style:style style:name="T8171" style:parent-style-name="Domyślnaczcionkaakapitu" style:family="text">
      <style:text-properties fo:background-color="#80FFFF"/>
    </style:style>
    <style:style style:name="P8172" style:parent-style-name="Normalny" style:family="paragraph">
      <style:paragraph-properties fo:text-align="justify" fo:line-height="150%">
        <style:tab-stops>
          <style:tab-stop style:type="left" style:position="2.9888in"/>
        </style:tab-stops>
      </style:paragraph-properties>
    </style:style>
    <style:style style:name="P8173" style:parent-style-name="Normalny" style:family="paragraph">
      <style:paragraph-properties fo:text-align="justify" fo:line-height="150%" fo:text-indent="0.2479in">
        <style:tab-stops>
          <style:tab-stop style:type="left" style:position="3.0986in"/>
        </style:tab-stops>
      </style:paragraph-properties>
    </style:style>
    <style:style style:name="T8174" style:parent-style-name="Domyślnaczcionkaakapitu" style:family="text">
      <style:text-properties fo:background-color="#80FFFF"/>
    </style:style>
    <style:style style:name="T8175" style:parent-style-name="Domyślnaczcionkaakapitu" style:family="text">
      <style:text-properties fo:background-color="#80FFFF"/>
    </style:style>
    <style:style style:name="P8176" style:parent-style-name="Normalny" style:family="paragraph">
      <style:paragraph-properties fo:text-align="justify" fo:line-height="150%"/>
    </style:style>
    <style:style style:name="T8177" style:parent-style-name="Domyślnaczcionkaakapitu" style:family="text">
      <style:text-properties style:text-underline-type="single" style:text-underline-style="solid" style:text-underline-width="auto" style:text-underline-mode="continuous"/>
    </style:style>
    <style:style style:name="T8178" style:parent-style-name="Domyślnaczcionkaakapitu" style:family="text">
      <style:text-properties fo:background-color="#80FFFF" style:text-underline-type="single" style:text-underline-style="solid" style:text-underline-width="auto" style:text-underline-mode="continuous"/>
    </style:style>
    <style:style style:name="T8179" style:parent-style-name="Domyślnaczcionkaakapitu" style:family="text">
      <style:text-properties style:text-underline-type="single" style:text-underline-style="solid" style:text-underline-width="auto" style:text-underline-mode="continuous"/>
    </style:style>
    <style:style style:name="P8180" style:parent-style-name="Normalny" style:family="paragraph">
      <style:paragraph-properties fo:text-align="justify" fo:line-height="150%" fo:text-indent="0.2479in"/>
    </style:style>
    <style:style style:name="T8181" style:parent-style-name="Domyślnaczcionkaakapitu" style:family="text">
      <style:text-properties fo:background-color="#80FFFF"/>
    </style:style>
    <style:style style:name="T8182" style:parent-style-name="Domyślnaczcionkaakapitu" style:family="text">
      <style:text-properties fo:background-color="#80FFFF"/>
    </style:style>
    <style:style style:name="T8183" style:parent-style-name="Domyślnaczcionkaakapitu" style:family="text">
      <style:text-properties fo:background-color="#80FFFF"/>
    </style:style>
    <style:style style:name="T8184" style:parent-style-name="Domyślnaczcionkaakapitu" style:family="text">
      <style:text-properties fo:background-color="#80FFFF"/>
    </style:style>
    <style:style style:name="T8185" style:parent-style-name="Domyślnaczcionkaakapitu" style:family="text">
      <style:text-properties fo:background-color="#80FFFF"/>
    </style:style>
    <style:style style:name="T8186" style:parent-style-name="Domyślnaczcionkaakapitu" style:family="text">
      <style:text-properties fo:background-color="#80FFFF"/>
    </style:style>
    <style:style style:name="T8187" style:parent-style-name="Domyślnaczcionkaakapitu" style:family="text">
      <style:text-properties fo:background-color="#80FFFF"/>
    </style:style>
    <style:style style:name="T8188" style:parent-style-name="Domyślnaczcionkaakapitu" style:family="text">
      <style:text-properties fo:background-color="#80FFFF"/>
    </style:style>
    <style:style style:name="P8189" style:parent-style-name="Normalny" style:family="paragraph">
      <style:paragraph-properties fo:text-align="justify" fo:line-height="150%" fo:text-indent="0.2479in"/>
    </style:style>
    <style:style style:name="T8190" style:parent-style-name="Domyślnaczcionkaakapitu" style:family="text">
      <style:text-properties fo:background-color="#80FFFF"/>
    </style:style>
    <style:style style:name="T8191" style:parent-style-name="Domyślnaczcionkaakapitu" style:family="text">
      <style:text-properties fo:background-color="#80FFFF"/>
    </style:style>
    <style:style style:name="T8192" style:parent-style-name="Domyślnaczcionkaakapitu" style:family="text">
      <style:text-properties fo:background-color="#80FFFF"/>
    </style:style>
    <style:style style:name="T8193" style:parent-style-name="Domyślnaczcionkaakapitu" style:family="text">
      <style:text-properties fo:background-color="#80FFFF"/>
    </style:style>
    <style:style style:name="T8194" style:parent-style-name="Domyślnaczcionkaakapitu" style:family="text">
      <style:text-properties fo:background-color="#80FFFF"/>
    </style:style>
    <style:style style:name="T8195" style:parent-style-name="Domyślnaczcionkaakapitu" style:family="text">
      <style:text-properties fo:background-color="#80FFFF"/>
    </style:style>
    <style:style style:name="T8196" style:parent-style-name="Domyślnaczcionkaakapitu" style:family="text">
      <style:text-properties fo:background-color="#80FFFF"/>
    </style:style>
    <style:style style:name="T8197" style:parent-style-name="Domyślnaczcionkaakapitu" style:family="text">
      <style:text-properties fo:background-color="#80FFFF"/>
    </style:style>
    <style:style style:name="T8198" style:parent-style-name="Domyślnaczcionkaakapitu" style:family="text">
      <style:text-properties fo:background-color="#80FFFF"/>
    </style:style>
    <style:style style:name="T8199" style:parent-style-name="Domyślnaczcionkaakapitu" style:family="text">
      <style:text-properties fo:background-color="#80FFFF"/>
    </style:style>
    <style:style style:name="T8200" style:parent-style-name="Domyślnaczcionkaakapitu" style:family="text">
      <style:text-properties fo:background-color="#80FFFF"/>
    </style:style>
    <style:style style:name="T8201" style:parent-style-name="Domyślnaczcionkaakapitu" style:family="text">
      <style:text-properties fo:background-color="#80FFFF"/>
    </style:style>
    <style:style style:name="T8202" style:parent-style-name="Domyślnaczcionkaakapitu" style:family="text">
      <style:text-properties fo:background-color="#80FFFF"/>
    </style:style>
    <style:style style:name="T8203" style:parent-style-name="Domyślnaczcionkaakapitu" style:family="text">
      <style:text-properties fo:background-color="#80FFFF"/>
    </style:style>
    <style:style style:name="T8204" style:parent-style-name="Domyślnaczcionkaakapitu" style:family="text">
      <style:text-properties fo:background-color="#80FFFF"/>
    </style:style>
    <style:style style:name="T8205" style:parent-style-name="Domyślnaczcionkaakapitu" style:family="text">
      <style:text-properties fo:background-color="#80FFFF"/>
    </style:style>
    <style:style style:name="P8206" style:parent-style-name="Normalny" style:family="paragraph">
      <style:paragraph-properties fo:text-align="justify" fo:line-height="150%" fo:text-indent="0.2479in"/>
    </style:style>
    <style:style style:name="T8207" style:parent-style-name="Domyślnaczcionkaakapitu" style:family="text">
      <style:text-properties fo:background-color="#80FFFF"/>
    </style:style>
    <style:style style:name="P8208" style:parent-style-name="Normalny" style:family="paragraph">
      <style:paragraph-properties fo:text-align="justify" fo:line-height="150%"/>
    </style:style>
    <style:style style:name="T8209" style:parent-style-name="Domyślnaczcionkaakapitu" style:family="text">
      <style:text-properties style:text-underline-type="single" style:text-underline-style="solid" style:text-underline-width="auto" style:text-underline-mode="continuous"/>
    </style:style>
    <style:style style:name="P8210" style:parent-style-name="Normalny" style:family="paragraph">
      <style:paragraph-properties fo:text-align="justify" fo:line-height="150%" fo:text-indent="0.2479in"/>
    </style:style>
    <style:style style:name="T8211" style:parent-style-name="Domyślnaczcionkaakapitu" style:family="text">
      <style:text-properties fo:background-color="#80FFFF"/>
    </style:style>
    <style:style style:name="T8212" style:parent-style-name="Domyślnaczcionkaakapitu" style:family="text">
      <style:text-properties fo:background-color="#80FFFF"/>
    </style:style>
    <style:style style:name="T8213" style:parent-style-name="Domyślnaczcionkaakapitu" style:family="text">
      <style:text-properties fo:background-color="#80FFFF"/>
    </style:style>
    <style:style style:name="P8214" style:parent-style-name="Normalny" style:family="paragraph">
      <style:paragraph-properties fo:text-align="justify" fo:line-height="150%" fo:text-indent="0.2479in"/>
    </style:style>
    <style:style style:name="T8215" style:parent-style-name="Domyślnaczcionkaakapitu" style:family="text">
      <style:text-properties fo:background-color="#80FFFF"/>
    </style:style>
    <style:style style:name="T8216" style:parent-style-name="Domyślnaczcionkaakapitu" style:family="text">
      <style:text-properties fo:background-color="#80FFFF"/>
    </style:style>
    <style:style style:name="P8217" style:parent-style-name="Normalny" style:family="paragraph">
      <style:paragraph-properties fo:text-align="justify" fo:line-height="150%" fo:text-indent="0.2479in"/>
    </style:style>
    <style:style style:name="T8218" style:parent-style-name="Domyślnaczcionkaakapitu" style:family="text">
      <style:text-properties fo:background-color="#80FFFF"/>
    </style:style>
    <style:style style:name="P8219" style:parent-style-name="Normalny" style:family="paragraph">
      <style:paragraph-properties fo:text-align="justify" fo:line-height="150%"/>
    </style:style>
    <style:style style:name="T8220" style:parent-style-name="Domyślnaczcionkaakapitu" style:family="text">
      <style:text-properties fo:background-color="#80FFFF"/>
    </style:style>
    <style:style style:name="P8221" style:parent-style-name="Normalny" style:family="paragraph">
      <style:paragraph-properties fo:text-align="justify" fo:line-height="150%" fo:text-indent="0.2479in"/>
    </style:style>
    <style:style style:name="T8222" style:parent-style-name="Domyślnaczcionkaakapitu" style:family="text">
      <style:text-properties fo:background-color="#80FFFF"/>
    </style:style>
    <style:style style:name="T8223" style:parent-style-name="Domyślnaczcionkaakapitu" style:family="text">
      <style:text-properties fo:background-color="#80FFFF"/>
    </style:style>
    <style:style style:name="P8224" style:parent-style-name="Normalny" style:family="paragraph">
      <style:paragraph-properties fo:text-align="justify" fo:line-height="150%"/>
    </style:style>
    <style:style style:name="T8225" style:parent-style-name="Domyślnaczcionkaakapitu" style:family="text">
      <style:text-properties style:text-underline-type="single" style:text-underline-style="solid" style:text-underline-width="auto" style:text-underline-mode="continuous"/>
    </style:style>
    <style:style style:name="T8226" style:parent-style-name="Domyślnaczcionkaakapitu" style:family="text">
      <style:text-properties fo:background-color="#80FFFF" style:text-underline-type="single" style:text-underline-style="solid" style:text-underline-width="auto" style:text-underline-mode="continuous"/>
    </style:style>
    <style:style style:name="T8227" style:parent-style-name="Domyślnaczcionkaakapitu" style:family="text">
      <style:text-properties style:text-underline-type="single" style:text-underline-style="solid" style:text-underline-width="auto" style:text-underline-mode="continuous"/>
    </style:style>
    <style:style style:name="T8228" style:parent-style-name="Domyślnaczcionkaakapitu" style:family="text">
      <style:text-properties fo:background-color="#80FFFF"/>
    </style:style>
    <style:style style:name="P8229" style:parent-style-name="Normalny" style:family="paragraph">
      <style:paragraph-properties fo:text-align="justify" fo:line-height="150%" fo:text-indent="0.2479in"/>
    </style:style>
    <style:style style:name="T8230" style:parent-style-name="Domyślnaczcionkaakapitu" style:family="text">
      <style:text-properties fo:background-color="#80FFFF"/>
    </style:style>
    <style:style style:name="T8231" style:parent-style-name="Domyślnaczcionkaakapitu" style:family="text">
      <style:text-properties fo:background-color="#80FFFF"/>
    </style:style>
    <style:style style:name="T8232" style:parent-style-name="Domyślnaczcionkaakapitu" style:family="text">
      <style:text-properties fo:background-color="#80FFFF"/>
    </style:style>
    <style:style style:name="T8233" style:parent-style-name="Domyślnaczcionkaakapitu" style:family="text">
      <style:text-properties fo:background-color="#80FFFF"/>
    </style:style>
    <style:style style:name="P8234" style:parent-style-name="Normalny" style:family="paragraph">
      <style:paragraph-properties fo:text-align="justify" fo:line-height="150%" fo:text-indent="0.2479in"/>
    </style:style>
    <style:style style:name="P8235" style:parent-style-name="Normalny" style:family="paragraph">
      <style:paragraph-properties fo:text-align="justify" fo:line-height="150%"/>
    </style:style>
    <style:style style:name="T8236" style:parent-style-name="Domyślnaczcionkaakapitu" style:family="text">
      <style:text-properties style:text-underline-type="single" style:text-underline-style="solid" style:text-underline-width="auto" style:text-underline-mode="continuous"/>
    </style:style>
    <style:style style:name="P8237" style:parent-style-name="Normalny" style:family="paragraph">
      <style:paragraph-properties fo:text-align="justify" fo:line-height="150%" fo:text-indent="0.2479in"/>
    </style:style>
    <style:style style:name="T8238" style:parent-style-name="Domyślnaczcionkaakapitu" style:family="text">
      <style:text-properties fo:background-color="#80FFFF"/>
    </style:style>
    <style:style style:name="T8239" style:parent-style-name="Domyślnaczcionkaakapitu" style:family="text">
      <style:text-properties fo:background-color="#80FFFF"/>
    </style:style>
    <style:style style:name="T8240" style:parent-style-name="Domyślnaczcionkaakapitu" style:family="text">
      <style:text-properties fo:background-color="#80FFFF"/>
    </style:style>
    <style:style style:name="P8241" style:parent-style-name="Normalny" style:family="paragraph">
      <style:paragraph-properties fo:text-align="justify" fo:line-height="150%"/>
    </style:style>
    <style:style style:name="T8242" style:parent-style-name="Domyślnaczcionkaakapitu" style:family="text">
      <style:text-properties style:text-underline-type="single" style:text-underline-style="solid" style:text-underline-width="auto" style:text-underline-mode="continuous"/>
    </style:style>
    <style:style style:name="P8243" style:parent-style-name="Normalny" style:family="paragraph">
      <style:paragraph-properties fo:text-align="justify" fo:line-height="150%" fo:text-indent="0.2479in"/>
    </style:style>
    <style:style style:name="T8244" style:parent-style-name="Domyślnaczcionkaakapitu" style:family="text">
      <style:text-properties fo:background-color="#80FFFF"/>
    </style:style>
    <style:style style:name="T8245" style:parent-style-name="Domyślnaczcionkaakapitu" style:family="text">
      <style:text-properties fo:background-color="#80FFFF"/>
    </style:style>
    <style:style style:name="T8246" style:parent-style-name="Domyślnaczcionkaakapitu" style:family="text">
      <style:text-properties fo:background-color="#80FFFF"/>
    </style:style>
    <style:style style:name="T8247" style:parent-style-name="Domyślnaczcionkaakapitu" style:family="text">
      <style:text-properties fo:background-color="#80FFFF"/>
    </style:style>
    <style:style style:name="T8248" style:parent-style-name="Domyślnaczcionkaakapitu" style:family="text">
      <style:text-properties fo:background-color="#80FFFF"/>
    </style:style>
    <style:style style:name="T8249" style:parent-style-name="Domyślnaczcionkaakapitu" style:family="text">
      <style:text-properties fo:background-color="#80FFFF"/>
    </style:style>
    <style:style style:name="P8250" style:parent-style-name="Normalny" style:family="paragraph">
      <style:paragraph-properties fo:text-align="justify" fo:line-height="150%"/>
    </style:style>
    <style:style style:name="T8251" style:parent-style-name="Domyślnaczcionkaakapitu" style:family="text">
      <style:text-properties style:text-underline-type="single" style:text-underline-style="solid" style:text-underline-width="auto" style:text-underline-mode="continuous"/>
    </style:style>
    <style:style style:name="T8252" style:parent-style-name="Domyślnaczcionkaakapitu" style:family="text">
      <style:text-properties fo:background-color="#80FFFF" style:text-underline-type="single" style:text-underline-style="solid" style:text-underline-width="auto" style:text-underline-mode="continuous"/>
    </style:style>
    <style:style style:name="T8253" style:parent-style-name="Domyślnaczcionkaakapitu" style:family="text">
      <style:text-properties style:text-underline-type="single" style:text-underline-style="solid" style:text-underline-width="auto" style:text-underline-mode="continuous"/>
    </style:style>
    <style:style style:name="T8254" style:parent-style-name="Domyślnaczcionkaakapitu" style:family="text">
      <style:text-properties fo:background-color="#80FFFF" style:text-underline-type="single" style:text-underline-style="solid" style:text-underline-width="auto" style:text-underline-mode="continuous"/>
    </style:style>
    <style:style style:name="T8255" style:parent-style-name="Domyślnaczcionkaakapitu" style:family="text">
      <style:text-properties style:text-underline-type="single" style:text-underline-style="solid" style:text-underline-width="auto" style:text-underline-mode="continuous"/>
    </style:style>
    <style:style style:name="T8256" style:parent-style-name="Domyślnaczcionkaakapitu" style:family="text">
      <style:text-properties fo:background-color="#80FFFF" style:text-underline-type="single" style:text-underline-style="solid" style:text-underline-width="auto" style:text-underline-mode="continuous"/>
    </style:style>
    <style:style style:name="P8257" style:parent-style-name="Normalny" style:family="paragraph">
      <style:paragraph-properties fo:text-align="justify" fo:line-height="150%" fo:text-indent="0.2479in"/>
    </style:style>
    <style:style style:name="T8258" style:parent-style-name="Domyślnaczcionkaakapitu" style:family="text">
      <style:text-properties fo:background-color="#80FFFF"/>
    </style:style>
    <style:style style:name="P8259" style:parent-style-name="Normalny" style:family="paragraph">
      <style:paragraph-properties fo:text-align="justify" fo:line-height="150%" fo:text-indent="0.2479in"/>
    </style:style>
    <style:style style:name="P8260" style:parent-style-name="Normalny" style:family="paragraph">
      <style:paragraph-properties fo:text-align="justify" fo:line-height="150%"/>
    </style:style>
    <style:style style:name="T8261" style:parent-style-name="Domyślnaczcionkaakapitu" style:family="text">
      <style:text-properties style:text-underline-type="single" style:text-underline-style="solid" style:text-underline-width="auto" style:text-underline-mode="continuous"/>
    </style:style>
    <style:style style:name="T8262" style:parent-style-name="Domyślnaczcionkaakapitu" style:family="text">
      <style:text-properties fo:background-color="#80FFFF" style:text-underline-type="single" style:text-underline-style="solid" style:text-underline-width="auto" style:text-underline-mode="continuous"/>
    </style:style>
    <style:style style:name="T8263" style:parent-style-name="Domyślnaczcionkaakapitu" style:family="text">
      <style:text-properties style:text-underline-type="single" style:text-underline-style="solid" style:text-underline-width="auto" style:text-underline-mode="continuous"/>
    </style:style>
    <style:style style:name="P8264" style:parent-style-name="Normalny" style:family="paragraph">
      <style:paragraph-properties fo:text-align="justify" fo:line-height="150%" fo:text-indent="0.2479in"/>
    </style:style>
    <style:style style:name="T8265" style:parent-style-name="Domyślnaczcionkaakapitu" style:family="text">
      <style:text-properties fo:background-color="#80FFFF"/>
    </style:style>
    <style:style style:name="T8266" style:parent-style-name="Domyślnaczcionkaakapitu" style:family="text">
      <style:text-properties fo:background-color="#80FFFF"/>
    </style:style>
    <style:style style:name="T8267" style:parent-style-name="Domyślnaczcionkaakapitu" style:family="text">
      <style:text-properties fo:background-color="#80FFFF"/>
    </style:style>
    <style:style style:name="T8268" style:parent-style-name="Domyślnaczcionkaakapitu" style:family="text">
      <style:text-properties fo:background-color="#80FFFF"/>
    </style:style>
    <style:style style:name="T8269" style:parent-style-name="Domyślnaczcionkaakapitu" style:family="text">
      <style:text-properties fo:background-color="#80FFFF"/>
    </style:style>
    <style:style style:name="T8270" style:parent-style-name="Domyślnaczcionkaakapitu" style:family="text">
      <style:text-properties fo:background-color="#80FFFF"/>
    </style:style>
    <style:style style:name="T8271" style:parent-style-name="Domyślnaczcionkaakapitu" style:family="text">
      <style:text-properties fo:background-color="#80FFFF"/>
    </style:style>
    <style:style style:name="T8272" style:parent-style-name="Domyślnaczcionkaakapitu" style:family="text">
      <style:text-properties fo:background-color="#80FFFF"/>
    </style:style>
    <style:style style:name="T8273" style:parent-style-name="Domyślnaczcionkaakapitu" style:family="text">
      <style:text-properties fo:background-color="#80FFFF"/>
    </style:style>
    <style:style style:name="T8274" style:parent-style-name="Domyślnaczcionkaakapitu" style:family="text">
      <style:text-properties fo:background-color="#80FFFF"/>
    </style:style>
    <style:style style:name="T8275" style:parent-style-name="Domyślnaczcionkaakapitu" style:family="text">
      <style:text-properties fo:background-color="#80FFFF"/>
    </style:style>
    <style:style style:name="T8276" style:parent-style-name="Domyślnaczcionkaakapitu" style:family="text">
      <style:text-properties fo:background-color="#80FFFF"/>
    </style:style>
    <style:style style:name="P8277" style:parent-style-name="Normalny" style:family="paragraph">
      <style:paragraph-properties fo:text-align="justify" fo:line-height="150%"/>
    </style:style>
    <style:style style:name="T8278" style:parent-style-name="Domyślnaczcionkaakapitu" style:family="text">
      <style:text-properties style:text-underline-type="single" style:text-underline-style="solid" style:text-underline-width="auto" style:text-underline-mode="continuous"/>
    </style:style>
    <style:style style:name="T8279" style:parent-style-name="Domyślnaczcionkaakapitu" style:family="text">
      <style:text-properties fo:background-color="#80FFFF" style:text-underline-type="single" style:text-underline-style="solid" style:text-underline-width="auto" style:text-underline-mode="continuous"/>
    </style:style>
    <style:style style:name="T8280" style:parent-style-name="Domyślnaczcionkaakapitu" style:family="text">
      <style:text-properties style:text-underline-type="single" style:text-underline-style="solid" style:text-underline-width="auto" style:text-underline-mode="continuous"/>
    </style:style>
    <style:style style:name="T8281" style:parent-style-name="Domyślnaczcionkaakapitu" style:family="text">
      <style:text-properties fo:background-color="#80FFFF" style:text-underline-type="single" style:text-underline-style="solid" style:text-underline-width="auto" style:text-underline-mode="continuous"/>
    </style:style>
    <style:style style:name="T8282" style:parent-style-name="Domyślnaczcionkaakapitu" style:family="text">
      <style:text-properties style:text-underline-type="single" style:text-underline-style="solid" style:text-underline-width="auto" style:text-underline-mode="continuous"/>
    </style:style>
    <style:style style:name="T8283" style:parent-style-name="Domyślnaczcionkaakapitu" style:family="text">
      <style:text-properties fo:background-color="#80FFFF" style:text-underline-type="single" style:text-underline-style="solid" style:text-underline-width="auto" style:text-underline-mode="continuous"/>
    </style:style>
    <style:style style:name="P8284" style:parent-style-name="Normalny" style:family="paragraph">
      <style:paragraph-properties fo:text-align="justify" fo:line-height="150%" fo:text-indent="0.2479in"/>
    </style:style>
    <style:style style:name="T8285" style:parent-style-name="Domyślnaczcionkaakapitu" style:family="text">
      <style:text-properties fo:background-color="#80FFFF"/>
    </style:style>
    <style:style style:name="P8286" style:parent-style-name="Normalny" style:family="paragraph">
      <style:paragraph-properties fo:text-align="justify" fo:line-height="150%"/>
    </style:style>
    <style:style style:name="T8287" style:parent-style-name="Domyślnaczcionkaakapitu" style:family="text">
      <style:text-properties fo:background-color="#80FFFF" style:text-underline-type="single" style:text-underline-style="solid" style:text-underline-width="auto" style:text-underline-mode="continuous"/>
    </style:style>
    <style:style style:name="T8288" style:parent-style-name="Domyślnaczcionkaakapitu" style:family="text">
      <style:text-properties style:text-underline-type="single" style:text-underline-style="solid" style:text-underline-width="auto" style:text-underline-mode="continuous"/>
    </style:style>
    <style:style style:name="T8289" style:parent-style-name="Domyślnaczcionkaakapitu" style:family="text">
      <style:text-properties fo:background-color="#80FFFF" style:text-underline-type="single" style:text-underline-style="solid" style:text-underline-width="auto" style:text-underline-mode="continuous"/>
    </style:style>
    <style:style style:name="T8290" style:parent-style-name="Domyślnaczcionkaakapitu" style:family="text">
      <style:text-properties style:text-underline-type="single" style:text-underline-style="solid" style:text-underline-width="auto" style:text-underline-mode="continuous"/>
    </style:style>
    <style:style style:name="T8291" style:parent-style-name="Domyślnaczcionkaakapitu" style:family="text">
      <style:text-properties fo:background-color="#80FFFF" style:text-underline-type="single" style:text-underline-style="solid" style:text-underline-width="auto" style:text-underline-mode="continuous"/>
    </style:style>
    <style:style style:name="T8292" style:parent-style-name="Domyślnaczcionkaakapitu" style:family="text">
      <style:text-properties fo:background-color="#80FFFF"/>
    </style:style>
    <style:style style:name="P8293" style:parent-style-name="Normalny" style:family="paragraph">
      <style:paragraph-properties fo:text-align="justify" fo:line-height="150%" fo:text-indent="0.2479in"/>
    </style:style>
    <style:style style:name="T8294" style:parent-style-name="Domyślnaczcionkaakapitu" style:family="text">
      <style:text-properties fo:background-color="#80FFFF"/>
    </style:style>
    <style:style style:name="P8295" style:parent-style-name="Normalny" style:family="paragraph">
      <style:paragraph-properties fo:text-align="justify" fo:line-height="150%"/>
    </style:style>
    <style:style style:name="T8296" style:parent-style-name="Domyślnaczcionkaakapitu" style:family="text">
      <style:text-properties style:text-underline-type="single" style:text-underline-style="solid" style:text-underline-width="auto" style:text-underline-mode="continuous"/>
    </style:style>
    <style:style style:name="P8297" style:parent-style-name="Normalny" style:family="paragraph">
      <style:paragraph-properties fo:text-align="justify" fo:line-height="150%" fo:text-indent="0.2479in"/>
    </style:style>
    <style:style style:name="P8298" style:parent-style-name="Normalny" style:family="paragraph">
      <style:paragraph-properties fo:text-align="justify" fo:line-height="150%"/>
    </style:style>
    <style:style style:name="T8299" style:parent-style-name="Domyślnaczcionkaakapitu" style:family="text">
      <style:text-properties style:text-underline-type="single" style:text-underline-style="solid" style:text-underline-width="auto" style:text-underline-mode="continuous"/>
    </style:style>
    <style:style style:name="T8300" style:parent-style-name="Domyślnaczcionkaakapitu" style:family="text">
      <style:text-properties fo:background-color="#80FFFF" style:text-underline-type="single" style:text-underline-style="solid" style:text-underline-width="auto" style:text-underline-mode="continuous"/>
    </style:style>
    <style:style style:name="T8301" style:parent-style-name="Domyślnaczcionkaakapitu" style:family="text">
      <style:text-properties style:text-underline-type="single" style:text-underline-style="solid" style:text-underline-width="auto" style:text-underline-mode="continuous"/>
    </style:style>
    <style:style style:name="P8302" style:parent-style-name="Normalny" style:family="paragraph">
      <style:paragraph-properties fo:text-align="justify" fo:line-height="150%" fo:text-indent="0.2479in"/>
    </style:style>
    <style:style style:name="T8303" style:parent-style-name="Domyślnaczcionkaakapitu" style:family="text">
      <style:text-properties fo:background-color="#80FFFF"/>
    </style:style>
    <style:style style:name="T8304" style:parent-style-name="Domyślnaczcionkaakapitu" style:family="text">
      <style:text-properties fo:background-color="#80FFFF"/>
    </style:style>
    <style:style style:name="T8305" style:parent-style-name="Domyślnaczcionkaakapitu" style:family="text">
      <style:text-properties fo:background-color="#80FFFF"/>
    </style:style>
    <style:style style:name="P8306" style:parent-style-name="Normalny" style:family="paragraph">
      <style:paragraph-properties fo:text-align="justify" fo:line-height="150%"/>
    </style:style>
    <style:style style:name="T8307" style:parent-style-name="Domyślnaczcionkaakapitu" style:family="text">
      <style:text-properties fo:background-color="#80FFFF" style:text-underline-type="single" style:text-underline-style="solid" style:text-underline-width="auto" style:text-underline-mode="continuous"/>
    </style:style>
    <style:style style:name="T8308" style:parent-style-name="Domyślnaczcionkaakapitu" style:family="text">
      <style:text-properties style:text-underline-type="single" style:text-underline-style="solid" style:text-underline-width="auto" style:text-underline-mode="continuous"/>
    </style:style>
    <style:style style:name="T8309" style:parent-style-name="Domyślnaczcionkaakapitu" style:family="text">
      <style:text-properties fo:background-color="#80FFFF" style:text-underline-type="single" style:text-underline-style="solid" style:text-underline-width="auto" style:text-underline-mode="continuous"/>
    </style:style>
    <style:style style:name="T8310" style:parent-style-name="Domyślnaczcionkaakapitu" style:family="text">
      <style:text-properties style:text-underline-type="single" style:text-underline-style="solid" style:text-underline-width="auto" style:text-underline-mode="continuous"/>
    </style:style>
    <style:style style:name="P8311" style:parent-style-name="Normalny" style:family="paragraph">
      <style:paragraph-properties fo:text-align="justify" fo:line-height="150%" fo:text-indent="0.2479in"/>
    </style:style>
    <style:style style:name="T8312" style:parent-style-name="Domyślnaczcionkaakapitu" style:family="text">
      <style:text-properties fo:background-color="#80FFFF"/>
    </style:style>
    <style:style style:name="T8313" style:parent-style-name="Domyślnaczcionkaakapitu" style:family="text">
      <style:text-properties fo:background-color="#80FFFF"/>
    </style:style>
    <style:style style:name="P8314" style:parent-style-name="Normalny" style:family="paragraph">
      <style:paragraph-properties fo:text-align="justify" fo:line-height="150%"/>
    </style:style>
    <style:style style:name="T8315" style:parent-style-name="Domyślnaczcionkaakapitu" style:family="text">
      <style:text-properties style:text-underline-type="single" style:text-underline-style="solid" style:text-underline-width="auto" style:text-underline-mode="continuous"/>
    </style:style>
    <style:style style:name="P8316" style:parent-style-name="Normalny" style:family="paragraph">
      <style:paragraph-properties fo:text-align="justify" fo:line-height="150%" fo:text-indent="0.2479in"/>
    </style:style>
    <style:style style:name="T8317" style:parent-style-name="Domyślnaczcionkaakapitu" style:family="text">
      <style:text-properties fo:background-color="#80FFFF"/>
    </style:style>
    <style:style style:name="T8318" style:parent-style-name="Domyślnaczcionkaakapitu" style:family="text">
      <style:text-properties fo:background-color="#80FFFF"/>
    </style:style>
    <style:style style:name="T8319" style:parent-style-name="Domyślnaczcionkaakapitu" style:family="text">
      <style:text-properties fo:background-color="#80FFFF"/>
    </style:style>
    <style:style style:name="P8320" style:parent-style-name="Normalny" style:family="paragraph">
      <style:paragraph-properties fo:text-align="justify" fo:line-height="150%"/>
    </style:style>
    <style:style style:name="T8321" style:parent-style-name="Domyślnaczcionkaakapitu" style:family="text">
      <style:text-properties style:text-underline-type="single" style:text-underline-style="solid" style:text-underline-width="auto" style:text-underline-mode="continuous"/>
    </style:style>
    <style:style style:name="P8322" style:parent-style-name="Normalny" style:family="paragraph">
      <style:paragraph-properties fo:text-align="justify" fo:line-height="150%" fo:text-indent="0.2479in"/>
    </style:style>
    <style:style style:name="T8323" style:parent-style-name="Domyślnaczcionkaakapitu" style:family="text">
      <style:text-properties fo:background-color="#80FFFF"/>
    </style:style>
    <style:style style:name="T8324" style:parent-style-name="Domyślnaczcionkaakapitu" style:family="text">
      <style:text-properties fo:background-color="#80FFFF"/>
    </style:style>
    <style:style style:name="T8325" style:parent-style-name="Domyślnaczcionkaakapitu" style:family="text">
      <style:text-properties fo:background-color="#80FFFF"/>
    </style:style>
    <style:style style:name="T8326" style:parent-style-name="Domyślnaczcionkaakapitu" style:family="text">
      <style:text-properties fo:background-color="#80FFFF"/>
    </style:style>
    <style:style style:name="P8327" style:parent-style-name="Normalny" style:family="paragraph">
      <style:paragraph-properties fo:text-align="justify" fo:line-height="150%"/>
    </style:style>
    <style:style style:name="T8328" style:parent-style-name="Domyślnaczcionkaakapitu" style:family="text">
      <style:text-properties style:text-underline-type="single" style:text-underline-style="solid" style:text-underline-width="auto" style:text-underline-mode="continuous"/>
    </style:style>
    <style:style style:name="T8329" style:parent-style-name="Domyślnaczcionkaakapitu" style:family="text">
      <style:text-properties fo:background-color="#80FFFF" style:text-underline-type="single" style:text-underline-style="solid" style:text-underline-width="auto" style:text-underline-mode="continuous"/>
    </style:style>
    <style:style style:name="T8330" style:parent-style-name="Domyślnaczcionkaakapitu" style:family="text">
      <style:text-properties style:text-underline-type="single" style:text-underline-style="solid" style:text-underline-width="auto" style:text-underline-mode="continuous"/>
    </style:style>
    <style:style style:name="P8331" style:parent-style-name="Normalny" style:family="paragraph">
      <style:paragraph-properties fo:text-align="justify" fo:line-height="150%" fo:text-indent="0.2479in"/>
    </style:style>
    <style:style style:name="T8332" style:parent-style-name="Domyślnaczcionkaakapitu" style:family="text">
      <style:text-properties fo:background-color="#80FFFF"/>
    </style:style>
    <style:style style:name="T8333" style:parent-style-name="Domyślnaczcionkaakapitu" style:family="text">
      <style:text-properties fo:background-color="#80FFFF"/>
    </style:style>
    <style:style style:name="T8334" style:parent-style-name="Domyślnaczcionkaakapitu" style:family="text">
      <style:text-properties fo:background-color="#80FFFF"/>
    </style:style>
    <style:style style:name="T8335" style:parent-style-name="Domyślnaczcionkaakapitu" style:family="text">
      <style:text-properties fo:background-color="#80FFFF"/>
    </style:style>
    <style:style style:name="T8336" style:parent-style-name="Domyślnaczcionkaakapitu" style:family="text">
      <style:text-properties fo:background-color="#80FFFF"/>
    </style:style>
    <style:style style:name="P8337" style:parent-style-name="Normalny" style:family="paragraph">
      <style:paragraph-properties fo:text-align="justify" fo:line-height="150%"/>
    </style:style>
    <style:style style:name="T8338" style:parent-style-name="Domyślnaczcionkaakapitu" style:family="text">
      <style:text-properties style:text-underline-type="single" style:text-underline-style="solid" style:text-underline-width="auto" style:text-underline-mode="continuous"/>
    </style:style>
    <style:style style:name="T8339" style:parent-style-name="Domyślnaczcionkaakapitu" style:family="text">
      <style:text-properties fo:background-color="#80FFFF" style:text-underline-type="single" style:text-underline-style="solid" style:text-underline-width="auto" style:text-underline-mode="continuous"/>
    </style:style>
    <style:style style:name="T8340" style:parent-style-name="Domyślnaczcionkaakapitu" style:family="text">
      <style:text-properties style:text-underline-type="single" style:text-underline-style="solid" style:text-underline-width="auto" style:text-underline-mode="continuous"/>
    </style:style>
    <style:style style:name="T8341" style:parent-style-name="Domyślnaczcionkaakapitu" style:family="text">
      <style:text-properties fo:background-color="#80FFFF" style:text-underline-type="single" style:text-underline-style="solid" style:text-underline-width="auto" style:text-underline-mode="continuous"/>
    </style:style>
    <style:style style:name="T8342" style:parent-style-name="Domyślnaczcionkaakapitu" style:family="text">
      <style:text-properties style:text-underline-type="single" style:text-underline-style="solid" style:text-underline-width="auto" style:text-underline-mode="continuous"/>
    </style:style>
    <style:style style:name="T8343" style:parent-style-name="Domyślnaczcionkaakapitu" style:family="text">
      <style:text-properties fo:background-color="#80FFFF" style:text-underline-type="single" style:text-underline-style="solid" style:text-underline-width="auto" style:text-underline-mode="continuous"/>
    </style:style>
    <style:style style:name="T8344" style:parent-style-name="Domyślnaczcionkaakapitu" style:family="text">
      <style:text-properties style:text-underline-type="single" style:text-underline-style="solid" style:text-underline-width="auto" style:text-underline-mode="continuous"/>
    </style:style>
    <style:style style:name="P8345" style:parent-style-name="Normalny" style:family="paragraph">
      <style:paragraph-properties fo:text-align="justify" fo:line-height="150%" fo:text-indent="0.2479in"/>
    </style:style>
    <style:style style:name="T8346" style:parent-style-name="Domyślnaczcionkaakapitu" style:family="text">
      <style:text-properties fo:background-color="#80FFFF"/>
    </style:style>
    <style:style style:name="T8347" style:parent-style-name="Domyślnaczcionkaakapitu" style:family="text">
      <style:text-properties fo:background-color="#80FFFF"/>
    </style:style>
    <style:style style:name="T8348" style:parent-style-name="Domyślnaczcionkaakapitu" style:family="text">
      <style:text-properties fo:background-color="#80FFFF"/>
    </style:style>
    <style:style style:name="T8349" style:parent-style-name="Domyślnaczcionkaakapitu" style:family="text">
      <style:text-properties fo:background-color="#80FFFF"/>
    </style:style>
    <style:style style:name="T8350" style:parent-style-name="Domyślnaczcionkaakapitu" style:family="text">
      <style:text-properties fo:background-color="#80FFFF"/>
    </style:style>
    <style:style style:name="T8351" style:parent-style-name="Domyślnaczcionkaakapitu" style:family="text">
      <style:text-properties fo:background-color="#80FFFF"/>
    </style:style>
    <style:style style:name="T8352" style:parent-style-name="Domyślnaczcionkaakapitu" style:family="text">
      <style:text-properties fo:background-color="#80FFFF"/>
    </style:style>
    <style:style style:name="P8353" style:parent-style-name="Normalny" style:family="paragraph">
      <style:paragraph-properties fo:text-align="justify" fo:line-height="150%"/>
    </style:style>
    <style:style style:name="T8354" style:parent-style-name="Domyślnaczcionkaakapitu" style:family="text">
      <style:text-properties fo:background-color="#80FFFF" style:text-underline-type="single" style:text-underline-style="solid" style:text-underline-width="auto" style:text-underline-mode="continuous"/>
    </style:style>
    <style:style style:name="T8355" style:parent-style-name="Domyślnaczcionkaakapitu" style:family="text">
      <style:text-properties style:text-underline-type="single" style:text-underline-style="solid" style:text-underline-width="auto" style:text-underline-mode="continuous"/>
    </style:style>
    <style:style style:name="P8356" style:parent-style-name="Normalny" style:family="paragraph">
      <style:paragraph-properties fo:text-align="justify" fo:line-height="150%" fo:text-indent="0.2479in"/>
    </style:style>
    <style:style style:name="T8357" style:parent-style-name="Domyślnaczcionkaakapitu" style:family="text">
      <style:text-properties fo:background-color="#80FFFF"/>
    </style:style>
    <style:style style:name="T8358" style:parent-style-name="Domyślnaczcionkaakapitu" style:family="text">
      <style:text-properties fo:background-color="#80FFFF"/>
    </style:style>
    <style:style style:name="T8359" style:parent-style-name="Domyślnaczcionkaakapitu" style:family="text">
      <style:text-properties fo:background-color="#80FFFF"/>
    </style:style>
    <style:style style:name="P8360" style:parent-style-name="Normalny" style:family="paragraph">
      <style:paragraph-properties fo:text-align="justify" fo:line-height="150%"/>
    </style:style>
    <style:style style:name="T8361" style:parent-style-name="Domyślnaczcionkaakapitu" style:family="text">
      <style:text-properties style:text-underline-type="single" style:text-underline-style="solid" style:text-underline-width="auto" style:text-underline-mode="continuous"/>
    </style:style>
    <style:style style:name="T8362" style:parent-style-name="Domyślnaczcionkaakapitu" style:family="text">
      <style:text-properties fo:background-color="#80FFFF" style:text-underline-type="single" style:text-underline-style="solid" style:text-underline-width="auto" style:text-underline-mode="continuous"/>
    </style:style>
    <style:style style:name="T8363" style:parent-style-name="Domyślnaczcionkaakapitu" style:family="text">
      <style:text-properties style:text-underline-type="single" style:text-underline-style="solid" style:text-underline-width="auto" style:text-underline-mode="continuous"/>
    </style:style>
    <style:style style:name="T8364" style:parent-style-name="Domyślnaczcionkaakapitu" style:family="text">
      <style:text-properties fo:background-color="#80FFFF"/>
    </style:style>
    <style:style style:name="P8365" style:parent-style-name="Normalny" style:family="paragraph">
      <style:paragraph-properties fo:text-align="justify" fo:line-height="150%" fo:text-indent="0.2479in"/>
    </style:style>
    <style:style style:name="T8366" style:parent-style-name="Domyślnaczcionkaakapitu" style:family="text">
      <style:text-properties fo:background-color="#80FFFF"/>
    </style:style>
    <style:style style:name="T8367" style:parent-style-name="Domyślnaczcionkaakapitu" style:family="text">
      <style:text-properties fo:background-color="#80FFFF"/>
    </style:style>
    <style:style style:name="T8368" style:parent-style-name="Domyślnaczcionkaakapitu" style:family="text">
      <style:text-properties fo:background-color="#80FFFF"/>
    </style:style>
    <style:style style:name="T8369" style:parent-style-name="Domyślnaczcionkaakapitu" style:family="text">
      <style:text-properties fo:background-color="#80FFFF"/>
    </style:style>
    <style:style style:name="T8370" style:parent-style-name="Domyślnaczcionkaakapitu" style:family="text">
      <style:text-properties fo:background-color="#80FFFF"/>
    </style:style>
    <style:style style:name="T8371" style:parent-style-name="Domyślnaczcionkaakapitu" style:family="text">
      <style:text-properties fo:background-color="#80FFFF"/>
    </style:style>
    <style:style style:name="T8372" style:parent-style-name="Domyślnaczcionkaakapitu" style:family="text">
      <style:text-properties fo:background-color="#80FFFF"/>
    </style:style>
    <style:style style:name="T8373" style:parent-style-name="Domyślnaczcionkaakapitu" style:family="text">
      <style:text-properties fo:background-color="#80FFFF"/>
    </style:style>
    <style:style style:name="T8374" style:parent-style-name="Domyślnaczcionkaakapitu" style:family="text">
      <style:text-properties fo:background-color="#80FFFF"/>
    </style:style>
    <style:style style:name="T8375" style:parent-style-name="Domyślnaczcionkaakapitu" style:family="text">
      <style:text-properties fo:background-color="#80FFFF"/>
    </style:style>
    <style:style style:name="T8376" style:parent-style-name="Domyślnaczcionkaakapitu" style:family="text">
      <style:text-properties fo:background-color="#80FFFF"/>
    </style:style>
    <style:style style:name="T8377" style:parent-style-name="Domyślnaczcionkaakapitu" style:family="text">
      <style:text-properties fo:background-color="#80FFFF"/>
    </style:style>
    <style:style style:name="T8378" style:parent-style-name="Domyślnaczcionkaakapitu" style:family="text">
      <style:text-properties fo:background-color="#80FFFF"/>
    </style:style>
    <style:style style:name="T8379" style:parent-style-name="Domyślnaczcionkaakapitu" style:family="text">
      <style:text-properties fo:background-color="#80FFFF"/>
    </style:style>
    <style:style style:name="T8380" style:parent-style-name="Domyślnaczcionkaakapitu" style:family="text">
      <style:text-properties fo:background-color="#80FFFF"/>
    </style:style>
    <style:style style:name="T8381" style:parent-style-name="Domyślnaczcionkaakapitu" style:family="text">
      <style:text-properties fo:background-color="#80FFFF"/>
    </style:style>
    <style:style style:name="T8382" style:parent-style-name="Domyślnaczcionkaakapitu" style:family="text">
      <style:text-properties fo:background-color="#80FFFF"/>
    </style:style>
    <style:style style:name="T8383" style:parent-style-name="Domyślnaczcionkaakapitu" style:family="text">
      <style:text-properties fo:background-color="#80FFFF"/>
    </style:style>
    <style:style style:name="T8384" style:parent-style-name="Domyślnaczcionkaakapitu" style:family="text">
      <style:text-properties fo:background-color="#80FFFF"/>
    </style:style>
    <style:style style:name="T8385" style:parent-style-name="Domyślnaczcionkaakapitu" style:family="text">
      <style:text-properties fo:background-color="#80FFFF"/>
    </style:style>
    <style:style style:name="T8386" style:parent-style-name="Domyślnaczcionkaakapitu" style:family="text">
      <style:text-properties fo:background-color="#80FFFF"/>
    </style:style>
    <style:style style:name="T8387" style:parent-style-name="Domyślnaczcionkaakapitu" style:family="text">
      <style:text-properties fo:background-color="#80FFFF"/>
    </style:style>
    <style:style style:name="T8388" style:parent-style-name="Domyślnaczcionkaakapitu" style:family="text">
      <style:text-properties fo:background-color="#80FFFF"/>
    </style:style>
    <style:style style:name="T8389" style:parent-style-name="Domyślnaczcionkaakapitu" style:family="text">
      <style:text-properties fo:background-color="#80FFFF"/>
    </style:style>
    <style:style style:name="T8390" style:parent-style-name="Domyślnaczcionkaakapitu" style:family="text">
      <style:text-properties fo:background-color="#80FFFF"/>
    </style:style>
    <style:style style:name="T8391" style:parent-style-name="Domyślnaczcionkaakapitu" style:family="text">
      <style:text-properties fo:background-color="#80FFFF"/>
    </style:style>
    <style:style style:name="T8392" style:parent-style-name="Domyślnaczcionkaakapitu" style:family="text">
      <style:text-properties fo:background-color="#80FFFF"/>
    </style:style>
    <style:style style:name="T8393" style:parent-style-name="Domyślnaczcionkaakapitu" style:family="text">
      <style:text-properties fo:background-color="#80FFFF"/>
    </style:style>
    <style:style style:name="T8394" style:parent-style-name="Domyślnaczcionkaakapitu" style:family="text">
      <style:text-properties fo:background-color="#80FFFF"/>
    </style:style>
    <style:style style:name="T8395" style:parent-style-name="Domyślnaczcionkaakapitu" style:family="text">
      <style:text-properties fo:background-color="#80FFFF"/>
    </style:style>
    <style:style style:name="T8396" style:parent-style-name="Domyślnaczcionkaakapitu" style:family="text">
      <style:text-properties fo:background-color="#80FFFF"/>
    </style:style>
    <style:style style:name="T8397" style:parent-style-name="Domyślnaczcionkaakapitu" style:family="text">
      <style:text-properties fo:background-color="#80FFFF"/>
    </style:style>
    <style:style style:name="T8398" style:parent-style-name="Domyślnaczcionkaakapitu" style:family="text">
      <style:text-properties fo:background-color="#80FFFF"/>
    </style:style>
    <style:style style:name="P8399" style:parent-style-name="Normalny" style:family="paragraph">
      <style:paragraph-properties fo:text-align="justify" fo:line-height="150%" fo:text-indent="0.2479in"/>
    </style:style>
    <style:style style:name="T8400" style:parent-style-name="Domyślnaczcionkaakapitu" style:family="text">
      <style:text-properties fo:background-color="#80FFFF"/>
    </style:style>
    <style:style style:name="T8401" style:parent-style-name="Domyślnaczcionkaakapitu" style:family="text">
      <style:text-properties fo:background-color="#80FFFF"/>
    </style:style>
    <style:style style:name="T8402" style:parent-style-name="Domyślnaczcionkaakapitu" style:family="text">
      <style:text-properties fo:background-color="#80FFFF"/>
    </style:style>
    <style:style style:name="T8403" style:parent-style-name="Domyślnaczcionkaakapitu" style:family="text">
      <style:text-properties fo:background-color="#80FFFF"/>
    </style:style>
    <style:style style:name="T8404" style:parent-style-name="Domyślnaczcionkaakapitu" style:family="text">
      <style:text-properties fo:background-color="#80FFFF"/>
    </style:style>
    <style:style style:name="T8405" style:parent-style-name="Domyślnaczcionkaakapitu" style:family="text">
      <style:text-properties fo:background-color="#80FFFF"/>
    </style:style>
    <style:style style:name="P8406" style:parent-style-name="Normalny" style:family="paragraph">
      <style:paragraph-properties fo:text-align="justify" fo:line-height="150%"/>
    </style:style>
    <style:style style:name="T8407" style:parent-style-name="Domyślnaczcionkaakapitu" style:family="text">
      <style:text-properties fo:background-color="#80FFFF" style:text-underline-type="single" style:text-underline-style="solid" style:text-underline-width="auto" style:text-underline-mode="continuous"/>
    </style:style>
    <style:style style:name="T8408" style:parent-style-name="Domyślnaczcionkaakapitu" style:family="text">
      <style:text-properties style:text-underline-type="single" style:text-underline-style="solid" style:text-underline-width="auto" style:text-underline-mode="continuous"/>
    </style:style>
    <style:style style:name="P8409" style:parent-style-name="Normalny" style:family="paragraph">
      <style:paragraph-properties fo:text-align="justify" fo:line-height="150%" fo:text-indent="0.2479in"/>
    </style:style>
    <style:style style:name="T8410" style:parent-style-name="Domyślnaczcionkaakapitu" style:family="text">
      <style:text-properties fo:background-color="#80FFFF"/>
    </style:style>
    <style:style style:name="T8411" style:parent-style-name="Domyślnaczcionkaakapitu" style:family="text">
      <style:text-properties fo:background-color="#80FFFF"/>
    </style:style>
    <style:style style:name="P8412" style:parent-style-name="Normalny" style:family="paragraph">
      <style:paragraph-properties fo:text-align="justify" fo:line-height="150%"/>
    </style:style>
    <style:style style:name="T8413" style:parent-style-name="Domyślnaczcionkaakapitu" style:family="text">
      <style:text-properties style:text-underline-type="single" style:text-underline-style="solid" style:text-underline-width="auto" style:text-underline-mode="continuous"/>
    </style:style>
    <style:style style:name="T8414" style:parent-style-name="Domyślnaczcionkaakapitu" style:family="text">
      <style:text-properties fo:background-color="#80FFFF" style:text-underline-type="single" style:text-underline-style="solid" style:text-underline-width="auto" style:text-underline-mode="continuous"/>
    </style:style>
    <style:style style:name="T8415" style:parent-style-name="Domyślnaczcionkaakapitu" style:family="text">
      <style:text-properties style:text-underline-type="single" style:text-underline-style="solid" style:text-underline-width="auto" style:text-underline-mode="continuous"/>
    </style:style>
    <style:style style:name="T8416" style:parent-style-name="Domyślnaczcionkaakapitu" style:family="text">
      <style:text-properties fo:background-color="#80FFFF" style:text-underline-type="single" style:text-underline-style="solid" style:text-underline-width="auto" style:text-underline-mode="continuous"/>
    </style:style>
    <style:style style:name="T8417" style:parent-style-name="Domyślnaczcionkaakapitu" style:family="text">
      <style:text-properties style:text-underline-type="single" style:text-underline-style="solid" style:text-underline-width="auto" style:text-underline-mode="continuous"/>
    </style:style>
    <style:style style:name="T8418" style:parent-style-name="Domyślnaczcionkaakapitu" style:family="text">
      <style:text-properties fo:background-color="#80FFFF" style:text-underline-type="single" style:text-underline-style="solid" style:text-underline-width="auto" style:text-underline-mode="continuous"/>
    </style:style>
    <style:style style:name="T8419" style:parent-style-name="Domyślnaczcionkaakapitu" style:family="text">
      <style:text-properties fo:background-color="#80FFFF"/>
    </style:style>
    <style:style style:name="P8420" style:parent-style-name="Normalny" style:family="paragraph">
      <style:paragraph-properties fo:text-align="justify" fo:line-height="150%" fo:text-indent="0.2479in"/>
    </style:style>
    <style:style style:name="T8421" style:parent-style-name="Domyślnaczcionkaakapitu" style:family="text">
      <style:text-properties fo:background-color="#80FFFF"/>
    </style:style>
    <style:style style:name="T8422" style:parent-style-name="Domyślnaczcionkaakapitu" style:family="text">
      <style:text-properties fo:background-color="#80FFFF"/>
    </style:style>
    <style:style style:name="T8423" style:parent-style-name="Domyślnaczcionkaakapitu" style:family="text">
      <style:text-properties fo:background-color="#80FFFF"/>
    </style:style>
    <style:style style:name="P8424" style:parent-style-name="Normalny" style:family="paragraph">
      <style:paragraph-properties fo:text-align="justify" fo:line-height="150%"/>
    </style:style>
    <style:style style:name="T8425" style:parent-style-name="Domyślnaczcionkaakapitu" style:family="text">
      <style:text-properties style:text-underline-type="single" style:text-underline-style="solid" style:text-underline-width="auto" style:text-underline-mode="continuous"/>
    </style:style>
    <style:style style:name="T8426" style:parent-style-name="Domyślnaczcionkaakapitu" style:family="text">
      <style:text-properties fo:background-color="#80FFFF" style:text-underline-type="single" style:text-underline-style="solid" style:text-underline-width="auto" style:text-underline-mode="continuous"/>
    </style:style>
    <style:style style:name="T8427" style:parent-style-name="Domyślnaczcionkaakapitu" style:family="text">
      <style:text-properties style:text-underline-type="single" style:text-underline-style="solid" style:text-underline-width="auto" style:text-underline-mode="continuous"/>
    </style:style>
    <style:style style:name="T8428" style:parent-style-name="Domyślnaczcionkaakapitu" style:family="text">
      <style:text-properties fo:background-color="#80FFFF" style:text-underline-type="single" style:text-underline-style="solid" style:text-underline-width="auto" style:text-underline-mode="continuous"/>
    </style:style>
    <style:style style:name="T8429" style:parent-style-name="Domyślnaczcionkaakapitu" style:family="text">
      <style:text-properties style:text-underline-type="single" style:text-underline-style="solid" style:text-underline-width="auto" style:text-underline-mode="continuous"/>
    </style:style>
    <style:style style:name="P8430" style:parent-style-name="Normalny" style:family="paragraph">
      <style:paragraph-properties fo:text-align="justify" fo:line-height="150%" fo:text-indent="0.2479in"/>
    </style:style>
    <style:style style:name="P8431" style:parent-style-name="Normalny" style:family="paragraph">
      <style:paragraph-properties fo:text-align="justify" fo:line-height="150%"/>
    </style:style>
    <style:style style:name="T8432" style:parent-style-name="Domyślnaczcionkaakapitu" style:family="text">
      <style:text-properties fo:background-color="#80FFFF" style:text-underline-type="single" style:text-underline-style="solid" style:text-underline-width="auto" style:text-underline-mode="continuous"/>
    </style:style>
    <style:style style:name="T8433" style:parent-style-name="Domyślnaczcionkaakapitu" style:family="text">
      <style:text-properties style:text-underline-type="single" style:text-underline-style="solid" style:text-underline-width="auto" style:text-underline-mode="continuous"/>
    </style:style>
    <style:style style:name="T8434" style:parent-style-name="Domyślnaczcionkaakapitu" style:family="text">
      <style:text-properties fo:background-color="#80FFFF" style:text-underline-type="single" style:text-underline-style="solid" style:text-underline-width="auto" style:text-underline-mode="continuous"/>
    </style:style>
    <style:style style:name="T8435" style:parent-style-name="Domyślnaczcionkaakapitu" style:family="text">
      <style:text-properties style:text-underline-type="single" style:text-underline-style="solid" style:text-underline-width="auto" style:text-underline-mode="continuous"/>
    </style:style>
    <style:style style:name="P8436" style:parent-style-name="Normalny" style:family="paragraph">
      <style:paragraph-properties fo:text-align="justify" fo:line-height="150%" fo:text-indent="0.2479in"/>
    </style:style>
    <style:style style:name="T8437" style:parent-style-name="Domyślnaczcionkaakapitu" style:family="text">
      <style:text-properties fo:background-color="#80FFFF"/>
    </style:style>
    <style:style style:name="T8438" style:parent-style-name="Domyślnaczcionkaakapitu" style:family="text">
      <style:text-properties fo:background-color="#80FFFF"/>
    </style:style>
    <style:style style:name="T8439" style:parent-style-name="Domyślnaczcionkaakapitu" style:family="text">
      <style:text-properties fo:background-color="#80FFFF"/>
    </style:style>
    <style:style style:name="T8440" style:parent-style-name="Domyślnaczcionkaakapitu" style:family="text">
      <style:text-properties fo:background-color="#80FFFF"/>
    </style:style>
    <style:style style:name="P8441" style:parent-style-name="Normalny" style:family="paragraph">
      <style:paragraph-properties fo:text-align="justify" fo:line-height="150%"/>
    </style:style>
    <style:style style:name="T8442" style:parent-style-name="Domyślnaczcionkaakapitu" style:family="text">
      <style:text-properties fo:background-color="#80FFFF"/>
    </style:style>
    <style:style style:name="T8443" style:parent-style-name="Domyślnaczcionkaakapitu" style:family="text">
      <style:text-properties fo:background-color="#80FFFF"/>
    </style:style>
    <style:style style:name="P8444" style:parent-style-name="Normalny" style:family="paragraph">
      <style:paragraph-properties fo:text-align="justify" fo:line-height="150%" fo:text-indent="0.2479in"/>
    </style:style>
    <style:style style:name="T8445" style:parent-style-name="Domyślnaczcionkaakapitu" style:family="text">
      <style:text-properties fo:background-color="#80FFFF"/>
    </style:style>
    <style:style style:name="T8446" style:parent-style-name="Domyślnaczcionkaakapitu" style:family="text">
      <style:text-properties fo:background-color="#80FFFF"/>
    </style:style>
    <style:style style:name="T8447" style:parent-style-name="Domyślnaczcionkaakapitu" style:family="text">
      <style:text-properties fo:background-color="#80FFFF"/>
    </style:style>
    <style:style style:name="P8448" style:parent-style-name="Normalny" style:family="paragraph">
      <style:paragraph-properties fo:text-align="justify" fo:line-height="150%" fo:text-indent="0.2479in"/>
    </style:style>
    <style:style style:name="T8449" style:parent-style-name="Domyślnaczcionkaakapitu" style:family="text">
      <style:text-properties fo:background-color="#80FFFF"/>
    </style:style>
    <style:style style:name="T8450" style:parent-style-name="Domyślnaczcionkaakapitu" style:family="text">
      <style:text-properties fo:background-color="#80FFFF"/>
    </style:style>
    <style:style style:name="T8451" style:parent-style-name="Domyślnaczcionkaakapitu" style:family="text">
      <style:text-properties fo:background-color="#80FFFF"/>
    </style:style>
    <style:style style:name="T8452" style:parent-style-name="Domyślnaczcionkaakapitu" style:family="text">
      <style:text-properties fo:background-color="#80FFFF"/>
    </style:style>
    <style:style style:name="T8453" style:parent-style-name="Domyślnaczcionkaakapitu" style:family="text">
      <style:text-properties fo:background-color="#80FFFF"/>
    </style:style>
    <style:style style:name="T8454" style:parent-style-name="Domyślnaczcionkaakapitu" style:family="text">
      <style:text-properties fo:background-color="#80FFFF"/>
    </style:style>
    <style:style style:name="T8455" style:parent-style-name="Domyślnaczcionkaakapitu" style:family="text">
      <style:text-properties fo:background-color="#80FFFF"/>
    </style:style>
    <style:style style:name="P8456" style:parent-style-name="Normalny" style:family="paragraph">
      <style:paragraph-properties fo:text-align="justify" fo:line-height="150%" fo:text-indent="0.2479in"/>
    </style:style>
    <style:style style:name="P8457" style:parent-style-name="Normalny" style:family="paragraph">
      <style:paragraph-properties fo:text-align="justify" fo:line-height="150%"/>
    </style:style>
    <style:style style:name="T8458" style:parent-style-name="Domyślnaczcionkaakapitu" style:family="text">
      <style:text-properties style:text-underline-type="single" style:text-underline-style="solid" style:text-underline-width="auto" style:text-underline-mode="continuous"/>
    </style:style>
    <style:style style:name="P8459" style:parent-style-name="Normalny" style:family="paragraph">
      <style:paragraph-properties fo:text-align="justify" fo:line-height="150%" fo:text-indent="0.2479in"/>
    </style:style>
    <style:style style:name="P8460" style:parent-style-name="Normalny" style:family="paragraph">
      <style:paragraph-properties fo:text-align="justify" fo:line-height="150%"/>
    </style:style>
    <style:style style:name="T8461" style:parent-style-name="Domyślnaczcionkaakapitu" style:family="text">
      <style:text-properties style:text-underline-type="single" style:text-underline-style="solid" style:text-underline-width="auto" style:text-underline-mode="continuous"/>
    </style:style>
    <style:style style:name="T8462" style:parent-style-name="Domyślnaczcionkaakapitu" style:family="text">
      <style:text-properties fo:background-color="#80FFFF" style:text-underline-type="single" style:text-underline-style="solid" style:text-underline-width="auto" style:text-underline-mode="continuous"/>
    </style:style>
    <style:style style:name="T8463" style:parent-style-name="Domyślnaczcionkaakapitu" style:family="text">
      <style:text-properties style:text-underline-type="single" style:text-underline-style="solid" style:text-underline-width="auto" style:text-underline-mode="continuous"/>
    </style:style>
    <style:style style:name="P8464" style:parent-style-name="Normalny" style:family="paragraph">
      <style:paragraph-properties fo:text-align="justify" fo:line-height="150%" fo:text-indent="0.2479in"/>
    </style:style>
    <style:style style:name="P8465" style:parent-style-name="Normalny" style:family="paragraph">
      <style:paragraph-properties fo:text-align="justify" fo:line-height="150%" fo:text-indent="0.2479in"/>
    </style:style>
    <style:style style:name="T8466" style:parent-style-name="Domyślnaczcionkaakapitu" style:family="text">
      <style:text-properties fo:background-color="#80FFFF"/>
    </style:style>
    <style:style style:name="P8467" style:parent-style-name="Normalny" style:family="paragraph">
      <style:paragraph-properties fo:text-align="justify" fo:line-height="150%"/>
    </style:style>
    <style:style style:name="T8468" style:parent-style-name="Domyślnaczcionkaakapitu" style:family="text">
      <style:text-properties fo:background-color="#80FFFF"/>
    </style:style>
    <style:style style:name="P8469" style:parent-style-name="Normalny" style:family="paragraph">
      <style:paragraph-properties fo:text-align="justify" fo:line-height="150%" fo:text-indent="0.2479in"/>
    </style:style>
    <style:style style:name="T8470" style:parent-style-name="Domyślnaczcionkaakapitu" style:family="text">
      <style:text-properties fo:background-color="#80FFFF"/>
    </style:style>
    <style:style style:name="T8471" style:parent-style-name="Domyślnaczcionkaakapitu" style:family="text">
      <style:text-properties fo:background-color="#80FFFF"/>
    </style:style>
    <style:style style:name="T8472" style:parent-style-name="Domyślnaczcionkaakapitu" style:family="text">
      <style:text-properties fo:background-color="#80FFFF"/>
    </style:style>
    <style:style style:name="P8473" style:parent-style-name="Normalny" style:family="paragraph">
      <style:paragraph-properties fo:text-align="justify" fo:line-height="150%"/>
    </style:style>
    <style:style style:name="T8474" style:parent-style-name="Domyślnaczcionkaakapitu" style:family="text">
      <style:text-properties fo:background-color="#80FFFF"/>
    </style:style>
    <style:style style:name="P8475" style:parent-style-name="Normalny" style:family="paragraph">
      <style:paragraph-properties fo:text-align="justify" fo:line-height="150%"/>
    </style:style>
    <style:style style:name="T8476" style:parent-style-name="Domyślnaczcionkaakapitu" style:family="text">
      <style:text-properties style:text-underline-type="single" style:text-underline-style="solid" style:text-underline-width="auto" style:text-underline-mode="continuous"/>
    </style:style>
    <style:style style:name="P8477" style:parent-style-name="Normalny" style:family="paragraph">
      <style:paragraph-properties fo:text-align="justify" fo:line-height="150%" fo:text-indent="0.2479in"/>
    </style:style>
    <style:style style:name="P8478" style:parent-style-name="Normalny" style:family="paragraph">
      <style:paragraph-properties fo:text-align="justify" fo:line-height="150%"/>
    </style:style>
    <style:style style:name="T8479" style:parent-style-name="Domyślnaczcionkaakapitu" style:family="text">
      <style:text-properties style:text-underline-type="single" style:text-underline-style="solid" style:text-underline-width="auto" style:text-underline-mode="continuous"/>
    </style:style>
    <style:style style:name="T8480" style:parent-style-name="Domyślnaczcionkaakapitu" style:family="text">
      <style:text-properties fo:background-color="#80FFFF" style:text-underline-type="single" style:text-underline-style="solid" style:text-underline-width="auto" style:text-underline-mode="continuous"/>
    </style:style>
    <style:style style:name="T8481" style:parent-style-name="Domyślnaczcionkaakapitu" style:family="text">
      <style:text-properties style:text-underline-type="single" style:text-underline-style="solid" style:text-underline-width="auto" style:text-underline-mode="continuous"/>
    </style:style>
    <style:style style:name="P8482" style:parent-style-name="Normalny" style:family="paragraph">
      <style:paragraph-properties fo:text-align="justify" fo:line-height="150%" fo:text-indent="0.2479in"/>
    </style:style>
    <style:style style:name="T8483" style:parent-style-name="Domyślnaczcionkaakapitu" style:family="text">
      <style:text-properties fo:background-color="#80FFFF"/>
    </style:style>
    <style:style style:name="P8484" style:parent-style-name="Normalny" style:family="paragraph">
      <style:paragraph-properties fo:text-align="justify" fo:line-height="150%"/>
    </style:style>
    <style:style style:name="T8485" style:parent-style-name="Domyślnaczcionkaakapitu" style:family="text">
      <style:text-properties style:text-underline-type="single" style:text-underline-style="solid" style:text-underline-width="auto" style:text-underline-mode="continuous"/>
    </style:style>
    <style:style style:name="T8486" style:parent-style-name="Domyślnaczcionkaakapitu" style:family="text">
      <style:text-properties fo:background-color="#80FFFF" style:text-underline-type="single" style:text-underline-style="solid" style:text-underline-width="auto" style:text-underline-mode="continuous"/>
    </style:style>
    <style:style style:name="T8487" style:parent-style-name="Domyślnaczcionkaakapitu" style:family="text">
      <style:text-properties style:text-underline-type="single" style:text-underline-style="solid" style:text-underline-width="auto" style:text-underline-mode="continuous"/>
    </style:style>
    <style:style style:name="P8488" style:parent-style-name="Normalny" style:family="paragraph">
      <style:paragraph-properties fo:text-align="justify" fo:line-height="150%" fo:text-indent="0.2479in"/>
    </style:style>
    <style:style style:name="T8489" style:parent-style-name="Domyślnaczcionkaakapitu" style:family="text">
      <style:text-properties fo:background-color="#80FFFF"/>
    </style:style>
    <style:style style:name="T8490" style:parent-style-name="Domyślnaczcionkaakapitu" style:family="text">
      <style:text-properties fo:background-color="#80FFFF"/>
    </style:style>
    <style:style style:name="T8491" style:parent-style-name="Domyślnaczcionkaakapitu" style:family="text">
      <style:text-properties fo:background-color="#80FFFF"/>
    </style:style>
    <style:style style:name="T8492" style:parent-style-name="Domyślnaczcionkaakapitu" style:family="text">
      <style:text-properties fo:background-color="#80FFFF"/>
    </style:style>
    <style:style style:name="T8493" style:parent-style-name="Domyślnaczcionkaakapitu" style:family="text">
      <style:text-properties fo:background-color="#80FFFF"/>
    </style:style>
    <style:style style:name="P8494" style:parent-style-name="Normalny" style:family="paragraph">
      <style:paragraph-properties fo:text-align="justify" fo:line-height="150%"/>
    </style:style>
    <style:style style:name="T8495" style:parent-style-name="Domyślnaczcionkaakapitu" style:family="text">
      <style:text-properties style:text-underline-type="single" style:text-underline-style="solid" style:text-underline-width="auto" style:text-underline-mode="continuous"/>
    </style:style>
    <style:style style:name="P8496" style:parent-style-name="Normalny" style:family="paragraph">
      <style:paragraph-properties fo:text-align="justify" fo:line-height="150%" fo:text-indent="0.2479in"/>
    </style:style>
    <style:style style:name="T8497" style:parent-style-name="Domyślnaczcionkaakapitu" style:family="text">
      <style:text-properties fo:background-color="#80FFFF"/>
    </style:style>
    <style:style style:name="P8498" style:parent-style-name="Normalny" style:family="paragraph">
      <style:paragraph-properties fo:text-align="justify" fo:line-height="150%"/>
    </style:style>
    <style:style style:name="T8499" style:parent-style-name="Domyślnaczcionkaakapitu" style:family="text">
      <style:text-properties fo:background-color="#80FFFF" style:text-underline-type="single" style:text-underline-style="solid" style:text-underline-width="auto" style:text-underline-mode="continuous"/>
    </style:style>
    <style:style style:name="T8500" style:parent-style-name="Domyślnaczcionkaakapitu" style:family="text">
      <style:text-properties style:text-underline-type="single" style:text-underline-style="solid" style:text-underline-width="auto" style:text-underline-mode="continuous"/>
    </style:style>
    <style:style style:name="T8501" style:parent-style-name="Domyślnaczcionkaakapitu" style:family="text">
      <style:text-properties fo:background-color="#80FFFF" style:text-underline-type="single" style:text-underline-style="solid" style:text-underline-width="auto" style:text-underline-mode="continuous"/>
    </style:style>
    <style:style style:name="T8502" style:parent-style-name="Domyślnaczcionkaakapitu" style:family="text">
      <style:text-properties style:text-underline-type="single" style:text-underline-style="solid" style:text-underline-width="auto" style:text-underline-mode="continuous"/>
    </style:style>
    <style:style style:name="T8503" style:parent-style-name="Domyślnaczcionkaakapitu" style:family="text">
      <style:text-properties fo:background-color="#80FFFF" style:text-underline-type="single" style:text-underline-style="solid" style:text-underline-width="auto" style:text-underline-mode="continuous"/>
    </style:style>
    <style:style style:name="T8504" style:parent-style-name="Domyślnaczcionkaakapitu" style:family="text">
      <style:text-properties fo:background-color="#80FFFF"/>
    </style:style>
    <style:style style:name="P8505" style:parent-style-name="Normalny" style:family="paragraph">
      <style:paragraph-properties fo:text-align="justify" fo:line-height="150%" fo:text-indent="0.2479in"/>
    </style:style>
    <style:style style:name="P8506" style:parent-style-name="Normalny" style:family="paragraph">
      <style:paragraph-properties fo:text-align="justify" fo:line-height="150%">
        <style:tab-stops>
          <style:tab-stop style:type="left" style:leader-style="solid" style:leader-text="_" style:position="1.3159in"/>
          <style:tab-stop style:type="left" style:position="1.5965in"/>
        </style:tab-stops>
      </style:paragraph-properties>
    </style:style>
    <style:style style:name="T8507" style:parent-style-name="Domyślnaczcionkaakapitu" style:family="text">
      <style:text-properties style:text-underline-type="single" style:text-underline-style="solid" style:text-underline-width="auto" style:text-underline-mode="continuous"/>
    </style:style>
    <style:style style:name="P8508" style:parent-style-name="Normalny" style:family="paragraph">
      <style:paragraph-properties fo:text-align="justify" fo:line-height="150%" fo:text-indent="0.2479in">
        <style:tab-stops>
          <style:tab-stop style:type="left" style:leader-style="solid" style:leader-text="_" style:position="1.3159in"/>
          <style:tab-stop style:type="left" style:position="1.5965in"/>
        </style:tab-stops>
      </style:paragraph-properties>
    </style:style>
    <style:style style:name="T8509" style:parent-style-name="Domyślnaczcionkaakapitu" style:family="text">
      <style:text-properties fo:background-color="#80FFFF"/>
    </style:style>
    <style:style style:name="T8510" style:parent-style-name="Domyślnaczcionkaakapitu" style:family="text">
      <style:text-properties fo:background-color="#80FFFF"/>
    </style:style>
    <style:style style:name="T8511" style:parent-style-name="Domyślnaczcionkaakapitu" style:family="text">
      <style:text-properties fo:background-color="#80FFFF"/>
    </style:style>
    <style:style style:name="P8512" style:parent-style-name="Normalny" style:family="paragraph">
      <style:paragraph-properties fo:text-align="justify" fo:line-height="150%"/>
    </style:style>
    <style:style style:name="T8513" style:parent-style-name="Domyślnaczcionkaakapitu" style:family="text">
      <style:text-properties style:text-underline-type="single" style:text-underline-style="solid" style:text-underline-width="auto" style:text-underline-mode="continuous"/>
    </style:style>
    <style:style style:name="P8514" style:parent-style-name="Normalny" style:family="paragraph">
      <style:paragraph-properties fo:text-align="justify" fo:line-height="150%" fo:text-indent="0.2479in"/>
    </style:style>
    <style:style style:name="P8515" style:parent-style-name="Normalny" style:family="paragraph">
      <style:paragraph-properties fo:text-align="justify" fo:line-height="150%"/>
    </style:style>
    <style:style style:name="T8516" style:parent-style-name="Domyślnaczcionkaakapitu" style:family="text">
      <style:text-properties style:text-underline-type="single" style:text-underline-style="solid" style:text-underline-width="auto" style:text-underline-mode="continuous"/>
    </style:style>
    <style:style style:name="T8517" style:parent-style-name="Domyślnaczcionkaakapitu" style:family="text">
      <style:text-properties fo:background-color="#80FFFF" style:text-underline-type="single" style:text-underline-style="solid" style:text-underline-width="auto" style:text-underline-mode="continuous"/>
    </style:style>
    <style:style style:name="T8518" style:parent-style-name="Domyślnaczcionkaakapitu" style:family="text">
      <style:text-properties style:text-underline-type="single" style:text-underline-style="solid" style:text-underline-width="auto" style:text-underline-mode="continuous"/>
    </style:style>
    <style:style style:name="T8519" style:parent-style-name="Domyślnaczcionkaakapitu" style:family="text">
      <style:text-properties fo:background-color="#80FFFF" style:text-underline-type="single" style:text-underline-style="solid" style:text-underline-width="auto" style:text-underline-mode="continuous"/>
    </style:style>
    <style:style style:name="P8520" style:parent-style-name="Normalny" style:family="paragraph">
      <style:paragraph-properties fo:text-align="justify" fo:line-height="150%" fo:text-indent="0.2479in"/>
    </style:style>
    <style:style style:name="T8521" style:parent-style-name="Domyślnaczcionkaakapitu" style:family="text">
      <style:text-properties fo:background-color="#80FFFF"/>
    </style:style>
    <style:style style:name="T8522" style:parent-style-name="Domyślnaczcionkaakapitu" style:family="text">
      <style:text-properties fo:background-color="#80FFFF"/>
    </style:style>
    <style:style style:name="T8523" style:parent-style-name="Domyślnaczcionkaakapitu" style:family="text">
      <style:text-properties fo:background-color="#80FFFF"/>
    </style:style>
    <style:style style:name="P8524" style:parent-style-name="Normalny" style:family="paragraph">
      <style:paragraph-properties fo:text-align="justify" fo:line-height="150%"/>
    </style:style>
    <style:style style:name="P8525" style:parent-style-name="Normalny" style:family="paragraph">
      <style:paragraph-properties fo:text-align="justify" fo:line-height="150%" fo:text-indent="0.2479in"/>
    </style:style>
    <style:style style:name="T8526" style:parent-style-name="Domyślnaczcionkaakapitu" style:family="text">
      <style:text-properties fo:background-color="#80FFFF"/>
    </style:style>
    <style:style style:name="P8527" style:parent-style-name="Normalny" style:family="paragraph">
      <style:paragraph-properties fo:text-align="justify" fo:line-height="150%"/>
    </style:style>
    <style:style style:name="T8528" style:parent-style-name="Domyślnaczcionkaakapitu" style:family="text">
      <style:text-properties style:text-underline-type="single" style:text-underline-style="solid" style:text-underline-width="auto" style:text-underline-mode="continuous"/>
    </style:style>
    <style:style style:name="P8529" style:parent-style-name="Normalny" style:family="paragraph">
      <style:paragraph-properties fo:text-align="justify" fo:line-height="150%" fo:text-indent="0.2479in">
        <style:tab-stops>
          <style:tab-stop style:type="left" style:position="0.3048in"/>
          <style:tab-stop style:type="left" style:leader-style="solid" style:leader-text="_" style:position="1.3159in"/>
        </style:tab-stops>
      </style:paragraph-properties>
    </style:style>
    <style:style style:name="P8530" style:parent-style-name="Normalny" style:family="paragraph">
      <style:paragraph-properties fo:text-align="justify" fo:line-height="150%"/>
    </style:style>
    <style:style style:name="T8531" style:parent-style-name="Domyślnaczcionkaakapitu" style:family="text">
      <style:text-properties style:text-underline-type="single" style:text-underline-style="solid" style:text-underline-width="auto" style:text-underline-mode="continuous"/>
    </style:style>
    <style:style style:name="P8532" style:parent-style-name="Normalny" style:family="paragraph">
      <style:paragraph-properties fo:text-align="justify" fo:line-height="150%" fo:text-indent="0.2479in"/>
    </style:style>
    <style:style style:name="P8533" style:parent-style-name="Normalny" style:family="paragraph">
      <style:paragraph-properties fo:text-align="justify" fo:line-height="150%"/>
    </style:style>
    <style:style style:name="T8534" style:parent-style-name="Domyślnaczcionkaakapitu" style:family="text">
      <style:text-properties style:text-underline-type="single" style:text-underline-style="solid" style:text-underline-width="auto" style:text-underline-mode="continuous"/>
    </style:style>
    <style:style style:name="P8535" style:parent-style-name="Normalny" style:family="paragraph">
      <style:paragraph-properties fo:text-align="justify" fo:line-height="150%" fo:text-indent="0.2479in"/>
    </style:style>
    <style:style style:name="T8536" style:parent-style-name="Domyślnaczcionkaakapitu" style:family="text">
      <style:text-properties fo:background-color="#80FFFF"/>
    </style:style>
    <style:style style:name="T8537" style:parent-style-name="Domyślnaczcionkaakapitu" style:family="text">
      <style:text-properties fo:background-color="#80FFFF"/>
    </style:style>
    <style:style style:name="P8538" style:parent-style-name="Normalny" style:family="paragraph">
      <style:paragraph-properties fo:text-align="justify" fo:line-height="150%" fo:text-indent="0.2479in"/>
    </style:style>
    <style:style style:name="T8539" style:parent-style-name="Domyślnaczcionkaakapitu" style:family="text">
      <style:text-properties fo:background-color="#80FFFF"/>
    </style:style>
    <style:style style:name="T8540" style:parent-style-name="Domyślnaczcionkaakapitu" style:family="text">
      <style:text-properties fo:background-color="#80FFFF"/>
    </style:style>
    <style:style style:name="P8541" style:parent-style-name="Normalny" style:family="paragraph">
      <style:paragraph-properties fo:text-align="justify" fo:line-height="150%" fo:text-indent="0.2479in"/>
    </style:style>
    <style:style style:name="T8542" style:parent-style-name="Domyślnaczcionkaakapitu" style:family="text">
      <style:text-properties fo:background-color="#80FFFF"/>
    </style:style>
    <style:style style:name="T8543" style:parent-style-name="Domyślnaczcionkaakapitu" style:family="text">
      <style:text-properties fo:background-color="#80FFFF"/>
    </style:style>
    <style:style style:name="P8544" style:parent-style-name="Normalny" style:family="paragraph">
      <style:paragraph-properties fo:text-align="justify" fo:line-height="150%" fo:text-indent="0.2479in"/>
    </style:style>
    <style:style style:name="P8545" style:parent-style-name="Normalny" style:family="paragraph">
      <style:paragraph-properties fo:text-align="justify" fo:line-height="150%"/>
    </style:style>
    <style:style style:name="T8546" style:parent-style-name="Domyślnaczcionkaakapitu" style:family="text">
      <style:text-properties style:text-underline-type="single" style:text-underline-style="solid" style:text-underline-width="auto" style:text-underline-mode="continuous"/>
    </style:style>
    <style:style style:name="P8547" style:parent-style-name="Normalny" style:family="paragraph">
      <style:paragraph-properties fo:text-align="justify" fo:line-height="150%" fo:text-indent="0.2479in"/>
    </style:style>
    <style:style style:name="P8548" style:parent-style-name="Normalny" style:family="paragraph">
      <style:paragraph-properties fo:text-align="justify" fo:line-height="150%"/>
    </style:style>
    <style:style style:name="T8549" style:parent-style-name="Domyślnaczcionkaakapitu" style:family="text">
      <style:text-properties style:text-underline-type="single" style:text-underline-style="solid" style:text-underline-width="auto" style:text-underline-mode="continuous"/>
    </style:style>
    <style:style style:name="T8550" style:parent-style-name="Domyślnaczcionkaakapitu" style:family="text">
      <style:text-properties fo:background-color="#80FFFF" style:text-underline-type="single" style:text-underline-style="solid" style:text-underline-width="auto" style:text-underline-mode="continuous"/>
    </style:style>
    <style:style style:name="T8551" style:parent-style-name="Domyślnaczcionkaakapitu" style:family="text">
      <style:text-properties style:text-underline-type="single" style:text-underline-style="solid" style:text-underline-width="auto" style:text-underline-mode="continuous"/>
    </style:style>
    <style:style style:name="P8552" style:parent-style-name="Normalny" style:family="paragraph">
      <style:paragraph-properties fo:text-align="justify" fo:line-height="150%" fo:text-indent="0.2479in"/>
    </style:style>
    <style:style style:name="T8553" style:parent-style-name="Domyślnaczcionkaakapitu" style:family="text">
      <style:text-properties fo:background-color="#80FFFF"/>
    </style:style>
    <style:style style:name="T8554" style:parent-style-name="Domyślnaczcionkaakapitu" style:family="text">
      <style:text-properties fo:background-color="#80FFFF"/>
    </style:style>
    <style:style style:name="T8555" style:parent-style-name="Domyślnaczcionkaakapitu" style:family="text">
      <style:text-properties fo:background-color="#80FFFF"/>
    </style:style>
    <style:style style:name="P8556" style:parent-style-name="Normalny" style:family="paragraph">
      <style:paragraph-properties fo:text-align="justify" fo:line-height="150%"/>
    </style:style>
    <style:style style:name="T8557" style:parent-style-name="Domyślnaczcionkaakapitu" style:family="text">
      <style:text-properties style:text-underline-type="single" style:text-underline-style="solid" style:text-underline-width="auto" style:text-underline-mode="continuous"/>
    </style:style>
    <style:style style:name="P8558" style:parent-style-name="Normalny" style:family="paragraph">
      <style:paragraph-properties fo:text-align="justify" fo:line-height="150%" fo:text-indent="0.2479in"/>
    </style:style>
    <style:style style:name="T8559" style:parent-style-name="Domyślnaczcionkaakapitu" style:family="text">
      <style:text-properties fo:background-color="#80FFFF"/>
    </style:style>
    <style:style style:name="P8560" style:parent-style-name="Normalny" style:family="paragraph">
      <style:paragraph-properties fo:text-align="justify" fo:line-height="150%" fo:text-indent="0.2479in"/>
    </style:style>
    <style:style style:name="P8561" style:parent-style-name="Normalny" style:family="paragraph">
      <style:paragraph-properties fo:text-align="justify" fo:line-height="150%"/>
    </style:style>
    <style:style style:name="T8562" style:parent-style-name="Domyślnaczcionkaakapitu" style:family="text">
      <style:text-properties style:text-underline-type="single" style:text-underline-style="solid" style:text-underline-width="auto" style:text-underline-mode="continuous"/>
    </style:style>
    <style:style style:name="T8563" style:parent-style-name="Domyślnaczcionkaakapitu" style:family="text">
      <style:text-properties fo:background-color="#80FFFF" style:text-underline-type="single" style:text-underline-style="solid" style:text-underline-width="auto" style:text-underline-mode="continuous"/>
    </style:style>
    <style:style style:name="T8564" style:parent-style-name="Domyślnaczcionkaakapitu" style:family="text">
      <style:text-properties style:text-underline-type="single" style:text-underline-style="solid" style:text-underline-width="auto" style:text-underline-mode="continuous"/>
    </style:style>
    <style:style style:name="P8565" style:parent-style-name="Normalny" style:family="paragraph">
      <style:paragraph-properties fo:text-align="justify" fo:line-height="150%" fo:text-indent="0.2479in"/>
    </style:style>
    <style:style style:name="T8566" style:parent-style-name="Domyślnaczcionkaakapitu" style:family="text">
      <style:text-properties fo:background-color="#80FFFF"/>
    </style:style>
    <style:style style:name="T8567" style:parent-style-name="Domyślnaczcionkaakapitu" style:family="text">
      <style:text-properties fo:background-color="#80FFFF"/>
    </style:style>
    <style:style style:name="P8568" style:parent-style-name="Normalny" style:family="paragraph">
      <style:paragraph-properties fo:text-align="justify" fo:line-height="150%" fo:text-indent="0.2479in"/>
    </style:style>
    <style:style style:name="T8569" style:parent-style-name="Domyślnaczcionkaakapitu" style:family="text">
      <style:text-properties fo:background-color="#80FFFF"/>
    </style:style>
    <style:style style:name="T8570" style:parent-style-name="Domyślnaczcionkaakapitu" style:family="text">
      <style:text-properties fo:background-color="#80FFFF"/>
    </style:style>
    <style:style style:name="T8571" style:parent-style-name="Domyślnaczcionkaakapitu" style:family="text">
      <style:text-properties fo:background-color="#80FFFF"/>
    </style:style>
    <style:style style:name="T8572" style:parent-style-name="Domyślnaczcionkaakapitu" style:family="text">
      <style:text-properties fo:background-color="#80FFFF"/>
    </style:style>
    <style:style style:name="T8573" style:parent-style-name="Domyślnaczcionkaakapitu" style:family="text">
      <style:text-properties fo:background-color="#80FFFF"/>
    </style:style>
    <style:style style:name="T8574" style:parent-style-name="Domyślnaczcionkaakapitu" style:family="text">
      <style:text-properties fo:background-color="#80FFFF"/>
    </style:style>
    <style:style style:name="T8575" style:parent-style-name="Domyślnaczcionkaakapitu" style:family="text">
      <style:text-properties fo:background-color="#80FFFF"/>
    </style:style>
    <style:style style:name="T8576" style:parent-style-name="Domyślnaczcionkaakapitu" style:family="text">
      <style:text-properties fo:background-color="#80FFFF"/>
    </style:style>
    <style:style style:name="T8577" style:parent-style-name="Domyślnaczcionkaakapitu" style:family="text">
      <style:text-properties fo:background-color="#80FFFF"/>
    </style:style>
    <style:style style:name="T8578" style:parent-style-name="Domyślnaczcionkaakapitu" style:family="text">
      <style:text-properties fo:background-color="#80FFFF"/>
    </style:style>
    <style:style style:name="T8579" style:parent-style-name="Domyślnaczcionkaakapitu" style:family="text">
      <style:text-properties fo:background-color="#80FFFF"/>
    </style:style>
    <style:style style:name="T8580" style:parent-style-name="Domyślnaczcionkaakapitu" style:family="text">
      <style:text-properties fo:background-color="#80FFFF"/>
    </style:style>
    <style:style style:name="T8581" style:parent-style-name="Domyślnaczcionkaakapitu" style:family="text">
      <style:text-properties fo:background-color="#80FFFF"/>
    </style:style>
    <style:style style:name="P8582" style:parent-style-name="Normalny" style:family="paragraph">
      <style:paragraph-properties fo:text-align="justify" fo:line-height="150%" fo:text-indent="0.2479in"/>
    </style:style>
    <style:style style:name="T8583" style:parent-style-name="Domyślnaczcionkaakapitu" style:family="text">
      <style:text-properties fo:background-color="#80FFFF"/>
    </style:style>
    <style:style style:name="P8584" style:parent-style-name="Normalny" style:family="paragraph">
      <style:paragraph-properties fo:text-align="justify" fo:line-height="150%"/>
    </style:style>
    <style:style style:name="T8585" style:parent-style-name="Domyślnaczcionkaakapitu" style:family="text">
      <style:text-properties fo:background-color="#80FFFF"/>
    </style:style>
    <style:style style:name="P8586" style:parent-style-name="Normalny" style:family="paragraph">
      <style:paragraph-properties fo:text-align="justify" fo:line-height="150%"/>
    </style:style>
    <style:style style:name="T8587" style:parent-style-name="Domyślnaczcionkaakapitu" style:family="text">
      <style:text-properties style:text-underline-type="single" style:text-underline-style="solid" style:text-underline-width="auto" style:text-underline-mode="continuous"/>
    </style:style>
    <style:style style:name="T8588" style:parent-style-name="Domyślnaczcionkaakapitu" style:family="text">
      <style:text-properties fo:background-color="#80FFFF" style:text-underline-type="single" style:text-underline-style="solid" style:text-underline-width="auto" style:text-underline-mode="continuous"/>
    </style:style>
    <style:style style:name="T8589" style:parent-style-name="Domyślnaczcionkaakapitu" style:family="text">
      <style:text-properties style:text-underline-type="single" style:text-underline-style="solid" style:text-underline-width="auto" style:text-underline-mode="continuous"/>
    </style:style>
    <style:style style:name="P8590" style:parent-style-name="Normalny" style:family="paragraph">
      <style:paragraph-properties fo:text-align="justify" fo:line-height="150%" fo:text-indent="0.2479in"/>
    </style:style>
    <style:style style:name="T8591" style:parent-style-name="Domyślnaczcionkaakapitu" style:family="text">
      <style:text-properties fo:background-color="#80FFFF"/>
    </style:style>
    <style:style style:name="T8592" style:parent-style-name="Domyślnaczcionkaakapitu" style:family="text">
      <style:text-properties fo:background-color="#80FFFF"/>
    </style:style>
    <style:style style:name="P8593" style:parent-style-name="Normalny" style:family="paragraph">
      <style:paragraph-properties fo:text-align="justify" fo:line-height="150%"/>
    </style:style>
    <style:style style:name="T8594" style:parent-style-name="Domyślnaczcionkaakapitu" style:family="text">
      <style:text-properties style:text-underline-type="single" style:text-underline-style="solid" style:text-underline-width="auto" style:text-underline-mode="continuous"/>
    </style:style>
    <style:style style:name="T8595" style:parent-style-name="Domyślnaczcionkaakapitu" style:family="text">
      <style:text-properties fo:background-color="#80FFFF" style:text-underline-type="single" style:text-underline-style="solid" style:text-underline-width="auto" style:text-underline-mode="continuous"/>
    </style:style>
    <style:style style:name="T8596" style:parent-style-name="Domyślnaczcionkaakapitu" style:family="text">
      <style:text-properties style:text-underline-type="single" style:text-underline-style="solid" style:text-underline-width="auto" style:text-underline-mode="continuous"/>
    </style:style>
    <style:style style:name="P8597" style:parent-style-name="Normalny" style:family="paragraph">
      <style:paragraph-properties fo:text-align="justify" fo:line-height="150%" fo:text-indent="0.2479in"/>
    </style:style>
    <style:style style:name="T8598" style:parent-style-name="Domyślnaczcionkaakapitu" style:family="text">
      <style:text-properties fo:background-color="#80FFFF"/>
    </style:style>
    <style:style style:name="T8599" style:parent-style-name="Domyślnaczcionkaakapitu" style:family="text">
      <style:text-properties fo:background-color="#80FFFF"/>
    </style:style>
    <style:style style:name="T8600" style:parent-style-name="Domyślnaczcionkaakapitu" style:family="text">
      <style:text-properties fo:background-color="#80FFFF"/>
    </style:style>
    <style:style style:name="P8601" style:parent-style-name="Normalny" style:family="paragraph">
      <style:paragraph-properties fo:text-align="justify" fo:line-height="150%" fo:text-indent="0.2479in"/>
    </style:style>
    <style:style style:name="P8602" style:parent-style-name="Normalny" style:family="paragraph">
      <style:paragraph-properties fo:text-align="justify" fo:line-height="150%"/>
    </style:style>
    <style:style style:name="T8603" style:parent-style-name="Domyślnaczcionkaakapitu" style:family="text">
      <style:text-properties style:text-underline-type="single" style:text-underline-style="solid" style:text-underline-width="auto" style:text-underline-mode="continuous"/>
    </style:style>
    <style:style style:name="P8604" style:parent-style-name="Normalny" style:family="paragraph">
      <style:paragraph-properties fo:text-align="justify" fo:line-height="150%" fo:text-indent="0.2479in"/>
    </style:style>
    <style:style style:name="T8605" style:parent-style-name="Domyślnaczcionkaakapitu" style:family="text">
      <style:text-properties fo:background-color="#80FFFF"/>
    </style:style>
    <style:style style:name="T8606" style:parent-style-name="Domyślnaczcionkaakapitu" style:family="text">
      <style:text-properties fo:background-color="#80FFFF"/>
    </style:style>
    <style:style style:name="T8607" style:parent-style-name="Domyślnaczcionkaakapitu" style:family="text">
      <style:text-properties fo:background-color="#80FFFF"/>
    </style:style>
    <style:style style:name="T8608" style:parent-style-name="Domyślnaczcionkaakapitu" style:family="text">
      <style:text-properties fo:background-color="#80FFFF"/>
    </style:style>
    <style:style style:name="P8609" style:parent-style-name="Normalny" style:family="paragraph">
      <style:paragraph-properties fo:text-align="justify" fo:line-height="150%"/>
    </style:style>
    <style:style style:name="T8610" style:parent-style-name="Domyślnaczcionkaakapitu" style:family="text">
      <style:text-properties fo:background-color="#80FFFF" style:text-underline-type="single" style:text-underline-style="solid" style:text-underline-width="auto" style:text-underline-mode="continuous"/>
    </style:style>
    <style:style style:name="T8611" style:parent-style-name="Domyślnaczcionkaakapitu" style:family="text">
      <style:text-properties style:text-underline-type="single" style:text-underline-style="solid" style:text-underline-width="auto" style:text-underline-mode="continuous"/>
    </style:style>
    <style:style style:name="T8612" style:parent-style-name="Domyślnaczcionkaakapitu" style:family="text">
      <style:text-properties fo:background-color="#80FFFF" style:text-underline-type="single" style:text-underline-style="solid" style:text-underline-width="auto" style:text-underline-mode="continuous"/>
    </style:style>
    <style:style style:name="T8613" style:parent-style-name="Domyślnaczcionkaakapitu" style:family="text">
      <style:text-properties style:text-underline-type="single" style:text-underline-style="solid" style:text-underline-width="auto" style:text-underline-mode="continuous"/>
    </style:style>
    <style:style style:name="P8614" style:parent-style-name="Normalny" style:family="paragraph">
      <style:paragraph-properties fo:text-align="justify" fo:line-height="150%" fo:text-indent="0.2479in"/>
    </style:style>
    <style:style style:name="T8615" style:parent-style-name="Domyślnaczcionkaakapitu" style:family="text">
      <style:text-properties fo:background-color="#80FFFF"/>
    </style:style>
    <style:style style:name="T8616" style:parent-style-name="Domyślnaczcionkaakapitu" style:family="text">
      <style:text-properties fo:background-color="#80FFFF"/>
    </style:style>
    <style:style style:name="T8617" style:parent-style-name="Domyślnaczcionkaakapitu" style:family="text">
      <style:text-properties fo:background-color="#80FFFF"/>
    </style:style>
    <style:style style:name="P8618" style:parent-style-name="Normalny" style:family="paragraph">
      <style:paragraph-properties fo:text-align="justify" fo:line-height="150%"/>
    </style:style>
    <style:style style:name="T8619" style:parent-style-name="Domyślnaczcionkaakapitu" style:family="text">
      <style:text-properties style:text-underline-type="single" style:text-underline-style="solid" style:text-underline-width="auto" style:text-underline-mode="continuous"/>
    </style:style>
    <style:style style:name="T8620" style:parent-style-name="Domyślnaczcionkaakapitu" style:family="text">
      <style:text-properties fo:background-color="#80FFFF" style:text-underline-type="single" style:text-underline-style="solid" style:text-underline-width="auto" style:text-underline-mode="continuous"/>
    </style:style>
    <style:style style:name="T8621" style:parent-style-name="Domyślnaczcionkaakapitu" style:family="text">
      <style:text-properties style:text-underline-type="single" style:text-underline-style="solid" style:text-underline-width="auto" style:text-underline-mode="continuous"/>
    </style:style>
    <style:style style:name="T8622" style:parent-style-name="Domyślnaczcionkaakapitu" style:family="text">
      <style:text-properties fo:background-color="#80FFFF" style:text-underline-type="single" style:text-underline-style="solid" style:text-underline-width="auto" style:text-underline-mode="continuous"/>
    </style:style>
    <style:style style:name="T8623" style:parent-style-name="Domyślnaczcionkaakapitu" style:family="text">
      <style:text-properties style:text-underline-type="single" style:text-underline-style="solid" style:text-underline-width="auto" style:text-underline-mode="continuous"/>
    </style:style>
    <style:style style:name="P8624" style:parent-style-name="Normalny" style:family="paragraph">
      <style:paragraph-properties fo:text-align="justify" fo:line-height="150%" fo:text-indent="0.2479in"/>
    </style:style>
    <style:style style:name="T8625" style:parent-style-name="Domyślnaczcionkaakapitu" style:family="text">
      <style:text-properties fo:background-color="#80FFFF"/>
    </style:style>
    <style:style style:name="T8626" style:parent-style-name="Domyślnaczcionkaakapitu" style:family="text">
      <style:text-properties fo:background-color="#80FFFF"/>
    </style:style>
    <style:style style:name="P8627" style:parent-style-name="Normalny" style:family="paragraph">
      <style:paragraph-properties fo:text-align="justify" fo:line-height="150%"/>
    </style:style>
    <style:style style:name="T8628" style:parent-style-name="Domyślnaczcionkaakapitu" style:family="text">
      <style:text-properties fo:background-color="#80FFFF"/>
    </style:style>
    <style:style style:name="T8629" style:parent-style-name="Domyślnaczcionkaakapitu" style:family="text">
      <style:text-properties fo:background-color="#80FFFF"/>
    </style:style>
    <style:style style:name="T8630" style:parent-style-name="Domyślnaczcionkaakapitu" style:family="text">
      <style:text-properties fo:background-color="#80FFFF"/>
    </style:style>
    <style:style style:name="T8631" style:parent-style-name="Domyślnaczcionkaakapitu" style:family="text">
      <style:text-properties fo:background-color="#80FFFF"/>
    </style:style>
    <style:style style:name="T8632" style:parent-style-name="Domyślnaczcionkaakapitu" style:family="text">
      <style:text-properties fo:background-color="#80FFFF"/>
    </style:style>
    <style:style style:name="T8633" style:parent-style-name="Domyślnaczcionkaakapitu" style:family="text">
      <style:text-properties fo:background-color="#80FFFF"/>
    </style:style>
    <style:style style:name="T8634" style:parent-style-name="Domyślnaczcionkaakapitu" style:family="text">
      <style:text-properties fo:background-color="#80FFFF"/>
    </style:style>
    <style:style style:name="T8635" style:parent-style-name="Domyślnaczcionkaakapitu" style:family="text">
      <style:text-properties fo:background-color="#80FFFF"/>
    </style:style>
    <style:style style:name="T8636" style:parent-style-name="Domyślnaczcionkaakapitu" style:family="text">
      <style:text-properties fo:background-color="#80FFFF"/>
    </style:style>
    <style:style style:name="P8637" style:parent-style-name="Normalny" style:family="paragraph">
      <style:paragraph-properties fo:text-align="justify" fo:line-height="150%">
        <style:tab-stops>
          <style:tab-stop style:type="left" style:leader-style="solid" style:leader-text="_" style:position="2.693in"/>
        </style:tab-stops>
      </style:paragraph-properties>
    </style:style>
    <style:style style:name="T8638" style:parent-style-name="Domyślnaczcionkaakapitu" style:family="text">
      <style:text-properties style:text-underline-type="single" style:text-underline-style="solid" style:text-underline-width="auto" style:text-underline-mode="continuous"/>
    </style:style>
    <style:style style:name="T8639" style:parent-style-name="Domyślnaczcionkaakapitu" style:family="text">
      <style:text-properties fo:background-color="#80FFFF" style:text-underline-type="single" style:text-underline-style="solid" style:text-underline-width="auto" style:text-underline-mode="continuous"/>
    </style:style>
    <style:style style:name="P8640" style:parent-style-name="Normalny" style:family="paragraph">
      <style:paragraph-properties fo:text-align="justify" fo:line-height="150%" fo:text-indent="0.2479in">
        <style:tab-stops>
          <style:tab-stop style:type="left" style:leader-style="solid" style:leader-text="_" style:position="2.693in"/>
        </style:tab-stops>
      </style:paragraph-properties>
    </style:style>
    <style:style style:name="T8641" style:parent-style-name="Domyślnaczcionkaakapitu" style:family="text">
      <style:text-properties fo:background-color="#80FFFF"/>
    </style:style>
    <style:style style:name="T8642" style:parent-style-name="Domyślnaczcionkaakapitu" style:family="text">
      <style:text-properties fo:background-color="#80FFFF"/>
    </style:style>
    <style:style style:name="T8643" style:parent-style-name="Domyślnaczcionkaakapitu" style:family="text">
      <style:text-properties fo:background-color="#80FFFF"/>
    </style:style>
    <style:style style:name="P8644" style:parent-style-name="Normalny" style:family="paragraph">
      <style:paragraph-properties fo:text-align="justify" fo:line-height="150%" fo:text-indent="0.2479in"/>
    </style:style>
    <style:style style:name="T8645" style:parent-style-name="Domyślnaczcionkaakapitu" style:family="text">
      <style:text-properties fo:background-color="#80FFFF"/>
    </style:style>
    <style:style style:name="P8646" style:parent-style-name="Normalny" style:family="paragraph">
      <style:paragraph-properties fo:text-align="justify" fo:line-height="150%">
        <style:tab-stops>
          <style:tab-stop style:type="left" style:position="1.7416in"/>
        </style:tab-stops>
      </style:paragraph-properties>
    </style:style>
    <style:style style:name="T8647" style:parent-style-name="Domyślnaczcionkaakapitu" style:family="text">
      <style:text-properties style:text-underline-type="single" style:text-underline-style="solid" style:text-underline-width="auto" style:text-underline-mode="continuous"/>
    </style:style>
    <style:style style:name="P8648" style:parent-style-name="Normalny" style:family="paragraph">
      <style:paragraph-properties fo:text-align="justify" fo:line-height="150%" fo:text-indent="0.2479in">
        <style:tab-stops>
          <style:tab-stop style:type="left" style:position="1.7416in"/>
        </style:tab-stops>
      </style:paragraph-properties>
    </style:style>
    <style:style style:name="T8649" style:parent-style-name="Domyślnaczcionkaakapitu" style:family="text">
      <style:text-properties fo:background-color="#80FFFF"/>
    </style:style>
    <style:style style:name="T8650" style:parent-style-name="Domyślnaczcionkaakapitu" style:family="text">
      <style:text-properties fo:background-color="#80FFFF"/>
    </style:style>
    <style:style style:name="T8651" style:parent-style-name="Domyślnaczcionkaakapitu" style:family="text">
      <style:text-properties fo:background-color="#80FFFF"/>
    </style:style>
    <style:style style:name="T8652" style:parent-style-name="Domyślnaczcionkaakapitu" style:family="text">
      <style:text-properties fo:background-color="#80FFFF"/>
    </style:style>
    <style:style style:name="T8653" style:parent-style-name="Domyślnaczcionkaakapitu" style:family="text">
      <style:text-properties fo:background-color="#80FFFF"/>
    </style:style>
    <style:style style:name="T8654" style:parent-style-name="Domyślnaczcionkaakapitu" style:family="text">
      <style:text-properties fo:background-color="#80FFFF"/>
    </style:style>
    <style:style style:name="T8655" style:parent-style-name="Domyślnaczcionkaakapitu" style:family="text">
      <style:text-properties fo:background-color="#80FFFF"/>
    </style:style>
    <style:style style:name="T8656" style:parent-style-name="Domyślnaczcionkaakapitu" style:family="text">
      <style:text-properties fo:background-color="#80FFFF"/>
    </style:style>
    <style:style style:name="T8657" style:parent-style-name="Domyślnaczcionkaakapitu" style:family="text">
      <style:text-properties fo:background-color="#80FFFF"/>
    </style:style>
    <style:style style:name="T8658" style:parent-style-name="Domyślnaczcionkaakapitu" style:family="text">
      <style:text-properties fo:background-color="#80FFFF"/>
    </style:style>
    <style:style style:name="P8659" style:parent-style-name="Normalny" style:family="paragraph">
      <style:paragraph-properties fo:text-align="justify" fo:line-height="150%"/>
    </style:style>
    <style:style style:name="T8660" style:parent-style-name="Domyślnaczcionkaakapitu" style:family="text">
      <style:text-properties fo:background-color="#80FFFF"/>
    </style:style>
    <style:style style:name="P8661" style:parent-style-name="Normalny" style:family="paragraph">
      <style:paragraph-properties fo:text-align="justify" fo:line-height="150%"/>
    </style:style>
    <style:style style:name="T8662" style:parent-style-name="Domyślnaczcionkaakapitu" style:family="text">
      <style:text-properties fo:background-color="#80FFFF" style:text-underline-type="single" style:text-underline-style="solid" style:text-underline-width="auto" style:text-underline-mode="continuous"/>
    </style:style>
    <style:style style:name="T8663" style:parent-style-name="Domyślnaczcionkaakapitu" style:family="text">
      <style:text-properties style:text-underline-type="single" style:text-underline-style="solid" style:text-underline-width="auto" style:text-underline-mode="continuous"/>
    </style:style>
    <style:style style:name="T8664" style:parent-style-name="Domyślnaczcionkaakapitu" style:family="text">
      <style:text-properties fo:background-color="#80FFFF" style:text-underline-type="single" style:text-underline-style="solid" style:text-underline-width="auto" style:text-underline-mode="continuous"/>
    </style:style>
    <style:style style:name="T8665" style:parent-style-name="Domyślnaczcionkaakapitu" style:family="text">
      <style:text-properties style:text-underline-type="single" style:text-underline-style="solid" style:text-underline-width="auto" style:text-underline-mode="continuous"/>
    </style:style>
    <style:style style:name="T8666" style:parent-style-name="Domyślnaczcionkaakapitu" style:family="text">
      <style:text-properties fo:background-color="#80FFFF" style:text-underline-type="single" style:text-underline-style="solid" style:text-underline-width="auto" style:text-underline-mode="continuous"/>
    </style:style>
    <style:style style:name="T8667" style:parent-style-name="Domyślnaczcionkaakapitu" style:family="text">
      <style:text-properties style:text-underline-type="single" style:text-underline-style="solid" style:text-underline-width="auto" style:text-underline-mode="continuous"/>
    </style:style>
    <style:style style:name="P8668" style:parent-style-name="Normalny" style:family="paragraph">
      <style:paragraph-properties fo:text-align="justify" fo:line-height="150%" fo:text-indent="0.2479in"/>
    </style:style>
    <style:style style:name="T8669" style:parent-style-name="Domyślnaczcionkaakapitu" style:family="text">
      <style:text-properties fo:background-color="#80FFFF"/>
    </style:style>
    <style:style style:name="P8670" style:parent-style-name="Normalny" style:family="paragraph">
      <style:paragraph-properties fo:text-align="justify" fo:line-height="150%"/>
    </style:style>
    <style:style style:name="T8671" style:parent-style-name="Domyślnaczcionkaakapitu" style:family="text">
      <style:text-properties style:text-underline-type="single" style:text-underline-style="solid" style:text-underline-width="auto" style:text-underline-mode="continuous"/>
    </style:style>
    <style:style style:name="T8672" style:parent-style-name="Domyślnaczcionkaakapitu" style:family="text">
      <style:text-properties fo:background-color="#80FFFF" style:text-underline-type="single" style:text-underline-style="solid" style:text-underline-width="auto" style:text-underline-mode="continuous"/>
    </style:style>
    <style:style style:name="T8673" style:parent-style-name="Domyślnaczcionkaakapitu" style:family="text">
      <style:text-properties style:text-underline-type="single" style:text-underline-style="solid" style:text-underline-width="auto" style:text-underline-mode="continuous"/>
    </style:style>
    <style:style style:name="P8674" style:parent-style-name="Normalny" style:family="paragraph">
      <style:paragraph-properties fo:text-align="justify" fo:line-height="150%" fo:text-indent="0.2479in"/>
    </style:style>
    <style:style style:name="T8675" style:parent-style-name="Domyślnaczcionkaakapitu" style:family="text">
      <style:text-properties fo:background-color="#80FFFF"/>
    </style:style>
    <style:style style:name="T8676" style:parent-style-name="Domyślnaczcionkaakapitu" style:family="text">
      <style:text-properties fo:background-color="#80FFFF"/>
    </style:style>
    <style:style style:name="T8677" style:parent-style-name="Domyślnaczcionkaakapitu" style:family="text">
      <style:text-properties fo:background-color="#80FFFF"/>
    </style:style>
    <style:style style:name="T8678" style:parent-style-name="Domyślnaczcionkaakapitu" style:family="text">
      <style:text-properties fo:background-color="#80FFFF"/>
    </style:style>
    <style:style style:name="T8679" style:parent-style-name="Domyślnaczcionkaakapitu" style:family="text">
      <style:text-properties fo:background-color="#80FFFF"/>
    </style:style>
    <style:style style:name="P8680" style:parent-style-name="Normalny" style:family="paragraph">
      <style:paragraph-properties fo:text-align="justify" fo:line-height="150%" fo:text-indent="0.2479in"/>
    </style:style>
    <style:style style:name="P8681" style:parent-style-name="Normalny" style:family="paragraph">
      <style:paragraph-properties fo:text-align="justify" fo:line-height="150%"/>
    </style:style>
    <style:style style:name="T8682" style:parent-style-name="Domyślnaczcionkaakapitu" style:family="text">
      <style:text-properties style:text-underline-type="single" style:text-underline-style="solid" style:text-underline-width="auto" style:text-underline-mode="continuous"/>
    </style:style>
    <style:style style:name="T8683" style:parent-style-name="Domyślnaczcionkaakapitu" style:family="text">
      <style:text-properties fo:background-color="#80FFFF" style:text-underline-type="single" style:text-underline-style="solid" style:text-underline-width="auto" style:text-underline-mode="continuous"/>
    </style:style>
    <style:style style:name="T8684" style:parent-style-name="Domyślnaczcionkaakapitu" style:family="text">
      <style:text-properties style:text-underline-type="single" style:text-underline-style="solid" style:text-underline-width="auto" style:text-underline-mode="continuous"/>
    </style:style>
    <style:style style:name="P8685" style:parent-style-name="Normalny" style:family="paragraph">
      <style:paragraph-properties fo:text-align="justify" fo:line-height="150%" fo:text-indent="0.2479in"/>
    </style:style>
    <style:style style:name="T8686" style:parent-style-name="Domyślnaczcionkaakapitu" style:family="text">
      <style:text-properties fo:background-color="#80FFFF"/>
    </style:style>
    <style:style style:name="T8687" style:parent-style-name="Domyślnaczcionkaakapitu" style:family="text">
      <style:text-properties fo:background-color="#80FFFF"/>
    </style:style>
    <style:style style:name="P8688" style:parent-style-name="Normalny" style:family="paragraph">
      <style:paragraph-properties fo:text-align="justify" fo:line-height="150%"/>
    </style:style>
    <style:style style:name="T8689" style:parent-style-name="Domyślnaczcionkaakapitu" style:family="text">
      <style:text-properties style:text-underline-type="single" style:text-underline-style="solid" style:text-underline-width="auto" style:text-underline-mode="continuous"/>
    </style:style>
    <style:style style:name="P8690" style:parent-style-name="Normalny" style:family="paragraph">
      <style:paragraph-properties fo:text-align="justify" fo:line-height="150%" fo:text-indent="0.2479in"/>
    </style:style>
    <style:style style:name="T8691" style:parent-style-name="Domyślnaczcionkaakapitu" style:family="text">
      <style:text-properties fo:background-color="#80FFFF"/>
    </style:style>
    <style:style style:name="T8692" style:parent-style-name="Domyślnaczcionkaakapitu" style:family="text">
      <style:text-properties fo:background-color="#80FFFF"/>
    </style:style>
    <style:style style:name="T8693" style:parent-style-name="Domyślnaczcionkaakapitu" style:family="text">
      <style:text-properties fo:background-color="#80FFFF"/>
    </style:style>
    <style:style style:name="T8694" style:parent-style-name="Domyślnaczcionkaakapitu" style:family="text">
      <style:text-properties fo:background-color="#80FFFF"/>
    </style:style>
    <style:style style:name="T8695" style:parent-style-name="Domyślnaczcionkaakapitu" style:family="text">
      <style:text-properties fo:background-color="#80FFFF"/>
    </style:style>
    <style:style style:name="T8696" style:parent-style-name="Domyślnaczcionkaakapitu" style:family="text">
      <style:text-properties fo:background-color="#80FFFF"/>
    </style:style>
    <style:style style:name="P8697" style:parent-style-name="Normalny" style:family="paragraph">
      <style:paragraph-properties fo:text-align="justify" fo:line-height="150%"/>
    </style:style>
    <style:style style:name="T8698" style:parent-style-name="Domyślnaczcionkaakapitu" style:family="text">
      <style:text-properties style:text-underline-type="single" style:text-underline-style="solid" style:text-underline-width="auto" style:text-underline-mode="continuous"/>
    </style:style>
    <style:style style:name="T8699" style:parent-style-name="Domyślnaczcionkaakapitu" style:family="text">
      <style:text-properties fo:background-color="#80FFFF" style:text-underline-type="single" style:text-underline-style="solid" style:text-underline-width="auto" style:text-underline-mode="continuous"/>
    </style:style>
    <style:style style:name="T8700" style:parent-style-name="Domyślnaczcionkaakapitu" style:family="text">
      <style:text-properties style:text-underline-type="single" style:text-underline-style="solid" style:text-underline-width="auto" style:text-underline-mode="continuous"/>
    </style:style>
    <style:style style:name="T8701" style:parent-style-name="Domyślnaczcionkaakapitu" style:family="text">
      <style:text-properties fo:background-color="#80FFFF" style:text-underline-type="single" style:text-underline-style="solid" style:text-underline-width="auto" style:text-underline-mode="continuous"/>
    </style:style>
    <style:style style:name="T8702" style:parent-style-name="Domyślnaczcionkaakapitu" style:family="text">
      <style:text-properties style:text-underline-type="single" style:text-underline-style="solid" style:text-underline-width="auto" style:text-underline-mode="continuous"/>
    </style:style>
    <style:style style:name="T8703" style:parent-style-name="Domyślnaczcionkaakapitu" style:family="text">
      <style:text-properties fo:background-color="#80FFFF" style:text-underline-type="single" style:text-underline-style="solid" style:text-underline-width="auto" style:text-underline-mode="continuous"/>
    </style:style>
    <style:style style:name="T8704" style:parent-style-name="Domyślnaczcionkaakapitu" style:family="text">
      <style:text-properties style:text-underline-type="single" style:text-underline-style="solid" style:text-underline-width="auto" style:text-underline-mode="continuous"/>
    </style:style>
    <style:style style:name="T8705" style:parent-style-name="Domyślnaczcionkaakapitu" style:family="text">
      <style:text-properties fo:background-color="#80FFFF" style:text-underline-type="single" style:text-underline-style="solid" style:text-underline-width="auto" style:text-underline-mode="continuous"/>
    </style:style>
    <style:style style:name="P8706" style:parent-style-name="Normalny" style:family="paragraph">
      <style:paragraph-properties fo:text-align="justify" fo:line-height="150%" fo:text-indent="0.2479in"/>
    </style:style>
    <style:style style:name="T8707" style:parent-style-name="Domyślnaczcionkaakapitu" style:family="text">
      <style:text-properties fo:background-color="#80FFFF"/>
    </style:style>
    <style:style style:name="P8708" style:parent-style-name="Normalny" style:family="paragraph">
      <style:paragraph-properties fo:text-align="justify" fo:line-height="150%"/>
    </style:style>
    <style:style style:name="T8709" style:parent-style-name="Domyślnaczcionkaakapitu" style:family="text">
      <style:text-properties style:text-underline-type="single" style:text-underline-style="solid" style:text-underline-width="auto" style:text-underline-mode="continuous"/>
    </style:style>
    <style:style style:name="T8710" style:parent-style-name="Domyślnaczcionkaakapitu" style:family="text">
      <style:text-properties fo:background-color="#80FFFF" style:text-underline-type="single" style:text-underline-style="solid" style:text-underline-width="auto" style:text-underline-mode="continuous"/>
    </style:style>
    <style:style style:name="T8711" style:parent-style-name="Domyślnaczcionkaakapitu" style:family="text">
      <style:text-properties style:text-underline-type="single" style:text-underline-style="solid" style:text-underline-width="auto" style:text-underline-mode="continuous"/>
    </style:style>
    <style:style style:name="P8712" style:parent-style-name="Normalny" style:family="paragraph">
      <style:paragraph-properties fo:text-align="justify" fo:line-height="150%" fo:text-indent="0.2479in"/>
    </style:style>
    <style:style style:name="T8713" style:parent-style-name="Domyślnaczcionkaakapitu" style:family="text">
      <style:text-properties fo:background-color="#80FFFF"/>
    </style:style>
    <style:style style:name="T8714" style:parent-style-name="Domyślnaczcionkaakapitu" style:family="text">
      <style:text-properties fo:background-color="#80FFFF"/>
    </style:style>
    <style:style style:name="P8715" style:parent-style-name="Normalny" style:family="paragraph">
      <style:paragraph-properties fo:text-align="justify" fo:line-height="150%"/>
    </style:style>
    <style:style style:name="T8716" style:parent-style-name="Domyślnaczcionkaakapitu" style:family="text">
      <style:text-properties style:text-underline-type="single" style:text-underline-style="solid" style:text-underline-width="auto" style:text-underline-mode="continuous"/>
    </style:style>
    <style:style style:name="T8717" style:parent-style-name="Domyślnaczcionkaakapitu" style:family="text">
      <style:text-properties fo:background-color="#80FFFF" style:text-underline-type="single" style:text-underline-style="solid" style:text-underline-width="auto" style:text-underline-mode="continuous"/>
    </style:style>
    <style:style style:name="T8718" style:parent-style-name="Domyślnaczcionkaakapitu" style:family="text">
      <style:text-properties style:text-underline-type="single" style:text-underline-style="solid" style:text-underline-width="auto" style:text-underline-mode="continuous"/>
    </style:style>
    <style:style style:name="T8719" style:parent-style-name="Domyślnaczcionkaakapitu" style:family="text">
      <style:text-properties fo:background-color="#80FFFF" style:text-underline-type="single" style:text-underline-style="solid" style:text-underline-width="auto" style:text-underline-mode="continuous"/>
    </style:style>
    <style:style style:name="T8720" style:parent-style-name="Domyślnaczcionkaakapitu" style:family="text">
      <style:text-properties style:text-underline-type="single" style:text-underline-style="solid" style:text-underline-width="auto" style:text-underline-mode="continuous"/>
    </style:style>
    <style:style style:name="P8721" style:parent-style-name="Normalny" style:family="paragraph">
      <style:paragraph-properties fo:text-align="justify" fo:line-height="150%" fo:text-indent="0.2479in"/>
    </style:style>
    <style:style style:name="T8722" style:parent-style-name="Domyślnaczcionkaakapitu" style:family="text">
      <style:text-properties fo:background-color="#80FFFF"/>
    </style:style>
    <style:style style:name="P8723" style:parent-style-name="Normalny" style:family="paragraph">
      <style:paragraph-properties fo:text-align="justify" fo:line-height="150%"/>
    </style:style>
    <style:style style:name="T8724" style:parent-style-name="Domyślnaczcionkaakapitu" style:family="text">
      <style:text-properties style:text-underline-type="single" style:text-underline-style="solid" style:text-underline-width="auto" style:text-underline-mode="continuous"/>
    </style:style>
    <style:style style:name="T8725" style:parent-style-name="Domyślnaczcionkaakapitu" style:family="text">
      <style:text-properties fo:background-color="#80FFFF" style:text-underline-type="single" style:text-underline-style="solid" style:text-underline-width="auto" style:text-underline-mode="continuous"/>
    </style:style>
    <style:style style:name="T8726" style:parent-style-name="Domyślnaczcionkaakapitu" style:family="text">
      <style:text-properties style:text-underline-type="single" style:text-underline-style="solid" style:text-underline-width="auto" style:text-underline-mode="continuous"/>
    </style:style>
    <style:style style:name="T8727" style:parent-style-name="Domyślnaczcionkaakapitu" style:family="text">
      <style:text-properties fo:background-color="#80FFFF" style:text-underline-type="single" style:text-underline-style="solid" style:text-underline-width="auto" style:text-underline-mode="continuous"/>
    </style:style>
    <style:style style:name="T8728" style:parent-style-name="Domyślnaczcionkaakapitu" style:family="text">
      <style:text-properties style:text-underline-type="single" style:text-underline-style="solid" style:text-underline-width="auto" style:text-underline-mode="continuous"/>
    </style:style>
    <style:style style:name="P8729" style:parent-style-name="Normalny" style:family="paragraph">
      <style:paragraph-properties fo:text-align="justify" fo:line-height="150%" fo:text-indent="0.2479in"/>
    </style:style>
    <style:style style:name="T8730" style:parent-style-name="Domyślnaczcionkaakapitu" style:family="text">
      <style:text-properties fo:background-color="#80FFFF"/>
    </style:style>
    <style:style style:name="P8731" style:parent-style-name="Normalny" style:family="paragraph">
      <style:paragraph-properties fo:text-align="justify" fo:line-height="150%"/>
    </style:style>
    <style:style style:name="T8732" style:parent-style-name="Domyślnaczcionkaakapitu" style:family="text">
      <style:text-properties style:text-underline-type="single" style:text-underline-style="solid" style:text-underline-width="auto" style:text-underline-mode="continuous"/>
    </style:style>
    <style:style style:name="P8733" style:parent-style-name="Normalny" style:family="paragraph">
      <style:paragraph-properties fo:text-align="justify" fo:line-height="150%" fo:text-indent="0.2479in"/>
    </style:style>
    <style:style style:name="P8734" style:parent-style-name="Normalny" style:family="paragraph">
      <style:paragraph-properties fo:text-align="justify" fo:line-height="150%"/>
    </style:style>
    <style:style style:name="T8735" style:parent-style-name="Domyślnaczcionkaakapitu" style:family="text">
      <style:text-properties style:text-underline-type="single" style:text-underline-style="solid" style:text-underline-width="auto" style:text-underline-mode="continuous"/>
    </style:style>
    <style:style style:name="T8736" style:parent-style-name="Domyślnaczcionkaakapitu" style:family="text">
      <style:text-properties fo:background-color="#80FFFF" style:text-underline-type="single" style:text-underline-style="solid" style:text-underline-width="auto" style:text-underline-mode="continuous"/>
    </style:style>
    <style:style style:name="T8737" style:parent-style-name="Domyślnaczcionkaakapitu" style:family="text">
      <style:text-properties style:text-underline-type="single" style:text-underline-style="solid" style:text-underline-width="auto" style:text-underline-mode="continuous"/>
    </style:style>
    <style:style style:name="P8738" style:parent-style-name="Normalny" style:family="paragraph">
      <style:paragraph-properties fo:text-align="justify" fo:line-height="150%" fo:text-indent="0.2479in"/>
    </style:style>
    <style:style style:name="T8739" style:parent-style-name="Domyślnaczcionkaakapitu" style:family="text">
      <style:text-properties fo:background-color="#80FFFF"/>
    </style:style>
    <style:style style:name="P8740" style:parent-style-name="Normalny" style:family="paragraph">
      <style:paragraph-properties fo:text-align="justify" fo:line-height="150%"/>
    </style:style>
    <style:style style:name="T8741" style:parent-style-name="Domyślnaczcionkaakapitu" style:family="text">
      <style:text-properties style:text-underline-type="single" style:text-underline-style="solid" style:text-underline-width="auto" style:text-underline-mode="continuous"/>
    </style:style>
    <style:style style:name="T8742" style:parent-style-name="Domyślnaczcionkaakapitu" style:family="text">
      <style:text-properties fo:background-color="#80FFFF" style:text-underline-type="single" style:text-underline-style="solid" style:text-underline-width="auto" style:text-underline-mode="continuous"/>
    </style:style>
    <style:style style:name="T8743" style:parent-style-name="Domyślnaczcionkaakapitu" style:family="text">
      <style:text-properties style:text-underline-type="single" style:text-underline-style="solid" style:text-underline-width="auto" style:text-underline-mode="continuous"/>
    </style:style>
    <style:style style:name="P8744" style:parent-style-name="Normalny" style:family="paragraph">
      <style:paragraph-properties fo:text-align="justify" fo:line-height="150%" fo:text-indent="0.2479in"/>
    </style:style>
    <style:style style:name="P8745" style:parent-style-name="Normalny" style:family="paragraph">
      <style:paragraph-properties fo:text-align="justify" fo:line-height="150%"/>
    </style:style>
    <style:style style:name="T8746" style:parent-style-name="Domyślnaczcionkaakapitu" style:family="text">
      <style:text-properties style:text-underline-type="single" style:text-underline-style="solid" style:text-underline-width="auto" style:text-underline-mode="continuous"/>
    </style:style>
    <style:style style:name="P8747" style:parent-style-name="Normalny" style:family="paragraph">
      <style:paragraph-properties fo:text-align="justify" fo:line-height="150%" fo:text-indent="0.2479in"/>
    </style:style>
    <style:style style:name="T8748" style:parent-style-name="Domyślnaczcionkaakapitu" style:family="text">
      <style:text-properties fo:background-color="#80FFFF"/>
    </style:style>
    <style:style style:name="T8749" style:parent-style-name="Domyślnaczcionkaakapitu" style:family="text">
      <style:text-properties fo:background-color="#80FFFF"/>
    </style:style>
    <style:style style:name="T8750" style:parent-style-name="Domyślnaczcionkaakapitu" style:family="text">
      <style:text-properties fo:background-color="#80FFFF"/>
    </style:style>
    <style:style style:name="T8751" style:parent-style-name="Domyślnaczcionkaakapitu" style:family="text">
      <style:text-properties fo:background-color="#80FFFF"/>
    </style:style>
    <style:style style:name="T8752" style:parent-style-name="Domyślnaczcionkaakapitu" style:family="text">
      <style:text-properties fo:background-color="#80FFFF"/>
    </style:style>
    <style:style style:name="T8753" style:parent-style-name="Domyślnaczcionkaakapitu" style:family="text">
      <style:text-properties fo:background-color="#80FFFF"/>
    </style:style>
    <style:style style:name="P8754" style:parent-style-name="Normalny" style:family="paragraph">
      <style:paragraph-properties fo:text-align="justify" fo:line-height="150%" fo:text-indent="0.2479in"/>
    </style:style>
    <style:style style:name="T8755" style:parent-style-name="Domyślnaczcionkaakapitu" style:family="text">
      <style:text-properties fo:background-color="#80FFFF"/>
    </style:style>
    <style:style style:name="P8756" style:parent-style-name="Normalny" style:family="paragraph">
      <style:paragraph-properties fo:text-align="justify" fo:line-height="150%" fo:text-indent="0.2479in"/>
    </style:style>
    <style:style style:name="T8757" style:parent-style-name="Domyślnaczcionkaakapitu" style:family="text">
      <style:text-properties fo:background-color="#80FFFF"/>
    </style:style>
    <style:style style:name="T8758" style:parent-style-name="Domyślnaczcionkaakapitu" style:family="text">
      <style:text-properties fo:background-color="#80FFFF"/>
    </style:style>
    <style:style style:name="T8759" style:parent-style-name="Domyślnaczcionkaakapitu" style:family="text">
      <style:text-properties fo:background-color="#80FFFF"/>
    </style:style>
    <style:style style:name="T8760" style:parent-style-name="Domyślnaczcionkaakapitu" style:family="text">
      <style:text-properties fo:background-color="#80FFFF"/>
    </style:style>
    <style:style style:name="T8761" style:parent-style-name="Domyślnaczcionkaakapitu" style:family="text">
      <style:text-properties fo:background-color="#80FFFF"/>
    </style:style>
    <style:style style:name="P8762" style:parent-style-name="Normalny" style:family="paragraph">
      <style:paragraph-properties fo:text-align="justify" fo:line-height="150%"/>
    </style:style>
    <style:style style:name="T8763" style:parent-style-name="Domyślnaczcionkaakapitu" style:family="text">
      <style:text-properties style:text-underline-type="single" style:text-underline-style="solid" style:text-underline-width="auto" style:text-underline-mode="continuous"/>
    </style:style>
    <style:style style:name="P8764" style:parent-style-name="Normalny" style:family="paragraph">
      <style:paragraph-properties fo:text-align="justify" fo:line-height="150%" fo:text-indent="0.2479in"/>
    </style:style>
    <style:style style:name="P8765" style:parent-style-name="Normalny" style:family="paragraph">
      <style:paragraph-properties fo:text-align="justify" fo:line-height="150%">
        <style:tab-stops>
          <style:tab-stop style:type="left" style:position="3.3812in"/>
        </style:tab-stops>
      </style:paragraph-properties>
    </style:style>
    <style:style style:name="T8766" style:parent-style-name="Domyślnaczcionkaakapitu" style:family="text">
      <style:text-properties style:text-underline-type="single" style:text-underline-style="solid" style:text-underline-width="auto" style:text-underline-mode="continuous"/>
    </style:style>
    <style:style style:name="P8767" style:parent-style-name="Normalny" style:family="paragraph">
      <style:paragraph-properties fo:text-align="justify" fo:line-height="150%" fo:text-indent="0.2479in">
        <style:tab-stops>
          <style:tab-stop style:type="left" style:position="3.3812in"/>
        </style:tab-stops>
      </style:paragraph-properties>
    </style:style>
    <style:style style:name="T8768" style:parent-style-name="Domyślnaczcionkaakapitu" style:family="text">
      <style:text-properties fo:background-color="#80FFFF"/>
    </style:style>
    <style:style style:name="T8769" style:parent-style-name="Domyślnaczcionkaakapitu" style:family="text">
      <style:text-properties fo:background-color="#80FFFF"/>
    </style:style>
    <style:style style:name="T8770" style:parent-style-name="Domyślnaczcionkaakapitu" style:family="text">
      <style:text-properties fo:background-color="#80FFFF"/>
    </style:style>
    <style:style style:name="T8771" style:parent-style-name="Domyślnaczcionkaakapitu" style:family="text">
      <style:text-properties fo:background-color="#80FFFF"/>
    </style:style>
    <style:style style:name="P8772" style:parent-style-name="Normalny" style:family="paragraph">
      <style:paragraph-properties fo:text-align="justify" fo:line-height="150%"/>
    </style:style>
    <style:style style:name="T8773" style:parent-style-name="Domyślnaczcionkaakapitu" style:family="text">
      <style:text-properties style:text-underline-type="single" style:text-underline-style="solid" style:text-underline-width="auto" style:text-underline-mode="continuous"/>
    </style:style>
    <style:style style:name="P8774" style:parent-style-name="Normalny" style:family="paragraph">
      <style:paragraph-properties fo:text-align="justify" fo:line-height="150%" fo:text-indent="0.2479in"/>
    </style:style>
    <style:style style:name="P8775" style:parent-style-name="Normalny" style:family="paragraph">
      <style:paragraph-properties fo:text-align="justify" fo:line-height="150%"/>
    </style:style>
    <style:style style:name="T8776" style:parent-style-name="Domyślnaczcionkaakapitu" style:family="text">
      <style:text-properties style:text-underline-type="single" style:text-underline-style="solid" style:text-underline-width="auto" style:text-underline-mode="continuous"/>
    </style:style>
    <style:style style:name="T8777" style:parent-style-name="Domyślnaczcionkaakapitu" style:family="text">
      <style:text-properties fo:background-color="#80FFFF" style:text-underline-type="single" style:text-underline-style="solid" style:text-underline-width="auto" style:text-underline-mode="continuous"/>
    </style:style>
    <style:style style:name="T8778" style:parent-style-name="Domyślnaczcionkaakapitu" style:family="text">
      <style:text-properties style:text-underline-type="single" style:text-underline-style="solid" style:text-underline-width="auto" style:text-underline-mode="continuous"/>
    </style:style>
    <style:style style:name="T8779" style:parent-style-name="Domyślnaczcionkaakapitu" style:family="text">
      <style:text-properties fo:background-color="#80FFFF"/>
    </style:style>
    <style:style style:name="P8780" style:parent-style-name="Normalny" style:family="paragraph">
      <style:paragraph-properties fo:text-align="justify" fo:line-height="150%" fo:text-indent="0.2479in"/>
    </style:style>
    <style:style style:name="P8781" style:parent-style-name="Normalny" style:family="paragraph">
      <style:paragraph-properties fo:text-align="justify" fo:line-height="150%"/>
    </style:style>
    <style:style style:name="T8782" style:parent-style-name="Domyślnaczcionkaakapitu" style:family="text">
      <style:text-properties style:text-underline-type="single" style:text-underline-style="solid" style:text-underline-width="auto" style:text-underline-mode="continuous"/>
    </style:style>
    <style:style style:name="P8783" style:parent-style-name="Normalny" style:family="paragraph">
      <style:paragraph-properties fo:text-align="justify" fo:line-height="150%" fo:text-indent="0.2479in"/>
    </style:style>
    <style:style style:name="T8784" style:parent-style-name="Domyślnaczcionkaakapitu" style:family="text">
      <style:text-properties fo:background-color="#80FFFF"/>
    </style:style>
    <style:style style:name="P8785" style:parent-style-name="Normalny" style:family="paragraph">
      <style:paragraph-properties fo:text-align="justify" fo:line-height="150%"/>
    </style:style>
    <style:style style:name="P8786" style:parent-style-name="Normalny" style:family="paragraph">
      <style:paragraph-properties fo:text-align="justify" fo:line-height="150%">
        <style:tab-stops>
          <style:tab-stop style:type="left" style:position="2.8152in"/>
        </style:tab-stops>
      </style:paragraph-properties>
    </style:style>
    <style:style style:name="T8787" style:parent-style-name="Domyślnaczcionkaakapitu" style:family="text">
      <style:text-properties style:text-underline-type="single" style:text-underline-style="solid" style:text-underline-width="auto" style:text-underline-mode="continuous"/>
    </style:style>
    <style:style style:name="P8788" style:parent-style-name="Normalny" style:family="paragraph">
      <style:paragraph-properties fo:text-align="justify" fo:line-height="150%" fo:text-indent="0.2479in">
        <style:tab-stops>
          <style:tab-stop style:type="left" style:position="2.8152in"/>
        </style:tab-stops>
      </style:paragraph-properties>
    </style:style>
    <style:style style:name="P8789" style:parent-style-name="Normalny" style:family="paragraph">
      <style:paragraph-properties fo:text-align="justify" fo:line-height="150%">
        <style:tab-stops>
          <style:tab-stop style:type="left" style:position="2.8152in"/>
        </style:tab-stops>
      </style:paragraph-properties>
    </style:style>
    <style:style style:name="T8790" style:parent-style-name="Domyślnaczcionkaakapitu" style:family="text">
      <style:text-properties style:text-underline-type="single" style:text-underline-style="solid" style:text-underline-width="auto" style:text-underline-mode="continuous"/>
    </style:style>
    <style:style style:name="P8791" style:parent-style-name="Normalny" style:family="paragraph">
      <style:paragraph-properties fo:text-align="justify" fo:line-height="150%" fo:text-indent="0.2479in"/>
    </style:style>
    <style:style style:name="T8792" style:parent-style-name="Domyślnaczcionkaakapitu" style:family="text">
      <style:text-properties fo:background-color="#80FFFF"/>
    </style:style>
    <style:style style:name="T8793" style:parent-style-name="Domyślnaczcionkaakapitu" style:family="text">
      <style:text-properties fo:background-color="#80FFFF"/>
    </style:style>
    <style:style style:name="T8794" style:parent-style-name="Domyślnaczcionkaakapitu" style:family="text">
      <style:text-properties fo:background-color="#80FFFF"/>
    </style:style>
    <style:style style:name="T8795" style:parent-style-name="Domyślnaczcionkaakapitu" style:family="text">
      <style:text-properties fo:background-color="#80FFFF"/>
    </style:style>
    <style:style style:name="P8796" style:parent-style-name="Normalny" style:family="paragraph">
      <style:paragraph-properties fo:text-align="justify" fo:line-height="150%" fo:text-indent="0.2479in"/>
    </style:style>
    <style:style style:name="T8797" style:parent-style-name="Domyślnaczcionkaakapitu" style:family="text">
      <style:text-properties fo:background-color="#80FFFF"/>
    </style:style>
    <style:style style:name="T8798" style:parent-style-name="Domyślnaczcionkaakapitu" style:family="text">
      <style:text-properties fo:background-color="#80FFFF"/>
    </style:style>
    <style:style style:name="T8799" style:parent-style-name="Domyślnaczcionkaakapitu" style:family="text">
      <style:text-properties fo:background-color="#80FFFF"/>
    </style:style>
    <style:style style:name="T8800" style:parent-style-name="Domyślnaczcionkaakapitu" style:family="text">
      <style:text-properties fo:background-color="#80FFFF"/>
    </style:style>
    <style:style style:name="P8801" style:parent-style-name="Normalny" style:family="paragraph">
      <style:paragraph-properties fo:text-align="justify" fo:line-height="150%"/>
    </style:style>
    <style:style style:name="T8802" style:parent-style-name="Domyślnaczcionkaakapitu" style:family="text">
      <style:text-properties style:text-underline-type="single" style:text-underline-style="solid" style:text-underline-width="auto" style:text-underline-mode="continuous"/>
    </style:style>
    <style:style style:name="P8803" style:parent-style-name="Normalny" style:family="paragraph">
      <style:paragraph-properties fo:text-align="justify" fo:line-height="150%" fo:text-indent="0.2479in"/>
    </style:style>
    <style:style style:name="T8804" style:parent-style-name="Domyślnaczcionkaakapitu" style:family="text">
      <style:text-properties fo:background-color="#80FFFF"/>
    </style:style>
    <style:style style:name="T8805" style:parent-style-name="Domyślnaczcionkaakapitu" style:family="text">
      <style:text-properties fo:background-color="#80FFFF"/>
    </style:style>
    <style:style style:name="T8806" style:parent-style-name="Domyślnaczcionkaakapitu" style:family="text">
      <style:text-properties fo:background-color="#80FFFF"/>
    </style:style>
    <style:style style:name="T8807" style:parent-style-name="Domyślnaczcionkaakapitu" style:family="text">
      <style:text-properties fo:background-color="#80FFFF"/>
    </style:style>
    <style:style style:name="P8808" style:parent-style-name="Normalny" style:family="paragraph">
      <style:paragraph-properties fo:text-align="justify" fo:line-height="150%"/>
    </style:style>
    <style:style style:name="T8809" style:parent-style-name="Domyślnaczcionkaakapitu" style:family="text">
      <style:text-properties style:text-underline-type="single" style:text-underline-style="solid" style:text-underline-width="auto" style:text-underline-mode="continuous"/>
    </style:style>
    <style:style style:name="T8810" style:parent-style-name="Domyślnaczcionkaakapitu" style:family="text">
      <style:text-properties fo:background-color="#80FFFF" style:text-underline-type="single" style:text-underline-style="solid" style:text-underline-width="auto" style:text-underline-mode="continuous"/>
    </style:style>
    <style:style style:name="T8811" style:parent-style-name="Domyślnaczcionkaakapitu" style:family="text">
      <style:text-properties style:text-underline-type="single" style:text-underline-style="solid" style:text-underline-width="auto" style:text-underline-mode="continuous"/>
    </style:style>
    <style:style style:name="T8812" style:parent-style-name="Domyślnaczcionkaakapitu" style:family="text">
      <style:text-properties fo:background-color="#80FFFF" style:text-underline-type="single" style:text-underline-style="solid" style:text-underline-width="auto" style:text-underline-mode="continuous"/>
    </style:style>
    <style:style style:name="T8813" style:parent-style-name="Domyślnaczcionkaakapitu" style:family="text">
      <style:text-properties style:text-underline-type="single" style:text-underline-style="solid" style:text-underline-width="auto" style:text-underline-mode="continuous"/>
    </style:style>
    <style:style style:name="P8814" style:parent-style-name="Normalny" style:family="paragraph">
      <style:paragraph-properties fo:text-align="justify" fo:line-height="150%" fo:text-indent="0.2479in"/>
    </style:style>
    <style:style style:name="T8815" style:parent-style-name="Domyślnaczcionkaakapitu" style:family="text">
      <style:text-properties fo:background-color="#80FFFF"/>
    </style:style>
    <style:style style:name="T8816" style:parent-style-name="Domyślnaczcionkaakapitu" style:family="text">
      <style:text-properties fo:background-color="#80FFFF"/>
    </style:style>
    <style:style style:name="T8817" style:parent-style-name="Domyślnaczcionkaakapitu" style:family="text">
      <style:text-properties fo:background-color="#80FFFF"/>
    </style:style>
    <style:style style:name="T8818" style:parent-style-name="Domyślnaczcionkaakapitu" style:family="text">
      <style:text-properties fo:background-color="#80FFFF"/>
    </style:style>
    <style:style style:name="P8819" style:parent-style-name="Normalny" style:family="paragraph">
      <style:paragraph-properties fo:text-align="justify" fo:line-height="150%"/>
    </style:style>
    <style:style style:name="T8820" style:parent-style-name="Domyślnaczcionkaakapitu" style:family="text">
      <style:text-properties style:text-underline-type="single" style:text-underline-style="solid" style:text-underline-width="auto" style:text-underline-mode="continuous"/>
    </style:style>
    <style:style style:name="P8821" style:parent-style-name="Normalny" style:family="paragraph">
      <style:paragraph-properties fo:text-align="justify" fo:line-height="150%" fo:text-indent="0.2479in">
        <style:tab-stops>
          <style:tab-stop style:type="left" style:position="1.7625in"/>
          <style:tab-stop style:type="left" style:leader-style="solid" style:leader-text="_" style:position="2.4437in"/>
        </style:tab-stops>
      </style:paragraph-properties>
    </style:style>
    <style:style style:name="T8822" style:parent-style-name="Domyślnaczcionkaakapitu" style:family="text">
      <style:text-properties fo:background-color="#80FFFF"/>
    </style:style>
    <style:style style:name="T8823" style:parent-style-name="Domyślnaczcionkaakapitu" style:family="text">
      <style:text-properties fo:background-color="#80FFFF"/>
    </style:style>
    <style:style style:name="T8824" style:parent-style-name="Domyślnaczcionkaakapitu" style:family="text">
      <style:text-properties fo:background-color="#80FFFF"/>
    </style:style>
    <style:style style:name="T8825" style:parent-style-name="Domyślnaczcionkaakapitu" style:family="text">
      <style:text-properties fo:background-color="#80FFFF"/>
    </style:style>
    <style:style style:name="T8826" style:parent-style-name="Domyślnaczcionkaakapitu" style:family="text">
      <style:text-properties fo:background-color="#80FFFF"/>
    </style:style>
    <style:style style:name="T8827" style:parent-style-name="Domyślnaczcionkaakapitu" style:family="text">
      <style:text-properties fo:background-color="#80FFFF"/>
    </style:style>
    <style:style style:name="P8828" style:parent-style-name="Normalny" style:family="paragraph">
      <style:paragraph-properties fo:text-align="justify" fo:line-height="150%"/>
    </style:style>
    <style:style style:name="T8829" style:parent-style-name="Domyślnaczcionkaakapitu" style:family="text">
      <style:text-properties style:text-underline-type="single" style:text-underline-style="solid" style:text-underline-width="auto" style:text-underline-mode="continuous"/>
    </style:style>
    <style:style style:name="T8830" style:parent-style-name="Domyślnaczcionkaakapitu" style:family="text">
      <style:text-properties fo:background-color="#80FFFF" style:text-underline-type="single" style:text-underline-style="solid" style:text-underline-width="auto" style:text-underline-mode="continuous"/>
    </style:style>
    <style:style style:name="T8831" style:parent-style-name="Domyślnaczcionkaakapitu" style:family="text">
      <style:text-properties style:text-underline-type="single" style:text-underline-style="solid" style:text-underline-width="auto" style:text-underline-mode="continuous"/>
    </style:style>
    <style:style style:name="P8832" style:parent-style-name="Normalny" style:family="paragraph">
      <style:paragraph-properties fo:text-align="justify" fo:line-height="150%" fo:text-indent="0.2479in"/>
    </style:style>
    <style:style style:name="T8833" style:parent-style-name="Domyślnaczcionkaakapitu" style:family="text">
      <style:text-properties fo:background-color="#80FFFF"/>
    </style:style>
    <style:style style:name="T8834" style:parent-style-name="Domyślnaczcionkaakapitu" style:family="text">
      <style:text-properties fo:background-color="#80FFFF"/>
    </style:style>
    <style:style style:name="T8835" style:parent-style-name="Domyślnaczcionkaakapitu" style:family="text">
      <style:text-properties fo:background-color="#80FFFF"/>
    </style:style>
    <style:style style:name="T8836" style:parent-style-name="Domyślnaczcionkaakapitu" style:family="text">
      <style:text-properties fo:background-color="#80FFFF"/>
    </style:style>
    <style:style style:name="T8837" style:parent-style-name="Domyślnaczcionkaakapitu" style:family="text">
      <style:text-properties fo:background-color="#80FFFF"/>
    </style:style>
    <style:style style:name="T8838" style:parent-style-name="Domyślnaczcionkaakapitu" style:family="text">
      <style:text-properties fo:background-color="#80FFFF"/>
    </style:style>
    <style:style style:name="P8839" style:parent-style-name="Normalny" style:family="paragraph">
      <style:paragraph-properties fo:text-align="justify" fo:line-height="150%"/>
    </style:style>
    <style:style style:name="T8840" style:parent-style-name="Domyślnaczcionkaakapitu" style:family="text">
      <style:text-properties style:text-underline-type="single" style:text-underline-style="solid" style:text-underline-width="auto" style:text-underline-mode="continuous"/>
    </style:style>
    <style:style style:name="P8841" style:parent-style-name="Normalny" style:family="paragraph">
      <style:paragraph-properties fo:text-align="justify" fo:line-height="150%" fo:text-indent="0.2479in"/>
    </style:style>
    <style:style style:name="P8842" style:parent-style-name="Normalny" style:family="paragraph">
      <style:paragraph-properties fo:text-align="justify" fo:line-height="150%"/>
    </style:style>
    <style:style style:name="T8843" style:parent-style-name="Domyślnaczcionkaakapitu" style:family="text">
      <style:text-properties style:text-underline-type="single" style:text-underline-style="solid" style:text-underline-width="auto" style:text-underline-mode="continuous"/>
    </style:style>
    <style:style style:name="T8844" style:parent-style-name="Domyślnaczcionkaakapitu" style:family="text">
      <style:text-properties fo:background-color="#80FFFF" style:text-underline-type="single" style:text-underline-style="solid" style:text-underline-width="auto" style:text-underline-mode="continuous"/>
    </style:style>
    <style:style style:name="T8845" style:parent-style-name="Domyślnaczcionkaakapitu" style:family="text">
      <style:text-properties style:text-underline-type="single" style:text-underline-style="solid" style:text-underline-width="auto" style:text-underline-mode="continuous"/>
    </style:style>
    <style:style style:name="P8846" style:parent-style-name="Normalny" style:family="paragraph">
      <style:paragraph-properties fo:text-align="justify" fo:line-height="150%" fo:text-indent="0.2479in"/>
    </style:style>
    <style:style style:name="P8847" style:parent-style-name="Normalny" style:family="paragraph">
      <style:paragraph-properties fo:text-align="justify" fo:line-height="150%"/>
    </style:style>
    <style:style style:name="T8848" style:parent-style-name="Domyślnaczcionkaakapitu" style:family="text">
      <style:text-properties style:text-underline-type="single" style:text-underline-style="solid" style:text-underline-width="auto" style:text-underline-mode="continuous"/>
    </style:style>
    <style:style style:name="P8849" style:parent-style-name="Normalny" style:family="paragraph">
      <style:paragraph-properties fo:text-align="justify" fo:line-height="150%" fo:text-indent="0.2479in"/>
    </style:style>
    <style:style style:name="T8850" style:parent-style-name="Domyślnaczcionkaakapitu" style:family="text">
      <style:text-properties fo:background-color="#80FFFF"/>
    </style:style>
    <style:style style:name="T8851" style:parent-style-name="Domyślnaczcionkaakapitu" style:family="text">
      <style:text-properties fo:background-color="#80FFFF"/>
    </style:style>
    <style:style style:name="P8852" style:parent-style-name="Normalny" style:family="paragraph">
      <style:paragraph-properties fo:text-align="justify" fo:line-height="150%" fo:text-indent="0.2479in"/>
    </style:style>
    <style:style style:name="T8853" style:parent-style-name="Domyślnaczcionkaakapitu" style:family="text">
      <style:text-properties fo:background-color="#80FFFF"/>
    </style:style>
    <style:style style:name="T8854" style:parent-style-name="Domyślnaczcionkaakapitu" style:family="text">
      <style:text-properties fo:background-color="#80FFFF"/>
    </style:style>
    <style:style style:name="T8855" style:parent-style-name="Domyślnaczcionkaakapitu" style:family="text">
      <style:text-properties fo:background-color="#80FFFF"/>
    </style:style>
    <style:style style:name="P8856" style:parent-style-name="Normalny" style:family="paragraph">
      <style:paragraph-properties fo:text-align="justify" fo:line-height="150%" fo:text-indent="0.2479in"/>
    </style:style>
    <style:style style:name="T8857" style:parent-style-name="Domyślnaczcionkaakapitu" style:family="text">
      <style:text-properties fo:background-color="#80FFFF"/>
    </style:style>
    <style:style style:name="T8858" style:parent-style-name="Domyślnaczcionkaakapitu" style:family="text">
      <style:text-properties fo:background-color="#80FFFF"/>
    </style:style>
    <style:style style:name="T8859" style:parent-style-name="Domyślnaczcionkaakapitu" style:family="text">
      <style:text-properties fo:background-color="#80FFFF"/>
    </style:style>
    <style:style style:name="P8860" style:parent-style-name="Normalny" style:family="paragraph">
      <style:paragraph-properties fo:text-align="justify" fo:line-height="150%" fo:text-indent="0.2479in"/>
    </style:style>
    <style:style style:name="T8861" style:parent-style-name="Domyślnaczcionkaakapitu" style:family="text">
      <style:text-properties fo:background-color="#80FFFF"/>
    </style:style>
    <style:style style:name="P8862" style:parent-style-name="Normalny" style:family="paragraph">
      <style:paragraph-properties fo:text-align="justify" fo:line-height="150%"/>
    </style:style>
    <style:style style:name="T8863" style:parent-style-name="Domyślnaczcionkaakapitu" style:family="text">
      <style:text-properties fo:background-color="#80FFFF"/>
    </style:style>
    <style:style style:name="P8864" style:parent-style-name="Normalny" style:family="paragraph">
      <style:paragraph-properties fo:text-align="justify" fo:line-height="150%"/>
    </style:style>
    <style:style style:name="T8865" style:parent-style-name="Domyślnaczcionkaakapitu" style:family="text">
      <style:text-properties style:text-underline-type="single" style:text-underline-style="solid" style:text-underline-width="auto" style:text-underline-mode="continuous"/>
    </style:style>
    <style:style style:name="P8866" style:parent-style-name="Normalny" style:family="paragraph">
      <style:paragraph-properties fo:text-align="justify" fo:line-height="150%" fo:text-indent="0.2479in"/>
    </style:style>
    <style:style style:name="T8867" style:parent-style-name="Domyślnaczcionkaakapitu" style:family="text">
      <style:text-properties fo:background-color="#80FFFF"/>
    </style:style>
    <style:style style:name="P8868" style:parent-style-name="Normalny" style:family="paragraph">
      <style:paragraph-properties fo:text-align="justify" fo:line-height="150%"/>
    </style:style>
    <style:style style:name="T8869" style:parent-style-name="Domyślnaczcionkaakapitu" style:family="text">
      <style:text-properties style:text-underline-type="single" style:text-underline-style="solid" style:text-underline-width="auto" style:text-underline-mode="continuous"/>
    </style:style>
    <style:style style:name="P8870" style:parent-style-name="Normalny" style:family="paragraph">
      <style:paragraph-properties fo:text-align="justify" fo:line-height="150%" fo:text-indent="0.2479in"/>
      <style:text-properties fo:background-color="#80FFFF"/>
    </style:style>
    <style:style style:name="P8871" style:parent-style-name="Normalny" style:family="paragraph">
      <style:paragraph-properties fo:text-align="justify" fo:line-height="150%" fo:text-indent="0.2479in"/>
    </style:style>
    <style:style style:name="P8872" style:parent-style-name="Normalny" style:family="paragraph">
      <style:paragraph-properties fo:text-align="justify" fo:line-height="150%"/>
    </style:style>
    <style:style style:name="T8873" style:parent-style-name="Domyślnaczcionkaakapitu" style:family="text">
      <style:text-properties fo:background-color="#80FFFF"/>
    </style:style>
    <style:style style:name="P8874" style:parent-style-name="Normalny" style:family="paragraph">
      <style:paragraph-properties fo:text-align="justify" fo:line-height="150%" fo:text-indent="0.2479in"/>
    </style:style>
    <style:style style:name="T8875" style:parent-style-name="Domyślnaczcionkaakapitu" style:family="text">
      <style:text-properties fo:background-color="#80FFFF"/>
    </style:style>
    <style:style style:name="T8876" style:parent-style-name="Domyślnaczcionkaakapitu" style:family="text">
      <style:text-properties fo:background-color="#80FFFF"/>
    </style:style>
    <style:style style:name="T8877" style:parent-style-name="Domyślnaczcionkaakapitu" style:family="text">
      <style:text-properties fo:background-color="#80FFFF"/>
    </style:style>
    <style:style style:name="T8878" style:parent-style-name="Domyślnaczcionkaakapitu" style:family="text">
      <style:text-properties fo:background-color="#80FFFF"/>
    </style:style>
    <style:style style:name="T8879" style:parent-style-name="Domyślnaczcionkaakapitu" style:family="text">
      <style:text-properties fo:background-color="#80FFFF"/>
    </style:style>
    <style:style style:name="T8880" style:parent-style-name="Domyślnaczcionkaakapitu" style:family="text">
      <style:text-properties fo:background-color="#80FFFF"/>
    </style:style>
    <style:style style:name="P8881" style:parent-style-name="Normalny" style:family="paragraph">
      <style:paragraph-properties fo:text-align="justify" fo:line-height="150%"/>
    </style:style>
    <style:style style:name="T8882" style:parent-style-name="Domyślnaczcionkaakapitu" style:family="text">
      <style:text-properties style:text-underline-type="single" style:text-underline-style="solid" style:text-underline-width="auto" style:text-underline-mode="continuous"/>
    </style:style>
    <style:style style:name="P8883" style:parent-style-name="Normalny" style:family="paragraph">
      <style:paragraph-properties fo:text-align="justify" fo:line-height="150%" fo:text-indent="0.2479in"/>
    </style:style>
    <style:style style:name="T8884" style:parent-style-name="Domyślnaczcionkaakapitu" style:family="text">
      <style:text-properties fo:background-color="#80FFFF"/>
    </style:style>
    <style:style style:name="P8885" style:parent-style-name="Normalny" style:family="paragraph">
      <style:paragraph-properties fo:text-align="justify" fo:line-height="150%"/>
    </style:style>
    <style:style style:name="T8886" style:parent-style-name="Domyślnaczcionkaakapitu" style:family="text">
      <style:text-properties style:text-underline-type="single" style:text-underline-style="solid" style:text-underline-width="auto" style:text-underline-mode="continuous"/>
    </style:style>
    <style:style style:name="P8887" style:parent-style-name="Normalny" style:family="paragraph">
      <style:paragraph-properties fo:text-align="justify" fo:line-height="150%" fo:text-indent="0.2479in"/>
    </style:style>
    <style:style style:name="P8888" style:parent-style-name="Normalny" style:family="paragraph">
      <style:paragraph-properties fo:text-align="justify" fo:line-height="150%"/>
    </style:style>
    <style:style style:name="T8889" style:parent-style-name="Domyślnaczcionkaakapitu" style:family="text">
      <style:text-properties style:text-underline-type="single" style:text-underline-style="solid" style:text-underline-width="auto" style:text-underline-mode="continuous"/>
    </style:style>
    <style:style style:name="P8890" style:parent-style-name="Normalny" style:family="paragraph">
      <style:paragraph-properties fo:text-align="justify" fo:line-height="150%" fo:text-indent="0.2479in"/>
    </style:style>
    <style:style style:name="T8891" style:parent-style-name="Domyślnaczcionkaakapitu" style:family="text">
      <style:text-properties fo:background-color="#80FFFF"/>
    </style:style>
    <style:style style:name="P8892" style:parent-style-name="Normalny" style:family="paragraph">
      <style:paragraph-properties fo:text-align="justify" fo:line-height="150%"/>
    </style:style>
    <style:style style:name="T8893" style:parent-style-name="Domyślnaczcionkaakapitu" style:family="text">
      <style:text-properties fo:background-color="#80FFFF"/>
    </style:style>
    <style:style style:name="P8894" style:parent-style-name="Normalny" style:family="paragraph">
      <style:paragraph-properties fo:text-align="justify" fo:line-height="150%"/>
    </style:style>
    <style:style style:name="T8895" style:parent-style-name="Domyślnaczcionkaakapitu" style:family="text">
      <style:text-properties fo:background-color="#80FFFF"/>
    </style:style>
    <style:style style:name="P8896" style:parent-style-name="Normalny" style:family="paragraph">
      <style:paragraph-properties fo:text-align="justify" fo:line-height="150%"/>
    </style:style>
    <style:style style:name="T8897" style:parent-style-name="Domyślnaczcionkaakapitu" style:family="text">
      <style:text-properties fo:background-color="#80FFFF"/>
    </style:style>
    <style:style style:name="P8898" style:parent-style-name="Normalny" style:family="paragraph">
      <style:paragraph-properties fo:text-align="justify" fo:line-height="150%"/>
    </style:style>
    <style:style style:name="T8899" style:parent-style-name="Domyślnaczcionkaakapitu" style:family="text">
      <style:text-properties style:text-underline-type="single" style:text-underline-style="solid" style:text-underline-width="auto" style:text-underline-mode="continuous"/>
    </style:style>
    <style:style style:name="T8900" style:parent-style-name="Domyślnaczcionkaakapitu" style:family="text">
      <style:text-properties fo:background-color="#80FFFF" style:text-underline-type="single" style:text-underline-style="solid" style:text-underline-width="auto" style:text-underline-mode="continuous"/>
    </style:style>
    <style:style style:name="T8901" style:parent-style-name="Domyślnaczcionkaakapitu" style:family="text">
      <style:text-properties style:text-underline-type="single" style:text-underline-style="solid" style:text-underline-width="auto" style:text-underline-mode="continuous"/>
    </style:style>
    <style:style style:name="P8902" style:parent-style-name="Normalny" style:family="paragraph">
      <style:paragraph-properties fo:text-align="justify" fo:line-height="150%" fo:text-indent="0.2479in"/>
    </style:style>
    <style:style style:name="T8903" style:parent-style-name="Domyślnaczcionkaakapitu" style:family="text">
      <style:text-properties fo:background-color="#80FFFF"/>
    </style:style>
    <style:style style:name="P8904" style:parent-style-name="Normalny" style:family="paragraph">
      <style:paragraph-properties fo:text-align="justify" fo:line-height="150%"/>
    </style:style>
    <style:style style:name="T8905" style:parent-style-name="Domyślnaczcionkaakapitu" style:family="text">
      <style:text-properties style:text-underline-type="single" style:text-underline-style="solid" style:text-underline-width="auto" style:text-underline-mode="continuous"/>
    </style:style>
    <style:style style:name="P8906" style:parent-style-name="Normalny" style:family="paragraph">
      <style:paragraph-properties fo:text-align="justify" fo:line-height="150%" fo:text-indent="0.2479in"/>
    </style:style>
    <style:style style:name="P8907" style:parent-style-name="Normalny" style:family="paragraph">
      <style:paragraph-properties fo:text-align="justify" fo:line-height="150%"/>
    </style:style>
    <style:style style:name="T8908" style:parent-style-name="Domyślnaczcionkaakapitu" style:family="text">
      <style:text-properties style:text-underline-type="single" style:text-underline-style="solid" style:text-underline-width="auto" style:text-underline-mode="continuous"/>
    </style:style>
    <style:style style:name="T8909" style:parent-style-name="Domyślnaczcionkaakapitu" style:family="text">
      <style:text-properties fo:background-color="#80FFFF" style:text-underline-type="single" style:text-underline-style="solid" style:text-underline-width="auto" style:text-underline-mode="continuous"/>
    </style:style>
    <style:style style:name="T8910" style:parent-style-name="Domyślnaczcionkaakapitu" style:family="text">
      <style:text-properties style:text-underline-type="single" style:text-underline-style="solid" style:text-underline-width="auto" style:text-underline-mode="continuous"/>
    </style:style>
    <style:style style:name="P8911" style:parent-style-name="Normalny" style:family="paragraph">
      <style:paragraph-properties fo:text-align="justify" fo:line-height="150%" fo:text-indent="0.2479in"/>
    </style:style>
    <style:style style:name="P8912" style:parent-style-name="Normalny" style:family="paragraph">
      <style:paragraph-properties fo:text-align="justify" fo:line-height="150%"/>
    </style:style>
    <style:style style:name="T8913" style:parent-style-name="Domyślnaczcionkaakapitu" style:family="text">
      <style:text-properties style:text-underline-type="single" style:text-underline-style="solid" style:text-underline-width="auto" style:text-underline-mode="continuous"/>
    </style:style>
    <style:style style:name="P8914" style:parent-style-name="Normalny" style:family="paragraph">
      <style:paragraph-properties fo:text-align="justify" fo:line-height="150%" fo:text-indent="0.2479in"/>
    </style:style>
    <style:style style:name="T8915" style:parent-style-name="Domyślnaczcionkaakapitu" style:family="text">
      <style:text-properties fo:background-color="#80FFFF"/>
    </style:style>
    <style:style style:name="T8916" style:parent-style-name="Domyślnaczcionkaakapitu" style:family="text">
      <style:text-properties fo:background-color="#80FFFF"/>
    </style:style>
    <style:style style:name="T8917" style:parent-style-name="Domyślnaczcionkaakapitu" style:family="text">
      <style:text-properties fo:background-color="#80FFFF"/>
    </style:style>
    <style:style style:name="T8918" style:parent-style-name="Domyślnaczcionkaakapitu" style:family="text">
      <style:text-properties fo:background-color="#80FFFF"/>
    </style:style>
    <style:style style:name="T8919" style:parent-style-name="Domyślnaczcionkaakapitu" style:family="text">
      <style:text-properties fo:background-color="#80FFFF"/>
    </style:style>
    <style:style style:name="P8920" style:parent-style-name="Normalny" style:family="paragraph">
      <style:paragraph-properties fo:text-align="justify" fo:line-height="150%">
        <style:tab-stops>
          <style:tab-stop style:type="left" style:leader-style="solid" style:leader-text="_" style:position="2.3111in"/>
        </style:tab-stops>
      </style:paragraph-properties>
    </style:style>
    <style:style style:name="T8921" style:parent-style-name="Domyślnaczcionkaakapitu" style:family="text">
      <style:text-properties style:text-underline-type="single" style:text-underline-style="solid" style:text-underline-width="auto" style:text-underline-mode="continuous"/>
    </style:style>
    <style:style style:name="T8922" style:parent-style-name="Domyślnaczcionkaakapitu" style:family="text">
      <style:text-properties fo:background-color="#80FFFF" style:text-underline-type="single" style:text-underline-style="solid" style:text-underline-width="auto" style:text-underline-mode="continuous"/>
    </style:style>
    <style:style style:name="T8923" style:parent-style-name="Domyślnaczcionkaakapitu" style:family="text">
      <style:text-properties style:text-underline-type="single" style:text-underline-style="solid" style:text-underline-width="auto" style:text-underline-mode="continuous"/>
    </style:style>
    <style:style style:name="T8924" style:parent-style-name="Domyślnaczcionkaakapitu" style:family="text">
      <style:text-properties fo:background-color="#80FFFF" style:text-underline-type="single" style:text-underline-style="solid" style:text-underline-width="auto" style:text-underline-mode="continuous"/>
    </style:style>
    <style:style style:name="T8925" style:parent-style-name="Domyślnaczcionkaakapitu" style:family="text">
      <style:text-properties style:text-underline-type="single" style:text-underline-style="solid" style:text-underline-width="auto" style:text-underline-mode="continuous"/>
    </style:style>
    <style:style style:name="P8926" style:parent-style-name="Normalny" style:family="paragraph">
      <style:paragraph-properties fo:text-align="justify" fo:line-height="150%" fo:text-indent="0.2479in">
        <style:tab-stops>
          <style:tab-stop style:type="left" style:leader-style="solid" style:leader-text="_" style:position="2.3111in"/>
        </style:tab-stops>
      </style:paragraph-properties>
    </style:style>
    <style:style style:name="T8927" style:parent-style-name="Domyślnaczcionkaakapitu" style:family="text">
      <style:text-properties fo:background-color="#80FFFF"/>
    </style:style>
    <style:style style:name="P8928" style:parent-style-name="Normalny" style:family="paragraph">
      <style:paragraph-properties fo:text-align="justify" fo:line-height="150%">
        <style:tab-stops>
          <style:tab-stop style:type="left" style:leader-style="solid" style:leader-text="_" style:position="2.3111in"/>
        </style:tab-stops>
      </style:paragraph-properties>
    </style:style>
    <style:style style:name="T8929" style:parent-style-name="Domyślnaczcionkaakapitu" style:family="text">
      <style:text-properties style:text-underline-type="single" style:text-underline-style="solid" style:text-underline-width="auto" style:text-underline-mode="continuous"/>
    </style:style>
    <style:style style:name="P8930" style:parent-style-name="Normalny" style:family="paragraph">
      <style:paragraph-properties fo:text-align="justify" fo:line-height="150%" fo:text-indent="0.2479in">
        <style:tab-stops>
          <style:tab-stop style:type="left" style:leader-style="solid" style:leader-text="_" style:position="2.3111in"/>
        </style:tab-stops>
      </style:paragraph-properties>
    </style:style>
    <style:style style:name="T8931" style:parent-style-name="Domyślnaczcionkaakapitu" style:family="text">
      <style:text-properties fo:background-color="#80FFFF"/>
    </style:style>
    <style:style style:name="T8932" style:parent-style-name="Domyślnaczcionkaakapitu" style:family="text">
      <style:text-properties fo:background-color="#80FFFF"/>
    </style:style>
    <style:style style:name="P8933" style:parent-style-name="Normalny" style:family="paragraph">
      <style:paragraph-properties fo:text-align="justify" fo:line-height="150%">
        <style:tab-stops>
          <style:tab-stop style:type="left" style:leader-style="solid" style:leader-text="_" style:position="2.3111in"/>
        </style:tab-stops>
      </style:paragraph-properties>
    </style:style>
    <style:style style:name="T8934" style:parent-style-name="Domyślnaczcionkaakapitu" style:family="text">
      <style:text-properties style:text-underline-type="single" style:text-underline-style="solid" style:text-underline-width="auto" style:text-underline-mode="continuous"/>
    </style:style>
    <style:style style:name="P8935" style:parent-style-name="Normalny" style:family="paragraph">
      <style:paragraph-properties fo:text-align="justify" fo:line-height="150%" fo:text-indent="0.2479in">
        <style:tab-stops>
          <style:tab-stop style:type="left" style:leader-style="solid" style:leader-text="_" style:position="2.3111in"/>
        </style:tab-stops>
      </style:paragraph-properties>
    </style:style>
    <style:style style:name="P8936" style:parent-style-name="Normalny" style:family="paragraph">
      <style:paragraph-properties fo:text-align="justify" fo:line-height="150%"/>
    </style:style>
    <style:style style:name="T8937" style:parent-style-name="Domyślnaczcionkaakapitu" style:family="text">
      <style:text-properties style:text-underline-type="single" style:text-underline-style="solid" style:text-underline-width="auto" style:text-underline-mode="continuous"/>
    </style:style>
    <style:style style:name="P8938" style:parent-style-name="Normalny" style:family="paragraph">
      <style:paragraph-properties fo:text-align="justify" fo:line-height="150%" fo:text-indent="0.2479in"/>
    </style:style>
    <style:style style:name="T8939" style:parent-style-name="Domyślnaczcionkaakapitu" style:family="text">
      <style:text-properties fo:background-color="#80FFFF"/>
    </style:style>
    <style:style style:name="T8940" style:parent-style-name="Domyślnaczcionkaakapitu" style:family="text">
      <style:text-properties fo:background-color="#80FFFF"/>
    </style:style>
    <style:style style:name="T8941" style:parent-style-name="Domyślnaczcionkaakapitu" style:family="text">
      <style:text-properties fo:background-color="#80FFFF"/>
    </style:style>
    <style:style style:name="T8942" style:parent-style-name="Domyślnaczcionkaakapitu" style:family="text">
      <style:text-properties fo:background-color="#80FFFF"/>
    </style:style>
    <style:style style:name="T8943" style:parent-style-name="Domyślnaczcionkaakapitu" style:family="text">
      <style:text-properties fo:background-color="#80FFFF"/>
    </style:style>
    <style:style style:name="T8944" style:parent-style-name="Domyślnaczcionkaakapitu" style:family="text">
      <style:text-properties fo:background-color="#80FFFF"/>
    </style:style>
    <style:style style:name="T8945" style:parent-style-name="Domyślnaczcionkaakapitu" style:family="text">
      <style:text-properties fo:background-color="#80FFFF"/>
    </style:style>
    <style:style style:name="T8946" style:parent-style-name="Domyślnaczcionkaakapitu" style:family="text">
      <style:text-properties fo:background-color="#80FFFF"/>
    </style:style>
    <style:style style:name="T8947" style:parent-style-name="Domyślnaczcionkaakapitu" style:family="text">
      <style:text-properties fo:background-color="#80FFFF"/>
    </style:style>
    <style:style style:name="T8948" style:parent-style-name="Domyślnaczcionkaakapitu" style:family="text">
      <style:text-properties fo:background-color="#80FFFF"/>
    </style:style>
    <style:style style:name="T8949" style:parent-style-name="Domyślnaczcionkaakapitu" style:family="text">
      <style:text-properties fo:background-color="#80FFFF"/>
    </style:style>
    <style:style style:name="T8950" style:parent-style-name="Domyślnaczcionkaakapitu" style:family="text">
      <style:text-properties fo:background-color="#80FFFF"/>
    </style:style>
    <style:style style:name="P8951" style:parent-style-name="Normalny" style:family="paragraph">
      <style:paragraph-properties fo:text-align="justify" fo:line-height="150%"/>
    </style:style>
    <style:style style:name="T8952" style:parent-style-name="Domyślnaczcionkaakapitu" style:family="text">
      <style:text-properties style:text-underline-type="single" style:text-underline-style="solid" style:text-underline-width="auto" style:text-underline-mode="continuous"/>
    </style:style>
    <style:style style:name="P8953" style:parent-style-name="Normalny" style:family="paragraph">
      <style:paragraph-properties fo:text-align="justify" fo:line-height="150%" fo:text-indent="0.2479in"/>
    </style:style>
    <style:style style:name="T8954" style:parent-style-name="Domyślnaczcionkaakapitu" style:family="text">
      <style:text-properties fo:background-color="#80FFFF"/>
    </style:style>
    <style:style style:name="P8955" style:parent-style-name="Normalny" style:family="paragraph">
      <style:paragraph-properties fo:text-align="justify" fo:line-height="150%"/>
    </style:style>
    <style:style style:name="T8956" style:parent-style-name="Domyślnaczcionkaakapitu" style:family="text">
      <style:text-properties style:text-underline-type="single" style:text-underline-style="solid" style:text-underline-width="auto" style:text-underline-mode="continuous"/>
    </style:style>
    <style:style style:name="P8957" style:parent-style-name="Normalny" style:family="paragraph">
      <style:paragraph-properties fo:text-align="justify" fo:line-height="150%" fo:text-indent="0.2479in"/>
    </style:style>
    <style:style style:name="T8958" style:parent-style-name="Domyślnaczcionkaakapitu" style:family="text">
      <style:text-properties fo:background-color="#80FFFF"/>
    </style:style>
    <style:style style:name="T8959" style:parent-style-name="Domyślnaczcionkaakapitu" style:family="text">
      <style:text-properties fo:background-color="#80FFFF"/>
    </style:style>
    <style:style style:name="T8960" style:parent-style-name="Domyślnaczcionkaakapitu" style:family="text">
      <style:text-properties fo:background-color="#80FFFF"/>
    </style:style>
    <style:style style:name="P8961" style:parent-style-name="Normalny" style:family="paragraph">
      <style:paragraph-properties fo:text-align="justify" fo:line-height="150%"/>
    </style:style>
    <style:style style:name="T8962" style:parent-style-name="Domyślnaczcionkaakapitu" style:family="text">
      <style:text-properties style:text-underline-type="single" style:text-underline-style="solid" style:text-underline-width="auto" style:text-underline-mode="continuous"/>
    </style:style>
    <style:style style:name="T8963" style:parent-style-name="Domyślnaczcionkaakapitu" style:family="text">
      <style:text-properties fo:background-color="#80FFFF" style:text-underline-type="single" style:text-underline-style="solid" style:text-underline-width="auto" style:text-underline-mode="continuous"/>
    </style:style>
    <style:style style:name="T8964" style:parent-style-name="Domyślnaczcionkaakapitu" style:family="text">
      <style:text-properties style:text-underline-type="single" style:text-underline-style="solid" style:text-underline-width="auto" style:text-underline-mode="continuous"/>
    </style:style>
    <style:style style:name="P8965" style:parent-style-name="Normalny" style:family="paragraph">
      <style:paragraph-properties fo:text-align="justify" fo:line-height="150%" fo:text-indent="0.2479in"/>
    </style:style>
    <style:style style:name="P8966" style:parent-style-name="Normalny" style:family="paragraph">
      <style:paragraph-properties fo:text-align="justify" fo:line-height="150%"/>
    </style:style>
    <style:style style:name="T8967" style:parent-style-name="Domyślnaczcionkaakapitu" style:family="text">
      <style:text-properties style:text-underline-type="single" style:text-underline-style="solid" style:text-underline-width="auto" style:text-underline-mode="continuous"/>
    </style:style>
    <style:style style:name="P8968" style:parent-style-name="Normalny" style:family="paragraph">
      <style:paragraph-properties fo:text-align="justify" fo:line-height="150%" fo:text-indent="0.2479in"/>
    </style:style>
    <style:style style:name="T8969" style:parent-style-name="Domyślnaczcionkaakapitu" style:family="text">
      <style:text-properties fo:background-color="#80FFFF"/>
    </style:style>
    <style:style style:name="T8970" style:parent-style-name="Domyślnaczcionkaakapitu" style:family="text">
      <style:text-properties fo:background-color="#80FFFF"/>
    </style:style>
    <style:style style:name="T8971" style:parent-style-name="Domyślnaczcionkaakapitu" style:family="text">
      <style:text-properties fo:background-color="#80FFFF"/>
    </style:style>
    <style:style style:name="P8972" style:parent-style-name="Normalny" style:family="paragraph">
      <style:paragraph-properties fo:text-align="justify" fo:line-height="150%"/>
    </style:style>
    <style:style style:name="T8973" style:parent-style-name="Domyślnaczcionkaakapitu" style:family="text">
      <style:text-properties style:text-underline-type="single" style:text-underline-style="solid" style:text-underline-width="auto" style:text-underline-mode="continuous"/>
    </style:style>
    <style:style style:name="P8974" style:parent-style-name="Normalny" style:family="paragraph">
      <style:paragraph-properties fo:text-align="justify" fo:line-height="150%" fo:text-indent="0.2479in"/>
    </style:style>
    <style:style style:name="T8975" style:parent-style-name="Domyślnaczcionkaakapitu" style:family="text">
      <style:text-properties fo:background-color="#80FFFF"/>
    </style:style>
    <style:style style:name="T8976" style:parent-style-name="Domyślnaczcionkaakapitu" style:family="text">
      <style:text-properties fo:background-color="#80FFFF"/>
    </style:style>
    <style:style style:name="T8977" style:parent-style-name="Domyślnaczcionkaakapitu" style:family="text">
      <style:text-properties fo:background-color="#80FFFF"/>
    </style:style>
    <style:style style:name="P8978" style:parent-style-name="Normalny" style:family="paragraph">
      <style:paragraph-properties fo:text-align="justify" fo:line-height="150%"/>
    </style:style>
    <style:style style:name="T8979" style:parent-style-name="Domyślnaczcionkaakapitu" style:family="text">
      <style:text-properties style:text-underline-type="single" style:text-underline-style="solid" style:text-underline-width="auto" style:text-underline-mode="continuous"/>
    </style:style>
    <style:style style:name="T8980" style:parent-style-name="Domyślnaczcionkaakapitu" style:family="text">
      <style:text-properties fo:background-color="#80FFFF" style:text-underline-type="single" style:text-underline-style="solid" style:text-underline-width="auto" style:text-underline-mode="continuous"/>
    </style:style>
    <style:style style:name="T8981" style:parent-style-name="Domyślnaczcionkaakapitu" style:family="text">
      <style:text-properties style:text-underline-type="single" style:text-underline-style="solid" style:text-underline-width="auto" style:text-underline-mode="continuous"/>
    </style:style>
    <style:style style:name="T8982" style:parent-style-name="Domyślnaczcionkaakapitu" style:family="text">
      <style:text-properties fo:background-color="#80FFFF" style:text-underline-type="single" style:text-underline-style="solid" style:text-underline-width="auto" style:text-underline-mode="continuous"/>
    </style:style>
    <style:style style:name="T8983" style:parent-style-name="Domyślnaczcionkaakapitu" style:family="text">
      <style:text-properties style:text-underline-type="single" style:text-underline-style="solid" style:text-underline-width="auto" style:text-underline-mode="continuous"/>
    </style:style>
    <style:style style:name="P8984" style:parent-style-name="Normalny" style:family="paragraph">
      <style:paragraph-properties fo:text-align="justify" fo:line-height="150%" fo:text-indent="0.2479in"/>
    </style:style>
    <style:style style:name="P8985" style:parent-style-name="Normalny" style:family="paragraph">
      <style:paragraph-properties fo:text-align="justify" fo:line-height="150%"/>
    </style:style>
    <style:style style:name="T8986" style:parent-style-name="Domyślnaczcionkaakapitu" style:family="text">
      <style:text-properties style:text-underline-type="single" style:text-underline-style="solid" style:text-underline-width="auto" style:text-underline-mode="continuous"/>
    </style:style>
    <style:style style:name="T8987" style:parent-style-name="Domyślnaczcionkaakapitu" style:family="text">
      <style:text-properties fo:background-color="#80FFFF" style:text-underline-type="single" style:text-underline-style="solid" style:text-underline-width="auto" style:text-underline-mode="continuous"/>
    </style:style>
    <style:style style:name="T8988" style:parent-style-name="Domyślnaczcionkaakapitu" style:family="text">
      <style:text-properties style:text-underline-type="single" style:text-underline-style="solid" style:text-underline-width="auto" style:text-underline-mode="continuous"/>
    </style:style>
    <style:style style:name="T8989" style:parent-style-name="Domyślnaczcionkaakapitu" style:family="text">
      <style:text-properties fo:background-color="#80FFFF" style:text-underline-type="single" style:text-underline-style="solid" style:text-underline-width="auto" style:text-underline-mode="continuous"/>
    </style:style>
    <style:style style:name="T8990" style:parent-style-name="Domyślnaczcionkaakapitu" style:family="text">
      <style:text-properties style:text-underline-type="single" style:text-underline-style="solid" style:text-underline-width="auto" style:text-underline-mode="continuous"/>
    </style:style>
    <style:style style:name="T8991" style:parent-style-name="Domyślnaczcionkaakapitu" style:family="text">
      <style:text-properties fo:background-color="#80FFFF" style:text-underline-type="single" style:text-underline-style="solid" style:text-underline-width="auto" style:text-underline-mode="continuous"/>
    </style:style>
    <style:style style:name="T8992" style:parent-style-name="Domyślnaczcionkaakapitu" style:family="text">
      <style:text-properties style:text-underline-type="single" style:text-underline-style="solid" style:text-underline-width="auto" style:text-underline-mode="continuous"/>
    </style:style>
    <style:style style:name="T8993" style:parent-style-name="Domyślnaczcionkaakapitu" style:family="text">
      <style:text-properties fo:background-color="#80FFFF" style:text-underline-type="single" style:text-underline-style="solid" style:text-underline-width="auto" style:text-underline-mode="continuous"/>
    </style:style>
    <style:style style:name="T8994" style:parent-style-name="Domyślnaczcionkaakapitu" style:family="text">
      <style:text-properties style:text-underline-type="single" style:text-underline-style="solid" style:text-underline-width="auto" style:text-underline-mode="continuous"/>
    </style:style>
    <style:style style:name="P8995" style:parent-style-name="Normalny" style:family="paragraph">
      <style:paragraph-properties fo:text-align="justify" fo:line-height="150%" fo:text-indent="0.2479in"/>
    </style:style>
    <style:style style:name="T8996" style:parent-style-name="Domyślnaczcionkaakapitu" style:family="text">
      <style:text-properties fo:background-color="#80FFFF"/>
    </style:style>
    <style:style style:name="T8997" style:parent-style-name="Domyślnaczcionkaakapitu" style:family="text">
      <style:text-properties fo:background-color="#80FFFF"/>
    </style:style>
    <style:style style:name="P8998" style:parent-style-name="Normalny" style:family="paragraph">
      <style:paragraph-properties fo:text-align="justify" fo:line-height="150%" fo:text-indent="0.2479in"/>
    </style:style>
    <style:style style:name="T8999" style:parent-style-name="Domyślnaczcionkaakapitu" style:family="text">
      <style:text-properties fo:background-color="#80FFFF"/>
    </style:style>
    <style:style style:name="T9000" style:parent-style-name="Domyślnaczcionkaakapitu" style:family="text">
      <style:text-properties fo:background-color="#80FFFF"/>
    </style:style>
    <style:style style:name="T9001" style:parent-style-name="Domyślnaczcionkaakapitu" style:family="text">
      <style:text-properties fo:background-color="#80FFFF"/>
    </style:style>
    <style:style style:name="T9002" style:parent-style-name="Domyślnaczcionkaakapitu" style:family="text">
      <style:text-properties fo:background-color="#80FFFF"/>
    </style:style>
    <style:style style:name="T9003" style:parent-style-name="Domyślnaczcionkaakapitu" style:family="text">
      <style:text-properties fo:background-color="#80FFFF"/>
    </style:style>
    <style:style style:name="T9004" style:parent-style-name="Domyślnaczcionkaakapitu" style:family="text">
      <style:text-properties fo:background-color="#80FFFF"/>
    </style:style>
    <style:style style:name="T9005" style:parent-style-name="Domyślnaczcionkaakapitu" style:family="text">
      <style:text-properties fo:background-color="#80FFFF"/>
    </style:style>
    <style:style style:name="T9006" style:parent-style-name="Domyślnaczcionkaakapitu" style:family="text">
      <style:text-properties fo:background-color="#80FFFF"/>
    </style:style>
    <style:style style:name="T9007" style:parent-style-name="Domyślnaczcionkaakapitu" style:family="text">
      <style:text-properties fo:background-color="#80FFFF"/>
    </style:style>
    <style:style style:name="T9008" style:parent-style-name="Domyślnaczcionkaakapitu" style:family="text">
      <style:text-properties fo:background-color="#80FFFF"/>
    </style:style>
    <style:style style:name="P9009" style:parent-style-name="Normalny" style:family="paragraph">
      <style:paragraph-properties fo:text-align="justify" fo:line-height="150%" fo:text-indent="0.2479in"/>
    </style:style>
    <style:style style:name="T9010" style:parent-style-name="Domyślnaczcionkaakapitu" style:family="text">
      <style:text-properties fo:background-color="#80FFFF"/>
    </style:style>
    <style:style style:name="T9011" style:parent-style-name="Domyślnaczcionkaakapitu" style:family="text">
      <style:text-properties fo:background-color="#80FFFF"/>
    </style:style>
    <style:style style:name="T9012" style:parent-style-name="Domyślnaczcionkaakapitu" style:family="text">
      <style:text-properties fo:background-color="#80FFFF"/>
    </style:style>
    <style:style style:name="P9013" style:parent-style-name="Normalny" style:family="paragraph">
      <style:paragraph-properties fo:text-align="justify" fo:line-height="150%" fo:text-indent="0.2479in"/>
    </style:style>
    <style:style style:name="P9014" style:parent-style-name="Normalny" style:family="paragraph">
      <style:paragraph-properties fo:text-align="justify" fo:line-height="150%" fo:text-indent="0.2479in"/>
    </style:style>
    <style:style style:name="P9015" style:parent-style-name="Normalny" style:family="paragraph">
      <style:paragraph-properties fo:text-align="justify" fo:line-height="150%"/>
    </style:style>
    <style:style style:name="T9016" style:parent-style-name="Domyślnaczcionkaakapitu" style:family="text">
      <style:text-properties style:text-underline-type="single" style:text-underline-style="solid" style:text-underline-width="auto" style:text-underline-mode="continuous"/>
    </style:style>
    <style:style style:name="P9017" style:parent-style-name="Normalny" style:family="paragraph">
      <style:paragraph-properties fo:text-align="justify" fo:line-height="150%" fo:text-indent="0.2479in"/>
    </style:style>
    <style:style style:name="P9018" style:parent-style-name="Normalny" style:family="paragraph">
      <style:paragraph-properties fo:text-align="justify" fo:line-height="150%"/>
    </style:style>
    <style:style style:name="T9019" style:parent-style-name="Domyślnaczcionkaakapitu" style:family="text">
      <style:text-properties style:text-underline-type="single" style:text-underline-style="solid" style:text-underline-width="auto" style:text-underline-mode="continuous"/>
    </style:style>
    <style:style style:name="T9020" style:parent-style-name="Domyślnaczcionkaakapitu" style:family="text">
      <style:text-properties fo:background-color="#80FFFF" style:text-underline-type="single" style:text-underline-style="solid" style:text-underline-width="auto" style:text-underline-mode="continuous"/>
    </style:style>
    <style:style style:name="T9021" style:parent-style-name="Domyślnaczcionkaakapitu" style:family="text">
      <style:text-properties style:text-underline-type="single" style:text-underline-style="solid" style:text-underline-width="auto" style:text-underline-mode="continuous"/>
    </style:style>
    <style:style style:name="P9022" style:parent-style-name="Normalny" style:family="paragraph">
      <style:paragraph-properties fo:text-align="justify" fo:line-height="150%" fo:text-indent="0.2479in"/>
    </style:style>
    <style:style style:name="T9023" style:parent-style-name="Domyślnaczcionkaakapitu" style:family="text">
      <style:text-properties fo:background-color="#80FFFF"/>
    </style:style>
    <style:style style:name="P9024" style:parent-style-name="Normalny" style:family="paragraph">
      <style:paragraph-properties fo:text-align="justify" fo:line-height="150%">
        <style:tab-stops>
          <style:tab-stop style:type="left" style:position="2.593in"/>
        </style:tab-stops>
      </style:paragraph-properties>
    </style:style>
    <style:style style:name="T9025" style:parent-style-name="Domyślnaczcionkaakapitu" style:family="text">
      <style:text-properties style:text-underline-type="single" style:text-underline-style="solid" style:text-underline-width="auto" style:text-underline-mode="continuous"/>
    </style:style>
    <style:style style:name="P9026" style:parent-style-name="Normalny" style:family="paragraph">
      <style:paragraph-properties fo:text-align="justify" fo:line-height="150%" fo:text-indent="0.2479in">
        <style:tab-stops>
          <style:tab-stop style:type="left" style:position="2.593in"/>
        </style:tab-stops>
      </style:paragraph-properties>
    </style:style>
    <style:style style:name="P9027" style:parent-style-name="Normalny" style:family="paragraph">
      <style:paragraph-properties fo:text-align="justify" fo:line-height="150%">
        <style:tab-stops>
          <style:tab-stop style:type="left" style:position="2.593in"/>
        </style:tab-stops>
      </style:paragraph-properties>
    </style:style>
    <style:style style:name="P9028" style:parent-style-name="Normalny" style:family="paragraph">
      <style:paragraph-properties fo:text-align="justify" fo:line-height="150%"/>
    </style:style>
    <style:style style:name="T9029" style:parent-style-name="Domyślnaczcionkaakapitu" style:family="text">
      <style:text-properties style:text-underline-type="single" style:text-underline-style="solid" style:text-underline-width="auto" style:text-underline-mode="continuous"/>
    </style:style>
    <style:style style:name="T9030" style:parent-style-name="Domyślnaczcionkaakapitu" style:family="text">
      <style:text-properties fo:background-color="#80FFFF" style:text-underline-type="single" style:text-underline-style="solid" style:text-underline-width="auto" style:text-underline-mode="continuous"/>
    </style:style>
    <style:style style:name="T9031" style:parent-style-name="Domyślnaczcionkaakapitu" style:family="text">
      <style:text-properties style:text-underline-type="single" style:text-underline-style="solid" style:text-underline-width="auto" style:text-underline-mode="continuous"/>
    </style:style>
    <style:style style:name="T9032" style:parent-style-name="Domyślnaczcionkaakapitu" style:family="text">
      <style:text-properties fo:background-color="#80FFFF" style:text-underline-type="single" style:text-underline-style="solid" style:text-underline-width="auto" style:text-underline-mode="continuous"/>
    </style:style>
    <style:style style:name="T9033" style:parent-style-name="Domyślnaczcionkaakapitu" style:family="text">
      <style:text-properties style:text-underline-type="single" style:text-underline-style="solid" style:text-underline-width="auto" style:text-underline-mode="continuous"/>
    </style:style>
    <style:style style:name="P9034" style:parent-style-name="Normalny" style:family="paragraph">
      <style:paragraph-properties fo:text-align="justify" fo:line-height="150%" fo:text-indent="0.2479in"/>
    </style:style>
    <style:style style:name="T9035" style:parent-style-name="Domyślnaczcionkaakapitu" style:family="text">
      <style:text-properties fo:background-color="#80FFFF"/>
    </style:style>
    <style:style style:name="T9036" style:parent-style-name="Domyślnaczcionkaakapitu" style:family="text">
      <style:text-properties fo:background-color="#80FFFF"/>
    </style:style>
    <style:style style:name="T9037" style:parent-style-name="Domyślnaczcionkaakapitu" style:family="text">
      <style:text-properties fo:background-color="#80FFFF"/>
    </style:style>
    <style:style style:name="T9038" style:parent-style-name="Domyślnaczcionkaakapitu" style:family="text">
      <style:text-properties fo:background-color="#80FFFF"/>
    </style:style>
    <style:style style:name="T9039" style:parent-style-name="Domyślnaczcionkaakapitu" style:family="text">
      <style:text-properties fo:background-color="#80FFFF"/>
    </style:style>
    <style:style style:name="T9040" style:parent-style-name="Domyślnaczcionkaakapitu" style:family="text">
      <style:text-properties fo:background-color="#80FFFF"/>
    </style:style>
    <style:style style:name="T9041" style:parent-style-name="Domyślnaczcionkaakapitu" style:family="text">
      <style:text-properties fo:background-color="#80FFFF"/>
    </style:style>
    <style:style style:name="P9042" style:parent-style-name="Normalny" style:family="paragraph">
      <style:paragraph-properties fo:text-align="justify" fo:line-height="150%"/>
    </style:style>
    <style:style style:name="T9043" style:parent-style-name="Domyślnaczcionkaakapitu" style:family="text">
      <style:text-properties style:text-underline-type="single" style:text-underline-style="solid" style:text-underline-width="auto" style:text-underline-mode="continuous"/>
    </style:style>
    <style:style style:name="T9044" style:parent-style-name="Domyślnaczcionkaakapitu" style:family="text">
      <style:text-properties fo:background-color="#80FFFF" style:text-underline-type="single" style:text-underline-style="solid" style:text-underline-width="auto" style:text-underline-mode="continuous"/>
    </style:style>
    <style:style style:name="T9045" style:parent-style-name="Domyślnaczcionkaakapitu" style:family="text">
      <style:text-properties style:text-underline-type="single" style:text-underline-style="solid" style:text-underline-width="auto" style:text-underline-mode="continuous"/>
    </style:style>
    <style:style style:name="T9046" style:parent-style-name="Domyślnaczcionkaakapitu" style:family="text">
      <style:text-properties fo:background-color="#80FFFF" style:text-underline-type="single" style:text-underline-style="solid" style:text-underline-width="auto" style:text-underline-mode="continuous"/>
    </style:style>
    <style:style style:name="T9047" style:parent-style-name="Domyślnaczcionkaakapitu" style:family="text">
      <style:text-properties style:text-underline-type="single" style:text-underline-style="solid" style:text-underline-width="auto" style:text-underline-mode="continuous"/>
    </style:style>
    <style:style style:name="T9048" style:parent-style-name="Domyślnaczcionkaakapitu" style:family="text">
      <style:text-properties fo:background-color="#80FFFF"/>
    </style:style>
    <style:style style:name="P9049" style:parent-style-name="Normalny" style:family="paragraph">
      <style:paragraph-properties fo:text-align="justify" fo:line-height="150%" fo:text-indent="0.2479in"/>
    </style:style>
    <style:style style:name="T9050" style:parent-style-name="Domyślnaczcionkaakapitu" style:family="text">
      <style:text-properties fo:background-color="#80FFFF"/>
    </style:style>
    <style:style style:name="T9051" style:parent-style-name="Domyślnaczcionkaakapitu" style:family="text">
      <style:text-properties fo:background-color="#80FFFF"/>
    </style:style>
    <style:style style:name="T9052" style:parent-style-name="Domyślnaczcionkaakapitu" style:family="text">
      <style:text-properties fo:background-color="#80FFFF"/>
    </style:style>
    <style:style style:name="T9053" style:parent-style-name="Domyślnaczcionkaakapitu" style:family="text">
      <style:text-properties fo:background-color="#80FFFF"/>
    </style:style>
    <style:style style:name="T9054" style:parent-style-name="Domyślnaczcionkaakapitu" style:family="text">
      <style:text-properties fo:background-color="#80FFFF"/>
    </style:style>
    <style:style style:name="T9055" style:parent-style-name="Domyślnaczcionkaakapitu" style:family="text">
      <style:text-properties fo:background-color="#80FFFF"/>
    </style:style>
    <style:style style:name="T9056" style:parent-style-name="Domyślnaczcionkaakapitu" style:family="text">
      <style:text-properties fo:background-color="#80FFFF"/>
    </style:style>
    <style:style style:name="T9057" style:parent-style-name="Domyślnaczcionkaakapitu" style:family="text">
      <style:text-properties fo:background-color="#80FFFF"/>
    </style:style>
    <style:style style:name="T9058" style:parent-style-name="Domyślnaczcionkaakapitu" style:family="text">
      <style:text-properties fo:background-color="#80FFFF"/>
    </style:style>
    <style:style style:name="T9059" style:parent-style-name="Domyślnaczcionkaakapitu" style:family="text">
      <style:text-properties fo:background-color="#80FFFF"/>
    </style:style>
    <style:style style:name="T9060" style:parent-style-name="Domyślnaczcionkaakapitu" style:family="text">
      <style:text-properties fo:background-color="#80FFFF"/>
    </style:style>
    <style:style style:name="T9061" style:parent-style-name="Domyślnaczcionkaakapitu" style:family="text">
      <style:text-properties fo:background-color="#80FFFF"/>
    </style:style>
    <style:style style:name="T9062" style:parent-style-name="Domyślnaczcionkaakapitu" style:family="text">
      <style:text-properties fo:background-color="#80FFFF"/>
    </style:style>
    <style:style style:name="P9063" style:parent-style-name="Normalny" style:family="paragraph">
      <style:paragraph-properties fo:text-align="justify" fo:line-height="150%"/>
    </style:style>
    <style:style style:name="T9064" style:parent-style-name="Domyślnaczcionkaakapitu" style:family="text">
      <style:text-properties style:text-underline-type="single" style:text-underline-style="solid" style:text-underline-width="auto" style:text-underline-mode="continuous"/>
    </style:style>
    <style:style style:name="P9065" style:parent-style-name="Normalny" style:family="paragraph">
      <style:paragraph-properties fo:text-align="justify" fo:line-height="150%" fo:text-indent="0.2479in"/>
    </style:style>
    <style:style style:name="P9066" style:parent-style-name="Normalny" style:family="paragraph">
      <style:paragraph-properties fo:text-align="justify" fo:line-height="150%"/>
    </style:style>
    <style:style style:name="T9067" style:parent-style-name="Domyślnaczcionkaakapitu" style:family="text">
      <style:text-properties style:text-underline-type="single" style:text-underline-style="solid" style:text-underline-width="auto" style:text-underline-mode="continuous"/>
    </style:style>
    <style:style style:name="T9068" style:parent-style-name="Domyślnaczcionkaakapitu" style:family="text">
      <style:text-properties fo:background-color="#80FFFF" style:text-underline-type="single" style:text-underline-style="solid" style:text-underline-width="auto" style:text-underline-mode="continuous"/>
    </style:style>
    <style:style style:name="T9069" style:parent-style-name="Domyślnaczcionkaakapitu" style:family="text">
      <style:text-properties style:text-underline-type="single" style:text-underline-style="solid" style:text-underline-width="auto" style:text-underline-mode="continuous"/>
    </style:style>
    <style:style style:name="T9070" style:parent-style-name="Domyślnaczcionkaakapitu" style:family="text">
      <style:text-properties fo:background-color="#80FFFF" style:text-underline-type="single" style:text-underline-style="solid" style:text-underline-width="auto" style:text-underline-mode="continuous"/>
    </style:style>
    <style:style style:name="T9071" style:parent-style-name="Domyślnaczcionkaakapitu" style:family="text">
      <style:text-properties style:text-underline-type="single" style:text-underline-style="solid" style:text-underline-width="auto" style:text-underline-mode="continuous"/>
    </style:style>
    <style:style style:name="T9072" style:parent-style-name="Domyślnaczcionkaakapitu" style:family="text">
      <style:text-properties fo:background-color="#80FFFF"/>
    </style:style>
    <style:style style:name="P9073" style:parent-style-name="Normalny" style:family="paragraph">
      <style:paragraph-properties fo:text-align="justify" fo:line-height="150%" fo:text-indent="0.2479in"/>
    </style:style>
    <style:style style:name="T9074" style:parent-style-name="Domyślnaczcionkaakapitu" style:family="text">
      <style:text-properties fo:background-color="#80FFFF"/>
    </style:style>
    <style:style style:name="P9075" style:parent-style-name="Normalny" style:family="paragraph">
      <style:paragraph-properties fo:text-align="justify" fo:line-height="150%"/>
    </style:style>
    <style:style style:name="T9076" style:parent-style-name="Domyślnaczcionkaakapitu" style:family="text">
      <style:text-properties style:text-underline-type="single" style:text-underline-style="solid" style:text-underline-width="auto" style:text-underline-mode="continuous"/>
    </style:style>
    <style:style style:name="T9077" style:parent-style-name="Domyślnaczcionkaakapitu" style:family="text">
      <style:text-properties fo:background-color="#80FFFF"/>
    </style:style>
    <style:style style:name="P9078" style:parent-style-name="Normalny" style:family="paragraph">
      <style:paragraph-properties fo:text-align="justify" fo:line-height="150%" fo:text-indent="0.2479in"/>
    </style:style>
    <style:style style:name="T9079" style:parent-style-name="Domyślnaczcionkaakapitu" style:family="text">
      <style:text-properties fo:background-color="#80FFFF"/>
    </style:style>
    <style:style style:name="P9080" style:parent-style-name="Normalny" style:family="paragraph">
      <style:paragraph-properties fo:text-align="justify" fo:line-height="150%"/>
    </style:style>
    <style:style style:name="T9081" style:parent-style-name="Domyślnaczcionkaakapitu" style:family="text">
      <style:text-properties style:text-underline-type="single" style:text-underline-style="solid" style:text-underline-width="auto" style:text-underline-mode="continuous"/>
    </style:style>
    <style:style style:name="T9082" style:parent-style-name="Domyślnaczcionkaakapitu" style:family="text">
      <style:text-properties fo:background-color="#80FFFF" style:text-underline-type="single" style:text-underline-style="solid" style:text-underline-width="auto" style:text-underline-mode="continuous"/>
    </style:style>
    <style:style style:name="T9083" style:parent-style-name="Domyślnaczcionkaakapitu" style:family="text">
      <style:text-properties style:text-underline-type="single" style:text-underline-style="solid" style:text-underline-width="auto" style:text-underline-mode="continuous"/>
    </style:style>
    <style:style style:name="T9084" style:parent-style-name="Domyślnaczcionkaakapitu" style:family="text">
      <style:text-properties fo:background-color="#80FFFF" style:text-underline-type="single" style:text-underline-style="solid" style:text-underline-width="auto" style:text-underline-mode="continuous"/>
    </style:style>
    <style:style style:name="T9085" style:parent-style-name="Domyślnaczcionkaakapitu" style:family="text">
      <style:text-properties style:text-underline-type="single" style:text-underline-style="solid" style:text-underline-width="auto" style:text-underline-mode="continuous"/>
    </style:style>
    <style:style style:name="T9086" style:parent-style-name="Domyślnaczcionkaakapitu" style:family="text">
      <style:text-properties fo:background-color="#80FFFF"/>
    </style:style>
    <style:style style:name="P9087" style:parent-style-name="Normalny" style:family="paragraph">
      <style:paragraph-properties fo:text-align="justify" fo:line-height="150%" fo:text-indent="0.2479in"/>
    </style:style>
    <style:style style:name="P9088" style:parent-style-name="Normalny" style:family="paragraph">
      <style:paragraph-properties fo:text-align="justify" fo:line-height="150%"/>
    </style:style>
    <style:style style:name="T9089" style:parent-style-name="Domyślnaczcionkaakapitu" style:family="text">
      <style:text-properties style:text-underline-type="single" style:text-underline-style="solid" style:text-underline-width="auto" style:text-underline-mode="continuous"/>
    </style:style>
    <style:style style:name="T9090" style:parent-style-name="Domyślnaczcionkaakapitu" style:family="text">
      <style:text-properties fo:background-color="#80FFFF" style:text-underline-type="single" style:text-underline-style="solid" style:text-underline-width="auto" style:text-underline-mode="continuous"/>
    </style:style>
    <style:style style:name="T9091" style:parent-style-name="Domyślnaczcionkaakapitu" style:family="text">
      <style:text-properties style:text-underline-type="single" style:text-underline-style="solid" style:text-underline-width="auto" style:text-underline-mode="continuous"/>
    </style:style>
    <style:style style:name="T9092" style:parent-style-name="Domyślnaczcionkaakapitu" style:family="text">
      <style:text-properties fo:background-color="#80FFFF"/>
    </style:style>
    <style:style style:name="P9093" style:parent-style-name="Normalny" style:family="paragraph">
      <style:paragraph-properties fo:text-align="justify" fo:line-height="150%" fo:text-indent="0.2479in"/>
    </style:style>
    <style:style style:name="T9094" style:parent-style-name="Domyślnaczcionkaakapitu" style:family="text">
      <style:text-properties fo:background-color="#80FFFF"/>
    </style:style>
    <style:style style:name="P9095" style:parent-style-name="Normalny" style:family="paragraph">
      <style:paragraph-properties fo:text-align="justify" fo:line-height="150%"/>
    </style:style>
    <style:style style:name="T9096" style:parent-style-name="Domyślnaczcionkaakapitu" style:family="text">
      <style:text-properties style:text-underline-type="single" style:text-underline-style="solid" style:text-underline-width="auto" style:text-underline-mode="continuous"/>
    </style:style>
    <style:style style:name="T9097" style:parent-style-name="Domyślnaczcionkaakapitu" style:family="text">
      <style:text-properties fo:background-color="#80FFFF" style:text-underline-type="single" style:text-underline-style="solid" style:text-underline-width="auto" style:text-underline-mode="continuous"/>
    </style:style>
    <style:style style:name="T9098" style:parent-style-name="Domyślnaczcionkaakapitu" style:family="text">
      <style:text-properties style:text-underline-type="single" style:text-underline-style="solid" style:text-underline-width="auto" style:text-underline-mode="continuous"/>
    </style:style>
    <style:style style:name="T9099" style:parent-style-name="Domyślnaczcionkaakapitu" style:family="text">
      <style:text-properties fo:background-color="#80FFFF" style:text-underline-type="single" style:text-underline-style="solid" style:text-underline-width="auto" style:text-underline-mode="continuous"/>
    </style:style>
    <style:style style:name="T9100" style:parent-style-name="Domyślnaczcionkaakapitu" style:family="text">
      <style:text-properties style:text-underline-type="single" style:text-underline-style="solid" style:text-underline-width="auto" style:text-underline-mode="continuous"/>
    </style:style>
    <style:style style:name="T9101" style:parent-style-name="Domyślnaczcionkaakapitu" style:family="text">
      <style:text-properties fo:background-color="#80FFFF"/>
    </style:style>
    <style:style style:name="P9102" style:parent-style-name="Normalny" style:family="paragraph">
      <style:paragraph-properties fo:text-align="justify" fo:line-height="150%" fo:text-indent="0.2479in"/>
    </style:style>
    <style:style style:name="P9103" style:parent-style-name="Normalny" style:family="paragraph">
      <style:paragraph-properties fo:text-align="justify" fo:line-height="150%"/>
    </style:style>
    <style:style style:name="T9104" style:parent-style-name="Domyślnaczcionkaakapitu" style:family="text">
      <style:text-properties style:text-underline-type="single" style:text-underline-style="solid" style:text-underline-width="auto" style:text-underline-mode="continuous"/>
    </style:style>
    <style:style style:name="T9105" style:parent-style-name="Domyślnaczcionkaakapitu" style:family="text">
      <style:text-properties fo:background-color="#80FFFF" style:text-underline-type="single" style:text-underline-style="solid" style:text-underline-width="auto" style:text-underline-mode="continuous"/>
    </style:style>
    <style:style style:name="T9106" style:parent-style-name="Domyślnaczcionkaakapitu" style:family="text">
      <style:text-properties style:text-underline-type="single" style:text-underline-style="solid" style:text-underline-width="auto" style:text-underline-mode="continuous"/>
    </style:style>
    <style:style style:name="T9107" style:parent-style-name="Domyślnaczcionkaakapitu" style:family="text">
      <style:text-properties fo:background-color="#80FFFF" style:text-underline-type="single" style:text-underline-style="solid" style:text-underline-width="auto" style:text-underline-mode="continuous"/>
    </style:style>
    <style:style style:name="T9108" style:parent-style-name="Domyślnaczcionkaakapitu" style:family="text">
      <style:text-properties style:text-underline-type="single" style:text-underline-style="solid" style:text-underline-width="auto" style:text-underline-mode="continuous"/>
    </style:style>
    <style:style style:name="T9109" style:parent-style-name="Domyślnaczcionkaakapitu" style:family="text">
      <style:text-properties fo:background-color="#80FFFF" style:text-underline-type="single" style:text-underline-style="solid" style:text-underline-width="auto" style:text-underline-mode="continuous"/>
    </style:style>
    <style:style style:name="P9110" style:parent-style-name="Normalny" style:family="paragraph">
      <style:paragraph-properties fo:text-align="justify" fo:line-height="150%" fo:text-indent="0.2479in"/>
    </style:style>
    <style:style style:name="T9111" style:parent-style-name="Domyślnaczcionkaakapitu" style:family="text">
      <style:text-properties fo:background-color="#80FFFF"/>
    </style:style>
    <style:style style:name="T9112" style:parent-style-name="Domyślnaczcionkaakapitu" style:family="text">
      <style:text-properties fo:background-color="#80FFFF"/>
    </style:style>
    <style:style style:name="T9113" style:parent-style-name="Domyślnaczcionkaakapitu" style:family="text">
      <style:text-properties fo:background-color="#80FFFF"/>
    </style:style>
    <style:style style:name="T9114" style:parent-style-name="Domyślnaczcionkaakapitu" style:family="text">
      <style:text-properties fo:background-color="#80FFFF"/>
    </style:style>
    <style:style style:name="T9115" style:parent-style-name="Domyślnaczcionkaakapitu" style:family="text">
      <style:text-properties fo:background-color="#80FFFF"/>
    </style:style>
    <style:style style:name="T9116" style:parent-style-name="Domyślnaczcionkaakapitu" style:family="text">
      <style:text-properties fo:background-color="#80FFFF"/>
    </style:style>
    <style:style style:name="T9117" style:parent-style-name="Domyślnaczcionkaakapitu" style:family="text">
      <style:text-properties fo:background-color="#80FFFF"/>
    </style:style>
    <style:style style:name="P9118" style:parent-style-name="Normalny" style:family="paragraph">
      <style:paragraph-properties fo:text-align="justify" fo:line-height="150%" fo:text-indent="0.2479in"/>
    </style:style>
    <style:style style:name="P9119" style:parent-style-name="Normalny" style:family="paragraph">
      <style:paragraph-properties fo:text-align="justify" fo:line-height="150%"/>
    </style:style>
    <style:style style:name="T9120" style:parent-style-name="Domyślnaczcionkaakapitu" style:family="text">
      <style:text-properties style:text-underline-type="single" style:text-underline-style="solid" style:text-underline-width="auto" style:text-underline-mode="continuous"/>
    </style:style>
    <style:style style:name="T9121" style:parent-style-name="Domyślnaczcionkaakapitu" style:family="text">
      <style:text-properties fo:background-color="#80FFFF" style:text-underline-type="single" style:text-underline-style="solid" style:text-underline-width="auto" style:text-underline-mode="continuous"/>
    </style:style>
    <style:style style:name="T9122" style:parent-style-name="Domyślnaczcionkaakapitu" style:family="text">
      <style:text-properties style:text-underline-type="single" style:text-underline-style="solid" style:text-underline-width="auto" style:text-underline-mode="continuous"/>
    </style:style>
    <style:style style:name="T9123" style:parent-style-name="Domyślnaczcionkaakapitu" style:family="text">
      <style:text-properties fo:background-color="#80FFFF" style:text-underline-type="single" style:text-underline-style="solid" style:text-underline-width="auto" style:text-underline-mode="continuous"/>
    </style:style>
    <style:style style:name="T9124" style:parent-style-name="Domyślnaczcionkaakapitu" style:family="text">
      <style:text-properties style:text-underline-type="single" style:text-underline-style="solid" style:text-underline-width="auto" style:text-underline-mode="continuous"/>
    </style:style>
    <style:style style:name="T9125" style:parent-style-name="Domyślnaczcionkaakapitu" style:family="text">
      <style:text-properties fo:background-color="#80FFFF" style:text-underline-type="single" style:text-underline-style="solid" style:text-underline-width="auto" style:text-underline-mode="continuous"/>
    </style:style>
    <style:style style:name="T9126" style:parent-style-name="Domyślnaczcionkaakapitu" style:family="text">
      <style:text-properties style:text-underline-type="single" style:text-underline-style="solid" style:text-underline-width="auto" style:text-underline-mode="continuous"/>
    </style:style>
    <style:style style:name="P9127" style:parent-style-name="Normalny" style:family="paragraph">
      <style:paragraph-properties fo:text-align="justify" fo:line-height="150%" fo:text-indent="0.2479in"/>
    </style:style>
    <style:style style:name="T9128" style:parent-style-name="Domyślnaczcionkaakapitu" style:family="text">
      <style:text-properties fo:background-color="#80FFFF"/>
    </style:style>
    <style:style style:name="T9129" style:parent-style-name="Domyślnaczcionkaakapitu" style:family="text">
      <style:text-properties fo:background-color="#80FFFF"/>
    </style:style>
    <style:style style:name="P9130" style:parent-style-name="Normalny" style:family="paragraph">
      <style:paragraph-properties fo:text-align="justify" fo:line-height="150%"/>
    </style:style>
    <style:style style:name="T9131" style:parent-style-name="Domyślnaczcionkaakapitu" style:family="text">
      <style:text-properties style:text-underline-type="single" style:text-underline-style="solid" style:text-underline-width="auto" style:text-underline-mode="continuous"/>
    </style:style>
    <style:style style:name="T9132" style:parent-style-name="Domyślnaczcionkaakapitu" style:family="text">
      <style:text-properties fo:background-color="#80FFFF" style:text-underline-type="single" style:text-underline-style="solid" style:text-underline-width="auto" style:text-underline-mode="continuous"/>
    </style:style>
    <style:style style:name="T9133" style:parent-style-name="Domyślnaczcionkaakapitu" style:family="text">
      <style:text-properties style:text-underline-type="single" style:text-underline-style="solid" style:text-underline-width="auto" style:text-underline-mode="continuous"/>
    </style:style>
    <style:style style:name="T9134" style:parent-style-name="Domyślnaczcionkaakapitu" style:family="text">
      <style:text-properties fo:background-color="#80FFFF" style:text-underline-type="single" style:text-underline-style="solid" style:text-underline-width="auto" style:text-underline-mode="continuous"/>
    </style:style>
    <style:style style:name="T9135" style:parent-style-name="Domyślnaczcionkaakapitu" style:family="text">
      <style:text-properties style:text-underline-type="single" style:text-underline-style="solid" style:text-underline-width="auto" style:text-underline-mode="continuous"/>
    </style:style>
    <style:style style:name="P9136" style:parent-style-name="Normalny" style:family="paragraph">
      <style:paragraph-properties fo:text-align="justify" fo:line-height="150%" fo:text-indent="0.2479in"/>
    </style:style>
    <style:style style:name="P9137" style:parent-style-name="Normalny" style:family="paragraph">
      <style:paragraph-properties fo:text-align="justify" fo:line-height="150%"/>
    </style:style>
    <style:style style:name="T9138" style:parent-style-name="Domyślnaczcionkaakapitu" style:family="text">
      <style:text-properties style:text-underline-type="single" style:text-underline-style="solid" style:text-underline-width="auto" style:text-underline-mode="continuous"/>
    </style:style>
    <style:style style:name="T9139" style:parent-style-name="Domyślnaczcionkaakapitu" style:family="text">
      <style:text-properties fo:background-color="#80FFFF" style:text-underline-type="single" style:text-underline-style="solid" style:text-underline-width="auto" style:text-underline-mode="continuous"/>
    </style:style>
    <style:style style:name="T9140" style:parent-style-name="Domyślnaczcionkaakapitu" style:family="text">
      <style:text-properties style:text-underline-type="single" style:text-underline-style="solid" style:text-underline-width="auto" style:text-underline-mode="continuous"/>
    </style:style>
    <style:style style:name="P9141" style:parent-style-name="Normalny" style:family="paragraph">
      <style:paragraph-properties fo:text-align="justify" fo:line-height="150%" fo:text-indent="0.2479in"/>
    </style:style>
    <style:style style:name="T9142" style:parent-style-name="Domyślnaczcionkaakapitu" style:family="text">
      <style:text-properties fo:background-color="#80FFFF"/>
    </style:style>
    <style:style style:name="P9143" style:parent-style-name="Normalny" style:family="paragraph">
      <style:paragraph-properties fo:text-align="justify" fo:line-height="150%"/>
    </style:style>
    <style:style style:name="T9144" style:parent-style-name="Domyślnaczcionkaakapitu" style:family="text">
      <style:text-properties style:text-underline-type="single" style:text-underline-style="solid" style:text-underline-width="auto" style:text-underline-mode="continuous"/>
    </style:style>
    <style:style style:name="P9145" style:parent-style-name="Normalny" style:family="paragraph">
      <style:paragraph-properties fo:text-align="justify" fo:line-height="150%" fo:text-indent="0.2479in"/>
    </style:style>
    <style:style style:name="T9146" style:parent-style-name="Domyślnaczcionkaakapitu" style:family="text">
      <style:text-properties fo:background-color="#80FFFF"/>
    </style:style>
    <style:style style:name="T9147" style:parent-style-name="Domyślnaczcionkaakapitu" style:family="text">
      <style:text-properties fo:background-color="#80FFFF"/>
    </style:style>
    <style:style style:name="T9148" style:parent-style-name="Domyślnaczcionkaakapitu" style:family="text">
      <style:text-properties fo:background-color="#80FFFF"/>
    </style:style>
    <style:style style:name="T9149" style:parent-style-name="Domyślnaczcionkaakapitu" style:family="text">
      <style:text-properties fo:background-color="#80FFFF"/>
    </style:style>
    <style:style style:name="T9150" style:parent-style-name="Domyślnaczcionkaakapitu" style:family="text">
      <style:text-properties fo:background-color="#80FFFF"/>
    </style:style>
    <style:style style:name="T9151" style:parent-style-name="Domyślnaczcionkaakapitu" style:family="text">
      <style:text-properties fo:background-color="#80FFFF"/>
    </style:style>
    <style:style style:name="T9152" style:parent-style-name="Domyślnaczcionkaakapitu" style:family="text">
      <style:text-properties fo:background-color="#80FFFF"/>
    </style:style>
    <style:style style:name="T9153" style:parent-style-name="Domyślnaczcionkaakapitu" style:family="text">
      <style:text-properties fo:background-color="#80FFFF"/>
    </style:style>
    <style:style style:name="T9154" style:parent-style-name="Domyślnaczcionkaakapitu" style:family="text">
      <style:text-properties fo:background-color="#80FFFF"/>
    </style:style>
    <style:style style:name="P9155" style:parent-style-name="Normalny" style:family="paragraph">
      <style:paragraph-properties fo:text-align="justify" fo:line-height="150%"/>
    </style:style>
    <style:style style:name="P9156" style:parent-style-name="Normalny" style:family="paragraph">
      <style:paragraph-properties fo:text-align="justify" fo:line-height="150%" fo:text-indent="0.2479in"/>
    </style:style>
    <style:style style:name="T9157" style:parent-style-name="Domyślnaczcionkaakapitu" style:family="text">
      <style:text-properties fo:background-color="#80FFFF"/>
    </style:style>
    <style:style style:name="P9158" style:parent-style-name="Normalny" style:family="paragraph">
      <style:paragraph-properties fo:text-align="justify" fo:line-height="150%" fo:text-indent="0.2479in"/>
    </style:style>
    <style:style style:name="T9159" style:parent-style-name="Domyślnaczcionkaakapitu" style:family="text">
      <style:text-properties fo:background-color="#80FFFF"/>
    </style:style>
    <style:style style:name="T9160" style:parent-style-name="Domyślnaczcionkaakapitu" style:family="text">
      <style:text-properties fo:background-color="#80FFFF"/>
    </style:style>
    <style:style style:name="T9161" style:parent-style-name="Domyślnaczcionkaakapitu" style:family="text">
      <style:text-properties fo:background-color="#80FFFF"/>
    </style:style>
    <style:style style:name="T9162" style:parent-style-name="Domyślnaczcionkaakapitu" style:family="text">
      <style:text-properties fo:background-color="#80FFFF"/>
    </style:style>
    <style:style style:name="T9163" style:parent-style-name="Domyślnaczcionkaakapitu" style:family="text">
      <style:text-properties fo:background-color="#80FFFF"/>
    </style:style>
    <style:style style:name="T9164" style:parent-style-name="Domyślnaczcionkaakapitu" style:family="text">
      <style:text-properties fo:background-color="#80FFFF"/>
    </style:style>
    <style:style style:name="T9165" style:parent-style-name="Domyślnaczcionkaakapitu" style:family="text">
      <style:text-properties fo:background-color="#80FFFF"/>
    </style:style>
    <style:style style:name="T9166" style:parent-style-name="Domyślnaczcionkaakapitu" style:family="text">
      <style:text-properties fo:background-color="#80FFFF"/>
    </style:style>
    <style:style style:name="T9167" style:parent-style-name="Domyślnaczcionkaakapitu" style:family="text">
      <style:text-properties fo:background-color="#80FFFF"/>
    </style:style>
    <style:style style:name="T9168" style:parent-style-name="Domyślnaczcionkaakapitu" style:family="text">
      <style:text-properties fo:background-color="#80FFFF"/>
    </style:style>
    <style:style style:name="T9169" style:parent-style-name="Domyślnaczcionkaakapitu" style:family="text">
      <style:text-properties fo:background-color="#80FFFF"/>
    </style:style>
    <style:style style:name="P9170" style:parent-style-name="Normalny" style:family="paragraph">
      <style:paragraph-properties fo:text-align="justify" fo:line-height="150%"/>
    </style:style>
    <style:style style:name="T9171" style:parent-style-name="Domyślnaczcionkaakapitu" style:family="text">
      <style:text-properties fo:background-color="#80FFFF"/>
    </style:style>
    <style:style style:name="P9172" style:parent-style-name="Normalny" style:family="paragraph">
      <style:paragraph-properties fo:text-align="justify" fo:line-height="150%" fo:text-indent="0.2479in"/>
    </style:style>
    <style:style style:name="T9173" style:parent-style-name="Domyślnaczcionkaakapitu" style:family="text">
      <style:text-properties fo:background-color="#80FFFF"/>
    </style:style>
    <style:style style:name="T9174" style:parent-style-name="Domyślnaczcionkaakapitu" style:family="text">
      <style:text-properties fo:background-color="#80FFFF"/>
    </style:style>
    <style:style style:name="T9175" style:parent-style-name="Domyślnaczcionkaakapitu" style:family="text">
      <style:text-properties fo:background-color="#80FFFF"/>
    </style:style>
    <style:style style:name="T9176" style:parent-style-name="Domyślnaczcionkaakapitu" style:family="text">
      <style:text-properties fo:background-color="#80FFFF"/>
    </style:style>
    <style:style style:name="T9177" style:parent-style-name="Domyślnaczcionkaakapitu" style:family="text">
      <style:text-properties fo:background-color="#80FFFF"/>
    </style:style>
    <style:style style:name="P9178" style:parent-style-name="Normalny" style:family="paragraph">
      <style:paragraph-properties fo:text-align="justify" fo:line-height="150%"/>
    </style:style>
    <style:style style:name="T9179" style:parent-style-name="Domyślnaczcionkaakapitu" style:family="text">
      <style:text-properties fo:background-color="#80FFFF"/>
    </style:style>
    <style:style style:name="T9180" style:parent-style-name="Domyślnaczcionkaakapitu" style:family="text">
      <style:text-properties fo:background-color="#80FFFF"/>
    </style:style>
    <style:style style:name="P9181" style:parent-style-name="Normalny" style:family="paragraph">
      <style:paragraph-properties fo:text-align="justify" fo:line-height="150%" fo:text-indent="0.2479in"/>
    </style:style>
    <style:style style:name="T9182" style:parent-style-name="Domyślnaczcionkaakapitu" style:family="text">
      <style:text-properties fo:background-color="#80FFFF"/>
    </style:style>
    <style:style style:name="P9183" style:parent-style-name="Normalny" style:family="paragraph">
      <style:paragraph-properties fo:text-align="justify" fo:line-height="150%"/>
    </style:style>
    <style:style style:name="T9184" style:parent-style-name="Domyślnaczcionkaakapitu" style:family="text">
      <style:text-properties style:text-underline-type="single" style:text-underline-style="solid" style:text-underline-width="auto" style:text-underline-mode="continuous"/>
    </style:style>
    <style:style style:name="T9185" style:parent-style-name="Domyślnaczcionkaakapitu" style:family="text">
      <style:text-properties fo:background-color="#80FFFF" style:text-underline-type="single" style:text-underline-style="solid" style:text-underline-width="auto" style:text-underline-mode="continuous"/>
    </style:style>
    <style:style style:name="T9186" style:parent-style-name="Domyślnaczcionkaakapitu" style:family="text">
      <style:text-properties style:text-underline-type="single" style:text-underline-style="solid" style:text-underline-width="auto" style:text-underline-mode="continuous"/>
    </style:style>
    <style:style style:name="T9187" style:parent-style-name="Domyślnaczcionkaakapitu" style:family="text">
      <style:text-properties fo:background-color="#80FFFF" style:text-underline-type="single" style:text-underline-style="solid" style:text-underline-width="auto" style:text-underline-mode="continuous"/>
    </style:style>
    <style:style style:name="T9188" style:parent-style-name="Domyślnaczcionkaakapitu" style:family="text">
      <style:text-properties style:text-underline-type="single" style:text-underline-style="solid" style:text-underline-width="auto" style:text-underline-mode="continuous"/>
    </style:style>
    <style:style style:name="T9189" style:parent-style-name="Domyślnaczcionkaakapitu" style:family="text">
      <style:text-properties fo:background-color="#80FFFF"/>
    </style:style>
    <style:style style:name="P9190" style:parent-style-name="Normalny" style:family="paragraph">
      <style:paragraph-properties fo:text-align="justify" fo:line-height="150%" fo:text-indent="0.2479in"/>
    </style:style>
    <style:style style:name="T9191" style:parent-style-name="Domyślnaczcionkaakapitu" style:family="text">
      <style:text-properties fo:background-color="#80FFFF"/>
    </style:style>
    <style:style style:name="T9192" style:parent-style-name="Domyślnaczcionkaakapitu" style:family="text">
      <style:text-properties fo:background-color="#80FFFF"/>
    </style:style>
    <style:style style:name="P9193" style:parent-style-name="Normalny" style:family="paragraph">
      <style:paragraph-properties fo:text-align="justify" fo:line-height="150%" fo:text-indent="0.2479in"/>
    </style:style>
    <style:style style:name="T9194" style:parent-style-name="Domyślnaczcionkaakapitu" style:family="text">
      <style:text-properties fo:background-color="#80FFFF"/>
    </style:style>
    <style:style style:name="T9195" style:parent-style-name="Domyślnaczcionkaakapitu" style:family="text">
      <style:text-properties fo:background-color="#80FFFF"/>
    </style:style>
    <style:style style:name="P9196" style:parent-style-name="Normalny" style:family="paragraph">
      <style:paragraph-properties fo:text-align="justify" fo:line-height="150%" fo:text-indent="0.2479in"/>
    </style:style>
    <style:style style:name="T9197" style:parent-style-name="Domyślnaczcionkaakapitu" style:family="text">
      <style:text-properties fo:background-color="#80FFFF"/>
    </style:style>
    <style:style style:name="T9198" style:parent-style-name="Domyślnaczcionkaakapitu" style:family="text">
      <style:text-properties fo:background-color="#80FFFF"/>
    </style:style>
    <style:style style:name="T9199" style:parent-style-name="Domyślnaczcionkaakapitu" style:family="text">
      <style:text-properties fo:background-color="#80FFFF"/>
    </style:style>
    <style:style style:name="T9200" style:parent-style-name="Domyślnaczcionkaakapitu" style:family="text">
      <style:text-properties fo:background-color="#80FFFF"/>
    </style:style>
    <style:style style:name="T9201" style:parent-style-name="Domyślnaczcionkaakapitu" style:family="text">
      <style:text-properties fo:background-color="#80FFFF"/>
    </style:style>
    <style:style style:name="T9202" style:parent-style-name="Domyślnaczcionkaakapitu" style:family="text">
      <style:text-properties fo:background-color="#80FFFF"/>
    </style:style>
    <style:style style:name="T9203" style:parent-style-name="Domyślnaczcionkaakapitu" style:family="text">
      <style:text-properties fo:background-color="#80FFFF"/>
    </style:style>
    <style:style style:name="T9204" style:parent-style-name="Domyślnaczcionkaakapitu" style:family="text">
      <style:text-properties fo:background-color="#80FFFF"/>
    </style:style>
    <style:style style:name="T9205" style:parent-style-name="Domyślnaczcionkaakapitu" style:family="text">
      <style:text-properties fo:background-color="#80FFFF"/>
    </style:style>
    <style:style style:name="T9206" style:parent-style-name="Domyślnaczcionkaakapitu" style:family="text">
      <style:text-properties fo:background-color="#80FFFF"/>
    </style:style>
    <style:style style:name="T9207" style:parent-style-name="Domyślnaczcionkaakapitu" style:family="text">
      <style:text-properties fo:background-color="#80FFFF"/>
    </style:style>
    <style:style style:name="T9208" style:parent-style-name="Domyślnaczcionkaakapitu" style:family="text">
      <style:text-properties fo:background-color="#80FFFF"/>
    </style:style>
    <style:style style:name="P9209" style:parent-style-name="Normalny" style:family="paragraph">
      <style:paragraph-properties fo:text-align="justify" fo:line-height="150%" fo:text-indent="0.2479in"/>
    </style:style>
    <style:style style:name="T9210" style:parent-style-name="Domyślnaczcionkaakapitu" style:family="text">
      <style:text-properties fo:background-color="#80FFFF"/>
    </style:style>
    <style:style style:name="T9211" style:parent-style-name="Domyślnaczcionkaakapitu" style:family="text">
      <style:text-properties fo:background-color="#80FFFF"/>
    </style:style>
    <style:style style:name="P9212" style:parent-style-name="Normalny" style:family="paragraph">
      <style:paragraph-properties fo:text-align="justify" fo:line-height="150%" fo:text-indent="0.2479in"/>
    </style:style>
    <style:style style:name="T9213" style:parent-style-name="Domyślnaczcionkaakapitu" style:family="text">
      <style:text-properties fo:background-color="#80FFFF"/>
    </style:style>
    <style:style style:name="P9214" style:parent-style-name="Normalny" style:family="paragraph">
      <style:paragraph-properties fo:text-align="justify" fo:line-height="150%" fo:text-indent="0.2479in"/>
    </style:style>
    <style:style style:name="T9215" style:parent-style-name="Domyślnaczcionkaakapitu" style:family="text">
      <style:text-properties fo:background-color="#80FFFF"/>
    </style:style>
    <style:style style:name="T9216" style:parent-style-name="Domyślnaczcionkaakapitu" style:family="text">
      <style:text-properties fo:background-color="#80FFFF"/>
    </style:style>
    <style:style style:name="T9217" style:parent-style-name="Domyślnaczcionkaakapitu" style:family="text">
      <style:text-properties fo:background-color="#80FFFF"/>
    </style:style>
    <style:style style:name="T9218" style:parent-style-name="Domyślnaczcionkaakapitu" style:family="text">
      <style:text-properties fo:background-color="#80FFFF"/>
    </style:style>
    <style:style style:name="P9219" style:parent-style-name="Normalny" style:family="paragraph">
      <style:paragraph-properties fo:text-align="justify" fo:line-height="150%"/>
    </style:style>
    <style:style style:name="T9220" style:parent-style-name="Domyślnaczcionkaakapitu" style:family="text">
      <style:text-properties style:text-underline-type="single" style:text-underline-style="solid" style:text-underline-width="auto" style:text-underline-mode="continuous"/>
    </style:style>
    <style:style style:name="T9221" style:parent-style-name="Domyślnaczcionkaakapitu" style:family="text">
      <style:text-properties fo:background-color="#80FFFF" style:text-underline-type="single" style:text-underline-style="solid" style:text-underline-width="auto" style:text-underline-mode="continuous"/>
    </style:style>
    <style:style style:name="T9222" style:parent-style-name="Domyślnaczcionkaakapitu" style:family="text">
      <style:text-properties style:text-underline-type="single" style:text-underline-style="solid" style:text-underline-width="auto" style:text-underline-mode="continuous"/>
    </style:style>
    <style:style style:name="T9223" style:parent-style-name="Domyślnaczcionkaakapitu" style:family="text">
      <style:text-properties fo:background-color="#80FFFF" style:text-underline-type="single" style:text-underline-style="solid" style:text-underline-width="auto" style:text-underline-mode="continuous"/>
    </style:style>
    <style:style style:name="T9224" style:parent-style-name="Domyślnaczcionkaakapitu" style:family="text">
      <style:text-properties style:text-underline-type="single" style:text-underline-style="solid" style:text-underline-width="auto" style:text-underline-mode="continuous"/>
    </style:style>
    <style:style style:name="T9225" style:parent-style-name="Domyślnaczcionkaakapitu" style:family="text">
      <style:text-properties fo:background-color="#80FFFF" style:text-underline-type="single" style:text-underline-style="solid" style:text-underline-width="auto" style:text-underline-mode="continuous"/>
    </style:style>
    <style:style style:name="T9226" style:parent-style-name="Domyślnaczcionkaakapitu" style:family="text">
      <style:text-properties style:text-underline-type="single" style:text-underline-style="solid" style:text-underline-width="auto" style:text-underline-mode="continuous"/>
    </style:style>
    <style:style style:name="T9227" style:parent-style-name="Domyślnaczcionkaakapitu" style:family="text">
      <style:text-properties fo:background-color="#80FFFF"/>
    </style:style>
    <style:style style:name="P9228" style:parent-style-name="Normalny" style:family="paragraph">
      <style:paragraph-properties fo:text-align="justify" fo:line-height="150%" fo:text-indent="0.2479in"/>
    </style:style>
    <style:style style:name="T9229" style:parent-style-name="Domyślnaczcionkaakapitu" style:family="text">
      <style:text-properties fo:background-color="#80FFFF"/>
    </style:style>
    <style:style style:name="P9230" style:parent-style-name="Normalny" style:family="paragraph">
      <style:paragraph-properties fo:text-align="justify" fo:line-height="150%"/>
    </style:style>
    <style:style style:name="T9231" style:parent-style-name="Domyślnaczcionkaakapitu" style:family="text">
      <style:text-properties style:text-underline-type="single" style:text-underline-style="solid" style:text-underline-width="auto" style:text-underline-mode="continuous"/>
    </style:style>
    <style:style style:name="T9232" style:parent-style-name="Domyślnaczcionkaakapitu" style:family="text">
      <style:text-properties fo:background-color="#80FFFF" style:text-underline-type="single" style:text-underline-style="solid" style:text-underline-width="auto" style:text-underline-mode="continuous"/>
    </style:style>
    <style:style style:name="T9233" style:parent-style-name="Domyślnaczcionkaakapitu" style:family="text">
      <style:text-properties style:text-underline-type="single" style:text-underline-style="solid" style:text-underline-width="auto" style:text-underline-mode="continuous"/>
    </style:style>
    <style:style style:name="T9234" style:parent-style-name="Domyślnaczcionkaakapitu" style:family="text">
      <style:text-properties fo:background-color="#80FFFF"/>
    </style:style>
    <style:style style:name="P9235" style:parent-style-name="Normalny" style:family="paragraph">
      <style:paragraph-properties fo:text-align="justify" fo:line-height="150%" fo:text-indent="0.2479in"/>
    </style:style>
    <style:style style:name="T9236" style:parent-style-name="Domyślnaczcionkaakapitu" style:family="text">
      <style:text-properties fo:background-color="#80FFFF"/>
    </style:style>
    <style:style style:name="T9237" style:parent-style-name="Domyślnaczcionkaakapitu" style:family="text">
      <style:text-properties fo:background-color="#80FFFF"/>
    </style:style>
    <style:style style:name="T9238" style:parent-style-name="Domyślnaczcionkaakapitu" style:family="text">
      <style:text-properties fo:background-color="#80FFFF"/>
    </style:style>
    <style:style style:name="T9239" style:parent-style-name="Domyślnaczcionkaakapitu" style:family="text">
      <style:text-properties fo:background-color="#80FFFF"/>
    </style:style>
    <style:style style:name="T9240" style:parent-style-name="Domyślnaczcionkaakapitu" style:family="text">
      <style:text-properties fo:background-color="#80FFFF"/>
    </style:style>
    <style:style style:name="T9241" style:parent-style-name="Domyślnaczcionkaakapitu" style:family="text">
      <style:text-properties fo:background-color="#80FFFF"/>
    </style:style>
    <style:style style:name="T9242" style:parent-style-name="Domyślnaczcionkaakapitu" style:family="text">
      <style:text-properties fo:background-color="#80FFFF"/>
    </style:style>
    <style:style style:name="T9243" style:parent-style-name="Domyślnaczcionkaakapitu" style:family="text">
      <style:text-properties fo:background-color="#80FFFF"/>
    </style:style>
    <style:style style:name="T9244" style:parent-style-name="Domyślnaczcionkaakapitu" style:family="text">
      <style:text-properties fo:background-color="#80FFFF"/>
    </style:style>
    <style:style style:name="T9245" style:parent-style-name="Domyślnaczcionkaakapitu" style:family="text">
      <style:text-properties fo:background-color="#80FFFF"/>
    </style:style>
    <style:style style:name="P9246" style:parent-style-name="Normalny" style:family="paragraph">
      <style:paragraph-properties fo:text-align="justify" fo:line-height="150%" fo:text-indent="0.2479in"/>
    </style:style>
    <style:style style:name="P9247" style:parent-style-name="Normalny" style:family="paragraph">
      <style:paragraph-properties fo:text-align="justify" fo:line-height="150%"/>
    </style:style>
    <style:style style:name="T9248" style:parent-style-name="Domyślnaczcionkaakapitu" style:family="text">
      <style:text-properties style:text-underline-type="single" style:text-underline-style="solid" style:text-underline-width="auto" style:text-underline-mode="continuous"/>
    </style:style>
    <style:style style:name="T9249" style:parent-style-name="Domyślnaczcionkaakapitu" style:family="text">
      <style:text-properties fo:background-color="#80FFFF" style:text-underline-type="single" style:text-underline-style="solid" style:text-underline-width="auto" style:text-underline-mode="continuous"/>
    </style:style>
    <style:style style:name="T9250" style:parent-style-name="Domyślnaczcionkaakapitu" style:family="text">
      <style:text-properties style:text-underline-type="single" style:text-underline-style="solid" style:text-underline-width="auto" style:text-underline-mode="continuous"/>
    </style:style>
    <style:style style:name="P9251" style:parent-style-name="Normalny" style:family="paragraph">
      <style:paragraph-properties fo:text-align="justify" fo:line-height="150%" fo:text-indent="0.2479in"/>
    </style:style>
    <style:style style:name="T9252" style:parent-style-name="Domyślnaczcionkaakapitu" style:family="text">
      <style:text-properties fo:background-color="#80FFFF"/>
    </style:style>
    <style:style style:name="P9253" style:parent-style-name="Normalny" style:family="paragraph">
      <style:paragraph-properties fo:text-align="justify" fo:line-height="150%"/>
    </style:style>
    <style:style style:name="T9254" style:parent-style-name="Domyślnaczcionkaakapitu" style:family="text">
      <style:text-properties style:text-underline-type="single" style:text-underline-style="solid" style:text-underline-width="auto" style:text-underline-mode="continuous"/>
    </style:style>
    <style:style style:name="T9255" style:parent-style-name="Domyślnaczcionkaakapitu" style:family="text">
      <style:text-properties fo:background-color="#80FFFF" style:text-underline-type="single" style:text-underline-style="solid" style:text-underline-width="auto" style:text-underline-mode="continuous"/>
    </style:style>
    <style:style style:name="T9256" style:parent-style-name="Domyślnaczcionkaakapitu" style:family="text">
      <style:text-properties style:text-underline-type="single" style:text-underline-style="solid" style:text-underline-width="auto" style:text-underline-mode="continuous"/>
    </style:style>
    <style:style style:name="P9257" style:parent-style-name="Normalny" style:family="paragraph">
      <style:paragraph-properties fo:text-align="justify" fo:line-height="150%" fo:text-indent="0.2479in"/>
    </style:style>
    <style:style style:name="T9258" style:parent-style-name="Domyślnaczcionkaakapitu" style:family="text">
      <style:text-properties fo:background-color="#80FFFF"/>
    </style:style>
    <style:style style:name="T9259" style:parent-style-name="Domyślnaczcionkaakapitu" style:family="text">
      <style:text-properties fo:background-color="#80FFFF"/>
    </style:style>
    <style:style style:name="T9260" style:parent-style-name="Domyślnaczcionkaakapitu" style:family="text">
      <style:text-properties fo:background-color="#80FFFF"/>
    </style:style>
    <style:style style:name="T9261" style:parent-style-name="Domyślnaczcionkaakapitu" style:family="text">
      <style:text-properties fo:background-color="#80FFFF"/>
    </style:style>
    <style:style style:name="T9262" style:parent-style-name="Domyślnaczcionkaakapitu" style:family="text">
      <style:text-properties fo:background-color="#80FFFF"/>
    </style:style>
    <style:style style:name="T9263" style:parent-style-name="Domyślnaczcionkaakapitu" style:family="text">
      <style:text-properties fo:background-color="#80FFFF"/>
    </style:style>
    <style:style style:name="T9264" style:parent-style-name="Domyślnaczcionkaakapitu" style:family="text">
      <style:text-properties fo:background-color="#80FFFF"/>
    </style:style>
    <style:style style:name="T9265" style:parent-style-name="Domyślnaczcionkaakapitu" style:family="text">
      <style:text-properties fo:background-color="#80FFFF"/>
    </style:style>
    <style:style style:name="T9266" style:parent-style-name="Domyślnaczcionkaakapitu" style:family="text">
      <style:text-properties fo:background-color="#80FFFF"/>
    </style:style>
    <style:style style:name="T9267" style:parent-style-name="Domyślnaczcionkaakapitu" style:family="text">
      <style:text-properties fo:background-color="#80FFFF"/>
    </style:style>
    <style:style style:name="T9268" style:parent-style-name="Domyślnaczcionkaakapitu" style:family="text">
      <style:text-properties fo:background-color="#80FFFF"/>
    </style:style>
    <style:style style:name="T9269" style:parent-style-name="Domyślnaczcionkaakapitu" style:family="text">
      <style:text-properties fo:background-color="#80FFFF"/>
    </style:style>
    <style:style style:name="T9270" style:parent-style-name="Domyślnaczcionkaakapitu" style:family="text">
      <style:text-properties fo:background-color="#80FFFF"/>
    </style:style>
    <style:style style:name="T9271" style:parent-style-name="Domyślnaczcionkaakapitu" style:family="text">
      <style:text-properties fo:background-color="#80FFFF"/>
    </style:style>
    <style:style style:name="P9272" style:parent-style-name="Normalny" style:family="paragraph">
      <style:paragraph-properties fo:text-align="justify" fo:line-height="150%" fo:text-indent="0.2479in"/>
    </style:style>
    <style:style style:name="T9273" style:parent-style-name="Domyślnaczcionkaakapitu" style:family="text">
      <style:text-properties fo:background-color="#80FFFF"/>
    </style:style>
    <style:style style:name="T9274" style:parent-style-name="Domyślnaczcionkaakapitu" style:family="text">
      <style:text-properties fo:background-color="#80FFFF"/>
    </style:style>
    <style:style style:name="T9275" style:parent-style-name="Domyślnaczcionkaakapitu" style:family="text">
      <style:text-properties fo:background-color="#80FFFF"/>
    </style:style>
    <style:style style:name="T9276" style:parent-style-name="Domyślnaczcionkaakapitu" style:family="text">
      <style:text-properties fo:background-color="#80FFFF"/>
    </style:style>
    <style:style style:name="T9277" style:parent-style-name="Domyślnaczcionkaakapitu" style:family="text">
      <style:text-properties fo:background-color="#80FFFF"/>
    </style:style>
    <style:style style:name="T9278" style:parent-style-name="Domyślnaczcionkaakapitu" style:family="text">
      <style:text-properties fo:background-color="#80FFFF"/>
    </style:style>
    <style:style style:name="P9279" style:parent-style-name="Normalny" style:family="paragraph">
      <style:paragraph-properties fo:text-align="justify" fo:line-height="150%" fo:text-indent="0.2479in"/>
    </style:style>
    <style:style style:name="T9280" style:parent-style-name="Domyślnaczcionkaakapitu" style:family="text">
      <style:text-properties fo:background-color="#80FFFF"/>
    </style:style>
    <style:style style:name="P9281" style:parent-style-name="Normalny" style:family="paragraph">
      <style:paragraph-properties fo:text-align="justify" fo:line-height="150%"/>
    </style:style>
    <style:style style:name="T9282" style:parent-style-name="Domyślnaczcionkaakapitu" style:family="text">
      <style:text-properties fo:background-color="#80FFFF" style:text-underline-type="single" style:text-underline-style="solid" style:text-underline-width="auto" style:text-underline-mode="continuous"/>
    </style:style>
    <style:style style:name="T9283" style:parent-style-name="Domyślnaczcionkaakapitu" style:family="text">
      <style:text-properties style:text-underline-type="single" style:text-underline-style="solid" style:text-underline-width="auto" style:text-underline-mode="continuous"/>
    </style:style>
    <style:style style:name="T9284" style:parent-style-name="Domyślnaczcionkaakapitu" style:family="text">
      <style:text-properties fo:background-color="#80FFFF" style:text-underline-type="single" style:text-underline-style="solid" style:text-underline-width="auto" style:text-underline-mode="continuous"/>
    </style:style>
    <style:style style:name="T9285" style:parent-style-name="Domyślnaczcionkaakapitu" style:family="text">
      <style:text-properties style:text-underline-type="single" style:text-underline-style="solid" style:text-underline-width="auto" style:text-underline-mode="continuous"/>
    </style:style>
    <style:style style:name="T9286" style:parent-style-name="Domyślnaczcionkaakapitu" style:family="text">
      <style:text-properties fo:background-color="#80FFFF" style:text-underline-type="single" style:text-underline-style="solid" style:text-underline-width="auto" style:text-underline-mode="continuous"/>
    </style:style>
    <style:style style:name="P9287" style:parent-style-name="Normalny" style:family="paragraph">
      <style:paragraph-properties fo:text-align="justify" fo:line-height="150%" fo:text-indent="0.2479in"/>
    </style:style>
    <style:style style:name="T9288" style:parent-style-name="Domyślnaczcionkaakapitu" style:family="text">
      <style:text-properties fo:background-color="#80FFFF"/>
    </style:style>
    <style:style style:name="P9289" style:parent-style-name="Normalny" style:family="paragraph">
      <style:paragraph-properties fo:text-align="justify" fo:line-height="150%"/>
    </style:style>
    <style:style style:name="P9290" style:parent-style-name="Normalny" style:family="paragraph">
      <style:paragraph-properties fo:text-align="justify" fo:line-height="150%" fo:text-indent="0.2479in">
        <style:tab-stops>
          <style:tab-stop style:type="left" style:position="2.7923in"/>
        </style:tab-stops>
      </style:paragraph-properties>
    </style:style>
    <style:style style:name="T9291" style:parent-style-name="Domyślnaczcionkaakapitu" style:family="text">
      <style:text-properties fo:background-color="#80FFFF"/>
    </style:style>
    <style:style style:name="T9292" style:parent-style-name="Domyślnaczcionkaakapitu" style:family="text">
      <style:text-properties fo:background-color="#80FFFF"/>
    </style:style>
    <style:style style:name="P9293" style:parent-style-name="Normalny" style:family="paragraph">
      <style:paragraph-properties fo:text-align="justify" fo:line-height="150%"/>
    </style:style>
    <style:style style:name="T9294" style:parent-style-name="Domyślnaczcionkaakapitu" style:family="text">
      <style:text-properties style:text-underline-type="single" style:text-underline-style="solid" style:text-underline-width="auto" style:text-underline-mode="continuous"/>
    </style:style>
    <style:style style:name="T9295" style:parent-style-name="Domyślnaczcionkaakapitu" style:family="text">
      <style:text-properties fo:background-color="#80FFFF" style:text-underline-type="single" style:text-underline-style="solid" style:text-underline-width="auto" style:text-underline-mode="continuous"/>
    </style:style>
    <style:style style:name="T9296" style:parent-style-name="Domyślnaczcionkaakapitu" style:family="text">
      <style:text-properties style:text-underline-type="single" style:text-underline-style="solid" style:text-underline-width="auto" style:text-underline-mode="continuous"/>
    </style:style>
    <style:style style:name="P9297" style:parent-style-name="Normalny" style:family="paragraph">
      <style:paragraph-properties fo:text-align="justify" fo:line-height="150%" fo:text-indent="0.2479in"/>
    </style:style>
    <style:style style:name="T9298" style:parent-style-name="Domyślnaczcionkaakapitu" style:family="text">
      <style:text-properties fo:background-color="#80FFFF"/>
    </style:style>
    <style:style style:name="T9299" style:parent-style-name="Domyślnaczcionkaakapitu" style:family="text">
      <style:text-properties fo:background-color="#80FFFF"/>
    </style:style>
    <style:style style:name="T9300" style:parent-style-name="Domyślnaczcionkaakapitu" style:family="text">
      <style:text-properties fo:background-color="#80FFFF"/>
    </style:style>
    <style:style style:name="T9301" style:parent-style-name="Domyślnaczcionkaakapitu" style:family="text">
      <style:text-properties fo:background-color="#80FFFF"/>
    </style:style>
    <style:style style:name="T9302" style:parent-style-name="Domyślnaczcionkaakapitu" style:family="text">
      <style:text-properties fo:background-color="#80FFFF"/>
    </style:style>
    <style:style style:name="T9303" style:parent-style-name="Domyślnaczcionkaakapitu" style:family="text">
      <style:text-properties fo:background-color="#80FFFF"/>
    </style:style>
    <style:style style:name="T9304" style:parent-style-name="Domyślnaczcionkaakapitu" style:family="text">
      <style:text-properties fo:background-color="#80FFFF"/>
    </style:style>
    <style:style style:name="T9305" style:parent-style-name="Domyślnaczcionkaakapitu" style:family="text">
      <style:text-properties fo:background-color="#80FFFF"/>
    </style:style>
    <style:style style:name="T9306" style:parent-style-name="Domyślnaczcionkaakapitu" style:family="text">
      <style:text-properties fo:background-color="#80FFFF"/>
    </style:style>
    <style:style style:name="T9307" style:parent-style-name="Domyślnaczcionkaakapitu" style:family="text">
      <style:text-properties fo:background-color="#80FFFF"/>
    </style:style>
    <style:style style:name="T9308" style:parent-style-name="Domyślnaczcionkaakapitu" style:family="text">
      <style:text-properties fo:background-color="#80FFFF"/>
    </style:style>
    <style:style style:name="T9309" style:parent-style-name="Domyślnaczcionkaakapitu" style:family="text">
      <style:text-properties fo:background-color="#80FFFF"/>
    </style:style>
    <style:style style:name="T9310" style:parent-style-name="Domyślnaczcionkaakapitu" style:family="text">
      <style:text-properties fo:background-color="#80FFFF"/>
    </style:style>
    <style:style style:name="T9311" style:parent-style-name="Domyślnaczcionkaakapitu" style:family="text">
      <style:text-properties fo:background-color="#80FFFF"/>
    </style:style>
    <style:style style:name="T9312" style:parent-style-name="Domyślnaczcionkaakapitu" style:family="text">
      <style:text-properties fo:background-color="#80FFFF"/>
    </style:style>
    <style:style style:name="T9313" style:parent-style-name="Domyślnaczcionkaakapitu" style:family="text">
      <style:text-properties fo:background-color="#80FFFF"/>
    </style:style>
    <style:style style:name="T9314" style:parent-style-name="Domyślnaczcionkaakapitu" style:family="text">
      <style:text-properties fo:background-color="#80FFFF"/>
    </style:style>
    <style:style style:name="T9315" style:parent-style-name="Domyślnaczcionkaakapitu" style:family="text">
      <style:text-properties fo:background-color="#80FFFF"/>
    </style:style>
    <style:style style:name="T9316" style:parent-style-name="Domyślnaczcionkaakapitu" style:family="text">
      <style:text-properties fo:background-color="#80FFFF"/>
    </style:style>
    <style:style style:name="T9317" style:parent-style-name="Domyślnaczcionkaakapitu" style:family="text">
      <style:text-properties fo:background-color="#80FFFF"/>
    </style:style>
    <style:style style:name="T9318" style:parent-style-name="Domyślnaczcionkaakapitu" style:family="text">
      <style:text-properties fo:background-color="#80FFFF"/>
    </style:style>
    <style:style style:name="T9319" style:parent-style-name="Domyślnaczcionkaakapitu" style:family="text">
      <style:text-properties fo:background-color="#80FFFF"/>
    </style:style>
    <style:style style:name="P9320" style:parent-style-name="Normalny" style:family="paragraph">
      <style:paragraph-properties fo:text-align="justify" fo:line-height="150%" fo:text-indent="0.2479in"/>
    </style:style>
    <style:style style:name="T9321" style:parent-style-name="Domyślnaczcionkaakapitu" style:family="text">
      <style:text-properties fo:background-color="#80FFFF"/>
    </style:style>
    <style:style style:name="P9322" style:parent-style-name="Normalny" style:family="paragraph">
      <style:paragraph-properties fo:text-align="justify" fo:line-height="150%"/>
    </style:style>
    <style:style style:name="T9323" style:parent-style-name="Domyślnaczcionkaakapitu" style:family="text">
      <style:text-properties style:text-underline-type="single" style:text-underline-style="solid" style:text-underline-width="auto" style:text-underline-mode="continuous"/>
    </style:style>
    <style:style style:name="T9324" style:parent-style-name="Domyślnaczcionkaakapitu" style:family="text">
      <style:text-properties fo:background-color="#80FFFF" style:text-underline-type="single" style:text-underline-style="solid" style:text-underline-width="auto" style:text-underline-mode="continuous"/>
    </style:style>
    <style:style style:name="T9325" style:parent-style-name="Domyślnaczcionkaakapitu" style:family="text">
      <style:text-properties style:text-underline-type="single" style:text-underline-style="solid" style:text-underline-width="auto" style:text-underline-mode="continuous"/>
    </style:style>
    <style:style style:name="T9326" style:parent-style-name="Domyślnaczcionkaakapitu" style:family="text">
      <style:text-properties fo:background-color="#80FFFF" style:text-underline-type="single" style:text-underline-style="solid" style:text-underline-width="auto" style:text-underline-mode="continuous"/>
    </style:style>
    <style:style style:name="T9327" style:parent-style-name="Domyślnaczcionkaakapitu" style:family="text">
      <style:text-properties style:text-underline-type="single" style:text-underline-style="solid" style:text-underline-width="auto" style:text-underline-mode="continuous"/>
    </style:style>
    <style:style style:name="P9328" style:parent-style-name="Normalny" style:family="paragraph">
      <style:paragraph-properties fo:text-align="justify" fo:line-height="150%" fo:text-indent="0.2479in"/>
    </style:style>
    <style:style style:name="T9329" style:parent-style-name="Domyślnaczcionkaakapitu" style:family="text">
      <style:text-properties fo:background-color="#80FFFF"/>
    </style:style>
    <style:style style:name="T9330" style:parent-style-name="Domyślnaczcionkaakapitu" style:family="text">
      <style:text-properties fo:background-color="#80FFFF"/>
    </style:style>
    <style:style style:name="T9331" style:parent-style-name="Domyślnaczcionkaakapitu" style:family="text">
      <style:text-properties fo:background-color="#80FFFF"/>
    </style:style>
    <style:style style:name="T9332" style:parent-style-name="Domyślnaczcionkaakapitu" style:family="text">
      <style:text-properties fo:background-color="#80FFFF"/>
    </style:style>
    <style:style style:name="P9333" style:parent-style-name="Normalny" style:family="paragraph">
      <style:paragraph-properties fo:text-align="justify" fo:line-height="150%"/>
    </style:style>
    <style:style style:name="T9334" style:parent-style-name="Domyślnaczcionkaakapitu" style:family="text">
      <style:text-properties style:text-underline-type="single" style:text-underline-style="solid" style:text-underline-width="auto" style:text-underline-mode="continuous"/>
    </style:style>
    <style:style style:name="P9335" style:parent-style-name="Normalny" style:family="paragraph">
      <style:paragraph-properties fo:text-align="justify" fo:line-height="150%" fo:text-indent="0.2479in"/>
    </style:style>
    <style:style style:name="T9336" style:parent-style-name="Domyślnaczcionkaakapitu" style:family="text">
      <style:text-properties fo:background-color="#80FFFF"/>
    </style:style>
    <style:style style:name="T9337" style:parent-style-name="Domyślnaczcionkaakapitu" style:family="text">
      <style:text-properties fo:background-color="#80FFFF"/>
    </style:style>
    <style:style style:name="T9338" style:parent-style-name="Domyślnaczcionkaakapitu" style:family="text">
      <style:text-properties fo:background-color="#80FFFF"/>
    </style:style>
    <style:style style:name="T9339" style:parent-style-name="Domyślnaczcionkaakapitu" style:family="text">
      <style:text-properties fo:background-color="#80FFFF"/>
    </style:style>
    <style:style style:name="T9340" style:parent-style-name="Domyślnaczcionkaakapitu" style:family="text">
      <style:text-properties fo:background-color="#80FFFF"/>
    </style:style>
    <style:style style:name="T9341" style:parent-style-name="Domyślnaczcionkaakapitu" style:family="text">
      <style:text-properties fo:background-color="#80FFFF"/>
    </style:style>
    <style:style style:name="T9342" style:parent-style-name="Domyślnaczcionkaakapitu" style:family="text">
      <style:text-properties fo:background-color="#80FFFF"/>
    </style:style>
    <style:style style:name="T9343" style:parent-style-name="Domyślnaczcionkaakapitu" style:family="text">
      <style:text-properties fo:background-color="#80FFFF"/>
    </style:style>
    <style:style style:name="T9344" style:parent-style-name="Domyślnaczcionkaakapitu" style:family="text">
      <style:text-properties fo:background-color="#80FFFF"/>
    </style:style>
    <style:style style:name="T9345" style:parent-style-name="Domyślnaczcionkaakapitu" style:family="text">
      <style:text-properties fo:background-color="#80FFFF"/>
    </style:style>
    <style:style style:name="T9346" style:parent-style-name="Domyślnaczcionkaakapitu" style:family="text">
      <style:text-properties fo:background-color="#80FFFF"/>
    </style:style>
    <style:style style:name="T9347" style:parent-style-name="Domyślnaczcionkaakapitu" style:family="text">
      <style:text-properties fo:background-color="#80FFFF"/>
    </style:style>
    <style:style style:name="P9348" style:parent-style-name="Normalny" style:family="paragraph">
      <style:paragraph-properties fo:text-align="justify" fo:line-height="150%" fo:text-indent="0.2479in"/>
    </style:style>
    <style:style style:name="T9349" style:parent-style-name="Domyślnaczcionkaakapitu" style:family="text">
      <style:text-properties fo:background-color="#80FFFF"/>
    </style:style>
    <style:style style:name="T9350" style:parent-style-name="Domyślnaczcionkaakapitu" style:family="text">
      <style:text-properties fo:background-color="#80FFFF"/>
    </style:style>
    <style:style style:name="T9351" style:parent-style-name="Domyślnaczcionkaakapitu" style:family="text">
      <style:text-properties fo:background-color="#80FFFF"/>
    </style:style>
    <style:style style:name="T9352" style:parent-style-name="Domyślnaczcionkaakapitu" style:family="text">
      <style:text-properties fo:background-color="#80FFFF"/>
    </style:style>
    <style:style style:name="T9353" style:parent-style-name="Domyślnaczcionkaakapitu" style:family="text">
      <style:text-properties fo:background-color="#80FFFF"/>
    </style:style>
    <style:style style:name="P9354" style:parent-style-name="Normalny" style:family="paragraph">
      <style:paragraph-properties fo:text-align="justify" fo:line-height="150%"/>
    </style:style>
    <style:style style:name="T9355" style:parent-style-name="Domyślnaczcionkaakapitu" style:family="text">
      <style:text-properties style:text-underline-type="single" style:text-underline-style="solid" style:text-underline-width="auto" style:text-underline-mode="continuous"/>
    </style:style>
    <style:style style:name="P9356" style:parent-style-name="Normalny" style:family="paragraph">
      <style:paragraph-properties fo:text-align="justify" fo:line-height="150%" fo:text-indent="0.2479in"/>
    </style:style>
    <style:style style:name="T9357" style:parent-style-name="Domyślnaczcionkaakapitu" style:family="text">
      <style:text-properties fo:background-color="#80FFFF"/>
    </style:style>
    <style:style style:name="T9358" style:parent-style-name="Domyślnaczcionkaakapitu" style:family="text">
      <style:text-properties fo:background-color="#80FFFF"/>
    </style:style>
    <style:style style:name="P9359" style:parent-style-name="Normalny" style:family="paragraph">
      <style:paragraph-properties fo:text-align="justify" fo:line-height="150%"/>
    </style:style>
    <style:style style:name="T9360" style:parent-style-name="Domyślnaczcionkaakapitu" style:family="text">
      <style:text-properties style:text-underline-type="single" style:text-underline-style="solid" style:text-underline-width="auto" style:text-underline-mode="continuous"/>
    </style:style>
    <style:style style:name="P9361" style:parent-style-name="Normalny" style:family="paragraph">
      <style:paragraph-properties fo:text-align="justify" fo:line-height="150%" fo:text-indent="0.2479in"/>
    </style:style>
    <style:style style:name="T9362" style:parent-style-name="Domyślnaczcionkaakapitu" style:family="text">
      <style:text-properties fo:background-color="#80FFFF"/>
    </style:style>
    <style:style style:name="P9363" style:parent-style-name="Normalny" style:family="paragraph">
      <style:paragraph-properties fo:text-align="justify" fo:line-height="150%"/>
    </style:style>
    <style:style style:name="T9364" style:parent-style-name="Domyślnaczcionkaakapitu" style:family="text">
      <style:text-properties style:text-underline-type="single" style:text-underline-style="solid" style:text-underline-width="auto" style:text-underline-mode="continuous"/>
    </style:style>
    <style:style style:name="T9365" style:parent-style-name="Domyślnaczcionkaakapitu" style:family="text">
      <style:text-properties fo:background-color="#80FFFF" style:text-underline-type="single" style:text-underline-style="solid" style:text-underline-width="auto" style:text-underline-mode="continuous"/>
    </style:style>
    <style:style style:name="T9366" style:parent-style-name="Domyślnaczcionkaakapitu" style:family="text">
      <style:text-properties style:text-underline-type="single" style:text-underline-style="solid" style:text-underline-width="auto" style:text-underline-mode="continuous"/>
    </style:style>
    <style:style style:name="P9367" style:parent-style-name="Normalny" style:family="paragraph">
      <style:paragraph-properties fo:text-align="justify" fo:line-height="150%" fo:text-indent="0.2479in"/>
    </style:style>
    <style:style style:name="T9368" style:parent-style-name="Domyślnaczcionkaakapitu" style:family="text">
      <style:text-properties fo:background-color="#80FFFF"/>
    </style:style>
    <style:style style:name="T9369" style:parent-style-name="Domyślnaczcionkaakapitu" style:family="text">
      <style:text-properties fo:background-color="#80FFFF"/>
    </style:style>
    <style:style style:name="T9370" style:parent-style-name="Domyślnaczcionkaakapitu" style:family="text">
      <style:text-properties fo:background-color="#80FFFF"/>
    </style:style>
    <style:style style:name="T9371" style:parent-style-name="Domyślnaczcionkaakapitu" style:family="text">
      <style:text-properties fo:background-color="#80FFFF"/>
    </style:style>
    <style:style style:name="T9372" style:parent-style-name="Domyślnaczcionkaakapitu" style:family="text">
      <style:text-properties fo:background-color="#80FFFF"/>
    </style:style>
    <style:style style:name="T9373" style:parent-style-name="Domyślnaczcionkaakapitu" style:family="text">
      <style:text-properties fo:background-color="#80FFFF"/>
    </style:style>
    <style:style style:name="P9374" style:parent-style-name="Normalny" style:family="paragraph">
      <style:paragraph-properties fo:text-align="justify" fo:line-height="150%" fo:text-indent="0.2479in"/>
    </style:style>
    <style:style style:name="T9375" style:parent-style-name="Domyślnaczcionkaakapitu" style:family="text">
      <style:text-properties fo:background-color="#80FFFF"/>
    </style:style>
    <style:style style:name="T9376" style:parent-style-name="Domyślnaczcionkaakapitu" style:family="text">
      <style:text-properties fo:background-color="#80FFFF"/>
    </style:style>
    <style:style style:name="T9377" style:parent-style-name="Domyślnaczcionkaakapitu" style:family="text">
      <style:text-properties fo:background-color="#80FFFF"/>
    </style:style>
    <style:style style:name="T9378" style:parent-style-name="Domyślnaczcionkaakapitu" style:family="text">
      <style:text-properties fo:background-color="#80FFFF"/>
    </style:style>
    <style:style style:name="T9379" style:parent-style-name="Domyślnaczcionkaakapitu" style:family="text">
      <style:text-properties fo:background-color="#80FFFF"/>
    </style:style>
    <style:style style:name="T9380" style:parent-style-name="Domyślnaczcionkaakapitu" style:family="text">
      <style:text-properties fo:background-color="#80FFFF"/>
    </style:style>
    <style:style style:name="T9381" style:parent-style-name="Domyślnaczcionkaakapitu" style:family="text">
      <style:text-properties fo:background-color="#80FFFF"/>
    </style:style>
    <style:style style:name="T9382" style:parent-style-name="Domyślnaczcionkaakapitu" style:family="text">
      <style:text-properties fo:background-color="#80FFFF"/>
    </style:style>
    <style:style style:name="P9383" style:parent-style-name="Normalny" style:family="paragraph">
      <style:paragraph-properties fo:text-align="justify" fo:line-height="150%" fo:text-indent="0.2479in"/>
    </style:style>
    <style:style style:name="T9384" style:parent-style-name="Domyślnaczcionkaakapitu" style:family="text">
      <style:text-properties fo:background-color="#80FFFF"/>
    </style:style>
    <style:style style:name="T9385" style:parent-style-name="Domyślnaczcionkaakapitu" style:family="text">
      <style:text-properties fo:background-color="#80FFFF"/>
    </style:style>
    <style:style style:name="P9386" style:parent-style-name="Normalny" style:family="paragraph">
      <style:paragraph-properties fo:text-align="justify" fo:line-height="150%"/>
    </style:style>
    <style:style style:name="T9387" style:parent-style-name="Domyślnaczcionkaakapitu" style:family="text">
      <style:text-properties style:text-underline-type="single" style:text-underline-style="solid" style:text-underline-width="auto" style:text-underline-mode="continuous"/>
    </style:style>
    <style:style style:name="P9388" style:parent-style-name="Normalny" style:family="paragraph">
      <style:paragraph-properties fo:text-align="justify" fo:line-height="150%" fo:text-indent="0.2479in"/>
    </style:style>
    <style:style style:name="T9389" style:parent-style-name="Domyślnaczcionkaakapitu" style:family="text">
      <style:text-properties fo:background-color="#80FFFF"/>
    </style:style>
    <style:style style:name="T9390" style:parent-style-name="Domyślnaczcionkaakapitu" style:family="text">
      <style:text-properties fo:background-color="#80FFFF"/>
    </style:style>
    <style:style style:name="T9391" style:parent-style-name="Domyślnaczcionkaakapitu" style:family="text">
      <style:text-properties fo:background-color="#80FFFF"/>
    </style:style>
    <style:style style:name="P9392" style:parent-style-name="Normalny" style:family="paragraph">
      <style:paragraph-properties fo:text-align="justify" fo:line-height="150%"/>
    </style:style>
    <style:style style:name="T9393" style:parent-style-name="Domyślnaczcionkaakapitu" style:family="text">
      <style:text-properties style:text-underline-type="single" style:text-underline-style="solid" style:text-underline-width="auto" style:text-underline-mode="continuous"/>
    </style:style>
    <style:style style:name="P9394" style:parent-style-name="Normalny" style:family="paragraph">
      <style:paragraph-properties fo:text-align="justify" fo:line-height="150%" fo:text-indent="0.2479in"/>
    </style:style>
    <style:style style:name="P9395" style:parent-style-name="Normalny" style:family="paragraph">
      <style:paragraph-properties fo:text-align="justify" fo:line-height="150%" fo:text-indent="0.2479in"/>
    </style:style>
    <style:style style:name="T9396" style:parent-style-name="Domyślnaczcionkaakapitu" style:family="text">
      <style:text-properties fo:background-color="#80FFFF"/>
    </style:style>
    <style:style style:name="T9397" style:parent-style-name="Domyślnaczcionkaakapitu" style:family="text">
      <style:text-properties fo:background-color="#80FFFF"/>
    </style:style>
    <style:style style:name="T9398" style:parent-style-name="Domyślnaczcionkaakapitu" style:family="text">
      <style:text-properties fo:background-color="#80FFFF"/>
    </style:style>
    <style:style style:name="T9399" style:parent-style-name="Domyślnaczcionkaakapitu" style:family="text">
      <style:text-properties fo:background-color="#80FFFF"/>
    </style:style>
    <style:style style:name="T9400" style:parent-style-name="Domyślnaczcionkaakapitu" style:family="text">
      <style:text-properties fo:background-color="#80FFFF"/>
    </style:style>
    <style:style style:name="T9401" style:parent-style-name="Domyślnaczcionkaakapitu" style:family="text">
      <style:text-properties fo:background-color="#80FFFF"/>
    </style:style>
    <style:style style:name="T9402" style:parent-style-name="Domyślnaczcionkaakapitu" style:family="text">
      <style:text-properties fo:background-color="#80FFFF"/>
    </style:style>
    <style:style style:name="T9403" style:parent-style-name="Domyślnaczcionkaakapitu" style:family="text">
      <style:text-properties fo:background-color="#80FFFF"/>
    </style:style>
    <style:style style:name="T9404" style:parent-style-name="Domyślnaczcionkaakapitu" style:family="text">
      <style:text-properties fo:background-color="#80FFFF"/>
    </style:style>
    <style:style style:name="T9405" style:parent-style-name="Domyślnaczcionkaakapitu" style:family="text">
      <style:text-properties fo:background-color="#80FFFF"/>
    </style:style>
    <style:style style:name="P9406" style:parent-style-name="Normalny" style:family="paragraph">
      <style:paragraph-properties fo:text-align="justify" fo:line-height="150%" fo:text-indent="0.2479in"/>
    </style:style>
    <style:style style:name="T9407" style:parent-style-name="Domyślnaczcionkaakapitu" style:family="text">
      <style:text-properties fo:background-color="#80FFFF"/>
    </style:style>
    <style:style style:name="T9408" style:parent-style-name="Domyślnaczcionkaakapitu" style:family="text">
      <style:text-properties fo:background-color="#80FFFF"/>
    </style:style>
    <style:style style:name="P9409" style:parent-style-name="Normalny" style:family="paragraph">
      <style:paragraph-properties fo:text-align="justify" fo:line-height="150%" fo:text-indent="0.2479in"/>
    </style:style>
    <style:style style:name="T9410" style:parent-style-name="Domyślnaczcionkaakapitu" style:family="text">
      <style:text-properties fo:background-color="#80FFFF"/>
    </style:style>
    <style:style style:name="T9411" style:parent-style-name="Domyślnaczcionkaakapitu" style:family="text">
      <style:text-properties fo:background-color="#80FFFF"/>
    </style:style>
    <style:style style:name="P9412" style:parent-style-name="Normalny" style:family="paragraph">
      <style:paragraph-properties fo:text-align="justify" fo:line-height="150%" fo:text-indent="0.2479in"/>
    </style:style>
    <style:style style:name="T9413" style:parent-style-name="Domyślnaczcionkaakapitu" style:family="text">
      <style:text-properties fo:background-color="#80FFFF"/>
    </style:style>
    <style:style style:name="T9414" style:parent-style-name="Domyślnaczcionkaakapitu" style:family="text">
      <style:text-properties fo:background-color="#80FFFF"/>
    </style:style>
    <style:style style:name="T9415" style:parent-style-name="Domyślnaczcionkaakapitu" style:family="text">
      <style:text-properties fo:background-color="#80FFFF"/>
    </style:style>
    <style:style style:name="T9416" style:parent-style-name="Domyślnaczcionkaakapitu" style:family="text">
      <style:text-properties fo:background-color="#80FFFF"/>
    </style:style>
    <style:style style:name="T9417" style:parent-style-name="Domyślnaczcionkaakapitu" style:family="text">
      <style:text-properties fo:background-color="#80FFFF"/>
    </style:style>
    <style:style style:name="T9418" style:parent-style-name="Domyślnaczcionkaakapitu" style:family="text">
      <style:text-properties fo:background-color="#80FFFF"/>
    </style:style>
    <style:style style:name="T9419" style:parent-style-name="Domyślnaczcionkaakapitu" style:family="text">
      <style:text-properties fo:background-color="#80FFFF"/>
    </style:style>
    <style:style style:name="T9420" style:parent-style-name="Domyślnaczcionkaakapitu" style:family="text">
      <style:text-properties fo:background-color="#80FFFF"/>
    </style:style>
    <style:style style:name="T9421" style:parent-style-name="Domyślnaczcionkaakapitu" style:family="text">
      <style:text-properties fo:background-color="#80FFFF"/>
    </style:style>
    <style:style style:name="P9422" style:parent-style-name="Normalny" style:family="paragraph">
      <style:paragraph-properties fo:text-align="justify" fo:line-height="150%" fo:text-indent="0.2479in"/>
    </style:style>
    <style:style style:name="T9423" style:parent-style-name="Domyślnaczcionkaakapitu" style:family="text">
      <style:text-properties fo:background-color="#80FFFF"/>
    </style:style>
    <style:style style:name="T9424" style:parent-style-name="Domyślnaczcionkaakapitu" style:family="text">
      <style:text-properties fo:background-color="#80FFFF"/>
    </style:style>
    <style:style style:name="T9425" style:parent-style-name="Domyślnaczcionkaakapitu" style:family="text">
      <style:text-properties fo:background-color="#80FFFF"/>
    </style:style>
    <style:style style:name="T9426" style:parent-style-name="Domyślnaczcionkaakapitu" style:family="text">
      <style:text-properties fo:background-color="#80FFFF"/>
    </style:style>
    <style:style style:name="T9427" style:parent-style-name="Domyślnaczcionkaakapitu" style:family="text">
      <style:text-properties fo:background-color="#80FFFF"/>
    </style:style>
    <style:style style:name="T9428" style:parent-style-name="Domyślnaczcionkaakapitu" style:family="text">
      <style:text-properties fo:background-color="#80FFFF"/>
    </style:style>
    <style:style style:name="T9429" style:parent-style-name="Domyślnaczcionkaakapitu" style:family="text">
      <style:text-properties fo:background-color="#80FFFF"/>
    </style:style>
    <style:style style:name="T9430" style:parent-style-name="Domyślnaczcionkaakapitu" style:family="text">
      <style:text-properties fo:background-color="#80FFFF"/>
    </style:style>
    <style:style style:name="T9431" style:parent-style-name="Domyślnaczcionkaakapitu" style:family="text">
      <style:text-properties fo:background-color="#80FFFF"/>
    </style:style>
    <style:style style:name="P9432" style:parent-style-name="Normalny" style:family="paragraph">
      <style:paragraph-properties fo:text-align="justify" fo:line-height="150%" fo:text-indent="0.2479in"/>
    </style:style>
    <style:style style:name="T9433" style:parent-style-name="Domyślnaczcionkaakapitu" style:family="text">
      <style:text-properties fo:background-color="#80FFFF"/>
    </style:style>
    <style:style style:name="T9434" style:parent-style-name="Domyślnaczcionkaakapitu" style:family="text">
      <style:text-properties fo:background-color="#80FFFF"/>
    </style:style>
    <style:style style:name="T9435" style:parent-style-name="Domyślnaczcionkaakapitu" style:family="text">
      <style:text-properties fo:background-color="#80FFFF"/>
    </style:style>
    <style:style style:name="P9436" style:parent-style-name="Normalny" style:family="paragraph">
      <style:paragraph-properties fo:text-align="justify" fo:line-height="150%" fo:text-indent="0.2479in"/>
    </style:style>
    <style:style style:name="T9437" style:parent-style-name="Domyślnaczcionkaakapitu" style:family="text">
      <style:text-properties fo:background-color="#80FFFF"/>
    </style:style>
    <style:style style:name="T9438" style:parent-style-name="Domyślnaczcionkaakapitu" style:family="text">
      <style:text-properties fo:background-color="#80FFFF"/>
    </style:style>
    <style:style style:name="T9439" style:parent-style-name="Domyślnaczcionkaakapitu" style:family="text">
      <style:text-properties fo:background-color="#80FFFF"/>
    </style:style>
    <style:style style:name="P9440" style:parent-style-name="Normalny" style:family="paragraph">
      <style:paragraph-properties fo:text-align="justify" fo:line-height="150%"/>
    </style:style>
    <style:style style:name="T9441" style:parent-style-name="Domyślnaczcionkaakapitu" style:family="text">
      <style:text-properties style:text-underline-type="single" style:text-underline-style="solid" style:text-underline-width="auto" style:text-underline-mode="continuous"/>
    </style:style>
    <style:style style:name="T9442" style:parent-style-name="Domyślnaczcionkaakapitu" style:family="text">
      <style:text-properties fo:background-color="#80FFFF" style:text-underline-type="single" style:text-underline-style="solid" style:text-underline-width="auto" style:text-underline-mode="continuous"/>
    </style:style>
    <style:style style:name="T9443" style:parent-style-name="Domyślnaczcionkaakapitu" style:family="text">
      <style:text-properties fo:background-color="#80FFFF"/>
    </style:style>
    <style:style style:name="P9444" style:parent-style-name="Normalny" style:family="paragraph">
      <style:paragraph-properties fo:text-align="justify" fo:line-height="150%" fo:text-indent="0.2479in"/>
    </style:style>
    <style:style style:name="T9445" style:parent-style-name="Domyślnaczcionkaakapitu" style:family="text">
      <style:text-properties fo:background-color="#80FFFF"/>
    </style:style>
    <style:style style:name="T9446" style:parent-style-name="Domyślnaczcionkaakapitu" style:family="text">
      <style:text-properties fo:background-color="#80FFFF"/>
    </style:style>
    <style:style style:name="T9447" style:parent-style-name="Domyślnaczcionkaakapitu" style:family="text">
      <style:text-properties fo:background-color="#80FFFF"/>
    </style:style>
    <style:style style:name="P9448" style:parent-style-name="Normalny" style:family="paragraph">
      <style:paragraph-properties fo:text-align="justify" fo:line-height="150%"/>
    </style:style>
    <style:style style:name="T9449" style:parent-style-name="Domyślnaczcionkaakapitu" style:family="text">
      <style:text-properties style:text-underline-type="single" style:text-underline-style="solid" style:text-underline-width="auto" style:text-underline-mode="continuous"/>
    </style:style>
    <style:style style:name="T9450" style:parent-style-name="Domyślnaczcionkaakapitu" style:family="text">
      <style:text-properties fo:background-color="#80FFFF" style:text-underline-type="single" style:text-underline-style="solid" style:text-underline-width="auto" style:text-underline-mode="continuous"/>
    </style:style>
    <style:style style:name="T9451" style:parent-style-name="Domyślnaczcionkaakapitu" style:family="text">
      <style:text-properties style:text-underline-type="single" style:text-underline-style="solid" style:text-underline-width="auto" style:text-underline-mode="continuous"/>
    </style:style>
    <style:style style:name="T9452" style:parent-style-name="Domyślnaczcionkaakapitu" style:family="text">
      <style:text-properties fo:background-color="#80FFFF" style:text-underline-type="single" style:text-underline-style="solid" style:text-underline-width="auto" style:text-underline-mode="continuous"/>
    </style:style>
    <style:style style:name="T9453" style:parent-style-name="Domyślnaczcionkaakapitu" style:family="text">
      <style:text-properties style:text-underline-type="single" style:text-underline-style="solid" style:text-underline-width="auto" style:text-underline-mode="continuous"/>
    </style:style>
    <style:style style:name="T9454" style:parent-style-name="Domyślnaczcionkaakapitu" style:family="text">
      <style:text-properties fo:background-color="#80FFFF" style:text-underline-type="single" style:text-underline-style="solid" style:text-underline-width="auto" style:text-underline-mode="continuous"/>
    </style:style>
    <style:style style:name="T9455" style:parent-style-name="Domyślnaczcionkaakapitu" style:family="text">
      <style:text-properties fo:background-color="#80FFFF"/>
    </style:style>
    <style:style style:name="P9456" style:parent-style-name="Normalny" style:family="paragraph">
      <style:paragraph-properties fo:text-align="justify" fo:line-height="150%" fo:text-indent="0.2479in"/>
    </style:style>
    <style:style style:name="P9457" style:parent-style-name="Normalny" style:family="paragraph">
      <style:paragraph-properties fo:text-align="justify" fo:line-height="150%"/>
    </style:style>
    <style:style style:name="T9458" style:parent-style-name="Domyślnaczcionkaakapitu" style:family="text">
      <style:text-properties style:text-underline-type="single" style:text-underline-style="solid" style:text-underline-width="auto" style:text-underline-mode="continuous"/>
    </style:style>
    <style:style style:name="T9459" style:parent-style-name="Domyślnaczcionkaakapitu" style:family="text">
      <style:text-properties fo:background-color="#80FFFF" style:text-underline-type="single" style:text-underline-style="solid" style:text-underline-width="auto" style:text-underline-mode="continuous"/>
    </style:style>
    <style:style style:name="T9460" style:parent-style-name="Domyślnaczcionkaakapitu" style:family="text">
      <style:text-properties style:text-underline-type="single" style:text-underline-style="solid" style:text-underline-width="auto" style:text-underline-mode="continuous"/>
    </style:style>
    <style:style style:name="T9461" style:parent-style-name="Domyślnaczcionkaakapitu" style:family="text">
      <style:text-properties fo:background-color="#80FFFF" style:text-underline-type="single" style:text-underline-style="solid" style:text-underline-width="auto" style:text-underline-mode="continuous"/>
    </style:style>
    <style:style style:name="T9462" style:parent-style-name="Domyślnaczcionkaakapitu" style:family="text">
      <style:text-properties fo:background-color="#80FFFF"/>
    </style:style>
    <style:style style:name="P9463" style:parent-style-name="Normalny" style:family="paragraph">
      <style:paragraph-properties fo:text-align="justify" fo:line-height="150%" fo:text-indent="0.2479in"/>
    </style:style>
    <style:style style:name="P9464" style:parent-style-name="Normalny" style:family="paragraph">
      <style:paragraph-properties fo:text-align="justify" fo:line-height="150%"/>
    </style:style>
    <style:style style:name="T9465" style:parent-style-name="Domyślnaczcionkaakapitu" style:family="text">
      <style:text-properties style:text-underline-type="single" style:text-underline-style="solid" style:text-underline-width="auto" style:text-underline-mode="continuous"/>
    </style:style>
    <style:style style:name="T9466" style:parent-style-name="Domyślnaczcionkaakapitu" style:family="text">
      <style:text-properties fo:background-color="#80FFFF" style:text-underline-type="single" style:text-underline-style="solid" style:text-underline-width="auto" style:text-underline-mode="continuous"/>
    </style:style>
    <style:style style:name="T9467" style:parent-style-name="Domyślnaczcionkaakapitu" style:family="text">
      <style:text-properties style:text-underline-type="single" style:text-underline-style="solid" style:text-underline-width="auto" style:text-underline-mode="continuous"/>
    </style:style>
    <style:style style:name="T9468" style:parent-style-name="Domyślnaczcionkaakapitu" style:family="text">
      <style:text-properties fo:background-color="#80FFFF" style:text-underline-type="single" style:text-underline-style="solid" style:text-underline-width="auto" style:text-underline-mode="continuous"/>
    </style:style>
    <style:style style:name="T9469" style:parent-style-name="Domyślnaczcionkaakapitu" style:family="text">
      <style:text-properties style:text-underline-type="single" style:text-underline-style="solid" style:text-underline-width="auto" style:text-underline-mode="continuous"/>
    </style:style>
    <style:style style:name="P9470" style:parent-style-name="Normalny" style:family="paragraph">
      <style:paragraph-properties fo:text-align="justify" fo:line-height="150%" fo:text-indent="0.2479in"/>
    </style:style>
    <style:style style:name="T9471" style:parent-style-name="Domyślnaczcionkaakapitu" style:family="text">
      <style:text-properties fo:background-color="#80FFFF"/>
    </style:style>
    <style:style style:name="T9472" style:parent-style-name="Domyślnaczcionkaakapitu" style:family="text">
      <style:text-properties fo:background-color="#80FFFF"/>
    </style:style>
    <style:style style:name="T9473" style:parent-style-name="Domyślnaczcionkaakapitu" style:family="text">
      <style:text-properties fo:background-color="#80FFFF"/>
    </style:style>
    <style:style style:name="T9474" style:parent-style-name="Domyślnaczcionkaakapitu" style:family="text">
      <style:text-properties fo:background-color="#80FFFF"/>
    </style:style>
    <style:style style:name="T9475" style:parent-style-name="Domyślnaczcionkaakapitu" style:family="text">
      <style:text-properties fo:background-color="#80FFFF"/>
    </style:style>
    <style:style style:name="P9476" style:parent-style-name="Normalny" style:family="paragraph">
      <style:paragraph-properties fo:text-align="justify" fo:line-height="150%" fo:text-indent="0.2479in"/>
    </style:style>
    <style:style style:name="T9477" style:parent-style-name="Domyślnaczcionkaakapitu" style:family="text">
      <style:text-properties fo:background-color="#80FFFF"/>
    </style:style>
    <style:style style:name="T9478" style:parent-style-name="Domyślnaczcionkaakapitu" style:family="text">
      <style:text-properties fo:background-color="#80FFFF"/>
    </style:style>
    <style:style style:name="T9479" style:parent-style-name="Domyślnaczcionkaakapitu" style:family="text">
      <style:text-properties fo:background-color="#80FFFF"/>
    </style:style>
    <style:style style:name="P9480" style:parent-style-name="Normalny" style:family="paragraph">
      <style:paragraph-properties fo:text-align="justify" fo:line-height="150%" fo:text-indent="0.2479in"/>
    </style:style>
    <style:style style:name="T9481" style:parent-style-name="Domyślnaczcionkaakapitu" style:family="text">
      <style:text-properties fo:background-color="#80FFFF"/>
    </style:style>
    <style:style style:name="P9482" style:parent-style-name="Normalny" style:family="paragraph">
      <style:paragraph-properties fo:text-align="justify" fo:line-height="150%" fo:text-indent="0.2479in"/>
    </style:style>
    <style:style style:name="T9483" style:parent-style-name="Domyślnaczcionkaakapitu" style:family="text">
      <style:text-properties fo:background-color="#80FFFF"/>
    </style:style>
    <style:style style:name="T9484" style:parent-style-name="Domyślnaczcionkaakapitu" style:family="text">
      <style:text-properties fo:background-color="#80FFFF"/>
    </style:style>
    <style:style style:name="T9485" style:parent-style-name="Domyślnaczcionkaakapitu" style:family="text">
      <style:text-properties fo:background-color="#80FFFF"/>
    </style:style>
    <style:style style:name="P9486" style:parent-style-name="Normalny" style:family="paragraph">
      <style:paragraph-properties fo:text-align="justify" fo:line-height="150%"/>
    </style:style>
    <style:style style:name="T9487" style:parent-style-name="Domyślnaczcionkaakapitu" style:family="text">
      <style:text-properties style:text-underline-type="single" style:text-underline-style="solid" style:text-underline-width="auto" style:text-underline-mode="continuous"/>
    </style:style>
    <style:style style:name="T9488" style:parent-style-name="Domyślnaczcionkaakapitu" style:family="text">
      <style:text-properties fo:background-color="#80FFFF" style:text-underline-type="single" style:text-underline-style="solid" style:text-underline-width="auto" style:text-underline-mode="continuous"/>
    </style:style>
    <style:style style:name="T9489" style:parent-style-name="Domyślnaczcionkaakapitu" style:family="text">
      <style:text-properties style:text-underline-type="single" style:text-underline-style="solid" style:text-underline-width="auto" style:text-underline-mode="continuous"/>
    </style:style>
    <style:style style:name="P9490" style:parent-style-name="Normalny" style:family="paragraph">
      <style:paragraph-properties fo:text-align="justify" fo:line-height="150%" fo:text-indent="0.2479in"/>
    </style:style>
    <style:style style:name="T9491" style:parent-style-name="Domyślnaczcionkaakapitu" style:family="text">
      <style:text-properties fo:background-color="#80FFFF"/>
    </style:style>
    <style:style style:name="T9492" style:parent-style-name="Domyślnaczcionkaakapitu" style:family="text">
      <style:text-properties fo:background-color="#80FFFF"/>
    </style:style>
    <style:style style:name="T9493" style:parent-style-name="Domyślnaczcionkaakapitu" style:family="text">
      <style:text-properties fo:background-color="#80FFFF"/>
    </style:style>
    <style:style style:name="P9494" style:parent-style-name="Normalny" style:family="paragraph">
      <style:paragraph-properties fo:text-align="justify" fo:line-height="150%"/>
    </style:style>
    <style:style style:name="T9495" style:parent-style-name="Domyślnaczcionkaakapitu" style:family="text">
      <style:text-properties fo:background-color="#80FFFF"/>
    </style:style>
    <style:style style:name="T9496" style:parent-style-name="Domyślnaczcionkaakapitu" style:family="text">
      <style:text-properties fo:background-color="#80FFFF"/>
    </style:style>
    <style:style style:name="T9497" style:parent-style-name="Domyślnaczcionkaakapitu" style:family="text">
      <style:text-properties fo:background-color="#80FFFF"/>
    </style:style>
    <style:style style:name="T9498" style:parent-style-name="Domyślnaczcionkaakapitu" style:family="text">
      <style:text-properties fo:background-color="#80FFFF"/>
    </style:style>
    <style:style style:name="P9499" style:parent-style-name="Normalny" style:family="paragraph">
      <style:paragraph-properties fo:text-align="justify" fo:line-height="150%"/>
    </style:style>
    <style:style style:name="T9500" style:parent-style-name="Domyślnaczcionkaakapitu" style:family="text">
      <style:text-properties style:text-underline-type="single" style:text-underline-style="solid" style:text-underline-width="auto" style:text-underline-mode="continuous"/>
    </style:style>
    <style:style style:name="T9501" style:parent-style-name="Domyślnaczcionkaakapitu" style:family="text">
      <style:text-properties fo:background-color="#80FFFF" style:text-underline-type="single" style:text-underline-style="solid" style:text-underline-width="auto" style:text-underline-mode="continuous"/>
    </style:style>
    <style:style style:name="T9502" style:parent-style-name="Domyślnaczcionkaakapitu" style:family="text">
      <style:text-properties style:text-underline-type="single" style:text-underline-style="solid" style:text-underline-width="auto" style:text-underline-mode="continuous"/>
    </style:style>
    <style:style style:name="P9503" style:parent-style-name="Normalny" style:family="paragraph">
      <style:paragraph-properties fo:text-align="justify" fo:line-height="150%" fo:text-indent="0.2479in"/>
    </style:style>
    <style:style style:name="T9504" style:parent-style-name="Domyślnaczcionkaakapitu" style:family="text">
      <style:text-properties fo:background-color="#80FFFF"/>
    </style:style>
    <style:style style:name="T9505" style:parent-style-name="Domyślnaczcionkaakapitu" style:family="text">
      <style:text-properties fo:background-color="#80FFFF"/>
    </style:style>
    <style:style style:name="T9506" style:parent-style-name="Domyślnaczcionkaakapitu" style:family="text">
      <style:text-properties fo:background-color="#80FFFF"/>
    </style:style>
    <style:style style:name="T9507" style:parent-style-name="Domyślnaczcionkaakapitu" style:family="text">
      <style:text-properties fo:background-color="#80FFFF"/>
    </style:style>
    <style:style style:name="T9508" style:parent-style-name="Domyślnaczcionkaakapitu" style:family="text">
      <style:text-properties fo:background-color="#80FFFF"/>
    </style:style>
    <style:style style:name="T9509" style:parent-style-name="Domyślnaczcionkaakapitu" style:family="text">
      <style:text-properties fo:background-color="#80FFFF"/>
    </style:style>
    <style:style style:name="P9510" style:parent-style-name="Normalny" style:family="paragraph">
      <style:paragraph-properties fo:text-align="justify" fo:line-height="150%"/>
    </style:style>
    <style:style style:name="T9511" style:parent-style-name="Domyślnaczcionkaakapitu" style:family="text">
      <style:text-properties fo:background-color="#80FFFF" style:text-underline-type="single" style:text-underline-style="solid" style:text-underline-width="auto" style:text-underline-mode="continuous"/>
    </style:style>
    <style:style style:name="T9512" style:parent-style-name="Domyślnaczcionkaakapitu" style:family="text">
      <style:text-properties style:text-underline-type="single" style:text-underline-style="solid" style:text-underline-width="auto" style:text-underline-mode="continuous"/>
    </style:style>
    <style:style style:name="P9513" style:parent-style-name="Normalny" style:family="paragraph">
      <style:paragraph-properties fo:text-align="justify" fo:line-height="150%" fo:text-indent="0.2479in"/>
    </style:style>
    <style:style style:name="T9514" style:parent-style-name="Domyślnaczcionkaakapitu" style:family="text">
      <style:text-properties fo:background-color="#80FFFF"/>
    </style:style>
    <style:style style:name="T9515" style:parent-style-name="Domyślnaczcionkaakapitu" style:family="text">
      <style:text-properties fo:background-color="#80FFFF"/>
    </style:style>
    <style:style style:name="P9516" style:parent-style-name="Normalny" style:family="paragraph">
      <style:paragraph-properties fo:text-align="justify" fo:line-height="150%"/>
    </style:style>
    <style:style style:name="T9517" style:parent-style-name="Domyślnaczcionkaakapitu" style:family="text">
      <style:text-properties fo:background-color="#80FFFF" style:text-underline-type="single" style:text-underline-style="solid" style:text-underline-width="auto" style:text-underline-mode="continuous"/>
    </style:style>
    <style:style style:name="T9518" style:parent-style-name="Domyślnaczcionkaakapitu" style:family="text">
      <style:text-properties style:text-underline-type="single" style:text-underline-style="solid" style:text-underline-width="auto" style:text-underline-mode="continuous"/>
    </style:style>
    <style:style style:name="P9519" style:parent-style-name="Normalny" style:family="paragraph">
      <style:paragraph-properties fo:text-align="justify" fo:line-height="150%" fo:text-indent="0.2479in"/>
    </style:style>
    <style:style style:name="T9520" style:parent-style-name="Domyślnaczcionkaakapitu" style:family="text">
      <style:text-properties fo:background-color="#80FFFF"/>
    </style:style>
    <style:style style:name="T9521" style:parent-style-name="Domyślnaczcionkaakapitu" style:family="text">
      <style:text-properties fo:background-color="#80FFFF"/>
    </style:style>
    <style:style style:name="T9522" style:parent-style-name="Domyślnaczcionkaakapitu" style:family="text">
      <style:text-properties fo:background-color="#80FFFF"/>
    </style:style>
    <style:style style:name="T9523" style:parent-style-name="Domyślnaczcionkaakapitu" style:family="text">
      <style:text-properties fo:background-color="#80FFFF"/>
    </style:style>
    <style:style style:name="T9524" style:parent-style-name="Domyślnaczcionkaakapitu" style:family="text">
      <style:text-properties fo:background-color="#80FFFF"/>
    </style:style>
    <style:style style:name="T9525" style:parent-style-name="Domyślnaczcionkaakapitu" style:family="text">
      <style:text-properties fo:background-color="#80FFFF"/>
    </style:style>
    <style:style style:name="T9526" style:parent-style-name="Domyślnaczcionkaakapitu" style:family="text">
      <style:text-properties fo:background-color="#80FFFF"/>
    </style:style>
    <style:style style:name="T9527" style:parent-style-name="Domyślnaczcionkaakapitu" style:family="text">
      <style:text-properties fo:background-color="#80FFFF"/>
    </style:style>
    <style:style style:name="T9528" style:parent-style-name="Domyślnaczcionkaakapitu" style:family="text">
      <style:text-properties fo:background-color="#80FFFF"/>
    </style:style>
    <style:style style:name="T9529" style:parent-style-name="Domyślnaczcionkaakapitu" style:family="text">
      <style:text-properties fo:background-color="#80FFFF"/>
    </style:style>
    <style:style style:name="T9530" style:parent-style-name="Domyślnaczcionkaakapitu" style:family="text">
      <style:text-properties fo:background-color="#80FFFF"/>
    </style:style>
    <style:style style:name="P9531" style:parent-style-name="Normalny" style:family="paragraph">
      <style:paragraph-properties fo:text-align="justify" fo:line-height="150%" fo:text-indent="0.2479in"/>
    </style:style>
    <style:style style:name="T9532" style:parent-style-name="Domyślnaczcionkaakapitu" style:family="text">
      <style:text-properties fo:background-color="#80FFFF"/>
    </style:style>
    <style:style style:name="T9533" style:parent-style-name="Domyślnaczcionkaakapitu" style:family="text">
      <style:text-properties fo:background-color="#80FFFF"/>
    </style:style>
    <style:style style:name="T9534" style:parent-style-name="Domyślnaczcionkaakapitu" style:family="text">
      <style:text-properties fo:background-color="#80FFFF"/>
    </style:style>
    <style:style style:name="T9535" style:parent-style-name="Domyślnaczcionkaakapitu" style:family="text">
      <style:text-properties fo:background-color="#80FFFF"/>
    </style:style>
    <style:style style:name="T9536" style:parent-style-name="Domyślnaczcionkaakapitu" style:family="text">
      <style:text-properties fo:background-color="#80FFFF"/>
    </style:style>
    <style:style style:name="T9537" style:parent-style-name="Domyślnaczcionkaakapitu" style:family="text">
      <style:text-properties fo:background-color="#80FFFF"/>
    </style:style>
    <style:style style:name="T9538" style:parent-style-name="Domyślnaczcionkaakapitu" style:family="text">
      <style:text-properties fo:background-color="#80FFFF"/>
    </style:style>
    <style:style style:name="T9539" style:parent-style-name="Domyślnaczcionkaakapitu" style:family="text">
      <style:text-properties fo:background-color="#80FFFF"/>
    </style:style>
    <style:style style:name="T9540" style:parent-style-name="Domyślnaczcionkaakapitu" style:family="text">
      <style:text-properties fo:background-color="#80FFFF"/>
    </style:style>
    <style:style style:name="T9541" style:parent-style-name="Domyślnaczcionkaakapitu" style:family="text">
      <style:text-properties fo:background-color="#80FFFF"/>
    </style:style>
    <style:style style:name="T9542" style:parent-style-name="Domyślnaczcionkaakapitu" style:family="text">
      <style:text-properties fo:background-color="#80FFFF"/>
    </style:style>
    <style:style style:name="T9543" style:parent-style-name="Domyślnaczcionkaakapitu" style:family="text">
      <style:text-properties fo:background-color="#80FFFF"/>
    </style:style>
    <style:style style:name="T9544" style:parent-style-name="Domyślnaczcionkaakapitu" style:family="text">
      <style:text-properties fo:background-color="#80FFFF"/>
    </style:style>
    <style:style style:name="T9545" style:parent-style-name="Domyślnaczcionkaakapitu" style:family="text">
      <style:text-properties fo:background-color="#80FFFF"/>
    </style:style>
    <style:style style:name="P9546" style:parent-style-name="Normalny" style:family="paragraph">
      <style:paragraph-properties fo:text-align="justify" fo:line-height="150%" fo:text-indent="0.2479in"/>
    </style:style>
    <style:style style:name="P9547" style:parent-style-name="Normalny" style:family="paragraph">
      <style:paragraph-properties fo:text-align="justify" fo:line-height="150%"/>
    </style:style>
    <style:style style:name="T9548" style:parent-style-name="Domyślnaczcionkaakapitu" style:family="text">
      <style:text-properties style:text-underline-type="single" style:text-underline-style="solid" style:text-underline-width="auto" style:text-underline-mode="continuous"/>
    </style:style>
    <style:style style:name="P9549" style:parent-style-name="Normalny" style:family="paragraph">
      <style:paragraph-properties fo:text-align="justify" fo:line-height="150%" fo:text-indent="0.2479in"/>
    </style:style>
    <style:style style:name="T9550" style:parent-style-name="Domyślnaczcionkaakapitu" style:family="text">
      <style:text-properties fo:background-color="#80FFFF"/>
    </style:style>
    <style:style style:name="T9551" style:parent-style-name="Domyślnaczcionkaakapitu" style:family="text">
      <style:text-properties fo:background-color="#80FFFF"/>
    </style:style>
    <style:style style:name="P9552" style:parent-style-name="Normalny" style:family="paragraph">
      <style:paragraph-properties fo:text-align="justify" fo:line-height="150%"/>
    </style:style>
    <style:style style:name="T9553" style:parent-style-name="Domyślnaczcionkaakapitu" style:family="text">
      <style:text-properties fo:background-color="#80FFFF"/>
    </style:style>
    <style:style style:name="T9554" style:parent-style-name="Domyślnaczcionkaakapitu" style:family="text">
      <style:text-properties fo:background-color="#80FFFF"/>
    </style:style>
    <style:style style:name="T9555" style:parent-style-name="Domyślnaczcionkaakapitu" style:family="text">
      <style:text-properties fo:background-color="#80FFFF"/>
    </style:style>
    <style:style style:name="P9556" style:parent-style-name="Normalny" style:family="paragraph">
      <style:paragraph-properties fo:text-align="justify" fo:line-height="150%"/>
    </style:style>
    <style:style style:name="T9557" style:parent-style-name="Domyślnaczcionkaakapitu" style:family="text">
      <style:text-properties style:text-underline-type="single" style:text-underline-style="solid" style:text-underline-width="auto" style:text-underline-mode="continuous"/>
    </style:style>
    <style:style style:name="P9558" style:parent-style-name="Normalny" style:family="paragraph">
      <style:paragraph-properties fo:text-align="justify" fo:line-height="150%" fo:text-indent="0.2479in"/>
    </style:style>
    <style:style style:name="T9559" style:parent-style-name="Domyślnaczcionkaakapitu" style:family="text">
      <style:text-properties fo:background-color="#80FFFF"/>
    </style:style>
    <style:style style:name="T9560" style:parent-style-name="Domyślnaczcionkaakapitu" style:family="text">
      <style:text-properties fo:background-color="#80FFFF"/>
    </style:style>
    <style:style style:name="T9561" style:parent-style-name="Domyślnaczcionkaakapitu" style:family="text">
      <style:text-properties fo:background-color="#80FFFF"/>
    </style:style>
    <style:style style:name="T9562" style:parent-style-name="Domyślnaczcionkaakapitu" style:family="text">
      <style:text-properties fo:background-color="#80FFFF"/>
    </style:style>
    <style:style style:name="T9563" style:parent-style-name="Domyślnaczcionkaakapitu" style:family="text">
      <style:text-properties fo:background-color="#80FFFF"/>
    </style:style>
    <style:style style:name="T9564" style:parent-style-name="Domyślnaczcionkaakapitu" style:family="text">
      <style:text-properties fo:background-color="#80FFFF"/>
    </style:style>
    <style:style style:name="T9565" style:parent-style-name="Domyślnaczcionkaakapitu" style:family="text">
      <style:text-properties fo:background-color="#80FFFF"/>
    </style:style>
    <style:style style:name="T9566" style:parent-style-name="Domyślnaczcionkaakapitu" style:family="text">
      <style:text-properties fo:background-color="#80FFFF"/>
    </style:style>
    <style:style style:name="T9567" style:parent-style-name="Domyślnaczcionkaakapitu" style:family="text">
      <style:text-properties fo:background-color="#80FFFF"/>
    </style:style>
    <style:style style:name="T9568" style:parent-style-name="Domyślnaczcionkaakapitu" style:family="text">
      <style:text-properties fo:background-color="#80FFFF"/>
    </style:style>
    <style:style style:name="T9569" style:parent-style-name="Domyślnaczcionkaakapitu" style:family="text">
      <style:text-properties fo:background-color="#80FFFF"/>
    </style:style>
    <style:style style:name="T9570" style:parent-style-name="Domyślnaczcionkaakapitu" style:family="text">
      <style:text-properties fo:background-color="#80FFFF"/>
    </style:style>
    <style:style style:name="P9571" style:parent-style-name="Normalny" style:family="paragraph">
      <style:paragraph-properties fo:text-align="justify" fo:line-height="150%"/>
    </style:style>
    <style:style style:name="T9572" style:parent-style-name="Domyślnaczcionkaakapitu" style:family="text">
      <style:text-properties fo:background-color="#80FFFF"/>
    </style:style>
    <style:style style:name="T9573" style:parent-style-name="Domyślnaczcionkaakapitu" style:family="text">
      <style:text-properties fo:background-color="#80FFFF"/>
    </style:style>
    <style:style style:name="P9574" style:parent-style-name="Normalny" style:family="paragraph">
      <style:paragraph-properties fo:text-align="justify" fo:line-height="150%"/>
    </style:style>
    <style:style style:name="T9575" style:parent-style-name="Domyślnaczcionkaakapitu" style:family="text">
      <style:text-properties style:text-underline-type="single" style:text-underline-style="solid" style:text-underline-width="auto" style:text-underline-mode="continuous"/>
    </style:style>
    <style:style style:name="P9576" style:parent-style-name="Normalny" style:family="paragraph">
      <style:paragraph-properties fo:text-align="justify" fo:line-height="150%" fo:text-indent="0.2479in"/>
    </style:style>
    <style:style style:name="T9577" style:parent-style-name="Domyślnaczcionkaakapitu" style:family="text">
      <style:text-properties fo:background-color="#80FFFF"/>
    </style:style>
    <style:style style:name="T9578" style:parent-style-name="Domyślnaczcionkaakapitu" style:family="text">
      <style:text-properties fo:background-color="#80FFFF"/>
    </style:style>
    <style:style style:name="T9579" style:parent-style-name="Domyślnaczcionkaakapitu" style:family="text">
      <style:text-properties fo:background-color="#80FFFF"/>
    </style:style>
    <style:style style:name="T9580" style:parent-style-name="Domyślnaczcionkaakapitu" style:family="text">
      <style:text-properties fo:background-color="#80FFFF"/>
    </style:style>
    <style:style style:name="P9581" style:parent-style-name="Normalny" style:family="paragraph">
      <style:paragraph-properties fo:text-align="justify" fo:line-height="150%"/>
    </style:style>
    <style:style style:name="T9582" style:parent-style-name="Domyślnaczcionkaakapitu" style:family="text">
      <style:text-properties fo:background-color="#80FFFF"/>
    </style:style>
    <style:style style:name="P9583" style:parent-style-name="Normalny" style:family="paragraph">
      <style:paragraph-properties fo:text-align="justify" fo:line-height="150%"/>
    </style:style>
    <style:style style:name="T9584" style:parent-style-name="Domyślnaczcionkaakapitu" style:family="text">
      <style:text-properties fo:background-color="#80FFFF" style:text-underline-type="single" style:text-underline-style="solid" style:text-underline-width="auto" style:text-underline-mode="continuous"/>
    </style:style>
    <style:style style:name="T9585" style:parent-style-name="Domyślnaczcionkaakapitu" style:family="text">
      <style:text-properties style:text-underline-type="single" style:text-underline-style="solid" style:text-underline-width="auto" style:text-underline-mode="continuous"/>
    </style:style>
    <style:style style:name="T9586" style:parent-style-name="Domyślnaczcionkaakapitu" style:family="text">
      <style:text-properties fo:background-color="#80FFFF" style:text-underline-type="single" style:text-underline-style="solid" style:text-underline-width="auto" style:text-underline-mode="continuous"/>
    </style:style>
    <style:style style:name="T9587" style:parent-style-name="Domyślnaczcionkaakapitu" style:family="text">
      <style:text-properties style:text-underline-type="single" style:text-underline-style="solid" style:text-underline-width="auto" style:text-underline-mode="continuous"/>
    </style:style>
    <style:style style:name="T9588" style:parent-style-name="Domyślnaczcionkaakapitu" style:family="text">
      <style:text-properties fo:background-color="#80FFFF" style:text-underline-type="single" style:text-underline-style="solid" style:text-underline-width="auto" style:text-underline-mode="continuous"/>
    </style:style>
    <style:style style:name="T9589" style:parent-style-name="Domyślnaczcionkaakapitu" style:family="text">
      <style:text-properties fo:background-color="#80FFFF"/>
    </style:style>
    <style:style style:name="P9590" style:parent-style-name="Normalny" style:family="paragraph">
      <style:paragraph-properties fo:text-align="justify" fo:line-height="150%" fo:text-indent="0.2479in"/>
    </style:style>
    <style:style style:name="T9591" style:parent-style-name="Domyślnaczcionkaakapitu" style:family="text">
      <style:text-properties fo:background-color="#80FFFF"/>
    </style:style>
    <style:style style:name="T9592" style:parent-style-name="Domyślnaczcionkaakapitu" style:family="text">
      <style:text-properties fo:background-color="#80FFFF"/>
    </style:style>
    <style:style style:name="T9593" style:parent-style-name="Domyślnaczcionkaakapitu" style:family="text">
      <style:text-properties fo:background-color="#80FFFF"/>
    </style:style>
    <style:style style:name="P9594" style:parent-style-name="Normalny" style:family="paragraph">
      <style:paragraph-properties fo:text-align="justify" fo:line-height="150%"/>
    </style:style>
    <style:style style:name="T9595" style:parent-style-name="Domyślnaczcionkaakapitu" style:family="text">
      <style:text-properties fo:background-color="#80FFFF"/>
    </style:style>
    <style:style style:name="P9596" style:parent-style-name="Normalny" style:family="paragraph">
      <style:paragraph-properties fo:text-align="justify" fo:line-height="150%" fo:text-indent="0.2479in"/>
    </style:style>
    <style:style style:name="T9597" style:parent-style-name="Domyślnaczcionkaakapitu" style:family="text">
      <style:text-properties fo:background-color="#80FFFF"/>
    </style:style>
    <style:style style:name="T9598" style:parent-style-name="Domyślnaczcionkaakapitu" style:family="text">
      <style:text-properties fo:background-color="#80FFFF"/>
    </style:style>
    <style:style style:name="T9599" style:parent-style-name="Domyślnaczcionkaakapitu" style:family="text">
      <style:text-properties fo:background-color="#80FFFF"/>
    </style:style>
    <style:style style:name="P9600" style:parent-style-name="Normalny" style:family="paragraph">
      <style:paragraph-properties fo:text-align="justify" fo:line-height="150%"/>
    </style:style>
    <style:style style:name="T9601" style:parent-style-name="Domyślnaczcionkaakapitu" style:family="text">
      <style:text-properties style:text-underline-type="single" style:text-underline-style="solid" style:text-underline-width="auto" style:text-underline-mode="continuous"/>
    </style:style>
    <style:style style:name="T9602" style:parent-style-name="Domyślnaczcionkaakapitu" style:family="text">
      <style:text-properties fo:background-color="#80FFFF" style:text-underline-type="single" style:text-underline-style="solid" style:text-underline-width="auto" style:text-underline-mode="continuous"/>
    </style:style>
    <style:style style:name="T9603" style:parent-style-name="Domyślnaczcionkaakapitu" style:family="text">
      <style:text-properties style:text-underline-type="single" style:text-underline-style="solid" style:text-underline-width="auto" style:text-underline-mode="continuous"/>
    </style:style>
    <style:style style:name="T9604" style:parent-style-name="Domyślnaczcionkaakapitu" style:family="text">
      <style:text-properties fo:background-color="#80FFFF" style:text-underline-type="single" style:text-underline-style="solid" style:text-underline-width="auto" style:text-underline-mode="continuous"/>
    </style:style>
    <style:style style:name="T9605" style:parent-style-name="Domyślnaczcionkaakapitu" style:family="text">
      <style:text-properties style:text-underline-type="single" style:text-underline-style="solid" style:text-underline-width="auto" style:text-underline-mode="continuous"/>
    </style:style>
    <style:style style:name="P9606" style:parent-style-name="Normalny" style:family="paragraph">
      <style:paragraph-properties fo:text-align="justify" fo:line-height="150%" fo:text-indent="0.2479in"/>
    </style:style>
    <style:style style:name="T9607" style:parent-style-name="Domyślnaczcionkaakapitu" style:family="text">
      <style:text-properties fo:background-color="#80FFFF"/>
    </style:style>
    <style:style style:name="T9608" style:parent-style-name="Domyślnaczcionkaakapitu" style:family="text">
      <style:text-properties fo:background-color="#80FFFF"/>
    </style:style>
    <style:style style:name="T9609" style:parent-style-name="Domyślnaczcionkaakapitu" style:family="text">
      <style:text-properties fo:background-color="#80FFFF"/>
    </style:style>
    <style:style style:name="T9610" style:parent-style-name="Domyślnaczcionkaakapitu" style:family="text">
      <style:text-properties fo:background-color="#80FFFF"/>
    </style:style>
    <style:style style:name="T9611" style:parent-style-name="Domyślnaczcionkaakapitu" style:family="text">
      <style:text-properties fo:background-color="#80FFFF"/>
    </style:style>
    <style:style style:name="T9612" style:parent-style-name="Domyślnaczcionkaakapitu" style:family="text">
      <style:text-properties fo:background-color="#80FFFF"/>
    </style:style>
    <style:style style:name="T9613" style:parent-style-name="Domyślnaczcionkaakapitu" style:family="text">
      <style:text-properties fo:background-color="#80FFFF"/>
    </style:style>
    <style:style style:name="T9614" style:parent-style-name="Domyślnaczcionkaakapitu" style:family="text">
      <style:text-properties fo:background-color="#80FFFF"/>
    </style:style>
    <style:style style:name="T9615" style:parent-style-name="Domyślnaczcionkaakapitu" style:family="text">
      <style:text-properties fo:background-color="#80FFFF"/>
    </style:style>
    <style:style style:name="P9616" style:parent-style-name="Normalny" style:family="paragraph">
      <style:paragraph-properties fo:text-align="justify" fo:line-height="150%"/>
    </style:style>
    <style:style style:name="T9617" style:parent-style-name="Domyślnaczcionkaakapitu" style:family="text">
      <style:text-properties style:text-underline-type="single" style:text-underline-style="solid" style:text-underline-width="auto" style:text-underline-mode="continuous"/>
    </style:style>
    <style:style style:name="T9618" style:parent-style-name="Domyślnaczcionkaakapitu" style:family="text">
      <style:text-properties fo:background-color="#80FFFF" style:text-underline-type="single" style:text-underline-style="solid" style:text-underline-width="auto" style:text-underline-mode="continuous"/>
    </style:style>
    <style:style style:name="T9619" style:parent-style-name="Domyślnaczcionkaakapitu" style:family="text">
      <style:text-properties style:text-underline-type="single" style:text-underline-style="solid" style:text-underline-width="auto" style:text-underline-mode="continuous"/>
    </style:style>
    <style:style style:name="P9620" style:parent-style-name="Normalny" style:family="paragraph">
      <style:paragraph-properties fo:text-align="justify" fo:line-height="150%" fo:text-indent="0.2479in"/>
    </style:style>
    <style:style style:name="T9621" style:parent-style-name="Domyślnaczcionkaakapitu" style:family="text">
      <style:text-properties fo:background-color="#80FFFF"/>
    </style:style>
    <style:style style:name="T9622" style:parent-style-name="Domyślnaczcionkaakapitu" style:family="text">
      <style:text-properties fo:background-color="#80FFFF"/>
    </style:style>
    <style:style style:name="T9623" style:parent-style-name="Domyślnaczcionkaakapitu" style:family="text">
      <style:text-properties fo:background-color="#80FFFF"/>
    </style:style>
    <style:style style:name="T9624" style:parent-style-name="Domyślnaczcionkaakapitu" style:family="text">
      <style:text-properties fo:background-color="#80FFFF"/>
    </style:style>
    <style:style style:name="T9625" style:parent-style-name="Domyślnaczcionkaakapitu" style:family="text">
      <style:text-properties fo:background-color="#80FFFF"/>
    </style:style>
    <style:style style:name="T9626" style:parent-style-name="Domyślnaczcionkaakapitu" style:family="text">
      <style:text-properties fo:background-color="#80FFFF"/>
    </style:style>
    <style:style style:name="T9627" style:parent-style-name="Domyślnaczcionkaakapitu" style:family="text">
      <style:text-properties fo:background-color="#80FFFF"/>
    </style:style>
    <style:style style:name="T9628" style:parent-style-name="Domyślnaczcionkaakapitu" style:family="text">
      <style:text-properties fo:background-color="#80FFFF"/>
    </style:style>
    <style:style style:name="T9629" style:parent-style-name="Domyślnaczcionkaakapitu" style:family="text">
      <style:text-properties fo:background-color="#80FFFF"/>
    </style:style>
    <style:style style:name="T9630" style:parent-style-name="Domyślnaczcionkaakapitu" style:family="text">
      <style:text-properties fo:background-color="#80FFFF"/>
    </style:style>
    <style:style style:name="T9631" style:parent-style-name="Domyślnaczcionkaakapitu" style:family="text">
      <style:text-properties fo:background-color="#80FFFF"/>
    </style:style>
    <style:style style:name="T9632" style:parent-style-name="Domyślnaczcionkaakapitu" style:family="text">
      <style:text-properties fo:background-color="#80FFFF"/>
    </style:style>
    <style:style style:name="T9633" style:parent-style-name="Domyślnaczcionkaakapitu" style:family="text">
      <style:text-properties fo:background-color="#80FFFF"/>
    </style:style>
    <style:style style:name="T9634" style:parent-style-name="Domyślnaczcionkaakapitu" style:family="text">
      <style:text-properties fo:background-color="#80FFFF"/>
    </style:style>
    <style:style style:name="P9635" style:parent-style-name="Normalny" style:family="paragraph">
      <style:paragraph-properties fo:text-align="justify" fo:line-height="150%"/>
    </style:style>
    <style:style style:name="T9636" style:parent-style-name="Domyślnaczcionkaakapitu" style:family="text">
      <style:text-properties fo:background-color="#80FFFF" style:text-underline-type="single" style:text-underline-style="solid" style:text-underline-width="auto" style:text-underline-mode="continuous"/>
    </style:style>
    <style:style style:name="T9637" style:parent-style-name="Domyślnaczcionkaakapitu" style:family="text">
      <style:text-properties style:text-underline-type="single" style:text-underline-style="solid" style:text-underline-width="auto" style:text-underline-mode="continuous"/>
    </style:style>
    <style:style style:name="T9638" style:parent-style-name="Domyślnaczcionkaakapitu" style:family="text">
      <style:text-properties fo:background-color="#80FFFF" style:text-underline-type="single" style:text-underline-style="solid" style:text-underline-width="auto" style:text-underline-mode="continuous"/>
    </style:style>
    <style:style style:name="T9639" style:parent-style-name="Domyślnaczcionkaakapitu" style:family="text">
      <style:text-properties style:text-underline-type="single" style:text-underline-style="solid" style:text-underline-width="auto" style:text-underline-mode="continuous"/>
    </style:style>
    <style:style style:name="T9640" style:parent-style-name="Domyślnaczcionkaakapitu" style:family="text">
      <style:text-properties fo:background-color="#80FFFF" style:text-underline-type="single" style:text-underline-style="solid" style:text-underline-width="auto" style:text-underline-mode="continuous"/>
    </style:style>
    <style:style style:name="P9641" style:parent-style-name="Normalny" style:family="paragraph">
      <style:paragraph-properties fo:text-align="justify" fo:line-height="150%" fo:text-indent="0.2479in"/>
    </style:style>
    <style:style style:name="T9642" style:parent-style-name="Domyślnaczcionkaakapitu" style:family="text">
      <style:text-properties fo:background-color="#80FFFF"/>
    </style:style>
    <style:style style:name="T9643" style:parent-style-name="Domyślnaczcionkaakapitu" style:family="text">
      <style:text-properties fo:background-color="#80FFFF"/>
    </style:style>
    <style:style style:name="T9644" style:parent-style-name="Domyślnaczcionkaakapitu" style:family="text">
      <style:text-properties fo:background-color="#80FFFF"/>
    </style:style>
    <style:style style:name="T9645" style:parent-style-name="Domyślnaczcionkaakapitu" style:family="text">
      <style:text-properties fo:background-color="#80FFFF"/>
    </style:style>
    <style:style style:name="T9646" style:parent-style-name="Domyślnaczcionkaakapitu" style:family="text">
      <style:text-properties fo:background-color="#80FFFF"/>
    </style:style>
    <style:style style:name="T9647" style:parent-style-name="Domyślnaczcionkaakapitu" style:family="text">
      <style:text-properties fo:background-color="#80FFFF"/>
    </style:style>
    <style:style style:name="T9648" style:parent-style-name="Domyślnaczcionkaakapitu" style:family="text">
      <style:text-properties fo:background-color="#80FFFF"/>
    </style:style>
    <style:style style:name="T9649" style:parent-style-name="Domyślnaczcionkaakapitu" style:family="text">
      <style:text-properties fo:background-color="#80FFFF"/>
    </style:style>
    <style:style style:name="P9650" style:parent-style-name="Normalny" style:family="paragraph">
      <style:paragraph-properties fo:text-align="justify" fo:line-height="150%" fo:text-indent="0.2479in"/>
    </style:style>
    <style:style style:name="T9651" style:parent-style-name="Domyślnaczcionkaakapitu" style:family="text">
      <style:text-properties fo:background-color="#80FFFF"/>
    </style:style>
    <style:style style:name="T9652" style:parent-style-name="Domyślnaczcionkaakapitu" style:family="text">
      <style:text-properties fo:background-color="#80FFFF"/>
    </style:style>
    <style:style style:name="T9653" style:parent-style-name="Domyślnaczcionkaakapitu" style:family="text">
      <style:text-properties fo:background-color="#80FFFF"/>
    </style:style>
    <style:style style:name="T9654" style:parent-style-name="Domyślnaczcionkaakapitu" style:family="text">
      <style:text-properties fo:background-color="#80FFFF"/>
    </style:style>
    <style:style style:name="T9655" style:parent-style-name="Domyślnaczcionkaakapitu" style:family="text">
      <style:text-properties fo:background-color="#80FFFF"/>
    </style:style>
    <style:style style:name="T9656" style:parent-style-name="Domyślnaczcionkaakapitu" style:family="text">
      <style:text-properties fo:background-color="#80FFFF"/>
    </style:style>
    <style:style style:name="T9657" style:parent-style-name="Domyślnaczcionkaakapitu" style:family="text">
      <style:text-properties fo:background-color="#80FFFF"/>
    </style:style>
    <style:style style:name="T9658" style:parent-style-name="Domyślnaczcionkaakapitu" style:family="text">
      <style:text-properties fo:background-color="#80FFFF"/>
    </style:style>
    <style:style style:name="T9659" style:parent-style-name="Domyślnaczcionkaakapitu" style:family="text">
      <style:text-properties fo:background-color="#80FFFF"/>
    </style:style>
    <style:style style:name="T9660" style:parent-style-name="Domyślnaczcionkaakapitu" style:family="text">
      <style:text-properties fo:background-color="#80FFFF"/>
    </style:style>
    <style:style style:name="T9661" style:parent-style-name="Domyślnaczcionkaakapitu" style:family="text">
      <style:text-properties fo:background-color="#80FFFF"/>
    </style:style>
    <style:style style:name="T9662" style:parent-style-name="Domyślnaczcionkaakapitu" style:family="text">
      <style:text-properties fo:background-color="#80FFFF"/>
    </style:style>
    <style:style style:name="T9663" style:parent-style-name="Domyślnaczcionkaakapitu" style:family="text">
      <style:text-properties fo:background-color="#80FFFF"/>
    </style:style>
    <style:style style:name="T9664" style:parent-style-name="Domyślnaczcionkaakapitu" style:family="text">
      <style:text-properties fo:background-color="#80FFFF"/>
    </style:style>
    <style:style style:name="T9665" style:parent-style-name="Domyślnaczcionkaakapitu" style:family="text">
      <style:text-properties fo:background-color="#80FFFF"/>
    </style:style>
    <style:style style:name="T9666" style:parent-style-name="Domyślnaczcionkaakapitu" style:family="text">
      <style:text-properties fo:background-color="#80FFFF"/>
    </style:style>
    <style:style style:name="T9667" style:parent-style-name="Domyślnaczcionkaakapitu" style:family="text">
      <style:text-properties fo:background-color="#80FFFF"/>
    </style:style>
    <style:style style:name="T9668" style:parent-style-name="Domyślnaczcionkaakapitu" style:family="text">
      <style:text-properties fo:background-color="#80FFFF"/>
    </style:style>
    <style:style style:name="T9669" style:parent-style-name="Domyślnaczcionkaakapitu" style:family="text">
      <style:text-properties fo:background-color="#80FFFF"/>
    </style:style>
    <style:style style:name="P9670" style:parent-style-name="Normalny" style:family="paragraph">
      <style:paragraph-properties fo:text-align="justify" fo:line-height="150%" fo:text-indent="0.2479in"/>
    </style:style>
    <style:style style:name="T9671" style:parent-style-name="Domyślnaczcionkaakapitu" style:family="text">
      <style:text-properties fo:background-color="#80FFFF"/>
    </style:style>
    <style:style style:name="T9672" style:parent-style-name="Domyślnaczcionkaakapitu" style:family="text">
      <style:text-properties fo:background-color="#80FFFF"/>
    </style:style>
    <style:style style:name="T9673" style:parent-style-name="Domyślnaczcionkaakapitu" style:family="text">
      <style:text-properties fo:background-color="#80FFFF"/>
    </style:style>
    <style:style style:name="T9674" style:parent-style-name="Domyślnaczcionkaakapitu" style:family="text">
      <style:text-properties fo:background-color="#80FFFF"/>
    </style:style>
    <style:style style:name="T9675" style:parent-style-name="Domyślnaczcionkaakapitu" style:family="text">
      <style:text-properties fo:background-color="#80FFFF"/>
    </style:style>
    <style:style style:name="T9676" style:parent-style-name="Domyślnaczcionkaakapitu" style:family="text">
      <style:text-properties fo:background-color="#80FFFF"/>
    </style:style>
    <style:style style:name="T9677" style:parent-style-name="Domyślnaczcionkaakapitu" style:family="text">
      <style:text-properties fo:background-color="#80FFFF"/>
    </style:style>
    <style:style style:name="T9678" style:parent-style-name="Domyślnaczcionkaakapitu" style:family="text">
      <style:text-properties fo:background-color="#80FFFF"/>
    </style:style>
    <style:style style:name="T9679" style:parent-style-name="Domyślnaczcionkaakapitu" style:family="text">
      <style:text-properties fo:background-color="#80FFFF"/>
    </style:style>
    <style:style style:name="T9680" style:parent-style-name="Domyślnaczcionkaakapitu" style:family="text">
      <style:text-properties fo:background-color="#80FFFF"/>
    </style:style>
    <style:style style:name="T9681" style:parent-style-name="Domyślnaczcionkaakapitu" style:family="text">
      <style:text-properties fo:background-color="#80FFFF"/>
    </style:style>
    <style:style style:name="T9682" style:parent-style-name="Domyślnaczcionkaakapitu" style:family="text">
      <style:text-properties fo:background-color="#80FFFF"/>
    </style:style>
    <style:style style:name="T9683" style:parent-style-name="Domyślnaczcionkaakapitu" style:family="text">
      <style:text-properties fo:background-color="#80FFFF"/>
    </style:style>
    <style:style style:name="T9684" style:parent-style-name="Domyślnaczcionkaakapitu" style:family="text">
      <style:text-properties fo:background-color="#80FFFF"/>
    </style:style>
    <style:style style:name="T9685" style:parent-style-name="Domyślnaczcionkaakapitu" style:family="text">
      <style:text-properties fo:background-color="#80FFFF"/>
    </style:style>
    <style:style style:name="T9686" style:parent-style-name="Domyślnaczcionkaakapitu" style:family="text">
      <style:text-properties fo:background-color="#80FFFF"/>
    </style:style>
    <style:style style:name="P9687" style:parent-style-name="Normalny" style:family="paragraph">
      <style:paragraph-properties fo:text-align="justify" fo:line-height="150%"/>
    </style:style>
    <style:style style:name="T9688" style:parent-style-name="Domyślnaczcionkaakapitu" style:family="text">
      <style:text-properties fo:background-color="#80FFFF"/>
    </style:style>
    <style:style style:name="P9689" style:parent-style-name="Normalny" style:family="paragraph">
      <style:paragraph-properties fo:text-align="justify" fo:line-height="150%" fo:text-indent="0.2479in"/>
    </style:style>
    <style:style style:name="P9690" style:parent-style-name="Normalny" style:family="paragraph">
      <style:paragraph-properties fo:text-align="justify" fo:line-height="150%"/>
    </style:style>
    <style:style style:name="P9691" style:parent-style-name="Normalny" style:family="paragraph">
      <style:paragraph-properties fo:text-align="justify" fo:line-height="150%"/>
    </style:style>
    <style:style style:name="T9692" style:parent-style-name="Domyślnaczcionkaakapitu" style:family="text">
      <style:text-properties style:text-underline-type="single" style:text-underline-style="solid" style:text-underline-width="auto" style:text-underline-mode="continuous"/>
    </style:style>
    <style:style style:name="P9693" style:parent-style-name="Normalny" style:family="paragraph">
      <style:paragraph-properties fo:text-align="justify" fo:line-height="150%" fo:text-indent="0.2479in"/>
    </style:style>
    <style:style style:name="P9694" style:parent-style-name="Normalny" style:family="paragraph">
      <style:paragraph-properties fo:text-align="justify" fo:line-height="150%"/>
    </style:style>
    <style:style style:name="T9695" style:parent-style-name="Domyślnaczcionkaakapitu" style:family="text">
      <style:text-properties style:text-underline-type="single" style:text-underline-style="solid" style:text-underline-width="auto" style:text-underline-mode="continuous"/>
    </style:style>
    <style:style style:name="P9696" style:parent-style-name="Normalny" style:family="paragraph">
      <style:paragraph-properties fo:text-align="justify" fo:line-height="150%" fo:text-indent="0.2479in"/>
    </style:style>
    <style:style style:name="T9697" style:parent-style-name="Domyślnaczcionkaakapitu" style:family="text">
      <style:text-properties fo:background-color="#80FFFF"/>
    </style:style>
    <style:style style:name="P9698" style:parent-style-name="Normalny" style:family="paragraph">
      <style:paragraph-properties fo:text-align="justify" fo:line-height="150%">
        <style:tab-stops>
          <style:tab-stop style:type="left" style:position="2.825in"/>
        </style:tab-stops>
      </style:paragraph-properties>
    </style:style>
    <style:style style:name="T9699" style:parent-style-name="Domyślnaczcionkaakapitu" style:family="text">
      <style:text-properties style:text-underline-type="single" style:text-underline-style="solid" style:text-underline-width="auto" style:text-underline-mode="continuous"/>
    </style:style>
    <style:style style:name="T9700" style:parent-style-name="Domyślnaczcionkaakapitu" style:family="text">
      <style:text-properties fo:background-color="#80FFFF" style:text-underline-type="single" style:text-underline-style="solid" style:text-underline-width="auto" style:text-underline-mode="continuous"/>
    </style:style>
    <style:style style:name="T9701" style:parent-style-name="Domyślnaczcionkaakapitu" style:family="text">
      <style:text-properties style:text-underline-type="single" style:text-underline-style="solid" style:text-underline-width="auto" style:text-underline-mode="continuous"/>
    </style:style>
    <style:style style:name="T9702" style:parent-style-name="Domyślnaczcionkaakapitu" style:family="text">
      <style:text-properties fo:background-color="#80FFFF" style:text-underline-type="single" style:text-underline-style="solid" style:text-underline-width="auto" style:text-underline-mode="continuous"/>
    </style:style>
    <style:style style:name="T9703" style:parent-style-name="Domyślnaczcionkaakapitu" style:family="text">
      <style:text-properties style:text-underline-type="single" style:text-underline-style="solid" style:text-underline-width="auto" style:text-underline-mode="continuous"/>
    </style:style>
    <style:style style:name="P9704" style:parent-style-name="Normalny" style:family="paragraph">
      <style:paragraph-properties fo:text-align="justify" fo:line-height="150%" fo:text-indent="0.2479in">
        <style:tab-stops>
          <style:tab-stop style:type="left" style:position="2.825in"/>
        </style:tab-stops>
      </style:paragraph-properties>
    </style:style>
    <style:style style:name="P9705" style:parent-style-name="Normalny" style:family="paragraph">
      <style:paragraph-properties fo:text-align="justify" fo:line-height="150%">
        <style:tab-stops>
          <style:tab-stop style:type="left" style:position="2.825in"/>
        </style:tab-stops>
      </style:paragraph-properties>
    </style:style>
    <style:style style:name="T9706" style:parent-style-name="Domyślnaczcionkaakapitu" style:family="text">
      <style:text-properties style:text-underline-type="single" style:text-underline-style="solid" style:text-underline-width="auto" style:text-underline-mode="continuous"/>
    </style:style>
    <style:style style:name="P9707" style:parent-style-name="Normalny" style:family="paragraph">
      <style:paragraph-properties fo:text-align="justify" fo:line-height="150%" fo:text-indent="0.2479in"/>
    </style:style>
    <style:style style:name="T9708" style:parent-style-name="Domyślnaczcionkaakapitu" style:family="text">
      <style:text-properties fo:background-color="#80FFFF"/>
    </style:style>
    <style:style style:name="T9709" style:parent-style-name="Domyślnaczcionkaakapitu" style:family="text">
      <style:text-properties fo:background-color="#80FFFF"/>
    </style:style>
    <style:style style:name="P9710" style:parent-style-name="Normalny" style:family="paragraph">
      <style:paragraph-properties fo:text-align="justify" fo:line-height="150%"/>
    </style:style>
    <style:style style:name="T9711" style:parent-style-name="Domyślnaczcionkaakapitu" style:family="text">
      <style:text-properties fo:background-color="#80FFFF" style:text-underline-type="single" style:text-underline-style="solid" style:text-underline-width="auto" style:text-underline-mode="continuous"/>
    </style:style>
    <style:style style:name="T9712" style:parent-style-name="Domyślnaczcionkaakapitu" style:family="text">
      <style:text-properties style:text-underline-type="single" style:text-underline-style="solid" style:text-underline-width="auto" style:text-underline-mode="continuous"/>
    </style:style>
    <style:style style:name="T9713" style:parent-style-name="Domyślnaczcionkaakapitu" style:family="text">
      <style:text-properties fo:background-color="#80FFFF" style:text-underline-type="single" style:text-underline-style="solid" style:text-underline-width="auto" style:text-underline-mode="continuous"/>
    </style:style>
    <style:style style:name="T9714" style:parent-style-name="Domyślnaczcionkaakapitu" style:family="text">
      <style:text-properties style:text-underline-type="single" style:text-underline-style="solid" style:text-underline-width="auto" style:text-underline-mode="continuous"/>
    </style:style>
    <style:style style:name="T9715" style:parent-style-name="Domyślnaczcionkaakapitu" style:family="text">
      <style:text-properties fo:background-color="#80FFFF" style:text-underline-type="single" style:text-underline-style="solid" style:text-underline-width="auto" style:text-underline-mode="continuous"/>
    </style:style>
    <style:style style:name="T9716" style:parent-style-name="Domyślnaczcionkaakapitu" style:family="text">
      <style:text-properties style:text-underline-type="single" style:text-underline-style="solid" style:text-underline-width="auto" style:text-underline-mode="continuous"/>
    </style:style>
    <style:style style:name="P9717" style:parent-style-name="Normalny" style:family="paragraph">
      <style:paragraph-properties fo:text-align="justify" fo:line-height="150%" fo:text-indent="0.2479in"/>
    </style:style>
    <style:style style:name="T9718" style:parent-style-name="Domyślnaczcionkaakapitu" style:family="text">
      <style:text-properties fo:background-color="#80FFFF"/>
    </style:style>
    <style:style style:name="P9719" style:parent-style-name="Normalny" style:family="paragraph">
      <style:paragraph-properties fo:text-align="justify" fo:line-height="150%"/>
    </style:style>
    <style:style style:name="T9720" style:parent-style-name="Domyślnaczcionkaakapitu" style:family="text">
      <style:text-properties fo:background-color="#80FFFF"/>
    </style:style>
    <style:style style:name="P9721" style:parent-style-name="Normalny" style:family="paragraph">
      <style:paragraph-properties fo:text-align="justify" fo:line-height="150%" fo:text-indent="0.2479in"/>
    </style:style>
    <style:style style:name="T9722" style:parent-style-name="Domyślnaczcionkaakapitu" style:family="text">
      <style:text-properties fo:background-color="#80FFFF"/>
    </style:style>
    <style:style style:name="P9723" style:parent-style-name="Normalny" style:family="paragraph">
      <style:paragraph-properties fo:text-align="justify" fo:line-height="150%"/>
    </style:style>
    <style:style style:name="T9724" style:parent-style-name="Domyślnaczcionkaakapitu" style:family="text">
      <style:text-properties fo:background-color="#80FFFF"/>
    </style:style>
    <style:style style:name="P9725" style:parent-style-name="Normalny" style:family="paragraph">
      <style:paragraph-properties fo:text-align="justify" fo:line-height="150%" fo:text-indent="0.2479in"/>
    </style:style>
    <style:style style:name="T9726" style:parent-style-name="Domyślnaczcionkaakapitu" style:family="text">
      <style:text-properties fo:background-color="#80FFFF"/>
    </style:style>
    <style:style style:name="T9727" style:parent-style-name="Domyślnaczcionkaakapitu" style:family="text">
      <style:text-properties fo:background-color="#80FFFF"/>
    </style:style>
    <style:style style:name="T9728" style:parent-style-name="Domyślnaczcionkaakapitu" style:family="text">
      <style:text-properties fo:background-color="#80FFFF"/>
    </style:style>
    <style:style style:name="T9729" style:parent-style-name="Domyślnaczcionkaakapitu" style:family="text">
      <style:text-properties fo:background-color="#80FFFF"/>
    </style:style>
    <style:style style:name="T9730" style:parent-style-name="Domyślnaczcionkaakapitu" style:family="text">
      <style:text-properties fo:background-color="#80FFFF"/>
    </style:style>
    <style:style style:name="T9731" style:parent-style-name="Domyślnaczcionkaakapitu" style:family="text">
      <style:text-properties fo:background-color="#80FFFF"/>
    </style:style>
    <style:style style:name="T9732" style:parent-style-name="Domyślnaczcionkaakapitu" style:family="text">
      <style:text-properties fo:background-color="#80FFFF"/>
    </style:style>
    <style:style style:name="T9733" style:parent-style-name="Domyślnaczcionkaakapitu" style:family="text">
      <style:text-properties fo:background-color="#80FFFF"/>
    </style:style>
    <style:style style:name="T9734" style:parent-style-name="Domyślnaczcionkaakapitu" style:family="text">
      <style:text-properties fo:background-color="#80FFFF"/>
    </style:style>
    <style:style style:name="T9735" style:parent-style-name="Domyślnaczcionkaakapitu" style:family="text">
      <style:text-properties fo:background-color="#80FFFF"/>
    </style:style>
    <style:style style:name="T9736" style:parent-style-name="Domyślnaczcionkaakapitu" style:family="text">
      <style:text-properties fo:background-color="#80FFFF"/>
    </style:style>
    <style:style style:name="T9737" style:parent-style-name="Domyślnaczcionkaakapitu" style:family="text">
      <style:text-properties fo:background-color="#80FFFF"/>
    </style:style>
    <style:style style:name="T9738" style:parent-style-name="Domyślnaczcionkaakapitu" style:family="text">
      <style:text-properties fo:background-color="#80FFFF"/>
    </style:style>
    <style:style style:name="P9739" style:parent-style-name="Normalny" style:family="paragraph">
      <style:paragraph-properties fo:text-align="justify" fo:line-height="150%"/>
    </style:style>
    <style:style style:name="T9740" style:parent-style-name="Domyślnaczcionkaakapitu" style:family="text">
      <style:text-properties style:text-underline-type="single" style:text-underline-style="solid" style:text-underline-width="auto" style:text-underline-mode="continuous"/>
    </style:style>
    <style:style style:name="T9741" style:parent-style-name="Domyślnaczcionkaakapitu" style:family="text">
      <style:text-properties fo:background-color="#80FFFF" style:text-underline-type="single" style:text-underline-style="solid" style:text-underline-width="auto" style:text-underline-mode="continuous"/>
    </style:style>
    <style:style style:name="T9742" style:parent-style-name="Domyślnaczcionkaakapitu" style:family="text">
      <style:text-properties style:text-underline-type="single" style:text-underline-style="solid" style:text-underline-width="auto" style:text-underline-mode="continuous"/>
    </style:style>
    <style:style style:name="T9743" style:parent-style-name="Domyślnaczcionkaakapitu" style:family="text">
      <style:text-properties fo:background-color="#80FFFF" style:text-underline-type="single" style:text-underline-style="solid" style:text-underline-width="auto" style:text-underline-mode="continuous"/>
    </style:style>
    <style:style style:name="T9744" style:parent-style-name="Domyślnaczcionkaakapitu" style:family="text">
      <style:text-properties style:text-underline-type="single" style:text-underline-style="solid" style:text-underline-width="auto" style:text-underline-mode="continuous"/>
    </style:style>
    <style:style style:name="P9745" style:parent-style-name="Normalny" style:family="paragraph">
      <style:paragraph-properties fo:text-align="justify" fo:line-height="150%" fo:text-indent="0.2479in"/>
    </style:style>
    <style:style style:name="T9746" style:parent-style-name="Domyślnaczcionkaakapitu" style:family="text">
      <style:text-properties fo:background-color="#80FFFF"/>
    </style:style>
    <style:style style:name="T9747" style:parent-style-name="Domyślnaczcionkaakapitu" style:family="text">
      <style:text-properties fo:background-color="#80FFFF"/>
    </style:style>
    <style:style style:name="T9748" style:parent-style-name="Domyślnaczcionkaakapitu" style:family="text">
      <style:text-properties fo:background-color="#80FFFF"/>
    </style:style>
    <style:style style:name="T9749" style:parent-style-name="Domyślnaczcionkaakapitu" style:family="text">
      <style:text-properties fo:background-color="#80FFFF"/>
    </style:style>
    <style:style style:name="T9750" style:parent-style-name="Domyślnaczcionkaakapitu" style:family="text">
      <style:text-properties fo:background-color="#80FFFF"/>
    </style:style>
    <style:style style:name="T9751" style:parent-style-name="Domyślnaczcionkaakapitu" style:family="text">
      <style:text-properties fo:background-color="#80FFFF"/>
    </style:style>
    <style:style style:name="T9752" style:parent-style-name="Domyślnaczcionkaakapitu" style:family="text">
      <style:text-properties fo:background-color="#80FFFF"/>
    </style:style>
    <style:style style:name="T9753" style:parent-style-name="Domyślnaczcionkaakapitu" style:family="text">
      <style:text-properties fo:background-color="#80FFFF"/>
    </style:style>
    <style:style style:name="T9754" style:parent-style-name="Domyślnaczcionkaakapitu" style:family="text">
      <style:text-properties fo:background-color="#80FFFF"/>
    </style:style>
    <style:style style:name="T9755" style:parent-style-name="Domyślnaczcionkaakapitu" style:family="text">
      <style:text-properties fo:background-color="#80FFFF"/>
    </style:style>
    <style:style style:name="T9756" style:parent-style-name="Domyślnaczcionkaakapitu" style:family="text">
      <style:text-properties fo:background-color="#80FFFF"/>
    </style:style>
    <style:style style:name="T9757" style:parent-style-name="Domyślnaczcionkaakapitu" style:family="text">
      <style:text-properties fo:background-color="#80FFFF"/>
    </style:style>
    <style:style style:name="T9758" style:parent-style-name="Domyślnaczcionkaakapitu" style:family="text">
      <style:text-properties fo:background-color="#80FFFF"/>
    </style:style>
    <style:style style:name="T9759" style:parent-style-name="Domyślnaczcionkaakapitu" style:family="text">
      <style:text-properties fo:background-color="#80FFFF"/>
    </style:style>
    <style:style style:name="T9760" style:parent-style-name="Domyślnaczcionkaakapitu" style:family="text">
      <style:text-properties fo:background-color="#80FFFF"/>
    </style:style>
    <style:style style:name="T9761" style:parent-style-name="Domyślnaczcionkaakapitu" style:family="text">
      <style:text-properties fo:background-color="#80FFFF"/>
    </style:style>
    <style:style style:name="T9762" style:parent-style-name="Domyślnaczcionkaakapitu" style:family="text">
      <style:text-properties fo:background-color="#80FFFF"/>
    </style:style>
    <style:style style:name="T9763" style:parent-style-name="Domyślnaczcionkaakapitu" style:family="text">
      <style:text-properties fo:background-color="#80FFFF"/>
    </style:style>
    <style:style style:name="T9764" style:parent-style-name="Domyślnaczcionkaakapitu" style:family="text">
      <style:text-properties fo:background-color="#80FFFF"/>
    </style:style>
    <style:style style:name="T9765" style:parent-style-name="Domyślnaczcionkaakapitu" style:family="text">
      <style:text-properties fo:background-color="#80FFFF"/>
    </style:style>
    <style:style style:name="T9766" style:parent-style-name="Domyślnaczcionkaakapitu" style:family="text">
      <style:text-properties fo:background-color="#80FFFF"/>
    </style:style>
    <style:style style:name="T9767" style:parent-style-name="Domyślnaczcionkaakapitu" style:family="text">
      <style:text-properties fo:background-color="#80FFFF"/>
    </style:style>
    <style:style style:name="T9768" style:parent-style-name="Domyślnaczcionkaakapitu" style:family="text">
      <style:text-properties fo:background-color="#80FFFF"/>
    </style:style>
    <style:style style:name="T9769" style:parent-style-name="Domyślnaczcionkaakapitu" style:family="text">
      <style:text-properties fo:background-color="#80FFFF"/>
    </style:style>
    <style:style style:name="T9770" style:parent-style-name="Domyślnaczcionkaakapitu" style:family="text">
      <style:text-properties fo:background-color="#80FFFF"/>
    </style:style>
    <style:style style:name="T9771" style:parent-style-name="Domyślnaczcionkaakapitu" style:family="text">
      <style:text-properties fo:background-color="#80FFFF"/>
    </style:style>
    <style:style style:name="T9772" style:parent-style-name="Domyślnaczcionkaakapitu" style:family="text">
      <style:text-properties fo:background-color="#80FFFF"/>
    </style:style>
    <style:style style:name="T9773" style:parent-style-name="Domyślnaczcionkaakapitu" style:family="text">
      <style:text-properties fo:background-color="#80FFFF"/>
    </style:style>
    <style:style style:name="T9774" style:parent-style-name="Domyślnaczcionkaakapitu" style:family="text">
      <style:text-properties fo:background-color="#80FFFF"/>
    </style:style>
    <style:style style:name="T9775" style:parent-style-name="Domyślnaczcionkaakapitu" style:family="text">
      <style:text-properties fo:background-color="#80FFFF"/>
    </style:style>
    <style:style style:name="T9776" style:parent-style-name="Domyślnaczcionkaakapitu" style:family="text">
      <style:text-properties fo:background-color="#80FFFF"/>
    </style:style>
    <style:style style:name="T9777" style:parent-style-name="Domyślnaczcionkaakapitu" style:family="text">
      <style:text-properties fo:background-color="#80FFFF"/>
    </style:style>
    <style:style style:name="T9778" style:parent-style-name="Domyślnaczcionkaakapitu" style:family="text">
      <style:text-properties fo:background-color="#80FFFF"/>
    </style:style>
    <style:style style:name="T9779" style:parent-style-name="Domyślnaczcionkaakapitu" style:family="text">
      <style:text-properties fo:background-color="#80FFFF"/>
    </style:style>
    <style:style style:name="T9780" style:parent-style-name="Domyślnaczcionkaakapitu" style:family="text">
      <style:text-properties fo:background-color="#80FFFF"/>
    </style:style>
    <style:style style:name="T9781" style:parent-style-name="Domyślnaczcionkaakapitu" style:family="text">
      <style:text-properties fo:background-color="#80FFFF"/>
    </style:style>
    <style:style style:name="T9782" style:parent-style-name="Domyślnaczcionkaakapitu" style:family="text">
      <style:text-properties fo:background-color="#80FFFF"/>
    </style:style>
    <style:style style:name="T9783" style:parent-style-name="Domyślnaczcionkaakapitu" style:family="text">
      <style:text-properties fo:background-color="#80FFFF"/>
    </style:style>
    <style:style style:name="T9784" style:parent-style-name="Domyślnaczcionkaakapitu" style:family="text">
      <style:text-properties fo:background-color="#80FFFF"/>
    </style:style>
    <style:style style:name="T9785" style:parent-style-name="Domyślnaczcionkaakapitu" style:family="text">
      <style:text-properties fo:background-color="#80FFFF"/>
    </style:style>
    <style:style style:name="T9786" style:parent-style-name="Domyślnaczcionkaakapitu" style:family="text">
      <style:text-properties fo:background-color="#80FFFF"/>
    </style:style>
    <style:style style:name="T9787" style:parent-style-name="Domyślnaczcionkaakapitu" style:family="text">
      <style:text-properties fo:background-color="#80FFFF"/>
    </style:style>
    <style:style style:name="T9788" style:parent-style-name="Domyślnaczcionkaakapitu" style:family="text">
      <style:text-properties fo:background-color="#80FFFF"/>
    </style:style>
    <style:style style:name="T9789" style:parent-style-name="Domyślnaczcionkaakapitu" style:family="text">
      <style:text-properties fo:background-color="#80FFFF"/>
    </style:style>
    <style:style style:name="T9790" style:parent-style-name="Domyślnaczcionkaakapitu" style:family="text">
      <style:text-properties fo:background-color="#80FFFF"/>
    </style:style>
    <style:style style:name="P9791" style:parent-style-name="Normalny" style:family="paragraph">
      <style:paragraph-properties fo:text-align="justify" fo:line-height="150%" fo:text-indent="0.2479in"/>
    </style:style>
    <style:style style:name="P9792" style:parent-style-name="Normalny" style:family="paragraph">
      <style:paragraph-properties fo:text-align="justify" fo:line-height="150%"/>
    </style:style>
    <style:style style:name="T9793" style:parent-style-name="Domyślnaczcionkaakapitu" style:family="text">
      <style:text-properties style:text-underline-type="single" style:text-underline-style="solid" style:text-underline-width="auto" style:text-underline-mode="continuous"/>
    </style:style>
    <style:style style:name="P9794" style:parent-style-name="Normalny" style:family="paragraph">
      <style:paragraph-properties fo:text-align="justify" fo:line-height="150%" fo:text-indent="0.2479in"/>
    </style:style>
    <style:style style:name="T9795" style:parent-style-name="Domyślnaczcionkaakapitu" style:family="text">
      <style:text-properties fo:background-color="#80FFFF"/>
    </style:style>
    <style:style style:name="T9796" style:parent-style-name="Domyślnaczcionkaakapitu" style:family="text">
      <style:text-properties fo:background-color="#80FFFF"/>
    </style:style>
    <style:style style:name="T9797" style:parent-style-name="Domyślnaczcionkaakapitu" style:family="text">
      <style:text-properties fo:background-color="#80FFFF"/>
    </style:style>
    <style:style style:name="T9798" style:parent-style-name="Domyślnaczcionkaakapitu" style:family="text">
      <style:text-properties fo:background-color="#80FFFF"/>
    </style:style>
    <style:style style:name="T9799" style:parent-style-name="Domyślnaczcionkaakapitu" style:family="text">
      <style:text-properties fo:background-color="#80FFFF"/>
    </style:style>
    <style:style style:name="T9800" style:parent-style-name="Domyślnaczcionkaakapitu" style:family="text">
      <style:text-properties fo:background-color="#80FFFF"/>
    </style:style>
    <style:style style:name="P9801" style:parent-style-name="Normalny" style:family="paragraph">
      <style:paragraph-properties fo:text-align="justify" fo:line-height="150%" fo:text-indent="0.2479in"/>
    </style:style>
    <style:style style:name="T9802" style:parent-style-name="Domyślnaczcionkaakapitu" style:family="text">
      <style:text-properties fo:background-color="#80FFFF"/>
    </style:style>
    <style:style style:name="T9803" style:parent-style-name="Domyślnaczcionkaakapitu" style:family="text">
      <style:text-properties fo:background-color="#80FFFF"/>
    </style:style>
    <style:style style:name="P9804" style:parent-style-name="Normalny" style:family="paragraph">
      <style:paragraph-properties fo:text-align="justify" fo:line-height="150%"/>
    </style:style>
    <style:style style:name="T9805" style:parent-style-name="Domyślnaczcionkaakapitu" style:family="text">
      <style:text-properties style:text-underline-type="single" style:text-underline-style="solid" style:text-underline-width="auto" style:text-underline-mode="continuous"/>
    </style:style>
    <style:style style:name="P9806" style:parent-style-name="Normalny" style:family="paragraph">
      <style:paragraph-properties fo:text-align="justify" fo:line-height="150%" fo:text-indent="0.2479in"/>
    </style:style>
    <style:style style:name="T9807" style:parent-style-name="Domyślnaczcionkaakapitu" style:family="text">
      <style:text-properties fo:background-color="#80FFFF"/>
    </style:style>
    <style:style style:name="P9808" style:parent-style-name="Normalny" style:family="paragraph">
      <style:paragraph-properties fo:text-align="justify" fo:line-height="150%">
        <style:tab-stops>
          <style:tab-stop style:type="left" style:leader-style="dotted" style:leader-text="." style:position="2.7763in"/>
        </style:tab-stops>
      </style:paragraph-properties>
    </style:style>
    <style:style style:name="T9809" style:parent-style-name="Domyślnaczcionkaakapitu" style:family="text">
      <style:text-properties style:text-underline-type="single" style:text-underline-style="solid" style:text-underline-width="auto" style:text-underline-mode="continuous"/>
    </style:style>
    <style:style style:name="P9810" style:parent-style-name="Normalny" style:family="paragraph">
      <style:paragraph-properties fo:text-align="justify" fo:line-height="150%" fo:text-indent="0.2479in">
        <style:tab-stops>
          <style:tab-stop style:type="left" style:leader-style="dotted" style:leader-text="." style:position="2.7763in"/>
        </style:tab-stops>
      </style:paragraph-properties>
    </style:style>
    <style:style style:name="T9811" style:parent-style-name="Domyślnaczcionkaakapitu" style:family="text">
      <style:text-properties fo:background-color="#80FFFF"/>
    </style:style>
    <style:style style:name="T9812" style:parent-style-name="Domyślnaczcionkaakapitu" style:family="text">
      <style:text-properties fo:background-color="#80FFFF"/>
    </style:style>
    <style:style style:name="T9813" style:parent-style-name="Domyślnaczcionkaakapitu" style:family="text">
      <style:text-properties fo:background-color="#80FFFF"/>
    </style:style>
    <style:style style:name="T9814" style:parent-style-name="Domyślnaczcionkaakapitu" style:family="text">
      <style:text-properties fo:background-color="#80FFFF"/>
    </style:style>
    <style:style style:name="T9815" style:parent-style-name="Domyślnaczcionkaakapitu" style:family="text">
      <style:text-properties fo:background-color="#80FFFF"/>
    </style:style>
    <style:style style:name="T9816" style:parent-style-name="Domyślnaczcionkaakapitu" style:family="text">
      <style:text-properties fo:background-color="#80FFFF"/>
    </style:style>
    <style:style style:name="T9817" style:parent-style-name="Domyślnaczcionkaakapitu" style:family="text">
      <style:text-properties fo:background-color="#80FFFF"/>
    </style:style>
    <style:style style:name="T9818" style:parent-style-name="Domyślnaczcionkaakapitu" style:family="text">
      <style:text-properties fo:background-color="#80FFFF"/>
    </style:style>
    <style:style style:name="T9819" style:parent-style-name="Domyślnaczcionkaakapitu" style:family="text">
      <style:text-properties fo:background-color="#80FFFF"/>
    </style:style>
    <style:style style:name="T9820" style:parent-style-name="Domyślnaczcionkaakapitu" style:family="text">
      <style:text-properties fo:background-color="#80FFFF"/>
    </style:style>
    <style:style style:name="P9821" style:parent-style-name="Normalny" style:family="paragraph">
      <style:paragraph-properties fo:text-align="justify" fo:line-height="150%"/>
    </style:style>
    <style:style style:name="T9822" style:parent-style-name="Domyślnaczcionkaakapitu" style:family="text">
      <style:text-properties fo:background-color="#80FFFF"/>
    </style:style>
    <style:style style:name="P9823" style:parent-style-name="Normalny" style:family="paragraph">
      <style:paragraph-properties fo:text-align="justify" fo:line-height="150%" fo:text-indent="0.2479in"/>
    </style:style>
    <style:style style:name="T9824" style:parent-style-name="Domyślnaczcionkaakapitu" style:family="text">
      <style:text-properties fo:background-color="#80FFFF"/>
    </style:style>
    <style:style style:name="T9825" style:parent-style-name="Domyślnaczcionkaakapitu" style:family="text">
      <style:text-properties fo:background-color="#80FFFF"/>
    </style:style>
    <style:style style:name="T9826" style:parent-style-name="Domyślnaczcionkaakapitu" style:family="text">
      <style:text-properties fo:background-color="#80FFFF"/>
    </style:style>
    <style:style style:name="T9827" style:parent-style-name="Domyślnaczcionkaakapitu" style:family="text">
      <style:text-properties fo:background-color="#80FFFF"/>
    </style:style>
    <style:style style:name="P9828" style:parent-style-name="Normalny" style:family="paragraph">
      <style:paragraph-properties fo:text-align="justify" fo:line-height="150%"/>
    </style:style>
    <style:style style:name="T9829" style:parent-style-name="Domyślnaczcionkaakapitu" style:family="text">
      <style:text-properties style:text-underline-type="single" style:text-underline-style="solid" style:text-underline-width="auto" style:text-underline-mode="continuous"/>
    </style:style>
    <style:style style:name="T9830" style:parent-style-name="Domyślnaczcionkaakapitu" style:family="text">
      <style:text-properties fo:background-color="#80FFFF" style:text-underline-type="single" style:text-underline-style="solid" style:text-underline-width="auto" style:text-underline-mode="continuous"/>
    </style:style>
    <style:style style:name="T9831" style:parent-style-name="Domyślnaczcionkaakapitu" style:family="text">
      <style:text-properties style:text-underline-type="single" style:text-underline-style="solid" style:text-underline-width="auto" style:text-underline-mode="continuous"/>
    </style:style>
    <style:style style:name="T9832" style:parent-style-name="Domyślnaczcionkaakapitu" style:family="text">
      <style:text-properties fo:background-color="#80FFFF" style:text-underline-type="single" style:text-underline-style="solid" style:text-underline-width="auto" style:text-underline-mode="continuous"/>
    </style:style>
    <style:style style:name="T9833" style:parent-style-name="Domyślnaczcionkaakapitu" style:family="text">
      <style:text-properties style:text-underline-type="single" style:text-underline-style="solid" style:text-underline-width="auto" style:text-underline-mode="continuous"/>
    </style:style>
    <style:style style:name="P9834" style:parent-style-name="Normalny" style:family="paragraph">
      <style:paragraph-properties fo:text-align="justify" fo:line-height="150%" fo:text-indent="0.2479in"/>
    </style:style>
    <style:style style:name="T9835" style:parent-style-name="Domyślnaczcionkaakapitu" style:family="text">
      <style:text-properties fo:background-color="#80FFFF"/>
    </style:style>
    <style:style style:name="T9836" style:parent-style-name="Domyślnaczcionkaakapitu" style:family="text">
      <style:text-properties fo:background-color="#80FFFF"/>
    </style:style>
    <style:style style:name="T9837" style:parent-style-name="Domyślnaczcionkaakapitu" style:family="text">
      <style:text-properties fo:background-color="#80FFFF"/>
    </style:style>
    <style:style style:name="T9838" style:parent-style-name="Domyślnaczcionkaakapitu" style:family="text">
      <style:text-properties fo:background-color="#80FFFF"/>
    </style:style>
    <style:style style:name="T9839" style:parent-style-name="Domyślnaczcionkaakapitu" style:family="text">
      <style:text-properties fo:background-color="#80FFFF"/>
    </style:style>
    <style:style style:name="T9840" style:parent-style-name="Domyślnaczcionkaakapitu" style:family="text">
      <style:text-properties fo:background-color="#80FFFF"/>
    </style:style>
    <style:style style:name="T9841" style:parent-style-name="Domyślnaczcionkaakapitu" style:family="text">
      <style:text-properties fo:background-color="#80FFFF"/>
    </style:style>
    <style:style style:name="T9842" style:parent-style-name="Domyślnaczcionkaakapitu" style:family="text">
      <style:text-properties fo:background-color="#80FFFF"/>
    </style:style>
    <style:style style:name="T9843" style:parent-style-name="Domyślnaczcionkaakapitu" style:family="text">
      <style:text-properties fo:background-color="#80FFFF"/>
    </style:style>
    <style:style style:name="T9844" style:parent-style-name="Domyślnaczcionkaakapitu" style:family="text">
      <style:text-properties fo:background-color="#80FFFF"/>
    </style:style>
    <style:style style:name="T9845" style:parent-style-name="Domyślnaczcionkaakapitu" style:family="text">
      <style:text-properties fo:background-color="#80FFFF"/>
    </style:style>
    <style:style style:name="P9846" style:parent-style-name="Normalny" style:family="paragraph">
      <style:paragraph-properties fo:text-align="justify" fo:line-height="150%"/>
    </style:style>
    <style:style style:name="T9847" style:parent-style-name="Domyślnaczcionkaakapitu" style:family="text">
      <style:text-properties fo:background-color="#80FFFF" style:text-underline-type="single" style:text-underline-style="solid" style:text-underline-width="auto" style:text-underline-mode="continuous"/>
    </style:style>
    <style:style style:name="T9848" style:parent-style-name="Domyślnaczcionkaakapitu" style:family="text">
      <style:text-properties style:text-underline-type="single" style:text-underline-style="solid" style:text-underline-width="auto" style:text-underline-mode="continuous"/>
    </style:style>
    <style:style style:name="T9849" style:parent-style-name="Domyślnaczcionkaakapitu" style:family="text">
      <style:text-properties fo:background-color="#80FFFF" style:text-underline-type="single" style:text-underline-style="solid" style:text-underline-width="auto" style:text-underline-mode="continuous"/>
    </style:style>
    <style:style style:name="T9850" style:parent-style-name="Domyślnaczcionkaakapitu" style:family="text">
      <style:text-properties style:text-underline-type="single" style:text-underline-style="solid" style:text-underline-width="auto" style:text-underline-mode="continuous"/>
    </style:style>
    <style:style style:name="T9851" style:parent-style-name="Domyślnaczcionkaakapitu" style:family="text">
      <style:text-properties fo:background-color="#80FFFF" style:text-underline-type="single" style:text-underline-style="solid" style:text-underline-width="auto" style:text-underline-mode="continuous"/>
    </style:style>
    <style:style style:name="T9852" style:parent-style-name="Domyślnaczcionkaakapitu" style:family="text">
      <style:text-properties style:text-underline-type="single" style:text-underline-style="solid" style:text-underline-width="auto" style:text-underline-mode="continuous"/>
    </style:style>
    <style:style style:name="T9853" style:parent-style-name="Domyślnaczcionkaakapitu" style:family="text">
      <style:text-properties fo:background-color="#80FFFF" style:text-underline-type="single" style:text-underline-style="solid" style:text-underline-width="auto" style:text-underline-mode="continuous"/>
    </style:style>
    <style:style style:name="T9854" style:parent-style-name="Domyślnaczcionkaakapitu" style:family="text">
      <style:text-properties fo:background-color="#80FFFF"/>
    </style:style>
    <style:style style:name="P9855" style:parent-style-name="Normalny" style:family="paragraph">
      <style:paragraph-properties fo:text-align="justify" fo:line-height="150%" fo:text-indent="0.2479in"/>
    </style:style>
    <style:style style:name="T9856" style:parent-style-name="Domyślnaczcionkaakapitu" style:family="text">
      <style:text-properties fo:background-color="#80FFFF"/>
    </style:style>
    <style:style style:name="T9857" style:parent-style-name="Domyślnaczcionkaakapitu" style:family="text">
      <style:text-properties fo:background-color="#80FFFF"/>
    </style:style>
    <style:style style:name="T9858" style:parent-style-name="Domyślnaczcionkaakapitu" style:family="text">
      <style:text-properties fo:background-color="#80FFFF"/>
    </style:style>
    <style:style style:name="P9859" style:parent-style-name="Normalny" style:family="paragraph">
      <style:paragraph-properties fo:text-align="justify" fo:line-height="150%"/>
    </style:style>
    <style:style style:name="T9860" style:parent-style-name="Domyślnaczcionkaakapitu" style:family="text">
      <style:text-properties style:text-underline-type="single" style:text-underline-style="solid" style:text-underline-width="auto" style:text-underline-mode="continuous"/>
    </style:style>
    <style:style style:name="T9861" style:parent-style-name="Domyślnaczcionkaakapitu" style:family="text">
      <style:text-properties fo:background-color="#80FFFF" style:text-underline-type="single" style:text-underline-style="solid" style:text-underline-width="auto" style:text-underline-mode="continuous"/>
    </style:style>
    <style:style style:name="T9862" style:parent-style-name="Domyślnaczcionkaakapitu" style:family="text">
      <style:text-properties style:text-underline-type="single" style:text-underline-style="solid" style:text-underline-width="auto" style:text-underline-mode="continuous"/>
    </style:style>
    <style:style style:name="P9863" style:parent-style-name="Normalny" style:family="paragraph">
      <style:paragraph-properties fo:text-align="justify" fo:line-height="150%" fo:text-indent="0.2479in"/>
    </style:style>
    <style:style style:name="T9864" style:parent-style-name="Domyślnaczcionkaakapitu" style:family="text">
      <style:text-properties fo:background-color="#80FFFF"/>
    </style:style>
    <style:style style:name="T9865" style:parent-style-name="Domyślnaczcionkaakapitu" style:family="text">
      <style:text-properties fo:background-color="#80FFFF"/>
    </style:style>
    <style:style style:name="T9866" style:parent-style-name="Domyślnaczcionkaakapitu" style:family="text">
      <style:text-properties fo:background-color="#80FFFF"/>
    </style:style>
    <style:style style:name="T9867" style:parent-style-name="Domyślnaczcionkaakapitu" style:family="text">
      <style:text-properties fo:background-color="#80FFFF"/>
    </style:style>
    <style:style style:name="T9868" style:parent-style-name="Domyślnaczcionkaakapitu" style:family="text">
      <style:text-properties fo:background-color="#80FFFF"/>
    </style:style>
    <style:style style:name="P9869" style:parent-style-name="Normalny" style:family="paragraph">
      <style:paragraph-properties fo:text-align="justify" fo:line-height="150%" fo:text-indent="0.2479in"/>
    </style:style>
    <style:style style:name="T9870" style:parent-style-name="Domyślnaczcionkaakapitu" style:family="text">
      <style:text-properties fo:background-color="#80FFFF"/>
    </style:style>
    <style:style style:name="T9871" style:parent-style-name="Domyślnaczcionkaakapitu" style:family="text">
      <style:text-properties fo:background-color="#80FFFF"/>
    </style:style>
    <style:style style:name="T9872" style:parent-style-name="Domyślnaczcionkaakapitu" style:family="text">
      <style:text-properties fo:background-color="#80FFFF"/>
    </style:style>
    <style:style style:name="T9873" style:parent-style-name="Domyślnaczcionkaakapitu" style:family="text">
      <style:text-properties fo:background-color="#80FFFF"/>
    </style:style>
    <style:style style:name="T9874" style:parent-style-name="Domyślnaczcionkaakapitu" style:family="text">
      <style:text-properties fo:background-color="#80FFFF"/>
    </style:style>
    <style:style style:name="T9875" style:parent-style-name="Domyślnaczcionkaakapitu" style:family="text">
      <style:text-properties fo:background-color="#80FFFF"/>
    </style:style>
    <style:style style:name="T9876" style:parent-style-name="Domyślnaczcionkaakapitu" style:family="text">
      <style:text-properties fo:background-color="#80FFFF"/>
    </style:style>
    <style:style style:name="T9877" style:parent-style-name="Domyślnaczcionkaakapitu" style:family="text">
      <style:text-properties fo:background-color="#80FFFF"/>
    </style:style>
    <style:style style:name="T9878" style:parent-style-name="Domyślnaczcionkaakapitu" style:family="text">
      <style:text-properties fo:background-color="#80FFFF"/>
    </style:style>
    <style:style style:name="T9879" style:parent-style-name="Domyślnaczcionkaakapitu" style:family="text">
      <style:text-properties fo:background-color="#80FFFF"/>
    </style:style>
    <style:style style:name="T9880" style:parent-style-name="Domyślnaczcionkaakapitu" style:family="text">
      <style:text-properties fo:background-color="#80FFFF"/>
    </style:style>
    <style:style style:name="T9881" style:parent-style-name="Domyślnaczcionkaakapitu" style:family="text">
      <style:text-properties fo:background-color="#80FFFF"/>
    </style:style>
    <style:style style:name="T9882" style:parent-style-name="Domyślnaczcionkaakapitu" style:family="text">
      <style:text-properties fo:background-color="#80FFFF"/>
    </style:style>
    <style:style style:name="T9883" style:parent-style-name="Domyślnaczcionkaakapitu" style:family="text">
      <style:text-properties fo:background-color="#80FFFF"/>
    </style:style>
    <style:style style:name="T9884" style:parent-style-name="Domyślnaczcionkaakapitu" style:family="text">
      <style:text-properties fo:background-color="#80FFFF"/>
    </style:style>
    <style:style style:name="T9885" style:parent-style-name="Domyślnaczcionkaakapitu" style:family="text">
      <style:text-properties fo:background-color="#80FFFF"/>
    </style:style>
    <style:style style:name="T9886" style:parent-style-name="Domyślnaczcionkaakapitu" style:family="text">
      <style:text-properties fo:background-color="#80FFFF"/>
    </style:style>
    <style:style style:name="T9887" style:parent-style-name="Domyślnaczcionkaakapitu" style:family="text">
      <style:text-properties fo:background-color="#80FFFF"/>
    </style:style>
    <style:style style:name="T9888" style:parent-style-name="Domyślnaczcionkaakapitu" style:family="text">
      <style:text-properties fo:background-color="#80FFFF"/>
    </style:style>
    <style:style style:name="T9889" style:parent-style-name="Domyślnaczcionkaakapitu" style:family="text">
      <style:text-properties fo:background-color="#80FFFF"/>
    </style:style>
    <style:style style:name="P9890" style:parent-style-name="Normalny" style:family="paragraph">
      <style:paragraph-properties fo:text-align="justify" fo:line-height="150%">
        <style:tab-stops>
          <style:tab-stop style:type="left" style:position="3.0194in"/>
        </style:tab-stops>
      </style:paragraph-properties>
    </style:style>
    <style:style style:name="T9891" style:parent-style-name="Domyślnaczcionkaakapitu" style:family="text">
      <style:text-properties style:text-underline-type="single" style:text-underline-style="solid" style:text-underline-width="auto" style:text-underline-mode="continuous"/>
    </style:style>
    <style:style style:name="T9892" style:parent-style-name="Domyślnaczcionkaakapitu" style:family="text">
      <style:text-properties fo:background-color="#80FFFF" style:text-underline-type="single" style:text-underline-style="solid" style:text-underline-width="auto" style:text-underline-mode="continuous"/>
    </style:style>
    <style:style style:name="T9893" style:parent-style-name="Domyślnaczcionkaakapitu" style:family="text">
      <style:text-properties style:text-underline-type="single" style:text-underline-style="solid" style:text-underline-width="auto" style:text-underline-mode="continuous"/>
    </style:style>
    <style:style style:name="T9894" style:parent-style-name="Domyślnaczcionkaakapitu" style:family="text">
      <style:text-properties fo:background-color="#80FFFF" style:text-underline-type="single" style:text-underline-style="solid" style:text-underline-width="auto" style:text-underline-mode="continuous"/>
    </style:style>
    <style:style style:name="T9895" style:parent-style-name="Domyślnaczcionkaakapitu" style:family="text">
      <style:text-properties style:text-underline-type="single" style:text-underline-style="solid" style:text-underline-width="auto" style:text-underline-mode="continuous"/>
    </style:style>
    <style:style style:name="P9896" style:parent-style-name="Normalny" style:family="paragraph">
      <style:paragraph-properties fo:text-align="justify" fo:line-height="150%" fo:text-indent="0.2479in">
        <style:tab-stops>
          <style:tab-stop style:type="left" style:position="3.0194in"/>
        </style:tab-stops>
      </style:paragraph-properties>
    </style:style>
    <style:style style:name="T9897" style:parent-style-name="Domyślnaczcionkaakapitu" style:family="text">
      <style:text-properties fo:background-color="#80FFFF"/>
    </style:style>
    <style:style style:name="T9898" style:parent-style-name="Domyślnaczcionkaakapitu" style:family="text">
      <style:text-properties fo:background-color="#80FFFF"/>
    </style:style>
    <style:style style:name="T9899" style:parent-style-name="Domyślnaczcionkaakapitu" style:family="text">
      <style:text-properties fo:background-color="#80FFFF"/>
    </style:style>
    <style:style style:name="T9900" style:parent-style-name="Domyślnaczcionkaakapitu" style:family="text">
      <style:text-properties fo:background-color="#80FFFF"/>
    </style:style>
    <style:style style:name="P9901" style:parent-style-name="Normalny" style:family="paragraph">
      <style:paragraph-properties fo:text-align="justify" fo:line-height="150%" fo:text-indent="0.2479in"/>
    </style:style>
    <style:style style:name="T9902" style:parent-style-name="Domyślnaczcionkaakapitu" style:family="text">
      <style:text-properties fo:background-color="#80FFFF"/>
    </style:style>
    <style:style style:name="P9903" style:parent-style-name="Normalny" style:family="paragraph">
      <style:paragraph-properties fo:text-align="justify" fo:line-height="150%"/>
    </style:style>
    <style:style style:name="T9904" style:parent-style-name="Domyślnaczcionkaakapitu" style:family="text">
      <style:text-properties style:text-underline-type="single" style:text-underline-style="solid" style:text-underline-width="auto" style:text-underline-mode="continuous"/>
    </style:style>
    <style:style style:name="T9905" style:parent-style-name="Domyślnaczcionkaakapitu" style:family="text">
      <style:text-properties fo:background-color="#80FFFF" style:text-underline-type="single" style:text-underline-style="solid" style:text-underline-width="auto" style:text-underline-mode="continuous"/>
    </style:style>
    <style:style style:name="T9906" style:parent-style-name="Domyślnaczcionkaakapitu" style:family="text">
      <style:text-properties style:text-underline-type="single" style:text-underline-style="solid" style:text-underline-width="auto" style:text-underline-mode="continuous"/>
    </style:style>
    <style:style style:name="T9907" style:parent-style-name="Domyślnaczcionkaakapitu" style:family="text">
      <style:text-properties fo:background-color="#80FFFF" style:text-underline-type="single" style:text-underline-style="solid" style:text-underline-width="auto" style:text-underline-mode="continuous"/>
    </style:style>
    <style:style style:name="T9908" style:parent-style-name="Domyślnaczcionkaakapitu" style:family="text">
      <style:text-properties style:text-underline-type="single" style:text-underline-style="solid" style:text-underline-width="auto" style:text-underline-mode="continuous"/>
    </style:style>
    <style:style style:name="P9909" style:parent-style-name="Normalny" style:family="paragraph">
      <style:paragraph-properties fo:text-align="justify" fo:line-height="150%" fo:text-indent="0.2479in"/>
    </style:style>
    <style:style style:name="T9910" style:parent-style-name="Domyślnaczcionkaakapitu" style:family="text">
      <style:text-properties fo:background-color="#80FFFF"/>
    </style:style>
    <style:style style:name="T9911" style:parent-style-name="Domyślnaczcionkaakapitu" style:family="text">
      <style:text-properties fo:background-color="#80FFFF"/>
    </style:style>
    <style:style style:name="T9912" style:parent-style-name="Domyślnaczcionkaakapitu" style:family="text">
      <style:text-properties fo:background-color="#80FFFF"/>
    </style:style>
    <style:style style:name="T9913" style:parent-style-name="Domyślnaczcionkaakapitu" style:family="text">
      <style:text-properties fo:background-color="#80FFFF"/>
    </style:style>
    <style:style style:name="T9914" style:parent-style-name="Domyślnaczcionkaakapitu" style:family="text">
      <style:text-properties fo:background-color="#80FFFF"/>
    </style:style>
    <style:style style:name="T9915" style:parent-style-name="Domyślnaczcionkaakapitu" style:family="text">
      <style:text-properties fo:background-color="#80FFFF"/>
    </style:style>
    <style:style style:name="T9916" style:parent-style-name="Domyślnaczcionkaakapitu" style:family="text">
      <style:text-properties fo:background-color="#80FFFF"/>
    </style:style>
    <style:style style:name="T9917" style:parent-style-name="Domyślnaczcionkaakapitu" style:family="text">
      <style:text-properties fo:background-color="#80FFFF"/>
    </style:style>
    <style:style style:name="T9918" style:parent-style-name="Domyślnaczcionkaakapitu" style:family="text">
      <style:text-properties fo:background-color="#80FFFF"/>
    </style:style>
    <style:style style:name="T9919" style:parent-style-name="Domyślnaczcionkaakapitu" style:family="text">
      <style:text-properties fo:background-color="#80FFFF"/>
    </style:style>
    <style:style style:name="T9920" style:parent-style-name="Domyślnaczcionkaakapitu" style:family="text">
      <style:text-properties fo:background-color="#80FFFF"/>
    </style:style>
    <style:style style:name="T9921" style:parent-style-name="Domyślnaczcionkaakapitu" style:family="text">
      <style:text-properties fo:background-color="#80FFFF"/>
    </style:style>
    <style:style style:name="T9922" style:parent-style-name="Domyślnaczcionkaakapitu" style:family="text">
      <style:text-properties fo:background-color="#80FFFF"/>
    </style:style>
    <style:style style:name="T9923" style:parent-style-name="Domyślnaczcionkaakapitu" style:family="text">
      <style:text-properties fo:background-color="#80FFFF"/>
    </style:style>
    <style:style style:name="T9924" style:parent-style-name="Domyślnaczcionkaakapitu" style:family="text">
      <style:text-properties fo:background-color="#80FFFF"/>
    </style:style>
    <style:style style:name="T9925" style:parent-style-name="Domyślnaczcionkaakapitu" style:family="text">
      <style:text-properties fo:background-color="#80FFFF"/>
    </style:style>
    <style:style style:name="T9926" style:parent-style-name="Domyślnaczcionkaakapitu" style:family="text">
      <style:text-properties fo:background-color="#80FFFF"/>
    </style:style>
    <style:style style:name="T9927" style:parent-style-name="Domyślnaczcionkaakapitu" style:family="text">
      <style:text-properties fo:background-color="#80FFFF"/>
    </style:style>
    <style:style style:name="T9928" style:parent-style-name="Domyślnaczcionkaakapitu" style:family="text">
      <style:text-properties fo:background-color="#80FFFF"/>
    </style:style>
    <style:style style:name="T9929" style:parent-style-name="Domyślnaczcionkaakapitu" style:family="text">
      <style:text-properties fo:background-color="#80FFFF"/>
    </style:style>
    <style:style style:name="T9930" style:parent-style-name="Domyślnaczcionkaakapitu" style:family="text">
      <style:text-properties fo:background-color="#80FFFF"/>
    </style:style>
    <style:style style:name="T9931" style:parent-style-name="Domyślnaczcionkaakapitu" style:family="text">
      <style:text-properties fo:background-color="#80FFFF"/>
    </style:style>
    <style:style style:name="T9932" style:parent-style-name="Domyślnaczcionkaakapitu" style:family="text">
      <style:text-properties fo:background-color="#80FFFF"/>
    </style:style>
    <style:style style:name="T9933" style:parent-style-name="Domyślnaczcionkaakapitu" style:family="text">
      <style:text-properties fo:background-color="#80FFFF"/>
    </style:style>
    <style:style style:name="T9934" style:parent-style-name="Domyślnaczcionkaakapitu" style:family="text">
      <style:text-properties fo:background-color="#80FFFF"/>
    </style:style>
    <style:style style:name="T9935" style:parent-style-name="Domyślnaczcionkaakapitu" style:family="text">
      <style:text-properties fo:background-color="#80FFFF"/>
    </style:style>
    <style:style style:name="T9936" style:parent-style-name="Domyślnaczcionkaakapitu" style:family="text">
      <style:text-properties fo:background-color="#80FFFF"/>
    </style:style>
    <style:style style:name="P9937" style:parent-style-name="Normalny" style:family="paragraph">
      <style:paragraph-properties fo:text-align="justify" fo:line-height="150%" fo:text-indent="0.2479in"/>
    </style:style>
    <style:style style:name="T9938" style:parent-style-name="Domyślnaczcionkaakapitu" style:family="text">
      <style:text-properties fo:background-color="#80FFFF"/>
    </style:style>
    <style:style style:name="T9939" style:parent-style-name="Domyślnaczcionkaakapitu" style:family="text">
      <style:text-properties fo:background-color="#80FFFF"/>
    </style:style>
    <style:style style:name="T9940" style:parent-style-name="Domyślnaczcionkaakapitu" style:family="text">
      <style:text-properties fo:background-color="#80FFFF"/>
    </style:style>
    <style:style style:name="P9941" style:parent-style-name="Normalny" style:family="paragraph">
      <style:paragraph-properties fo:text-align="justify" fo:line-height="150%"/>
    </style:style>
    <style:style style:name="T9942" style:parent-style-name="Domyślnaczcionkaakapitu" style:family="text">
      <style:text-properties style:text-underline-type="single" style:text-underline-style="solid" style:text-underline-width="auto" style:text-underline-mode="continuous"/>
    </style:style>
    <style:style style:name="T9943" style:parent-style-name="Domyślnaczcionkaakapitu" style:family="text">
      <style:text-properties fo:background-color="#80FFFF" style:text-underline-type="single" style:text-underline-style="solid" style:text-underline-width="auto" style:text-underline-mode="continuous"/>
    </style:style>
    <style:style style:name="T9944" style:parent-style-name="Domyślnaczcionkaakapitu" style:family="text">
      <style:text-properties style:text-underline-type="single" style:text-underline-style="solid" style:text-underline-width="auto" style:text-underline-mode="continuous"/>
    </style:style>
    <style:style style:name="P9945" style:parent-style-name="Normalny" style:family="paragraph">
      <style:paragraph-properties fo:text-align="justify" fo:line-height="150%" fo:text-indent="0.2479in"/>
    </style:style>
    <style:style style:name="P9946" style:parent-style-name="Normalny" style:family="paragraph">
      <style:paragraph-properties fo:text-align="justify" fo:line-height="150%"/>
    </style:style>
    <style:style style:name="T9947" style:parent-style-name="Domyślnaczcionkaakapitu" style:family="text">
      <style:text-properties style:text-underline-type="single" style:text-underline-style="solid" style:text-underline-width="auto" style:text-underline-mode="continuous"/>
    </style:style>
    <style:style style:name="T9948" style:parent-style-name="Domyślnaczcionkaakapitu" style:family="text">
      <style:text-properties fo:background-color="#80FFFF" style:text-underline-type="single" style:text-underline-style="solid" style:text-underline-width="auto" style:text-underline-mode="continuous"/>
    </style:style>
    <style:style style:name="T9949" style:parent-style-name="Domyślnaczcionkaakapitu" style:family="text">
      <style:text-properties style:text-underline-type="single" style:text-underline-style="solid" style:text-underline-width="auto" style:text-underline-mode="continuous"/>
    </style:style>
    <style:style style:name="T9950" style:parent-style-name="Domyślnaczcionkaakapitu" style:family="text">
      <style:text-properties fo:background-color="#80FFFF" style:text-underline-type="single" style:text-underline-style="solid" style:text-underline-width="auto" style:text-underline-mode="continuous"/>
    </style:style>
    <style:style style:name="T9951" style:parent-style-name="Domyślnaczcionkaakapitu" style:family="text">
      <style:text-properties style:text-underline-type="single" style:text-underline-style="solid" style:text-underline-width="auto" style:text-underline-mode="continuous"/>
    </style:style>
    <style:style style:name="T9952" style:parent-style-name="Domyślnaczcionkaakapitu" style:family="text">
      <style:text-properties fo:background-color="#80FFFF" style:text-underline-type="single" style:text-underline-style="solid" style:text-underline-width="auto" style:text-underline-mode="continuous"/>
    </style:style>
    <style:style style:name="T9953" style:parent-style-name="Domyślnaczcionkaakapitu" style:family="text">
      <style:text-properties style:text-underline-type="single" style:text-underline-style="solid" style:text-underline-width="auto" style:text-underline-mode="continuous"/>
    </style:style>
    <style:style style:name="P9954" style:parent-style-name="Normalny" style:family="paragraph">
      <style:paragraph-properties fo:text-align="justify" fo:line-height="150%" fo:text-indent="0.2479in"/>
    </style:style>
    <style:style style:name="T9955" style:parent-style-name="Domyślnaczcionkaakapitu" style:family="text">
      <style:text-properties fo:background-color="#80FFFF"/>
    </style:style>
    <style:style style:name="P9956" style:parent-style-name="Normalny" style:family="paragraph">
      <style:paragraph-properties fo:text-align="justify" fo:line-height="150%"/>
    </style:style>
    <style:style style:name="T9957" style:parent-style-name="Domyślnaczcionkaakapitu" style:family="text">
      <style:text-properties style:text-underline-type="single" style:text-underline-style="solid" style:text-underline-width="auto" style:text-underline-mode="continuous"/>
    </style:style>
    <style:style style:name="T9958" style:parent-style-name="Domyślnaczcionkaakapitu" style:family="text">
      <style:text-properties fo:background-color="#80FFFF" style:text-underline-type="single" style:text-underline-style="solid" style:text-underline-width="auto" style:text-underline-mode="continuous"/>
    </style:style>
    <style:style style:name="T9959" style:parent-style-name="Domyślnaczcionkaakapitu" style:family="text">
      <style:text-properties style:text-underline-type="single" style:text-underline-style="solid" style:text-underline-width="auto" style:text-underline-mode="continuous"/>
    </style:style>
    <style:style style:name="T9960" style:parent-style-name="Domyślnaczcionkaakapitu" style:family="text">
      <style:text-properties fo:background-color="#80FFFF" style:text-underline-type="single" style:text-underline-style="solid" style:text-underline-width="auto" style:text-underline-mode="continuous"/>
    </style:style>
    <style:style style:name="P9961" style:parent-style-name="Normalny" style:family="paragraph">
      <style:paragraph-properties fo:text-align="justify" fo:line-height="150%" fo:text-indent="0.2479in"/>
    </style:style>
    <style:style style:name="T9962" style:parent-style-name="Domyślnaczcionkaakapitu" style:family="text">
      <style:text-properties fo:background-color="#80FFFF"/>
    </style:style>
    <style:style style:name="T9963" style:parent-style-name="Domyślnaczcionkaakapitu" style:family="text">
      <style:text-properties fo:background-color="#80FFFF"/>
    </style:style>
    <style:style style:name="P9964" style:parent-style-name="Normalny" style:family="paragraph">
      <style:paragraph-properties fo:text-align="justify" fo:line-height="150%"/>
    </style:style>
    <style:style style:name="T9965" style:parent-style-name="Domyślnaczcionkaakapitu" style:family="text">
      <style:text-properties style:text-underline-type="single" style:text-underline-style="solid" style:text-underline-width="auto" style:text-underline-mode="continuous"/>
    </style:style>
    <style:style style:name="T9966" style:parent-style-name="Domyślnaczcionkaakapitu" style:family="text">
      <style:text-properties fo:background-color="#80FFFF" style:text-underline-type="single" style:text-underline-style="solid" style:text-underline-width="auto" style:text-underline-mode="continuous"/>
    </style:style>
    <style:style style:name="T9967" style:parent-style-name="Domyślnaczcionkaakapitu" style:family="text">
      <style:text-properties style:text-underline-type="single" style:text-underline-style="solid" style:text-underline-width="auto" style:text-underline-mode="continuous"/>
    </style:style>
    <style:style style:name="P9968" style:parent-style-name="Normalny" style:family="paragraph">
      <style:paragraph-properties fo:text-align="justify" fo:line-height="150%" fo:text-indent="0.2479in"/>
    </style:style>
    <style:style style:name="T9969" style:parent-style-name="Domyślnaczcionkaakapitu" style:family="text">
      <style:text-properties fo:background-color="#80FFFF"/>
    </style:style>
    <style:style style:name="T9970" style:parent-style-name="Domyślnaczcionkaakapitu" style:family="text">
      <style:text-properties fo:background-color="#80FFFF"/>
    </style:style>
    <style:style style:name="P9971" style:parent-style-name="Normalny" style:family="paragraph">
      <style:paragraph-properties fo:text-align="justify" fo:line-height="150%"/>
    </style:style>
    <style:style style:name="T9972" style:parent-style-name="Domyślnaczcionkaakapitu" style:family="text">
      <style:text-properties style:text-underline-type="single" style:text-underline-style="solid" style:text-underline-width="auto" style:text-underline-mode="continuous"/>
    </style:style>
    <style:style style:name="T9973" style:parent-style-name="Domyślnaczcionkaakapitu" style:family="text">
      <style:text-properties fo:background-color="#80FFFF" style:text-underline-type="single" style:text-underline-style="solid" style:text-underline-width="auto" style:text-underline-mode="continuous"/>
    </style:style>
    <style:style style:name="T9974" style:parent-style-name="Domyślnaczcionkaakapitu" style:family="text">
      <style:text-properties style:text-underline-type="single" style:text-underline-style="solid" style:text-underline-width="auto" style:text-underline-mode="continuous"/>
    </style:style>
    <style:style style:name="T9975" style:parent-style-name="Domyślnaczcionkaakapitu" style:family="text">
      <style:text-properties fo:background-color="#80FFFF"/>
    </style:style>
    <style:style style:name="P9976" style:parent-style-name="Normalny" style:family="paragraph">
      <style:paragraph-properties fo:text-align="justify" fo:line-height="150%" fo:text-indent="0.2479in"/>
    </style:style>
    <style:style style:name="P9977" style:parent-style-name="Normalny" style:family="paragraph">
      <style:paragraph-properties fo:text-align="justify" fo:line-height="150%"/>
    </style:style>
    <style:style style:name="T9978" style:parent-style-name="Domyślnaczcionkaakapitu" style:family="text">
      <style:text-properties style:text-underline-type="single" style:text-underline-style="solid" style:text-underline-width="auto" style:text-underline-mode="continuous"/>
    </style:style>
    <style:style style:name="T9979" style:parent-style-name="Domyślnaczcionkaakapitu" style:family="text">
      <style:text-properties fo:background-color="#80FFFF" style:text-underline-type="single" style:text-underline-style="solid" style:text-underline-width="auto" style:text-underline-mode="continuous"/>
    </style:style>
    <style:style style:name="T9980" style:parent-style-name="Domyślnaczcionkaakapitu" style:family="text">
      <style:text-properties style:text-underline-type="single" style:text-underline-style="solid" style:text-underline-width="auto" style:text-underline-mode="continuous"/>
    </style:style>
    <style:style style:name="P9981" style:parent-style-name="Normalny" style:family="paragraph">
      <style:paragraph-properties fo:text-align="justify" fo:line-height="150%" fo:text-indent="0.2479in"/>
    </style:style>
    <style:style style:name="T9982" style:parent-style-name="Domyślnaczcionkaakapitu" style:family="text">
      <style:text-properties fo:background-color="#80FFFF"/>
    </style:style>
    <style:style style:name="P9983" style:parent-style-name="Normalny" style:family="paragraph">
      <style:paragraph-properties fo:text-align="justify" fo:line-height="150%"/>
    </style:style>
    <style:style style:name="T9984" style:parent-style-name="Domyślnaczcionkaakapitu" style:family="text">
      <style:text-properties style:text-underline-type="single" style:text-underline-style="solid" style:text-underline-width="auto" style:text-underline-mode="continuous"/>
    </style:style>
    <style:style style:name="P9985" style:parent-style-name="Normalny" style:family="paragraph">
      <style:paragraph-properties fo:text-align="justify" fo:line-height="150%" fo:text-indent="0.2479in"/>
    </style:style>
    <style:style style:name="T9986" style:parent-style-name="Domyślnaczcionkaakapitu" style:family="text">
      <style:text-properties fo:background-color="#80FFFF"/>
    </style:style>
    <style:style style:name="T9987" style:parent-style-name="Domyślnaczcionkaakapitu" style:family="text">
      <style:text-properties fo:background-color="#80FFFF"/>
    </style:style>
    <style:style style:name="T9988" style:parent-style-name="Domyślnaczcionkaakapitu" style:family="text">
      <style:text-properties fo:background-color="#80FFFF"/>
    </style:style>
    <style:style style:name="P9989" style:parent-style-name="Normalny" style:family="paragraph">
      <style:paragraph-properties fo:text-align="justify" fo:line-height="150%" fo:text-indent="0.2479in"/>
    </style:style>
    <style:style style:name="T9990" style:parent-style-name="Domyślnaczcionkaakapitu" style:family="text">
      <style:text-properties fo:background-color="#80FFFF"/>
    </style:style>
    <style:style style:name="P9991" style:parent-style-name="Normalny" style:family="paragraph">
      <style:paragraph-properties fo:text-align="justify" fo:line-height="150%">
        <style:tab-stops>
          <style:tab-stop style:type="left" style:position="2.6541in"/>
        </style:tab-stops>
      </style:paragraph-properties>
    </style:style>
    <style:style style:name="T9992" style:parent-style-name="Domyślnaczcionkaakapitu" style:family="text">
      <style:text-properties style:text-underline-type="single" style:text-underline-style="solid" style:text-underline-width="auto" style:text-underline-mode="continuous"/>
    </style:style>
    <style:style style:name="T9993" style:parent-style-name="Domyślnaczcionkaakapitu" style:family="text">
      <style:text-properties fo:background-color="#80FFFF" style:text-underline-type="single" style:text-underline-style="solid" style:text-underline-width="auto" style:text-underline-mode="continuous"/>
    </style:style>
    <style:style style:name="T9994" style:parent-style-name="Domyślnaczcionkaakapitu" style:family="text">
      <style:text-properties style:text-underline-type="single" style:text-underline-style="solid" style:text-underline-width="auto" style:text-underline-mode="continuous"/>
    </style:style>
    <style:style style:name="T9995" style:parent-style-name="Domyślnaczcionkaakapitu" style:family="text">
      <style:text-properties fo:background-color="#80FFFF" style:text-underline-type="single" style:text-underline-style="solid" style:text-underline-width="auto" style:text-underline-mode="continuous"/>
    </style:style>
    <style:style style:name="T9996" style:parent-style-name="Domyślnaczcionkaakapitu" style:family="text">
      <style:text-properties style:text-underline-type="single" style:text-underline-style="solid" style:text-underline-width="auto" style:text-underline-mode="continuous"/>
    </style:style>
    <style:style style:name="T9997" style:parent-style-name="Domyślnaczcionkaakapitu" style:family="text">
      <style:text-properties fo:background-color="#80FFFF"/>
    </style:style>
    <style:style style:name="P9998" style:parent-style-name="Normalny" style:family="paragraph">
      <style:paragraph-properties fo:text-align="justify" fo:line-height="150%" fo:text-indent="0.2479in">
        <style:tab-stops>
          <style:tab-stop style:type="left" style:position="2.6541in"/>
        </style:tab-stops>
      </style:paragraph-properties>
    </style:style>
    <style:style style:name="T9999" style:parent-style-name="Domyślnaczcionkaakapitu" style:family="text">
      <style:text-properties fo:background-color="#80FFFF"/>
    </style:style>
    <style:style style:name="T10000" style:parent-style-name="Domyślnaczcionkaakapitu" style:family="text">
      <style:text-properties fo:background-color="#80FFFF"/>
    </style:style>
    <style:style style:name="T10001" style:parent-style-name="Domyślnaczcionkaakapitu" style:family="text">
      <style:text-properties fo:background-color="#80FFFF"/>
    </style:style>
    <style:style style:name="P10002" style:parent-style-name="Normalny" style:family="paragraph">
      <style:paragraph-properties fo:text-align="justify" fo:line-height="150%" fo:text-indent="0.2479in"/>
    </style:style>
    <style:style style:name="T10003" style:parent-style-name="Domyślnaczcionkaakapitu" style:family="text">
      <style:text-properties fo:background-color="#80FFFF"/>
    </style:style>
    <style:style style:name="T10004" style:parent-style-name="Domyślnaczcionkaakapitu" style:family="text">
      <style:text-properties fo:background-color="#80FFFF"/>
    </style:style>
    <style:style style:name="T10005" style:parent-style-name="Domyślnaczcionkaakapitu" style:family="text">
      <style:text-properties fo:background-color="#80FFFF"/>
    </style:style>
    <style:style style:name="T10006" style:parent-style-name="Domyślnaczcionkaakapitu" style:family="text">
      <style:text-properties fo:background-color="#80FFFF"/>
    </style:style>
    <style:style style:name="T10007" style:parent-style-name="Domyślnaczcionkaakapitu" style:family="text">
      <style:text-properties fo:background-color="#80FFFF"/>
    </style:style>
    <style:style style:name="T10008" style:parent-style-name="Domyślnaczcionkaakapitu" style:family="text">
      <style:text-properties fo:background-color="#80FFFF"/>
    </style:style>
    <style:style style:name="T10009" style:parent-style-name="Domyślnaczcionkaakapitu" style:family="text">
      <style:text-properties fo:background-color="#80FFFF"/>
    </style:style>
    <style:style style:name="P10010" style:parent-style-name="Normalny" style:family="paragraph">
      <style:paragraph-properties fo:text-align="justify" fo:line-height="150%"/>
    </style:style>
    <style:style style:name="T10011" style:parent-style-name="Domyślnaczcionkaakapitu" style:family="text">
      <style:text-properties fo:background-color="#80FFFF"/>
    </style:style>
    <style:style style:name="T10012" style:parent-style-name="Domyślnaczcionkaakapitu" style:family="text">
      <style:text-properties fo:background-color="#80FFFF"/>
    </style:style>
    <style:style style:name="T10013" style:parent-style-name="Domyślnaczcionkaakapitu" style:family="text">
      <style:text-properties fo:background-color="#80FFFF"/>
    </style:style>
    <style:style style:name="T10014" style:parent-style-name="Domyślnaczcionkaakapitu" style:family="text">
      <style:text-properties fo:background-color="#80FFFF"/>
    </style:style>
    <style:style style:name="T10015" style:parent-style-name="Domyślnaczcionkaakapitu" style:family="text">
      <style:text-properties fo:background-color="#80FFFF"/>
    </style:style>
    <style:style style:name="T10016" style:parent-style-name="Domyślnaczcionkaakapitu" style:family="text">
      <style:text-properties fo:background-color="#80FFFF"/>
    </style:style>
    <style:style style:name="T10017" style:parent-style-name="Domyślnaczcionkaakapitu" style:family="text">
      <style:text-properties fo:background-color="#80FFFF"/>
    </style:style>
    <style:style style:name="T10018" style:parent-style-name="Domyślnaczcionkaakapitu" style:family="text">
      <style:text-properties fo:background-color="#80FFFF"/>
    </style:style>
    <style:style style:name="P10019" style:parent-style-name="Normalny" style:family="paragraph">
      <style:paragraph-properties fo:text-align="justify" fo:line-height="150%" fo:text-indent="0.2479in"/>
    </style:style>
    <style:style style:name="T10020" style:parent-style-name="Domyślnaczcionkaakapitu" style:family="text">
      <style:text-properties fo:background-color="#80FFFF"/>
    </style:style>
    <style:style style:name="T10021" style:parent-style-name="Domyślnaczcionkaakapitu" style:family="text">
      <style:text-properties fo:background-color="#80FFFF"/>
    </style:style>
    <style:style style:name="T10022" style:parent-style-name="Domyślnaczcionkaakapitu" style:family="text">
      <style:text-properties fo:background-color="#80FFFF"/>
    </style:style>
    <style:style style:name="T10023" style:parent-style-name="Domyślnaczcionkaakapitu" style:family="text">
      <style:text-properties fo:background-color="#80FFFF"/>
    </style:style>
    <style:style style:name="T10024" style:parent-style-name="Domyślnaczcionkaakapitu" style:family="text">
      <style:text-properties fo:background-color="#80FFFF"/>
    </style:style>
    <style:style style:name="T10025" style:parent-style-name="Domyślnaczcionkaakapitu" style:family="text">
      <style:text-properties fo:background-color="#80FFFF"/>
    </style:style>
    <style:style style:name="T10026" style:parent-style-name="Domyślnaczcionkaakapitu" style:family="text">
      <style:text-properties fo:background-color="#80FFFF"/>
    </style:style>
    <style:style style:name="T10027" style:parent-style-name="Domyślnaczcionkaakapitu" style:family="text">
      <style:text-properties fo:background-color="#80FFFF"/>
    </style:style>
    <style:style style:name="P10028" style:parent-style-name="Normalny" style:family="paragraph">
      <style:paragraph-properties fo:text-align="justify" fo:line-height="150%" fo:text-indent="0.2479in"/>
    </style:style>
    <style:style style:name="P10029" style:parent-style-name="Normalny" style:family="paragraph">
      <style:paragraph-properties fo:text-align="justify" fo:line-height="150%"/>
    </style:style>
    <style:style style:name="T10030" style:parent-style-name="Domyślnaczcionkaakapitu" style:family="text">
      <style:text-properties style:text-underline-type="single" style:text-underline-style="solid" style:text-underline-width="auto" style:text-underline-mode="continuous"/>
    </style:style>
    <style:style style:name="T10031" style:parent-style-name="Domyślnaczcionkaakapitu" style:family="text">
      <style:text-properties fo:background-color="#80FFFF" style:text-underline-type="single" style:text-underline-style="solid" style:text-underline-width="auto" style:text-underline-mode="continuous"/>
    </style:style>
    <style:style style:name="T10032" style:parent-style-name="Domyślnaczcionkaakapitu" style:family="text">
      <style:text-properties style:text-underline-type="single" style:text-underline-style="solid" style:text-underline-width="auto" style:text-underline-mode="continuous"/>
    </style:style>
    <style:style style:name="T10033" style:parent-style-name="Domyślnaczcionkaakapitu" style:family="text">
      <style:text-properties fo:background-color="#80FFFF" style:text-underline-type="single" style:text-underline-style="solid" style:text-underline-width="auto" style:text-underline-mode="continuous"/>
    </style:style>
    <style:style style:name="T10034" style:parent-style-name="Domyślnaczcionkaakapitu" style:family="text">
      <style:text-properties style:text-underline-type="single" style:text-underline-style="solid" style:text-underline-width="auto" style:text-underline-mode="continuous"/>
    </style:style>
    <style:style style:name="P10035" style:parent-style-name="Normalny" style:family="paragraph">
      <style:paragraph-properties fo:text-align="justify" fo:line-height="150%" fo:text-indent="0.2479in"/>
    </style:style>
    <style:style style:name="T10036" style:parent-style-name="Domyślnaczcionkaakapitu" style:family="text">
      <style:text-properties fo:background-color="#80FFFF"/>
    </style:style>
    <style:style style:name="T10037" style:parent-style-name="Domyślnaczcionkaakapitu" style:family="text">
      <style:text-properties fo:background-color="#80FFFF"/>
    </style:style>
    <style:style style:name="T10038" style:parent-style-name="Domyślnaczcionkaakapitu" style:family="text">
      <style:text-properties fo:background-color="#80FFFF"/>
    </style:style>
    <style:style style:name="T10039" style:parent-style-name="Domyślnaczcionkaakapitu" style:family="text">
      <style:text-properties fo:background-color="#80FFFF"/>
    </style:style>
    <style:style style:name="T10040" style:parent-style-name="Domyślnaczcionkaakapitu" style:family="text">
      <style:text-properties fo:background-color="#80FFFF"/>
    </style:style>
    <style:style style:name="T10041" style:parent-style-name="Domyślnaczcionkaakapitu" style:family="text">
      <style:text-properties fo:background-color="#80FFFF"/>
    </style:style>
    <style:style style:name="T10042" style:parent-style-name="Domyślnaczcionkaakapitu" style:family="text">
      <style:text-properties fo:background-color="#80FFFF"/>
    </style:style>
    <style:style style:name="T10043" style:parent-style-name="Domyślnaczcionkaakapitu" style:family="text">
      <style:text-properties fo:background-color="#80FFFF"/>
    </style:style>
    <style:style style:name="T10044" style:parent-style-name="Domyślnaczcionkaakapitu" style:family="text">
      <style:text-properties fo:background-color="#80FFFF"/>
    </style:style>
    <style:style style:name="T10045" style:parent-style-name="Domyślnaczcionkaakapitu" style:family="text">
      <style:text-properties fo:background-color="#80FFFF"/>
    </style:style>
    <style:style style:name="T10046" style:parent-style-name="Domyślnaczcionkaakapitu" style:family="text">
      <style:text-properties fo:background-color="#80FFFF"/>
    </style:style>
    <style:style style:name="P10047" style:parent-style-name="Normalny" style:family="paragraph">
      <style:paragraph-properties fo:text-align="justify" fo:line-height="150%" fo:text-indent="0.2479in"/>
    </style:style>
    <style:style style:name="P10048" style:parent-style-name="Normalny" style:family="paragraph">
      <style:paragraph-properties fo:text-align="justify" fo:line-height="150%"/>
    </style:style>
    <style:style style:name="T10049" style:parent-style-name="Domyślnaczcionkaakapitu" style:family="text">
      <style:text-properties style:text-underline-type="single" style:text-underline-style="solid" style:text-underline-width="auto" style:text-underline-mode="continuous"/>
    </style:style>
    <style:style style:name="P10050" style:parent-style-name="Normalny" style:family="paragraph">
      <style:paragraph-properties fo:text-align="justify" fo:line-height="150%" fo:text-indent="0.2479in"/>
    </style:style>
    <style:style style:name="P10051" style:parent-style-name="Normalny" style:family="paragraph">
      <style:paragraph-properties fo:text-align="justify" fo:line-height="150%"/>
    </style:style>
    <style:style style:name="T10052" style:parent-style-name="Domyślnaczcionkaakapitu" style:family="text">
      <style:text-properties style:text-underline-type="single" style:text-underline-style="solid" style:text-underline-width="auto" style:text-underline-mode="continuous"/>
    </style:style>
    <style:style style:name="T10053" style:parent-style-name="Domyślnaczcionkaakapitu" style:family="text">
      <style:text-properties fo:background-color="#80FFFF" style:text-underline-type="single" style:text-underline-style="solid" style:text-underline-width="auto" style:text-underline-mode="continuous"/>
    </style:style>
    <style:style style:name="T10054" style:parent-style-name="Domyślnaczcionkaakapitu" style:family="text">
      <style:text-properties style:text-underline-type="single" style:text-underline-style="solid" style:text-underline-width="auto" style:text-underline-mode="continuous"/>
    </style:style>
    <style:style style:name="T10055" style:parent-style-name="Domyślnaczcionkaakapitu" style:family="text">
      <style:text-properties fo:background-color="#80FFFF" style:text-underline-type="single" style:text-underline-style="solid" style:text-underline-width="auto" style:text-underline-mode="continuous"/>
    </style:style>
    <style:style style:name="T10056" style:parent-style-name="Domyślnaczcionkaakapitu" style:family="text">
      <style:text-properties style:text-underline-type="single" style:text-underline-style="solid" style:text-underline-width="auto" style:text-underline-mode="continuous"/>
    </style:style>
    <style:style style:name="T10057" style:parent-style-name="Domyślnaczcionkaakapitu" style:family="text">
      <style:text-properties fo:background-color="#80FFFF" style:text-underline-type="single" style:text-underline-style="solid" style:text-underline-width="auto" style:text-underline-mode="continuous"/>
    </style:style>
    <style:style style:name="T10058" style:parent-style-name="Domyślnaczcionkaakapitu" style:family="text">
      <style:text-properties style:text-underline-type="single" style:text-underline-style="solid" style:text-underline-width="auto" style:text-underline-mode="continuous"/>
    </style:style>
    <style:style style:name="P10059" style:parent-style-name="Normalny" style:family="paragraph">
      <style:paragraph-properties fo:text-align="justify" fo:line-height="150%" fo:text-indent="0.2479in"/>
    </style:style>
    <style:style style:name="P10060" style:parent-style-name="Normalny" style:family="paragraph">
      <style:paragraph-properties fo:text-align="justify" fo:line-height="150%"/>
    </style:style>
    <style:style style:name="T10061" style:parent-style-name="Domyślnaczcionkaakapitu" style:family="text">
      <style:text-properties style:text-underline-type="single" style:text-underline-style="solid" style:text-underline-width="auto" style:text-underline-mode="continuous"/>
    </style:style>
    <style:style style:name="T10062" style:parent-style-name="Domyślnaczcionkaakapitu" style:family="text">
      <style:text-properties fo:background-color="#80FFFF" style:text-underline-type="single" style:text-underline-style="solid" style:text-underline-width="auto" style:text-underline-mode="continuous"/>
    </style:style>
    <style:style style:name="T10063" style:parent-style-name="Domyślnaczcionkaakapitu" style:family="text">
      <style:text-properties style:text-underline-type="single" style:text-underline-style="solid" style:text-underline-width="auto" style:text-underline-mode="continuous"/>
    </style:style>
    <style:style style:name="P10064" style:parent-style-name="Normalny" style:family="paragraph">
      <style:paragraph-properties fo:text-align="justify" fo:line-height="150%" fo:text-indent="0.2479in"/>
    </style:style>
    <style:style style:name="T10065" style:parent-style-name="Domyślnaczcionkaakapitu" style:family="text">
      <style:text-properties fo:background-color="#80FFFF"/>
    </style:style>
    <style:style style:name="P10066" style:parent-style-name="Normalny" style:family="paragraph">
      <style:paragraph-properties fo:text-align="justify" fo:line-height="150%" fo:text-indent="0.2479in"/>
    </style:style>
    <style:style style:name="T10067" style:parent-style-name="Domyślnaczcionkaakapitu" style:family="text">
      <style:text-properties fo:background-color="#80FFFF"/>
    </style:style>
    <style:style style:name="T10068" style:parent-style-name="Domyślnaczcionkaakapitu" style:family="text">
      <style:text-properties fo:background-color="#80FFFF"/>
    </style:style>
    <style:style style:name="T10069" style:parent-style-name="Domyślnaczcionkaakapitu" style:family="text">
      <style:text-properties fo:background-color="#80FFFF"/>
    </style:style>
    <style:style style:name="T10070" style:parent-style-name="Domyślnaczcionkaakapitu" style:family="text">
      <style:text-properties fo:background-color="#80FFFF"/>
    </style:style>
    <style:style style:name="T10071" style:parent-style-name="Domyślnaczcionkaakapitu" style:family="text">
      <style:text-properties fo:background-color="#80FFFF"/>
    </style:style>
    <style:style style:name="P10072" style:parent-style-name="Normalny" style:family="paragraph">
      <style:paragraph-properties fo:text-align="justify" fo:line-height="150%"/>
    </style:style>
    <style:style style:name="T10073" style:parent-style-name="Domyślnaczcionkaakapitu" style:family="text">
      <style:text-properties style:text-underline-type="single" style:text-underline-style="solid" style:text-underline-width="auto" style:text-underline-mode="continuous"/>
    </style:style>
    <style:style style:name="T10074" style:parent-style-name="Domyślnaczcionkaakapitu" style:family="text">
      <style:text-properties fo:background-color="#80FFFF" style:text-underline-type="single" style:text-underline-style="solid" style:text-underline-width="auto" style:text-underline-mode="continuous"/>
    </style:style>
    <style:style style:name="T10075" style:parent-style-name="Domyślnaczcionkaakapitu" style:family="text">
      <style:text-properties style:text-underline-type="single" style:text-underline-style="solid" style:text-underline-width="auto" style:text-underline-mode="continuous"/>
    </style:style>
    <style:style style:name="P10076" style:parent-style-name="Normalny" style:family="paragraph">
      <style:paragraph-properties fo:text-align="justify" fo:line-height="150%" fo:text-indent="0.2479in"/>
    </style:style>
    <style:style style:name="P10077" style:parent-style-name="Normalny" style:family="paragraph">
      <style:paragraph-properties fo:text-align="justify" fo:line-height="150%"/>
    </style:style>
    <style:style style:name="T10078" style:parent-style-name="Domyślnaczcionkaakapitu" style:family="text">
      <style:text-properties style:text-underline-type="single" style:text-underline-style="solid" style:text-underline-width="auto" style:text-underline-mode="continuous"/>
    </style:style>
    <style:style style:name="P10079" style:parent-style-name="Normalny" style:family="paragraph">
      <style:paragraph-properties fo:text-align="justify" fo:line-height="150%" fo:text-indent="0.2479in"/>
    </style:style>
    <style:style style:name="T10080" style:parent-style-name="Domyślnaczcionkaakapitu" style:family="text">
      <style:text-properties fo:background-color="#80FFFF"/>
    </style:style>
    <style:style style:name="P10081" style:parent-style-name="Normalny" style:family="paragraph">
      <style:paragraph-properties fo:text-align="justify" fo:line-height="150%"/>
    </style:style>
    <style:style style:name="T10082" style:parent-style-name="Domyślnaczcionkaakapitu" style:family="text">
      <style:text-properties style:text-underline-type="single" style:text-underline-style="solid" style:text-underline-width="auto" style:text-underline-mode="continuous"/>
    </style:style>
    <style:style style:name="T10083" style:parent-style-name="Domyślnaczcionkaakapitu" style:family="text">
      <style:text-properties fo:background-color="#80FFFF"/>
    </style:style>
    <style:style style:name="P10084" style:parent-style-name="Normalny" style:family="paragraph">
      <style:paragraph-properties fo:text-align="justify" fo:line-height="150%" fo:text-indent="0.2479in"/>
    </style:style>
    <style:style style:name="T10085" style:parent-style-name="Domyślnaczcionkaakapitu" style:family="text">
      <style:text-properties fo:background-color="#80FFFF"/>
    </style:style>
    <style:style style:name="T10086" style:parent-style-name="Domyślnaczcionkaakapitu" style:family="text">
      <style:text-properties fo:background-color="#80FFFF"/>
    </style:style>
    <style:style style:name="T10087" style:parent-style-name="Domyślnaczcionkaakapitu" style:family="text">
      <style:text-properties fo:background-color="#80FFFF"/>
    </style:style>
    <style:style style:name="T10088" style:parent-style-name="Domyślnaczcionkaakapitu" style:family="text">
      <style:text-properties fo:background-color="#80FFFF"/>
    </style:style>
    <style:style style:name="T10089" style:parent-style-name="Domyślnaczcionkaakapitu" style:family="text">
      <style:text-properties fo:background-color="#80FFFF"/>
    </style:style>
    <style:style style:name="T10090" style:parent-style-name="Domyślnaczcionkaakapitu" style:family="text">
      <style:text-properties fo:background-color="#80FFFF"/>
    </style:style>
    <style:style style:name="T10091" style:parent-style-name="Domyślnaczcionkaakapitu" style:family="text">
      <style:text-properties fo:background-color="#80FFFF"/>
    </style:style>
    <style:style style:name="T10092" style:parent-style-name="Domyślnaczcionkaakapitu" style:family="text">
      <style:text-properties fo:background-color="#80FFFF"/>
    </style:style>
    <style:style style:name="T10093" style:parent-style-name="Domyślnaczcionkaakapitu" style:family="text">
      <style:text-properties fo:background-color="#80FFFF"/>
    </style:style>
    <style:style style:name="P10094" style:parent-style-name="Normalny" style:family="paragraph">
      <style:paragraph-properties fo:text-align="justify" fo:line-height="150%" fo:text-indent="0.2479in"/>
    </style:style>
    <style:style style:name="T10095" style:parent-style-name="Domyślnaczcionkaakapitu" style:family="text">
      <style:text-properties fo:background-color="#80FFFF"/>
    </style:style>
    <style:style style:name="T10096" style:parent-style-name="Domyślnaczcionkaakapitu" style:family="text">
      <style:text-properties fo:background-color="#80FFFF"/>
    </style:style>
    <style:style style:name="T10097" style:parent-style-name="Domyślnaczcionkaakapitu" style:family="text">
      <style:text-properties fo:background-color="#80FFFF"/>
    </style:style>
    <style:style style:name="T10098" style:parent-style-name="Domyślnaczcionkaakapitu" style:family="text">
      <style:text-properties fo:background-color="#80FFFF"/>
    </style:style>
    <style:style style:name="T10099" style:parent-style-name="Domyślnaczcionkaakapitu" style:family="text">
      <style:text-properties fo:background-color="#80FFFF"/>
    </style:style>
    <style:style style:name="T10100" style:parent-style-name="Domyślnaczcionkaakapitu" style:family="text">
      <style:text-properties fo:background-color="#80FFFF"/>
    </style:style>
    <style:style style:name="T10101" style:parent-style-name="Domyślnaczcionkaakapitu" style:family="text">
      <style:text-properties fo:background-color="#80FFFF"/>
    </style:style>
    <style:style style:name="T10102" style:parent-style-name="Domyślnaczcionkaakapitu" style:family="text">
      <style:text-properties fo:background-color="#80FFFF"/>
    </style:style>
    <style:style style:name="T10103" style:parent-style-name="Domyślnaczcionkaakapitu" style:family="text">
      <style:text-properties fo:background-color="#80FFFF"/>
    </style:style>
    <style:style style:name="P10104" style:parent-style-name="Normalny" style:family="paragraph">
      <style:paragraph-properties fo:text-align="justify" fo:line-height="150%" fo:text-indent="0.2479in"/>
    </style:style>
    <style:style style:name="T10105" style:parent-style-name="Domyślnaczcionkaakapitu" style:family="text">
      <style:text-properties fo:background-color="#80FFFF"/>
    </style:style>
    <style:style style:name="T10106" style:parent-style-name="Domyślnaczcionkaakapitu" style:family="text">
      <style:text-properties fo:background-color="#80FFFF"/>
    </style:style>
    <style:style style:name="T10107" style:parent-style-name="Domyślnaczcionkaakapitu" style:family="text">
      <style:text-properties fo:background-color="#80FFFF"/>
    </style:style>
    <style:style style:name="T10108" style:parent-style-name="Domyślnaczcionkaakapitu" style:family="text">
      <style:text-properties fo:background-color="#80FFFF"/>
    </style:style>
    <style:style style:name="T10109" style:parent-style-name="Domyślnaczcionkaakapitu" style:family="text">
      <style:text-properties fo:background-color="#80FFFF"/>
    </style:style>
    <style:style style:name="T10110" style:parent-style-name="Domyślnaczcionkaakapitu" style:family="text">
      <style:text-properties fo:background-color="#80FFFF"/>
    </style:style>
    <style:style style:name="T10111" style:parent-style-name="Domyślnaczcionkaakapitu" style:family="text">
      <style:text-properties fo:background-color="#80FFFF"/>
    </style:style>
    <style:style style:name="T10112" style:parent-style-name="Domyślnaczcionkaakapitu" style:family="text">
      <style:text-properties fo:background-color="#80FFFF"/>
    </style:style>
    <style:style style:name="T10113" style:parent-style-name="Domyślnaczcionkaakapitu" style:family="text">
      <style:text-properties fo:background-color="#80FFFF"/>
    </style:style>
    <style:style style:name="T10114" style:parent-style-name="Domyślnaczcionkaakapitu" style:family="text">
      <style:text-properties fo:background-color="#80FFFF"/>
    </style:style>
    <style:style style:name="T10115" style:parent-style-name="Domyślnaczcionkaakapitu" style:family="text">
      <style:text-properties fo:background-color="#80FFFF"/>
    </style:style>
    <style:style style:name="P10116" style:parent-style-name="Normalny" style:family="paragraph">
      <style:paragraph-properties fo:text-align="justify" fo:line-height="150%" fo:text-indent="0.2479in"/>
    </style:style>
    <style:style style:name="T10117" style:parent-style-name="Domyślnaczcionkaakapitu" style:family="text">
      <style:text-properties fo:background-color="#80FFFF"/>
    </style:style>
    <style:style style:name="T10118" style:parent-style-name="Domyślnaczcionkaakapitu" style:family="text">
      <style:text-properties fo:background-color="#80FFFF"/>
    </style:style>
    <style:style style:name="T10119" style:parent-style-name="Domyślnaczcionkaakapitu" style:family="text">
      <style:text-properties fo:background-color="#80FFFF"/>
    </style:style>
    <style:style style:name="T10120" style:parent-style-name="Domyślnaczcionkaakapitu" style:family="text">
      <style:text-properties fo:background-color="#80FFFF"/>
    </style:style>
    <style:style style:name="T10121" style:parent-style-name="Domyślnaczcionkaakapitu" style:family="text">
      <style:text-properties fo:background-color="#80FFFF"/>
    </style:style>
    <style:style style:name="T10122" style:parent-style-name="Domyślnaczcionkaakapitu" style:family="text">
      <style:text-properties fo:background-color="#80FFFF"/>
    </style:style>
    <style:style style:name="T10123" style:parent-style-name="Domyślnaczcionkaakapitu" style:family="text">
      <style:text-properties fo:background-color="#80FFFF"/>
    </style:style>
    <style:style style:name="T10124" style:parent-style-name="Domyślnaczcionkaakapitu" style:family="text">
      <style:text-properties fo:background-color="#80FFFF"/>
    </style:style>
    <style:style style:name="P10125" style:parent-style-name="Normalny" style:family="paragraph">
      <style:paragraph-properties fo:text-align="justify" fo:line-height="150%" fo:text-indent="0.2479in"/>
    </style:style>
    <style:style style:name="P10126" style:parent-style-name="Normalny" style:family="paragraph">
      <style:paragraph-properties fo:text-align="justify" fo:line-height="150%"/>
    </style:style>
    <style:style style:name="T10127" style:parent-style-name="Domyślnaczcionkaakapitu" style:family="text">
      <style:text-properties style:text-underline-type="single" style:text-underline-style="solid" style:text-underline-width="auto" style:text-underline-mode="continuous"/>
    </style:style>
    <style:style style:name="T10128" style:parent-style-name="Domyślnaczcionkaakapitu" style:family="text">
      <style:text-properties fo:background-color="#80FFFF" style:text-underline-type="single" style:text-underline-style="solid" style:text-underline-width="auto" style:text-underline-mode="continuous"/>
    </style:style>
    <style:style style:name="T10129" style:parent-style-name="Domyślnaczcionkaakapitu" style:family="text">
      <style:text-properties style:text-underline-type="single" style:text-underline-style="solid" style:text-underline-width="auto" style:text-underline-mode="continuous"/>
    </style:style>
    <style:style style:name="P10130" style:parent-style-name="Normalny" style:family="paragraph">
      <style:paragraph-properties fo:text-align="justify" fo:line-height="150%" fo:text-indent="0.2479in"/>
    </style:style>
    <style:style style:name="T10131" style:parent-style-name="Domyślnaczcionkaakapitu" style:family="text">
      <style:text-properties fo:background-color="#80FFFF"/>
    </style:style>
    <style:style style:name="P10132" style:parent-style-name="Normalny" style:family="paragraph">
      <style:paragraph-properties fo:text-align="justify" fo:line-height="150%"/>
    </style:style>
    <style:style style:name="T10133" style:parent-style-name="Domyślnaczcionkaakapitu" style:family="text">
      <style:text-properties style:text-underline-type="single" style:text-underline-style="solid" style:text-underline-width="auto" style:text-underline-mode="continuous"/>
    </style:style>
    <style:style style:name="P10134" style:parent-style-name="Normalny" style:family="paragraph">
      <style:paragraph-properties fo:text-align="justify" fo:line-height="150%" fo:text-indent="0.2479in"/>
    </style:style>
    <style:style style:name="T10135" style:parent-style-name="Domyślnaczcionkaakapitu" style:family="text">
      <style:text-properties fo:background-color="#80FFFF"/>
    </style:style>
    <style:style style:name="P10136" style:parent-style-name="Normalny" style:family="paragraph">
      <style:paragraph-properties fo:text-align="justify" fo:line-height="150%"/>
    </style:style>
    <style:style style:name="T10137" style:parent-style-name="Domyślnaczcionkaakapitu" style:family="text">
      <style:text-properties style:text-underline-type="single" style:text-underline-style="solid" style:text-underline-width="auto" style:text-underline-mode="continuous"/>
    </style:style>
    <style:style style:name="T10138" style:parent-style-name="Domyślnaczcionkaakapitu" style:family="text">
      <style:text-properties fo:background-color="#80FFFF" style:text-underline-type="single" style:text-underline-style="solid" style:text-underline-width="auto" style:text-underline-mode="continuous"/>
    </style:style>
    <style:style style:name="T10139" style:parent-style-name="Domyślnaczcionkaakapitu" style:family="text">
      <style:text-properties style:text-underline-type="single" style:text-underline-style="solid" style:text-underline-width="auto" style:text-underline-mode="continuous"/>
    </style:style>
    <style:style style:name="T10140" style:parent-style-name="Domyślnaczcionkaakapitu" style:family="text">
      <style:text-properties fo:background-color="#80FFFF" style:text-underline-type="single" style:text-underline-style="solid" style:text-underline-width="auto" style:text-underline-mode="continuous"/>
    </style:style>
    <style:style style:name="T10141" style:parent-style-name="Domyślnaczcionkaakapitu" style:family="text">
      <style:text-properties style:text-underline-type="single" style:text-underline-style="solid" style:text-underline-width="auto" style:text-underline-mode="continuous"/>
    </style:style>
    <style:style style:name="T10142" style:parent-style-name="Domyślnaczcionkaakapitu" style:family="text">
      <style:text-properties fo:background-color="#80FFFF" style:text-underline-type="single" style:text-underline-style="solid" style:text-underline-width="auto" style:text-underline-mode="continuous"/>
    </style:style>
    <style:style style:name="T10143" style:parent-style-name="Domyślnaczcionkaakapitu" style:family="text">
      <style:text-properties style:text-underline-type="single" style:text-underline-style="solid" style:text-underline-width="auto" style:text-underline-mode="continuous"/>
    </style:style>
    <style:style style:name="T10144" style:parent-style-name="Domyślnaczcionkaakapitu" style:family="text">
      <style:text-properties fo:background-color="#80FFFF" style:text-underline-type="single" style:text-underline-style="solid" style:text-underline-width="auto" style:text-underline-mode="continuous"/>
    </style:style>
    <style:style style:name="T10145" style:parent-style-name="Domyślnaczcionkaakapitu" style:family="text">
      <style:text-properties fo:background-color="#80FFFF"/>
    </style:style>
    <style:style style:name="P10146" style:parent-style-name="Normalny" style:family="paragraph">
      <style:paragraph-properties fo:text-align="justify" fo:line-height="150%" fo:text-indent="0.2479in"/>
    </style:style>
    <style:style style:name="T10147" style:parent-style-name="Domyślnaczcionkaakapitu" style:family="text">
      <style:text-properties fo:background-color="#80FFFF"/>
    </style:style>
    <style:style style:name="P10148" style:parent-style-name="Normalny" style:family="paragraph">
      <style:paragraph-properties fo:text-align="justify" fo:line-height="150%"/>
    </style:style>
    <style:style style:name="T10149" style:parent-style-name="Domyślnaczcionkaakapitu" style:family="text">
      <style:text-properties style:text-underline-type="single" style:text-underline-style="solid" style:text-underline-width="auto" style:text-underline-mode="continuous"/>
    </style:style>
    <style:style style:name="P10150" style:parent-style-name="Normalny" style:family="paragraph">
      <style:paragraph-properties fo:text-align="justify" fo:line-height="150%" fo:text-indent="0.2479in"/>
    </style:style>
    <style:style style:name="T10151" style:parent-style-name="Domyślnaczcionkaakapitu" style:family="text">
      <style:text-properties fo:background-color="#80FFFF"/>
    </style:style>
    <style:style style:name="T10152" style:parent-style-name="Domyślnaczcionkaakapitu" style:family="text">
      <style:text-properties fo:background-color="#80FFFF"/>
    </style:style>
    <style:style style:name="P10153" style:parent-style-name="Normalny" style:family="paragraph">
      <style:paragraph-properties fo:text-align="justify" fo:line-height="150%"/>
    </style:style>
    <style:style style:name="T10154" style:parent-style-name="Domyślnaczcionkaakapitu" style:family="text">
      <style:text-properties style:text-underline-type="single" style:text-underline-style="solid" style:text-underline-width="auto" style:text-underline-mode="continuous"/>
    </style:style>
    <style:style style:name="P10155" style:parent-style-name="Normalny" style:family="paragraph">
      <style:paragraph-properties fo:text-align="justify" fo:line-height="150%" fo:text-indent="0.2479in"/>
    </style:style>
    <style:style style:name="T10156" style:parent-style-name="Domyślnaczcionkaakapitu" style:family="text">
      <style:text-properties fo:background-color="#80FFFF"/>
    </style:style>
    <style:style style:name="T10157" style:parent-style-name="Domyślnaczcionkaakapitu" style:family="text">
      <style:text-properties fo:background-color="#80FFFF"/>
    </style:style>
    <style:style style:name="T10158" style:parent-style-name="Domyślnaczcionkaakapitu" style:family="text">
      <style:text-properties fo:background-color="#80FFFF"/>
    </style:style>
    <style:style style:name="P10159" style:parent-style-name="Normalny" style:family="paragraph">
      <style:paragraph-properties fo:text-align="justify" fo:line-height="150%"/>
    </style:style>
    <style:style style:name="T10160" style:parent-style-name="Domyślnaczcionkaakapitu" style:family="text">
      <style:text-properties fo:background-color="#80FFFF"/>
    </style:style>
    <style:style style:name="P10161" style:parent-style-name="Normalny" style:family="paragraph">
      <style:paragraph-properties fo:text-align="justify" fo:line-height="150%" fo:text-indent="0.2479in"/>
    </style:style>
    <style:style style:name="T10162" style:parent-style-name="Domyślnaczcionkaakapitu" style:family="text">
      <style:text-properties fo:background-color="#80FFFF"/>
    </style:style>
    <style:style style:name="P10163" style:parent-style-name="Normalny" style:family="paragraph">
      <style:paragraph-properties fo:text-align="justify" fo:line-height="150%"/>
    </style:style>
    <style:style style:name="T10164" style:parent-style-name="Domyślnaczcionkaakapitu" style:family="text">
      <style:text-properties fo:background-color="#80FFFF"/>
    </style:style>
    <style:style style:name="P10165" style:parent-style-name="Normalny" style:family="paragraph">
      <style:paragraph-properties fo:text-align="justify" fo:line-height="150%" fo:text-indent="0.2479in">
        <style:tab-stops>
          <style:tab-stop style:type="left" style:position="2.7652in"/>
        </style:tab-stops>
      </style:paragraph-properties>
    </style:style>
    <style:style style:name="T10166" style:parent-style-name="Domyślnaczcionkaakapitu" style:family="text">
      <style:text-properties fo:background-color="#80FFFF"/>
    </style:style>
    <style:style style:name="T10167" style:parent-style-name="Domyślnaczcionkaakapitu" style:family="text">
      <style:text-properties fo:background-color="#80FFFF"/>
    </style:style>
    <style:style style:name="T10168" style:parent-style-name="Domyślnaczcionkaakapitu" style:family="text">
      <style:text-properties fo:background-color="#80FFFF"/>
    </style:style>
    <style:style style:name="T10169" style:parent-style-name="Domyślnaczcionkaakapitu" style:family="text">
      <style:text-properties fo:background-color="#80FFFF"/>
    </style:style>
    <style:style style:name="T10170" style:parent-style-name="Domyślnaczcionkaakapitu" style:family="text">
      <style:text-properties fo:background-color="#80FFFF"/>
    </style:style>
    <style:style style:name="T10171" style:parent-style-name="Domyślnaczcionkaakapitu" style:family="text">
      <style:text-properties fo:background-color="#80FFFF"/>
    </style:style>
    <style:style style:name="T10172" style:parent-style-name="Domyślnaczcionkaakapitu" style:family="text">
      <style:text-properties fo:background-color="#80FFFF"/>
    </style:style>
    <style:style style:name="P10173" style:parent-style-name="Normalny" style:family="paragraph">
      <style:paragraph-properties fo:text-align="justify" fo:line-height="150%"/>
    </style:style>
    <style:style style:name="T10174" style:parent-style-name="Domyślnaczcionkaakapitu" style:family="text">
      <style:text-properties style:text-underline-type="single" style:text-underline-style="solid" style:text-underline-width="auto" style:text-underline-mode="continuous"/>
    </style:style>
    <style:style style:name="T10175" style:parent-style-name="Domyślnaczcionkaakapitu" style:family="text">
      <style:text-properties fo:background-color="#80FFFF" style:text-underline-type="single" style:text-underline-style="solid" style:text-underline-width="auto" style:text-underline-mode="continuous"/>
    </style:style>
    <style:style style:name="T10176" style:parent-style-name="Domyślnaczcionkaakapitu" style:family="text">
      <style:text-properties style:text-underline-type="single" style:text-underline-style="solid" style:text-underline-width="auto" style:text-underline-mode="continuous"/>
    </style:style>
    <style:style style:name="P10177" style:parent-style-name="Normalny" style:family="paragraph">
      <style:paragraph-properties fo:text-align="justify" fo:line-height="150%" fo:text-indent="0.2479in"/>
    </style:style>
    <style:style style:name="T10178" style:parent-style-name="Domyślnaczcionkaakapitu" style:family="text">
      <style:text-properties fo:background-color="#80FFFF"/>
    </style:style>
    <style:style style:name="T10179" style:parent-style-name="Domyślnaczcionkaakapitu" style:family="text">
      <style:text-properties fo:background-color="#80FFFF"/>
    </style:style>
    <style:style style:name="T10180" style:parent-style-name="Domyślnaczcionkaakapitu" style:family="text">
      <style:text-properties fo:background-color="#80FFFF"/>
    </style:style>
    <style:style style:name="T10181" style:parent-style-name="Domyślnaczcionkaakapitu" style:family="text">
      <style:text-properties fo:background-color="#80FFFF"/>
    </style:style>
    <style:style style:name="T10182" style:parent-style-name="Domyślnaczcionkaakapitu" style:family="text">
      <style:text-properties fo:background-color="#80FFFF"/>
    </style:style>
    <style:style style:name="T10183" style:parent-style-name="Domyślnaczcionkaakapitu" style:family="text">
      <style:text-properties fo:background-color="#80FFFF"/>
    </style:style>
    <style:style style:name="T10184" style:parent-style-name="Domyślnaczcionkaakapitu" style:family="text">
      <style:text-properties fo:background-color="#80FFFF"/>
    </style:style>
    <style:style style:name="T10185" style:parent-style-name="Domyślnaczcionkaakapitu" style:family="text">
      <style:text-properties fo:background-color="#80FFFF"/>
    </style:style>
    <style:style style:name="T10186" style:parent-style-name="Domyślnaczcionkaakapitu" style:family="text">
      <style:text-properties fo:background-color="#80FFFF"/>
    </style:style>
    <style:style style:name="T10187" style:parent-style-name="Domyślnaczcionkaakapitu" style:family="text">
      <style:text-properties fo:background-color="#80FFFF"/>
    </style:style>
    <style:style style:name="T10188" style:parent-style-name="Domyślnaczcionkaakapitu" style:family="text">
      <style:text-properties fo:background-color="#80FFFF"/>
    </style:style>
    <style:style style:name="T10189" style:parent-style-name="Domyślnaczcionkaakapitu" style:family="text">
      <style:text-properties fo:background-color="#80FFFF"/>
    </style:style>
    <style:style style:name="T10190" style:parent-style-name="Domyślnaczcionkaakapitu" style:family="text">
      <style:text-properties fo:background-color="#80FFFF"/>
    </style:style>
    <style:style style:name="T10191" style:parent-style-name="Domyślnaczcionkaakapitu" style:family="text">
      <style:text-properties fo:background-color="#80FFFF"/>
    </style:style>
    <style:style style:name="T10192" style:parent-style-name="Domyślnaczcionkaakapitu" style:family="text">
      <style:text-properties fo:background-color="#80FFFF"/>
    </style:style>
    <style:style style:name="T10193" style:parent-style-name="Domyślnaczcionkaakapitu" style:family="text">
      <style:text-properties fo:background-color="#80FFFF"/>
    </style:style>
    <style:style style:name="T10194" style:parent-style-name="Domyślnaczcionkaakapitu" style:family="text">
      <style:text-properties fo:background-color="#80FFFF"/>
    </style:style>
    <style:style style:name="T10195" style:parent-style-name="Domyślnaczcionkaakapitu" style:family="text">
      <style:text-properties fo:background-color="#80FFFF"/>
    </style:style>
    <style:style style:name="T10196" style:parent-style-name="Domyślnaczcionkaakapitu" style:family="text">
      <style:text-properties fo:background-color="#80FFFF"/>
    </style:style>
    <style:style style:name="T10197" style:parent-style-name="Domyślnaczcionkaakapitu" style:family="text">
      <style:text-properties fo:background-color="#80FFFF"/>
    </style:style>
    <style:style style:name="T10198" style:parent-style-name="Domyślnaczcionkaakapitu" style:family="text">
      <style:text-properties fo:background-color="#80FFFF"/>
    </style:style>
    <style:style style:name="T10199" style:parent-style-name="Domyślnaczcionkaakapitu" style:family="text">
      <style:text-properties fo:background-color="#80FFFF"/>
    </style:style>
    <style:style style:name="P10200" style:parent-style-name="Normalny" style:family="paragraph">
      <style:paragraph-properties fo:text-align="justify" fo:line-height="150%"/>
    </style:style>
    <style:style style:name="T10201" style:parent-style-name="Domyślnaczcionkaakapitu" style:family="text">
      <style:text-properties fo:background-color="#80FFFF"/>
    </style:style>
    <style:style style:name="T10202" style:parent-style-name="Domyślnaczcionkaakapitu" style:family="text">
      <style:text-properties fo:background-color="#80FFFF"/>
    </style:style>
    <style:style style:name="T10203" style:parent-style-name="Domyślnaczcionkaakapitu" style:family="text">
      <style:text-properties fo:background-color="#80FFFF"/>
    </style:style>
    <style:style style:name="T10204" style:parent-style-name="Domyślnaczcionkaakapitu" style:family="text">
      <style:text-properties fo:background-color="#80FFFF"/>
    </style:style>
    <style:style style:name="P10205" style:parent-style-name="Normalny" style:family="paragraph">
      <style:paragraph-properties fo:text-align="justify" fo:line-height="150%" fo:text-indent="0.2479in"/>
    </style:style>
    <style:style style:name="T10206" style:parent-style-name="Domyślnaczcionkaakapitu" style:family="text">
      <style:text-properties fo:background-color="#80FFFF"/>
    </style:style>
    <style:style style:name="T10207" style:parent-style-name="Domyślnaczcionkaakapitu" style:family="text">
      <style:text-properties fo:background-color="#80FFFF"/>
    </style:style>
    <style:style style:name="T10208" style:parent-style-name="Domyślnaczcionkaakapitu" style:family="text">
      <style:text-properties fo:background-color="#80FFFF"/>
    </style:style>
    <style:style style:name="P10209" style:parent-style-name="Normalny" style:family="paragraph">
      <style:paragraph-properties fo:text-align="justify" fo:line-height="150%"/>
    </style:style>
    <style:style style:name="T10210" style:parent-style-name="Domyślnaczcionkaakapitu" style:family="text">
      <style:text-properties style:text-underline-type="single" style:text-underline-style="solid" style:text-underline-width="auto" style:text-underline-mode="continuous"/>
    </style:style>
    <style:style style:name="P10211" style:parent-style-name="Normalny" style:family="paragraph">
      <style:paragraph-properties fo:text-align="justify" fo:line-height="150%" fo:text-indent="0.2479in"/>
    </style:style>
    <style:style style:name="T10212" style:parent-style-name="Domyślnaczcionkaakapitu" style:family="text">
      <style:text-properties fo:background-color="#80FFFF"/>
    </style:style>
    <style:style style:name="P10213" style:parent-style-name="Normalny" style:family="paragraph">
      <style:paragraph-properties fo:text-align="justify" fo:line-height="150%"/>
    </style:style>
    <style:style style:name="T10214" style:parent-style-name="Domyślnaczcionkaakapitu" style:family="text">
      <style:text-properties style:text-underline-type="single" style:text-underline-style="solid" style:text-underline-width="auto" style:text-underline-mode="continuous"/>
    </style:style>
    <style:style style:name="P10215" style:parent-style-name="Normalny" style:family="paragraph">
      <style:paragraph-properties fo:text-align="justify" fo:line-height="150%" fo:text-indent="0.2479in"/>
    </style:style>
    <style:style style:name="T10216" style:parent-style-name="Domyślnaczcionkaakapitu" style:family="text">
      <style:text-properties fo:background-color="#80FFFF"/>
    </style:style>
    <style:style style:name="T10217" style:parent-style-name="Domyślnaczcionkaakapitu" style:family="text">
      <style:text-properties fo:background-color="#80FFFF"/>
    </style:style>
    <style:style style:name="T10218" style:parent-style-name="Domyślnaczcionkaakapitu" style:family="text">
      <style:text-properties fo:background-color="#80FFFF"/>
    </style:style>
    <style:style style:name="P10219" style:parent-style-name="Normalny" style:family="paragraph">
      <style:paragraph-properties fo:text-align="justify" fo:line-height="150%"/>
    </style:style>
    <style:style style:name="T10220" style:parent-style-name="Domyślnaczcionkaakapitu" style:family="text">
      <style:text-properties style:text-underline-type="single" style:text-underline-style="solid" style:text-underline-width="auto" style:text-underline-mode="continuous"/>
    </style:style>
    <style:style style:name="T10221" style:parent-style-name="Domyślnaczcionkaakapitu" style:family="text">
      <style:text-properties fo:background-color="#80FFFF" style:text-underline-type="single" style:text-underline-style="solid" style:text-underline-width="auto" style:text-underline-mode="continuous"/>
    </style:style>
    <style:style style:name="T10222" style:parent-style-name="Domyślnaczcionkaakapitu" style:family="text">
      <style:text-properties style:text-underline-type="single" style:text-underline-style="solid" style:text-underline-width="auto" style:text-underline-mode="continuous"/>
    </style:style>
    <style:style style:name="T10223" style:parent-style-name="Domyślnaczcionkaakapitu" style:family="text">
      <style:text-properties fo:background-color="#80FFFF" style:text-underline-type="single" style:text-underline-style="solid" style:text-underline-width="auto" style:text-underline-mode="continuous"/>
    </style:style>
    <style:style style:name="T10224" style:parent-style-name="Domyślnaczcionkaakapitu" style:family="text">
      <style:text-properties style:text-underline-type="single" style:text-underline-style="solid" style:text-underline-width="auto" style:text-underline-mode="continuous"/>
    </style:style>
    <style:style style:name="P10225" style:parent-style-name="Normalny" style:family="paragraph">
      <style:paragraph-properties fo:text-align="justify" fo:line-height="150%" fo:text-indent="0.2479in"/>
    </style:style>
    <style:style style:name="P10226" style:parent-style-name="Normalny" style:family="paragraph">
      <style:paragraph-properties fo:text-align="justify" fo:line-height="150%"/>
    </style:style>
    <style:style style:name="T10227" style:parent-style-name="Domyślnaczcionkaakapitu" style:family="text">
      <style:text-properties style:text-underline-type="single" style:text-underline-style="solid" style:text-underline-width="auto" style:text-underline-mode="continuous"/>
    </style:style>
    <style:style style:name="P10228" style:parent-style-name="Normalny" style:family="paragraph">
      <style:paragraph-properties fo:text-align="justify" fo:line-height="150%" fo:text-indent="0.2479in"/>
    </style:style>
    <style:style style:name="T10229" style:parent-style-name="Domyślnaczcionkaakapitu" style:family="text">
      <style:text-properties fo:background-color="#80FFFF"/>
    </style:style>
    <style:style style:name="T10230" style:parent-style-name="Domyślnaczcionkaakapitu" style:family="text">
      <style:text-properties fo:background-color="#80FFFF"/>
    </style:style>
    <style:style style:name="P10231" style:parent-style-name="Normalny" style:family="paragraph">
      <style:paragraph-properties fo:text-align="justify" fo:line-height="150%" fo:text-indent="0.2479in"/>
    </style:style>
    <style:style style:name="T10232" style:parent-style-name="Domyślnaczcionkaakapitu" style:family="text">
      <style:text-properties fo:background-color="#80FFFF"/>
    </style:style>
    <style:style style:name="P10233" style:parent-style-name="Normalny" style:family="paragraph">
      <style:paragraph-properties fo:text-align="justify" fo:line-height="150%" fo:text-indent="0.2479in"/>
    </style:style>
    <style:style style:name="P10234" style:parent-style-name="Normalny" style:family="paragraph">
      <style:paragraph-properties fo:text-align="justify" fo:line-height="150%" fo:text-indent="0.2479in"/>
    </style:style>
    <style:style style:name="T10235" style:parent-style-name="Domyślnaczcionkaakapitu" style:family="text">
      <style:text-properties fo:background-color="#80FFFF"/>
    </style:style>
    <style:style style:name="P10236" style:parent-style-name="Normalny" style:family="paragraph">
      <style:paragraph-properties fo:text-align="justify" fo:line-height="150%"/>
    </style:style>
    <style:style style:name="P10237" style:parent-style-name="Normalny" style:family="paragraph">
      <style:paragraph-properties fo:text-align="justify" fo:line-height="150%" fo:text-indent="0.2479in"/>
    </style:style>
    <style:style style:name="T10238" style:parent-style-name="Domyślnaczcionkaakapitu" style:family="text">
      <style:text-properties fo:background-color="#80FFFF"/>
    </style:style>
    <style:style style:name="T10239" style:parent-style-name="Domyślnaczcionkaakapitu" style:family="text">
      <style:text-properties fo:background-color="#80FFFF"/>
    </style:style>
    <style:style style:name="T10240" style:parent-style-name="Domyślnaczcionkaakapitu" style:family="text">
      <style:text-properties fo:background-color="#80FFFF"/>
    </style:style>
    <style:style style:name="T10241" style:parent-style-name="Domyślnaczcionkaakapitu" style:family="text">
      <style:text-properties fo:background-color="#80FFFF"/>
    </style:style>
    <style:style style:name="T10242" style:parent-style-name="Domyślnaczcionkaakapitu" style:family="text">
      <style:text-properties fo:background-color="#80FFFF"/>
    </style:style>
    <style:style style:name="T10243" style:parent-style-name="Domyślnaczcionkaakapitu" style:family="text">
      <style:text-properties fo:background-color="#80FFFF"/>
    </style:style>
    <style:style style:name="T10244" style:parent-style-name="Domyślnaczcionkaakapitu" style:family="text">
      <style:text-properties fo:background-color="#80FFFF"/>
    </style:style>
    <style:style style:name="T10245" style:parent-style-name="Domyślnaczcionkaakapitu" style:family="text">
      <style:text-properties fo:background-color="#80FFFF"/>
    </style:style>
    <style:style style:name="T10246" style:parent-style-name="Domyślnaczcionkaakapitu" style:family="text">
      <style:text-properties fo:background-color="#80FFFF"/>
    </style:style>
    <style:style style:name="T10247" style:parent-style-name="Domyślnaczcionkaakapitu" style:family="text">
      <style:text-properties fo:background-color="#80FFFF"/>
    </style:style>
    <style:style style:name="T10248" style:parent-style-name="Domyślnaczcionkaakapitu" style:family="text">
      <style:text-properties fo:background-color="#80FFFF"/>
    </style:style>
    <style:style style:name="T10249" style:parent-style-name="Domyślnaczcionkaakapitu" style:family="text">
      <style:text-properties fo:background-color="#80FFFF"/>
    </style:style>
    <style:style style:name="T10250" style:parent-style-name="Domyślnaczcionkaakapitu" style:family="text">
      <style:text-properties fo:background-color="#80FFFF"/>
    </style:style>
    <style:style style:name="T10251" style:parent-style-name="Domyślnaczcionkaakapitu" style:family="text">
      <style:text-properties fo:background-color="#80FFFF"/>
    </style:style>
    <style:style style:name="T10252" style:parent-style-name="Domyślnaczcionkaakapitu" style:family="text">
      <style:text-properties fo:background-color="#80FFFF"/>
    </style:style>
    <style:style style:name="T10253" style:parent-style-name="Domyślnaczcionkaakapitu" style:family="text">
      <style:text-properties fo:background-color="#80FFFF"/>
    </style:style>
    <style:style style:name="T10254" style:parent-style-name="Domyślnaczcionkaakapitu" style:family="text">
      <style:text-properties fo:background-color="#80FFFF"/>
    </style:style>
    <style:style style:name="T10255" style:parent-style-name="Domyślnaczcionkaakapitu" style:family="text">
      <style:text-properties fo:background-color="#80FFFF"/>
    </style:style>
    <style:style style:name="P10256" style:parent-style-name="Normalny" style:family="paragraph">
      <style:paragraph-properties fo:text-align="justify" fo:line-height="150%"/>
    </style:style>
    <style:style style:name="T10257" style:parent-style-name="Domyślnaczcionkaakapitu" style:family="text">
      <style:text-properties style:text-underline-type="single" style:text-underline-style="solid" style:text-underline-width="auto" style:text-underline-mode="continuous"/>
    </style:style>
    <style:style style:name="P10258" style:parent-style-name="Normalny" style:family="paragraph">
      <style:paragraph-properties fo:text-align="justify" fo:line-height="150%" fo:text-indent="0.2479in"/>
    </style:style>
    <style:style style:name="P10259" style:parent-style-name="Normalny" style:family="paragraph">
      <style:paragraph-properties fo:text-align="justify" fo:line-height="150%"/>
    </style:style>
    <style:style style:name="T10260" style:parent-style-name="Domyślnaczcionkaakapitu" style:family="text">
      <style:text-properties style:text-underline-type="single" style:text-underline-style="solid" style:text-underline-width="auto" style:text-underline-mode="continuous"/>
    </style:style>
    <style:style style:name="P10261" style:parent-style-name="Normalny" style:family="paragraph">
      <style:paragraph-properties fo:text-align="justify" fo:line-height="150%" fo:text-indent="0.2479in"/>
    </style:style>
    <style:style style:name="T10262" style:parent-style-name="Domyślnaczcionkaakapitu" style:family="text">
      <style:text-properties fo:background-color="#80FFFF"/>
    </style:style>
    <style:style style:name="T10263" style:parent-style-name="Domyślnaczcionkaakapitu" style:family="text">
      <style:text-properties fo:background-color="#80FFFF"/>
    </style:style>
    <style:style style:name="T10264" style:parent-style-name="Domyślnaczcionkaakapitu" style:family="text">
      <style:text-properties fo:background-color="#80FFFF"/>
    </style:style>
    <style:style style:name="T10265" style:parent-style-name="Domyślnaczcionkaakapitu" style:family="text">
      <style:text-properties fo:background-color="#80FFFF"/>
    </style:style>
    <style:style style:name="T10266" style:parent-style-name="Domyślnaczcionkaakapitu" style:family="text">
      <style:text-properties fo:background-color="#80FFFF"/>
    </style:style>
    <style:style style:name="T10267" style:parent-style-name="Domyślnaczcionkaakapitu" style:family="text">
      <style:text-properties fo:background-color="#80FFFF"/>
    </style:style>
    <style:style style:name="T10268" style:parent-style-name="Domyślnaczcionkaakapitu" style:family="text">
      <style:text-properties fo:background-color="#80FFFF"/>
    </style:style>
    <style:style style:name="T10269" style:parent-style-name="Domyślnaczcionkaakapitu" style:family="text">
      <style:text-properties fo:background-color="#80FFFF"/>
    </style:style>
    <style:style style:name="T10270" style:parent-style-name="Domyślnaczcionkaakapitu" style:family="text">
      <style:text-properties fo:background-color="#80FFFF"/>
    </style:style>
    <style:style style:name="T10271" style:parent-style-name="Domyślnaczcionkaakapitu" style:family="text">
      <style:text-properties fo:background-color="#80FFFF"/>
    </style:style>
    <style:style style:name="T10272" style:parent-style-name="Domyślnaczcionkaakapitu" style:family="text">
      <style:text-properties fo:background-color="#80FFFF"/>
    </style:style>
    <style:style style:name="T10273" style:parent-style-name="Domyślnaczcionkaakapitu" style:family="text">
      <style:text-properties fo:background-color="#80FFFF"/>
    </style:style>
    <style:style style:name="T10274" style:parent-style-name="Domyślnaczcionkaakapitu" style:family="text">
      <style:text-properties fo:background-color="#80FFFF"/>
    </style:style>
    <style:style style:name="P10275" style:parent-style-name="Normalny" style:family="paragraph">
      <style:paragraph-properties fo:text-align="justify" fo:line-height="150%" fo:text-indent="0.2479in"/>
    </style:style>
    <style:style style:name="T10276" style:parent-style-name="Domyślnaczcionkaakapitu" style:family="text">
      <style:text-properties fo:background-color="#80FFFF"/>
    </style:style>
    <style:style style:name="T10277" style:parent-style-name="Domyślnaczcionkaakapitu" style:family="text">
      <style:text-properties fo:background-color="#80FFFF"/>
    </style:style>
    <style:style style:name="P10278" style:parent-style-name="Normalny" style:family="paragraph">
      <style:paragraph-properties fo:text-align="justify" fo:line-height="150%"/>
    </style:style>
    <style:style style:name="T10279" style:parent-style-name="Domyślnaczcionkaakapitu" style:family="text">
      <style:text-properties style:text-underline-type="single" style:text-underline-style="solid" style:text-underline-width="auto" style:text-underline-mode="continuous"/>
    </style:style>
    <style:style style:name="T10280" style:parent-style-name="Domyślnaczcionkaakapitu" style:family="text">
      <style:text-properties fo:background-color="#80FFFF" style:text-underline-type="single" style:text-underline-style="solid" style:text-underline-width="auto" style:text-underline-mode="continuous"/>
    </style:style>
    <style:style style:name="T10281" style:parent-style-name="Domyślnaczcionkaakapitu" style:family="text">
      <style:text-properties style:text-underline-type="single" style:text-underline-style="solid" style:text-underline-width="auto" style:text-underline-mode="continuous"/>
    </style:style>
    <style:style style:name="P10282" style:parent-style-name="Normalny" style:family="paragraph">
      <style:paragraph-properties fo:text-align="justify" fo:line-height="150%" fo:text-indent="0.2479in"/>
    </style:style>
    <style:style style:name="T10283" style:parent-style-name="Domyślnaczcionkaakapitu" style:family="text">
      <style:text-properties fo:background-color="#80FFFF"/>
    </style:style>
    <style:style style:name="T10284" style:parent-style-name="Domyślnaczcionkaakapitu" style:family="text">
      <style:text-properties fo:background-color="#80FFFF"/>
    </style:style>
    <style:style style:name="P10285" style:parent-style-name="Normalny" style:family="paragraph">
      <style:paragraph-properties fo:text-align="justify" fo:line-height="150%"/>
    </style:style>
    <style:style style:name="T10286" style:parent-style-name="Domyślnaczcionkaakapitu" style:family="text">
      <style:text-properties style:text-underline-type="single" style:text-underline-style="solid" style:text-underline-width="auto" style:text-underline-mode="continuous"/>
    </style:style>
    <style:style style:name="T10287" style:parent-style-name="Domyślnaczcionkaakapitu" style:family="text">
      <style:text-properties fo:background-color="#80FFFF" style:text-underline-type="single" style:text-underline-style="solid" style:text-underline-width="auto" style:text-underline-mode="continuous"/>
    </style:style>
    <style:style style:name="T10288" style:parent-style-name="Domyślnaczcionkaakapitu" style:family="text">
      <style:text-properties style:text-underline-type="single" style:text-underline-style="solid" style:text-underline-width="auto" style:text-underline-mode="continuous"/>
    </style:style>
    <style:style style:name="P10289" style:parent-style-name="Normalny" style:family="paragraph">
      <style:paragraph-properties fo:text-align="justify" fo:line-height="150%" fo:text-indent="0.2479in"/>
    </style:style>
    <style:style style:name="T10290" style:parent-style-name="Domyślnaczcionkaakapitu" style:family="text">
      <style:text-properties fo:background-color="#80FFFF"/>
    </style:style>
    <style:style style:name="T10291" style:parent-style-name="Domyślnaczcionkaakapitu" style:family="text">
      <style:text-properties fo:background-color="#80FFFF"/>
    </style:style>
    <style:style style:name="T10292" style:parent-style-name="Domyślnaczcionkaakapitu" style:family="text">
      <style:text-properties fo:background-color="#80FFFF"/>
    </style:style>
    <style:style style:name="T10293" style:parent-style-name="Domyślnaczcionkaakapitu" style:family="text">
      <style:text-properties fo:background-color="#80FFFF"/>
    </style:style>
    <style:style style:name="T10294" style:parent-style-name="Domyślnaczcionkaakapitu" style:family="text">
      <style:text-properties fo:background-color="#80FFFF"/>
    </style:style>
    <style:style style:name="P10295" style:parent-style-name="Normalny" style:family="paragraph">
      <style:paragraph-properties fo:text-align="justify" fo:line-height="150%"/>
    </style:style>
    <style:style style:name="T10296" style:parent-style-name="Domyślnaczcionkaakapitu" style:family="text">
      <style:text-properties style:text-underline-type="single" style:text-underline-style="solid" style:text-underline-width="auto" style:text-underline-mode="continuous"/>
    </style:style>
    <style:style style:name="P10297" style:parent-style-name="Normalny" style:family="paragraph">
      <style:paragraph-properties fo:text-align="justify" fo:line-height="150%" fo:text-indent="0.2479in"/>
    </style:style>
    <style:style style:name="T10298" style:parent-style-name="Domyślnaczcionkaakapitu" style:family="text">
      <style:text-properties fo:background-color="#80FFFF"/>
    </style:style>
    <style:style style:name="P10299" style:parent-style-name="Normalny" style:family="paragraph">
      <style:paragraph-properties fo:text-align="justify" fo:line-height="150%"/>
    </style:style>
    <style:style style:name="T10300" style:parent-style-name="Domyślnaczcionkaakapitu" style:family="text">
      <style:text-properties style:text-underline-type="single" style:text-underline-style="solid" style:text-underline-width="auto" style:text-underline-mode="continuous"/>
    </style:style>
    <style:style style:name="T10301" style:parent-style-name="Domyślnaczcionkaakapitu" style:family="text">
      <style:text-properties fo:background-color="#80FFFF" style:text-underline-type="single" style:text-underline-style="solid" style:text-underline-width="auto" style:text-underline-mode="continuous"/>
    </style:style>
    <style:style style:name="T10302" style:parent-style-name="Domyślnaczcionkaakapitu" style:family="text">
      <style:text-properties style:text-underline-type="single" style:text-underline-style="solid" style:text-underline-width="auto" style:text-underline-mode="continuous"/>
    </style:style>
    <style:style style:name="T10303" style:parent-style-name="Domyślnaczcionkaakapitu" style:family="text">
      <style:text-properties fo:background-color="#80FFFF" style:text-underline-type="single" style:text-underline-style="solid" style:text-underline-width="auto" style:text-underline-mode="continuous"/>
    </style:style>
    <style:style style:name="T10304" style:parent-style-name="Domyślnaczcionkaakapitu" style:family="text">
      <style:text-properties style:text-underline-type="single" style:text-underline-style="solid" style:text-underline-width="auto" style:text-underline-mode="continuous"/>
    </style:style>
    <style:style style:name="P10305" style:parent-style-name="Normalny" style:family="paragraph">
      <style:paragraph-properties fo:text-align="justify" fo:line-height="150%" fo:text-indent="0.2479in"/>
    </style:style>
    <style:style style:name="T10306" style:parent-style-name="Domyślnaczcionkaakapitu" style:family="text">
      <style:text-properties fo:background-color="#80FFFF"/>
    </style:style>
    <style:style style:name="T10307" style:parent-style-name="Domyślnaczcionkaakapitu" style:family="text">
      <style:text-properties fo:background-color="#80FFFF"/>
    </style:style>
    <style:style style:name="T10308" style:parent-style-name="Domyślnaczcionkaakapitu" style:family="text">
      <style:text-properties fo:background-color="#80FFFF"/>
    </style:style>
    <style:style style:name="T10309" style:parent-style-name="Domyślnaczcionkaakapitu" style:family="text">
      <style:text-properties fo:background-color="#80FFFF"/>
    </style:style>
    <style:style style:name="T10310" style:parent-style-name="Domyślnaczcionkaakapitu" style:family="text">
      <style:text-properties fo:background-color="#80FFFF"/>
    </style:style>
    <style:style style:name="T10311" style:parent-style-name="Domyślnaczcionkaakapitu" style:family="text">
      <style:text-properties fo:background-color="#80FFFF"/>
    </style:style>
    <style:style style:name="P10312" style:parent-style-name="Normalny" style:family="paragraph">
      <style:paragraph-properties fo:text-align="justify" fo:line-height="150%" fo:text-indent="0.2479in"/>
    </style:style>
    <style:style style:name="T10313" style:parent-style-name="Domyślnaczcionkaakapitu" style:family="text">
      <style:text-properties fo:background-color="#80FFFF"/>
    </style:style>
    <style:style style:name="P10314" style:parent-style-name="Normalny" style:family="paragraph">
      <style:paragraph-properties fo:text-align="justify" fo:line-height="150%"/>
    </style:style>
    <style:style style:name="T10315" style:parent-style-name="Domyślnaczcionkaakapitu" style:family="text">
      <style:text-properties style:text-underline-type="single" style:text-underline-style="solid" style:text-underline-width="auto" style:text-underline-mode="continuous"/>
    </style:style>
    <style:style style:name="P10316" style:parent-style-name="Normalny" style:family="paragraph">
      <style:paragraph-properties fo:text-align="justify" fo:line-height="150%" fo:text-indent="0.2479in"/>
    </style:style>
    <style:style style:name="P10317" style:parent-style-name="Normalny" style:family="paragraph">
      <style:paragraph-properties fo:text-align="justify" fo:line-height="150%" fo:text-indent="0.2479in"/>
    </style:style>
    <style:style style:name="T10318" style:parent-style-name="Domyślnaczcionkaakapitu" style:family="text">
      <style:text-properties fo:background-color="#80FFFF"/>
    </style:style>
    <style:style style:name="T10319" style:parent-style-name="Domyślnaczcionkaakapitu" style:family="text">
      <style:text-properties fo:background-color="#80FFFF"/>
    </style:style>
    <style:style style:name="P10320" style:parent-style-name="Normalny" style:family="paragraph">
      <style:paragraph-properties fo:text-align="justify" fo:line-height="150%"/>
    </style:style>
    <style:style style:name="T10321" style:parent-style-name="Domyślnaczcionkaakapitu" style:family="text">
      <style:text-properties fo:background-color="#80FFFF"/>
    </style:style>
    <style:style style:name="T10322" style:parent-style-name="Domyślnaczcionkaakapitu" style:family="text">
      <style:text-properties fo:background-color="#80FFFF"/>
    </style:style>
    <style:style style:name="P10323" style:parent-style-name="Normalny" style:family="paragraph">
      <style:paragraph-properties fo:text-align="justify" fo:line-height="150%" fo:text-indent="0.2479in"/>
    </style:style>
    <style:style style:name="P10324" style:parent-style-name="Normalny" style:family="paragraph">
      <style:paragraph-properties fo:text-align="justify" fo:line-height="150%" fo:text-indent="0.2479in"/>
    </style:style>
    <style:style style:name="T10325" style:parent-style-name="Domyślnaczcionkaakapitu" style:family="text">
      <style:text-properties fo:background-color="#80FFFF"/>
    </style:style>
    <style:style style:name="T10326" style:parent-style-name="Domyślnaczcionkaakapitu" style:family="text">
      <style:text-properties fo:background-color="#80FFFF"/>
    </style:style>
    <style:style style:name="T10327" style:parent-style-name="Domyślnaczcionkaakapitu" style:family="text">
      <style:text-properties fo:background-color="#80FFFF"/>
    </style:style>
    <style:style style:name="P10328" style:parent-style-name="Normalny" style:family="paragraph">
      <style:paragraph-properties fo:text-align="justify" fo:line-height="150%" fo:text-indent="0.2479in"/>
    </style:style>
    <style:style style:name="T10329" style:parent-style-name="Domyślnaczcionkaakapitu" style:family="text">
      <style:text-properties fo:background-color="#80FFFF"/>
    </style:style>
    <style:style style:name="P10330" style:parent-style-name="Normalny" style:family="paragraph">
      <style:paragraph-properties fo:text-align="justify" fo:line-height="150%"/>
    </style:style>
    <style:style style:name="T10331" style:parent-style-name="Domyślnaczcionkaakapitu" style:family="text">
      <style:text-properties fo:background-color="#80FFFF"/>
    </style:style>
    <style:style style:name="T10332" style:parent-style-name="Domyślnaczcionkaakapitu" style:family="text">
      <style:text-properties fo:background-color="#80FFFF"/>
    </style:style>
    <style:style style:name="P10333"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Polityki Mieszkaniowej</text:p>
      <text:p text:style-name="P3">TYTUŁ= STENOGRAM z czwartego posiedzenia Podzespołu do spraw Polityki Mieszkaniowej</text:p>
      <text:p text:style-name="P4">DATA= 9 marca 1989 r.</text:p>
      <text:p text:style-name="P5">SYGNATURA= C9540/8</text:p>
      <text:p text:style-name="P6">INW= 46036</text:p>
      <text:p text:style-name="P7">TEKST=</text:p>
      <text:p text:style-name="P8">Stenogram z posiedzenia Podzespołu<text:s/><text:span text:style-name="T9">d</text:span>o spraw Polityki Mi<text:span text:style-name="T10">es</text:span>zkani<text:span text:style-name="T11">owej z</text:span><text:s/>dnia 9 marca 1989 r.</text:p>
      <text:p text:style-name="P12">/Obradom<text:s/>przewodniczy<text:s/><text:span text:style-name="T13">Aleksander Paszyński</text:span>/.</text:p>
      <text:p text:style-name="P14"><text:span text:style-name="T15">Prze</text:span><text:span text:style-name="T16">w</text:span><text:span text:style-name="T17">od</text:span><text:span text:style-name="T18">n</text:span><text:span text:style-name="T19">i</text:span><text:span text:style-name="T20">cząc</text:span><text:span text:style-name="T21">y</text:span><text:span text:style-name="T22">:</text:span></text:p>
      <text:p text:style-name="P23">Macie państwo przed sobą rezultat parodniowych prac w zespołach ludzkich, prac, których celem było prz<text:span text:style-name="T24">ed</text:span>stawienie końcowego stanowiska naszego podzespołu.</text:p>
      <text:p text:style-name="P25">Cóż da się powiedzieć o tym dokumencie, poza tym, że jak zwykle jest wynikiem kompromisu różnych stanowisk, wynikiem eliminacji rzeczy, które albo nie uzyskały zgodności<text:s/><text:span text:style-name="T26">lu</text:span>b<text:span text:style-name="T27"><text:s/></text:span>też były na tyle szczegółowe, że nie wydało się możliwe, iżby znalazły się w tym końcowym tego typu stanowisku<text:span text:style-name="T28">.</text:span></text:p>
      <text:p text:style-name="P29">Jak państwo pamiętacie przyjęliśmy zasady, iż obok czy poza tym dokumentem zrobimy dokładny zestaw wszystkich problemów, szczegółowych problemów poruszanych w trakcie dyskusji i będzie to coś w rodzaju załącznika do naszego stanowiska. Powiem, że próba zmieszczenia podstawowych kw<text:span text:style-name="T30">e</text:span>stii, ale naprawdę podstawowych kwestii na tych czterech stroniczkach maszynopisu była niezwykle zadaniem trudnym. A powiem jeszcze, że nie wydaje się możliwe - mówię to już na własną odpowi<text:span text:style-name="T31">ed</text:span>zialnoś<text:span text:style-name="T32">ć</text:span><text:s/>i nie znając czy antycypując dalszy tok prac pozostałych zespołów<text:s/>„stołu”<text:s/>- żeby nawet tak skomasowany tekst mógł się w całości znaleźć w tym dokumencie zbiorowym, będącym finałem prac.</text:p>
      <text:p text:style-name="P33">Mówię o tym nie tyle dlatego, żeby podkreślić trud pracy nad tym dokumentem, ale iżby wytłumaczyć dlaczego nie wszy<text:span text:style-name="T34">s</text:span>tko o czy<text:span text:style-name="T35">m</text:span><text:s/>ż<text:span text:style-name="T36">eś</text:span>my mówili mogło się w tym dokumencie znaleźć, a także prosząc wzięcie pod uwagę wła<text:span text:style-name="T37">ś</text:span>nie tego faktu, iż nasz zespół czy podzespół ściśle mówiąc jest elem<text:span text:style-name="T38">e</text:span>ntem jednego zespołu większego, Zespołu Polityki Ekonomicznej i Społecznej, który z kolei jest elementem całego<text:s/><text:span text:style-name="T39">„</text:span>okrągłego stołu”.</text:p>
      <text:p text:style-name="P40">Nad to pami<text:span text:style-name="T41">ę</text:span>ta<text:span text:style-name="T42">ć</text:span><text:s/>trzeba, że to nasze stanowisko jest nie tylko zapisem postulatów czy żąda<text:span text:style-name="T43">ń</text:span><text:s/>czy dążeń, ale także musi być<text:s/><text:span text:style-name="T44">-</text:span><text:s/>myślę o całym tym dokumencie<text:s/>„okrągłego stołu”<text:s/>- także czytelną prezentacją poglądów, postulatów, stron, które przy tym stole zasiadają dla społeczeństwa, dla odbiorców naszej pracy<text:span text:style-name="T45">.</text:span></text:p>
      <text:p text:style-name="P46">To tyle na wstępie<text:span text:style-name="T47">.</text:span><text:s/>Propozycja techniczna nasza jest następująca, iż byśmy mogli kolejno po przeczytaniu kolejnego punktu stanowiska mogli nad nim przeprowadzić dyskusję pytając si<text:span text:style-name="T48">ę</text:span><text:s/>czy też notując pewne poprawki, czy też uzupełnienia, czy zmiany, jakie państwo sobie zażyczycie i myślę, że nie można redagować dokumentu w takim gremium, że jeżeli nie będzie tutaj zasadniczych generalnych zastrzeżeń, generalnych protestów to po prostu poprosimy o upoważnienie do ostatecznego, tzn. do naniesienia tych poprawek, powiadam, które będą miały charakter redakcyjny, a nie generalnie merytoryczny,<text:span text:style-name="T49"><text:s/></text:span>bo te oczywiście trzeba będzie wspólnie ustalać.</text:p>
      <text:p text:style-name="P50">Jeżeli byśmy taką technikę pracy przyjęli to wiele wskazuje, a przy tym jest i taka nasza nadzieja, iż potrafimy dzisiaj zakończyć obrady<text:s/>„stołu”,<text:s/>„podstolika”, podzespołu. Tym więcej jest to potrzebne, że tak<text:s/><text:soft-page-break/>jak informowano mnie ze<text:s/>strony organizatorów technicznej obsługi<text:s/>„stołu”<text:s/>na jutro nie ma szans, żebyśmy mogli się zebrać, teoretycznie wchodziłaby wtedy w grę sobota, ale mam nadzieję, że takiej potrzeby nie będzie<text:span text:style-name="T51">.</text:span></text:p>
      <text:p text:style-name="P52"><text:span text:style-name="T53">C</text:span>zy państwo macie w tej sprawie, w sprawie tej techniki dalszej pracy jakieś uwagi?</text:p>
      <text:p text:style-name="P54"><text:span text:style-name="T55"><text:s text:c="29"/></text:span>:</text:p>
      <text:p text:style-name="P56">Ja mam pytanie<text:span text:style-name="T57">.</text:span></text:p>
      <text:p text:style-name="P58"><text:span text:style-name="T59">Prze</text:span><text:span text:style-name="T60">w</text:span><text:span text:style-name="T61">od</text:span><text:span text:style-name="T62">n</text:span><text:span text:style-name="T63">i</text:span><text:span text:style-name="T64">cząc</text:span><text:span text:style-name="T65">y</text:span><text:span text:style-name="T66">:</text:span></text:p>
      <text:p text:style-name="P67">Proszę uprzejmie<text:span text:style-name="T68">.</text:span></text:p>
      <text:p text:style-name="P69"><text:span text:style-name="T70"><text:s text:c="29"/></text:span>:</text:p>
      <text:p text:style-name="P71">Czy należy rozumieć wypowiedź pana przewodniczącego, żebyśmy rozmawiali punkt i do punkty pytania zamiany, i punkt za punktem<text:s/>szlibyśmy<text:s/>do przodu?</text:p>
      <text:p text:style-name="P72"><text:span text:style-name="T73">Prze</text:span><text:span text:style-name="T74">w</text:span><text:span text:style-name="T75">od</text:span><text:span text:style-name="T76">n</text:span><text:span text:style-name="T77">i</text:span><text:span text:style-name="T78">cząc</text:span><text:span text:style-name="T79">y</text:span><text:span text:style-name="T80">:</text:span></text:p>
      <text:p text:style-name="P81">Punkt za punktem<text:s/>szlibyśmy<text:s/>do przodu,<text:span text:style-name="T82"><text:s/></text:span>ale może w takim razie proponowałbym dopuścić jednak moż<text:span text:style-name="T83">l</text:span>iwość i wyrazić takie zapytanie czy do konstrukcji całego materiału jako całości są jakieś uwagi i zastrzeżenia? Bo jak wejdziemy w punkty to będzie już za późno. Z tym uzupełnieniem rozumiem, że możemy podjąć pracę<text:span text:style-name="T84">.</text:span></text:p>
      <text:p text:style-name="P85"><text:span text:style-name="T86">A</text:span><text:s/>więc pytanie czy są zastrzeżenia do generalnych kon<text:span text:style-name="T87">s</text:span>trukc<text:span text:style-name="T88">j</text:span>i, czy generalnej wymowy tej propozycji projektu stanowiska Podzespołu do spraw Polityki Mi<text:span text:style-name="T89">es</text:span>zkaniow<text:span text:style-name="T90">ej</text:span>?</text:p>
      <text:p text:style-name="P91"><text:span text:style-name="T92"><text:s text:c="29"/></text:span>:</text:p>
      <text:p text:style-name="P93"><text:span text:style-name="T94">M</text:span>oż<text:span text:style-name="T95">e</text:span>, przepraszam na gorąco, w zw<text:span text:style-name="T96">i</text:span>ązku z tym proszę uznać, że mogę popełnić jakieś takie niedokładności w rozumowaniu, ale ja rozumiem, że wielka kompilacja tak wielu spraw, które były tutaj podnoszone wymaga pewnych uproszczeń i ten dokument z konieczności musi mieć charakter jednak dosyć ogólnikowy jeżeli jest konieczność zawarcia wszystkich tych spraw czy zasygna<text:span text:style-name="T97">li</text:span>zowan<text:span text:style-name="T98">ia</text:span><text:s/>wręcz, które były tutaj podnoszone<text:span text:style-name="T99">.</text:span></text:p>
      <text:p text:style-name="P100">Ale dylemat dla nas jest taki, że takie programy<text:s/>hasłowe, polityczne były już wielokrotnie podnoszone<text:span text:style-name="T101">.</text:span><text:s/><text:span text:style-name="T102">I</text:span><text:s/>nic z nich często nie wynikało<text:span text:style-name="T103">.</text:span><text:s/><text:span text:style-name="T104">W</text:span><text:s/>takim razie jakie tutaj może być rozwiązanie? Oczywiście musimy się dopracować dokumentu, który miałby podo<text:span text:style-name="T105">b</text:span>ny charakter, jak ten dokument, który przed nami tutaj leży, ale jeżeli tak to trzeba by było jednak zrobić załącznik, który by precyzował nasze poglądy, bardziej ostro, dynamicznie i w pewnym sensie bezkompromisowo do niektórych.<text:s/><text:span text:style-name="T106">I</text:span><text:s/>musz<text:span text:style-name="T107">ę</text:span><text:s/>powiedzie<text:span text:style-name="T108">ć</text:span>, że w odbiorze społecznym bardziej oczekują od nas na ten drugi dokument, chociaż pierwszy będzie przedmiotem większych<text:s/>„stolików”<text:s/>i coraz większy do góry<text:span text:style-name="T109">.</text:span><text:s/>I dopiero te dwa dokumenty mogą stanowić jakiś wyraz naszej pracy. Bo inaczej będziemy dosyć kiepsko przyjęci.</text:p>
      <text:p text:style-name="P110"><text:span text:style-name="T111">Prze</text:span><text:span text:style-name="T112">w</text:span><text:span text:style-name="T113">od</text:span><text:span text:style-name="T114">n</text:span><text:span text:style-name="T115">i</text:span><text:span text:style-name="T116">cząc</text:span><text:span text:style-name="T117">y</text:span><text:span text:style-name="T118">:</text:span></text:p>
      <text:p text:style-name="P119">Strasznie przepraszam, bo rozumiem, że to jest wymiana poglądów, że ja byłbym zdania, że jeżeli można w tej ogólnej części zaostrzyć sformułowania czy też ukonkretnić to myślę, że warto. Bo ja myślę, że ten zestaw problemów szczegółowych będzie miał charakter roboczej dyrektywy dla rozmaitych organów, nie wiem dla resortu budownictw<text:span text:style-name="T120">a<text:s/></text:span>czy dla poszczególnych uczestników procesu.</text:p>
      <text:p text:style-name="P121">Natomiast jeśli można zaostrzyć czy też bardziej j<text:span text:style-name="T122">ed</text:span>n<text:span text:style-name="T123">oz</text:span>na<text:span text:style-name="T124">cz</text:span>n<text:span text:style-name="T125">ie</text:span><text:s/>przedstawić te postulaty dotyczące polityki mieszkaniowej to ja nie widz<text:span text:style-name="T126">ę</text:span><text:s/>przeszkód.</text:p>
      <text:soft-page-break/>
      <text:p text:style-name="P127"><text:span text:style-name="T128"><text:s text:c="29"/></text:span>:</text:p>
      <text:p text:style-name="P129">W takim razie jeszcze jedna uwaga ja rozumiem, że co do tych dwóch dokumentów być może mielibyśmy wspólny pogląd, bo ten pierwszy musi być jednak w miarę skomasowany. Uważam również, że należałoby w końcowej fazie tego dokumentu poza Sejmem, jednak powrócić do tej koncepcji, którą prz<text:span text:style-name="T130">ed</text:span>stawiałem, żeby na tle obydwu naszych dokumentów rząd dopracował się programu nadzwy<text:span text:style-name="T131">cz</text:span>ajnych działań w budowni<text:span text:style-name="T132">c</text:span>twie czy jak by<text:span text:style-name="T133">śm</text:span>y to nie nazywali<text:span text:style-name="T134">.</text:span></text:p>
      <text:p text:style-name="P135">Ta koncepcja nigdy nie była - jeżeli można tak powiedzieć - zrealizowana, aczkolwiek od dawna funkcjonuje<text:span text:style-name="T136">.</text:span><text:s/>Tzn<text:span text:style-name="T137">.</text:span>, że te elementy, które my w naszych dokumentach pokażemy, żeby znalazły swój wyraz w programie specjalnego działania rządu, z podziałem odpowi<text:span text:style-name="T138">ed</text:span>zialności co za co, kiedy i co?</text:p>
      <text:p text:style-name="P139">Proszę rozważyć tą kwesti<text:span text:style-name="T140">ę</text:span><text:s/>oczywiście<text:span text:style-name="T141">.</text:span><text:s/>Ale jest to dokument bardziej praktyczny wtedy niż uchwała Sejmu czy ustawa, na którą musimy długo czekać<text:span text:style-name="T142">.</text:span><text:s/>Po prostu, żeby te nasze ustalenia, rozmowy, poglądy możliwie szybko si<text:span text:style-name="T143">ę</text:span><text:s/>zamieniły w d<text:span text:style-name="T144">e</text:span>cyzję rządową do kontrolowania społecznego<text:span text:style-name="T145">.</text:span><text:s/>To znaczy tak zapisaną, żeby można było społecznie kontrolować<text:span text:style-name="T146">.</text:span></text:p>
      <text:p text:style-name="P147">Ja potwierdzam, i to dzisiaj<text:s/><text:span text:style-name="T148">„</text:span>Życie Warszawy<text:span text:style-name="T149">”</text:span><text:s/>pokazuje, że jest już podjętych trochę decyzji różnych<text:span text:style-name="T150">.</text:span><text:s/><text:span text:style-name="T151">M.</text:span>in<text:span text:style-name="T152">.</text:span><text:s/>dz<text:span text:style-name="T153">i</text:span>siaj<text:s/>„Życie W<text:span text:style-name="T154">a</text:span>r<text:span text:style-name="T155">s</text:span>zawy<text:span text:style-name="T156">”</text:span><text:s/>pisze o sprawach materiałów budowlanych,<text:span text:style-name="T157"><text:s/></text:span>nowe przepisy rzeczywiście stanowią dosyć duży krok naprzód<text:span text:style-name="T158">.<text:s/></text:span>Aczkolwiek w szczegółach też można by było dyskutować jeszcze czy nie dołożyć ze dwóch elementów<text:span text:style-name="T159">.</text:span><text:s/><text:span text:style-name="T160">T</text:span>o jest pierwsza sprawa, proszę pań<text:span text:style-name="T161">s</text:span>twa i ostatnia już<text:span text:style-name="T162">.</text:span><text:s/>W t<text:span text:style-name="T163">ej</text:span><text:s/>grupie spraw jak gdyby ubezpieczających realizację tych naszych poglądów proponowałbym na końcu, bo tam jest sedno sprawy, jeszcze raz wrócić do banków i potwierdzić, że bank jest jedną z instytucji, którą my chcemy, żeby była przy<text:span text:style-name="T164">s</text:span>pieszona - my od kilku lat mówimy o banku, jest w tek<text:span text:style-name="T165">ś</text:span>cie, ja wiem, ale wśród ubezpieczeń<text:span text:style-name="T166"><text:s/></text:span>jak gdyby społecznych, bo co zrobić, żeby to całe nowe podejście do budownictwa mi<text:span text:style-name="T167">esz</text:span>kaniowego po raz pierwszy było zrealizowane<text:span text:style-name="T168">.</text:span><text:s/>Powtórzy<text:span text:style-name="T169">ć</text:span><text:s/>bank, jednym zdaniem, że my oczekujemy, że<text:s/>będzie bank<text:span text:style-name="T170">,</text:span><text:s/>program nadzwycza<text:span text:style-name="T171">jn</text:span>ych działań rządu do kontrolowania społecznego<text:span text:style-name="T172">,</text:span><text:s/>ustawa sejmowa i to są te<text:s/><text:span text:style-name="T173">e</text:span>lementy,<text:s/><text:span text:style-name="T174">k</text:span>tóre będą pozwalały kontrolować tą całą sprawę<text:span text:style-name="T175">.</text:span></text:p>
      <text:p text:style-name="P176"><text:span text:style-name="T177"><text:s text:c="29"/></text:span>:</text:p>
      <text:p text:style-name="P178">Chciałbym nawiązać do wypowiedzi pana przewodniczącego Romana Nowickiego. Ceni<text:span text:style-name="T179">ę</text:span><text:s/>ten głos dlatego, że w tych sprawach mi<text:span text:style-name="T180">esz</text:span>kaniowych tkwi od kilku lat zarówno w Komisji do spraw Mieszkaniowych przy Radzie Ministrów, jak i w PRON-ie. Ale ja patrzę na ten dokument w ten sposób, nie mógłbym nazwać tego naszego projektu opracowania, który dziś będziemy dyskutować jeszcze jednym programem, bo ta redakcja ona w moim przekonaniu ma inną społeczną wartość. Pracowaliśmy tutaj, jeśli można mówić o stronach, trójstronnie i mamy dojść do pewnego wspólnego uzgodnienia<text:span text:style-name="T181">.</text:span><text:s/>Naturalnie, że za tym muszą iść konkretne decyzje, ale mnie się wydaje, że w tym podstawowym dokumencie my wskazujemy kierunki rozwiązań<text:span text:style-name="T182">.</text:span><text:s/>My nie możemy formułować szczegółów, rozwiązań, tylko nakreślić kierunki rozwiązań<text:span text:style-name="T183">.</text:span><text:s/>I widzę t<text:span text:style-name="T184">ę</text:span><text:s/>zasadniczą różnicę między d<text:span text:style-name="T185">ot</text:span>ychczasowymi programami, a tym nakreślonym naszym kierunkiem, który zawieramy w naszym opracowaniu, taką różnicę, jak dotychczasowe działanie, bez dialogu, a potem z tym uwzględnieniem dialogu, który się w tej sali od kilku tygodni toczy. To jest wielka nadzieja, to jest wielka próba, która - ja bym pragnął, żeby s<text:span text:style-name="T186">ię</text:span><text:s/>udała i chciałbym, żeby ta próba była odmienną od tych wszystkich d<text:span text:style-name="T187">ot</text:span>ychczasowych pró<text:span text:style-name="T188">b.</text:span></text:p>
      <text:p text:style-name="P189">Dziękuję.</text:p>
      <text:soft-page-break/>
      <text:p text:style-name="P190"><text:span text:style-name="T191">Prze</text:span><text:span text:style-name="T192">w</text:span><text:span text:style-name="T193">od</text:span><text:span text:style-name="T194">n</text:span><text:span text:style-name="T195">i</text:span><text:span text:style-name="T196">cząc</text:span><text:span text:style-name="T197">y</text:span><text:span text:style-name="T198">:</text:span></text:p>
      <text:p text:style-name="P199">Pro<text:span text:style-name="T200">sz</text:span>ę bardzo, przedtem pan Rutkowski<text:span text:style-name="T201">.</text:span></text:p>
      <text:p text:style-name="P202"><text:span text:style-name="T203">Ob</text:span><text:span text:style-name="T204">.</text:span><text:span text:style-name="T205"><text:s/>Stefan Rutkowski</text:span>:</text:p>
      <text:p text:style-name="P206">Ponieważ jestem jednym z tyc<text:span text:style-name="T207">h</text:span><text:span text:style-name="T208"><text:s/></text:span>współautorów tych dokumentów<text:span text:style-name="T209">.</text:span><text:s/>Mieliśmy taki dylemat siedząc z panem Paszyńskim, z panem min<text:span text:style-name="T210">.</text:span><text:s/>Mieczkowskim, jaka forma tego dokumentu ma być<text:span text:style-name="T211">.</text:span><text:s/><text:span text:style-name="T212">I</text:span><text:s/>tutaj odpowiadając panu Nowickiemu mieliśmy ten dylemat jak daleko pójść ze sz<text:span text:style-name="T213">czeg</text:span>ółami<text:span text:style-name="T214">.</text:span><text:s/>Czy powi<text:span text:style-name="T215">ed</text:span>zmy określamy kwotę dla budownictwa 5 lat, czy dla roku czy technologię taką czy inną<text:span text:style-name="T216">,</text:span><text:s/>i doszliśmy do wniosku,<text:s/><text:span text:style-name="T217">ż</text:span>e w szczegółach ten dokument by się po prostu rozmył<text:span text:style-name="T218">.</text:span><text:s/>I stwi<text:span text:style-name="T219">er</text:span>dziliśmy, że potrzebne jest nakreślenie pewnych kierunków i dlatego tutaj to może stwarzać wrażenie hasłowości, jak tutaj pan Nowicki powiedział, z tym, że są jednak różnice hasło, a hasło<text:span text:style-name="T220">.</text:span></text:p>
      <text:p text:style-name="P221">Jedno hasło może być bardzo ogólnikowe, drugie może być ukonkretnione<text:span text:style-name="T222">.</text:span><text:s/>I tutaj przewodni<text:span text:style-name="T223">cz</text:span>ący powiedział na wstępie, że ten dokument będzie się składał z dwóch części<text:span text:style-name="T224">.</text:span><text:s/>Będzie to co mamy przed sobą i będzie załącznikiem zbiór wszystkich wniosków, które padły w czasie dyskusji i odbiorców dokumentu będzie kilku<text:span text:style-name="T225">.</text:span><text:s/>Bo ten dokument, który dzisiaj tutaj rozpatrujemy otrzyma ten duży<text:s/><text:span text:style-name="T226">„</text:span>okrągły stół<text:span text:style-name="T227">”</text:span><text:s/>i potem prawdop<text:span text:style-name="T228">od</text:span>obnie prezydium rządu.<text:s/><text:span text:style-name="T229">J</text:span><text:span text:style-name="T230">e</text:span>ś<text:span text:style-name="T231">l</text:span>i on zostanie w ogólnych koncepcjach przyjęty, to odbiorcą drugiej czę<text:span text:style-name="T232">ś</text:span>ci będzie Minister Budownictwa, Minister Przemysłu, Minister Rynku, którzy będą realizować ten program<text:span text:style-name="T233">.</text:span><text:s/>I wydaje mi się, że problem nie leży w tym czy podamy problemy ostro, bardziej ostro czy tempo, tylko chodzi o to, żeby te problemy były konkretne i żeby osadzały się na realiach, jakie w gospodarce istnieją<text:span text:style-name="T234">.</text:span><text:s/><text:span text:style-name="T235">I</text:span><text:s/>taki b<text:span text:style-name="T236">y</text:span>ł<text:span text:style-name="T237"><text:s/></text:span>tok myślenia tej naszej trójki i potem wczorajszego większego zespołu, bo siedzieliśmy w gronie 12 osób i do tego samego wniosku doszliśmy.</text:p>
      <text:p text:style-name="P238">Dziękuję bardz<text:span text:style-name="T239">o.</text:span></text:p>
      <text:p text:style-name="P240"><text:span text:style-name="T241">Przewodn</text:span><text:span text:style-name="T242">icz</text:span><text:span text:style-name="T243">ący</text:span>:</text:p>
      <text:p text:style-name="P244">Dziękuję bardzo<text:span text:style-name="T245">.</text:span><text:s/>Proszę pan Radke.</text:p>
      <text:p text:style-name="P246"><text:span text:style-name="T247">Ob. Lech Radke</text:span>:</text:p>
      <text:p text:style-name="P248">Ja mam jeszcze taką uwagę. Jeżeli mówimy, że oprócz tego materiału zostanie sporządzony wykaz szczegółowych wniosków to sądzę, no i jego droga dalsza będzie np. taka jaką tutaj nakreślił pan Rutkowski to sądzę<text:span text:style-name="T249">,</text:span><text:s/>że nie powinno to być tylko naszą słodką tajemnicą tego tu grona, że taki wykaz jest i że chcemy mu nadać jakiś dalszy bieg, tylko jakaś wzmianka w tym materiale podstawowym chyba na ten temat powinna być.</text:p>
      <text:p text:style-name="P250"><text:span text:style-name="T251">Prze</text:span><text:span text:style-name="T252">w</text:span><text:span text:style-name="T253">od</text:span><text:span text:style-name="T254">n</text:span><text:span text:style-name="T255">i</text:span><text:span text:style-name="T256">cząc</text:span><text:span text:style-name="T257">y</text:span><text:span text:style-name="T258">:</text:span></text:p>
      <text:p text:style-name="P259"><text:span text:style-name="T260">T</text:span>ak jest,<text:s/><text:span text:style-name="T261">D</text:span>ziękuję bardzo.</text:p>
      <text:p text:style-name="P262">Proszę<text:span text:style-name="T263"><text:s/></text:span>pan Mieczkowski.</text:p>
      <text:p text:style-name="P264"><text:span text:style-name="T265">Ob. Lucjan Mieczkowski</text:span>:</text:p>
      <text:p text:style-name="P266">Ja chciałbym od razu prz<text:span text:style-name="T267">ej</text:span>ś<text:span text:style-name="T268">ć</text:span><text:s/>do pierwszego punktu zgodnie z..<text:span text:style-name="T269">.</text:span></text:p>
      <text:p text:style-name="P270"><text:span text:style-name="T271">Prze</text:span><text:span text:style-name="T272">w</text:span><text:span text:style-name="T273">od</text:span><text:span text:style-name="T274">n</text:span><text:span text:style-name="T275">i</text:span><text:span text:style-name="T276">cząc</text:span><text:span text:style-name="T277">y</text:span><text:span text:style-name="T278">:</text:span></text:p>
      <text:p text:style-name="P279">Nie, to jeszcze chwilę.</text:p>
      <text:p text:style-name="P280"><text:span text:style-name="T281">Ob.<text:s/></text:span><text:span text:style-name="T282">L</text:span><text:span text:style-name="T283">. Mieczkowski</text:span>:</text:p>
      <text:p text:style-name="P284">Dziękuj<text:span text:style-name="T285">ę</text:span>.</text:p>
      <text:p text:style-name="P286">/Głos z sali:<text:s/>Ja mam sprawę/.</text:p>
      <text:soft-page-break/>
      <text:p text:style-name="P287"><text:span text:style-name="T288">Przewodniczący</text:span>:</text:p>
      <text:p text:style-name="P289">Konkretną czy ogólną?</text:p>
      <text:p text:style-name="P290"><text:span text:style-name="T291">/</text:span>Głos z sali<text:span text:style-name="T292">:</text:span><text:s/>nie słychać/.</text:p>
      <text:p text:style-name="P293"><text:span text:style-name="T294">P</text:span>roszę bardzo.</text:p>
      <text:p text:style-name="P295"><text:span text:style-name="T296">/</text:span>Głos z sali:<text:s/>Prosimy o nazwiska/.</text:p>
      <text:p text:style-name="P297">Słusznie, dla<text:s/>pr<text:span text:style-name="T298">ot</text:span>okołu.</text:p>
      <text:p text:style-name="P299"><text:span text:style-name="T300">Doc. An</text:span><text:span text:style-name="T301">n</text:span><text:span text:style-name="T302">a Kulesza</text:span>:</text:p>
      <text:p text:style-name="P303">Mój wniosek jest krótki, ale mogę go autoryzować<text:span text:style-name="T304">.</text:span><text:s/>Chciałam powiedzieć,<text:s/><text:span text:style-name="T305">ż</text:span>e powinni organizatorzy przewidzieć jakiś sposób publikacji tego<text:span text:style-name="T306">.</text:span><text:s/>Znaczy nie tylko złożyć na wyższych<text:s/>„stołach”, tylko potem jakąś broszurę czy jakąś publikację taką ogólnie dostępną w dużym n<text:span text:style-name="T307">akł</text:span>adzie, i ten materiał syntetyczny, i te wnioski żeby się rozeszły nie tylko do społeczeństwa, bo to jest enigmatyczne, a do<text:s/>środowisk<text:span text:style-name="T308">,</text:span><text:s/>które się tym szczególnie inter<text:span text:style-name="T309">e</text:span>sują, a które tutaj nie uczestniczą<text:span text:style-name="T310">.</text:span></text:p>
      <text:p text:style-name="P311">Dziękuję bardzo<text:span text:style-name="T312">.</text:span></text:p>
      <text:p text:style-name="P313"><text:span text:style-name="T314">Przewodni</text:span><text:span text:style-name="T315">cz</text:span><text:span text:style-name="T316">ący</text:span>:</text:p>
      <text:p text:style-name="P317">Ten wniosek jest na pewno słuszny, ja nie potrafię odpowiedzieć jaka będzie w ogóle procedura publikowania, ale myślę, to jest bardzo istotne i o tym trzeba będzie pamiętać<text:span text:style-name="T318">.</text:span></text:p>
      <text:p text:style-name="P319">Dziękuję. Proszę bardzo pan Zawi<text:span text:style-name="T320">s</text:span>towski<text:span text:style-name="T321">.</text:span></text:p>
      <text:p text:style-name="P322"><text:span text:style-name="T323">O</text:span><text:span text:style-name="T324">b</text:span><text:span text:style-name="T325">.</text:span><text:span text:style-name="T326"><text:s/>Zbigniew Zawistowski</text:span>:</text:p>
      <text:p text:style-name="P327"><text:span text:style-name="T328">D</text:span>o spraw og<text:span text:style-name="T329">ól</text:span>nych. Po przeczytaniu tego materiału i nie tylko w tej ostatecznej wersji, ale we wcześni<text:span text:style-name="T330">ej</text:span>szych, pragnę wrócić do pewnego problemu, o którym była tu mowa, a który wymaga chyba ponownego zastanowienia się w tym momencie kiedy mamy ten tek<text:span text:style-name="T331">st</text:span><text:s/>pełny w ręku.<text:s/><text:span text:style-name="T332">A</text:span><text:s/>mianowicie piszemy tutaj w pierwszym punkcie, który nosi charakter pewnej deklaracji o konieczności dokonania radykalnych zmian<text:span text:style-name="T333">.</text:span></text:p>
      <text:p text:style-name="P334">Następnie odnoszę wrażenie, że w pozostałych pun<text:span text:style-name="T335">k</text:span>tach zawieramy szereg słusznych sformułowań, ale ani nie nowych, ani nie noszących charakteru zmian radykalnych. Można by było w pewnych<text:s/><text:span text:style-name="T336">sf</text:span>ormułowan<text:span text:style-name="T337">iach</text:span><text:s/>dopatrzyć się intencji takich zmian, ale tylko intencji. Natomiast redagowanie tego tekstu w sposób taki, jaki to było dokonywane spowodował osiąganie kompromisu polegającego na nadawaniu poszczególnym sformułowaniom tak ogólnej i tak szerokiej formuły, aby kompromis polegał na tym, że wszyscy mogą się pod tym podpisać<text:span text:style-name="T338">.</text:span><text:s/><text:span text:style-name="T339">W</text:span><text:s/>związku z<text:span text:style-name="T340"><text:s/></text:span>tym radykalizm tych zmian, jak gdyby nam tu utonął. Proponuję w takim razie, a jak gdyby w swoim imieniu wyrażam potrzebę, a nawet konieczność prz<text:span text:style-name="T341">ed</text:span>yskutowania problemu następującego i ewentualnego go tutaj umi<text:span text:style-name="T342">eszczen</text:span>ia<text:span text:style-name="T343">.</text:span></text:p>
      <text:p text:style-name="P344">Pytanie brzmi tak: na czym ma polegać radykalizm tych zmian? I drugie, które wynika jak gdyby z odpowiedzi na to pytanie, bo odpowiedzią tu jest pewnego rodzaju upodmiotowienie i wprowadzenie problemu rozwiązywania zagadnień mieszkaniowych do ciągłego dialogu i ciągłej dyskusji z tym upodmiotowionym społeczeństwem, żeby to zostało wyraźnie zapisane. I wtedy jawi się drugie pytanie: jaką, co lub kto jest siłą sprawczą tego radykalnego zwrotu<text:span text:style-name="T345">?</text:span><text:s/>Czy ta siła sprawcza może być tu zapisana w postaci mechanizmu, czy w postaci organizacji<text:span text:style-name="T346">?</text:span><text:s/>Istotne jest to ze względu na to, że gdybyśmy założyli,<text:s/><text:span text:style-name="T347">ż</text:span>e tą siłą sprawczą jest presja społeczna, to musimy s<text:span text:style-name="T348">i</text:span>ę pogodzić,<text:s/><text:span text:style-name="T349">ż</text:span>e ta siła sprawcza będzie nosiła charakter kon<text:span text:style-name="T350">fl</text:span>iktowy, bo presja społeczna może wywrzeć wpływ na to o czym tu mówimy tylko i wyłącznie metodą<text:s/><text:soft-page-break/>konfliktów. Dlatego czy nie należałoby s<text:span text:style-name="T351">i</text:span>ę zastanowić nad mechanizmem, który powinien być tu wyraźniej niż to do tej pory<text:s/><text:span text:style-name="T352">żeśmy</text:span><text:s/>zrobili wbudowany w cały ten system<text:span text:style-name="T353">,</text:span><text:s/>aby możliwie wcześnie, na możliwie niskim poziomie, i w możliwie n<text:span text:style-name="T354">ie</text:span>konflik<text:span text:style-name="T355">to</text:span>wy sposób wywierał nacisk na realizację tego o czym tutaj piszemy.</text:p>
      <text:p text:style-name="P356">I konkretna sprawa, bardzo istotna<text:span text:style-name="T357">.</text:span><text:s/><text:span text:style-name="T358">M</text:span>iel<text:span text:style-name="T359">i</text:span>śm<text:span text:style-name="T360">y</text:span><text:s/>na przestrzeni ostatnich kilku lat do czynienia z dziesiątkami pomysłów, które wydawały nam się wszystkim elementami, które jeśli nie w sposób radykalny, to w sposób umiarkowany, jeśli nie zagadnienia ogólne to cząstkowe uporządkują<text:span text:style-name="T361">.</text:span><text:s/>Pomysły te upadały<text:span text:style-name="T362">.</text:span><text:s/>A nawet w wielu wypadkach nie tyle upadały co rozmywały się w strukturach, w rutynach czy przyzwyczajeniach, w nieufnościach, w braku wiary itd., itd<text:span text:style-name="T363">.</text:span></text:p>
      <text:p text:style-name="P364"><text:span text:style-name="T365">W</text:span><text:s/>związku z tym apeluję, żeby zostały tutaj zapisane<text:s/><text:span text:style-name="T366">sf</text:span>ormułowania, które jeśli nawet nie zapewnią te<text:span text:style-name="T367">go</text:span>,<text:s/><text:span text:style-name="T368">ż</text:span>e tym razem znowu ta sprawa utonie,<text:s/><text:span text:style-name="T369">t</text:span>o będą świadectwem, żeśmy mieli świadomość tego nieb<text:span text:style-name="T370">ez</text:span>pi<text:span text:style-name="T371">ec</text:span>zeń<text:span text:style-name="T372">st</text:span>wa i nie powierzali<text:span text:style-name="T373">ś</text:span>my tych pomysłów znowu w ręce tych struktur i tych m<text:span text:style-name="T374">ec</text:span>han<text:span text:style-name="T375">iz</text:span>mów, które już kilkakrotnie po prostu zniweczyły te zamiary<text:span text:style-name="T376">.</text:span><text:s/>To powinno moim zdaniem być tutaj wyraźnie zapisane<text:span text:style-name="T377">.</text:span><text:s/>Proszę mnie dobrze zr<text:span text:style-name="T378">o</text:span>zumieć<text:span text:style-name="T379">.</text:span><text:s/>Ja mam szereg precyzyjnych zastrzeżeń do najróżniejszych organów administracji państwowej, lokalnej, terenowej, centralnej, które się tymi sprawami zajmowały i nie sprawdziły<text:span text:style-name="T380"><text:s/></text:span>się<text:span text:style-name="T381">.</text:span></text:p>
      <text:p text:style-name="P382">Natomiast nie o to mi chodzi. Chodzi mi o to, żebyśmy tutaj spróbowali j<text:span text:style-name="T383">ed</text:span>nak w tym tekście znaleźć jakiś sygnał, który tym siłom da impuls, da możliwość właśnie podjęcia próby tym razem zrealizowania tych postulatów. Inaczej staną się one jeszcze jednym zbiorem życzeń i apeli<text:span text:style-name="T384">.</text:span></text:p>
      <text:p text:style-name="P385"><text:span text:style-name="T386">Przewodniczący</text:span>:</text:p>
      <text:p text:style-name="P387">To słuszne. Niestety taki jest los wszelkich dokumentów będących wynikiem kompromisu. Ale ja myślę, że jest tu pewna szansa w pkt. 3, jak prz<text:span text:style-name="T388">ej</text:span>dziemy, może się coś da zrobić, coś rozwinąć. Ale zgadzam s<text:span text:style-name="T389">i</text:span>ę, że to jest naturalny efekt tworzenia kompromisowych rozwiązań<text:span text:style-name="T390">.</text:span></text:p>
      <text:p text:style-name="P391">Proszę uprzejmie.</text:p>
      <text:p text:style-name="P392"><text:span text:style-name="T393"><text:s text:c="29"/></text:span>:</text:p>
      <text:p text:style-name="P394">Ja mam uwagę podobnego typu, jak pan Zawistowski, ja absolutnie popieram jego wystąpienie. I mam pytanie takie, dlaczego autorzy odeszli od tych punktów, które żeśmy zgłaszali? Bo to by dawało możliwość króciutko wypunktowania w 2 - 3 punktach<text:span text:style-name="T395"><text:s/></text:span>najważni<text:span text:style-name="T396">ej</text:span>szych problemów, które trzeba załatwić. A tak<text:s/><text:span text:style-name="T397">j</text:span>ak zeszliśmy, po prostu połączyliśmy niektóre było 13 punktów, potem było zgłoszonych jeszcze kilka<text:span text:style-name="T398">,</text:span><text:s/>czyli tych problemów kilkanaście si<text:span text:style-name="T399">ę</text:span><text:s/>jawiło, a dzisiaj mamy te wszystkie punkty zapisane, problemy właściwie zapisa<text:span text:style-name="T400">ć<text:s/></text:span>je w 10 punkta<text:span text:style-name="T401">c</text:span>h. I w związku z tym proponuję, może by jednak powrócić do... patrzeć jednocześnie i w te punkty, któreśmy kolejno rozpatrywali<text:span text:style-name="T402">.</text:span><text:s/>Dlatego, że ja widzę tutaj np. sprzeczności w tym tekście<text:span text:style-name="T403">.</text:span><text:s/>Jak będziemy omawiali tekst to ja wykażę, że jego tekst aktualny nie zgadza się z tym cośmy tutaj dyskutowali, w zasadzie byliśmy zgodni<text:span text:style-name="T404">.</text:span></text:p>
      <text:p text:style-name="P405"><text:span text:style-name="T406">Przewodniczący</text:span>:</text:p>
      <text:p text:style-name="P407">T<text:span text:style-name="T408">ak</text:span>. Myślę, że to powróci, i należy rozpocząć od początku szans redakcji, nie mamy takich szans, ale przepatrzyć czy wszystko tam jest oczywiście trzeba<text:span text:style-name="T409">.</text:span></text:p>
      <text:p text:style-name="P410">Proszę bardzo pan Mieszkowski.</text:p>
      <text:p text:style-name="P411"><text:span text:style-name="T412">Ob. Mieszkowski</text:span>:</text:p>
      <text:p text:style-name="P413">Po wystąpieniu kol. Zawistowskiego chciałbym od razu prz<text:span text:style-name="T414">ej</text:span>ść do punktu pierwsz<text:span text:style-name="T415">eg</text:span>o...</text:p>
      <text:soft-page-break/>
      <text:p text:style-name="P416"><text:span text:style-name="T417">Przewodniczący</text:span>:</text:p>
      <text:p text:style-name="P418">Nie, to jeszcze nie...</text:p>
      <text:p text:style-name="P419"><text:span text:style-name="T420">Ob. Mieszkowski</text:span>:</text:p>
      <text:p text:style-name="P421">Jeszcze nie..<text:span text:style-name="T422">.</text:span></text:p>
      <text:p text:style-name="P423"><text:span text:style-name="T424">Przewodniczący</text:span>:</text:p>
      <text:p text:style-name="P425">Proszę bardzo,</text:p>
      <text:p text:style-name="P426"><text:span text:style-name="T427"><text:s text:c="29"/></text:span>:</text:p>
      <text:p text:style-name="P428">Ja chciałbym jedną uwagę o<text:s/><text:span text:style-name="T429">c</text:span>h<text:span text:style-name="T430">ara</text:span>kterze ogólnym zgłosić. Starałem się przeczytać ten dokument, tak jakby go odczytał zwykły czytelnik, który nie zna całego przebiegu dyskusji i zamierzeń, jakie autorzy mieli.</text:p>
      <text:p text:style-name="P431">Wydaje mi się, że tutaj jest właściwie w pewn<text:span text:style-name="T432">ej<text:s/></text:span>formie zbyt wiele sformułowań podobnych do tych, które były przedtem wielokrotnie powtarzane<text:span text:style-name="T433">.</text:span><text:s/>To znaczy jest zawarta pewna wiara w zapis, plan, procent, obowiązek ze strony państwa.</text:p>
      <text:p text:style-name="P434">Natomiast nie mamy tej drugiej strony, która się wiąże z upodmiotowieniem, to znaczy zwiększenia nie tylko uprawnień obywatela, ale i jego obowiązków<text:span text:style-name="T435">.</text:span><text:s/>To znaczy znacznego zwiększenia lini<text:span text:style-name="T436">i</text:span><text:s/>rozwojowej je<text:span text:style-name="T437">g</text:span>o udziału w środkach, w prz<text:span text:style-name="T438">ez</text:span>naczeniu własnych środków<text:span text:style-name="T439">.</text:span></text:p>
      <text:p text:style-name="P440">Tutaj jest raz w<text:s/><text:span text:style-name="T441">je</text:span>dn<text:span text:style-name="T442">y</text:span>m wierszu - a także wymagać<text:span text:style-name="T443"><text:s/></text:span>będzie zwiększenia udziału środków. To jest j<text:span text:style-name="T444">a</text:span>k gdyby rzecz drugorzędna. Tymczasem właściwie będzie to zależało, realizacja tego będzie zależała w dużym stopniu w długiej linii od wyborów dokonywanych przez obywatela w zakresie swojej konsu<text:span text:style-name="T445">m</text:span>pcji.</text:p>
      <text:p text:style-name="P446">Je<text:span text:style-name="T447">ż</text:span>e<text:span text:style-name="T448">l</text:span>i nie<text:s/><text:span text:style-name="T449">p</text:span>oprze tego budżet jednostkowy, i będą preferencje jeszcze w innym kierunku to nic z tych zapisów makroekonomicznych nie wyjdzie. B<text:span text:style-name="T450">o</text:span><text:s/>w systemie reformy szereg decyzji ekonomicznych będzie zapadało jako suma pewnych decyzji p<text:span text:style-name="T451">oj</text:span>edynczych. I ten moment należałoby znacznie silniej uwypuklić<text:span text:style-name="T452">.</text:span></text:p>
      <text:p text:style-name="P453"><text:span text:style-name="T454">P</text:span><text:span text:style-name="T455">rzewodn</text:span><text:span text:style-name="T456">ic</text:span><text:span text:style-name="T457">ząc</text:span><text:span text:style-name="T458">y</text:span><text:span text:style-name="T459">:</text:span></text:p>
      <text:p text:style-name="P460">Dziękuję bardzo. Pan Dominiak.</text:p>
      <text:p text:style-name="P461"><text:span text:style-name="T462">Ob. Władysław Dominiak</text:span>:</text:p>
      <text:p text:style-name="P463">Ja podzielam niepokój tych kolegów, którzy zabierali głos wskazując na bardzo dużą ogólnikowoś<text:span text:style-name="T464">ć</text:span><text:s/>tego dokumentu.<text:s/><text:span text:style-name="T465">O</text:span>tóż wydaje mi się, że im bardziej zbliżamy się do końca tym następuje coraz bardziej jakieś rozmywanie, odchodzenie od konkretów. Przy czym przez konkrety nie rozumiem postulatów w 95 r<text:span text:style-name="T466">.</text:span><text:s/>każdej rodzinie samodzielne mieszkanie, ale w każdym razie jakiś stopień konkretyzacji, jakieś rozwiązania sy<text:span text:style-name="T467">s</text:span>temowe. Gdyż w przeciwnym razie sądzę, że ten dokument, który mamy dyskutować i przygotowywa<text:span text:style-name="T468">ć</text:span><text:s/>- w moim przynajmniej takim odczuciu - jest on bardziej wsteczny niż dokumenty, które legły u podstaw sformułowania p<text:span text:style-name="T469">er</text:span>spektywicznego programu mi<text:span text:style-name="T470">es</text:span>zkaniowego. Tamte dokumenty wprawdzie nie wnikały w rozwiązania powiedzmy systemowe, ale w każdym razie zawierały szereg elementów nowych i opierały się na sporej, że tak powiem konkr<text:span text:style-name="T471">et</text:span>yza<text:span text:style-name="T472">cj</text:span>i rozwiązań<text:span text:style-name="T473">.</text:span></text:p>
      <text:p text:style-name="P474">Natomiast obawiam się w moim odczuciu, taki dokument i taki sposób myślenia itd. takim sposobem myślenia powinien być obdarzony każdy funk<text:span text:style-name="T475">cj</text:span>onariu<text:span text:style-name="T476">sz</text:span><text:s/>odpowi<text:span text:style-name="T477">ed</text:span>zialny za sprawy mieszkaniowe i to nie dzi<text:span text:style-name="T478">ś</text:span>, tylko 5 lat wcześniej, 15 lat wcześniej czy 20 lat wcze<text:span text:style-name="T479">ś</text:span>niej. I przyznam się szczerze z ogromnym niepokojem przeczytałam i odbieram właśnie tę ogólnikowość, praktycznie rzecz biorąc niewiele znaczącą<text:span text:style-name="T480">.</text:span></text:p>
      <text:p text:style-name="P481"><text:span text:style-name="T482">Prz</text:span><text:span text:style-name="T483">ew</text:span><text:span text:style-name="T484">odn</text:span><text:span text:style-name="T485">icz</text:span><text:span text:style-name="T486">ący</text:span>:</text:p>
      <text:p text:style-name="P487">Proszę bardzo<text:span text:style-name="T488">.</text:span><text:s/>Kto z państwa jeszcze? Pan Janowski<text:span text:style-name="T489">.</text:span></text:p>
      <text:soft-page-break/>
      <text:p text:style-name="P490"><text:span text:style-name="T491">Ob. Zbigniew Janowski</text:span>:</text:p>
      <text:p text:style-name="P492"><text:span text:style-name="T493">J</text:span>a j<text:span text:style-name="T494">es</text:span>zcze jedno zdanie t<text:span text:style-name="T495">yl</text:span>ko<text:span text:style-name="T496">.</text:span><text:s/>To znaczy ja podzielam tutaj jako strona związkowa, też podzielamy te wszystkie obawy jeżeli chodzi o to, żeby nasz dokument nie był jeszcze jednym dokumentem, żeby nie został złożony na półki, natomiast, żeby została powołana jakaś grupa, która będzie kontrolowała te wszystkie efekty<text:span text:style-name="T497">.</text:span></text:p>
      <text:p text:style-name="P498">Przygotowaliśmy założenia powołania takiej grupy<text:span text:style-name="T499">.<text:s/></text:span>Jest to oczywiście dokument jeszcze ni<text:span text:style-name="T500">ed</text:span>oskonały, ponieważ jednym z punktów dzisiejszego stanowiska jest możliwość zapisania już szczegółowo tego tematu, proponuj<text:span text:style-name="T501">e</text:span><text:s/>tylko, żeby kolega Rutkowski rozdał tutaj wszystkim do ewentualnej dyskusji później i wrócilibyśmy już przy szczegółowych zapisach do tego tematu.</text:p>
      <text:p text:style-name="P502"><text:span text:style-name="T503">Przewodniczący</text:span>:</text:p>
      <text:p text:style-name="P504">Proszę bardzo, panie ministrze<text:span text:style-name="T505">.</text:span></text:p>
      <text:p text:style-name="P506"><text:span text:style-name="T507">M</text:span><text:span text:style-name="T508">i</text:span><text:span text:style-name="T509">n. Lucja</text:span><text:span text:style-name="T510">n</text:span><text:span text:style-name="T511"><text:s/>Mieczkowski</text:span>:</text:p>
      <text:p text:style-name="P512"><text:span text:style-name="T513">J</text:span>eś<text:span text:style-name="T514">l</text:span>i chodzi o sprawy ogólne chciałbym cztery takie uwagi zgłosić<text:span text:style-name="T515">.</text:span><text:s/>Pierwsza to ta, że nie widzę praktycznie możliwości form innych pośrednich, aniżeli jeśli chodzi o zapis, o końcowy efekt naszej pracy,<text:s/>aniżeli ta forma, o której mówił przewodniczący dzisiejszych obrad.</text:p>
      <text:p text:style-name="P516"><text:span text:style-name="T517">W</text:span><text:s/>związku z tym namawiałbym do tego, żeby w dyskusji kontrolowa<text:span text:style-name="T518">ć</text:span><text:s/>ściśle zapis punktów tego dokumentu wiodącego, który będzie tam przekazany.<text:s/><text:span text:style-name="T519">W</text:span><text:s/>zasadzie panie przewodniczący<text:span text:style-name="T520"><text:s/></text:span>praktyka, jak nam przecież wiadomo, tego typu konferencji prowadzi do zabiegów o osiągni<text:span text:style-name="T521">e</text:span>cie consensusu, je<text:span text:style-name="T522">ś</text:span>li chodzi o zewnętrzny wyraz obrad, tak się robi także na konf<text:span text:style-name="T523">er</text:span>encjach mi<text:span text:style-name="T524">ę</text:span>dzynar<text:span text:style-name="T525">o</text:span>dowych, dyskutuje s<text:span text:style-name="T526">i</text:span>ę punkt po punkcie i po upewnieniu się, że do redakcji, którą si<text:span text:style-name="T527">ę</text:span><text:s/>odczytuje nie ma uwag, ta redakcja jest przeznaczona do ujawnienia w końcowym<text:s/><text:span text:style-name="T528">d</text:span>okumencie<text:span text:style-name="T529">.</text:span></text:p>
      <text:p text:style-name="P530">Sądz<text:span text:style-name="T531">ę</text:span>, że te uwagi, które tutaj padły wcześniej w części ogólnej i które wyrażały obawę o ogólnikowość powinn<text:span text:style-name="T532">y<text:s/></text:span>być spożytkowane przy kontrolowaniu zapisu każdego poszcze<text:span text:style-name="T533">g</text:span>ó<text:span text:style-name="T534">l</text:span>n<text:span text:style-name="T535">eg</text:span>o punktu<text:span text:style-name="T536">.</text:span></text:p>
      <text:p text:style-name="P537">Ponieważ jak mówił o tym przed ch<text:span text:style-name="T538">wil</text:span>ą pan Rutkowski, także brałem udział w próbie redagowania tego dokumentu, c<text:span text:style-name="T539">zuję</text:span><text:s/>si<text:span text:style-name="T540">ę</text:span><text:s/>w obowiązku odpowiedzieć panom, przepraszam nie pam<text:span text:style-name="T541">i</text:span>ętam nazwisk, panu Łukasie<text:span text:style-name="T542">w</text:span>iczowi, który pytał dlaczego 10 punktów, a nie 13. Chciałem przypomnieć, że w toku ostatniej konferencji pan Paszyński zaproponował aby tzw. różne problemy odpowiednio przeadresować, bo one się do tego i<text:span text:style-name="T543">s</text:span>totnie kwa<text:span text:style-name="T544">lif</text:span>ikowały.<text:s/><text:span text:style-name="T545">M</text:span>yś<text:span text:style-name="T546">my</text:span><text:s/>się z tym zgodzili<text:span text:style-name="T547">.</text:span><text:s/>Albo do tej części, które nazywa się polityka mieszkaniowa, tzn.<text:s/>ten dział pierwszy albo do części uwarunkowań realizacji. I tak się stało. Praktycznie w tej propozycji redakcji pierwsze<text:s/>pię<text:span text:style-name="T548">ć</text:span><text:s/>punktów ma charakter generalny makr<text:span text:style-name="T549">o</text:span><text:span text:style-name="T550">-</text:span><text:span text:style-name="T551">u</text:span>k<text:span text:style-name="T552">ieru</text:span>nkowań o<text:s/><text:span text:style-name="T553">c</text:span>hara<text:span text:style-name="T554">k</text:span>terze generalnych rozstrzygnięć w sferze polityki mieszkaniowej<text:span text:style-name="T555">.</text:span><text:s/>Podczas kiedy dalsze punkty od 6 do 10 mówią o podstawowych uwarunkowaniach takich, jak np. materiały, jak pluralizm organizacyjny itd<text:span text:style-name="T556">.</text:span></text:p>
      <text:p text:style-name="P557">Je<text:span text:style-name="T558">ś</text:span>li chodzi o wypowiedź pana Romana Nowickiego i pana Zawistowskiego, to te wypowiedzi dawały wyraz trosce o to,<text:s/><text:span text:style-name="T559">ż</text:span>eby wśród tej, tych zapisów nie zginęła dbałość o wdrożenie tego dokumentu, o jego wykonawstwo nad jego realizacją to myślę, że te uwagi powinny być spożytkowane przede wszystkim w zapisach tego co znalazło się po punkcie 10. Bo również na poprzednim spotkaniu także na tej sesji, której przewodniczył pan Paszyński doszliśmy przecież<text:s/><text:span text:style-name="T560">-</text:span><text:s/>jak rozumieli r<text:span text:style-name="T561">e</text:span>dakto<text:span text:style-name="T562">r</text:span>zy tego punktu w tym i ja - do takiego wniosku, że oprócz punktu skutki w postaci przepisów prawnych, powinniśmy próbować pod koniec napisać coś więcej na temat warunków okoliczności nadzorowania, wprowadzania w życie<text:span text:style-name="T563">.</text:span></text:p>
      <text:soft-page-break/>
      <text:p text:style-name="P564">Ci, którzy pisali, w tym także ja, zdobyli się na te zapisy, które są zamieszczone na str. 5<text:span text:style-name="T565">.</text:span><text:s/>Bardzo możliwie, że trzeba jeszcze coś do tego dodać. I myślę, że byłaby to dobra okazja przedyskutowania tego, jak dojdziemy do tej skuteczności realizacji. Wtedy zastanowić się czy proponowane rozwiązania sprowadzające<text:s/><text:span text:style-name="T566">s</text:span>ię przede wszystkim do kontroli do proponowanej ustawy, jak ustawa to i przepis wykonawczy, czy to wystarczy czy nie<text:span text:style-name="T567">.</text:span></text:p>
      <text:p text:style-name="P568">Na zakończenie panie przewodniczący chciałem się wypowiedzieć także do tej do<text:span text:style-name="T569">ś</text:span>ć enigmatyczn<text:span text:style-name="T570">ej</text:span><text:s/>sprawy owego drugiego dokumentu, niektórzy widzieliby to jako stricte załącznik do tego<text:span text:style-name="T571">,</text:span><text:s/>ale proponuję, żebyśmy spojrzeli prawdzie w oczy<text:span text:style-name="T572">.</text:span><text:s/>Nie mieliśmy tutaj sekretarza, który by po każdej sesji robił protokół z obrad w postaci syntetycznej i aby wraz z przyszłościowymi zapisami taki protokół nie był rozdawany z prośbą o u<text:span text:style-name="T573">st</text:span>osunkowanie się do zapisów.</text:p>
      <text:p text:style-name="P574">Natomiast mamy tutaj pewien komfort stworzony obrad w postaci urządze<text:span text:style-name="T575">ń</text:span><text:s/><text:span text:style-name="T576">el</text:span>ektroni<text:span text:style-name="T577">cz</text:span>nych i sporządzany jest w zwi<text:span text:style-name="T578">ąz</text:span>ku<text:s/><text:span text:style-name="T579">z</text:span><text:s/>tym zapis na taśmie, który jest następnie odtwarzany w postaci maszynopisu, stenogram jest, a ściślej to nie stenogram, bo stenogram to jak ktoś stenografuje, a tu mamy pełny zapis<text:span text:style-name="T580">,</text:span><text:s/>na taśmie, który jest następnie odtwarzany w postaci maszynopisu<text:span text:style-name="T581">.</text:span><text:s/><text:span text:style-name="T582">W</text:span>ięc sądzę, że faktycznie możemy mieć dwa rodzaje tego dokumentu szczegółowego. Jeden pełny zapis obrad w postaci maszynopisu, gdzie zar<text:span text:style-name="T583">ej</text:span>e<text:span text:style-name="T584">strow</text:span>ane są wszystkie wypowiedzi.</text:p>
      <text:p text:style-name="P585"><text:span text:style-name="T586">I</text:span><text:s/>druga możliwość, jest możliwość opracowania w oparciu o te wypowiedzi w u<text:span text:style-name="T587">ję</text:span>ciu problemowym np. pogrupowanie tego m.in<text:span text:style-name="T588">.</text:span><text:s/>w odniesieniu do takiego układu, jeśli on zostanie dzisiaj przyjęty albo w inny sposób w podziale na strony np. wypowiadających się w tej dyskusji, i wówczas to powinno być chyba też przedłożone w drugiej części obrad, tak jak mówił pan prz<text:span text:style-name="T589">ewod</text:span>n<text:span text:style-name="T590">icz</text:span>ący nie należy<text:s/><text:span text:style-name="T591">s</text:span>ię spodziewać, że poza dyskusją tej ogólnej części byłaby okazja także weryfikowania tamtego dokumentu i jeżeli byłaby to forma stricte zapisu maszynowego to nie wymaga uzgodnienia z nikim, trzeba tylko przejrzeć czy nie ma błędów w nazwiskach.<text:s/><text:span text:style-name="T592">J</text:span>eż<text:span text:style-name="T593">el</text:span>i byłaby to forma opracowanego zapisu to powinien być on przed<text:span text:style-name="T594">st</text:span>awiony wiceprzewodniczącym do ap<text:span text:style-name="T595">r</text:span>ob<text:span text:style-name="T596">a</text:span>ty<text:span text:style-name="T597">.</text:span></text:p>
      <text:p text:style-name="P598"><text:span text:style-name="T599">D</text:span>ziękuję<text:span text:style-name="T600">.</text:span></text:p>
      <text:p text:style-name="P601"><text:span text:style-name="T602">P</text:span><text:span text:style-name="T603">r</text:span><text:span text:style-name="T604">zew</text:span><text:span text:style-name="T605">od</text:span><text:span text:style-name="T606">niczący</text:span>:</text:p>
      <text:p text:style-name="P607">Dziękuję bardzo. Ja<text:s/><text:span text:style-name="T608">m</text:span>y<text:span text:style-name="T609">ś</text:span>lę<text:span text:style-name="T610">,</text:span><text:s/>że możemy na tym zakończyć tą wymianę ogólnych zdań<text:span text:style-name="T611">.</text:span><text:s/>Rzeczywiście padły tu uwagi istotne, ale myśl<text:span text:style-name="T612">ę</text:span>, że spróbujmy odpowiedzieć sobie na pytanie czy da si<text:span text:style-name="T613">ę</text:span><text:s/>ten dokument jakby udoskonalić, dostosować do naszych wyobrażeń przez próbę konkretyzacji sformułowań w posz<text:span text:style-name="T614">cz</text:span>ególnych punktach<text:span text:style-name="T615">.</text:span><text:s/>Być może znajdziemy taki sposób, kt<text:span text:style-name="T616">ó</text:span>ry przynajmniej większo<text:span text:style-name="T617">ś</text:span>ć będzie satysfak<text:span text:style-name="T618">cj</text:span>on<text:span text:style-name="T619">o</text:span>wał.</text:p>
      <text:p text:style-name="P620"><text:span text:style-name="T621">W</text:span><text:s/>związku z tym proponuję, żebyśmy przeszli do pierwszego punktu. Nie wiem czy trzeba go odczytywać? Myślę, że każdy ma przed sobą.</text:p>
      <text:p text:style-name="P622">Proszę uprzejmie czy do tego punktu widzą państwo możliwość lepszego, innego sformułowania bardziej oddającego istotę czy przebieg naszych dyskusji?</text:p>
      <text:p text:style-name="P623">Proszę bardzo.</text:p>
      <text:p text:style-name="P624"><text:span text:style-name="T625">Ob. Andrzej Grudziński</text:span>:</text:p>
      <text:p text:style-name="P626">Proszę państwa, rzeczywiście w toku kolejnego poprawiania tekstu to wymowa poszczególnych sformułowań ulegała pewnemu zatarciu. I tu właśnie wydaje mi się, że i to odczucie kol. Zawistowskiego<text:s/><text:soft-page-break/>wiąże się z pewną zm<text:span text:style-name="T627">i</text:span>aną chyba niekorzystną jaka nastąpiła w o<text:span text:style-name="T628">st</text:span>atniej redakcji pkt.<text:s/><text:span text:style-name="T629">1</text:span>, zwłaszcza jego ostatniego zdania.</text:p>
      <text:p text:style-name="P630">Jeżeli można chciałbym przypomnieć brzmienie tego ostatniego zdania w wersji poprzedniej. Wydaje mi si<text:span text:style-name="T631">ę</text:span>, że to o co nam tam c<text:span text:style-name="T632">h</text:span>odzi tam było wyrażone bardziej dobitnie. Od<text:span text:style-name="T633">c</text:span>zytuję:</text:p>
      <text:p text:style-name="P634"><text:span text:style-name="T635">„</text:span>Rozwiązanie problemu mi<text:span text:style-name="T636">es</text:span>zkaniow<text:span text:style-name="T637">eg</text:span>o w Polsce wymaga radykalnego zwrotu w kierunku upodmiotowienia społeczeństwa i jednostki rozumianego jako aktywność i możność<text:s/><text:span text:style-name="T638">w</text:span>yboru formy i standardu mieszkania”.<text:s/><text:span text:style-name="T639">Wię</text:span><text:span text:style-name="T640">c</text:span><text:s/>to jest chyba znacznie mocni<text:span text:style-name="T641">e</text:span>jsze sformułowanie n<text:span text:style-name="T642">i</text:span>ż to jakie mamy w tej chwili w wersji dzisiejszej<text:span text:style-name="T643">.</text:span><text:s/>To na pewno można oczywiście wstawić, j<text:span text:style-name="T644">es</text:span>zcze dodatkowo treść poprz<text:span text:style-name="T645">ed</text:span>zającą analogiczne sformułowan<text:span text:style-name="T646">i</text:span>e dzisiejszej wersji wskazując, że w konsekwencji niezbędne jest dokonanie zmian czy nawet daleko idących zmian w<text:s/><text:span text:style-name="T647">po</text:span>dziale obowiązków państwa i obywateli<text:span text:style-name="T648">.</text:span></text:p>
      <text:p text:style-name="P649">Dziękuj<text:span text:style-name="T650">ę.</text:span></text:p>
      <text:p text:style-name="P651"><text:span text:style-name="T652">Przewodniczący</text:span>:</text:p>
      <text:p text:style-name="P653">Proszę bardzo pan prof<text:span text:style-name="T654">.</text:span><text:s/>Andrzejewski<text:span text:style-name="T655">.</text:span></text:p>
      <text:p text:style-name="P656"><text:span text:style-name="T657">Pr</text:span><text:span text:style-name="T658">o</text:span><text:span text:style-name="T659">f</text:span><text:span text:style-name="T660">.</text:span><text:span text:style-name="T661"><text:s/>Adam Andrz</text:span><text:span text:style-name="T662">ej</text:span><text:span text:style-name="T663">ewski</text:span>:</text:p>
      <text:p text:style-name="P664">Uwagę mam do pierwszego zdania. Tak<text:span text:style-name="T665">,</text:span><text:s/>jak ono jest tutaj sformułowane to wszystkie złe konsekwencje i ni<text:span text:style-name="T666">es</text:span>zczęścia, które si<text:span text:style-name="T667">ę</text:span><text:s/>przydarzyły<text:s/>i istnieją<text:span text:style-name="T668"><text:s/></text:span>w sytuacji mieszkaniow<text:span text:style-name="T669">ej</text:span><text:s/>są związane tylko z błędami polityki mi<text:span text:style-name="T670">es</text:span>zkaniow<text:span text:style-name="T671">ej.</text:span></text:p>
      <text:p text:style-name="P672"><text:span text:style-name="T673">W</text:span><text:s/>rezultacie jeżeli poprawimy polityk<text:span text:style-name="T674">ę</text:span><text:s/>mieszkaniową to wszystko będzie dobrze<text:span text:style-name="T675">.</text:span></text:p>
      <text:p text:style-name="P676">Tymczasem wiemy, że uwarunkowania są znacznie głębsze<text:span text:style-name="T677">.</text:span><text:s/><text:span text:style-name="T678">I</text:span><text:s/>dlatego sądzę, że tutaj trzeba by było dać coś o sprawie<text:s/><text:span text:style-name="T679">cho</text:span>c<text:span text:style-name="T680">i</text:span>aż<text:span text:style-name="T681">b</text:span>y opóźnień w r<text:span text:style-name="T682">es</text:span>trukturyza<text:span text:style-name="T683">cji</text:span><text:s/>gospodarki narodowej, jakichś takich przyczyn, które mają istotną podstawę<text:span text:style-name="T684">.</text:span></text:p>
      <text:p text:style-name="P685"><text:span text:style-name="T686">Przewodniczący</text:span>:</text:p>
      <text:p text:style-name="P687">Dziękuję bardzo<text:span text:style-name="T688">.</text:span><text:s/>Pr<text:span text:style-name="T689">os</text:span>zę bardzo czy jeszcze do pierwszego punktu, proszę bardzo<text:span text:style-name="T690">.</text:span></text:p>
      <text:p text:style-name="P691"><text:span text:style-name="T692">Ob</text:span><text:span text:style-name="T693">.</text:span><text:span text:style-name="T694"><text:s/>Marian Wysocki</text:span>:</text:p>
      <text:p text:style-name="P695">Popieram propozycję prof.<text:span text:style-name="T696"><text:s/></text:span>Andrz<text:span text:style-name="T697">ejew</text:span>skiego<text:span text:style-name="T698">.</text:span><text:s/>Po drugie w tym pierwszym zdan<text:span text:style-name="T699">i</text:span>u jest wymienione<text:s/>„roszczeniowa postawa społeczeń<text:span text:style-name="T700">st</text:span>wa w uzyskaniu mieszkania<text:span text:style-name="T701">”</text:span><text:s/>- co najwyżej znacznej części społeczeństwa<text:span text:style-name="T702">.</text:span><text:s/><text:span text:style-name="T703">C</text:span>i<text:span text:style-name="T704">,</text:span><text:s/>którzy budują indywidualnie nie są wcale pasywni, a odwrotnie<text:span text:style-name="T705">. I</text:span><text:s/>znacznej części społeczeństwa, w ten sposób<text:span text:style-name="T706">.</text:span></text:p>
      <text:p text:style-name="P707">N<text:span text:style-name="T708">i</text:span>e<text:s/><text:span text:style-name="T709">wie</text:span>m czy w<text:s/><text:span text:style-name="T710">ty</text:span><text:span text:style-name="T711">m</text:span><text:s/>mie<text:span text:style-name="T712">js</text:span>cu<text:s/><text:span text:style-name="T713">n</text:span>ie<text:s/><text:span text:style-name="T714">nal</text:span>e<text:span text:style-name="T715">ży</text:span><text:s/>wspomnieć<text:s/>również o problemie sprawiedliwości społecznej, że jeden buduje własnym wysiłkiem w całości pokrywa<text:span text:style-name="T716">j</text:span>ąc koszt budowy i eksploatacji, a drugi tylko w części i to nieznacznej.</text:p>
      <text:p text:style-name="P717">Dziękuję bardzo<text:span text:style-name="T718">.</text:span></text:p>
      <text:p text:style-name="P719"><text:span text:style-name="T720">Przewodniczący</text:span>:</text:p>
      <text:p text:style-name="P721">Proszę bardzo. Drobna uwaga<text:span text:style-name="T722">,</text:span><text:s/>końcówka tego zdania, tego pierwszego punktu jest zdaniem ź<text:span text:style-name="T723">le</text:span><text:s/>stylistycznie sformułowana albo mam jakąś zaćmę. Proszę przeczytać...</text:p>
      <text:p text:style-name="P724"><text:span text:style-name="T725"><text:s text:c="29"/></text:span>:</text:p>
      <text:p text:style-name="P726">To prawda, ale ja my<text:span text:style-name="T727">ś</text:span>lę, że nad<text:s/><text:span text:style-name="T728">s</text:span>ty<text:span text:style-name="T729">l</text:span>i<text:span text:style-name="T730">s</text:span>tyką nie warto się za<text:span text:style-name="T731">st</text:span>anawia<text:span text:style-name="T732">ć...</text:span></text:p>
      <text:p text:style-name="P733"><text:span text:style-name="T734">Przewodniczący</text:span>:</text:p>
      <text:p text:style-name="P735"><text:span text:style-name="T736">T</text:span>ak jest. Czy do pierwszego ktoś jeszcze? Proszę bardzo pan Cieszkowski.</text:p>
      <text:soft-page-break/>
      <text:p text:style-name="P737"><text:span text:style-name="T738">O</text:span><text:span text:style-name="T739">b. Witold Ci</text:span><text:span text:style-name="T740">e</text:span><text:span text:style-name="T741">szkowski</text:span>:</text:p>
      <text:p text:style-name="P742">Podzielam pogląd pana Zawistowskiego, że cały pierwszy punkt jest zbyt<text:s/>konformistycznie<text:s/>sformułowany.</text:p>
      <text:p text:style-name="P743">Otóż chyba się tu wszyscy<text:s/><text:span text:style-name="T744">zg</text:span>odzili, przynajmniej rozumiem po wypowi<text:span text:style-name="T745">ed</text:span>ziach, że to nie tylko błędy dotychczasowej polityki mieszkaniowej, ale klęska tej polityki, z tą poprawką rzeczywiście bardzo istotną, którą wprowadził pan prof<text:span text:style-name="T746">.</text:span><text:s/><text:span text:style-name="T747">A</text:span>ndrz<text:span text:style-name="T748">e</text:span>j<text:span text:style-name="T749">e</text:span>wski.</text:p>
      <text:p text:style-name="P750">Druga sprawa to jest to co poruszył pan Wysocki, a mianowicie sprawa postawy roszczeniow<text:span text:style-name="T751">ej,</text:span><text:s/>postawy społeczeństwa<text:span text:style-name="T752">.</text:span><text:s/>Oczywiście nie całego społeczeństwa, ale jeżeli już używamy takiego sformułowania, jak<text:s/>„roszczeniowa postawa”<text:s/>to trzeba by przynajmniej dwoma czy trzema zdaniami skwitować powód, dla którego taka postawa zai<text:span text:style-name="T753">s</text:span>tniała. Otóż jest to dla mnie sprawa systemowa<text:span text:style-name="T754">.</text:span><text:s/>To jest, żeby nie powiedzieć no nazwijmy ją systemową<text:span text:style-name="T755">.</text:span><text:s/>To ta bierna postawa społeczeństwa czy części społeczeń<text:span text:style-name="T756">st</text:span>wa niewątpliwie wynikła z warunków z<text:span text:style-name="T757">ew</text:span>nętrznych.</text:p>
      <text:p text:style-name="P758">No i oczywiście<text:s/><text:span text:style-name="T759">w</text:span><text:s/>drugiej części czy pod koniec tego zda<text:span text:style-name="T760">nia</text:span><text:s/>podzielam pogląd pana Grudzi<text:span text:style-name="T761">ńs</text:span>ki<text:span text:style-name="T762">eg</text:span>o, że należy bez względnie odwrócić sprawę, tzn. najpi<text:span text:style-name="T763">er</text:span>w upodmiotowienie społeczeństw, a później ogólne hasło o przyspi<text:span text:style-name="T764">es</text:span>zeniu budowni<text:span text:style-name="T765">ct</text:span>wa. Chociaż nawet to ogólne hasło tutaj mogłoby się nie zna<text:span text:style-name="T766">j</text:span>dować, bo ono moim zdaniem jest tylko pewnym ozdobnikiem w nowomowie<text:span text:style-name="T767">.</text:span></text:p>
      <text:p text:style-name="P768"><text:span text:style-name="T769">A</text:span><text:s/>więc właśnie upodmi<text:span text:style-name="T770">ot</text:span>owienie społ<text:span text:style-name="T771">ec</text:span>zeństwa<text:span text:style-name="T772">.</text:span></text:p>
      <text:p text:style-name="P773">Dziękuję.</text:p>
      <text:p text:style-name="P774"><text:span text:style-name="T775">Przewodniczący</text:span>:</text:p>
      <text:p text:style-name="P776">Proszę bardzo czy do pierwszego pun<text:span text:style-name="T777">kt</text:span>u?</text:p>
      <text:p text:style-name="P778"><text:span text:style-name="T779">L. Mi</text:span><text:span text:style-name="T780">ec</text:span><text:span text:style-name="T781">zkowski</text:span>:</text:p>
      <text:p text:style-name="P782"><text:span text:style-name="T783">J</text:span>a przede wszystkim chciałem podzielić pogląd pr<text:span text:style-name="T784">of</text:span>. Andrz<text:span text:style-name="T785">ej</text:span>ewski<text:span text:style-name="T786">eg</text:span>o i opowiedzieć się za poszerzeniem tego wprowadzenia do punktu pierwszego i myślę, że można by to ująć np. tak:</text:p>
      <text:p text:style-name="P787">„Błędy d<text:span text:style-name="T788">ot</text:span>ych<text:span text:style-name="T789">cz</text:span>asow<text:span text:style-name="T790">ej</text:span><text:s/>polityki mieszkaniowej, kryzys gospodarczy lub społ<text:span text:style-name="T791">ecz</text:span>no-g<text:span text:style-name="T792">os</text:span>podarczy.<text:span text:style-name="T793">..</text:span>”<text:span text:style-name="T794"><text:s/></text:span><text:span text:style-name="T795">Pr</text:span><text:span text:style-name="T796">zewodn</text:span><text:span text:style-name="T797">icz</text:span><text:span text:style-name="T798">ący</text:span>:</text:p>
      <text:p text:style-name="P799">Nie panie ministrze, kryzys nie ma nic wspólnego z tym...</text:p>
      <text:p text:style-name="P800"><text:span text:style-name="T801">/</text:span>Głos z sal<text:span text:style-name="T802">i:</text:span><text:s/>nie słychać/.</text:p>
      <text:p text:style-name="P803"><text:span text:style-name="T804">Min. L. Mieczkowski</text:span>:</text:p>
      <text:p text:style-name="P805">Ja chciałem pr<text:span text:style-name="T806">os</text:span>ić panie przewodniczący.<text:span text:style-name="T807">..</text:span></text:p>
      <text:p text:style-name="P808"><text:span text:style-name="T809">Przewodniczący</text:span>:</text:p>
      <text:p text:style-name="P810">Przepraszam, przepraszam bardzo.</text:p>
      <text:p text:style-name="P811"><text:span text:style-name="T812">Min. L</text:span><text:span text:style-name="T813">.</text:span><text:span text:style-name="T814"><text:s/>Mieczkowski</text:span>:</text:p>
      <text:p text:style-name="P815">Dziękuję.<text:s/>„Błędy dotychczasowej polityki mi<text:span text:style-name="T816">es</text:span>zkaniow<text:span text:style-name="T817">ej,</text:span><text:s/>kryzys gospodarczy lub społeczno-gospodarczy, opóźnienia w r<text:span text:style-name="T818">est</text:span>rukturyzac<text:span text:style-name="T819">ji</text:span><text:s/>gospodarki narodowej”<text:s/>i to byłoby wyczerpanie w najkrótszym ujęciu powodów, których skutkiem dalej jak<text:s/><text:span text:style-name="T820">w</text:span><text:s/>tekści<text:span text:style-name="T821">e.</text:span></text:p>
      <text:p text:style-name="P822">Druga propozycja włączenie korekty. Podzi<text:span text:style-name="T823">e</text:span>lam p<text:span text:style-name="T824">o</text:span>gląd pan<text:span text:style-name="T825">a</text:span><text:s/>są<text:span text:style-name="T826">s</text:span>iada z prawej, pana Wysockiego, aby w czwartym wierszu po słowie<text:s/><text:span text:style-name="T827">„</text:span>postawa”<text:s/>napisać<text:s/>„znacznej części społeczeństwa”<text:s/>to stosunek do drugiej proponowanej poprawki. I na końcu nie miałbym zastrzeżeń do propozycji pana Grudzińskiego, aby końcowy fragment pkt. 1 przebudować w ten sposób aby najpierw mówić o upodmi<text:span text:style-name="T828">ot</text:span>owi<text:span text:style-name="T829">en</text:span>iu<text:s/><text:soft-page-break/>społeczeństwa, i jednostki itd., taki jaki tekst w wczorajszym dniu był uzgodniony, a osobno powiedzieć o zwiększeniu ilości budownictwa mi<text:span text:style-name="T830">esz</text:span>kaniow<text:span text:style-name="T831">eg</text:span>o.</text:p>
      <text:p text:style-name="P832">Byłbym jednak za tym, bo padła tutaj przed chwilą taka opinia, żeby te zwiększenia iloś<text:span text:style-name="T833">ci</text:span><text:s/>ewentu<text:span text:style-name="T834">a</text:span>ln<text:span text:style-name="T835">ie</text:span><text:s/>pominąć. I wychodząc z założenia, że ta kwestia zwiększenia ilości jest<text:span text:style-name="T836"><text:s/></text:span>omawiana w punkcie 2<text:span text:style-name="T837">.</text:span></text:p>
      <text:p text:style-name="P838">Mnie się zdaje, że punkt pierwszy ma charakter pewnego rozliczenia s<text:span text:style-name="T839">i</text:span>ę z przeszłością i pewnej generalnej deklaracji do dokumentu. Ponieważ... a dokument ma być publikowany, ma trafiać do społ<text:span text:style-name="T840">ec</text:span>zeń<text:span text:style-name="T841">st</text:span>wa. Jeżeli tak, no to końcowym wyrazem tej polityki, owej umowy społecznej, które chcielibyśmy widzieć winno być przede wszystkim wydatne zw<text:span text:style-name="T842">ię</text:span>kszenie ilości budowanych mieszkań. Dlatego optowałbym, żeby nie zgubić tego.</text:p>
      <text:p text:style-name="P843">Dziękuję<text:span text:style-name="T844">.</text:span></text:p>
      <text:p text:style-name="P845"><text:span text:style-name="T846">Przewodn</text:span><text:span text:style-name="T847">icz</text:span><text:span text:style-name="T848">ący</text:span>:</text:p>
      <text:p text:style-name="P849">Prosz<text:span text:style-name="T850">ę</text:span><text:s/>bardzo<text:span text:style-name="T851">.</text:span></text:p>
      <text:p text:style-name="P852"><text:span text:style-name="T853">O</text:span><text:span text:style-name="T854">b</text:span><text:span text:style-name="T855">.</text:span><text:span text:style-name="T856"><text:s/>Janusz Sanocki</text:span>:</text:p>
      <text:p text:style-name="P857">Mam tutaj, podzi<text:span text:style-name="T858">el</text:span>am pogląd moich kolegów z<text:s/>„Solidarności”, a mianowicie uważam<text:span text:style-name="T859">,</text:span><text:s/>że należy tutaj sformułowania zaostrzyć i absolutnie nie używać, przede wszystkim chciałbym prosić, żeby nie znalazło się w<text:s/><text:span text:style-name="T860">te</text:span>kście naw<text:span text:style-name="T861">ią</text:span>zywan<text:span text:style-name="T862">ie</text:span><text:s/>do kryzysu<text:span text:style-name="T863">.</text:span><text:s/>Ponieważ to jest spychanie<text:s/><text:span text:style-name="T864">od</text:span>powi<text:span text:style-name="T865">ed</text:span>zialności na przyczyny bardzo ogólne i bardzo takie trudne do określenia tłumaczące<text:s/><text:span text:style-name="T866">jed</text:span>no<text:span text:style-name="T867">cześ</text:span>nie, mogące tłuma<text:span text:style-name="T868">c</text:span>zyć wszystko w tym kraju<text:span text:style-name="T869">.</text:span></text:p>
      <text:p text:style-name="P870"><text:span text:style-name="T871">A</text:span><text:s/>więc trzeba tutaj postawić -<text:s/><text:span text:style-name="T872">m</text:span>oim zdaniem - akcent na to, że to nie błędy, tylko po prostu klęska polityki m<text:span text:style-name="T873">iesz</text:span>kani<text:span text:style-name="T874">owej.</text:span></text:p>
      <text:p text:style-name="P875">Po drugie jeśli chodzi o wymienianie poszczególnych przejawów t<text:span text:style-name="T876">ej</text:span><text:s/>klęski, czy skutków i to co powiedział pan Wysocki o roszczeniow<text:span text:style-name="T877">ej</text:span><text:s/>postawie społeczeństwa. Ja byłbym za tym,<text:span text:style-name="T878"><text:s/></text:span>żeby w ogóle wykreślić zwrot<text:s/>„roszczeniowa postawa społeczeństwa”. Dlatego, że wiąże się to z koni<text:span text:style-name="T879">ec</text:span>znością wyjaśniania bardzo wielu zjawisk, które właściwie stanowią przyczynę roszczeniowej postawy społeczeństwa. Np. w sytuacji,<text:s/><text:span text:style-name="T880">w</text:span><text:s/>której własny wysiłek jest zbyt dużą ceną i alternatywą jest tylko bierne oczekiwanie. Oczywiście można to rozwijać ale myśl<text:span text:style-name="T881">ę</text:span>, że państwo rozumieją o co chodzi tut<text:span text:style-name="T882">aj.</text:span><text:s/>Także ja bym wnioskował o wykreślenie tego sformułowania<text:s/>„o roszczeniow<text:span text:style-name="T883">ej</text:span><text:s/>postawie społ<text:span text:style-name="T884">eczeńst</text:span>wa”.</text:p>
      <text:p text:style-name="P885">Natomiast zaakcentowanie po pierwsze, że to jest klęska polityki, bo tu trzeba po prostu postawić kropkę nad<text:s/>„i”<text:span text:style-name="T886">.</text:span><text:s/>Poza tym jeśli chodzi o rozwinięcie upodmiotowienia społ<text:span text:style-name="T887">ecz</text:span>eństwa.<text:s/><text:span text:style-name="T888">M</text:span>yś<text:span text:style-name="T889">lę</text:span>, że należy podkreślić ten element tego mechanizmu za pomocą, które społeczeństwo może kontrolować realizację. A więc nawiązanie do zmian w sferze ogólnopolity<text:span text:style-name="T890">cz</text:span>nej.</text:p>
      <text:p text:style-name="P891">Dziękuję<text:span text:style-name="T892">.</text:span></text:p>
      <text:p text:style-name="P893"><text:span text:style-name="T894">Przewodniczący</text:span>:</text:p>
      <text:p text:style-name="P895">Prosz<text:span text:style-name="T896">ę</text:span><text:s/>uprzejmie<text:span text:style-name="T897">.</text:span></text:p>
      <text:p text:style-name="P898"><text:span text:style-name="T899">Ob</text:span><text:span text:style-name="T900">.</text:span><text:span text:style-name="T901"><text:s/>Bolesław Kiersk</text:span><text:span text:style-name="T902">i</text:span>:</text:p>
      <text:p text:style-name="P903"><text:span text:style-name="T904">J</text:span>a mam taką propozycję ponieważ my, nasz podzespół przedstawia te wnioski Zespołowi do spraw Polityki Gospodarczej i Socjalnej.</text:p>
      <text:p text:style-name="P905">Ja<text:s/>proponuję<text:s/>zatem sformułować początek pierwszego<text:span text:style-name="T906"><text:s/></text:span>punktu w ten sposób:<text:s/><text:span text:style-name="T907">„</text:span>Błędy polityki gospodarcz<text:span text:style-name="T908">ej,</text:span><text:s/>którego konsekwencją jest m.in. poważny deficyt mieszkań”<text:span text:style-name="T909">.</text:span></text:p>
      <text:soft-page-break/>
      <text:p text:style-name="P910">Dziękuję.</text:p>
      <text:p text:style-name="P911"><text:span text:style-name="T912">Przewodniczący</text:span>:</text:p>
      <text:p text:style-name="P913">Dziękuję bardzo. Proszę bardz<text:span text:style-name="T914">o</text:span>.</text:p>
      <text:p text:style-name="P915"><text:span text:style-name="T916">O</text:span><text:span text:style-name="T917">b</text:span><text:span text:style-name="T918">.</text:span><text:span text:style-name="T919"><text:s/>Marian Wysocki</text:span>:</text:p>
      <text:p text:style-name="P920">Przepraszam, że zabieram drugi raz głos, ale do pewnej sprawy.</text:p>
      <text:p text:style-name="P921">Pr<text:span text:style-name="T922">o</text:span>szę zwrócić uwagę, że na p<text:span text:style-name="T923">o</text:span>czątku zdania pierwszego jest mowa<text:s/>„błędy d<text:span text:style-name="T924">ot</text:span>ych<text:span text:style-name="T925">cz</text:span>asow<text:span text:style-name="T926">ej</text:span><text:s/>polityki, których skutki<text:span text:style-name="T927">e</text:span>m jest np. roszczeniowa”<text:s/>i o to mi chodzi. To znaczy roszczeniowa nie powstała na pustyni, sama z siebie, tylko jest to błąd.</text:p>
      <text:p text:style-name="P928"><text:span text:style-name="T929">I</text:span><text:s/>teraz mam jeszcze dodatkową uwagę następującą<text:span text:style-name="T930"><text:s/></text:span>w tym pierwszym zdaniu<text:s/>„błędy i niekonsekwencje i to polityki mieszkaniow<text:span text:style-name="T931">ej</text:span><text:s/>i polityki gospodarcz<text:span text:style-name="T932">ej</text:span>”. I niekonsekwen<text:span text:style-name="T933">cj</text:span>e, bo pamiętamy ile razy były próby i si<text:span text:style-name="T934">ę</text:span><text:s/>rozmywały.</text:p>
      <text:p text:style-name="P935">Jeśli chodzi o<text:s/>„roszczeniowe ja bym podtrzymywał, mnie w pierwszej wersji bardziej odpowiadała pasywna postawa części społeczeństwa. Może być roszczeniowa albo pasywna<text:span text:style-name="T936"><text:s/></text:span>i roszczeniowa. Bo to są istotne subtelności. Natomiast bym ujmował to sformułowanie ponieważ<text:s/><text:span text:style-name="T937">o</text:span>n<text:span text:style-name="T938">o</text:span><text:s/>bardzo dużo mówi.</text:p>
      <text:p text:style-name="P939">Dziękuj<text:span text:style-name="T940">ę</text:span><text:s/>bardzo.</text:p>
      <text:p text:style-name="P941"><text:span text:style-name="T942">Przewodniczący</text:span>:</text:p>
      <text:p text:style-name="P943">Pr<text:span text:style-name="T944">os</text:span>zę bardzo.</text:p>
      <text:p text:style-name="P945"><text:span text:style-name="T946"><text:s text:c="29"/></text:span>:</text:p>
      <text:p text:style-name="P947">Ja mam uwagę do ostatniego zdania i do słowa<text:s/>„aktywność<text:span text:style-name="T948">”</text:span><text:span text:style-name="T949">.</text:span><text:s/>Przeczytam:<text:s/>„a także u<text:span text:style-name="T950">po</text:span>dmi<text:span text:style-name="T951">o</text:span>towienie społeczeństwa, jednostki rozumianego jako aktywność”. Aktywność jest sprawą indywidualną każdego człowieka<text:s/><text:span text:style-name="T952">i</text:span><text:s/>uważam<text:span text:style-name="T953">,</text:span><text:s/>że tutaj nie powinno być<text:span text:style-name="T954">.</text:span><text:s/>Prop<text:span text:style-name="T955">o</text:span>nowałbym<text:s/>zastąpienie te<text:span text:style-name="T956">g</text:span>o po prostu innym słow<text:span text:style-name="T957">o</text:span>m<text:span text:style-name="T958">.</text:span><text:s/>Rozumianego jako łatwy dostęp do własnego mieszkania i możliwości wyboru form. Akty<text:span text:style-name="T959">w</text:span>ność j<text:span text:style-name="T960">es</text:span>t<text:span text:style-name="T961"><text:s/></text:span>to po prostu sprawa indywidualna, bo ktoś chce być aktywny i jest albo nie jest.</text:p>
      <text:p text:style-name="P962"><text:span text:style-name="T963">D</text:span>ziękuję<text:span text:style-name="T964">.</text:span></text:p>
      <text:p text:style-name="P965"><text:span text:style-name="T966">Przewodniczący</text:span>:</text:p>
      <text:p text:style-name="P967">Dobrze. Dziękuję bardzo. Czy jeszcze do pierwszego punktu? Dziękuję.</text:p>
      <text:p text:style-name="P968">Ja myślę<text:span text:style-name="T969">,</text:span><text:s/>że jesteśmy trochę w trudnej sytuacji, bo nie wydaje mi s<text:span text:style-name="T970">ię</text:span><text:s/>możliwe redagowanie tekstu przez takie gremium. Jeżeli można zaproponować tak. To ja spróbuję, jeżeli się państwo zgodzą po przerwie przedstawić propozycję sformułowania pierwszego punktu uwzgl<text:span text:style-name="T971">ęd</text:span>niającą w maksymalnym możliwym stopniu wszystkie uwagi, jakie tutaj padły, w maksymalnie możliwym, bo część z nich oczywiście była wzajemnie sprze<text:span text:style-name="T972">cz</text:span>na.<text:s/><text:span text:style-name="T973">C</text:span>zy upoważniac<text:span text:style-name="T974">ie</text:span><text:s/>mnie państwo do takiego rozwiązania t<text:span text:style-name="T975">eg</text:span>o problemu? Dobrze.</text:p>
      <text:p text:style-name="P976">Wobec togo proponuję przejść do pkt. 2. Przerwę zrobimy zgodnie z naszą zasadą po półtorej godziny<text:span text:style-name="T977">,</text:span><text:s/>czyli o<text:s/>12.00. Myślę że ten pierwszy punkt był szczególnie trudny<text:span text:style-name="T978">.</text:span></text:p>
      <text:p text:style-name="P979"><text:span text:style-name="T980">/</text:span>Głos z sali:<text:s/>Mam jeszcze uwagi do pkt. 1/.</text:p>
      <text:p text:style-name="P981">Pr<text:span text:style-name="T982">o</text:span>szę bardzo.</text:p>
      <text:p text:style-name="P983"><text:span text:style-name="T984"><text:s text:c="29"/></text:span>:</text:p>
      <text:p text:style-name="P985">Ja bym proponował powrócić do<text:span text:style-name="T986">...</text:span><text:s/>zamiast roszczeniow<text:span text:style-name="T987">ej</text:span><text:s/>postawy, powrócić do sformułowania z naszego dokumentu<text:s/>„obezwładn<text:span text:style-name="T988">ie</text:span>n<text:span text:style-name="T989">iu</text:span><text:s/>społeczeństwa”.</text:p>
      <text:p text:style-name="P990"><text:span text:style-name="T991">P</text:span><text:span text:style-name="T992">rzewodnicząc</text:span><text:span text:style-name="T993">y</text:span><text:span text:style-name="T994">:</text:span></text:p>
      <text:soft-page-break/>
      <text:p text:style-name="P995">Dobrze,<text:s/><text:span text:style-name="T996">w</text:span><text:s/>miarę możliwości będ<text:span text:style-name="T997">ę<text:s/></text:span>się starał przynajmniej zad<text:span text:style-name="T998">o</text:span>wolić wszystkich państwa<text:span text:style-name="T999">.</text:span></text:p>
      <text:p text:style-name="P1000">Proszę bardzo do pkt. 2.</text:p>
      <text:p text:style-name="P1001"><text:span text:style-name="T1002">Prof. Czesław Uhma</text:span><text:span text:style-name="T1003">:</text:span></text:p>
      <text:p text:style-name="P1004">Ja na każdy z tych punktów będę patrzył w ten sposób radykalny czy pasywny<text:span text:style-name="T1005">?</text:span></text:p>
      <text:p text:style-name="P1006">I pkt 2. Jest częściowo radykalny. Napisanie 7 proc. dochodu narodowego to oznacza o 350 najmniej czy do 400 tys. mieszkań rocznie. Jest to radykalne postawienie sprawy.</text:p>
      <text:p text:style-name="P1007">Natomiast ni<text:span text:style-name="T1008">e</text:span><text:s/>odpowiada mi to co jest napisane<text:s/><text:span text:style-name="T1009">„</text:span>osiągnięcie w połowie lat 90 do 8 mieszkań i potem pod koniec, n<text:span text:style-name="T1010">o</text:span><text:s/>w 2000 r. 10 mieszkań”. T<text:span text:style-name="T1011">o</text:span><text:s/>już jest dla mnie sprawa.<text:span text:style-name="T1012">.</text:span>. Ja dotychczas w każdym planie 5-letnim miałem to samo<text:span text:style-name="T1013">.</text:span><text:s/>Pod koniec każdego planu były wskaźniki wyższe, potem się plan odpowiednio redukował<text:span text:style-name="T1014">o</text:span><text:s/>i nic się nie zmieniało. Także tutaj uważam to sformułowani<text:span text:style-name="T1015">e</text:span><text:s/>po prostu za nie bardzo szczęśliwe.<text:s/><text:span text:style-name="T1016">J</text:span>a bym... uważam tak - plany te powinny zapewnić osiągnięcie 8 - 10 mieszkań na tysiąc osób w możliwie najszybszym terminie. To jest wtedy dla mnie radykalne postawienie sprawy.</text:p>
      <text:p text:style-name="P1017">Do pozostałych sformułowań nie mam uwag<text:span text:style-name="T1018">.</text:span></text:p>
      <text:p text:style-name="P1019">Dziękuj<text:span text:style-name="T1020">ę.</text:span></text:p>
      <text:p text:style-name="P1021"><text:span text:style-name="T1022">Przewodniczący</text:span><text:span text:style-name="T1023">:</text:span></text:p>
      <text:p text:style-name="P1024">Proszę bardzo<text:span text:style-name="T1025">.</text:span></text:p>
      <text:p text:style-name="P1026"><text:span text:style-name="T1027">Pr</text:span><text:span text:style-name="T1028">o</text:span><text:span text:style-name="T1029">f. Wacław Tuszyński</text:span><text:span text:style-name="T1030">:</text:span><text:s/></text:p>
      <text:p text:style-name="P1031">M<text:span text:style-name="T1032">oj</text:span>a propozycja jest taka, żeby odejść<text:s/>od wskaźnika ilości liczby mieszkań w<text:s/><text:span text:style-name="T1033">s</text:span>t<text:span text:style-name="T1034">o</text:span>sunku do liczby mieszkańców, na tysiąc osób<text:span text:style-name="T1035">.</text:span><text:s/>Dlaczego?</text:p>
      <text:p text:style-name="P1036">Dlatego, że dewastacja mieszkań czyli rozpadanie się, starzenie si<text:span text:style-name="T1037">ę</text:span><text:s/>mieszkań jest proporcjonalne do liczby m<text:span text:style-name="T1038">i</text:span>eszkań. I to się wskaźnikiem przyjmuje mniej więcej 2 proc. od liczby mieszkań, a nie liczby ludności. To są zupełni<text:span text:style-name="T1039">e</text:span>... to zupełnie inny zbiór jest.</text:p>
      <text:p text:style-name="P1040">Nast<text:span text:style-name="T1041">ę</text:span>pnie drugie 2 proc. to jest mianowicie przyrost naturalny. Szacuje się mniej wię<text:span text:style-name="T1042">ce</text:span>j 2 proc<text:span text:style-name="T1043">.</text:span></text:p>
      <text:p text:style-name="P1044">Następne to<text:s/>jest rozgęszczenie. J<text:span text:style-name="T1045">e</text:span>st najbardziej istotnym wskaźnikiem rozgęszczenie. Ta sytuacja w t<text:span text:style-name="T1046">ej</text:span><text:s/>chwili jest bardz<text:span text:style-name="T1047">o</text:span><text:s/>trudna i ona tw<text:span text:style-name="T1048">o</text:span>rzy napięcia. Teraz w n<text:span text:style-name="T1049">o</text:span>r<text:span text:style-name="T1050">m</text:span>alnych warunkach przyjmuje się rozgęszczenie w wysokości 2 proc. w stosunku do liczby mieszkań<text:span text:style-name="T1051">.</text:span><text:s/>Bo to dotyczy liczby mieszkań, a nie liczby mieszkańców. To pozornie tak by wyglądało,<text:s/><text:span text:style-name="T1052">ż</text:span>e budownictwo jest propor<text:span text:style-name="T1053">cj</text:span>onalni<text:span text:style-name="T1054">e</text:span>...</text:p>
      <text:p text:style-name="P1055"><text:span text:style-name="T1056">Prz</text:span><text:span text:style-name="T1057">ew</text:span><text:span text:style-name="T1058">odn</text:span><text:span text:style-name="T1059">icz</text:span><text:span text:style-name="T1060">ący</text:span>:</text:p>
      <text:p text:style-name="P1061">Ale jaka propozycja panie pro<text:span text:style-name="T1062">f</text:span>esorze?</text:p>
      <text:p text:style-name="P1063"><text:span text:style-name="T1064">P</text:span><text:span text:style-name="T1065">rof.</text:span><text:span text:style-name="T1066"><text:s/></text:span><text:span text:style-name="T1067">W.</text:span><text:span text:style-name="T1068"><text:s/>Tuszyński</text:span><text:span text:style-name="T1069">:</text:span></text:p>
      <text:p text:style-name="P1070">Propozycja moja jest taka, żeby przyją<text:span text:style-name="T1071">ć</text:span><text:s/>ogólnie, że przyrost powinien wynosić<text:s/><text:span text:style-name="T1072">w</text:span><text:s/>stosu<text:span text:style-name="T1073">n</text:span>ku do liczby mieszkań ok. 6 proc<text:span text:style-name="T1074">.</text:span><text:s/>Te 6 proc. to jest 600 tys. mieszkań w skali 600 tam z<text:s/><text:span text:style-name="T1075">c</text:span>zym<text:span text:style-name="T1076">ś</text:span><text:s/>tys. mi<text:span text:style-name="T1077">es</text:span>zkań w skali rocznej. Natomiast tu jest 360 tys. mi<text:span text:style-name="T1078">es</text:span>zkań w stosunku do ludności. Bo ten wskaźnik jest wskaźnikiem nie zadawala<text:span text:style-name="T1079">j</text:span>ą<text:span text:style-name="T1080">cy</text:span>m<text:span text:style-name="T1081">.</text:span></text:p>
      <text:p text:style-name="P1082">Ja zwracam na to uwagę.</text:p>
      <text:p text:style-name="P1083"><text:span text:style-name="T1084">Przewodniczący</text:span><text:span text:style-name="T1085">:</text:span></text:p>
      <text:p text:style-name="P1086">Proszę bardzo pan prof. Serwiński.</text:p>
      <text:p text:style-name="P1087"><text:span text:style-name="T1088">Ob. Mieczysław Serwiński</text:span><text:span text:style-name="T1089">:</text:span></text:p>
      <text:p text:style-name="P1090">Chciałbym się ustosunkowa<text:span text:style-name="T1091">ć</text:span><text:s/>do tej ostatniej wypowiedzi. Powinniśmy w zasadzie zdecydować to co<text:s/><text:soft-page-break/>ma być w naszym dokumencie i na początku mówiliśmy, że niektórzy chcą tylko kierunki wskazywać, niektórz<text:span text:style-name="T1092">y<text:s/></text:span>chcieliby bardziej ukonkretnić. Można dużo snuć sobie marzeń<text:span text:style-name="T1093"><text:s/></text:span>i można pominą<text:span text:style-name="T1094">ć</text:span><text:s/>te dwa czy trzy wiersze o tych 8 mieszkania<text:span text:style-name="T1095">c</text:span>h,<text:span text:style-name="T1096"><text:s/></text:span>ale jaka jest rz<text:span text:style-name="T1097">ec</text:span>zywi<text:span text:style-name="T1098">st</text:span>ość?</text:p>
      <text:p text:style-name="P1099">Rz<text:span text:style-name="T1100">ec</text:span>zywi<text:span text:style-name="T1101">s</text:span>tość jest taka, że my mamy tylko bardzo<text:s/>nie<text:span text:style-name="T1102">l</text:span>iczne województwa<text:s/><text:span text:style-name="T1103">i</text:span><text:s/>t<text:span text:style-name="T1104">o</text:span><text:s/>najczęściej rolnicze, gdzie ten wskaźnik 8 jest z trudem uzyskiwany. W kraju waha się to w różnych latach między 4 a 5<text:span text:style-name="T1105">.</text:span><text:s/><text:span text:style-name="T1106">I</text:span><text:s/>w związku z tym jeżeli my tu piszemy 8, a w przyszłości 10 to pokazujemy wielką dynamikę i mówimy realistycznie. Natomiast jak my napiszemy 600 tys. to będą to pobożne życzenia. Na razie nic nie wskazuje na to, na pierwszym posiedzeniu gdy zagajałem, czy miałem zaszczyt zagajać wskazywałem, że niektórzy twierdzą, że budujemy co najmniej dwa razy za mało. Niektórzy twierdzą, że trzy razy za mało. Ale na<text:s/>razie nic się nie zmienia. I dlatego jeżeli my postawimy 8, a w przyszłości 10 jest to duży skok. Oby tylko to było wykonane, byłby to szalony skok na dobre.<text:s/><text:span text:style-name="T1107">W</text:span><text:s/>tej chwili są to tylko rzadkie wyjątki, w bardzo niektórych specyficznych w<text:span text:style-name="T1108">oj</text:span>ewództwach.</text:p>
      <text:p text:style-name="P1109">Dziękuję.</text:p>
      <text:p text:style-name="P1110"><text:span text:style-name="T1111">Przewodniczący</text:span><text:span text:style-name="T1112">:</text:span></text:p>
      <text:p text:style-name="P1113">Proszę bardzo pan<text:s/><text:span text:style-name="T1114">N</text:span>owicki.</text:p>
      <text:p text:style-name="P1115"><text:span text:style-name="T1116">Ob. Ryszard Nowicki</text:span><text:span text:style-name="T1117">:</text:span></text:p>
      <text:p text:style-name="P1118">Mam wrażenie, że przy ty<text:span text:style-name="T1119">m<text:s/></text:span>drugim punkcie idzie nam już troszeczkę łatwiej. To dobrze. Ja mam tylko jedną poprawkę konsekwentnie do tego o czym b<text:span text:style-name="T1120">ez</text:span><text:s/>prz<text:span text:style-name="T1121">er</text:span>wy mówię.<text:s/></text:p>
      <text:p text:style-name="P1122">Mianowicie proponowa<text:span text:style-name="T1123">łb</text:span>ym przed ostatnim zdani<text:span text:style-name="T1124">e</text:span>m w nawiasie jednak dodać o co nam przykładowo chodzi. To będzi<text:span text:style-name="T1125">e<text:s/></text:span>co prawda u<text:span text:style-name="T1126">sz</text:span>cz<text:span text:style-name="T1127">eg</text:span>ó<text:span text:style-name="T1128">ło</text:span>wi<text:span text:style-name="T1129">en</text:span>ie, ale jestem tutaj na to trochę zawzięty tym bardziej, ż<text:span text:style-name="T1130">e</text:span><text:s/>ni<text:span text:style-name="T1131">e</text:span><text:s/>wiadome są losy drugiego do<text:span text:style-name="T1132">k</text:span>umentu.</text:p>
      <text:p text:style-name="P1133">Mianowicie przykładowo powiedzieć co rozumiemy przez zapewnienie warunków do stworzenia takiego programu mi<text:span text:style-name="T1134">es</text:span>zkaniowego. Podałbym tu cyfry wręcz. Zapewnienie<text:s/><text:span text:style-name="T1135">bu</text:span>d<text:span text:style-name="T1136">ow</text:span>n<text:span text:style-name="T1137">i</text:span>ctwu dostaw w skali rocznej 3 t<text:span text:style-name="T1138">ys</text:span>. maszyn i urządzeń...</text:p>
      <text:p text:style-name="P1139"><text:span text:style-name="T1140">Przewodni</text:span><text:span text:style-name="T1141">cz</text:span><text:span text:style-name="T1142">ący</text:span>:</text:p>
      <text:p text:style-name="P1143">Nie, nie, nie...</text:p>
      <text:p text:style-name="P1144"><text:span text:style-name="T1145">Ob. R. N</text:span><text:span text:style-name="T1146">ow</text:span><text:span text:style-name="T1147">icki</text:span><text:span text:style-name="T1148">:</text:span></text:p>
      <text:p text:style-name="P1149">Ale domagam się podobnego prawa do dokończenia zdania, jak pan Rutkowski, on był w<text:span text:style-name="T1150">ys</text:span>łuchany.</text:p>
      <text:p text:style-name="P1151"><text:span text:style-name="T1152">Przew</text:span><text:span text:style-name="T1153">od</text:span><text:span text:style-name="T1154">n</text:span><text:span text:style-name="T1155">iczą</text:span><text:span text:style-name="T1156">c</text:span><text:span text:style-name="T1157">y</text:span><text:span text:style-name="T1158">:</text:span></text:p>
      <text:p text:style-name="P1159">Dobrze, prosz<text:span text:style-name="T1160">ę</text:span><text:s/>bardzo.</text:p>
      <text:p text:style-name="P1161"><text:span text:style-name="T1162">Ob</text:span><text:span text:style-name="T1163">.</text:span><text:span text:style-name="T1164"><text:s/>R</text:span><text:span text:style-name="T1165">.</text:span><text:span text:style-name="T1166"><text:s/>Nowicki</text:span><text:span text:style-name="T1167">:</text:span></text:p>
      <text:p text:style-name="P1168">Proszę państwa, dobrze jeż<text:span text:style-name="T1169">el</text:span>i nie to jest kluczem do całej sprawy. Jeżeli n<text:span text:style-name="T1170">ie</text:span>, to prosiłbym, żeby w drugim dokumencie ta sprawa - ponownie to mówię - była wyraźnie<text:s/>za<text:span text:style-name="T1171">arty</text:span>k<text:span text:style-name="T1172">uł</text:span>owana.</text:p>
      <text:p text:style-name="P1173"><text:span text:style-name="T1174">J</text:span>eżeli będzie tak jak dotychczas, że z jednej str<text:span text:style-name="T1175">o</text:span>ny mówimy, że mają być środki na budownictwo, a z drugiej strony inny minister będzie eksportował maszyny polskie, to nie będzie nic z tego. Proszę to w takim razie w tym drugim dokumencie wyraźnie zap<text:span text:style-name="T1176">i</text:span>sać.</text:p>
      <text:p text:style-name="P1177"><text:span text:style-name="T1178">Pr</text:span><text:span text:style-name="T1179">zewodniczący</text:span><text:span text:style-name="T1180">:</text:span></text:p>
      <text:p text:style-name="P1181">Proszę zapisać, pan min. Mieczkowski<text:span text:style-name="T1182">.</text:span></text:p>
      <text:p text:style-name="P1183"><text:span text:style-name="T1184">Min. Lucjan Mieczkowski</text:span><text:span text:style-name="T1185">:</text:span></text:p>
      <text:soft-page-break/>
      <text:p text:style-name="P1186"><text:span text:style-name="T1187">J</text:span>a chciałem zgłosić poprawkę do tekstu w wierszu 5 dlatego, że zauważyliśmy jeszcze przed obradami z panem prof. Serwińskim, że<text:s/>„uciek<text:span text:style-name="T1188">ł</text:span><text:s/>ogon od tego psa”, że tak powiem w tym zdaniu.<text:s/><text:span text:style-name="T1189">M</text:span>ianowicie piszemy<text:s/><text:span text:style-name="T1190">„</text:span>wi<text:span text:style-name="T1191">el</text:span>kość środków wynosząca”<text:s/>- nie mówimy na co - tam powinno być napisane<text:s/>„<text:span text:style-name="T1192">w</text:span>i<text:span text:style-name="T1193">el</text:span>kość środków prz<text:span text:style-name="T1194">ez</text:span>naczanych na budownictwo mi<text:span text:style-name="T1195">esz</text:span>kaniowe”.<text:span text:style-name="T1196">..</text:span></text:p>
      <text:p text:style-name="P1197">/Głos z sali: nie słychać/.</text:p>
      <text:p text:style-name="P1198">Dobrze, dobrze proszę bardzo<text:span text:style-name="T1199">...</text:span><text:s/>na budownictwo mieszkaniowe wraz z towarzyszącymi remontami wynosząca co najmniej 7 proc. - i dalej, jak w tekście. Bo napisaliśmy procent, ale nie napisaliśmy na co.</text:p>
      <text:p text:style-name="P1200">Uwaga druga. Ja przyłączam s<text:span text:style-name="T1201">i</text:span>ę do ar<text:span text:style-name="T1202">g</text:span>u<text:span text:style-name="T1203">m</text:span>entacji, którą przytoczył<text:s/><text:span text:style-name="T1204">w</text:span><text:s/>dyskusji przed chwilą pan prof. Serwiński<text:s/><text:span text:style-name="T1205">i</text:span><text:s/>optuję za ty<text:span text:style-name="T1206">m</text:span>, żeby te wskaźniki, które mają charakter mob<text:span text:style-name="T1207">i</text:span>lizujący i właśnie<text:s/><text:span text:style-name="T1208">m</text:span>ają charakter bardzo aktywny, a nie pasywny, aby je utrzymać je tutaj<text:span text:style-name="T1209">.</text:span><text:s/>Dlat<text:span text:style-name="T1210">eg</text:span>o,<text:s/><text:span text:style-name="T1211">ż</text:span>e j<text:span text:style-name="T1212">est</text:span><text:s/>to wyraz konkr<text:span text:style-name="T1213">et</text:span>ny,<text:s/><text:span text:style-name="T1214">l</text:span>iczbowy<text:span text:style-name="T1215">.</text:span><text:s/>Dajemy za<text:span text:style-name="T1216">t</text:span>em wyraz naszym intencjom,<text:s/>dawalibyśmy<text:s/>gdyby to zostało przyjęte w dwóch jak gdyby wymiarach. W jednym finansowym, i jest to mało komunikatywne społecznie. I drugim wymiarze ilościowym. Wydaje mi si<text:span text:style-name="T1217">ę</text:span><text:s/>to być potrzebne. I trzecia z mojej strony uwaga, podzielając generalnie obawy pana Romana Nowickiego, jeśli chodzi o niezgubienie sprawy sprzętu uważam, że dobrym miejscem dla ulokowania tego zapisu nie by<text:span text:style-name="T1218">ł</text:span>by wszakże ten punkt, w którym tu mówimy o środkach na budownictwo mieszkaniowe tylko tam gdzie przejdziemy do środków produkcji, warunki dla budownictwa mi<text:span text:style-name="T1219">es</text:span>zkan<text:span text:style-name="T1220">io</text:span>w<text:span text:style-name="T1221">eg</text:span>o, a więc najprawdopodobni<text:span text:style-name="T1222">ej</text:span><text:s/>punkt 9.</text:p>
      <text:p text:style-name="P1223">Dziękuję<text:span text:style-name="T1224">.</text:span></text:p>
      <text:p text:style-name="P1225"><text:span text:style-name="T1226">Prz</text:span><text:span text:style-name="T1227">ew</text:span><text:span text:style-name="T1228">odniczący</text:span><text:span text:style-name="T1229">:</text:span></text:p>
      <text:p text:style-name="P1230"><text:span text:style-name="T1231">D</text:span>z<text:span text:style-name="T1232">ię</text:span>ku<text:span text:style-name="T1233">ję</text:span><text:s/>bardzo. Proszę bardzo.</text:p>
      <text:p text:style-name="P1234"><text:span text:style-name="T1235">Ob. R. Niwiński /?/</text:span>:</text:p>
      <text:p text:style-name="P1236">Mam taką propozycję by tutaj nie zaczynać tego zdania znacznego zwiększenia, tylko w ten sposób sformułować<text:s/>„poprawa warunków bytowych społ<text:span text:style-name="T1237">ec</text:span>zeń<text:span text:style-name="T1238">st</text:span>wa wymaga znacznego zwiększenia nakładów na utrzymanie remontów”<text:s/>znacznego i równol<text:span text:style-name="T1239">eg</text:span>ł<text:span text:style-name="T1240">eg</text:span>o.</text:p>
      <text:p text:style-name="P1241"><text:span text:style-name="T1242">Przewodni</text:span><text:span text:style-name="T1243">cz</text:span><text:span text:style-name="T1244">ący</text:span><text:span text:style-name="T1245">:</text:span></text:p>
      <text:p text:style-name="P1246">Jesz<text:span text:style-name="T1247">cz</text:span>e raz panie kolego<text:span text:style-name="T1248">.</text:span>..</text:p>
      <text:p text:style-name="P1249"><text:span text:style-name="T1250">O</text:span><text:span text:style-name="T1251">b. R. Niwiński</text:span><text:span text:style-name="T1252">:</text:span></text:p>
      <text:p text:style-name="P1253">Jak mamy tysiąc i po tym rozpoczyna się zdan<text:span text:style-name="T1254">ie</text:span><text:s/>„znacznego”. T<text:span text:style-name="T1255">o</text:span><text:s/>prop<text:span text:style-name="T1256">on</text:span>owałbym<text:s/><text:span text:style-name="T1257">„</text:span>poprawa warunków bytowych społeczeń<text:span text:style-name="T1258">st</text:span>wa wymaga równoległego znacznego zwiększenia nakładów na utrzymanie remontów...”<text:s/><text:span text:style-name="T1259">i</text:span><text:s/>dalsze<text:s/><text:span text:style-name="T1260">sf</text:span>ormułowanie, jak jest w zapisie<text:span text:style-name="T1261">.</text:span></text:p>
      <text:p text:style-name="P1262"><text:span text:style-name="T1263">Pr</text:span><text:span text:style-name="T1264">z</text:span><text:span text:style-name="T1265">ewod</text:span><text:span text:style-name="T1266">n</text:span><text:span text:style-name="T1267">icz</text:span><text:span text:style-name="T1268">ący</text:span><text:span text:style-name="T1269">:</text:span></text:p>
      <text:p text:style-name="P1270">Dobrze. Proszę panie profesorze.<text:s/></text:p>
      <text:p text:style-name="P1271"><text:span text:style-name="T1272">Prof.</text:span><text:span text:style-name="T1273"><text:s/>Adam Andrz</text:span><text:span text:style-name="T1274">ejew</text:span><text:span text:style-name="T1275">sk</text:span><text:span text:style-name="T1276">i</text:span><text:span text:style-name="T1277">:</text:span></text:p>
      <text:p text:style-name="P1278"><text:span text:style-name="T1279">Dw</text:span>ie rzeczy<text:s/>wymagałyby<text:s/>ściślejszego<text:s/><text:span text:style-name="T1280">sf</text:span>or<text:span text:style-name="T1281">m</text:span>u<text:span text:style-name="T1282">ło</text:span>wania, sprecyzowania,<text:s/><text:span text:style-name="T1283">ż</text:span>eby uniknąć potem n<text:span text:style-name="T1284">ieporoz</text:span>umie<text:span text:style-name="T1285">ń</text:span>.</text:p>
      <text:p text:style-name="P1286">Mówimy w drugim zdaniu, akapitu drugiego o wielkości środków publicznych. A w trzecim zdaniu mówimy o wielko<text:span text:style-name="T1287">ś</text:span>c<text:span text:style-name="T1288">i</text:span><text:s/>środków na mi<text:span text:style-name="T1289">esz</text:span>kalni<text:span text:style-name="T1290">ct</text:span>wo<text:span text:style-name="T1291">.</text:span></text:p>
      <text:p text:style-name="P1292"><text:span text:style-name="T1293">O</text:span>t<text:span text:style-name="T1294">ó</text:span>ż ta druga wielkość obejmuje już nie tylko środki publiczne, ale środki również i ludności, jak wynika z liczby<text:span text:style-name="T1295">.</text:span></text:p>
      <text:soft-page-break/>
      <text:p text:style-name="P1296"><text:span text:style-name="T1297">I</text:span><text:s/>stąd bym proponował zacząć to wtedy od<text:s/>„og<text:span text:style-name="T1298">ó</text:span>lna wielkoś<text:span text:style-name="T1299">ć</text:span><text:s/>środków na mieszkalni<text:span text:style-name="T1300">ct</text:span>wo wynosząca co najmniej.<text:span text:style-name="T1301">.</text:span>.”<text:span text:style-name="T1302"><text:s/></text:span>itd., żeby nie było wątpliwości.</text:p>
      <text:p text:style-name="P1303">Druga sprawa uważam, że ta ostatnia propozycja dodania tych warunków bytowych czy warunków jakichś tam mieszkaniowych poprawa, ona ogranicza znaczenie tego zapisu. Bo tutaj mamy dwie sprawy równol<text:span text:style-name="T1304">eg</text:span>łe ze sobą powiązane zresztą<text:span text:style-name="T1305">.</text:span><text:s/>To znaczy obrona przed dekapitaliza<text:span text:style-name="T1306">cj</text:span>ą zasobów i równocześnie zapewnia poprawę warunków mi<text:span text:style-name="T1307">es</text:span>zkaniowych ludności<text:span text:style-name="T1308">.</text:span><text:s/>Jeżeli dajemy tylko jeden to wówczas gubi się ten drugi bardzo ważny cel - ochron<text:span text:style-name="T1309">ę</text:span><text:s/>majątku narodowego jakim jest mi<text:span text:style-name="T1310">es</text:span>zkalni<text:span text:style-name="T1311">ct</text:span>wo<text:span text:style-name="T1312">.</text:span></text:p>
      <text:p text:style-name="P1313">Dziękuję.</text:p>
      <text:p text:style-name="P1314"><text:span text:style-name="T1315">Przewodn</text:span><text:span text:style-name="T1316">ic</text:span><text:span text:style-name="T1317">zący</text:span><text:span text:style-name="T1318">:</text:span></text:p>
      <text:p text:style-name="P1319">P<text:span text:style-name="T1320">rosz</text:span>ę ba<text:span text:style-name="T1321">rd</text:span>zo.</text:p>
      <text:p text:style-name="P1322"><text:span text:style-name="T1323">Prof. Bogdan Łukasiewicz</text:span><text:span text:style-name="T1324">:</text:span></text:p>
      <text:p text:style-name="P1325">J<text:span text:style-name="T1326">a</text:span><text:s/>uważam, że to zdanie, które mówi tak<text:s/>„znacznego zwi<text:span text:style-name="T1327">ę</text:span>k<text:span text:style-name="T1328">s</text:span>z<text:span text:style-name="T1329">e</text:span>nia wymagają także nakłady na utrzymanie i remonty, modernizację zas<text:span text:style-name="T1330">o</text:span>bów mieszkaniowych”<text:s/>jest w tym punkcie nieporozumieniem<text:span text:style-name="T1331">.</text:span><text:s/>Cały czas<text:s/>mówiliśmy przez parę dni,<text:s/><text:span text:style-name="T1332">ż</text:span>e jest upodmi<text:span text:style-name="T1333">ot</text:span>owienie, że obywatel musi pokrywać<text:s/><text:span text:style-name="T1334">w</text:span><text:s/>całości koszty utrzymania mieszkania, a dzisiaj jest to l<text:span text:style-name="T1335">eg</text:span>ityma<text:span text:style-name="T1336">cj</text:span>a to dzielenia w planie społeczno-gospodarczym i w ogóle w budżecie tych środków przeznaczonych<text:span text:style-name="T1337"><text:s/></text:span>na budownictwo, na remonty i na.<text:span text:style-name="T1338">..</text:span><text:s/>co<text:s/><text:span text:style-name="T1339">s</text:span>ię z tym... co m<text:span text:style-name="T1340">ów</text:span>ili<text:span text:style-name="T1341">ś</text:span>my po prostu nie godzi, nie da pogodzić<text:span text:style-name="T1342">.</text:span><text:s/>Ja ma<text:span text:style-name="T1343">m</text:span><text:s/>propozycję, żeby w miejsce tego zdan<text:span text:style-name="T1344">i</text:span>a zupełnie inne wstawić.</text:p>
      <text:p text:style-name="P1345">Mam propozycji taką:<text:s/><text:span text:style-name="T1346">„</text:span><text:span text:style-name="T1347">W</text:span><text:s/>celu ochrony i utrzymania starych zasobów mi<text:span text:style-name="T1348">es</text:span>zkaniowych należy doprowadzić do pełnego<text:span text:style-name="T1349"><text:s/></text:span>pokrywania kosztów związanych z utrzymaniem lokalów przez użytkowników”<text:s/>- dalej -<text:s/>„tworzenie nowych form organizacyjnych pozwalających<text:s/>eksploatować mi<text:span text:style-name="T1350">es</text:span>zkania w tym wykup starych zasobów mie<text:span text:style-name="T1351">s</text:span>zkanio<text:span text:style-name="T1352">w</text:span>y<text:span text:style-name="T1353">ch</text:span><text:s/>przez mi<text:span text:style-name="T1354">es</text:span>zkańców”. I ewentualnie tutaj nożna coś o podziale dochodu narodowego, coś powiedzieć<text:span text:style-name="T1355">.</text:span></text:p>
      <text:p text:style-name="P1356"><text:span text:style-name="T1357">Przewodni</text:span><text:span text:style-name="T1358">cz</text:span><text:span text:style-name="T1359">ący</text:span><text:span text:style-name="T1360">:</text:span></text:p>
      <text:p text:style-name="P1361">Nie, no m<text:span text:style-name="T1362">y</text:span>śl<text:span text:style-name="T1363">ę</text:span>, że to j<text:span text:style-name="T1364">es</text:span>t<text:s/><text:span text:style-name="T1365">w</text:span><text:s/>dalszych punktach,<text:s/><text:span text:style-name="T1366">t</text:span>a cała koncepcja...</text:p>
      <text:p text:style-name="P1367"><text:span text:style-name="T1368">O</text:span><text:span text:style-name="T1369">b</text:span><text:span text:style-name="T1370">. Łukasiewicz</text:span><text:span text:style-name="T1371">:</text:span></text:p>
      <text:p text:style-name="P1372">Nie za bardzo..<text:span text:style-name="T1373">.</text:span></text:p>
      <text:p text:style-name="P1374"><text:span text:style-name="T1375">Przew</text:span><text:span text:style-name="T1376">od</text:span><text:span text:style-name="T1377">n</text:span><text:span text:style-name="T1378">ic</text:span><text:span text:style-name="T1379">zący</text:span><text:span text:style-name="T1380">:</text:span></text:p>
      <text:p text:style-name="P1381">Natomiast niezależnie od tego kiedy i jak dojdziemy do t<text:span text:style-name="T1382">eg</text:span>o rzeczywiście wymarzonego przynajmniej przez niektórych modelu, to na razie nie możemy chyba zwolnić państwa z obowiązku zapewnienia ty<text:span text:style-name="T1383">c</text:span>h środków, które są niezbędne tym więcej, że operacja czynszów ekonomicznych wymaga ogromnych, to znaczy jeszcze długiej pracy nad systemem dodatku m<text:span text:style-name="T1384">iesz</text:span>kaniow<text:span text:style-name="T1385">eg</text:span>o itd.</text:p>
      <text:p text:style-name="P1386"><text:span text:style-name="T1387">Ob. Łuka</text:span><text:span text:style-name="T1388">siew</text:span><text:span text:style-name="T1389">i</text:span><text:span text:style-name="T1390">cz</text:span><text:span text:style-name="T1391">:</text:span></text:p>
      <text:p text:style-name="P1392"><text:span text:style-name="T1393">P</text:span>anie przewodn<text:span text:style-name="T1394">ic</text:span>zący, ale jeżeli radykalnie, tutaj radykalnie wcześniej były<text:s/><text:span text:style-name="T1395">for</text:span>mułowane poglądy członków zespołu, jeżeli tego radykalnie nie powiemy<text:s/>to znaczy, że będzie dalej tak jak je<text:span text:style-name="T1396">s</text:span>t<text:span text:style-name="T1397">.</text:span></text:p>
      <text:p text:style-name="P1398"><text:span text:style-name="T1399">Pr</text:span><text:span text:style-name="T1400">zewodni</text:span><text:span text:style-name="T1401">cz</text:span><text:span text:style-name="T1402">ący</text:span><text:span text:style-name="T1403">:</text:span></text:p>
      <text:p text:style-name="P1404">Ale niestety te radykalne, nie chcę powiedzieć, te niestety radykalne poglądy nie za<text:span text:style-name="T1405">wsze</text:span><text:s/>zn<text:span text:style-name="T1406">ajdują</text:span><text:s/>powszechną aprobat<text:span text:style-name="T1407">ę</text:span>.</text:p>
      <text:p text:style-name="P1408">Proszę bardzo<text:span text:style-name="T1409">.</text:span></text:p>
      <text:soft-page-break/>
      <text:p text:style-name="P1410"><text:span text:style-name="T1411">Ob. Wacław Tuszyński</text:span><text:span text:style-name="T1412">:</text:span></text:p>
      <text:p text:style-name="P1413">Panie przewodn<text:span text:style-name="T1414">i</text:span>czący przecież w mieszkaniach własnościowych jest składka remontowa. Składka remontowa, która nie jest rozliczana. To dopiszmy, że składka remontowa pobierana przez państwo, bo niestety to państwo pobiera, powinna być rozliczana.<text:s/><text:span text:style-name="T1415">B</text:span>o my nie wie<text:span text:style-name="T1416">m</text:span>y ile naprawdę ten remont kosztuje.</text:p>
      <text:p text:style-name="P1417">Natomiast przy upodmi<text:span text:style-name="T1418">ot</text:span>owieniu nie może występować z budżetu dotacja na remont. Dlatego, że<text:s/><text:span text:style-name="T1419">w</text:span><text:s/>czynszu dzisiejszym, może mam przy sobie, mo<text:span text:style-name="T1420">g</text:span>ę pokazać jest zawarta mianowicie składka remontowa. W związku z tym co drugi raz będziemy dzielili? Nie ma nic takiego.</text:p>
      <text:p text:style-name="P1421"><text:span text:style-name="T1422">Przewodn</text:span><text:span text:style-name="T1423">ic</text:span><text:span text:style-name="T1424">zący</text:span><text:span text:style-name="T1425">:</text:span></text:p>
      <text:p text:style-name="P1426">Proszę bardzo pani Wolnicka.</text:p>
      <text:p text:style-name="P1427"><text:span text:style-name="T1428">Ob. Barbara Wolnicka</text:span><text:span text:style-name="T1429">:</text:span></text:p>
      <text:p text:style-name="P1430"><text:span text:style-name="T1431">P</text:span>roszę państwa w drugim punkcie jest mowa o nakładach<text:s/><text:span text:style-name="T1432">w</text:span><text:s/>skali makro<text:span text:style-name="T1433">.</text:span><text:s/>I te głosy, które tutaj w tej chwili sprowadzają się już do obciążeń indywidualnych użytkowników mieszkań, częściowo będzie w dalszych punktach, a ponadto podzielam tutaj już wypowiedzi, że skoro mamy na dzień dzisiejszy lukę remontową czyli ogromne zaniedbania w utrzymaniu starej substancji m<text:span text:style-name="T1434">iesz</text:span>kan<text:span text:style-name="T1435">io</text:span>w<text:span text:style-name="T1436">ej</text:span><text:s/>oczywiście wynikała z niedofinansowania, ze złej gospodarki w tej dziedzinie, to nie można w t<text:span text:style-name="T1437">e</text:span>j chwili całego ciężaru przenieść na<text:span text:style-name="T1438"><text:s/></text:span>obywateli. Dlatego uważam, że muszą być przez jakiś czas rozdzielone obowiązki i wydatki państwa, i sukcesywnie obywateli.<text:s/>Natomiast sprawa czynszu, wzrost<text:span text:style-name="T1439">u</text:span><text:s/>czynszu czy radykalnego, to oczywiście jest tutaj też zapis w dalszych pun<text:span text:style-name="T1440">kt</text:span>a<text:span text:style-name="T1441">ch</text:span>, ale proszę państwa to nie jest taka prosta operacja. Ja ty<text:span text:style-name="T1442">lk</text:span>o<text:span text:style-name="T1443"><text:s/></text:span>dam dla przykładu, żeby wprowadzić stawkę czynszu w roku bi<text:span text:style-name="T1444">eż</text:span>ącym, która by pokryła pełne koszty utrzymania czyli eksploatacja, remonty bieżące i kapitalne - uśredniam - powinna wynosić 1 marca nie 55 złotych, tak jak podwyższono w uspołecznionych państwowych zasobach, a 330 zł za metr i to chyba wyjaśnia skalę potrzeb, która m.in. jak powi<text:span text:style-name="T1445">edzi</text:span>ałam, jak wynika z zaniedbań w utrzymaniu zasobów mi<text:span text:style-name="T1446">es</text:span>zkan<text:span text:style-name="T1447">iow</text:span>ych.</text:p>
      <text:p text:style-name="P1448">I nie można mó<text:span text:style-name="T1449">w</text:span>i<text:span text:style-name="T1450">ć</text:span><text:s/>o wzroście nakładów, o zwiększonych nakładach na utrzymanie zasobów mi<text:span text:style-name="T1451">es</text:span>zkan<text:span text:style-name="T1452">io</text:span>wych, tylko i wyłącznie widzieć pokrycia tych wydatków przez obywat<text:span text:style-name="T1453">el</text:span>i. Tu musi<text:s/><text:span text:style-name="T1454">b</text:span>yć również partycypacja ze strony pań<text:span text:style-name="T1455">st</text:span>wa.</text:p>
      <text:p text:style-name="P1456">Dziękuję.</text:p>
      <text:p text:style-name="P1457"><text:span text:style-name="T1458">Przewodniczący</text:span><text:span text:style-name="T1459">:</text:span></text:p>
      <text:p text:style-name="P1460">P<text:span text:style-name="T1461">r</text:span>oszę bardzo pan Rutkowski.</text:p>
      <text:p text:style-name="P1462"><text:span text:style-name="T1463">O</text:span><text:span text:style-name="T1464">b</text:span><text:span text:style-name="T1465">.</text:span><text:span text:style-name="T1466"><text:s/></text:span><text:span text:style-name="T1467">St</text:span><text:span text:style-name="T1468">efan Rutkowski</text:span><text:span text:style-name="T1469">:</text:span></text:p>
      <text:p text:style-name="P1470">W uzupełnieniu t<text:span text:style-name="T1471">eg</text:span>o co powiedziała przed c<text:span text:style-name="T1472">h</text:span>wilą pani dyr.<text:s/><text:span text:style-name="T1473">W</text:span>olnicka, chciałbym jeszcze zwrócić uwag<text:span text:style-name="T1474">ę</text:span>, że o tych samych sprawach, o podobnych sprawach<text:span text:style-name="T1475"><text:s/></text:span>mówimy w pkt. 6, tam gdzie proponujemy, aby wszystkie nakłady, które w tej chwili<text:s/><text:span text:style-name="T1476">są</text:span><text:s/>kierowane do prz<text:span text:style-name="T1477">ed</text:span>siębior<text:span text:style-name="T1478">st</text:span>wa zostały skierowane do obywatela.<text:s/><text:span text:style-name="T1479">I</text:span><text:s/>teraz tak, żeby te nakłady były realne doprowadźmy do tego o co tutaj prosimy w tym pkt<text:span text:style-name="T1480">.</text:span><text:s/>2., że państwo zwiększy nakłady na utrzymanie istniejących substancji mi<text:span text:style-name="T1481">es</text:span>zkaniowych po to, że jeśli dojdziemy do realizacji punktu 6 to te środki, które będą przekazywane ludności, żeby faktycznie zabezpieczały utrzymanie tej substancji<text:span text:style-name="T1482">.</text:span></text:p>
      <text:p text:style-name="P1483">Dziękuję.</text:p>
      <text:p text:style-name="P1484"><text:span text:style-name="T1485">Prz</text:span><text:span text:style-name="T1486">ewod</text:span><text:span text:style-name="T1487">niczą</text:span><text:span text:style-name="T1488">cy</text:span><text:span text:style-name="T1489">:</text:span></text:p>
      <text:p text:style-name="P1490">Proszę bardzo<text:span text:style-name="T1491">.</text:span></text:p>
      <text:soft-page-break/>
      <text:p text:style-name="P1492"><text:span text:style-name="T1493"><text:s text:c="29"/></text:span>:</text:p>
      <text:p text:style-name="P1494">W kwestii nad<text:span text:style-name="T1495">,</text:span><text:s/>którą<text:s/><text:span text:style-name="T1496">w</text:span><text:s/>t<text:span text:style-name="T1497">ej</text:span><text:s/>chwili dyskutujemy zdecydowanie opowiadam<text:s/><text:span text:style-name="T1498">s</text:span>ię z<text:span text:style-name="T1499">a</text:span><text:s/><text:span text:style-name="T1500">za</text:span>pi<text:span text:style-name="T1501">s</text:span>em<text:span text:style-name="T1502">,</text:span><text:s/>taki jaki jest ze względów takich, jak tutaj podano. Przypomnę, że cytował<text:span text:style-name="T1503">e</text:span>m t<text:span text:style-name="T1504">u</text:span><text:s/>ze ścisłej analizy dane np<text:span text:style-name="T1505">.</text:span><text:s/>w zasobach na<text:span text:style-name="T1506">s</text:span>z<text:span text:style-name="T1507">y</text:span>ch<text:span text:style-name="T1508"><text:s/></text:span>zakładów pracy hutniczych 18 proc. to są zasoby, które w ob<text:span text:style-name="T1509">ec</text:span>n<text:span text:style-name="T1510">y</text:span>m stanie nie należą do dalszej eksploatac<text:span text:style-name="T1511">j</text:span>i<text:span text:style-name="T1512">.</text:span><text:s/>Proszę nie patrze<text:span text:style-name="T1513">ć</text:span><text:s/>na ten punkt tylko przez bieżącą eksploatację i utrzymanie. To są zasoby, które są zawilgocone, zagrzybione, r<text:span text:style-name="T1514">oz</text:span>war<text:span text:style-name="T1515">st</text:span>wione, są niewłaściwe współczynniki ciepła, wszelkie możliwe problemy występują. Ni<text:span text:style-name="T1516">e</text:span><text:s/>ma łazienek, nie ma gazu. Chcemy zostawić tych ludzi z problemami, jak<text:s/><text:span text:style-name="T1517">ż</text:span>e<text:span text:style-name="T1518">śmy</text:span><text:s/>jako państwo nie potrafili sobie dać radę z tym problemem?</text:p>
      <text:p text:style-name="P1519">Uważam, że mus<text:span text:style-name="T1520">im</text:span>y niestety doprowadzić do wyrównania możliwości startu tych lokatorów. To jest pierwszy temat, ale również mam do zdania, zaraz na<text:span text:style-name="T1521">stęp</text:span>n<text:span text:style-name="T1522">eg</text:span>o uwagę. Mianowicie chciałbym podziękować, znalazły się w tym zapisie końcowym wzmianki o<text:s/><text:span text:style-name="T1523">in</text:span>fra<text:span text:style-name="T1524">st</text:span>ru<text:span text:style-name="T1525">kt</text:span>urze technicznej, społecznej, ale mam pewną uwagę<text:span text:style-name="T1526">.</text:span><text:s/>Zdanie, które następuje jako następne po tym zdaniu o remontach. Proponowałbym rozszerzyć. W tej chwili brzmi ono<text:s/>„z wielkością środków kierowanych na mie<text:span text:style-name="T1527">s</text:span>zka<text:span text:style-name="T1528">l</text:span>n<text:span text:style-name="T1529">i</text:span>c<text:span text:style-name="T1530">t</text:span>wo powinna być skorelowana wielkość środków zapewniająca harmonijny rozwój infrastruktury technicznej i społecznej”<text:s/>i tu bym roz<text:span text:style-name="T1531">sz</text:span>erzył<text:s/>„<text:span text:style-name="T1532">t</text:span>raktowanych jako jego integralny składnik”. I powiem dlaczego? Jesz<text:span text:style-name="T1533">cz</text:span>e raz powiem, bo to już mówiłem.</text:p>
      <text:p text:style-name="P1534">Otóż jeżeli nawet będziemy mieć środki to wystąpi problem realizacji<text:span text:style-name="T1535">.</text:span><text:s/>Dlatego, że<text:s/><text:span text:style-name="T1536">w</text:span><text:s/>dalszej części r<text:span text:style-name="T1537">oz</text:span>m<text:span text:style-name="T1538">in</text:span>iemy się<text:s/><text:span text:style-name="T1539">z</text:span><text:s/>pr<text:span text:style-name="T1540">ef</text:span>erenc<text:span text:style-name="T1541">j</text:span>am<text:span text:style-name="T1542">i</text:span><text:s/>na mi<text:span text:style-name="T1543">e</text:span>szkaniówk<text:span text:style-name="T1544">ę,</text:span><text:s/>a<text:s/><text:span text:style-name="T1545">j</text:span>eżeli nie będzie tego zapisu, po prostu tymi pr<text:span text:style-name="T1546">ef</text:span>eren<text:span text:style-name="T1547">cj</text:span>ami nie będą objęte obiekty infra<text:span text:style-name="T1548">st</text:span>ruktury społecznej, a jakby kto<text:span text:style-name="T1549">ś</text:span><text:s/>nie wierzy<text:span text:style-name="T1550">ł</text:span><text:s/>to ja tutaj pa<text:span text:style-name="T1551">ńs</text:span>twa zaprosiłem do siebie, czy do jakichś innych zakładów hutniczych, ale oczywiście ani państwa tam nie zanios<text:span text:style-name="T1552">ę</text:span>, ani nie przyniosę tych ośrodków tu, ale pewne dokumenty ze sobą noszę każdorazowo i proszę, to jest to co trzymam<text:span text:style-name="T1553"><text:s/></text:span>w ręku to są odmowy ze strony wykonawców na realizację szkoły podstawowej w ramach kompleksu mi<text:span text:style-name="T1554">es</text:span>zkaniowego stanowiące zamówienie rządowe<text:span text:style-name="T1555">.</text:span><text:s/>Pomijam sprawy innych obiektów typu przedszkole. Uważam, że podanie tych kilku wyrazów wprowadzałoby pewną jasność<text:span text:style-name="T1556">.</text:span></text:p>
      <text:p text:style-name="P1557">Dziękuję<text:span text:style-name="T1558">.</text:span></text:p>
      <text:p text:style-name="P1559"><text:span text:style-name="T1560">Przewodn</text:span><text:span text:style-name="T1561">ic</text:span><text:span text:style-name="T1562">zący</text:span>:</text:p>
      <text:p text:style-name="P1563">Proszę uprzejmie pan Wysocki.</text:p>
      <text:p text:style-name="P1564"><text:span text:style-name="T1565">Ob</text:span><text:span text:style-name="T1566">.</text:span><text:span text:style-name="T1567"><text:s/>Marian Wysock</text:span><text:span text:style-name="T1568">i</text:span>:</text:p>
      <text:p text:style-name="P1569">Mam następujące propozycje i uwagi. Uważam, że pkt<text:span text:style-name="T1570">.</text:span><text:s/>2 w połączeniu z 3 i np. z 5 określa podział ról<text:span text:style-name="T1571">.</text:span><text:s/>I trzeba patrzeć w związku z tym całościowo. Po<text:s/><text:span text:style-name="T1572">st</text:span>ro<text:span text:style-name="T1573">n</text:span>i<text:span text:style-name="T1574">e</text:span><text:s/>państwa w tym punkcie brakuje mi warunków kredytowania ogólnych zasad np., że państwo powinno kreować politykę w tym zakresie<text:span text:style-name="T1575">.</text:span><text:s/>Sprawy zabezpieczenia materialnego czy materiałowego oczywiście i z tych spraw uzbr<text:span text:style-name="T1576">oj</text:span>eniowych infrastruktury terenowej<text:span text:style-name="T1577">.</text:span><text:s/>Pierwsza rzecz.</text:p>
      <text:p text:style-name="P1578">Druga chodzi o sformu<text:span text:style-name="T1579">ło</text:span>wan<text:span text:style-name="T1580">ie.</text:span><text:s/>Otóż najpierw si<text:span text:style-name="T1581">ę</text:span><text:s/>mówi o procentach dochodu na mi<text:span text:style-name="T1582">es</text:span>zkaln<text:span text:style-name="T1583">ict</text:span>wo, później się mówi, że jeszcze trzeba na remonty. Ja rozumiem, że w ramach tego<text:span text:style-name="T1584"><text:s/></text:span>p<text:span text:style-name="T1585">ow</text:span>inna ulec, to jest chyba uwaga do wewnątrz podziału, a nie<text:span text:style-name="T1586"><text:s/></text:span>na zewnątrz<text:span text:style-name="T1587">.</text:span><text:s/>Rozumiem, że na m<text:span text:style-name="T1588">ies</text:span>zka<text:span text:style-name="T1589">lnict</text:span>wo jakaś tam kwota<text:span text:style-name="T1590">,</text:span><text:s/>a w ramach tego powinna być zwiększona część, zwiększona<text:s/>uwaga na remonty.</text:p>
      <text:p text:style-name="P1591">I trzecia sprawa<text:span text:style-name="T1592">.</text:span><text:s/>Ostatnia, prz<text:span text:style-name="T1593">e</text:span>prasza<text:span text:style-name="T1594">m</text:span><text:s/>przedostatnia - infra<text:span text:style-name="T1595">st</text:span>ruktura. Wydaje mi się, że wypadły tu sprawy rad narodowych samorządów. Zapewnienie terenów i ich przygotowanie jest to nie tylko sprawa<text:s/><text:soft-page-break/>państwa...</text:p>
      <text:p text:style-name="P1596"><text:span text:style-name="T1597">Przewodniczący</text:span>:</text:p>
      <text:p text:style-name="P1598">Tu nie ma mowy o tym.<text:span text:style-name="T1599">..</text:span></text:p>
      <text:p text:style-name="P1600"><text:span text:style-name="T1601">O</text:span><text:span text:style-name="T1602">b.</text:span><text:span text:style-name="T1603"><text:s/>M</text:span><text:span text:style-name="T1604">.</text:span><text:span text:style-name="T1605"><text:s/>Wysocki</text:span>:</text:p>
      <text:p text:style-name="P1606">Z<text:span text:style-name="T1607">araz</text:span><text:s/>to może gdzie indziej... Skore<text:span text:style-name="T1608">l</text:span>owana wielkość środków zapewnia.<text:span text:style-name="T1609">..</text:span></text:p>
      <text:p text:style-name="P1610">Dziękuję wycofuję t<text:span text:style-name="T1611">ą</text:span><text:s/>ostatnią uwagę<text:span text:style-name="T1612">.</text:span></text:p>
      <text:p text:style-name="P1613"><text:span text:style-name="T1614">Przewodn</text:span><text:span text:style-name="T1615">ic</text:span><text:span text:style-name="T1616">zący</text:span>:</text:p>
      <text:p text:style-name="P1617">Proszę bardzo.</text:p>
      <text:p text:style-name="P1618"><text:span text:style-name="T1619">Ob. Mieczysław Serwiński</text:span>:</text:p>
      <text:p text:style-name="P1620"><text:span text:style-name="T1621">J</text:span>e<text:span text:style-name="T1622">ś</text:span>li wolno panie przew<text:span text:style-name="T1623">o</text:span>dniczący?</text:p>
      <text:p text:style-name="P1624"><text:span text:style-name="T1625">Przewodniczący</text:span>:</text:p>
      <text:p text:style-name="P1626">Proszę bardzo.</text:p>
      <text:p text:style-name="P1627"><text:span text:style-name="T1628">Ob. M. Serwiński</text:span>:</text:p>
      <text:p text:style-name="P1629">Proszę państwa jesteśmy trochę nerwowi w tej dyskusji i w pierwszych dwóch punktach chcielibyśmy zmieści<text:span text:style-name="T1630">ć</text:span><text:s/>wszystko nie patrząc co będzie do pkt<text:span text:style-name="T1631">.</text:span><text:s/>10 włą<text:span text:style-name="T1632">cz</text:span>nie<text:span text:style-name="T1633">.</text:span></text:p>
      <text:p text:style-name="P1634">Gorąca prośba o cierpliwość. Moglibyśmy się nawet tak umówić, że jeżeli dobrniemy do końca, a stwierdzimy, jakiś brak to przecież zawsze możemy jeszcze ten brak uzupełnić.</text:p>
      <text:p text:style-name="P1635"><text:span text:style-name="T1636">/</text:span>Głos z sali: nie słychać/.</text:p>
      <text:p text:style-name="P1637">Może spróbujmy dalej rozmawiać<text:span text:style-name="T1638">.</text:span><text:s/>Ja bym s<text:span text:style-name="T1639">i</text:span>ę wypowiadał w zasadzie za utrzymaniem z tymi n<text:span text:style-name="T1640">iek</text:span>tórymi poprawkami tutaj zgłoszonymi za utrzymaniem sensu pkt<text:span text:style-name="T1641">.</text:span><text:s/>2.<text:s/><text:span text:style-name="T1642">J</text:span><text:span text:style-name="T1643">a</text:span>ki jest sens pkt. 2? My mówimy co powinno pań<text:span text:style-name="T1644">s</text:span>two. I każdy wie, że obecnie mamy najwyżej 5 proc. t<text:span text:style-name="T1645">eg</text:span>o dochodu narodowego podzielonego na mi<text:span text:style-name="T1646">es</text:span>zkalnictwo<text:span text:style-name="T1647">.</text:span><text:s/>Proponujemy skok niemal o 50 proc. Oby tak było. To byłby naprawdę poważny skok. Mówimy<text:span text:style-name="T1648"><text:s/>o</text:span><text:s/>20 do 25 proc. udział w inwestycjach mieszkaniowych i remontowych, aby tak było<text:span text:style-name="T1649">.</text:span><text:s/>Przeciąż tak dotąd nie jest.<text:s/><text:span text:style-name="T1650">I</text:span><text:s/>wreszcie ostatnie zdanie, tutaj nawiązuję do wypowiedzi pana Radk<text:span text:style-name="T1651">e,</text:span><text:s/>który prosił o dopisanie<text:s/><text:span text:style-name="T1652">„</text:span>i trakt<text:span text:style-name="T1653">o</text:span>wany jako integralny składnik t<text:span text:style-name="T1654">ej</text:span><text:s/>in<text:span text:style-name="T1655">fr</text:span>a<text:span text:style-name="T1656">st</text:span>ru<text:span text:style-name="T1657">kt</text:span>ury społeczn<text:span text:style-name="T1658">ej</text:span>”. Merytorycznie się zgadzam<text:span text:style-name="T1659">.</text:span><text:s/><text:span text:style-name="T1660">Ch</text:span>oć d<text:span text:style-name="T1661">ot</text:span>ychczasowy zapis w zasadzie to ma na myśli. Ja mo<text:span text:style-name="T1662">g</text:span>ę tylk<text:span text:style-name="T1663">o</text:span><text:s/>z praktyki życiowej odpowiedzieć,<text:s/><text:span text:style-name="T1664">że</text:span><text:s/><text:span text:style-name="T1665">m</text:span>y od początku traktujemy wszystko jako integralną część i techniczną, i społeczną strukturę, ale z tej społecznej od początku nam nie wychodzi. Jeżeli przyjmi<text:span text:style-name="T1666">e</text:span>my, że to co budujemy przyjmiemy za 100, z czego jesteśmy niezad<text:span text:style-name="T1667">o</text:span>woleni, to infrastruktura społeczna waha się<text:span text:style-name="T1668"><text:s/></text:span>od 40 do 60 proc. tego co sobie planujemy.<text:s/><text:span text:style-name="T1669">Mi</text:span>m<text:span text:style-name="T1670">o</text:span><text:s/><text:span text:style-name="T1671">ż</text:span>e zawsze mówimy, że to jest integralne. Z czego to wynika?</text:p>
      <text:p text:style-name="P1672">Są kraje, gdzie osiedle się buduje, a<text:s/><text:span text:style-name="T1673">m</text:span>y zawsze nie mamy na to sił i zawsze budujemy bloki i mieszkania. Bo to jest<text:s/>super-pilna<text:s/>potrzeba.<text:s/><text:span text:style-name="T1674">I</text:span><text:s/>dopiero jak wprowadzimy mieszkańców od tego momentu zaczyna s<text:span text:style-name="T1675">i</text:span>ę rewolucja społeczno-<text:span text:style-name="T1676">o</text:span>si<text:span text:style-name="T1677">ed</text:span>lowa, bo brakuje infra<text:span text:style-name="T1678">st</text:span>ruktury społecznej. Ale ja zgadzam si<text:span text:style-name="T1679">ę</text:span>, zapiszmy, że to jest integralna część, bo to jest niesłychanie ważne<text:span text:style-name="T1680">.</text:span></text:p>
      <text:p text:style-name="P1681"><text:span text:style-name="T1682">Przewodniczący</text:span>:</text:p>
      <text:p text:style-name="P1683">Dziękuję bardzo. Do drugiego...</text:p>
      <text:p text:style-name="P1684"><text:span text:style-name="T1685">Ob</text:span><text:span text:style-name="T1686">.</text:span><text:span text:style-name="T1687"><text:s/>Władysław D</text:span><text:span text:style-name="T1688">o</text:span><text:span text:style-name="T1689">miniak</text:span>:</text:p>
      <text:p text:style-name="P1690">Ja ty<text:span text:style-name="T1691">lk</text:span>o kr<text:span text:style-name="T1692">ót</text:span>ko chciałem poprzeć wniosek pana przewodni<text:span text:style-name="T1693">cz</text:span>ąc<text:span text:style-name="T1694">eg</text:span>o, gdyż uważam osobiście, zapis tego punktu za na<text:span text:style-name="T1695">jt</text:span>rafni<text:span text:style-name="T1696">ejsz</text:span>y i z<text:span text:style-name="T1697">a</text:span><text:s/>najważniejszy, dlatego że on rozstrzyga strategiczne rzeczy dla budownictwa<text:s/><text:soft-page-break/>mieszkaniowego i d<text:span text:style-name="T1698">o</text:span>ty<text:span text:style-name="T1699">c</text:span>zą<text:span text:style-name="T1700">c</text:span>e podziału dochodu wzrostu itd. Także mi się wydaje, że on jest nawet najbardziej konkretnym punktem w tym opracowaniu<text:span text:style-name="T1701">.</text:span></text:p>
      <text:p text:style-name="P1702"><text:span text:style-name="T1703">Pr</text:span><text:span text:style-name="T1704">z</text:span><text:span text:style-name="T1705">ew</text:span><text:span text:style-name="T1706">odniczący</text:span>:</text:p>
      <text:p text:style-name="P1707">Proszę bardzo.</text:p>
      <text:p text:style-name="P1708"><text:span text:style-name="T1709">Min</text:span><text:span text:style-name="T1710">.</text:span><text:span text:style-name="T1711"><text:s/></text:span><text:span text:style-name="T1712">L</text:span><text:span text:style-name="T1713">. Mieczkowsk</text:span>i:</text:p>
      <text:p text:style-name="P1714">Dwie uwagi do pkt. 2 podzielając generalnie stanowisko wyłożone tutaj przez panów<text:s/>przewodniczących jeśli chodzi - i ostatniego mówcę pana doc. Dominiaka. Wszak<text:span text:style-name="T1715">ż</text:span>e jedna poprawka proponowana i jedna propozycja.</text:p>
      <text:p text:style-name="P1716">Poprawka proponowana polega - mo<text:span text:style-name="T1717">i</text:span>m zdaniem - na błędzie redaktorów w tym i mni<text:span text:style-name="T1718">e</text:span>, iż słowo w pl<text:span text:style-name="T1719">a</text:span>n<text:span text:style-name="T1720">i</text:span>e społeczno-g<text:span text:style-name="T1721">os</text:span>p<text:span text:style-name="T1722">od</text:span>ar<text:span text:style-name="T1723">cz</text:span>ym zostało napisane błędni<text:span text:style-name="T1724">e</text:span><text:s/>- moi<text:span text:style-name="T1725">m</text:span><text:s/>zdaniem - jak widzę to dzisiaj w liczbie pojedynczej. To nie będzie okres jednej pięciolatki, powinno by<text:span text:style-name="T1726">ć</text:span><text:s/>panie przewodni<text:span text:style-name="T1727">cz</text:span>ący w planach społeczno-gospodarczych, bo to jest zabawa nie na pięć lat<text:span text:style-name="T1728">.</text:span><text:s/>Oczywiście w narodowych planach s<text:span text:style-name="T1729">poł</text:span>eczno-<text:span text:style-name="T1730">gos</text:span>podarcz<text:span text:style-name="T1731">yc</text:span>h.</text:p>
      <text:p text:style-name="P1732">I druga propozycja. Ustosunkowuję<text:s/><text:span text:style-name="T1733">s</text:span>ię do tego fragmentu dyskusji, który polemizował z celowością takiego właśnie ujęcia sprawy nakładów na utrzymanie i remonty. Podkreślam potrzebę utrzymania tego zapisu. Ale rozumiem intencje i wątpliwości dyskutantów, którzy wskazywali, że przecież w docelowych działaniach chci<text:span text:style-name="T1734">eli</text:span>byśmy, żeby to było z czynszu i dlatego proponowałbym takie uwzględnienie tych wątpliwości, które były na sali zgłoszone.</text:p>
      <text:p text:style-name="P1735"><text:span text:style-name="T1736">„</text:span>Do czasu zwiększenia czynszów do wysokości, która umożliwiałaby pełne pokrycie kosztów utrzymania i remontów, znacznego zwiększenia wymagają”... itd., bo to w<text:span text:style-name="T1737">yj</text:span>aśnia istotę sprawy, że my jesteśmy za tym, żeby czynsze były ekonomic<text:span text:style-name="T1738">z</text:span>n<text:span text:style-name="T1739">e</text:span><text:s/>i żeby umożliwiały w przyszłości nie tylko zwrot kredytu za<text:span text:style-name="T1740">cią</text:span>gni<text:span text:style-name="T1741">ęteg</text:span>o, ale także utrzymanie zasobów, ale do czasu to są proporcje takie, które przypomniała pani Wolnicka, że po prostu uniemoż<text:span text:style-name="T1742">li</text:span>wiają... paraliżujące wielkości, nie są<text:s/>moż<text:span text:style-name="T1743">li</text:span>we<text:span text:style-name="T1744">.</text:span></text:p>
      <text:p text:style-name="P1745">Dziękuję.</text:p>
      <text:p text:style-name="P1746"><text:span text:style-name="T1747">Przewodni</text:span><text:span text:style-name="T1748">cz</text:span><text:span text:style-name="T1749">ący</text:span>:</text:p>
      <text:p text:style-name="P1750">Dziękuję bardzo<text:span text:style-name="T1751">.</text:span><text:s/>Czy do drugiego punktu jaszcze ktoś chce?</text:p>
      <text:p text:style-name="P1752"><text:span text:style-name="T1753">/</text:span>Głos z sali:<text:s/>Czy można?<text:span text:style-name="T1754">/</text:span>.</text:p>
      <text:p text:style-name="P1755">Proszę uprzejmie, wszystko można<text:span text:style-name="T1756">.</text:span></text:p>
      <text:p text:style-name="P1757"><text:span text:style-name="T1758">Ob. Barbara Woln</text:span><text:span text:style-name="T1759">i</text:span><text:span text:style-name="T1760">cka</text:span>:</text:p>
      <text:p text:style-name="P1761">Prosz<text:span text:style-name="T1762">ę</text:span><text:s/>pań<text:span text:style-name="T1763">stw</text:span>a skoro tu są już konkretne propozycje w pkt. 2, ja bym proponowała takie uściślenia, bo tu są pewne niekonsekwen<text:span text:style-name="T1764">cj</text:span>e redakcyjne.</text:p>
      <text:p text:style-name="P1765"><text:span text:style-name="T1766">Przewodniczący</text:span>:</text:p>
      <text:p text:style-name="P1767">Dobrze, ale jeżeli można przerwać. Moja propozycja jest taka żebyśmy, jeżeli ja zrobię pkt 1 to pro<text:span text:style-name="T1768">ś</text:span>ba do pana ministra<text:s/><text:span text:style-name="T1769">o</text:span><text:s/>zredagowanie ostateczne pkt. 2 i na początku po przerwie odczytamy i przyjmiemy.</text:p>
      <text:p text:style-name="P1770"><text:span text:style-name="T1771">O</text:span><text:span text:style-name="T1772">b</text:span><text:span text:style-name="T1773">.</text:span><text:span text:style-name="T1774"><text:s/>B. Wo</text:span><text:span text:style-name="T1775">j</text:span><text:span text:style-name="T1776">nicka</text:span>:</text:p>
      <text:p text:style-name="P1777">Dziękuję i wycofuję się.</text:p>
      <text:p text:style-name="P1778"><text:span text:style-name="T1779">/</text:span>Głos z sali:<text:s/>Ja mam uwagę do tego co pan minister powiedział<text:s/><text:span text:style-name="T1780">cz</text:span>y można?/.</text:p>
      <text:p text:style-name="P1781"><text:span text:style-name="T1782">Przewodni</text:span><text:span text:style-name="T1783">cz</text:span><text:span text:style-name="T1784">ący</text:span>:</text:p>
      <text:p text:style-name="P1785">Tak<text:span text:style-name="T1786">.</text:span></text:p>
      <text:soft-page-break/>
      <text:p text:style-name="P1787"><text:span text:style-name="T1788">Ob. Rutkowski</text:span>:</text:p>
      <text:p text:style-name="P1789">To o czym mów<text:span text:style-name="T1790">ił</text:span><text:s/>pan minister mówimy w pkt<text:span text:style-name="T1791">.</text:span><text:s/>6.<text:s/><text:span text:style-name="T1792">I</text:span><text:s/>tam wyjaśniamy, jak ma nastąpić zwiększenie czynszów i z czyjej kieszeni ma być pokryt<text:span text:style-name="T1793">e</text:span>. Natomiast jeśli to wpiszemy tutaj w pkt. 2 i spotkamy część ludzi, którzy będą czytać bardzo wybiórczo to od razu powstanie wrażenie, że my chcemy zwiększyć czynsze ich kosztem, z ich kieszeni.<text:s/><text:span text:style-name="T1794">W</text:span><text:s/>związku z tym proponuję, ż<text:span text:style-name="T1795">e</text:span>by tego zapisu w tym punkcie nie zmieniać<text:span text:style-name="T1796">.</text:span><text:s/>Bo to wszystko wyjaśnia nam pkt 6.<text:s/><text:span text:style-name="T1797">I</text:span><text:s/>tam nikt nie będzie miał wątpliw<text:span text:style-name="T1798">o</text:span>ści, że to obciąży jego ten skromny budżet.</text:p>
      <text:p text:style-name="P1799"><text:span text:style-name="T1800">Przew</text:span><text:span text:style-name="T1801">od</text:span><text:span text:style-name="T1802">n</text:span><text:span text:style-name="T1803">ic</text:span><text:span text:style-name="T1804">zący</text:span>:</text:p>
      <text:p text:style-name="P1805"><text:span text:style-name="T1806">Tak</text:span><text:s/>j<text:span text:style-name="T1807">es</text:span>t. Proszę bardzo<text:span text:style-name="T1808">.</text:span></text:p>
      <text:p text:style-name="P1809"><text:span text:style-name="T1810">Mi</text:span><text:span text:style-name="T1811">n.</text:span><text:span text:style-name="T1812"><text:s/></text:span><text:span text:style-name="T1813">L.</text:span><text:span text:style-name="T1814"><text:s/>Mieczkowsk</text:span><text:span text:style-name="T1815">i</text:span><text:span text:style-name="T1816">:</text:span></text:p>
      <text:p text:style-name="P1817"><text:span text:style-name="T1818">W</text:span>ycofuję prop<text:span text:style-name="T1819">o</text:span>zycję. Wydaje mi się, że pan Rutk<text:span text:style-name="T1820">o</text:span>wski ma rację. Dziękuję.</text:p>
      <text:p text:style-name="P1821"><text:span text:style-name="T1822">Przewodni</text:span><text:span text:style-name="T1823">cz</text:span><text:span text:style-name="T1824">ący</text:span><text:span text:style-name="T1825">:</text:span></text:p>
      <text:p text:style-name="P1826">Pan Stępiński proszę uprzejmie<text:span text:style-name="T1827">.</text:span></text:p>
      <text:p text:style-name="P1828"><text:span text:style-name="T1829">Ob. Zygmunt Stępiński</text:span><text:span text:style-name="T1830">:</text:span></text:p>
      <text:p text:style-name="P1831">Proszę państwa<text:s/><text:span text:style-name="T1832">od</text:span>n<text:span text:style-name="T1833">o</text:span>s<text:span text:style-name="T1834">z</text:span>ę takie wrażenie, że gdybyśmy budowali r<text:span text:style-name="T1835">o</text:span>cznie 8 mieszkań na tysiąc mi<text:span text:style-name="T1836">es</text:span>zkańców to na pewn<text:span text:style-name="T1837">o</text:span><text:s/>nie si<text:span text:style-name="T1838">ed</text:span>zi<text:span text:style-name="T1839">el</text:span>ibyśmy w tej sali i nie rozmawiali na temat rozwiązania jakiejkolwiek kwestii mi<text:span text:style-name="T1840">es</text:span>zkaniow<text:span text:style-name="T1841">ej.</text:span><text:s/>Taka kwestia mieszkaniowa by nie istniała.</text:p>
      <text:p text:style-name="P1842">Otóż wydaje mi się, ponieważ śledzę od półtorej godziny dość dramatyczne próby zrobienia z tego dokumentu jakiejś literatury, która byłaby przekazana wyżej i w jakikolwiek sposób byłaby uwzględniona, że jest to próba karkołomna i skazana - moim zdaniom - na niepowodzenie - mów<text:span text:style-name="T1843">ię</text:span><text:s/>o tej próbie, a nie o t<text:span text:style-name="T1844">ej</text:span><text:s/>wyżej - ponieważ co chwila pojawiają się<text:span text:style-name="T1845"><text:s/></text:span>różne elementy szczegółowe, które powinny by<text:span text:style-name="T1846">ć</text:span><text:s/>zapisano nie w tym dokumencie, a w dokumencie m<text:span text:style-name="T1847">eryt</text:span>ory<text:span text:style-name="T1848">cz</text:span>nym<text:span text:style-name="T1849">,</text:span><text:s/>obs<text:span text:style-name="T1850">zer</text:span>ni<text:span text:style-name="T1851">ej</text:span>sz<text:span text:style-name="T1852">y</text:span>m<text:span text:style-name="T1853"><text:s/></text:span>składającym się z wypunktowania wielu szcz<text:span text:style-name="T1854">eg</text:span>ółowych spraw, które później mogą być podstawą do wydania konkr<text:span text:style-name="T1855">et</text:span>nych decyzji.</text:p>
      <text:p text:style-name="P1856">Otóż mnie się wydaje, że wszystko co my tutaj powin<text:span text:style-name="T1857">n</text:span>i<text:span text:style-name="T1858">ś</text:span>my przygotować to jest jakby bardzo ogólne, ale jednocześnie szczegółowe<text:s/><text:span text:style-name="T1859">st</text:span>wierdzenie.<text:s/><text:span text:style-name="T1860">I</text:span>le mieszkań powinno być<text:s/><text:span text:style-name="T1861">w</text:span><text:s/>czasie obj<text:span text:style-name="T1862">ę</text:span>tym jakimś tam planem naro<text:span text:style-name="T1863">d</text:span>owo-g<text:span text:style-name="T1864">ospod</text:span>a<text:span text:style-name="T1865">rcz</text:span>ym, budowanym, remontowanym po to, żeby się te mieszkania nie deka<text:span text:style-name="T1866">pit</text:span>a<text:span text:style-name="T1867">liz</text:span>o<text:span text:style-name="T1868">w</text:span>a<text:span text:style-name="T1869">ły</text:span>, określenie na dzisiaj roli państwa w tym całym procesie.</text:p>
      <text:p text:style-name="P1870">Natomiast ustalenie wszystkich spraw sz<text:span text:style-name="T1871">czeg</text:span>ółowych jest jakby wynikiem podjęcia takiej decyzji. Po prostu t<text:span text:style-name="T1872">o</text:span><text:span text:style-name="T1873"><text:s/></text:span>jest niezbędne<text:span text:style-name="T1874">.</text:span><text:s/><text:span text:style-name="T1875">P</text:span>onieważ inaczej ta degrengolada mieszkaniowa będzie<text:s/><text:span text:style-name="T1876">się</text:span><text:s/><text:span text:style-name="T1877">w</text:span><text:s/>dalszym ciągu rozprz<text:span text:style-name="T1878">est</text:span>rzeniała i doprowadzi do innych jakby emocji społecznych.</text:p>
      <text:p text:style-name="P1879">W związku z tym proponuję, że w ogóle ten nasz dokument, bo i tak, i tak inne sprawy, jak upodmiotowienie społeczeństwa, pluralizm itp. nie<text:s/><text:span text:style-name="T1880">m</text:span>y będziemy o ty<text:span text:style-name="T1881">m</text:span><text:s/>decydować tylko zapadnie to znowu na<text:s/>„stoliku”, który jest nad nami, który podejmie pewne decyzje generalne<text:span text:style-name="T1882">.</text:span><text:s/>My możemy znowu to zasygnali<text:span text:style-name="T1883">zo</text:span>wa<text:span text:style-name="T1884">ć</text:span><text:s/>w jednym zdaniu.</text:p>
      <text:p text:style-name="P1885">W związku z czym nie wiem.<text:s/><text:span text:style-name="T1886">Po</text:span><text:s/>prostu proponuję, żeby skupi<text:span text:style-name="T1887">ć</text:span><text:s/>si<text:span text:style-name="T1888">ę</text:span><text:s/>może nad czymś co jest naprawdę bardzo krótkie, natomiast nie rozpatrywać wszystkich spraw sz<text:span text:style-name="T1889">czeg</text:span>ółowych, bo ja się zgadzam i z panem Nowickim o maszynach niezbędnych i sprawami energooszczędności budowania i materiałów,<text:s/><text:span text:style-name="T1890">i</text:span><text:s/>kadr, i wszystkiego. Natomiast na Boga przecież oni o tym nie będą mówić<text:span text:style-name="T1891">.</text:span></text:p>
      <text:p text:style-name="P1892"><text:span text:style-name="T1893">/</text:span>Głos z sal<text:span text:style-name="T1894">i</text:span>:<text:s/>No na pewno nie/.</text:p>
      <text:soft-page-break/>
      <text:p text:style-name="P1895"><text:span text:style-name="T1896">Przewodni</text:span><text:span text:style-name="T1897">cz</text:span><text:span text:style-name="T1898">ący</text:span><text:span text:style-name="T1899">:</text:span></text:p>
      <text:p text:style-name="P1900"><text:span text:style-name="T1901">Dziękuję</text:span><text:s/>bardzo.</text:p>
      <text:p text:style-name="P1902"><text:span text:style-name="T1903">Doc. Mrzygłód</text:span><text:span text:style-name="T1904">:</text:span></text:p>
      <text:p text:style-name="P1905"><text:span text:style-name="T1906">C</text:span>hciałem dwa słowa na tle dyskusji<text:span text:style-name="T1907">.</text:span><text:s/>Pierwsza sprawa to z mego doświadczenia.<text:s/><text:span text:style-name="T1908">Im</text:span><text:s/>bardz<text:span text:style-name="T1909">i</text:span>ej ostro formułujemy tym mniej z tego wychodzi. Jeżeli bardziej spokojniej formułujemy, ale rzeczowo i konkretnie to wtedy zawsze jest większy efekt niż inaczej.</text:p>
      <text:p text:style-name="P1910">Dr<text:span text:style-name="T1911">u</text:span>ga sprawa, że problemu mi<text:span text:style-name="T1912">es</text:span>zkanio<text:span text:style-name="T1913">weg</text:span>o niestet<text:span text:style-name="T1914">y<text:s/></text:span>w<text:s/><text:span text:style-name="T1915">P</text:span>olsce nie da się rozwiązać bez sięgnięcia do ogólnej polityki gospodarcz<text:span text:style-name="T1916">ej.</text:span><text:s/>A można to bardzo łatwo rozwiązać, ale nie można wprowadzać społeczeństwa w błąd<text:span text:style-name="T1917">.</text:span><text:s/>My tr<text:span text:style-name="T1918">o</text:span>chę tutaj ty<text:span text:style-name="T1919">m<text:s/></text:span>dokumentem wprowadzamy społeczeń<text:span text:style-name="T1920">st</text:span>wo w błąd. Bo<text:s/><text:span text:style-name="T1921">m</text:span>ówimy o zaangażowaniu środków państwowych dużych itd., itd<text:span text:style-name="T1922">.</text:span><text:s/>A sytuacja w t<text:span text:style-name="T1923">ej</text:span><text:s/>chwili wygląda tak, że wszystko na<text:span text:style-name="T1924">m</text:span><text:s/>się sypie<text:span text:style-name="T1925">.</text:span><text:s/><text:span text:style-name="T1926">J</text:span>a ostatnio analizuję np. przemysł, który pracuje dla eksportu. Tragedia<text:span text:style-name="T1927">.</text:span><text:s/>Zakłady przemysłowe się sypią, eksport będzie coraz niższy. Modernizacja spada, jesteśmy coraz bardziej na końcu<text:s/><text:span text:style-name="T1928">it</text:span>p.<text:span text:style-name="T1929"><text:s/></text:span>A więc nie możemy<text:s/><text:span text:style-name="T1930">m</text:span>ówić tutaj, obiecywać społeczeństwu, że będą cuda<text:span text:style-name="T1931">.</text:span><text:s/>Trzeba wyraźnie powiedzieć w tym<text:s/><text:span text:style-name="T1932">sf</text:span>ormułowaniu, tutaj, że środki budżetowe,<text:s/><text:span text:style-name="T1933">w</text:span><text:s/>przyszłości nie należy liczyć na poważne zwiększenie środków budżetowych państwa...</text:p>
      <text:p text:style-name="P1934"><text:span text:style-name="T1935">Przewodni</text:span><text:span text:style-name="T1936">cz</text:span><text:span text:style-name="T1937">ący</text:span><text:span text:style-name="T1938">:</text:span></text:p>
      <text:p text:style-name="P1939"><text:span text:style-name="T1940">St</text:span>ało się, my zawi<text:span text:style-name="T1941">er</text:span>amy umowę n<text:span text:style-name="T1942">ie<text:s/></text:span>między nami a społeczeństwem, tylko<text:s/>mi<text:span text:style-name="T1943">ędzy</text:span><text:s/>nami a władzą<text:span text:style-name="T1944">.<text:s/></text:span>I my for<text:span text:style-name="T1945">m</text:span>u<text:span text:style-name="T1946">ł</text:span>ujemy postulaty pod adresem polityki gospodarcz<text:span text:style-name="T1947">ej<text:s/></text:span>pa<text:span text:style-name="T1948">ńs</text:span>twa<text:span text:style-name="T1949">.</text:span><text:s/><text:span text:style-name="T1950">B</text:span>yć może państwo nie będzie w stanie wywi<text:span text:style-name="T1951">ą</text:span>zać się<text:span text:style-name="T1952"><text:s/></text:span>z tych zobowiązań, to będzie musiało powiedzieć społeczeństwu, że jest mu bardzo przykro, ale zrobić te<text:span text:style-name="T1953">g</text:span>o nie<text:s/><text:span text:style-name="T1954">m</text:span>oże<text:span text:style-name="T1955">.</text:span></text:p>
      <text:p text:style-name="P1956">Natomiast nie naszą sprawą jest roz<text:span text:style-name="T1957">st</text:span>rzyganie, jaką politykę gospodarczą globalnie powinno państwo prowadzić, bo od t<text:span text:style-name="T1958">eg</text:span>o są po prostu inne, że tak powiem organy.<text:s/><text:span text:style-name="T1959">J</text:span>eżeli nam państwo powiada, jeżeli rząd nam powiada, że chce traktować budownictwo mieszkaniowe jako swój priorytet to my odpowiadamy, że bardzo to p<text:span text:style-name="T1960">i</text:span>ęknie, tylko to wymaga takich i takich nakładów. Jeżeli państwa nie stać na takie nakłady to musi powiedzieć priorytet m<text:span text:style-name="T1961">ie</text:span>szkan<text:span text:style-name="T1962">io</text:span>wy jest fikcją i nic wi<text:span text:style-name="T1963">ę</text:span>c<text:span text:style-name="T1964">ej</text:span>.</text:p>
      <text:p text:style-name="P1965"><text:span text:style-name="T1966">Doc. Mrzy</text:span><text:span text:style-name="T1967">g</text:span><text:span text:style-name="T1968">łód</text:span><text:span text:style-name="T1969">:</text:span></text:p>
      <text:p text:style-name="P1970">Ale czy w związku z tym, czy my mamy tylko postulaty formułować?</text:p>
      <text:p text:style-name="P1971"><text:span text:style-name="T1972">Przew</text:span><text:span text:style-name="T1973">odn</text:span><text:span text:style-name="T1974">i</text:span><text:span text:style-name="T1975">cz</text:span><text:span text:style-name="T1976">ący</text:span><text:span text:style-name="T1977">:</text:span></text:p>
      <text:p text:style-name="P1978">Tak<text:s/><text:span text:style-name="T1979">jest...</text:span></text:p>
      <text:p text:style-name="P1980"><text:span text:style-name="T1981">Doc.<text:s/></text:span><text:span text:style-name="T1982">M</text:span><text:span text:style-name="T1983">rzygł</text:span><text:span text:style-name="T1984">ó</text:span><text:span text:style-name="T1985">d</text:span><text:span text:style-name="T1986">:</text:span></text:p>
      <text:p text:style-name="P1987">Czy program...</text:p>
      <text:p text:style-name="P1988"><text:span text:style-name="T1989">Przewodniczący</text:span><text:span text:style-name="T1990">:</text:span></text:p>
      <text:p text:style-name="P1991">Program działania nie<text:span text:style-name="T1992">.</text:span><text:s/>Od działania jest rząd, a nie<text:s/><text:span text:style-name="T1993">m</text:span>y<text:span text:style-name="T1994">.</text:span><text:s/><text:span text:style-name="T1995">M</text:span>y formuł<text:span text:style-name="T1996">uj</text:span>emy tyl<text:span text:style-name="T1997">k</text:span>o po<text:span text:style-name="T1998">stu</text:span>la<text:span text:style-name="T1999">t</text:span>y, które<text:s/><text:span text:style-name="T2000">w</text:span><text:s/>naszym p<text:span text:style-name="T2001">rz</text:span>ekonaniu mogą czy powinny zapewnić budowni<text:span text:style-name="T2002">ct</text:span>wu właściwą alimenta<text:span text:style-name="T2003">cj</text:span>ę<text:span text:style-name="T2004">.</text:span><text:s/>Ale jeżeli państwu uzna, jeżel<text:span text:style-name="T2005">i</text:span><text:s/>państwo<text:span text:style-name="T2006"><text:s/></text:span>jest rzeczywiście<text:s/><text:span text:style-name="T2007">w</text:span><text:s/>tak dramat<text:span text:style-name="T2008">ycz</text:span>nym, tak dramatycznej sytuacji gospodarczej, iż nie jest w stanie zrealizować te<text:span text:style-name="T2009">g</text:span>o programu, to<text:s/><text:span text:style-name="T2010">m</text:span>usi to powi<text:span text:style-name="T2011">ed</text:span>zieć. Lub też musi dokona<text:span text:style-name="T2012">ć</text:span><text:s/>takiej zmiany swojej polityki gospodarcz<text:span text:style-name="T2013">ej,</text:span><text:s/>iż by cele, które chce wynegocjować ze społeczeństwem mogłyby być realizowane. Ja nie wiem, co to znaczy, że p<text:span text:style-name="T2014">a</text:span>ństwo. Przepraszam bardzo, ale to jest istotna sprawa. Jeżeli państwo jest w takiej dramatycznej sytuacji, że nie potrafi zapewnić społeczeństwu dachu nad<text:s/><text:span text:style-name="T2015">gł</text:span>o<text:span text:style-name="T2016">w</text:span>ą,<text:span text:style-name="T2017"><text:s/></text:span>to to państwo musi<text:s/><text:soft-page-break/>powiedzieć najpierw, że nie jest w stanie wydać złotówki na zbr<text:span text:style-name="T2018">oj</text:span>enia na przykład.<text:s/><text:span text:style-name="T2019">N</text:span>a przykład jeżeli taka jest, dramatyczna sytuacja.<text:s/><text:span text:style-name="T2020">O</text:span>d te<text:span text:style-name="T2021">g</text:span>o jest rząd, od tego jest państwo, że powinno zdecydować jaka w określonych warunkach może być polityka gospodarcza.</text:p>
      <text:p text:style-name="P2022"><text:span text:style-name="T2023">Doc. Mrzygłód</text:span><text:span text:style-name="T2024">:</text:span></text:p>
      <text:p text:style-name="P2025">Wracając do tego, nie chciałbym przedłużać dyskusji, ale mnie się wydaje, że w tym punkcie należałoby wyraźnie sformułować<text:span text:style-name="T2026">.</text:span><text:s/>To znaczy przyjąć sformułowania, które nie będą wprowadzały w błąd społ<text:span text:style-name="T2027">ecz</text:span>eń<text:span text:style-name="T2028">st</text:span>wa<text:span text:style-name="T2029">.</text:span><text:s/>A więc, że ze środków budżetowych, środki budż<text:span text:style-name="T2030">et</text:span>owe b<text:span text:style-name="T2031">ę</text:span>dą mogły wzrastać, ale nie w tempie potrzebnym dla rozwiązania problemu. A nierozwiązanie problemu musi być, polegać.<text:span text:style-name="T2032">.</text:span>.</text:p>
      <text:p text:style-name="P2033"><text:span text:style-name="T2034">Przewodniczący</text:span><text:span text:style-name="T2035">:</text:span></text:p>
      <text:p text:style-name="P2036">Panie docencie jeżeli my mielibyśmy powiedzieć, że nie ma żadnych szans na rozwiązanie pr<text:span text:style-name="T2037">o</text:span>blemu, to nie ma żadnych powodów, żebyśmy tutaj siedzieli<text:span text:style-name="T2038">.</text:span></text:p>
      <text:p text:style-name="P2039"><text:span text:style-name="T2040">Doc. Mrzygłód</text:span><text:span text:style-name="T2041">:</text:span></text:p>
      <text:p text:style-name="P2042">Nie,<text:s/><text:span text:style-name="T2043">s</text:span>zanse wielkie są na rozwiązanie, ale ze środków ludności.<text:s/><text:span text:style-name="T2044">W</text:span><text:s/>większym stopniu ze środków ludności. Inaczej.<text:span text:style-name="T2045">.</text:span>.</text:p>
      <text:p text:style-name="P2046"><text:span text:style-name="T2047">Pr</text:span><text:span text:style-name="T2048">z</text:span><text:span text:style-name="T2049">ew</text:span><text:span text:style-name="T2050">odn</text:span><text:span text:style-name="T2051">icz</text:span><text:span text:style-name="T2052">ący</text:span><text:span text:style-name="T2053">:</text:span></text:p>
      <text:p text:style-name="P2054">Ale przecież my nie możemy decydować, to też jest pewna podstawowa sprawa. Przecież my nie możemy decydować za społeczeństwo czy ono zechce swoje środki przeznaczyć na wycieczkę na Wyspy Kanaryjskie, czy na mieszkanie. My uważamy, i to chcemy sformułować, ż<text:span text:style-name="T2055">e</text:span><text:s/>obowiązkiem państwa jest stworzenie warunków, w których skierowanie większych środków ludności miałoby sens, dałoby efekt i nic więcej. Jeżeli społeczeństwo zechce i uzna, i będzie miało po temu odpowiednie warunki przeznaczyć na mieszkanie całe swoje pensje, to przecież<text:s/><text:span text:style-name="T2056">m</text:span>y nic przeciwko temu mieć nie możemy i nie będziemy. My tylko chcemy, póki nie powstaną takie warunki, zagwarantować minimum tego co państwo póki co powinno na sferę mieszkaniową alimentować. I jeżeli powstanie sytuacja, w której zrealizujemy tam jakiś kolejny postulat, iż kredytowanie podmiotowe będzie kredytowaniem powszechnym, a system ekonomiczny, system finansowania zapewni, iż rzeczywiście kredyt dostanie każdy, to znaczy nie będzie ograniczeń kredytowych, to wtedy oczywiście nasze marzenie o tym, żeby to było tylko 8 mi<text:span text:style-name="T2057">es</text:span>zkań na tysiąc, może okazać się iluzją. Ale żeby to... Znaczy może okazać się, że to społeczeństwo wyda na ten cel znacznie wi<text:span text:style-name="T2058">ę</text:span>cej, ale pod warunkiem, że będą po temu istniały szanse zarówno w sensie, bo przecież społeczeństwo w naszym systemie samo bez efektywnej pomocy kredytowej państwa i bez dziesiątków innych rzeczy, które od państwa zależy nie wystarczy nasza indywidualna decyzja przeznaczania większych środków na mieszkania.</text:p>
      <text:p text:style-name="P2059">I m<text:span text:style-name="T2060">y</text:span>śl<text:span text:style-name="T2061">ę</text:span>, że co do tego, jakby panuje między nami czy<text:s/>p<text:span text:style-name="T2062">o</text:span>winna panować jasność.</text:p>
      <text:p text:style-name="P2063"><text:span text:style-name="T2064">/</text:span>Głos z sali:<text:s/>Wniosek formalny panie przewodniczący, czy mo<text:span text:style-name="T2065">żn</text:span>a?/.</text:p>
      <text:p text:style-name="P2066"><text:span text:style-name="T2067">Prosz</text:span>ę<text:span text:style-name="T2068">.</text:span></text:p>
      <text:p text:style-name="P2069"><text:span text:style-name="T2070"><text:s text:c="29"/></text:span>:</text:p>
      <text:p text:style-name="P2071">Prosz<text:span text:style-name="T2072">ą</text:span><text:s/>państwa nie rozczulajmy si<text:span text:style-name="T2073">ę<text:s/></text:span>nad głosami<text:s/><text:span text:style-name="T2074">ekst</text:span>remalnymi. Po prostu, niektóre takie głosy muszą tutaj paść i nie będą uwzględnione. Ja nie mów<text:span text:style-name="T2075">ię</text:span><text:s/>akurat o panu Mrzygłodzie, to się odnosi i do mnie.<text:s/><text:span text:style-name="T2076">W</text:span>ięc nie wpadajmy w popłoch. I niech za każdym razem prezydium nie wyja<text:span text:style-name="T2077">ś</text:span>nia teorii, podstaw. Bo<text:s/><text:span text:style-name="T2078">t</text:span>o nie ma sensu, idźmy do przodu.</text:p>
      <text:soft-page-break/>
      <text:p text:style-name="P2079"><text:span text:style-name="T2080">P</text:span><text:span text:style-name="T2081">rzewod</text:span><text:span text:style-name="T2082">n</text:span><text:span text:style-name="T2083">ic</text:span><text:span text:style-name="T2084">ząc</text:span><text:span text:style-name="T2085">y</text:span><text:span text:style-name="T2086">:</text:span></text:p>
      <text:p text:style-name="P2087">Ja myślę, że dojrzeliśmy do przerwy<text:span text:style-name="T2088">.</text:span><text:s/>Po przerwie spróbujemy przedstawić propozycje redakcji pkt. 1 i pkt. 2 z takim podziałem zadań, o jakim mówiliśmy<text:span text:style-name="T2089">.</text:span></text:p>
      <text:p text:style-name="P2090">Do tego pkt. 2 myślę, żeby zadowolić maksimum dyskutantów, myślę że należałoby określić poziom 8 czy 10 mieszkań na tysiąc jako minimalny. Sformułowa<text:span text:style-name="T2091">ć</text:span><text:s/>to, że w połowie lat dziewięćdziesiątych osiągnąć minimalny poziom budownictwa wyrażony wska<text:span text:style-name="T2092">ź</text:span>nikiem 8 mieszkań na tysiąc.</text:p>
      <text:p text:style-name="P2093">Ogłaszamy przerwę do godziny 12.20.</text:p>
      <text:p text:style-name="P2094"/>
      <text:p text:style-name="P2095"><text:span text:style-name="T2096">/</text:span>Przerwa/.</text:p>
      <text:p text:style-name="P2097"/>
      <text:p text:style-name="P2098">/Po przerwie/.</text:p>
      <text:p text:style-name="P2099"/>
      <text:p text:style-name="P2100"><text:span text:style-name="T2101">/</text:span>Po przerwie obradom<text:s/><text:span text:style-name="T2102">przewodniczy Zbigniew Janowski</text:span>/.</text:p>
      <text:p text:style-name="P2103"><text:span text:style-name="T2104">Przewodniczący</text:span>:</text:p>
      <text:p text:style-name="P2105">Pań<text:span text:style-name="T2106">s</text:span>two pozwolicie rozpoczniemy drugą część dzisiejszych obrad i zgodnie z tym co ustaliliśmy przed przerwą, proszę bardzo o prz<text:span text:style-name="T2107">edst</text:span>awi<text:span text:style-name="T2108">enie</text:span><text:s/>projektu zapisu pierwszego punktu. Proszę bardzo panie redaktorze.</text:p>
      <text:p text:style-name="P2109"><text:span text:style-name="T2110">Aleksander Paszyński</text:span>:</text:p>
      <text:p text:style-name="P2111">Więc, żeby w możliwym stopniu uwzględnić wszystkie postulaty propozycja moja jest następująca<text:span text:style-name="T2112">.</text:span></text:p>
      <text:p text:style-name="P2113">„Dotychczasowe założenia polityki gospodarcz<text:span text:style-name="T2114">ej</text:span><text:s/>państwa prz<text:span text:style-name="T2115">ej</text:span>awiające się w stałym prymacie inwestycji produkcyjnych oraz związane z tym błędy polityki mi<text:span text:style-name="T2116">es</text:span>zkaniow<text:span text:style-name="T2117">ej</text:span><text:s/>doprowadziły do obecnej, niezwykle trudnej sytuacji mi<text:span text:style-name="T2118">es</text:span>zkan<text:span text:style-name="T2119">io</text:span>w<text:span text:style-name="T2120">ej</text:span><text:s/>społeczeń<text:span text:style-name="T2121">st</text:span>wa. Wywołuje ją deficyt samodzi<text:span text:style-name="T2122">el</text:span>nych lokali, stagnacja liczby budowlanych m<text:span text:style-name="T2123">i</text:span>eszkań oraz przyspieszona dekapitaliza<text:span text:style-name="T2124">cj</text:span>a zasobów mi<text:span text:style-name="T2125">es</text:span>zkaniowych. Rozwiązanie problemu mieszkaniowego społeczeństwa polskiego wymaga radykalnej zmiany polityki mi<text:span text:style-name="T2126">es</text:span>zkaniow<text:span text:style-name="T2127">ej.</text:span><text:s/>Powinna ona polega<text:span text:style-name="T2128">ć</text:span><text:s/>z jednej strony na wyraźnym określeniu obowiązków państwa w tym zakresie, a z drugiej na up<text:span text:style-name="T2129">od</text:span>miotow<text:span text:style-name="T2130">ie</text:span>n<text:span text:style-name="T2131">iu</text:span><text:s/>społeczeństwa i obywateli przez co rozumieć należy zapewnienie im możliwości wyboru formy i standardu mieszkania”.</text:p>
      <text:p text:style-name="P2132"><text:span text:style-name="T2133">Przewodniczący</text:span><text:span text:style-name="T2134">:</text:span><text:s/></text:p>
      <text:p text:style-name="P2135">Dziękuję bardzo czy będą uwagi do tego? Nie widzę proponuję.<text:span text:style-name="T2136">..</text:span></text:p>
      <text:p text:style-name="P2137">/Głos z sali:<text:s/>Ja mam uwagę/.</text:p>
      <text:p text:style-name="P2138"><text:span text:style-name="T2139">Prof. Czesław Uhma</text:span><text:span text:style-name="T2140">:</text:span><text:s/></text:p>
      <text:p text:style-name="P2141">Ja do wszystki<text:span text:style-name="T2142">eg</text:span>o ma<text:span text:style-name="T2143">m</text:span><text:s/>tylko dwa słowa. Do ujęcia j<text:span text:style-name="T2144">e</text:span>dno nie<text:s/>„założenia polityki państwa”<text:s/>t<text:span text:style-name="T2145">yl</text:span>k<text:span text:style-name="T2146">o</text:span><text:s/>„p<text:span text:style-name="T2147">olit</text:span>yka pań<text:span text:style-name="T2148">s</text:span>twa”. To jest jedno.</text:p>
      <text:p text:style-name="P2149">I drugie brakuje mi słowa tej aktywności społeczeństwa. My nie możemy tej sprawy zapomnieć, że społeczeństwo powinno być aktywne w zakresie budowania mieszkań.</text:p>
      <text:p text:style-name="P2150">Dziękuję<text:span text:style-name="T2151">.</text:span></text:p>
      <text:p text:style-name="P2152"><text:span text:style-name="T2153">Przewodniczący</text:span><text:span text:style-name="T2154">:</text:span><text:s/></text:p>
      <text:p text:style-name="P2155">Czyli w pierwszym zdaniu jest<text:s/>„Dotychczasowa polityka gospodarcza państwa<text:span text:style-name="T2156">”</text:span><text:s/>i to drugie słowo, w którym miejscu będzie?</text:p>
      <text:soft-page-break/>
      <text:p text:style-name="P2157"><text:span text:style-name="T2158">Prof.<text:s/></text:span><text:span text:style-name="T2159">Cz.</text:span><text:span text:style-name="T2160"><text:s/></text:span><text:span text:style-name="T2161">Uh</text:span><text:span text:style-name="T2162">m</text:span><text:span text:style-name="T2163">a</text:span>:</text:p>
      <text:p text:style-name="P2164">To na końcu trzeba b<text:span text:style-name="T2165">ęd</text:span>zie dodać przed słowem<text:s/>„należy zapewnienie im możliwości aktywnego wyboru formy i<text:s/><text:span text:style-name="T2166">s</text:span>ta<text:span text:style-name="T2167">nd</text:span>a<text:span text:style-name="T2168">r</text:span>du”, aktywnego d<text:span text:style-name="T2169">z</text:span>ia<text:span text:style-name="T2170">ł</text:span>ania.<text:span text:style-name="T2171">..</text:span></text:p>
      <text:p text:style-name="P2172"><text:span text:style-name="T2173">Przewodniczący</text:span><text:span text:style-name="T2174">:</text:span><text:s/></text:p>
      <text:p text:style-name="P2175">Dziękuję bardzo. Proszę pan m<text:span text:style-name="T2176">i</text:span>n<text:span text:style-name="T2177">.</text:span><text:s/>Mieczkowski.</text:p>
      <text:p text:style-name="P2178"><text:span text:style-name="T2179">Min</text:span><text:span text:style-name="T2180">.</text:span><text:span text:style-name="T2181"><text:s/></text:span><text:span text:style-name="T2182">L</text:span><text:span text:style-name="T2183">. Mi</text:span><text:span text:style-name="T2184">ec</text:span><text:span text:style-name="T2185">zkowski:</text:span></text:p>
      <text:p text:style-name="P2186">Z pane<text:span text:style-name="T2187">m</text:span><text:s/>Wys<text:span text:style-name="T2188">o</text:span>ckim rozmawialiśmy o końcówce i też podzielamy po<text:span text:style-name="T2189">g</text:span>ląd, że istota sprawy sprowadza się nie tylko do umożliwienia wyboru<text:span text:style-name="T2190">,</text:span><text:s/>ale do aktywnego ucz<text:span text:style-name="T2191">es</text:span>tniczenia<text:span text:style-name="T2192">.</text:span><text:s/>Mamy na myśli również angażowanie śr<text:span text:style-name="T2193">o</text:span>dkó<text:span text:style-name="T2194">w<text:s/></text:span>własnych w tej formie.</text:p>
      <text:p text:style-name="P2195">Dziękuję.</text:p>
      <text:p text:style-name="P2196"><text:span text:style-name="T2197">Przewodniczący</text:span><text:span text:style-name="T2198">:</text:span><text:s/></text:p>
      <text:p text:style-name="P2199">Jeżeli można zaproponować przez co rozumieć należy ko<text:span text:style-name="T2200">..</text:span>. - ostatnie, że tak powiem po przecinku -<text:s/><text:span text:style-name="T2201">„</text:span>prz<text:span text:style-name="T2202">e</text:span>z co rozumieć należy zapewnienie im możliwości aktywnego działania dla wyboru formy i standardu mieszkania”.</text:p>
      <text:p text:style-name="P2203"><text:span text:style-name="T2204"><text:s text:c="29"/></text:span>:</text:p>
      <text:p text:style-name="P2205">Nie, ja rozumiem, tylko żeby można aktywnie działać dla wyboru to znaczy mam do wyboru. Mogę albo sam budować, albo wybieram, że spółdzielnia i czekam nadal.</text:p>
      <text:p text:style-name="P2206"><text:span text:style-name="T2207">Cz. Uhma</text:span><text:span text:style-name="T2208">:</text:span><text:s/></text:p>
      <text:p text:style-name="P2209"><text:span text:style-name="T2210">.</text:span>.<text:span text:style-name="T2211">.</text:span><text:s/>„aktywności i<text:s/><text:span text:style-name="T2212">.</text:span>..”</text:p>
      <text:p text:style-name="P2213"><text:span text:style-name="T2214">Przewodniczący</text:span><text:span text:style-name="T2215">:</text:span><text:s/></text:p>
      <text:p text:style-name="P2216">Dobrze,<text:s/>„aktywnego udziału i możliwości wyboru...”.<text:s/><text:span text:style-name="T2217">Dziękuję</text:span><text:s/>bardzo. Proszę bardzo pan prof<text:span text:style-name="T2218">.</text:span><text:s/>Andrz<text:span text:style-name="T2219">ej</text:span>ewski.</text:p>
      <text:p text:style-name="P2220"><text:span text:style-name="T2221">Prof. Adam Andrz</text:span><text:span text:style-name="T2222">ej</text:span><text:span text:style-name="T2223">ewski</text:span><text:span text:style-name="T2224">:</text:span><text:s/></text:p>
      <text:p text:style-name="P2225"><text:span text:style-name="T2226">Mn</text:span>ie się wydaje, że jeżeli wchodzimy w precyzowanie na czym polega up<text:span text:style-name="T2227">od</text:span>m<text:span text:style-name="T2228">iot</text:span>ow<text:span text:style-name="T2229">ienie<text:s/></text:span>społeczeństwa i obywateli to należy tutaj dodać jednakże również i określenie nie tylko aktywności, ale jego obowiązku.</text:p>
      <text:p text:style-name="P2230"><text:span text:style-name="T2231">B</text:span>o to jest sprawa udziału środków własnych ludn<text:span text:style-name="T2232">o</text:span>ści. Mnie się<text:s/><text:span text:style-name="T2233">wyda</text:span>je, że tu trzeba powiedzieć wyraźnie, że chodzi o świadczenia ekonomiczne.</text:p>
      <text:p text:style-name="P2234"><text:span text:style-name="T2235">Przewodn</text:span><text:span text:style-name="T2236">iczą</text:span><text:span text:style-name="T2237">cy</text:span>:</text:p>
      <text:p text:style-name="P2238"><text:span text:style-name="T2239">Dziękuję</text:span><text:s/>bardzo<text:span text:style-name="T2240">.</text:span><text:s/>Czy ktoś z państwa w tym punkcie chciałby jeszcze, proszę bardzo pan Zawistowski.</text:p>
      <text:p text:style-name="P2241"><text:span text:style-name="T2242">Zbigniew Zawistowski</text:span><text:span text:style-name="T2243">:</text:span><text:s/></text:p>
      <text:p text:style-name="P2244">Pytanie ma<text:span text:style-name="T2245">m</text:span><text:s/>czy tylko politykę gospodarczą możemy obciążać<text:s/><text:span text:style-name="T2246">o</text:span>dpowi<text:span text:style-name="T2247">ed</text:span>zialnoś<text:span text:style-name="T2248">ci</text:span>ą za ten stan czy nie powinno być tutaj polityka społeczna i gospodarcza, albo polityka społe<text:span text:style-name="T2249">cz</text:span>no<text:span text:style-name="T2250">-</text:span>g<text:span text:style-name="T2251">os</text:span>podarcza? Taką mam wątpliwość.</text:p>
      <text:p text:style-name="P2252"><text:span text:style-name="T2253">Przewodniczący</text:span><text:span text:style-name="T2254">:</text:span><text:s/></text:p>
      <text:p text:style-name="P2255">Dziękuję bardzo<text:span text:style-name="T2256">.</text:span><text:s/>Czy panowie z tamtej części stołu chcą zabrać głos<text:span text:style-name="T2257">.</text:span><text:s/>Dziękuję, rozumiem, że pan redaktor jeszcze popracuje moment nad ostatecznym zapisem, proponuję przejść do drugiego punktu. Czy pani jest... przeprasza pan m<text:span text:style-name="T2258">i</text:span>nister.</text:p>
      <text:p text:style-name="P2259"><text:span text:style-name="T2260">Min. L</text:span><text:span text:style-name="T2261">.</text:span><text:span text:style-name="T2262"><text:s/>Mieczkowski</text:span><text:span text:style-name="T2263">:</text:span><text:s/></text:p>
      <text:p text:style-name="P2264">Nie zgłaszamy propozycji korekty d<text:span text:style-name="T2265">o</text:span><text:s/>pierwszych dwóch zdań pkt. 2. Natomiast zmiany rozpoczną się<text:s/><text:soft-page-break/>począwszy od zdania trzeciego.</text:p>
      <text:p text:style-name="P2266">Propozycja poprawek jest następująca. Aby zamiast mówić wielkość - napisać<text:s/><text:span text:style-name="T2267">„</text:span>ogólna wielkoś<text:span text:style-name="T2268">ć</text:span><text:s/>środków przeznaczanych na mi<text:span text:style-name="T2269">esz</text:span>kaln<text:span text:style-name="T2270">ict</text:span>wo”.</text:p>
      <text:p text:style-name="P2271">/Głos z sali:<text:s/>Czyli w tym się mieści budowa mieszkań i remonty, tak?/.</text:p>
      <text:p text:style-name="P2272">Tak, całość. Ogólna wielkość środków prz<text:span text:style-name="T2273">ez</text:span>naczanych na m<text:span text:style-name="T2274">iesz</text:span>kalni<text:span text:style-name="T2275">ct</text:span>wo. Dalej, przez chwilę nie byłoby zmian, byłoby<text:s/>„wynosząca co najmniej 7 proc. dochodu narodowego i 20-25 proc. udziałów w nakładach inwestycyjnych powinna być określana - i tu zmiana - w narodowych planach społeczno-<text:span text:style-name="T2276">g</text:span>ospodarczych oraz centralnych planach rocznych. Plany te powinny uwzględniać - zwracam uwagę, korekta polega na tym, że powinny zapewniać, sam plan<text:s/>nie zapewnia przecież<text:span text:style-name="T2277">.</text:span><text:s/>„Plany te powinny uwzgl<text:span text:style-name="T2278">ęd</text:span>niać oddawanie do użytku w poł<text:span text:style-name="T2279">o</text:span>wie lat<text:s/>dziewięćdziesi<text:span text:style-name="T2280">ą</text:span>tych<text:s/>co najmniej 8 mieszkań na tysiąc osób, a pod koniec tej dekady 10 mieszkań<text:s/>na tysiąc osób”.</text:p>
      <text:p text:style-name="P2281">Następne zdanie zaczynające się od słowa<text:s/>„Znacznego”<text:s/>- byłoby utrzymane bez zmiany<text:span text:style-name="T2282">.</text:span><text:s/>Ale czytam je -<text:s/>„Znacznego zwiększenia wyma<text:span text:style-name="T2283">g</text:span>a<text:span text:style-name="T2284">j</text:span>ą także nakłady na utrzymanie remonty i modernizację zasobów mi<text:span text:style-name="T2285">es</text:span>zkaniowych”.</text:p>
      <text:p text:style-name="P2286">Następujące zdanie po tym tekście już byłoby zmienione. Propozycja zmiany jest następująca:<text:s/>„Z wielkością środkó<text:span text:style-name="T2287">w</text:span>”<text:span text:style-name="T2288"><text:s/></text:span>- zamiast słowa kierowanych proponuje si<text:span text:style-name="T2289">ę</text:span><text:s/>słowo<text:s/>„przeznaczanych na mieszkalnic<text:span text:style-name="T2290">t</text:span>wo, powinna by<text:span text:style-name="T2291">ć</text:span><text:s/>skorelowana wi<text:span text:style-name="T2292">el</text:span>kość środków zapewniająca harmonijny rozwój związanej integralnie z tym budownictwem”<text:s/>- tu jest poprawka wynikająca z uwag poczynionych przez pana Radke<text:s/><text:span text:style-name="T2293">i</text:span><text:s/>dopiero tak, jak było - infrastruktury technicznej i społecznej”.</text:p>
      <text:p text:style-name="P2294">Ostatnie zdanie nie ulegałoby zmianie.</text:p>
      <text:p text:style-name="P2295">To byłoby wszystko. Dziękuję<text:span text:style-name="T2296">.</text:span></text:p>
      <text:p text:style-name="P2297"><text:span text:style-name="T2298">Przewodniczący</text:span><text:span text:style-name="T2299">:</text:span><text:s/></text:p>
      <text:p text:style-name="P2300">Dziękuję bardzo, kto z państwa w tym temacie? Proszę bardzo kol. Rutkowski.</text:p>
      <text:p text:style-name="P2301"><text:span text:style-name="T2302">Stefan Rutkowski</text:span><text:span text:style-name="T2303">:</text:span><text:s/></text:p>
      <text:p text:style-name="P2304">Wydaje mi się, że tutaj umknęła jedna sprawa. Samo zwiększenie dochodu narodowego z udziałów w dochodzie narodowym przy zachowaniu obecnych struktur w<text:s/><text:span text:style-name="T2305">p</text:span>rodukcji, w t<text:span text:style-name="T2306">ec</text:span>hnologiach nie oznacza, że o tyle samo wzrośnie nam budownictwo mieszkaniowe.<text:s/><text:span text:style-name="T2307">J</text:span>e<text:span text:style-name="T2308">ś</text:span>li będziemy w dalszym ciągu preferować te nieefektywne struktury produkcji i technologii budowlanej to tutaj nie możemy być optymistami. W związku z tym proponuję, żeby tutaj, gdzie mówimy<text:s/>„udziału o nakładach<text:s/><text:span text:style-name="T2309">in</text:span>w<text:span text:style-name="T2310">est</text:span>ycyjnych”, żeby gdzieś<text:s/><text:span text:style-name="T2311">w</text:span><text:s/>tym punkcie wstawić oraz<text:s/>zwiększenia efektywności tych nakładów. Chodzi mi tutaj o znaczne obniżenie e<text:span text:style-name="T2312">n</text:span>e<text:span text:style-name="T2313">r</text:span>go- i mat<text:span text:style-name="T2314">er</text:span>iałochłonności, to co<text:s/><text:span text:style-name="T2315">na</text:span>m<text:span text:style-name="T2316"><text:s/></text:span>się w tym całym materiale wymknęło.</text:p>
      <text:p text:style-name="P2317"><text:span text:style-name="T2318">/</text:span>Głos z sali:<text:s/>Czy można odpowi<text:span text:style-name="T2319">edzieć</text:span>?/.</text:p>
      <text:p text:style-name="P2320"><text:span text:style-name="T2321">P</text:span><text:span text:style-name="T2322">rzewo</text:span><text:span text:style-name="T2323">dn</text:span><text:span text:style-name="T2324">iczą</text:span><text:span text:style-name="T2325">c</text:span><text:span text:style-name="T2326">y</text:span>:</text:p>
      <text:p text:style-name="P2327">Proszę bardzo pan minister.</text:p>
      <text:p text:style-name="P2328"><text:span text:style-name="T2329">Min</text:span><text:span text:style-name="T2330">.</text:span><text:span text:style-name="T2331"><text:s/>L. Mieczkowski</text:span><text:span text:style-name="T2332">:</text:span><text:s/></text:p>
      <text:p text:style-name="P2333">Ja zgadzam się z wywodem, ale jeśli chodzi o uwzględnienie tego w pkt. 2 uważałbym za nietrafne<text:span text:style-name="T2334">.</text:span><text:s/>Dlatego, że dalej w tekście mamy miejsce, gdzie rozprawiamy się z monokulturą, mówimy o potrzebie zróżnicowania technologii.</text:p>
      <text:p text:style-name="P2335">Natomiast jeśli kto<text:span text:style-name="T2336">ś</text:span><text:s/>obawiałby się, że jest niewystarczająco precyzyjne określenie od strony tylko<text:s/><text:soft-page-break/>środków, bo budownictwo może drożeć i można podrożyć środki, a efekty mogłyby nie przyrastać. Z tych względów zab<text:span text:style-name="T2337">ez</text:span>pi<text:span text:style-name="T2338">ec</text:span>za<text:span text:style-name="T2339">ją</text:span>ce jest<text:span text:style-name="T2340"><text:s/></text:span>następujące zdanie, które określa to w ujęciu rzeczowym, które nie uległ<text:span text:style-name="T2341">o</text:span><text:s/>zmianie w sensie wymiaru. Mam na myśli owe... nawet poprawiliśmy i napisaliśmy co najmniej 8 mi<text:span text:style-name="T2342">es</text:span>zkań na tysiąc i 10 mieszkań na tysiąc osób, jeśli chodzi o koniec dekady. Także podzielając pana pogląd jest to istotna sprawa. Stwierdzam, że sprawy zmiany struktury, technologii i podniesienia jej efektywności są uwzględnione w dalszym tekście. Natomiast ujęcie ilościowe, które t<text:span text:style-name="T2343">o</text:span>warzyszy ujęciu finansowemu, oddala nasze obawy jeś<text:span text:style-name="T2344">l</text:span>i chodzi o podejście tylko od strony środków.</text:p>
      <text:p text:style-name="P2345"><text:span text:style-name="T2346">D</text:span>ziękuję.</text:p>
      <text:p text:style-name="P2347"><text:span text:style-name="T2348">Przewodnic</text:span><text:span text:style-name="T2349">zą</text:span><text:span text:style-name="T2350">c</text:span><text:span text:style-name="T2351">y</text:span><text:span text:style-name="T2352">:</text:span></text:p>
      <text:p text:style-name="P2353">Dziękuję bardzo. Czy zgadzasz się z tym co powiedział minister? Nie wracamy do tematu. Dziękuję. Proszę bardzo kol. Radk<text:span text:style-name="T2354">e</text:span>.</text:p>
      <text:p text:style-name="P2355"><text:span text:style-name="T2356">W</text:span><text:s/>innym punkcie.</text:p>
      <text:p text:style-name="P2357"><text:span text:style-name="T2358">Lech Radke</text:span>:</text:p>
      <text:p text:style-name="P2359">Ja doceniam wysiłek ujęcia tej poprawki, ale chcę zwrócić uwag<text:span text:style-name="T2360">ę</text:span><text:s/>na niuans<text:span text:style-name="T2361">.</text:span><text:s/>Wstawiona ta wstawka w tym miejscu, jak zaproponowaliście pa<text:span text:style-name="T2362">ńs</text:span>two, ma inny sens niż wprowadzona w tym miejscu co ja mówiłem. I zwrócę na t<text:span text:style-name="T2363">o<text:s/></text:span>uwagę<text:span text:style-name="T2364">.</text:span><text:s/>To co w tej chwili jest proponowane - powinna być skorelowana wi<text:span text:style-name="T2365">el</text:span>kość środków zapewniająca harmonijny rozwój związanej integralnie z tym budownictwem infrastruktury technicznej i społecznej, to oznacza przede wszystkim to - zresztą słuszne jest również stwierdzenie, że razem z budownictwem mieszkaniowym na dzielnicy np. Wilda powinno być rozpatrywane przedszkole na dzielnicy Wilda, natomiast nie powinno być przemycane przedszkole na dzielnicy Rataja. I to jest również słuszne, ale nie zmienia to nic w zakresie tych zastrzeżeń, jakie pierwotnie wnosiłem. Ponieważ mnie chodziło o to, żeby budownictwo było traktowane jako integralny składnik mi<text:span text:style-name="T2366">es</text:span>zkalni<text:span text:style-name="T2367">ct</text:span>wa<text:span text:style-name="T2368">.</text:span><text:s/>I czyli, żeby dotyczyły go te same pr<text:span text:style-name="T2369">ef</text:span>erencje co budownictwu do którego ono jest elementem towarzy<text:span text:style-name="T2370">sz</text:span>ącym<text:span text:style-name="T2371">.</text:span></text:p>
      <text:p text:style-name="P2372"><text:span text:style-name="T2373">I</text:span><text:s/>zgadzając się, że nie można przy jednej pieczeni dziesięciu innych upiec, i że powinniśmy tutaj mówić o tej<text:s/><text:span text:style-name="T2374">i</text:span>n<text:span text:style-name="T2375">fr</text:span>a<text:span text:style-name="T2376">st</text:span>ru<text:span text:style-name="T2377">kt</text:span>urz<text:span text:style-name="T2378">e</text:span>, która stricte z danym osiedlem jest związana widzę jednak potrzebę podkreślenia tego, że dalsze traktowanie.<text:span text:style-name="T2379">.</text:span>.</text:p>
      <text:p text:style-name="P2380"><text:span text:style-name="T2381">P</text:span><text:span text:style-name="T2382">rzewo</text:span><text:span text:style-name="T2383">dni</text:span><text:span text:style-name="T2384">cz</text:span><text:span text:style-name="T2385">ąc</text:span><text:span text:style-name="T2386">y</text:span>:</text:p>
      <text:p text:style-name="P2387">Ale, w którym miejscu zmienić zapis?</text:p>
      <text:p text:style-name="P2388"><text:span text:style-name="T2389">Le</text:span><text:span text:style-name="T2390">ch</text:span><text:span text:style-name="T2391"><text:s/>Radke</text:span>:</text:p>
      <text:p text:style-name="P2392">To znaczy w sumie ja optowałbym za postulowanym przez siebie pierwotnie czyli, że..<text:span text:style-name="T2393">.</text:span><text:s/>z wielkością środków prz<text:span text:style-name="T2394">ez</text:span>na<text:span text:style-name="T2395">cz</text:span>anych na mi<text:span text:style-name="T2396">es</text:span>zka<text:span text:style-name="T2397">lnict</text:span>wo powinna być skorelowana wielkość środków zapewniająca harmonijny rozwój<text:s/>infrastruktury technicznej i społecznej traktowanych jako integralny składnik. Bo wtedy gwarantuje mi, że dalsze ulgi, o których ewentualnie będziemy mówić w stosunku do wykonawców czy preferencje powiedzmy do wykonawców, którzy realizują obiekty po prostu mieszkania, że będą rozszerzone na elementy infra<text:span text:style-name="T2398">struktu</text:span>ry. Zresztą taki zapis odnośnie infrastruktury technicznej to jest dalej. Natomiast do społecznej byłoby to tylko jedyne nawiązanie w tym mi<text:span text:style-name="T2399">ej</text:span>scu.</text:p>
      <text:p text:style-name="P2400">Natomiast - no nie chcę się drugi raz powtarzać, zmienia to troszkę układ, wstawione tam - gdzie pan minister zaproponował. Ono uściśla lokalizację. Zapis państwa uściśla tylko lokalizacyjną tą infrastrukturę. Natomia<text:span text:style-name="T2401">st</text:span><text:s/>nic nie mówi o rozszerzeniu preferencji na nią.</text:p>
      <text:soft-page-break/>
      <text:p text:style-name="P2402"><text:span text:style-name="T2403">Prz</text:span><text:span text:style-name="T2404">ewod</text:span><text:span text:style-name="T2405">n</text:span><text:span text:style-name="T2406">ic</text:span><text:span text:style-name="T2407">zący</text:span>:</text:p>
      <text:p text:style-name="P2408">Dziękuję bardzo. Proszę bardzo pan Zawistowski.</text:p>
      <text:p text:style-name="P2409"><text:span text:style-name="T2410">Zbig</text:span><text:span text:style-name="T2411">n</text:span><text:span text:style-name="T2412">iew Zawistowski</text:span>:</text:p>
      <text:p text:style-name="P2413">Je<text:span text:style-name="T2414">d</text:span>na drobna propozycja. Aby wyraz<text:s/>„zaspokoić”<text:s/>plany te powinny zapewnia<text:span text:style-name="T2415">ć</text:span><text:s/>przepraszam, nie zamieniać wyrazem<text:s/>„uwzgl<text:span text:style-name="T2416">ęd</text:span>n<text:span text:style-name="T2417">ia</text:span>ć<text:span text:style-name="T2418">”</text:span><text:s/>tylko wyrazem<text:s/>„zakładać<text:span text:style-name="T2419">”</text:span><text:s/>lub<text:s/>„przewidywać”.</text:p>
      <text:p text:style-name="P2420">I druga sprawa poważniejsza j<text:span text:style-name="T2421">es</text:span>t to pewna wątpliwość,<text:span text:style-name="T2422"><text:s/></text:span>która s<text:span text:style-name="T2423">ię</text:span><text:s/>zrodziła po zmianie tego tekstu, i która jest zwi<text:span text:style-name="T2424">ą</text:span>zana z tym o czym mówił przed chwilą przedmówca, a mianowicie w momencie kiedy zjawia się sformułowanie w zdania trzecim<text:s/>„ogólna wielkość środków prz<text:span text:style-name="T2425">ez</text:span>na<text:span text:style-name="T2426">cz</text:span>onych na m<text:span text:style-name="T2427">iesz</text:span>ka<text:span text:style-name="T2428">lnict</text:span>wo”<text:s/>j<text:span text:style-name="T2429">es</text:span>t... budzi się wątpliwość co w związku z tym znaczy zdanie to, o którym przed chwilą była mowa, z wielkością środków prz<text:span text:style-name="T2430">ez</text:span>naczonych, kierowanych na mieszkalnictwo itd., itd. skorelowana. Bo ja rozumiem ogólna wielkość środków przeznaczanych na m<text:span text:style-name="T2431">iesz</text:span>ka<text:span text:style-name="T2432">lnict</text:span>wo je<text:span text:style-name="T2433">s</text:span>t to rozszerzenie pojęcia co to jest mieszkalnictwo<text:s/><text:span text:style-name="T2434">w</text:span><text:s/>ten sposób, że to zdanie dotyczące infra<text:span text:style-name="T2435">st</text:span>ruktury technicznej i społecznej automatycznie niejako mieści si<text:span text:style-name="T2436">ę</text:span><text:s/>w tym pojęciu<text:span text:style-name="T2437">.</text:span><text:s/>Np. nie j<text:span text:style-name="T2438">e</text:span>stem pewien czy to rozszerzenie nie m<text:span text:style-name="T2439">o</text:span>że, nie rodzi nieb<text:span text:style-name="T2440">ez</text:span>pieczeństwa, że znowu pod pojęcie<text:span text:style-name="T2441">m</text:span><text:s/>mi<text:span text:style-name="T2442">es</text:span>zkalni<text:span text:style-name="T2443">ct</text:span>wa znajdą się wydatki na zjawiska, które z mi<text:span text:style-name="T2444">es</text:span>zkalni<text:span text:style-name="T2445">ct</text:span>wem mają związek dość odległy.<text:s/><text:span text:style-name="T2446">W</text:span>obec tego tą wątpliwość zgłaszam i proszę o jakieś propozycje.</text:p>
      <text:p text:style-name="P2447"><text:span text:style-name="T2448">Pr</text:span><text:span text:style-name="T2449">zewodniczący:</text:span></text:p>
      <text:p text:style-name="P2450">Dziękuję bardzo. Prof. Andrzejewski.</text:p>
      <text:p text:style-name="P2451"><text:span text:style-name="T2452">Prof. A. Andrz</text:span><text:span text:style-name="T2453">ejew</text:span><text:span text:style-name="T2454">ski</text:span>:</text:p>
      <text:p text:style-name="P2455">Sądzę, że te<text:s/><text:span text:style-name="T2456">sf</text:span>ormułowan<text:span text:style-name="T2457">i</text:span>a<text:span text:style-name="T2458"><text:s/></text:span>miały za zadanie uniknąć tego rodzaju podrzucania pewnych innych spraw wiązania ich pod mieszkania<text:span text:style-name="T2459">.</text:span></text:p>
      <text:p text:style-name="P2460">Przez mieszkalnictwo, jak tutaj wyjaśniono szło o dwa elementy<text:span text:style-name="T2461">.</text:span><text:s/>To znaczy nie tylko samo budownictwo, ale również remonty, wszystkie sprawy związane z modernizacją itd.</text:p>
      <text:p text:style-name="P2462">I ta część, że tak powiem realizowanych urządzeń, która jest bezpośrednio związana z osiedlem, która daje możliwość realizacji pewnego<text:s/><text:span text:style-name="T2463">z</text:span>espołu<text:span text:style-name="T2464">.</text:span></text:p>
      <text:p text:style-name="P2465">Nat<text:span text:style-name="T2466">o</text:span>mia<text:span text:style-name="T2467">s</text:span>t inne urządzenia, czy inna<text:s/><text:span text:style-name="T2468">in</text:span>fra<text:span text:style-name="T2469">st</text:span>ru<text:span text:style-name="T2470">kt</text:span>ura powiedzmy społeczna czy komunalna, ona jest bardzo ważna, ale powinna być gdzie indziej broniona i realizowana, ale właśnie nie chcieliśmy, żeby obciążała środki przeznaczone na mieszkanie, bo potem dochodzi do tego metro, dochodzi do t<text:span text:style-name="T2471">eg</text:span>o szereg inwestycji o charakterze ogólnomi<text:span text:style-name="T2472">ej</text:span>skim, które są związane nie tylko z mieszkaniem, ale z całym funk<text:span text:style-name="T2473">cjo</text:span>nowaniem miasta i również z całą sferą produkcyjną. Bo przecież dojazdy do<text:span text:style-name="T2474"><text:s/></text:span>pracy to wszystko są rzeczy, które interesują całą gospodarki narodową, a nie tylko mieszkanie, które ma swoje własne cele.</text:p>
      <text:p text:style-name="P2475"><text:span text:style-name="T2476">/</text:span>Głos z sali:<text:s/>Czy można zaproponować rezygnację<text:s/><text:span text:style-name="T2477">z te</text:span><text:span text:style-name="T2478">g</text:span><text:span text:style-name="T2479">o</text:span><text:s/>stwierdzenia<text:s/>„ogólna wielkość środków”? Pozostanie na tym co było poprzednio<text:s/>„wielkość środków<text:span text:style-name="T2480">”</text:span>..<text:span text:style-name="T2481">.</text:span>/.</text:p>
      <text:p text:style-name="P2482">Ale tamta wi<text:span text:style-name="T2483">el</text:span>kość środków dotyczyła środków publicznych, w poprzednim zdaniu<text:span text:style-name="T2484">.</text:span><text:s/>A tutaj idzie o całość środków.</text:p>
      <text:p text:style-name="P2485"><text:span text:style-name="T2486">Przewodni</text:span><text:span text:style-name="T2487">cz</text:span><text:span text:style-name="T2488">ący</text:span>:</text:p>
      <text:p text:style-name="P2489">Dziękuję bardzo.</text:p>
      <text:p text:style-name="P2490"><text:span text:style-name="T2491">/</text:span>Głos z sali: nie słychać/.</text:p>
      <text:p text:style-name="P2492"><text:span text:style-name="T2493">Prof</text:span><text:span text:style-name="T2494">.</text:span><text:span text:style-name="T2495"><text:s/>A</text:span><text:span text:style-name="T2496">.</text:span><text:span text:style-name="T2497"><text:s/>Andrz</text:span><text:span text:style-name="T2498">ejew</text:span><text:span text:style-name="T2499">ski</text:span>:</text:p>
      <text:p text:style-name="P2500">To nie jest to sa<text:span text:style-name="T2501">m</text:span>o<text:span text:style-name="T2502">.</text:span></text:p>
      <text:soft-page-break/>
      <text:p text:style-name="P2503"><text:span text:style-name="T2504">Pr</text:span><text:span text:style-name="T2505">zewodni</text:span><text:span text:style-name="T2506">cz</text:span><text:span text:style-name="T2507">ący</text:span>:</text:p>
      <text:p text:style-name="P2508"><text:span text:style-name="T2509">C</text:span>zy będą j<text:span text:style-name="T2510">es</text:span>zcze inne uwagi do<text:s/><text:span text:style-name="T2511">ta</text:span>k s<text:span text:style-name="T2512">fo</text:span>rmu<text:span text:style-name="T2513">ło</text:span>wan<text:span text:style-name="T2514">eg</text:span>o zapisu?</text:p>
      <text:p text:style-name="P2515"><text:span text:style-name="T2516">/</text:span>Głos z sali:<text:s/>Czy można?/.</text:p>
      <text:p text:style-name="P2517"><text:span text:style-name="T2518">Proszę</text:span><text:s/>bardzo pan min. Mieczkowski<text:span text:style-name="T2519">.</text:span></text:p>
      <text:p text:style-name="P2520"><text:span text:style-name="T2521">Min. L. Mieczkowski</text:span>:</text:p>
      <text:p text:style-name="P2522">Mam tekst gotowy, chciałem dać to do przepisania, j<text:span text:style-name="T2523">u</text:span>ż poprawione<text:s/><text:span text:style-name="T2524">m</text:span>ożna?</text:p>
      <text:p text:style-name="P2525"><text:span text:style-name="T2526">Przewodniczący</text:span>:</text:p>
      <text:p text:style-name="P2527">Natu<text:span text:style-name="T2528">ralnie...</text:span></text:p>
      <text:p text:style-name="P2529"><text:span text:style-name="T2530">Min. L. Mieczkowski</text:span>:</text:p>
      <text:p text:style-name="P2531">Chciałem<text:s/><text:span text:style-name="T2532">się</text:span><text:s/>odni<text:span text:style-name="T2533">eś</text:span>ć do propozycji tutaj, zaczynam w kolejności. Pierwsza<text:s/><text:span text:style-name="T2534">w</text:span><text:s/>kolejności poprawka była zgłoszona przez pana Zawi<text:span text:style-name="T2535">st</text:span>owski<text:span text:style-name="T2536">eg</text:span>o i propozycja polegała na rezygnacji ze słowa, które pr<text:span text:style-name="T2537">o</text:span>ponowałe<text:span text:style-name="T2538">m</text:span><text:s/>„uwzględniać”.<text:s/><text:span text:style-name="T2539">I</text:span><text:s/>pan Zawistowski zaproponował dwa inne słowa albo<text:s/>„zakładać”, albo<text:s/>„przewidywać”<text:span text:style-name="T2540">.</text:span><text:s/>Wydaje mi się, że obydwa są dobre, ale może lepsze, bo plan przewiduje. Nie wiem<text:s/>„zakłada”<text:s/>to jest coś w rodzaju hipotezy. Proponuję, żebyśmy zatem przyjęli słowo<text:s/>„przew<text:span text:style-name="T2541">id</text:span>ywać”.<text:s/>„Plany te powinny przewidywać oddawanie do użytku”<text:s/><text:span text:style-name="T2542">-</text:span><text:s/>i dalej nie był tekst kw<text:span text:style-name="T2543">estio</text:span>nowany.</text:p>
      <text:p text:style-name="P2544">Teraz przechodząc do prz<text:span text:style-name="T2545">ed</text:span>ostatni<text:span text:style-name="T2546">eg</text:span>o zdania na tle poprzednich uwag pana Radke<text:s/><text:span text:style-name="T2547">i</text:span><text:s/>wątpliwości pana Zawistowskiego<text:s/><text:span text:style-name="T2548">i</text:span><text:s/>wyjaśnień pana prof. Andrz<text:span text:style-name="T2549">ej</text:span>ewski<text:span text:style-name="T2550">eg</text:span>o, doda<text:span text:style-name="T2551">m</text:span><text:s/>od siebie, że<text:s/><text:span text:style-name="T2552">w</text:span><text:s/>istocie proszę państwa rzecz sprowadza się do t<text:span text:style-name="T2553">e</text:span>g<text:span text:style-name="T2554">o.</text:span><text:s/>Inne<text:s/><text:span text:style-name="T2555">sf</text:span>ormułowanie powinno być, gdyby w owych<text:s/>„ogólnych nakładach”<text:s/>siedziały owe szkoły itd. Pan... a inne jeżeli nam chodzi o to, żeby one były odrębnie, nakłady na te cele, lecz z<text:span text:style-name="T2556">h</text:span>arm<text:span text:style-name="T2557">oniz</text:span>owan<text:span text:style-name="T2558">e</text:span>.</text:p>
      <text:p text:style-name="P2559"><text:span text:style-name="T2560">P</text:span>an prof. Andrzejewski wyjaśnił intencję zapisu, że chodzi o to, żeby nie ładować w ciężar m<text:span text:style-name="T2561">iesz</text:span>kaln<text:span text:style-name="T2562">ict</text:span>wa bagażu wszelkiego innego rodzaju budownictwa, które nie jest budownictwem m<text:span text:style-name="T2563">ies</text:span>zkaniowym, bo to jest, my mamy w tym, jak to mówią interes, ci którzy zabiegają, żeby nakłady wykorzystać raczej na budownictwo mieszkaniowe<text:span text:style-name="T2564">.</text:span><text:s/><text:span text:style-name="T2565">W</text:span>obec tego jeśli tak, to prawidłowe jest<text:s/><text:span text:style-name="T2566">st</text:span>wierdzenie, które wskazuje na proporcje, które powinny by<text:span text:style-name="T2567">ć</text:span><text:s/>zachowane między środkami prz<text:span text:style-name="T2568">ez</text:span>na<text:span text:style-name="T2569">cz</text:span>anymi na m<text:span text:style-name="T2570">ie</text:span>szkalni<text:span text:style-name="T2571">ct</text:span>wo, a na harmonijny rozwój infrastruktury techni<text:span text:style-name="T2572">cz</text:span>nej i społecznej. Ergo z tego wywodu wnoszę, że zapis powinien być taki i powtarzam go:<text:s/><text:span text:style-name="T2573">„</text:span>z wielkością środków przeznaczanych na m<text:span text:style-name="T2574">iesz</text:span>kalni<text:span text:style-name="T2575">ct</text:span>wo”<text:s/>- to są te środki, o których mowa wyżej -<text:s/>„powinna być skorelowana wielkość środków zapewniających harmonijny rozwój związanej z tym budownictwem czy też integralnie związanej z tym budownictwem infrastruktury technicznej<text:s/><text:span text:style-name="T2576">i</text:span><text:s/>społecznej”.</text:p>
      <text:p text:style-name="P2577">Pan Radke sugerował, aby po słowach<text:s/>„rozwój infrastruktury technicznej i społecznej”<text:s/>napisać<text:s/>„stanowiącej składnik”, ale wydaje mi się, że w istocie chodzi o to samo, a ujęcie jest lepsze takie, jak ja proponuję.</text:p>
      <text:p text:style-name="P2578">Natomiast chciałem panu Radke podsunąć rozumiejąc pana troskę o owe ulgi dla wykonawców, domyślam s<text:span text:style-name="T2579">i</text:span>ę co pan ma na my<text:span text:style-name="T2580">ś</text:span>li, czy ci co realizują szkoły albo przykanalik,<text:s/>albo sieć, czy będą korzystać, żeby pan zechciał spojrzeć na początek pkt<text:span text:style-name="T2581">.</text:span><text:s/>10, gdzie mówimy, że prawidłowe działanie pr<text:span text:style-name="T2582">z</text:span>edsiębiors<text:span text:style-name="T2583">t</text:span>w, nie budownictwa mieszkaniowego, tylko związanych z budowni<text:span text:style-name="T2584">ct</text:span>wem mi<text:span text:style-name="T2585">es</text:span>zkaniowym wymaga odpowiednich warunków<text:span text:style-name="T2586">.<text:s/></text:span>Piszemy<text:s/>„wprowadz<text:span text:style-name="T2587">en</text:span>ie dla tych prz<text:span text:style-name="T2588">ed</text:span>siębior<text:span text:style-name="T2589">st</text:span>w”<text:s/>- dla tych, czyli związanych z budownictwem<text:s/><text:span text:style-name="T2590">-</text:span><text:s/>„zasad kszta<text:span text:style-name="T2591">łt</text:span>owania środkó<text:span text:style-name="T2592">w<text:s/></text:span>na wynag<text:span text:style-name="T2593">ro</text:span>dz<text:span text:style-name="T2594">enia,</text:span><text:s/>skutecznie stymulujących wzrost<text:s/><text:soft-page-break/>wydajności”<text:s/>- obecnie limituje to norma<text:s/><text:span text:style-name="T2595">-</text:span><text:s/>„pow<text:span text:style-name="T2596">in</text:span>no być opodatkowania płac”. To jest ten próg 40. Więc my chcemy, żeby to było dla wszystkich związanych z budowni<text:span text:style-name="T2597">ct</text:span>wem, także tych co robią szkoły, sieci itd.</text:p>
      <text:p text:style-name="P2598"><text:span text:style-name="T2599">Przewodn</text:span><text:span text:style-name="T2600">ic</text:span><text:span text:style-name="T2601">zący</text:span>:</text:p>
      <text:p text:style-name="P2602"><text:span text:style-name="T2603">Dziękuję.<text:s/></text:span>Proszę bardzo pan Radke<text:span text:style-name="T2604">.</text:span></text:p>
      <text:p text:style-name="P2605"><text:span text:style-name="T2606">L</text:span><text:span text:style-name="T2607">e</text:span><text:span text:style-name="T2608">c</text:span><text:span text:style-name="T2609">h Radk</text:span><text:span text:style-name="T2610">e</text:span><text:span text:style-name="T2611">:</text:span></text:p>
      <text:p text:style-name="P2612">Tak. Ja sądzę, że moglibyśmy pogodzić te dwa zdania gdybyśmy... żeby to nie wyszło<text:s/>„masło maślane”<text:s/>i dwa razy, żeby ta integracja nie wychodziła gdybyśmy wpr<text:span text:style-name="T2613">o</text:span>wadzili poprawkę proponowaną przez pana ministra jako harmonijny rozwój związanej, bądź związanej bezpośrednio, żeby umiejscowić ją z tym budownictwem<text:s/><text:span text:style-name="T2614">in</text:span>fra<text:span text:style-name="T2615">st</text:span>ru<text:span text:style-name="T2616">kt</text:span>ury do<text:span text:style-name="T2617">d</text:span>a<text:span text:style-name="T2618">j</text:span>ąc jednak mimo wszystko - traktowanych jako jego integralny składnik.</text:p>
      <text:p text:style-name="P2619">S<text:span text:style-name="T2620">ą</text:span>dzę, że to by załatwiało i problem tej obawy o rozszerzanie nadmierne, a jednocześnie kwestie rozciągnięcia tych preferencji na równość, na projekty.</text:p>
      <text:p text:style-name="P2621"><text:span text:style-name="T2622">Min. L. Mieczkowski</text:span><text:span text:style-name="T2623">:</text:span></text:p>
      <text:p text:style-name="P2624">Proszę państwa myślę, że istotna jest sprawa taka. Czy my przez integralny składnik chcemy rozumieć to budownictwo czy też nakłady<text:span text:style-name="T2625">.</text:span><text:s/>Jeżeli to budownictwo to prawidłowy jest zwrot integralnie z nim związanej infra<text:span text:style-name="T2626">st</text:span>ruktury technicznej i społecznej. Bo, jak mówiłem<text:s/>że integralnie związanej z ni<text:span text:style-name="T2627">m,</text:span><text:s/>to znaczy właściwa ilość szkół,<text:span text:style-name="T2628"><text:s/></text:span>właściwa iloś<text:span text:style-name="T2629">ć</text:span><text:s/>sieci itd., pawilonów handlowych, ośrodków zdrowia itd.</text:p>
      <text:p text:style-name="P2630"><text:span text:style-name="T2631">J</text:span>eśli pan ma na myśli przez integralny składnik pieniądze, to prz<text:span text:style-name="T2632">est</text:span>rz<text:span text:style-name="T2633">eg</text:span>am, że w dialogu Zawistowski - Andrzejewski wyraziła się tu raczej troska o to, żeby to były inne pieniądze<text:span text:style-name="T2634">.</text:span><text:s/>I dlatego nie mogę napisać wtedy integralny składnik, bo przeczę sam sobie<text:span text:style-name="T2635">.</text:span></text:p>
      <text:p text:style-name="P2636">Dziękuję.</text:p>
      <text:p text:style-name="P2637"><text:span text:style-name="T2638">Przewodniczący</text:span>:</text:p>
      <text:p text:style-name="P2639"><text:span text:style-name="T2640">D</text:span>zi<text:span text:style-name="T2641">ę</text:span>ku<text:span text:style-name="T2642">ję</text:span><text:s/>bardzo. Proszę bardzo pan<text:s/><text:span text:style-name="T2643">M</text:span>rzygłód.</text:p>
      <text:p text:style-name="P2644"><text:span text:style-name="T2645">Tadeusz Mrzygłód</text:span><text:span text:style-name="T2646">:</text:span></text:p>
      <text:p text:style-name="P2647">Czy w tych 7 proc. mieszczą się koszty wykupu terenów, infrastruktury techniczn<text:span text:style-name="T2648">ej</text:span>, czy nie?</text:p>
      <text:p text:style-name="P2649"><text:span text:style-name="T2650">Mieczysław Serwiński</text:span><text:span text:style-name="T2651">:</text:span></text:p>
      <text:p text:style-name="P2652"><text:span text:style-name="T2653">M</text:span>nie się wydaje, że traktujmy sprawę poważni<text:span text:style-name="T2654">e</text:span>, traktujmy sprawę tak jak ona wygląda.</text:p>
      <text:p text:style-name="P2655">Rady narodowe muszą stać się gospodarzami terenu. One, te rady narodowe muszą prawidłową gospodarkę gruntami i terenami prowadzić, one muszą mie<text:span text:style-name="T2656">ć</text:span><text:s/>politykę wykupu, polityki<text:span text:style-name="T2657"><text:s/></text:span>zbrojenia i politykę sprzedaży tych terenów, tak żeby na tym mogły jeszcze trochę zarabiać. I to była nasza główna<text:s/><text:span text:style-name="T2658">id</text:span>ea.</text:p>
      <text:p text:style-name="P2659">Natomiast jak my byśmy w te 5-7 proc. wprowadzali tego typu obciążenia, to w ogóle nie wiemy co byśmy chcieli. Dzisiaj tereny są drogie, my właścicieli terenów nie możemy krzywdzić<text:span text:style-name="T2660">.</text:span><text:s/>Ci właściciele muszą otrzymać godziwą rekompensatę, ale całość polityki powinna prowadzić rada narodowa z tym, że ona nie może udźwignąć tego ciężaru, tylko musi taką politykę prowadzić, żeby budżet rady narodowej jeszcze coś na tym zyskiwał<text:span text:style-name="T2661">.</text:span></text:p>
      <text:p text:style-name="P2662"><text:span text:style-name="T2663">/</text:span>Głos z<text:s/><text:span text:style-name="T2664">s</text:span>ali<text:span text:style-name="T2665">:</text:span><text:s/>Jeżeli można miałbym zapytanie czy mieści się czy nie mieści się?/.</text:p>
      <text:p text:style-name="P2666">/Głos z sali:<text:s/>Czy mogę odpowi<text:span text:style-name="T2667">ed</text:span>zieć?/.</text:p>
      <text:p text:style-name="P2668"><text:span text:style-name="T2669">Przewodniczący</text:span><text:span text:style-name="T2670">:</text:span></text:p>
      <text:p text:style-name="P2671">Proszę bardzo pan min. Mieczkowski.</text:p>
      <text:p text:style-name="P2672"><text:span text:style-name="T2673">Min</text:span><text:span text:style-name="T2674">.</text:span><text:span text:style-name="T2675"><text:s/>L</text:span><text:span text:style-name="T2676">.</text:span><text:span text:style-name="T2677"><text:s/>Mieczkowski</text:span><text:span text:style-name="T2678">:</text:span></text:p>
      <text:soft-page-break/>
      <text:p text:style-name="P2679">Wyjaśniam, że założenie gospodarki gruntami przyjęte w znow<text:span text:style-name="T2680">eliz</text:span>owan<text:span text:style-name="T2681">ej</text:span><text:s/>przez Sejm ustawie, po gospodarce gruntami i wywłaszczaniem nieruchomości zakłada oparcie gospodarki gruntami w pełni na zasadach ekonomicznych<text:span text:style-name="T2682">.</text:span><text:s/><text:span text:style-name="T2683">W</text:span><text:s/>założeniu, że opłaty uzyskiwane i stanowiące podstawę kreowania funduszu gospodarki i gruntami, opłaty za korzystanie z gruntów w postaci wieczystej dzierżawy lub sprawowania zarządu tworzą fundusz, który pozwala na - w oparciu o te środki funduszu na dokonywanie zakupu terenów<text:span text:style-name="T2684">.</text:span><text:s/>W drodze generalnie wykupów w skrajnym przypadku wywłaszczenia<text:span text:style-name="T2685">.</text:span></text:p>
      <text:p text:style-name="P2686"><text:span text:style-name="T2687">W</text:span><text:s/>związku z tym nie zakłada się, odpowiadam na pana pytanie, aby pieniądze, które tutaj, o których mowa w pkt. 2 przeznaczane były w zasadzie na zakup gruntów. Nie można w skrajnych przypadkach niektórych dopuszczać do finansowania lub przewidywać z budżetu terenowego do finansowania w skrajnym przypadku, kiedy nie zebrano jeszcze. Np. w tym roku taka może być sytuacja, ale generalne założenie jest takie, jak przedstawił to wiceprzewodniczący Serwiński.</text:p>
      <text:p text:style-name="P2688">Dziękuję.</text:p>
      <text:p text:style-name="P2689">/Głos z sali: nie słychać/.</text:p>
      <text:p text:style-name="P2690">Na pytanie pana docenta wyjaśniam, że gruba infrastruktura techniczna, mam na myśli magistrale, ujęcia wód dla miasta, oczyszczalnie nie mieści się w tych 7 proc. i już w tym roku jest także dofinansowywana z funduszu<text:span text:style-name="T2691">...</text:span><text:s/>by<text:span text:style-name="T2692">ła</text:span><text:s/><text:span text:style-name="T2693">i</text:span><text:s/>jest nadal<text:s/><text:span text:style-name="T2694">w</text:span><text:s/>tym roku<text:s/><text:span text:style-name="T2695">w</text:span><text:s/>za małym<text:span text:style-name="T2696"><text:s/></text:span>zreszt<text:span text:style-name="T2697">ą</text:span><text:s/>wymiarze d<text:span text:style-name="T2698">of</text:span>inansowywana z budżetu centralnego<text:span text:style-name="T2699">.</text:span></text:p>
      <text:p text:style-name="P2700"><text:span text:style-name="T2701">D</text:span>ziękuj<text:span text:style-name="T2702">ę.</text:span></text:p>
      <text:p text:style-name="P2703"><text:span text:style-name="T2704">Przewodn</text:span><text:span text:style-name="T2705">icz</text:span><text:span text:style-name="T2706">ący</text:span><text:span text:style-name="T2707">:</text:span></text:p>
      <text:p text:style-name="P2708">Dziękuję bardzo. Czy do punktu 2, ktoś j<text:span text:style-name="T2709">es</text:span>zcze coś ma do powiedzenia? Proszę pan<text:s/><text:span text:style-name="T2710">R</text:span>adke.</text:p>
      <text:p text:style-name="P2711"><text:span text:style-name="T2712">Le</text:span><text:span text:style-name="T2713">c</text:span><text:span text:style-name="T2714">h</text:span><text:span text:style-name="T2715"><text:s/>Radk</text:span><text:span text:style-name="T2716">e</text:span><text:span text:style-name="T2717">:</text:span></text:p>
      <text:p text:style-name="P2718">Przykro mi, że przeciągam tą dyskusj<text:span text:style-name="T2719">ę</text:span>, ale chcę zwrócić uwagę na to, że w punkcie, o którym mówimy jest zapis sformułowany w sposób następujący, że wielkość tych środków powinna być skorelowana, nie że<text:s/>wielkości ś<text:span text:style-name="T2720">r</text:span>odków prz<text:span text:style-name="T2721">ez</text:span>naczonych na m<text:span text:style-name="T2722">iesz</text:span>kalni<text:span text:style-name="T2723">ct</text:span>wo winna by<text:span text:style-name="T2724">ć</text:span><text:s/>ujęta w odpowiednich proporcjach wielkość na to czy na to, tylko, że w<text:span text:style-name="T2725">i</text:span>nna być skorelowana czyli trzeba - ja to rozumiem, ż<text:span text:style-name="T2726">e</text:span><text:s/>to są środki niejako z poza puli mieszkalni<text:span text:style-name="T2727">ct</text:span>wa, czyli zagrożenia, że moja propozycja to wciąga w t<text:span text:style-name="T2728">ej</text:span><text:s/>chwili te obiekty infrastruktury społecznej do finansowania z tego samego źródła,<text:s/><text:span text:style-name="T2729">je</text:span>st bezzasadna.</text:p>
      <text:p text:style-name="P2730">Dziękuję.</text:p>
      <text:p text:style-name="P2731"><text:span text:style-name="T2732">Przewodniczący</text:span>:</text:p>
      <text:p text:style-name="P2733">Proszę bardzo, ale to się zadyskutu<text:span text:style-name="T2734">j</text:span>emy.</text:p>
      <text:p text:style-name="P2735"><text:span text:style-name="T2736">Min.<text:s/></text:span><text:span text:style-name="T2737">L</text:span><text:span text:style-name="T2738">. Mieczkowski</text:span><text:span text:style-name="T2739">:</text:span></text:p>
      <text:p text:style-name="P2740"><text:span text:style-name="T2741">N</text:span>o to trudno, ale taka jest.<text:span text:style-name="T2742">.</text:span>. Odpowiadając na pytanie pana Radke wyjaśniam, że istotą tego zapisu jest zwrócenie uwagi na konieczność odpowiedniej korelacji mi<text:span text:style-name="T2743">ę</text:span>dzy nakładami prz<text:span text:style-name="T2744">ez</text:span>na<text:span text:style-name="T2745">cz</text:span>anymi stricte na mieszkalnictwo, a nakładami jakie w wyniku - mówię o procesach realnych - uchwał wojewódzkich rad narodowych o corocznym budżecie będ<text:span text:style-name="T2746">ą</text:span><text:s/>przeznaczane na owe towarzyszące infra<text:span text:style-name="T2747">st</text:span>ruktury techniczną i społeczną. Odbywa się to w takim trybie, że wojewódzka rada narodowa głosuje w uchwale poprzez głosowanie, ustala prz<text:span text:style-name="T2748">ez</text:span>naczenie środków z budżetu<text:span text:style-name="T2749">.</text:span><text:s/>I musi tam by<text:span text:style-name="T2750">ć</text:span><text:s/>napisan<text:span text:style-name="T2751">e,</text:span><text:s/>że na oświat<text:span text:style-name="T2752">ę</text:span><text:s/>przeznacza się to tyle, na zbrojenie tyle - zbrojenie towarzyszące, nie to grube - przeznacza się tyle i tyl<text:span text:style-name="T2753">e.</text:span></text:p>
      <text:p text:style-name="P2754">Zapis ten ma podkreślić potrzebę, żeby nie były to rzeczy kształtowane dowolnie, tylko żeby władze<text:s/><text:soft-page-break/>terenowe o ich roli koordynacyjn<text:span text:style-name="T2755">ej</text:span>, na wniosek pana doc. Bielaka wstawiliśmy tam taki zapis do punktu 9, po to, żeby działania koordynacyjne rad narodowych i władzy terenowej przewidywały odpowiednie proporcje.</text:p>
      <text:p text:style-name="P2756">Dziękuję.</text:p>
      <text:p text:style-name="P2757"><text:span text:style-name="T2758">Pr</text:span><text:span text:style-name="T2759">zew</text:span><text:span text:style-name="T2760">od</text:span><text:span text:style-name="T2761">n</text:span><text:span text:style-name="T2762">icz</text:span><text:span text:style-name="T2763">ący</text:span><text:span text:style-name="T2764">:</text:span></text:p>
      <text:p text:style-name="P2765"><text:span text:style-name="T2766">Dziękuję</text:span><text:s/>bardzo. Proszę przycisnąć mikro<text:span text:style-name="T2767">fo</text:span>n...</text:p>
      <text:p text:style-name="P2768"><text:span text:style-name="T2769">Wł.</text:span><text:span text:style-name="T2770"><text:s/>Dominiak</text:span>:</text:p>
      <text:p text:style-name="P2771">Proszę państwa ja chciałem przypomnieć<text:span text:style-name="T2772">,</text:span><text:s/>że mamy 10 punktów. I jest, właściwie min<text:span text:style-name="T2773">ę</text:span>ło pół dnia a my nie możemy znaleźć porozumienia w sprawie redakcji dwóch<text:span text:style-name="T2774"><text:s/>pu</text:span>nktów.</text:p>
      <text:p text:style-name="P2775">Otóż mnie si<text:span text:style-name="T2776">ę</text:span><text:s/>wydaje, że należy zwracać uwagę na meritum sprawy, na temat równomi<text:span text:style-name="T2777">er</text:span>n<text:span text:style-name="T2778">eg</text:span>o rozwoju koordynacji, korelacji to są tomy zapisane i różne raporty. Nie powinniśmy się chyba chwytać pewnych słówek, jakichś redakcyjnych sformułowań nic nie znaczących w gruncie rzeczy z punktu widzenia meritum sprawy.</text:p>
      <text:p text:style-name="P2779"><text:span text:style-name="T2780">Przewodniczący</text:span><text:span text:style-name="T2781">:</text:span></text:p>
      <text:p text:style-name="P2782">Dziękuję panu Dominiakowi. Proszę bardzo czy są uwagi do tego? Nie widzę, rozumiem, że zapis punktu drugiego został przyjęty w tej pierwszej wersji po tych<text:s/><text:span text:style-name="T2783">ws</text:span>zy<text:span text:style-name="T2784">st</text:span>kich wyjaśnieniach pana ministra. Czy tak to możemy rozumieć?</text:p>
      <text:p text:style-name="P2785">/Głos z sali: nie słychać/.</text:p>
      <text:p text:style-name="P2786"><text:span text:style-name="T2787">P</text:span>ro<text:span text:style-name="T2788">s</text:span>zę bardzo<text:span text:style-name="T2789">.</text:span></text:p>
      <text:p text:style-name="P2790"><text:span text:style-name="T2791"><text:s text:c="29"/></text:span>:</text:p>
      <text:p text:style-name="P2792"><text:span text:style-name="T2793">A</text:span><text:s/>jeż<text:span text:style-name="T2794">el</text:span>i przed słowem śr<text:span text:style-name="T2795">od</text:span>ków<text:span text:style-name="T2796">,<text:s/></text:span>a po słowie wielkość<text:s/><text:span text:style-name="T2797">w</text:span><text:s/>ty<text:span text:style-name="T2798">m</text:span><text:s/>z<text:span text:style-name="T2799">d</text:span>aniu napiszemy<text:s/><text:span text:style-name="T2800">o</text:span>dręb<text:span text:style-name="T2801">n</text:span>yc<text:span text:style-name="T2802">h</text:span><text:s/>i już jest sprawa załatwiona.<text:s/><text:span text:style-name="T2803">I</text:span><text:s/>już<text:s/>jest<text:s/><text:span text:style-name="T2804">ws</text:span>zystko jasne<text:span text:style-name="T2805">.</text:span><text:s/>Jedno słowo<text:span text:style-name="T2806">.</text:span><text:s/>W zdaniu<text:s/>„Z wielkością środków prz<text:span text:style-name="T2807">ez</text:span>naczanych”<text:s/>- po słowie<text:s/><text:span text:style-name="T2808">-</text:span><text:s/>„skorelowana wielkość”<text:s/>- dodać słowo -<text:s/>„odrębnych”.<text:s/><text:span text:style-name="T2809">I</text:span><text:s/>koniec. Jest jasna sprawa<text:span text:style-name="T2810">.</text:span></text:p>
      <text:p text:style-name="P2811"><text:span text:style-name="T2812">Pr</text:span><text:span text:style-name="T2813">zew</text:span><text:span text:style-name="T2814">od</text:span><text:span text:style-name="T2815">n</text:span><text:span text:style-name="T2816">icz</text:span><text:span text:style-name="T2817">ący</text:span><text:span text:style-name="T2818">:</text:span></text:p>
      <text:p text:style-name="P2819"><text:span text:style-name="T2820">Proszę</text:span><text:s/>bardzo.</text:p>
      <text:p text:style-name="P2821"><text:span text:style-name="T2822"><text:s text:c="29"/></text:span>:</text:p>
      <text:p text:style-name="P2823">Przepraszam bardzo<text:s/><text:span text:style-name="T2824">m</text:span>yśmy... wydaje mi się, że nie powinniśmy wchodzić w sprawy techniczne. My mówimy o jakichś bardzo generalnych kwestiach.<text:s/><text:span text:style-name="T2825">I</text:span><text:s/>przecież te rzeczy naw<text:span text:style-name="T2826">et</text:span><text:s/>my je rozumiemy w zupełności. Natomiast dla większości odbiorców tego dokumentu idzie o to, żeby był możliwie prosto napisany tekst i żeby te główne sprawy były jasne.</text:p>
      <text:p text:style-name="P2827"><text:span text:style-name="T2828">Prz</text:span><text:span text:style-name="T2829">ew</text:span><text:span text:style-name="T2830">odni</text:span><text:span text:style-name="T2831">cz</text:span><text:span text:style-name="T2832">ący</text:span><text:span text:style-name="T2833">:</text:span></text:p>
      <text:p text:style-name="P2834">Dziękuję bardzo czy<text:span text:style-name="T2835">li</text:span><text:s/>rozumiem, że przyjmujemy punkt 2. Nie widzę większych uwag i rozbieżności.</text:p>
      <text:p text:style-name="P2836">Prosz<text:span text:style-name="T2837">ę</text:span><text:s/>bardzo pkt. 1, mam nadzieję, że wyszliśm<text:span text:style-name="T2838">y<text:s/></text:span>z tego zaklętego kręgu wr<text:span text:style-name="T2839">es</text:span>zcie.</text:p>
      <text:p text:style-name="P2840"><text:span text:style-name="T2841">Red. Paszyński</text:span>:</text:p>
      <text:p text:style-name="P2842">Prosz<text:span text:style-name="T2843">ę</text:span><text:s/>państwa czytam jeszcze raz:</text:p>
      <text:p text:style-name="P2844"><text:span text:style-name="T2845">„</text:span>D<text:span text:style-name="T2846">otyc</text:span>h<text:span text:style-name="T2847">cz</text:span>asowa polityka społeczno-gospodarcza” nie założenia, dalej bez zmian i rozwiązanie problemu mieszkaniowego - prz<text:span text:style-name="T2848">es</text:span>koczyłem to co się nie zmienia - „rozwiązanie problemu mi<text:span text:style-name="T2849">es</text:span>zkaniow<text:span text:style-name="T2850">eg</text:span>o społeczeństwa polskiego wymaga radykalnej zmiany polityki mi<text:span text:style-name="T2851">es</text:span>zkaniow<text:span text:style-name="T2852">ej.</text:span><text:s/>Powinna ona polegać z jednej<text:s/><text:soft-page-break/>strony na wyraźnym określeniu obowiązków państwa w tym zakresie, a z drugiej na upodmiotowieniu społeczeń<text:span text:style-name="T2853">st</text:span>wa i obywateli, przez to rozumieć należy nie tylko zwiększenie<text:s/>obciążeń finansowych związanych z uzyskan<text:span text:style-name="T2854">ie</text:span>m mieszkania, ale przede wszystkim możliwoś<text:span text:style-name="T2855">ć</text:span><text:s/>aktywnego działania dla poprawy warunków mi<text:span text:style-name="T2856">es</text:span>zkaniowych, wyboru formy i standardu mieszkania”.</text:p>
      <text:p text:style-name="P2857"><text:span text:style-name="T2858">/</text:span>Głos z sali:<text:s/>Czy można?/.</text:p>
      <text:p text:style-name="P2859"><text:span text:style-name="T2860">Przewodniczący</text:span><text:span text:style-name="T2861">:</text:span></text:p>
      <text:p text:style-name="P2862"><text:span text:style-name="T2863">Proszę.</text:span><text:s/>bardzo pan minister.</text:p>
      <text:p text:style-name="P2864"><text:span text:style-name="T2865">Min</text:span><text:span text:style-name="T2866">.</text:span><text:span text:style-name="T2867"><text:s/>L</text:span><text:span text:style-name="T2868">.</text:span><text:span text:style-name="T2869"><text:s/>Mieczkowski</text:span><text:span text:style-name="T2870">:</text:span></text:p>
      <text:p text:style-name="P2871">Na samym końcu proponowałbym zamiast słowa<text:s/><text:span text:style-name="T2872">„</text:span>przede wszystkim<text:span text:style-name="T2873">”</text:span>, bo tu nie chodzi przede wszystkim o wybór - napisać<text:s/>„a także”<text:span text:style-name="T2874">.</text:span><text:s/>Innych uwag nie mam do tego tekstu.</text:p>
      <text:p text:style-name="P2875"><text:span text:style-name="T2876">Red. Paszyńsk</text:span><text:span text:style-name="T2877">i</text:span>:</text:p>
      <text:p text:style-name="P2878">Nie mog<text:span text:style-name="T2879">ę</text:span><text:s/>uwzględnić panie ministrze tej uwagi, bo tam jest nie t<text:span text:style-name="T2880">yl</text:span>ko...</text:p>
      <text:p text:style-name="P2881"><text:span text:style-name="T2882">Minister</text:span>:</text:p>
      <text:p text:style-name="P2883">...i<text:s/><text:span text:style-name="T2884">n</text:span>i<text:span text:style-name="T2885">ec</text:span>h pan czyta może powoli, ostatnie je<text:span text:style-name="T2886">ś</text:span>li można poprosić.</text:p>
      <text:p text:style-name="P2887"><text:span text:style-name="T2888">Red. Paszy</text:span><text:span text:style-name="T2889">ńs</text:span><text:span text:style-name="T2890">ki</text:span>:</text:p>
      <text:p text:style-name="P2891">„Przez to należy rozumieć nie tylko zwiększenie obciążeń finansowych związanych z uzyskaniem mi<text:span text:style-name="T2892">es</text:span>zkan<text:span text:style-name="T2893">i</text:span>a, ale także” - dobrze..<text:span text:style-name="T2894">.</text:span><text:s/>tak jest już się zgadza<text:span text:style-name="T2895">.</text:span></text:p>
      <text:p text:style-name="P2896"><text:span text:style-name="T2897">Prz</text:span><text:span text:style-name="T2898">ewod</text:span><text:span text:style-name="T2899">n</text:span><text:span text:style-name="T2900">icz</text:span><text:span text:style-name="T2901">ąc</text:span><text:span text:style-name="T2902">y</text:span><text:span text:style-name="T2903">:</text:span></text:p>
      <text:p text:style-name="P2904">Dziękuj<text:span text:style-name="T2905">ę</text:span><text:s/>bardzo. Prof. Andrzejewski<text:span text:style-name="T2906">.</text:span></text:p>
      <text:p text:style-name="P2907"><text:span text:style-name="T2908">Prof. A</text:span><text:span text:style-name="T2909">.</text:span><text:span text:style-name="T2910"><text:s/>Andrz</text:span><text:span text:style-name="T2911">ej</text:span><text:span text:style-name="T2912">ewski</text:span><text:span text:style-name="T2913">:</text:span></text:p>
      <text:p text:style-name="P2914"><text:span text:style-name="T2915">J</text:span>a bym prosił pana redaktora, żeby może uniknął<text:s/>„rozwiązanie”<text:s/>tylko jakoś<text:s/>„droga do rozwiązania”<text:s/>bo my nie rozwiążemy. Czy<text:s/>„rozw<text:span text:style-name="T2916">ią</text:span>zywanie”, w każdym razie rozwiązać możemy dzisiejsze problemy, ale powstaną nowe problemy<text:span text:style-name="T2917">.</text:span></text:p>
      <text:p text:style-name="P2918"><text:span text:style-name="T2919">P</text:span><text:span text:style-name="T2920">rzewod</text:span><text:span text:style-name="T2921">n</text:span><text:span text:style-name="T2922">ic</text:span><text:span text:style-name="T2923">ząc</text:span><text:span text:style-name="T2924">y</text:span><text:span text:style-name="T2925">:</text:span></text:p>
      <text:p text:style-name="P2926">Czy j<text:span text:style-name="T2927">es</text:span>z<text:span text:style-name="T2928">cz</text:span>e b<text:span text:style-name="T2929">ę</text:span>dą uwagi do t<text:span text:style-name="T2930">eg</text:span>o<text:span text:style-name="T2931"><text:s/></text:span>punktu? Rozumie<text:span text:style-name="T2932">m</text:span>, że przyjmujemy punkt pierwszy także. Te<text:span text:style-name="T2933">n<text:s/></text:span>poszedł szybciej.</text:p>
      <text:p text:style-name="P2934">Proszę bardzo pkt 3, kto z państwa m<text:span text:style-name="T2935">a</text:span><text:s/>uwagi? Prosz<text:span text:style-name="T2936">ę</text:span><text:s/>bardzo pan Paszyński.</text:p>
      <text:p text:style-name="P2937"><text:span text:style-name="T2938">Red.<text:s/></text:span><text:span text:style-name="T2939">Pa</text:span><text:span text:style-name="T2940">szy</text:span><text:span text:style-name="T2941">ń</text:span><text:span text:style-name="T2942">s</text:span><text:span text:style-name="T2943">ki</text:span>:</text:p>
      <text:p text:style-name="P2944">W<text:s/><text:span text:style-name="T2945">ko</text:span>ns<text:span text:style-name="T2946">ekwe</text:span>n<text:span text:style-name="T2947">cj</text:span>i do<text:s/><text:span text:style-name="T2948">t</text:span>e<text:span text:style-name="T2949">g</text:span>o cośmy zapisali<text:s/><text:span text:style-name="T2950">w</text:span><text:s/><text:span text:style-name="T2951">pkt.</text:span><text:s/><text:span text:style-name="T2952">1</text:span><text:s/>tutaj w do<text:span text:style-name="T2953">t</text:span>ych<text:span text:style-name="T2954">cz</text:span>asow<text:span text:style-name="T2955">ej</text:span><text:s/>wersji jest jak gdyby powtórzenie<text:s/>„obywatelom należy zapewnić warunki”. Po prostu proponuję następującą redakcję.<text:s/>„Zapewnienie warunków swobodnego wyboru przez obywateli formy zaspakajania p<text:span text:style-name="T2956">o</text:span>trzeb mieszkaniowych wymaga zmian, zasad kredytowania budownictwa mieszkaniowego”. Kropka. Bo tam w pierwszym punkcie powi<text:span text:style-name="T2957">ed</text:span>zi<text:span text:style-name="T2958">el</text:span>iśmy.</text:p>
      <text:p text:style-name="P2959">Dalej -<text:s/>„prz<text:span text:style-name="T2960">ej</text:span>ściowo do czasu wywiązania się państw z zobowiązań wobec spółdzielcz<text:span text:style-name="T2961">ej</text:span><text:s/>kolejki mi<text:span text:style-name="T2962">es</text:span>zkaniow<text:span text:style-name="T2963">ej</text:span><text:s/>należy utrzymać podwójny system kredytowania podmiotowy i przedmiotowy czyli indywidualny. Z tendencją do stałego rozszerzania kredytowania<text:s/><text:span text:style-name="T2964">in</text:span>dywidualn<text:span text:style-name="T2965">eg</text:span>o”. Dalej bez zmian.</text:p>
      <text:p text:style-name="P2966">P<text:span text:style-name="T2967">o</text:span><text:s/>prostu, żeby być konsekwentnym wobec pkt. 1.</text:p>
      <text:p text:style-name="P2968"><text:span text:style-name="T2969">Przewodni</text:span><text:span text:style-name="T2970">cz</text:span><text:span text:style-name="T2971">ący</text:span><text:span text:style-name="T2972">:</text:span></text:p>
      <text:p text:style-name="P2973">Ponieważ nie wszyscy połapali się w tekście, proszę jeszcze raz o prz<text:span text:style-name="T2974">ec</text:span>zytanie.</text:p>
      <text:soft-page-break/>
      <text:p text:style-name="P2975">Red.<text:s/>A. Paszyński:</text:p>
      <text:p text:style-name="P2976">„Zapewnienie warunków do swobodnego wyboru” - i tutaj d<text:span text:style-name="T2977">odaję</text:span><text:s/>tylko - „przez obywate<text:span text:style-name="T2978">li</text:span><text:s/>formy zaspokojenia potrzeb mi<text:span text:style-name="T2979">es</text:span>zkaniowych” - tak jak było - „wymaga” - zamiast oznacza to konieczność - „wymaga zmian zasad kredytowania budownictwa mi<text:span text:style-name="T2980">es</text:span>zkan<text:span text:style-name="T2981">io</text:span>wego”. Kropka.</text:p>
      <text:p text:style-name="P2982"><text:span text:style-name="T2983">Przew</text:span><text:span text:style-name="T2984">od</text:span><text:span text:style-name="T2985">n</text:span><text:span text:style-name="T2986">icz</text:span><text:span text:style-name="T2987">ący</text:span><text:span text:style-name="T2988">:</text:span></text:p>
      <text:p text:style-name="P2989">To znaczy trzeba wykreślić oznacza<text:span text:style-name="T2990"><text:s/></text:span>to konieczność dokonania i t<text:span text:style-name="T2991">eż</text:span><text:s/>jedno słowo<text:s/>„wymaga”<text:s/>i dalej tekst zostaje.</text:p>
      <text:p text:style-name="P2992"><text:span text:style-name="T2993">Red. A. Paszyński</text:span><text:span text:style-name="T2994">:</text:span></text:p>
      <text:p text:style-name="P2995">I dal<text:span text:style-name="T2996">ej</text:span><text:s/>to ju<text:span text:style-name="T2997">ż</text:span><text:s/>j<text:span text:style-name="T2998">est</text:span><text:s/>dopisane<text:s/>„przejściowo do czasu wyw<text:span text:style-name="T2999">ią</text:span>zania się państwa z zobowiązań wobec spółdzielcz<text:span text:style-name="T3000">ej</text:span><text:s/>kolejki mi<text:span text:style-name="T3001">esz</text:span>kaniowej, należy utrzymać podwójny system kredytowania - przedmiotowy i podmiotowy czy indywidualne”, obojętnie... z tendencją do stałego - i tutaj<text:s/>proszę przejść na str. 2 wykreślić<text:s/>„kierunku do stałego rozszerzania kredytowania indywidualn<text:span text:style-name="T3002">eg</text:span>o<text:span text:style-name="T3003">”</text:span><text:span text:style-name="T3004">.</text:span><text:s/><text:span text:style-name="T3005">P</text:span>o prostu j<text:span text:style-name="T3006">es</text:span>t to<text:s/><text:span text:style-name="T3007">k</text:span>onsekwencja zmiany pkt 1, gdzi<text:span text:style-name="T3008">e</text:span><text:s/>ustal<text:span text:style-name="T3009">i</text:span>liśmy, ż<text:span text:style-name="T3010">e</text:span><text:s/>zasada jest upodmiotow<text:span text:style-name="T3011">ie</text:span>nie społeczeństwa<text:span text:style-name="T3012">.</text:span><text:s/>Tutaj... ale konsekwentnie z pkt. 4 póki istnieje kolejka to musi być...</text:p>
      <text:p text:style-name="P3013"><text:span text:style-name="T3014">Prz</text:span><text:span text:style-name="T3015">ew</text:span><text:span text:style-name="T3016">odnicząc</text:span><text:span text:style-name="T3017">y</text:span><text:span text:style-name="T3018">:</text:span></text:p>
      <text:p text:style-name="P3019">P<text:span text:style-name="T3020">r</text:span>oszę bardzo. Pan Dominiak.</text:p>
      <text:p text:style-name="P3021"><text:span text:style-name="T3022">W</text:span><text:span text:style-name="T3023">ł</text:span><text:span text:style-name="T3024">.</text:span><text:span text:style-name="T3025"><text:s/>Dominiak</text:span><text:span text:style-name="T3026">:</text:span></text:p>
      <text:p text:style-name="P3027">Otóż zabieram głos nie dlatego, żeby powiedzmy komplikować w ogóle tekst, tylko, że uważam, że<text:span text:style-name="T3028"><text:s/></text:span>on jest nietrafnie<text:s/><text:span text:style-name="T3029">sf</text:span>ormułowany. Ponieważ, to że będzie czy jest udzielany kredyt jeden i drugi to nie dlatego,<text:s/><text:span text:style-name="T3030">ż</text:span>e jest kolejka spółdzielcza<text:span text:style-name="T3031">.</text:span><text:s/>Dla mnie jest do<text:span text:style-name="T3032">ś</text:span>ć jasna granica, kiedy<text:span text:style-name="T3033"><text:s/></text:span>jest udzielany kredyt podmiotowo, a kiedy prz<text:span text:style-name="T3034">ed</text:span>miotowo<text:span text:style-name="T3035">.</text:span></text:p>
      <text:p text:style-name="P3036">Podmiotowo zawsze wtenczas niezależnie od<text:span text:style-name="T3037"><text:s/></text:span>form, kiedy w grę wchodzi mieszkanie o charakterze własnościowym, a przedmiotowo tam, gdzie w gę wchodzi mieszkanie czynszowe. I nawet jeśli wygaśnie spółdzielcza kolejka, która na pewno nie wygaśnie, wygaśnie może w tej formie najbardziej takiej budzącej zastrzeż<text:span text:style-name="T3038">en</text:span>ia, to przeci<text:span text:style-name="T3039">eż</text:span><text:s/>będzie realizowane czynszowe budownictwo samorządów lokalnych<text:span text:style-name="T3040">.</text:span>..</text:p>
      <text:p text:style-name="P3041"><text:span text:style-name="T3042">Przewodn</text:span><text:span text:style-name="T3043">icz</text:span><text:span text:style-name="T3044">ący</text:span><text:span text:style-name="T3045">:</text:span></text:p>
      <text:p text:style-name="P3046">To wt<text:span text:style-name="T3047">ed</text:span>y<text:s/><text:span text:style-name="T3048">pr</text:span>z<text:span text:style-name="T3049">ecież</text:span><text:s/>n<text:span text:style-name="T3050">ie</text:span><text:s/>ma żadnego kredytu<text:span text:style-name="T3051">.</text:span>.<text:span text:style-name="T3052">.</text:span></text:p>
      <text:p text:style-name="P3053"><text:span text:style-name="T3054">Wł. D</text:span><text:span text:style-name="T3055">o</text:span><text:span text:style-name="T3056">m</text:span><text:span text:style-name="T3057">i</text:span><text:span text:style-name="T3058">niak</text:span><text:span text:style-name="T3059">:</text:span></text:p>
      <text:p text:style-name="P3060">Bo jak to? Ale b<text:span text:style-name="T3061">ęd</text:span>zie kredyt, samorządy lokalne powinny i będą mie<text:span text:style-name="T3062">ć</text:span><text:s/>swobodę zaciągania kr<text:span text:style-name="T3063">edyt</text:span>u.<text:s/><text:span text:style-name="T3064">Pr</text:span><text:span text:style-name="T3065">z</text:span><text:span text:style-name="T3066">ew</text:span><text:span text:style-name="T3067">odn</text:span><text:span text:style-name="T3068">icz</text:span><text:span text:style-name="T3069">ący</text:span><text:span text:style-name="T3070">:</text:span></text:p>
      <text:p text:style-name="P3071"><text:span text:style-name="T3072">Zaraz,</text:span><text:s/><text:span text:style-name="T3073">zaraz...</text:span></text:p>
      <text:p text:style-name="P3074"><text:span text:style-name="T3075">W</text:span><text:span text:style-name="T3076">ł.</text:span><text:span text:style-name="T3077"><text:s/>Dominiak</text:span><text:span text:style-name="T3078">:</text:span></text:p>
      <text:p text:style-name="P3079">Kredyt o charakterze prz<text:span text:style-name="T3080">ed</text:span>miotowym musi być oparty na prz<text:span text:style-name="T3081">ed</text:span>mi<text:span text:style-name="T3082">ot</text:span>owym, gdyż ja jestem zainter<text:span text:style-name="T3083">e</text:span>sowany płaceniem czynszu, którego elementem będzie powiedzmy spłata kredytów w formie amortyzacji itd. Więc ch<text:span text:style-name="T3084">od</text:span>zi mi<text:s/>o to, żebyśmy tutaj<text:s/><text:span text:style-name="T3085">n</text:span>iewłaściwie nie<text:s/><text:span text:style-name="T3086">sf</text:span>ormułowa<text:span text:style-name="T3087">li</text:span><text:s/>tego... znaczy ja jestem za rozszerzeniem kredytu podmi<text:span text:style-name="T3088">ot</text:span>ow<text:span text:style-name="T3089">eg</text:span>o, ale nie jest kryterium istnienie s<text:span text:style-name="T3090">pó</text:span>łdzielcz<text:span text:style-name="T3091">ej</text:span><text:s/>kolejki mieszkaniowej.</text:p>
      <text:p text:style-name="P3092"><text:span text:style-name="T3093">/</text:span>Głos z sali: nie słychać/.</text:p>
      <text:p text:style-name="P3094"><text:span text:style-name="T3095">Przewodniczący</text:span><text:span text:style-name="T3096">:</text:span></text:p>
      <text:soft-page-break/>
      <text:p text:style-name="P3097">Chwileczkę... proszę bardzo.</text:p>
      <text:p text:style-name="P3098"><text:span text:style-name="T3099">W</text:span><text:span text:style-name="T3100">ł. Dom</text:span><text:span text:style-name="T3101">in</text:span><text:span text:style-name="T3102">iak</text:span><text:span text:style-name="T3103">:</text:span></text:p>
      <text:p text:style-name="P3104">Na całym świecie i w krajach zachodnich jest jedna i druga forma kredytu.<text:s/><text:span text:style-name="T3105">Ocz</text:span>ywi<text:span text:style-name="T3106">ś</text:span>ci<text:span text:style-name="T3107">e,</text:span><text:s/>ż<text:span text:style-name="T3108">e<text:s/></text:span>jest zdecydowanie dominująca forma podmiotow<text:span text:style-name="T3109">eg</text:span>o kr<text:span text:style-name="T3110">ed</text:span>ytowania, ale do<text:span text:style-name="T3111">ś</text:span>ć szeroka for<text:span text:style-name="T3112">m</text:span>a podmiotowego kred<text:span text:style-name="T3113">yt</text:span>owania i jeżeli chodzi o samorządy lokalne i tzw. organizacje mi<text:span text:style-name="T3114">es</text:span>zkaniowe<text:span text:style-name="T3115">.</text:span>.<text:span text:style-name="T3116">.</text:span><text:s/>Cały czas chodzi, że tam gdzie w grę<text:s/><text:span text:style-name="T3117">w</text:span>chodzi indywidualna własność mieszkań i rejestracja indywidualna spłat kredytu tam oczywiście podmiotowy, a tam gdzie czynsz wchodzi w<text:s/><text:span text:style-name="T3118">g</text:span>r<text:span text:style-name="T3119">ę</text:span><text:s/>to nie ma przecież sensu kredytu podmiotow<text:span text:style-name="T3120">eg</text:span>o. Po to, żebym się przejechał autobusem to nie<text:s/><text:span text:style-name="T3121">m</text:span>uszę zaciągać kredytu tylko płacę za bilet, a rozliczenie biletu jest amortyzacją kredytu.</text:p>
      <text:p text:style-name="P3122"><text:span text:style-name="T3123">Przewodni</text:span><text:span text:style-name="T3124">cz</text:span><text:span text:style-name="T3125">ący</text:span><text:span text:style-name="T3126">:</text:span></text:p>
      <text:p text:style-name="P3127">Dziękuję bardzo<text:span text:style-name="T3128">.</text:span><text:s/><text:span text:style-name="T3129">Proszę</text:span><text:s/>ba<text:span text:style-name="T3130">rd</text:span>zo. Kto z państwa w tym temacie? Proszę bardz<text:span text:style-name="T3131">o</text:span><text:s/>pan minister.</text:p>
      <text:p text:style-name="P3132"><text:span text:style-name="T3133">Min. L. Mieczkowski</text:span><text:span text:style-name="T3134">:</text:span></text:p>
      <text:p text:style-name="P3135">Ja w p<text:span text:style-name="T3136">ełn</text:span>i p<text:span text:style-name="T3137">od</text:span>zie<text:span text:style-name="T3138">la</text:span>m po<text:span text:style-name="T3139">g</text:span>ląd pana docenta Dominiaka i wydaje mi się, że w związku z tym powinniśmy pozostać przy tekście poprzednim, dlatego że propozycja pana przewodniczącego sprowadzałaby się w zasadzie<text:span text:style-name="T3140"><text:s/></text:span>do<text:s/><text:span text:style-name="T3141">st</text:span>wi<text:span text:style-name="T3142">er</text:span>dzenia, że idziemy wyłącznie na kredyt podmiotowy. Podczas ki<text:span text:style-name="T3143">ed</text:span>y uważam, że dorobek d<text:span text:style-name="T3144">ot</text:span>ychczasow<text:span text:style-name="T3145">ej</text:span><text:s/>dyskusji wskazywał także na to, że my powinniśmy iść zdecydowanie na rozszerzenie kredytowania podmiotowego, ale nie<text:s/><text:span text:style-name="T3146">w</text:span><text:s/>założeniu<text:s/>zlikw<text:span text:style-name="T3147">id</text:span>owania kr<text:span text:style-name="T3148">e</text:span>d<text:span text:style-name="T3149">ytow</text:span>an<text:span text:style-name="T3150">ia</text:span><text:s/>prz<text:span text:style-name="T3151">ed</text:span>m<text:span text:style-name="T3152">i</text:span>otowego<text:span text:style-name="T3153">,</text:span><text:s/>dlatego<text:s/><text:span text:style-name="T3154">w</text:span><text:s/>konkluzji<text:s/><text:span text:style-name="T3155">t</text:span>ego wywodu proponuję,<text:s/><text:span text:style-name="T3156">a</text:span>by pr<text:span text:style-name="T3157">zyją</text:span>ć propozycję p<text:span text:style-name="T3158">a</text:span>na Paszyńskiego, współzawodn<text:span text:style-name="T3159">i</text:span>czącego Paszyński<text:span text:style-name="T3160">eg</text:span>o m<text:span text:style-name="T3161">ó</text:span>wiącą o t<text:span text:style-name="T3162">y</text:span>m, żeby z<text:span text:style-name="T3163">da</text:span>n<text:span text:style-name="T3164">i</text:span>e zacząć od<text:s/><text:span text:style-name="T3165">s</text:span>łów<text:s/>„zapewnienie warunków swobodn<text:span text:style-name="T3166">eg</text:span>o wyboru przez obywatela”, bo to jest dobra prop<text:span text:style-name="T3167">o</text:span>zycja<text:span text:style-name="T3168">.</text:span></text:p>
      <text:p text:style-name="P3169">Natomiast, żeb<text:span text:style-name="T3170">y</text:span><text:s/><text:span text:style-name="T3171">z</text:span>re<text:span text:style-name="T3172">zy</text:span>gno<text:span text:style-name="T3173">w</text:span>a<text:span text:style-name="T3174">ć</text:span><text:s/>z propozycji prz<text:span text:style-name="T3175">e</text:span>jściowo, do<text:s/><text:span text:style-name="T3176">cz</text:span>asu itd<text:span text:style-name="T3177">.</text:span></text:p>
      <text:p text:style-name="P3178"><text:span text:style-name="T3179">Red</text:span><text:span text:style-name="T3180">.</text:span><text:span text:style-name="T3181"><text:s/>Paszyński:</text:span></text:p>
      <text:p text:style-name="P3182">Wycofuję się<text:span text:style-name="T3183">..</text:span>.</text:p>
      <text:p text:style-name="P3184">Min.<text:s/>L.<text:s/>Mieczkowski:</text:p>
      <text:p text:style-name="P3185">Dziękuję<text:span text:style-name="T3186">.</text:span></text:p>
      <text:p text:style-name="P3187"><text:span text:style-name="T3188">Przewodnicząc</text:span><text:span text:style-name="T3189">y</text:span><text:span text:style-name="T3190">:</text:span></text:p>
      <text:p text:style-name="P3191">Proszę b<text:span text:style-name="T3192">a</text:span>r<text:span text:style-name="T3193">dzo</text:span><text:s/>pan Wysocki<text:span text:style-name="T3194">.</text:span></text:p>
      <text:p text:style-name="P3195"><text:span text:style-name="T3196">M</text:span><text:span text:style-name="T3197">arian Wysocki</text:span><text:span text:style-name="T3198">:</text:span></text:p>
      <text:p text:style-name="P3199">Mam uwagę zupełnie redakcyjną, otóż jak będzie tekst na tym stole społeczno-gospodarczym sprawa podmiotowego, przedmiotowego mo<text:span text:style-name="T3200">ż</text:span>e by<text:span text:style-name="T3201">ć</text:span><text:s/>zupełnie inaczej rozumiana. Spółdzielnia mieszkaniowa w znaczeniu podmiotu go<text:span text:style-name="T3202">s</text:span>po<text:span text:style-name="T3203">d</text:span>arczego jest też podmiotem<text:span text:style-name="T3204">.</text:span><text:s/>W<text:span text:style-name="T3205">ięc</text:span><text:s/>nie wiem<text:s/><text:span text:style-name="T3206">cz</text:span>y nie da<text:span text:style-name="T3207">ć</text:span><text:s/>w nawi<text:span text:style-name="T3208">a</text:span>sie przy tym podmiotowym, czytelniej<text:span text:style-name="T3209">sz</text:span>ego określenia, że dla obywatela czy dla potrzebując<text:span text:style-name="T3210">eg</text:span>o obywatela<text:span text:style-name="T3211">.</text:span>.<text:span text:style-name="T3212">.</text:span></text:p>
      <text:p text:style-name="P3213"><text:span text:style-name="T3214">Przew</text:span><text:span text:style-name="T3215">od</text:span><text:span text:style-name="T3216">n</text:span><text:span text:style-name="T3217">iczą</text:span><text:span text:style-name="T3218">c</text:span><text:span text:style-name="T3219">y</text:span><text:span text:style-name="T3220">:</text:span></text:p>
      <text:p text:style-name="P3221">A<text:span text:style-name="T3222">le</text:span><text:s/>j<text:span text:style-name="T3223">es</text:span>t zapisane<text:s/><text:span text:style-name="T3224">„</text:span>indyw<text:span text:style-name="T3225">id</text:span>ualn<text:span text:style-name="T3226">eg</text:span>o”<text:s/>- w nawiasie -<text:s/>„pod<text:span text:style-name="T3227">mio</text:span>towego”<text:s/>to chyba jest uwzględnione<text:span text:style-name="T3228">.</text:span></text:p>
      <text:p text:style-name="P3229"><text:span text:style-name="T3230">Marian Wysocki</text:span><text:span text:style-name="T3231">:</text:span></text:p>
      <text:p text:style-name="P3232">No dobrze, dziękuję.</text:p>
      <text:p text:style-name="P3233"><text:span text:style-name="T3234">Przewodni</text:span><text:span text:style-name="T3235">cz</text:span><text:span text:style-name="T3236">ący</text:span><text:span text:style-name="T3237">:</text:span></text:p>
      <text:p text:style-name="P3238">P<text:span text:style-name="T3239">r</text:span>osz<text:span text:style-name="T3240">ę</text:span><text:s/>bardzo pan Zawistowski, przepraszam pani damy głos.</text:p>
      <text:p text:style-name="P3241"><text:span text:style-name="T3242"><text:s text:c="29"/></text:span>:</text:p>
      <text:soft-page-break/>
      <text:p text:style-name="P3243">Proszę pań<text:span text:style-name="T3244">st</text:span>wa rzeczywiście może dla niektórych jest to ni<text:span text:style-name="T3245">ez</text:span>rozumiałe. Gdyby państwo uznali za stosowne w kierunku rozszerzenia kredytowania indywidualnego udzielanego bezpośrednio dla obyw<text:span text:style-name="T3246">atel</text:span>a<text:span text:style-name="T3247">.</text:span><text:s/><text:span text:style-name="T3248">I</text:span><text:s/>wtedy chyba nie będzie już wątpliwości. Bo dla<text:s/><text:span text:style-name="T3249">m</text:span>nie to nie ma, ale...</text:p>
      <text:p text:style-name="P3250"><text:span text:style-name="T3251">Przewodni</text:span><text:span text:style-name="T3252">cz</text:span><text:span text:style-name="T3253">ący</text:span><text:span text:style-name="T3254">:</text:span></text:p>
      <text:p text:style-name="P3255">Dobrze<text:span text:style-name="T3256">,</text:span><text:s/>dziękuję bardzo, proszę<text:s/>pan Zawistowski<text:span text:style-name="T3257">.</text:span></text:p>
      <text:p text:style-name="P3258"><text:span text:style-name="T3259">Zb. Zawistowski</text:span><text:span text:style-name="T3260">:</text:span></text:p>
      <text:p text:style-name="P3261">Jest to j<text:span text:style-name="T3262">eden</text:span><text:s/>z punktów, który ma bardzo zasadnicze znaczenie dla całości tego tekstu. O<text:span text:style-name="T3263"><text:s/></text:span>ile pierwszy jak gdyby mówi o przyczynach i wskazuje podstawowy kierunek poprawy sytuacji, drugi określa obowiązki państwa, trzeci jest jak gdyby<text:s/><text:span text:style-name="T3264">w</text:span><text:s/>tym układzie, tym który określa obowiązki obywateli.</text:p>
      <text:p text:style-name="P3265">Cały czas równolegle mówi<text:span text:style-name="T3266">m</text:span>y o tym, że jest to pewne<text:span text:style-name="T3267">g</text:span>o rodzaju materiał, który będzie stanowił składową czegoś w rodzaju umowy społecznej.<text:s/><text:span text:style-name="T3268">W</text:span><text:s/>związku z tym proponowałbym, aby jeszcze przez chwilę zastanowić się nad pkt. 3 i poszukać takiej j<text:span text:style-name="T3269">eg</text:span>o r<text:span text:style-name="T3270">ed</text:span>akcji, aby on wyraź<text:span text:style-name="T3271">nie</text:span><text:s/>nosił charakter umowy społecznej albo elementu składowego umowy społecznej.</text:p>
      <text:p text:style-name="P3272">To znaczy, żeby mówił, co za co? Żeby wskazywał, że naszym zdaniem poprawa sytuacji<text:s/><text:span text:style-name="T3273">miesz</text:span>kaniow<text:span text:style-name="T3274">ej,</text:span><text:s/>która może si<text:span text:style-name="T3275">ę</text:span><text:s/>odbyć przez zwiększenie środków ludności musi być czymś zrekomp<text:span text:style-name="T3276">en</text:span>sowana. Brakuje mi tu stwierdzeń następujących<text:span text:style-name="T3277">.</text:span></text:p>
      <text:p text:style-name="P3278">Po pierwsze, że zwiększenie środków ludności musi być pozyskane. To znaczy muszą być podjęte działania, które zachęcą ludzi do skierowania strumienia swoich środków na ten cel.<text:s/><text:span text:style-name="T3279">B</text:span>ez takiego sformułowania może zajść obawa, że<text:s/><text:span text:style-name="T3280">m</text:span>ówimy tu po prostu o dokonaniu zabiegu, który ludzi<text:s/><text:span text:style-name="T3281">z</text:span>musi. Do przeznaczenia tych środków na te cele.<text:s/><text:span text:style-name="T3282">M</text:span>iałoby to dość zasadniczy sposób naszą tendencję do upodm<text:span text:style-name="T3283">iot</text:span>o<text:span text:style-name="T3284">wienia</text:span><text:s/>obywate<text:span text:style-name="T3285">li</text:span><text:s/>i stworzenia im formy wyboru.</text:p>
      <text:p text:style-name="P3286">Nie wiem, przepraszam bardzo, jak takie... taką myśl tu sformu<text:span text:style-name="T3287">ło</text:span>wać. Ale wydaje mi się, że stwierdzenie, że musi być wypracowany sposób<text:s/><text:span text:style-name="T3288">p</text:span>oz<text:span text:style-name="T3289">ys</text:span>kiwa<text:span text:style-name="T3290">n</text:span>ia tego jest tutaj niezbędny. Co powinno się - moim zdaniem - tutaj również znal<text:span text:style-name="T3291">e</text:span>źć jako element t<text:span text:style-name="T3292">e</text:span>go pozyskiwania<text:span text:style-name="T3293">.</text:span></text:p>
      <text:p text:style-name="P3294">Po pierwsze zwrócenie uwagi na to, że bez pewnych gwarancji, praw<text:span text:style-name="T3295">id</text:span>łowego sp<text:span text:style-name="T3296">oż</text:span>ytkowan<text:span text:style-name="T3297">ia</text:span><text:s/>tych środków inaczej mówiąc dosadnie, że bez gwarancji, że nie zostaną<text:s/><text:span text:style-name="T3298">o</text:span>ne znowu zmarn<text:span text:style-name="T3299">ot</text:span>rawione przez niesprawny i nieefektywny system wznoszenia,<text:s/><text:span text:style-name="T3300">i</text:span>nwestowania, wznoszenia i zarządzania budynków ta umowa społeczna, tutaj zarysowana jest kadłubowa.</text:p>
      <text:p text:style-name="P3301">Następna sprawa bez gwarancji dotyczącej własności, przepraszam bardzo mówimy o przedmiocie w stosunku do którego zarania ludzkości poczucie własności jest niezwykle rozwini<text:span text:style-name="T3302">ęt</text:span>e<text:span text:style-name="T3303">.</text:span></text:p>
      <text:p text:style-name="P3304">Miało z tym, posiada ono psychologiczno-społ<text:span text:style-name="T3305">e</text:span>czne uwarunkowania niezwykle cenne.<text:s/><text:span text:style-name="T3306">W</text:span><text:s/>związku z tym my nie możemy tut<text:span text:style-name="T3307">aj</text:span><text:s/>przejść do porządku dziennego, nad tymi zjawiskami, które w stosunku do mieszkania, z punktu widzenia własności i swobody jego dysponowania dotychczas<text:s/>w<text:s/>społeczeństwie polskim istniały i w sposób niekorzystny w świadomości społeczn<text:span text:style-name="T3308">ej</text:span><text:s/>utrwaliły.</text:p>
      <text:p text:style-name="P3309">Z mojego punktu widzenia,<text:s/><text:span text:style-name="T3310">j</text:span>akieś tutaj zapewnienia o pewnej rynkowości, o gwarancji własności w stosunku do mieszkania, o<text:s/><text:span text:style-name="T3311">gw</text:span>aranc<text:span text:style-name="T3312">ji</text:span><text:s/>dotyczących pełnej swobody wykorzystania albo godziwej swobody wykorzystania własnych środków na cele mieszkaniowe p<text:span text:style-name="T3313">o</text:span>winny się tu znaleź<text:span text:style-name="T3314">ć</text:span>.</text:p>
      <text:p text:style-name="P3315">I wreszcie trzecia ostatnia sprawa dotycząca - przepraszam bardzo bo uciekło mi sformułowanie... nie, poprzestanę na tych dwóch sprawach.</text:p>
      <text:soft-page-break/>
      <text:p text:style-name="P3316"><text:span text:style-name="T3317">/</text:span>Głos z sali:<text:s/>W<text:s/>sprawie formalnej/.</text:p>
      <text:p text:style-name="P3318"><text:span text:style-name="T3319">Przewodniczący</text:span><text:span text:style-name="T3320">:</text:span></text:p>
      <text:p text:style-name="P3321">Ale tylko w formalnej. Pr<text:span text:style-name="T3322">os</text:span>zę<text:span text:style-name="T3323"><text:s/></text:span>bardzo pan Mrz<text:span text:style-name="T3324">yg</text:span>łód.</text:p>
      <text:p text:style-name="P3325"><text:span text:style-name="T3326">Tadeusz Mrzygłód</text:span><text:span text:style-name="T3327">:</text:span></text:p>
      <text:p text:style-name="P3328">P<text:span text:style-name="T3329">r</text:span>osiłbym bardzo o przyjęcie takie<text:span text:style-name="T3330">g</text:span>o dalszego toku. Ponieważ mieliśmy ju<text:span text:style-name="T3331">ż</text:span><text:s/>d<text:span text:style-name="T3332">w</text:span>a dni na wygłaszanie swego exposé, ażeby tutaj konkretnie jeżeli kto<text:span text:style-name="T3333">ś m</text:span>a jaki<text:span text:style-name="T3334">eś</text:span><text:s/>zastrzeżenia, żeby redakcyjne zastrzeżenia podał. Podał konkretnie, tak, tak, a nie wygłaszanie exposé.</text:p>
      <text:p text:style-name="P3335"><text:span text:style-name="T3336">Przew</text:span><text:span text:style-name="T3337">od</text:span><text:span text:style-name="T3338">ni</text:span><text:span text:style-name="T3339">cz</text:span><text:span text:style-name="T3340">ący</text:span><text:span text:style-name="T3341">:</text:span></text:p>
      <text:p text:style-name="P3342">Czy taką uwagę możemy przyjąć?</text:p>
      <text:p text:style-name="P3343"><text:span text:style-name="T3344">/</text:span>Głos z sal<text:span text:style-name="T3345">i</text:span>:<text:s/>Z<text:s/>oklaskami/.</text:p>
      <text:p text:style-name="P3346">Dziękuję bar<text:span text:style-name="T3347">d</text:span>zo proszę bardzo pan pro<text:span text:style-name="T3348">f</text:span>. Tuszyński.</text:p>
      <text:p text:style-name="P3349"><text:span text:style-name="T3350">W</text:span><text:span text:style-name="T3351">ac</text:span><text:span text:style-name="T3352">ł</text:span><text:span text:style-name="T3353">a</text:span><text:span text:style-name="T3354">w</text:span><text:span text:style-name="T3355"><text:s/>Tuszyński</text:span>:</text:p>
      <text:p text:style-name="P3356">J<text:span text:style-name="T3357">a</text:span><text:s/>bym chciał tylko uzupełnić. Ten tekst proponuję zostawić tak, jak jest i dalej uzupełnić. Potwi<text:span text:style-name="T3358">er</text:span>dzenie przez państwa własności mieszkania, w przypadku mieszkań własnościowych to jest jedno zagadnienie.<text:s/>I nasze chęci sprowadzają się do następując<text:span text:style-name="T3359">eg</text:span>o zagadnienia.</text:p>
      <text:p text:style-name="P3360">Czy ludność będzie chciała pozyskiwać mieszkanie na własność czy nie, przeznaczać swoje pieniądze zależy li tylko i wyłącznie od stosunku<text:s/><text:span text:style-name="T3361">ek</text:span>onomiczn<text:span text:style-name="T3362">eg</text:span>o. Ceny za m<text:span text:style-name="T3363">2</text:span><text:s/>mieszkania i czynszu za m<text:span text:style-name="T3364">2</text:span><text:s/>mieszkania. Te dwie relacje jeżeli nie będą odpowiednio do siebie ustawione czyli życie je nie ustali, n<text:span text:style-name="T3365">ie</text:span><text:s/>będzie chęci do kupowania m<text:span text:style-name="T3366">ies</text:span>zkań na własność.</text:p>
      <text:p text:style-name="P3367">Dziękuję bardzo.</text:p>
      <text:p text:style-name="P3368"><text:span text:style-name="T3369">Przewodni</text:span><text:span text:style-name="T3370">cz</text:span><text:span text:style-name="T3371">ący</text:span><text:span text:style-name="T3372">:</text:span></text:p>
      <text:p text:style-name="P3373">Dziękuję. Pan<text:s/><text:span text:style-name="T3374">B</text:span>i<text:span text:style-name="T3375">el</text:span>ak.</text:p>
      <text:p text:style-name="P3376"><text:span text:style-name="T3377">Janusz<text:s/></text:span><text:span text:style-name="T3378">B</text:span><text:span text:style-name="T3379">ielak</text:span><text:span text:style-name="T3380">:</text:span></text:p>
      <text:p text:style-name="P3381">M<text:span text:style-name="T3382">oim</text:span><text:s/>zdaniem żadnego z niepokojów wygłoszonych przez pana Zawi<text:span text:style-name="T3383">st</text:span>owski<text:span text:style-name="T3384">eg</text:span>o nie ma w tym tekście<text:span text:style-name="T3385">.</text:span><text:s/>Żaden niepokój nie wynika z tekstu. Problemy własności ulegają w tej chwili w Polsce bardzo korzystnej ewolucji, nie ma cienia niepok<text:span text:style-name="T3386">oj</text:span>u, żeby ktoś komuś zakwestionuje<text:s/>mieszkanie, jego własność.</text:p>
      <text:p text:style-name="P3387">Odwrotnie jest sytuacja taka<text:s/><text:span text:style-name="T3388">w</text:span><text:s/>tej chwili, że to jest przedmiotem największego p<text:span text:style-name="T3389">osz</text:span>anowania. To idzie w tym kierunku, po co my się<text:s/><text:span text:style-name="T3390">m</text:span>amy tym dodatkowo zajmować.</text:p>
      <text:p text:style-name="P3391">I trzeci punkt. Gdyby chcieć t<text:span text:style-name="T3392">e</text:span><text:s/>wszystkie niepokoje włożyć to zaczynamy ten punkt całkowicie od Adama i Ewy.</text:p>
      <text:p text:style-name="P3393">Czwarte stwierdzenie zostawić tak jak jest w propozy<text:span text:style-name="T3394">cj</text:span>i.</text:p>
      <text:p text:style-name="P3395"><text:span text:style-name="T3396">Przewodniczący</text:span>:</text:p>
      <text:p text:style-name="P3397"><text:span text:style-name="T3398">Dziękuję</text:span><text:s/>bardzo czy ktoś jeszcze chciałbym zabrać głos?</text:p>
      <text:p text:style-name="P3399">Proszę bardzo pan prof. Serwiński.</text:p>
      <text:p text:style-name="P3400"><text:span text:style-name="T3401">Prof. M. Serwiński</text:span>:</text:p>
      <text:p text:style-name="P3402">P<text:span text:style-name="T3403">r</text:span>oszę państwa ja w zasadzie podzielałbym pogląd wygłoszony przed chwilą, chodzi mi tylko o końcowe zdanie pkt. 3, proszę łaskawie o chwilę uwagi.<text:s/><text:span text:style-name="T3404">„</text:span>Zasady kr<text:span text:style-name="T3405">ed</text:span>ytowania powinny zapewnić godziwy standard mieszkaniowy”<text:s/>- z tym się w pełni zgadzam. Ale ten dodatek -<text:s/>„również grupom ludności o ni<text:span text:style-name="T3406">s</text:span>kich dochodach”. Tego nie bardzo rozumiem o co tu chodzi.<text:s/><text:span text:style-name="T3407">M</text:span>am bardzo niskie dochody, ale standard moż<text:span text:style-name="T3408">e</text:span><text:s/><text:soft-page-break/>być wysoki.<text:s/><text:span text:style-name="T3409">T</text:span>o znaczy wprowadzamy pewien zamęt<text:s/><text:span text:style-name="T3410">ps</text:span>ych<text:span text:style-name="T3411">ol</text:span>ogi<text:span text:style-name="T3412">cz</text:span>ny. Ja uważam, że powinniśmy... zasady kredytowania powinny zapewnić godziwy s<text:span text:style-name="T3413">ta</text:span>ndard mi<text:span text:style-name="T3414">es</text:span>zkaniowy.<text:s/><text:span text:style-name="T3415">I</text:span><text:s/>na tym powinniśmy skończyć, kropka. Jeżeli ja chcę się wysilić to ja muszę więcej pracować. Ale ja mam niskie dochody, ale mój standard m<text:span text:style-name="T3416">ie</text:span>szkaniowy powinien być wysoki.</text:p>
      <text:p text:style-name="P3417"><text:span text:style-name="T3418">Przewodniczący</text:span>:</text:p>
      <text:p text:style-name="P3419"><text:span text:style-name="T3420">Dziękuję</text:span><text:s/>bardzo. Proszę ba<text:span text:style-name="T3421">r</text:span>dzo...</text:p>
      <text:p text:style-name="P3422"><text:span text:style-name="T3423">Grudziński</text:span>:</text:p>
      <text:p text:style-name="P3424">Proszę pań<text:span text:style-name="T3425">st</text:span>wa jest to sprawa bardzo istotna, zreszt<text:span text:style-name="T3426">ą</text:span><text:s/>występująca w istniejących zasadach kredytowania i zasada, która wymaga utrz<text:span text:style-name="T3427">ym</text:span>ania i w przyszłości.</text:p>
      <text:p text:style-name="P3428">Mianowicie jest to sprawa zróżnicowania warunków kredytowych. My<text:span text:style-name="T3429">ś</text:span>lę właśnie o ułatwieniu dojścia do mieszkania właśnie tym rodzinom, które stosukowo niskimi dochodami dysponują<text:span text:style-name="T3430">.</text:span><text:s/>W tym zresztą, ja<text:span text:style-name="T3431">k</text:span><text:s/>wiemy, np. w przypadku mieszkań lokatorskich, no to kredyt jest na ba<text:span text:style-name="T3432">r</text:span>dzo do<text:span text:style-name="T3433">g</text:span>odnych warunkach desygnowany i zaw<text:span text:style-name="T3434">i</text:span>era w sobie naw<text:span text:style-name="T3435">et</text:span><text:s/><text:span text:style-name="T3436">s</text:span>por<text:span text:style-name="T3437">ą</text:span><text:s/>część t<text:span text:style-name="T3438">e</text:span>g<text:span text:style-name="T3439">o</text:span><text:s/>kredytu, właściwie umarza<text:span text:style-name="T3440">n</text:span>ą i to jest spo<text:span text:style-name="T3441">s</text:span>ó<text:span text:style-name="T3442">b</text:span><text:s/>oprocent<text:span text:style-name="T3443">o</text:span>wania w sobie dotacje.</text:p>
      <text:p text:style-name="P3444">Wi<text:span text:style-name="T3445">ę</text:span>c tutaj są pewne przesłanki społeczne, aby to zró<text:span text:style-name="T3446">ż</text:span>nicowanie zasad kredytowania utrzymać. Sprawa bardzo ważna. Oczywiście fakt, że jest to w formie kredytów to nie wątpliwie<text:span text:style-name="T3447"><text:s/></text:span>i tutaj mobilizuje środki własne ludności, ale oczywiście w mniejszym wymiarze niż to byłoby w stosunku do innych grup s<text:span text:style-name="T3448">po</text:span>łecznych.</text:p>
      <text:p text:style-name="P3449">Dziękuję.</text:p>
      <text:p text:style-name="P3450"><text:span text:style-name="T3451">Przew</text:span><text:span text:style-name="T3452">od</text:span><text:span text:style-name="T3453">ni</text:span><text:span text:style-name="T3454">cz</text:span><text:span text:style-name="T3455">ący</text:span>:</text:p>
      <text:p text:style-name="P3456">Dziękuj<text:span text:style-name="T3457">ę</text:span><text:s/>bardzo<text:span text:style-name="T3458">,</text:span><text:s/>czy jeszcze w tym punkcie ktoś...</text:p>
      <text:p text:style-name="P3459"><text:span text:style-name="T3460">Prof. A. Andrz</text:span><text:span text:style-name="T3461">ej</text:span><text:span text:style-name="T3462">ewski</text:span>:</text:p>
      <text:p text:style-name="P3463">Proponowałbym jeszcze rozważyć jeszcze na stronie 2 w pkt. 3 w ostatnim wierszu dokonanie zmian zasad kredytowania zamiast<text:s/>„rozwiązywania powiedzieć<text:s/>„zmian zasad f<text:span text:style-name="T3464">in</text:span>ansowania”. Poruszam tę sprawę, dlatego że niektóre z tych systemów pomocy kredytowej operują obecni również i częściowymi umorzeniami, czyli częściowymi dotacjami. To będzie na pewno zachowane. I stąd trzeba by było mówić o celach finansowania, a nie tylko kr<text:span text:style-name="T3465">ed</text:span>ytowan<text:span text:style-name="T3466">ia</text:span>. A dal<text:span text:style-name="T3467">e</text:span>j<text:s/><text:span text:style-name="T3468">mó</text:span>wimy o kredytach, bo to jest ta forma najczęstsza<text:span text:style-name="T3469">.</text:span><text:s/>Jednakże trzeba zachować możliwość...</text:p>
      <text:p text:style-name="P3470"><text:span text:style-name="T3471">Przewodniczący</text:span>:</text:p>
      <text:p text:style-name="P3472"><text:span text:style-name="T3473">Dziękuję</text:span><text:s/>bardzo, czy wszystkie uwagi<text:span text:style-name="T3474"><text:s/></text:span>już do tego tematu?<text:s/><text:span text:style-name="T3475">M</text:span>am prośbę do pana Dominiaka czy spróbuje sformułować ten punkt.</text:p>
      <text:p text:style-name="P3476">A my przeszlibyśmy do nast<text:span text:style-name="T3477">ę</text:span>pne<text:span text:style-name="T3478">go</text:span>. Jest, jeszcze uwaga<text:span text:style-name="T3479">,</text:span><text:s/>proszę<text:span text:style-name="T3480"><text:s/></text:span>bardzo pan Zawi<text:span text:style-name="T3481">st</text:span>owski<text:span text:style-name="T3482">.</text:span></text:p>
      <text:p text:style-name="P3483"><text:span text:style-name="T3484">Zaw</text:span><text:span text:style-name="T3485">ist</text:span><text:span text:style-name="T3486">owski</text:span>:</text:p>
      <text:p text:style-name="P3487">Czy ja m<text:span text:style-name="T3488">o</text:span>gę rozumieć, że jak gdyby posiada<text:span text:style-name="T3489">m</text:span><text:s/>prawo s<text:span text:style-name="T3490">fo</text:span>rmułow<text:span text:style-name="T3491">an</text:span>ia tych s<text:span text:style-name="T3492">w</text:span>oich niepok<text:span text:style-name="T3493">oj</text:span>ów<text:s/><text:span text:style-name="T3494">w</text:span><text:s/><text:span text:style-name="T3495">postaci zda</text:span><text:span text:style-name="T3496">n</text:span><text:span text:style-name="T3497">ia zr</text:span><text:span text:style-name="T3498">ed</text:span><text:span text:style-name="T3499">agowan</text:span><text:span text:style-name="T3500">e</text:span><text:span text:style-name="T3501">go</text:span><text:s/>i poddania<text:s/><text:span text:style-name="T3502">g</text:span>o jeszcze dyskusji, czy<text:s/><text:span text:style-name="T3503">z</text:span>a<text:span text:style-name="T3504">m</text:span>y<text:span text:style-name="T3505">ka</text:span>my<text:s/><text:span text:style-name="T3506">ten</text:span><text:s/><text:span text:style-name="T3507">pu</text:span>n<text:span text:style-name="T3508">kt</text:span>?</text:p>
      <text:p text:style-name="P3509"><text:span text:style-name="T3510">Prz</text:span><text:span text:style-name="T3511">ewo</text:span><text:span text:style-name="T3512">dn</text:span><text:span text:style-name="T3513">iczą</text:span><text:span text:style-name="T3514">cy</text:span>:</text:p>
      <text:p text:style-name="P3515">Otworzymy<text:s/><text:span text:style-name="T3516">g</text:span>o, będzie zaproponowana treść tego punktu w nowe<text:span text:style-name="T3517">j</text:span><text:s/><text:span text:style-name="T3518">w</text:span>ers<text:span text:style-name="T3519">j</text:span>i<text:span text:style-name="T3520">.</text:span><text:s/>Chyba, że<text:s/><text:span text:style-name="T3521">s</text:span>ą jeszcze jakieś uwagi do tego co powi<text:span text:style-name="T3522">ed</text:span>zieliśmy.</text:p>
      <text:p text:style-name="P3523"><text:span text:style-name="T3524">Zawi</text:span><text:span text:style-name="T3525">st</text:span><text:span text:style-name="T3526">owsk</text:span><text:span text:style-name="T3527">i</text:span>:</text:p>
      <text:p text:style-name="P3528"><text:span text:style-name="T3529">P</text:span>ros<text:span text:style-name="T3530">z</text:span><text:span text:style-name="T3531">ę</text:span><text:s/>bardzo tu j<text:span text:style-name="T3532">es</text:span>t zapisane to co pan red<text:span text:style-name="T3533">.</text:span><text:s/>Paszyński<text:s/><text:span text:style-name="T3534">m</text:span>iał zapisane<text:span text:style-name="T3535">.</text:span>..</text:p>
      <text:soft-page-break/>
      <text:p text:style-name="P3536"><text:span text:style-name="T3537">Przewodniczący</text:span>:</text:p>
      <text:p text:style-name="P3538">Ni<text:span text:style-name="T3539">e,</text:span><text:s/>później ja rozumiem, że teraz przejdziemy<text:s/><text:span text:style-name="T3540">d</text:span>o następnego punktu, a<text:s/><text:span text:style-name="T3541">w</text:span><text:s/><text:span text:style-name="T3542">t</text:span>y<text:span text:style-name="T3543">m</text:span><text:s/>czasie pan Dominiak spróbuje przygotować nam wersję tego punktu.</text:p>
      <text:p text:style-name="P3544">Prosz<text:span text:style-name="T3545">ę</text:span><text:s/>bardzo punkt nr 4<text:span text:style-name="T3546">,</text:span><text:s/>wnioski, uwagi do zapisu do sformułowań punktu nr 4. Kto z państwa w tym temacie chciałby zabrać głos? Proszę bardzo pan Do<text:span text:style-name="T3547">m</text:span>in<text:span text:style-name="T3548">i</text:span>ak.</text:p>
      <text:p text:style-name="P3549"><text:span text:style-name="T3550">Wł.</text:span><text:span text:style-name="T3551"><text:s/>Dominiak</text:span>:</text:p>
      <text:p text:style-name="P3552"><text:span text:style-name="T3553">T</text:span><text:span text:style-name="T3554">o</text:span><text:s/>znaczy tak. Pierwsza sprawa uwaga natury formalnej.<text:s/><text:span text:style-name="T3555">J</text:span><text:span text:style-name="T3556">eś</text:span>l<text:span text:style-name="T3557">i</text:span><text:s/>my postulaty formułujemy w trybie j<text:span text:style-name="T3558">ed</text:span>nowariantowym czy jest uzasadnione, żebyśmy robili odstępstwo w stosunku do punktu czwarte<text:span text:style-name="T3559">g</text:span>o i robili ujęcie dwuwariantowe tj<text:span text:style-name="T3560">.</text:span><text:s/>otwarte pytanie.</text:p>
      <text:p text:style-name="P3561">Natomiast druga sprawa ponieważ byłem od początku obrońcą wariantu pierwszego, więc jeś<text:span text:style-name="T3562">li</text:span><text:s/>państwo pozwolą bardzo kr<text:span text:style-name="T3563">ó</text:span>tko chciałbym uzasadnić merytorycznie dlaczego.</text:p>
      <text:p text:style-name="P3564">Otóż z czystym sumieniem chcę powiedzieć, że nie kieruję się jak większość albo wszyscy państwo żadnym interesem ani osobistym, ani grupowym czy zawodowym i moje<text:s/><text:span text:style-name="T3565">przek</text:span>ona<text:span text:style-name="T3566">ni</text:span>e jest po prostu tak mi s<text:span text:style-name="T3567">i</text:span>ę wydaje, podyktowane jakąś uczciwością do tematu<text:span text:style-name="T3568">.</text:span></text:p>
      <text:p text:style-name="P3569">Po pierwsze tak, nie b<text:span text:style-name="T3570">ę</text:span>d<text:span text:style-name="T3571">ę</text:span><text:s/>oczywiście sięgał do rodowodu jednego<text:s/>-<text:s/><text:span text:style-name="T3572">m</text:span>oim zdaniem - z dziwolągów ad<text:span text:style-name="T3573">m</text:span>in<text:span text:style-name="T3574">i</text:span>stracyjno-rozdzielczej polityki mi<text:span text:style-name="T3575">es</text:span>zkaniow<text:span text:style-name="T3576">ej</text:span><text:s/>i sy<text:span text:style-name="T3577">st</text:span>emu zaspakajania potrzeb mi<text:span text:style-name="T3578">es</text:span>zkaniowych, jakim jest kandydat na członka spółdzielni.<text:s/><text:span text:style-name="T3579">M</text:span>yś<text:span text:style-name="T3580">lę</text:span>, że jest to specyfika pewnego nadwiślański<text:span text:style-name="T3581">eg</text:span>o folkloru spółdzi<text:span text:style-name="T3582">el</text:span>cz<text:span text:style-name="T3583">eg</text:span>o, gdyż podobna kategoria nie znajduje potwierdzenia w praktyce, chyba w żadnym innym kraju europejskim.</text:p>
      <text:p text:style-name="P3584">Po drugie poza powiedzmy biurokraty<text:span text:style-name="T3585">cz</text:span>ną nazwą jaką obdarzono część obywateli reflektujących na spółdzielcze mieszkania niewiele prz<text:span text:style-name="T3586">ek</text:span>onywujący<text:span text:style-name="T3587">ch</text:span><text:s/>merytorycznie różnic występuje pomiędzy członkami oczekującymi na spółdzielcze<text:s/><text:span text:style-name="T3588">m</text:span>ieszkanie, a kandydatami pełnoletnimi z zaw<text:span text:style-name="T3589">in</text:span>kluowan<text:span text:style-name="T3590">ym</text:span>i wkładami mi<text:span text:style-name="T3591">esz</text:span>kan<text:span text:style-name="T3592">io</text:span>wymi<text:span text:style-name="T3593">.</text:span><text:s/>Jedni i drudzy - moim zdaniem - spełnili podstawowe obowiązki w tej grze, jaka była ustalona pomiędzy spo<text:span text:style-name="T3594">ł</text:span>ecznością a strukturami spółdzielczymi i pośrednio państwowymi, to znaczy spełnili te warunki i formalne, i finansowe, które były postawione.</text:p>
      <text:p text:style-name="P3595">Wspomnieć trzeba również, że znaczna cz<text:span text:style-name="T3596">ę</text:span>ść osób, które stały się i może w mniejszej mierze stają się w dalszym ciągu członkami spółdzielni, które uzyskały mieszkanie, względnie w najbliższym czasie uzyskają, to oczywiście są to te osoby, które miały.<text:span text:style-name="T3597">.</text:span>. tzn. część osób, która miała duże możliwości przebicia, protekcji na zasadach kumoterstwa i innych h<text:span text:style-name="T3598">i</text:span>storii<text:span text:style-name="T3599">.</text:span><text:s/>Zresztą ten proces obserwujemy do dnia dzisi<text:span text:style-name="T3600">ej</text:span>szego.</text:p>
      <text:p text:style-name="P3601"><text:span text:style-name="T3602">/</text:span>Głos z sali: nie słychać/.</text:p>
      <text:p text:style-name="P3603">Sekundka, trzecia rzecz powiedzmy ze<text:s/>środków, tzn<text:span text:style-name="T3604">.</text:span><text:s/>kandydaci do spółdzielni stanowią tę grupę społeczności, która stosunkowo najdłużej oszczędzała i ich oszczędności oczywiście były spożytkowane albo na budownictwo spółdzielcze, którego mieszkania były przeznaczone dla innych grup społecznych, albo oczywiści<text:s/><text:span text:style-name="T3605">sta</text:span>nowi<text:span text:style-name="T3606">ł</text:span>y kr<text:span text:style-name="T3607">eacj</text:span>e kredytów na budownictwo mieszkaniowe<text:s/><text:span text:style-name="T3608">i</text:span><text:s/>inne.</text:p>
      <text:p text:style-name="P3609">I wydaje mi się, że tutaj podział taki o charakterze biurokratycznym, a nie ekonomicznym na członków i kandydatów jest nieuzasadniony i próba..<text:span text:style-name="T3610">.</text:span></text:p>
      <text:p text:style-name="P3611">/G<text:span text:style-name="T3612">ł</text:span>os z sali: n<text:span text:style-name="T3613">ie</text:span><text:s/><text:span text:style-name="T3614">s</text:span>łycha<text:span text:style-name="T3615">ć</text:span>/.</text:p>
      <text:p text:style-name="P3616">Sekundkę, więc ja się opowiadam za pierwszym oczywiście wariantem. I chciałbym jeszcze dodać, że uzasadniona w wielu przypadkach próba walki z<text:span text:style-name="T3617">e</text:span><text:s/>strukturami spółdzielczymi ogólnokrajowymi czy<text:s/><text:soft-page-break/>regionalnymi pośrednimi nie może odbywać się kosztem tej społeczności, jaką skreślamy ka<text:span text:style-name="T3618">n</text:span>dydatów na członków spółdzi<text:span text:style-name="T3619">el</text:span>ni.</text:p>
      <text:p text:style-name="P3620">Wydaje mi się, że oddzielnie tych dwóch spraw, czyli pominięcie pełnoletnich kandydatów z wkładem mi<text:span text:style-name="T3621">es</text:span>zkaniowym wywoła ostry protest społeczny i być może oczywiście ingerencję Rzecznika Praw Obywatelskich.</text:p>
      <text:p text:style-name="P3622">Wniosek mój taki, żeby odstąpić od 2-wariantowo<text:span text:style-name="T3623">śc</text:span>i i potraktować jak wszystkie inne punkty j<text:span text:style-name="T3624">ed</text:span>no<text:span text:style-name="T3625">w</text:span>aria<text:span text:style-name="T3626">n</text:span>towo czyli wariant pierwszy.</text:p>
      <text:p text:style-name="P3627"><text:span text:style-name="T3628">P</text:span><text:span text:style-name="T3629">rzewod</text:span><text:span text:style-name="T3630">n</text:span><text:span text:style-name="T3631">iczą</text:span><text:span text:style-name="T3632">cy</text:span>:</text:p>
      <text:p text:style-name="P3633">Dziękuję, czy pan minister w tym temacie chciałby się wypowi<text:span text:style-name="T3634">ed</text:span>zieć?</text:p>
      <text:p text:style-name="P3635"><text:span text:style-name="T3636">Min.<text:s/></text:span><text:span text:style-name="T3637">L</text:span><text:span text:style-name="T3638">. Mi</text:span><text:span text:style-name="T3639">ec</text:span><text:span text:style-name="T3640">zkowski</text:span>:</text:p>
      <text:p text:style-name="P3641"><text:span text:style-name="T3642">J</text:span>a chciałem pa<text:span text:style-name="T3643">ń</text:span>stwu powiedzie<text:span text:style-name="T3644">ć</text:span>, że strona rz<text:span text:style-name="T3645">ą</text:span>dowa formułując wariant drugi zrobiła to<text:s/><text:span text:style-name="T3646">nie</text:span><text:s/>dlatego<text:s/><text:span text:style-name="T3647">aby</text:span>... m<text:span text:style-name="T3648">er</text:span>ytory<text:span text:style-name="T3649">cz</text:span>nie nie prz<text:span text:style-name="T3650">y</text:span>jmo<text:span text:style-name="T3651">w</text:span>a<text:span text:style-name="T3652">ła</text:span><text:s/>racji ujawnionych<text:s/><text:span text:style-name="T3653">w</text:span><text:s/>wariancie pierwszym<text:span text:style-name="T3654">,</text:span><text:s/>tylko, że<text:s/><text:span text:style-name="T3655">ma</text:span><text:s/><text:span text:style-name="T3656">ś</text:span>w<text:span text:style-name="T3657">i</text:span>a<text:span text:style-name="T3658">d</text:span>o<text:span text:style-name="T3659">m</text:span>o<text:span text:style-name="T3660">ść</text:span><text:s/>możliwości gospodarczych państwa, chodzi po prostu o środki, które trzeba na ten cel wyłożyć. Jeżeli przed chwilą w pkt. 2<text:s/><text:span text:style-name="T3661">pr</text:span>oponowa<text:span text:style-name="T3662">li</text:span>śmy wspólnie wszyscy przeznaczanie znacznie większych środków ze S<text:span text:style-name="T3663">k</text:span>arbu Państwu, dochodu narodowego, uk<text:span text:style-name="T3664">s</text:span>ztałtowanego doc<text:span text:style-name="T3665">h</text:span>odu narodowego na cele mieszkalnictwa,<text:s/><text:span text:style-name="T3666">t</text:span>o oceniamy po konsulta<text:span text:style-name="T3667">cj</text:span>ach, że nie byłoby rzeczą możliwą znalezienie środków na rozwiązanie kwestii w sposób proponowany w wariancie pierwszym<text:span text:style-name="T3668">.</text:span></text:p>
      <text:p text:style-name="P3669">Reasumując, przyjmując, uważając jako zasadną merytorycznie czy ideologicznie zapis proponowany w wariancie, pierwszym ze względów praktycznych, ze względu na realność realizacji próbowaliśmy to sformułować w wariancie drugim. Być może koledzy moi, państwo zasiadający po drugiej stronie zechcieli coś dopowiedzieć w tej sprawie.</text:p>
      <text:p text:style-name="P3670"><text:span text:style-name="T3671">Przewodniczący</text:span>:</text:p>
      <text:p text:style-name="P3672"><text:span text:style-name="T3673">Dziękuję</text:span><text:s/>bardzo.</text:p>
      <text:p text:style-name="P3674"><text:span text:style-name="T3675">A</text:span><text:span text:style-name="T3676">.</text:span><text:span text:style-name="T3677"><text:s/>Grudziński</text:span>:</text:p>
      <text:p text:style-name="P3678">Proszę pa<text:span text:style-name="T3679">ń</text:span>stwa przecież i tak zdajemy sobie sprawę, że kolejka spółdzielcza bez względu na to i tak będzie kolejką długą. I termin uzyskania mieszkania dla wielu będzie odległy.</text:p>
      <text:p text:style-name="P3680">Dalej w tym zapisie pierwszym ani w pierwszym, ani w drugim n<text:span text:style-name="T3681">ie</text:span><text:s/>określamy terminu, w jakim to uzyskanie m<text:span text:style-name="T3682">ie</text:span>szkania dla tych członków czy czł<text:span text:style-name="T3683">o</text:span>nków - kandydatów będzie rzeczywiście zrealizowane, to będzie wynikiem procesu budownictwa mi<text:span text:style-name="T3684">es</text:span>zkan<text:span text:style-name="T3685">io</text:span>w<text:span text:style-name="T3686">eg</text:span>o, jaki nastąpi.<text:s/><text:span text:style-name="T3687">I</text:span><text:s/>na pewno to powinno określenie nastąpić, ale tutaj żaden prekluzyjny termin nie jest p<text:span text:style-name="T3688">od</text:span>any<text:span text:style-name="T3689">.</text:span></text:p>
      <text:p text:style-name="P3690">Natomiast jest rzeczą bardzo ważną, to co jest<text:s/>konsekwencją tego ostatniego zdania w tym punkcie<text:span text:style-name="T3691">.</text:span><text:s/>Mianowicie<text:s/><text:span text:style-name="T3692">st</text:span>w<text:span text:style-name="T3693">or</text:span>zen<text:span text:style-name="T3694">ie</text:span><text:s/>zach<text:span text:style-name="T3695">ę</text:span>t,<text:s/><text:span text:style-name="T3696">w</text:span><text:s/>tej perspektywie długiego oczekiwania na mieszkanie, poszukiwania innej drogi uzyskania mieszkania<text:span text:style-name="T3697">.</text:span></text:p>
      <text:p text:style-name="P3698">Natomiast ze względów i społecznych, i stosunku państwa do obywatela jest rzeczy chyba ważną, aby tutaj ta r<text:span text:style-name="T3699">e</text:span>zygna<text:span text:style-name="T3700">cj</text:span>a z tej kolejki następowała nie<text:s/><text:span text:style-name="T3701">w</text:span><text:s/>wyniku działania adm<text:span text:style-name="T3702">i</text:span>ni<text:span text:style-name="T3703">st</text:span>rac<text:span text:style-name="T3704">yj</text:span>n<text:span text:style-name="T3705">e</text:span>go, a w wyniku swobodnej decyzji tych, których to długie oc<text:span text:style-name="T3706">z</text:span>e<text:span text:style-name="T3707">k</text:span>iwanie<text:span text:style-name="T3708">...</text:span><text:s/>powstaje perspektywa te<text:span text:style-name="T3709">g</text:span>o bardzo długiego oczekiwania na mieszkanie.</text:p>
      <text:p text:style-name="P3710">To jest chyba istotny argument za przyjęciem<text:s/><text:span text:style-name="T3711">w</text:span>ar<text:span text:style-name="T3712">i</text:span>antu pierwszego.</text:p>
      <text:p text:style-name="P3713"><text:span text:style-name="T3714">Przewodniczący</text:span>:</text:p>
      <text:soft-page-break/>
      <text:p text:style-name="P3715"><text:span text:style-name="T3716">Dziękuję</text:span><text:s/>bardzo. Pa<text:span text:style-name="T3717">n</text:span>i Barbara W<text:span text:style-name="T3718">olnic</text:span>ka.</text:p>
      <text:p text:style-name="P3719"><text:span text:style-name="T3720">Ba</text:span><text:span text:style-name="T3721">rb</text:span><text:span text:style-name="T3722">a</text:span><text:span text:style-name="T3723">ra</text:span><text:span text:style-name="T3724"><text:s/>W</text:span><text:span text:style-name="T3725">olni</text:span><text:span text:style-name="T3726">c</text:span><text:span text:style-name="T3727">ka</text:span>:</text:p>
      <text:p text:style-name="P3728">Proszę pań<text:span text:style-name="T3729">st</text:span>wa mówiąc o tych dw<text:span text:style-name="T3730">ó</text:span>ch wariantach, trzeba mieć jednak jakąś tutaj ska<text:span text:style-name="T3731">l</text:span>ę czy wielkości jak duża to jest skala. Otóż proszę państwa na początek stycznia ub. r. oczekujących w kolejce spółdzielcz<text:span text:style-name="T3732">ej,</text:span><text:s/>tej którą my się teraz zajmujemy było 2 mln 636 ty<text:span text:style-name="T3733">s.</text:span><text:s/>492. Czyli jest ogromna liczba osób.<text:s/><text:span text:style-name="T3734">I</text:span><text:s/>proszę państwa przy tej wielkości budo<text:span text:style-name="T3735">w</text:span>anych mieszkań nawet z założonym tym wzrostem o ile - to tutaj próbowaliśmy w drugim punkcie pokazać, jak będzie to sukcesywnie wzrastało. Utrzymanie tak jak<text:s/><text:span text:style-name="T3736">się</text:span><text:s/>proponuje w wariancie pierwszym, że na<text:s/><text:span text:style-name="T3737">do</text:span>tych<text:span text:style-name="T3738">c</text:span>z<text:span text:style-name="T3739">as</text:span>o<text:span text:style-name="T3740">wy</text:span>ch zasadach. Cóż to oznacza dotychczasowych zasadach? Proszę państwa kredyt 8 proc. op<text:span text:style-name="T3741">r</text:span>ocentowany, um<text:span text:style-name="T3742">o</text:span><text:span text:style-name="T3743">rz</text:span><text:span text:style-name="T3744">en</text:span>ie kredytu 30 proc., ja<text:s/><text:span text:style-name="T3745">m</text:span>ówię o m<text:span text:style-name="T3746">i</text:span>es<text:span text:style-name="T3747">zk</text:span>aniach s<text:span text:style-name="T3748">p</text:span>ółdz<text:span text:style-name="T3749">i</text:span>elczych lokatorskich, a z<text:span text:style-name="T3750">e</text:span>t<text:span text:style-name="T3751">e</text:span>m przy tej inflacji i przy dotacji, jaka jest ogromnie ki<text:span text:style-name="T3752">er</text:span>owana do<text:s/><text:span text:style-name="T3753">u</text:span>m<text:span text:style-name="T3754">orz</text:span>enia<text:s/>kredytu, bo to jest dotacja i proszę pa<text:span text:style-name="T3755">ń</text:span>s<text:span text:style-name="T3756">t</text:span>wa<text:s/><text:span text:style-name="T3757">pr</text:span>zy dopłatach<text:s/><text:span text:style-name="T3758">w</text:span><text:s/>ogóle do centralnego ogrzewania, do czynszów, częściowo też<text:s/><text:span text:style-name="T3759">j</text:span>eszcze eksploata<text:span text:style-name="T3760">cji</text:span><text:s/>spółdzielczych, bo<text:s/><text:span text:style-name="T3761">w</text:span><text:s/><text:span text:style-name="T3762">ty</text:span>m roku 8,5 m<text:span text:style-name="T3763">ld</text:span><text:s/>złotych jest dotacja<text:span text:style-name="T3764">.</text:span><text:s/>Należ<text:span text:style-name="T3765">y</text:span><text:s/>sobie chyba zdać s<text:span text:style-name="T3766">pr</text:span>aw<text:span text:style-name="T3767">ę</text:span><text:s/><text:span text:style-name="T3768">cz</text:span>y<text:s/><text:span text:style-name="T3769">j</text:span>est to realna w ogó<text:span text:style-name="T3770">l</text:span>e propozyc<text:span text:style-name="T3771">j</text:span>a<text:s/><text:span text:style-name="T3772">-</text:span><text:s/>zaznaczam<text:span text:style-name="T3773">,</text:span><text:s/>tak jak tu jest napisane<text:s/><text:span text:style-name="T3774">-</text:span><text:s/>według d<text:span text:style-name="T3775">ot</text:span>ych<text:span text:style-name="T3776">cz</text:span>asowych zasad.<text:s/><text:span text:style-name="T3777">I</text:span><text:s/><text:span text:style-name="T3778">pr</text:span>o<text:span text:style-name="T3779">s</text:span>zę pa<text:span text:style-name="T3780">ń</text:span>stwa, i ta liczba sięgająca dwóch m<text:span text:style-name="T3781">il</text:span>ionów siedmiuset t<text:span text:style-name="T3782">y</text:span>s<text:span text:style-name="T3783">ięc</text:span>y<text:span text:style-name="T3784"><text:s/></text:span>osób<text:span text:style-name="T3785">.</text:span><text:s/>Ja tu biorę członków spółdzielni 700 tys<text:span text:style-name="T3786">.</text:span>, 964 tys. to są osoby pełnoletnie ze zgromadzonym pełnym wkładem i ponad 900 tys<text:span text:style-name="T3787">.</text:span><text:s/>to są te osoby, które są albo małoletnie, albo nie zgromadziły tego wkładu.<text:s/><text:span text:style-name="T3788">I</text:span><text:s/>powiadam jeżeli zestawimy niecałe 100 tys. mieszkań spółdzielczych oddawanych do użytku, proszę państwa jaka tu jest perspektywa załatwieni<text:span text:style-name="T3789">a</text:span><text:s/><text:span text:style-name="T3790">tej</text:span><text:s/>sprawy?</text:p>
      <text:p text:style-name="P3791">Natomiast powiadam, nawet ten punkt<text:span text:style-name="T3792">,</text:span><text:s/>na który tu był łaskaw pan docent Grudziński się odwoływać, że należy zapewnić zachęty do rezygnacji. Proszę pa<text:span text:style-name="T3793">ń</text:span>stwa za zachęta kredyt i działki to ona w tej chwili nie rozwiąże t<text:span text:style-name="T3794">eg</text:span>o problemu. Tu albo się zastanówmy, że skoro chcemy si<text:span text:style-name="T3795">ę</text:span><text:s/>wywiąza<text:span text:style-name="T3796">ć<text:s/></text:span>wob<text:span text:style-name="T3797">e</text:span>c wszystkich oczekujących, mam na<text:s/><text:span text:style-name="T3798">m</text:span>yś<text:span text:style-name="T3799">l</text:span>i wywiązać państwo,<text:span text:style-name="T3800"><text:s/></text:span>to określmy na jakich zasadach. Bo ja rozumiem,<text:s/><text:span text:style-name="T3801">ż</text:span>e na dotychczasowych zasadach jest to nierealne. I chyba t<text:span text:style-name="T3802">ę</text:span><text:s/>świadomość tutaj musimy mieć, rozstrzygając te bardzo trudną z punktu widzenia społecznego sprawę kolejki mi<text:span text:style-name="T3803">es</text:span>zkaniow<text:span text:style-name="T3804">ej.</text:span></text:p>
      <text:p text:style-name="P3805">Dziękuję.</text:p>
      <text:p text:style-name="P3806"><text:span text:style-name="T3807">Przew</text:span><text:span text:style-name="T3808">od</text:span><text:span text:style-name="T3809">niczący</text:span>:</text:p>
      <text:p text:style-name="P3810"><text:span text:style-name="T3811">Dziękuję</text:span>.</text:p>
      <text:p text:style-name="P3812"><text:span text:style-name="T3813">Witold Cieszkowski</text:span>:</text:p>
      <text:p text:style-name="P3814">Chciałem zadać tylko j<text:span text:style-name="T3815">ed</text:span>no pytanie - czy w związku z tym zdanie początkowe pkt. 4 w ogóle może być tak w ogóle formułowane. Przypominam, że ono jest zapisane, że pa<text:span text:style-name="T3816">ń</text:span>stwo powinno zrealizować swoje zobowiązania wobe<text:span text:style-name="T3817">c</text:span><text:span text:style-name="T3818"><text:s/></text:span>spółdzielcz<text:span text:style-name="T3819">ej</text:span><text:s/>kolejki mieszkaniow<text:span text:style-name="T3820">ej</text:span>. Jest to wobec..<text:span text:style-name="T3821">.</text:span><text:s/>szczególnie wobec wariantu dru<text:span text:style-name="T3822">g</text:span>iego głęboka nieprawda<text:span text:style-name="T3823">.</text:span></text:p>
      <text:p text:style-name="P3824"><text:span text:style-name="T3825">Pr</text:span><text:span text:style-name="T3826">ze</text:span><text:span text:style-name="T3827">wodn</text:span><text:span text:style-name="T3828">icz</text:span><text:span text:style-name="T3829">ą</text:span><text:span text:style-name="T3830">cy</text:span><text:span text:style-name="T3831">:</text:span></text:p>
      <text:p text:style-name="P3832"><text:span text:style-name="T3833">Dziękuję</text:span><text:s/>bardzo. Czy pan Stępiński zabiera<text:s/><text:span text:style-name="T3834">g</text:span>łos<text:span text:style-name="T3835">,</text:span><text:s/>czy rezygnuje?<text:s/><text:span text:style-name="T3836">Dziękuję</text:span>. Proszę bardzo pan prof<text:span text:style-name="T3837">.</text:span><text:s/>Andrzejewski.</text:p>
      <text:p text:style-name="P3838"><text:span text:style-name="T3839">Pr</text:span><text:span text:style-name="T3840">of</text:span><text:span text:style-name="T3841">. A. Andrz</text:span><text:span text:style-name="T3842">ej</text:span><text:span text:style-name="T3843">ewski</text:span>:</text:p>
      <text:p text:style-name="P3844">Wyja<text:span text:style-name="T3845">śn</text:span>i<text:span text:style-name="T3846">en</text:span>ia chyba wymaga to zdanie, co to znaczy według d<text:span text:style-name="T3847">ot</text:span>ychczasowych zasad. Nie s<text:span text:style-name="T3848">ą</text:span>dzę, aby to można było rozumieć, iż są utrzymywane zasady kredytowania takie, jakie były<text:s/><text:span text:style-name="T3849">w</text:span><text:s/>momencie przyjmowania przez członków, i tak zresztą nie była tak rozumiana, jak sądzę zasada, bo każda.<text:span text:style-name="T3850">..</text:span><text:s/>wstępowano w różnych<text:s/><text:soft-page-break/>latach, a pokrywanie kosztów odbywało się w momencie otrzymania mieszkania według obowi<text:span text:style-name="T3851">ą</text:span>zujących w danym momencie zasad finansowania.<text:s/><text:span text:style-name="T3852">I</text:span><text:s/>były stąd dopłaty do... były zmiany wkładów, to w różnych kierunkach szło, ale nigdy nie było zasady, że według zasad z dnia zapisania.</text:p>
      <text:p text:style-name="P3853">I sądzę, że należałoby ten punkt skreślić, według zasad<text:span text:style-name="T3854">.</text:span><text:s/>To znaczy utrzymuje się kolejkę, ale według zasad jakie ob<text:span text:style-name="T3855">o</text:span>wiązywać będą w tym momencie kiedy to jest realizowane.<text:s/><text:span text:style-name="T3856">I</text:span><text:s/>wtedy następuje rozliczenie pomiędzy tym co zostało zgromadzone, a tym co jak w danym momencie czasu będą wyglądały obowiązki członka spółdzielni w stosunku do spółdzielni i do banków. I wtedy byłoby to ostrze stępione, natomiast wydaje mi się, że jest istotniejszy system zachęty stworzenia innych form niż takiego odcinania pewnego<text:s/>ogona, który wywoła ni<text:span text:style-name="T3857">ez</text:span>adowolenie. Należy wtedy wyraźnie określić sprawę, że tych obowiązków finansowych, które będą rosły, bo nie możemy wyłączyć ćwierci miliona gospodarstw... 25 proc. poten<text:span text:style-name="T3858">cj</text:span>alnych gospodarstw rzeczywistych, domowych, bo mamy ich nie 10, a 2<text:s/><text:span text:style-name="T3859">m</text:span>ln 600<text:s/>tys., to j<text:span text:style-name="T3860">es</text:span>t ok. 20<text:s/><text:span text:style-name="T3861">p</text:span>aru procent, trochę więcej jest.<text:s/>Al<text:span text:style-name="T3862">e</text:span><text:s/><text:span text:style-name="T3863">w</text:span><text:s/>miastach jest, miasta musielibyśmy nawet wyłączyć praktycznie jakieś 30 parę procent.</text:p>
      <text:p text:style-name="P3864"><text:span text:style-name="T3865">Przewodniczący</text:span><text:span text:style-name="T3866">:</text:span></text:p>
      <text:p text:style-name="P3867">Dz<text:span text:style-name="T3868">ię</text:span>kuję bardzo<text:span text:style-name="T3869">.</text:span><text:s/><text:span text:style-name="T3870">I</text:span><text:s/>kolejno pan Uhma.</text:p>
      <text:p text:style-name="P3871"><text:span text:style-name="T3872">Wł</text:span><text:span text:style-name="T3873">. Dominia</text:span><text:span text:style-name="T3874">k</text:span>:</text:p>
      <text:p text:style-name="P3875">Ja chciałem jeszcze na chwilk<text:span text:style-name="T3876">ę<text:s/></text:span>wrócić<text:span text:style-name="T3877">.</text:span><text:s/>Otóż jest rzeczą dla<text:s/><text:span text:style-name="T3878">m</text:span>nie oczywistą, że nie m<text:span text:style-name="T3879">o</text:span>żna utrzymać tych zasad kredytowania,<text:s/><text:span text:style-name="T3880">su</text:span>bw<text:span text:style-name="T3881">encj</text:span>onowan<text:span text:style-name="T3882">ia</text:span><text:s/>i tego nie<text:s/><text:span text:style-name="T3883">m</text:span>iałe<text:span text:style-name="T3884">m</text:span><text:s/>na myśli. Raczej miałem na my<text:span text:style-name="T3885">ś</text:span>li t<text:span text:style-name="T3886">o</text:span>, że przyg<text:span text:style-name="T3887">ot</text:span>owujemy nową umową społeczną, a chcemy brutalnie złamać już istniejącą. Uważamy, że arbitralne woluntary<text:span text:style-name="T3888">st</text:span>yczne podciągnięcia przy pomocy jednej uchwały czy dwóch, są niewłaściwym rozwiąza<text:span text:style-name="T3889">n</text:span>iem, ale próbujemy tych samych środków, zastosowania tych samych środków.<text:s/><text:span text:style-name="T3890">O</text:span>czywiście najprościej by było podać tym 2 mln.<text:s/>czy 1,5 milionowi po milion kredytów<text:s/><text:span text:style-name="T3891">i</text:span><text:s/>puścić<text:s/><text:span text:style-name="T3892">i</text:span>ch w P<text:span text:style-name="T3893">o</text:span>lskę. Tylko gdzie? Do kogo? Oczywiście, że w pewnej mierze wchłonie budownictwo indywidualne, część czy inne<text:s/><text:span text:style-name="T3894">f</text:span>ormy.</text:p>
      <text:p text:style-name="P3895">Dlatego jestem za tym, żeby zastosować takie zach<text:span text:style-name="T3896">ę</text:span>ty ekonomiczno-finansowe, żeby to było z własnej woli, że tak powiem opuszczanie kolejki spółdzielcz<text:span text:style-name="T3897">ej</text:span><text:s/>i przemieszczanie do innych form, a nie takie brutalne<text:s/><text:span text:style-name="T3898">roz</text:span>wiązanie przy pomocy uchwały. O to mi chodzi właśnie.</text:p>
      <text:p text:style-name="P3899">Dziękuję.</text:p>
      <text:p text:style-name="P3900"><text:span text:style-name="T3901">Przewodniczący</text:span><text:span text:style-name="T3902">:</text:span></text:p>
      <text:p text:style-name="P3903">Dziękuję bardzo. Pan<text:s/><text:span text:style-name="T3904">Uh</text:span>ma<text:span text:style-name="T3905">.</text:span></text:p>
      <text:p text:style-name="P3906"><text:span text:style-name="T3907">Cz</text:span><text:span text:style-name="T3908">e</text:span><text:span text:style-name="T3909">sław Uhma</text:span>:</text:p>
      <text:p text:style-name="P3910">Dyskutujemy o rozpaczliwej sprawie. My na podstawie tych wskaźników, które przyjęliśmy wybudu<text:span text:style-name="T3911">je</text:span>my w ciągu 11 lat od 90 do 2000 r<text:span text:style-name="T3912">.</text:span><text:s/>3 mln 400 tys. mieszkań. Z tego co najmniej jedna trzecia będzie to budownictwo<text:s/><text:span text:style-name="T3913">in</text:span>dyw<text:span text:style-name="T3914">i</text:span>dualne, zostaje 2 mln 200 tys. m<text:span text:style-name="T3915">ies</text:span>zkań<text:span text:style-name="T3916">.</text:span><text:s/>Podano nam, że 2 mln 600<text:s/>tys.<text:s/>już<text:s/><text:span text:style-name="T3917">ma</text:span>my zobowiązań<text:span text:style-name="T3918">.</text:span><text:s/>Czyli wobec tego nie m<text:span text:style-name="T3919">ożem</text:span>y już zrealizować ani<text:s/><text:span text:style-name="T3920">m</text:span>ałych spółdzi<text:span text:style-name="T3921">el</text:span>ni, ani budownictwa, jaki<text:span text:style-name="T3922">eg</text:span>ok<text:span text:style-name="T3923">ol</text:span>wi<text:span text:style-name="T3924">ek<text:s/></text:span>inne<text:span text:style-name="T3925">g</text:span>o, poza spółdzielczym budownictwem mi<text:span text:style-name="T3926">es</text:span>zkaniowym, które zrealizuje tę kolejkę. Sytuacja jest taka, skoro przyjęliśmy wskaźniki 8 i 10, i to jest w odwrotnej kolejności jak potrzeba<text:span text:style-name="T3927">.</text:span><text:s/><text:span text:style-name="T3928">B</text:span>o najpierw trz<text:span text:style-name="T3929">eb</text:span>a 10, a potem 8, to już wszystko konsek<text:span text:style-name="T3930">we</text:span>ncja.<text:s/><text:span text:style-name="T3931">I</text:span><text:s/>teraz albo nie mówmy wcale o tym problemie, albo podej<text:span text:style-name="T3932">mij</text:span>my męską decyzję.</text:p>
      <text:soft-page-break/>
      <text:p text:style-name="P3933">Dziękuję<text:span text:style-name="T3934">.</text:span></text:p>
      <text:p text:style-name="P3935"><text:span text:style-name="T3936">Przewodniczący</text:span>:</text:p>
      <text:p text:style-name="P3937"><text:span text:style-name="T3938">Dziękuję</text:span><text:s/>bardzo. Pan<text:s/><text:span text:style-name="T3939">W</text:span>ysocki<text:span text:style-name="T3940">,</text:span><text:s/><text:span text:style-name="T3941">ja</text:span>ko kol<text:span text:style-name="T3942">ej</text:span>ny pan Mrzygł<text:span text:style-name="T3943">ód</text:span>.</text:p>
      <text:p text:style-name="P3944"><text:span text:style-name="T3945">Marian Wysocki</text:span>:</text:p>
      <text:p text:style-name="P3946">Proponuję spojrzeć nieco inaczej na sprawę kolejki. Je<text:span text:style-name="T3947">ś</text:span>li podejdziemy wprost jak dotychczas tradycyjnie zginiemy, uwikłamy się w sprawy, których nie rozwiążemy. Kolejka j<text:span text:style-name="T3948">es</text:span>t bowiem jednym z garbów - przepraszam za to słowo - które narosły w wyniku różnych spraw, i które mu<text:span text:style-name="T3949">si</text:span>my jakoś może usunąć operacyjnie,<text:s/><text:span text:style-name="T3950">m</text:span>oże w jakiś inny sposób<text:span text:style-name="T3951">.</text:span></text:p>
      <text:p text:style-name="P3952">Proponuję, aby podejść do tej kolejki, która czeka<text:span text:style-name="T3953"><text:s/></text:span>jak do normalnego innego człowieka z boku. Co p<text:span text:style-name="T3954">o</text:span>wiem<text:span text:style-name="T3955">.</text:span><text:s/>Swojego syna nie zapisywałem do kolejki spółdzielcz<text:span text:style-name="T3956">ej,</text:span><text:s/>bo uważam, że moje mieszkanie jest mniej więcej wystarcz<text:span text:style-name="T3957">aj</text:span>ące i dobrze będzie jeżeli on ze mną zamieszka, nie będę sa<text:span text:style-name="T3958">m</text:span><text:s/>mieszkał<text:span text:style-name="T3959">.<text:s/></text:span>Ale dlaczego on ma tracić prawo przez to równo z ty<text:span text:style-name="T3960">m</text:span>i, którzy<text:span text:style-name="T3961"><text:s/></text:span>się zapisali?</text:p>
      <text:p text:style-name="P3962">Proponowa<text:span text:style-name="T3963">łb</text:span>ym, aby powiedzieć, aby po pierwsze unika<text:span text:style-name="T3964">ć</text:span><text:s/>formuły d<text:span text:style-name="T3965">ot</text:span>ychczasowych zasad w sprawach budownictwa spółdzielczego<text:span text:style-name="T3966">.</text:span><text:s/>Odwrotnie proponowałbym powiedzieć, że one powinny być m<text:span text:style-name="T3967">odyfik</text:span>owane, zmieniane, w m<text:span text:style-name="T3968">y</text:span>ś<text:span text:style-name="T3969">l</text:span><text:s/>naszych tutaj ustaleń zwiększonym wysiłku, wkładzie<text:s/><text:span text:style-name="T3970">fi</text:span>nansowym.<text:s/><text:span text:style-name="T3971">I</text:span><text:s/>j<text:span text:style-name="T3972">es</text:span>t to<text:s/>rzecz<text:span text:style-name="T3973">,</text:span><text:s/>która przez społeczeństwo<text:s/><text:span text:style-name="T3974">-</text:span><text:s/>moim zdaniem<text:s/><text:span text:style-name="T3975">-</text:span><text:s/>przez kolejkę powinna być przyj<text:span text:style-name="T3976">ę</text:span>ta z oporami<text:span text:style-name="T3977">.</text:span><text:s/><text:span text:style-name="T3978">N</text:span>ie<text:s/><text:span text:style-name="T3979">m</text:span>ożemy mów<text:span text:style-name="T3980">i</text:span>ć o takich procentach<text:s/><text:span text:style-name="T3981">k</text:span>r<text:span text:style-name="T3982">edyto</text:span>wych, znaczy o stopie procentowej,<text:s/><text:span text:style-name="T3983">j</text:span>ak<text:s/><text:span text:style-name="T3984">d</text:span>otychczas, nie możemy<text:s/><text:span text:style-name="T3985">m</text:span>ówić o tak niewielkim wkładzie i inn<text:span text:style-name="T3986">yc</text:span>h<text:span text:style-name="T3987"><text:s/></text:span>sprawach<text:span text:style-name="T3988">.</text:span><text:s/>To jest to<text:span text:style-name="T3989">.</text:span><text:s/><text:span text:style-name="T3990">I</text:span><text:s/>od tego by<text:span text:style-name="T3991">m</text:span><text:s/>zaczął, o potrzebie zmiany zasad finansowych, kredytowych w spółdzielczym budownictw<text:span text:style-name="T3992">i</text:span>e<text:span text:style-name="T3993"><text:s/></text:span>m<text:span text:style-name="T3994">ies</text:span>zkan<text:span text:style-name="T3995">i</text:span>owym, w kierunku zwiększenia itd.<text:s/><text:span text:style-name="T3996">I</text:span><text:s/>obejmować to powinno wszystkich, którzy nie otrzymali.</text:p>
      <text:p text:style-name="P3997">Drugie uważam, że z punktu widzenia społecznego i dalej nie rozr<text:span text:style-name="T3998">óż</text:span>niałbym ani nie<text:s/>elim<text:span text:style-name="T3999">inow</text:span>ałbym<text:s/>z tej kolejki jakichś ludzi dopisywał. O co chodzi? To znaczy ominąłbym ten temat co to jest kolejka?<text:s/><text:span text:style-name="T4000">Ż</text:span>e to tylko dorośli, że tylko to... po prostu kolejka.</text:p>
      <text:p text:style-name="P4001">Dalej<text:s/><text:span text:style-name="T4002">-</text:span><text:s/>nie powiadałbym nic na temat, że nowi ludzi nie mogą do tej kolejki wchodzić. Na tych nowych zmienionych zasadach mogą, dlaczego nie<text:s/><text:span text:style-name="T4003">m</text:span>oże powstać spółdzielnia, sama, mała czy duża, gdzieś gdzie zechcą coś zbudować. I tak by<text:span text:style-name="T4004">m<text:s/></text:span>poprzestał.</text:p>
      <text:p text:style-name="P4005">Co widzę w wyniku takiego zapisu i takiego działan<text:span text:style-name="T4006">i</text:span>a?</text:p>
      <text:p text:style-name="P4007">To, że wiele osób i tych z<text:s/><text:span text:style-name="T4008">p</text:span>ełny<text:span text:style-name="T4009">m</text:span><text:s/>wkładem i dorosłych, i dzieci, i wszystkich zweryfikują swój pogląd czy chcą być w kolejce. Dalej - syste<text:span text:style-name="T4010">m</text:span><text:s/>stworzony<text:s/><text:span text:style-name="T4011">w</text:span><text:s/>innych formach budowni<text:span text:style-name="T4012">ct</text:span>wa, proszę zwróci<text:span text:style-name="T4013">ć</text:span><text:s/>uwagę, ja nie mówię o zachętach dla oczekujących w kolejce, zmieniony system w innych formach budowni<text:span text:style-name="T4014">ct</text:span>wa będzie dla nich alternatywą<text:span text:style-name="T4015">.</text:span><text:s/>Tu powiedzmy zwiększone obciążenie, tam ułatwienia i możliwości,<text:s/><text:span text:style-name="T4016">i</text:span><text:s/>kolejka sama<text:span text:style-name="T4017"><text:s/></text:span>się zweryfikuje. Oceniam,<text:s/><text:span text:style-name="T4018">ż</text:span>e wiele osób przejdzie jeśli będą realne w miarę godziwe możliwości realizacji np. budownictwa<text:s/>indyw<text:span text:style-name="T4019">id</text:span>ua<text:span text:style-name="T4020">lneg</text:span>o, dużo ludzi odejdzie. Jak będą zwiększone obciąże<text:span text:style-name="T4021">n</text:span>ia w<text:s/>spółdzielcz<text:span text:style-name="T4022">ej</text:span><text:s/><text:span text:style-name="T4023">f</text:span>o<text:span text:style-name="T4024">r</text:span>mule, wiele rodzin zdecyduje się mieszkać wspólnie i zrezygnuje z mieszkania l<text:span text:style-name="T4025">u</text:span>b zamienić.<text:s/><text:span text:style-name="T4026">I</text:span><text:s/>taki spo<text:span text:style-name="T4027">s</text:span>ób odejścia bym prezentował<text:s/><text:span text:style-name="T4028">w</text:span><text:s/>tym temacie. Dlatego, ż<text:span text:style-name="T4029">e<text:s/></text:span>alternatywa pierwsza<text:s/><text:span text:style-name="T4030">i</text:span><text:s/>druga wywołają dyskusje wielkie<text:span text:style-name="T4031">.</text:span></text:p>
      <text:p text:style-name="P4032"><text:span text:style-name="T4033">A</text:span><text:s/>czy naprawdę wejdziemy np<text:span text:style-name="T4034">.</text:span><text:s/>w pierwszy w<text:span text:style-name="T4035">ar</text:span>iant, bo drugi jest trochę łagodni<text:span text:style-name="T4036">ej</text:span>szy, ale jeżeli wejdziemy<text:s/><text:span text:style-name="T4037">w</text:span><text:s/>pierwszy wariant to możemy tak powiedzieć<text:span text:style-name="T4038">.</text:span><text:s/>Powiedzmy, że są potrzebne zmiany w polityce mi<text:span text:style-name="T4039">es</text:span>zkaniow<text:span text:style-name="T4040">ej,</text:span><text:s/>ale spotkajmy się w 2000 r., wypełniamy dotychczasowe zobowiązania<text:s/><text:span text:style-name="T4041">i</text:span><text:s/>wte<text:span text:style-name="T4042">d</text:span>y dopiero<text:s/><text:soft-page-break/>będziemy realnie mówić<text:s/><text:span text:style-name="T4043">o</text:span><text:s/>nowych zmianach. Bo co<text:s/><text:span text:style-name="T4044">m</text:span>y możemy zmienić?<text:s/><text:span text:style-name="T4045">W</text:span><text:s/>dużym segmencie spraw mi<text:span text:style-name="T4046">esz</text:span>kan<text:span text:style-name="T4047">iowyc</text:span>h spółdzielczych państwo jest uwiązane na wiele, wiele lat<text:span text:style-name="T4048">.</text:span></text:p>
      <text:p text:style-name="P4049">Takie bym propono<text:span text:style-name="T4050">w</text:span>ał rozwiązanie. Wydaje mi się ono rozsądne<text:span text:style-name="T4051">.</text:span></text:p>
      <text:p text:style-name="P4052">Dziękuję.</text:p>
      <text:p text:style-name="P4053"><text:span text:style-name="T4054">Przewodniczący</text:span>:</text:p>
      <text:p text:style-name="P4055"><text:span text:style-name="T4056">D</text:span>z<text:span text:style-name="T4057">ięk</text:span>u<text:span text:style-name="T4058">ję</text:span>.<text:s/><text:span text:style-name="T4059">K</text:span>to z państwa w tym tema<text:span text:style-name="T4060">ci</text:span>e<text:span text:style-name="T4061"><text:s/></text:span>jeszcze chciałby zabrać głos, przed obiadem. Na ten temat trzy osoby, czy ktoś jeszcze? Nie widzę. Proszę bardzo pan<text:s/><text:span text:style-name="T4062">M</text:span>rz<text:span text:style-name="T4063">yg</text:span>ł<text:span text:style-name="T4064">ó</text:span>d<text:span text:style-name="T4065">.</text:span></text:p>
      <text:p text:style-name="P4066"><text:span text:style-name="T4067">Tadeusz Mrzy</text:span><text:span text:style-name="T4068">g</text:span><text:span text:style-name="T4069">łód</text:span>:</text:p>
      <text:p text:style-name="P4070">Ja myślę, że można by było skre<text:span text:style-name="T4071">ś</text:span>lić wariant drugi i wprowadzić to co mój poprz<text:span text:style-name="T4072">ed</text:span>nik mówił,<text:s/><text:span text:style-name="T4073">pr</text:span>zepraszam, że ja się powtarzam, ale wcześniej się zgłosiłem i powi<text:span text:style-name="T4074">ed</text:span>zieć tak - uzyskanie mi<text:span text:style-name="T4075">es</text:span>zkania według zmienionych<text:s/><text:span text:style-name="T4076">z</text:span>asad w nawiasie<text:s/><text:span text:style-name="T4077">/</text:span>wyższy udział środków własnych<text:s/><text:span text:style-name="T4078">it</text:span>d<text:span text:style-name="T4079">./</text:span>. I w ten spos<text:span text:style-name="T4080">ó</text:span>b byśmy ten drugi wariant zlikwidowali i byłby jeden.<text:s/><text:span text:style-name="T4081">B</text:span>o jeżeli będą dwa wariant<text:span text:style-name="T4082">y</text:span><text:s/>to nie będzie żaden wybrany<text:span text:style-name="T4083">.</text:span></text:p>
      <text:p text:style-name="P4084"><text:span text:style-name="T4085">P</text:span><text:span text:style-name="T4086">rz</text:span><text:span text:style-name="T4087">e</text:span><text:span text:style-name="T4088">w</text:span><text:span text:style-name="T4089">o</text:span><text:span text:style-name="T4090">d</text:span><text:span text:style-name="T4091">n</text:span><text:span text:style-name="T4092">i</text:span><text:span text:style-name="T4093">c</text:span><text:span text:style-name="T4094">z</text:span><text:span text:style-name="T4095">ący</text:span>:</text:p>
      <text:p text:style-name="P4096">D<text:span text:style-name="T4097">z</text:span>i<text:span text:style-name="T4098">ękuję</text:span><text:s/>bardzo. Pan Tuszyński.</text:p>
      <text:p text:style-name="P4099"><text:span text:style-name="T4100">Wacław Tuszyński</text:span>:</text:p>
      <text:p text:style-name="P4101">Ja tu miałby<text:span text:style-name="T4102">m</text:span><text:s/><text:span text:style-name="T4103">w</text:span><text:s/>nawiązaniu<text:span text:style-name="T4104"><text:s/></text:span>do pana Wysockiego propozycję. Bo tu nie jest powiedziane, że<text:span text:style-name="T4105"><text:s/>m</text:span>y likwidujemy, że jest postawiony wniosek o likwidacji spółdzielni. Takiego wniosku tutaj nie ma. Natomiast wynikałoby z tego układu, że spółdzielczość przestaje istnieć. A<text:s/>w<text:s/>moim przekonaniu nie. Ja tu bym właśnie nawiązał do wypowiedzi pana, żeby miejsce w kolejce było miejscem o charakterze ekonomicznym. Chcesz wcześniej otrzymać mieszkanie mus<text:span text:style-name="T4106">i</text:span>s<text:span text:style-name="T4107">z</text:span><text:s/>m<text:span text:style-name="T4108">i</text:span>eć inny udział wkładu.<text:s/><text:span text:style-name="T4109">I</text:span><text:s/>z pozyskanych pien<text:span text:style-name="T4110">i</text:span>ędzy formy kredytowania takich czy innych, ale to miejsce w kolejce powinno by<text:span text:style-name="T4111">ć</text:span><text:s/>uzależnione od mianowicie ilości wpłaconych pieniędzy.<text:s/><text:span text:style-name="T4112">I</text:span><text:s/><text:span text:style-name="T4113">m</text:span>usi być doprowadzone do stanu takiego,<text:s/>że<text:s/>jeżeli ktoś opłacił 100 pro<text:span text:style-name="T4114">c</text:span>.<text:span text:style-name="T4115"><text:s/></text:span>wartości mieszkania to decyduje tylko data kiedy to dokonał, i miejsce w kolejce wtedy data decyduje. Bo tak to jest bierne oczekiwanie i to nic nam nie zmienia mianowicie ruchu spo<text:span text:style-name="T4116">łe</text:span>czeń<text:span text:style-name="T4117">st</text:span>wa w tym zakresie nie ma.</text:p>
      <text:p text:style-name="P4118">A sk<text:span text:style-name="T4119">o</text:span>ro zdecydowaliśmy się mianowicie, że pozostaje spółdzielczość to muszą zmienić<text:s/><text:span text:style-name="T4120">s</text:span><text:span text:style-name="T4121">ię</text:span><text:s/>zasady kredytowania i zasady mianowicie miejsca w kolejce, jako ekonomiczne.</text:p>
      <text:p text:style-name="P4122"><text:span text:style-name="T4123">Przewodni</text:span><text:span text:style-name="T4124">cz</text:span><text:span text:style-name="T4125">ący:</text:span></text:p>
      <text:p text:style-name="P4126"><text:span text:style-name="T4127">Dziękuję.</text:span><text:s/>bardzo. Proszę pan<text:span text:style-name="T4128">.</text:span>..</text:p>
      <text:p text:style-name="P4129"><text:span text:style-name="T4130"><text:s text:c="29"/></text:span>:</text:p>
      <text:p text:style-name="P4131">Ja dzisiaj<text:s/><text:span text:style-name="T4132">w</text:span><text:s/>dyskusji optowałem przy pierwszym punkcie o tym, żeby powiedzieć o klęsce dotychczasowej polityki mieszkaniow<text:span text:style-name="T4133">ej</text:span><text:s/>nie dlatego, żeby to było zaostrzona form<text:span text:style-name="T4134">a</text:span>, tylko żeby po prostu państwo sobie wszyscy zdali sprawę, że się spotkaliśmy w pkt. 4 z eufemizmem na ten temat<text:span text:style-name="T4135">.</text:span><text:s/>Ja powtarzam jeszcze raz, zgłosiłem to pytanie czy rz<text:span text:style-name="T4136">e</text:span>czywiście pkt 4<text:s/><text:span text:style-name="T4137">m</text:span>oże zaczynać od słów<text:s/>„państwo powinno realizować ..<text:span text:style-name="T4138">.</text:span>zrea<text:span text:style-name="T4139">l</text:span>izować swoje zobowiązanie wobec spółd<text:span text:style-name="T4140">zi</text:span>elcz<text:span text:style-name="T4141">ej<text:s/></text:span>kolejki mi<text:span text:style-name="T4142">es</text:span>zkaniow<text:span text:style-name="T4143">ej</text:span>”<text:span text:style-name="T4144">.</text:span><text:s/><text:span text:style-name="T4145">U</text:span>w<text:span text:style-name="T4146">a</text:span>ża<text:span text:style-name="T4147">m,</text:span><text:s/>ż<text:span text:style-name="T4148">e</text:span><text:s/>powinno się<text:s/><text:span text:style-name="T4149">t</text:span>utaj powiedzieć, że z powodu klęski polityki mi<text:span text:style-name="T4150">es</text:span>zkaniow<text:span text:style-name="T4151">ej</text:span><text:s/>państwa, pa<text:span text:style-name="T4152">ń</text:span>stwo nie jest w stanie zreal<text:span text:style-name="T4153">i</text:span>zować swego zobowiązania wobec spółdzielczej kolejki mi<text:span text:style-name="T4154">es</text:span>zkaniow<text:span text:style-name="T4155">ej.</text:span><text:s/>I dopiero wtedy dyskutować w stosunku do ko<text:span text:style-name="T4156">g</text:span>o i w jaki sposób państwo może czy ma siłę, czy ma środki na spełnienie swoich zobowiązań. To jest pierwsza sprawa<text:span text:style-name="T4157">.</text:span></text:p>
      <text:p text:style-name="P4158">Druga rzecz to pan Wysocki powiedział o tym, że nie zapisał swojego syna do spółdzielni itd. Nie będę<text:s/><text:soft-page-break/>wnikał w to, że akurat pewno jego możliwości mieszkaniowe są takie, że ten syn się jeszcze zmie<text:span text:style-name="T4159">ś</text:span>ci w tym mieszkaniu, ale chcę powiedzieć tutaj, że otwieranie jak gdyby nowych iluzji, nowych możliwości powoduje tylko taką sprawę, jak się dzieje dzisiaj w kolejkach np. po ser, to jest sytuacja tak, że stoi<text:span text:style-name="T4160"><text:s/></text:span>w kolejce 20 osób, a sera jest dla 5. Nasze propozycje id<text:span text:style-name="T4161">ą<text:s/></text:span>teraz w tej sytuacji w tym kierunku, żeby rzucić ten ser nie do tego sklepu tylko do innego, ta kolejka się rozpada i tam się ustawia następna kolejka, sera tego oczywiście nie<text:s/><text:span text:style-name="T4162">m</text:span>a, i obsłużonych ludzi nie ma, i ci co mają większą parę w nogach<text:span text:style-name="T4163"><text:s/></text:span>ci zdążą do drugiej kolejki.<text:s/><text:span text:style-name="T4164">A</text:span><text:s/>więc sumując sprawy<text:span text:style-name="T4165">,</text:span><text:s/>nie<text:span text:style-name="T4166"><text:s/></text:span>chcę prz<text:span text:style-name="T4167">ed</text:span>łużać.</text:p>
      <text:p text:style-name="P4168">Jeśli mamy być tutaj prawdomówni<text:s/><text:span text:style-name="T4169">i</text:span><text:s/>mi<text:span text:style-name="T4170">eli</text:span>byśm<text:span text:style-name="T4171">y</text:span><text:s/><text:span text:style-name="T4172">t</text:span>en punkt zacząć od prawdy, to inaczej sformułujmy, prawdziwie sfor<text:span text:style-name="T4173">m</text:span>ułujmy czołówkę tego punktu. I wtedy ewentualnie możemy powiedzieć, że takie warianty czy inne, wołałbym żeby to był jeden wariant znalez<text:span text:style-name="T4174">i</text:span>ony tutaj consensus w tym właśnie prz<text:span text:style-name="T4175">ed</text:span>miocie komu, bo nie w<text:s/><text:span text:style-name="T4176">j</text:span>akim czasie<text:span text:style-name="T4177">,</text:span><text:s/>tutaj<text:s/><text:span text:style-name="T4178">pa</text:span>n prof. Andrzejewski ma ra<text:span text:style-name="T4179">cj</text:span>ę,<text:s/><text:span text:style-name="T4180">ż</text:span>e nie<text:s/><text:span text:style-name="T4181">m</text:span>ożemy podawać tutaj czasu, ale komu i na jakich względnie r<text:span text:style-name="T4182">ó</text:span>wnorz<text:span text:style-name="T4183">ęd</text:span>nych warunkach niż ten ser w tym drugim sklepie<text:span text:style-name="T4184">.</text:span><text:s/>Możemy obiecać realizację swoich znacznie<text:span text:style-name="T4185"><text:s/></text:span>większych zobowiązań, które podjęło państwo<text:span text:style-name="T4186">.</text:span><text:s/>Tylko tak to może by<text:span text:style-name="T4187">ć</text:span><text:s/>sformułowane<text:span text:style-name="T4188">.</text:span></text:p>
      <text:p text:style-name="P4189">Natomiast mów<text:span text:style-name="T4190">i</text:span>ę taki początek punktu czwartego, jaki ja tu widz<text:span text:style-name="T4191">ę</text:span>, jest po prostu nową mową, ona si<text:span text:style-name="T4192">ę</text:span>... za tym kryję się ni<text:span text:style-name="T4193">es</text:span>pełnienie warunków. Po co mówić, że spełnia, skoro nie spełnia<text:span text:style-name="T4194">.</text:span></text:p>
      <text:p text:style-name="P4195"><text:span text:style-name="T4196">Przewodni</text:span><text:span text:style-name="T4197">cz</text:span><text:span text:style-name="T4198">ący</text:span>:</text:p>
      <text:p text:style-name="P4199"><text:span text:style-name="T4200">Dziękuję</text:span><text:s/>bardzo<text:span text:style-name="T4201">.</text:span><text:s/>Czy w tym temacie, bo już pytałem kto<text:s/><text:span text:style-name="T4202">je</text:span>szcze, dlatego pytam jeszcze raz czy ktoś oprócz pana Bielaka chce w tym temacie zabrać głos, bo kończymy temat i idziemy na obiad<text:span text:style-name="T4203">.</text:span><text:s/>Nie widzę, proszę bardzo pan Bielak<text:span text:style-name="T4204">.</text:span></text:p>
      <text:p text:style-name="P4205"><text:span text:style-name="T4206">Janusz Bielak</text:span>:</text:p>
      <text:p text:style-name="P4207">Uprzejma pro<text:span text:style-name="T4208">ś</text:span>ba o rozważenie następującego punktu widzenia<text:span text:style-name="T4209">.</text:span><text:s/>Pozostaje wstęp, jak jest, ale trzeba włączyć<text:s/>poj<text:span text:style-name="T4210">ę</text:span>cie<text:s/>modyfikacji zasad uczestnictwa w kolejce.<text:span text:style-name="T4211">..</text:span></text:p>
      <text:p text:style-name="P4212"><text:span text:style-name="T4213">D</text:span>ziękuję<text:span text:style-name="T4214">.</text:span></text:p>
      <text:p text:style-name="P4215"><text:span text:style-name="T4216">Prz</text:span><text:span text:style-name="T4217">ewod</text:span><text:span text:style-name="T4218">niczący</text:span>:</text:p>
      <text:p text:style-name="P4219"><text:span text:style-name="T4220">Dziękuję</text:span><text:s/>bardzo<text:span text:style-name="T4221">.</text:span><text:s/><text:span text:style-name="T4222">Nie</text:span>stety nie udało nam s<text:span text:style-name="T4223">i</text:span>ę więcej punktów do tej przerwy omówić, tylko dwa proponuję, aby zapisy t<text:span text:style-name="T4224">eg</text:span>o punktu oczywiście z uwzgl<text:span text:style-name="T4225">ęd</text:span>nieniem tutaj tej uwagi, aby to był jeden wariant, spróbował w czasie obiadu nanieść na kartkę pan Wysocki, czy jest zgoda?</text:p>
      <text:p text:style-name="P4226">Dziękuję bardzo<text:span text:style-name="T4227">.</text:span></text:p>
      <text:p text:style-name="P4228">I oczywiście punkt trzeci pan Dominiak, i po przerwie wrócilibyśmy do tyc<text:span text:style-name="T4229">h</text:span><text:s/>tematów oczywiście, już tą kolejną część będzie prowadził pan prof. Serwiński, któremu przekazuję prowadzenie.</text:p>
      <text:p text:style-name="P4230">Przerw<text:span text:style-name="T4231">a</text:span><text:s/>obiadowa ok. 45 minut. Natomiast ze względu na to, że mamy tyle te<text:span text:style-name="T4232">m</text:span>at<text:span text:style-name="T4233">ó</text:span>w jeszcze do zrobienia, proponuję, aby możliwie szybko zj<text:span text:style-name="T4234">e</text:span>ść i wrócić na salę obrad. Bo w innym przypadku musimy jeszcze jeden dzień poświ<text:span text:style-name="T4235">e</text:span>cić na dyskusję.</text:p>
      <text:p text:style-name="P4236">Proszę bardzo pan min<text:span text:style-name="T4237">.</text:span><text:s/>Mi<text:span text:style-name="T4238">ec</text:span>zkowski<text:s/><text:span text:style-name="T4239">w</text:span><text:s/>sprawach forma<text:span text:style-name="T4240">ln</text:span>ych.</text:p>
      <text:p text:style-name="P4241"><text:span text:style-name="T4242">Min. L. Mi</text:span><text:span text:style-name="T4243">ecz</text:span><text:span text:style-name="T4244">kowski</text:span>:</text:p>
      <text:p text:style-name="P4245">W sprawie formalnej, poniewa<text:span text:style-name="T4246">ż<text:s/></text:span>zapowi<text:span text:style-name="T4247">ed</text:span>zi<text:span text:style-name="T4248">el</text:span>iśmy, że obiad jest o 2.00,<text:s/>a jest za 5 druga, może my zapytamy pana Dominiaka czy przypadkiem nie jest gotowy z redakcją punktu 3. Bo być może nam odczyta, powiemy że z<text:span text:style-name="T4249">go</text:span>da i lepiej się nam będzie jadło?</text:p>
      <text:soft-page-break/>
      <text:p text:style-name="P4250"><text:span text:style-name="T4251">Wł. Dom</text:span><text:span text:style-name="T4252">i</text:span><text:span text:style-name="T4253">ni</text:span><text:span text:style-name="T4254">a</text:span><text:span text:style-name="T4255">k</text:span><text:span text:style-name="T4256">:</text:span></text:p>
      <text:p text:style-name="P4257">Przepraszam, ale pozostało mi j<text:span text:style-name="T4258">es</text:span>zcze trochę do zr<text:span text:style-name="T4259">ed</text:span>agowan<text:span text:style-name="T4260">ia</text:span>...</text:p>
      <text:p text:style-name="P4261"><text:span text:style-name="T4262">Przewodniczący</text:span>:</text:p>
      <text:p text:style-name="P4263">Brał czynny udział w dyskusji nad pkt. 4<text:s/><text:span text:style-name="T4264">i</text:span><text:s/>dlatego...</text:p>
      <text:p text:style-name="P4265"><text:span text:style-name="T4266">Wł.</text:span><text:span text:style-name="T4267"><text:s/>Dominiak</text:span>:</text:p>
      <text:p text:style-name="P4268">Wycofałem się z dyskusji dalszej chociaż miałem ochotę.</text:p>
      <text:p text:style-name="P4269"><text:span text:style-name="T4270">Min. L</text:span><text:span text:style-name="T4271">.</text:span><text:span text:style-name="T4272"><text:s/>Mieczkowski</text:span>:</text:p>
      <text:p text:style-name="P4273">Nie zdążyłem zaprz<text:span text:style-name="T4274">ec</text:span>zyć.</text:p>
      <text:p text:style-name="P4275"><text:span text:style-name="T4276">Przewodniczący</text:span>:</text:p>
      <text:p text:style-name="P4277">Proponuję, ażeby<text:span text:style-name="T4278">ś</text:span>my przeszli na obiad, życzę smacznego i dziękuję za tą część.</text:p>
      <text:p text:style-name="P4279"/>
      <text:p text:style-name="P4280"><text:span text:style-name="T4281">/Przerwa</text:span>/.</text:p>
      <text:p text:style-name="P4282"/>
      <text:p text:style-name="P4283">/Po przerwie/.</text:p>
      <text:p text:style-name="P4284"/>
      <text:p text:style-name="P4285"><text:span text:style-name="T4286">/</text:span>Po przerwie obiadowej<text:s/><text:span text:style-name="T4287">przewodnictwo</text:span><text:s/>obrad obejmuje<text:s/><text:span text:style-name="T4288">Mi</text:span><text:span text:style-name="T4289">ec</text:span><text:span text:style-name="T4290">zysław Serwiński</text:span>/.</text:p>
      <text:p text:style-name="P4291"><text:span text:style-name="T4292">Przewodn</text:span><text:span text:style-name="T4293">ic</text:span><text:span text:style-name="T4294">ząc</text:span><text:span text:style-name="T4295">y</text:span><text:span text:style-name="T4296">:</text:span></text:p>
      <text:p text:style-name="P4297">Przerwa obiadowa zakończyła się<text:span text:style-name="T4298">,</text:span><text:s/>zanim rozpoczniemy m<text:span text:style-name="T4299">er</text:span>ytoryczną dyskusję chciałbym wyrazić kilka takich własnych refleksji<text:span text:style-name="T4300">.</text:span><text:s/>Byłaby gorąca prośba abyśmy ten formalny wniosek, który przed obiadem padł, abyśmy się<text:span text:style-name="T4301"><text:s/></text:span>zwięźle wypowiadali i tylko w sprawach redakcji<text:span text:style-name="T4302">.</text:span><text:s/>Co należy<text:s/><text:span text:style-name="T4303">ewen</text:span>tua<text:span text:style-name="T4304">ln</text:span>ie zmienić<text:span text:style-name="T4305">.</text:span></text:p>
      <text:p text:style-name="P4306">Druga uwaga i tutaj gorąca prośba o wyrozumiałość, to co powiem może być dyskusyjne, ale to jest moja refleksja. My jak formułujemy gdzieś jakiś protokół niezależnie od tego gdzie ten protokół jest formułowany wkładamy całe serce, cały<text:span text:style-name="T4307"><text:s/></text:span>rozum najdrobni<text:span text:style-name="T4308">ejszej</text:span><text:s/>redakcyjnej zmiany, a potem sytuacja jest taka, że nikt tego tak uważnie nie czyta. Tam wyszukuje si<text:span text:style-name="T4309">ę</text:span><text:s/>tylko sensu. Tak jak... ja bym chciał powiedzieć, jaki jest sens naszych obrad, gdyby mnie ktoś z boku zapytał? To ja mówię, że sens naszych obrad jest taki, że trzy strony po raz pierwszy spotkały się i uzg<text:span text:style-name="T4310">o</text:span>dniły, że musi być intensyfikowane budownictwo mi<text:span text:style-name="T4311">es</text:span>zkaniowe, wskaźniki podaliśmy, i że my musimy zadbać o zachowanie starej substancji mi<text:span text:style-name="T4312">es</text:span>zkaniowej,<text:span text:style-name="T4313"><text:s/></text:span>wszystko inne jest pochodną i ja się obawiam, że w tym z<text:span text:style-name="T4314">es</text:span>pole<text:span text:style-name="T4315"><text:s/></text:span>wi<text:span text:style-name="T4316">ę</text:span>cej nie będzie powiedziane.</text:p>
      <text:p text:style-name="P4317">A jak to w tym załączniku władze budownictwa i rządowe b<text:span text:style-name="T4318">ędą</text:span><text:s/>się martwić. I d<text:span text:style-name="T4319">la</text:span>t<text:span text:style-name="T4320">eg</text:span>o gorąca prośba, żebyśmy zwracali uwagę głównie na sens, na kierunek tego działania, a nie na te subtelności, które, jak z tym przy<text:span text:style-name="T4321">sł</text:span>ow<text:span text:style-name="T4322">io</text:span>wym kotletem, który ten klient zamawia, a potem będzie i tak<text:s/>„schaboszczak”<text:s/>raz<text:span text:style-name="T4323">.</text:span></text:p>
      <text:p text:style-name="P4324"><text:span text:style-name="T4325">/</text:span>Głos z sali:<text:s/>To źle/.</text:p>
      <text:p text:style-name="P4326">Pewnie,<text:s/><text:span text:style-name="T4327">że</text:span><text:s/><text:span text:style-name="T4328">ź</text:span>le<text:span text:style-name="T4329">.</text:span><text:s/>Tylko, że gor<text:span text:style-name="T4330">ą</text:span>ca prośba, a poza tym dzi<text:span text:style-name="T4331">si</text:span>aj chciałbym, żebyśmy już zakończyli naszą pracę. Z tego powodu, że perspektywa soboty wielu osobom nie odpowiada<text:span text:style-name="T4332">.</text:span><text:s/>Trzeba... nie tylko wszyscy m<text:span text:style-name="T4333">ie</text:span>szkają<text:s/><text:span text:style-name="T4334">w<text:s/></text:span>Warszawie. Poza ty<text:span text:style-name="T4335">m</text:span><text:s/>na sobot<text:span text:style-name="T4336">y</text:span><text:s/>każdy<text:s/><text:span text:style-name="T4337">m</text:span>a też swój własny pro<text:span text:style-name="T4338">g</text:span>ram<text:span text:style-name="T4339">,</text:span><text:s/>itd., itd.</text:p>
      <text:p text:style-name="P4340">Dlatego namawiam do zwięzłości.</text:p>
      <text:p text:style-name="P4341">Przystępując teraz do kontynuowania uprzejmie prosz<text:span text:style-name="T4342">ę</text:span><text:s/>pana doc. Dominiaka o zaproponowanie punktu trzeciego.</text:p>
      <text:soft-page-break/>
      <text:p text:style-name="P4343"><text:span text:style-name="T4344">Władysław Dominiak</text:span>:</text:p>
      <text:p text:style-name="P4345">Proponuję takie brzmienie t<text:span text:style-name="T4346">eg</text:span>o punktu, który uwzględnia uwagę pana prof. Andrz<text:span text:style-name="T4347">ej</text:span>ewskiego i pana Zawi<text:span text:style-name="T4348">st</text:span>owski<text:span text:style-name="T4349">eg</text:span>o.</text:p>
      <text:p text:style-name="P4350"><text:span text:style-name="T4351">„</text:span>Zapewnienie warunków swobodn<text:span text:style-name="T4352">eg</text:span>o wyboru przez obywateli<text:s/><text:span text:style-name="T4353">f</text:span>orm zaspokojenia potrzeb mi<text:span text:style-name="T4354">es</text:span>zkaniowych wymaga zmian zasad finansowania budownictwa mieszkaniow<text:span text:style-name="T4355">eg</text:span>o w kierunku rozszerzenia kredytowania<text:s/><text:span text:style-name="T4356">in</text:span>dyw<text:span text:style-name="T4357">id</text:span>ualn<text:span text:style-name="T4358">eg</text:span>o /podmiotowego/, a także tworzenia zachęty do zwiększenia udziału środków<text:s/><text:span text:style-name="T4359">w</text:span>ł<text:span text:style-name="T4360">a</text:span>snych ludności wydatkowany<text:span text:style-name="T4361">ch</text:span><text:s/>na cele mi<text:span text:style-name="T4362">es</text:span>zkaniowe<text:span text:style-name="T4363">.</text:span></text:p>
      <text:p text:style-name="P4364">Towarzyszyć powinna temu pełna swoboda”<text:s/>-<text:s/><text:span text:style-name="T4365">n</text:span>ie<text:s/><text:span text:style-name="T4366">w</text:span>iem tylko czy w nawiasie -<text:s/>„bez admini<text:span text:style-name="T4367">st</text:span>racyjnych ograniczeń w nabywaniu mieszkań na własność oraz możliwo<text:span text:style-name="T4368">ść</text:span><text:s/>poprawy standardu mi<text:span text:style-name="T4369">es</text:span>zkaniow<text:span text:style-name="T4370">eg</text:span>o w zależności od posiadanych środków własnych.</text:p>
      <text:p text:style-name="P4371">Zasady kredytowania i subwen<text:span text:style-name="T4372">cj</text:span>onowania powinny zapewnić godziwy standard mieszkaniowy również grup<text:span text:style-name="T4373">o</text:span>m ludności o niskich dochodach”<text:span text:style-name="T4374">.</text:span></text:p>
      <text:p text:style-name="P4375"><text:span text:style-name="T4376">Przewodniczący</text:span>:</text:p>
      <text:p text:style-name="P4377">Dzi<text:span text:style-name="T4378">ę</text:span>ku<text:span text:style-name="T4379">ję</text:span>, kto z państwa chciałby zabrać<text:s/><text:span text:style-name="T4380">w</text:span><text:s/>tej sprawie głos? Wszystkie myśli, ja<text:span text:style-name="T4381">k</text:span>ie<text:s/><text:span text:style-name="T4382">w</text:span><text:s/>toku dyskusji padły, ja tutaj znalazłem.</text:p>
      <text:p text:style-name="P4383"><text:span text:style-name="T4384">Jeśli<text:s/></text:span>nie ma innych<text:s/><text:span text:style-name="T4385">g</text:span>łosó<text:span text:style-name="T4386">w</text:span>,<text:s/><text:span text:style-name="T4387">t</text:span>o tylko se<text:span text:style-name="T4388">rd</text:span>eczne podziękowania dla pana docenta. To jest jedyny punkt<text:s/>po redakcyjny<text:span text:style-name="T4389">,</text:span><text:s/>kt<text:span text:style-name="T4390">ó</text:span>ry uzyskał takie milczące uznanie<text:span text:style-name="T4391">.</text:span><text:s/>D<text:span text:style-name="T4392">zi</text:span>ę<text:span text:style-name="T4393">kuję</text:span><text:s/>bardzo<text:span text:style-name="T4394">.</text:span><text:s/>Wobec tego uprzejma prośba pod adresem pana Mariana Wysockiego o zaproponowanie brzmienia pkt. 4<text:span text:style-name="T4395">.</text:span></text:p>
      <text:p text:style-name="P4396"><text:span text:style-name="T4397">M</text:span><text:span text:style-name="T4398">arian Wysocki</text:span>:</text:p>
      <text:p text:style-name="P4399">Po konsultacji proponuję następujący tekst:</text:p>
      <text:p text:style-name="P4400"><text:span text:style-name="T4401">„</text:span>W dostosowaniu do powyższych nowych propozycji zasad polityki mi<text:span text:style-name="T4402">es</text:span>zkaniow<text:span text:style-name="T4403">ej</text:span><text:s/>następować powinny zmiany w dotychczasowych” - tu znowu zasadach - „zasadach kredytowych<text:s/><text:span text:style-name="T4404">i<text:s/></text:span>innych budownictwa spółdzi<text:span text:style-name="T4405">el</text:span>czego. W kierunku zwiększenia ud<text:span text:style-name="T4406">zi</text:span>a<text:span text:style-name="T4407">ł</text:span>ów spółdzi<text:span text:style-name="T4408">el</text:span>czych w pozyskaniu mieszkania i większym niż dotychczas” - czy niż obecnie - „znaczeniu t<text:span text:style-name="T4409">eg</text:span>o udziału w przyspieszeniu zrealizowania potrzeby mi<text:span text:style-name="T4410">es</text:span>zkaniow<text:span text:style-name="T4411">ej.</text:span></text:p>
      <text:p text:style-name="P4412">Zmiany w polityce mi<text:span text:style-name="T4413">es</text:span>zkaniow<text:span text:style-name="T4414">ej</text:span><text:s/>zawierać powinny warunki zachęcające obywateli w tym członków kolejki spółdzielczej do rezygnowania z biernego oczekiwania na mieszkania.</text:p>
      <text:p text:style-name="P4415">Jest to właściwa droga do stopniowego rozwiązywania<text:s/><text:span text:style-name="T4416">pr</text:span>oble<text:span text:style-name="T4417">m</text:span>u jaki stanowi wspomniana kolejka mieszkaniowa.</text:p>
      <text:p text:style-name="P4418">Odrębnego uregulowania wymaga sprawa zasad oszczędzania na mieszkanie w warunkach inflacji<text:span text:style-name="T4419">”</text:span>.</text:p>
      <text:p text:style-name="P4420">To jest ten tekst proponowany.</text:p>
      <text:p text:style-name="P4421"><text:span text:style-name="T4422">Przewodniczący</text:span>:</text:p>
      <text:p text:style-name="P4423">Tak.</text:p>
      <text:p text:style-name="P4424"><text:span text:style-name="T4425">A. Paszyński</text:span>:</text:p>
      <text:p text:style-name="P4426">J<text:span text:style-name="T4427">a</text:span><text:s/>my<text:span text:style-name="T4428">śl</text:span>ę proszę państwa dla usprawnienia pracy i możliwości zakończenia dzisiaj naszych obrad proponuję pozostawić rozw<text:span text:style-name="T4429">i</text:span>ąz<text:span text:style-name="T4430">a</text:span>nia tutaj wariantowe. Po prostu chcę złożyć deklarację, że dla nas niemożliwe jest<text:s/>uniknięcie wyra<text:span text:style-name="T4431">źn</text:span>e<text:span text:style-name="T4432">g</text:span>o zobowiązania wobec oczekujących w koleje mieszkaniow<text:span text:style-name="T4433">ej</text:span>, którzy ustawili się w tej kolejce, nie ze swo<text:span text:style-name="T4434">j</text:span>e<text:span text:style-name="T4435">j</text:span><text:s/>wła<text:span text:style-name="T4436">s</text:span>nej woli, ale na skutek obowiązujących zasad polityki mi<text:span text:style-name="T4437">es</text:span>zkaniow<text:span text:style-name="T4438">ej</text:span><text:s/>pa<text:span text:style-name="T4439">ń</text:span>stwa<text:span text:style-name="T4440">.</text:span><text:s/>To nie jest umowa<text:s/>mi<text:span text:style-name="T4441">ędzy</text:span><text:s/>spółdzielnią a oczekującymi. Spółdzielczość występuje<text:s/><text:soft-page-break/>tutaj tylko jako realizator, instrument polityki mi<text:span text:style-name="T4442">es</text:span>zkaniow<text:span text:style-name="T4443">ej</text:span><text:s/>państwa.</text:p>
      <text:p text:style-name="P4444"><text:span text:style-name="T4445">S</text:span>tąd uważamy, że zasada<text:span text:style-name="T4446">,</text:span><text:s/>święta zasada obowiązywania umów, nie wypowiadania jednostronnie umowy uważamy, że powinna takie sformułowanie gwarantujące oczekującym by<text:span text:style-name="T4447">ć</text:span><text:s/>może długi termin oczekiwania, być może przekraczający ich oczekiwania, ale to musi być wyraźnie powi<text:span text:style-name="T4448">ed</text:span>ziane<text:span text:style-name="T4449">.</text:span><text:s/><text:span text:style-name="T4450">I</text:span><text:s/>proponuję wobec t<text:span text:style-name="T4451">eg</text:span>o, żebyśmy utrzymali dwa warianty.</text:p>
      <text:p text:style-name="P4452">Wariant, który sformułowaliśmy. Państwo powinno zrealizować zobowiązania wobec spółdzielcz<text:span text:style-name="T4453">ej</text:span><text:s/>kolejki mieszkaniowej przez zapewnienie członkom i osobom pełnoletnim<text:s/><text:span text:style-name="T4454">it</text:span>d., przy wprowadzeniu, przy utrzymaniu także końcówki tego punktu należy zapewnić zachętę do rezygnacji z biernego oczekiwania na mieszkanie spółdzielcze, znaczy wszyscy, którzy samodzi<text:span text:style-name="T4455">el</text:span>nie podejmą decyzję zmiany, że tak powiem tej umowy.</text:p>
      <text:p text:style-name="P4456">Jak powiadam nie szkoda czasu na dyskutowanie tej sprawy, ja nie widzę możliwości ustąpienia tutaj i proponuję zapis dwóch wariantów strony<text:s/><text:span text:style-name="T4457">„</text:span>Solidarności<text:span text:style-name="T4458">’’</text:span><text:s/>i OPZZ, jeżeli<text:s/><text:span text:style-name="T4459">O</text:span>PZZ podtrzyma swoje stanowisko i osobne stanowisko<text:s/><text:span text:style-name="T4460">st</text:span>rony rządow<text:span text:style-name="T4461">ej</text:span>.</text:p>
      <text:p text:style-name="P4462">Myś<text:span text:style-name="T4463">lę</text:span>, że nawet nie jest to nic złego, jeżeli w jednym czy dwóch punktach będziemy mieli stanowiska odrębne, i damy temu wyraz w końcowym<text:s/><text:span text:style-name="T4464">do</text:span>kumencie.</text:p>
      <text:p text:style-name="P4465">Dziękuję.</text:p>
      <text:p text:style-name="P4466"><text:span text:style-name="T4467">Przewodniczący</text:span>:</text:p>
      <text:p text:style-name="P4468">Dziękuję. Czy w tej sprawie chciałby s<text:span text:style-name="T4469">ię</text:span><text:s/>ktoś wypowi<text:span text:style-name="T4470">ed</text:span>zieć? Bardzo proszę...</text:p>
      <text:p text:style-name="P4471"><text:span text:style-name="T4472">Marian Wysocki</text:span>:</text:p>
      <text:p text:style-name="P4473">W t<text:span text:style-name="T4474">e</text:span>j for<text:span text:style-name="T4475">m</text:span>ule<text:span text:style-name="T4476">,</text:span><text:s/>którą zaproponowa<text:span text:style-name="T4477">łe</text:span>m<text:s/><text:span text:style-name="T4478">n</text:span>ie<text:span text:style-name="T4479"><text:s/></text:span>na mowy<text:s/><text:span text:style-name="T4480">o</text:span><text:s/>wycofaniu się państwa z d<text:span text:style-name="T4481">ot</text:span>ych<text:span text:style-name="T4482">czas</text:span>owych umów. Jest tylko po prostu inne potraktowanie podejścia.</text:p>
      <text:p text:style-name="P4483">Drugie na d<text:span text:style-name="T4484">ot</text:span>ychczasowych warunkach co jest tutaj napisane w tej propozycji w wariancie pierwszym, warunkach wielkiej inflacji, zmian jakie się dokonują jest - ja wiem, jakby to nazwać. Nie chciałbym złego słowa użyć. Jest rozwiązaniem niewłaściwym<text:span text:style-name="T4485">.</text:span></text:p>
      <text:p text:style-name="P4486">Po trzecie, jak dyskutowa<text:span text:style-name="T4487">li</text:span>śmy podkreślenie, że państwo podtrzymuje na d<text:span text:style-name="T4488">ot</text:span>ychczasowych zasadach zobowiązania tej wielkiej kolejki jest uwiązaniem kamienia młyński<text:span text:style-name="T4489">eg</text:span>o<text:span text:style-name="T4490">.</text:span><text:s/>Na wszy<text:span text:style-name="T4491">st</text:span>kich<text:span text:style-name="T4492">.</text:span></text:p>
      <text:p text:style-name="P4493">Stąd wydawało mi się, że ta propozycja - ja nie<text:s/>wiem<text:s/>czy ona jest rz<text:span text:style-name="T4494">ą</text:span>dową czy nie jest rządową - no<text:s/><text:span text:style-name="T4495">p</text:span>rostu jest rozwiązaniem n<text:span text:style-name="T4496">aj</text:span>właściwszym. Nie dotykać problemu, że się państwo wycofuje, ale w toku ogólnych zmian<text:span text:style-name="T4497">.</text:span><text:s/>Przecież dyskutujemy i uzgadniamy te zmiany, potrzebna też jest modyfikacj<text:span text:style-name="T4498">a</text:span><text:s/>systemu spółdzielczego<text:span text:style-name="T4499">.</text:span><text:s/>Dalej jest potrzeba stworzenia obywatelowi różnych dróg do zaspokajania potrzeby, i są to dwa czynniki, które będą alternatywą dla kolejki biernie oczekującej. Ja nie<text:s/><text:span text:style-name="T4500">wi</text:span>dzę osobiście, jak powiedziałem jeszcze raz, że państwo się wycofuje ze wszystkiego, zostawia spółdzielcę samego.</text:p>
      <text:p text:style-name="P4501">Dziękuję bardzo.</text:p>
      <text:p text:style-name="P4502"><text:span text:style-name="T4503">Przewodniczący</text:span>:</text:p>
      <text:p text:style-name="P4504"><text:span text:style-name="T4505">D</text:span>z<text:span text:style-name="T4506">ię</text:span>ku<text:span text:style-name="T4507">ję</text:span>. Pan m<text:span text:style-name="T4508">i</text:span>n. Mieczkowski.</text:p>
      <text:p text:style-name="P4509"><text:span text:style-name="T4510">Min</text:span><text:span text:style-name="T4511">.</text:span><text:span text:style-name="T4512"><text:s/>L. Mieczkowsk</text:span><text:span text:style-name="T4513">i</text:span>:</text:p>
      <text:p text:style-name="P4514">Na wypadek, bo sprawa nie jest roz<text:span text:style-name="T4515">st</text:span>rzygni<text:span text:style-name="T4516">ęt</text:span>a, gdyby utrzymane były obydwa warianty, co proponował pan przewodniczący pan Paszyński, to podzielając<text:s/>spostrz<text:span text:style-name="T4517">e</text:span>żenie pana Mi<text:span text:style-name="T4518">e</text:span>szko<text:span text:style-name="T4519">w</text:span>skiego co do niespójności<text:s/><text:span text:style-name="T4520">z</text:span>dania<text:s/><text:span text:style-name="T4521">o</text:span>tw<text:span text:style-name="T4522">i</text:span>erając<text:span text:style-name="T4523">e</text:span>go spółdz<text:span text:style-name="T4524">i</text:span>elcę /?/ z tekstem, proponowałbym taką zmianę<text:s/><text:span text:style-name="T4525">w</text:span><text:s/>zd<text:span text:style-name="T4526">a</text:span>n<text:span text:style-name="T4527">i</text:span>u<text:s/><text:soft-page-break/>wprowadz<text:span text:style-name="T4528">aj</text:span>ącym:</text:p>
      <text:p text:style-name="P4529"><text:span text:style-name="T4530">„</text:span>Osobo<text:span text:style-name="T4531">m</text:span><text:s/>oczekującym w spółdzielcz<text:span text:style-name="T4532">ej</text:span><text:s/>kolejce m<text:span text:style-name="T4533">i</text:span>eszkaniowej należałoby oferować<text:s/><text:span text:style-name="T4534">m</text:span>ożliwoś<text:span text:style-name="T4535">ć</text:span><text:s/>skorzystania z innych form uzyskania mieszkania rokujących szybsze jego uzyskanie”<text:s/><text:span text:style-name="T4536">-</text:span><text:s/>to n<text:span text:style-name="T4537">i</text:span>e jest po polsku dobrze napisane, ale<text:s/><text:span text:style-name="T4538">w</text:span><text:s/>każdym razie rokujących szybsze wprowadzenie się, czy rozwiązanie problemu<text:span text:style-name="T4539">...</text:span><text:s/>należałoby przy tym - dwukropek - i dopiero dwa warianty.</text:p>
      <text:p text:style-name="P4540">W ty<text:span text:style-name="T4541">m</text:span><text:s/>duchu upatrywałbym zrezygnowanie z tej iluzji, że pa<text:span text:style-name="T4542">ń</text:span>stwo realizuje swoje zobowiązania. Bo istotnie ich nie realizuje<text:span text:style-name="T4543">.</text:span></text:p>
      <text:p text:style-name="P4544"><text:span text:style-name="T4545">Przewodniczący</text:span>:</text:p>
      <text:p text:style-name="P4546">Prosz<text:span text:style-name="T4547">ę</text:span><text:s/>państwa wpłynęła ko<text:span text:style-name="T4548">nk</text:span>r<text:span text:style-name="T4549">et</text:span>na propozycja współprzewodniczącego redaktora Paszyński<text:span text:style-name="T4550">eg</text:span>o. Powinniśmy się nad tą propozycją bardzo poważnie zastanowić.<text:s/><text:span text:style-name="T4551">J</text:span>est ona konkretna. Jeżeli nowe sformułowania prz<text:span text:style-name="T4552">edst</text:span>awione przez pana Mariana Wysockiego nie byłyby uznane za<text:s/><text:span text:style-name="T4553">og</text:span>ólnie możliwe do wspólnego przyj<text:span text:style-name="T4554">ę</text:span>cia<text:span text:style-name="T4555">.</text:span><text:s/>N<text:span text:style-name="T4556">i</text:span>e stoi nic na przeszkodzie, żeby<text:span text:style-name="T4557">ś</text:span>my utrzymali redakcję pierwotną. Chodzi tylko o to, chciałbym uprzejmie zapytać zarówno pana red. Paszyński<text:span text:style-name="T4558">eg</text:span>o, jak i pana min. Mieczkowski<text:span text:style-name="T4559">eg</text:span>o, bo w obu wariantach jest takie wtrącenie według dotychczasowych zasad. Myślę tutaj o tych wkładach, o uzyskaniu mi<text:span text:style-name="T4560">e</text:span>szkania według d<text:span text:style-name="T4561">ot</text:span>ychczasowych zasad.</text:p>
      <text:p text:style-name="P4562">Tutaj w toku dyskusji była propozycja, żeby według dotychczasowych zasad skreślić, niek<text:span text:style-name="T4563">t</text:span>órzy proponowali, żeby według nowych zasad, ale to<text:s/><text:span text:style-name="T4564">b</text:span>yłoby ryzykowne. W<text:span text:style-name="T4565">o</text:span>be<text:span text:style-name="T4566">c</text:span><text:s/>t<text:span text:style-name="T4567">eg</text:span>o po<text:span text:style-name="T4568">m</text:span>in<text:span text:style-name="T4569">i</text:span>ęcie t<text:span text:style-name="T4570">eg</text:span>o..<text:span text:style-name="T4571">.</text:span></text:p>
      <text:p text:style-name="P4572"><text:span text:style-name="T4573">/</text:span>Głos z sali:<text:s/><text:span text:style-name="T4574">n</text:span>ie słychać/.</text:p>
      <text:p text:style-name="P4575"><text:span text:style-name="T4576">Ale</text:span><text:s/>czy trzeba<text:s/><text:span text:style-name="T4577">m</text:span>ówić?<text:s/><text:span text:style-name="T4578">M</text:span>o<text:span text:style-name="T4579">ż</text:span>n<text:span text:style-name="T4580">a</text:span><text:s/>by było to po prostu pominąć<text:span text:style-name="T4581">.</text:span></text:p>
      <text:p text:style-name="P4582">Natomiast ja uważam, że my nie mo<text:span text:style-name="T4583">ż</text:span>emy chować głowy w piasek. Kolejka spółdzi<text:span text:style-name="T4584">el</text:span>cza jest taka, a o liczbie os<text:span text:style-name="T4585">ó</text:span>b stojących<text:s/><text:span text:style-name="T4586">w</text:span><text:s/>kolejce pani dyr. Wolnicka n<text:span text:style-name="T4587">a</text:span>m mówiła. W związku z tym nie będzie nic złego, jeśli w pewnym punkcie przedstawimy dwa warianty. Przecież i tak Zespół do spraw polityki Gospodarczej i Społecznej albo sam zdecyduje, albo te materiały i tak trafią ostatecznie do decyzji rządowych, które ostatecznie<text:s/><text:span text:style-name="T4588">m</text:span>uszą zaowocować konkretnymi działaniami.</text:p>
      <text:p text:style-name="P4589">Natomiast<text:s/><text:span text:style-name="T4590">m</text:span>oże się okazać, jak wdamy się w redakcję i próbę wspólnego stanowiska mogłoby wyniknąć tu rzeczy, o których się filozofom nie<text:s/><text:span text:style-name="T4591">ś</text:span>niło, bo sprawa ma naturę moralną, nie tylko typu technicznego, ale i moralnego i dlat<text:span text:style-name="T4592">eg</text:span>o te warianty nie różnią się stanowiskiem w sensie moralnym, tyko różnią się sposob<text:span text:style-name="T4593">e</text:span>m rozwiązania obu tych metod.</text:p>
      <text:p text:style-name="P4594">Pan redaktor zdaje się chciał zabrać głos?</text:p>
      <text:p text:style-name="P4595"><text:span text:style-name="T4596">Red.<text:s/></text:span><text:span text:style-name="T4597">A.</text:span><text:span text:style-name="T4598"><text:s/>Paszyński</text:span>:</text:p>
      <text:p text:style-name="P4599">Ni<text:span text:style-name="T4600">e</text:span>, n<text:span text:style-name="T4601">ie.</text:span></text:p>
      <text:p text:style-name="P4602"><text:span text:style-name="T4603">/</text:span>G<text:span text:style-name="T4604">ł</text:span>os z sali<text:span text:style-name="T4605">:</text:span><text:s/>Czy można?/.</text:p>
      <text:p text:style-name="P4606"><text:span text:style-name="T4607">Przewodn</text:span><text:span text:style-name="T4608">icz</text:span><text:span text:style-name="T4609">ący</text:span>:</text:p>
      <text:p text:style-name="P4610">W t<text:span text:style-name="T4611">ej</text:span><text:s/>sprawie?</text:p>
      <text:p text:style-name="P4612"><text:span text:style-name="T4613">/</text:span>Głos z<text:s/>sali:<text:s/>W<text:s/>tej sprawie/.</text:p>
      <text:p text:style-name="P4614"><text:span text:style-name="T4615">P</text:span><text:span text:style-name="T4616">r</text:span><text:span text:style-name="T4617">of.<text:s/></text:span><text:span text:style-name="T4618">C</text:span><text:span text:style-name="T4619">z. Uhma</text:span><text:span text:style-name="T4620">:</text:span></text:p>
      <text:p text:style-name="P4621">Propozycji było sporo, ja proponuję rozpocząć. Wobec fiaska polityki pa<text:span text:style-name="T4622">ń</text:span>stwa zapewnienia mieszkania poprzez centralną kolejkę mieszkaniową w spółdzi<text:span text:style-name="T4623">e</text:span>lczości mieszkaniow<text:span text:style-name="T4624">ej</text:span><text:s/>należy po pierwsze - zlikwidować system ja<text:span text:style-name="T4625">k</text:span>o taki<text:span text:style-name="T4626">.</text:span><text:s/>Po drugie.<text:span text:style-name="T4627">.</text:span>. można go lepiej sformułować. A<text:span text:style-name="T4628">le<text:s/></text:span>chodzi o to, że ten system nie<text:s/><text:soft-page-break/>zdał<text:s/><text:span text:style-name="T4629">eg</text:span>zam<text:span text:style-name="T4630">in</text:span>u, trzeba go mówicie pa<text:span text:style-name="T4631">ń</text:span>stwu zmodyfikować go, ja uważam twardo zlikwidować<text:span text:style-name="T4632">,</text:span><text:s/>system jako taki<text:span text:style-name="T4633">.</text:span></text:p>
      <text:p text:style-name="P4634">Po drugie przyjąć ten wariant, j<text:span text:style-name="T4635">aki</text:span><text:s/>jest wariantem pierwszym. I po trzecie, to znaczy zape<text:span text:style-name="T4636">w</text:span>nić członkom zapisanym<text:span text:style-name="T4637"><text:s/></text:span>na liście itd<text:span text:style-name="T4638">.</text:span><text:s/>Po trzecie napisać t<text:span text:style-name="T4639">ę</text:span><text:s/>propozycję, którą zgłosił<text:s/><text:span text:style-name="T4640">m</text:span>in. Mieczkowski.<text:s/><text:span text:style-name="T4641">I</text:span><text:s/>trzy punkty w tym<text:s/><text:span text:style-name="T4642">d</text:span>ać.</text:p>
      <text:p text:style-name="P4643"><text:span text:style-name="T4644">Przewod</text:span><text:span text:style-name="T4645">ni</text:span><text:span text:style-name="T4646">c</text:span><text:span text:style-name="T4647">z</text:span><text:span text:style-name="T4648">ąc</text:span><text:span text:style-name="T4649">y</text:span>:</text:p>
      <text:p text:style-name="P4650">M<text:span text:style-name="T4651">am</text:span><text:s/>tak<text:span text:style-name="T4652">ą</text:span><text:s/>uwagę pod adresem pana prof. Uhmy, że myśmy się już<text:s/><text:span text:style-name="T4653">w</text:span><text:s/>pkt.<text:s/><text:span text:style-name="T4654">1</text:span>, 2 i 3 do wielu spraw ustosunkowali<text:span text:style-name="T4655">.</text:span><text:s/><text:span text:style-name="T4656">W</text:span><text:s/>punkcie dyskutowanym<text:s/><text:span text:style-name="T4657">m</text:span>y chcemy tylko zająć stanowisko odnośnie spółdzielcz<text:span text:style-name="T4658">ej</text:span><text:s/>kolejki<text:span text:style-name="T4659">.</text:span><text:s/>Nie wracajmy znowu<text:span text:style-name="T4660"><text:s/></text:span>do fiaska, do innych. Bośmy o tym fiasku już powiedzieli w pkt.<text:s/><text:span text:style-name="T4661">1.</text:span><text:s/>Poza tym nie wiem czy to jest fiasko. Przeciąż my propon<text:span text:style-name="T4662">uj</text:span>emy rządowi, żeby 300 - 400 tys. mieszkali dalej budować<text:span text:style-name="T4663">.<text:s/></text:span>Czy ja bym to z góry nazwał fiaskiem? Byśmy z góry przewidywali co<text:span text:style-name="T4664">ś</text:span><text:s/>bardzo złego. W<text:span text:style-name="T4665">o</text:span>bec tego już nie wracajmy do punktów pierwszych trzech, uzgodnionych tylko jest taka sprawa czy możemy utrzymać ten wstęp do pun<text:span text:style-name="T4666">kt</text:span>u 4, gdzie państ<text:span text:style-name="T4667">w</text:span>o powinno z<text:span text:style-name="T4668">r</text:span>ealizować swoje zobowiązania wobec spółdzielcz<text:span text:style-name="T4669">ej</text:span><text:s/>kolejki mieszkaniowej<text:span text:style-name="T4670">.</text:span><text:s/>Czy tylko ta redakcja jest trafna? Czy w ogóle pa<text:span text:style-name="T4671">ń</text:span>stwo zrealizuje swoje zobowiązania? Bo p<text:span text:style-name="T4672">a</text:span>ństwo może powiedzie<text:span text:style-name="T4673">ć</text:span>, że ma spółdzielcz<text:span text:style-name="T4674">o</text:span>ść. Ja rozumiem tutaj były<text:s/><text:span text:style-name="T4675">g</text:span>łosy w dyskusji, że<text:s/><text:span text:style-name="T4676">ost</text:span>atecznie spółdziel<text:span text:style-name="T4677">c</text:span>z<text:span text:style-name="T4678">oś</text:span>ć to w zasadzie państwo.<text:s/><text:span text:style-name="T4679">J</text:span><text:span text:style-name="T4680">a</text:span><text:s/>się z tym mo<text:span text:style-name="T4681">g</text:span>ę częściowo zgodzić, ale pozostawiłbym<text:s/>te<text:s/>dwa warianty, tak jak one są napisane i tylko by<text:span text:style-name="T4682">m</text:span><text:s/><text:span text:style-name="T4683">s</text:span>ię zastanowił czy według dotychczasowych zasad i w jednym, i w drugim wariancie nie pominąć.</text:p>
      <text:p text:style-name="P4684">Bardzo proszę pan Sanocki, potem pan Janowski.</text:p>
      <text:p text:style-name="P4685"><text:span text:style-name="T4686">Janusz Sanocki</text:span>:</text:p>
      <text:p text:style-name="P4687">Ja myślę, że najsmutni<text:span text:style-name="T4688">ejs</text:span>zą rz<text:span text:style-name="T4689">e</text:span>czą jest właśnie podkreślenie, że na państwu ciąży obowiązek zrealizowania tego i nie jesteśmy<text:s/><text:span text:style-name="T4690">m</text:span>y tutaj gremium, które<text:s/>może rewidowa<text:span text:style-name="T4691">ć</text:span><text:s/>te zobowiązania pań<text:span text:style-name="T4692">st</text:span>wa, sądzę<text:span text:style-name="T4693">,</text:span><text:s/><text:span text:style-name="T4694">że</text:span><text:s/>problem<text:s/><text:span text:style-name="T4695">ewe</text:span>n<text:span text:style-name="T4696">tu</text:span>aln<text:span text:style-name="T4697">ych</text:span><text:s/>renego<text:span text:style-name="T4698">cj</text:span>a<text:span text:style-name="T4699">cj</text:span>i<text:s/><text:span text:style-name="T4700">ze</text:span><text:s/>strony pa<text:span text:style-name="T4701">ń</text:span>stwa ze społeczeństwem<text:span text:style-name="T4702"><text:s/>czy</text:span><text:s/><text:span text:style-name="T4703">z</text:span><text:s/>reprezentantami t<text:span text:style-name="T4704">eg</text:span>o społeczeństwa przekracza nasze możliwości i kom<text:span text:style-name="T4705">p</text:span>etenc<text:span text:style-name="T4706">j</text:span>e<text:span text:style-name="T4707">.</text:span><text:s/><text:span text:style-name="T4708">Pr</text:span>oponowałbym za<text:span text:style-name="T4709">t</text:span>e<text:span text:style-name="T4710">m</text:span><text:s/>utrzy<text:span text:style-name="T4711">m</text:span>a<text:span text:style-name="T4712">ć</text:span><text:s/>tą<text:span text:style-name="T4713">...<text:s/></text:span>zaró<text:span text:style-name="T4714">w</text:span>no ten wstęp<text:span text:style-name="T4715">,</text:span><text:s/><text:span text:style-name="T4716">j</text:span>ak i dwuwariantowe rozw<text:span text:style-name="T4717">ią</text:span>zanie<text:span text:style-name="T4718">.</text:span></text:p>
      <text:p text:style-name="P4719">Dziękuję<text:span text:style-name="T4720">.</text:span></text:p>
      <text:p text:style-name="P4721"><text:span text:style-name="T4722">/</text:span>Głos z sali: pani<text:span text:style-name="T4723">e</text:span><text:s/>profesorze wolno jeszcze dwa słowa?<text:span text:style-name="T4724">/</text:span>.</text:p>
      <text:p text:style-name="P4725"><text:span text:style-name="T4726">Przew</text:span><text:span text:style-name="T4727">od</text:span><text:span text:style-name="T4728">ni</text:span><text:span text:style-name="T4729">cz</text:span><text:span text:style-name="T4730">ący</text:span>:</text:p>
      <text:p text:style-name="P4731">Proszę<text:s/>bardzo.</text:p>
      <text:p text:style-name="P4732"><text:span text:style-name="T4733">Barbara Wolnicka</text:span>:</text:p>
      <text:p text:style-name="P4734"><text:span text:style-name="T4735">J</text:span>a propon<text:span text:style-name="T4736">ow</text:span>ałabym może, że<text:span text:style-name="T4737">b</text:span>y ten wstęp uściślić tylko o dwa wyrazy, jeżeli by państwo wyrazili<text:span text:style-name="T4738"><text:s/></text:span>na to zgod<text:span text:style-name="T4739">ę.</text:span><text:s/>Państwo powinno zrealizować swoje zobowiązania wobec istniejącej obecnie spółdzi<text:span text:style-name="T4740">el</text:span>cz<text:span text:style-name="T4741">ej</text:span><text:s/>kolejki m<text:span text:style-name="T4742">ies</text:span>zkaniowej. Bo ona jest obecnie na dzień dzisiejszy.</text:p>
      <text:p text:style-name="P4743"><text:span text:style-name="T4744">Przewodn</text:span><text:span text:style-name="T4745">icz</text:span><text:span text:style-name="T4746">ący</text:span>:</text:p>
      <text:p text:style-name="P4747"><text:span text:style-name="T4748">Ta</text:span><text:span text:style-name="T4749">k</text:span><text:s/>j<text:span text:style-name="T4750">est</text:span>.</text:p>
      <text:p text:style-name="P4751"><text:span text:style-name="T4752">Barbara Wolnicka</text:span>:</text:p>
      <text:p text:style-name="P4753"><text:span text:style-name="T4754">J</text:span>e<text:span text:style-name="T4755">ś</text:span>li<text:s/><text:span text:style-name="T4756">m</text:span>ożna o to uzupełnienie by<text:span text:style-name="T4757">m</text:span><text:s/>prosiła.</text:p>
      <text:p text:style-name="P4758"><text:span text:style-name="T4759">Przewodniczący</text:span>:</text:p>
      <text:p text:style-name="P4760">Bardzo proszę pan M<text:span text:style-name="T4761">iecz</text:span>k<text:span text:style-name="T4762">ows</text:span>ki.</text:p>
      <text:soft-page-break/>
      <text:p text:style-name="P4763"><text:span text:style-name="T4764">Min. L. Mi</text:span><text:span text:style-name="T4765">ec</text:span><text:span text:style-name="T4766">zkowski</text:span>:</text:p>
      <text:p text:style-name="P4767">Ja rozumie<text:span text:style-name="T4768">m</text:span><text:s/>intencje pani Wolnickiej, ale nie mogę nie zauważyć pozostania<text:s/><text:span text:style-name="T4769">w</text:span><text:s/>sprzeczności, którą krytykował pan Mi<text:span text:style-name="T4770">es</text:span>zkowski. Bo jeśli chcielibyśmy pani dyrektor utrzymać ten cały czas wywód, że chodzi o zrealizowanie zobowiązań to proszę zauważyć, że<text:s/><text:span text:style-name="T4771">w</text:span><text:s/>wariancie drugim my wcale się nie wy<text:span text:style-name="T4772">w</text:span>iązujemy z ludźmi, kt<text:span text:style-name="T4773">ó</text:span>rzy są w kolejce. Stąd była moja propozycja, żeby odejść od słowa zobowiązań, choć doceniam intencje tych, którzy chcieliby ją utrzymać i przejście na formułę osobom oczekującym w spółdzielczej kolejce mi<text:span text:style-name="T4774">es</text:span>zkan<text:span text:style-name="T4775">io</text:span>w<text:span text:style-name="T4776">ej</text:span><text:s/>należałoby dać możliwość skorzystania z innych for<text:span text:style-name="T4777">m</text:span><text:s/>szybszego uzyskania mieszka<text:span text:style-name="T4778">n</text:span>ia.<text:s/>Należałoby jednakże... i dopiero wariant pierwszy...</text:p>
      <text:p text:style-name="P4779"><text:span text:style-name="T4780">Przewodniczący</text:span>:</text:p>
      <text:p text:style-name="P4781"><text:span text:style-name="T4782">J</text:span><text:span text:style-name="T4783">a</text:span><text:s/><text:span text:style-name="T4784">b</text:span><text:span text:style-name="T4785">ę</text:span>dę tu j<text:span text:style-name="T4786">e</text:span>dnak mocniejszy<text:s/><text:span text:style-name="T4787">w<text:s/></text:span>swojej dyskusji, trochę odpocząłem przy dwóch pierwszych częściach<text:span text:style-name="T4788">.</text:span></text:p>
      <text:p text:style-name="P4789">Dzisiejszy tekst został wstępnie p<text:span text:style-name="T4790">rzygoto</text:span>wany przez bardzo<text:s/><text:span text:style-name="T4791">m</text:span>ocny zespół redakcyjny i został on w zasadzie uzgodniony<text:span text:style-name="T4792">.</text:span><text:s/>I teraz ja bym proponował, żeby<text:span text:style-name="T4793">ś</text:span>my uszanowali ten tekst, który został uzgodniony<text:span text:style-name="T4794">.</text:span><text:s/><text:span text:style-name="T4795">My</text:span>ś<text:span text:style-name="T4796">m</text:span><text:span text:style-name="T4797">y</text:span><text:s/>myśleli, że to sprowadzi si<text:span text:style-name="T4798">ę<text:s/></text:span>tylko do czytania i niemal kiwania głową<text:span text:style-name="T4799">.</text:span><text:s/>Stało się inaczej, ale wobec tego nie rujnujmy tego co zostało przygotowane i dlatego pozostawiłbym bez zmiany, bo jak się zaczniemy wdawać w nową redakcję to daleko to nas zaprowadzi. Tylko chciałbym się zapytać zarówno pana min. Mieczkowski<text:span text:style-name="T4800">eg</text:span>o, jak i pana redaktora Paszyńskiego co myślą o tym... o tych słowach<text:s/>„według d<text:span text:style-name="T4801">ot</text:span>ych<text:span text:style-name="T4802">cz</text:span>asowy<text:span text:style-name="T4803">ch</text:span><text:s/>zasad”. Bo to tylko było dyskutowane, nic więcej.</text:p>
      <text:p text:style-name="P4804"><text:span text:style-name="T4805">J</text:span>eżeli panowie się wypowiecie zorientujemy si<text:span text:style-name="T4806">ę</text:span>, jak dalej postąpić<text:span text:style-name="T4807">.</text:span></text:p>
      <text:p text:style-name="P4808"><text:span text:style-name="T4809">Red</text:span><text:span text:style-name="T4810">.</text:span><text:span text:style-name="T4811"><text:s/></text:span><text:span text:style-name="T4812">A</text:span><text:span text:style-name="T4813">. Paszyński:</text:span></text:p>
      <text:p text:style-name="P4814">Ja<text:s/><text:span text:style-name="T4815">się</text:span><text:s/>wypowiadam za utrzymaniem t<text:span text:style-name="T4816">eg</text:span>o<text:span text:style-name="T4817">.</text:span></text:p>
      <text:p text:style-name="P4818"><text:span text:style-name="T4819">Przewodniczący:</text:span></text:p>
      <text:p text:style-name="P4820"><text:span text:style-name="T4821">W</text:span><text:s/>stronie rządowej jest podobny zwrot.</text:p>
      <text:p text:style-name="P4822"><text:span text:style-name="T4823">M</text:span><text:span text:style-name="T4824">in.</text:span><text:span text:style-name="T4825"><text:s/>L. Mieczkowski:</text:span></text:p>
      <text:p text:style-name="P4826"><text:span text:style-name="T4827">M</text:span>ni<text:span text:style-name="T4828">e</text:span><text:s/>przekonała argumentacja przytoczona przez pana pr<text:span text:style-name="T4829">of</text:span>. Andrz<text:span text:style-name="T4830">ejew</text:span>skiego.<text:s/><text:span text:style-name="T4831">I</text:span><text:s/>w związku z tym uważam, że udowodnił potrzebę skreślenia, bo zasady były zmienione<text:span text:style-name="T4832">.</text:span><text:s/>I będą ulegać dalej zmianie.</text:p>
      <text:p text:style-name="P4833"><text:span text:style-name="T4834">D</text:span>ziękuję.</text:p>
      <text:p text:style-name="P4835"><text:span text:style-name="T4836">Przewodniczący:</text:span></text:p>
      <text:p text:style-name="P4837">Proponuję następujące wyjście.</text:p>
      <text:p text:style-name="P4838"><text:span text:style-name="T4839">/</text:span>Głos z sali:<text:s/>Czy można?/.</text:p>
      <text:p text:style-name="P4840"><text:span text:style-name="T4841"><text:s text:c="29"/></text:span>:</text:p>
      <text:p text:style-name="P4842">Ja chciałbym<text:s/><text:span text:style-name="T4843">zw</text:span>rócić uwagę na j<text:span text:style-name="T4844">ed</text:span>ną<text:s/>rzecz. Jeśli przyjęliśmy utrzymanie, znaczy<text:s/><text:span text:style-name="T4845">w</text:span>prowadz<text:span text:style-name="T4846">en</text:span>ie<text:s/><text:span text:style-name="T4847">now</text:span>ego sformułowania utrzymania zasad, czego nie było w umowach<text:s/><text:span text:style-name="T4848">s</text:span>półdzielczych, to znaczy, że<text:s/><text:span text:style-name="T4849">m</text:span>a<text:span text:style-name="T4850">m</text:span>y ok. 1 mln 600 tys. ludzi, nie 2 mln 600 tys. ludzi, którzy będą korzystać<text:s/><text:span text:style-name="T4851">z</text:span><text:s/>tego do 2000 roku<text:span text:style-name="T4852">.</text:span><text:s/>To znaczy odrzuciwszy jedną trzecią na budo<text:span text:style-name="T4853">w</text:span>nictwo<text:span text:style-name="T4854"><text:s/></text:span>indywidualne, reszta budownictwa musiałaby być realizowana według zasad z lat siedemdziesiątych. Czyli wszystkie nasze propozycje w obszarze dotyczącym zmian w polityce finansowania nie miałyby właściwie.<text:span text:style-name="T4855">..</text:span><text:s/>w zwiększeniu udziału<text:s/><text:span text:style-name="T4856">ś</text:span>rodków nie miałyby właściwie żadnego znaczenia.<text:span text:style-name="T4857">..</text:span></text:p>
      <text:p text:style-name="P4858"><text:span text:style-name="T4859">Red</text:span><text:span text:style-name="T4860">.</text:span><text:span text:style-name="T4861"><text:s/></text:span><text:span text:style-name="T4862">A.</text:span><text:span text:style-name="T4863"><text:s/>Paszyński</text:span>:</text:p>
      <text:p text:style-name="P4864">Panie profesorze niekoniecznie.<text:span text:style-name="T4865">..</text:span></text:p>
      <text:soft-page-break/>
      <text:p text:style-name="P4866"><text:span text:style-name="T4867"><text:s text:c="29"/></text:span>:</text:p>
      <text:p text:style-name="P4868">Przepraszam jeszcze chciałem dodać.<text:s/><text:span text:style-name="T4869">J</text:span>e<text:span text:style-name="T4870">s</text:span>t jeszcze druga rzecz, na którą zwracam uwagę po prostu, żebyśmy się orientowali w konsekwen<text:span text:style-name="T4871">c</text:span>jach. Tzn. sprawa rewaloryza<text:span text:style-name="T4872">cj</text:span>i, dotychczas w poprzednich porozumi<text:span text:style-name="T4873">en</text:span>iach, znaczy w umowie przy oszczędzaniu była rewaloryzuje<text:s/><text:span text:style-name="T4874">się</text:span><text:s/>wtedy, kiedy jest przeznaczony na cele mieszkaniowe, budowlane.</text:p>
      <text:p text:style-name="P4875">Natomiast tutaj jest wprowadzenie rewaloryza<text:span text:style-name="T4876">cj</text:span>i jak gdyby, już mechanicznej na odczepne. To znaczy wyrzucenie mniej więcej w jednym czasie na rynek 900 tys. sum bardzo znacznych, które nie muszą wcale pójść, nie<text:s/><text:span text:style-name="T4877">m</text:span>ogą pójść na cele mieszkaniowe dlatego, że w jednym czasie nie możemy zr<text:span text:style-name="T4878">e</text:span>alizować takiej wielkiej kwoty. Czyli to jest zabieg inflacyjny o dużej sk<text:span text:style-name="T4879">a</text:span>l<text:span text:style-name="T4880">i.</text:span></text:p>
      <text:p text:style-name="P4881"><text:span text:style-name="T4882">P</text:span><text:span text:style-name="T4883">rzewod</text:span><text:span text:style-name="T4884">n</text:span><text:span text:style-name="T4885">iczą</text:span><text:span text:style-name="T4886">cy</text:span>:</text:p>
      <text:p text:style-name="P4887"><text:span text:style-name="T4888">Dziękuję</text:span><text:s/>bardzo pan red. Paszyński.</text:p>
      <text:p text:style-name="P4889"><text:span text:style-name="T4890">Red</text:span><text:span text:style-name="T4891">.</text:span><text:span text:style-name="T4892"><text:s/>A. Paszyński</text:span>:</text:p>
      <text:p text:style-name="P4893">W dwóch sprawach. Po pierwsze<text:s/>nigdzie nie jest powiedziane w tym tekście, iż ca<text:span text:style-name="T4894">ł</text:span>a kolejka mieszkaniowa obecna ma b<text:span text:style-name="T4895">y</text:span>ć zlikwidowana do roku 2000. Można powiedzie<text:span text:style-name="T4896">ć</text:span><text:s/>sobie wyraźnie, iż<text:s/><text:span text:style-name="T4897">w</text:span><text:s/>zależności od rozwoju sytuacji okres oczekiwania, tego biernego oczekiwania w kolejce mieszkaniowej by<text:span text:style-name="T4898">ć</text:span><text:s/>mo<text:span text:style-name="T4899">ż</text:span>e będzie znacznie dłuższy od tego jaki jest dzisiaj i należy stworzyć maksymalnie silne zachęty, o czy<text:span text:style-name="T4900">m<text:s/></text:span>mówimy pod koniec tego punktu. Dla tych wszystkich, którzy nie zechcą czekać biernie w kolejce mi<text:span text:style-name="T4901">es</text:span>zkaniow<text:span text:style-name="T4902">ej</text:span><text:s/>na wywiązanie się drugiej strony z podjęt<text:span text:style-name="T4903">eg</text:span>o zobowiązania. Ale musi to być akt dobrowolny, wyraz woli tych ludzi, którzy stoją, i którzy po rozważeniu własnej sytuacji, własnych możliwości, suweren<text:span text:style-name="T4904">ni</text:span>e podejmują taką decyzję.<text:s/><text:span text:style-name="T4905">I</text:span><text:s/>możemy wszystko zrobić, żeby im ułatwić decyzję, zwiększać zachęty itd., itd. Ale po prostu my tutaj musimy - tak rozumiem podstawową filozofię stanowiska, które reprezent<text:span text:style-name="T4906">uj</text:span>emy - musimy stać na gruncie obrony nie interesów państwa tylko interesów obywateli, którzy zawierzyli państwu. To nie oni sobie wymyślili tą kolejkę, to nie oni stanęli w tej kolejce dlatego, że ona im się bardzo podobała.<text:s/><text:span text:style-name="T4907">O</text:span>ni zostali do tego zmuszeni. Wobec tego podstawowa uczciwość wymaga zachowania przyzwoitych relacji w stosunku do tych ludzi, to znaczy uczciwe im powi<text:span text:style-name="T4908">ed</text:span>zenie proszę bardzo, jak będziecie stać to być<text:s/><text:span text:style-name="T4909">m</text:span>o<text:span text:style-name="T4910">ż</text:span>e to stanie, to oczekiwanie bardzo będzie długie<text:span text:style-name="T4911">.</text:span><text:s/>Robimy wszystko, żeby wam ułatwić podjęcie d<text:span text:style-name="T4912">ecyzj</text:span>i<text:span text:style-name="T4913"><text:s/></text:span>wyjścia z tej kolejki.<text:s/><text:span text:style-name="T4914">A</text:span>le jeżeli chcecie stać to macie prawo oczekiwać rozwiązania swoich problemów wedle umownych dotychczas przyjętych zasad.</text:p>
      <text:p text:style-name="P4915">Teraz mnie naprawdę nie interesuje w tym momencie, bardzo ważny problem skutków inflacyjnych rewaloryzac<text:span text:style-name="T4916">ji</text:span><text:s/>wk<text:span text:style-name="T4917">ł</text:span>adów m<text:span text:style-name="T4918">ie</text:span>szkan<text:span text:style-name="T4919">i</text:span>owych. To państwo przeci<text:span text:style-name="T4920">e</text:span>ż po<text:span text:style-name="T4921">djęł</text:span>o<text:span text:style-name="T4922">,</text:span><text:s/>państwo<text:s/><text:span text:style-name="T4923">trz</text:span>yma<text:s/><text:span text:style-name="T4924">t</text:span>e pieniądze przez 20 i wi<text:span text:style-name="T4925">ę</text:span>cej lat. To państwo mu<text:span text:style-name="T4926">s</text:span>i ponosić<text:span text:style-name="T4927"><text:s/></text:span>odpowi<text:span text:style-name="T4928">ed</text:span>zialnoś<text:span text:style-name="T4929">ć</text:span><text:s/>za sytuację, którą stworzyło. Prosz<text:span text:style-name="T4930">ę</text:span><text:s/>bardzo państwo może powiedzieć i to jest kwestia, in<text:span text:style-name="T4931">n</text:span>a zupełnie sprawa, że ci, którzy z<text:span text:style-name="T4932">ec</text:span>hcą te zwaloryzowane wkłady prz<text:span text:style-name="T4933">ez</text:span>naczy<text:span text:style-name="T4934">ć</text:span><text:s/>na cele mieszkaniowe dostaną jeszcze 5 proc. wi<text:span text:style-name="T4935">ę</text:span>cej jeżeli chcemy te pieniądze utrzymać<text:span text:style-name="T4936">.</text:span><text:s/>Państwo może wy<text:span text:style-name="T4937">m</text:span>yśleć czy system bankowy może sobie<text:s/><text:span text:style-name="T4938">w</text:span>ymy<text:span text:style-name="T4939">ś</text:span>l<text:span text:style-name="T4940">eć</text:span><text:s/>rozmaite instrumenty dla<text:span text:style-name="T4941"><text:s/></text:span>osłabienia inflacyjnej presji tych pieniędzy<text:span text:style-name="T4942">.</text:span><text:s/>Ale przecież nie można powiedzieć ludziom, którzy oszczędzali od lat, że nagle coś si<text:span text:style-name="T4943">ę</text:span><text:s/>zmieniło i teraz to wszystko nie jest ważne.</text:p>
      <text:p text:style-name="P4944">Przecież dzisiejsze zasady op<text:span text:style-name="T4945">ro</text:span>centowania w PKO, które w ty<text:span text:style-name="T4946">m</text:span><text:s/>przypadku powinny działa<text:span text:style-name="T4947">ć</text:span><text:s/>jakby wstecz. Mni<text:span text:style-name="T4948">ej</text:span><text:s/>więcej odpowiad<text:span text:style-name="T4949">aj</text:span>ą temu poziomowi rewa<text:span text:style-name="T4950">lo</text:span>ryza<text:span text:style-name="T4951">cj</text:span>i.<text:s/><text:span text:style-name="T4952">I</text:span><text:s/>nie jest<text:s/><text:span text:style-name="T4953">n</text:span>aszą sprawą umartwianie się, jak państwo rozwiąże ten trudny problem, jakie uruchomi mechanizmy, które będ<text:span text:style-name="T4954">ą</text:span><text:s/>jakby chronić przed<text:s/><text:soft-page-break/>nagłym wypływem, jak pan prof<text:span text:style-name="T4955">es</text:span>or mówi tych 900 miliardów na rynek, nie wiem na co...</text:p>
      <text:p text:style-name="P4956"><text:span text:style-name="T4957">/</text:span>Głos z sali: nie słychać/.</text:p>
      <text:p text:style-name="P4958">To rzeczywiście kwoty mo<text:span text:style-name="T4959">gą</text:span><text:s/>być spore, ale to jest sprawa naprawdę polityki ekonomiczn<text:span text:style-name="T4960">ej</text:span><text:s/>pań<text:span text:style-name="T4961">st</text:span>wa<text:span text:style-name="T4962">.</text:span><text:s/><text:span text:style-name="T4963">N</text:span>atomiast uważa<text:span text:style-name="T4964">m</text:span>,<text:s/><text:span text:style-name="T4965">ż</text:span>e my nie mamy prawa nawet.<text:s/><text:span text:style-name="T4966">I</text:span><text:s/>powiem wyraźnie, że trochę się dziwię, nie mamy pra<text:span text:style-name="T4967">wa</text:span><text:s/>występowania<text:s/><text:span text:style-name="T4968">z</text:span><text:s/>takimi s<text:span text:style-name="T4969">f</text:span>ormułowaniami okrągłymi, de<text:span text:style-name="T4970">li</text:span>katnymi, które w i<text:span text:style-name="T4971">st</text:span>ocie rzeczy prowadzą do zamazania s<text:span text:style-name="T4972">p</text:span>rawy, niezwykle nabrzmia<text:span text:style-name="T4973">ł</text:span>ej, za którą koś musi przyjąć nie odpo<text:span text:style-name="T4974">w</text:span>i<text:span text:style-name="T4975">ed</text:span>zialność karną, ale odpowi<text:span text:style-name="T4976">ed</text:span>zialność moralną i faktyczną, proponując rozwiązania zgodne z<text:s/><text:span text:style-name="T4977">-</text:span><text:s/>jak to się c<text:span text:style-name="T4978">z</text:span>asami powiada<text:s/>–<text:s/>obow<text:span text:style-name="T4979">iąz</text:span>u<text:span text:style-name="T4980">jący</text:span>m<text:s/>porządkiem społecznym<text:span text:style-name="T4981">,</text:span><text:s/>czy jak to się inaczej formułuje<text:span text:style-name="T4982">.</text:span><text:span text:style-name="T4983"><text:s/></text:span><text:span text:style-name="T4984">I</text:span><text:s/>dlatego żeby<text:s/><text:span text:style-name="T4985">n</text:span>ie przedłużać sprawy, proponuj<text:span text:style-name="T4986">e</text:span><text:s/>naprawdę zostawmy j<text:span text:style-name="T4987">a</text:span>ko wariantowe rozwiąz<text:span text:style-name="T4988">a</text:span>nia te nasze propozycje,<text:s/><text:span text:style-name="T4989">a</text:span><text:s/>może<text:span text:style-name="T4990">my</text:span><text:s/>jako drugi wariant zapisać t<text:span text:style-name="T4991">a</text:span>kie s<text:span text:style-name="T4992">f</text:span>or<text:span text:style-name="T4993">m</text:span>u<text:span text:style-name="T4994">ł</text:span>ow<text:span text:style-name="T4995">a</text:span>n<text:span text:style-name="T4996">ia,</text:span><text:s/>jakie państwo zechcec<text:span text:style-name="T4997">i</text:span>e zastosować.</text:p>
      <text:p text:style-name="P4998"><text:span text:style-name="T4999">D</text:span>ziękuję bardzo<text:span text:style-name="T5000">.</text:span></text:p>
      <text:p text:style-name="P5001"><text:span text:style-name="T5002">Przewodn</text:span><text:span text:style-name="T5003">ic</text:span><text:span text:style-name="T5004">zący</text:span>:</text:p>
      <text:p text:style-name="P5005">Naw<text:span text:style-name="T5006">ią</text:span>zuję do o<text:span text:style-name="T5007">stat</text:span>n<text:span text:style-name="T5008">ie</text:span>g<text:span text:style-name="T5009">o</text:span><text:s/><text:span text:style-name="T5010">zd</text:span>ania pana współprzewodnicząc<text:span text:style-name="T5011">eg</text:span>o<text:s/><text:span text:style-name="T5012">i</text:span><text:s/>proponu<text:span text:style-name="T5013">j</text:span>ę z<text:span text:style-name="T5014">ate</text:span>m pr<text:span text:style-name="T5015">zyj</text:span>ę<text:span text:style-name="T5016">c</text:span>ie dwuwa<text:span text:style-name="T5017">ria</text:span>ntowości<text:s/><text:span text:style-name="T5018">w</text:span><text:s/><text:span text:style-name="T5019">p</text:span>k<text:span text:style-name="T5020">t.</text:span><text:s/>4<text:span text:style-name="T5021">.</text:span><text:s/>Z<text:s/><text:span text:style-name="T5022">t</text:span>ym<text:span text:style-name="T5023">,</text:span><text:s/>że<text:s/><text:span text:style-name="T5024">w</text:span><text:s/>wariancie pierwszy<text:span text:style-name="T5025">m</text:span><text:s/>nic nie z<text:span text:style-name="T5026">m</text:span>i<text:span text:style-name="T5027">en</text:span>iamy<text:span text:style-name="T5028">,</text:span><text:s/>tak<text:s/><text:span text:style-name="T5029">j</text:span>ak on został podany, w war<text:span text:style-name="T5030">i</text:span>ancie<text:s/><text:span text:style-name="T5031">d</text:span>rugim proponu<text:span text:style-name="T5032">j</text:span>emy wykreślenie słowa na<text:s/><text:span text:style-name="T5033">d</text:span>otychczasowych zasadach<text:span text:style-name="T5034">.</text:span><text:s/>Tylko zapewnienie członkom spółdzielni uzyska<text:span text:style-name="T5035">c</text:span>ie mi<text:span text:style-name="T5036">e</text:span>sz<text:span text:style-name="T5037">k</text:span>ania, a potem według tekstu tego, jaki jest.</text:p>
      <text:p text:style-name="P5038">Natomiast drugie wyjaśnienie chciałbym podkreślić, bo to nie dla wszystkich jest jasne,<text:s/><text:span text:style-name="T5039">ż</text:span>e te ostatnie dwa wiersze należy zapewnić zach<text:span text:style-name="T5040">ęt</text:span>y do rezygnacji z biernego oczekiwania na mieszkanie spółdzielcze, należy zarówno do wariantu pierwszego, jak i do wariantu drugi<text:span text:style-name="T5041">eg</text:span>o.<text:s/><text:span text:style-name="T5042">T</text:span>o nie jest takie<text:s/><text:span text:style-name="T5043">w</text:span><text:s/>pełni zrozumiałe, ale żeby to<text:s/><text:span text:style-name="T5044">b</text:span>yło jasne<text:s/><text:span text:style-name="T5045">t</text:span>o powtarzam, że to stwierdzenie odnosi si<text:span text:style-name="T5046">ę</text:span><text:s/>do obu wariantów..<text:span text:style-name="T5047">.</text:span></text:p>
      <text:p text:style-name="P5048"><text:span text:style-name="T5049">Red.<text:s/></text:span><text:span text:style-name="T5050">A.</text:span><text:span text:style-name="T5051"><text:s/>Paszyński</text:span>:</text:p>
      <text:p text:style-name="P5052"><text:span text:style-name="T5053">M</text:span>ożemy j<text:span text:style-name="T5054">es</text:span>zcze powiększyć, napisa<text:span text:style-name="T5055">ć</text:span><text:s/>należy zapewnić skuteczne zachęty, możemy wzmocnić to<text:s/><text:span text:style-name="T5056">sfo</text:span>rmu<text:span text:style-name="T5057">ł</text:span>owa<text:span text:style-name="T5058">nie...</text:span></text:p>
      <text:p text:style-name="P5059"><text:span text:style-name="T5060">/</text:span>Głos z sali:<text:s/>Mam zapytanie/.</text:p>
      <text:p text:style-name="P5061"><text:span text:style-name="T5062">Przewodniczący</text:span>:</text:p>
      <text:p text:style-name="P5063">Pr<text:span text:style-name="T5064">os</text:span>zę<text:span text:style-name="T5065">.</text:span></text:p>
      <text:p text:style-name="P5066"><text:span text:style-name="T5067"><text:s text:c="29"/></text:span>:</text:p>
      <text:p text:style-name="P5068">Pros<text:span text:style-name="T5069">ił</text:span>by<text:span text:style-name="T5070">m</text:span><text:s/>pana przew<text:span text:style-name="T5071">od</text:span>ni<text:span text:style-name="T5072">cz</text:span>ąc<text:span text:style-name="T5073">eg</text:span>o o wyjaśnienie czy również dwa pierwsze wiersze należy również traktować jako należące do obu wariantów?</text:p>
      <text:p text:style-name="P5074"><text:span text:style-name="T5075">Prz</text:span><text:span text:style-name="T5076">ew</text:span><text:span text:style-name="T5077">od</text:span><text:span text:style-name="T5078">n</text:span><text:span text:style-name="T5079">ic</text:span><text:span text:style-name="T5080">zą</text:span><text:span text:style-name="T5081">cy</text:span><text:span text:style-name="T5082">:</text:span></text:p>
      <text:p text:style-name="P5083">Jest ta<text:span text:style-name="T5084">k</text:span>a propozycja, żeby pozostawić - w pkt 4? - tę r<text:span text:style-name="T5085">ed</text:span>akcję<text:span text:style-name="T5086">.</text:span></text:p>
      <text:p text:style-name="P5087">Bez żadnych zmian<text:span text:style-name="T5088">.</text:span></text:p>
      <text:p text:style-name="P5089"><text:span text:style-name="T5090">/</text:span>Głos z sali:<text:s/>Dwa pierwsze wiersze/.</text:p>
      <text:p text:style-name="P5091">Dwa pierwsze wiersze n<text:span text:style-name="T5092">a</text:span>leżą do obu wariantów. Z tym tylko, że tu chciałbym tylko s<text:span text:style-name="T5093">ię</text:span><text:s/>krótko zo<text:span text:style-name="T5094">rien</text:span>tować czy państwo powinno zrealizować czy powi<text:span text:style-name="T5095">n</text:span>no rea<text:span text:style-name="T5096">li</text:span>zować?</text:p>
      <text:p text:style-name="P5097"><text:span text:style-name="T5098">/</text:span>Głos z sali:<text:s/>Wywi<text:span text:style-name="T5099">ą</text:span>zać się/.</text:p>
      <text:p text:style-name="P5100">Ale to już jest<text:span text:style-name="T5101">.</text:span>..</text:p>
      <text:p text:style-name="P5102"><text:span text:style-name="T5103">/</text:span>G<text:span text:style-name="T5104">ł</text:span>os z sali:<text:s/>Czy można?/.</text:p>
      <text:p text:style-name="P5105">Tak.</text:p>
      <text:soft-page-break/>
      <text:p text:style-name="P5106"><text:span text:style-name="T5107"><text:s text:c="29"/></text:span>:</text:p>
      <text:p text:style-name="P5108">Mnie daje do myślenia interwencja pana Zawistowskiego.<text:s/><text:span text:style-name="T5109">I</text:span><text:s/>ja cały czas nie mogę się pogodzić<text:span text:style-name="T5110"><text:s/>z</text:span><text:s/>utrzymaniem sprzeczności, którą podniósł pan Mieszkowski przed obiadem. I dlatego panie profesorze uważam, że lepiej by było gdyby pkt 4 miał dwa warianty wcześniej rozpoczęte.</text:p>
      <text:p text:style-name="P5111">Wariant pierwszy obecny zapis i cały aż do końca, znaczy pierwsze zdanie państwo powinno plus wariant pierwszy koniec i to byłoby napisane, wobec tego słowo wariant pierwszy<text:s/>znalazłoby<text:s/>się na samym początku, i wariant drugi, który<text:span text:style-name="T5112"><text:s/></text:span>zaczynałby się od formuły, którą proponowałem osobom oczekującym w spółdzi<text:span text:style-name="T5113">el</text:span>cz<text:span text:style-name="T5114">ej</text:span><text:s/>kolejce mi<text:span text:style-name="T5115">es</text:span>zkaniow<text:span text:style-name="T5116">ej</text:span><text:s/>należałoby dać możliwoś<text:span text:style-name="T5117">ć</text:span><text:s/>skorzystania z innych form szybszego uzyskania mieszkania. Należałoby jednakże i dalej tekst jaki był, lecz ze skreśleniem<text:s/><text:span text:style-name="T5118">„</text:span>na dotychczasowych zasadach”, co zauważył pan profesor, a także dodaniem sformułowania, które zaproponował pan pr<text:span text:style-name="T5119">of</text:span>. Andrz<text:span text:style-name="T5120">ejew</text:span>ski. To znaczy, aby stosować waloryzację wkładów - dopisać<text:s/>„prz<text:span text:style-name="T5121">ez</text:span>na<text:span text:style-name="T5122">cz</text:span>anych na cele mi<text:span text:style-name="T5123">es</text:span>zkaniowe<text:span text:style-name="T5124">”</text:span><text:s/>i dalej,<text:s/><text:span text:style-name="T5125">j</text:span>ak w tekście. Uważam przy tym, kończę już,<text:s/><text:span text:style-name="T5126">ż</text:span>e aby uniknąć wątpliwości co jest wariantem, a co nie jest, bo ostatnie zdanie nas tutaj godzi, nie<text:s/><text:span text:style-name="T5127">m</text:span>a<text:span text:style-name="T5128">m</text:span>y<text:s/><text:span text:style-name="T5129">w</text:span><text:s/>stosunku do t<text:span text:style-name="T5130">eg</text:span>o żadnych sprzeczności, należałoby wyjątkowo ten tekst wariantowy pisać przesunięty na prawo od całe<text:span text:style-name="T5131">g</text:span>o tekstu. By nie było wątpliwości co do t<text:span text:style-name="T5132">e</text:span>go co jest wariantem, a co jest tekste<text:span text:style-name="T5133">m</text:span><text:s/>uzgodnionym.</text:p>
      <text:p text:style-name="P5134">Dzi<text:span text:style-name="T5135">ę</text:span>kuj<text:span text:style-name="T5136">ę.</text:span></text:p>
      <text:p text:style-name="P5137"><text:span text:style-name="T5138">Przewodniczący</text:span>:</text:p>
      <text:p text:style-name="P5139">Dziękuję, bardzo proszę. Pan Dominiak.</text:p>
      <text:p text:style-name="P5140"><text:span text:style-name="T5141">Władysław Dominiak</text:span>:</text:p>
      <text:p text:style-name="P5142">Jest mi bardzo przykro, wydawało mi się, że rozwiązanie pośrednie zapro<text:span text:style-name="T5143">po</text:span>nowane przez obu panów współprzewodniczących było chyba przyjęte, to znaczy do przyjęcia prawie we wszystkim. W tej chwili dyskusja zmierza znów do dwóch d<text:span text:style-name="T5144">ok</text:span>umentów równoległych.<text:s/><text:span text:style-name="T5145">B</text:span>o jeszcze krok, a zaproponujemy następne jakieś odstępstwa, następne odstępstwa i w takim razie wrócimy do koncepcji znów dwóch dokumentów, bo s<text:span text:style-name="T5146">ię</text:span><text:s/>trudno doprawdy zgodzić z próbą w ogóle rozmywania tych jakichś zasadniczych powiedzmy tez. Tak się po cichu zastanawiam, czy w tym gronie - przepraszam może jestem niegrzeczny - chociaż jeden jest członek spółdzielni oczekujący na mieszkanie spółdzielcze.<text:span text:style-name="T5147">..</text:span></text:p>
      <text:p text:style-name="P5148"><text:span text:style-name="T5149">/</text:span>Głos z sali: nie słychać/.</text:p>
      <text:p text:style-name="P5150">Tak, tak.<text:s/><text:span text:style-name="T5151">I</text:span><text:s/>jeżeli przecież te<text:s/><text:span text:style-name="T5152">g</text:span>łówne tezy formułujemy, że równość, równy dost<text:span text:style-name="T5153">ą</text:span>p, wszystkich inwestorów to na jakiej właściwie zasadzie chcemy w tej chwili kar<text:span text:style-name="T5154">c</text:span>ić spółdzielczość jako taką? I dyskusja toczy się także jakby<text:span text:style-name="T5155"><text:s/></text:span>za oknem, bo tam było dziesiątki inwestorów zgiętych w pół, kłaniających się tym dysponentom, którzy mają pieniądze i gotowi są w każdej chwili im mieszkanie zapewnić. Ta dyskusji to jest próbą puszczenia dwóch milionów w<text:s/><text:span text:style-name="T5156">P</text:span>olsce, a tak<text:s/>brutalnie mówiąc, w maliny w ogóle<text:span text:style-name="T5157">.</text:span><text:s/>Ja się prz<text:span text:style-name="T5158">eci</text:span>w<text:span text:style-name="T5159">sta</text:span>wiam tego typu temperowaniu tych rzeczy, które tutaj są<text:span text:style-name="T5160">.</text:span></text:p>
      <text:p text:style-name="P5161"><text:span text:style-name="T5162">Przewodniczący</text:span>:</text:p>
      <text:p text:style-name="P5163">Ja myślę sobie, tak po<text:span text:style-name="T5164">st</text:span>anow<text:span text:style-name="T5165">i</text:span>liśm<text:span text:style-name="T5166">y</text:span><text:s/>sobie dyskutować...</text:p>
      <text:p text:style-name="P5167"><text:span text:style-name="T5168"><text:s text:c="29"/></text:span>:</text:p>
      <text:p text:style-name="P5169">Proszę zauważyć,<text:s/><text:span text:style-name="T5170">ż</text:span>e ta wst<text:span text:style-name="T5171">ę</text:span>pna propozycja sformułowana przez pana i pana red. Paszyńskiego zup<text:span text:style-name="T5172">e</text:span>łnie była w takim brzmieniu, jaka była do przyjęcia. Oczywiście,<text:s/><text:span text:style-name="T5173">ż</text:span>e j<text:span text:style-name="T5174">e</text:span>śli zrozumiemy pr<text:span text:style-name="T5175">ze</text:span>z zasady dotychczasowe zasady finansowania to ja uważam, że rozsądniej by było<text:span text:style-name="T5176">...</text:span><text:s/>nierozsądnie by było gdyby był<text:s/><text:soft-page-break/>postulat utrzymania.<text:span text:style-name="T5177">..</text:span></text:p>
      <text:p text:style-name="P5178"><text:span text:style-name="T5179">Przewodniczący</text:span>:</text:p>
      <text:p text:style-name="P5180">O to głównie chodzi. Tylko o to chodzi...</text:p>
      <text:p text:style-name="P5181"><text:span text:style-name="T5182"><text:s text:c="29"/></text:span>:</text:p>
      <text:p text:style-name="P5183">I tu można rzeczywiście jakąś poprawkę zrobić, ale nie gdzie indziej przecież.</text:p>
      <text:p text:style-name="P5184"><text:span text:style-name="T5185">B. Woln</text:span><text:span text:style-name="T5186">ic</text:span><text:span text:style-name="T5187">ka</text:span>:</text:p>
      <text:p text:style-name="P5188">Jeś<text:span text:style-name="T5189">l</text:span>i tutaj chodzi o rozbieżność poglądów na temat d<text:span text:style-name="T5190">ot</text:span>ychczasowych zasad to tylko<text:s/><text:span text:style-name="T5191">i</text:span><text:s/>wyłącznie dotyczyłyby one zmiany zasad kredytowania czy ewentualnie zwiększonego wkładu, zasad spłaty tego kredytu i ewentualnie zmniejszenia<text:s/>um<text:span text:style-name="T5192">or</text:span>zenia. Natomiast innych zasad nie chcemy naruszać, bo to jest zagwarantowane ustawą prawo spółdzielcze.</text:p>
      <text:p text:style-name="P5193">Natomiast chodzi<text:s/><text:span text:style-name="T5194">„</text:span>zasad<text:span text:style-name="T5195">”</text:span><text:s/>to może wyjaśnić, żeby nie było,<text:s/><text:span text:style-name="T5196">ż</text:span>e na<text:span text:style-name="T5197">piszem</text:span>y według d<text:span text:style-name="T5198">ot</text:span>ychczasowych zasad, a później<text:span text:style-name="T5199"><text:s/></text:span>nie będzie można zmien<text:span text:style-name="T5200">i</text:span>ć przepisu prawnego regulującego zasady kredytowania budownictwa spółdzielczego. Taka może zachodzić obawa.</text:p>
      <text:p text:style-name="P5201">Dziękuję.</text:p>
      <text:p text:style-name="P5202">/Głos z sal<text:span text:style-name="T5203">i:</text:span><text:s/>W<text:s/>sprawie formalnej/.</text:p>
      <text:p text:style-name="P5204"><text:span text:style-name="T5205">Przewodniczący</text:span>:</text:p>
      <text:p text:style-name="P5206">Pr<text:span text:style-name="T5207">os</text:span>zę bardzo.</text:p>
      <text:p text:style-name="P5208"><text:span text:style-name="T5209"><text:s text:c="29"/></text:span>:</text:p>
      <text:p text:style-name="P5210">J<text:span text:style-name="T5211">a</text:span><text:s/><text:span text:style-name="T5212">j</text:span>estem biernym obserwatorem tego punktu, po prostu wydaje mi się, że skoro strona solidar<text:span text:style-name="T5213">n</text:span>ościowo-<text:span text:style-name="T5214">z</text:span>wiązkowa tutaj swoją wersję postawiała, to trzeba dać prawo i stronie rządowej<text:span text:style-name="T5215">.</text:span><text:s/>I myślę, że dyskusja w tym miejscu jest zbędna. Skoro minister uważa, że trzeba ten tekst zmieni<text:span text:style-name="T5216">ć</text:span><text:s/>to trzeba mu dać prawo. I zakończyć po prostu ten punkt.</text:p>
      <text:p text:style-name="P5217"><text:span text:style-name="T5218"><text:s text:c="29"/></text:span>:</text:p>
      <text:p text:style-name="P5219">To co pan Andrzejewski proponował, żeby uzupełnić, że wkłady mogą być waloryzowane tylko w wypadku jeśli będą przeznaczane na budownictwo tym występującym z kolejki. A pytam si<text:span text:style-name="T5220">ę</text:span><text:s/>dlaczego? Jeśli ktoś będ<text:span text:style-name="T5221">z</text:span>ie chciał kupić sobie telewizor na pewno nie kupi tego telewizora jeśli przedtem nie wybudował sobie mieszkania. On inną drogą zabe<text:span text:style-name="T5222">z</text:span>pieczył swoje potrzeby mieszkaniowe albo wyjechał za granicę i pracował, i mieszkanie sobie kupił, przez 20 czy przez 30 lat państwu pożyczył swoje pieniądze, państwo tymi pieniędzmi obracało, przeznaczało je na budowanie mieszkań dla ludzi, którzy w tych kolejkach nie stali, te mieszkania<text:s/><text:span text:style-name="T5223">ot</text:span>rzymywali ludzie z poza kolejki, którzy nigdy ze spółdzielczością nie by<text:span text:style-name="T5224">l</text:span>i związani i dlaczego teraz mamy odmówić prawa,<text:s/><text:span text:style-name="T5225">ż</text:span>e ktoś kto te pieniądze p<text:span text:style-name="T5226">a</text:span>ństwu pożyczył, ma ponieść określone straty.<text:s/><text:span text:style-name="T5227">O</text:span>n to mieszkanie wybudował sobie, bo matka sprzedała gospodarstwo, on był za granicą, pozbył się samochodu, mieszkanie sobie wybudował, ale przez to nie mógł sobie kupić rzeczy, które teraz mu są potrzebne.<text:s/><text:span text:style-name="T5228">B</text:span>ądźmy tu uczciwi do końca.</text:p>
      <text:p text:style-name="P5229"><text:span text:style-name="T5230">P</text:span><text:span text:style-name="T5231">rzew</text:span><text:span text:style-name="T5232">odn</text:span><text:span text:style-name="T5233">icz</text:span><text:span text:style-name="T5234">ąc</text:span><text:span text:style-name="T5235">y</text:span><text:span text:style-name="T5236">:</text:span></text:p>
      <text:p text:style-name="P5237">Mam taką propozycję... pro<text:span text:style-name="T5238">sz</text:span>ę<text:span text:style-name="T5239"><text:s/></text:span>bardzo.</text:p>
      <text:p text:style-name="P5240"><text:span text:style-name="T5241">Pr</text:span><text:span text:style-name="T5242">of</text:span><text:span text:style-name="T5243">. A. A</text:span><text:span text:style-name="T5244">n</text:span><text:span text:style-name="T5245">drzejewski</text:span>:</text:p>
      <text:p text:style-name="P5246">Pan przewodniczący, jak i jeden z dyskutant<text:span text:style-name="T5247">ó</text:span>w o<text:span text:style-name="T5248">st</text:span>atnio powi<text:span text:style-name="T5249">ed</text:span>ział, że na mój wniosek.<text:s/>Ja takiego wniosku nie stawiałem<text:span text:style-name="T5250">.</text:span><text:s/>Ja tylko zwracałem uwagę, ja tylko zwracałem uwagę na inflac<text:span text:style-name="T5251">j</text:span>ogenne skutki tego<text:span text:style-name="T5252">.</text:span><text:s/><text:soft-page-break/>Natomiast moja uwaga była w tym kierunku wypow<text:span text:style-name="T5253">iedzi</text:span>ana, że uważam,<text:s/><text:span text:style-name="T5254">ż</text:span>e<text:span text:style-name="T5255"><text:s/></text:span>jeżeli zostały zgromadzone<text:s/><text:span text:style-name="T5256">pe</text:span>wne środki na budownictwo mieszkaniowe to trzeba stworzyć takie warunki, żeby one mogły by<text:span text:style-name="T5257">ć<text:s/></text:span>użyte na budownictwo mi<text:span text:style-name="T5258">es</text:span>zkaniowe. I sądzę, że propozycja czy jeden z punktów propozycji pana dr. Wysockiego, który mówił o potrzebie takiego spojrzenia na nowy system oszczędzania w warunka<text:span text:style-name="T5259">c</text:span>h inflacji mogłaby te sprawy znakomicie rozwiązać przez przejęcie tych środków i zapewnienie jakichś gwarancji uzyskania mieszkania<text:span text:style-name="T5260">.</text:span><text:s/>Bo tylko tak można o tych rzeczach myśleć<text:span text:style-name="T5261">.</text:span></text:p>
      <text:p text:style-name="P5262">Ja sądz<text:span text:style-name="T5263">ę</text:span>, że właściwie sprawa s<text:span text:style-name="T5264">ię</text:span><text:s/>rozbija o bardzo drobną kwestię, na którą zwrócił uwagę pan dr Dominiak. Mianowicie o to, że te warunki, utrzymanie zasad, tylko to jest w tych dwóch wariantach różne.</text:p>
      <text:p text:style-name="P5265"><text:span text:style-name="T5266">Przew</text:span><text:span text:style-name="T5267">od</text:span><text:span text:style-name="T5268">ni</text:span><text:span text:style-name="T5269">cz</text:span><text:span text:style-name="T5270">ący:</text:span></text:p>
      <text:p text:style-name="P5271"><text:span text:style-name="T5272">D</text:span>zi<text:span text:style-name="T5273">ę</text:span>kuję bardzo. Mam taką propozycję<text:span text:style-name="T5274">...</text:span></text:p>
      <text:p text:style-name="P5275"><text:span text:style-name="T5276">Pr</text:span><text:span text:style-name="T5277">of</text:span><text:span text:style-name="T5278">. A. Andrzejczak:</text:span></text:p>
      <text:p text:style-name="P5279">A skutki t<text:span text:style-name="T5280">eg</text:span>o właś<text:span text:style-name="T5281">ci</text:span>wie uderzają przede wszystkim w spółdzielczość, która jest formą<text:s/><text:span text:style-name="T5282">ź</text:span>le u nas używaną, ale przy dobrym użyciu jest formą stosowaną wsz<text:span text:style-name="T5283">ę</text:span>dzie.</text:p>
      <text:p text:style-name="P5284"><text:span text:style-name="T5285">Przewodniczący:</text:span></text:p>
      <text:p text:style-name="P5286">Dzięk<text:span text:style-name="T5287">uje</text:span><text:s/>bardzo. Mam taką propozycję, pow<text:span text:style-name="T5288">i</text:span>n<text:span text:style-name="T5289">niś</text:span>my wybrnąć z t<text:span text:style-name="T5290">eg</text:span>o jak na początku zaproponowałem, może z drobną tylko modyfikacją powiem, jak ja to widzę. Uszanujmy dwa różniące si<text:span text:style-name="T5291">ę</text:span><text:s/>zdania. Przecież to naprawdę nie jest<text:s/><text:span text:style-name="T5292">j</text:span>aka<text:span text:style-name="T5293">ś</text:span><text:s/>taka wielka rozbieżność, jak ja słysz<text:span text:style-name="T5294">ę<text:s/></text:span>sprawozdania telewizyjne z innych z<text:span text:style-name="T5295">es</text:span>połów to nawet jestem d<text:span text:style-name="T5296">u</text:span>mny, że u nas idzie to wszystko niemal zbieżnie i niemal zgodnie po dyskusji, po uzgodnieniu, w tym punkcie mamy pewne różnice zdań<text:span text:style-name="T5297">.</text:span><text:s/>No i dobrze, mamy pewną różnicę zdań. I dlatego uważam, że w pkt<text:span text:style-name="T5298">.</text:span><text:s/>4 odczytam to co byśmy przyjęli jako wariant pierwszy. Pkt 4 tak by się rozpoczął:</text:p>
      <text:p text:style-name="P5299">Wariant I:<text:s/>„P<text:span text:style-name="T5300">a</text:span>ństwo powinno zrealizować swoje zobowiązania wobec sp<text:span text:style-name="T5301">ółd</text:span>zi<text:span text:style-name="T5302">elczej</text:span><text:s/>kolejki mi<text:span text:style-name="T5303">es</text:span>zkaniow<text:span text:style-name="T5304">ej</text:span><text:s/>poprzez”<text:s/>- i tu następuje pełny tekst, jaki był dzisiaj w propozy<text:span text:style-name="T5305">cj</text:span>i przed<text:span text:style-name="T5306">st</text:span>awiony...</text:p>
      <text:p text:style-name="P5307"><text:span text:style-name="T5308">/</text:span>Głos z sal<text:span text:style-name="T5309">i</text:span>: nie słychać/.</text:p>
      <text:p text:style-name="P5310">Dobrze, to nie zmienia meritum sprawy. Ten przedrostek trzeba wykreślić.</text:p>
      <text:p text:style-name="P5311">Natomiast jest propozycja, aby teraz napisać wariant I. Tutaj za chwilę, bardzo prosz<text:span text:style-name="T5312">ę</text:span><text:s/>o przeczytanie wst<text:span text:style-name="T5313">ę</text:span>pu do wariantu II<text:span text:style-name="T5314">.</text:span></text:p>
      <text:p text:style-name="P5315"><text:span text:style-name="T5316">Min. Mieczkowski</text:span><text:span text:style-name="T5317">:</text:span></text:p>
      <text:p text:style-name="P5318">Ja przeczytam cały wariant II.</text:p>
      <text:p text:style-name="P5319"><text:span text:style-name="T5320">Przewodniczący</text:span>:</text:p>
      <text:p text:style-name="P5321">Bardzo proszę.</text:p>
      <text:p text:style-name="P5322"><text:span text:style-name="T5323">Min</text:span><text:span text:style-name="T5324">.</text:span><text:span text:style-name="T5325"><text:s/>L. Mieczkowski</text:span>:</text:p>
      <text:p text:style-name="P5326">Wariant II:<text:s/>„Osobom uczestniczącym w spółdzielcz<text:span text:style-name="T5327">ej</text:span><text:s/>kolejce mi<text:span text:style-name="T5328">esz</text:span>kaniow<text:span text:style-name="T5329">ej</text:span><text:s/>należałoby umożliwić skorzystanie z innych form szybszego uzyskania mieszkania.</text:p>
      <text:p text:style-name="P5330">Przewidzieć należy jednakże”<text:s/>- i dalej tekst jaki był w d<text:span text:style-name="T5331">ot</text:span>ychczasowym wariancie II z na<text:span text:style-name="T5332">st</text:span>ępującymi dwoma korekta mi - pierwsze skreślamy<text:s/>„na d<text:span text:style-name="T5333">ot</text:span>ychczasowych zasadach, mnie trafia do przekonania argumentacja zarówno pana profesora, jak i pani Wolnickiej, i po słowach<text:s/><text:span text:style-name="T5334">„</text:span>waloryzację wkładów”<text:s/>piszemy<text:s/>„prz<text:span text:style-name="T5335">ez</text:span>na<text:span text:style-name="T5336">cz</text:span>anych na cele mieszkaniowe”. I na tym kończymy wariant II.</text:p>
      <text:p text:style-name="P5337"><text:span text:style-name="T5338">A</text:span><text:s/>teraz zakładam, że ostatnie zdanie pozostaje pisane w takim samym porządku jak d<text:span text:style-name="T5339">ot</text:span>ychczasowe, nie przesunięte, lecz z dodatkiem słowa<text:s/>„skuteczne”<text:s/>przed słowem<text:s/>„zachęty”<text:span text:style-name="T5340">.</text:span></text:p>
      <text:soft-page-break/>
      <text:p text:style-name="P5341"><text:span text:style-name="T5342">Prz</text:span><text:span text:style-name="T5343">ew</text:span><text:span text:style-name="T5344">odn</text:span><text:span text:style-name="T5345">iczą</text:span><text:span text:style-name="T5346">cy</text:span>:</text:p>
      <text:p text:style-name="P5347">Żeby było zrozumiałe jeszcze raz powtarzam, jestem za ty<text:span text:style-name="T5348">m</text:span>, żeby to ostatnie zdanie powtórzyć przy wariancie pi<text:span text:style-name="T5349">er</text:span>wszym i przy wariancie dru<text:span text:style-name="T5350">g</text:span>im, żeby każdy wariant stanowił zamknięt<text:span text:style-name="T5351">ą</text:span><text:s/>całość<text:span text:style-name="T5352">.</text:span></text:p>
      <text:p text:style-name="P5353">Natomiast jeżeli chodzi o tekst wariantu<text:s/><text:span text:style-name="T5354">I</text:span>I proponuję, żebyśmy przełożyli do przerwy, dlatego, ja chciałbym jeszcze podyskutować ten tekst z panem mini<text:span text:style-name="T5355">st</text:span>rem, ponieważ nie chcę tu merytorycznie mówić, ale nie mogę zacząć od tego, że szybciej coś zrobię. Najpierw muszę zająć stanowisko zasadnicze, że ja to będę uszanuję kolejkę, a potem będę starał się<text:span text:style-name="T5356"><text:s/></text:span>robić coś szybko i dlatego jeszcze ta redakcja jest troszeczkę surowa i proponowałbym,<text:s/><text:span text:style-name="T5357">ż</text:span>e podamy tą redakcję uzgodnioną po przerwie.</text:p>
      <text:p text:style-name="P5358">Proszę bardzo pan Mieszkowski<text:span text:style-name="T5359">.</text:span></text:p>
      <text:p text:style-name="P5360"><text:span text:style-name="T5361">Witold Mieszkowski</text:span>:</text:p>
      <text:p text:style-name="P5362">Ja tylko chciałbym zwrócić uwagę, że jeżeli ostatnie zdanie, które miało do tej pory być przy obu wariantach<text:s/>„należy zapewnić skuteczne zachęty, że ono wobec redakcji pana<text:s/><text:span text:style-name="T5363">M</text:span>ieczkowski<text:span text:style-name="T5364">eg</text:span>o, ponieważ od tego zdania on zaczyna, nie ma sensu w wariancie II. Byłoby to początek i koniec tej myśli tą samą my<text:span text:style-name="T5365">ś</text:span>lą<text:span text:style-name="T5366">.</text:span><text:s/>Czyli ja rozumiem, że w tej sytuacji rozbieżnoś<text:span text:style-name="T5367">ć</text:span><text:s/>w punkcie czwartym jest od początku do ko<text:span text:style-name="T5368">ń</text:span>ca<text:span text:style-name="T5369">.</text:span></text:p>
      <text:p text:style-name="P5370"><text:span text:style-name="T5371">Przewodniczący</text:span>:</text:p>
      <text:p text:style-name="P5372">Dobrze, przyjmujemy tą uwagą, bo jak będziemy mieli gotową redakcję wariantu II, wtedy to jeszcze raz się nad tym króciutko zastanowimy, przyjmujemy tę uwagę, zgoda.<text:s/><text:span text:style-name="T5373">Ż</text:span>ebyśmy nie stopowali.</text:p>
      <text:p text:style-name="P5374">Przechodzimy do punktu piątego. Może ja odczytam<text:s/><text:span text:style-name="T5375">„</text:span>Państwo powinno zapewni<text:span text:style-name="T5376">ć</text:span><text:s/>system gromadzenia kapitału, także środków dewizowych, na rozwój mi<text:span text:style-name="T5377">es</text:span>zkalni<text:span text:style-name="T5378">ct</text:span>wa i kredytowania ludn<text:span text:style-name="T5379">o</text:span>ści<text:span text:style-name="T5380">.</text:span><text:s/>J<text:span text:style-name="T5381">e</text:span>dny<text:span text:style-name="T5382">m</text:span><text:s/><text:span text:style-name="T5383">z</text:span><text:s/>elementów t<text:span text:style-name="T5384">e</text:span>go systemu powinien by<text:span text:style-name="T5385">ć<text:s/></text:span>powołany w 1989 r. Bank Gospodarki Mieszkaniow<text:span text:style-name="T5386">ej</text:span><text:s/>i Komunalnej. Zadaniem tego banku powinna być także działalność gospodarcza na rzecz rozwoju budownictwa mi<text:span text:style-name="T5387">es</text:span>zkan<text:span text:style-name="T5388">io</text:span>w<text:span text:style-name="T5389">eg</text:span>o. Działal<text:span text:style-name="T5390">n</text:span>oś<text:span text:style-name="T5391">ć</text:span><text:s/>banku powinna si<text:span text:style-name="T5392">ę</text:span><text:s/>znajdować pod kontrolą społeczną<text:span text:style-name="T5393">”</text:span>. Ws<text:span text:style-name="T5394">z</text:span>ystko co dotąd mówiliśmy zostało tutaj zaak<text:span text:style-name="T5395">cen</text:span>towane. Bo zagadnienie gospodarki finansowej, kredytowej, ale właśnie i działalno<text:span text:style-name="T5396">ś</text:span>ci gospodarczej, i potrzeba powołania takiego banku w bieżący roku jako pewnego systemu gromadzenia i prawidłowego g<text:span text:style-name="T5397">os</text:span>podarowan<text:span text:style-name="T5398">o<text:s/></text:span>kap<text:span text:style-name="T5399">it</text:span>ałem<text:span text:style-name="T5400">.</text:span></text:p>
      <text:p text:style-name="P5401">Czy w tej sprawie ktoś pragnie zabrać głos? Prosz<text:span text:style-name="T5402">ę<text:s/></text:span>bardzo pan pr<text:span text:style-name="T5403">of</text:span>. Tuszyński<text:span text:style-name="T5404">.</text:span></text:p>
      <text:p text:style-name="P5405"><text:span text:style-name="T5406">W</text:span><text:span text:style-name="T5407">acław Tuszyński</text:span>:</text:p>
      <text:p text:style-name="P5408">Ja chciałbym się zapytać co autorzy rozumieją pod kontrolą społeczną?</text:p>
      <text:p text:style-name="P5409"><text:span text:style-name="T5410">Przewodniczący</text:span>:</text:p>
      <text:p text:style-name="P5411">Może pan Paszyński mógłby odpowiedzieć?</text:p>
      <text:p text:style-name="P5412"><text:span text:style-name="T5413">Red</text:span><text:span text:style-name="T5414">.</text:span><text:span text:style-name="T5415"><text:s/></text:span><text:span text:style-name="T5416">A.</text:span><text:span text:style-name="T5417"><text:s/>Paszyński</text:span>:</text:p>
      <text:p text:style-name="P5418">Mo<text:span text:style-name="T5419">g</text:span>ę odpowi<text:span text:style-name="T5420">ed</text:span>zieć<text:span text:style-name="T5421">.</text:span><text:s/>Po prostu w naszym przekonaniu warunkiem sensownego rozwiązania całej tej koncepcji banku będzie to, że będzie to bank, nie chcę przesądzać tutaj akcyjny, nie pa<text:span text:style-name="T5422">ń</text:span>stwowy, acz oczywiście z ud<text:span text:style-name="T5423">z</text:span>ia<text:span text:style-name="T5424">ł</text:span>em państwowym, a wobec tego będzie to instytucja typu społecznego, którego rada nadzorcza będzie miała w swoim składzie przedstawicieli różnych organizacji, instytucji społecznych, związków zawodowych, federacji konsumentów, no nie wiem, jakie powstaną być może jakiegoś towarzystwa reformy mieszkaniowej<text:span text:style-name="T5425">.</text:span>.<text:span text:style-name="T5426">.</text:span></text:p>
      <text:p text:style-name="P5427">/Głos z sali:<text:s/>Czy można?/.</text:p>
      <text:p text:style-name="P5428"><text:span text:style-name="T5429">Przewodniczący</text:span>:</text:p>
      <text:soft-page-break/>
      <text:p text:style-name="P5430">Bardzo proszę<text:span text:style-name="T5431">.</text:span></text:p>
      <text:p text:style-name="P5432"><text:span text:style-name="T5433">Marian Wysocki</text:span>:</text:p>
      <text:p text:style-name="P5434">Dwie kr<text:span text:style-name="T5435">ót</text:span>kie uwagi<text:span text:style-name="T5436">.</text:span></text:p>
      <text:p text:style-name="P5437">Proponuję<text:s/><text:span text:style-name="T5438">w</text:span><text:s/>pi<text:span text:style-name="T5439">e</text:span>rwszym wierszu<text:span text:style-name="T5440">j</text:span>: system gromadzenia i gospodarowan<text:span text:style-name="T5441">ia</text:span>...</text:p>
      <text:p text:style-name="P5442"><text:span text:style-name="T5443">Przewodni</text:span><text:span text:style-name="T5444">cz</text:span><text:span text:style-name="T5445">ący</text:span>:</text:p>
      <text:p text:style-name="P5446"><text:span text:style-name="T5447">Al</text:span>e o tym j<text:span text:style-name="T5448">es</text:span>t mowa dal<text:span text:style-name="T5449">ej.</text:span><text:s/>Bo zadaniem tego banku powinna być także działalność gospodarcza.</text:p>
      <text:p text:style-name="P5450"><text:span text:style-name="T5451">Marian Wysocki</text:span>:</text:p>
      <text:p text:style-name="P5452">Nie, nie, My<text:span text:style-name="T5453">śm</text:span>y mówili kiedyś, to nie j<text:span text:style-name="T5454">es</text:span>t sprzeczne. Myśmy mów<text:span text:style-name="T5455">il</text:span>i kiedyś, że w tym systemie czy w tym banku powinno być gromadzenie i go<text:span text:style-name="T5456">sp</text:span>odarowanie. Jest to poszerzenie moim zdaniem dobre.</text:p>
      <text:p text:style-name="P5457">I sprawa roku '89 powołania banku czy to nie jest ryzykowny termin<text:span text:style-name="T5458">.</text:span><text:s/>Też jestem za tym, tylko czy to jest realne, dzisiaj jest już marzec.</text:p>
      <text:p text:style-name="P5459">To wszystko, dziękuję<text:span text:style-name="T5460">.</text:span></text:p>
      <text:p text:style-name="P5461"><text:span text:style-name="T5462">Przewodniczący</text:span>:</text:p>
      <text:p text:style-name="P5463"><text:span text:style-name="T5464">A</text:span>le taki jest uzgodniony nasz dezyderat. Przecież to jest dezyderat.<text:s/><text:span text:style-name="T5465">T</text:span><text:span text:style-name="T5466">e</text:span><text:span text:style-name="T5467">n</text:span><text:s/>dezyderat możemy jak uzgodnimy wysunąć.</text:p>
      <text:p text:style-name="P5468">Proszę<text:span text:style-name="T5469">.</text:span><text:s/>bardzo pan doc. Dominiak.</text:p>
      <text:p text:style-name="P5470"><text:span text:style-name="T5471">Doc. Wł. Dominiak</text:span>:</text:p>
      <text:p text:style-name="P5472"><text:span text:style-name="T5473">J</text:span>a t<text:span text:style-name="T5474">y</text:span>m razem chciałbym ulżyć<text:span text:style-name="T5475"><text:s/></text:span>doli państwa...</text:p>
      <text:p text:style-name="P5476"><text:span text:style-name="T5477">Przewodniczący:</text:span></text:p>
      <text:p text:style-name="P5478">Jakiego pań<text:span text:style-name="T5479">st</text:span>wa,<text:s/>polskiego?</text:p>
      <text:p text:style-name="P5480"><text:span text:style-name="T5481">Doc.<text:s/></text:span><text:span text:style-name="T5482">W</text:span><text:span text:style-name="T5483">ł</text:span><text:span text:style-name="T5484">.</text:span><text:span text:style-name="T5485"><text:s/>Dominiak</text:span>:</text:p>
      <text:p text:style-name="P5486">Chciałbym ulżyć państwu i bym proponował konkretnie inną redakcję tego pierwszego zdania,<text:s/>„że państwo powinno wspierać rozbudowę systemu gromadzenia”, a nie zapewniać, bo ja rozumiem, że w tym pluralizmie to państwo będzie jednym z podmiotów po stronie gromadzenia i alokacji środków. Natomiast nie można tu mu nadawać atrybutu jakby wyłączności.</text:p>
      <text:p text:style-name="P5487"><text:span text:style-name="T5488">Przewod</text:span><text:span text:style-name="T5489">nic</text:span><text:span text:style-name="T5490">zący:</text:span></text:p>
      <text:p text:style-name="P5491">Jeszcze raz prosimy o powtórzenie.</text:p>
      <text:p text:style-name="P5492"><text:span text:style-name="T5493">D</text:span><text:span text:style-name="T5494">o</text:span><text:span text:style-name="T5495">c.<text:s/></text:span><text:span text:style-name="T5496">Wł.</text:span><text:span text:style-name="T5497"><text:s/>Dominiak</text:span>:</text:p>
      <text:p text:style-name="P5498">Znaczy p<text:span text:style-name="T5499">a</text:span>ństwo powinno wspierać rozbudowę albo system gromadzenia i alokacji..<text:span text:style-name="T5500">.</text:span></text:p>
      <text:p text:style-name="P5501"><text:span text:style-name="T5502">Pr</text:span><text:span text:style-name="T5503">zewodn</text:span><text:span text:style-name="T5504">icz</text:span><text:span text:style-name="T5505">ąc</text:span><text:span text:style-name="T5506">y</text:span><text:span text:style-name="T5507">:</text:span></text:p>
      <text:p text:style-name="P5508"><text:span text:style-name="T5509">I</text:span><text:s/>gospodarowania...</text:p>
      <text:p text:style-name="P5510"><text:span text:style-name="T5511">Doc.<text:s/></text:span><text:span text:style-name="T5512">Wł</text:span><text:span text:style-name="T5513">. Dominiak</text:span>:</text:p>
      <text:p text:style-name="P5514">Wspierać, ale nie zapewniać, żeby to nie było na zasadzie wyłączności.</text:p>
      <text:p text:style-name="P5515"><text:span text:style-name="T5516">Przewodniczący</text:span>:</text:p>
      <text:p text:style-name="P5517">Dziękuję. Proszę bardzo kol<text:span text:style-name="T5518">.<text:s/></text:span>Bi<text:span text:style-name="T5519">el</text:span>ak.</text:p>
      <text:p text:style-name="P5520"><text:span text:style-name="T5521">Janusz<text:s/></text:span><text:span text:style-name="T5522">Biel</text:span><text:span text:style-name="T5523">ak</text:span><text:span text:style-name="T5524">:</text:span></text:p>
      <text:p text:style-name="P5525">Chciałbym zwrócić uwagę wszy<text:span text:style-name="T5526">st</text:span>kich, że temat pod tytułem<text:s/><text:span text:style-name="T5527">„</text:span>Bank mieszkaniowy, gospodarki mieszkaniowej, gospodarki mi<text:span text:style-name="T5528">es</text:span>zkaniow<text:span text:style-name="T5529">ej</text:span><text:s/>i komunalnej o różnych wariantach i nazwach przewija się przez naszą twórczoś<text:span text:style-name="T5530">ć</text:span><text:s/>gospodarczą mniej więcej 6<text:s/><text:span text:style-name="T5531">-</text:span><text:s/>7 lat. I bronię, i proszę uznanie tej daty '<text:span text:style-name="T5532">89.</text:span><text:s/>jako naszego<text:s/><text:soft-page-break/>autentycznego, radykalnego nacisku na wreszcie załatwienie spraw.</text:p>
      <text:p text:style-name="P5533"><text:span text:style-name="T5534">Przewodniczący</text:span>:</text:p>
      <text:p text:style-name="P5535"><text:span text:style-name="T5536">D</text:span>obrze, tylko wspiera naszą propozycję.<text:s/><text:span text:style-name="T5537">K</text:span>to jeszcze chciałbym w tej sprawie zabrać głos?<text:s/><text:span text:style-name="T5538">Ni</text:span>e widzę w związku z tym z tą poprawką, o której pan docent Dominiak mówi<text:span text:style-name="T5539">ł</text:span>, że państwo powinno wspiera<text:span text:style-name="T5540">ć</text:span><text:s/>system gromadzeń itd. prz<text:span text:style-name="T5541">yj</text:span>mujemy punkt piąty<text:span text:style-name="T5542">.</text:span></text:p>
      <text:p text:style-name="P5543">Prz<text:span text:style-name="T5544">ec</text:span>hodzimy do punktu 6.</text:p>
      <text:p text:style-name="P5545"><text:span text:style-name="T5546">/</text:span>Głos z sali:<text:s/>Czy można jeszcze w pkt. 5/.</text:p>
      <text:p text:style-name="P5547">Nie wracamy już...</text:p>
      <text:p text:style-name="P5548"><text:span text:style-name="T5549">/</text:span>Głos z sali<text:span text:style-name="T5550">:</text:span><text:s/>nie słychać/.</text:p>
      <text:p text:style-name="P5551">Jesz<text:span text:style-name="T5552">cz</text:span>e nie wiemy o czym będziemy mówić. Jak odczytam szósty punkt. Ja dą<text:span text:style-name="T5553">ż</text:span>ę do tego, żeby nie przyjeżdżać w sobotę.<text:s/><text:span text:style-name="T5554">A</text:span><text:s/>dzisiaj mamy dużo dobrej woli i może weźcie panowie pod uwagę, że prz<text:span text:style-name="T5555">yjed</text:span>ziecie tramwajem z sąsiedniej ulicy, a kilka osób musi tracić na to<text:span text:style-name="T5556"><text:s/></text:span>dwa dni, żeby tu być<text:span text:style-name="T5557">.</text:span></text:p>
      <text:p text:style-name="P5558">Punkt szósty<text:span text:style-name="T5559">.</text:span><text:s/>„W<text:span text:style-name="T5560">iel</text:span>ko<text:span text:style-name="T5561">ś</text:span>ć form inw<text:span text:style-name="T5562">est</text:span>owania b<text:span text:style-name="T5563">ędą</text:span>ca wyrazem idei upodmiotowienia obywateli wymaga powsz<text:span text:style-name="T5564">ec</text:span>hn<text:span text:style-name="T5565">eg</text:span>o odejścia od rozdzi<text:span text:style-name="T5566">el</text:span>ni<text:span text:style-name="T5567">ct</text:span>wa miesz<text:span text:style-name="T5568">k</text:span>ań i zapewni<text:span text:style-name="T5569">en</text:span>ia swobodnego n<text:span text:style-name="T5570">i</text:span>mi<text:span text:style-name="T5571"><text:s/></text:span>obrotu. Czynsze i opłaty za mi<text:span text:style-name="T5572">es</text:span>zkania powinny zapewniać samofinansowanie gospodarki mieszkaniow<text:span text:style-name="T5573">ej</text:span>. Wykorzystywanie zwiększonych środków powinno znaleźć się pod kontrolą społeczności lokalnej<text:span text:style-name="T5574">.</text:span><text:s/>Ustalenie granic dopuszczalnego obciążenia budżetów domowych w<text:span text:style-name="T5575">yd</text:span>atkami na mieszkanie oraz zakres rekompensaty w postaci dodatku mi<text:span text:style-name="T5576">es</text:span>zkaniowego, powinny by<text:span text:style-name="T5577">ć</text:span><text:s/>przedmio<text:span text:style-name="T5578">t</text:span>em konsultacji społecznej. D<text:span text:style-name="T5579">o</text:span>date<text:span text:style-name="T5580">k</text:span><text:s/>mieszkaniowy powinien ulegać waloryzacji w miarę wzrostu kosztów utrzymania mieszkań”<text:span text:style-name="T5581">.</text:span></text:p>
      <text:p text:style-name="P5582">Kró<text:span text:style-name="T5583">t</text:span>ki komentarz, myśmy na zasadę t<text:span text:style-name="T5584">ę</text:span><text:s/>z<text:span text:style-name="T5585">g</text:span>odzili si<text:span text:style-name="T5586">ę</text:span><text:s/>już podczas poprzedniej dyskusji. Chodzi o to, że ponieważ w pierwszej części pkt. 6 pokazujemy cel, do którego zdążamy to w drugiej części tego punktu mówimy sposób, w jaki chcemy ten cel osiągną<text:span text:style-name="T5587">ć</text:span>, żebyśmy nie zaskoczyć spo<text:span text:style-name="T5588">łe</text:span>czeństwa takimi ewentualnymi decyzjami, które by tylko część pierwszą naszego szóstego punktu realizowała, cz<text:span text:style-name="T5589">ęś</text:span>ć druga zawisłaby w powietrzu<text:span text:style-name="T5590">.</text:span></text:p>
      <text:p text:style-name="P5591">Proszę bardzo pan inż<text:span text:style-name="T5592">.</text:span><text:s/>Jerzy Olszowski zgłosił się<text:span text:style-name="T5593"><text:s/></text:span>do dyskusji<text:span text:style-name="T5594">.</text:span></text:p>
      <text:p text:style-name="P5595"><text:span text:style-name="T5596">Inż. Jerzy Olszowski</text:span>:</text:p>
      <text:p text:style-name="P5597">Ja się zgłosiłem przed rozpocz<text:span text:style-name="T5598">ę</text:span>ciem odczytania, zrozumiałem, że punkt piąty kończył cały zespół, który dotyczył obowiązków p<text:span text:style-name="T5599">a</text:span>ństwa, i przechodzimy w pkt. 6 już do innego zespołu ustaleń.</text:p>
      <text:p text:style-name="P5600">Natomiast wydaje mi się, że brakowałoby jednak jednozdaniowego stwierdzenia, że obok pomocy państwa niebagatelną sprawą jest pomoc zakładów pracy, dlatego wydaje mi<text:s/><text:span text:style-name="T5601">się</text:span>, a nie ma w żadnym innym miejscu już na to miejsca<text:span text:style-name="T5602">.</text:span></text:p>
      <text:p text:style-name="P5603">Uważam, że takie zdanie,<text:s/>„że niezależnie od zapewnienia prze<text:span text:style-name="T5604">z</text:span><text:s/>państwo warunków do zaspakajania potrzeb mieszkaniowych obywateli przewidzieć należy w różnej formie pomoc zakładów pracy<text:span text:style-name="T5605">”</text:span><text:span text:style-name="T5606">.</text:span><text:s/>Po prostu jest to przejście pomiędzy obowiązkami państwa, a obywateli. Bo to miejsce zakładu pracy już ma i powinno mieć dal<text:span text:style-name="T5607">e</text:span>j jakieś znaczenie.</text:p>
      <text:p text:style-name="P5608">Dziękuj<text:span text:style-name="T5609">ę.</text:span></text:p>
      <text:p text:style-name="P5610"><text:span text:style-name="T5611">Przewodni</text:span><text:span text:style-name="T5612">cz</text:span><text:span text:style-name="T5613">ący</text:span>:</text:p>
      <text:p text:style-name="P5614"><text:span text:style-name="T5615">M</text:span>am taką propozycję. Wsłuchaliśmy tego głosu, ale wiemy o tym, że jesz ustawa, która mówi o zakładowym funduszu mieszkaniowym i ta sprawa jest regulowana przez zakładowy fundusz<text:s/><text:soft-page-break/>mi<text:span text:style-name="T5616">es</text:span>zkaniowy.<text:s/><text:span text:style-name="T5617">Cz</text:span>y on jest wystarczający, czy niewy<text:span text:style-name="T5618">st</text:span>arczający to jest sprawa nowelizacji u<text:span text:style-name="T5619">st</text:span>awy i sprawa ustosunkowania się do obecnego systemu. Natomiast my już to co i<text:span text:style-name="T5620">stn</text:span>i<text:span text:style-name="T5621">ej</text:span>e nie chcielibyśmy pokazywać, że zakłady pracy... Bo ja bym teraz mógł zacząć mówi<text:span text:style-name="T5622">ć,</text:span><text:s/>jako to jest z ty<text:span text:style-name="T5623">m<text:s/></text:span>budownic<text:span text:style-name="T5624">t</text:span>wem mi<text:span text:style-name="T5625">es</text:span>zkaniowym w zakładach pracy. To jest znowu cała historia, o której by można tu długo mówić.</text:p>
      <text:p text:style-name="P5626">Natomiast zgadzam si<text:span text:style-name="T5627">ę</text:span><text:s/>panem inżynierem Olszowskim, że pkt 5 kończy część pierwszą naszych sformułowań. Od pkt. 6 zaczyna się inna materia, można by tu postawić dwójkę rzyms<text:span text:style-name="T5628">k</text:span>ą<text:span text:style-name="T5629"><text:s/></text:span>jeśli na początku po<text:span text:style-name="T5630">st</text:span>aw<text:span text:style-name="T5631">il</text:span>ibyśmy jedynkę rzymską. I stąd też dyskutujmy o treści zaproponowan<text:span text:style-name="T5632">eg</text:span>o punktu 6. Już<text:s/><text:span text:style-name="T5633">sc</text:span>harakter<text:span text:style-name="T5634">y</text:span>zowałem raz i myślę, że nie ma potrzeby powtarzania drugi.</text:p>
      <text:p text:style-name="P5635">Proszę bardzo pan Radke<text:span text:style-name="T5636">.</text:span></text:p>
      <text:p text:style-name="P5637"><text:span text:style-name="T5638">Lech Radk</text:span><text:span text:style-name="T5639">e</text:span>:</text:p>
      <text:p text:style-name="P5640">Ja bym tutaj optował za uwzględnieniem<text:s/><text:span text:style-name="T5641">w</text:span><text:s/>jakiejś formie tego tematu budownictwa zakładowe<text:span text:style-name="T5642">g</text:span>o, a na argument, że istnieje ustawa o takim czy innym prawie to ja mimo wszystko przeczytam tu króciutki przepis z<text:s/><text:span text:style-name="T5643">d</text:span>ziennika Ustaw nr 1 o finansowaniu budownictwa mi<text:span text:style-name="T5644">es</text:span>zkaniowego,<text:span text:style-name="T5645"><text:s/></text:span>kt<text:span text:style-name="T5646">ó</text:span>ry nie potrzeba by<text:span text:style-name="T5647">ć</text:span><text:s/>specjalistą wysokiej klasy, żeby stwierdz<text:span text:style-name="T5648">ić</text:span><text:s/>j<text:span text:style-name="T5649">ed</text:span>n<text:span text:style-name="T5650">oz</text:span>na<text:span text:style-name="T5651">cz</text:span>nie, że jest absolutnie nieporozumieniem, że można było pominąć w tej sprawie budownictwo mieszkaniowe zakładowe<text:span text:style-name="T5652">.</text:span><text:s/>N<text:span text:style-name="T5653">i</text:span>e typowy przykład to jest. Czytam § 12 pkt 1:<text:s/><text:span text:style-name="T5654">„</text:span>Kredyt wykorzystany w ramach spółdzielczego budownictwa mieszkaniowego na budowę lokali mieszkalnych przy<text:span text:style-name="T5655">st</text:span>osowanych do potrzeb emerytów, rencistów i inwalidów”<text:s/>- dodam, których niestety produkuje przemysł niestety nie spółdzielczość, tylko przemysł<text:s/><text:span text:style-name="T5656">-</text:span><text:s/>„jest spłacany według zasad określonych dla lokali przydzi<text:span text:style-name="T5657">el</text:span>anych na warunkach lokatorskiego prawa do lokalu.</text:p>
      <text:p text:style-name="P5658">Kredyt wykorzystywany na ponadnormatywne specjalne wyposażenie spółdzielczych budynków i lokali mieszkalnych dla emerytów i rencistów, inwalidów oraz na budowę pomieszczeń<text:span text:style-name="T5659"><text:s/></text:span>so<text:span text:style-name="T5660">cj</text:span>alno-<text:span text:style-name="T5661">u</text:span>sługowych i lokali mieszkalnych dla personelu w wymienionych budynkach jest spłacany jednorazowo ze środków zapewn<text:span text:style-name="T5662">i</text:span>anych na ten cel w budżecie centralnym.<text:s/><text:span text:style-name="T5663">W</text:span><text:s/>części dotyczącej Ministerstwa Zdrowia i<text:s/><text:span text:style-name="T5664">O</text:span>pieki Społecznej”. Ja chcę, żeby tylko potraktowa<text:span text:style-name="T5665">ć</text:span><text:s/>ten świeży, gorący przepis jako absolutnie nieuwzględniający realiów życia. Absolutnie. On jest ciepły, ale on jest do niczego. Bo główna ni<text:span text:style-name="T5666">es</text:span>t<text:span text:style-name="T5667">et</text:span>y... główny obowiązek do rozwiązywania takich problemów to nie ciąży na spółdzielczości, bo prędzej na zakładach pracy niż na spółdzielczości.</text:p>
      <text:p text:style-name="P5668">Podałem to tylko jako taki element drastyczny, żeby<text:s/>wychwycić to, że nie zachłystujemy si<text:span text:style-name="T5669">ę</text:span><text:s/>istnieniem przepisów.</text:p>
      <text:p text:style-name="P5670"><text:span text:style-name="T5671">A</text:span><text:s/>oczywiście jeżeli chodzi o budownictwo zakładowe jestem przynajmniej zdania, żeby zaartykułować to w taki sposób, jak tutaj pan<text:s/><text:span text:style-name="T5672">i</text:span>nż. Olszewski zaproponował<text:span text:style-name="T5673">.</text:span></text:p>
      <text:p text:style-name="P5674">Dziękuję.</text:p>
      <text:p text:style-name="P5675"><text:span text:style-name="T5676">Przew</text:span><text:span text:style-name="T5677">od</text:span><text:span text:style-name="T5678">ni</text:span><text:span text:style-name="T5679">cz</text:span><text:span text:style-name="T5680">ący</text:span>:</text:p>
      <text:p text:style-name="P5681">Bardzo proszę.</text:p>
      <text:p text:style-name="P5682"><text:span text:style-name="T5683">Red. A</text:span><text:span text:style-name="T5684">.</text:span><text:span text:style-name="T5685"><text:s/>Paszyński</text:span>:</text:p>
      <text:p text:style-name="P5686"><text:span text:style-name="T5687">J</text:span><text:span text:style-name="T5688">eżeli</text:span><text:s/>można państwa prosić<text:span text:style-name="T5689"><text:s/></text:span>naprawdę nie rozwlekajmy tego tekstu<text:span text:style-name="T5690">.</text:span><text:s/><text:span text:style-name="T5691">B</text:span><text:span text:style-name="T5692">o</text:span><text:s/>przecież na tej samej zasadzie mogę powiedzieć, że powinny powstawa<text:span text:style-name="T5693">ć</text:span><text:s/><text:span text:style-name="T5694">f</text:span>undacje na rzecz wspierania budownictwa mi<text:span text:style-name="T5695">es</text:span>zkaniow<text:span text:style-name="T5696">eg</text:span>o, źródeł kr<text:span text:style-name="T5697">e</text:span>dytowania czy<text:s/><text:span text:style-name="T5698">ź</text:span>ródeł pomocy może być nieograniczona ilość.</text:p>
      <text:p text:style-name="P5699"><text:span text:style-name="T5700">I</text:span><text:s/>nie ma żadnych powodów żebyśmy naprawdę tutaj tworzyli jakby pełny zestaw różnych możliwości.</text:p>
      <text:soft-page-break/>
      <text:p text:style-name="P5701"><text:span text:style-name="T5702">/</text:span>Głos z sali: nie słychać/.</text:p>
      <text:p text:style-name="P5703"><text:span text:style-name="T5704">W</text:span><text:s/>punkcie 7... Do<text:span text:style-name="T5705">st</text:span>ęp do kredytu w istocie rzeczy do<text:span text:style-name="T5706">.</text:span>.. przecież cały pomysł systemu finansowania, czy też idea, czy nadzieja leży w tym, iż uda s<text:span text:style-name="T5707">i</text:span>ę wreszcie stworzyć taki system, w którym nikt nie będzie nikomu mówił ile ma przeznaczyć na taki lub inny cel. Je<text:span text:style-name="T5708">ś</text:span>li mówimy o banku mi<text:span text:style-name="T5709">es</text:span>zkaniowym, to przecież jest on elementem pewnego systemu, który funkcjonować może wtedy jeżeli państwo<text:s/>mówi<text:s/>np<text:span text:style-name="T5710">.</text:span><text:s/>iż każdy kto lokuje na kontach tego banku,<text:s/><text:span text:style-name="T5711">ja</text:span>ki<text:span text:style-name="T5712">ekol</text:span>wiek środki w tym także zakłady pracy, ponadto co wynika z obligatoryjnych odpisów, jakie tam zawsze będą istnieć, jest np. zwolnione z podatku. I w ten sposób otwieramy znacznie szersze źródła finansowania i nie sposób jednak zapisać tutaj wszystkich, że tak powiem elementów tego mechanizmu, który powinien powstać<text:span text:style-name="T5713">.</text:span></text:p>
      <text:p text:style-name="P5714"><text:span text:style-name="T5715">Przewodn</text:span><text:span text:style-name="T5716">icz</text:span><text:span text:style-name="T5717">ący</text:span>:</text:p>
      <text:p text:style-name="P5718">Proszę bardzo pan prof. Andrzejewski.</text:p>
      <text:p text:style-name="P5719"><text:span text:style-name="T5720">Pr</text:span><text:span text:style-name="T5721">of</text:span><text:span text:style-name="T5722">. A. Andrz</text:span><text:span text:style-name="T5723">ej</text:span><text:span text:style-name="T5724">ewski</text:span>:</text:p>
      <text:p text:style-name="P5725">...żeby nie wprowadzać tych form budownictwa, bo wtedy by<text:span text:style-name="T5726">ś</text:span>my musieli wyliczać wszystkich<text:s/><text:span text:style-name="T5727">i</text:span><text:s/>powstałoby rozszerzenie. Może najwyżej powiedzieć już istniejących i nowych.<text:span text:style-name="T5728">..</text:span></text:p>
      <text:p text:style-name="P5729"><text:span text:style-name="T5730">Przewodni</text:span><text:span text:style-name="T5731">c</text:span><text:span text:style-name="T5732">z</text:span><text:span text:style-name="T5733">ą</text:span><text:span text:style-name="T5734">cy</text:span>:</text:p>
      <text:p text:style-name="P5735">Ni<text:span text:style-name="T5736">e</text:span>, wi<text:span text:style-name="T5737">e</text:span>loś<text:span text:style-name="T5738">ć</text:span>.<text:span text:style-name="T5739">..</text:span></text:p>
      <text:p text:style-name="P5740"><text:span text:style-name="T5741">Pr</text:span><text:span text:style-name="T5742">of</text:span><text:span text:style-name="T5743">. Andrz</text:span><text:span text:style-name="T5744">ej</text:span><text:span text:style-name="T5745">ewski</text:span>:</text:p>
      <text:p text:style-name="P5746">Natomia<text:span text:style-name="T5747">st</text:span><text:s/>mam prośbę, żeby dodać po<text:span text:style-name="T5748">...</text:span><text:s/>w czwartym wierszu, gdzie chodzi o sam<text:span text:style-name="T5749">of</text:span>inansowanie gospodarki mi<text:span text:style-name="T5750">es</text:span>zkaniow<text:span text:style-name="T5751">ej</text:span><text:s/>napisano. Chodzi o samofinansowanie gospodarki zasobami mi<text:span text:style-name="T5752">es</text:span>zkaniowymi, jak wynika z tek<text:span text:style-name="T5753">st</text:span>u,<text:span text:style-name="T5754"><text:s/></text:span>bo przecież jeżeli chodzi o gospodarkę jako o całość, to myśmy postulowali dota<text:span text:style-name="T5755">cj</text:span>e jeszcze.</text:p>
      <text:p text:style-name="P5756">/Głos z sali:<text:s/>Czy można mieć jeszcze jedną prośbę?/.</text:p>
      <text:p text:style-name="P5757"><text:span text:style-name="T5758">Przewodniczący</text:span>:</text:p>
      <text:p text:style-name="P5759">Proszę bardzo.</text:p>
      <text:p text:style-name="P5760"><text:span text:style-name="T5761">Marian Wysocki</text:span>:</text:p>
      <text:p text:style-name="P5762">Ostanie zdanie punktu 6 o rewaloryzacji dodatku mi<text:span text:style-name="T5763">es</text:span>zkaniow<text:span text:style-name="T5764">eg</text:span>o, czy tam należy zrozumieć, że po rekompensacie ona będzie trwałym eleme<text:span text:style-name="T5765">nt</text:span>em samodzielnym funk<text:span text:style-name="T5766">cj</text:span>onującym w ogóle na zaś, tak? Bo ja bym prosił o wyjaśnienie, bo jeś<text:span text:style-name="T5767">l</text:span>i ja tak przy takim rozumowaniu, jak powiedziałem to coś mi nie pasuje ta sprawa.</text:p>
      <text:p text:style-name="P5768">/Głos z sali: nie słychać/.</text:p>
      <text:p text:style-name="P5769"><text:span text:style-name="T5770">A</text:span><text:span text:style-name="T5771">.</text:span><text:span text:style-name="T5772"><text:s/>Paszyński</text:span>:</text:p>
      <text:p text:style-name="P5773">Ale przecież słuchaj ustalenie granic dopuszczaln<text:span text:style-name="T5774">eg</text:span>o obciążenia budżetowego wydatkami na mieszkanie oraz zakres rekompensaty powinny być przedmiotem konsultacji społecznej. My niczego nie rozstrzygamy tutaj d<text:span text:style-name="T5775">efin</text:span>itywnie.<text:span text:style-name="T5776">..</text:span></text:p>
      <text:p text:style-name="P5777"><text:span text:style-name="T5778">M. Wysocki</text:span>:</text:p>
      <text:p text:style-name="P5779">Chodzi mi o ostatnie zdanie. Ta zasada, ja uw<text:span text:style-name="T5780">a</text:span>żam słuszna jest. Natomiast ten dodatek mieszkaniowy powinien ulegać waloryzacji w miarę wzrostu...</text:p>
      <text:p text:style-name="P5781"><text:span text:style-name="T5782">Red. A. Paszyński</text:span>:</text:p>
      <text:p text:style-name="P5783">Póki będzie ten dodatek utrzymany, to będzie zapewne niewieczny dodatek, miejmy nadzieję, że dzięki<text:s/><text:soft-page-break/>postępowi dojdziemy wreszcie do takie systemu gospodar<text:span text:style-name="T5784">c</text:span>zego, kt<text:span text:style-name="T5785">ó</text:span>ry zapewni każdemu człowiekowi w Pols<text:span text:style-name="T5786">c</text:span>e godziwe zarobki i wtedy żaden dodatek nie będzie potrzebny. Ale póki co to powinien być rewa<text:span text:style-name="T5787">lo</text:span>ryzowany.</text:p>
      <text:p text:style-name="P5788"><text:span text:style-name="T5789"><text:s text:c="29"/></text:span>:</text:p>
      <text:p text:style-name="P5790">To panie przewodniczący tu podchwytuję propozycję pr<text:span text:style-name="T5791">of</text:span>. Andrz<text:span text:style-name="T5792">ejew</text:span>ski<text:span text:style-name="T5793">eg</text:span>o może dodać socjalny dodatek mi<text:span text:style-name="T5794">es</text:span>zkaniowy<text:s/><text:span text:style-name="T5795">it</text:span>d...</text:p>
      <text:p text:style-name="P5796">/Głos z sali: nie słychać/.</text:p>
      <text:p text:style-name="P5797"><text:span text:style-name="T5798">Przewodniczący</text:span>:</text:p>
      <text:p text:style-name="P5799">Ja rozumiem wtedy wydaje mi się do przyjęcia.<text:span text:style-name="T5800">..</text:span></text:p>
      <text:p text:style-name="P5801">/Głos z sal<text:span text:style-name="T5802">i</text:span>: nie słychać/.</text:p>
      <text:p text:style-name="P5803">Może ja tu wkroczę. Pierwsza rzecz rozstrzygn<text:span text:style-name="T5804">ij</text:span>my sprawę podnoszoną poprzednio. Ja bym prosił o wyrażenie zgody na utrzymaniem tego tekstu<text:span text:style-name="T5805">,</text:span><text:s/>któ<text:span text:style-name="T5806">r</text:span>y zos<text:span text:style-name="T5807">t</text:span>ał zaproponowany.</text:p>
      <text:p text:style-name="P5808"><text:span text:style-name="T5809">W</text:span><text:s/>słowie<text:s/>„wielość form”<text:s/>mieści się wszystko i forma spółdzielcza i zakładowa, i komunalna, i indyw<text:span text:style-name="T5810">id</text:span>ualna.<text:s/><text:span text:style-name="T5811">I<text:s/></text:span>wobec tego jest to właśnie dlatego wielość.</text:p>
      <text:p text:style-name="P5812">Jeżeli chodzi o drugą uwagę myślę, że wszyscy wyrazimy zgodę na dopisanie<text:s/>„samofinansowanie gospodarki zasobami mi<text:span text:style-name="T5813">es</text:span>zkaniowymi”.</text:p>
      <text:p text:style-name="P5814">I przypomnę, jak dyskutowaliśmy tę ostatnią sprawę zgłoszoną przez pana Mariana Wysockiego.</text:p>
      <text:p text:style-name="P5815">W pierwszej redakcji była tam wymieniona liczba 5 lat. Tutaj nie ma.<text:s/><text:span text:style-name="T5816">I</text:span><text:s/>ja uważam, że dobrze, że nie ma, bo wymienianie 5 lat może nie zawsze jest dobre<text:span text:style-name="T5817">.</text:span><text:s/>Może to będzie 4, a może 6, trudno to powiedzieć.</text:p>
      <text:p text:style-name="P5818">Ale sądz<text:span text:style-name="T5819">ę,</text:span><text:s/>że idea była następująca. Po cóż my mamy stale słuchać o olbrzymich wielo-, wielomiliardowych dotacjach państwowych, które płyną do przedsiębiorstw<text:s/><text:span text:style-name="T5820">g</text:span>ospodarki mi<text:span text:style-name="T5821">es</text:span>zkaniow<text:span text:style-name="T5822">ej,</text:span><text:s/>z której społeczeństwo czy tam część społeczeństwa jest wyraźnie niezadowolona, lepiej niech ten dodatek będzie mieszkaniowy dla obywatela, będziemy płacić te czynsze, które mają spełni<text:span text:style-name="T5823">ć</text:span><text:s/>pewne określone cele. Te cele już tu były wymieniane, nie ma sensu dzisiaj tych celów powtarzać.</text:p>
      <text:p text:style-name="P5824">Co do waloryzacji, ja mam swój pogląd następujący. Jeżeli uposażenia, jeżeli koszty życia są waloryzowane to praw<text:span text:style-name="T5825">d</text:span>opodobnie i ten dodatek czynszowy, też musi być rewaloryzowany ponieważ te koszty czynszu też będą rosły. Jeśli mamy utrzymać zasadę opłacalności gospodarką, danym domem. Bo jak my oderwiemy waloryzację dodatku m<text:span text:style-name="T5826">iesz</text:span>kan<text:span text:style-name="T5827">io</text:span>w<text:span text:style-name="T5828">eg</text:span>o, to od razu w tej dziedzinie będzie powstawała pewna luka. Będziemy się po prostu cofać. I dlatego gorąca prośba, żebyśmy może tę redakcję z tymi dwoma uwagami tutaj już przyjętymi przez nas w pkt. 6 zechcieli przyjąć.</text:p>
      <text:p text:style-name="P5829">Czy po tym wyjaśnieniu s<text:span text:style-name="T5830">ą</text:span><text:s/>jakieś uwagi?</text:p>
      <text:p text:style-name="P5831">/Głos z sali:<text:s/>Czy można?/.</text:p>
      <text:p text:style-name="P5832">Pro<text:span text:style-name="T5833">sz</text:span>ę bardzo.</text:p>
      <text:p text:style-name="P5834"><text:span text:style-name="T5835">Min.<text:s/></text:span><text:span text:style-name="T5836">L</text:span><text:span text:style-name="T5837">. Mieczkowski</text:span>:</text:p>
      <text:p text:style-name="P5838">Ja rozumiałem uwagę panie profesorze zgłoszoną przez pana Wysockiego w ten sposób, że nurtowała go wątpliwość, czy dodatek mieszkaniowy ma charakter sztywny, to znaczy czy osobie bogatej, o wysokich dochodach będziemy płacić tyle ile płacimy osobom ni<text:span text:style-name="T5839">s</text:span>ko sytuowanym. Czy dlatego<text:s/>jeślibyśmy<text:s/>się zgodzili, że powinno to być<text:s/>zr<text:span text:style-name="T5840">ó</text:span>żnicowani<text:span text:style-name="T5841">e</text:span>,<text:s/><text:span text:style-name="T5842">t</text:span>o czy nie powinniśmy napisać<text:s/><text:span text:style-name="T5843">„</text:span>dodatek mieszkaniowy, mający charakter osłony socjalnej”<text:s/>i dalej, jak w tekście<text:span text:style-name="T5844">.</text:span><text:s/>To wtedy wiemy, że dajemy wyraz tej kwestii osłony so<text:span text:style-name="T5845">cj</text:span>aln<text:span text:style-name="T5846">ej.</text:span></text:p>
      <text:soft-page-break/>
      <text:p text:style-name="P5847">Z dwoma pierwszymi propozy<text:span text:style-name="T5848">cj</text:span>ami, które pan profesor zgłaszał si<text:span text:style-name="T5849">ę</text:span><text:s/>zgadzam<text:span text:style-name="T5850">.</text:span></text:p>
      <text:p text:style-name="P5851">Dzi<text:span text:style-name="T5852">ę</text:span>kuję<text:span text:style-name="T5853">.</text:span></text:p>
      <text:p text:style-name="P5854">/Głos z sali: nie słychać/.</text:p>
      <text:p text:style-name="P5855"><text:span text:style-name="T5856">Przewodniczący:</text:span></text:p>
      <text:p text:style-name="P5857"><text:span text:style-name="T5858">Z</text:span>anim skreślimy, to ja powiem swoją u<text:span text:style-name="T5859">w</text:span>a<text:span text:style-name="T5860">g</text:span>ę szerzej. Mnie bardzo razi takie stawianie sprawy. Jeżeli ktoś jest lepiej sytuowany to on ma za wszystko dużo więcej płacić<text:span text:style-name="T5861">.</text:span><text:s/>Natomiast ten, który jest gorzej sytuowany on ma korzystać ze wszystkich ulg i ma większ<text:span text:style-name="T5862">e</text:span><text:s/>dopłaty. Czyli my drog<text:span text:style-name="T5863">ą</text:span><text:s/>pośrednią dążymy do wyrównania wszystki<text:span text:style-name="T5864">eg</text:span>o.</text:p>
      <text:p text:style-name="P5865">Jak ktoś j<text:span text:style-name="T5866">ed</text:span>zie na wczasy pełne opłaty. Dziecko na wczasy pełne opłaty, ten, który nieco więcej zarabia. A ten, który mniej zarabia ulgi albo znacznie większe dopłaty.</text:p>
      <text:p text:style-name="P5867">Bilans społeczny jest taki, że im więcej zarabiasz to i tak będziesz miał tyle samo co i mniej, bo ci w innych dziedzinach dopłacą. Tak się do ranie ludzie skarżą na moich przyjęciach wyborczych z dzi<text:span text:style-name="T5868">es</text:span>iątkami, setkami ludzi rozmawiam. Więc czy my stwarzamy motywy do większego wysiłku.<text:s/><text:span text:style-name="T5869">W</text:span>e<text:span text:style-name="T5870">ź</text:span>my sprawę emerytur. Przecież sprawa emerytur jest taka, że z biegiem lat wszystko się<text:s/>wyrównuj<text:span text:style-name="T5871">e</text:span>. Minimalnie się już teraz pewna klasa lud<text:span text:style-name="T5872">zi</text:span><text:s/>grupuje. Jak<text:s/>mi<text:span text:style-name="T5873">ędzy</text:span><text:s/>sobą rozmawiają po 6 - 7 latach od momentu otrzymania emerytury to różnią się już praktycznie niewiele.<text:s/><text:span text:style-name="T5874">J</text:span><text:span text:style-name="T5875">ed</text:span>na była sprzątaczką, druga była jakąś kierowniczką w biurze i miała dużą odpowi<text:span text:style-name="T5876">ed</text:span>zialność i za to spotykają się i różnica jest dwóch tysięcy złotych.<text:s/>Bo jedna<text:s/><text:span text:style-name="T5877">m</text:span>a 42<text:span text:style-name="T5878">,</text:span><text:s/><text:span text:style-name="T5879">a</text:span><text:s/>druga 44. Ja nie wiem, z moralnego punktu widzenia do czego my tak naprawdę dążymy.<text:s/><text:span text:style-name="T5880">D</text:span>o zupełnego wyrównania?<text:s/><text:span text:style-name="T5881">D</text:span>o j<text:span text:style-name="T5882">ed</text:span>n<text:span text:style-name="T5883">eg</text:span>o kotła<text:span text:style-name="T5884">.</text:span></text:p>
      <text:p text:style-name="P5885"><text:span text:style-name="T5886">Red</text:span><text:span text:style-name="T5887">.</text:span><text:span text:style-name="T5888"><text:s/></text:span><text:span text:style-name="T5889">A.</text:span><text:span text:style-name="T5890"><text:s/>Paszyński</text:span>:</text:p>
      <text:p text:style-name="P5891">Jeż<text:span text:style-name="T5892">el</text:span>i można, to mam dwie propozy<text:span text:style-name="T5893">cj</text:span>e kompromisowe. Albo wyrzucić całe zdanie, albo zastąpić<text:s/><text:span text:style-name="T5894">sfo</text:span>rmułowaniem<text:s/>„dodatek mieszkaniowy powinien ulegać waloryzacji w miarę zmiany kosztów utrzymania mieszkań i dochodów ludności<text:span text:style-name="T5895">”</text:span>. To daje swobodę...</text:p>
      <text:p text:style-name="P5896"><text:span text:style-name="T5897">Przewodniczący</text:span>:</text:p>
      <text:p text:style-name="P5898">Ale najlepsza jest propozycja pani.<text:span text:style-name="T5899">..</text:span></text:p>
      <text:p text:style-name="P5900">/Głos z sali:<text:s/>Proponuję to zdanie opuścić, i tak w ramach dyskusji to będzie ustalone/.</text:p>
      <text:p text:style-name="P5901">Propozycja jest następująca, k<text:span text:style-name="T5902">t</text:span>óra na razie zyskuje sporo zwolenników, jest propozycja od słowa<text:s/><text:span text:style-name="T5903">„</text:span><text:span text:style-name="T5904">d</text:span>odatek”<text:s/><text:span text:style-name="T5905">d</text:span>o słowa<text:s/>„mieszkań”<text:s/>wykreślenia.</text:p>
      <text:p text:style-name="P5906">To znaczy my chowamy głowę w piasek w tym momencie, ale trudno.</text:p>
      <text:p text:style-name="P5907"><text:span text:style-name="T5908">Marian Wysocki</text:span>:</text:p>
      <text:p text:style-name="P5909"><text:span text:style-name="T5910">J</text:span>e<text:span text:style-name="T5911">ś</text:span>li my to zdanie wykreślamy, to my nie zgadzamy się na podniesien<text:span text:style-name="T5912">i</text:span>e czynszów.</text:p>
      <text:p text:style-name="P5913"><text:span text:style-name="T5914">Przewodn</text:span><text:span text:style-name="T5915">ic</text:span><text:span text:style-name="T5916">zący</text:span>:</text:p>
      <text:p text:style-name="P5917">Dobrze, czyli zaczynamy od początku.</text:p>
      <text:p text:style-name="P5918"><text:span text:style-name="T5919">Min</text:span><text:span text:style-name="T5920">.</text:span><text:span text:style-name="T5921"><text:s/>L</text:span><text:span text:style-name="T5922">.</text:span><text:span text:style-name="T5923"><text:s/>Mieczkowski</text:span>:</text:p>
      <text:p text:style-name="P5924">Ten zapis miał chronić ludzi przed tym, żeby przy najbliższej podwyżce uposażenia ten dodatek nie zginął i żeby to się nie odbyło kosztem ludności.</text:p>
      <text:p text:style-name="P5925"><text:span text:style-name="T5926">Przewodni</text:span><text:span text:style-name="T5927">cz</text:span><text:span text:style-name="T5928">ący</text:span>:</text:p>
      <text:p text:style-name="P5929">A<text:span text:style-name="T5930">l</text:span>e niech pan przeczyta panie kolego<text:s/>„ustalenie granic dopusz<text:span text:style-name="T5931">cz</text:span>alnego obciążenia budżetó<text:span text:style-name="T5932">w<text:s/></text:span>domowych dodatkami na mieszkanie oraz zakres rekompensaty w postaci dodatku mi<text:span text:style-name="T5933">es</text:span>zkaniow<text:span text:style-name="T5934">eg</text:span>o<text:s/><text:soft-page-break/>powinny być przedmiotem<text:s/>konsultacji społecznej, dodatku mi<text:span text:style-name="T5935">es</text:span>zkaniowego.</text:p>
      <text:p text:style-name="P5936"><text:span text:style-name="T5937"><text:s text:c="29"/></text:span>:</text:p>
      <text:p text:style-name="P5938"><text:span text:style-name="T5939">N</text:span>ie chodzi na<text:span text:style-name="T5940">m</text:span><text:s/>o to, żeby ten dodatek był stale rewaloryzowany<text:span text:style-name="T5941">.</text:span><text:s/>Wiadomo nam<text:s/><text:span text:style-name="T5942">w</text:span>szystkim, że koszty eksploatacji mieszkań i remontów wzrastają nie z roku na rok, a z miesiąca na miesiąc.</text:p>
      <text:p text:style-name="P5943">My otrzymujemy co trzy miesiące no<text:span text:style-name="T5944">w</text:span>e czynsze,<text:s/><text:span text:style-name="T5945">z</text:span><text:s/>jakiej racji ma t<text:span text:style-name="T5946">er</text:span>az za to dzisiaj dostanie rekompensatę w wysokości pokrywającej koszty utrzymania mieszkania dzisiaj, i to jest na dzień dzisiejszy.<text:s/><text:span text:style-name="T5947">A</text:span><text:s/>za trzy miesiące to już będzie jedna czwarta tych kosztów. I dokąd dotąd praca nie zostanie wynagradzana według wartości uważam<text:span text:style-name="T5948">,</text:span><text:s/>że musi to zostać zap<text:span text:style-name="T5949">is</text:span>an<text:span text:style-name="T5950">e.</text:span></text:p>
      <text:p text:style-name="P5951"><text:span text:style-name="T5952">Przewodnicząc</text:span><text:span text:style-name="T5953">y</text:span><text:span text:style-name="T5954"><text:s/>- Paszyński</text:span><text:span text:style-name="T5955">:</text:span></text:p>
      <text:p text:style-name="P5956">Dobrze wobec tego proponujemy następujące rozwiązanie. Tekst następujący:</text:p>
      <text:p text:style-name="P5957"><text:span text:style-name="T5958">„</text:span>Dodatek mieszkaniowy powinien ulegać waloryzacji w miarę zmiany kosztów utrzymania mieszkań i dochodów ludności”.</text:p>
      <text:p text:style-name="P5959"><text:span text:style-name="T5960">Przewodniczący</text:span>:</text:p>
      <text:p text:style-name="P5961">Zgoda?<text:s/><text:span text:style-name="T5962">C</text:span>zy jest ktoś innego zdania. Żeby dojś<text:span text:style-name="T5963">ć</text:span><text:s/>do celu długą drogą, to trzeba przejść dużo, aby to<text:s/><text:span text:style-name="T5964">ws</text:span>zystko przeżyć.</text:p>
      <text:p text:style-name="P5965"><text:span text:style-name="T5966"><text:s text:c="29"/></text:span>:</text:p>
      <text:p text:style-name="P5967">Panie profesorze ja tu bym chciał jednak powrócić do poprzedniej sprawy...</text:p>
      <text:p text:style-name="P5968"><text:span text:style-name="T5969">Przewodniczący</text:span>:</text:p>
      <text:p text:style-name="P5970"><text:span text:style-name="T5971">D</text:span><text:span text:style-name="T5972">o</text:span><text:s/>której? Do 6 punktu?</text:p>
      <text:p text:style-name="P5973"><text:span text:style-name="T5974"><text:s text:c="29"/></text:span>:</text:p>
      <text:p text:style-name="P5975">Tak si<text:span text:style-name="T5976">ę</text:span><text:s/>stało, że po przeczytani tego punktu szóstego nie<text:s/>widział<text:s/>pan przewodniczący, że zgłaszałem się po ostatniej wypowiedzi do punktu 5, nie usiłowałem przerwać panom dyskutującym...</text:p>
      <text:p text:style-name="P5977"><text:span text:style-name="T5978">Przewodniczący:</text:span></text:p>
      <text:p text:style-name="P5979">Pr<text:span text:style-name="T5980">osi</text:span>my o zwięzłą wypowi<text:span text:style-name="T5981">ed</text:span>ź.</text:p>
      <text:p text:style-name="P5982"><text:span text:style-name="T5983">Lech Radke</text:span>:</text:p>
      <text:p text:style-name="P5984"><text:span text:style-name="T5985">J</text:span><text:span text:style-name="T5986">eż</text:span>e<text:span text:style-name="T5987">li</text:span><text:s/>miałbym zrezygnować z konieczności z tego zapisu, jaki proponował tutaj pan inż. Olszowski, w takim razie zgłaszam propozycję i prośbę, żeby wyartykułowa<text:span text:style-name="T5988">ć</text:span><text:s/>w tym punkcie to co dopowi<text:span text:style-name="T5989">ed</text:span>ział pan współprzewodniczący Paszyński odnośnie teg<text:span text:style-name="T5990">o</text:span>, że na kontach tego banku mieszkaniowego gromadzone byłyby środki, które zwalniane by były od podatku.</text:p>
      <text:p text:style-name="P5991">Jest to jakaś forma kompromisu.</text:p>
      <text:p text:style-name="P5992">Dziękuję.</text:p>
      <text:p text:style-name="P5993"><text:span text:style-name="T5994">Prz</text:span><text:span text:style-name="T5995">ewod</text:span><text:span text:style-name="T5996">n</text:span><text:span text:style-name="T5997">ic</text:span><text:span text:style-name="T5998">zący</text:span>:</text:p>
      <text:p text:style-name="P5999">Zwolnione od czego?</text:p>
      <text:p text:style-name="P6000"><text:span text:style-name="T6001">L</text:span><text:span text:style-name="T6002">ec</text:span><text:span text:style-name="T6003">h Radk</text:span><text:span text:style-name="T6004">e</text:span><text:span text:style-name="T6005">:</text:span></text:p>
      <text:p text:style-name="P6006"><text:span text:style-name="T6007">O</text:span>d podatku. Propozycja była taka, że jeżeli zakłady m.in., jeżeli zakłady wyznaczają środki ponad zakładowy fundusz mieszkaniowy na<text:s/>realizację<text:s/>budownictwa i lokują w tym banku mi<text:span text:style-name="T6008">es</text:span>zkaniowym, to ta część zysku przed podziałem jest zwolniona z podatku. Tak rozumiem i za tym optuję.</text:p>
      <text:p text:style-name="P6009"><text:span text:style-name="T6010">A</text:span><text:span text:style-name="T6011">.</text:span><text:span text:style-name="T6012"><text:s/>Paszyński</text:span>:</text:p>
      <text:p text:style-name="P6013">Powiem, że niezwykle mi odpowiada, taka jest intencja mojej propozycji, ale mimo to, że jestem<text:s/><text:soft-page-break/>gorącym zwolennikiem takiego rozwiązania, to myśl<text:span text:style-name="T6014">ę</text:span>, że po prostu nie możemy tutaj przesądzać pewnego systemu finansowania, który musi być rozstrzygni<text:span text:style-name="T6015">ęt</text:span>y wtedy, kiedy będ<text:span text:style-name="T6016">ą</text:span><text:s/>jakieś decyzje i powołaniu tego banku, o jego zasobach<text:s/><text:span text:style-name="T6017">k</text:span>apitałowych, o jego wpływach, o sposobie lokowania środków na kontach tego banku. Jak powiadam jestem, to znaczy jest to sformułowanie zbieżne z moimi poglądami, ale mi to obawiam<text:s/><text:span text:style-name="T6018">s</text:span>ię, że nie ma tutaj miejsca na tego typu zapis, bo trzeba by bardzo rozbudować ten punkt 5, w którym mówimy o systemie gospodarowania w tym państwo powinno wspierać system gromadzenia kapitałów na rozwój mi<text:span text:style-name="T6019">es</text:span>zkaln<text:span text:style-name="T6020">ict</text:span>wa i kredytowania ludności. I tu trzeba by teoretycznie opisać, jak sobie ten system wyobrażamy.<text:s/>Ale to jest już naprawdę dosyć rozległy obszar. B<text:span text:style-name="T6021">o</text:span><text:s/>w moim przekonaniu, tutaj zdradzam tylko moje prywatne poglądy, to także np. środki ludno<text:span text:style-name="T6022">ś</text:span>ci lokowane na kontach tego banku powinny być zwolnione d<text:span text:style-name="T6023">zi</text:span>siaj z podatku wyrównawczego np., a w perspektywie kiedy wprowadzimy powszechne opodatkowanie dochod<text:span text:style-name="T6024">ó</text:span>w to zwolnione w ogóle z podatku, to znaczy ta część kapitału czy pieni<text:span text:style-name="T6025">ę</text:span>dzy lokowana na kontach tego banku. Więc po prostu to jest duża sprawa i nie sądzę, żebyśmy byli dzisiaj przygotowani do wypełnienia całości...</text:p>
      <text:p text:style-name="P6026"><text:span text:style-name="T6027">Le</text:span><text:span text:style-name="T6028">ch</text:span><text:span text:style-name="T6029"><text:s/>Radk</text:span><text:span text:style-name="T6030">e</text:span><text:span text:style-name="T6031">:</text:span></text:p>
      <text:p text:style-name="P6032">Ale czy nie zaakcentować idei, bo w sumie ten zapis tylko mówi o samej idei stworzenia banku jako takiego. Natomiast wydaje mi się, że przynajmni<text:span text:style-name="T6033">ej</text:span><text:s/>w jaki<text:span text:style-name="T6034">ej</text:span>ś formie bardzo zwartej można by było o tej polityce ulg wspomnieć<text:span text:style-name="T6035">.</text:span></text:p>
      <text:p text:style-name="P6036"><text:span text:style-name="T6037">Przewodniczący</text:span>:</text:p>
      <text:p text:style-name="P6038">Dziękuję. Pan min. Mieczkowski.</text:p>
      <text:p text:style-name="P6039"><text:span text:style-name="T6040">Min</text:span><text:span text:style-name="T6041">.</text:span><text:span text:style-name="T6042"><text:s/>L</text:span><text:span text:style-name="T6043">.</text:span><text:span text:style-name="T6044"><text:s/>Mi</text:span><text:span text:style-name="T6045">e</text:span><text:span text:style-name="T6046">czkowski</text:span>:</text:p>
      <text:p text:style-name="P6047">Wydaje mi się, że punkt do którego powrócił przed chwilą nie jest miejscem, w którym należałoby szukać tego rodzaju zapisu. My mamy<text:s/><text:span text:style-name="T6048">w</text:span><text:s/>innym miejscu sprawy związane z systemami ekonomiczno-finansowymi przedsiębiorstw więc np. pkt. 9 i być może wówczas możemy wracać do idei czy ewentualnie nakłady przeznaczane na cele mieszkaniowe, przydzielane przez przedsiębiorstwa nie mogłyby być zwolnione z podatku.</text:p>
      <text:p text:style-name="P6049">Ja mam stosunek do sprawy podobny, jak pan red. Paszyński tzn. widziałbym chętnie takie rozwiązanie, choć realizm nakazuje mi powątpiewać, i pragmatyzm czy państwo uzna<text:span text:style-name="T6050"><text:s/></text:span>za rzecz możliwą. Wobec zobowiązania go świadczenia takich<text:s/><text:span text:style-name="T6051">n</text:span>akładów w dochodzie narodowym czy uzna za możliwe rezygnowanie<text:span text:style-name="T6052"><text:s/></text:span>z podatku. Ale w każdym razie nie powinien to być punkt, w którym mówimy o banku.</text:p>
      <text:p text:style-name="P6053"><text:span text:style-name="T6054">R</text:span><text:span text:style-name="T6055">e</text:span><text:span text:style-name="T6056">d</text:span><text:span text:style-name="T6057">.<text:s/></text:span><text:span text:style-name="T6058">P</text:span><text:span text:style-name="T6059">aszy</text:span><text:span text:style-name="T6060">ńsk</text:span><text:span text:style-name="T6061">i</text:span><text:span text:style-name="T6062">:</text:span></text:p>
      <text:p text:style-name="P6063">Nie, nie<text:span text:style-name="T6064">.</text:span><text:s/><text:span text:style-name="T6065">J</text:span>est miejsce panie ministrze, bo ja my<text:span text:style-name="T6066">ś</text:span>lę,<text:s/><text:span text:style-name="T6067">ż</text:span>e w dziewiątce to nie bardzo, bo<text:s/><text:span text:style-name="T6068">tam<text:s/></text:span>m<text:span text:style-name="T6069">ó</text:span>wimy o prz<text:span text:style-name="T6070">edsiębio</text:span>r<text:span text:style-name="T6071">st</text:span>wach typu<text:s/><text:span text:style-name="T6072">in</text:span>w<text:span text:style-name="T6073">est</text:span>ycy<text:span text:style-name="T6074">jneg</text:span>o, a tu chodzi prz<text:span text:style-name="T6075">ed</text:span>siębior<text:span text:style-name="T6076">st</text:span>wa jako o całość<text:span text:style-name="T6077">.</text:span><text:s/>Tylko teoretycznie możemy zrobić tak<text:span text:style-name="T6078">.</text:span><text:s/>Przepraszam, że wracamy do tego 5 punktu mimo zamknięcia.</text:p>
      <text:p text:style-name="P6079">Jeż<text:span text:style-name="T6080">el</text:span>i państwo macie przed sobą to można to tak napisać<text:span text:style-name="T6081">.</text:span><text:s/>Państwo powinno wspiera<text:span text:style-name="T6082">ć</text:span><text:s/>system gromadzenia kapitału<text:span text:style-name="T6083"><text:s/></text:span>/na rozwój mi<text:span text:style-name="T6084">es</text:span>zkalni<text:span text:style-name="T6085">ct</text:span>wa i kredytowania ludności m.in. prze odpowiedni system zwolnień podatkowych dla lokat banku gospodarki komunalnej<text:span text:style-name="T6086">/</text:span>. Ale powtarzam to jest już dosyć szczegółowy zapis.</text:p>
      <text:p text:style-name="P6087">/Głos z sali<text:span text:style-name="T6088">:</text:span><text:s/>nie słychać/.</text:p>
      <text:p text:style-name="P6089"><text:span text:style-name="T6090">Min</text:span><text:span text:style-name="T6091">.</text:span><text:span text:style-name="T6092"><text:s/></text:span><text:span text:style-name="T6093">L.</text:span><text:span text:style-name="T6094"><text:s/>Mieczkowski</text:span>:</text:p>
      <text:soft-page-break/>
      <text:p text:style-name="P6095">A może należałoby napisać: należy rozważyć możliwość zwolnienia lokat.<text:span text:style-name="T6096">..</text:span><text:s/>może czasem tak<text:span text:style-name="T6097"><text:s/></text:span>my zawsze piszemy..<text:span text:style-name="T6098">.</text:span></text:p>
      <text:p text:style-name="P6099"><text:span text:style-name="T6100">L</text:span><text:span text:style-name="T6101">ec</text:span><text:span text:style-name="T6102">h Radk</text:span><text:span text:style-name="T6103">e</text:span><text:span text:style-name="T6104">:</text:span></text:p>
      <text:p text:style-name="P6105">Taki zapis równa się zwolnieniu całego społeczeństwa od wprowadzenia podatków i wtedy leżymy. Na całego.</text:p>
      <text:p text:style-name="P6106">/Głos z sali:<text:s/>Dlaczego leżymy? Wtedy dopiero staniemy/.</text:p>
      <text:p text:style-name="P6107"><text:span text:style-name="T6108"><text:s text:c="29"/></text:span>:</text:p>
      <text:p text:style-name="P6109">Do szkoły nie będzie mógł pan dziecka wysyłać, do lekarza nie będzie pan mógł pójść...</text:p>
      <text:p text:style-name="P6110"><text:span text:style-name="T6111">Przewodniczący</text:span>:</text:p>
      <text:p text:style-name="P6112">Chciałbym się zorientować, bo ostatecznie troszeczk<text:span text:style-name="T6113">ę</text:span><text:s/>się zdekoncentrowa<text:span text:style-name="T6114">li</text:span>śmy<text:span text:style-name="T6115">.</text:span><text:s/>Ja by<text:span text:style-name="T6116">ł</text:span>bym za tym żeby ten punkt 5 utrzymać w tym zatwierdzonym brzmieniu.</text:p>
      <text:p text:style-name="P6117">Natomiast jeszcze do końca się zastanowimy czy będzie jakaś okazja, żeby uwzględnić uwagi czy dezyderaty pana<text:s/><text:span text:style-name="T6118">R</text:span>adke.</text:p>
      <text:p text:style-name="P6119">Prz<text:span text:style-name="T6120">ec</text:span>hodzimy do pkt. 7. Bo szósty zo<text:span text:style-name="T6121">st</text:span>ał już całkowicie przez nas przyjęty.</text:p>
      <text:p text:style-name="P6122">„Rozwój budownictwa mi<text:span text:style-name="T6123">es</text:span>zka<text:span text:style-name="T6124">ni</text:span>owego w<text:span text:style-name="T6125">yma</text:span>g<text:span text:style-name="T6126">a</text:span><text:s/>zapewn<text:span text:style-name="T6127">ie</text:span>nia wyprz<text:span text:style-name="T6128">ed</text:span>za<text:span text:style-name="T6129">ją</text:span>c<text:span text:style-name="T6130">eg</text:span>o tworzenia zasobów gruntów i ich zbrojenia oraz intensyfikacji obrotu ziemią. Wiąże si<text:span text:style-name="T6131">ę</text:span><text:s/>to m.in. z przyjęciem zasad<text:span text:style-name="T6132">y</text:span>, że o zmianie prz<text:span text:style-name="T6133">ez</text:span>nacz<text:span text:style-name="T6134">en</text:span>ia gruntów rolnych i<text:s/><text:span text:style-name="T6135">l</text:span>eśnych pod budownictwo mieszkaniowe decydują władze terenowe, wojewodowie. Należy zaostrzyć przepisy podatkowe za p<text:span text:style-name="T6136">rzetr</text:span>zym<text:span text:style-name="T6137">yw</text:span>an<text:span text:style-name="T6138">ie</text:span><text:s/>działek budowlanych w formie ni<text:span text:style-name="T6139">ez</text:span>abudowan<text:span text:style-name="T6140">ej.</text:span></text:p>
      <text:p text:style-name="P6141"><text:span text:style-name="T6142">W</text:span><text:s/>planach zago<text:span text:style-name="T6143">spod</text:span>arowania obszarów wiejskich należy określać tereny dla osadnictwa uwzględniając także potrzeby ludności nierolnicz<text:span text:style-name="T6144">ej</text:span>.</text:p>
      <text:p text:style-name="P6145">Należy zapewnić wszystkim inwestorom niezależnie od formy równoprawny dostęp do terenów budowlanych”. Bardzo proszę pan<text:s/><text:span text:style-name="T6146">N</text:span>iwiński.</text:p>
      <text:p text:style-name="P6147"><text:span text:style-name="T6148">Ryszard Niwiński</text:span><text:span text:style-name="T6149">:</text:span></text:p>
      <text:p text:style-name="P6150">Sądzę, że drugie zdanie w tym pkt. 7 powinno być bardziej uszczegółowione. Mam tu na myśli<text:s/>„wiąże się to m.in. z przyjęciem zasady, że o zmianie przeznaczenia gruntów rolnych i leśnych pod budownictwo mieszkaniowe decydują władze terenowe”.</text:p>
      <text:p text:style-name="P6151">W świetle przepisów obecnie obowiązujących, mam na my<text:span text:style-name="T6152">ś</text:span>li ustawę o radach narodowych, tam jest ten temat rozstrzygni<text:span text:style-name="T6153">ęt</text:span>y. I ja proponuj<text:span text:style-name="T6154">ę,</text:span><text:s/><text:span text:style-name="T6155">ż</text:span>eby to było w ten sposób<text:s/>„po zasięgnięciu opinii samorządów wiejskich i rad narodowych stopnia podstawowego decyduje wojewódzka rada narodowa”. Tak jest w tej chwili w ustawie o radach narodowych.<text:s/><text:span text:style-name="T6156">I</text:span><text:s/>proponowałbym, żeby to utrzymać<text:span text:style-name="T6157">.</text:span><text:s/>Ten tekst z poprawką, którą proponuję.</text:p>
      <text:p text:style-name="P6158">Jeszcze raz czytam propozycje poprawki: po słowie<text:s/>„decydują po zasięgnięciu opinii<text:s/><text:span text:style-name="T6159">s</text:span>am<text:span text:style-name="T6160">o</text:span>rządów wiejskich i rad narodowych stopnia<text:s/><text:span text:style-name="T6161">woj</text:span>ewódzkiego wojewódzkie rady narodowe”<text:span text:style-name="T6162">.</text:span></text:p>
      <text:p text:style-name="P6163"><text:span text:style-name="T6164">Przewodniczący</text:span>:</text:p>
      <text:p text:style-name="P6165">Ja mam taką dyskusyjną uwagę<text:span text:style-name="T6166">.</text:span></text:p>
      <text:p text:style-name="P6167">To proceduralnie w ustawie jest określone<text:span text:style-name="T6168">.</text:span><text:s/>To my nie powtarzajmy tego co jest w ustawie...</text:p>
      <text:p text:style-name="P6169"><text:span text:style-name="T6170">Ryszard Niwiński</text:span>:</text:p>
      <text:p text:style-name="P6171">Jeżeli nie to zgodnie z ustawą.</text:p>
      <text:soft-page-break/>
      <text:p text:style-name="P6172"><text:span text:style-name="T6173">Przewodn</text:span><text:span text:style-name="T6174">ic</text:span><text:span text:style-name="T6175">zący</text:span>:</text:p>
      <text:p text:style-name="P6176">Bo istota w czym innym<text:s/><text:span text:style-name="T6177">si</text:span>ę kryję Szanowny panie kolego, przecież Ministerstwo Gospodarki Przestrzennej i Budownictwa dążyło w swoich projektach nowelizacji ustawy, żeby wojewodowie decydowali. Komisja Sejmowa Rolnictwa, Leśnictwa i Gospodarki Żywnościowej przeciwstawiła się temu<text:span text:style-name="T6178">.</text:span><text:s/>Tam była propozycja, żeby do trzech hektarów wojewodowie mogli podejmować tę decyzję. Komisja rolnictwa nie chcę mówić źle o komisji rolnictwa, ale ona ma swój osobisty, czy własny punkt w<text:span text:style-name="T6179">id</text:span>zenia.</text:p>
      <text:p text:style-name="P6180">Otóż ja bym tutaj korzystając z tego, że jesteśmy w gronie nie sejmowym, korzystając, że jesteśmy w gronie i rządowym, i s<text:span text:style-name="T6181">olid</text:span>arno<text:span text:style-name="T6182">ści</text:span>owym, i typu OPZZ, czyli w takim właśnie społeczno-<text:span text:style-name="T6183">r</text:span>ządowym gronie. My ma<text:span text:style-name="T6184">m</text:span>y pewną swobodę przedstawienia naszego punktu w<text:span text:style-name="T6185">i</text:span>dzenia wspólnego. I dlatego uważam, ten tekst jest dobrym tekstem. Dlatego, że on znowu podpowiada prawidłowe rozwiązanie tych spraw terenowych, a nie z góry zakłada, że już nam znowu jakaś komisja czy inne uchwały innych przed<text:span text:style-name="T6186">st</text:span>awici<text:span text:style-name="T6187">el</text:span>skich gremiów to utną. My pokazujemy co my chcemy, czego byśmy się spodziewali.</text:p>
      <text:p text:style-name="P6188"><text:span text:style-name="T6189">Ryszard Nowiński</text:span>:</text:p>
      <text:p text:style-name="P6190">Zgoda panie prof<text:span text:style-name="T6191">es</text:span>orze tylko mu<text:span text:style-name="T6192">si</text:span>my uwzględniać fakt, że są w t<text:span text:style-name="T6193">ej</text:span><text:s/>chw<text:span text:style-name="T6194">il</text:span>i duże zapędy zabierania ziemi rolników pod budownictwo i to ze świadomością, że ta ziemia przez 20 - 30 lat nie będzie wykorzy<text:span text:style-name="T6195">st</text:span>ywana<text:span text:style-name="T6196">.</text:span></text:p>
      <text:p text:style-name="P6197"><text:span text:style-name="T6198">Pr</text:span><text:span text:style-name="T6199">z</text:span><text:span text:style-name="T6200">e</text:span><text:span text:style-name="T6201">w</text:span><text:span text:style-name="T6202">od</text:span><text:span text:style-name="T6203">n</text:span><text:span text:style-name="T6204">icz</text:span><text:span text:style-name="T6205">ąc</text:span><text:span text:style-name="T6206">y</text:span>:</text:p>
      <text:p text:style-name="P6207">Podzielam pogląd, ale prz<text:span text:style-name="T6208">ec</text:span>ież wojewoda niczego nie zrobi, ani naczelnik miasta i gminy niczego nie zrobi je<text:span text:style-name="T6209">ś</text:span>li nie zasięgnie opinii miejscowej rady narodowej i nie wolno mu tego będzie robić, bo by cierpiał, absolutorium by nie otrzymał, itd., itd.</text:p>
      <text:p text:style-name="P6210"><text:span text:style-name="T6211">Ryszard Niwiński</text:span>:</text:p>
      <text:p text:style-name="P6212">Z praktycznego punktu widzenia to trochę inaczej.</text:p>
      <text:p text:style-name="P6213"><text:span text:style-name="T6214">Przew</text:span><text:span text:style-name="T6215">o</text:span><text:span text:style-name="T6216">dn</text:span><text:span text:style-name="T6217">ic</text:span><text:span text:style-name="T6218">ząc</text:span><text:span text:style-name="T6219">y</text:span>:</text:p>
      <text:p text:style-name="P6220">Niemożliwe<text:span text:style-name="T6221">...</text:span></text:p>
      <text:p text:style-name="P6222"><text:span text:style-name="T6223">Ryszard Niwi</text:span><text:span text:style-name="T6224">ń</text:span><text:span text:style-name="T6225">ski</text:span>:</text:p>
      <text:p text:style-name="P6226">Tak je<text:span text:style-name="T6227">st</text:span>...</text:p>
      <text:p text:style-name="P6228"><text:span text:style-name="T6229">Przewodni</text:span><text:span text:style-name="T6230">cz</text:span><text:span text:style-name="T6231">ący</text:span>:</text:p>
      <text:p text:style-name="P6232">Z całym szacunkiem. Proszę bardzo pan<text:s/><text:span text:style-name="T6233">Bi</text:span>elak, potem pan Kierski, pan Mi<text:span text:style-name="T6234">esz</text:span>ko<text:span text:style-name="T6235">wski.</text:span></text:p>
      <text:p text:style-name="P6236"><text:span text:style-name="T6237">Janusz Bielak</text:span>:</text:p>
      <text:p text:style-name="P6238"><text:span text:style-name="T6239">O</text:span>sobiście sądzę, że dyskusja na ten temat jest niecelowa, bo intencją tego postanowienia jest, żeby decyzje w tych sprawach z centralnych przejść na decentralizowane i ko<text:span text:style-name="T6240">n</text:span>i<text:span text:style-name="T6241">e</text:span>c sprawy.<text:s/><text:span text:style-name="T6242">A</text:span><text:s/>jest centralna...</text:p>
      <text:p text:style-name="P6243"><text:span text:style-name="T6244">Przewodniczący</text:span>:</text:p>
      <text:p text:style-name="P6245">Ja bym najwyżej wojewodowie wykre<text:span text:style-name="T6246">ś</text:span>lił, tylko władze terenowe. Po co my ma<text:span text:style-name="T6247">m</text:span>y się uwikłać w wojewodów, kiedy mamy władze terenową.<text:s/><text:span text:style-name="T6248">A</text:span><text:s/>jakie władze<text:s/><text:span text:style-name="T6249">t</text:span>erenowe to już my wiemy.</text:p>
      <text:p text:style-name="P6250">Teraz prosił o głos pan mgr Kierski.</text:p>
      <text:p text:style-name="P6251"><text:span text:style-name="T6252">Bolesław Kierski</text:span>:</text:p>
      <text:p text:style-name="P6253">Ja ma<text:span text:style-name="T6254">m</text:span><text:s/>wą<text:span text:style-name="T6255">t</text:span>pliwoś<text:span text:style-name="T6256">ci</text:span><text:s/>co do zapis o brzemieniu w środku tego tekstu, mianowicie<text:s/>„należy zaostrzyć przepisy podatkowe za prz<text:span text:style-name="T6257">et</text:span>rzymywanie działek budowlanych w formie ni<text:span text:style-name="T6258">ez</text:span>abudowan<text:span text:style-name="T6259">ej</text:span><text:span text:style-name="T6260">”</text:span><text:span text:style-name="T6261">.</text:span><text:s/><text:span text:style-name="T6262">K</text:span>ogo to dotyczy? Osób prawnych czy os<text:span text:style-name="T6263">ó</text:span>b fizycznych? To jest pierwsza sprawa.</text:p>
      <text:p text:style-name="P6264">/Głos z sali:<text:s/>Jednych i drugich/.</text:p>
      <text:soft-page-break/>
      <text:p text:style-name="P6265">Jeżeli tak to my sobie zdajemy sprawę, bo następny zapis mówi o czym wszyscy wiemy, że nasze budownictwo w ogóle, nie tylko mieszkaniowe, ale remonty kuleją dlatego, że nie ma materiałów. Wobec tego na jakiej podstawie dane władze terenowe będą zaostrzać podatek skoro nie są, nie mogą zapewnić materiałów. Nie tylko dla zbudowania obiektu, ale na uzbrojenie terenów za które są one odpowiedzialne.</text:p>
      <text:p text:style-name="P6266"><text:span text:style-name="T6267">Przewodniczący</text:span>:</text:p>
      <text:p text:style-name="P6268">Ni<text:span text:style-name="T6269">e</text:span><text:s/>zawsze<text:s/><text:span text:style-name="T6270">od</text:span>pow<text:span text:style-name="T6271">iedzi</text:span>a<text:span text:style-name="T6272">ln</text:span>e, bo jeżeli działki są rozproszone i daleko od miasta to zaczynany od<text:s/><text:span text:style-name="T6273">sz</text:span>amba<text:span text:style-name="T6274">.</text:span></text:p>
      <text:p text:style-name="P6275"><text:span text:style-name="T6276">B</text:span><text:span text:style-name="T6277">.</text:span><text:span text:style-name="T6278"><text:s/>Kierski</text:span>:</text:p>
      <text:p text:style-name="P6279">Ale te, które ja znam.<text:span text:style-name="T6280">..</text:span><text:s/>Poza tym jest jeszcze jedna rzecz. Tu nawet w gronie naszym jest jeden człowiek, który ma działkę już i materiały, tylko architekt terenowy mówmy między nami żąda łapówki. I od 3 lat wyszukuje różne trudności, trudności mimo, że ten ma projekt zatwierdzony itd.</text:p>
      <text:p text:style-name="P6281">Więc proszę panów, ponieważ my doskonale wszyscy wiemy tutaj siedzący, że rozwój budownictwa hamuje brak materiałów. Bo gdyby nie ten brak, to ludzie by bez ministra, bez Centrobudu, Transbudu, Orgbudu itp., itp. by budowali.</text:p>
      <text:p text:style-name="P6282"><text:span text:style-name="T6283">W</text:span>ięc od jakiego momentu władze te mają zaostrzać ten podatek? Od czego, jaka b<text:span text:style-name="T6284">ę</text:span>dzie baza. Bo oczywiście oni sobie będą napędzać pieniądze.</text:p>
      <text:p text:style-name="P6285"><text:span text:style-name="T6286">Przew</text:span><text:span text:style-name="T6287">od</text:span><text:span text:style-name="T6288">niczący</text:span>:</text:p>
      <text:p text:style-name="P6289">Dziękuj<text:span text:style-name="T6290">ę</text:span><text:s/>bardzo, ale ja wiem..<text:span text:style-name="T6291">.</text:span></text:p>
      <text:p text:style-name="P6292">/Głos z sali:<text:s/>Ja proponuję, bo to jest punkt kontrowersyjny, że<text:span text:style-name="T6293">b</text:span>y go wykreślić/.</text:p>
      <text:p text:style-name="P6294">Zdanie czy punkt? Co wykreśli<text:span text:style-name="T6295">ć</text:span>?</text:p>
      <text:p text:style-name="P6296"><text:span text:style-name="T6297"><text:s text:c="29"/></text:span>:</text:p>
      <text:p text:style-name="P6298">To brzmienie tego punktu...</text:p>
      <text:p text:style-name="P6299"><text:span text:style-name="T6300">Prz</text:span><text:span text:style-name="T6301">ewod</text:span><text:span text:style-name="T6302">n</text:span><text:span text:style-name="T6303">ic</text:span><text:span text:style-name="T6304">z</text:span><text:span text:style-name="T6305">ą</text:span><text:span text:style-name="T6306">cy</text:span>:</text:p>
      <text:p text:style-name="P6307">Ca<text:span text:style-name="T6308">łeg</text:span>o punktu?</text:p>
      <text:p text:style-name="P6309"><text:span text:style-name="T6310"><text:s text:c="29"/></text:span>:</text:p>
      <text:p text:style-name="P6311">To zdanie<text:s/>„nal<text:span text:style-name="T6312">eż</text:span>y zaostrzyć prz<text:span text:style-name="T6313">ep</text:span>isy”<text:span text:style-name="T6314">..</text:span>.</text:p>
      <text:p text:style-name="P6315"><text:span text:style-name="T6316">P</text:span><text:span text:style-name="T6317">rz</text:span><text:span text:style-name="T6318">ewodnicząc</text:span><text:span text:style-name="T6319">y</text:span>:</text:p>
      <text:p text:style-name="P6320">Jesz<text:span text:style-name="T6321">c</text:span>ze s<text:span text:style-name="T6322">ię</text:span><text:s/>zastanowimy<text:span text:style-name="T6323">.</text:span><text:s/>Dz<text:span text:style-name="T6324">ię</text:span>kuj<text:span text:style-name="T6325">ę</text:span><text:s/>bardzo pan Mieszkowski ma głos.</text:p>
      <text:p text:style-name="P6326"><text:span text:style-name="T6327">Witold Mieszkowski</text:span>:</text:p>
      <text:p text:style-name="P6328">Może zacznę od tej ostatniej sprawy<text:span text:style-name="T6329">.</text:span><text:s/><text:span text:style-name="T6330">U</text:span>ważam<text:span text:style-name="T6331">,</text:span><text:s/>że należy zachować ten zapis. To jest pierw<text:span text:style-name="T6332">sz</text:span>a sprawa.</text:p>
      <text:p text:style-name="P6333"><text:span text:style-name="T6334">A</text:span><text:s/>druga sprawa wracam do tych gruntów rolnych i leśnych, i chciałbym przypomnieć moją opin<text:span text:style-name="T6335">i</text:span>ę<text:span text:style-name="T6336">,</text:span><text:s/>którą tutaj wygłosiłem, że bezwzględnie planowanie przestrzenne, gospodarka przestrzenna powinna być lokalna. W związku z tym nie można sobie wyobrazić sytuacji, w której o przejmowaniu gruntów rolnych i leśnych może decydować centrum.</text:p>
      <text:p text:style-name="P6337">Tutaj jest sprawa zasadnicza gospodarka przestrzenna jest gospodarką lokalną. Natomiast, jak będzie wyglądało w praktyce dochodzenie do tych terenów, do zajmowania tych<text:span text:style-name="T6338"><text:s/></text:span>terenów przez miasto to jest rzecz wtórna.</text:p>
      <text:p text:style-name="P6339">Druga sprawa chciałbym, i również to było w moim wystąpieniu w zeszłym tygodniu, aż<text:span text:style-name="T6340">eb</text:span>y tutaj w ten zakres prz<text:span text:style-name="T6341">ej</text:span>mowanych przez miasto terenów rolnych i leśnych również włączyć sprawę terenów<text:s/><text:soft-page-break/>specjalnych. Mam na myśli oczywiście tereny wojskowe i w wielu miastach, jak to podkreślałem, te tereny, które kiedyś były, doskonale trzymały nam grunty w tej chwili w wielu miastach, zresztą bardzo często wojsko by s<text:span text:style-name="T6342">i</text:span>ę nawet z tych terenów by s<text:span text:style-name="T6343">ię</text:span><text:s/>wycofało, ale nie ma takiego jak gdyby miejsca, które by się tym zainter<text:span text:style-name="T6344">es</text:span>owało, a to właśnie władze miejskie powinny robić czy władze wojewódzkie.<text:s/><text:span text:style-name="T6345">O</text:span>tóż proponuję, żeby do tych gruntów rolnych utrzymać tekst, że o zmianie przeznaczenia gruntów rolnych i leśnych, i dopisać tutaj jak również terenów specjalnych itd.</text:p>
      <text:p text:style-name="P6346">Oczywiście to również będzie musiało ulegać uzgodnien<text:span text:style-name="T6347">io</text:span>m, ja przecież nie jestem na tyle optymistą, żeby wojewoda m<text:span text:style-name="T6348">óg</text:span>ł zając teren specjalny bez porozumienia z Mini<text:span text:style-name="T6349">st</text:span>erstwem Obrony<text:s/><text:span text:style-name="T6350">N</text:span>arodowej, jest to oczywista sprawa<text:span text:style-name="T6351">.</text:span><text:s/>To wynika z pragmatyki urbani<text:span text:style-name="T6352">st</text:span>y<text:span text:style-name="T6353">cz</text:span>n<text:span text:style-name="T6354">ej.</text:span><text:s/>Natomiast uważam, że powinien s<text:span text:style-name="T6355">i</text:span>ę<text:span text:style-name="T6356"><text:s/></text:span>ten zapis znaleźć<text:span text:style-name="T6357">.</text:span><text:s/>Mógłbym tutaj panom przyna<text:span text:style-name="T6358">jm</text:span>ni<text:span text:style-name="T6359">ej</text:span><text:s/>wymi<text:span text:style-name="T6360">en</text:span>ić<text:span text:style-name="T6361"><text:s/></text:span>14 miast w tej chwili, w których najlepsze tereny, najłatwiejsze do uzbrojenia, a w związku z tym i najtańsze do uzbrojenia są na terenach wojskowych, w których przynajmni<text:span text:style-name="T6362">ej</text:span><text:s/><text:span text:style-name="T6363">w</text:span><text:s/>połowie wojsko nie jest zainter<text:span text:style-name="T6364">es</text:span>owane ut<text:span text:style-name="T6365">rz</text:span>ymywani<text:span text:style-name="T6366">em</text:span><text:s/>tych terenów.</text:p>
      <text:p text:style-name="P6367"><text:span text:style-name="T6368">Przew</text:span><text:span text:style-name="T6369">od</text:span><text:span text:style-name="T6370">ni</text:span><text:span text:style-name="T6371">cz</text:span><text:span text:style-name="T6372">ący</text:span>:</text:p>
      <text:p text:style-name="P6373"><text:span text:style-name="T6374">Dziękuję</text:span>, proszę bardzo pan doc.<text:span text:style-name="T6375"><text:s/>M</text:span>rzygłód.</text:p>
      <text:p text:style-name="P6376"><text:span text:style-name="T6377">Tadeusz Mrzygłód</text:span>:</text:p>
      <text:p text:style-name="P6378">Ja prosiłbym do tego<text:s/><text:span text:style-name="T6379">„</text:span>należy zaostrzyć przepisy działek budowlanych”<text:s/>i dodać<text:s/>„na terenach uzbrojonych”. Dlaczego na terenach uzbrojonych?</text:p>
      <text:p text:style-name="P6380">Po pierwsze np<text:span text:style-name="T6381">.</text:span><text:s/>na wsi są tereny wyznaczane rolne, chłop ma to, po co ma płacić podatek<text:span text:style-name="T6382">,</text:span><text:s/>teren jest nieuzbrojony, on normalnie z terenu korzysta, natomiast jeśli państwo włoży pieniądze to teren musi być uzbrojony<text:span text:style-name="T6383">.</text:span><text:s/>Musi być wykorzystany, a nie trzymany dla celów sp<text:span text:style-name="T6384">ek</text:span>ulacyjnych<text:span text:style-name="T6385">.</text:span></text:p>
      <text:p text:style-name="P6386"><text:span text:style-name="T6387">Przewodn</text:span><text:span text:style-name="T6388">ic</text:span><text:span text:style-name="T6389">zący</text:span>:</text:p>
      <text:p text:style-name="P6390">Dziękuję bardzo. Bardzo proszę o krótką wypowiedź.</text:p>
      <text:p text:style-name="P6391"><text:span text:style-name="T6392"><text:s text:c="29"/></text:span>:</text:p>
      <text:p text:style-name="P6393">Ponieważ tutaj jest sprzeciw większości państwa przeciwko temu zapisowi, ja proponuję może tak go zmodyfikować<text:span text:style-name="T6394">.</text:span><text:s/>Bo jak wiadomo spółdzielczość mieszkaniowa już ma tereny<text:s/><text:span text:style-name="T6395">w</text:span><text:s/>miastach, na które będzie dopiero wchodzi<text:span text:style-name="T6396">ć</text:span><text:s/>za 15 lat, bo miasto j<text:span text:style-name="T6397">es</text:span>zcze nie uzbroiło i nie ma środków<text:span text:style-name="T6398">.</text:span></text:p>
      <text:p text:style-name="P6399">Jeszcze raz przypominam o tym<text:span text:style-name="T6400">.</text:span><text:s/>Dlatego zapytałem do kogo, kogo ma<text:span text:style-name="T6401">ją</text:span><text:s/>dotyczyć t<text:span text:style-name="T6402">e</text:span><text:s/>przepisy czy osób prawnych czy osób fizycznych? I dlat<text:span text:style-name="T6403">e</text:span>go proponuję, jeżeli ma ten zapis zosta<text:span text:style-name="T6404">ć</text:span>, zastosować nie przepisy podatkowe tylko sankcje za prz<text:span text:style-name="T6405">et</text:span>rzymywan<text:span text:style-name="T6406">ie.</text:span><text:s/><text:span text:style-name="T6407">A</text:span><text:s/>sankcje mogą być w postaci odebrania lokalizacji, dzisiaj to jest stosowane. Także i było czasem stosowane i w Warszawie<text:span text:style-name="T6408">.</text:span></text:p>
      <text:p text:style-name="P6409"><text:span text:style-name="T6410">Przewodniczący</text:span>:</text:p>
      <text:p text:style-name="P6411"><text:span text:style-name="T6412">Dziękuję</text:span>. Proszę pan minister...</text:p>
      <text:p text:style-name="P6413"><text:span text:style-name="T6414"><text:s text:c="29"/></text:span>:</text:p>
      <text:p text:style-name="P6415"><text:span text:style-name="T6416">P</text:span>roszę bardzo, już po poprzednim zwrócen<text:span text:style-name="T6417">iu</text:span><text:s/>mi uwagi, tym razem chciałem zaproponować redakcyjne zmiany. W pierwszym zdaniu<text:s/>„Rozwój budownictwa mieszkaniowego wymaga zapewnienia<text:span text:style-name="T6418">”</text:span><text:s/>itd. proponuję idąc za głosem przedmówców wyraz<text:s/><text:span text:style-name="T6419">„</text:span><text:span text:style-name="T6420">z</text:span>brojenia”<text:s/>zamienić na inny<text:s/>„zasoby gruntów”<text:s/>na przykład i ich przysposobienia, przyg<text:span text:style-name="T6421">ot</text:span>owania, uzdatnien<text:span text:style-name="T6422">ia</text:span>.</text:p>
      <text:p text:style-name="P6423">Po pierwsze instalacje, które tutaj ro<text:span text:style-name="T6424">z</text:span>umi<text:span text:style-name="T6425">em</text:span>y pod zdanie uzbrojenie nie jest to jedyny element, są także szereg innych czynności, które grunty uzdatniają, poza tym unikamy tutaj tego wyrazu<text:s/>„zbrojenia”.<text:s/><text:span text:style-name="T6426">I</text:span><text:s/>na ty<text:span text:style-name="T6427">m</text:span><text:s/><text:soft-page-break/>proponowałbym postawić kropkę. Bo następne zdanie napisać w sposób następujący:<text:s/>„Wymaga to intensyfika<text:span text:style-name="T6428">cji</text:span><text:s/>obrotów ziemią - to znaczy przenieść tą końcówkę do drugiego zdania - oraz przyjęcia zasady - i dalej, jak w tekście - że o zmianie przeznaczenia itd. władze terenowe - wykreślić - wojewodowie ewentualnie”, Natomiast po<text:s/>„władzy terenowe”<text:s/>i to jest ju<text:span text:style-name="T6429">ż</text:span><text:s/>propozycja nieredakcyjna tylko zmien<text:span text:style-name="T6430">i</text:span>ająca troszeczkę, wprowadzająca nowy element, proponowałbym takie zdanie<text:s/>„również władze terenowe rekompensują straty i czerpią korzyści ekonomiczne wynikają<text:span text:style-name="T6431">c</text:span>e z tych zmian przeznaczenia”.</text:p>
      <text:p text:style-name="P6432"><text:span text:style-name="T6433"><text:s text:c="29"/></text:span>:</text:p>
      <text:p text:style-name="P6434"><text:span text:style-name="T6435">P</text:span>od<text:span text:style-name="T6436">d</text:span>aję to pod dyskusję. By<text:span text:style-name="T6437">ć</text:span><text:s/>może jest to ni<text:span text:style-name="T6438">et</text:span>rafne<text:s/><text:span text:style-name="T6439">sf</text:span>ormułowanie chodzi po pro<text:span text:style-name="T6440">s</text:span>tu o mechanizm przekładający decyzje plan<text:span text:style-name="T6441">is</text:span>tyczne, o zmianie przeznaczenia na decyzje ekonomiczne. W przeciwnym wypadku planowanie pozbawione tego mechanizmu ekonomicznego pozostaje albo elementem represyjnym, albo zestawem pobożnych życzeń.</text:p>
      <text:p text:style-name="P6442">Również<text:span text:style-name="T6443"><text:s/></text:span>propozycję mam, aby zdanie dotyczące... następne<text:s/>„w planach zagospodarowania”<text:s/>po prostu szyk tego zdania zmienić, ono jest nie do końca zgodne, jak rozumiem z intencją, a mianowicie, żeby ono brzmiało<text:span text:style-name="T6444">:</text:span><text:s/><text:span text:style-name="T6445">„</text:span><text:span text:style-name="T6446">W</text:span><text:s/>planach zagospodarowan<text:span text:style-name="T6447">ia<text:s/></text:span>obszarów wiejskich, tereny przeznaczone dla osadnictwa winny uwzględniać potrzeby ludności nierolnicz<text:span text:style-name="T6448">ej</text:span>”. Czyli, żeby pod pojęciem osadnictwo mieściło się tak jak gdyby łącznie pojęcie ludności rolniczej i ni<text:span text:style-name="T6449">er</text:span>olnicz<text:span text:style-name="T6450">ej</text:span>. Inaczej to zdanie jest potwierdzeniem tego co jest w tej chwili.</text:p>
      <text:p text:style-name="P6451">Pozostałe bez zmian<text:span text:style-name="T6452">.</text:span></text:p>
      <text:p text:style-name="P6453"><text:span text:style-name="T6454">Przewodniczący</text:span>:</text:p>
      <text:p text:style-name="P6455">Uwag było dużo, nie sposób jest szybko śledzić, bo tylko to można by było na taśmie nagrać.<text:span text:style-name="T6456"><text:s/></text:span>Ja mam taką propozycję. Co do początku słowo<text:s/><text:span text:style-name="T6457">„</text:span>zbrojenie”<text:s/>nie ma nic wspólnego z m<text:span text:style-name="T6458">ilit</text:span>ar<text:span text:style-name="T6459">yz</text:span>a<text:span text:style-name="T6460">cj</text:span>ą. To jest termin techniczny, który się powszechnie stosuje i mówimy nawet uzbrojenie nie tylko zbrojenie, ale uzbr<text:span text:style-name="T6461">oj</text:span>enie terenu. Ale prosiłbym o zr<text:span text:style-name="T6462">ez</text:span>ygnowanie...</text:p>
      <text:p text:style-name="P6463"><text:span text:style-name="T6464">/</text:span>Głos z sal<text:span text:style-name="T6465">i</text:span>: nie słychać/.</text:p>
      <text:p text:style-name="P6466">A<text:span text:style-name="T6467">l</text:span>e to jest opowiadanie o czymś. Natomiast słowo zbrojenie jest ogólnie wiadome. I zastrzegam się, że nie wchodzimy w zakres zbrojenia innego typu poza przyg<text:span text:style-name="T6468">ot</text:span>owaniem terenu do budowy mieszkań.</text:p>
      <text:p text:style-name="P6469"><text:span text:style-name="T6470">/</text:span>Głos z<text:s/><text:span text:style-name="T6471">s</text:span>ali<text:span text:style-name="T6472">:</text:span><text:s/>nie słychać/.</text:p>
      <text:p text:style-name="P6473">Dobrze, tak jest, bardzo proszę<text:span text:style-name="T6474">.<text:s/></text:span>Jak najbardzi<text:span text:style-name="T6475">ej.</text:span><text:s/>To jest pierwsza rzecz. Druga ta intens<text:span text:style-name="T6476">yf</text:span>ika<text:span text:style-name="T6477">cj</text:span>a obr<text:span text:style-name="T6478">ot</text:span>u ziemią już jest tutaj zaakcentowana.<text:s/><text:span text:style-name="T6479">Pr</text:span>oponowa<text:span text:style-name="T6480">łb</text:span>ym po tej pierwszej poprawce postawić tę.</text:p>
      <text:p text:style-name="P6481"><text:span text:style-name="T6482">/</text:span>Głos z sali<text:span text:style-name="T6483">:</text:span><text:s/>nie słychać/.</text:p>
      <text:p text:style-name="P6484"><text:span text:style-name="T6485">M</text:span>a<text:span text:style-name="T6486">m</text:span><text:s/>gorącą prośbę gdyby pan był łaskaw zaproponować po kilkunastu minutach pełny tekst pkt. 7 z tymi swoimi poprawkami łatwiej by nam było dyskutować ostateczną formę<text:span text:style-name="T6487">.</text:span><text:s/>Tam dużo m<text:span text:style-name="T6488">er</text:span>ytorycznych zmian nie ma i jest kilka zmian o charakterze redakcyjnym.</text:p>
      <text:p text:style-name="P6489"><text:span text:style-name="T6490">A.</text:span><text:span text:style-name="T6491"><text:s/>Andrz</text:span><text:span text:style-name="T6492">ejewski</text:span><text:span text:style-name="T6493">:</text:span></text:p>
      <text:p text:style-name="P6494">Mo<text:span text:style-name="T6495">ż</text:span>e od razu uwzględni<text:span text:style-name="T6496">ć</text:span><text:s/>te inne sankcje, bo to jest słuszne.</text:p>
      <text:p text:style-name="P6497"><text:span text:style-name="T6498">Przewodn</text:span><text:span text:style-name="T6499">icz</text:span><text:span text:style-name="T6500">ący</text:span>:</text:p>
      <text:p text:style-name="P6501">Tak. Więc panie magistrze uważam, że biorąc pod uwagę złożoność tego problemu, bo on nie dla wszystkich jest jasny, to można by było właściwie powiedzieć, że należy zaostrzyć przepisy podatkowe<text:span text:style-name="T6502">.</text:span>..</text:p>
      <text:p text:style-name="P6503"><text:span text:style-name="T6504">/</text:span>Głos z sali:<text:s/>Przepisy podatkowe i inne/.</text:p>
      <text:soft-page-break/>
      <text:p text:style-name="P6505">Może nie podatkowe, tylko sankcje.</text:p>
      <text:p text:style-name="P6506">/Głos z sali:<text:s/>Tak, sank<text:span text:style-name="T6507">c</text:span>je/.</text:p>
      <text:p text:style-name="P6508"><text:span text:style-name="T6509"><text:s text:c="29"/></text:span>:</text:p>
      <text:p text:style-name="P6510">Sankcje to jest represja. Sankcje łączy z łapówkami. A podatek trzeba płacić bez łapówki.</text:p>
      <text:p text:style-name="P6511"><text:span text:style-name="T6512">B. Wolnicka</text:span>:</text:p>
      <text:p text:style-name="P6513">Dlaczego nie nazywamy pojęć, które są<text:span text:style-name="T6514"><text:s/></text:span>powszechnie używane, podatki i inne rzeczy, a nie sankcje.</text:p>
      <text:p text:style-name="P6515"><text:span text:style-name="T6516"><text:s text:c="29"/></text:span>:</text:p>
      <text:p text:style-name="P6517">Sankcja to będzie wtedy, jak ten będzie musiał się wykupić, dać komuś łapówk<text:span text:style-name="T6518">i</text:span>. To przecież będzie powsz<text:span text:style-name="T6519">ec</text:span>hne<text:span text:style-name="T6520">...</text:span></text:p>
      <text:p text:style-name="P6521"><text:span text:style-name="T6522">Pr</text:span><text:span text:style-name="T6523">z</text:span><text:span text:style-name="T6524">ew</text:span><text:span text:style-name="T6525">odn</text:span><text:span text:style-name="T6526">ic</text:span><text:span text:style-name="T6527">zący</text:span>:</text:p>
      <text:p text:style-name="P6528">Ma<text:span text:style-name="T6529">sz</text:span><text:s/>ci los...</text:p>
      <text:p text:style-name="P6530"><text:span text:style-name="T6531">/</text:span>Głos z sali: nie słychać/.</text:p>
      <text:p text:style-name="P6532"><text:span text:style-name="T6533">B. Wolnicka</text:span>:</text:p>
      <text:p text:style-name="P6534">No tak, to jest właśnie ten in<text:span text:style-name="T6535">s</text:span>trument...</text:p>
      <text:p text:style-name="P6536"><text:span text:style-name="T6537">/</text:span>Głos z sali:<text:s/>Czy można?/.</text:p>
      <text:p text:style-name="P6538"><text:span text:style-name="T6539">Przewodniczący</text:span>:</text:p>
      <text:p text:style-name="P6540">Bardzo proszę<text:span text:style-name="T6541">.</text:span></text:p>
      <text:p text:style-name="P6542"><text:span text:style-name="T6543">M</text:span><text:span text:style-name="T6544">i</text:span><text:span text:style-name="T6545">n</text:span><text:span text:style-name="T6546">.</text:span><text:span text:style-name="T6547"><text:s/>Mieczkowski</text:span>:</text:p>
      <text:p text:style-name="P6548"><text:span text:style-name="T6549">J</text:span>a uważam, że sankcje,<text:s/><text:span text:style-name="T6550">słow</text:span>o, które razi tutaj nie zgadzam s<text:span text:style-name="T6551">ię</text:span><text:s/>z akurat z panią, nie są<text:span text:style-name="T6552"><text:s/></text:span>słowem szkodliwym, bo sankcje to są... różne rodzaje działania wchodzą pod sankcje. Podatek jest jedną z sank<text:span text:style-name="T6553">c</text:span>ji<text:span text:style-name="T6554">.</text:span><text:s/>Inną sankc<text:span text:style-name="T6555">j</text:span>ą może byś cofnięcie pozwolenia na budowę, wobec tego... lub wycofanie lokalizacji<text:span text:style-name="T6556">.</text:span><text:s/>Dlatego, że w warunkach wydanej lokalizacji było napisane, że należy budowę podjąć w terminie np<text:span text:style-name="T6557">.<text:s/></text:span>do trzech lat. Mija piąty rok nikt nic nie robi, teren leży, inni chętni są, którzy mogliby zacząć, przykładem sankcji może być. Natomiast opowiadałbym się także panie przewodn<text:span text:style-name="T6558">ic</text:span>zący za tym, aby po słowie<text:s/><text:span text:style-name="T6559">„</text:span>w formie niezabudowanej”<text:s/>postawić prze<text:span text:style-name="T6560">c</text:span>inek i napisać<text:s/><text:span text:style-name="T6561">„</text:span>zwłaszcza na terenach uzbrojonych”. To adresuję do pana Zawi<text:span text:style-name="T6562">st</text:span>owski<text:span text:style-name="T6563">eg</text:span>o. Aby po słowie<text:s/>„w formie niezabudowanej”<text:s/>postawić przecinek i napisać<text:s/>„zwłaszcza na terenach uzbrojonych<text:span text:style-name="T6564">”</text:span><text:span text:style-name="T6565">...</text:span></text:p>
      <text:p text:style-name="P6566"><text:span text:style-name="T6567">Przewodniczący:</text:span></text:p>
      <text:p text:style-name="P6568">Uzbrojonych t<text:span text:style-name="T6569">ec</text:span>hni<text:span text:style-name="T6570">cz</text:span>nie...</text:p>
      <text:p text:style-name="P6571"><text:span text:style-name="T6572">Min. L. Mieczkowski</text:span>:</text:p>
      <text:p text:style-name="P6573">Na terenach uzbrojonych. Bo mniej nas to boli jeżeli chłop na wsi ma wydzielone miejsce gdzie wolno mu s<text:span text:style-name="T6574">i</text:span>ę budować, to jest jego ziemia i on odkłada budowę<text:span text:style-name="T6575">,</text:span><text:s/>tylko żałujemy, że efektu nie ma szybciej, natomiast karygodne jest jeżeli cenny teren uzbrojony w mieście jest przetrzym<text:span text:style-name="T6576">yw</text:span>an<text:span text:style-name="T6577">y.</text:span></text:p>
      <text:p text:style-name="P6578">Dziękuję<text:span text:style-name="T6579">.</text:span></text:p>
      <text:p text:style-name="P6580"><text:span text:style-name="T6581">/</text:span>Głos z sali:<text:s/>Jeżeli można/.</text:p>
      <text:p text:style-name="P6582"><text:span text:style-name="T6583">Przewodniczący</text:span>:</text:p>
      <text:p text:style-name="P6584"><text:span text:style-name="T6585">B</text:span>ard<text:span text:style-name="T6586">zo</text:span><text:s/>proszę<text:span text:style-name="T6587">.</text:span></text:p>
      <text:p text:style-name="P6588"><text:span text:style-name="T6589"><text:s text:c="29"/></text:span>:</text:p>
      <text:p text:style-name="P6590">Należy robi<text:span text:style-name="T6591">ć</text:span><text:s/>san<text:span text:style-name="T6592">k</text:span>c<text:span text:style-name="T6593">j</text:span>e i pr<text:span text:style-name="T6594">z</text:span>epis<text:span text:style-name="T6595">y</text:span><text:s/>p<text:span text:style-name="T6596">odat</text:span>kowe.</text:p>
      <text:soft-page-break/>
      <text:p text:style-name="P6597"><text:span text:style-name="T6598">P</text:span><text:span text:style-name="T6599">rzew</text:span><text:span text:style-name="T6600">od</text:span><text:span text:style-name="T6601">n</text:span><text:span text:style-name="T6602">icz</text:span><text:span text:style-name="T6603">ąc</text:span><text:span text:style-name="T6604">y</text:span>:</text:p>
      <text:p text:style-name="P6605"><text:span text:style-name="T6606">Już</text:span><text:s/>j<text:span text:style-name="T6607">es</text:span>t jedna<text:s/><text:span text:style-name="T6608">z</text:span><text:s/>form. Mówimy sankcja jest czymś ogólnym<text:span text:style-name="T6609">.</text:span>..</text:p>
      <text:p text:style-name="P6610"><text:span text:style-name="T6611"><text:s text:c="29"/></text:span>:</text:p>
      <text:p text:style-name="P6612">Ale cofnięcie to nie jest podatek<text:span text:style-name="T6613">...</text:span></text:p>
      <text:p text:style-name="P6614"><text:span text:style-name="T6615">/</text:span>Głos z sali:<text:s/>Zaostrzyć sankcje/.</text:p>
      <text:p text:style-name="P6616"><text:span text:style-name="T6617">Przewodniczący</text:span>:</text:p>
      <text:p text:style-name="P6618">No to ale i sankcją..<text:span text:style-name="T6619">.</text:span></text:p>
      <text:p text:style-name="P6620">Tak, ale tutaj nie ma sankc<text:span text:style-name="T6621">ji.</text:span>..</text:p>
      <text:p text:style-name="P6622"><text:span text:style-name="T6623">/</text:span>Głos z sali: nie słychać/.</text:p>
      <text:p text:style-name="P6624">Tylko nie coś nowego, zupełnie innego panie kol. Łuksiewicz..<text:span text:style-name="T6625">.</text:span></text:p>
      <text:p text:style-name="P6626"><text:span text:style-name="T6627"><text:s text:c="29"/></text:span>:</text:p>
      <text:p text:style-name="P6628">Chciałem zwrócić uwagę kol. Zawis<text:span text:style-name="T6629">tow</text:span>skiemu i poprzeć go w pewnym momencie, w tym punkcie gdzie się mówi o rekomp<text:span text:style-name="T6630">en</text:span>sowaniu za straty. Wynikłe z tytułu blokowania terenów, w wyniku zapędów plani<text:span text:style-name="T6631">st</text:span>ycznych. Musi być tutaj po prostu w obie strony.<text:s/><text:span text:style-name="T6632">J</text:span>eżeli karz<text:span text:style-name="T6633">em</text:span>y za to, że ktoś nie inwestuje, to musimy zacząć karać urzędy i inne za blokowanie terenów przez 20 czy 30 lat i niemożliwości rozwoju.<text:s/>I dlatego prosiłbym kol. Zawistowski, żeby tam taki króciutki zapis zrobić<text:span text:style-name="T6634">.</text:span>.<text:span text:style-name="T6635">.</text:span></text:p>
      <text:p text:style-name="P6636"><text:span text:style-name="T6637">Prz</text:span><text:span text:style-name="T6638">ew</text:span><text:span text:style-name="T6639">od</text:span><text:span text:style-name="T6640">ni</text:span><text:span text:style-name="T6641">czący</text:span>:</text:p>
      <text:p text:style-name="P6642">Zapis<text:s/><text:span text:style-name="T6643">m</text:span>a by<text:span text:style-name="T6644">ć</text:span><text:s/>króciutki, więc prosiłbym o skomunikowanie, bo to wszystko się łatwo mówi, ale proponowałbym proszę na piśmie to zgłosić<text:span text:style-name="T6645">.</text:span></text:p>
      <text:p text:style-name="P6646">Jak będzie brzmiał ostatecznie punkt 7, to zobaczymy za kilkanaście minut. Wszystkie rzeczy istotne zostały tu powi<text:span text:style-name="T6647">edzi</text:span>ane.</text:p>
      <text:p text:style-name="P6648">Przechodzimy do pkt. 8.<text:s/><text:span text:style-name="T6649">„</text:span>Niezbędny jest rozw<text:span text:style-name="T6650">ó</text:span>j produkc<text:span text:style-name="T6651">ji</text:span><text:s/>materiałów budowlanych”... nie produkcji materiałów. Właściwie powinno być budowlanych, tak sądzę.<text:s/>„Utworzenie rynku mat<text:span text:style-name="T6652">eri</text:span>ałowego i zn<text:span text:style-name="T6653">ie</text:span>sienie reglamenta<text:span text:style-name="T6654">cj</text:span>i dla pot<text:span text:style-name="T6655">r</text:span>zeb budownictwa mi<text:span text:style-name="T6656">es</text:span>zkaniowego.<text:s/><text:span text:style-name="T6657">W</text:span><text:s/>związku z tym nieodzown<text:span text:style-name="T6658">e</text:span><text:s/>j<text:span text:style-name="T6659">e</text:span>st podjęcie skutecznych działa<text:span text:style-name="T6660">ń</text:span><text:s/><text:span text:style-name="T6661">i</text:span><text:s/>przedsięwzięć ekonomicznych oraz organizacyjnych, a w szcz<text:span text:style-name="T6662">e</text:span>gólności - po pierwsze: rozwoju i wykorzystania rezerw produkcyjnych oraz zmian<text:s/><text:span text:style-name="T6663">st</text:span>rukturalnych w produkcji materiałów i ra<text:span text:style-name="T6664">cj</text:span>onaliza<text:span text:style-name="T6665">cj</text:span>i gospodarki materiałowej przez stymulującą i stabilną politykę kredytową oraz podatkową państwa<text:span text:style-name="T6666">.</text:span></text:p>
      <text:p text:style-name="P6667"><text:span text:style-name="T6668">I</text:span><text:s/>po drugie: prz<text:span text:style-name="T6669">ez</text:span>naczenie funduszy będących<text:s/><text:span text:style-name="T6670">w</text:span><text:s/>gestii urzędów postępu naukowo-techni<text:span text:style-name="T6671">cz</text:span>n<text:span text:style-name="T6672">eg</text:span>o”<text:s/>- nie ma i wynalazczego -<text:s/>„i wdrożeń oraz funduszu zmian<text:s/><text:span text:style-name="T6673">st</text:span>rukturalnych w przemyśle, funduszu rozwoju budownictwa mi<text:span text:style-name="T6674">es</text:span>zkaniow<text:span text:style-name="T6675">eg</text:span>o na rozwój produkcji materiałów o<text:s/><text:span text:style-name="T6676">st</text:span>rat<text:span text:style-name="T6677">eg</text:span>icznym znaczeniu dla budownictwa mi<text:span text:style-name="T6678">es</text:span>zkaniowego”.</text:p>
      <text:p text:style-name="P6679">Ponieważ pkt 8 jest długi to na pewno uwag będzie dużo. Bo im wi<text:span text:style-name="T6680">ę</text:span>cej powiemy tym więcej zrobimy błędów.</text:p>
      <text:p text:style-name="P6681">Niemniej jednak p<text:span text:style-name="T6682">k</text:span>t 8 krótko mówiąc jest niesłychanej wagi, bo on mówi o materiałach w ogóle, ale ja bym dodał chyba w... pierwszym razem to bym powiedział<text:s/>„w produkcji materiałów dla budowni<text:span text:style-name="T6683">ct</text:span>wa<text:span text:style-name="T6684">”</text:span><text:s/>czy<text:s/><text:span text:style-name="T6685">„</text:span>materiałów budowlanych”<text:s/>bo materiałów w ogóle to, żebyśmy nie podpowiadali, jakichś w ogóle materiałów przecież było Mini<text:span text:style-name="T6686">st</text:span>erstwo Gospodarki Mat<text:span text:style-name="T6687">eriałowej,<text:s/></text:span>na szczęście już nie<text:s/><text:span text:style-name="T6688">m</text:span>a.</text:p>
      <text:p text:style-name="P6689">Bardzo proszę pan min. Mieczkowski.</text:p>
      <text:soft-page-break/>
      <text:p text:style-name="P6690"><text:span text:style-name="T6691">Min. L</text:span><text:span text:style-name="T6692">.</text:span><text:span text:style-name="T6693"><text:s/>Mieczkowski</text:span>:</text:p>
      <text:p text:style-name="P6694"><text:span text:style-name="T6695">D</text:span>wie k<text:span text:style-name="T6696">ró</text:span>tkie uwagi na w<text:span text:style-name="T6697">st</text:span>ępie. Trzeba się zgodzić z wątpliwością zasygna<text:span text:style-name="T6698">liz</text:span>owaną przez pana przewodniczącego, że w pierwszej linijce tego punktu po słowie<text:s/>„materiałów”<text:s/>należałoby dodać<text:s/>„i wyrobów dla budownictwa”. O tym si<text:span text:style-name="T6699">ę</text:span><text:s/>mówi. To jest przyj<text:span text:style-name="T6700">ę</text:span>te za materiały i wyroby dla budown<text:span text:style-name="T6701">ict</text:span>wa.</text:p>
      <text:p text:style-name="P6702">I dr<text:span text:style-name="T6703">u</text:span>ga uwaga, w drugim tiret prosiłbym<text:s/>o dokonanie zmiany szyku polegającej na tym<text:s/>„przeznaczen<text:span text:style-name="T6704">i</text:span>e<text:span text:style-name="T6705">”</text:span><text:span text:style-name="T6706"><text:s/></text:span>najpierw wymieni<text:span text:style-name="T6707">ć</text:span><text:s/><text:span text:style-name="T6708">„</text:span>funduszu z<text:span text:style-name="T6709">m</text:span>ian strukturalnych w przem<text:span text:style-name="T6710">yśl</text:span>e<text:span text:style-name="T6711"><text:s/></text:span>- przecinek - funduszu rozwoju budownictwa mi<text:span text:style-name="T6712">es</text:span>zkaniowego<text:s/><text:span text:style-name="T6713">-<text:s/></text:span>przecinek — oraz funduszy będących w gestii urzędu postępu naukowo-techniczn<text:span text:style-name="T6714">eg</text:span>o<text:s/><text:span text:style-name="T6715">i</text:span><text:s/>wdrożeń”, a nie wynalazczego. Zgłaszam<text:s/><text:span text:style-name="T6716">t</text:span>o w kolejności mniej więcej wielkości funduszu i tak jak one są adresowane, powinny być adresowane.</text:p>
      <text:p text:style-name="P6717">Dziękuję<text:span text:style-name="T6718">.</text:span></text:p>
      <text:p text:style-name="P6719"><text:span text:style-name="T6720">Przewodniczący</text:span>:</text:p>
      <text:p text:style-name="P6721">Dziękuję<text:span text:style-name="T6722">.</text:span><text:s/>Proszę bardzo pan pr<text:span text:style-name="T6723">of.<text:s/></text:span>Uhma<text:span text:style-name="T6724">.</text:span></text:p>
      <text:p text:style-name="P6725"><text:span text:style-name="T6726">Pr</text:span><text:span text:style-name="T6727">of</text:span><text:span text:style-name="T6728">. Cz. Uhma</text:span>:</text:p>
      <text:p text:style-name="P6729">Ja mam bardzo krótką formaln<text:span text:style-name="T6730">y</text:span><text:s/>u<text:span text:style-name="T6731">w</text:span>ag<text:span text:style-name="T6732">ę</text:span>. Mianowicie formalnie rozdzielni<text:span text:style-name="T6733">ct</text:span>wo materiałów wszelkich w Polsce zostało zniesione, bo zostało w obrocie... w pośrednictwie obowiązkowych 8 grup asortymentów, z których żaden nie jest budowlany, poza paliwami. W związku z tym to słowo<text:s/><text:span text:style-name="T6734">„</text:span>zniesienie reglamenta<text:span text:style-name="T6735">cj</text:span>i”<text:s/>jest niewłaściwie. Można... Istnieje to co można nazwać drugim obiegiem czy nieformalną działalnością, to trzeba napisać, że trzeba zwalczać nieformalne r<text:span text:style-name="T6736">oz</text:span>dzielni<text:span text:style-name="T6737">ct</text:span>wo. Zamiast zniesienie reglamenta<text:span text:style-name="T6738">cj</text:span>i to zwalczanie ni<text:span text:style-name="T6739">ef</text:span>o<text:span text:style-name="T6740">rm</text:span>aln<text:span text:style-name="T6741">eg</text:span>o rozdzielnictwa. Bo to istnieje takie zjawisko. Każda Sa<text:span text:style-name="T6742">m</text:span>opomoc Chłopska dzieli i każda centrala materiałów itd.</text:p>
      <text:p text:style-name="P6743">Dziękuję.</text:p>
      <text:p text:style-name="P6744"><text:span text:style-name="T6745">Przewodniczący</text:span>:</text:p>
      <text:p text:style-name="P6746">Już jak mówimy o zni<text:span text:style-name="T6747">es</text:span>ien<text:span text:style-name="T6748">iu</text:span><text:s/>reg<text:span text:style-name="T6749">la</text:span>mentacji to już nie mówmy w sensie czegoś negatywnym, bo to z tego nic nie wyjdzie.</text:p>
      <text:p text:style-name="P6750">Ja przeżywam to mocno, bo był system nakazowo-rozdzielczy i ten, nie oceniam teraz tego systemu, tylko ten<text:s/>porządkował pewne rozdzielnictwo materiałów. Teraz został zniesiony ten system i przeżywamy ten okres pośredni<text:span text:style-name="T6751">.</text:span><text:s/>Ten okres pośredni jest strasznym, historycy nazwą go ciekawym, a my<text:s/><text:span text:style-name="T6752">m</text:span>ożemy ciężko przeżyć, bo jest olbrzymi galimatias<text:span text:style-name="T6753">.</text:span><text:s/>Tutaj<text:s/><text:span text:style-name="T6754">w</text:span>ystępuje olbrzymia konkurencja. Budownictwo mieszkaniowe j<text:span text:style-name="T6755">e</text:span>st z pozycji słabszego partnera w dostępie do materiałów budowlanych<text:span text:style-name="T6756">.</text:span><text:s/>I jeżeliby tak miało dalej być, to byłoby to olbrzymie nieb<text:span text:style-name="T6757">ez</text:span>pieczeń<text:span text:style-name="T6758">st</text:span>wo dla rozwoju i intensyfikac<text:span text:style-name="T6759">ji</text:span><text:s/>budownictwa.</text:p>
      <text:p text:style-name="P6760">I dlatego jestem za utworzeniem rynku materiałowego i opuściłbym zniesienie reglamenta<text:span text:style-name="T6761">cj</text:span>i, bo ono tu nam nic nie<text:s/><text:span text:style-name="T6762">po</text:span>m<text:span text:style-name="T6763">oże</text:span>.</text:p>
      <text:p text:style-name="P6764">Natomiast problem<text:s/>jest sa<text:span text:style-name="T6765">m</text:span><text:s/>w sobie niesłychanie złożony, ponieważ w tej chwili musimy dojść do wniosku, że<text:s/><text:span text:style-name="T6766">b</text:span>u<text:span text:style-name="T6767">do</text:span>wni<text:span text:style-name="T6768">ct</text:span>wo mieszkaniowe musi si<text:span text:style-name="T6769">ę</text:span><text:s/>wszystkim opłacać<text:span text:style-name="T6770">.</text:span><text:s/><text:span text:style-name="T6771">A</text:span><text:s/>w tej chwi<text:span text:style-name="T6772">li</text:span><text:s/>budownictwo mi<text:span text:style-name="T6773">es</text:span>zkaniowe prawie się nikomu nie opłaca i my, jak na razie to pracujemy apelami, odezwami albo bliskie są niektóre prz<text:span text:style-name="T6774">ed</text:span>siębior<text:span text:style-name="T6775">st</text:span>wa ruiny, czy tam bankructwa.</text:p>
      <text:p text:style-name="P6776">Otóż nie chcę tego tematu rozwijać, proponowałbym uwzględnienie poprawki zgłoszonej przez pana min<text:span text:style-name="T6777">.</text:span><text:s/>Mieczkowskiego, aby obok materiałów i wyrobów dla budown<text:span text:style-name="T6778">ict</text:span>wa... i następnie w drugim akapicie poprawki według pierwsze funduszu zmian<text:s/><text:span text:style-name="T6779">st</text:span>rukturalnych, drugie - funduszu rozwoju budownictwa<text:s/><text:soft-page-break/>mieszkaniowego, trzecie - urzędu postępu naukowo-technicznego i wdrożeń. W<text:span text:style-name="T6780">edłu</text:span>g tej kolejności.</text:p>
      <text:p text:style-name="P6781"><text:span text:style-name="T6782">Proszę</text:span><text:s/>bardzo pan mgr. Kierski, następnie pan prof. And<text:span text:style-name="T6783">rz</text:span>ej<text:span text:style-name="T6784">ew</text:span>ski<text:span text:style-name="T6785">.</text:span></text:p>
      <text:p text:style-name="P6786"><text:span text:style-name="T6787">Mgr Bolesław Kierski</text:span>:</text:p>
      <text:p text:style-name="P6788">Podzielam pogląd pana prof. Uhmy, bo z tego zapisu by wynikało, a zapis brzm<text:span text:style-name="T6789">i</text:span><text:s/><text:span text:style-name="T6790">t</text:span>ak<text:span text:style-name="T6791">:<text:s/></text:span><text:span text:style-name="T6792">„</text:span>r<text:span text:style-name="T6793">egl</text:span>amentacji dla potrzeb budownictwa mieszkaniowego”<text:s/>to znaczy utrzymanie reglamentacji dla innych rodzajów budownictwa<text:span text:style-name="T6794">,</text:span><text:s/>to jest raz<text:span text:style-name="T6795">.</text:span><text:s/>Ale również w sprawie formalnej<text:span text:style-name="T6796">.</text:span></text:p>
      <text:p text:style-name="P6797"><text:span text:style-name="T6798">W</text:span><text:s/>sprawozdawczoś<text:span text:style-name="T6799">ci</text:span><text:s/><text:span text:style-name="T6800">st</text:span>atystyczn<text:span text:style-name="T6801">ej</text:span><text:s/>materiały nazywają się<text:s/><text:span text:style-name="T6802">„</text:span>wyrobami przemysłowymi”. Czy to jest piasek, czy to jest kaloryfer, czy to jest wanna. Zatem proponuję na dołach w powszechnym użyciu jest pojęcie materiałów, i dlatego proponuję takie brzmienie<text:span text:style-name="T6803">.</text:span><text:s/>Proszę słuchać:<text:s/>„niezbędny jest<text:s/><text:span text:style-name="T6804">rozw</text:span>ój produkcji wyrobów dla budownictwa w celu stworzenia rynku mat<text:span text:style-name="T6805">er</text:span>ia<text:span text:style-name="T6806">ło</text:span>wego”. Koniec. Dziękuję bardzo.</text:p>
      <text:p text:style-name="P6807"><text:span text:style-name="T6808">Pr</text:span><text:span text:style-name="T6809">zewodni</text:span><text:span text:style-name="T6810">cz</text:span><text:span text:style-name="T6811">ący</text:span>:</text:p>
      <text:p text:style-name="P6812">Mniej więcej to jest to samo, to są filozoficzne zagadnienia, niezbędny jest rozwój produkcji materiałów i wyrobów dla budownictwa i utworzenie rynku materiałowego. Przecież tam są już<text:span text:style-name="T6813">.</text:span>.<text:span text:style-name="T6814">.</text:span><text:s/>nie ma już praktycznie r<text:span text:style-name="T6815">óż</text:span>nic.</text:p>
      <text:p text:style-name="P6816">Prosimy o kartkę z tą propozycją. Mam nawet taką propozycję, żebyśmy tylko zabierali głos w sprawie jednego punktu<text:span text:style-name="T6817">.</text:span><text:s/>Bo przychodzą nam jeszcze w międzyczasie nowe pomysły.</text:p>
      <text:p text:style-name="P6818">Najpierw pan prof. Andrzejewski w kolejności.</text:p>
      <text:p text:style-name="P6819"><text:span text:style-name="T6820">Pr</text:span><text:span text:style-name="T6821">of</text:span><text:span text:style-name="T6822">. A. Andrz</text:span><text:span text:style-name="T6823">ej</text:span><text:span text:style-name="T6824">ewski</text:span>:</text:p>
      <text:p text:style-name="P6825">Proponowałbym sprecyzowanie rynku materia<text:span text:style-name="T6826">ło</text:span>wego, hurtowego i detalicznego. T<text:span text:style-name="T6827">o</text:span><text:s/>jest szczegół, ale m<text:span text:style-name="T6828">a</text:span><text:s/>duże znaczenie dla rozwiązania tych<text:s/><text:span text:style-name="T6829">s</text:span>praw, o których my mówimy<text:span text:style-name="T6830">.</text:span></text:p>
      <text:p text:style-name="P6831"><text:span text:style-name="T6832">Przewodniczący</text:span>:</text:p>
      <text:p text:style-name="P6833">Dziękuję<text:span text:style-name="T6834">.</text:span><text:s/>Pan doc. Bi<text:span text:style-name="T6835">el</text:span>a<text:span text:style-name="T6836">k.</text:span><text:s/>Drugi raz udzielamy panu głosu, co z<text:span text:style-name="T6837">a</text:span><text:s/>przyjemność. Pr<text:span text:style-name="T6838">o</text:span>szę<text:span text:style-name="T6839"><text:s/></text:span>bardzo prof. Tuszyński.</text:p>
      <text:p text:style-name="P6840"><text:span text:style-name="T6841">Prof. Wa</text:span><text:span text:style-name="T6842">cł</text:span><text:span text:style-name="T6843">aw<text:s/></text:span><text:span text:style-name="T6844">Tusz</text:span><text:span text:style-name="T6845">yński</text:span>:</text:p>
      <text:p text:style-name="P6846"><text:span text:style-name="T6847">Pani</text:span>e<text:s/>prze<text:span text:style-name="T6848">w</text:span>odnicz<text:span text:style-name="T6849">ą</text:span>cy, proponuję tutaj mianowicie w pkt. 8 jest powiedziane, żeby te fundusze<text:s/><text:span text:style-name="T6850">z</text:span><text:s/>urzędu postępu technicznego i wdrożeń przekaza<text:span text:style-name="T6851">ć</text:span><text:s/>do prze<text:span text:style-name="T6852">m</text:span>ysłu materiałów budowlanych<text:span text:style-name="T6853">.</text:span>.<text:span text:style-name="T6854">.</text:span></text:p>
      <text:p text:style-name="P6855"><text:span text:style-name="T6856">Przewodniczący</text:span><text:span text:style-name="T6857">:</text:span></text:p>
      <text:p text:style-name="P6858">Ni<text:span text:style-name="T6859">e,</text:span><text:s/>nie<text:span text:style-name="T6860">.</text:span>..</text:p>
      <text:p text:style-name="P6861"><text:span text:style-name="T6862">Pr</text:span><text:span text:style-name="T6863">of</text:span><text:span text:style-name="T6864">. W</text:span><text:span text:style-name="T6865">.</text:span><text:span text:style-name="T6866"><text:s/>Tuszyński</text:span>:</text:p>
      <text:p text:style-name="P6867"><text:span text:style-name="T6868">N</text:span><text:span text:style-name="T6869">o</text:span><text:s/>tak<text:span text:style-name="T6870">...</text:span></text:p>
      <text:p text:style-name="P6871"><text:span text:style-name="T6872">Przewodniczący</text:span>:</text:p>
      <text:p text:style-name="P6873">Wykorzystywać do rozwoju produkcji materiałów<text:s/><text:span text:style-name="T6874">i</text:span><text:s/>wyrobów, o<text:s/><text:span text:style-name="T6875">st</text:span>rat<text:span text:style-name="T6876">eg</text:span>icznym znaczeniu.</text:p>
      <text:p text:style-name="P6877"><text:span text:style-name="T6878">Pr</text:span><text:span text:style-name="T6879">of</text:span><text:span text:style-name="T6880">. W. Tuszyński</text:span>:</text:p>
      <text:p text:style-name="P6881">Mam propozycję w tym zakr<text:span text:style-name="T6882">es</text:span>ie, żeby środki te, tymi środkami dysponował ten bank mianow<text:span text:style-name="T6883">ic</text:span>ie mieszkaniowy. Dlaczego? Dlatego, że może w ten sposób stymulować rozwojem nowych materiałów budowlanych.</text:p>
      <text:p text:style-name="P6884"><text:span text:style-name="T6885">/</text:span>Głos z sali: nie słychać/.</text:p>
      <text:p text:style-name="P6886">Ale mówię bank mi<text:span text:style-name="T6887">esz</text:span>kaniowy.<text:s/><text:span text:style-name="T6888">B</text:span>o jest zapis, żeby te pieniądze wykorzystać, tzn<text:span text:style-name="T6889">.</text:span>, że otrzyma Ministerstwo Przemysłu, bo przecież produkcja materiałów budowlanych j<text:span text:style-name="T6890">es</text:span>t w działce Ministra Przemysłu.<text:s/><text:soft-page-break/><text:span text:style-name="T6891">W</text:span><text:s/>związku z tym te pieniądze miałby otrzymać Minister Przemysłu do dyspozycji. Natomiast propozycja m<text:span text:style-name="T6892">o</text:span>ja byłaby taka, żeby otrzymał to bank. Dlatego, że w systemie ekonom<text:span text:style-name="T6893">et</text:span>rycznym funkcjonowania działki budownictwo mieszkaniowe i przemysł materia<text:span text:style-name="T6894">łó</text:span>w budowlanych znajdą się w takim samym obiegu.<text:s/><text:span text:style-name="T6895">W</text:span><text:s/>związku z tym<text:s/><text:span text:style-name="T6896">st</text:span>ymulowanie rozwojem materiałów budowlanych może tylko odbywać się poprzez system ekonom<text:span text:style-name="T6897">et</text:span>ryczny w szybkości in<text:span text:style-name="T6898">wes</text:span>towania w budownictwie mi<text:span text:style-name="T6899">es</text:span>zkaniowym<text:span text:style-name="T6900">.</text:span><text:s/>Innego systemu tu nie ma<text:span text:style-name="T6901">.</text:span><text:s/>Inaczej to nie będzie spójne.</text:p>
      <text:p text:style-name="P6902"><text:span text:style-name="T6903">Prz</text:span><text:span text:style-name="T6904">ewod</text:span><text:span text:style-name="T6905">ni</text:span><text:span text:style-name="T6906">cz</text:span><text:span text:style-name="T6907">ący</text:span><text:span text:style-name="T6908">:</text:span></text:p>
      <text:p text:style-name="P6909">Dziękuję bardzo. Pan min. Mieczkowski.</text:p>
      <text:p text:style-name="P6910"><text:span text:style-name="T6911">M</text:span><text:span text:style-name="T6912">i</text:span><text:span text:style-name="T6913">n.<text:s/></text:span><text:span text:style-name="T6914">L</text:span><text:span text:style-name="T6915">. Mieczkowski</text:span>:</text:p>
      <text:p text:style-name="P6916">Mnie się zdaje,<text:s/><text:span text:style-name="T6917">ż</text:span>e ni<text:span text:style-name="T6918">e</text:span><text:s/>musimy wchodz<text:span text:style-name="T6919">i</text:span>ć proszę<text:s/><text:span text:style-name="T6920">pa</text:span>ń<text:span text:style-name="T6921">stw</text:span><text:span text:style-name="T6922">a</text:span><text:s/>w szczegóły<text:s/><text:span text:style-name="T6923">w</text:span><text:s/>ja<text:span text:style-name="T6924">k</text:span>i<text:span text:style-name="T6925">m</text:span><text:s/>banku b<text:span text:style-name="T6926">ę</text:span>d<text:span text:style-name="T6927">ą,</text:span><text:s/>będzi<text:span text:style-name="T6928">e</text:span><text:s/>ktoś swoje fundusze tr<text:span text:style-name="T6929">z</text:span>ymał<text:span text:style-name="T6930">.</text:span><text:s/><text:span text:style-name="T6931">M</text:span>i<text:span text:style-name="T6932">n</text:span>i<text:span text:style-name="T6933">st</text:span>e<text:span text:style-name="T6934">r</text:span><text:s/>Go<text:span text:style-name="T6935">spodark</text:span>i Pr<text:span text:style-name="T6936">z</text:span>estrzennej Budownictwa w tej części funduszu rozwoju b<text:span text:style-name="T6937">u</text:span>downictwa mi<text:span text:style-name="T6938">esz</text:span>kaniow<text:span text:style-name="T6939">eg</text:span>o, kt<text:span text:style-name="T6940">ó</text:span>ra jest adresowana do niego, a to jest [nieczytelne] proc., zapewne zechce trzy<text:span text:style-name="T6941">m</text:span>ać w tym banku mi<text:span text:style-name="T6942">esz</text:span>kaniowym, który, j<text:span text:style-name="T6943">a</text:span>k wcześniej to mówiliśmy ma nie tylko przechowywać wkłady ludności, ale ma także gospodarować środkami. W naszym interesie będzie, żeby te pieniądze były tam.</text:p>
      <text:p text:style-name="P6944">Ale myślę, że trudno nam tutaj decydować o ty<text:span text:style-name="T6945">m</text:span><text:s/>czy wszystkie fundusze, czy wszystkie środki gromadzone na funduszu zmian<text:s/><text:span text:style-name="T6946">st</text:span>ru<text:span text:style-name="T6947">kt</text:span>uralnych w przemyśle za nim zostaną podzielone, że mają być w tym czy w innym banku. Proponuję panie przewodniczący abyśmy nie wchodzili w te szczegóły<text:span text:style-name="T6948">.</text:span></text:p>
      <text:p text:style-name="P6949">My mówimy o angażowan<text:span text:style-name="T6950">iu</text:span><text:s/>funduszy, a nie mówimy o<text:s/><text:span text:style-name="T6951">ty</text:span>m gdzie, jakie pieniądze mają być przechowane.</text:p>
      <text:p text:style-name="P6952"><text:span text:style-name="T6953">Przewodniczący</text:span>:</text:p>
      <text:p text:style-name="P6954">Proszę ba<text:span text:style-name="T6955">rd</text:span>zo ob<text:span text:style-name="T6956">ec</text:span>nie pan Bielak<text:span text:style-name="T6957">.</text:span></text:p>
      <text:p text:style-name="P6958">J<text:span text:style-name="T6959">anusz Bielak</text:span>:</text:p>
      <text:p text:style-name="P6960">Przepraszam że nie... tym razem pana profesora...</text:p>
      <text:p text:style-name="P6961"><text:span text:style-name="T6962">Przewodniczący</text:span>:</text:p>
      <text:p text:style-name="P6963">Nie, bardzo mi miło.</text:p>
      <text:p text:style-name="P6964"><text:span text:style-name="T6965">Janusz Bielak</text:span>:</text:p>
      <text:p text:style-name="P6966">A<text:span text:style-name="T6967">le</text:span><text:s/>zastanawiam się nad sprawą generalną dla tego punktu. Kto byłby tego wszystkiego adresatem, g<text:span text:style-name="T6968">est</text:span>orem?</text:p>
      <text:p text:style-name="P6969"><text:span text:style-name="T6970">/</text:span>G<text:span text:style-name="T6971">ł</text:span>os z sali:<text:s/>Rząd, państwo/.</text:p>
      <text:p text:style-name="P6972"><text:span text:style-name="T6973">Cz</text:span>y można uzupełnić<text:span text:style-name="T6974">?</text:span></text:p>
      <text:p text:style-name="P6975"><text:span text:style-name="T6976">Przewodni</text:span><text:span text:style-name="T6977">cz</text:span><text:span text:style-name="T6978">ący</text:span>:</text:p>
      <text:p text:style-name="P6979"><text:span text:style-name="T6980">B</text:span><text:span text:style-name="T6981">ar</text:span><text:span text:style-name="T6982">dzo</text:span><text:s/>proszę.</text:p>
      <text:p text:style-name="P6983"><text:span text:style-name="T6984">Janusz<text:s/></text:span><text:span text:style-name="T6985">B</text:span><text:span text:style-name="T6986">iela</text:span><text:span text:style-name="T6987">k</text:span>:</text:p>
      <text:p text:style-name="P6988">Uzupe<text:span text:style-name="T6989">ł</text:span>nia<text:span text:style-name="T6990">m</text:span><text:s/>następująco, jest to tak zrobiony zapis albo dotyczy takiego obszaru tematycznego, że ktokolwiek to przeczyta w tej chwili w Polsce powi<text:span text:style-name="T6991">e</text:span>, to nie<text:s/><text:span text:style-name="T6992">do</text:span><text:s/>m<text:span text:style-name="T6993">n</text:span>ie? A do kogo? Czy to rozwinąć jeszcze, czy to jasne.<text:s/><text:span text:style-name="T6994">W</text:span>szystko jasne<text:span text:style-name="T6995">,</text:span><text:s/><text:span text:style-name="T6996">d</text:span>ziękuję<text:span text:style-name="T6997">.</text:span></text:p>
      <text:p text:style-name="P6998"><text:span text:style-name="T6999">Prze</text:span><text:span text:style-name="T7000">w</text:span><text:span text:style-name="T7001">odnicz</text:span><text:span text:style-name="T7002">ą</text:span><text:span text:style-name="T7003">c</text:span><text:span text:style-name="T7004">y</text:span>:</text:p>
      <text:p text:style-name="P7005"><text:span text:style-name="T7006">Dziękuję</text:span><text:s/>bardzo<text:span text:style-name="T7007">.</text:span><text:s/><text:span text:style-name="T7008">Zd</text:span>aje<text:s/><text:span text:style-name="T7009">się</text:span><text:s/>p<text:span text:style-name="T7010">an</text:span><text:s/>red Paszyński chciał zabrać głos.</text:p>
      <text:soft-page-break/>
      <text:p text:style-name="P7011"><text:span text:style-name="T7012">Red</text:span><text:span text:style-name="T7013">.</text:span><text:span text:style-name="T7014"><text:s/>A. Paszyński</text:span>:</text:p>
      <text:p text:style-name="P7015">Ja chciałem wyjaśnić pewną generalną filozofię tego całego dokumentu, który ma powstać przy<text:s/>„stole okrągłym”.<text:s/><text:span text:style-name="T7016">O</text:span>tó<text:span text:style-name="T7017">ż</text:span><text:s/>i dlatego tak trudno wprost rozstrzygnąć pana istotną wątpliwość. Otóż toczy się spór przy stole polityki gospodarczej i społecznej na temat stworzenia mechanizmu kontroli wszystkich zapisów umowy społecznej, która ma być przedmiotem. Strony społeczne dopominają się powstania takiego, takiej instytucji nie chcę jej nazwać, której formalne zadania polegałyby na prawie kontroli przebiegu realizacji umowy społecznej.</text:p>
      <text:p text:style-name="P7018">Jest zrozumiałe, że rząd się broni przed tym, uważa, że tutaj Sejm powinien stać na straży takiej umowy, a zwłaszcza jego druga izba, która powołana będzie zapewne do rozstrzygania właśnie problematyki sfery gospodarczej przede wszystkim.</text:p>
      <text:p text:style-name="P7019"><text:span text:style-name="T7020">W</text:span><text:s/>każdym razie niezależnie czy w zależności od rozstrzygnięć ustrojowych jeśli nie nastąpi porozumienie w kwestii właśnie jakichś zmian w systemie fu<text:span text:style-name="T7021">n</text:span>k<text:span text:style-name="T7022">cj</text:span>onowa<text:span text:style-name="T7023">ni</text:span>a parlamentu to aktualny jest i zdaje się, że władze powoli ustępują, postulat powołania specjalnego mechanizmu kontroli.</text:p>
      <text:p text:style-name="P7024">I m<text:span text:style-name="T7025">y</text:span>ś<text:span text:style-name="T7026">lę</text:span>, że tutaj my przecież w ostatnim punkcie naszych propozycji formułujemy taki zapis, który albo będzie samoistnym w odniesieniu do problematyki mieszkaniow<text:span text:style-name="T7027">ej</text:span>, albo jeśli zrealizowane zostaną te projekty czy pr<text:span text:style-name="T7028">o</text:span>po<text:span text:style-name="T7029">z</text:span>ycje<text:span text:style-name="T7030"><text:s/></text:span>jakiegoś generalnego systemu kontroli, to znajdą si<text:span text:style-name="T7031">ę</text:span>.<text:s/>W<text:span text:style-name="T7032">i</text:span>ęc ja<text:s/><text:span text:style-name="T7033">m</text:span>yśl<text:span text:style-name="T7034">ę,</text:span><text:s/><text:span text:style-name="T7035">ż</text:span>e tutaj nie musimy dbać o precyzyjność adresowania<text:s/><text:span text:style-name="T7036">w</text:span><text:s/>tym sensie, że to jest taki minister czy owaki urząd<text:span text:style-name="T7037">.</text:span></text:p>
      <text:p text:style-name="P7038"><text:span text:style-name="T7039">W</text:span><text:s/>istocie rzeczy to jest umowa pomiędzy dwoma stronami<text:span text:style-name="T7040">.</text:span><text:s/>Pomiędzy władzą, rządem a stroną społeczną.<text:s/><text:span text:style-name="T7041">I</text:span><text:s/>wszystko to co piszemy jest jakby z natury swojej, wszystkie postulaty są kierowane pod adresem rządu, który ma odpowiadać pr<text:span text:style-name="T7042">z</text:span>ecież za politykę gospodarczą i politykę mieszkaniową<text:span text:style-name="T7043">.</text:span></text:p>
      <text:p text:style-name="P7044"><text:span text:style-name="T7045">M</text:span>yśl<text:span text:style-name="T7046">ę</text:span>, że to nie jest, to jest bardzo ważne, żeby te elementy sprawy znalazły się pod kontrolą, natomiast my<text:span text:style-name="T7047">ś</text:span>lę, że mniej ważne jest w tym przypadku zna<text:span text:style-name="T7048">jdow</text:span>an<text:span text:style-name="T7049">ie</text:span><text:s/>precyz<text:span text:style-name="T7050">yj</text:span>ne<text:span text:style-name="T7051">g</text:span>o adresu, do którego przesyłamy poszczególne jakby wnioski czy<text:s/><text:span text:style-name="T7052">sf</text:span>ormułowania<text:span text:style-name="T7053">.</text:span><text:s/>Tak my<text:span text:style-name="T7054">ś</text:span>lę, ale zgadzam się z zasadą pana<text:span text:style-name="T7055">.</text:span></text:p>
      <text:p text:style-name="P7056"><text:span text:style-name="T7057">Przewodniczący</text:span>:</text:p>
      <text:p text:style-name="P7058">Ja bym proponował przyją<text:span text:style-name="T7059">ć</text:span><text:s/>t<text:span text:style-name="T7060">e</text:span>n punkt widzenia, dlatego, że on po prostu wylicza źródła, z których czerpałoby również czy f<text:span text:style-name="T7061">u</text:span>nk<text:span text:style-name="T7062">cj</text:span>onowałoby również budownictwo mieszkaniowe i utrzymanie zasobów, i przyjmijmy ten punkt widzenia, że tym głównym adresatem jest rząd, a rozpisanie szczegółów nie należy w tej chwili do nasz<text:span text:style-name="T7063">eg</text:span>o zespołu, czy podzespołu<text:span text:style-name="T7064">.</text:span><text:s/>Mam jeszcze następującą propozycję, zgodnie z tym o czym mówił pan mgr<text:span text:style-name="T7065">.</text:span><text:s/>Bolesław Kierski, aby początek pkt<text:span text:style-name="T7066">.</text:span><text:s/>8 przyjął następującą zwięzłą redakcję<text:span text:style-name="T7067">.</text:span><text:s/>Ja przed chwilą ten projekt otrzymałem<text:span text:style-name="T7068">.</text:span></text:p>
      <text:p text:style-name="P7069"><text:span text:style-name="T7070">„</text:span>Niezbędny jest intensywny rozwój wyrobów przemysłowych dla potrzeb budownictwa w celu utworzenia rynku materiałów budowlanych”.<text:s/><text:span text:style-name="T7071">M</text:span>nie<text:s/><text:span text:style-name="T7072">s</text:span>i<text:span text:style-name="T7073">ę</text:span><text:s/>zdaje, że to jest zwięźle i bardzo klarownie powiedziane i<text:s/>proponowałbym<text:s/>przyjąć tę redakc<text:span text:style-name="T7074">j</text:span>ę<text:span text:style-name="T7075">.</text:span></text:p>
      <text:p text:style-name="P7076"><text:span text:style-name="T7077">A</text:span><text:s/><text:span text:style-name="T7078">z</text:span>ate<text:span text:style-name="T7079">m</text:span><text:s/>reasumując. Pkt 8 jest już bliski czy niemal całkowicie wyjaśniony, bo to drugie tiret, o którym wspominał pan<text:s/><text:span text:style-name="T7080">min</text:span>. Mieczkowski zmienia tylko kole<text:span text:style-name="T7081">j</text:span>ność funduszów ze względu na wag<text:span text:style-name="T7082">ę</text:span><text:s/>i wielkość tych funduszy i koryguje na<text:span text:style-name="T7083">z</text:span>wę<text:span text:style-name="T7084"><text:s/></text:span>urzędu. A istota rzeczy merytoryczna strona nie została p<text:span text:style-name="T7085">rz</text:span>ez szanownych dyskutant<text:span text:style-name="T7086">ó</text:span>w podważona<text:span text:style-name="T7087">.</text:span><text:s/>Czy mogę uzyskać zgodę ogólną? Zg<text:span text:style-name="T7088">od</text:span>a.</text:p>
      <text:p text:style-name="P7089">Prz<text:span text:style-name="T7090">ec</text:span>hodzimy do punktu 9<text:span text:style-name="T7091">.</text:span><text:s/>Wła<text:span text:style-name="T7092">ś</text:span>ciwie teraz<text:s/><text:span text:style-name="T7093">m</text:span>am taką propozycję. Pozostały nam dwa punkty miejmy nadzieję, że dla tych..<text:span text:style-name="T7094">.</text:span></text:p>
      <text:soft-page-break/>
      <text:p text:style-name="P7095"><text:span text:style-name="T7096">/</text:span>G<text:span text:style-name="T7097">ło</text:span>s z<text:s/><text:span text:style-name="T7098">s</text:span>ali: ni<text:span text:style-name="T7099">e</text:span><text:s/><text:span text:style-name="T7100">sł</text:span>ycha<text:span text:style-name="T7101">ć</text:span>/.</text:p>
      <text:p text:style-name="P7102">Za momencik. Proszę nie wykazywa<text:span text:style-name="T7103">ć<text:s/></text:span>takiej nerwowości, przewodniczący też wie co mówi i co ma zamiar zrobić.<text:s/><text:span text:style-name="T7104">J</text:span>est taka sytuacja, że jest godzina za 2<text:span text:style-name="T7105">0</text:span><text:s/>piąta. Myśmy za 10 trzecia rozpoczęli nasze obrady wi<text:span text:style-name="T7106">ę</text:span>c już prawie 2 godziny upływa. Ja uważam, że 10-minutowa przerwa nam się należy i myślę, że w ciągu dwóch godzin dociągniemy<text:span text:style-name="T7107"><text:s/></text:span>ten punkt 9 i 10,<text:s/><text:span text:style-name="T7108">i</text:span><text:s/><text:span text:style-name="T7109">w</text:span><text:s/>ten sposób nasze dzieło dobiegnie końca, ale prz<text:span text:style-name="T7110">ed</text:span><text:s/>ogłoszeniem przerwy uprz<text:span text:style-name="T7111">ej</text:span>ma prośba o przedstawienie propozycji przez pana Zaw<text:span text:style-name="T7112">ist</text:span>owskiego.</text:p>
      <text:p text:style-name="P7113"><text:span text:style-name="T7114">Zbigniew Zawistowski</text:span>:</text:p>
      <text:p text:style-name="P7115">Starałem się wszystkie propozycje uwzględnić i proponuję taki tekst. Czytam całość, proszę o uwagę:</text:p>
      <text:p text:style-name="P7116">„Rozwój budownictwa mi<text:span text:style-name="T7117">es</text:span>zkaniowego wymaga zapewn<text:span text:style-name="T7118">ie</text:span>nia wyprz<text:span text:style-name="T7119">ed</text:span>za<text:span text:style-name="T7120">jąceg</text:span>o tworzenia zasobów gruntów i ich technicznego uzbrojenia.</text:p>
      <text:p text:style-name="P7121"><text:span text:style-name="T7122">W</text:span>iąże się to z intensyfika<text:span text:style-name="T7123">cj</text:span>ą obrotu ziemią i p<text:span text:style-name="T7124">rz</text:span>yjęciem zasady, że o zmianie przeznaczenia gruntów rolnych, le<text:span text:style-name="T7125">j</text:span>nych i specjalnych pod budownictwo mie<text:span text:style-name="T7126">s</text:span>zka<text:span text:style-name="T7127">n</text:span>iowe decydują władze terenowe szczebla w<text:span text:style-name="T7128">oj</text:span>ewódzki<text:span text:style-name="T7129">eg</text:span>o.</text:p>
      <text:p text:style-name="P7130">Władze terenowe winny czerpać korzyści wynikające<text:s/><text:span text:style-name="T7131">ze z</text:span>miany prz<text:span text:style-name="T7132">ez</text:span>naczenia gruntów, jak również r<text:span text:style-name="T7133">eko</text:span>mp<text:span text:style-name="T7134">en</text:span>sować<text:s/><text:span text:style-name="T7135">str</text:span>aty właścicieli wynikłe z rezerwowania terenów pod inwestycje.</text:p>
      <text:p text:style-name="P7136">Należy zwiększyć podatki za prz<text:span text:style-name="T7137">etr</text:span>zym<text:span text:style-name="T7138">yw</text:span>anie ni<text:span text:style-name="T7139">e</text:span>zabu<text:span text:style-name="T7140">do</text:span>wanych działek budowlanych zwłaszcza na terenach uzbrojonych techniczni<text:span text:style-name="T7141">e.</text:span></text:p>
      <text:p text:style-name="P7142"><text:span text:style-name="T7143">W</text:span><text:s/>planach zagospodarowania terenów wiejskich tereny przeznaczone dla osadnictwa winny uwzględniać potrzeby ludności nierolnicz<text:span text:style-name="T7144">e</text:span>j<text:span text:style-name="T7145">.</text:span><text:s/>Należy zap<text:span text:style-name="T7146">e</text:span>wnić wszystkim inwestoro<text:span text:style-name="T7147">m<text:s/></text:span>niezal<text:span text:style-name="T7148">eż</text:span>nie od formy równoprawny dostęp do terenów budow<text:span text:style-name="T7149">la</text:span>nych”.</text:p>
      <text:p text:style-name="P7150"><text:span text:style-name="T7151">Przewodnicząc</text:span><text:span text:style-name="T7152">y</text:span>:</text:p>
      <text:p text:style-name="P7153"><text:span text:style-name="T7154">N</text:span><text:span text:style-name="T7155">o</text:span><text:s/>wi<text:span text:style-name="T7156">ęc</text:span><text:s/>90 proc. to są tylko inne<text:s/><text:span text:style-name="T7157">uj</text:span>ęcia redakcyjne, ale treść merytoryczna jest zawarta w 7 punkcie. Bardzo proszę<text:span text:style-name="T7158">.</text:span></text:p>
      <text:p text:style-name="P7159"><text:span text:style-name="T7160">Min. L</text:span><text:span text:style-name="T7161">.</text:span><text:span text:style-name="T7162"><text:s/>Mieczkowski</text:span>:</text:p>
      <text:p text:style-name="P7163">Ja chciałem prosić pana przewodniczącego o wyrażenie zgody na taki tryb, abyśmy pomimo wszystko mogli w czasie przerwy skorzystać z zapisów i ewentualnie po przerwie jeszcze zgłosić uwa<text:span text:style-name="T7164">gi.</text:span><text:s/><text:span text:style-name="T7165">Wyd</text:span>a<text:span text:style-name="T7166">j</text:span>e<text:s/><text:span text:style-name="T7167">się</text:span>,<text:s/><text:span text:style-name="T7168">że</text:span><text:s/>jesteśmy bliscy.</text:p>
      <text:p text:style-name="P7169">Natomiast ja chciałem podnieść jedną kwestię i poinformować, ja nie uczyniłem tego przedtem, pana Mieszkowsk<text:span text:style-name="T7170">ieg</text:span>o, a także pana Zawistowski<text:span text:style-name="T7171">eg</text:span>o, żeby w ra<text:span text:style-name="T7172">n</text:span>ach zmiany ustawy o gospodarce gruntami sprawy tyczące terenów albo o planowaniu prz<text:span text:style-name="T7173">est</text:span>rzennym - nie chcę pomyłki - w jednej z tych dwóch ustaw. Sprawa terenów specjalnych została wycofana<text:s/><text:span text:style-name="T7174">ze<text:s/></text:span>szczebla ministra, bo było t<text:span text:style-name="T7175">e</text:span>ż centralnie podobnie, jak<text:s/><text:span text:style-name="T7176">i<text:s/></text:span>tereny rolne i leśne, i przeniesione to do gestii<text:s/><text:span text:style-name="T7177">w</text:span>ładz terenowych. Czyli w moj<text:span text:style-name="T7178">e</text:span>j ocenie, n<text:span text:style-name="T7179">i</text:span>e potrzeba<text:s/><text:span text:style-name="T7180">s</text:span>ię domagać<text:s/><text:span text:style-name="T7181">o</text:span>be<text:span text:style-name="T7182">c</text:span>nie tego bo to, ten odcinek został zdecentralizowany.</text:p>
      <text:p text:style-name="P7183"><text:span text:style-name="T7184">/</text:span>Głos z sali: nie słychać/.</text:p>
      <text:p text:style-name="P7185">N<text:span text:style-name="T7186">i</text:span>e, r<text:span text:style-name="T7187">ol</text:span>ny z<text:span text:style-name="T7188">ost</text:span>ał i ja w pełni popieram...</text:p>
      <text:p text:style-name="P7189"><text:span text:style-name="T7190">/</text:span>G<text:span text:style-name="T7191">ł</text:span>os z sali: nie słychać/.</text:p>
      <text:p text:style-name="P7192"><text:span text:style-name="T7193"><text:s text:c="29"/></text:span>:</text:p>
      <text:p text:style-name="P7194">Ja proponuję zapisanie rolne, leśne i inne, kt<text:span text:style-name="T7195">ó</text:span>re są dotychczas w gestii ministrów, może tak ogólnie.</text:p>
      <text:p text:style-name="P7196"><text:span text:style-name="T7197">Min. L. Mi</text:span><text:span text:style-name="T7198">ecz</text:span><text:span text:style-name="T7199">kows</text:span><text:span text:style-name="T7200">ki</text:span><text:span text:style-name="T7201">:</text:span></text:p>
      <text:soft-page-break/>
      <text:p text:style-name="P7202">No, Ministra Obrony Narodowej chyba nie ruszymy<text:span text:style-name="T7203">.</text:span><text:s/>Bo tam dowódca kompanii nie będzie d<text:span text:style-name="T7204">ec</text:span>ydował...</text:p>
      <text:p text:style-name="P7205"><text:span text:style-name="T7206">/</text:span>Głos z sali: nie słychać/.</text:p>
      <text:p text:style-name="P7207"><text:span text:style-name="T7208">N</text:span><text:span text:style-name="T7209">o</text:span><text:s/>dobrze, prz<text:span text:style-name="T7210">er</text:span>wiemy...</text:p>
      <text:p text:style-name="P7211"><text:span text:style-name="T7212">Przewodniczący:</text:span></text:p>
      <text:p text:style-name="P7213">Nie prz<text:span text:style-name="T7214">ed</text:span>łuż<text:span text:style-name="T7215">aj</text:span>my, jesteśmy bliscy sformułowania pkt<text:span text:style-name="T7216">.</text:span><text:s/>7<text:span text:style-name="T7217">.</text:span></text:p>
      <text:p text:style-name="P7218">Ja bym prosił tych z pań<text:span text:style-name="T7219">st</text:span>wa, któ<text:span text:style-name="T7220">r</text:span>zy<text:s/><text:span text:style-name="T7221">m</text:span>ają jeszcze jakieś uwagi p<text:span text:style-name="T7222">od</text:span><text:s/>adresem projektu pana kol<text:span text:style-name="T7223">.</text:span><text:s/>Zaw<text:span text:style-name="T7224">ist</text:span>owskiego, żeby jeszcze te 10 minut prz<text:span text:style-name="T7225">er</text:span>wy wykorzy<text:span text:style-name="T7226">st</text:span>a<text:span text:style-name="T7227">li.</text:span></text:p>
      <text:p text:style-name="P7228"><text:span text:style-name="T7229"><text:s text:c="29"/></text:span>:</text:p>
      <text:p text:style-name="P7230">Ja bym pr<text:span text:style-name="T7231">osił</text:span><text:s/>tych z pań<text:span text:style-name="T7232">stw</text:span>a, którzy mają jeszcze jakieś uwagi pod adresem projektu, punkt 8, 9, 10, żeby przygotowali s<text:span text:style-name="T7233">f</text:span>ormułowania<text:span text:style-name="T7234">.</text:span></text:p>
      <text:p text:style-name="P7235"><text:span text:style-name="T7236">Pr</text:span><text:span text:style-name="T7237">z</text:span><text:span text:style-name="T7238">ewod</text:span><text:span text:style-name="T7239">n</text:span><text:span text:style-name="T7240">icz</text:span><text:span text:style-name="T7241">ąc</text:span><text:span text:style-name="T7242">y</text:span>:</text:p>
      <text:p text:style-name="P7243">Proszę państwa bardzo dobra uwaga, jeśli ktoś do pkt. 9 i 10 chciałby wnieść istotne zmian proszę o redakcję na piśmie, ułatwi to nam później ostateczną redakcję w zespole, który będzie nadawał tej redakcji ostat<text:span text:style-name="T7244">ec</text:span>zną formę.</text:p>
      <text:p text:style-name="P7245">Do kol. Zawi<text:span text:style-name="T7246">st</text:span>owskiego pytanie. Panie kol<text:span text:style-name="T7247">.</text:span><text:s/>Zawistowski<text:span text:style-name="T7248">.</text:span></text:p>
      <text:p text:style-name="P7249"><text:span text:style-name="T7250">Pr</text:span><text:span text:style-name="T7251">of</text:span><text:span text:style-name="T7252">. A. Andrz</text:span><text:span text:style-name="T7253">ej</text:span><text:span text:style-name="T7254">ewski</text:span>:</text:p>
      <text:p text:style-name="P7255">Chciałem si<text:span text:style-name="T7256">ę</text:span><text:s/>zapytać,<text:s/><text:span text:style-name="T7257">j</text:span>eżel<text:span text:style-name="T7258">i</text:span><text:s/>dobrze słuchałem, pan powiedział,<text:s/><text:span text:style-name="T7259">ż</text:span>e te sprawy<text:s/><text:span text:style-name="T7260">m</text:span>ają być rozstrzygane przez władze terenowe szczebla<text:s/><text:span text:style-name="T7261">woj</text:span>e<text:span text:style-name="T7262">w</text:span>ódzkiego<text:span text:style-name="T7263">?</text:span><text:s/>W poprzednim<text:s/><text:span text:style-name="T7264">sf</text:span>ormułowaniu było władze terenowe<text:span text:style-name="T7265">.</text:span><text:s/>Czy to<text:span text:style-name="T7266"><text:s/></text:span>jest świadoma zmiana?</text:p>
      <text:p text:style-name="P7267"><text:span text:style-name="T7268">Zbigniew Zawistowski</text:span>:</text:p>
      <text:p text:style-name="P7269">W poprzednim<text:s/><text:span text:style-name="T7270">sfor</text:span>mułowaniu było władze terenowe w nawiasie<text:s/><text:span text:style-name="T7271">/</text:span>w<text:span text:style-name="T7272">ojew</text:span>od<text:span text:style-name="T7273">ow</text:span>ie<text:span text:style-name="T7274">/</text:span>, ponieważ wojewodowie skreśleni zostali, ja napisałem szczebla wojewódzkiego, bo rozumiałem, że intencją tego zapisu było także to, żeby się to nie odbywało na szczeblu gminy.</text:p>
      <text:p text:style-name="P7275"><text:span text:style-name="T7276">Przew</text:span><text:span text:style-name="T7277">od</text:span><text:span text:style-name="T7278">niczący</text:span>:</text:p>
      <text:p text:style-name="P7279"><text:span text:style-name="T7280">Tak</text:span><text:s/>że jest<text:s/><text:span text:style-name="T7281">w</text:span><text:s/>porządku. Także o tych sprawach decydują wojewódzkie rady.</text:p>
      <text:p text:style-name="P7282">Ogłaszam 10 minut przerwy<text:span text:style-name="T7283">.</text:span></text:p>
      <text:p text:style-name="P7284"/>
      <text:p text:style-name="P7285">/<text:span text:style-name="T7286">Pr</text:span>zerwa/.</text:p>
      <text:p text:style-name="P7287"/>
      <text:p text:style-name="P7288">/<text:span text:style-name="T7289">Wz</text:span>nowienie obrad po przerwie/.</text:p>
      <text:p text:style-name="P7290"/>
      <text:p text:style-name="P7291"><text:span text:style-name="T7292">P</text:span><text:span text:style-name="T7293">rzewod</text:span><text:span text:style-name="T7294">ni</text:span><text:span text:style-name="T7295">czący</text:span>:</text:p>
      <text:p text:style-name="P7296"><text:span text:style-name="T7297">Proszę</text:span><text:s/>o zajęcie mi<text:span text:style-name="T7298">ej</text:span>sc i zaczynamy kolejną część naszych obrad<text:span text:style-name="T7299">.</text:span></text:p>
      <text:p text:style-name="P7300">Zakończyliśmy pkt 8 i proszę bardzo os<text:span text:style-name="T7301">ta</text:span>teczna redakcja pkt.<text:s/><text:span text:style-name="T7302">7</text:span><text:s/>jest rozdana, przepisana na maszynie. Rozumiem, że wszystkie uwagi, wszystkie wnioski, które zostały zgłoszone do tego punktu zostały uwzgl<text:span text:style-name="T7303">ęd</text:span>nione i więcej uwag państwo nie zgłaszacie.</text:p>
      <text:p text:style-name="P7304"><text:span text:style-name="T7305">Dziękuję</text:span><text:s/>bardzo.</text:p>
      <text:p text:style-name="P7306">Przechodzimy do pkt. 9, czy<text:s/><text:span text:style-name="T7307">s</text:span>ą<text:span text:style-name="T7308"><text:s/></text:span>uwagi do pkt. 9?</text:p>
      <text:p text:style-name="P7309">Proszę bardzo kol. Radke...</text:p>
      <text:soft-page-break/>
      <text:p text:style-name="P7310"><text:span text:style-name="T7311">/</text:span>Głos z sali:<text:s/>Czy można?/.</text:p>
      <text:p text:style-name="P7312">Do pkt. 7, tak to może<text:s/><text:span text:style-name="T7313">pr</text:span>z<text:span text:style-name="T7314">ecz</text:span>ytajcie państwo...</text:p>
      <text:p text:style-name="P7315"><text:span text:style-name="T7316">Min</text:span><text:span text:style-name="T7317">.</text:span><text:span text:style-name="T7318"><text:s/>Mieczkowski</text:span>:</text:p>
      <text:p text:style-name="P7319">Ja miałem jedną uwagę, którą omawiałem na boku z panem Zawistowskim, że zamiast<text:s/>„i specjalnych<text:span text:style-name="T7320">”</text:span><text:s/>to już lepsze<text:s/><text:span text:style-name="T7321">sf</text:span>ormułowanie<text:s/>byłoby<text:s/><text:span text:style-name="T7322">„</text:span>i innych”.</text:p>
      <text:p text:style-name="P7323"><text:span text:style-name="T7324">Przew</text:span><text:span text:style-name="T7325">od</text:span><text:span text:style-name="T7326">n</text:span><text:span text:style-name="T7327">iczą</text:span><text:span text:style-name="T7328">cy</text:span>:</text:p>
      <text:p text:style-name="P7329">Tylko tyle?</text:p>
      <text:p text:style-name="P7330"><text:span text:style-name="T7331">Min. Mieczkowski</text:span>:</text:p>
      <text:p text:style-name="P7332">Tak. Dziękuję<text:span text:style-name="T7333">.</text:span></text:p>
      <text:p text:style-name="P7334"><text:span text:style-name="T7335">/</text:span>Głos z sali:<text:s/>Ale dlaczego mamy unikać pewnych ostrych sformułowań słowo<text:s/>„spe<text:span text:style-name="T7336">cj</text:span>alnych”<text:s/>w tym znaczeniu w konwencji odnosi się po prostu - ma swoje znaczenie, inny to jest inny, specjal<text:span text:style-name="T7337">n</text:span>y to jest specjalny/<text:span text:style-name="T7338">.</text:span></text:p>
      <text:p text:style-name="P7339">Wyjaśniam o co chodzi. Przez tereny specjalne zazwyczaj rozumie się tereny będące w dyspozycji Ministra Obrony Narodowej. I w odniesieniu do tych terenów przyjęty został obecnie taki tryb, że nie ma<text:s/><text:span text:style-name="T7340">p</text:span>ośrednictwa Ministra Gospodarki Prz<text:span text:style-name="T7341">est</text:span>rzennej, tylko ewentualne<text:s/>przeznaczenie gruntów, na którym<text:s/><text:span text:style-name="T7342">j</text:span>est poligon strzelecki, czy koszary, czy też jak w znanym przypadku kol<text:span text:style-name="T7343">.</text:span><text:s/>Zawistowskiemu tuczarnia będąca w dyspozycji wojska, to wówczas dialog toczy się między M<text:span text:style-name="T7344">i</text:span>ni<text:span text:style-name="T7345">st</text:span>rem Obrony Narodowej i jego aparatem, a urzędem wojewódzkim, który chciałby teren przejąć na cele inne np<text:span text:style-name="T7346">.</text:span><text:s/>mi<text:span text:style-name="T7347">esz</text:span>kan<text:span text:style-name="T7348">io</text:span>we<text:span text:style-name="T7349">.</text:span></text:p>
      <text:p text:style-name="P7350">W rozmowie w przerwie zauważyliśmy, że s<text:span text:style-name="T7351">ą</text:span><text:s/>także inne tereny, np. użytkowane przez kolej albo użytkowane przez... na cele inne niż rolnictwo i inne niż wojskowe, i inne<text:s/><text:span text:style-name="T7352">n</text:span>i<text:span text:style-name="T7353">ż</text:span><text:s/>kolejowe, które też by warto spowodować, żeby nie ów minister się<text:span text:style-name="T7354"><text:s/></text:span>zajmował właściwy dla danego rodzaju, tylko zawsze wojewoda.</text:p>
      <text:p text:style-name="P7355"><text:span text:style-name="T7356">C</text:span>hoć wiadomo nam obydwu, że najbardziej drażliwym przypadkiem j<text:span text:style-name="T7357">es</text:span>t tu rolnictwo. To nie ulega<text:s/><text:span text:style-name="T7358">ż</text:span>adn<text:span text:style-name="T7359">e</text:span>j wątpliwoś<text:span text:style-name="T7360">ci.</text:span></text:p>
      <text:p text:style-name="P7361">/Głos z sali: nie słycha<text:span text:style-name="T7362">ć</text:span>/.</text:p>
      <text:p text:style-name="P7363">I dlatego wymi<text:span text:style-name="T7364">en</text:span>iamy go osoby<text:span text:style-name="T7365">,</text:span><text:s/>a inne, bo podoba nam się zasada, żeby w ramach tej lokalności ta sprawa była roz<text:span text:style-name="T7366">st</text:span>rzygana.</text:p>
      <text:p text:style-name="P7367">Dziękuję<text:span text:style-name="T7368">.</text:span></text:p>
      <text:p text:style-name="P7369"><text:span text:style-name="T7370">Przewodni</text:span><text:span text:style-name="T7371">cz</text:span><text:span text:style-name="T7372">ący</text:span>:</text:p>
      <text:p text:style-name="P7373"><text:span text:style-name="T7374">Dziękuję</text:span><text:s/>bardzo. Czy po takich w<text:span text:style-name="T7375">yj</text:span>aśnieniach można przyjąć i innych.<text:s/><text:span text:style-name="T7376">Dziękuję</text:span><text:s/>bardzo.</text:p>
      <text:p text:style-name="P7377">Przechodzimy do punktu 9, proszę bardzo pan Radke, pan Tuszyński...</text:p>
      <text:p text:style-name="P7378"><text:span text:style-name="T7379">Wacław Tuszyński</text:span>:</text:p>
      <text:p text:style-name="P7380">Nie, ja nie...</text:p>
      <text:p text:style-name="P7381"><text:span text:style-name="T7382">Lech<text:s/></text:span><text:span text:style-name="T7383">R</text:span><text:span text:style-name="T7384">adke</text:span>:</text:p>
      <text:p text:style-name="P7385">Stosownie do tej dyskusji przy pkt. próbuję sformułować propozycję dotyczącą budownictwa zakładowego w tym punkcie. Proponuję jako pierwszy z tych podpunktów, po wstępie wprowadzić następujący zapis.<text:s/><text:span text:style-name="T7386">A</text:span><text:s/>więc by było<text:s/>podniesienie efektywności budownictwa m<text:span text:style-name="T7387">ies</text:span>zkaniowego wymaga możliwie szybkiego wprowadzenia m<text:span text:style-name="T7388">ec</text:span>han<text:span text:style-name="T7389">iz</text:span>mów ekonomicznych poprzez zrównanie warunków finansowa<text:span text:style-name="T7390">n</text:span>ia budownictwa zakładowego i spółdzielczego, poprzez wprowadzenie ulg podatkowych w miejsce<text:s/>umorzeń<text:s/>i dotacji występujących w finansowaniu form spółdzielczych<text:span text:style-name="T7391">.</text:span></text:p>
      <text:soft-page-break/>
      <text:p text:style-name="P7392">Usiłowałem na poprzednich spotkaniach przytaczać argumentacj<text:span text:style-name="T7393">ę</text:span><text:s/>na tak, w tej chwili ponieważ były różne głosy w kuluarach spróbuję argumentację taką negatywną przeprowadzić<text:span text:style-name="T7394">.</text:span></text:p>
      <text:p text:style-name="P7395">Po pierwsze, niektórzy z rozmówców twierdzą, że jest to forma nieekonomiczna budownictwa, ale jednocześnie jednym tchem wypowiadają, że taką samą ni<text:span text:style-name="T7396">ee</text:span>konomiczną formą jest forma spółdzielcza czy jeszcze bardziej ni<text:span text:style-name="T7397">ee</text:span>konomi<text:span text:style-name="T7398">cz</text:span>na forma komunalna<text:span text:style-name="T7399">.</text:span><text:s/><text:span text:style-name="T7400">A</text:span><text:s/>więc jeżeli nie chcemy szukać lepszych to równajmy do tych złych.</text:p>
      <text:p text:style-name="P7401">Po drugie, jeżeli uważamy, że jest to forma mało licząca si<text:span text:style-name="T7402">ę,</text:span><text:s/>nieliczna z czym się nie zgadzam, ale mogę przyjąć taką argumentację, to nie bójmy się, że uszczuplimy bud<text:span text:style-name="T7403">ż</text:span>et<text:span text:style-name="T7404"><text:s/></text:span>tymi podatkami, o których mówię<text:span text:style-name="T7405">.</text:span></text:p>
      <text:p text:style-name="P7406">Dziękuję<text:span text:style-name="T7407">.</text:span></text:p>
      <text:p text:style-name="P7408"><text:span text:style-name="T7409">Przewodniczący</text:span>:</text:p>
      <text:p text:style-name="P7410">Dziękuję bardzo<text:span text:style-name="T7411">.</text:span><text:s/>Proszę pan minister<text:span text:style-name="T7412">,</text:span></text:p>
      <text:p text:style-name="P7413"><text:span text:style-name="T7414">M</text:span><text:span text:style-name="T7415">in</text:span><text:span text:style-name="T7416">. L</text:span><text:span text:style-name="T7417">.</text:span><text:span text:style-name="T7418"><text:s/></text:span><text:span text:style-name="T7419">Miecz</text:span><text:span text:style-name="T7420">k</text:span><text:span text:style-name="T7421">owski</text:span><text:span text:style-name="T7422">:</text:span></text:p>
      <text:p text:style-name="P7423">Ja chciałem zgłosić kilka uwag do tego punktu<text:span text:style-name="T7424">.</text:span><text:s/>Pierwsze w dwóch linijkach, które otwierają ten punkt proponuję po słowie<text:s/><text:span text:style-name="T7425">„</text:span>wymaga<text:span text:style-name="T7426">”</text:span><text:s/>- pod koniec pierwszej linijki postawić dwukropek, jako<text:span text:style-name="T7427"><text:s/></text:span>współautor te<text:span text:style-name="T7428">g</text:span>o tekstu<text:span text:style-name="T7429"><text:s/></text:span>popełniłem błąd polegający na tym, że do zdania w nadbudowie<text:s/>umieściłem szybkie<text:s/><text:span text:style-name="T7430">w</text:span>prowadzanie mechan<text:span text:style-name="T7431">iz</text:span>mów ekonomicznych<text:span text:style-name="T7432">.</text:span><text:s/><text:span text:style-name="T7433">P</text:span><text:span text:style-name="T7434">o</text:span>dczas kiedy w dalszych tiret łatwo możemy się przekonać, że nie chodzi t<text:span text:style-name="T7435">u</text:span><text:s/>tylko o sprawy ekonomiczne. Chodzi o ekonomiczne, ale s<text:span text:style-name="T7436">ą</text:span><text:s/>za chwilę organ<text:span text:style-name="T7437">iz</text:span>acyjne, które wynikły z propozycji doc<text:span text:style-name="T7438">.</text:span><text:s/>Bielaka. To jest pierwsza poprawka.</text:p>
      <text:p text:style-name="P7439">Druga - proponuję w pierwszym tiret skreślić dwa ostatnie słowa na str<text:span text:style-name="T7440">.</text:span><text:s/>3 i byłoby to należy tworzyć sp<text:span text:style-name="T7441">rzyjają</text:span>ce warunki do powstawania nowych jednostek oraz demonopolizacji struktur, na str.<text:s/><text:span text:style-name="T7442">4</text:span><text:s/>proponuję skreślić<text:s/><text:span text:style-name="T7443">sło</text:span>wo<text:s/><text:span text:style-name="T7444">„</text:span><text:span text:style-name="T7445">o</text:span>b<text:span text:style-name="T7446">ec</text:span>n<text:span text:style-name="T7447">ej</text:span><text:span text:style-name="T7448">”</text:span><text:s/>chodzi o demonopo<text:span text:style-name="T7449">l</text:span>izac<text:span text:style-name="T7450">j</text:span>ę struktur w ogóle, czy byłych czy dzisi<text:span text:style-name="T7451">e</text:span>jszych, czy tych które powstaną.</text:p>
      <text:p text:style-name="P7452">Dalej w odpowiedniej korekcie wymagałyby tam przypadk<text:span text:style-name="T7453">i</text:span><text:s/>to powinno być napisane wymaga: zapewnienia przyjęcia wdrażania - dobrze<text:span text:style-name="T7454">...</text:span></text:p>
      <text:p text:style-name="P7455"><text:span text:style-name="T7456">W</text:span><text:s/>drugim tiret na str. 4 proponuję napisać<text:s/>„wdrażania zasady realizacji inwesty<text:span text:style-name="T7457">cj</text:span>i...”<text:s/>zamiast ogólnej, bo to takie trochę pustosłowie, co to jest ogólna zasada, szczególna zasada</text:p>
      <text:p text:style-name="P7458">I ostatnia uwaga z mojej strony wnoszę o dopisanie dodatkowego<text:s/>tiret<text:s/>n<text:span text:style-name="T7459">a</text:span><text:s/>końcu o takim brzmieniu:<text:s/>„tworzenia warunków do rozwoju budownictwa indywidualn<text:span text:style-name="T7460">eg</text:span>o - w nawiasie - w tym w formie niski<text:span text:style-name="T7461">ej</text:span>, intensywnej zabudowy”<text:span text:style-name="T7462">.</text:span></text:p>
      <text:p text:style-name="P7463">Uzasadniam w dwóch słowach, kiedyś mieliśmy cały<text:span text:style-name="T7464"><text:s/></text:span>punkt, zamierzaliśmy na początku w ramach tych 13 punktów, teraz w ogóle to zgubiliśmy, a przecież dyskusja nie tylko na poprzednich posiedzeniach wskazywał<text:span text:style-name="T7465">a</text:span>, że jest to jeden z elem<text:span text:style-name="T7466">en</text:span>tów.</text:p>
      <text:p text:style-name="P7467"><text:span text:style-name="T7468">Przewodniczący</text:span>:</text:p>
      <text:p text:style-name="P7469">Jeszcze raz proszę o ten punkt<text:span text:style-name="T7470">.</text:span></text:p>
      <text:p text:style-name="P7471"><text:span text:style-name="T7472">M</text:span><text:span text:style-name="T7473">in</text:span><text:span text:style-name="T7474">. L</text:span><text:span text:style-name="T7475">.</text:span><text:span text:style-name="T7476"><text:s/></text:span><text:span text:style-name="T7477">Miecz</text:span><text:span text:style-name="T7478">k</text:span><text:span text:style-name="T7479">owski</text:span><text:span text:style-name="T7480">:</text:span></text:p>
      <text:p text:style-name="P7481">Jeszcze raz proponowane nowe tiret<text:s/><text:span text:style-name="T7482">„</text:span><text:span text:style-name="T7483">t</text:span>worzenie waru<text:span text:style-name="T7484">nkó</text:span>w do rozwoju budownictwa<text:s/><text:span text:style-name="T7485">ind</text:span>ywi<text:span text:style-name="T7486">dualn</text:span>eg<text:span text:style-name="T7487">o</text:span><text:s/>-<text:s/><text:span text:style-name="T7488">w</text:span><text:s/>nawiasie<text:s/><text:span text:style-name="T7489">-</text:span><text:s/>w tym w formie niskiej intensywnej zabudowy<text:s/><text:span text:style-name="T7490">-</text:span><text:s/>nawias zamkni<text:span text:style-name="T7491">ęt</text:span>y<text:span text:style-name="T7492">”</text:span><text:span text:style-name="T7493">.</text:span><text:s/><text:span text:style-name="T7494">N</text:span>ie podziela<text:span text:style-name="T7495">m</text:span><text:s/>poglądu wyrażoneg<text:span text:style-name="T7496">o</text:span><text:s/>tutaj przez pana Radke, co do potrzeby - z<text:span text:style-name="T7497">g</text:span>łosił pan<text:s/><text:span text:style-name="T7498">R</text:span>adke to także na piśmie - zrównania warunków<text:s/><text:span text:style-name="T7499">fi</text:span>nansowania zakładowego i spó<text:span text:style-name="T7500">ł</text:span>dzielcz<text:span text:style-name="T7501">e</text:span>go budownictwa<text:span text:style-name="T7502">.</text:span><text:s/>Bo pani Wolnicka<text:s/><text:span text:style-name="T7503">m</text:span>oże nam za<text:s/><text:soft-page-break/>ch<text:span text:style-name="T7504">w</text:span>ilę przypomnieć jako znawczyni tematu, że te warunki kredytowania budownictwa zakładowego<text:s/><text:span text:style-name="T7505">i</text:span><text:s/>spółdzielczego zostały już zrównane.</text:p>
      <text:p text:style-name="P7506"><text:span text:style-name="T7507">B.<text:s/></text:span><text:span text:style-name="T7508">W</text:span><text:span text:style-name="T7509">olnicka</text:span>:</text:p>
      <text:p text:style-name="P7510">Z wyjątkiem umorzenia, ale to jest chyba niemożliwe<text:span text:style-name="T7511">.</text:span>..</text:p>
      <text:p text:style-name="P7512"><text:span text:style-name="T7513">Min. L. Mieczkowski</text:span>:</text:p>
      <text:p text:style-name="P7514"><text:span text:style-name="T7515">A</text:span>l<text:span text:style-name="T7516">e</text:span><text:s/>pan napisał<text:s/>„zrównać warunki finansowania”. Wobec tego stwierdzam, że od strony finansowania patrz: kr<text:span text:style-name="T7517">ed</text:span>ytowania, to zostało zrównane.</text:p>
      <text:p text:style-name="P7518"><text:span text:style-name="T7519">Lech Radke</text:span>:</text:p>
      <text:p text:style-name="P7520">Nie<text:span text:style-name="T7521">.</text:span>.<text:span text:style-name="T7522">.</text:span><text:s/>kred<text:span text:style-name="T7523">yt</text:span>owanie j<text:span text:style-name="T7524">est</text:span><text:s/>zrównan<text:span text:style-name="T7525">e</text:span>, natomiast finansowanie nie<text:s/><text:span text:style-name="T7526">je</text:span>st zrównane...</text:p>
      <text:p text:style-name="P7527"><text:span text:style-name="T7528">Min. L</text:span><text:span text:style-name="T7529">.</text:span><text:span text:style-name="T7530"><text:s/>Mieczkowski</text:span>:</text:p>
      <text:p text:style-name="P7531"><text:span text:style-name="T7532">A</text:span>le w czy<text:span text:style-name="T7533">m</text:span><text:s/>nie j<text:span text:style-name="T7534">est</text:span><text:s/>zrównane?</text:p>
      <text:p text:style-name="P7535"><text:span text:style-name="T7536">Lech Radke</text:span>:</text:p>
      <text:p text:style-name="P7537"><text:span text:style-name="T7538">..</text:span>.</text:p>
      <text:p text:style-name="P7539"><text:span text:style-name="T7540">Min. L</text:span><text:span text:style-name="T7541">,</text:span><text:span text:style-name="T7542"><text:s/>Mieczkowski</text:span>:</text:p>
      <text:p text:style-name="P7543"><text:span text:style-name="T7544">T</text:span>o napiszmy zrównanie umorzenia, ale po drugie prosz<text:span text:style-name="T7545">ę</text:span><text:s/>państwa zastanówmy<text:s/><text:span text:style-name="T7546">się</text:span>, czy jest to droga słuszna.<text:s/><text:span text:style-name="T7547">J</text:span>ednak jest różnica finansowa, ja do pana<text:s/><text:span text:style-name="T7548">ad</text:span>resuję te uwagi, przepraszam panie profesorze, jest różnica w scoringu finansowym zakładu pracy, który ma fundusz mieszkaniowy na uzupełnienie kredytu, a pomiędzy obywatelem, który wydatkuje swoje środki<text:span text:style-name="T7549">.</text:span><text:s/>Mnie się zdaje, że i tak już został zrobiony ogromny krok w wyniku apeli związkowych, że w zakładowym budownictwie zrównano to po stronie kredytów.<text:s/><text:span text:style-name="T7550">P</text:span>r<text:span text:style-name="T7551">osz</text:span>ę zauważyć, że fundusz mieszkaniowy<text:s/><text:span text:style-name="T7552">jes</text:span>t tworzony obli<text:span text:style-name="T7553">g</text:span>atoryjnie, z moc<text:span text:style-name="T7554">y</text:span><text:s/>prawa<text:span text:style-name="T7555">.</text:span></text:p>
      <text:p text:style-name="P7556">Dziękuję<text:span text:style-name="T7557">.</text:span></text:p>
      <text:p text:style-name="P7558"><text:span text:style-name="T7559">Prz</text:span><text:span text:style-name="T7560">ewod</text:span><text:span text:style-name="T7561">n</text:span><text:span text:style-name="T7562">iczą</text:span><text:span text:style-name="T7563">c</text:span><text:span text:style-name="T7564">y</text:span>:</text:p>
      <text:p text:style-name="P7565">Chwileczk<text:span text:style-name="T7566">ę</text:span><text:s/>po kol<text:span text:style-name="T7567">ei</text:span><text:s/>była prośba, żeby raz zabierać głos, jeszcze tylko raz udzie<text:span text:style-name="T7568">l</text:span>am głosu kol. Radke i na polemikę nie pozwolę więcej<text:span text:style-name="T7569">.</text:span></text:p>
      <text:p text:style-name="P7570"><text:span text:style-name="T7571">Lec</text:span><text:span text:style-name="T7572">h Radk</text:span><text:span text:style-name="T7573">e</text:span><text:span text:style-name="T7574">:</text:span></text:p>
      <text:p text:style-name="P7575">Ja tutaj naw<text:span text:style-name="T7576">et</text:span><text:s/>przytaczałem panie ministrze<text:s/>już<text:s/>najbardziej nieżyciową cz<text:span text:style-name="T7577">ę</text:span>ść t<text:span text:style-name="T7578">e</text:span>go p<text:span text:style-name="T7579">r</text:span>z<text:span text:style-name="T7580">epis</text:span>u o f<text:span text:style-name="T7581">in</text:span>ansowaniu, nie wiem, nie j<text:span text:style-name="T7582">es</text:span>teśmy<text:s/><text:span text:style-name="T7583">m</text:span>oże tak zmęczeni, ż<text:span text:style-name="T7584">e<text:s/></text:span>chociaż są to ewidentne sprawy to do nas to nie trafia,<text:s/><text:span text:style-name="T7585">i</text:span><text:s/>ni<text:span text:style-name="T7586">est</text:span>ety będ<text:span text:style-name="T7587">ę</text:span><text:s/>si<text:span text:style-name="T7588">ę</text:span><text:s/>upierał, bo siedzimy, jak myślę na równych prawach<text:span text:style-name="T7589">.</text:span><text:s/>Przy czym odczuwam za sobą presję jednak tych kilkuset tysięcy ludzi jeżeli chodzi o załogi zakładów pracy, które tu reprezentuję.</text:p>
      <text:p text:style-name="P7590">Dziękuję.</text:p>
      <text:p text:style-name="P7591"><text:span text:style-name="T7592">Przewodniczący</text:span>:</text:p>
      <text:p text:style-name="P7593"><text:span text:style-name="T7594">D</text:span><text:span text:style-name="T7595">z</text:span>i<text:span text:style-name="T7596">ę</text:span>ku<text:span text:style-name="T7597">j</text:span>ę bardzo. Proszę bardzo<text:span text:style-name="T7598"><text:s/></text:span>pani Kul<text:span text:style-name="T7599">es</text:span>za.</text:p>
      <text:p text:style-name="P7600"><text:span text:style-name="T7601">Hanna Kul</text:span><text:span text:style-name="T7602">es</text:span><text:span text:style-name="T7603">za</text:span>:</text:p>
      <text:p text:style-name="P7604">Ja ch<text:span text:style-name="T7605">ci</text:span>ałam w t<text:span text:style-name="T7606">ej</text:span><text:s/>ostatniej sprawie zabrać głos. W sprawie rozwoju budownictwa zakładowego.</text:p>
      <text:p text:style-name="P7607">Pan, z całą sympatią, reprezentuje jednak duże zakłady przemysłowe. Znaczy hutnictwo, które na duże ZS<text:span text:style-name="T7608">M</text:span>-y i ma możliwości rozwoju swojego własnego budownictwa. To znaczy, że ma i siły inwestycyjne, i budowlane i potem także siły<text:span text:style-name="T7609"><text:s/></text:span>takie, ażeby utrzymanie tych zasobów prowadzić przez zakład pracy.</text:p>
      <text:p text:style-name="P7610">Natomiast cała sfera osób zatrudnionych w<text:s/><text:span text:style-name="T7611">gos</text:span>podarce również uspołecznion<text:span text:style-name="T7612">ej,</text:span><text:s/>ale w małych zakładach pracy oraz w sferze budżetowej pozostaje poza tymi mo<text:span text:style-name="T7613">żli</text:span>wościami<text:s/>dużymi, środków<text:s/><text:soft-page-break/>finansowych i organ<text:span text:style-name="T7614">iz</text:span>acyjnych, które mają du<text:span text:style-name="T7615">ż</text:span>e<text:span text:style-name="T7616"><text:s/></text:span>za<text:span text:style-name="T7617">k</text:span>ła<text:span text:style-name="T7618">dy</text:span><text:s/>pracy<text:span text:style-name="T7619">.</text:span></text:p>
      <text:p text:style-name="P7620">Ja myśl<text:span text:style-name="T7621">ę</text:span>, że ta nasza ca<text:span text:style-name="T7622">ł</text:span>a koncepcja prowadzi raczej<text:span text:style-name="T7623"><text:s/></text:span>do te<text:span text:style-name="T7624">g</text:span>o, ażeby wzmocnić lokalne inicjatywy w budown<text:span text:style-name="T7625">ic</text:span>twie mi<text:span text:style-name="T7626">esz</text:span>kanio<text:span text:style-name="T7627">w</text:span>ym, a nie inicjatywy zakładu pracy<text:span text:style-name="T7628">.</text:span><text:s/><text:span text:style-name="T7629">M</text:span>ożna zrozumieć pana, że w sytuacji konkretnego miasta, w którym pan działa to lokalna inicjatywa jest równozna<text:span text:style-name="T7630">cz</text:span>na z inicjatywą zakładu pracy, ale w miastach innych, o innej strukturze zatrudnienia, o innej strukturze przemysłu taka sytuacja nie występuje, dlatego<text:s/><text:span text:style-name="T7631">w</text:span>ydaje mi się, że nasza cała koncepcja prowadząca do wielości struktur<text:s/><text:span text:style-name="T7632">in</text:span>w<text:span text:style-name="T7633">est</text:span>ycy<text:span text:style-name="T7634">jn</text:span>ych do wielości organizacji i do możliwości zrzeszania się<text:s/>w<text:s/>różnych fo<text:span text:style-name="T7635">r</text:span>m<text:span text:style-name="T7636">a</text:span>ch i jeśli my stworzymy takie specjalne u<text:span text:style-name="T7637">p</text:span>r<text:span text:style-name="T7638">a</text:span>wnie<text:span text:style-name="T7639">n</text:span>ia dużym zakładom pracy to myś<text:span text:style-name="T7640">l</text:span>ę, że to jakoś ograniczy tą możność wyboru i zawsze będą zakłady specjalnie preferowane i w siedemdziesiątych latach mieliśmy takie zakłady specjalne preferowane i wobec te<text:span text:style-name="T7641">g</text:span>o zniewalanie ludzi do tego, żeby podjąć pracę wła<text:span text:style-name="T7642">d</text:span>nie w tym z<text:span text:style-name="T7643">a</text:span>kładzie to dostaniesz szybciej mieszkanie.<text:s/><text:span text:style-name="T7644">A</text:span><text:s/>jak będziesz lekarzem, nauczycielem albo pracownikiem małej wytwórni to tego mieszkania nie doczekasz się za lat kilka i kilkanaście<text:span text:style-name="T7645">.</text:span></text:p>
      <text:p text:style-name="P7646">I dlatego byłabym za tym, żeby specjalnych uprawnień<text:span text:style-name="T7647"><text:s/></text:span>dla budownictwa zakładowego nie tworzyć. Tym bardziej, że my w instytucie robiliśmy przez wiele lat badania różnych zakładów pracy i wcale to n<text:span text:style-name="T7648">i</text:span>e jest jednoznaczna opinia, że zakłady pracy chcą prowadzić swoje własne budownictwo. One chcą dzielić mieszkania, chcą przyznawać mieszkania, natomiast swojego budownictwa nie chcą prowadzić, dlate<text:span text:style-name="T7649">g</text:span>o że uwa<text:span text:style-name="T7650">ż</text:span>a<text:span text:style-name="T7651">j</text:span>ą, że to odciąga ich od p<text:span text:style-name="T7652">o</text:span>d<text:span text:style-name="T7653">s</text:span>tawowych funkcji jaką jest produkcja<text:s/>konkretna, taka czy inna.</text:p>
      <text:p text:style-name="P7654">Tutaj<text:s/><text:span text:style-name="T7655">re</text:span>prezentując swój po<text:span text:style-name="T7656">g</text:span>ląd, ale myś<text:span text:style-name="T7657">l</text:span>ę,<text:s/><text:span text:style-name="T7658">że</text:span><text:s/>i gr<text:span text:style-name="T7659">u</text:span>py<text:s/><text:span text:style-name="T7660">-</text:span><text:s/><text:span text:style-name="T7661">m</text:span>y<text:span text:style-name="T7662">ślę,</text:span><text:s/><text:span text:style-name="T7663">ż</text:span>e taki<text:span text:style-name="T7664">e</text:span>go zapisu dodatkowego ni<text:span text:style-name="T7665">e</text:span><text:s/>powinno być.</text:p>
      <text:p text:style-name="P7666">/G<text:span text:style-name="T7667">ł</text:span>os z sali:<text:s/>Czy<text:s/><text:span text:style-name="T7668">m</text:span>o<text:span text:style-name="T7669">gę</text:span><text:s/>jedno zdanie?/.</text:p>
      <text:p text:style-name="P7670"><text:span text:style-name="T7671">Przewodniczący</text:span>:</text:p>
      <text:p text:style-name="P7672">Proszę bardzo.</text:p>
      <text:p text:style-name="P7673"><text:span text:style-name="T7674"><text:s text:c="29"/></text:span>:</text:p>
      <text:p text:style-name="P7675">Chciałem tut<text:span text:style-name="T7676">aj</text:span><text:s/>poprzeć wniosek koleżanki dlatego<text:span text:style-name="T7677">,</text:span><text:s/>że jedną z wad polityki mi<text:span text:style-name="T7678">esz</text:span>kaniow<text:span text:style-name="T7679">ej</text:span><text:s/>i systemu zaspakajania potrzeb mi<text:span text:style-name="T7680">esz</text:span>kan<text:span text:style-name="T7681">io</text:span>wych, które krytykujemy są zamknięte hermetycznie układy, systemy zaspokajania tych potrzeb mi<text:span text:style-name="T7682">es</text:span>zkaniowych<text:span text:style-name="T7683">.</text:span></text:p>
      <text:p text:style-name="P7684">Natomiast mnie się wydaje, że my powinniśmy dążyć w postulatach do otwartych systemów w ogóle, demokratycznych,<text:s/><text:span text:style-name="T7685">a<text:s/></text:span>n<text:span text:style-name="T7686">ie</text:span><text:s/>znów podtrzymywać, że tale powiem te koleiny, które są nie do przyj<text:span text:style-name="T7687">ę</text:span>cia i stąd też bym był przeciwny jakby wyróżnianiu, jakiegoś systemu zamkniętego.</text:p>
      <text:p text:style-name="P7688"><text:span text:style-name="T7689">Przewodniczący</text:span>:</text:p>
      <text:p text:style-name="P7690"><text:span text:style-name="T7691">Dziękuję</text:span><text:s/>bardzo.</text:p>
      <text:p text:style-name="P7692"><text:span text:style-name="T7693">/</text:span>Głos z sali: nie słychać/.</text:p>
      <text:p text:style-name="P7694">Proszę.</text:p>
      <text:p text:style-name="P7695"><text:span text:style-name="T7696"><text:s text:c="29"/></text:span>:</text:p>
      <text:p text:style-name="P7697"><text:span text:style-name="T7698">...</text:span>totalnie dziwnie ono nie<text:span text:style-name="T7699">m</text:span>niej ponieważ przyjęta była zasada, nie będę do mikrofonu mówił<text:span text:style-name="T7700">,</text:span><text:s/>nie wciskaj mikrofonu, nie będę kontynuował tego...</text:p>
      <text:p text:style-name="P7701"><text:span text:style-name="T7702">Przewodniczący</text:span>:</text:p>
      <text:p text:style-name="P7703">To i tak się nagrywa...</text:p>
      <text:p text:style-name="P7704"><text:span text:style-name="T7705"><text:s text:c="29"/></text:span>:</text:p>
      <text:soft-page-break/>
      <text:p text:style-name="P7706">Ponieważ przykro mi,<text:s/><text:span text:style-name="T7707">ż</text:span>e pozostajemy na demagogii, ponieważ ja przez cały czas miałem ze sobą kupę materiałów, usiłowałem to państwu sprzedać, wyrażałem gotowość dyskusji, gotowość pokazania sprawy, niestety państwo wybraliście z dwóch alternatyw wybraliście demagogię.<text:s/><text:span text:style-name="T7708">J</text:span>eszcze może powiem tylko tyle, że ja wyrosłem w zasobach,<text:s/><text:span text:style-name="T7709">m</text:span>oże<text:s/><text:span text:style-name="T7710">n</text:span>ie urodziłem s<text:span text:style-name="T7711">ię</text:span>, ale od początku, od właściwie mojego dzieciństwa wychowałem się w zasobach mi<text:span text:style-name="T7712">es</text:span>zkaniowych, w zakładziku zatrudniającego - odlewnia żeliwa ciągłego Dra<text:span text:style-name="T7713">w</text:span>ski<text:s/><text:span text:style-name="T7714">M</text:span>łyn - nad Notecią, zatrudniając<text:span text:style-name="T7715">eg</text:span>o w granicac<text:span text:style-name="T7716">h</text:span><text:s/>wtedy 300 do 100<text:s/><text:span text:style-name="T7717">pr</text:span>a<text:span text:style-name="T7718">co</text:span>wników.<text:span text:style-name="T7719">..</text:span></text:p>
      <text:p text:style-name="P7720"><text:span text:style-name="T7721">Pr</text:span><text:span text:style-name="T7722">zew</text:span><text:span text:style-name="T7723">od</text:span><text:span text:style-name="T7724">n</text:span><text:span text:style-name="T7725">icz</text:span><text:span text:style-name="T7726">ąc</text:span><text:span text:style-name="T7727">y</text:span>:</text:p>
      <text:p text:style-name="P7728">Ja bym si<text:span text:style-name="T7729">ę</text:span><text:s/>tutaj nie zgodził, że tutaj uprawiamy wszyscy<text:s/><text:span text:style-name="T7730">d</text:span>emagogię. To było troszkę za daleko posunięte, za ostre stwi<text:span text:style-name="T7731">er</text:span>dzenie, a<text:span text:style-name="T7732">l</text:span>e zdarza si<text:span text:style-name="T7733">ę</text:span><text:s/>w takich r<text:span text:style-name="T7734">oz</text:span>mowach.</text:p>
      <text:p text:style-name="P7735"><text:span text:style-name="T7736"><text:s text:c="29"/></text:span>:</text:p>
      <text:p text:style-name="P7737">Jeżeli si<text:span text:style-name="T7738">ę</text:span><text:s/>nie podpiera swoich zdań argumentami, nie odpowiada si<text:span text:style-name="T7739">ę</text:span><text:s/>argument<text:span text:style-name="T7740">e</text:span>m na argumenty, to pr<text:span text:style-name="T7741">z</text:span>e<text:span text:style-name="T7742">prasz</text:span>am n<text:span text:style-name="T7743">iest</text:span>et<text:span text:style-name="T7744">y</text:span>..<text:span text:style-name="T7745">.</text:span></text:p>
      <text:p text:style-name="P7746"><text:span text:style-name="T7747">Przew</text:span><text:span text:style-name="T7748">od</text:span><text:span text:style-name="T7749">n</text:span><text:span text:style-name="T7750">icz</text:span><text:span text:style-name="T7751">ący</text:span>:</text:p>
      <text:p text:style-name="P7752">Ja rozumie<text:span text:style-name="T7753">m</text:span>, że naszym celem j<text:span text:style-name="T7754">es</text:span>t zrównanie wszystkich sektorów i podmiotów,<text:s/><text:span text:style-name="T7755">n</text:span>ie tylko zakładowych i nie spółdzielczych...</text:p>
      <text:p text:style-name="P7756"><text:span text:style-name="T7757"><text:s text:c="29"/></text:span>:</text:p>
      <text:p text:style-name="P7758">Ja nie preferuję tej formy, nie usiłuję preferowa<text:span text:style-name="T7759">ć</text:span><text:s/>tej formy, ja ją próbuję jako jedną z wielu i wcale nie twierdzę, że najważni<text:span text:style-name="T7760">ej</text:span>szą dorównać do warunków spółdzielczości.</text:p>
      <text:p text:style-name="P7761"><text:span text:style-name="T7762">P</text:span><text:span text:style-name="T7763">rzewod</text:span><text:span text:style-name="T7764">n</text:span><text:span text:style-name="T7765">icz</text:span><text:span text:style-name="T7766">ąc</text:span><text:span text:style-name="T7767">y</text:span>:</text:p>
      <text:p text:style-name="P7768">Jest to j<text:span text:style-name="T7769">eden</text:span><text:s/>z<text:s/><text:span text:style-name="T7770">poglą</text:span>dów, kt<text:span text:style-name="T7771">ór</text:span>y<text:span text:style-name="T7772"><text:s/></text:span>zostanie uwzględniony w tym dodatkowym dokumencie, w załączniku. Proszę bardzo pani Wolnicka i pan Bielak.</text:p>
      <text:p text:style-name="P7773"><text:span text:style-name="T7774">Barbara Wolnicka</text:span>:</text:p>
      <text:p text:style-name="P7775">Czy można jeszcze panie przewodniczący trzy zdania na temat poruszony przez pana Radkę.</text:p>
      <text:p text:style-name="P7776">Proszę państwa temat ciągle wraca i obecne zasady kredytowania rzeczywiście pod względem płacy, okresu spłaty, oprocentowania, wielkości kredytu są identyczne, jak kredytowanie mieszkań spółdzielczych, lokatorskich. Pozostałe 80 proc.<text:s/>umorzenia.<text:s/><text:span text:style-name="T7777">I</text:span><text:s/>proszę państwa następny krok w mod<text:span text:style-name="T7778">yf</text:span>ikacji zasad kredytowania pole<text:span text:style-name="T7779">g</text:span>ał będzie na<text:s/><text:span text:style-name="T7780">w</text:span><text:s/>o<text:span text:style-name="T7781">g</text:span>óle zlikwidowaniu umorzenia, a przejścia<text:s/><text:span text:style-name="T7782">na</text:span><text:s/><text:span text:style-name="T7783">pomoc</text:span><text:s/><text:span text:style-name="T7784">soc</text:span>j<text:span text:style-name="T7785">alną</text:span><text:s/><text:span text:style-name="T7786">dla</text:span><text:s/><text:span text:style-name="T7787">c</text:span>zł<text:span text:style-name="T7788">onków<text:s/></text:span>spółdzielni, na spłatę kredytu<text:span text:style-name="T7789">.</text:span></text:p>
      <text:p text:style-name="P7790"><text:span text:style-name="T7791">Przewodni</text:span><text:span text:style-name="T7792">cz</text:span><text:span text:style-name="T7793">ący</text:span>:</text:p>
      <text:p text:style-name="P7794"><text:span text:style-name="T7795">M</text:span>a to by<text:span text:style-name="T7796">ć</text:span><text:s/>po<text:span text:style-name="T7797">m</text:span>oc za<text:span text:style-name="T7798">kła</text:span>du pr<text:span text:style-name="T7799">a</text:span>cy<text:span text:style-name="T7800">...</text:span></text:p>
      <text:p text:style-name="P7801"><text:span text:style-name="T7802">Barba</text:span><text:span text:style-name="T7803">ra</text:span><text:span text:style-name="T7804"><text:s/></text:span><text:span text:style-name="T7805">Wo</text:span><text:span text:style-name="T7806">l</text:span><text:span text:style-name="T7807">nicka</text:span><text:span text:style-name="T7808">:</text:span></text:p>
      <text:p text:style-name="P7809"><text:span text:style-name="T7810">A</text:span><text:s/>j<text:span text:style-name="T7811">eżeli</text:span><text:s/>b<text:span text:style-name="T7812">ęd</text:span>zie<text:s/><text:span text:style-name="T7813">w</text:span><text:s/>za<text:span text:style-name="T7814">kł</text:span>adz<text:span text:style-name="T7815">ie</text:span><text:s/>pracy wys<text:span text:style-name="T7816">o</text:span>k<text:span text:style-name="T7817">i</text:span><text:s/>czynsz to zak<text:span text:style-name="T7818">ł</text:span>ad będzie również ze swoich środków pomaga<text:span text:style-name="T7819">ł.</text:span></text:p>
      <text:p text:style-name="P7820"><text:span text:style-name="T7821">Dz</text:span>iękuję<text:span text:style-name="T7822">.</text:span></text:p>
      <text:p text:style-name="P7823"><text:span text:style-name="T7824">Przewodnicz</text:span><text:span text:style-name="T7825">ą</text:span><text:span text:style-name="T7826">cy</text:span>:</text:p>
      <text:p text:style-name="P7827">D<text:span text:style-name="T7828">ziękuję</text:span><text:s/>bardzo<text:span text:style-name="T7829">.</text:span><text:s/><text:span text:style-name="T7830">P</text:span>an<text:s/><text:span text:style-name="T7831">B</text:span>ielak i pan<text:s/><text:span text:style-name="T7832">W</text:span>y<text:span text:style-name="T7833">so</text:span>cki<text:span text:style-name="T7834">.</text:span></text:p>
      <text:p text:style-name="P7835"><text:span text:style-name="T7836">Janu</text:span><text:span text:style-name="T7837">s</text:span><text:span text:style-name="T7838">z<text:s/></text:span><text:span text:style-name="T7839">Bi</text:span><text:span text:style-name="T7840">elak</text:span>:</text:p>
      <text:p text:style-name="P7841">Zwraca<text:span text:style-name="T7842">m</text:span><text:s/>uwagę nie tylko państwu, ale przede wszystkim panu dyrek<text:span text:style-name="T7843">t</text:span>orowi R<text:span text:style-name="T7844">a</text:span><text:span text:style-name="T7845">dke,</text:span><text:s/>że chyba<text:s/><text:span text:style-name="T7846">moż</text:span>e<text:s/><text:span text:style-name="T7847">g</text:span>o usaty<text:span text:style-name="T7848">sf</text:span>ak<text:span text:style-name="T7849">cj</text:span>onować pierw<text:span text:style-name="T7850">s</text:span>za część z pierwsz<text:span text:style-name="T7851">eg</text:span>o tiret mówiąca o zapewnianiu jednolitych warunków prawnych dla różnorodnych form jednostek orga<text:span text:style-name="T7852">niz</text:span>acyjnych ucz<text:span text:style-name="T7853">est</text:span>niczących<text:s/><text:span text:style-name="T7854">w</text:span><text:s/>procesie<text:s/><text:span text:style-name="T7855">in</text:span>w<text:span text:style-name="T7856">est</text:span>ycy<text:span text:style-name="T7857">jn</text:span>ym.<text:s/><text:soft-page-break/>Jest to uniwersalny zapis, który niczego nie zamyka, a wiele dalszych możliwości otwiera z wyraźnego jednolitego porządkującego punktu widzenia.</text:p>
      <text:p text:style-name="P7858">Dziękuję<text:span text:style-name="T7859">.</text:span></text:p>
      <text:p text:style-name="P7860"><text:span text:style-name="T7861">Prz</text:span><text:span text:style-name="T7862">ew</text:span><text:span text:style-name="T7863">odniczący</text:span>:</text:p>
      <text:p text:style-name="P7864">Dziękuję bardzo pan Wysocki<text:span text:style-name="T7865">.</text:span></text:p>
      <text:p text:style-name="P7866"><text:span text:style-name="T7867">Ma</text:span><text:span text:style-name="T7868">ria</text:span><text:span text:style-name="T7869">n W</text:span><text:span text:style-name="T7870">ysocki</text:span>:</text:p>
      <text:p text:style-name="P7871"><text:span text:style-name="T7872">N</text:span>a inny temat<text:span text:style-name="T7873">.</text:span><text:s/>Ostatnie tiret proponuję opuścić końcówkę tego ost<text:span text:style-name="T7874">at</text:span>ni<text:span text:style-name="T7875">eg</text:span>o akapitu, która brz<text:span text:style-name="T7876">mi</text:span><text:span text:style-name="T7877">:<text:s/></text:span><text:span text:style-name="T7878">„</text:span>pod nadzorem organów samorządów t<text:span text:style-name="T7879">er</text:span>ytor<text:span text:style-name="T7880">ia</text:span>lnego”<text:s/>jako, że to jest niepotrzebne i nie wiem czy logiczne.</text:p>
      <text:p text:style-name="P7881">Dziękuję<text:span text:style-name="T7882">.</text:span></text:p>
      <text:p text:style-name="P7883"><text:span text:style-name="T7884">Przewodniczący</text:span>:</text:p>
      <text:p text:style-name="P7885">C<text:span text:style-name="T7886">z</text:span>y wszyscy się zgadzają na to aby wykreślić tą ostatnią część przedostatniego tire...</text:p>
      <text:p text:style-name="P7887"><text:span text:style-name="T7888"><text:s text:c="29"/></text:span>:</text:p>
      <text:p text:style-name="P7889">Nie, nie, bardzo przepraszam. Niestety w tym przypadku pan przewodnic<text:span text:style-name="T7890">zą</text:span>cy i pa<text:span text:style-name="T7891">ń</text:span>stwo mi wyba<text:span text:style-name="T7892">cz</text:span>ą<text:s/><text:span text:style-name="T7893">ki</text:span>lka zdań<text:s/><text:span text:style-name="T7894">m</text:span>u<text:span text:style-name="T7895">s</text:span>z<text:span text:style-name="T7896">ę</text:span><text:s/>włączyć<text:span text:style-name="T7897">.</text:span></text:p>
      <text:p text:style-name="P7898">Pr<text:span text:style-name="T7899">os</text:span>z<text:span text:style-name="T7900">ę</text:span><text:s/>si<text:span text:style-name="T7901">ę</text:span><text:s/>na mn<text:span text:style-name="T7902">ie</text:span><text:s/><text:span text:style-name="T7903">ni</text:span>e gniewać to świadczy o nieznajomości rzeczy<text:span text:style-name="T7904">,</text:span><text:s/>n<text:span text:style-name="T7905">i</text:span>e zrozumieniu co tu jest grane. Przepraszam ta uwaga<text:span text:style-name="T7906">.</text:span><text:s/><text:span text:style-name="T7907">I</text:span><text:s/>proszę się ni<text:span text:style-name="T7908">e</text:span><text:s/>gniewać za<text:s/><text:span text:style-name="T7909">m</text:span>oją bardzo krytyczną ocenę. Dowcip jest<text:s/><text:span text:style-name="T7910">w</text:span><text:s/>tym,<text:s/><text:span text:style-name="T7911">że</text:span><text:s/>prowadzenie tej działalności, o którą tutaj cho<text:span text:style-name="T7912">d</text:span>zi musi si<text:span text:style-name="T7913">ę</text:span><text:s/>składać z dwóc<text:span text:style-name="T7914">h</text:span><text:s/>aspektów, z dw<text:span text:style-name="T7915">ó</text:span>ch obszarów. Pierwszy obszar to analiza różnyc<text:span text:style-name="T7916">h</text:span><text:s/>działań z punktu widzenia i<text:span text:style-name="T7917">c</text:span>h harmonizacji i drugi zakres z punktu widzenia ciągłego wybierania najtrafni<text:span text:style-name="T7918">ejs</text:span>z<text:span text:style-name="T7919">eg</text:span>o rozw<text:span text:style-name="T7920">ią</text:span>zania. Przy symulacji różnych komb<text:span text:style-name="T7921">in</text:span>ac<text:span text:style-name="T7922">ji</text:span>.<text:s/><text:span text:style-name="T7923">W</text:span>yboru tego rozwiązania nie może dokonywać ten kto analizę prowadzi. Bo będzie to zawsze służba pomocnicza, to będzie zawsze służba nazwijmy to<text:span text:style-name="T7924"><text:s/></text:span>sztabowa. Natomiast zakres decyzyjny musi należeć do okre<text:span text:style-name="T7925">ś</text:span>lonego szczebla władzy i albo ona będzie miała upoważnienie, albo ona będzie przedstawicielskim organem reprezentujący<text:span text:style-name="T7926">m</text:span><text:s/>społe<text:span text:style-name="T7927">cz</text:span>eń<text:span text:style-name="T7928">st</text:span>wo.</text:p>
      <text:p text:style-name="P7929"><text:span text:style-name="T7930">I</text:span><text:s/>dlatego to musi być w ten sposób<text:span text:style-name="T7931">.</text:span></text:p>
      <text:p text:style-name="P7932">Dziękuję<text:span text:style-name="T7933">,</text:span><text:s/>przepraszam.</text:p>
      <text:p text:style-name="P7934"><text:span text:style-name="T7935">/</text:span>Głos z sa<text:span text:style-name="T7936">l</text:span>i:<text:s/>W<text:s/>sprawie formalnej/.</text:p>
      <text:p text:style-name="P7937"><text:span text:style-name="T7938">Przewodniczący</text:span>:</text:p>
      <text:p text:style-name="P7939">Proszę bardzo.</text:p>
      <text:p text:style-name="P7940"><text:span text:style-name="T7941">Marian Wysocki</text:span>:</text:p>
      <text:p text:style-name="P7942">Władza terenowa<text:s/><text:span text:style-name="T7943">w</text:span><text:s/>systemie istniejącym są to rady narodowe, ich organy wykonawcze to jest d<text:span text:style-name="T7944">r</text:span>uga sprawa. Natomiast samorząd ma swoją określoną definicję. Dlatego przez władze terenowe rozumiem to co jest właściwe i wy<text:span text:style-name="T7945">st</text:span>ar<text:span text:style-name="T7946">czają</text:span>ce. To nie oznacza naczelnik czy wojewoda, żeby była jasność.</text:p>
      <text:p text:style-name="P7947">Dziękuję bardzo.</text:p>
      <text:p text:style-name="P7948"><text:span text:style-name="T7949">Przewodniczący</text:span>:</text:p>
      <text:p text:style-name="P7950">Wszystko? Dziękuję ba<text:span text:style-name="T7951">r</text:span>dzo. To znaczy my wczoraj na ten temat też dysk<text:span text:style-name="T7952">ut</text:span>owa<text:span text:style-name="T7953">li</text:span>śmy i t<text:span text:style-name="T7954">am</text:span><text:s/>doszliśmy do wniosku, że władza terenowa kojarzy si<text:span text:style-name="T7955">ę</text:span><text:s/>z wojewodą, naczelnikiem, sołtysem i ktoś ta<text:span text:style-name="T7956">m</text:span><text:s/>jeszcze potocznie.<text:s/><text:span text:style-name="T7957">I</text:span><text:s/>tylko to spowodowało, że my dopisa<text:span text:style-name="T7958">li</text:span>śmy.</text:p>
      <text:p text:style-name="P7959"><text:span text:style-name="T7960">M</text:span><text:span text:style-name="T7961">arian Wysocki</text:span>:</text:p>
      <text:p text:style-name="P7962">Chodzi mi o wyjaśnienie, a o nic inn<text:span text:style-name="T7963">eg</text:span>o.<text:s/><text:span text:style-name="T7964">M</text:span>o<text:span text:style-name="T7965">gą</text:span><text:s/>być i rady narodowe<text:span text:style-name="T7966">.</text:span>.<text:span text:style-name="T7967">.</text:span></text:p>
      <text:soft-page-break/>
      <text:p text:style-name="P7968"><text:span text:style-name="T7969">Red</text:span><text:span text:style-name="T7970">.</text:span><text:span text:style-name="T7971"><text:s/></text:span><text:span text:style-name="T7972">A</text:span><text:span text:style-name="T7973">. Paszyński</text:span>:</text:p>
      <text:p text:style-name="P7974">A może by zrobić koordynacy<text:span text:style-name="T7975">jnej<text:s/></text:span>roli admin<text:span text:style-name="T7976">is</text:span>trac<text:span text:style-name="T7977">ji</text:span><text:s/>terenowej pod nadzorem...</text:p>
      <text:p text:style-name="P7978"><text:span text:style-name="T7979">Przew</text:span><text:span text:style-name="T7980">od</text:span><text:span text:style-name="T7981">ni</text:span><text:span text:style-name="T7982">cz</text:span><text:span text:style-name="T7983">ący:</text:span></text:p>
      <text:p text:style-name="P7984">To rad narodowych...</text:p>
      <text:p text:style-name="P7985"><text:span text:style-name="T7986">R</text:span><text:span text:style-name="T7987">ed</text:span><text:span text:style-name="T7988">. Paszyński</text:span>:</text:p>
      <text:p text:style-name="P7989">Wzmocnienie inicjatywnej i koordynacyjnej roli adm<text:span text:style-name="T7990">inist</text:span>rac<text:span text:style-name="T7991">ji</text:span><text:s/>teren<text:span text:style-name="T7992">owej</text:span><text:s/>pod nadzorem rad narodowych<text:span text:style-name="T7993">.</text:span></text:p>
      <text:p text:style-name="P7994"><text:span text:style-name="T7995">Marian Wysock</text:span><text:span text:style-name="T7996">i</text:span><text:span text:style-name="T7997">:</text:span></text:p>
      <text:p text:style-name="P7998"><text:span text:style-name="T7999">Tak</text:span>, bo to nieporozumienie, ja tak oceniałem.</text:p>
      <text:p text:style-name="P8000"><text:span text:style-name="T8001">Przewodniczący</text:span>:</text:p>
      <text:p text:style-name="P8002">Proszę bardzo<text:s/><text:span text:style-name="T8003">cz</text:span>y pan<text:s/><text:span text:style-name="T8004">M</text:span>ieszkow<text:span text:style-name="T8005">sk</text:span>i jeszcze chciał zabrać głos<text:span text:style-name="T8006">?</text:span></text:p>
      <text:p text:style-name="P8007"><text:span text:style-name="T8008">Witold Mi</text:span><text:span text:style-name="T8009">es</text:span><text:span text:style-name="T8010">zkowski</text:span>:</text:p>
      <text:p text:style-name="P8011">Uważam, że<text:s/><text:span text:style-name="T8012">sf</text:span>ormułowanie to jest bardziej w duchu, utrzymuje się bardziej w duchu<text:s/>„stol<text:span text:style-name="T8013">i</text:span>ka<text:span text:style-name="T8014"><text:s/></text:span>samorządowego”, który obraduje obok nas. Ja mam dokumenty z tego<text:s/>„stolika”, i<text:s/><text:span text:style-name="T8015">jeś</text:span>l<text:span text:style-name="T8016">i</text:span>, a poniewa<text:span text:style-name="T8017">ż</text:span><text:s/>te rzeczy płyną w jedno miejsce, to i tak nastąpi pewna<text:s/>unifik<text:span text:style-name="T8018">ac</text:span>ja<text:s/>i ja uważam, że to co myśmy tutaj zapisali przed dyskusją było bardziej adekwatne temu co się dzieje przy tamtym stoliku.</text:p>
      <text:p text:style-name="P8019"><text:span text:style-name="T8020">Prz</text:span><text:span text:style-name="T8021">ewod</text:span><text:span text:style-name="T8022">ni</text:span><text:span text:style-name="T8023">czą</text:span><text:span text:style-name="T8024">c</text:span><text:span text:style-name="T8025">y</text:span><text:span text:style-name="T8026">:</text:span></text:p>
      <text:p text:style-name="P8027"><text:span text:style-name="T8028">Dziękuję</text:span><text:s/>bardzo. Proszę pan minister<text:span text:style-name="T8029">.</text:span></text:p>
      <text:p text:style-name="P8030"><text:span text:style-name="T8031">M</text:span><text:span text:style-name="T8032">i</text:span><text:span text:style-name="T8033">n.<text:s/></text:span><text:span text:style-name="T8034">L</text:span><text:span text:style-name="T8035">. Mieczkowski</text:span>:</text:p>
      <text:p text:style-name="P8036">Oczywiście w tym zrozumieniu, jeżeli nastąpią zmiany definicji to o<text:span text:style-name="T8037">c</text:span>zyw<text:span text:style-name="T8038">i</text:span>ś<text:span text:style-name="T8039">cie</text:span><text:s/>nastąpi ta korekta. Natomiast u wnioskodawcy zupełnie co inn<text:span text:style-name="T8040">eg</text:span>o oznaczało<text:span text:style-name="T8041">.</text:span><text:s/>Także to jest zapis z tą możliwośc<text:span text:style-name="T8042">ią</text:span><text:s/>zmiany<text:span text:style-name="T8043">.</text:span></text:p>
      <text:p text:style-name="P8044"><text:span text:style-name="T8045">Przewodniczący</text:span>:</text:p>
      <text:p text:style-name="P8046"><text:span text:style-name="T8047">C</text:span>zy wszyscy się zgadzaj<text:span text:style-name="T8048">ą</text:span><text:s/><text:span text:style-name="T8049">n</text:span>a tą po<text:span text:style-name="T8050">p</text:span>raw<text:span text:style-name="T8051">kę</text:span><text:s/>władz adm<text:span text:style-name="T8052">i</text:span>n<text:span text:style-name="T8053">ist</text:span>rac<text:span text:style-name="T8054">j</text:span>i terenowej? Roli admin<text:span text:style-name="T8055">ist</text:span>ra<text:span text:style-name="T8056">cji</text:span><text:s/>terenowej i załatwia temat. Pod nadzorem rad narodowych,<text:s/><text:span text:style-name="T8057">a</text:span><text:s/>nie<text:s/><text:span text:style-name="T8058">s</text:span>amorządu terytorialnego,<text:s/><text:span text:style-name="T8059">d</text:span>ziękuję bardzo. Proszę bardzo pan Zawi<text:span text:style-name="T8060">st</text:span>owski do tego samego punktu.</text:p>
      <text:p text:style-name="P8061"><text:span text:style-name="T8062">Zbi</text:span><text:span text:style-name="T8063">g</text:span><text:span text:style-name="T8064">niew Zawistowski</text:span>:</text:p>
      <text:p text:style-name="P8065">Ja chciałbym pros<text:span text:style-name="T8066">ić</text:span><text:s/>o uzasadnienie dla prowadzonej tutaj, dla wpr<text:span text:style-name="T8067">ow</text:span>adzon<text:span text:style-name="T8068">eg</text:span>o tutaj dodatkowego punktu dotyczącego budownictwa<text:s/><text:span text:style-name="T8069">in</text:span>dyw<text:span text:style-name="T8070">id</text:span>ua<text:span text:style-name="T8071">lneg</text:span>o. Dlatego że ja, od razu wyjaśnię o co mi chodzi.<text:s/><text:span text:style-name="T8072">G</text:span>dyby zapis brzmiał i apelował ten zapis o preferencje dla tej formy budownictwa, to bym rozumiał wprowadzanie go tutaj, preferencja to jest jakieś wyciągnięcie czegoś przed nawias, nawet nie w skali problematyki. Natomiast zapis o stworzeniu warunków po prostu<text:span text:style-name="T8073"><text:s/></text:span>tego nie rozumiem<text:span text:style-name="T8074">.</text:span><text:s/>Tu cały czas chodzi nam o stworzenie warunków dla wszystkich form itd.</text:p>
      <text:p text:style-name="P8075">Więc prosiłbym o wyjaśnienie tego.</text:p>
      <text:p text:style-name="P8076"><text:span text:style-name="T8077">Prz</text:span><text:span text:style-name="T8078">ew</text:span><text:span text:style-name="T8079">odn</text:span><text:span text:style-name="T8080">iczą</text:span><text:span text:style-name="T8081">cy</text:span>:</text:p>
      <text:p text:style-name="P8082">Proszę bardzo pan minister.</text:p>
      <text:p text:style-name="P8083"><text:span text:style-name="T8084">Min. L</text:span><text:span text:style-name="T8085">.</text:span><text:span text:style-name="T8086"><text:s/>Mieczkowski</text:span>:</text:p>
      <text:p text:style-name="P8087">Ja<text:s/><text:span text:style-name="T8088">u</text:span>ważam, że jedn<text:span text:style-name="T8089">ak</text:span><text:s/>lepszy zapis jest tworzenia<text:span text:style-name="T8090"><text:s/>wa</text:span>runków aniżeli preferencje, trudno np.<text:span text:style-name="T8091"><text:s/></text:span>bowiem zapewnienie<text:s/><text:span text:style-name="T8092">d</text:span>ostawy materiałow<text:span text:style-name="T8093">ej</text:span><text:s/>nazwać preferencją. Cóż to jest za preferencja, jak danie terenu. Przez preferencję rozumiałbym raczej system ulg albo kredytów. Z tym<text:s/><text:span text:style-name="T8094">w</text:span>i<text:span text:style-name="T8095">ą</text:span>ż<text:span text:style-name="T8096">ę<text:s/></text:span>to słowo. Pozostałe to jest tworzenie warunków i to były po<text:span text:style-name="T8097">w</text:span>ody, dla których tak to określiłem<text:span text:style-name="T8098">.</text:span><text:s/>Bo sądzę, że nie ma wśród nas ludzi, którzy by<text:s/><text:soft-page-break/>wątpliwi w intencje, że w ogóle powinniśmy budownictwo j<text:span text:style-name="T8099">ed</text:span>nor<text:span text:style-name="T8100">odz</text:span>inne rozwijać, znaczy indywidualne. Ono jest na tle innych krajów cyw<text:span text:style-name="T8101">ili</text:span>zowanych,<text:s/><text:span text:style-name="T8102">te</text:span>n udział jest nadal niski. My<text:span text:style-name="T8103">ś</text:span>m<text:span text:style-name="T8104">y</text:span><text:s/>w Polsce mieli w latach pięćdziesiątych znakomicie wyższe udziały, po<text:s/>‘56 roku z pożytkiem dla w<text:span text:style-name="T8105">sz</text:span>y<text:span text:style-name="T8106">st</text:span>kich<text:span text:style-name="T8107">.</text:span></text:p>
      <text:p text:style-name="P8108"><text:span text:style-name="T8109">Przewodniczący</text:span>:</text:p>
      <text:p text:style-name="P8110">Dzi<text:span text:style-name="T8111">ę</text:span>kuję, p<text:span text:style-name="T8112">r</text:span>o<text:span text:style-name="T8113">s</text:span>zę ba<text:span text:style-name="T8114">r</text:span>dzo.</text:p>
      <text:p text:style-name="P8115"><text:span text:style-name="T8116"><text:s text:c="29"/></text:span>:</text:p>
      <text:p text:style-name="P8117"><text:span text:style-name="T8118">Podzi</text:span>e<text:span text:style-name="T8119">l</text:span>am p<text:span text:style-name="T8120">oglą</text:span>d wyrażony<text:s/><text:span text:style-name="T8121">pr</text:span>z<text:span text:style-name="T8122">ez m</text:span>in<text:span text:style-name="T8123">.</text:span><text:s/>Mi<text:span text:style-name="T8124">e</text:span>czkowski<text:span text:style-name="T8125">eg</text:span>o, tylko<text:s/><text:span text:style-name="T8126">j</text:span>a rozumie<text:span text:style-name="T8127">m</text:span><text:s/><text:span text:style-name="T8128">to</text:span><text:s/><text:span text:style-name="T8129">w</text:span><text:s/>ten sposób -<text:s/><text:span text:style-name="T8130">w</text:span><text:s/>naszych 13 punktach<text:span text:style-name="T8131">,</text:span><text:s/>które m<text:span text:style-name="T8132">iel</text:span>iśmy poprzednio, zagadnienie budownictwa mi<text:span text:style-name="T8133">es</text:span>zkan<text:span text:style-name="T8134">io</text:span>w<text:span text:style-name="T8135">eg</text:span>o istniało jako<text:s/><text:span text:style-name="T8136">w</text:span>a<text:span text:style-name="T8137">żk</text:span>i te<text:span text:style-name="T8138">m</text:span>at.<text:s/><text:span text:style-name="T8139">I</text:span><text:s/>dalej on istnieje.<text:s/><text:span text:style-name="T8140">I</text:span><text:s/>s<text:span text:style-name="T8141">ą</text:span><text:s/>tak<text:span text:style-name="T8142">i</text:span>e hasła zwiększajmy to budownictwo jednorodzinne, j<text:span text:style-name="T8143">e</text:span>ste<text:span text:style-name="T8144">m</text:span><text:s/>t<text:span text:style-name="T8145">eg</text:span>o samego zdania, ale sło<text:span text:style-name="T8146">w</text:span>o zw<text:span text:style-name="T8147">ię</text:span>ksz<text:span text:style-name="T8148">aj</text:span>my nic nam jeszcze nie mówi<text:span text:style-name="T8149">.</text:span><text:s/>M<text:span text:style-name="T8150">usi</text:span>my t<text:span text:style-name="T8151">w</text:span>orzy<text:span text:style-name="T8152">ć</text:span><text:s/>warunki. Pod ty<text:span text:style-name="T8153">m</text:span>i warunkami rozumiem, zdecydowanie lokalizację konkretną rz<text:span text:style-name="T8154">e</text:span>czywistą i zab<text:span text:style-name="T8155">ez</text:span>pieczenie materiałowe. Wszys<text:span text:style-name="T8156">t</text:span>ko inne, jeżeli n<text:span text:style-name="T8157">i</text:span>e<text:span text:style-name="T8158"><text:s/></text:span>spełnimy tych warunków będzie tylko hasłowe, deklaratywne<text:s/><text:span text:style-name="T8159">i<text:s/></text:span>niebudzące nadziei, że nastąpi intensyfika<text:span text:style-name="T8160">cj</text:span>a budownictwa<text:span text:style-name="T8161">.</text:span>..</text:p>
      <text:p text:style-name="P8162"><text:span text:style-name="T8163">N</text:span>o tak, ja już kredyt rozumiem, bo mówiliśmy poprzednio o tym podmiotowym kredytowani<text:span text:style-name="T8164">u</text:span>, gdzie indywidualne jest typowym podmiotowym kr<text:span text:style-name="T8165">ed</text:span>ytowan<text:span text:style-name="T8166">ie</text:span>m<text:span text:style-name="T8167">.</text:span></text:p>
      <text:p text:style-name="P8168"><text:span text:style-name="T8169">Przewodniczący</text:span>:</text:p>
      <text:p text:style-name="P8170">Czy w tym temacie jeszcze ktoś by chciał zabrać g<text:span text:style-name="T8171">ł</text:span>os? Czy po tych wszystkich wyjaśnieniach możemy przyjąć cały ten punkt, czy będą jeszcze uwagi?</text:p>
      <text:p text:style-name="P8172">/Głos z sali: nie słychać/.</text:p>
      <text:p text:style-name="P8173">Pro<text:span text:style-name="T8174">szę</text:span><text:s/><text:span text:style-name="T8175">b</text:span>ardzo.</text:p>
      <text:p text:style-name="P8176"><text:span text:style-name="T8177">Min.<text:s/></text:span><text:span text:style-name="T8178">L</text:span><text:span text:style-name="T8179">. Mieczkowski</text:span>:</text:p>
      <text:p text:style-name="P8180"><text:span text:style-name="T8181">Prop</text:span>ozy<text:span text:style-name="T8182">cj</text:span>a kore<text:span text:style-name="T8183">kt</text:span>y,<text:s/><text:span text:style-name="T8184">któ</text:span>rą przypomnę była następująca, Pierwsze dwie linijki<text:s/>„podniesienie efektywności budownictwa mi<text:span text:style-name="T8185">es</text:span>zkaniowego wymaga”<text:s/>- reszta powinna być skreślona, a to dlatego, że ni<text:span text:style-name="T8186">ep</text:span>rawdą jest, iż dalsze tiret tyczą wyłącznie wprowadzania mechanizmów ekonomi<text:span text:style-name="T8187">cz</text:span>nych<text:span text:style-name="T8188">.</text:span></text:p>
      <text:p text:style-name="P8189">Oczywiście część z nich tyczy tych m<text:span text:style-name="T8190">ec</text:span>han<text:span text:style-name="T8191">iz</text:span>mów, ale n<text:span text:style-name="T8192">i</text:span>e wszystkie<text:span text:style-name="T8193">.</text:span><text:s/>Trzeba pozbyć się tego i napisać o sprawach<text:span text:style-name="T8194">...</text:span><text:s/><text:span text:style-name="T8195">I</text:span><text:s/>dalej propon<text:span text:style-name="T8196">ow</text:span>ałem przypomina<text:span text:style-name="T8197">m</text:span><text:s/>korektę zapewniania<text:s/><text:span text:style-name="T8198">i</text:span><text:s/>ostatnie dwa słowa na stronie 3, pro<text:span text:style-name="T8199">p</text:span>onowałem<text:s/><text:span text:style-name="T8200">s</text:span>kreś<text:span text:style-name="T8201">li</text:span>ć<text:span text:style-name="T8202">,<text:s/></text:span>re<text:span text:style-name="T8203">s</text:span>ztę panowie ma<text:span text:style-name="T8204">j</text:span>ą<text:span text:style-name="T8205">.</text:span></text:p>
      <text:p text:style-name="P8206">Dziękuję<text:span text:style-name="T8207">.</text:span></text:p>
      <text:p text:style-name="P8208"><text:span text:style-name="T8209">Przewodniczący</text:span>:</text:p>
      <text:p text:style-name="P8210"><text:span text:style-name="T8211">C</text:span>z<text:span text:style-name="T8212">y</text:span><text:s/>teraz p<text:span text:style-name="T8213">o</text:span><text:s/>tych wyjaśnieniach jeszcze są uwagi?</text:p>
      <text:p text:style-name="P8214">Nie widzę, rozumiem, że przyjmujemy i przech<text:span text:style-name="T8215">odzim</text:span>y do punktu 10<text:span text:style-name="T8216">.</text:span></text:p>
      <text:p text:style-name="P8217">Proszę bardzo kto z państwa do punkt<text:span text:style-name="T8218">u</text:span><text:s/>10 ma uwagi?</text:p>
      <text:p text:style-name="P8219"><text:span text:style-name="T8220">/</text:span>Głos z sali:<text:s/>Ja mam poprawki/.</text:p>
      <text:p text:style-name="P8221">Proszę bardzo pan<text:s/><text:span text:style-name="T8222">m</text:span>in<text:span text:style-name="T8223">.</text:span><text:s/>Mieczkowski.</text:p>
      <text:p text:style-name="P8224"><text:span text:style-name="T8225">Min</text:span><text:span text:style-name="T8226">.</text:span><text:span text:style-name="T8227"><text:s/>L. Mieczkowsk</text:span><text:span text:style-name="T8228">i</text:span>:</text:p>
      <text:p text:style-name="P8229">Zgłaszam poprawkę, w pierwszym tiret w części, która na końcu pierwszego tiret jest zapisana w nawiasie, zamiast słowa<text:s/>„opodatkowanych<text:span text:style-name="T8230">”</text:span><text:s/>powinno być<text:s/>„opoda<text:span text:style-name="T8231">tk</text:span>owan<text:span text:style-name="T8232">ia</text:span><text:span text:style-name="T8233">”</text:span>.</text:p>
      <text:p text:style-name="P8234">Dziękuję.</text:p>
      <text:p text:style-name="P8235"><text:span text:style-name="T8236"><text:s text:c="29"/></text:span>:</text:p>
      <text:soft-page-break/>
      <text:p text:style-name="P8237">Przepraszam czy tu prawidłowo brz<text:span text:style-name="T8238">m</text:span>i<text:span text:style-name="T8239"><text:s/></text:span>s<text:span text:style-name="T8240">ło</text:span>wo<text:s/>„forma”<text:s/>czy<text:s/>„norma”?</text:p>
      <text:p text:style-name="P8241"><text:span text:style-name="T8242">Min. L. Mieczkowski</text:span>:</text:p>
      <text:p text:style-name="P8243">Up<text:span text:style-name="T8244">ew</text:span>n<text:span text:style-name="T8245">iałem</text:span><text:s/><text:span text:style-name="T8246">się</text:span><text:s/>w d<text:span text:style-name="T8247">niu</text:span><text:s/>w<text:span text:style-name="T8248">czoraj</text:span>szym i zaprosiłem wczoraj do rozmowy dyrektora departamentu ekonomiki który<text:span text:style-name="T8249">...</text:span><text:s/>systemów ekonomicznych... który wyjaśnił mi, że błędnie w projekcie redakcji zapisaliśmy<text:s/>„próg”, bo tam Minister Finansów 40 proc. powyżej, której stosuje się już ten karny bardzo wysoki podatek określa w swoich drukowanych zarządzeniach jako norma opodatkowania płacy.</text:p>
      <text:p text:style-name="P8250"><text:span text:style-name="T8251">Przewod</text:span><text:span text:style-name="T8252">nic</text:span><text:span text:style-name="T8253">z</text:span><text:span text:style-name="T8254">ą</text:span><text:span text:style-name="T8255">c</text:span><text:span text:style-name="T8256">y</text:span>:</text:p>
      <text:p text:style-name="P8257">Czyl<text:span text:style-name="T8258">i</text:span><text:s/>konsekwentnie z zapisem Ministra Finansów.</text:p>
      <text:p text:style-name="P8259">Czy do innych zapisów? Proszę bardzo kol. Radke.</text:p>
      <text:p text:style-name="P8260"><text:span text:style-name="T8261">Lech R</text:span><text:span text:style-name="T8262">a</text:span><text:span text:style-name="T8263">dke</text:span>:</text:p>
      <text:p text:style-name="P8264">Ja mam pytanie czy państwo nie<text:s/><text:span text:style-name="T8265">uwa</text:span>żają<text:span text:style-name="T8266"><text:s/></text:span>za stosowne nadmienić gdzieś w tym punkci<text:span text:style-name="T8267">e</text:span><text:s/>o potrzebie wzrostu jakości prac budowlanych na rzecz budownictwa. Ponieważ trzeba sobie powiedzieć,<text:s/><text:span text:style-name="T8268">ż</text:span>e ta jakość budzi wiel<text:span text:style-name="T8269">e</text:span><text:s/>wątpliwości<text:s/><text:span text:style-name="T8270">w</text:span><text:s/>tej chwili i widz<text:span text:style-name="T8271">ę</text:span><text:s/>zasadność powiązania tych płac nie<text:span text:style-name="T8272">kon</text:span>t<text:span text:style-name="T8273">rol</text:span>owan<text:span text:style-name="T8274">ych</text:span><text:s/>równie<text:span text:style-name="T8275">ż</text:span><text:s/>z jakością<text:span text:style-name="T8276">.</text:span></text:p>
      <text:p text:style-name="P8277"><text:span text:style-name="T8278">Przew</text:span><text:span text:style-name="T8279">o</text:span><text:span text:style-name="T8280">dni</text:span><text:span text:style-name="T8281">czą</text:span><text:span text:style-name="T8282">c</text:span><text:span text:style-name="T8283">y</text:span>:</text:p>
      <text:p text:style-name="P8284">To jest w końcu punktu drugiego jeśli pan<text:s/><text:span text:style-name="T8285">ła</text:span>skaw spojrzeć...</text:p>
      <text:p text:style-name="P8286"><text:span text:style-name="T8287">Le</text:span><text:span text:style-name="T8288">ch<text:s/></text:span><text:span text:style-name="T8289">R</text:span><text:span text:style-name="T8290">adk</text:span><text:span text:style-name="T8291">e</text:span><text:span text:style-name="T8292">:</text:span></text:p>
      <text:p text:style-name="P8293">„Państwo to powinno także poprzez pol<text:span text:style-name="T8294">i</text:span>tykę standardową zapewnić odpowiedni poziom jakościowy budowanych mieszkań”.</text:p>
      <text:p text:style-name="P8295"><text:span text:style-name="T8296">Przewodniczący</text:span>:</text:p>
      <text:p text:style-name="P8297">Czy to załatwia sprawę?</text:p>
      <text:p text:style-name="P8298"><text:span text:style-name="T8299">L</text:span><text:span text:style-name="T8300">ech</text:span><text:span text:style-name="T8301"><text:s/>Radke</text:span>:</text:p>
      <text:p text:style-name="P8302">Nie chciałem, żeby w kontekście dać<text:s/><text:span text:style-name="T8303">w</text:span>i<text:span text:style-name="T8304">ę</text:span>cej pieniędzy i nie panować nad sytuacją, żeby ta jakość<text:s/><text:span text:style-name="T8305">g</text:span>dzieś uległa pogorszeniu.</text:p>
      <text:p text:style-name="P8306"><text:span text:style-name="T8307">Pr</text:span><text:span text:style-name="T8308">zewodnicz</text:span><text:span text:style-name="T8309">ą</text:span><text:span text:style-name="T8310">cy</text:span>:</text:p>
      <text:p text:style-name="P8311">Oczywiście.<text:s/><text:span text:style-name="T8312">W</text:span><text:s/>końcu wzmocnienia<text:s/><text:span text:style-name="T8313">st</text:span>andardowego wymagają służby państwowego nadzoru...</text:p>
      <text:p text:style-name="P8314"><text:span text:style-name="T8315">Lech Radke</text:span>:</text:p>
      <text:p text:style-name="P8316">„Służby” bo tu j<text:span text:style-name="T8317">es</text:span>t „<text:span text:style-name="T8318">s</text:span>łuży”.<text:span text:style-name="T8319">.</text:span>.</text:p>
      <text:p text:style-name="P8320"><text:span text:style-name="T8321">Przewodniczący</text:span>:</text:p>
      <text:p text:style-name="P8322">„Służby” opuszczono literkę<text:s/><text:span text:style-name="T8323">„</text:span>b<text:span text:style-name="T8324">”</text:span>. To tylko błąd literowy. Czy do pkt. 10 będą jeszcze... pros<text:span text:style-name="T8325">z</text:span>ę<text:span text:style-name="T8326"><text:s/></text:span>bardzo pan Mieszkowski.</text:p>
      <text:p text:style-name="P8327"><text:span text:style-name="T8328">Witold Mi</text:span><text:span text:style-name="T8329">e</text:span><text:span text:style-name="T8330">szkowski</text:span>:</text:p>
      <text:p text:style-name="P8331">Przepraszam bardzo, ale w piątek było posiedzenie w SARP-ie grupy, która formułowała wielu zmienionych może w wielu przypadkach słusznie, nawet i dodanych sformułowań, natomiast umknęło, umknęła poważna sprawa nomenklatury. Ja uważam, że do tego tematu trzeba wrócić, szczególnie że w tej sprawie został w piątek zarówno ze strony rz<text:span text:style-name="T8332">ą</text:span>dowej, jak i<text:s/><text:span text:style-name="T8333">O</text:span>PZZ przyjęty<text:span text:style-name="T8334">,</text:span><text:s/>dlatego zniknięcie całkowicie tego układu jest dla mnie ni<text:span text:style-name="T8335">e</text:span>zr<text:span text:style-name="T8336">o</text:span>zumiałe.</text:p>
      <text:p text:style-name="P8337"><text:span text:style-name="T8338">Przew</text:span><text:span text:style-name="T8339">od</text:span><text:span text:style-name="T8340">n</text:span><text:span text:style-name="T8341">i</text:span><text:span text:style-name="T8342">c</text:span><text:span text:style-name="T8343">zą</text:span><text:span text:style-name="T8344">cy</text:span>:</text:p>
      <text:p text:style-name="P8345"><text:span text:style-name="T8346">T</text:span>o znaczy całkowi<text:span text:style-name="T8347">ci</text:span>e to nie<text:s/><text:span text:style-name="T8348">z</text:span>niknęło. Ostatnie tiret -<text:s/>„stosowanie zasady doboru kadry w oparc<text:span text:style-name="T8349">i</text:span>u o<text:s/><text:soft-page-break/>kryteria kwalifikacji zawodow<text:span text:style-name="T8350">ej</text:span><text:span text:style-name="T8351">”</text:span>.<text:span text:style-name="T8352">..</text:span></text:p>
      <text:p text:style-name="P8353"><text:span text:style-name="T8354">W</text:span><text:span text:style-name="T8355">itold Mieszkowski</text:span>:</text:p>
      <text:p text:style-name="P8356"><text:span text:style-name="T8357">A</text:span><text:s/>nie nomenkl<text:span text:style-name="T8358">a</text:span>tury<text:span text:style-name="T8359">.</text:span></text:p>
      <text:p text:style-name="P8360"><text:span text:style-name="T8361">Min.<text:s/></text:span><text:span text:style-name="T8362">L.</text:span><text:span text:style-name="T8363"><text:s/>Mieczkowski</text:span><text:span text:style-name="T8364">:</text:span></text:p>
      <text:p text:style-name="P8365">To sformu<text:span text:style-name="T8366">ł</text:span>ow<text:span text:style-name="T8367">a</text:span>ni<text:span text:style-name="T8368">e,</text:span><text:s/>poprzednie<text:s/><text:span text:style-name="T8369">p</text:span>rzypo<text:span text:style-name="T8370">min</text:span>am<text:span text:style-name="T8371">,</text:span><text:s/>że geneza te<text:span text:style-name="T8372">g</text:span>o zapisu była taka<text:span text:style-name="T8373">.</text:span><text:s/><text:span text:style-name="T8374">Ż</text:span>e.<text:span text:style-name="T8375">.</text:span>. poprzedni zapis brzmiał znieść nomenklaturę al<text:span text:style-name="T8376">b</text:span>o bardzo podobnie<text:s/><text:span text:style-name="T8377">w<text:s/></text:span>nawiasie stanowisko NSZZ<text:s/>„<text:span text:style-name="T8378">Sol</text:span>idarność<text:span text:style-name="T8379">”</text:span>. Doszliśmy do wniosku<text:span text:style-name="T8380">,<text:s/></text:span>że byłoby lepiej gdybyśmy razem znaleźli zapis, który wszystkich nas godzi jeśli chodzi o<text:s/><text:span text:style-name="T8381">in</text:span>tenc<text:span text:style-name="T8382">j</text:span>ę<text:s/><text:span text:style-name="T8383">i</text:span><text:s/>to jest ta formuła, która jest w ostatnim tiret, uzasadnia przez pozytywne postawienie sprawy. Ale wyjaśnialiśmy także, że oficjalnie w stosunku do stanowisk zajmowanych w budownictwie być może po<text:span text:style-name="T8384">m</text:span>ijam tu ministra w<text:s/><text:span text:style-name="T8385">s</text:span>t<text:span text:style-name="T8386">o</text:span>sunku do dyrektora departamentu, dyrektora prz<text:span text:style-name="T8387">ed</text:span>siębior<text:span text:style-name="T8388">st</text:span>wa ogłaszane są powszechnie konkursy. I organ założyci<text:span text:style-name="T8389">el</text:span>ski jest repr<text:span text:style-name="T8390">ezen</text:span>towany przez jed<text:span text:style-name="T8391">ną</text:span><text:s/>osobę w sądzie konkursowym, a idzie wszy<text:span text:style-name="T8392">st</text:span>ko przez konkursy, a głosow<text:span text:style-name="T8393">an</text:span>ie jest tajne<text:span text:style-name="T8394">.</text:span><text:s/>Więc trudno za<text:span text:style-name="T8395">ł</text:span>ożyć, że prz<text:span text:style-name="T8396">edst</text:span>awiciel organu założycie<text:span text:style-name="T8397">ls</text:span>kiego forsuje sam jeden na zasadach no<text:span text:style-name="T8398">me</text:span>nklatury swój pogląd.</text:p>
      <text:p text:style-name="P8399">Spotkałem<text:s/><text:span text:style-name="T8400">się</text:span><text:s/>także z takim poglądem, że no dobrze to takiego mniemania jesteście być może w m<text:span text:style-name="T8401">in</text:span>i<text:span text:style-name="T8402">sterst</text:span>wie..., a<text:span text:style-name="T8403">l</text:span>e w układzie t<text:span text:style-name="T8404">er</text:span>enowym bywa inaczej<text:span text:style-name="T8405">.</text:span></text:p>
      <text:p text:style-name="P8406"><text:span text:style-name="T8407">M</text:span><text:span text:style-name="T8408">arian Wysocki</text:span>:</text:p>
      <text:p text:style-name="P8409"><text:span text:style-name="T8410">I</text:span><text:s/>w związku z ty<text:span text:style-name="T8411">m</text:span><text:s/>mogę poprosić o głos?</text:p>
      <text:p text:style-name="P8412"><text:span text:style-name="T8413">Min.<text:s/></text:span><text:span text:style-name="T8414">L</text:span><text:span text:style-name="T8415">. Mi</text:span><text:span text:style-name="T8416">ec</text:span><text:span text:style-name="T8417">zkows</text:span><text:span text:style-name="T8418">ki</text:span><text:span text:style-name="T8419">:</text:span></text:p>
      <text:p text:style-name="P8420"><text:span text:style-name="T8421">I</text:span><text:s/>w zw<text:span text:style-name="T8422">ią</text:span>zku z tym pan Wysocki będzie kontynuował<text:span text:style-name="T8423">.</text:span></text:p>
      <text:p text:style-name="P8424"><text:span text:style-name="T8425">Prz</text:span><text:span text:style-name="T8426">ew</text:span><text:span text:style-name="T8427">odn</text:span><text:span text:style-name="T8428">ic</text:span><text:span text:style-name="T8429">zący</text:span>:</text:p>
      <text:p text:style-name="P8430">Proszę bardzo pan Wysocki.</text:p>
      <text:p text:style-name="P8431"><text:span text:style-name="T8432">M</text:span><text:span text:style-name="T8433">a</text:span><text:span text:style-name="T8434">r</text:span><text:span text:style-name="T8435">ian Wysocki</text:span>:</text:p>
      <text:p text:style-name="P8436">Sprawa budow<text:span text:style-name="T8437">nict</text:span>wa i nomenklatur przykładowo woj<text:span text:style-name="T8438">.</text:span><text:s/>zamojskim praktycznie nie istnieje. Nie mamy żadnego objętego nomenklaturą stanowiska dyrektorskiego czy inne<text:span text:style-name="T8439">g</text:span>o<text:span text:style-name="T8440">.</text:span><text:s/>Przy czym konkursy załatwiły sprawę jednoznacznie. Oczywiście jest sprawa, że występują akurat nie w Komitecie Wojewódzkim sprawy partyjnej opinii rekomendacji jeśli członek partii...</text:p>
      <text:p text:style-name="P8441"><text:span text:style-name="T8442">/</text:span>Głos z sali<text:span text:style-name="T8443">:</text:span><text:s/>nie słychać/.</text:p>
      <text:p text:style-name="P8444">Nie, nie bądźmy subtelni j<text:span text:style-name="T8445">ed</text:span>nak wyraźnie. Natomiast to w systemie konkursowym w ogóle przestało<text:s/><text:span text:style-name="T8446">m</text:span>ie<text:span text:style-name="T8447">ć</text:span><text:s/>znaczenie.</text:p>
      <text:p text:style-name="P8448">Druga sprawa jest regularny brak kadr. Przyznam się, że j<text:span text:style-name="T8449">eż</text:span>eli przysz<text:span text:style-name="T8450">ed</text:span>łby nawet diabeł, a był dobry w sprawach budowlanych prosz<text:span text:style-name="T8451">ę</text:span><text:s/>bardzo poprzemy<text:s/><text:span text:style-name="T8452">g</text:span>o.<text:s/><text:span text:style-name="T8453">W</text:span><text:s/>związku z tym tak ten problem wygląda. I gdyby - jeszcze jest uwaga - coś próbowała admini<text:span text:style-name="T8454">st</text:span>ra<text:span text:style-name="T8455">cj</text:span>a albo my czy inne organizacje polityczne coś zmajstrować to wręcz efekt odwrotny.</text:p>
      <text:p text:style-name="P8456">Dziękuję.</text:p>
      <text:p text:style-name="P8457"><text:span text:style-name="T8458">Przewodniczący</text:span>:</text:p>
      <text:p text:style-name="P8459">Dziękuję bardzo. Pan Paszyński.</text:p>
      <text:p text:style-name="P8460"><text:span text:style-name="T8461">Red.<text:s/></text:span><text:span text:style-name="T8462">A.</text:span><text:span text:style-name="T8463"><text:s/>Paszyński</text:span>:</text:p>
      <text:p text:style-name="P8464">Ja muszę powiedzieć, że chciałem wyrazić w pierwszych słowach<text:s/>moją<text:s/>ogromną zazdrość wobec Polskiej Zjednoczonej Partii Robotniczej, że ma ona tak genialnych ludzi, że mimo braku nomenklatury<text:s/><text:soft-page-break/>ponad 90 proc. dyrektorów to są członkowie partii. Nie, ale jesteśmy ludźmi poważnymi, więc myślę, że nie mamy co owijać w bawełnę.</text:p>
      <text:p text:style-name="P8465">Oczywiście, że istnieje nomenklatura, czy ona się nazywa tak czy inaczej, jest to w istocie zupełnie obojętne. I może nie warto rzeczywiście upierać się przy tym słowie, które wprawdzie zdobyło sobie obywatelstwo i wszyscy wiedzą wtedy o co chodzi, ale powi<text:span text:style-name="T8466">ed</text:span>zmy. Gdyby tutaj powiedzieć stosowanie zasady doboru kadr w oparciu o kryteria kwalifikacji zawodowych, a nie politycznych to mnie by to wystarczyło...</text:p>
      <text:p text:style-name="P8467"><text:span text:style-name="T8468">/</text:span>Głos z sali: nie słychać/.</text:p>
      <text:p text:style-name="P8469">Tak jes<text:span text:style-name="T8470">t</text:span><text:s/>oczywiście, przecież żaden dyrektor nie powinien być nominowany czy też delegowany przez Unię Chrz<text:span text:style-name="T8471">eś</text:span>c<text:span text:style-name="T8472">i</text:span>jańsko-Społeczną lub inną powstającą...</text:p>
      <text:p text:style-name="P8473"><text:span text:style-name="T8474">/</text:span>Głos z sali: nie słychać/.</text:p>
      <text:p text:style-name="P8475"><text:span text:style-name="T8476">Min. L. Mieczkowski</text:span>:</text:p>
      <text:p text:style-name="P8477">Czy nie uważa pan jeszcze i innych, a także i niewyznaniowych i nie innych... Jeżeli my stawiamy sprawę, że powinno być zawodowych to tych wymieniamy jako kryteria, które powinny być brane pod uwagę.</text:p>
      <text:p text:style-name="P8478"><text:span text:style-name="T8479">Red.<text:s/></text:span><text:span text:style-name="T8480">A.</text:span><text:span text:style-name="T8481"><text:s/>Paszyński</text:span>:</text:p>
      <text:p text:style-name="P8482">Panie ministrze przecież naprawdę wszyscy wiemy o co chodzi.<text:span text:style-name="T8483">..</text:span></text:p>
      <text:p text:style-name="P8484"><text:span text:style-name="T8485">Ja</text:span><text:span text:style-name="T8486">n</text:span><text:span text:style-name="T8487">usz Bielak</text:span>:</text:p>
      <text:p text:style-name="P8488">Proszę o rozpatrzenie takiego punkt widzenia. Sprawa nom<text:span text:style-name="T8489">en</text:span>klatury, ja się zgadzam, że to pojęcie funkcjonuje niezależnie od tego, jak my próbujemy go r<text:span text:style-name="T8490">o</text:span>zmywać i jest tematem znacznie ostrzejszym<text:s/>„stolików”<text:s/>wyższych<text:s/><text:span text:style-name="T8491">sz</text:span>czebli do najwyższego włącznie. Nasze przyj<text:span text:style-name="T8492">ę</text:span>cie w obszarze mieszkaniowym takie jakie jest proponowane w niczym nie zmieni sytuacji, bo to i tak będzie rozgrywane i tak będzie rozgrywane. O co ja jestem głęboko spokojny.<text:span text:style-name="T8493">..</text:span></text:p>
      <text:p text:style-name="P8494"><text:span text:style-name="T8495">Wacław Tuszyński</text:span>:</text:p>
      <text:p text:style-name="P8496"><text:span text:style-name="T8497">W</text:span><text:s/>sprawie formalnej.</text:p>
      <text:p text:style-name="P8498"><text:span text:style-name="T8499">Przewod</text:span><text:span text:style-name="T8500">n</text:span><text:span text:style-name="T8501">iczą</text:span><text:span text:style-name="T8502">c</text:span><text:span text:style-name="T8503">y</text:span><text:span text:style-name="T8504">:</text:span></text:p>
      <text:p text:style-name="P8505">Proszę bardzo.</text:p>
      <text:p text:style-name="P8506"><text:span text:style-name="T8507"><text:s text:c="29"/></text:span>:</text:p>
      <text:p text:style-name="P8508">Jeżeli my r<text:span text:style-name="T8509">ez</text:span>ygnujemy z nomenklatury dla dobra consensusu to zgódźcie si<text:span text:style-name="T8510">ę</text:span><text:s/>panowie nie ma to naprawdę żadnego znaczenia, bo nie ten<text:s/>„stolik”<text:s/>o tym będzie d<text:span text:style-name="T8511">ec</text:span>ydował.</text:p>
      <text:p text:style-name="P8512"><text:span text:style-name="T8513">Przewodniczący</text:span>:</text:p>
      <text:p text:style-name="P8514">Proszę bardzo pan Tuszyński.</text:p>
      <text:p text:style-name="P8515"><text:span text:style-name="T8516">Wa</text:span><text:span text:style-name="T8517">cła</text:span><text:span text:style-name="T8518">w Tuszyńsk</text:span><text:span text:style-name="T8519">i</text:span>:</text:p>
      <text:p text:style-name="P8520">Jeżeli<text:s/><text:span text:style-name="T8521">ju</text:span>ż mówimy o nom<text:span text:style-name="T8522">en</text:span>klatu<text:span text:style-name="T8523">rz</text:span>e, ja proponuję przyjąć ten zapis, który pan zaproponował. Ale nie wyobrażam sobie i żadnego państwa nie znam takiego może mi pokażecie, może ktoś pokaże, w którym nie ma nomenklatury.</text:p>
      <text:p text:style-name="P8524">/Głos z sali: nie słychać/.</text:p>
      <text:p text:style-name="P8525">Zaraz, zaraz chwileczkę. Będzie wiele partii, będzie wiele nomenklatur. Będą nomenklatury, były tu przy stole siedzimy wszyscy z nomenklaturą i panowie t<text:span text:style-name="T8526">eż.</text:span></text:p>
      <text:soft-page-break/>
      <text:p text:style-name="P8527"><text:span text:style-name="T8528"><text:s text:c="29"/></text:span>:</text:p>
      <text:p text:style-name="P8529">Ale nie jako dyrektorzy fabryk. Przecież tu chodzi tylko o kadry dla budownictwa.</text:p>
      <text:p text:style-name="P8530"><text:span text:style-name="T8531">Przewodniczący</text:span>:</text:p>
      <text:p text:style-name="P8532">Proszę bardzo, pan Zawistowski.</text:p>
      <text:p text:style-name="P8533"><text:span text:style-name="T8534">Zbigniew Zawistowski</text:span>:</text:p>
      <text:p text:style-name="P8535">Przyznam si<text:span text:style-name="T8536">ę</text:span><text:s/>szczerze, że je jestem<text:s/>jednym ze zwolenników usunięcia tutaj wyrazu nomenklatura m.in. dlatego żeby nie słyszeć wyjaśnień, że nie ma nomenklatury, bo jest na to miejsce rekomenda<text:span text:style-name="T8537">cj</text:span>a.</text:p>
      <text:p text:style-name="P8538">Druga sprawa w gruncie rzeczy chodzi o to, aby nie mieszać kwalifikacji zawodowych z kwalifika<text:span text:style-name="T8539">cj</text:span>ami politycznymi. Dlatego że ktoś kto został na stanowisku jakimś osadzony z powodu jego kwalifikacji politycznych to jest na tym miejscu osadzony prawidłowo i na tym miejscu potrzebne są kwalifikacje polityczne.<text:s/><text:span text:style-name="T8540">I</text:span><text:s/>wtedy nomenklatura jest tym zjawiskiem występującym na całym świecie.</text:p>
      <text:p text:style-name="P8541">Natomiast jeżeli jest to stanowisko<text:s/>par excellence<text:s/>wymagające kwalifikacji zawodowych, które się lekceważy przedk<text:span text:style-name="T8542">ład</text:span>a<text:span text:style-name="T8543">j</text:span>ąc na to kwalifikacje polityczne, to to jest to przeciwko czemu w imię dobra tematu, dla którego spędziliśmy tutaj tyle dni, walczymy. I to tylko o to chodzi.</text:p>
      <text:p text:style-name="P8544">I dlatego ja po tym wyjaśnieniu jestem zdania, żeby dopisać kryteriów<text:s/>i kwalifikacji zawodowych, a nie politycznych w odniesieniu do budownictwa. Tak samo, jak na stanowiskach politycznych trudno by było domagać się, żeby zasiadali inżynierowie budowlani.</text:p>
      <text:p text:style-name="P8545"><text:span text:style-name="T8546">Przewodniczący</text:span>:</text:p>
      <text:p text:style-name="P8547">Czyli dopisujemy<text:s/>„a nie politycznych”. Czy do innych punktów będą jeszcze uwagi? Proszę bardzo pan Tuszyński.</text:p>
      <text:p text:style-name="P8548"><text:span text:style-name="T8549">Wacław Tu</text:span><text:span text:style-name="T8550">s</text:span><text:span text:style-name="T8551">zyński</text:span>:</text:p>
      <text:p text:style-name="P8552">Pr<text:span text:style-name="T8553">os</text:span>zę pań<text:span text:style-name="T8554">st</text:span>wa wracam j<text:span text:style-name="T8555">ed</text:span>nak do punktu nr 2...</text:p>
      <text:p text:style-name="P8556"><text:span text:style-name="T8557">Przewodniczący</text:span>:</text:p>
      <text:p text:style-name="P8558">Na razie jesteśmy przy punkcie 10, jeszcze do punktu 10, czy są uwagi prz<text:span text:style-name="T8559">ed</text:span><text:s/>całkowitym zamknięciem tego punktu? Nie widzę, rozumiem, że przyjmujemy zapis z tą poprawką ostatnią w całości punkt dziesiąty.</text:p>
      <text:p text:style-name="P8560">Mamy jeszcze na stronie 5 bez paragrafu zakończenie. Proszę bardzo pan Mrzygłód.</text:p>
      <text:p text:style-name="P8561"><text:span text:style-name="T8562">Tadeusz Mrzy</text:span><text:span text:style-name="T8563">g</text:span><text:span text:style-name="T8564">łód</text:span>:</text:p>
      <text:p text:style-name="P8565">Ponieważ myśmy dotychczas nie dyskutowali podstaw prawnych w związku z tyra proponowa<text:span text:style-name="T8566">łb</text:span>ym, ażeby tutaj rozszerzyć nieco punkt 2, drugie tiret, na ostatniej stronie. Tu jest<text:s/>„niezbędnej noweliza<text:span text:style-name="T8567">cj</text:span>i”. Ja tekst, który piszę proponuję następująco:</text:p>
      <text:p text:style-name="P8568">„Niezbędnej nowelizacji podstaw prawnych dla uproszczenia procesów budowni<text:span text:style-name="T8569">ct</text:span>wa mi<text:span text:style-name="T8570">es</text:span>zkaniowego i obrotu zasobami mi<text:span text:style-name="T8571">esz</text:span>kaniowymi” - czy coś takiego - „w<text:span text:style-name="T8572">yeli</text:span>minowan<text:span text:style-name="T8573">ia</text:span><text:s/>podwojonego opodatkowania obiektów nabywanych, a następnie sprzedawanych przez firmy budowlane, zmiany przepisów o użytkowaniu więcej niż jednego mi<text:span text:style-name="T8574">es</text:span>zkania, r<text:span text:style-name="T8575">est</text:span>rykcyjn<text:span text:style-name="T8576">eg</text:span>o<text:s/><text:span text:style-name="T8577">opod</text:span>atkowania sprzedaży mieszkań przed upływem 10-l<text:span text:style-name="T8578">et</text:span>nim, przed 10-l<text:span text:style-name="T8579">et</text:span>ni<text:span text:style-name="T8580">m<text:s/></text:span>okresem użytkowania<text:s/><text:span text:style-name="T8581">it</text:span>p.”.</text:p>
      <text:p text:style-name="P8582">Chodzi mi o to, że szereg przepisów prawnych hamuje obrót i utrudnia procesy budowlane. T<text:span text:style-name="T8583">u</text:span>taj trzeba by było jeszcze zastanowić się, ale to wyliczanie by tylko było niepotrzebne. Tu chodzi o przejrzenie wszystkich przepisów prawnych pod tym kątem.</text:p>
      <text:p text:style-name="P8584"><text:span text:style-name="T8585">/</text:span>Głos z sali:<text:s/>Czy można panie przewodniczący?/.</text:p>
      <text:soft-page-break/>
      <text:p text:style-name="P8586"><text:span text:style-name="T8587">Przewodn</text:span><text:span text:style-name="T8588">icz</text:span><text:span text:style-name="T8589">ący</text:span>:</text:p>
      <text:p text:style-name="P8590">Dziękuję bardzo pani Kulesza, przepraszam pani Wo<text:span text:style-name="T8591">l</text:span>nicka<text:span text:style-name="T8592">.</text:span></text:p>
      <text:p text:style-name="P8593"><text:span text:style-name="T8594">Barbara<text:s/></text:span><text:span text:style-name="T8595">W</text:span><text:span text:style-name="T8596">olnicka</text:span>:</text:p>
      <text:p text:style-name="P8597">Uważam, że wniosek pana Mrzygłoda jest nie do przyjęcia<text:span text:style-name="T8598">.</text:span><text:s/>Niezbędne przepisy, my w tej chwili nawet nie jesteśmy w stanie wyliczyć jakie, a ponadto nowelizuje się przepisanie podstawy prawnej, i proszę pana to będzie cały szereg aktów rzędu rozporządzeń, ustaw, które muszą być... jeżeli przyjęte zostaną te propozycje zmienione.<text:s/><text:span text:style-name="T8599">I</text:span><text:s/>na pewno naw<text:span text:style-name="T8600">et</text:span><text:s/>ta wyliczanka, której pan był tu łaskaw dokonać nie obejmuje wszystkich ważniejszych problemów, a to są szczegóły. Dosłownie drobiazgi.</text:p>
      <text:p text:style-name="P8601">Dziękuję.</text:p>
      <text:p text:style-name="P8602"><text:span text:style-name="T8603">Tadeusz Mrzygłód</text:span>:</text:p>
      <text:p text:style-name="P8604">To nie są drobiazgi, bo w tej chwili np. teren firma musi kupować od właściciela i natychmiast po wybudowaniu budynku znowu sprzedaje<text:s/><text:span text:style-name="T8605">i</text:span><text:s/>podwójnie opodatkowuje się<text:span text:style-name="T8606">.</text:span><text:s/>Przecież to s<text:span text:style-name="T8607">ą</text:span><text:s/>olbrzymie koszty dodatkowe przez właściciela tylko dlat<text:span text:style-name="T8608">eg</text:span>o, że się kilka miesięcy trzymało ten dany teren.</text:p>
      <text:p text:style-name="P8609"><text:span text:style-name="T8610">Pr</text:span><text:span text:style-name="T8611">zewodn</text:span><text:span text:style-name="T8612">icz</text:span><text:span text:style-name="T8613">ący</text:span>:</text:p>
      <text:p text:style-name="P8614">Ale czy w ty<text:span text:style-name="T8615">m</text:span><text:s/>stwierdzeniu<text:s/>„niezbędnej nowelizacji przepisów<text:span text:style-name="T8616">”</text:span><text:s/>nie mieści się to co pan mówi, te<text:span text:style-name="T8617"><text:s/></text:span>wszystkie zapisy?</text:p>
      <text:p text:style-name="P8618"><text:span text:style-name="T8619">Tadeusz<text:s/></text:span><text:span text:style-name="T8620">M</text:span><text:span text:style-name="T8621">rzy</text:span><text:span text:style-name="T8622">g</text:span><text:span text:style-name="T8623">łód</text:span>:</text:p>
      <text:p text:style-name="P8624">Niezbędnej now<text:span text:style-name="T8625">eliz</text:span>a<text:span text:style-name="T8626">cji</text:span><text:s/>ale przepisów, podstaw prawnych...</text:p>
      <text:p text:style-name="P8627"><text:span text:style-name="T8628">/</text:span>Głos z sali:<text:s/>Tu jest ten nawias, przepraszam bardzo powinno by<text:span text:style-name="T8629">ć</text:span><text:s/>tak<text:s/>„ni<text:span text:style-name="T8630">ez</text:span>b<text:span text:style-name="T8631">ęd</text:span>n<text:span text:style-name="T8632">ej</text:span><text:s/>nowelizacji przepisów w kierunku ochrony interesów użytkownika”<text:s/>- a wtręt -<text:s/>„w tym także prz<text:span text:style-name="T8633">ep</text:span>isów technicznych”<text:s/>- powinien by<text:span text:style-name="T8634">ć</text:span><text:s/>tylko ten zamkn<text:span text:style-name="T8635">ięt</text:span>y wtedy wszystko<text:span text:style-name="T8636"><text:s/></text:span>to o czym pan mówi mieści się w tym.../.</text:p>
      <text:p text:style-name="P8637"><text:span text:style-name="T8638">Przewodniczą</text:span><text:span text:style-name="T8639">cy</text:span>:</text:p>
      <text:p text:style-name="P8640">To jest moim zdani<text:span text:style-name="T8641">em</text:span><text:s/>dobrze postawione.<text:s/><text:span text:style-name="T8642">W</text:span><text:s/>ogóle<text:s/>„niezbędn<text:span text:style-name="T8643">ej</text:span><text:s/>nowelizacji przepisów w ogóle, a w tym w szczególności tych, które dotyczą interesów użytkownika”, i tak wczoraj na ten temat mówiliśmy.</text:p>
      <text:p text:style-name="P8644">Proszę bardzo pan minister..<text:span text:style-name="T8645">.</text:span></text:p>
      <text:p text:style-name="P8646"><text:span text:style-name="T8647"><text:s text:c="29"/></text:span>:</text:p>
      <text:p text:style-name="P8648">Nie tylko użytkowników, ale też prawne... proc<text:span text:style-name="T8649">es</text:span>ów bud<text:span text:style-name="T8650">ow</text:span>nictwa mi<text:span text:style-name="T8651">es</text:span>zkaniowego<text:span text:style-name="T8652">.</text:span><text:s/>Mogę<text:s/>się zgodzić<text:s/><text:span text:style-name="T8653">z</text:span><text:s/>tym, że można tą wyliczankę, ale trzeba szerzej, a więc pierwsze b<text:span text:style-name="T8654">ę</text:span>dą przepisy dotyczące procesów budownictwa, a więc wszystkich uzgodnień itd., które w dalszym ciągu są bardzo skomp<text:span text:style-name="T8655">li</text:span>kowane, użytkowania i z obr<text:span text:style-name="T8656">o</text:span>tu zasobami mie<text:span text:style-name="T8657">sz</text:span>kani<text:span text:style-name="T8658">ow</text:span>ymi.</text:p>
      <text:p text:style-name="P8659"><text:span text:style-name="T8660">/</text:span>Głos z sali:<text:s/>Czy można panie przewodniczący?/.</text:p>
      <text:p text:style-name="P8661"><text:span text:style-name="T8662">Pr</text:span><text:span text:style-name="T8663">zew</text:span><text:span text:style-name="T8664">od</text:span><text:span text:style-name="T8665">n</text:span><text:span text:style-name="T8666">icz</text:span><text:span text:style-name="T8667">ący</text:span>:</text:p>
      <text:p text:style-name="P8668">Prosz<text:span text:style-name="T8669">ę</text:span><text:s/>bardzo pan minister.</text:p>
      <text:p text:style-name="P8670"><text:span text:style-name="T8671">Min</text:span><text:span text:style-name="T8672">.</text:span><text:span text:style-name="T8673"><text:s/>L. Mieczkowski</text:span>:</text:p>
      <text:p text:style-name="P8674">Ja popieram panią Wolnicką<text:s/><text:span text:style-name="T8675">w</text:span><text:s/>tej dyskutowanej kwestii, bo uważam, że zapis obecny jest najlogiczni<text:span text:style-name="T8676">ej</text:span>szy. My mówimy, że skuteczna realizacja nie w ogóle rozwiązali tylko proponowanych rozwiązań, tych, o których mowa w dokumencie wymaga niezbędnej nowelizacji prz<text:span text:style-name="T8677">e</text:span>pisów.<text:span text:style-name="T8678"><text:s/></text:span>Jeżeli napiszemy, że tylko tych, które mówił o procedurze albo gruntach to za chwilę się okaże, że nie dotknęliśmy kredytowania, czy praw lokalowych, czy owych progów opodatkowania, czy pr<text:span text:style-name="T8679">oj</text:span>ektowania. Tu albo by<text:s/><text:soft-page-break/>musiał być załącznik i lista, ale takie generalne ujęcie dokumentu skłania mnie do tego, żeby optować za tą formą tutaj proponowaną.</text:p>
      <text:p text:style-name="P8680">Dziękuję.</text:p>
      <text:p text:style-name="P8681"><text:span text:style-name="T8682">Przewodn</text:span><text:span text:style-name="T8683">icz</text:span><text:span text:style-name="T8684">ący</text:span>:</text:p>
      <text:p text:style-name="P8685">Proszę bardzo, tylko proszę nazwisko.<text:span text:style-name="T8686">.</text:span>.<text:span text:style-name="T8687">.</text:span></text:p>
      <text:p text:style-name="P8688"><text:span text:style-name="T8689">Ryszard Niwiński</text:span>:</text:p>
      <text:p text:style-name="P8690">Mam pytanie do pana m<text:span text:style-name="T8691">inist</text:span>ra, bo przy rozmowach z prz<text:span text:style-name="T8692">ed</text:span>siębiorstwami w tej chwili wnoszą sprawę<text:s/>OWRI<text:s/>czy nie należałoby już uciec od<text:s/>OWRI<text:s/>i oprzeć się na kodeksie cywilnym. Zresztą w '81 r. byłem przewodn<text:span text:style-name="T8693">ic</text:span>zącym takiego jednego z zespołów powołanych przez ministra i żeśmy wnioskowali już wówczas z<text:span text:style-name="T8694">li</text:span>kw<text:span text:style-name="T8695">idow</text:span>an<text:span text:style-name="T8696">ie</text:span><text:s/>OWRI, przejście tylko na kodeks cywilny, na umowy w oparciu o kodeks cywilny.</text:p>
      <text:p text:style-name="P8697"><text:span text:style-name="T8698">P</text:span><text:span text:style-name="T8699">rzew</text:span><text:span text:style-name="T8700">odn</text:span><text:span text:style-name="T8701">ic</text:span><text:span text:style-name="T8702">z</text:span><text:span text:style-name="T8703">ą</text:span><text:span text:style-name="T8704">c</text:span><text:span text:style-name="T8705">y</text:span>:</text:p>
      <text:p text:style-name="P8706">Prosz<text:span text:style-name="T8707">ą</text:span><text:s/>bardzo pan minister.</text:p>
      <text:p text:style-name="P8708"><text:span text:style-name="T8709">Min</text:span><text:span text:style-name="T8710">.</text:span><text:span text:style-name="T8711"><text:s/>L. Mieczkowski</text:span>:</text:p>
      <text:p text:style-name="P8712">Zapomniałem się zapytać pana przewodniczącego czy wszyscy zgodzą się na to, a w szcz<text:span text:style-name="T8713">e</text:span>gólności pan przewodniczący, żebyśmy przy okazji wyjaśniali inne kwestie. Bo ja bardzo chętnie panu Niwińskiemu udzielę<text:s/>tej<text:s/><text:span text:style-name="T8714">i</text:span><text:s/>dalszej odpowiedzi.</text:p>
      <text:p text:style-name="P8715"><text:span text:style-name="T8716">P</text:span><text:span text:style-name="T8717">rzewod</text:span><text:span text:style-name="T8718">n</text:span><text:span text:style-name="T8719">icz</text:span><text:span text:style-name="T8720">ący</text:span>:</text:p>
      <text:p text:style-name="P8721">Dobrze za chwilę kończymy i pan minister spotka się - proponuję na kawie - z panem<text:s/><text:span text:style-name="T8722">N</text:span>iwińskim i omówią te sprawy.</text:p>
      <text:p text:style-name="P8723"><text:span text:style-name="T8724">Min</text:span><text:span text:style-name="T8725">.</text:span><text:span text:style-name="T8726"><text:s/></text:span><text:span text:style-name="T8727">L.</text:span><text:span text:style-name="T8728"><text:s/>Mieczkowski</text:span>:</text:p>
      <text:p text:style-name="P8729">Dziękuję, nie p<text:span text:style-name="T8730">ij</text:span>ę kawy...</text:p>
      <text:p text:style-name="P8731"><text:span text:style-name="T8732">Przewodniczący</text:span>:</text:p>
      <text:p text:style-name="P8733">Czy tylko kawy panie ministrze?</text:p>
      <text:p text:style-name="P8734"><text:span text:style-name="T8735">Min. L</text:span><text:span text:style-name="T8736">.</text:span><text:span text:style-name="T8737"><text:s/>Mieczkowski</text:span>:</text:p>
      <text:p text:style-name="P8738">.<text:span text:style-name="T8739">.</text:span>.</text:p>
      <text:p text:style-name="P8740"><text:span text:style-name="T8741">Przewodni</text:span><text:span text:style-name="T8742">cz</text:span><text:span text:style-name="T8743">ący</text:span>:</text:p>
      <text:p text:style-name="P8744">Proszę bardzo pan Zygmunt Stępiński.</text:p>
      <text:p text:style-name="P8745"><text:span text:style-name="T8746">Zygmunt Stępiński</text:span>:</text:p>
      <text:p text:style-name="P8747">Ja ma<text:span text:style-name="T8748">m</text:span><text:s/>tylko<text:s/><text:span text:style-name="T8749">jed</text:span>ną uwagę. Mianowicie uważam, że cała legislacja i nowa, i nowelizacja<text:s/><text:span text:style-name="T8750">roz</text:span>maitych przepisów mogą w olbrzymim stopniu ograniczyć te wszystkie możliwości, które są zapisane w dziesięciu<text:s/><text:span text:style-name="T8751">p</text:span>i<text:span text:style-name="T8752">e</text:span>rwszych punkta<text:span text:style-name="T8753">ch</text:span>.</text:p>
      <text:p text:style-name="P8754">Jeżeli te wszystkie prace będą ruszały w takim tempie, w jakim posuwa się praca nad nowym prawem budowlanym czyli od '83 r. to proszę państwa możemy uznać czas sp<text:span text:style-name="T8755">ęd</text:span>zony wspólnie na tej sali za czas zmarnowany.</text:p>
      <text:p text:style-name="P8756">Jeżeli słyszałem na poprzednim posiedzeniu od pani dyrektor, że do końca tego roku, czy początku przyszłego roku niewiele da się w legislacji zasadniczej zmienić, to po prostu t<text:span text:style-name="T8757">eż</text:span><text:s/>uważam, że jest to mało atrakcyjna propozycja. W zwi<text:span text:style-name="T8758">ą</text:span>zku z tym wzorem poprzednich punktów, tak jak np<text:span text:style-name="T8759">.</text:span><text:s/>bank mieszkan<text:span text:style-name="T8760">io</text:span>wy ma być powołany w tym roku proponuję i myślę, że będziemy tutaj optowali za tym, żeby to było nawet nasze zdanie odrębne, żeby te wszystkie prace legislacyjne były pr<text:span text:style-name="T8761">o</text:span>wadzone w żywszym tempie niż w tej chwili.<text:s/><text:soft-page-break/>Ponieważ to nas nie zadowala.</text:p>
      <text:p text:style-name="P8762"><text:span text:style-name="T8763">Przewodniczący</text:span>:</text:p>
      <text:p text:style-name="P8764">Dziękuję bardzo. Proszę bardzo pan minister.</text:p>
      <text:p text:style-name="P8765"><text:span text:style-name="T8766">Min. L. Mieczkowski</text:span>:</text:p>
      <text:p text:style-name="P8767">Ja bym proponował uwzględni<text:span text:style-name="T8768">ć</text:span><text:s/>pana propozycję i napisać zamiast słowa<text:s/>„niezbędn<text:span text:style-name="T8769">ej</text:span>”, bo to jest oczywiste napisać<text:s/><text:span text:style-name="T8770">„</text:span>pilnej nowelizacji przepisów<text:span text:style-name="T8771">”</text:span>.</text:p>
      <text:p text:style-name="P8772"><text:span text:style-name="T8773"><text:s text:c="29"/></text:span>:</text:p>
      <text:p text:style-name="P8774">Ja uważam, że powinien być podany termin, tak jak jest<text:s/>‘89 r. podany...</text:p>
      <text:p text:style-name="P8775"><text:span text:style-name="T8776">Min. L. Mi</text:span><text:span text:style-name="T8777">ec</text:span><text:span text:style-name="T8778">zkowski</text:span><text:span text:style-name="T8779">:</text:span></text:p>
      <text:p text:style-name="P8780">To jest niemożliwe...</text:p>
      <text:p text:style-name="P8781"><text:span text:style-name="T8782"><text:s text:c="29"/></text:span>:</text:p>
      <text:p text:style-name="P8783">To jest niemożliwe z pańskich punktów widzenia, natomiast.<text:span text:style-name="T8784">..</text:span></text:p>
      <text:p text:style-name="P8785">/Głos z sali:<text:s/>Może ja odpowiem/.</text:p>
      <text:p text:style-name="P8786"><text:span text:style-name="T8787">Przewodniczący</text:span>:</text:p>
      <text:p text:style-name="P8788">Proszę bardzo.</text:p>
      <text:p text:style-name="P8789"><text:span text:style-name="T8790"><text:s text:c="29"/></text:span>:</text:p>
      <text:p text:style-name="P8791">Jest taka sytuacja, że ten rok jest wyjątkowy. Czekają nas wybory, do maja już niewiele zrobimy, bo mamy przepełniony portfel różnymi tematami, które trzeba powoli kończyć i zamykać. Wszystko<text:s/><text:span text:style-name="T8792">w</text:span>skazuje na to, że będą wybory. Prawdopodobnie w niedługim czasie. Zanim<text:s/><text:span text:style-name="T8793">się</text:span><text:s/>ukonstytuuje<text:s/>Sejm to będzie jesień. Nawiązując do prawa budowlan<text:span text:style-name="T8794">eg</text:span>o podzielam w pełni pana pogląd, komisja budownictwa jest tego samego zdania i tak samo to określiła, jak był to pan łaskaw przed chwilą powiedzieć, tylko że ze względów<text:span text:style-name="T8795"><text:s/></text:span>niezależnych od komisji. Projekt jaki wpłynął był nie do przyjęcia i nie spełniał żadnych oczekiwań tych, którzy na to prawo budowlane rzeczywiście czekają.</text:p>
      <text:p text:style-name="P8796"><text:span text:style-name="T8797">W</text:span>ięc biorąc pod uwagę całokształt dobrej woli, a nie tylko naszych życzeń zapisanie '<text:span text:style-name="T8798">8</text:span>9 r. po prostu jest<text:s/><text:span text:style-name="T8799">m</text:span>ało realne.<text:s/><text:span text:style-name="T8800">Z</text:span><text:s/>technicznego punktu widzenia. Tylko.</text:p>
      <text:p text:style-name="P8801"><text:span text:style-name="T8802"><text:s text:c="29"/></text:span>:</text:p>
      <text:p text:style-name="P8803">Panie profesorze, ale to s<text:span text:style-name="T8804">ą</text:span><text:s/>w<text:span text:style-name="T8805">a</text:span>s<text:span text:style-name="T8806">ze<text:s/></text:span>kłop<text:span text:style-name="T8807">ot</text:span>y.</text:p>
      <text:p text:style-name="P8808"><text:span text:style-name="T8809">Pr</text:span><text:span text:style-name="T8810">of</text:span><text:span text:style-name="T8811">. S</text:span><text:span text:style-name="T8812">er</text:span><text:span text:style-name="T8813">wiński</text:span>:</text:p>
      <text:p text:style-name="P8814"><text:span text:style-name="T8815">N</text:span>ie na<text:span text:style-name="T8816">s</text:span>ze, przys<text:span text:style-name="T8817">złeg</text:span>o S<text:span text:style-name="T8818">ej</text:span>mu...</text:p>
      <text:p text:style-name="P8819"><text:span text:style-name="T8820"><text:s text:c="29"/></text:span>:</text:p>
      <text:p text:style-name="P8821"><text:span text:style-name="T8822">M</text:span>am n<text:span text:style-name="T8823">adziej</text:span>ę,<text:s/><text:span text:style-name="T8824">ż</text:span>e w żyw<text:span text:style-name="T8825">sz</text:span>y<text:span text:style-name="T8826">m</text:span><text:s/>t<text:span text:style-name="T8827">empi</text:span>e to będzie szło do przodu.</text:p>
      <text:p text:style-name="P8828"><text:span text:style-name="T8829">Przewodni</text:span><text:span text:style-name="T8830">cz</text:span><text:span text:style-name="T8831">ący</text:span>:</text:p>
      <text:p text:style-name="P8832">Miejmy nadzieję, że t<text:span text:style-name="T8833">en</text:span><text:s/>S<text:span text:style-name="T8834">ejm</text:span><text:s/>i p<text:span text:style-name="T8835">r</text:span>zyszły zrobi wszystko, że<text:span text:style-name="T8836">b</text:span>y jak najszybciej w<text:span text:style-name="T8837">pro</text:span>w<text:span text:style-name="T8838">ad</text:span>zić w życie te podstawowe zapisy.</text:p>
      <text:p text:style-name="P8839"><text:span text:style-name="T8840"><text:s text:c="29"/></text:span>:</text:p>
      <text:p text:style-name="P8841">Ale musi zostać materiał...</text:p>
      <text:p text:style-name="P8842"><text:span text:style-name="T8843">Przew</text:span><text:span text:style-name="T8844">od</text:span><text:span text:style-name="T8845">niczący</text:span>:</text:p>
      <text:p text:style-name="P8846">Proszę bardzo pan Zawistowski.</text:p>
      <text:p text:style-name="P8847"><text:span text:style-name="T8848">Zbigniew Zawistowski</text:span>:</text:p>
      <text:soft-page-break/>
      <text:p text:style-name="P8849">Proszę państwa przepraszam, że ta wymiana zdań mnie tutaj trochę rozbawiła, ale proszę wziąć pod uwagę, że w tej dziedzinie , o której mówimy przepisy mają to do siebie, że dają efekt dopiero po 3 -<text:s/><text:span text:style-name="T8850">4</text:span><text:s/>latach.<text:s/><text:span text:style-name="T8851">I</text:span><text:s/>gdybyśmy już w tej chwili pakiet tych nowych przepisów mieli to dopiero za te 3 - 4 lata będziemy mieć tego efekty.</text:p>
      <text:p text:style-name="P8852">Jeżeli nowelizacja tych przepisów będzie trwała 2 czy 3 lata to wszystko to o czym z takim ogniem mówiliśmy to jest przyszłość 7, 8-letnia. Tempo zmian jakie zachodzi wokół nas w ekonomii, w technice, w mentalności, w sytuacji jest takiej, że po 8<text:span text:style-name="T8853"><text:s/></text:span>latach to niewiele z tego materi<text:span text:style-name="T8854">a</text:span>łu będzie można traktować jako instrument rozwiązywania bi<text:span text:style-name="T8855">e</text:span>żących potrzeb.</text:p>
      <text:p text:style-name="P8856"><text:span text:style-name="T8857">W</text:span><text:s/>związku z tym zapisanie tego<text:s/><text:span text:style-name="T8858">el</text:span>ementu bez sporu, czy to się da załatwić w<text:s/>‘89 czy w pierwszym kwartale<text:s/>‘90 r<text:span text:style-name="T8859">.<text:s/></text:span>wydaje mi się tutaj zasadne.</text:p>
      <text:p text:style-name="P8860">Dziękuję<text:span text:style-name="T8861">.</text:span></text:p>
      <text:p text:style-name="P8862"><text:span text:style-name="T8863">/</text:span>Głos z sali:<text:s/>Czy mogę?/.</text:p>
      <text:p text:style-name="P8864"><text:span text:style-name="T8865">Przewodniczący</text:span>:</text:p>
      <text:p text:style-name="P8866">Prosz<text:span text:style-name="T8867">ę</text:span><text:s/>bardzo pan Wysocki.</text:p>
      <text:p text:style-name="P8868"><text:span text:style-name="T8869">Marian Wysocki</text:span>:</text:p>
      <text:p text:style-name="P8870">Ja bym proponował zapis, żeby jednak uwzględnić te wnioski terminowe, może nie zapisać tylko w 9 roku i na tym poprzestać, ale czy w jak największym stopniu jeszcze<text:s/>w tym roku.<text:s/>W każdym razie podkreślić tę<text:s/>pilność. Bo jest to sprawa faktycznie w przeciwnym razie dalekiego horyzontu.</text:p>
      <text:p text:style-name="P8871">Także w jakiejś formule wymieniłbym rok<text:s/>‘89 nie zamykając czy nie ustalając ostatecznej granicy, że wszystko się zrobi.</text:p>
      <text:p text:style-name="P8872"><text:span text:style-name="T8873">/</text:span>Głos z sali: nie słychać/.</text:p>
      <text:p text:style-name="P8874">To<text:s/><text:span text:style-name="T8875">je</text:span>st może naw<text:span text:style-name="T8876">et</text:span><text:s/><text:span text:style-name="T8877">za</text:span><text:s/>ma<text:span text:style-name="T8878">ło.</text:span><text:s/>To j<text:span text:style-name="T8879">es</text:span>t naw<text:span text:style-name="T8880">e</text:span>t za mało.</text:p>
      <text:p text:style-name="P8881"><text:span text:style-name="T8882"><text:s text:c="29"/></text:span>:</text:p>
      <text:p text:style-name="P8883">Proponuję przyjąć słowo<text:s/>„dekretowanie”.<text:span text:style-name="T8884">..</text:span></text:p>
      <text:p text:style-name="P8885"><text:span text:style-name="T8886"><text:s text:c="29"/></text:span>:</text:p>
      <text:p text:style-name="P8887">Nie pójdą na dekret w trybie korekty ustawy...</text:p>
      <text:p text:style-name="P8888"><text:span text:style-name="T8889">Marian Wysocki</text:span>:</text:p>
      <text:p text:style-name="P8890"><text:span text:style-name="T8891">Nie</text:span>...</text:p>
      <text:p text:style-name="P8892"><text:span text:style-name="T8893">/</text:span>Głos z sali: nie słychać/.</text:p>
      <text:p text:style-name="P8894"><text:span text:style-name="T8895">/</text:span>Głos z sali:<text:s/>No ale z jakiego powodu? Czy z powodu Sejmu?/.</text:p>
      <text:p text:style-name="P8896"><text:span text:style-name="T8897">/</text:span>Głos z sali: nie słychać/.</text:p>
      <text:p text:style-name="P8898"><text:span text:style-name="T8899">Przewodn</text:span><text:span text:style-name="T8900">icz</text:span><text:span text:style-name="T8901">ący</text:span>:</text:p>
      <text:p text:style-name="P8902"><text:span text:style-name="T8903">J</text:span>a mam propozycję, żeby dać już spokój Sejmowi i nowemu, i staremu. A przejść do meritum sprawy. Bo kto to będzie realizował to już całkiem inny temat.</text:p>
      <text:p text:style-name="P8904"><text:span text:style-name="T8905"><text:s text:c="29"/></text:span>:</text:p>
      <text:p text:style-name="P8906">Ponawiam propozycję aby słowo<text:s/>„niezbędnej”<text:s/>zastąpić słowem<text:s/>„pilnej nowelizacji przepisów”<text:s/>podjętej jeszcze w tym roku bieżącym.</text:p>
      <text:p text:style-name="P8907"><text:span text:style-name="T8908">Przewodn</text:span><text:span text:style-name="T8909">ic</text:span><text:span text:style-name="T8910">zący</text:span>:</text:p>
      <text:p text:style-name="P8911">Podjętej w tym roku i zakończonej w przyszłym...</text:p>
      <text:soft-page-break/>
      <text:p text:style-name="P8912"><text:span text:style-name="T8913"><text:s text:c="29"/></text:span>:</text:p>
      <text:p text:style-name="P8914"><text:span text:style-name="T8915">Pr</text:span>zepra<text:span text:style-name="T8916">sz</text:span>am, jak pilnej to nie możn<text:span text:style-name="T8917">a<text:s/></text:span>odłożyć słowa ani na przyszły rok... Słowo pilny w tego typu dokumencie oznacza potrzebę dla rządu zajęcia się t<text:span text:style-name="T8918">ą</text:span><text:s/>sprawą t<text:span text:style-name="T8919">er</text:span>az...</text:p>
      <text:p text:style-name="P8920"><text:span text:style-name="T8921">Przew</text:span><text:span text:style-name="T8922">od</text:span><text:span text:style-name="T8923">nicz</text:span><text:span text:style-name="T8924">ą</text:span><text:span text:style-name="T8925">cy</text:span>:</text:p>
      <text:p text:style-name="P8926"><text:span text:style-name="T8927">Cz</text:span>y może być taki zapis?</text:p>
      <text:p text:style-name="P8928"><text:span text:style-name="T8929"><text:s text:c="29"/></text:span>:</text:p>
      <text:p text:style-name="P8930"><text:span text:style-name="T8931">Cz</text:span>y m<text:span text:style-name="T8932">oż</text:span>na?</text:p>
      <text:p text:style-name="P8933"><text:span text:style-name="T8934">Przewodniczący</text:span>:</text:p>
      <text:p text:style-name="P8935">Proszę bardzo pan...</text:p>
      <text:p text:style-name="P8936"><text:span text:style-name="T8937"><text:s text:c="29"/></text:span>:</text:p>
      <text:p text:style-name="P8938">Do tego punktu ja<text:s/><text:span text:style-name="T8939">st</text:span>arałem się uniknąć tej wyliczanki<text:s/><text:span text:style-name="T8940">i</text:span><text:s/>w nawiasie jest<text:s/>„w tym przepisów technicznych w kierunku ochrony interesów użytkownika”<text:s/>i dodałbym<text:s/>„r<text:span text:style-name="T8941">est</text:span>rykcy<text:span text:style-name="T8942">jn</text:span>ych przepisów finansowych związanych z rynkowym obrotem mi<text:span text:style-name="T8943">es</text:span>zkaniami”. Dlaczego to chciałbym koniecznie utrzymać. Ponieważ tutaj jest r<text:span text:style-name="T8944">ep</text:span>r<text:span text:style-name="T8945">ezent</text:span>owany resort zw<text:span text:style-name="T8946">ią</text:span>zany z budownictwem, a nie finansami.<text:s/><text:span text:style-name="T8947">I</text:span><text:s/>te sprawy pozostaną poza zainteresowaniem tego resortu. A to są bardzo istotne sprawy,<text:s/><text:span text:style-name="T8948">k</text:span>tóre<text:span text:style-name="T8949"><text:s/></text:span>muszą być uregulowan<text:span text:style-name="T8950">e.</text:span></text:p>
      <text:p text:style-name="P8951"><text:span text:style-name="T8952">Barbara Wolnicka</text:span>:</text:p>
      <text:p text:style-name="P8953">Ale jakie restrykcyjn<text:span text:style-name="T8954">e.</text:span><text:s/>Nie rozumiem?</text:p>
      <text:p text:style-name="P8955"><text:span text:style-name="T8956"><text:s text:c="29"/></text:span>:</text:p>
      <text:p text:style-name="P8957">No np. podwójne op<text:span text:style-name="T8958">od</text:span>atkowanie, 10 lat nie można sprzedać nabywan<text:span text:style-name="T8959">eg</text:span>o mieszkania itd., itd., szereg innych.<text:span text:style-name="T8960">..</text:span></text:p>
      <text:p text:style-name="P8961"><text:span text:style-name="T8962">Barbara<text:s/></text:span><text:span text:style-name="T8963">W</text:span><text:span text:style-name="T8964">olnicka</text:span>:</text:p>
      <text:p text:style-name="P8965">Mieszkanie nabywa się zwykle dla swoich celów, nie w celach handlowych proszę pana.</text:p>
      <text:p text:style-name="P8966"><text:span text:style-name="T8967"><text:s text:c="29"/></text:span>:</text:p>
      <text:p text:style-name="P8968">Ale j<text:span text:style-name="T8969">eżeli</text:span><text:s/><text:span text:style-name="T8970">si</text:span>ę zmi<text:span text:style-name="T8971">en</text:span>ia jakaś sytuacja rodzinna to wtedy się płaci olbrzymi podatek...</text:p>
      <text:p text:style-name="P8972"><text:span text:style-name="T8973">Barbara Wolnicka</text:span>:</text:p>
      <text:p text:style-name="P8974"><text:span text:style-name="T8975">To</text:span><text:s/><text:span text:style-name="T8976">są</text:span><text:s/>p<text:span text:style-name="T8977">rzypadki...</text:span></text:p>
      <text:p text:style-name="P8978"><text:span text:style-name="T8979">Prz</text:span><text:span text:style-name="T8980">ew</text:span><text:span text:style-name="T8981">odn</text:span><text:span text:style-name="T8982">iczą</text:span><text:span text:style-name="T8983">cy</text:span>:</text:p>
      <text:p text:style-name="P8984">Proszę bardzo pan minister.</text:p>
      <text:p text:style-name="P8985"><text:span text:style-name="T8986">M</text:span><text:span text:style-name="T8987">i</text:span><text:span text:style-name="T8988">n</text:span><text:span text:style-name="T8989">.</text:span><text:span text:style-name="T8990"><text:s/></text:span><text:span text:style-name="T8991">L</text:span><text:span text:style-name="T8992">. Mi</text:span><text:span text:style-name="T8993">ec</text:span><text:span text:style-name="T8994">zkowski</text:span>:</text:p>
      <text:p text:style-name="P8995">Ja ponawiam propozycję panie docencie, ab<text:span text:style-name="T8996">yśm</text:span>y stosowali, że tak powiem równe zapi<text:span text:style-name="T8997">s</text:span>y w stosunku do każdej problematyki.</text:p>
      <text:p text:style-name="P8998"><text:span text:style-name="T8999">I</text:span><text:s/>dlatego uważam, że nie powinniśmy robić wyróżnień dla posz<text:span text:style-name="T9000">czegól</text:span>nych dziedzin<text:span text:style-name="T9001">.</text:span><text:s/>Np. do spraw<text:s/><text:span text:style-name="T9002">po</text:span>datkowych. Bo ktoś będzie hobbystą z zakresu gruntów i poprosi zwłaszcza o nowelizację z zakresu gruntów. Kto inny będzie uważał, że spra<text:span text:style-name="T9003">w</text:span>a mienia komunalnego jest w tej chwili najważni<text:span text:style-name="T9004">ejsz</text:span>a i pewnie będzie akcentował te po<text:span text:style-name="T9005">t</text:span>rz<text:span text:style-name="T9006">eb</text:span>y. Ten zapis proponowany jest obecnie uniwersalny, a o potrzebie dojścia do formuły obrotu mi<text:span text:style-name="T9007">es</text:span>zkan<text:span text:style-name="T9008">ia</text:span>mi mówimy w tekście.</text:p>
      <text:p text:style-name="P9009">Ponieważ w tekście jest mowa o tym, żeby był i rynek materiałowy, i obrót mieszkaniami to je<text:span text:style-name="T9010">ś</text:span>li mówimy, że skuteczna realizacja<text:s/><text:span text:style-name="T9011">prop</text:span>onowany<text:span text:style-name="T9012">ch</text:span><text:s/>rozwiązań wymaga tzn. nie piszemy z wyłączeniem tych przepisów.</text:p>
      <text:soft-page-break/>
      <text:p text:style-name="P9013">Chodzi mi o pewną czystość i rzetelność w stosunku do pozostałych dziedzin.</text:p>
      <text:p text:style-name="P9014">Dziękuję.</text:p>
      <text:p text:style-name="P9015"><text:span text:style-name="T9016">Przewodniczący</text:span>:</text:p>
      <text:p text:style-name="P9017">Dziękuję. Proszę bardzo pan red. Paszyński.</text:p>
      <text:p text:style-name="P9018"><text:span text:style-name="T9019">Red.<text:s/></text:span><text:span text:style-name="T9020">A</text:span><text:span text:style-name="T9021">. Paszyński</text:span>:</text:p>
      <text:p text:style-name="P9022">Chciałem tylko zaproponować przecięcie tego sporu terminowego przez następujące sformułowanie tego akapiciku czy tego tiret<text:span text:style-name="T9023">.</text:span><text:s/>„Przystąpienie do nowelizacji przepisów jeszcze w 1989 r.”.</text:p>
      <text:p text:style-name="P9024"><text:span text:style-name="T9025">Przewodniczący</text:span>:</text:p>
      <text:p text:style-name="P9026">Czy wszyscy się zgodzą na taki zapis? Dziękuję. To jest realistyczny zapis.</text:p>
      <text:p text:style-name="P9027">/Głos z sali: nie słychać/.</text:p>
      <text:p text:style-name="P9028"><text:span text:style-name="T9029">Red</text:span><text:span text:style-name="T9030">.</text:span><text:span text:style-name="T9031"><text:s/></text:span><text:span text:style-name="T9032">A</text:span><text:span text:style-name="T9033">. Paszyński</text:span>:</text:p>
      <text:p text:style-name="P9034">Nie, bez wymaga.<text:s/><text:span text:style-name="T9035">„</text:span>Now<text:span text:style-name="T9036">eli</text:span>zac<text:span text:style-name="T9037">j</text:span>a proponowany<text:span text:style-name="T9038">ch</text:span><text:s/><text:span text:style-name="T9039">ro</text:span>z<text:span text:style-name="T9040">wią</text:span>zań wymag<text:span text:style-name="T9041">a</text:span>”</text:p>
      <text:p text:style-name="P9042"><text:span text:style-name="T9043">M</text:span><text:span text:style-name="T9044">i</text:span><text:span text:style-name="T9045">n</text:span><text:span text:style-name="T9046">.</text:span><text:span text:style-name="T9047"><text:s/>L. Mieczkowski</text:span><text:span text:style-name="T9048">:</text:span></text:p>
      <text:p text:style-name="P9049">Prz<text:span text:style-name="T9050">yst</text:span>ąpi<text:span text:style-name="T9051">en</text:span>ie<text:s/><text:span text:style-name="T9052">w</text:span><text:s/>1989 r. j<text:span text:style-name="T9053">es</text:span>z<text:span text:style-name="T9054">cz</text:span>e<text:s/><text:span text:style-name="T9055">n</text:span>ie jest potrzebne, bo to jest jeszcze parę<text:s/><text:span text:style-name="T9056">ł</text:span>adnych miesięcy<text:span text:style-name="T9057">.</text:span><text:s/>„Przystąpienie<text:s/><text:span text:style-name="T9058">w</text:span><text:s/>1989 r. do niezbędn<text:span text:style-name="T9059">e</text:span>j noweliza<text:span text:style-name="T9060">cj</text:span>i pr<text:span text:style-name="T9061">z</text:span>episów”<text:span text:style-name="T9062"><text:s/></text:span>- dobrze.</text:p>
      <text:p text:style-name="P9063"><text:span text:style-name="T9064"><text:s text:c="29"/></text:span>:</text:p>
      <text:p text:style-name="P9065">Dobrze, a dalej?</text:p>
      <text:p text:style-name="P9066"><text:span text:style-name="T9067">Mi</text:span><text:span text:style-name="T9068">n</text:span><text:span text:style-name="T9069">. L. Mi</text:span><text:span text:style-name="T9070">ecz</text:span><text:span text:style-name="T9071">kowski</text:span><text:span text:style-name="T9072">:</text:span></text:p>
      <text:p text:style-name="P9073">Dalej ja nie zmieniałem..<text:span text:style-name="T9074">.</text:span></text:p>
      <text:p text:style-name="P9075"><text:span text:style-name="T9076">Przewodniczący</text:span><text:span text:style-name="T9077">:</text:span></text:p>
      <text:p text:style-name="P9078">Tylko ten jeden punkt i dal<text:span text:style-name="T9079">ej</text:span><text:s/>„w tym także... - i dalej jak było.</text:p>
      <text:p text:style-name="P9080"><text:span text:style-name="T9081">Min</text:span><text:span text:style-name="T9082">.</text:span><text:span text:style-name="T9083"><text:s/>L</text:span><text:span text:style-name="T9084">.</text:span><text:span text:style-name="T9085"><text:s/>Mieczkowski</text:span><text:span text:style-name="T9086">:</text:span></text:p>
      <text:p text:style-name="P9087">Tak.</text:p>
      <text:p text:style-name="P9088"><text:span text:style-name="T9089">Przewodn</text:span><text:span text:style-name="T9090">ic</text:span><text:span text:style-name="T9091">zący</text:span><text:span text:style-name="T9092">:</text:span></text:p>
      <text:p text:style-name="P9093">Czy to wszy<text:span text:style-name="T9094">st</text:span>kie strony zadowala?</text:p>
      <text:p text:style-name="P9095"><text:span text:style-name="T9096">Min</text:span><text:span text:style-name="T9097">.</text:span><text:span text:style-name="T9098"><text:s/>L. Mi</text:span><text:span text:style-name="T9099">ec</text:span><text:span text:style-name="T9100">zkowski</text:span><text:span text:style-name="T9101">:</text:span></text:p>
      <text:p text:style-name="P9102">Cisza jest, czyli...</text:p>
      <text:p text:style-name="P9103"><text:span text:style-name="T9104">Prz</text:span><text:span text:style-name="T9105">ewo</text:span><text:span text:style-name="T9106">dn</text:span><text:span text:style-name="T9107">ic</text:span><text:span text:style-name="T9108">ząc</text:span><text:span text:style-name="T9109">y</text:span>:</text:p>
      <text:p text:style-name="P9110">Dziękuję bardzo. Ja mam jeszcze na kartce zgłoszoną uwag<text:span text:style-name="T9111">ę</text:span>, żeby tutaj<text:s/><text:span text:style-name="T9112">w</text:span><text:s/>tym punkcie zap<text:span text:style-name="T9113">isać</text:span><text:s/>„wymaga uporządkowania i usprawnienia całej działalności<text:s/><text:span text:style-name="T9114">i</text:span>nwestycyjnej, której częścią jest proces budowlano-mont<text:span text:style-name="T9115">aż</text:span>owy, a w tym budownic<text:span text:style-name="T9116">t</text:span>wo mi<text:span text:style-name="T9117">es</text:span>zkaniowe”. Zgłosił to któryś z panów, którego tutaj nie ma.</text:p>
      <text:p text:style-name="P9118">Proszę bardzo.</text:p>
      <text:p text:style-name="P9119"><text:span text:style-name="T9120">Min</text:span><text:span text:style-name="T9121">.</text:span><text:span text:style-name="T9122"><text:s/></text:span><text:span text:style-name="T9123">L</text:span><text:span text:style-name="T9124">. Mi</text:span><text:span text:style-name="T9125">ecz</text:span><text:span text:style-name="T9126">kowski</text:span>:</text:p>
      <text:p text:style-name="P9127">Ja uważam panie przewodniczący, że ta sprawa została uwzględniona w momencie, kiedyśmy rozpatrywali oryginalną czy pochodzącą od pana doc. Bielaka propozycję w pkt. 9, która mówiła o potrzebie wzmocnienia inicjatywnej i koordynacy<text:span text:style-name="T9128">jnej</text:span><text:s/>roli jeśli chodzi o proces inw<text:span text:style-name="T9129">est</text:span>ycyjny.</text:p>
      <text:p text:style-name="P9130"><text:span text:style-name="T9131">P</text:span><text:span text:style-name="T9132">rz</text:span><text:span text:style-name="T9133">ewodn</text:span><text:span text:style-name="T9134">i</text:span><text:span text:style-name="T9135">czący</text:span>:</text:p>
      <text:p text:style-name="P9136">Czyli rozumiem, że ten punkt załatwiony jest w 9 i nie ma sensu drugi raz do niego wracać.</text:p>
      <text:soft-page-break/>
      <text:p text:style-name="P9137"><text:span text:style-name="T9138">Min</text:span><text:span text:style-name="T9139">.</text:span><text:span text:style-name="T9140"><text:s/>L. Mieczkowski</text:span>:</text:p>
      <text:p text:style-name="P9141"><text:span text:style-name="T9142">N</text:span>ie powinniśmy do niego wracać.</text:p>
      <text:p text:style-name="P9143"><text:span text:style-name="T9144">Przewodniczący</text:span>:</text:p>
      <text:p text:style-name="P9145">Ja ma<text:span text:style-name="T9146">m</text:span><text:s/>j<text:span text:style-name="T9147">es</text:span>z<text:span text:style-name="T9148">cz</text:span>e<text:s/><text:span text:style-name="T9149">jed</text:span>ną uwagę<text:s/><text:span text:style-name="T9150">t</text:span>u do<text:s/>ostatniego akap<text:span text:style-name="T9151">i</text:span>tu<text:span text:style-name="T9152">.</text:span><text:s/>„Zapewnienie kontroli społecznej w sytuacji mi<text:span text:style-name="T9153">es</text:span>zkaniow<text:span text:style-name="T9154">ej</text:span><text:s/>poprzez...</text:p>
      <text:p text:style-name="P9155">/Głos z sali:<text:s/>Przez/.</text:p>
      <text:p text:style-name="P9156">Tu jest poprzez - niech będzie<text:s/>„przez”<text:s/>i bym to wszystko wykreślił do końca na<text:s/><text:span text:style-name="T9157">ra</text:span>zie. Przeczytam jakby to brzmiało dalej:</text:p>
      <text:p text:style-name="P9158">„przez powołanie o<text:span text:style-name="T9159">góln</text:span>ok<text:span text:style-name="T9160">rajo</text:span>w<text:span text:style-name="T9161">eg</text:span>o społecznego komitetu mi<text:span text:style-name="T9162">es</text:span>zkaniow<text:span text:style-name="T9163">eg</text:span>o składającego si<text:span text:style-name="T9164">ę</text:span><text:s/>z niezależnych ekspertów prz<text:span text:style-name="T9165">edst</text:span>awici<text:span text:style-name="T9166">el</text:span>i, związków zawodowych i innych”<text:span text:style-name="T9167">.</text:span><text:s/>Ponieważ S<text:span text:style-name="T9168">e</text:span>jm<text:span text:style-name="T9169"><text:s/></text:span>i tak ocenia, i nie musimy mu przypominać, rady narodowe i tak oceniają, i nie musimy im przypominać.</text:p>
      <text:p text:style-name="P9170"><text:span text:style-name="T9171">/</text:span>Głos z sali: nie słychać/.</text:p>
      <text:p text:style-name="P9172"><text:span text:style-name="T9173">J</text:span><text:span text:style-name="T9174">es</text:span>t to naw<text:span text:style-name="T9175">ią</text:span>zanie do pana wypowiedzi, żeby to s<text:span text:style-name="T9176">i</text:span>ę nie zamknęło dzisiejszym dokumentem tylko, żeby ktoś tego pilnował. Żebyśmy sobie to dzisiaj tu zagwarantowali, może to jest źle sformułowane. Natomiast, żebyśmy dzisiaj nie oddali dokumentu i znowu przejdzie to<text:s/><text:span text:style-name="T9177">w</text:span><text:s/>ręce innych organów, które będą miały całkiem inne na ten temat zdanie.</text:p>
      <text:p text:style-name="P9178"><text:span text:style-name="T9179">/</text:span>Głos z sal<text:span text:style-name="T9180">i:</text:span><text:s/>nie słychać/.</text:p>
      <text:p text:style-name="P9181">Proszę bardzo pan<text:s/><text:span text:style-name="T9182">M</text:span>ieszkowski.</text:p>
      <text:p text:style-name="P9183"><text:span text:style-name="T9184">Witold<text:s/></text:span><text:span text:style-name="T9185">M</text:span><text:span text:style-name="T9186">i</text:span><text:span text:style-name="T9187">es</text:span><text:span text:style-name="T9188">zkowski</text:span><text:span text:style-name="T9189">:</text:span></text:p>
      <text:p text:style-name="P9190">Ja w odpowi<text:span text:style-name="T9191">ed</text:span>zi panu przewodniczącemu. Uważam<text:s/><text:span text:style-name="T9192">i</text:span><text:s/>jeszcze raz powtarzam, to co tutaj powtarzałem przy tym stole.</text:p>
      <text:p text:style-name="P9193">Gospodarka przestrzenna, a w tym budownictwo mieszkan<text:span text:style-name="T9194">i</text:span>owe i towarzyszące, ma być gospodarką prowadzoną lokalnie<text:span text:style-name="T9195">.<text:s/></text:span>W związku z tym jakiekolwiek ciało kontroli społecznej, które znowu miałoby tendencje centralistyczne jest bez sensu.</text:p>
      <text:p text:style-name="P9196">Tyle będzie tych komitetów, o których pan przewodniczący wspomina, ile będzie prężnych lokalnych interesów<text:span text:style-name="T9197">.</text:span><text:s/>Ja w tej chwili wykonuję projekt moderniza<text:span text:style-name="T9198">cj</text:span>i dzielnicy<text:s/><text:span text:style-name="T9199">m</text:span>ieszkaniowej w Ciechanowie<text:span text:style-name="T9200">.</text:span><text:s/>Marzę o tym - a przypusz<text:span text:style-name="T9201">cz</text:span>am, że za chwilę samorzutnie powstanie komitet kontroli społecznej dzi<text:span text:style-name="T9202">a</text:span>łań władzy lokalnej i moich jako proje<text:span text:style-name="T9203">k</text:span>tanta, i będzie to<text:s/><text:span text:style-name="T9204">k</text:span>omit<text:span text:style-name="T9205">et</text:span><text:s/>składający się z prz<text:span text:style-name="T9206">edst</text:span>awici<text:span text:style-name="T9207">eli</text:span><text:s/>jednej czwartej mieszkańców tej dzielnicy, tego miasta. I do tego powinniśmy dążyć<text:span text:style-name="T9208">.</text:span></text:p>
      <text:p text:style-name="P9209">Jeżeli pan, by dzisiaj tutaj w tym dokumencie zapisał, że tam, gdzie takie potrzeby istnieją, żeby takie komitety powstawały, ale tego nie potrzeba zapisywać, to ja byłbym z<text:span text:style-name="T9210">adow</text:span>olony<text:span text:style-name="T9211">.</text:span></text:p>
      <text:p text:style-name="P9212">Ja uważam, że cały nasz dokument zmierza do t<text:span text:style-name="T9213">eg</text:span>o, żeby nie kończyć go jakimkolwiek nawet jeśli on będzie miał przymiotnik społeczny, jakimkolwiek komitetem.</text:p>
      <text:p text:style-name="P9214">Naprawdę jeszcze raz powtarzam gospodarka przestrzenna, a nie budownictwo - jeszcze wracam do tej nomenklatury - to nie tylko budownictwo, to jest w ogóle cała gospodarka przestrze<text:span text:style-name="T9215">n</text:span>na. I ona powinna być lokalna. Dlatego absolutnie jestem przeciwny - to jest moje prywatne zdanie z kol<text:span text:style-name="T9216">eg</text:span>ami go nie konsultowałem, ale przypuszczam, że w wyrażam opinię tutaj całej tej<text:s/><text:span text:style-name="T9217">c</text:span>zęści stołu - że nie może się ten dokument ze względów taktycznych kończyć czymkolwiek scentralizowanym, a merytorycznie ja uważam taką rzecz za błędną<text:span text:style-name="T9218">.</text:span><text:s/>Dziękuję.</text:p>
      <text:soft-page-break/>
      <text:p text:style-name="P9219"><text:span text:style-name="T9220">Prz</text:span><text:span text:style-name="T9221">ew</text:span><text:span text:style-name="T9222">odn</text:span><text:span text:style-name="T9223">i</text:span><text:span text:style-name="T9224">c</text:span><text:span text:style-name="T9225">zą</text:span><text:span text:style-name="T9226">cy</text:span><text:span text:style-name="T9227">:</text:span></text:p>
      <text:p text:style-name="P9228"><text:span text:style-name="T9229">Dziękuję</text:span><text:s/>bardzo. Proszę pan Mrzygłód.</text:p>
      <text:p text:style-name="P9230"><text:span text:style-name="T9231">Tadeusz Mrzy</text:span><text:span text:style-name="T9232">g</text:span><text:span text:style-name="T9233">łód</text:span><text:span text:style-name="T9234">:</text:span></text:p>
      <text:p text:style-name="P9235"><text:span text:style-name="T9236">M</text:span>ój przedmówca całkowicie neguje to cośmy tutaj zrobili<text:span text:style-name="T9237">.</text:span><text:s/>Całkowicie, że to cośmy zrobili<text:s/>to jest niepotrzebne. Przeciąż my jesteśmy Komitetem Centralnym<text:s/><text:span text:style-name="T9238">w</text:span><text:s/>tej dziedzinie. To wobec tego po co<text:s/><text:span text:style-name="T9239">m</text:span>y tu siedzimy od kilku dn<text:span text:style-name="T9240">i</text:span><text:s/>i robimy to. A przecież wiele spraw.<text:span text:style-name="T9241">..</text:span><text:s/>przecież materiałów budowlanych nie załatwi się tylko na szczeblu lokalnym. Musi być ktoś, kto będzie w skali krajowej pewne proc<text:span text:style-name="T9242">e</text:span>s<text:span text:style-name="T9243">y<text:s/></text:span>załatwiał<text:span text:style-name="T9244">,</text:span><text:s/>przepisy praw<text:span text:style-name="T9245">n</text:span>e, ulgi podatkowe itd. to są wszystko sprawy centralne, a nie wojewódzkie i musi być jakiś organ, który będzie to pilotował dalej.</text:p>
      <text:p text:style-name="P9246">Dziękuję bardzo.</text:p>
      <text:p text:style-name="P9247"><text:span text:style-name="T9248">Prz</text:span><text:span text:style-name="T9249">ewod</text:span><text:span text:style-name="T9250">niczący</text:span>:</text:p>
      <text:p text:style-name="P9251">Proszę bardzo pan minister<text:span text:style-name="T9252">.</text:span></text:p>
      <text:p text:style-name="P9253"><text:span text:style-name="T9254">Min. L</text:span><text:span text:style-name="T9255">.</text:span><text:span text:style-name="T9256"><text:s/>Mieczkowski</text:span>:</text:p>
      <text:p text:style-name="P9257">Ja j<text:span text:style-name="T9258">es</text:span>te<text:span text:style-name="T9259">m</text:span><text:s/>zdania, że powinni<text:span text:style-name="T9260">ś</text:span>my<text:span text:style-name="T9261"><text:s/></text:span>utrzyma<text:span text:style-name="T9262">ć</text:span><text:s/>zapis d<text:span text:style-name="T9263">ot</text:span>ychczasowy. Potrzebne są dwa rodzaje dokonywania analiz i ocen. Jedna ta najważni<text:span text:style-name="T9264">ej</text:span>sza na<text:s/><text:span text:style-name="T9265">sz</text:span>czeblu lokalnym, dokonywana przez prz<text:span text:style-name="T9266">ed</text:span>stawi<text:span text:style-name="T9267">ci</text:span>elstwo społeczeń<text:span text:style-name="T9268">st</text:span>wa<text:s/><text:span text:style-name="T9269">w</text:span><text:s/>postaci wybranej w wyborach samorządu terytorialnego rady narodowe<text:span text:style-name="T9270">j<text:s/></text:span>z rozpatrzeniem tego na posiedzeniu wnikliwym jak wygląda dorobek ostatniego roku, cośmy zrobili, jakie są uchybienia co powinniśmy robi<text:span text:style-name="T9271">ć</text:span><text:s/>dalej.</text:p>
      <text:p text:style-name="P9272">I drugi rodzaj dokonywanie ocen przez Sejm, jako prz<text:span text:style-name="T9273">edst</text:span>awici<text:span text:style-name="T9274">els</text:span>two narodu, najwyższą władzę, k<text:span text:style-name="T9275">tó</text:span>rej rząd powinien raz do roku co najmniej przedkładać informac<text:span text:style-name="T9276">je</text:span>, sprawozdania co zostało zrobione, pokazywać problemy i prosić o ocenę,<text:span text:style-name="T9277"><text:s/></text:span>wyty<text:span text:style-name="T9278">cz</text:span>ne.</text:p>
      <text:p text:style-name="P9279">Dziękuję<text:span text:style-name="T9280">.</text:span></text:p>
      <text:p text:style-name="P9281"><text:span text:style-name="T9282">Pr</text:span><text:span text:style-name="T9283">zew</text:span><text:span text:style-name="T9284">od</text:span><text:span text:style-name="T9285">n</text:span><text:span text:style-name="T9286">iczący</text:span>:</text:p>
      <text:p text:style-name="P9287">Dziękuję bardzo. Tak się do tej pory dzieje, efekty t<text:span text:style-name="T9288">eg</text:span>o mam.</text:p>
      <text:p text:style-name="P9289">/Głos z sali:<text:s/>Czy można?/.</text:p>
      <text:p text:style-name="P9290"><text:span text:style-name="T9291">Pr</text:span>oszę bardzo<text:span text:style-name="T9292">.</text:span></text:p>
      <text:p text:style-name="P9293"><text:span text:style-name="T9294">Min.<text:s/></text:span><text:span text:style-name="T9295">L</text:span><text:span text:style-name="T9296">. Mieczkowski</text:span>:</text:p>
      <text:p text:style-name="P9297">Muszę sprostowa<text:span text:style-name="T9298">ć,</text:span><text:s/><text:span text:style-name="T9299">ż</text:span>e ni<text:span text:style-name="T9300">es</text:span>tety nie zawsze tak się dzieje,<text:s/><text:span text:style-name="T9301">m</text:span>a<text:span text:style-name="T9302">m</text:span><text:s/>na my<text:span text:style-name="T9303">ś</text:span>l<text:span text:style-name="T9304">i</text:span><text:s/>n<text:span text:style-name="T9305">i</text:span>e wszystkie wojew<text:span text:style-name="T9306">ództw</text:span>a su<text:span text:style-name="T9307">mie</text:span>nnie dokonują takich ocen. J<text:span text:style-name="T9308">e</text:span>stem świadkie<text:span text:style-name="T9309">m</text:span><text:s/>jak takie punkty są zd<text:span text:style-name="T9310">ej</text:span>mowane dla wygody<text:s/><text:span text:style-name="T9311">wł</text:span>adzy<text:s/><text:span text:style-name="T9312">z</text:span><text:s/>porządku dziennego.<text:s/><text:span text:style-name="T9313">A</text:span><text:s/>Sejm rozpatruje te sprawy często n<text:span text:style-name="T9314">a</text:span><text:s/>posiedzeniu komisji.<text:s/><text:span text:style-name="T9315">P</text:span>odczas ki<text:span text:style-name="T9316">ed</text:span>y ran<text:span text:style-name="T9317">g</text:span>a problemu być<text:s/><text:span text:style-name="T9318">m</text:span>oże wymagałaby rzeczywiście co najmniej corocznych ocen publicznych<text:span text:style-name="T9319">.</text:span></text:p>
      <text:p text:style-name="P9320">Dziękuję<text:span text:style-name="T9321">.</text:span></text:p>
      <text:p text:style-name="P9322"><text:span text:style-name="T9323">Prz</text:span><text:span text:style-name="T9324">ew</text:span><text:span text:style-name="T9325">odn</text:span><text:span text:style-name="T9326">ic</text:span><text:span text:style-name="T9327">zący</text:span>:</text:p>
      <text:p text:style-name="P9328">Dz<text:span text:style-name="T9329">i</text:span>ękuję bardzo. Czy w ty<text:span text:style-name="T9330">m</text:span><text:s/>temacie będą j<text:span text:style-name="T9331">es</text:span>zcze inne uwagi? Proszę bardzo pan Zaw<text:span text:style-name="T9332">ist</text:span>owski.</text:p>
      <text:p text:style-name="P9333"><text:span text:style-name="T9334">Zbigniew Zawistowski</text:span>:</text:p>
      <text:p text:style-name="P9335">Chciałbym<text:s/><text:span text:style-name="T9336">ja</text:span>szcze zapytać czy nie sądzicie pań<text:span text:style-name="T9337">st</text:span>wo<text:span text:style-name="T9338">,</text:span><text:s/>że t<text:span text:style-name="T9339">a</text:span><text:s/>sprawa dotycząca przepisów powinna być przez nas jakoś jeszcze pociągni<text:span text:style-name="T9340">ęt</text:span>a. Tzn. czy n<text:span text:style-name="T9341">p</text:span>. nie moglibyśmy nawet bez zapisywania tego, zastanowić się chwilę, czy nie powinien ktoś, jakaś grupa osób w duchu tego tekstu sporządzić zestawienie wszystkich przepisów, które muszą, ulec<text:span text:style-name="T9342"><text:s/></text:span>zm<text:span text:style-name="T9343">i</text:span><text:span text:style-name="T9344">a</text:span>n<text:span text:style-name="T9345">i</text:span><text:span text:style-name="T9346">e</text:span>,<text:s/>żeby to mogło być po prostu skonsumowane.<text:s/><text:span text:style-name="T9347">I</text:span><text:s/>żeby ten materiał był<text:s/><text:soft-page-break/>jeszcze przedmiotem naszej oceny czy dyskusji w tym gronie.</text:p>
      <text:p text:style-name="P9348">Ja co pr<text:span text:style-name="T9349">a</text:span>wda nie wiem, jak się skończy nasza działalność, to znaczy w jaki formalny sposób zostanie zamknięta czy tylko tym tekstem czy jako<text:span text:style-name="T9350">ś</text:span><text:s/>jeszcze inaczej. Ale z dyskusji wywnioskowałem, że to jest sprawa do<text:span text:style-name="T9351">ś</text:span>ć istotna, i możemy po prostu jak gdyby to wszystko co napisaliśmy może zawisnąć w próżni jeżeli nie będziemy mogli przedstawić takiego uporządkowanego mat<text:span text:style-name="T9352">eri</text:span>ału<text:span text:style-name="T9353">.</text:span><text:s/>Jakie przepisy trzeba ruszyć, żeby to móc zrealizować?</text:p>
      <text:p text:style-name="P9354"><text:span text:style-name="T9355"><text:s text:c="29"/></text:span>:</text:p>
      <text:p text:style-name="P9356">Nie ja zapytuję właśnie czy to nie powinien zrobić ktoś z fachowców, jakieś grono fachowców,<text:s/><text:span text:style-name="T9357">a</text:span><text:s/>my tylko jeszcze powinniśmy na to rzucić okiem<text:span text:style-name="T9358">.</text:span><text:s/>Czy wszystko, czy zgodnie...</text:p>
      <text:p text:style-name="P9359"><text:span text:style-name="T9360">Przewodniczący</text:span>:</text:p>
      <text:p text:style-name="P9361">Dziękuję bardzo, proszę bardzo pan profesor<text:span text:style-name="T9362">.</text:span></text:p>
      <text:p text:style-name="P9363"><text:span text:style-name="T9364">Pr</text:span><text:span text:style-name="T9365">of.</text:span><text:span text:style-name="T9366"><text:s text:c="23"/></text:span>:</text:p>
      <text:p text:style-name="P9367">Ja<text:s/><text:span text:style-name="T9368">się</text:span><text:s/>obawiam, ż<text:span text:style-name="T9369">eb</text:span>yśmy kończąc listę przepisów nie postawili pytania czy nie trzeba jeszcze przedłużyć dzia<text:span text:style-name="T9370">łaln</text:span>o<text:span text:style-name="T9371">ści</text:span><text:s/>naszej komisji, żeby jeszcze zrealizować przynajmni<text:span text:style-name="T9372">ej</text:span><text:s/>najważni<text:span text:style-name="T9373">ej</text:span>sze z tych postanowień, dlatego, że też nie mamy pewności.</text:p>
      <text:p text:style-name="P9374">Trzeba gdzieś chyba zamknąć i ta sprawa już ustawodawstwa jest chyba sprawą bardzo fachową<text:span text:style-name="T9375">.</text:span><text:s/><text:span text:style-name="T9376">B</text:span>o przecież my mówimy, rzucamy hasło, jakichś prawdopodobnie szereg<text:s/><text:span text:style-name="T9377">gł</text:span>ówn<text:span text:style-name="T9378">yc</text:span>h<text:span text:style-name="T9379"><text:s/></text:span>ustaw każda z nich wymaga. Ale przecież to nie idzie o to wyliczenie głównych ustaw, tylko o zwrócenie uwagi na konkretne przepisy. I chyba tego<text:s/>też<text:s/>aparatu prawnego, bez<text:span text:style-name="T9380">..</text:span>. zrobić nie można. Te<text:span text:style-name="T9381">g</text:span>o nie m<text:span text:style-name="T9382">o</text:span>żna zrobić na szczeblu naszej znajomości ogólnych przepisów.</text:p>
      <text:p text:style-name="P9383">Tu jest sprawa nacisku i kontroli społecznej, tej ogólnej, która powinna być robiona<text:span text:style-name="T9384">.</text:span><text:s/>Ale nie sądzę, żebyśmy mogli zastępować fachowe organy w tej dzi<text:span text:style-name="T9385">ed</text:span>zinie.</text:p>
      <text:p text:style-name="P9386"><text:span text:style-name="T9387">Przewodniczący</text:span>:</text:p>
      <text:p text:style-name="P9388">Dzi<text:span text:style-name="T9389">ę</text:span>ku<text:span text:style-name="T9390">ję</text:span><text:s/>bardzo pan Bielak, pan mini<text:span text:style-name="T9391">st</text:span>er i pan Paszyński.</text:p>
      <text:p text:style-name="P9392"><text:span text:style-name="T9393">Doc. Janusz Bielak</text:span>:</text:p>
      <text:p text:style-name="P9394">Proszę państwa wiem, że jesteśmy wszyscy bardzo znużeni. Ale chyba wszyscy zdają sobie również sprawę, że dotarliśmy do jednego z węzłowych punktów. To jest węzłowa sprawa.</text:p>
      <text:p text:style-name="P9395">Mały komentarz od pierwszej chwili<text:s/><text:span text:style-name="T9396">w</text:span>łączenia<text:s/><text:span text:style-name="T9397">s</text:span>i<text:span text:style-name="T9398">ę<text:s/></text:span>w te prace sugerowałem, że są... że do grupy n<text:span text:style-name="T9399">aj</text:span>ważni<text:span text:style-name="T9400">ej</text:span>szych problemów należy uzyskanie gwaran<text:span text:style-name="T9401">cj</text:span>i,<text:s/><text:span text:style-name="T9402">że</text:span><text:s/><text:span text:style-name="T9403">t</text:span>o co zostanie tutaj pow<text:span text:style-name="T9404">ied</text:span>ziane zostanie zrea<text:span text:style-name="T9405">liz</text:span>owane.</text:p>
      <text:p text:style-name="P9406"><text:span text:style-name="T9407">I</text:span><text:s/>chodzi nie tyle o taki lub inny organ, ale uzyskanie świadomośc<text:span text:style-name="T9408">i</text:span>, że ta gwarancja będzie.</text:p>
      <text:p text:style-name="P9409">Punkt drugi. Na pewno w wyniku ustaleń, które tuta<text:span text:style-name="T9410">j<text:s/></text:span>zapadają jest wiele spraw, które będą kontynuowane. M.in. problem przepisów zmian itd. Ale nie tylko, tam cały<text:s/><text:span text:style-name="T9411">s</text:span>zereg jest.</text:p>
      <text:p text:style-name="P9412"><text:span text:style-name="T9413">I</text:span><text:s/>teraz trzecia sprawa. Kwestia gwarancji, może<text:s/><text:span text:style-name="T9414">b</text:span>yć<text:span text:style-name="T9415"><text:s/></text:span>dwojako rozpatrywana. Nie wiem czy dobrze odebrałem intencje prz<text:span text:style-name="T9416">edst</text:span>awi<text:span text:style-name="T9417">ciel</text:span>i<text:s/>„Solidarności”, ale zdawało mi się, że na ogół<text:span text:style-name="T9418"><text:s/></text:span>skłaniano si<text:span text:style-name="T9419">ę</text:span><text:s/>do tego, że nowo<text:s/>wybrane demokratycznie z zaufaniem społecznym organy prz<text:span text:style-name="T9420">edst</text:span>awic<text:span text:style-name="T9421">iels</text:span>kie, jak gdyby tym samym będą już tymi rzecznikami utrzymania tych naszych ustaleń.</text:p>
      <text:p text:style-name="P9422">Równocześnie z pozycji OPZZ wychodził głos, żeby j<text:span text:style-name="T9423">ed</text:span>nak utworzy<text:span text:style-name="T9424">ć</text:span><text:s/>organ obywatelski specjalny dla problematyki właśnie mi<text:span text:style-name="T9425">es</text:span>zkaniow<text:span text:style-name="T9426">ej,</text:span><text:s/>inw<text:span text:style-name="T9427">est</text:span>ycy<text:span text:style-name="T9428">jn</text:span>o-budowlan<text:span text:style-name="T9429">ej,</text:span><text:s/>który by potoczył w dłuższym okresie<text:s/><text:soft-page-break/>czasu sprawę zagwarantowania tego co myś<text:span text:style-name="T9430">m</text:span>y tutaj powiedzieli. Są wyraźnie dwa, jak gdyby różne stanow<text:span text:style-name="T9431">i</text:span>ska.</text:p>
      <text:p text:style-name="P9432">Bardzo trudno jest wydaje się<text:s/><text:span text:style-name="T9433">jed</text:span>n<text:span text:style-name="T9434">oz</text:span>na<text:span text:style-name="T9435">cz</text:span>nie postawić na takie lub inne rozwiązanie, bardzo trudno.</text:p>
      <text:p text:style-name="P9436">Sądzę, ja osobiście się opowiadam i myślę, że warto to prz<text:span text:style-name="T9437">ed</text:span>ys<text:span text:style-name="T9438">kutow</text:span>ać za utworzeniem jednak mimo wszystko społecznej organizacji, w której decydującą rolę odgrywałyby związki zawodowe czyli reprezentanci społeczeństwa, tak rozumiem, którzy by trzymali ten problem i ten nurt niezależnie od istniejących struktur i byli partnerami trzymającymi ten<text:s/>dokument<text:s/><text:span text:style-name="T9439">w</text:span><text:s/>garści do realizacji. Żeby raz wreszcie coś co zostało postanowione stało się faktem.</text:p>
      <text:p text:style-name="P9440"><text:span text:style-name="T9441">Przewodnicząc</text:span><text:span text:style-name="T9442">y</text:span><text:span text:style-name="T9443">:</text:span></text:p>
      <text:p text:style-name="P9444">Dzi<text:span text:style-name="T9445">ęk</text:span>u<text:span text:style-name="T9446">ję</text:span><text:s/>bardzo. Kto z państwa chciałby zabrać głos? Prosz<text:span text:style-name="T9447">ę</text:span><text:s/>bardzo pan minister nie.</text:p>
      <text:p text:style-name="P9448"><text:span text:style-name="T9449">Min</text:span><text:span text:style-name="T9450">.</text:span><text:span text:style-name="T9451"><text:s/></text:span><text:span text:style-name="T9452">L</text:span><text:span text:style-name="T9453">. Mieczkowsk</text:span><text:span text:style-name="T9454">i</text:span><text:span text:style-name="T9455">:</text:span></text:p>
      <text:p text:style-name="P9456">Nie, rezygnuję.</text:p>
      <text:p text:style-name="P9457"><text:span text:style-name="T9458">Prz</text:span><text:span text:style-name="T9459">ew</text:span><text:span text:style-name="T9460">odniczą</text:span><text:span text:style-name="T9461">cy</text:span><text:span text:style-name="T9462">:</text:span></text:p>
      <text:p text:style-name="P9463">Proszę pan red. Paszyński.</text:p>
      <text:p text:style-name="P9464"><text:span text:style-name="T9465">R</text:span><text:span text:style-name="T9466">ed</text:span><text:span text:style-name="T9467">.<text:s/></text:span><text:span text:style-name="T9468">A</text:span><text:span text:style-name="T9469">. Paszyński</text:span>:</text:p>
      <text:p text:style-name="P9470">Ja mam kompromisowy wnio<text:span text:style-name="T9471">se</text:span>k<text:span text:style-name="T9472">.</text:span><text:s/>Ja myślę, że to jest rzeczywiście ogromnie ważna sprawa i nie<text:s/><text:span text:style-name="T9473">m</text:span>ożna tego zlekceważyć, wobec tego proponuj<text:span text:style-name="T9474">ę</text:span>, żebyśmy przekazując ten nasz tekst do Zespołu Polityki Ekonomicznej i Społecznej opatrzyli go uwagą o potrzebie w liście przewodnim czy w jakimś... o potrzebie zapewnienia gwarancji stałej kontroli i realizacji umowy społecznej. Tyc<text:span text:style-name="T9475">h</text:span><text:s/>naszych ustaleń.</text:p>
      <text:p text:style-name="P9476">My<text:span text:style-name="T9477">ś</text:span>lę, że możemy w ty<text:span text:style-name="T9478">m</text:span><text:s/>liście także zasygna<text:span text:style-name="T9479">liz</text:span>ować to o czyn mówił pan Zawistowski, to znaczy, że istnieje, że to nie jest że myśmy zakończyli, jak by naszą pracę, którą nam powierzono, ale to nie znaczy, że to jest zakończenie... znaczy załatwienie sprawy.</text:p>
      <text:p text:style-name="P9480">Wobec tego także z wnioskiem o rozważenie dalszych form, form dalszego... czy kontynuacji pewnej sprawy. Myślę, po prostu to musi się znaleźć w końcowej fazie ustaleń<text:s/><text:span text:style-name="T9481">„</text:span>okrągłego stołu”, rozstrzygnięcie tego typu problemów.</text:p>
      <text:p text:style-name="P9482">Jeżeli byście się państwo zgodzili na takie rozwiązanie, to byśmy mieli wtedy jakby krok do przodu. Moglibyśmy<text:s/><text:span text:style-name="T9483">fin</text:span>a<text:span text:style-name="T9484">liz</text:span>ować.<text:span text:style-name="T9485">..</text:span></text:p>
      <text:p text:style-name="P9486"><text:span text:style-name="T9487">Min</text:span><text:span text:style-name="T9488">.</text:span><text:span text:style-name="T9489"><text:s/>L. Mieczkowski</text:span>:</text:p>
      <text:p text:style-name="P9490">Bo by się odnosiło do w<text:span text:style-name="T9491">sz</text:span>y<text:span text:style-name="T9492">st</text:span>kich.<text:span text:style-name="T9493">..</text:span></text:p>
      <text:p text:style-name="P9494"><text:span text:style-name="T9495">/</text:span>G<text:span text:style-name="T9496">ł</text:span>os z sali:<text:s/>Czyli<text:s/><text:span text:style-name="T9497">n</text:span>ie zamyka<text:span text:style-name="T9498">m</text:span>y tego/.</text:p>
      <text:p text:style-name="P9499"><text:span text:style-name="T9500">Red.<text:s/></text:span><text:span text:style-name="T9501">A.</text:span><text:span text:style-name="T9502"><text:s/>Paszyński:</text:span></text:p>
      <text:p text:style-name="P9503">Tak. Powiem prawdę do j<text:span text:style-name="T9504">es</text:span>t problem wszyst<text:span text:style-name="T9505">k</text:span>ich zespołów. W i<text:span text:style-name="T9506">s</text:span>tocie rzeczy ka<text:span text:style-name="T9507">żd</text:span>y z zespołów, czy podzespołów, kt<text:span text:style-name="T9508">ó</text:span>ry poważnie podchodzi do swoich zadań czy rozstrzygnięć powinien podobny wniosek postawić<text:span text:style-name="T9509">.</text:span></text:p>
      <text:p text:style-name="P9510"><text:span text:style-name="T9511">Pr</text:span><text:span text:style-name="T9512">zewodniczący:</text:span></text:p>
      <text:p text:style-name="P9513">Dziękuję ba<text:span text:style-name="T9514">rd</text:span>zo,<text:s/><text:span text:style-name="T9515">p</text:span>an Rutkowski.</text:p>
      <text:p text:style-name="P9516"><text:span text:style-name="T9517">St</text:span><text:span text:style-name="T9518">efan Rutkowski:</text:span></text:p>
      <text:p text:style-name="P9519">Ja chciałbym t<text:span text:style-name="T9520">u</text:span><text:s/>nawiązać do te<text:span text:style-name="T9521">g</text:span>o na co tu już kilkakrotnie zwracaliśmy uwag<text:span text:style-name="T9522">ę</text:span>, że czy rząd,<text:span text:style-name="T9523"><text:s/></text:span>czy Sej<text:span text:style-name="T9524">m</text:span>, czy plenum, Biuro Polityczne opracowywało cały szereg programów i te programy nie były r<text:span text:style-name="T9525">ea</text:span>l<text:span text:style-name="T9526">iz</text:span>owane.<text:s/><text:soft-page-break/><text:span text:style-name="T9527">M</text:span>y<text:s/><text:span text:style-name="T9528">w</text:span><text:s/>tej chwili siedzimy nad kolejnym programem i państwo macie bazę swoją, my mamy bazę swoją, za pół roku czy za rok zapytają nas i co z tym programem zrobiliście? Co dalej s<text:span text:style-name="T9529">i</text:span>ę z tym dziej<text:span text:style-name="T9530">e?</text:span></text:p>
      <text:p text:style-name="P9531">I my powiemy tak, no znowu jest program, ale były<text:span text:style-name="T9532"><text:s/></text:span>trudności takie, siakie czy inne, to czy tamto wyszło.<text:s/><text:span text:style-name="T9533">I</text:span><text:s/>chodzi o to, żebyśmy te nasze debaty wi<text:span text:style-name="T9534">el</text:span>ogodzinne, na które poświęciliśmy ogrom naszego wysiłku, żeby stały si<text:span text:style-name="T9535">ę</text:span><text:s/>pierwszym etapem tego co chcemy zrobić, żeby potem nam nic zarzucono, że jesteśmy autorami kolejnego programu, z którym później dalej nic si<text:span text:style-name="T9536">ę</text:span><text:s/>nie działo. Przecież powinniśmy nie<text:span text:style-name="T9537"><text:s/></text:span>wiem co<text:s/><text:span text:style-name="T9538">pó</text:span>ł roku, co roku, przed tą swoją bazą stanąć i powi<text:span text:style-name="T9539">ed</text:span>zi<text:span text:style-name="T9540">e</text:span>ć, że to i to zostało już zrealizowane, to czy to w takim i takim stopniu jest zaawansowane, tu mamy takie trudności, możemy<text:s/><text:span text:style-name="T9541">się</text:span><text:s/>nawet odwołać do nich, wy też pod<text:span text:style-name="T9542">ej</text:span>mijcie działania w terenie, w Ciechanowie,<text:s/><text:span text:style-name="T9543">w</text:span><text:s/>Krakowie, w<text:s/><text:span text:style-name="T9544">G</text:span>rójcu wszędzie. I chodzi o to, żeby to się nie zakończyło na tej debac<text:span text:style-name="T9545">i</text:span>e dzisiejszej.</text:p>
      <text:p text:style-name="P9546">Dziękuję.</text:p>
      <text:p text:style-name="P9547"><text:span text:style-name="T9548">Przewodniczący</text:span>:</text:p>
      <text:p text:style-name="P9549"><text:span text:style-name="T9550">Dziękuję</text:span><text:s/>bardzo<text:span text:style-name="T9551">.</text:span><text:s/>Proszę bardzo pan...</text:p>
      <text:p text:style-name="P9552">/G<text:span text:style-name="T9553">ł</text:span>os z sali:<text:s/>Pomyślcie poważnie, jest p<text:span text:style-name="T9554">o</text:span><text:s/>szóstej, nad zapisem<text:span text:style-name="T9555">...</text:span>/.</text:p>
      <text:p text:style-name="P9556"><text:span text:style-name="T9557"><text:s text:c="29"/></text:span>:</text:p>
      <text:p text:style-name="P9558">Za<text:span text:style-name="T9559">s</text:span>tanó<text:span text:style-name="T9560">w</text:span>my się czy nie d<text:span text:style-name="T9561">ać</text:span><text:s/>ta<text:span text:style-name="T9562">k</text:span>iego<text:s/><text:span text:style-name="T9563">j</text:span>eszcze jednego zdania<text:span text:style-name="T9564">.</text:span><text:s/><text:span text:style-name="T9565">„</text:span>Zwróc<text:span text:style-name="T9566">en</text:span>ie się do organizacji badania<text:s/><text:span text:style-name="T9567">o</text:span>pinii społecznej z prośbą o pr<text:span text:style-name="T9568">z</text:span>eprowadz<text:span text:style-name="T9569">enie</text:span><text:s/>rocznych badań nad postępem rozw<text:span text:style-name="T9570">ią</text:span>zywania problemu mieszkaniowego”.</text:p>
      <text:p text:style-name="P9571"><text:span text:style-name="T9572">/</text:span>Głos z sali: nie słychać<text:span text:style-name="T9573">/</text:span>.</text:p>
      <text:p text:style-name="P9574"><text:span text:style-name="T9575"><text:s text:c="29"/></text:span>:</text:p>
      <text:p text:style-name="P9576">Dlacze<text:span text:style-name="T9577">g</text:span>o? T<text:span text:style-name="T9578">o</text:span><text:s/>by było wiadomo czy co<text:span text:style-name="T9579">ś<text:s/></text:span>się dzieje, jak społeczeństwo ocenia. Czy coś się dzieje w tej<text:span text:style-name="T9580"><text:s/></text:span>materii czy nie. Ta dziedzina dotychczas nie była objęta badaniami opinii społecznej.</text:p>
      <text:p text:style-name="P9581"><text:span text:style-name="T9582">/</text:span>Głos z sali:<text:s/>Nie była/.</text:p>
      <text:p text:style-name="P9583"><text:span text:style-name="T9584">Przewod</text:span><text:span text:style-name="T9585">n</text:span><text:span text:style-name="T9586">icz</text:span><text:span text:style-name="T9587">ą</text:span><text:span text:style-name="T9588">cy</text:span><text:span text:style-name="T9589">:</text:span></text:p>
      <text:p text:style-name="P9590">Dziękuję bardzo<text:span text:style-name="T9591">.</text:span><text:s/>Czy jeszcze państwo<text:s/><text:span text:style-name="T9592">m</text:span>acie jakieś uwa<text:span text:style-name="T9593">gi?</text:span><text:s/>Proszę bardzo pan minister...</text:p>
      <text:p text:style-name="P9594"><text:span text:style-name="T9595">/</text:span>Głos z sali: nie słychać/.</text:p>
      <text:p text:style-name="P9596">Cały czas obracamy si<text:span text:style-name="T9597">ę</text:span><text:s/>wokół t<text:span text:style-name="T9598">eg</text:span>o<text:span text:style-name="T9599"><text:s/></text:span>tematu<text:s/>„Skuteczna realizacja proponowanych rozwiązań wymaga...”<text:s/>czyli jest to cały system zabezpieczeń.</text:p>
      <text:p text:style-name="P9600"><text:span text:style-name="T9601">Min. L</text:span><text:span text:style-name="T9602">.</text:span><text:span text:style-name="T9603"><text:s/>Mi</text:span><text:span text:style-name="T9604">e</text:span><text:span text:style-name="T9605">czkowski</text:span>:</text:p>
      <text:p text:style-name="P9606">Panie prz<text:span text:style-name="T9607">ew</text:span>odn<text:span text:style-name="T9608">icz</text:span>ą<text:span text:style-name="T9609">cy</text:span><text:s/><text:span text:style-name="T9610">ja</text:span><text:s/>nie mam innych uwag w stosunku do tekstu, który z wyjątkiem korekty drugiego tire został przyjęty,<text:s/><text:span text:style-name="T9611">b</text:span>ył tu dyskutowany. Mam natomiast uwagę natury for<text:span text:style-name="T9612">m</text:span>alnej<text:span text:style-name="T9613">.</text:span><text:s/>Uważam, że powinniśmy wstawić dzisiejszą datę, nawet jeśli jutro byłaby podpisywana przez wiceprzewodniczących, a także proponuję, aby po prawej stronie napisać współprzewodniczący: i następnie według alfabetu nazwisk, patrząc na nazwisko podpisać po<text:s/><text:span text:style-name="T9614">k</text:span>olei imieniem i nazwiskiem wszystkie osoby wiceprzewodnicząc<text:span text:style-name="T9615">y</text:span>ch.</text:p>
      <text:p text:style-name="P9616"><text:span text:style-name="T9617">Prze</text:span><text:span text:style-name="T9618">w</text:span><text:span text:style-name="T9619">odniczący</text:span>:</text:p>
      <text:p text:style-name="P9620"><text:span text:style-name="T9621">C</text:span>zy do tej propozycji organ<text:span text:style-name="T9622">iz</text:span>acyjnej, bo<text:s/><text:span text:style-name="T9623">w</text:span><text:s/>zasadzie<text:s/><text:span text:style-name="T9624">p</text:span>rz<text:span text:style-name="T9625">es</text:span>zliśmy do spraw<text:s/><text:span text:style-name="T9626">or</text:span>gan<text:span text:style-name="T9627">iz</text:span>ac<text:span text:style-name="T9628">yjnej,</text:span><text:s/>nie zakończyliśmy tego ostatniego tematu<text:span text:style-name="T9629">.</text:span><text:s/>Czy do tych punktów zostawiamy je tak jak<text:s/><text:span text:style-name="T9630">w</text:span><text:s/>wersji ustalonej przez z<text:span text:style-name="T9631">es</text:span>pó<text:span text:style-name="T9632">ł</text:span>, proponowanej przez zespół z korektą drugiego? Czy do t<text:span text:style-name="T9633">eg</text:span>o jeszcze jakie<text:span text:style-name="T9634">ś</text:span><text:s/>wnioski i uwagi<text:s/><text:soft-page-break/>dopisujemy?</text:p>
      <text:p text:style-name="P9635"><text:span text:style-name="T9636">M</text:span><text:span text:style-name="T9637">i</text:span><text:span text:style-name="T9638">eczysł</text:span><text:span text:style-name="T9639">aw Serwi</text:span><text:span text:style-name="T9640">ński</text:span>:</text:p>
      <text:p text:style-name="P9641">J<text:span text:style-name="T9642">e</text:span>ś<text:span text:style-name="T9643">l</text:span>i w<text:span text:style-name="T9644">oln</text:span>o j<text:span text:style-name="T9645">ed</text:span>no<text:s/><text:span text:style-name="T9646">zd</text:span>anie<text:span text:style-name="T9647">.</text:span><text:span text:style-name="T9648"><text:s/></text:span>Podzielam pogląd, że musimy temu naszemu dokumentowi nadać duż<text:span text:style-name="T9649">ą</text:span><text:s/>rangę przekazując go Zespołowi do spraw Polityki Gospodarczej i Społecznej.</text:p>
      <text:p text:style-name="P9650">Nie dziwię się<text:s/><text:span text:style-name="T9651">„</text:span><text:span text:style-name="T9652">Solid</text:span>arno<text:span text:style-name="T9653">ści</text:span>”<text:s/>i OPZZ, że tutaj kładą<text:span text:style-name="T9654"><text:s/></text:span>mocny nacisk na to, żeby jak najbardziej poważnie traktować to nasze opracowanie. Ja rozumiem,<text:s/><text:span text:style-name="T9655">ż</text:span>e tutaj to co zostało zapisane w tych trzech podpunktach w dużej mierze spełnia te życzenia<text:span text:style-name="T9656">.</text:span><text:s/>Ale jestem przekonany,<text:s/><text:span text:style-name="T9657">ż</text:span>e oprócz t<text:span text:style-name="T9658">eg</text:span>o co tu zapisaliśmy na pewno i OPZZ, i inne organizacje, i z<text:span text:style-name="T9659">w</text:span>iązki zawodowe będą musiały się z tego przed swoimi członkami rozliczać ja myślę, że nie unikniemy tego, bo przecież każdy o to będzie pytał<text:span text:style-name="T9660">.</text:span><text:s/>Ja powiem więcej brałem przez dwa dni udział po wiele godzin w moim w<text:span text:style-name="T9661">ojew</text:span>ództwie, i przychodziły del<text:span text:style-name="T9662">eg</text:span>acje załóg<text:s/><text:span text:style-name="T9663">i</text:span><text:s/>powiedziały tak:<text:s/>„wy tam w Warszawie od kilku tygodni pracujecie. Wiemy, że tam są strony, wiemy, że chc<text:span text:style-name="T9664">e</text:span>cie się dogadać, ale nas nic nie obchodzi do czego wy się tam dogadacie, jeśli my tego nie zaakce<text:span text:style-name="T9665">pt</text:span>uj<text:span text:style-name="T9666">em</text:span>y i pensje np<text:span text:style-name="T9667">.</text:span><text:s/>nie będą wzrastały od 30 do 40 tys. zł<text:span text:style-name="T9668">.</text:span>”<text:s/>I oblano nas bardzo zimną wodą<text:span text:style-name="T9669">.</text:span><text:s/>I związki zawodowe mają tam swoje wielkie zmartwienia na placach budów.</text:p>
      <text:p text:style-name="P9670"><text:span text:style-name="T9671">W</text:span><text:s/>związku z tym kończąc<text:span text:style-name="T9672">.</text:span><text:s/>Osobiście przywiązuję dużą wa<text:span text:style-name="T9673">gę</text:span><text:s/>do naszych dyskusji. Uważam<text:span text:style-name="T9674">,</text:span><text:s/><text:span text:style-name="T9675">że</text:span><text:s/>jest to pierwsza sprawa, która po 40 latach<text:s/><text:span text:style-name="T9676">m</text:span>o<text:span text:style-name="T9677">g</text:span>ła przyjąć taką formę dyskusji.<text:s/><text:span text:style-name="T9678">I</text:span><text:s/>jest to wielka nadzieja. Ja<text:s/><text:span text:style-name="T9679">m</text:span>yślę,<text:s/><text:span text:style-name="T9680">że</text:span><text:s/>trzeba zrobić wszystko, żeby tej nadziei nie zawieść.<text:s/><text:span text:style-name="T9681">I</text:span><text:s/>dlatego musimy stanowczo żądać g<text:span text:style-name="T9682">wa</text:span>ran<text:span text:style-name="T9683">cj</text:span>i i poważnego traktowania naszych sformułowań<text:span text:style-name="T9684">.</text:span><text:s/><text:span text:style-name="T9685">A</text:span><text:s/>niezależnie od tego sądzę, że związki zawodowe nie unikną przed swoją bazą, jak to pan ładnie powiedział i tak pewn<text:span text:style-name="T9686">eg</text:span>o sprawozdania czy tam rocznego czy półrocznego, bo nikt nie będzie czekał tylko na oficjalne sprawozdanie wojewódzkiej rady czy tylko Sejmu. Ale jedno drugiemu nie przeczy.</text:p>
      <text:p text:style-name="P9687"><text:span text:style-name="T9688">/</text:span>Głos z sali: nie słychać/.</text:p>
      <text:p text:style-name="P9689">Naturalnie.</text:p>
      <text:p text:style-name="P9690">/Głos z sali: pytanie techniczne/.</text:p>
      <text:p text:style-name="P9691"><text:span text:style-name="T9692">Przewodniczący</text:span>:</text:p>
      <text:p text:style-name="P9693">Proszę bardzo.</text:p>
      <text:p text:style-name="P9694"><text:span text:style-name="T9695"><text:s text:c="29"/></text:span>:</text:p>
      <text:p text:style-name="P9696">Jak dorwa<text:span text:style-name="T9697">ć</text:span><text:s/>kompletny tekst poprawiony...</text:p>
      <text:p text:style-name="P9698"><text:span text:style-name="T9699">Prz</text:span><text:span text:style-name="T9700">ew</text:span><text:span text:style-name="T9701">odn</text:span><text:span text:style-name="T9702">icz</text:span><text:span text:style-name="T9703">ący</text:span>:</text:p>
      <text:p text:style-name="P9704">Dobrze, zaraz do tego dojdziemy, bo musimy uzgodnić. Czy w takim razie, po tej całej dyskusji do tych punktów trzech, ze zmienionym drugim mamy jeszcze jakieś uwagi. Czy zostawiamy je w takim brzmieniu, jak zostały zapisane?</text:p>
      <text:p text:style-name="P9705"><text:span text:style-name="T9706"><text:s text:c="29"/></text:span>:</text:p>
      <text:p text:style-name="P9707">Jest jeszcze punkt wa<text:span text:style-name="T9708">ria</text:span>nt<text:span text:style-name="T9709">ow</text:span>y...</text:p>
      <text:p text:style-name="P9710"><text:span text:style-name="T9711">Pr</text:span><text:span text:style-name="T9712">z</text:span><text:span text:style-name="T9713">ew</text:span><text:span text:style-name="T9714">odn</text:span><text:span text:style-name="T9715">icz</text:span><text:span text:style-name="T9716">ący</text:span>:</text:p>
      <text:p text:style-name="P9717">Zaraz wrócimy do t<text:span text:style-name="T9718">eg</text:span>o wariantu.</text:p>
      <text:p text:style-name="P9719"><text:span text:style-name="T9720">/</text:span>Głos z sali: nie słychać/.</text:p>
      <text:p text:style-name="P9721">Czyli rozumiem, że zostajemy przy<text:span text:style-name="T9722"><text:s/></text:span>tym zapisie, który był zaproponowany, tak?</text:p>
      <text:p text:style-name="P9723"><text:span text:style-name="T9724">/</text:span>Głos z sali: nie słychać/.</text:p>
      <text:soft-page-break/>
      <text:p text:style-name="P9725">Ni<text:span text:style-name="T9726">e</text:span><text:s/>bardzo sobie wyobrażam, jak Sejm przy udziale t<text:span text:style-name="T9727">y</text:span>ch<text:s/><text:span text:style-name="T9728">wsz</text:span>yst<text:span text:style-name="T9729">k</text:span>ich czy<text:span text:style-name="T9730">n</text:span>ników będzie oceniał,<text:s/><text:span text:style-name="T9731">nie</text:span><text:s/>wyobrażam sobie t<text:span text:style-name="T9732">e</text:span>go, al<text:span text:style-name="T9733">e</text:span><text:s/>s<text:span text:style-name="T9734">k</text:span>oro<text:s/><text:span text:style-name="T9735">tak</text:span><text:s/>pi<text:span text:style-name="T9736">s</text:span>z<text:span text:style-name="T9737">e</text:span>m<text:span text:style-name="T9738">y...</text:span></text:p>
      <text:p text:style-name="P9739"><text:span text:style-name="T9740">Mi</text:span><text:span text:style-name="T9741">n</text:span><text:span text:style-name="T9742">. L</text:span><text:span text:style-name="T9743">.</text:span><text:span text:style-name="T9744"><text:s/>Mieczkowski</text:span>:</text:p>
      <text:p text:style-name="P9745"><text:span text:style-name="T9746">Ja</text:span><text:s/>u<text:span text:style-name="T9747">w</text:span>a<text:span text:style-name="T9748">ż</text:span>am<text:span text:style-name="T9749">,</text:span><text:s/><text:span text:style-name="T9750">że</text:span><text:s/>przekonywująca<text:s/><text:span text:style-name="T9751">b</text:span>yła argumentacja pana red<text:span text:style-name="T9752">.</text:span><text:s/>Paszyński<text:span text:style-name="T9753">eg</text:span>o, zaproponował, aby kwestię generalną sprawowania<text:s/><text:span text:style-name="T9754">k</text:span>o<text:span text:style-name="T9755">nt</text:span>ro<text:span text:style-name="T9756">l</text:span>i czy pewn<text:span text:style-name="T9757">e</text:span>j gwarancji co do wywiązania si<text:span text:style-name="T9758">ę</text:span><text:s/>z zapisów pr<text:span text:style-name="T9759">o</text:span>ponowanej u<text:span text:style-name="T9760">m</text:span>o<text:span text:style-name="T9761">w</text:span>y społecznej,<text:s/><text:span text:style-name="T9762">ż</text:span>e<text:span text:style-name="T9763">by</text:span><text:s/>b<text:span text:style-name="T9764">y</text:span>ła<text:s/><text:span text:style-name="T9765">d</text:span>ana przez<text:s/><text:span text:style-name="T9766">wy</text:span>s<text:span text:style-name="T9767">ok</text:span>o przecież u<text:span text:style-name="T9768">mocow</text:span>an<text:span text:style-name="T9769">y</text:span><text:s/><text:span text:style-name="T9770">„</text:span>okrągły<text:s/><text:span text:style-name="T9771">st</text:span>ół<text:span text:style-name="T9772">”</text:span><text:span text:style-name="T9773">.</text:span><text:s/>To jest u<text:span text:style-name="T9774">m</text:span>ow<text:span text:style-name="T9775">a</text:span><text:s/>społeczna<text:span text:style-name="T9776">.</text:span><text:s/>My stanowi<text:span text:style-name="T9777">m</text:span>y j<text:span text:style-name="T9778">ed</text:span>no z -<text:s/><text:span text:style-name="T9779">ż</text:span>e tak powiem -<text:s/><text:span text:style-name="T9780">kó</text:span>ł<text:span text:style-name="T9781">e</text:span>k te<text:span text:style-name="T9782">g</text:span>o mecha<text:span text:style-name="T9783">ni</text:span>zmu, który został utworzony. Spe<text:span text:style-name="T9784">c</text:span>jalnie dla tych negocjacji. Negocjacje zostały prz<text:span text:style-name="T9785">ep</text:span>row<text:span text:style-name="T9786">ad</text:span>zone w podzespole, podzespół daje to zespołowi, zespół daje do<text:s/>„okrą<text:span text:style-name="T9787">g</text:span>łego stołu”<text:s/>i ja ani na chwilę nie wątpię, że będzie tam użyta<text:s/><text:span text:style-name="T9788">w</text:span><text:s/>końcowych zapisach formuła realizacji u<text:span text:style-name="T9789">m</text:span>owy s<text:span text:style-name="T9790">połe</text:span>cznej.</text:p>
      <text:p text:style-name="P9791">Dziękuję.</text:p>
      <text:p text:style-name="P9792"><text:span text:style-name="T9793">Przewodniczący</text:span>:</text:p>
      <text:p text:style-name="P9794">Dzi<text:span text:style-name="T9795">ęk</text:span>u<text:span text:style-name="T9796">ję</text:span><text:s/>bardzo. Rozumiem, ż<text:span text:style-name="T9797">e</text:span><text:s/>możemy takie rozwiązanie przyjąć i że upowa<text:span text:style-name="T9798">ż</text:span>n<text:span text:style-name="T9799">i</text:span>acie już nas, tutaj w<text:span text:style-name="T9800"><text:s/></text:span>trójkę, żeby w liście, w piśmie przewodnim do podzespołu, zespołu w zasadzie wyższego nad nami już taki wniosek złożyć. Natomiast tutaj zapisać tak, jak to wygląda.</text:p>
      <text:p text:style-name="P9801">Jeżeli by nie było uwag to zamkn<text:span text:style-name="T9802">ęli</text:span>byśmy dyskusję nad tą częścią.<text:s/><text:span text:style-name="T9803">Ni</text:span>e ma więcej? Proszę bardzo.</text:p>
      <text:p text:style-name="P9804"><text:span text:style-name="T9805"><text:s text:c="29"/></text:span>:</text:p>
      <text:p text:style-name="P9806">Ja proponuję zapisać<text:s/>„Warszawa 9 marca 1989 r.<text:span text:style-name="T9807">”</text:span></text:p>
      <text:p text:style-name="P9808"><text:span text:style-name="T9809">Przewodniczący</text:span>:</text:p>
      <text:p text:style-name="P9810">Wracamy do tego<text:s/><text:span text:style-name="T9811">sa</text:span>m<text:span text:style-name="T9812">eg</text:span>o punktu, który tutaj zgłosił pan<text:span text:style-name="T9813">.</text:span>..<text:s/>„Warszawa, 9 marca 1989 r.<text:span text:style-name="T9814">”</text:span><text:span text:style-name="T9815"><text:s/></text:span>i rozumiem, że upoważniacie państwo trzech<text:s/><text:span text:style-name="T9816">w</text:span>sp<text:span text:style-name="T9817">ó</text:span>łprzewod<text:span text:style-name="T9818">ni</text:span>cz<text:span text:style-name="T9819">ą</text:span>cych do podpisania<text:span text:style-name="T9820">.</text:span><text:s/>Dziękujemy bardzo. Wracamy do...</text:p>
      <text:p text:style-name="P9821">/Głos z sali:<text:s/>Moż<text:span text:style-name="T9822">e</text:span><text:s/>jeszcze w tej sprawie/.</text:p>
      <text:p text:style-name="P9823">W tej sprawie prosz<text:span text:style-name="T9824">ę</text:span><text:s/>bardzo p<text:span text:style-name="T9825">an</text:span><text:s/>prof<text:span text:style-name="T9826">.</text:span><text:s/>Andrz<text:span text:style-name="T9827">ejew</text:span>ski.</text:p>
      <text:p text:style-name="P9828"><text:span text:style-name="T9829">Pr</text:span><text:span text:style-name="T9830">of</text:span><text:span text:style-name="T9831">. A. Andrz</text:span><text:span text:style-name="T9832">ejew</text:span><text:span text:style-name="T9833">ski</text:span>:</text:p>
      <text:p text:style-name="P9834"><text:span text:style-name="T9835">Otóż</text:span><text:s/>pow<text:span text:style-name="T9836">in</text:span>n<text:span text:style-name="T9837">iś</text:span>my pr<text:span text:style-name="T9838">osi</text:span>ć jeszcze, a<text:span text:style-name="T9839">żeb</text:span>yśmy<text:s/><text:span text:style-name="T9840">m</text:span>y j<text:span text:style-name="T9841">a</text:span>ko uczestnicy te<text:span text:style-name="T9842">g</text:span>o otrzyma<text:span text:style-name="T9843">li</text:span><text:s/>odpis t<text:span text:style-name="T9844">e</text:span>go<text:span text:style-name="T9845"><text:s/></text:span>wystąpienia, listu.</text:p>
      <text:p text:style-name="P9846"><text:span text:style-name="T9847">Prze</text:span><text:span text:style-name="T9848">w</text:span><text:span text:style-name="T9849">od</text:span><text:span text:style-name="T9850">n</text:span><text:span text:style-name="T9851">i</text:span><text:span text:style-name="T9852">cząc</text:span><text:span text:style-name="T9853">y</text:span><text:span text:style-name="T9854">:</text:span></text:p>
      <text:p text:style-name="P9855">T<text:span text:style-name="T9856">e</text:span>raz pytanie techniczne. Kto zajmie si<text:span text:style-name="T9857">ę</text:span><text:s/>całością..<text:span text:style-name="T9858">.</text:span></text:p>
      <text:p text:style-name="P9859"><text:span text:style-name="T9860">Pr</text:span><text:span text:style-name="T9861">of</text:span><text:span text:style-name="T9862">. A. Andrzejewski</text:span>:</text:p>
      <text:p text:style-name="P9863">Jeżeli można<text:s/><text:span text:style-name="T9864">s</text:span>kończyć, bo to jest początek kontroli<text:span text:style-name="T9865">.</text:span><text:s/>Potem my b<text:span text:style-name="T9866">ęd</text:span>ziemy<text:s/><text:span text:style-name="T9867">w</text:span><text:s/>jakiś sposób<text:s/><text:span text:style-name="T9868">m</text:span>ogli patrzeć na te rzeczy.</text:p>
      <text:p text:style-name="P9869">Druga sprawa z tym związana. Ni<text:span text:style-name="T9870">e</text:span><text:s/>wiem czy b<text:span text:style-name="T9871">ędz</text:span>i<text:span text:style-name="T9872">e</text:span>my<text:span text:style-name="T9873"><text:s/></text:span>si<text:span text:style-name="T9874">ę</text:span><text:s/>jeszcze spotykać. Otóż<text:s/>szłoby<text:s/>o t<text:span text:style-name="T9875">o</text:span>,<text:s/><text:span text:style-name="T9876">ż</text:span>eby<text:span text:style-name="T9877"><text:s/></text:span>w jakiś sposób wiceprzewodniczący, współprzewodnicz<text:span text:style-name="T9878">ą</text:span>cy mogli pot<text:span text:style-name="T9879">e</text:span>m poinformować, którzy za pewne będą jeszcze powoływani do dalszych rozmów nad ty<text:span text:style-name="T9880">m</text:span>i sprawami przy referowaniu ich komisji m<text:span text:style-name="T9881">o</text:span>g<text:span text:style-name="T9882">l</text:span>i przekazać czy czuli się do przekazania dalszych ustaleń członkom swoich zespołów. Bo właściwie decyzja o tym j<text:span text:style-name="T9883">a</text:span>k<text:span text:style-name="T9884">ą</text:span><text:s/>rolę ten ma<text:span text:style-name="T9885"><text:s/></text:span>dokument odegra ona dopiero powstanie<text:s/><text:span text:style-name="T9886">w</text:span><text:s/>dokumen<text:span text:style-name="T9887">ci</text:span>e kiedy w jakiś sposób zostanie zaakc<text:span text:style-name="T9888">ep</text:span>towany czy przejęty przez zespół wyższego szczebla<text:span text:style-name="T9889">.</text:span></text:p>
      <text:p text:style-name="P9890"><text:span text:style-name="T9891">Prz</text:span><text:span text:style-name="T9892">ew</text:span><text:span text:style-name="T9893">odn</text:span><text:span text:style-name="T9894">ic</text:span><text:span text:style-name="T9895">zący</text:span>:</text:p>
      <text:p text:style-name="P9896">Ja rozumiem,<text:s/><text:span text:style-name="T9897">że</text:span><text:s/>osoby, które będą nas reprezentowały na<text:s/>„stoliku”<text:s/>wyżej to<text:s/><text:span text:style-name="T9898">n</text:span>ie<text:s/><text:span text:style-name="T9899">będ</text:span>ą repr<text:span text:style-name="T9900">ezen</text:span>towały<text:s/><text:soft-page-break/>swojego zdania tylko nasze wspólne uzgodnione i zapisane. Bez względu na to, jakie własne, prywatne zdanie mają i tak byśmy chyba przyjęli. Taka zasadę.</text:p>
      <text:p text:style-name="P9901">Rozumiem, że techniczne sprawy przejmuje na<text:s/><text:span text:style-name="T9902">s</text:span>iebie resort. Proszę bardzo pan minister.</text:p>
      <text:p text:style-name="P9903"><text:span text:style-name="T9904">M</text:span><text:span text:style-name="T9905">i</text:span><text:span text:style-name="T9906">n. L. Mi</text:span><text:span text:style-name="T9907">ec</text:span><text:span text:style-name="T9908">zkowski</text:span>:</text:p>
      <text:p text:style-name="P9909">Ja ch<text:span text:style-name="T9910">ci</text:span>ałem z<text:span text:style-name="T9911">a</text:span>of<text:span text:style-name="T9912">er</text:span>ować gotow<text:span text:style-name="T9913">ość</text:span><text:s/>ma<text:span text:style-name="T9914">sz</text:span>ynop<text:span text:style-name="T9915">is</text:span>an<text:span text:style-name="T9916">ia</text:span><text:s/>i s<text:span text:style-name="T9917">u</text:span>ger<text:span text:style-name="T9918">o</text:span>wa<text:span text:style-name="T9919">łby</text:span>m jutro zaprosze<text:span text:style-name="T9920">n</text:span>i<text:span text:style-name="T9921">e,</text:span><text:s/>byłoby<text:s/><text:span text:style-name="T9922">m</text:span>i miło<text:s/><text:span text:style-name="T9923">gd</text:span>yby panowi<text:span text:style-name="T9924">e</text:span><text:s/>współprze<text:span text:style-name="T9925">w</text:span>o<text:span text:style-name="T9926">d</text:span>niczący zechcie<text:span text:style-name="T9927">l</text:span>i przyjąć zapr<text:span text:style-name="T9928">o</text:span>szenie resortu do spotkania krótk<text:span text:style-name="T9929">i</text:span>ego na ten czas pr<text:span text:style-name="T9930">z</text:span>y<text:span text:style-name="T9931">g</text:span>o<text:span text:style-name="T9932">t</text:span>o<text:span text:style-name="T9933">w</text:span>alibyśmy tekst i po złożeniu podpisów<text:s/><text:span text:style-name="T9934">z</text:span>apewnilibyśmy także powielenie i rozdzielenie odpowiedn<text:span text:style-name="T9935">iej</text:span><text:s/>ilości nie bez pewnej rezerwy, która być może będzie potrzebna nie tylko dla tego<text:s/>„stołu”<text:span text:style-name="T9936">,</text:span><text:s/>ale także na zewnątrz.</text:p>
      <text:p text:style-name="P9937">Proponowałbym godzinę drugą, gdyby panowie si<text:span text:style-name="T9938">ę</text:span><text:s/>zgadzali dla bezpieczeństwa, że będzie maszynopis<text:s/><text:span text:style-name="T9939">g</text:span>otowy<text:span text:style-name="T9940">.</text:span></text:p>
      <text:p text:style-name="P9941"><text:span text:style-name="T9942">Przewodn</text:span><text:span text:style-name="T9943">ic</text:span><text:span text:style-name="T9944">zący</text:span>:</text:p>
      <text:p text:style-name="P9945">Dobrze, u pana ministra.</text:p>
      <text:p text:style-name="P9946"><text:span text:style-name="T9947">Min. L. M</text:span><text:span text:style-name="T9948">iec</text:span><text:span text:style-name="T9949">zko</text:span><text:span text:style-name="T9950">w</text:span><text:span text:style-name="T9951">s</text:span><text:span text:style-name="T9952">k</text:span><text:span text:style-name="T9953">i</text:span>:</text:p>
      <text:p text:style-name="P9954">Jeżeli można prosić. Bo rozumie<text:span text:style-name="T9955">m</text:span>, że to miejsce - ja bym chętnie tu przyjechał - ale zdaje się, że jest nieosiągalne.</text:p>
      <text:p text:style-name="P9956"><text:span text:style-name="T9957">Przewodnicz</text:span><text:span text:style-name="T9958">ą</text:span><text:span text:style-name="T9959">c</text:span><text:span text:style-name="T9960">y</text:span>:</text:p>
      <text:p text:style-name="P9961">Prawdopodobnie to miejsce będzie z<text:span text:style-name="T9962">aj</text:span>ęte. Nic nie stoi na przeszkodzie, żebyśmy się spotkali w resorcie<text:span text:style-name="T9963">.</text:span></text:p>
      <text:p text:style-name="P9964"><text:span text:style-name="T9965">Min</text:span><text:span text:style-name="T9966">.</text:span><text:span text:style-name="T9967"><text:s/>L. Mieczkowski</text:span>:</text:p>
      <text:p text:style-name="P9968"><text:span text:style-name="T9969">D</text:span>zięku<text:span text:style-name="T9970">j</text:span>ę bardzo.</text:p>
      <text:p text:style-name="P9971"><text:span text:style-name="T9972">Przewodn</text:span><text:span text:style-name="T9973">ic</text:span><text:span text:style-name="T9974">zący</text:span><text:span text:style-name="T9975">:</text:span></text:p>
      <text:p text:style-name="P9976">Proszę bardzo pan Zawistowski.</text:p>
      <text:p text:style-name="P9977"><text:span text:style-name="T9978">Zbigniew Zaw</text:span><text:span text:style-name="T9979">is</text:span><text:span text:style-name="T9980">towski</text:span>:</text:p>
      <text:p text:style-name="P9981">Ja miałbym tylko propozycje, żeby do tego tekstu została dołączona pełna lista wszystkich osób ucz<text:span text:style-name="T9982">es</text:span>tniczących w całym posiedzeniu...</text:p>
      <text:p text:style-name="P9983"><text:span text:style-name="T9984">Min. L. Mieczkowski</text:span>:</text:p>
      <text:p text:style-name="P9985">Wobec t<text:span text:style-name="T9986">eg</text:span>o trzeba na o<text:span text:style-name="T9987">st</text:span>atniej stornie napisać załącznik i pod spodem lista uczestników, aby to stanowiło formalny załącznik do te<text:span text:style-name="T9988">g</text:span>o dokumentu.</text:p>
      <text:p text:style-name="P9989">Dziękuj<text:span text:style-name="T9990">ę.</text:span></text:p>
      <text:p text:style-name="P9991"><text:span text:style-name="T9992">Prz</text:span><text:span text:style-name="T9993">ew</text:span><text:span text:style-name="T9994">odnic</text:span><text:span text:style-name="T9995">zą</text:span><text:span text:style-name="T9996">cy</text:span><text:span text:style-name="T9997">:</text:span></text:p>
      <text:p text:style-name="P9998">Dziękuję bardzo.<text:s/><text:span text:style-name="T9999">I</text:span><text:s/>wariant drugi.<text:s/>Rozumiem<text:s/><text:span text:style-name="T10000">m</text:span>u<text:span text:style-name="T10001">si</text:span>my wrócić do punktu czwartego wariant drugi.</text:p>
      <text:p text:style-name="P10002">Prosz<text:span text:style-name="T10003">ę</text:span><text:s/>bardzo<text:span text:style-name="T10004">.</text:span><text:s/>Czy<text:s/><text:span text:style-name="T10005">są</text:span><text:s/>uwagi, bo ja ma<text:span text:style-name="T10006">m</text:span><text:s/>to na piś<text:span text:style-name="T10007">m</text:span>ie - prawd<text:span text:style-name="T10008">opod</text:span>obn<text:span text:style-name="T10009">ie</text:span><text:s/>wszyscy mają.</text:p>
      <text:p text:style-name="P10010"><text:span text:style-name="T10011">/</text:span>Głos z sal<text:span text:style-name="T10012">i</text:span>:<text:s/>Ale<text:s/><text:span text:style-name="T10013">j</text:span>a<text:s/><text:span text:style-name="T10014">m</text:span>yślę panowie,<text:s/><text:span text:style-name="T10015">ż</text:span>e jeżeli t<text:span text:style-name="T10016">o</text:span><text:s/>jest wari<text:span text:style-name="T10017">a</text:span>nt strony rządowej to n<text:span text:style-name="T10018">i</text:span>e.../.</text:p>
      <text:p text:style-name="P10019">Jest to sprawa strony rz<text:span text:style-name="T10020">ą</text:span>dowej i j<text:span text:style-name="T10021">eż</text:span>e<text:span text:style-name="T10022">l</text:span>i sama strona rządowa nie ma do tego uwag to rozumiem, że zostanie to załączone jako wariant w pkt<text:span text:style-name="T10023">.</text:span><text:s/><text:span text:style-name="T10024">4.</text:span><text:s/>Jeżeli natomiast strona rządowa ma uwagi do własn<text:span text:style-name="T10025">eg</text:span>o wariantu proponuję żeby<text:s/><text:span text:style-name="T10026">t</text:span>o<text:span text:style-name="T10027"><text:s/></text:span>uwzględniła, jak będziemy pisać cały dokument.</text:p>
      <text:p text:style-name="P10028">Proszę bardzo pan minister ma głos.</text:p>
      <text:p text:style-name="P10029"><text:span text:style-name="T10030">M</text:span><text:span text:style-name="T10031">i</text:span><text:span text:style-name="T10032">n. L</text:span><text:span text:style-name="T10033">.</text:span><text:span text:style-name="T10034"><text:s/>Mieczkowski</text:span>:</text:p>
      <text:soft-page-break/>
      <text:p text:style-name="P10035">Ja chciałem zauważyć tylko, że w wariancie według tekstu, który pan<text:s/><text:span text:style-name="T10036">m</text:span>a przed sobą uwzględniłem usunięcie sprzeczności, na które pan<text:s/><text:span text:style-name="T10037">M</text:span>i<text:span text:style-name="T10038">es</text:span>zkowski był uprzejmy zwrócić uwagę wskazując, ż<text:span text:style-name="T10039">e</text:span><text:s/>dwa razy wracamy do tej samej kwestii, a także chciałem państwu powiedzieć, że pan Wysocki, jako osoba, która była pierwszy raz proszona<text:s/><text:span text:style-name="T10040">w</text:span><text:s/>międzyczasie pokusił się raz jeszcze o próbę<text:s/><text:span text:style-name="T10041">sfo</text:span>rmu<text:span text:style-name="T10042">ło</text:span>wan<text:span text:style-name="T10043">ia</text:span><text:s/>i<text:span text:style-name="T10044"><text:s/></text:span>uważam, że powinniśmy si<text:span text:style-name="T10045">ę</text:span><text:s/>z nią przynajmni<text:span text:style-name="T10046">ej</text:span><text:s/>zapoznać.</text:p>
      <text:p text:style-name="P10047">Dziękuję.</text:p>
      <text:p text:style-name="P10048"><text:span text:style-name="T10049">Przewodniczący</text:span>:</text:p>
      <text:p text:style-name="P10050">Czy mamy odczytać?</text:p>
      <text:p text:style-name="P10051"><text:span text:style-name="T10052">M</text:span><text:span text:style-name="T10053">i</text:span><text:span text:style-name="T10054">n</text:span><text:span text:style-name="T10055">.</text:span><text:span text:style-name="T10056"><text:s/>L. Mi</text:span><text:span text:style-name="T10057">ec</text:span><text:span text:style-name="T10058">zkowski</text:span>:</text:p>
      <text:p text:style-name="P10059">Tak.</text:p>
      <text:p text:style-name="P10060"><text:span text:style-name="T10061">Prz</text:span><text:span text:style-name="T10062">ew</text:span><text:span text:style-name="T10063">odniczący</text:span>:</text:p>
      <text:p text:style-name="P10064">Wariant drugi, stanowisko strony rządowe<text:span text:style-name="T10065">j</text:span>:</text:p>
      <text:p text:style-name="P10066">„Osobom oczekującym<text:s/><text:span text:style-name="T10067">w</text:span><text:s/>spółdzielcz<text:span text:style-name="T10068">ej</text:span><text:s/>kolejce mieszkan<text:span text:style-name="T10069">i</text:span>owej”<text:span text:style-name="T10070">.</text:span>.<text:span text:style-name="T10071">.</text:span></text:p>
      <text:p text:style-name="P10072"><text:span text:style-name="T10073">Min.<text:s/></text:span><text:span text:style-name="T10074">L</text:span><text:span text:style-name="T10075">. Mieczkowski</text:span>:</text:p>
      <text:p text:style-name="P10076">To nie to...</text:p>
      <text:p text:style-name="P10077"><text:span text:style-name="T10078">Przewodniczący</text:span>:</text:p>
      <text:p text:style-name="P10079">Przepraszam bardzo, ja nie mam drugiej, proszę wobec tego o odczytanie wasz<text:span text:style-name="T10080">e</text:span>j wersji.</text:p>
      <text:p text:style-name="P10081"><text:span text:style-name="T10082">Marian Wysocki</text:span><text:span text:style-name="T10083">:</text:span></text:p>
      <text:p text:style-name="P10084">W toku posiedzenia konsu<text:span text:style-name="T10085">lt</text:span>ując<text:s/><text:span text:style-name="T10086">w<text:s/></text:span>kilka o<text:span text:style-name="T10087">s</text:span>ó<text:span text:style-name="T10088">b</text:span><text:s/>pa<text:span text:style-name="T10089">d</text:span>ła propozycja następującego sformułowania,<text:s/><text:span text:style-name="T10090">b</text:span>ą<text:span text:style-name="T10091">dź<text:s/></text:span>to wariantu drugiego, bądź jeśli to będzie<text:s/><text:span text:style-name="T10092">s</text:span>tanowiło podstawę do uzgodnienia wspólnego określenia<text:s/><text:span text:style-name="T10093">p</text:span>roblemu.</text:p>
      <text:p text:style-name="P10094">„Probleme<text:span text:style-name="T10095">m</text:span>, który wymaga specjalnej uwa<text:span text:style-name="T10096">g</text:span>i jest spółdzielcza kolejka m<text:span text:style-name="T10097">ies</text:span>zkaniowa<text:span text:style-name="T10098">.</text:span><text:s/>Państwo zapewnić powinno spółdzielczości mi<text:span text:style-name="T10099">esz</text:span>kan<text:span text:style-name="T10100">io</text:span>w<text:span text:style-name="T10101">ej</text:span><text:s/>realizację dotych<text:span text:style-name="T10102">czas</text:span>owych zobowiązań w t<text:span text:style-name="T10103">ym</text:span><text:s/>zakresie.</text:p>
      <text:p text:style-name="P10104"><text:span text:style-name="T10105">N</text:span>owe zasady polityki mi<text:span text:style-name="T10106">es</text:span>zkaniow<text:span text:style-name="T10107">ej</text:span><text:s/>wymagają zmian, warunków finansowania budownictwa spółdzielcz<text:span text:style-name="T10108">eg</text:span>o. Zmiany w polityce mi<text:span text:style-name="T10109">es</text:span>zkaniow<text:span text:style-name="T10110">ej</text:span><text:s/>zawierać powinny także warunki zachęcające do rezygnacji z biernego oczekiwania na mi<text:span text:style-name="T10111">es</text:span>zkania s<text:span text:style-name="T10112">p</text:span>ó<text:span text:style-name="T10113">łd</text:span>zi<text:span text:style-name="T10114">el</text:span>cze<text:span text:style-name="T10115">.</text:span></text:p>
      <text:p text:style-name="P10116">Należy określi<text:span text:style-name="T10117">ć</text:span><text:s/>zasady rewaloryza<text:span text:style-name="T10118">cj</text:span>i wkładów mi<text:span text:style-name="T10119">es</text:span>zkaniowych rez<text:span text:style-name="T10120">yg</text:span>nującym z kolejki m<text:span text:style-name="T10121">ies</text:span>zkan<text:span text:style-name="T10122">io</text:span>w<text:span text:style-name="T10123">ej</text:span>”<text:span text:style-name="T10124">.</text:span></text:p>
      <text:p text:style-name="P10125">Dziękuję.</text:p>
      <text:p text:style-name="P10126"><text:span text:style-name="T10127">Przewodn</text:span><text:span text:style-name="T10128">ic</text:span><text:span text:style-name="T10129">zący</text:span>:</text:p>
      <text:p text:style-name="P10130"><text:span text:style-name="T10131">R</text:span>ozumiem, że jest to projekt strony rządowej w celu jednego wariantu. Czy tak to mamy rozumieć?</text:p>
      <text:p text:style-name="P10132"><text:span text:style-name="T10133">Marian Wysocki</text:span>:</text:p>
      <text:p text:style-name="P10134">Tak, to jest to zb<text:span text:style-name="T10135">liż</text:span>anie się...</text:p>
      <text:p text:style-name="P10136"><text:span text:style-name="T10137">P</text:span><text:span text:style-name="T10138">rzewod</text:span><text:span text:style-name="T10139">n</text:span><text:span text:style-name="T10140">ic</text:span><text:span text:style-name="T10141">z</text:span><text:span text:style-name="T10142">ą</text:span><text:span text:style-name="T10143">c</text:span><text:span text:style-name="T10144">y</text:span><text:span text:style-name="T10145">:</text:span></text:p>
      <text:p text:style-name="P10146">Proszę ba<text:span text:style-name="T10147">rd</text:span>zo.</text:p>
      <text:p text:style-name="P10148"><text:span text:style-name="T10149"><text:s text:c="29"/></text:span>:</text:p>
      <text:p text:style-name="P10150">Oczywiście jest to lepsze, ale ja my<text:span text:style-name="T10151">ś</text:span>lę zostawmy dwa warianty. To b<text:span text:style-name="T10152">ę</text:span>dzie nawet ładniej...</text:p>
      <text:p text:style-name="P10153"><text:span text:style-name="T10154">Przewodniczący</text:span>:</text:p>
      <text:p text:style-name="P10155">Dziękuję bard<text:span text:style-name="T10156">z</text:span>o. Czyli w j<text:span text:style-name="T10157">ed</text:span>nym punkcie, w pkt.<text:s/><text:span text:style-name="T10158">4</text:span><text:s/>mamy cztery warianty.</text:p>
      <text:p text:style-name="P10159"><text:span text:style-name="T10160">/</text:span>Głos z sali:<text:s/>Dwa warianty/.</text:p>
      <text:soft-page-break/>
      <text:p text:style-name="P10161">Prz<text:span text:style-name="T10162">ep</text:span>raszam, dwa. Czy ktoś z państwa jeszcze chciałby zabrać głos, już po tak dużej dyskusji to można się pomylić.</text:p>
      <text:p text:style-name="P10163"><text:span text:style-name="T10164">/</text:span>Głos z sali: nie słychać/.</text:p>
      <text:p text:style-name="P10165">W og<text:span text:style-name="T10166">ó</text:span>l<text:span text:style-name="T10167">e</text:span><text:s/>d<text:span text:style-name="T10168">o</text:span><text:s/><text:span text:style-name="T10169">og</text:span>ólnych, bo za ch<text:span text:style-name="T10170">w</text:span>il<text:span text:style-name="T10171">ę</text:span><text:s/>kończymy. Proszę bardzo pan Tuszyński<text:span text:style-name="T10172">.</text:span></text:p>
      <text:p text:style-name="P10173"><text:span text:style-name="T10174">Wacła</text:span><text:span text:style-name="T10175">w</text:span><text:span text:style-name="T10176"><text:s/>Tuszyński</text:span>:</text:p>
      <text:p text:style-name="P10177">Pierwsza rzecz po przeczytaniu tego i wprowadz<text:span text:style-name="T10178">eniu</text:span><text:s/>poprawek należałoby odpowi<text:span text:style-name="T10179">ed</text:span>zi<text:span text:style-name="T10180">eć</text:span><text:s/>na pkt. 1 mianowic<text:span text:style-name="T10181">ie,</text:span><text:s/><text:span text:style-name="T10182">w</text:span><text:s/>którym sformułowano końcowe zdani<text:span text:style-name="T10183">e</text:span>,<text:s/><text:span text:style-name="T10184">„</text:span>które powinny zapewnić przyspi<text:span text:style-name="T10185">e</text:span>szenie budownictwa<text:s/><text:span text:style-name="T10186">m</text:span>i<text:span text:style-name="T10187">es</text:span>zk<text:span text:style-name="T10188">a</text:span>niow<text:span text:style-name="T10189">e</text:span>go<text:span text:style-name="T10190">”</text:span><text:span text:style-name="T10191"><text:s/></text:span>czyli jesteśmy świadomi, że po zrealizowaniu i wprowadz<text:span text:style-name="T10192">en</text:span>iu<text:s/><text:span text:style-name="T10193">od</text:span>pow<text:span text:style-name="T10194">ie</text:span>dnich ustaw nastąpi proces przyspi<text:span text:style-name="T10195">es</text:span>zenia<text:s/><text:span text:style-name="T10196">in</text:span>w<text:span text:style-name="T10197">estow</text:span>ania w budownictwie mi<text:span text:style-name="T10198">es</text:span>zkaniowym<text:span text:style-name="T10199">.</text:span></text:p>
      <text:p text:style-name="P10200">/Głos z sali:<text:s/>Po to żeśmy si<text:span text:style-name="T10201">ę</text:span><text:s/>ze<text:span text:style-name="T10202">b</text:span>rali, żeby do t<text:span text:style-name="T10203">e</text:span>go d<text:span text:style-name="T10204">o</text:span>jść/.</text:p>
      <text:p text:style-name="P10205">Cz<text:span text:style-name="T10206">yli</text:span><text:s/>j<text:span text:style-name="T10207">es</text:span>teśmy tego świadom<text:span text:style-name="T10208">i</text:span>...</text:p>
      <text:p text:style-name="P10209"><text:span text:style-name="T10210">Przewodniczący</text:span>:</text:p>
      <text:p text:style-name="P10211">Mamy t<text:span text:style-name="T10212">a</text:span>ką nadzieję...</text:p>
      <text:p text:style-name="P10213"><text:span text:style-name="T10214">Wacław Tuszyński</text:span>:</text:p>
      <text:p text:style-name="P10215">Skoro jesteśmy świadomi, to ja ma<text:span text:style-name="T10216">m</text:span><text:s/>tylko jeszcze propozycję wprowadzenia małej naprawdę korekty, bo to jest - w moim przekonaniu - błąd.<text:s/><text:span text:style-name="T10217">N</text:span>ie można planować.<text:span text:style-name="T10218">..</text:span></text:p>
      <text:p text:style-name="P10219"><text:span text:style-name="T10220">Przew</text:span><text:span text:style-name="T10221">od</text:span><text:span text:style-name="T10222">n</text:span><text:span text:style-name="T10223">icz</text:span><text:span text:style-name="T10224">ący</text:span>:</text:p>
      <text:p text:style-name="P10225">W punkcie?</text:p>
      <text:p text:style-name="P10226"><text:span text:style-name="T10227">Wacław Tuszyński</text:span>:</text:p>
      <text:p text:style-name="P10228">W punkcie 2 dotyczącym mianowicie liczby mieszkań. 8 mieszkań na tysiąc osób. Na świecie nie planuje się takich<text:s/><text:span text:style-name="T10229">w</text:span>artości można je policz<text:span text:style-name="T10230">y</text:span>ć, ale one się składają z dwóch różnych zbiorów.</text:p>
      <text:p text:style-name="P10231">Zamiast tych 8 mieszkań na tysiąc osób,<text:s/>pr<text:span text:style-name="T10232">opon</text:span>owałbym<text:s/>wprowadzić zapis tego typu. Plan znaczy budownictwa, który powinien być, powinien pokryć pierwsze ubytki mieszkań.</text:p>
      <text:p text:style-name="P10233">Po drugie powinien prowadzić do rozgęszczenia.</text:p>
      <text:p text:style-name="P10234">I punkt trzeci powinien mianowicie uwzgl<text:span text:style-name="T10235">ęd</text:span>niać przyrost naturalny ludności.</text:p>
      <text:p text:style-name="P10236">/Głos z sali: nie słychać/.</text:p>
      <text:p text:style-name="P10237">Zaraz, zaraz<text:span text:style-name="T10238">...</text:span><text:s/>Proszę państwa,<text:s/><text:span text:style-name="T10239">jeżel</text:span>i my zr<text:span text:style-name="T10240">ealiz</text:span>u<text:span text:style-name="T10241">je</text:span>my to co jest tutaj zapisane, j<text:span text:style-name="T10242">eże</text:span>li w którymś miejscu<text:span text:style-name="T10243">.</text:span>.. jeżeli tylko nie zostanie zapewnione rozgęszczenie to sytuacja w budown<text:span text:style-name="T10244">ictwie</text:span><text:s/>mi<text:span text:style-name="T10245">esz</text:span>kan<text:span text:style-name="T10246">io</text:span>wym nie ule<text:span text:style-name="T10247">g</text:span>nie zmianie, przy tej liczbie<text:s/><text:span text:style-name="T10248">m</text:span>ie<text:span text:style-name="T10249">s</text:span>zka<text:span text:style-name="T10250">ń</text:span>, która tutaj<text:span text:style-name="T10251"><text:s/></text:span>jest zapisana rozgęszczenia nie będzie, jakkolwiek szybkość budowni<text:span text:style-name="T10252">ct</text:span>wa by była, naw<text:span text:style-name="T10253">et</text:span><text:s/>po dwóch 5-<text:span text:style-name="T10254">l</text:span>atka<text:span text:style-name="T10255">ch</text:span>.</text:p>
      <text:p text:style-name="P10256"><text:span text:style-name="T10257">Przewodniczący</text:span>:</text:p>
      <text:p text:style-name="P10258">Oczywiście. Dziękuję bardzo. Ja rozumiem, że ten temat już zamknęliśmy. Natomiast tutaj powoli do niego wracamy. Nie chciałbym otwierać dyskusji od nowa i tylko jednym stwierdzeniem po prostu zgadzamy się z takim zapisem czy nie? Jeżeli nie to po prostu... bo otworzymy dyskusję i godzinę mamy z głowy.</text:p>
      <text:p text:style-name="P10259"><text:span text:style-name="T10260"><text:s text:c="29"/></text:span>:</text:p>
      <text:p text:style-name="P10261">W kraju<text:s/><text:span text:style-name="T10262">m</text:span>a<text:span text:style-name="T10263">m</text:span>y ok<text:span text:style-name="T10264">.</text:span><text:s/>1<text:span text:style-name="T10265">1</text:span><text:s/>mln m<text:span text:style-name="T10266">iesz</text:span>kań.<text:span text:style-name="T10267"><text:s/></text:span>Je<text:span text:style-name="T10268">ż</text:span>eli przyjmiemy to o czym mówiliśmy parokr<text:span text:style-name="T10269">ot</text:span>nie, że 2 proc. przez 50 lat ma służyć mieszkanie to w ci<text:span text:style-name="T10270">ą</text:span>gu roku powinniśmy zbudować z tego tylko tytułu 220 t<text:span text:style-name="T10271">ys</text:span>. mieszkań. Dlatego myśmy na jednym z pierwszych naszych posiedzeń powiedzi<text:span text:style-name="T10272">e</text:span>li, że to co budujemy<text:s/><text:soft-page-break/>dzisiaj nas nie satysfak<text:span text:style-name="T10273">cj</text:span>onuje i musimy się zbliżyć do przynajmniej 400 t<text:span text:style-name="T10274">ys</text:span>. mieszkań. I to zadanie my rządowi stawiamy jako cały podzespół.</text:p>
      <text:p text:style-name="P10275"><text:span text:style-name="T10276">I</text:span><text:s/>jeżeli byśmy w najbliższych latach to osiągnęli to przynajmni<text:span text:style-name="T10277">ej</text:span><text:s/>nie pogarszamy sytuacji, tylko nieco polepszamy. Natomiast to co się dzieje dotychczas, to tylko by równoważyło sprawę.</text:p>
      <text:p text:style-name="P10278"><text:span text:style-name="T10279">Przewodn</text:span><text:span text:style-name="T10280">ic</text:span><text:span text:style-name="T10281">zący</text:span>:</text:p>
      <text:p text:style-name="P10282">Dziękuję bardzo. Czy j<text:span text:style-name="T10283">es</text:span>zcze będą<text:span text:style-name="T10284"><text:s/></text:span>jakieś uwagi?</text:p>
      <text:p text:style-name="P10285"><text:span text:style-name="T10286">Min.<text:s/></text:span><text:span text:style-name="T10287">L</text:span><text:span text:style-name="T10288">. Mieczkowski:</text:span></text:p>
      <text:p text:style-name="P10289"><text:span text:style-name="T10290">T</text:span><text:span text:style-name="T10291">a</text:span>k<text:s/><text:span text:style-name="T10292">j</text:span><text:span text:style-name="T10293">e</text:span>d<text:span text:style-name="T10294">na</text:span>.</text:p>
      <text:p text:style-name="P10295"><text:span text:style-name="T10296">Przewodniczący:</text:span></text:p>
      <text:p text:style-name="P10297">Prosz<text:span text:style-name="T10298">ę</text:span><text:s/>bardzo pan minister.</text:p>
      <text:p text:style-name="P10299"><text:span text:style-name="T10300">Min. L</text:span><text:span text:style-name="T10301">.</text:span><text:span text:style-name="T10302"><text:s/>Mi</text:span><text:span text:style-name="T10303">ec</text:span><text:span text:style-name="T10304">zkowski:</text:span></text:p>
      <text:p text:style-name="P10305">Ja ch<text:span text:style-name="T10306">ciałe</text:span>m<text:s/><text:span text:style-name="T10307">się</text:span><text:s/>zwró<text:span text:style-name="T10308">ci</text:span>ć z prośbą uprzejmą do panów współprzew<text:span text:style-name="T10309">od</text:span>niczących,<text:s/><text:span text:style-name="T10310">ż</text:span>eby jutro przychodząc do resortu zechcieli zabrać ze sobą notatki i komplet materiałów dlatego, że w dobrze pojętym interesie wspólnym chodziłoby o to, żeby przed złożeniem podpisu upewnić się c<text:span text:style-name="T10311">z</text:span>y na pewno redakcja, która zejdzie z maszyn przed powieleniem dokładnie odpowiada przyjętym ustaleniom. Bo my nie prowadziliśmy obrad w sposób często przyjęty na tego typu konferencjach, że po zakończeniu dyskusji, zanim się przejdzie do następnego punktu przewodniczący obrad odczytuje dla zdjęcia wszelkich wątpliwości pełny tekst uzgodnionego punktu.</text:p>
      <text:p text:style-name="P10312">Dziękuję bardzo<text:span text:style-name="T10313">.</text:span></text:p>
      <text:p text:style-name="P10314"><text:span text:style-name="T10315">Przewodniczący:</text:span></text:p>
      <text:p text:style-name="P10316">Dziękuję bardzo. Ja rozumiem, że odtworzymy na pewno to wszystko co dzisiaj,<text:s/>żeśmy<text:s/>powiedzieli.</text:p>
      <text:p text:style-name="P10317">Proszę państwa tak dobrnęliśmy do końca dzisiejszych obrad, dobrnęliśmy do końca obrad naszego podzespołu, nasz<text:span text:style-name="T10318">eg</text:span>o<text:s/>„podstol<text:span text:style-name="T10319">i</text:span>ka”.</text:p>
      <text:p text:style-name="P10320"><text:span text:style-name="T10321">/</text:span>Głos z sali:<text:s/>Wszystko na to wskakuje/<text:span text:style-name="T10322">.</text:span></text:p>
      <text:p text:style-name="P10323">Na razie wszystko na to wskazuje.</text:p>
      <text:p text:style-name="P10324"><text:span text:style-name="T10325">W</text:span><text:s/>imieniu współprzewodniczących chciałbym serdecznie podziękować za współpracę, za rzeczową dyskusję i za to, że potrafiliśmy mimo różnic, mimo różnych zdań doprowadzić do tego, że w końcu dokument ż<text:span text:style-name="T10326">e</text:span>śmy dokument uzgodnili i miejmy nadzieję, że zgodnie z tym co tutaj dzisiaj było powiedziane gwarancję będziemy mieli, że on będzie realizowany. Po to jesteśmy bez względu na to, gdzie pracujemy i gdzie będziemy w<text:s/>da<text:span text:style-name="T10327">ls</text:span>zym ciągu pracować.</text:p>
      <text:p text:style-name="P10328">Jeszcze raz serdecznie dziękuję. Kiedyś t<text:span text:style-name="T10329">o</text:span><text:s/>dziewczyna by weszła z tacą z szampanem, niestety czasy dzisiaj czasy takie, że szampana nie dostaniemy.</text:p>
      <text:p text:style-name="P10330"><text:span text:style-name="T10331">/</text:span>G<text:span text:style-name="T10332">ło</text:span>s z sali: nie słychać/.</text:p>
      <text:p text:style-name="P10333">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9:00Z</meta:creation-date>
    <dc:date>2023-10-30T19:29:00Z</dc:date>
    <meta:template xlink:href="Normal.dotm" xlink:type="simple"/>
    <meta:editing-cycles>2</meta:editing-cycles>
    <meta:editing-duration>PT0S</meta:editing-duration>
    <meta:document-statistic meta:page-count="108" meta:paragraph-count="565" meta:word-count="40480" meta:character-count="282800" meta:row-count="2024" meta:non-whitespace-character-count="242885"/>
  </office:meta>
</office:document-meta>
</file>